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22F22D90F16B4F1C.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3cm" svg:stroke-color="#000000" draw:stroke-linejoin="bevel" svg:stroke-linecap="round" draw:fill="none" fo:padding-top="0.016cm" fo:padding-bottom="0.016cm" fo:padding-left="0.016cm" fo:padding-right="0.016cm"/>
    </style:style>
    <style:style style:name="gr9" style:family="graphic" style:parent-style-name="standard">
      <style:graphic-properties draw:stroke="solid" svg:stroke-width="0.033cm" svg:stroke-color="#000000" draw:stroke-linejoin="bevel" svg:stroke-linecap="round" draw:fill="solid" draw:fill-color="#ffffff" fo:padding-top="0.016cm" fo:padding-bottom="0.016cm" fo:padding-left="0.016cm" fo:padding-right="0.016cm"/>
    </style:style>
    <style:style style:name="gr10" style:family="graphic" style:parent-style-name="standard">
      <style:graphic-properties draw:stroke="solid" svg:stroke-width="0.023cm" svg:stroke-color="#000000" draw:stroke-linejoin="bevel" svg:stroke-linecap="round" draw:fill="none" fo:padding-top="0.011cm" fo:padding-bottom="0.011cm" fo:padding-left="0.011cm" fo:padding-right="0.011cm"/>
    </style:style>
    <style:style style:name="gr11" style:family="graphic" style:parent-style-name="standard">
      <style:graphic-properties draw:stroke="none" draw:fill="none" draw:textarea-horizontal-align="left" draw:textarea-vertical-align="top" draw:auto-grow-height="true" draw:auto-grow-width="true" fo:min-height="0.374cm" fo:min-width="5.26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78cm" fo:min-width="0.666cm" fo:padding-top="0cm" fo:padding-bottom="0cm" fo:padding-left="0cm" fo:padding-right="0cm"/>
    </style:style>
    <style:style style:name="gr14" style:family="graphic" style:parent-style-name="standard">
      <style:graphic-properties draw:stroke="solid" svg:stroke-width="0.047cm" svg:stroke-color="#ff0000" draw:stroke-linejoin="bevel" svg:stroke-linecap="round" draw:fill="solid" draw:fill-color="#000000" fo:padding-top="0.023cm" fo:padding-bottom="0.023cm" fo:padding-left="0.023cm" fo:padding-right="0.023cm"/>
    </style:style>
    <style:style style:name="gr15" style:family="graphic" style:parent-style-name="standard">
      <style:graphic-properties draw:stroke="solid" svg:stroke-width="0.034cm" svg:stroke-color="#000000" draw:stroke-linejoin="round" svg:stroke-linecap="butt" draw:fill="none" fo:padding-top="0.017cm" fo:padding-bottom="0.017cm" fo:padding-left="0.017cm" fo:padding-right="0.017cm"/>
    </style:style>
    <style:style style:name="gr16" style:family="graphic" style:parent-style-name="standard">
      <style:graphic-properties draw:stroke="none" draw:fill="none" draw:textarea-horizontal-align="left" draw:textarea-vertical-align="top" draw:auto-grow-height="true" draw:auto-grow-width="true" fo:min-height="0.374cm" fo:min-width="5.387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9pt" style:font-size-asian="9pt" style:font-size-complex="9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DejaVu Sans1" fo:font-size="9pt" style:font-size-asian="9pt" style:font-name-complex="DejaVu Sans1" style:font-size-complex="9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8.8999996185303pt" style:font-size-asian="18.8999996185303pt" style:font-name-complex="DejaVu Sans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22F22D90F16B4F1C.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497cm" svg:height="0.279cm" svg:x="15.194cm" svg:y="18.859cm" svg:viewBox="0 0 498 280" svg:d="M0 280v-32h70v-209l-60 42v-32l64-42h31v241h68v32zM229 109v-42h35v42zM229 280v-43h35v43zM317 280v-25c7-18 14-28 25-42 10-11 21-21 28-33 14-7 21-18 32-25 10-7 21-14 28-24 11-8 18-15 21-25 7-7 7-18 7-28 0-18-3-29-14-36-7-10-21-14-35-14s-28 4-39 14c-7 7-14 18-14 32h-35c3-25 10-42 28-53 14-14 35-21 60-21 28 0 49 7 64 21 14 11 22 32 22 53 0 14 0 21-8 32-3 10-10 21-21 32-8 10-29 28-57 50-14 11-25 21-32 32-10 10-18 21-21 28h142v32z">
          <text:p/>
        </draw:path>
        <draw:path draw:style-name="gr3" draw:text-style-name="P3" draw:layer="layout" svg:width="0.501cm" svg:height="0.282cm" svg:x="15.194cm" svg:y="18.859cm" svg:viewBox="0 0 502 283" svg:d="M0 280v-32h71-3v-209h3l-61 46-3 3v-7-32-3l64-42h4 31 4v3 241h-4 68 3v32 3h-3-174zM0 276h174v4h-4v-32h4v3h-68-3v-3-241h3-31l-65 46v-4 32h-3l64-46 4-3v7 209 3h-4-71v-3h3v32h-3zM226 109v-42h4 35 4v42 4h-4-35-4zM230 106h35v3-42 4h-35v-4 42zM226 280v-39-4h4 35 4v4 39 3h-4-35-4zM230 276h35v4-39h-35v39zM318 280v-25c7-18 14-32 25-42 7-11 17-21 28-32 11-12 21-19 32-26 10-7 21-17 28-24 7-8 14-18 18-25 7-11 10-18 10-28 0-14-7-25-14-32-7-11-21-14-35-14s-25 3-35 10c-7 11-15 18-15 32v4h-3l-35-4h-4v-3c4-22 14-39 28-53 18-11 39-18 64-18 28 0 49 7 67 18 14 14 21 35 21 56 0 14-3 25-7 35-4 11-14 22-21 32-11 11-28 25-57 51v-4 4c-14 10-24 21-35 31-7 11-14 18-18 28l-3-3h141 4v32 3h-4-176-4zM322 276h176v4-32 3h-141-4l4-3c3-7 11-18 18-28 10-11 21-21 35-32 28-26 46-40 53-50 10-11 17-22 21-32 7-11 7-21 7-32 0-21-7-39-21-53-11-10-32-17-60-17-25 0-42 7-60 17-14 14-25 32-25 53h-3v-3l35 3h-4c4-14 11-25 18-35 11-7 25-11 39-11 18 0 28 4 39 11 10 10 14 21 14 39 0 10-4 21-7 28-7 10-14 21-21 28s-18 18-29 25c-10 7-21 18-31 25-11 11-18 22-29 32-10 11-17 25-24 39v25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5.281cm" svg:height="0.519cm" svg:x="18.609cm" svg:y="15.458cm" svg:viewBox="0 0 5282 520" svg:d="M289 407l-113-167-120 167h-56l148-199-138-187h60l106 152 102-152h60l-134 184 145 202zM352 520v-35h325v35zM744 272c0 32 7 60 21 78s35 29 64 29c21 0 35-4 49-14 14-11 21-18 28-33l43 11c-18 46-57 71-120 71-46 0-78-14-103-39-21-25-31-64-31-117 0-50 10-85 31-113 25-25 57-39 99-39 88 0 131 53 131 159v7zM906 233c-3-32-10-53-25-70-14-15-31-22-56-22s-42 11-56 25c-15 18-22 39-25 67zM1206 407v-188c0-18-3-32-7-46-4-10-11-18-18-21-10-7-21-7-35-7-25 0-42 7-56 25-14 14-22 35-22 67v170h-49v-234c0-32 0-53 0-60h46v7c0 4 0 7 0 11 0 7 0 17 0 32 14-22 28-36 42-43 14-10 32-14 53-14 32 0 57 7 74 25 14 14 21 42 21 81v195zM1513 361c-7 21-21 32-35 39-14 10-32 14-57 14-35 0-63-14-81-39s-25-61-25-114c0-102 36-155 106-155 25 0 43 4 57 14 14 7 28 18 35 39h3l-3-35v-124h49v347c0 32 4 53 4 60h-46c-4 0-4-7-4-18 0-10 0-21 0-28zM1365 258c0 42 7 74 17 92 11 18 29 25 53 25 29 0 50-7 60-28 14-19 18-50 18-89 0-43-4-71-18-88-10-18-31-29-60-29-24 0-42 11-53 29-10 17-17 49-17 88zM1594 520v-35h325v35zM2120 407v-188c0-28-4-46-11-60-7-11-21-14-42-14s-39 7-50 25c-14 14-17 35-17 67v170h-50v-234c0-32 0-53-3-60h49v7c0 4 0 7 0 11 0 7 0 17 0 32 11-22 25-36 39-43 14-10 28-14 49-14 22 0 39 4 53 14 11 7 22 21 29 43 10-22 21-36 35-43 14-10 32-14 53-14 32 0 53 7 67 25 10 14 17 42 17 81v195h-45v-188c0-28-4-46-15-60-7-11-21-14-42-14s-39 7-49 21c-11 18-18 39-18 71v170zM2663 258c0 53-14 92-35 117-25 25-57 39-99 39-46 0-78-14-99-39-21-28-32-64-32-117 0-99 43-152 131-152 46 0 78 14 102 39 18 25 32 60 32 113zM2610 258c0-39-7-71-18-88-14-18-35-29-63-29s-49 11-60 29c-14 21-21 49-21 88 0 42 7 70 21 89 11 21 32 32 60 32s49-11 60-29c14-22 21-50 21-92zM2836 407c-18 3-32 7-50 7-38 0-59-25-59-67v-199h-36v-35h39l14-67h32v67h53v35h-53v187c0 15 3 26 7 30 3 7 14 10 25 10 7 0 14-3 28-3zM3129 258c0 53-11 92-32 117-25 25-57 39-99 39-46 0-77-14-99-39-21-28-35-64-35-117 0-99 46-152 134-152 46 0 78 14 99 39s32 60 32 113zM3076 258c0-39-4-71-18-88-10-18-32-29-60-29s-49 11-60 29c-14 21-21 49-21 88 0 42 7 70 21 89 11 21 32 32 57 32 31 0 53-11 63-29 14-22 18-50 18-92zM3192 407v-227c0-21 0-42-3-67h46c3 32 3 53 3 60 7-28 18-42 28-53 11-10 25-14 43-14 7 0 14 0 21 4v42c-7 0-18 0-28 0-18 0-36 7-46 25-11 17-14 42-14 77v153zM3330 520v-35h324v35zM3686 50v-50h49v50zM3686 407v-294h49v294zM4000 407v-188c0-18-3-32-7-46-4-10-11-18-18-21-10-7-21-7-38-7-25 0-43 7-57 25-14 14-21 35-21 67v170h-46v-234c0-32 0-53-3-60h45l4 7c0 4 0 7 0 11 0 7 0 17 0 32 11-22 25-36 39-43 14-10 35-14 56-14 32 0 57 7 71 25 14 14 21 42 21 81v195zM4342 325c0 29-10 50-32 68-21 14-49 21-88 21-35 0-63-7-84-18-22-14-32-31-39-57l42-11c7 19 14 30 28 37 11 10 32 10 53 10 25 0 43-3 57-10 10-7 14-18 14-37 0-10-4-21-11-28s-21-10-39-18l-35-7c-28-7-49-17-60-21-10-10-21-17-28-28s-11-21-11-35c0-28 11-50 32-64 18-14 46-21 81-21 32 0 60 7 78 18 21 10 32 28 39 56l-46 4c-4-11-11-21-21-29-11-7-29-10-50-10s-39 3-49 10c-11 4-14 18-14 29 0 10 0 14 7 21 3 7 10 10 17 14 11 3 29 11 57 18 25 3 42 10 53 17 14 4 21 11 28 18s14 14 14 25c7 7 7 17 7 28zM4441 272c0 32 7 60 21 78s35 29 60 29c21 0 39-4 53-14 14-11 21-18 25-33l42 11c-18 46-56 71-120 71-42 0-74-14-99-39-21-25-35-64-35-117 0-50 14-85 35-113 25-25 57-39 99-39 85 0 131 53 131 159v7zM4600 233c-4-32-11-53-25-70-11-15-32-22-53-22-25 0-46 11-60 25-14 18-21 39-21 67zM4716 407v-227c0-21-3-42-3-67h46c3 32 3 53 3 60 7-28 18-42 28-53 11-10 25-14 43-14 7 0 14 0 21 4v42c-7 0-18 0-28 0-22 0-36 7-46 25-11 17-18 42-18 77v153zM5013 407c-18 3-32 7-50 7-39 0-60-25-60-67v-199h-32v-35h36l14-67h32v67h56v35h-56v187c0 15 3 26 7 30 7 7 14 10 24 10 7 0 18-3 29-3zM5282 325c0 29-11 50-32 68-21 14-50 21-88 21-40 0-68-7-86-18-21-14-35-31-39-57l43-11c3 19 10 30 24 37 14 10 32 10 58 10 24 0 42-3 56-10 11-7 14-18 14-37 0-10-3-21-10-28s-22-10-39-18l-36-7c-29-7-50-17-60-21-15-10-25-17-29-28-7-11-10-21-10-35 0-28 7-50 28-64s46-21 86-21c31 0 60 7 77 18 18 10 32 28 36 56l-43 4c-3-11-10-21-21-29-14-7-28-10-49-10-26 0-40 3-51 10-10 4-17 18-17 29 0 10 3 14 7 21 3 7 10 10 21 14 7 3 28 11 54 18 28 3 46 10 56 17 11 4 21 11 28 18 8 7 11 14 15 25 3 7 7 17 7 28z">
          <text:p/>
        </draw:path>
        <draw:path draw:style-name="gr3" draw:text-style-name="P3" draw:layer="layout" svg:width="5.288cm" svg:height="0.522cm" svg:x="18.605cm" svg:y="15.458cm" svg:viewBox="0 0 5289 523" svg:d="M293 409l-117-169h4l-116 169h-4-56-4v-3l148-201 4 3h-4l-134-183-3-7h3 60v3l106 152h-4l106-152v-3h60 4l-4 7-130 180h-4 4l141 201 3 3h-3zM293 402h60v4l-4 3-141-204h-3 3l131-184h3v4h-60v-4l4 4-106 148v7l-4-7-105-148 3-4v4h-60v-4h4l134 184 3 3h-3l-145 201-3-3v-4h56v4l116-169 4-4v4l116 169h-3zM353 520v-35-4h3 325 3v4 35 3h-3-325-3zM356 516h325v4h-4v-35h4v3h-325v-3 35zM751 268c0 36 7 60 22 78 14 18 31 28 60 28 21 0 35-7 49-14 11-7 21-18 25-32v-3l3 3 43 11h3v3c-21 50-60 75-123 75-46 0-78-15-103-43-24-25-35-67-35-116 0-50 11-88 35-113 25-28 57-42 99-42 88 0 134 56 134 162v3 4h-3-212v-4zM748 265h212v3h-4v-3c0-106-39-155-127-155-42 0-74 10-95 38-21 25-32 60-32 110 0 49 11 88 32 113 21 24 56 38 99 38 60 0 98-24 116-67h4v4l-43-14c-3 14-14 25-25 32-14 10-31 14-52 14-29 0-50-11-64-29-14-17-21-45-21-81zM907 233c-4-32-11-53-25-67-11-14-28-21-53-21s-42 7-53 25c-14 14-21 35-25 63h-3v-3h162v3zM910 233h-162c0-28 7-53 21-67 14-18 35-28 60-28s46 10 60 25c11 14 21 38 21 70h4zM1207 406v-187c0-18-4-32-8-42-3-11-7-18-17-25-7-4-18-7-32-7-25 0-42 10-56 25-11 17-18 38-18 67v169 3h-4-49-3v-3-233c0-32 0-53 0-60v-3h3 46v3l3 7c0 4 0 7 0 11 0 7 0 17 0 32h-3v-4 4-4c11-18 25-32 39-42 14-11 35-14 56-14 32 0 60 10 74 24 14 18 25 46 25 85v194 3h-4-49-3zM1210 402h49v4h-3v-194c0-39-7-64-21-81-14-14-39-21-71-21-21 0-39 3-53 10-14 11-28 25-39 43v3h-3v-3c-4-15-4-25-4-32 0-4 0-7 0-11 0-3 0-7 0-7h4-46c4 7 4 28 4 60v233h-4v-4h49v4h-3v-169c0-32 7-53 21-71s35-25 60-25c14 0 28 4 35 7 11 4 18 15 22 25 3 11 7 28 7 46v187h-4zM1520 360c-10 21-21 32-35 42-17 7-35 15-60 15-35 0-67-15-81-39-21-29-28-67-28-117 0-106 35-158 109-158 25 0 43 3 60 14 14 7 25 21 35 38l-3 4v-4h3v4h-3v-35-124h49 4v346c0 32 0 49 0 60l3 3h-3-46-4v-3c-3 0-3-7-3-21 0-7 0-18 0-25h3v4h-3v-4zM1517 357h3 4v3c0 7 0 14 0 25 0 10 0 17 0 21v-4h46v4h-4c0-7-3-28-3-60v-346h3v4h-49v-4h3v124h-3 3v35h-3c-11-18-21-32-35-39s-32-10-57-10c-70 0-106 49-106 151 0 50 11 88 29 113 17 25 42 35 77 35 25 0 43-3 57-10 14-11 24-21 35-39zM1372 258c0 42 4 70 18 88 7 18 25 25 49 25 29 0 46-7 57-29 14-17 21-45 21-88 0-39-7-63-21-81-11-21-28-28-57-28-24 0-38 7-49 28-14 18-18 46-18 85zM1365 258c0-39 7-71 18-88 14-22 32-32 56-32 29 0 50 10 64 32 10 17 17 45 17 84 0 43-7 74-17 92-14 21-35 32-64 32-24 0-46-11-56-29-11-17-18-49-18-91zM1595 520v-35-4h3 325 3v4 35 3h-3-325-3zM1598 516h325v4h-4v-35h4v3h-325v-3 35zM2120 406v-187c0-28 0-46-10-56-7-11-18-18-39-18s-35 10-46 25c-14 17-21 35-21 67v169 3h-50-3v-3-233c0-32 0-53 0-60v-3h49v3l4 7c0 4 0 7 0 11 0 7 0 17 0 32h-4v-4 4-4c11-21 21-35 36-42 14-11 31-14 52-14 22 0 43 7 53 14 14 10 25 24 29 46v-4 4l-4-4c11-18 25-32 39-42 14-11 32-14 53-14 32 0 53 10 67 24 14 18 21 46 21 85v194 3h-4-45-4v-3-187c0-28-3-46-11-56-10-11-21-18-42-18s-35 10-46 25c-14 17-17 35-17 67v169 3h-4-49-4zM2124 402h49v4h-3v-169c0-32 7-53 17-71 14-18 32-25 53-25s39 7 46 18 11 32 11 60v187-4h45v4h-3v-194c0-39-4-64-18-81-14-14-35-21-63-21-18 0-35 3-50 10-14 11-28 25-35 43l-3 3h-4v-3c-7-18-14-32-28-43-11-7-28-10-50-10-21 0-35 3-49 10s-25 21-35 43v3h-4l-3-3c0-15 0-25 0-32 0-4 0-7 0-11 0-3 0-7 0-7h3-49 3c4 7 4 28 4 60v233h-4v-4h50v4h-4v-169c0-32 7-53 18-71 14-18 32-25 53-25s35 7 46 18c7 11 10 32 10 60v187h-3zM2667 258c0 53-11 91-32 120-24 24-60 39-102 39-46 0-78-15-99-43-25-28-35-67-35-116 0-103 46-155 134-155 46 0 81 14 102 38 21 25 32 64 32 117zM2663 258c0-50-10-88-31-113s-53-35-99-35c-88 0-127 49-127 148 0 49 7 88 32 113 21 24 53 38 95 38s74-10 95-35c25-28 35-63 35-116zM2611 258c0-39-7-67-18-85-11-21-32-28-60-28-25 0-46 10-60 28-11 18-18 46-18 85s7 67 18 88c14 18 32 28 60 28s46-10 60-28c11-18 18-46 18-88zM2618 258c0 42-7 70-22 91-14 18-35 29-63 29s-49-11-64-29c-14-21-17-49-17-91 0-39 3-71 17-88 15-22 36-32 64-32 32 0 53 10 63 32 15 17 22 49 22 88zM2840 406c-18 7-32 7-50 7-42 0-63-25-63-67v-198h4v4h-36v-4-35-3h39v3h-3l14-67v-3h3 32 3v3 67h-3v-3h53 3v3 35 4h-3-53v-4h3v184c0 14 0 25 4 28 7 7 14 11 25 11 7 0 14-4 28-4l3-3v3 39zM2836 406v-39h4v4c-14 3-21 3-28 3-14 0-22-3-29-7-3-7-7-18-7-35v-184-3h4 53v3-35h-53-4v-67h4v4h-32v-4l-14 67h-39 4v35h-4v-3h36 3v3 198c0 42 18 63 56 63 18 0 32-3 50-7v4zM3136 258c0 53-10 91-35 120-21 24-57 39-99 39-46 0-81-15-102-43s-32-67-32-116c0-103 46-155 134-155 46 0 78 14 102 38 22 25 32 64 32 117zM3129 258c0-50-7-88-28-113s-53-35-99-35c-88 0-130 49-130 148 0 49 10 88 31 113 25 24 53 38 99 38 39 0 74-10 95-35 22-28 32-63 32-116zM3080 258c0-39-7-67-18-85-14-21-32-28-60-28s-46 10-60 28c-10 18-17 46-17 85s7 67 17 88c11 18 32 28 57 28 28 0 49-10 63-28 11-18 18-46 18-88zM3083 258c0 42-3 70-17 91-14 18-36 29-67 29-29 0-50-11-60-29-14-21-22-49-22-91 0-39 8-71 22-88 14-22 35-32 63-32s53 10 64 32c14 17 17 49 17 88zM3193 406v-226c0-21 0-42-4-67v-3h4 46 3v3c4 32 4 53 4 60h-4v-3 3c7-28 14-46 28-56 7-7 25-14 43-14 7 0 14 3 21 3v4 42 7-4c-7 0-18-3-28-3-18 0-32 11-43 28-10 18-14 39-14 74v152 3h-3-50-3zM3196 402h50v4h-4v-152c0-35 4-60 14-77 14-18 28-29 50-29 14 0 21 0 28 4h-4v-42h4v3c-7-3-14-3-21-3-18 0-32 3-39 14-11 7-21 24-28 49h-4-3c0-7 0-28 0-60h-46 3c0 25 0 46 0 67v226zM3330 520v-35-4h4 324 4v4 35 3h-4-324-4zM3334 516h324v4h-3v-35h3v3h-324v-3h3v35h-3zM3687 50v-50h3 49 4v50 3h-4-49-3zM3690 46h49v4h-3v-50h3v4h-49v-4h4v50h-4zM3687 406v-293-3h3 49 4v3 293 3h-4-49-3zM3690 402h49v4h-3v-293h3-49 4v293h-4zM4001 406v-187c0-18-4-32-8-42-3-11-10-18-17-25-7-4-18-7-35-7-22 0-39 10-53 25-14 17-22 38-22 67v169 3h-3-46-3v-3-233c0-32 0-53-4-60v-3h4 45 4v3 7c0 4 0 7 0 11 0 7 3 17 3 32h-3v-4 4-4c11-18 25-32 39-42 14-11 35-14 56-14 32 0 57 10 74 24 14 18 21 46 21 85v194 3h-3-46-3zM4004 402h46v4-194c0-39-7-64-25-81-14-14-35-21-67-21-21 0-39 3-53 10-14 11-28 25-39 43v3h-3-4v-3c0-15 0-25 0-32 0-4 0-7 0-11 0-3-3-7-3-7h3-45 3c0 7 0 28 0 60v233-4h46v4-169c0-32 7-53 21-71s32-25 57-25c17 0 28 4 38 7 11 4 14 15 18 25 7 11 7 28 7 46v187zM4350 325c0 28-11 53-32 67s-53 25-92 25c-35 0-67-8-84-22-22-10-36-31-43-56v-4h4l42-10h4v3c3 14 10 25 24 32s32 11 53 11c25 0 43-4 53-11 11-7 18-18 18-32 0-10-4-17-11-24s-21-14-39-18v-4 4l-35-11v-3 3c-28-7-49-14-60-21-14-7-21-14-28-24-7-11-14-25-14-39 0-28 10-50 32-64 21-14 49-21 84-21 36 0 60 4 81 14 18 14 32 32 39 60l-3 4-46 3h-4c-3-14-7-24-21-28-10-7-25-14-46-14s-35 7-46 10c-10 8-14 18-14 29 0 10 0 14 4 21 7 3 10 7 21 10 7 4 25 11 53 18 25 7 46 14 56 18 11 7 22 10 29 17s10 18 14 25c3 11 7 21 7 32zM4343 325c0-11 0-21-4-28-3-11-10-18-14-25-7-4-18-11-28-18-11-3-28-10-57-17h4-4c-24-4-45-11-53-15-10-3-17-10-21-14-3-7-7-14-7-24 0-14 7-25 18-32 10-7 28-11 49-11s39 4 50 11c14 7 21 18 24 32h-3v-4l42-3 4 3h-4c-7-25-17-42-35-53-18-10-46-17-78-17-35 0-63 7-81 21-17 14-28 32-28 60 0 14 3 24 11 35 7 7 14 18 28 25 10 7 28 14 56 21l35 7c18 7 32 11 43 21 7 7 10 18 10 28 0 18-3 29-17 39-11 7-32 11-57 11-21 0-42-4-56-11-11-7-21-21-25-39v4l-42 7 3-4c4 25 18 46 39 57 18 10 46 17 81 17 39 0 67-7 88-21 18-14 29-35 29-63zM4449 268c0 36 7 60 17 78 14 18 35 28 60 28 21 0 39-7 50-14 14-7 21-18 24-32l4-3v3l46 11h3l-3 3c-18 50-60 75-124 75-42 0-77-15-102-43-21-25-32-67-32-116 0-50 11-88 32-113 25-28 60-42 102-42 88 0 134 56 134 162v3 4h-3-212v-4zM4445 265h212v3h-4v-3c0-106-42-155-127-155-42 0-74 10-95 38-25 25-35 60-35 110 0 49 10 88 35 113 21 24 53 38 95 38 64 0 102-24 120-67v4l-42-14h3c-3 14-14 25-28 32-14 10-32 14-53 14-28 0-49-11-63-29-14-17-22-45-22-81v-3zM4600 233c0-32-7-53-21-67s-32-21-53-21c-25 0-42 7-56 25-14 14-21 35-21 63h-4v-3h159v3zM4604 233h-159-4c4-28 11-53 25-67 14-18 32-28 60-28 25 0 42 10 57 25 14 14 21 38 24 70zM4717 406v-226c0-21 0-42-4-67v-3h4 46 3v3c0 32 4 53 4 60h-4v-3 3h-3c10-28 17-46 28-56 10-7 28-14 46-14 7 0 14 3 21 3v4 42 7l-4-4c-3 0-14-3-24-3-18 0-32 11-43 28-10 18-17 39-17 74v152 3h-4-46-3zM4720 402h46v4-152c0-35 4-60 14-77 14-18 28-29 50-29 10 0 21 0 28 4h-4v-42h4l-4 3c-3-3-10-3-17-3-18 0-32 3-43 14-7 7-17 24-24 49h-4-3c0-7 0-28-4-60h4-46 3c0 25 0 46 0 67v226zM5017 406c-15 7-32 7-50 7-42 0-60-25-60-67v-198 4h-32-3v-4-35-3h3 36v3h-4l14-67v-3h4 32 3v3 67h-3v-3h56v3 35 4h-56v-4h3v184c0 14 4 25 7 28 4 7 11 11 21 11 7 0 18-4 29-4l3-3v3 39zM5013 406v-39h4v4c-11 3-22 3-29 3-10 0-21-3-24-7-7-7-11-18-11-35v-184-3h4 56v3h-4v-35h4-56-4v-67h4v4h-32v-4h3l-14 67h-3-36 4v35h-4v-3h32 4v3 198c0 42 17 63 56 63 18 0 32-3 50-7v4zM5289 325c0 28-14 53-35 67s-50 25-89 25-67-8-89-22c-21-10-35-31-38-56v-4l46-10 3 3c4 14 11 25 25 32 10 7 28 11 53 11 24 0 43-4 54-11 10-7 17-18 17-32 0-10-7-17-14-24s-18-14-40-18l4-4-4 4-35-11 4-3-4 3c-28-7-46-14-60-21-11-7-21-14-28-24-7-11-11-25-11-39 0-28 11-50 32-64 18-14 46-21 85-21 32 0 61 4 78 14 21 14 36 32 39 60v4l-46 3h-3c-4-14-11-24-21-28-11-7-30-14-47-14-25 0-39 7-50 10-7 8-14 18-14 29 0 10 4 14 7 21 4 3 11 7 18 10 7 4 28 11 53 18 29 7 47 14 61 18 10 7 21 10 28 17 4 7 11 18 14 25 4 11 7 21 7 32zM5282 325c0-11 0-21-7-28 0-11-7-18-14-25-7-4-14-11-25-18-10-3-28-10-57-17-28-4-46-11-57-15-7-3-14-10-17-14-7-7-7-14-7-24 0-14 3-25 14-32 14-7 28-11 53-11 21 0 36 4 50 11s21 18 25 32h-4v-4l43-3v3c-7-25-18-42-36-53-21-10-46-17-78-17-39 0-64 7-85 21-18 14-28 32-28 60 0 14 7 24 10 35 7 7 18 18 29 25 10 7 31 14 60 21l35 7c18 7 33 11 43 21 7 7 11 18 11 28 0 18-7 29-18 39-14 7-33 11-57 11-25 0-46-4-57-11-14-7-24-21-28-39h4v4l-43 7v-4c7 25 18 46 39 57 21 10 46 17 85 17 36 0 68-7 85-21 22-14 32-35 32-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2.074cm" svg:height="0.282cm" svg:x="18.563cm" svg:y="18.845cm" svg:viewBox="0 0 2075 283" svg:d="M222 280l-32-82h-123l-32 82h-35l109-273h42l110 273zM130 35l-3 4c-4 10-7 24-14 42l-36 88h103l-36-88c-3-11-7-21-10-32zM508 202c0 28-11 46-32 60-18 14-46 21-81 21-67 0-106-25-117-70l39-7c4 17 11 28 25 35s32 14 53 14c24 0 42-7 56-14s18-18 18-35c0-11 0-19-4-23-3-7-10-10-17-14-7-3-18-7-25-7-11-3-25-7-35-10-21-4-39-11-50-15-10-3-21-10-24-17-7-4-11-11-18-18 0-7-4-17-4-28 0-21 11-39 29-53 17-14 42-21 74-21s56 7 70 14c18 11 29 28 36 49l-36 7c-3-14-10-24-24-31-11-7-25-11-46-11s-39 7-50 14c-10 4-17 18-17 32 0 7 3 14 7 21 3 4 10 7 21 14 7 0 25 7 49 11 7 3 14 3 25 7 7 0 14 3 21 7 11 3 18 7 25 11 3 3 11 7 14 14 7 3 11 10 14 17 0 7 4 19 4 26zM543 187v-28h99v28zM899 88c0 25-7 46-24 60-18 18-39 25-71 25h-78v107h-35v-273h113c32 0 53 7 71 21 17 14 24 32 24 60zM864 88c0-35-21-53-64-53h-74v106h74c43 0 64-18 64-53zM1147 280l-71-114h-85v114h-39v-273h131c28 0 53 7 71 21 18 11 25 32 25 57 0 17-7 35-18 49-10 14-29 21-50 28l79 118zM1139 85c0-18-3-29-14-39-11-7-28-11-46-11h-88v99h88c18 0 35-4 46-14 11-7 14-18 14-35zM1412 141c0 46-7 82-25 107-14 25-39 35-70 35-32 0-53-10-71-35-14-25-21-61-21-107s7-81 21-106c14-21 39-35 74-35 32 0 53 14 71 39 14 21 21 56 21 102zM1377 141c0-39-4-67-15-85-7-17-21-28-42-28-25 0-39 11-46 28-10 18-14 46-14 85s4 68 14 86c7 17 21 28 43 28 21 0 35-11 45-28 11-18 15-47 15-86zM1634 141c0 46-7 82-25 107-14 25-38 35-70 35s-57-10-71-35-24-61-24-107 7-81 24-106c14-21 39-35 71-35s56 14 70 39c18 21 25 56 25 102zM1599 141c0-39-4-67-14-85-11-17-25-28-46-28s-35 11-46 28c-7 18-14 46-14 85s7 68 14 86c11 17 25 28 46 28s35-11 46-28c10-18 14-47 14-86zM1853 137c0 46-11 83-28 107-18 25-39 39-71 39-21 0-39-3-53-14-14-7-21-25-28-42l35-7c7 24 21 35 46 35 21 0 35-11 46-28 10-18 17-47 17-79-7 11-14 21-28 25-10 7-24 10-39 10-24 0-45-7-60-24-14-18-21-39-21-64 0-32 7-53 25-67 14-18 35-28 67-28 28 0 53 14 67 35s25 57 25 102zM1814 102c0-21-7-39-14-53-11-14-25-21-42-21-18 0-29 7-39 18-11 14-14 28-14 49 0 18 3 32 14 46 10 11 21 18 39 18 10 0 17-4 28-7 7-7 14-11 21-22 3-7 7-17 7-28zM2075 141c0 46-7 82-25 107-14 25-38 35-70 35s-53-10-71-35c-14-25-21-61-21-107s7-81 21-106c14-21 39-35 71-35 35 0 56 14 74 39 14 21 21 56 21 102zM2040 141c0-39-4-67-14-85-7-17-25-28-46-28-18 0-36 11-46 28-7 18-14 46-14 85s7 68 14 86c10 17 28 28 46 28 21 0 35-11 46-28 10-18 14-47 14-86z">
          <text:p/>
        </draw:path>
        <draw:path draw:style-name="gr3" draw:text-style-name="P3" draw:layer="layout" svg:width="2.082cm" svg:height="0.286cm" svg:x="18.559cm" svg:y="18.845cm" svg:viewBox="0 0 2083 287" svg:d="M226 280l-32-82v4h-123v-4h3l-32 82v3h-3-35-4v-3l113-273v-4h42v4l110 273 3 3h-3-39zM226 276h39v4h-4l-109-273h3-42l-109 273v-4h35v4l32-82h123 4l31 82h-3zM134 35v4h-3 3c-3 10-7 24-14 42l-35 89h-4 103l-36-89c-3-11-7-21-10-32l-7-14zM134 32l7 17c4 11 7 21 11 29l35 92v4h-3-103-3l3-4 36-89c3-18 10-32 14-42v-7l3-4zM515 202c0 28-14 46-32 63-21 15-49 22-84 22-67 0-106-25-117-74l39-7v-4 4c4 17 11 28 25 35s32 10 53 10c24 0 42-3 56-10 11-11 18-21 18-35 0-11-4-15-7-22-4-3-7-10-14-14-7 0-18-3-29-7-10-3-21-7-31-7v-3 3c-21-7-39-10-50-14-10-7-21-11-28-18s-10-14-14-22c-4-7-7-17-7-28 0-25 11-42 28-53 18-14 46-21 78-21s56 3 74 14c14 11 28 28 35 49v4h-3l-36 7h-3v-4c-4-14-11-24-21-28-11-7-25-10-46-10s-39 3-50 10c-10 7-14 18-14 32 0 7 0 14 4 18 7 7 10 10 21 14 7 4 25 8 49 15 7 0 18 3 25 7 7 0 18 3 25 7 7 0 14 3 21 7s14 11 18 14c3 7 10 14 10 21 4 7 7 18 7 25zM508 202c0-7 0-18-3-25-4-7-7-10-11-17-3-4-11-11-18-14-7-4-14-8-21-11-7 0-14-4-21-7-11 0-18-4-28-4l3-3-3 3c-25-7-39-10-50-14-7-4-14-8-17-15-7-7-7-14-7-21 0-18 3-28 17-35 11-7 29-11 50-11s35 4 49 11c11 7 18 17 21 31v-3l36-4h-4c-3-21-14-35-32-45-14-11-38-15-70-15s-57 7-74 18c-18 14-25 32-25 53 0 11 0 18 4 28 3 8 7 12 14 19s14 10 24 17c11 4 29 8 50 15 14 3 24 3 35 7 11 3 18 3 25 10 7 4 14 7 17 11 4 7 7 14 7 25 0 17-7 28-21 38-10 7-32 11-56 11-21 0-39-4-53-11s-25-21-28-38h3v3l-35 7-4-3h4c10 45 46 70 113 70 35 0 63-7 81-21 21-14 28-32 28-60zM547 188v-28-4h99v4 28 3h-99zM547 188h99-4v-28h4-99 3v28zM907 88c0 26-11 47-28 65-18 14-39 21-71 21h-78 4v106 3h-4-35-3v-3-273-4h3 113c32 0 53 7 71 22 17 17 28 35 28 63zM903 88c0-28-10-46-24-60-18-14-43-21-71-21h-113v273-4h35v4h-3v-106-4h3 78c32 0 53-7 67-21 18-14 28-35 28-61zM864 88c0-35-21-49-60-49h-74v-4h4v107h-4 74c43 0 60-18 60-54zM868 88c0 40-21 58-64 58h-74-3v-4-107h3 74c43 0 64 18 64 53zM1150 280l-74-113h4-85v113 3h-39v-3-273-4h131c28 0 53 7 70 22 18 14 25 35 25 60 0 21-4 36-18 50-10 14-28 25-49 28v-3l78 120 3 3h-3-43zM1150 276h43v4h-4l-74-117-4-3h4c21-4 35-11 46-25 14-14 17-33 17-50 0-25-7-43-21-57-17-14-42-21-70-21h-131 4v273h-4v-4h39v4h-4v-113-4h4 85 3l67 117zM1143 85c0-18-7-29-14-36-14-7-28-10-46-10h-88v-4 100h88c18 0 32-4 46-14 7-7 14-22 14-36zM1147 85c0 17-7 29-18 39-11 11-25 14-46 14h-88-4v-3-100h4 88c18 0 35 4 46 11s18 21 18 39zM1416 142c0 46-7 81-21 106-18 25-43 39-74 39-32 0-57-14-71-39-18-25-25-60-25-106 0-47 7-82 25-107 14-25 39-35 74-35 32 0 57 10 71 35 17 25 21 60 21 107zM1416 142c0-47-11-82-25-103-14-25-39-36-67-36-35 0-56 11-74 36-14 21-21 56-21 103 0 46 7 81 25 102 14 25 35 39 67 39 31 0 52-14 70-39 14-21 25-56 25-102zM1377 142c0-40-4-68-11-86-10-14-24-24-42-24-21 0-35 7-46 24-10 18-14 46-14 86 0 39 4 67 14 85 11 17 25 24 43 24 21 0 35-7 42-24 10-18 14-46 14-85zM1384 142c0 39-7 67-14 85-11 21-28 28-49 28-22 0-36-7-46-25-11-21-14-49-14-88 0-40 3-68 14-89 10-14 24-25 49-25 21 0 35 11 46 28 7 18 14 46 14 86zM1638 142c0 46-7 81-25 106-14 25-38 39-70 39s-57-14-71-39c-17-25-24-60-24-106 0-47 7-82 21-107 17-25 42-35 74-35s56 10 74 35c14 25 21 60 21 107zM1635 142c0-47-8-82-22-103-14-25-38-36-70-36s-57 11-71 36c-14 21-21 56-21 103 0 46 7 81 21 102 18 25 39 39 71 39s53-14 67-39c17-21 25-56 25-102zM1599 142c0-40-3-68-14-86-7-14-21-24-42-24s-35 7-43 24c-10 18-14 46-14 86 0 39 4 67 14 85 8 17 22 24 43 24s35-7 42-24c11-18 14-46 14-85zM1603 142c0 39-4 67-14 85-11 21-25 28-46 28s-39-7-46-25c-11-21-14-49-14-88 0-40 3-68 14-89 7-14 25-25 46-25s39 11 49 28c7 18 11 46 11 86zM1857 138c0 46-7 82-25 106-18 29-42 43-74 43-21 0-39-7-53-14-14-11-25-25-28-46v-4l35-3c7 21 21 31 46 31 18 0 35-7 42-24 11-18 18-46 18-78h3c-3 11-14 21-24 28-14 7-28 11-43 11-24 0-45-7-60-25-17-17-24-42-24-68 0-32 7-53 24-70 18-18 39-25 71-25 28 0 53 10 67 35 18 21 25 57 25 103zM1853 138c0-46-7-78-21-103-18-21-39-32-67-32s-53 7-67 25c-14 14-25 39-25 67 0 26 7 47 25 65 14 14 32 24 56 24 15 0 29-3 39-10 11-7 21-18 25-28l3-8v11c0 32-3 60-17 78-11 21-25 28-46 28-25 0-42-11-49-32l3-3v3l-35 4h3c4 17 14 31 25 42 14 7 32 14 53 14 28 0 53-14 71-39 17-24 24-60 24-106zM1814 102c0-21-3-39-14-49-10-14-21-21-38-21-18 0-29 7-39 17-7 11-14 25-14 46 0 19 7 33 14 43 10 11 21 18 39 18 10 0 17 0 28-7 7-3 14-11 17-18 4-7 7-17 7-29zM1818 102c0 12 0 22-7 33-4 7-11 14-21 18-7 3-18 7-28 7-18 0-32-4-43-18-7-11-14-28-14-47 0-21 7-39 14-49 11-11 25-18 43-18 17 0 31 7 42 21 10 14 14 32 14 53zM2083 142c0 46-11 81-25 106-18 25-42 39-74 39s-57-14-71-39c-17-25-24-60-24-106 0-47 7-82 24-107 14-25 39-35 71-35 35 0 60 10 74 35s25 60 25 107zM2079 142c0-47-7-82-25-103-14-25-35-36-70-36-32 0-53 11-67 36-18 21-25 56-25 103 0 46 7 81 25 102 14 25 35 39 67 39s56-14 70-39c14-21 25-56 25-102zM2044 142c0-40-7-68-14-86-11-14-25-24-46-24-18 0-32 7-43 24-10 18-14 46-14 86 0 39 4 67 14 85 11 17 25 24 43 24 21 0 35-7 46-24 7-18 14-46 14-85zM2047 142c0 39-7 67-14 85-10 21-28 28-49 28s-36-7-46-25c-11-21-14-49-14-88 0-40 3-68 14-89 10-14 25-25 46-25 24 0 39 11 49 28 7 18 14 46 14 86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5.853cm" svg:height="6.702cm" svg:x="1.513cm" svg:y="1.16cm" svg:viewBox="0 0 5854 6703" svg:d="M5790 5592c39 24 64 56 64 91v286c0 42-32 81-89 106v-286c57-24 89-63 89-106v286c0 42-32 81-89 106l-529 307-423 243-74 43c-78 46-205 46-282 0l-120-67-597-346-88-49c-35-22-56-53-56-82v-352c0-15 3-29 14-39 10-14 25-25 42-32l43-21c-43-219-353-392-738-409l-271-156v-370l-745-430c-39-92-127-177-247-244-116-60-254-102-410-120-250 7-490-63-624-183-113-32-240-43-364-35-31 3-63-4-84-15l-184-105c-17-11-28-25-28-43v-776c0-14 11-28 28-39l416-240v-664c0 64 25 127 67 187-42-60-67-123-67-187 0-77 36-155 103-226-67 71-103 149-103 226v664 258c0 67 25 131 71 190v-921l-4-4c4 4 4 4 4 7v-3l74-53c-28-46-42-92-42-138v-226-60c0 46 14 92 42 138v-1079c-28-46-42-92-42-138v-39c0-35 3-70 17-109 14-32 32-67 64-102 32-39 77-85 159-131 67-39 162-71 257-88 99-18 198-21 282-14 111 7 206 28 284 56 31 14 67 28 95 46 32 14 56 32 81 49 25 22 46 43 63 60 50 53 75 103 85 149 11 28 14 56 14 84v39 1079 25c14 39 36 78 64 113 3 4 7 7 10 7 22 28 50 53 81 78 15 10 32 21 50 35 145 88 339 145 550 155 64 4 127 11 184 21 282 57 476 213 476 386v28l81-46 67 39 25 7c14-21 28-35 49-49l455-266v-28c4-120 74-261 173-349l416-240c43-11 82-11 113 7l282 166c43 24 68 74 71 141v356l226 163v1655l-374 910-50 120v42 32l-28-14-522 300-194 113 1083 624 529-307c57-24 89-63 89-106 0-35-25-67-64-91l-893-519z">
          <text:p/>
        </draw:path>
        <draw:polygon draw:style-name="gr7" draw:text-style-name="P2" draw:layer="layout" svg:width="0cm" svg:height="0cm" svg:x="4.751cm" svg:y="4.307cm" svg:viewBox="0 0 0 0" draw:points="0,0">
          <text:p/>
        </draw:polygon>
        <draw:path draw:style-name="gr1" draw:text-style-name="P1" draw:layer="layout" svg:width="1.002cm" svg:height="3.076cm" svg:x="5.379cm" svg:y="3.443cm" svg:viewBox="0 0 1003 3077" svg:d="M1003 2777l-522 300 522-300v-1175c-169 261-416 392-575 304-49-32-84-78-106-145-31-106-21-247 36-395 95-262 303-481 494-523 56-11 105-11 151 7v-850l-547 314-456 656v1560l481-275v822z">
          <text:p/>
        </draw:path>
        <draw:polygon draw:style-name="gr7" draw:text-style-name="P2" draw:layer="layout" svg:width="0cm" svg:height="0cm" svg:x="4.751cm" svg:y="4.307cm" svg:viewBox="0 0 0 0" draw:points="0,0">
          <text:p/>
        </draw:polygon>
        <draw:path draw:style-name="gr1" draw:text-style-name="P1" draw:layer="layout" svg:width="0.624cm" svg:height="1.982cm" svg:x="2.173cm" svg:y="3.129cm" svg:viewBox="0 0 625 1983" svg:d="M565 3c21 0 39 0 60-3v1983c-250 7-487-63-625-184v-1108c7 21 18 46 36 71 7 10 14 21 25 28 10 10 21 21 31 28 18 11 36 14 53 14 14 0 28-3 39-10 7-4 14-11 21-14 14-18 25-43 25-71 0-25-7-46-14-67-11-28-28-53-50-74-17-21-35-39-56-53-7-4-11-7-18-11-10-7-21-14-31-17-15-4-25-4-32-4s-11 4-19 7c-3 0-7 4-10 11v-424c124 110 336 180 565 184z">
          <text:p/>
        </draw:path>
        <draw:polygon draw:style-name="gr7" draw:text-style-name="P2" draw:layer="layout" svg:width="0cm" svg:height="0cm" svg:x="4.751cm" svg:y="4.307cm" svg:viewBox="0 0 0 0" draw:points="0,0">
          <text:p/>
        </draw:polygon>
        <draw:path draw:style-name="gr1" draw:text-style-name="P1" draw:layer="layout" svg:width="1.672cm" svg:height="0.963cm" svg:x="3.203cm" svg:y="2.984cm" svg:viewBox="0 0 1673 964" svg:d="M1669 590c0-7 4-17 4-28 0-173-194-329-476-386-57-10-120-17-184-21-212-10-406-67-551-155l-462 265c155 84 254 198 271 318 14 145 163 275 385 339 222 63 491 56 699-25l15 7 10-3v-142l247-144z">
          <text:p/>
        </draw:path>
        <draw:polygon draw:style-name="gr7" draw:text-style-name="P2" draw:layer="layout" svg:width="0cm" svg:height="0cm" svg:x="4.751cm" svg:y="4.307cm" svg:viewBox="0 0 0 0" draw:points="0,0">
          <text:p/>
        </draw:polygon>
        <draw:path draw:style-name="gr1" draw:text-style-name="P1" draw:layer="layout" svg:width="0.677cm" svg:height="2.102cm" svg:x="2.797cm" svg:y="3.129cm" svg:viewBox="0 0 678 2103" svg:d="M678 1373v-935c-17-120-113-233-268-314-21-10-42-21-63-32-43-17-85-31-132-45-7-4-10-4-17-4-64-22-131-33-198-43v1983c152 18 294 60 410 120l-3-81h-4c0 0 4-3 7-3l-170-127c0 21 7 35 15 45 4 7 7 11 11 18 10 18 24 32 38 46 15 10 32 18 50 25 14 3 32 7 49-4l-130-183c-7 3-14 10-18 17-8 7-15 18-15 36l170 14c-10-22-24-39-39-50-14-10-24-17-35-21-25-7-46-7-63 4l134-491 3 558-7-558c0 0 4 0 7-3l-170-124c0 18 7 32 15 43 4 7 7 14 11 17 10 18 24 32 38 46 15 11 32 21 50 25 14 3 32 7 49-4l-130-183c-7 3-14 7-18 17-8 8-15 18-15 39l170 11c-10-21-24-39-39-50-14-10-24-17-35-21-25-7-46-7-63 4l137-110v177l180-39c-46-53-109-99-180-138l180 138c-14-35-28-71-35-106s-7-70 0-92c3-17 10-31 21-35 14-7 28-3 42 11 18 17 29 46 39 81 7 21 11 49 14 81 0 11 4 25 4 39 0 25 3 49 3 74 0 21-3 39-3 46 0 10-4 17-7 17h-4c7 22 11 43 14 64z">
          <text:p/>
        </draw:path>
        <draw:polygon draw:style-name="gr7" draw:text-style-name="P2" draw:layer="layout" svg:width="0cm" svg:height="0cm" svg:x="4.751cm" svg:y="4.307cm" svg:viewBox="0 0 0 0" draw:points="0,0">
          <text:p/>
        </draw:polygon>
        <draw:path draw:style-name="gr1" draw:text-style-name="P1" draw:layer="layout" svg:width="1.4cm" svg:height="1.989cm" svg:x="2.06cm" svg:y="1.16cm" svg:viewBox="0 0 1401 1990" svg:d="M1401 447v39c0 7 0 14 0 21v-39 39c-21 205-307 371-663 381-21 4-39 4-60 0v-39c0-3-21-3-49-7-32-3-74-7-120-14-46-10-96-21-145-39-53-14-109-38-159-67-21-14-38-24-56-35-14-11-25-21-35-32-36-28-57-56-71-81v7-3 46c-29-46-43-92-43-138v1079c0 46 14 92 43 138v287c-29-46-43-92-43-138v-227-60-1079-39c0-35 3-70 17-109 14-32 33-67 65-102 32-39 77-85 159-131 70-39 162-71 257-88 99-18 198-21 286-14 106 7 201 28 279 56 31 14 67 28 95 46 32 14 56 32 81 49 25 22 46 43 63 60 50 53 75 103 85 149 11 28 14 56 14 84z">
          <text:p/>
        </draw:path>
        <draw:polygon draw:style-name="gr7" draw:text-style-name="P2" draw:layer="layout" svg:width="0cm" svg:height="0cm" svg:x="4.751cm" svg:y="4.307cm" svg:viewBox="0 0 0 0" draw:points="0,0">
          <text:p/>
        </draw:polygon>
        <draw:path draw:style-name="gr1" draw:text-style-name="P1" draw:layer="layout" svg:width="1.083cm" svg:height="1.315cm" svg:x="3.474cm" svg:y="3.566cm" svg:viewBox="0 0 1084 1316" svg:d="M0 935v-935c14 145 163 275 386 339 226 63 490 56 698-25v936c-211 81-483 88-709 21 7-7 14-18 21-28 11-18 18-46 18-74s-7-57-18-85c-14-28-31-57-52-82-18-25-44-46-65-67-25-21-49-39-74-53-32-21-56-28-78-28-17-4-31 0-42 10-7 7-11 18-18 29-3 14-7 28-7 53-3 28 0 63 4 92 3 21 10 43 14 60-46-49-74-107-78-163z">
          <text:p/>
        </draw:path>
        <draw:polygon draw:style-name="gr7" draw:text-style-name="P2" draw:layer="layout" svg:width="0cm" svg:height="0cm" svg:x="4.751cm" svg:y="4.307cm" svg:viewBox="0 0 0 0" draw:points="0,0">
          <text:p/>
        </draw:polygon>
        <draw:path draw:style-name="gr1" draw:text-style-name="P1" draw:layer="layout" svg:width="0.635cm" svg:height="1.683cm" svg:x="2.102cm" svg:y="1.735cm" svg:viewBox="0 0 636 1684" svg:d="M636 275v39 1084 286c-286-4-541-109-636-268v-1416c14 25 35 53 71 81 10 11 21 21 35 32 19 11 36 21 57 35 50 29 106 53 159 67 49 18 99 29 145 39 46 7 88 11 120 14 28 4 49 4 49 7z">
          <text:p/>
        </draw:path>
        <draw:polygon draw:style-name="gr7" draw:text-style-name="P2" draw:layer="layout" svg:width="0cm" svg:height="0cm" svg:x="4.751cm" svg:y="4.307cm" svg:viewBox="0 0 0 0" draw:points="0,0">
          <text:p/>
        </draw:polygon>
        <draw:path draw:style-name="gr1" draw:text-style-name="P1" draw:layer="layout" svg:width="0.374cm" svg:height="2.727cm" svg:x="6.459cm" svg:y="3.312cm" svg:viewBox="0 0 375 2728" svg:d="M0 1589v1139l375-910v-1659l-226-159-149 85v953c46 53 71 134 71 233s-25 208-71 318z">
          <text:p/>
        </draw:path>
        <draw:polygon draw:style-name="gr7" draw:text-style-name="P2" draw:layer="layout" svg:width="0cm" svg:height="0cm" svg:x="4.751cm" svg:y="4.307cm" svg:viewBox="0 0 0 0" draw:points="0,0">
          <text:p/>
        </draw:polygon>
        <draw:path draw:style-name="gr1" draw:text-style-name="P1" draw:layer="layout" svg:width="0.663cm" svg:height="1.464cm" svg:x="2.797cm" svg:y="1.668cm" svg:viewBox="0 0 664 1465" svg:d="M0 381v1084c357-14 643-176 664-381v-1084c-21 205-307 371-664 381z">
          <text:p/>
        </draw:path>
        <draw:polygon draw:style-name="gr7" draw:text-style-name="P2" draw:layer="layout" svg:width="0cm" svg:height="0cm" svg:x="4.751cm" svg:y="4.307cm" svg:viewBox="0 0 0 0" draw:points="0,0">
          <text:p/>
        </draw:polygon>
        <draw:path draw:style-name="gr1" draw:text-style-name="P1" draw:layer="layout" svg:width="1.644cm" svg:height="0.878cm" svg:x="5.104cm" svg:y="6.632cm" svg:viewBox="0 0 1645 879" svg:d="M1645 624l-497 230-18 8-18 7-21 3-21 4-21 3h-21-21l-25-3-21-4-21-3-22-4-17-7-18-11-17-7-806-466c-17-11-35-21-42-36-11-14-18-28-18-42s7-25 18-39c7-10 25-21 42-28l43-21 81-39 63-28 120-57 194-84z">
          <text:p/>
        </draw:path>
        <draw:polygon draw:style-name="gr7" draw:text-style-name="P2" draw:layer="layout" svg:width="0cm" svg:height="0cm" svg:x="4.751cm" svg:y="4.307cm" svg:viewBox="0 0 0 0" draw:points="0,0">
          <text:p/>
        </draw:polygon>
        <draw:path draw:style-name="gr1" draw:text-style-name="P1" draw:layer="layout" svg:width="0.66cm" svg:height="1.722cm" svg:x="1.513cm" svg:y="3.206cm" svg:viewBox="0 0 661 1723" svg:d="M661 614v1109c-113-32-240-43-364-35-31 3-63-4-84-15l-185-105c-17-11-28-25-28-43v-777c0 18 11 32 28 42l185 103c21 14 53 21 84 17 74-3 148-3 223 7v-917c49 4 95 14 141 28v424c-7 3-11 10-18 17 0 8-4 11-7 18 0 7-4 11-4 21-3 7-3 18-3 25 3 7 3 11 3 14 4 14 4 21 7 28 8 14 15 25 22 39z">
          <text:p/>
        </draw:path>
        <draw:polygon draw:style-name="gr7" draw:text-style-name="P2" draw:layer="layout" svg:width="0cm" svg:height="0cm" svg:x="4.751cm" svg:y="4.307cm" svg:viewBox="0 0 0 0" draw:points="0,0">
          <text:p/>
        </draw:polygon>
        <draw:path draw:style-name="gr1" draw:text-style-name="P1" draw:layer="layout" svg:width="0.744cm" svg:height="2.623cm" svg:x="4.808cm" svg:y="3.474cm" svg:viewBox="0 0 745 2624" svg:d="M745 97v24l-137 198c-29-74-81-145-141-187-4-4-11-7-18-7-64-39-124-35-155 14-32 46-32 127 0 208 31 85 95 163 158 199l-42 63-18-10-49-29h-3c-43-17-85-17-120 4-32 18-57 56-64 109v847l134 74v272c-28 45-28 123 0 201v261l39 286-152-85c-3-39-21-81-53-110-28-31-63-42-84-28-11 7-22 25-22 46l-18-10v-2164-39l89 25c32 10 60 10 85-4 24-14 46-49 49-88 4-25 11-49 18-67 14-21 28-39 49-49 7-4 18-11 32-11l201-39c32-3 63 4 99 22z">
          <text:p/>
        </draw:path>
        <draw:polygon draw:style-name="gr7" draw:text-style-name="P2" draw:layer="layout" svg:width="0cm" svg:height="0cm" svg:x="4.751cm" svg:y="4.307cm" svg:viewBox="0 0 0 0" draw:points="0,0">
          <text:p/>
        </draw:polygon>
        <draw:path draw:style-name="gr1" draw:text-style-name="P1" draw:layer="layout" svg:width="0.773cm" svg:height="0.962cm" svg:x="5.834cm" svg:y="2.798cm" svg:viewBox="0 0 774 963" svg:d="M774 158v356l-149 86-78 46-547 317v-367c4-121 75-262 170-346l420-244c42-10 81-7 112 11 44 24 69 74 72 141z">
          <text:p/>
        </draw:path>
        <draw:polygon draw:style-name="gr7" draw:text-style-name="P2" draw:layer="layout" svg:width="0cm" svg:height="0cm" svg:x="4.751cm" svg:y="4.307cm" svg:viewBox="0 0 0 0" draw:points="0,0">
          <text:p/>
        </draw:polygon>
        <draw:path draw:style-name="gr1" draw:text-style-name="P1" draw:layer="layout" svg:width="0.783cm" svg:height="1.074cm" svg:x="3.453cm" svg:y="4.831cm" svg:viewBox="0 0 784 1075" svg:d="M746 545v81 449l-746-431v-57c7 7 11 11 14 7l29-14c24-18 43-49 43-92 0-67-36-144-86-197v-219c0-18 0-32 4-42 3-11 3-14 7-18 3-10 7-14 10-10 0 0 4 3 7 10 4 7 11 18 22 32 7 14 25 35 50 60 7 10 18 21 28 32 25 21 57 45 99 70 39 21 81 39 123 57 46 17 96 31 138 45 81 25 148 46 194 75 71 38 102 88 102 137z">
          <text:p/>
        </draw:path>
        <draw:polygon draw:style-name="gr7" draw:text-style-name="P2" draw:layer="layout" svg:width="0cm" svg:height="0cm" svg:x="4.751cm" svg:y="4.307cm" svg:viewBox="0 0 0 0" draw:points="0,0">
          <text:p/>
        </draw:polygon>
        <draw:path draw:style-name="gr1" draw:text-style-name="P1" draw:layer="layout" svg:width="0.974cm" svg:height="0.561cm" svg:x="2.271cm" svg:y="1.245cm" svg:viewBox="0 0 975 562" svg:d="M975 283c0-160-215-283-487-283-268 0-488 123-488 283zM0 283c0 155 220 279 488 279 272 0 487-124 487-279z">
          <text:p/>
        </draw:path>
        <draw:polygon draw:style-name="gr7" draw:text-style-name="P2" draw:layer="layout" svg:width="0cm" svg:height="0cm" svg:x="4.751cm" svg:y="4.307cm" svg:viewBox="0 0 0 0" draw:points="0,0">
          <text:p/>
        </draw:polygon>
        <draw:path draw:style-name="gr1" draw:text-style-name="P1" draw:layer="layout" svg:width="0.956cm" svg:height="0.554cm" svg:x="2.282cm" svg:y="1.248cm" svg:viewBox="0 0 957 555" svg:d="M957 280c0-156-215-280-480-280-261 0-477 124-477 280zM0 280c0 152 216 275 477 275 265 0 480-123 480-275z">
          <text:p/>
        </draw:path>
        <draw:polygon draw:style-name="gr7" draw:text-style-name="P2" draw:layer="layout" svg:width="0cm" svg:height="0cm" svg:x="4.751cm" svg:y="4.307cm" svg:viewBox="0 0 0 0" draw:points="0,0">
          <text:p/>
        </draw:polygon>
        <draw:path draw:style-name="gr1" draw:text-style-name="P1" draw:layer="layout" svg:width="0.92cm" svg:height="0.533cm" svg:x="2.3cm" svg:y="1.259cm" svg:viewBox="0 0 921 534" svg:d="M921 269c0-148-209-269-463-269s-458 121-458 269zM0 269c0 145 204 265 458 265s463-120 463-265z">
          <text:p/>
        </draw:path>
        <draw:polygon draw:style-name="gr7" draw:text-style-name="P2" draw:layer="layout" svg:width="0cm" svg:height="0cm" svg:x="4.751cm" svg:y="4.307cm" svg:viewBox="0 0 0 0" draw:points="0,0">
          <text:p/>
        </draw:polygon>
        <draw:path draw:style-name="gr1" draw:text-style-name="P1" draw:layer="layout" svg:width="0.833cm" svg:height="1.097cm" svg:x="5.7cm" svg:y="4.279cm" svg:viewBox="0 0 834 1098" svg:d="M0 926c22 67 57 113 106 145 155 88 406-43 576-304 28-49 57-95 78-149 46-106 74-219 74-314 0-99-28-180-74-233-14-17-32-31-53-42-7-7-18-11-25-14-46-18-95-18-152-7 15 39 18 84 18 130 0 131-43 279-124 417-28 52-64 103-99 145-99 120-215 201-325 226z">
          <text:p/>
        </draw:path>
        <draw:polygon draw:style-name="gr7" draw:text-style-name="P2" draw:layer="layout" svg:width="0cm" svg:height="0cm" svg:x="4.751cm" svg:y="4.307cm" svg:viewBox="0 0 0 0" draw:points="0,0">
          <text:p/>
        </draw:polygon>
        <draw:path draw:style-name="gr1" draw:text-style-name="P1" draw:layer="layout" svg:width="0.892cm" svg:height="0.515cm" svg:x="2.314cm" svg:y="1.266cm" svg:viewBox="0 0 893 516" svg:d="M893 262c0-145-202-262-449-262-243 0-444 117-444 262zM0 262c0 141 201 254 444 254 247 0 449-113 449-254z">
          <text:p/>
        </draw:path>
        <draw:polygon draw:style-name="gr7" draw:text-style-name="P2" draw:layer="layout" svg:width="0cm" svg:height="0cm" svg:x="4.751cm" svg:y="4.307cm" svg:viewBox="0 0 0 0" draw:points="0,0">
          <text:p/>
        </draw:polygon>
        <draw:path draw:style-name="gr1" draw:text-style-name="P1" draw:layer="layout" svg:width="1.088cm" svg:height="0.629cm" svg:x="3.473cm" svg:y="3.137cm" svg:viewBox="0 0 1089 630" svg:d="M387 274c-46 42-75 89-75 135 0 14 3 25 7 39 7 21 19 39 36 56 71 85 229 138 395 124 166-11 300-85 332-180 3-14 7-25 7-39 0-85-81-163-212-202-127-39-282-32-402 17l-53-28c14-7 28-14 43-17-4 0-4 0-8 0l-279-163 283 163-414-163c36-21 95-21 131 0l-152 11 21-11-21 89c-35-22-35-57 0-78l32 95-32-17 215 123-183-106 250 141-67-35 64 39h3c-3 0-3 0-3 0h3l4-7c0 3 0 3-4 7l25-21c-7 3-14 10-21 14l75 14-54-28z">
          <text:p/>
        </draw:path>
        <draw:polygon draw:style-name="gr7" draw:text-style-name="P2" draw:layer="layout" svg:width="0cm" svg:height="0cm" svg:x="4.751cm" svg:y="4.307cm" svg:viewBox="0 0 0 0" draw:points="0,0">
          <text:p/>
        </draw:polygon>
        <draw:path draw:style-name="gr1" draw:text-style-name="P1" draw:layer="layout" svg:width="0.215cm" svg:height="2.261cm" svg:x="4.596cm" svg:y="3.746cm" svg:viewBox="0 0 216 2262" svg:d="M216 2167v95l-77-42v-289-530-216l-64-35-10-7-65 39v-1041c47 0 86-10 125-32 10-7 21-14 28-21 7-3 10-7 14-10l49-78-45 74 45-74z">
          <text:p/>
        </draw:path>
        <draw:polygon draw:style-name="gr7" draw:text-style-name="P2" draw:layer="layout" svg:width="0cm" svg:height="0cm" svg:x="4.751cm" svg:y="4.307cm" svg:viewBox="0 0 0 0" draw:points="0,0">
          <text:p/>
        </draw:polygon>
        <draw:path draw:style-name="gr1" draw:text-style-name="P1" draw:layer="layout" svg:width="0.794cm" svg:height="0.461cm" svg:x="2.363cm" svg:y="1.294cm" svg:viewBox="0 0 795 462" svg:d="M795 233v-3c0-124-177-230-400-230-218 0-395 106-395 230 0 3 0 3 0 3 0 14 0 28 7 42 14 47 53 90 106 118 106 60 258 84 400 60 141-25 243-92 275-178 3-14 7-28 7-42z">
          <text:p/>
        </draw:path>
        <draw:polygon draw:style-name="gr7" draw:text-style-name="P2" draw:layer="layout" svg:width="0cm" svg:height="0cm" svg:x="4.751cm" svg:y="4.307cm" svg:viewBox="0 0 0 0" draw:points="0,0">
          <text:p/>
        </draw:polygon>
        <draw:path draw:style-name="gr1" draw:text-style-name="P1" draw:layer="layout" svg:width="1.083cm" svg:height="0.854cm" svg:x="3.474cm" svg:y="4.501cm" svg:viewBox="0 0 1084 855" svg:d="M0 0c4 56 32 113 78 162 11 44 28 79 46 111 21 35 49 63 81 84 28 14 60 21 88 18 33-4 61-18 82-39 226 67 498 60 709-21v141c-74 46-158 95-250 148v208l-71 43c0-53-31-103-102-141-46-29-113-50-194-75-42-14-92-28-138-45-43-18-85-36-124-57-42-25-74-49-99-70-10-11-21-22-32-32-24-25-38-46-45-60-11-14-18-25-22-32-3-7-7-10-7-10v-43c0-3 0-10 0-17s0-18 0-32c0-11 0-25 0-35 0-11 0-26 0-33z">
          <text:p/>
        </draw:path>
        <draw:polygon draw:style-name="gr7" draw:text-style-name="P2" draw:layer="layout" svg:width="0cm" svg:height="0cm" svg:x="4.751cm" svg:y="4.307cm" svg:viewBox="0 0 0 0" draw:points="0,0">
          <text:p/>
        </draw:polygon>
        <draw:polygon draw:style-name="gr1" draw:text-style-name="P1" draw:layer="layout" svg:width="0.177cm" svg:height="1.662cm" svg:x="5.097cm" svg:y="4.25cm" svg:viewBox="0 0 178 1663" draw:points="178,103 178,1663 0,1560 0,1299 0,1098 0,826 0,671 0,0">
          <text:p/>
        </draw:polygon>
        <draw:polygon draw:style-name="gr7" draw:text-style-name="P2" draw:layer="layout" svg:width="0cm" svg:height="0cm" svg:x="4.751cm" svg:y="4.307cm" svg:viewBox="0 0 0 0" draw:points="0,0">
          <text:p/>
        </draw:polygon>
        <draw:path draw:style-name="gr1" draw:text-style-name="P1" draw:layer="layout" svg:width="1.644cm" svg:height="0.935cm" svg:x="5.104cm" svg:y="6.928cm" svg:viewBox="0 0 1645 936" svg:d="M1222 858v-285l423-244-497 229-18 8-18 7-21 3-21 4-21 3h-21-21l-25-3-21-4-21-3-22-4-17-7-18-11-17-7-806-462c-17-15-35-25-42-40-11-14-18-28-18-42v357c0 29 21 60 60 82l85 49v-286l601 346v286l120 67c77 46 204 46 282 0z">
          <text:p/>
        </draw:path>
        <draw:polygon draw:style-name="gr7" draw:text-style-name="P2" draw:layer="layout" svg:width="0cm" svg:height="0cm" svg:x="4.751cm" svg:y="4.307cm" svg:viewBox="0 0 0 0" draw:points="0,0">
          <text:p/>
        </draw:polygon>
        <draw:polygon draw:style-name="gr1" draw:text-style-name="P1" draw:layer="layout" svg:width="0.737cm" svg:height="0.819cm" svg:x="5.097cm" svg:y="3.594cm" svg:viewBox="0 0 738 820" draw:points="738,167 456,0 318,199 198,372 162,425 117,488 110,499 99,513 46,594 0,661 177,760 279,820">
          <text:p/>
        </draw:polygon>
        <draw:polygon draw:style-name="gr7" draw:text-style-name="P2" draw:layer="layout" svg:width="0cm" svg:height="0cm" svg:x="4.751cm" svg:y="4.307cm" svg:viewBox="0 0 0 0" draw:points="0,0">
          <text:p/>
        </draw:polygon>
        <draw:path draw:style-name="gr1" draw:text-style-name="P1" draw:layer="layout" svg:width="1.037cm" svg:height="0.564cm" svg:x="3.517cm" svg:y="3.202cm" svg:viewBox="0 0 1038 565" svg:d="M343 209v85c-14 10-25 21-32 31v113c71 86 229 139 395 125 166-11 300-85 332-181-14-43-50-81-99-113-145-78-363-85-526-18l-31-17-4-67-272-159c-22-11-53-11-75 0l-17 10c-7 4-14 11-14 22 0 7 7 14 14 17l184 106c18-7 43 4 64 25 3 3 7 3 10 7 4-4 11-11 18-14z">
          <text:p/>
        </draw:path>
        <draw:polygon draw:style-name="gr7" draw:text-style-name="P2" draw:layer="layout" svg:width="0cm" svg:height="0cm" svg:x="4.751cm" svg:y="4.307cm" svg:viewBox="0 0 0 0" draw:points="0,0">
          <text:p/>
        </draw:polygon>
        <draw:polygon draw:style-name="gr1" draw:text-style-name="P1" draw:layer="layout" svg:width="0.374cm" svg:height="0.963cm" svg:x="5.097cm" svg:y="5.81cm" svg:viewBox="0 0 375 964" draw:points="110,879 254,964 375,911 279,162 177,102 0,0 35,286 53,420">
          <text:p/>
        </draw:polygon>
        <draw:polygon draw:style-name="gr7" draw:text-style-name="P2" draw:layer="layout" svg:width="0cm" svg:height="0cm" svg:x="4.751cm" svg:y="4.307cm" svg:viewBox="0 0 0 0" draw:points="0,0">
          <text:p/>
        </draw:polygon>
        <draw:path draw:style-name="gr1" draw:text-style-name="P1" draw:layer="layout" svg:width="0.78cm" svg:height="0.369cm" svg:x="2.37cm" svg:y="1.386cm" svg:viewBox="0 0 781 370" svg:d="M106 301c106 60 259 84 400 60 141-25 243-93 275-178-39-105-201-183-392-183-188 0-350 78-389 183 14 46 53 89 106 118z">
          <text:p/>
        </draw:path>
        <draw:polygon draw:style-name="gr7" draw:text-style-name="P2" draw:layer="layout" svg:width="0cm" svg:height="0cm" svg:x="4.751cm" svg:y="4.307cm" svg:viewBox="0 0 0 0" draw:points="0,0">
          <text:p/>
        </draw:polygon>
        <draw:path draw:style-name="gr1" draw:text-style-name="P1" draw:layer="layout" svg:width="0.515cm" svg:height="0.691cm" svg:x="5.732cm" svg:y="4.286cm" svg:viewBox="0 0 516 692" svg:d="M294 692c39-42 71-92 102-141 78-137 120-289 120-421 0-46-3-91-17-130-191 42-400 262-499 523z">
          <text:p/>
        </draw:path>
        <draw:polygon draw:style-name="gr7" draw:text-style-name="P2" draw:layer="layout" svg:width="0cm" svg:height="0cm" svg:x="4.751cm" svg:y="4.307cm" svg:viewBox="0 0 0 0" draw:points="0,0">
          <text:p/>
        </draw:polygon>
        <draw:polygon draw:style-name="gr1" draw:text-style-name="P1" draw:layer="layout" svg:width="0.427cm" svg:height="0.833cm" svg:x="4.307cm" svg:y="4.896cm" svg:viewBox="0 0 428 834" draw:points="428,251 428,781 333,834 333,714 227,469 63,378 0,416 0,208 364,0 428,35">
          <text:p/>
        </draw:polygon>
        <draw:polygon draw:style-name="gr7" draw:text-style-name="P2" draw:layer="layout" svg:width="0cm" svg:height="0cm" svg:x="4.751cm" svg:y="4.307cm" svg:viewBox="0 0 0 0" draw:points="0,0">
          <text:p/>
        </draw:polygon>
        <draw:path draw:style-name="gr1" draw:text-style-name="P1" draw:layer="layout" svg:width="0.271cm" svg:height="1.292cm" svg:x="3.203cm" svg:y="4.183cm" svg:viewBox="0 0 272 1293" svg:d="M272 651c-3-4-7 0-10 10-4 4-4 11-7 18 0 10-4 24-4 42v219c-7-25-14-50-28-67-11-18-25-28-40-32-10-3-25 0-35 11-14 14-21 42-21 77 0 28 3 57 14 88 10 43 28 85 50 120 25 53 46 85 60 99v57c-39-92-128-177-251-244v-84c10-11 17-25 17-50 0-21-7-46-17-63v-562c10-11 17-25 17-50 0-21-7-46-17-63v-177c74 39 134 85 183 138 15 39 33 67 47 88 11 14 21 25 28 28 7 22 11 43 14 64v174c-3-53-7-106-17-148-7-37-18-65-32-86-18-25-40-39-61-28-21 7-35 42-35 84 0 40 10 90 24 132 22 53 47 102 68 134 18 28 32 46 39 53 7 3 14 0 14-25z">
          <text:p/>
        </draw:path>
        <draw:polygon draw:style-name="gr7" draw:text-style-name="P2" draw:layer="layout" svg:width="0cm" svg:height="0cm" svg:x="4.751cm" svg:y="4.307cm" svg:viewBox="0 0 0 0" draw:points="0,0">
          <text:p/>
        </draw:polygon>
        <draw:path draw:style-name="gr1" draw:text-style-name="P1" draw:layer="layout" svg:width="0.854cm" svg:height="0.652cm" svg:x="4.356cm" svg:y="6.036cm" svg:viewBox="0 0 855 653" svg:d="M113 230c393 17 707 197 742 423l-60-458-339-195-88 49-85-49-99 56 21 11-85 49-17-11-103 61z">
          <text:p/>
        </draw:path>
        <draw:polygon draw:style-name="gr7" draw:text-style-name="P2" draw:layer="layout" svg:width="0cm" svg:height="0cm" svg:x="4.751cm" svg:y="4.307cm" svg:viewBox="0 0 0 0" draw:points="0,0">
          <text:p/>
        </draw:polygon>
        <draw:polygon draw:style-name="gr1" draw:text-style-name="P1" draw:layer="layout" svg:width="0.48cm" svg:height="0.818cm" svg:x="5.379cm" svg:y="5.697cm" svg:viewBox="0 0 481 819" draw:points="481,0 481,819 291,604 329,576 298,391 287,399 185,484 0,275">
          <text:p/>
        </draw:polygon>
        <draw:polygon draw:style-name="gr7" draw:text-style-name="P2" draw:layer="layout" svg:width="0cm" svg:height="0cm" svg:x="4.751cm" svg:y="4.307cm" svg:viewBox="0 0 0 0" draw:points="0,0">
          <text:p/>
        </draw:polygon>
        <draw:polygon draw:style-name="gr1" draw:text-style-name="P1" draw:layer="layout" svg:width="0.6cm" svg:height="0.632cm" svg:x="5.249cm" svg:y="7.129cm" svg:viewBox="0 0 601 633" draw:points="0,287 601,633 601,347 0,0">
          <text:p/>
        </draw:polygon>
        <draw:polygon draw:style-name="gr7" draw:text-style-name="P2" draw:layer="layout" svg:width="0cm" svg:height="0cm" svg:x="4.751cm" svg:y="4.307cm" svg:viewBox="0 0 0 0" draw:points="0,0">
          <text:p/>
        </draw:polygon>
        <draw:polygon draw:style-name="gr1" draw:text-style-name="P1" draw:layer="layout" svg:width="0.275cm" svg:height="1.055cm" svg:x="4.194cm" svg:y="5.376cm" svg:viewBox="0 0 276 1056" draw:points="276,890 276,1056 0,900 0,530 0,81 0,0 163,92 163,576 163,826">
          <text:p/>
        </draw:polygon>
        <draw:polygon draw:style-name="gr7" draw:text-style-name="P2" draw:layer="layout" svg:width="0cm" svg:height="0cm" svg:x="4.751cm" svg:y="4.307cm" svg:viewBox="0 0 0 0" draw:points="0,0">
          <text:p/>
        </draw:polygon>
        <draw:polygon draw:style-name="gr1" draw:text-style-name="P1" draw:layer="layout" svg:width="0.102cm" svg:height="1.619cm" svg:x="5.274cm" svg:y="4.353cm" svg:viewBox="0 0 103 1620" draw:points="103,1620 103,60 0,0 0,1560">
          <text:p/>
        </draw:polygon>
        <draw:polygon draw:style-name="gr7" draw:text-style-name="P2" draw:layer="layout" svg:width="0cm" svg:height="0cm" svg:x="4.751cm" svg:y="4.307cm" svg:viewBox="0 0 0 0" draw:points="0,0">
          <text:p/>
        </draw:polygon>
        <draw:polygon draw:style-name="gr1" draw:text-style-name="P1" draw:layer="layout" svg:width="0.48cm" svg:height="0.748cm" svg:x="5.379cm" svg:y="5.972cm" svg:viewBox="0 0 481 749" draw:points="287,321 291,328 481,548 287,661 96,749 0,0 185,208">
          <text:p/>
        </draw:polygon>
        <draw:polygon draw:style-name="gr7" draw:text-style-name="P2" draw:layer="layout" svg:width="0cm" svg:height="0cm" svg:x="4.751cm" svg:y="4.307cm" svg:viewBox="0 0 0 0" draw:points="0,0">
          <text:p/>
        </draw:polygon>
        <draw:polygon draw:style-name="gr1" draw:text-style-name="P1" draw:layer="layout" svg:width="0.532cm" svg:height="0.593cm" svg:x="6.745cm" svg:y="6.949cm" svg:viewBox="0 0 533 594" draw:points="0,594 533,286 533,0 0,307">
          <text:p/>
        </draw:polygon>
        <draw:polygon draw:style-name="gr7" draw:text-style-name="P2" draw:layer="layout" svg:width="0cm" svg:height="0cm" svg:x="4.751cm" svg:y="4.307cm" svg:viewBox="0 0 0 0" draw:points="0,0">
          <text:p/>
        </draw:polygon>
        <draw:polygon draw:style-name="gr1" draw:text-style-name="P1" draw:layer="layout" svg:width="0.699cm" svg:height="0.406cm" svg:x="5.725cm" svg:y="2.642cm" svg:viewBox="0 0 700 407" draw:points="283,407 700,162 417,0 0,240">
          <text:p/>
        </draw:polygon>
        <draw:polygon draw:style-name="gr7" draw:text-style-name="P2" draw:layer="layout" svg:width="0cm" svg:height="0cm" svg:x="4.751cm" svg:y="4.307cm" svg:viewBox="0 0 0 0" draw:points="0,0">
          <text:p/>
        </draw:polygon>
        <draw:path draw:style-name="gr1" draw:text-style-name="P1" draw:layer="layout" svg:width="0.519cm" svg:height="0.448cm" svg:x="1.513cm" svg:y="3.675cm" svg:viewBox="0 0 520 449" svg:d="M449 259c0 67 21 131 71 190-75-10-149-10-224-3-31 0-63-7-84-18l-184-106c-17-10-28-24-28-42 0-14 11-28 28-39l421-241z">
          <text:p/>
        </draw:path>
        <draw:polygon draw:style-name="gr7" draw:text-style-name="P2" draw:layer="layout" svg:width="0cm" svg:height="0cm" svg:x="4.751cm" svg:y="4.307cm" svg:viewBox="0 0 0 0" draw:points="0,0">
          <text:p/>
        </draw:polygon>
        <draw:path draw:style-name="gr1" draw:text-style-name="P1" draw:layer="layout" svg:width="0.455cm" svg:height="0.511cm" svg:x="5.552cm" svg:y="2.882cm" svg:viewBox="0 0 456 512" svg:d="M456 166c-98 84-169 225-173 346l-283-163c4-120 74-261 174-349z">
          <text:p/>
        </draw:path>
        <draw:polygon draw:style-name="gr7" draw:text-style-name="P2" draw:layer="layout" svg:width="0cm" svg:height="0cm" svg:x="4.751cm" svg:y="4.307cm" svg:viewBox="0 0 0 0" draw:points="0,0">
          <text:p/>
        </draw:polygon>
        <draw:path draw:style-name="gr1" draw:text-style-name="P1" draw:layer="layout" svg:width="0.741cm" svg:height="0.575cm" svg:x="4.469cm" svg:y="6.265cm" svg:viewBox="0 0 742 576" svg:d="M739 576h3v-152c-35-230-349-407-742-424v166c386 14 696 191 739 410z">
          <text:p/>
        </draw:path>
        <draw:polygon draw:style-name="gr7" draw:text-style-name="P2" draw:layer="layout" svg:width="0cm" svg:height="0cm" svg:x="4.751cm" svg:y="4.307cm" svg:viewBox="0 0 0 0" draw:points="0,0">
          <text:p/>
        </draw:polygon>
        <draw:polygon draw:style-name="gr1" draw:text-style-name="P1" draw:layer="layout" svg:width="0.423cm" svg:height="0.529cm" svg:x="6.325cm" svg:y="7.256cm" svg:viewBox="0 0 424 530" draw:points="0,530 424,286 424,0 0,240">
          <text:p/>
        </draw:polygon>
        <draw:polygon draw:style-name="gr7" draw:text-style-name="P2" draw:layer="layout" svg:width="0cm" svg:height="0cm" svg:x="4.751cm" svg:y="4.307cm" svg:viewBox="0 0 0 0" draw:points="0,0">
          <text:p/>
        </draw:polygon>
        <draw:polygon draw:style-name="gr1" draw:text-style-name="P1" draw:layer="layout" svg:width="0.18cm" svg:height="0.953cm" svg:x="4.963cm" svg:y="4.049cm" svg:viewBox="0 0 181 954" draw:points="0,106 181,0 181,138 134,201 134,876 0,954">
          <text:p/>
        </draw:polygon>
        <draw:polygon draw:style-name="gr7" draw:text-style-name="P2" draw:layer="layout" svg:width="0cm" svg:height="0cm" svg:x="4.751cm" svg:y="4.307cm" svg:viewBox="0 0 0 0" draw:points="0,0">
          <text:p/>
        </draw:polygon>
        <draw:polygon draw:style-name="gr1" draw:text-style-name="P1" draw:layer="layout" svg:width="0.282cm" svg:height="0.529cm" svg:x="5.552cm" svg:y="3.231cm" svg:viewBox="0 0 283 530" draw:points="283,162 283,530 0,364 0,340 0,35 0,0">
          <text:p/>
        </draw:polygon>
        <draw:polygon draw:style-name="gr7" draw:text-style-name="P2" draw:layer="layout" svg:width="0cm" svg:height="0cm" svg:x="4.751cm" svg:y="4.307cm" svg:viewBox="0 0 0 0" draw:points="0,0">
          <text:p/>
        </draw:polygon>
        <draw:path draw:style-name="gr1" draw:text-style-name="P1" draw:layer="layout" svg:width="0.354cm" svg:height="0.417cm" svg:x="3.533cm" svg:y="4.416cm" svg:viewBox="0 0 355 418" svg:d="M146 29c-32-18-56-25-78-29-17 0-31 4-42 14-7 7-11 15-18 29-3 10-7 28-7 49-3 32 0 67 4 92 3 21 10 42 14 63 67 71 170 132 297 171 7-7 14-15 21-25 11-21 18-47 18-75 0-32-7-60-18-88-14-29-31-57-52-82-18-24-39-45-64-67-25-17-50-38-75-52z">
          <text:p/>
        </draw:path>
        <draw:polygon draw:style-name="gr7" draw:text-style-name="P2" draw:layer="layout" svg:width="0cm" svg:height="0cm" svg:x="4.751cm" svg:y="4.307cm" svg:viewBox="0 0 0 0" draw:points="0,0">
          <text:p/>
        </draw:polygon>
        <draw:path draw:style-name="gr1" draw:text-style-name="P1" draw:layer="layout" svg:width="0.078cm" svg:height="1.323cm" svg:x="6.381cm" svg:y="4.896cm" svg:viewBox="0 0 79 1324" svg:d="M28 1264v42l-28 18v-1179c28-46 58-96 79-145v1144z">
          <text:p/>
        </draw:path>
        <draw:polygon draw:style-name="gr7" draw:text-style-name="P2" draw:layer="layout" svg:width="0cm" svg:height="0cm" svg:x="4.751cm" svg:y="4.307cm" svg:viewBox="0 0 0 0" draw:points="0,0">
          <text:p/>
        </draw:polygon>
        <draw:path draw:style-name="gr1" draw:text-style-name="P1" draw:layer="layout" svg:width="0.344cm" svg:height="0.395cm" svg:x="5.681cm" svg:y="4.808cm" svg:viewBox="0 0 345 396" svg:d="M345 170l-294-170c-53 149-67 290-32 396 106-25 226-106 326-226z">
          <text:p/>
        </draw:path>
        <draw:polygon draw:style-name="gr7" draw:text-style-name="P2" draw:layer="layout" svg:width="0cm" svg:height="0cm" svg:x="4.751cm" svg:y="4.307cm" svg:viewBox="0 0 0 0" draw:points="0,0">
          <text:p/>
        </draw:polygon>
        <draw:path draw:style-name="gr1" draw:text-style-name="P1" draw:layer="layout" svg:width="0.284cm" svg:height="0.368cm" svg:x="5.961cm" svg:y="5.458cm" svg:viewBox="0 0 285 369" svg:d="M43 359c53 32 145-21 202-117 53-96 53-202 0-233zM245 9c-57-32-149 21-202 116-57 95-57 202 0 234z">
          <text:p/>
        </draw:path>
        <draw:polygon draw:style-name="gr7" draw:text-style-name="P2" draw:layer="layout" svg:width="0cm" svg:height="0cm" svg:x="4.751cm" svg:y="4.307cm" svg:viewBox="0 0 0 0" draw:points="0,0">
          <text:p/>
        </draw:polygon>
        <draw:path draw:style-name="gr1" draw:text-style-name="P1" draw:layer="layout" svg:width="0.284cm" svg:height="0.364cm" svg:x="5.961cm" svg:y="3.828cm" svg:viewBox="0 0 285 365" svg:d="M43 355c53 33 145-21 202-116 53-95 53-198 0-229zM245 10c-57-33-149 17-202 116-57 95-57 198 0 229z">
          <text:p/>
        </draw:path>
        <draw:polygon draw:style-name="gr7" draw:text-style-name="P2" draw:layer="layout" svg:width="0cm" svg:height="0cm" svg:x="4.751cm" svg:y="4.307cm" svg:viewBox="0 0 0 0" draw:points="0,0">
          <text:p/>
        </draw:polygon>
        <draw:path draw:style-name="gr1" draw:text-style-name="P1" draw:layer="layout" svg:width="0.078cm" svg:height="0.952cm" svg:x="6.381cm" svg:y="3.397cm" svg:viewBox="0 0 79 953" svg:d="M79 0v953c-14-17-36-31-54-42-7-4-18-7-25-14v-851z">
          <text:p/>
        </draw:path>
        <draw:polygon draw:style-name="gr7" draw:text-style-name="P2" draw:layer="layout" svg:width="0cm" svg:height="0cm" svg:x="4.751cm" svg:y="4.307cm" svg:viewBox="0 0 0 0" draw:points="0,0">
          <text:p/>
        </draw:polygon>
        <draw:path draw:style-name="gr1" draw:text-style-name="P1" draw:layer="layout" svg:width="0.283cm" svg:height="0.494cm" svg:x="4.356cm" svg:y="5.457cm" svg:viewBox="0 0 284 495" svg:d="M0 495l284-162v-25l-92-107c14 22 7 61-14 89s-53 43-71 32c-7-7-14-18-14-32 0-28 14-56 32-78 21-22 42-32 60-22v4l-171-194 171 190-171-190-14 11z">
          <text:p/>
        </draw:path>
        <draw:polygon draw:style-name="gr7" draw:text-style-name="P2" draw:layer="layout" svg:width="0cm" svg:height="0cm" svg:x="4.751cm" svg:y="4.307cm" svg:viewBox="0 0 0 0" draw:points="0,0">
          <text:p/>
        </draw:polygon>
        <draw:path draw:style-name="gr1" draw:text-style-name="P1" draw:layer="layout" svg:width="0.06cm" svg:height="1.083cm" svg:x="2.737cm" svg:y="2.049cm" svg:viewBox="0 0 61 1084" svg:d="M0 0c22 4 40 4 61 0v1084c-21 0-39 0-61 0z">
          <text:p/>
        </draw:path>
        <draw:polygon draw:style-name="gr7" draw:text-style-name="P2" draw:layer="layout" svg:width="0cm" svg:height="0cm" svg:x="4.751cm" svg:y="4.307cm" svg:viewBox="0 0 0 0" draw:points="0,0">
          <text:p/>
        </draw:polygon>
        <draw:path draw:style-name="gr1" draw:text-style-name="P1" draw:layer="layout" svg:width="0.277cm" svg:height="0.371cm" svg:x="5.138cm" svg:y="3.594cm" svg:viewBox="0 0 278 372" svg:d="M278 198l-121 174c-60-32-120-107-145-188-25-78-11-148 32-173 25-15 56-15 92 0 60 42 113 113 142 187z">
          <text:p/>
        </draw:path>
        <draw:polygon draw:style-name="gr7" draw:text-style-name="P2" draw:layer="layout" svg:width="0cm" svg:height="0cm" svg:x="4.751cm" svg:y="4.307cm" svg:viewBox="0 0 0 0" draw:points="0,0">
          <text:p/>
        </draw:polygon>
        <draw:path draw:style-name="gr1" draw:text-style-name="P1" draw:layer="layout" svg:width="0.287cm" svg:height="0.303cm" svg:x="1.15cm" svg:y="4.213cm" svg:viewBox="0 0 288 304" svg:d="M244 243l18-10c35-22 35-90 0-153-36-60-96-95-132-74l-18 10c-7 4-10 11-14 14l-17 11c-14 0-25 0-36 7l-17 11c-18 10-28 31-28 60 0 50 24 103 60 142 35 39 77 53 106 35l18-11c11-3 18-14 21-24l18-11c7 0 14-3 21-7z">
          <text:p/>
        </draw:path>
        <draw:polygon draw:style-name="gr7" draw:text-style-name="P2" draw:layer="layout" svg:width="0cm" svg:height="0cm" svg:x="4.751cm" svg:y="4.307cm" svg:viewBox="0 0 0 0" draw:points="0,0">
          <text:p/>
        </draw:polygon>
        <draw:path draw:style-name="gr1" draw:text-style-name="P1" draw:layer="layout" svg:width="0.287cm" svg:height="0.303cm" svg:x="1.15cm" svg:y="3.398cm" svg:viewBox="0 0 288 304" svg:d="M244 243l18-10c35-22 35-89 0-149-36-64-96-99-132-78l-18 10c-7 4-10 7-14 15l-17 10c-14 0-25 0-36 7l-17 11c-18 10-28 32-28 64 0 46 24 99 60 138 35 39 77 53 106 35l18-10c11-4 18-15 21-25l18-11c7 0 14-3 21-7z">
          <text:p/>
        </draw:path>
        <draw:polygon draw:style-name="gr7" draw:text-style-name="P2" draw:layer="layout" svg:width="0cm" svg:height="0cm" svg:x="4.751cm" svg:y="4.307cm" svg:viewBox="0 0 0 0" draw:points="0,0">
          <text:p/>
        </draw:polygon>
        <draw:path draw:style-name="gr1" draw:text-style-name="P1" draw:layer="layout" svg:width="0.283cm" svg:height="0.416cm" svg:x="4.356cm" svg:y="5.785cm" svg:viewBox="0 0 284 417" svg:d="M0 417l104-60c-7-7-11-17-11-28 0-28 14-56 32-77 21-23 42-30 60-23 17 11 21 47 3 79l96-53v-255l-284 166z">
          <text:p/>
        </draw:path>
        <draw:polygon draw:style-name="gr7" draw:text-style-name="P2" draw:layer="layout" svg:width="0cm" svg:height="0cm" svg:x="4.751cm" svg:y="4.307cm" svg:viewBox="0 0 0 0" draw:points="0,0">
          <text:p/>
        </draw:polygon>
        <draw:path draw:style-name="gr1" draw:text-style-name="P1" draw:layer="layout" svg:width="0.603cm" svg:height="0.349cm" svg:x="3.012cm" svg:y="2.871cm" svg:viewBox="0 0 604 350" svg:d="M131 350c-43-17-85-31-131-45l21-11c223-49 400-148 481-280l21-14c22 28 50 53 81 78-95 121-264 219-473 272z">
          <text:p/>
        </draw:path>
        <draw:polygon draw:style-name="gr7" draw:text-style-name="P2" draw:layer="layout" svg:width="0cm" svg:height="0cm" svg:x="4.751cm" svg:y="4.307cm" svg:viewBox="0 0 0 0" draw:points="0,0">
          <text:p/>
        </draw:polygon>
        <draw:path draw:style-name="gr1" draw:text-style-name="P1" draw:layer="layout" svg:width="0.247cm" svg:height="0.321cm" svg:x="2.155cm" svg:y="2.825cm" svg:viewBox="0 0 248 322" svg:d="M109 21c4 4 11 7 14 11 25 14 43 32 65 53 18 21 32 46 42 70 11 22 18 46 18 72 0 32-11 53-25 71-7 3-14 10-21 14-11 7-29 10-43 10-18 0-32-3-50-14-21-14-42-32-56-53-18-24-32-54-39-85-3-7-7-18-7-25-3-14-7-35-7-57 0-24 0-38 4-49 7-21 14-28 24-35 4 0 11-4 18-4 14 0 39 4 63 21z">
          <text:p/>
        </draw:path>
        <draw:polygon draw:style-name="gr7" draw:text-style-name="P2" draw:layer="layout" svg:width="0cm" svg:height="0cm" svg:x="4.751cm" svg:y="4.307cm" svg:viewBox="0 0 0 0" draw:points="0,0">
          <text:p/>
        </draw:polygon>
        <draw:path draw:style-name="gr1" draw:text-style-name="P1" draw:layer="layout" svg:width="0.614cm" svg:height="0.265cm" svg:x="3.947cm" svg:y="3.319cm" svg:viewBox="0 0 615 266" svg:d="M608 266c3-14 7-26 7-44 0-81-81-158-212-197-127-39-282-32-403 17v82c156-64 368-53 502 24 0 0 4 4 7 4 49 32 85 70 99 114z">
          <text:p/>
        </draw:path>
        <draw:polygon draw:style-name="gr7" draw:text-style-name="P2" draw:layer="layout" svg:width="0cm" svg:height="0cm" svg:x="4.751cm" svg:y="4.307cm" svg:viewBox="0 0 0 0" draw:points="0,0">
          <text:p/>
        </draw:polygon>
        <draw:path draw:style-name="gr1" draw:text-style-name="P1" draw:layer="layout" svg:width="0.423cm" svg:height="0.304cm" svg:x="5.129cm" svg:y="3.266cm" svg:viewBox="0 0 424 305" svg:d="M424 0v305l-123-71c-36-22-67-29-99-26l-202 40z">
          <text:p/>
        </draw:path>
        <draw:polygon draw:style-name="gr7" draw:text-style-name="P2" draw:layer="layout" svg:width="0cm" svg:height="0cm" svg:x="4.751cm" svg:y="4.307cm" svg:viewBox="0 0 0 0" draw:points="0,0">
          <text:p/>
        </draw:polygon>
        <draw:path draw:style-name="gr1" draw:text-style-name="P1" draw:layer="layout" svg:width="0.269cm" svg:height="0.399cm" svg:x="4.37cm" svg:y="5.365cm" svg:viewBox="0 0 270 400" svg:d="M0 93l171 190c3 4 7 8 7 11l92 106v-35-120l-106-245z">
          <text:p/>
        </draw:path>
        <draw:polygon draw:style-name="gr7" draw:text-style-name="P2" draw:layer="layout" svg:width="0cm" svg:height="0cm" svg:x="4.751cm" svg:y="4.307cm" svg:viewBox="0 0 0 0" draw:points="0,0">
          <text:p/>
        </draw:polygon>
        <draw:path draw:style-name="gr1" draw:text-style-name="P1" draw:layer="layout" svg:width="0.326cm" svg:height="0.173cm" svg:x="5.843cm" svg:y="6.952cm" svg:viewBox="0 0 327 174" svg:d="M265 161c11-4 18-8 25-11 53-32 49-81-11-116-60-37-156-44-220-18-67 25-77 74-28 113 4 3 11 7 18 14 60 32 153 42 216 18z">
          <text:p/>
        </draw:path>
        <draw:polygon draw:style-name="gr7" draw:text-style-name="P2" draw:layer="layout" svg:width="0cm" svg:height="0cm" svg:x="4.751cm" svg:y="4.307cm" svg:viewBox="0 0 0 0" draw:points="0,0">
          <text:p/>
        </draw:polygon>
        <draw:path draw:style-name="gr1" draw:text-style-name="P1" draw:layer="layout" svg:width="0.325cm" svg:height="0.17cm" svg:x="5.56cm" svg:y="7.084cm" svg:viewBox="0 0 326 171" svg:d="M265 159c10-3 18-7 25-11 52-28 49-82-11-117s-156-39-220-18c-67 25-77 74-28 114 4 4 11 11 18 14 60 32 152 39 216 18z">
          <text:p/>
        </draw:path>
        <draw:polygon draw:style-name="gr7" draw:text-style-name="P2" draw:layer="layout" svg:width="0cm" svg:height="0cm" svg:x="4.751cm" svg:y="4.307cm" svg:viewBox="0 0 0 0" draw:points="0,0">
          <text:p/>
        </draw:polygon>
        <draw:path draw:style-name="gr1" draw:text-style-name="P1" draw:layer="layout" svg:width="0.22cm" svg:height="0.211cm" svg:x="7.274cm" svg:y="3.509cm" svg:viewBox="0 0 221 212" svg:d="M14 131c-11-3-14-17-14-32 0-24 14-56 32-77 21-18 43-28 57-18h4c7 0 14 0 21 4l42 24c7-3 18 0 25 4l21 14c25 14 25 60 0 102-25 47-64 72-88 54-14-7-21-21-21-43 0-28 17-64 42-88 21-25 49-36 67-25 25 14 25 60 0 102-25 47-64 72-88 54-14-7-21-21-21-43 0-28 17-64 42-88 21-25 49-36 67-25l-21-14c-7-4-18-7-25-4-21 4-42 18-60 43-18 24-28 53-28 74 0 10 3 18 3 26 4 10 11 17 18 21l25 10-25-10c-7-4-14-11-18-21l-43-26c-4-4-7-7-11-14z">
          <text:p/>
        </draw:path>
        <draw:polygon draw:style-name="gr7" draw:text-style-name="P2" draw:layer="layout" svg:width="0cm" svg:height="0cm" svg:x="4.751cm" svg:y="4.307cm" svg:viewBox="0 0 0 0" draw:points="0,0">
          <text:p/>
        </draw:polygon>
        <draw:path draw:style-name="gr1" draw:text-style-name="P1" draw:layer="layout" svg:width="0.22cm" svg:height="0.212cm" svg:x="6.956cm" svg:y="3.692cm" svg:viewBox="0 0 221 213" svg:d="M14 136c-10-7-14-21-14-35 0-25 11-57 32-78 21-22 42-29 56-18h4c7 0 14 0 18 3l42 26c12-4 19 0 26 3l24 14c25 15 25 60 0 103-24 46-68 67-92 56-11-7-18-24-18-46 0-28 14-63 39-88 25-28 54-35 71-25 25 15 25 60 0 103-24 46-68 67-92 56-11-7-18-24-18-46 0-28 14-63 39-88 25-28 54-35 71-25l-24-14c-7-3-14-7-26-3-21 3-39 21-56 42-18 25-29 53-29 78 0 7 0 14 4 21 3 7 7 14 14 21l25 14-25-14c-7-7-11-14-14-21l-42-25c-4-3-11-7-11-14z">
          <text:p/>
        </draw:path>
        <draw:polygon draw:style-name="gr7" draw:text-style-name="P2" draw:layer="layout" svg:width="0cm" svg:height="0cm" svg:x="4.751cm" svg:y="4.307cm" svg:viewBox="0 0 0 0" draw:points="0,0">
          <text:p/>
        </draw:polygon>
        <draw:path draw:style-name="gr1" draw:text-style-name="P1" draw:layer="layout" svg:width="0.039cm" svg:height="1.076cm" svg:x="4.557cm" svg:y="3.88cm" svg:viewBox="0 0 40 1077" svg:d="M15 7c11 0 18 0 25 0v1045l-40 25v-142-935z">
          <text:p/>
        </draw:path>
        <draw:polygon draw:style-name="gr7" draw:text-style-name="P2" draw:layer="layout" svg:width="0cm" svg:height="0cm" svg:x="4.751cm" svg:y="4.307cm" svg:viewBox="0 0 0 0" draw:points="0,0">
          <text:p/>
        </draw:polygon>
        <draw:polygon draw:style-name="gr1" draw:text-style-name="P1" draw:layer="layout" svg:width="0.172cm" svg:height="0.413cm" svg:x="4.639cm" svg:y="5.672cm" svg:viewBox="0 0 173 414" draw:points="173,336 173,365 84,414 0,368 0,113 0,92 0,57 96,0 96,293">
          <text:p/>
        </draw:polygon>
        <draw:polygon draw:style-name="gr7" draw:text-style-name="P2" draw:layer="layout" svg:width="0cm" svg:height="0cm" svg:x="4.751cm" svg:y="4.307cm" svg:viewBox="0 0 0 0" draw:points="0,0">
          <text:p/>
        </draw:polygon>
        <draw:path draw:style-name="gr1" draw:text-style-name="P1" draw:layer="layout" svg:width="0.144cm" svg:height="0.405cm" svg:x="3.33cm" svg:y="5.022cm" svg:viewBox="0 0 145 406" svg:d="M145 267v116c0 14-3 21-7 21-3 4-7 0-14-7-14-14-35-46-60-99-22-35-40-77-50-120-11-31-14-60-14-88 0-35 7-64 21-78 10-11 25-14 36-11 14 4 28 14 39 33 14 17 21 42 28 67 14 49 18 102 21 166z">
          <text:p/>
        </draw:path>
        <draw:polygon draw:style-name="gr7" draw:text-style-name="P2" draw:layer="layout" svg:width="0cm" svg:height="0cm" svg:x="4.751cm" svg:y="4.307cm" svg:viewBox="0 0 0 0" draw:points="0,0">
          <text:p/>
        </draw:polygon>
        <draw:path draw:style-name="gr1" draw:text-style-name="P1" draw:layer="layout" svg:width="0.144cm" svg:height="0.407cm" svg:x="3.33cm" svg:y="4.409cm" svg:viewBox="0 0 145 408" svg:d="M145 266v116c0 25-7 28-14 25-7-7-21-25-39-53-21-32-46-81-68-135-14-46-24-92-24-131 0-42 14-77 35-84 22-11 43 3 61 28 14 21 25 49 32 85 10 42 14 91 17 149z">
          <text:p/>
        </draw:path>
        <draw:polygon draw:style-name="gr7" draw:text-style-name="P2" draw:layer="layout" svg:width="0cm" svg:height="0cm" svg:x="4.751cm" svg:y="4.307cm" svg:viewBox="0 0 0 0" draw:points="0,0">
          <text:p/>
        </draw:polygon>
        <draw:path draw:style-name="gr1" draw:text-style-name="P1" draw:layer="layout" svg:width="0.194cm" svg:height="0.252cm" svg:x="1.15cm" svg:y="3.449cm" svg:viewBox="0 0 195 253" svg:d="M28 8c39-25 100 10 138 77 39 67 39 139 0 160-28 18-71 4-106-35-36-40-60-96-60-142 0-29 10-53 28-60z">
          <text:p/>
        </draw:path>
        <draw:polygon draw:style-name="gr7" draw:text-style-name="P2" draw:layer="layout" svg:width="0cm" svg:height="0cm" svg:x="4.751cm" svg:y="4.307cm" svg:viewBox="0 0 0 0" draw:points="0,0">
          <text:p/>
        </draw:polygon>
        <draw:path draw:style-name="gr1" draw:text-style-name="P1" draw:layer="layout" svg:width="0.194cm" svg:height="0.252cm" svg:x="1.15cm" svg:y="4.264cm" svg:viewBox="0 0 195 253" svg:d="M28 8c39-25 100 10 138 77 39 68 39 139 0 160-28 18-71 4-106-35-36-39-60-93-60-142 0-29 10-50 28-60z">
          <text:p/>
        </draw:path>
        <draw:polygon draw:style-name="gr7" draw:text-style-name="P2" draw:layer="layout" svg:width="0cm" svg:height="0cm" svg:x="4.751cm" svg:y="4.307cm" svg:viewBox="0 0 0 0" draw:points="0,0">
          <text:p/>
        </draw:polygon>
        <draw:path draw:style-name="gr1" draw:text-style-name="P1" draw:layer="layout" svg:width="0.783cm" svg:height="0.182cm" svg:x="2.367cm" svg:y="1.313cm" svg:viewBox="0 0 784 183" svg:d="M784 183c-11-42-46-81-95-116-166-89-425-89-591 0-52 35-84 74-98 116 77-81 229-135 392-135 166 0 318 54 392 135z">
          <text:p/>
        </draw:path>
        <draw:polygon draw:style-name="gr7" draw:text-style-name="P2" draw:layer="layout" svg:width="0cm" svg:height="0cm" svg:x="4.751cm" svg:y="4.307cm" svg:viewBox="0 0 0 0" draw:points="0,0">
          <text:p/>
        </draw:polygon>
        <draw:polygon draw:style-name="gr1" draw:text-style-name="P1" draw:layer="layout" svg:width="0.339cm" svg:height="0.197cm" svg:x="4.194cm" svg:y="5.274cm" svg:viewBox="0 0 340 198" draw:points="177,188 340,95 177,0 114,38 43,81 0,102 163,198">
          <text:p/>
        </draw:polygon>
        <draw:polygon draw:style-name="gr7" draw:text-style-name="P2" draw:layer="layout" svg:width="0cm" svg:height="0cm" svg:x="4.751cm" svg:y="4.307cm" svg:viewBox="0 0 0 0" draw:points="0,0">
          <text:p/>
        </draw:polygon>
        <draw:path draw:style-name="gr1" draw:text-style-name="P1" draw:layer="layout" svg:width="0.222cm" svg:height="0.446cm" svg:x="5.074cm" svg:y="3.572cm" svg:viewBox="0 0 223 447" svg:d="M202 33c-32-14-67-14-92 0-44 25-58 95-33 173 26 82 86 156 146 188l-36 53c-63-36-128-113-159-194-36-86-36-167-4-213 35-49 96-53 160-14 7 0 14 3 18 7z">
          <text:p/>
        </draw:path>
        <draw:polygon draw:style-name="gr7" draw:text-style-name="P2" draw:layer="layout" svg:width="0cm" svg:height="0cm" svg:x="4.751cm" svg:y="4.307cm" svg:viewBox="0 0 0 0" draw:points="0,0">
          <text:p/>
        </draw:polygon>
        <draw:path draw:style-name="gr1" draw:text-style-name="P1" draw:layer="layout" svg:width="0.727cm" svg:height="0.423cm" svg:x="2.797cm" svg:y="2.748cm" svg:viewBox="0 0 728 424" svg:d="M198 424c14-4 24-7 38-7l481-279c4-7 7-14 11-21-28-35-50-74-64-113v-4c-21 209-308 371-664 382 67 10 134 21 198 42z">
          <text:p/>
        </draw:path>
        <draw:polygon draw:style-name="gr7" draw:text-style-name="P2" draw:layer="layout" svg:width="0cm" svg:height="0cm" svg:x="4.751cm" svg:y="4.307cm" svg:viewBox="0 0 0 0" draw:points="0,0">
          <text:p/>
        </draw:polygon>
        <draw:path draw:style-name="gr1" draw:text-style-name="P1" draw:layer="layout" svg:width="1.161cm" svg:height="0.672cm" svg:x="3.473cm" svg:y="3.137cm" svg:viewBox="0 0 1162 673" svg:d="M58 122l-32-17c-35-22-35-57 0-78l21-11c36-21 95-21 131 0l282 163h-4c4 0 4 0 8 0 205-71 473-39 611 70 141 113 106 268-74 361-184 88-456 85-626-14-148-89-180-223-70-329h3c-3 0-3 0-3 0-110 106-78 240 70 329 170 99 442 102 626 14 180-93 215-248 74-361-138-109-406-141-611-70-15 3-29 10-43 17v36l-275-159c-18-11-49-11-71 0l-17 10c-7 4-14 11-14 22 0 7 7 14 14 17z">
          <text:p/>
        </draw:path>
        <draw:polygon draw:style-name="gr7" draw:text-style-name="P2" draw:layer="layout" svg:width="0cm" svg:height="0cm" svg:x="4.751cm" svg:y="4.307cm" svg:viewBox="0 0 0 0" draw:points="0,0">
          <text:p/>
        </draw:polygon>
        <draw:path draw:style-name="gr1" draw:text-style-name="P1" draw:layer="layout" svg:width="0.129cm" svg:height="0.357cm" svg:x="3.342cm" svg:y="3.471cm" svg:viewBox="0 0 130 358" svg:d="M130 290c0 25 0 39 0 50-4 10-4 14-7 17-7 4-18-7-32-28s-32-49-50-89c-14-36-29-74-36-110-7-35-7-70 0-91 4-18 14-32 22-36 14-7 32-3 46 11 18 18 29 46 39 81 7 25 11 49 14 81 0 11 0 25 4 39 0 25 0 54 0 75z">
          <text:p/>
        </draw:path>
        <draw:polygon draw:style-name="gr7" draw:text-style-name="P2" draw:layer="layout" svg:width="0cm" svg:height="0cm" svg:x="4.751cm" svg:y="4.307cm" svg:viewBox="0 0 0 0" draw:points="0,0">
          <text:p/>
        </draw:polygon>
        <draw:path draw:style-name="gr1" draw:text-style-name="P1" draw:layer="layout" svg:width="0.339cm" svg:height="0.318cm" svg:x="4.811cm" svg:y="5.912cm" svg:viewBox="0 0 340 319" svg:d="M340 319l-14-135-152-85c0 25-7 46-21 53-25 14-60 3-89-28-32-32-49-78-49-113 0-4 0-4 0-4l-15-7v95 29z">
          <text:p/>
        </draw:path>
        <draw:polygon draw:style-name="gr7" draw:text-style-name="P2" draw:layer="layout" svg:width="0cm" svg:height="0cm" svg:x="4.751cm" svg:y="4.307cm" svg:viewBox="0 0 0 0" draw:points="0,0">
          <text:p/>
        </draw:polygon>
        <draw:path draw:style-name="gr1" draw:text-style-name="P1" draw:layer="layout" svg:width="0.794cm" svg:height="0.212cm" svg:x="2.363cm" svg:y="1.361cm" svg:viewBox="0 0 795 213" svg:d="M795 171c0-11 0-25-7-36-74-81-226-135-393-135-162 0-314 54-391 135-4 11-4 25-4 36 0 14 0 28 7 42 39-109 201-184 388-184 192 0 354 75 393 184 3-14 7-28 7-42z">
          <text:p/>
        </draw:path>
        <draw:polygon draw:style-name="gr7" draw:text-style-name="P2" draw:layer="layout" svg:width="0cm" svg:height="0cm" svg:x="4.751cm" svg:y="4.307cm" svg:viewBox="0 0 0 0" draw:points="0,0">
          <text:p/>
        </draw:polygon>
        <draw:path draw:style-name="gr1" draw:text-style-name="P1" draw:layer="layout" svg:width="0.187cm" svg:height="0.202cm" svg:x="3.037cm" svg:y="3.547cm" svg:viewBox="0 0 188 203" svg:d="M163 196c11-7 25-25 25-53 0-15-7-32-11-46-3-14-10-25-17-36-11-14-18-24-29-31-21-21-42-25-56-29-18-3-32 0-42 8-8 3-15 10-22 17-4 11-11 18-11 39 0 18 7 32 14 42 0 7 4 14 7 18 15 21 29 35 43 46 15 11 32 22 50 29 14 4 32 4 49-4z">
          <text:p/>
        </draw:path>
        <draw:polygon draw:style-name="gr7" draw:text-style-name="P2" draw:layer="layout" svg:width="0cm" svg:height="0cm" svg:x="4.751cm" svg:y="4.307cm" svg:viewBox="0 0 0 0" draw:points="0,0">
          <text:p/>
        </draw:polygon>
        <draw:path draw:style-name="gr1" draw:text-style-name="P1" draw:layer="layout" svg:width="0.187cm" svg:height="0.201cm" svg:x="3.037cm" svg:y="4.282cm" svg:viewBox="0 0 188 202" svg:d="M170 192c11-11 18-25 18-50 0-21-7-46-18-63-10-21-28-40-39-51-14-10-28-17-38-24-25-7-43-4-60 7-8 3-15 7-22 17-4 8-11 19-11 37 0 21 7 35 14 46 0 7 4 10 7 17 15 18 29 32 43 43 15 14 32 21 50 28 14 3 32 7 49-4 0 0 4-3 7-3z">
          <text:p/>
        </draw:path>
        <draw:polygon draw:style-name="gr7" draw:text-style-name="P2" draw:layer="layout" svg:width="0cm" svg:height="0cm" svg:x="4.751cm" svg:y="4.307cm" svg:viewBox="0 0 0 0" draw:points="0,0">
          <text:p/>
        </draw:polygon>
        <draw:path draw:style-name="gr1" draw:text-style-name="P1" draw:layer="layout" svg:width="0.187cm" svg:height="0.201cm" svg:x="3.037cm" svg:y="4.956cm" svg:viewBox="0 0 188 202" svg:d="M170 191c11-11 18-25 18-51 0-21-7-46-18-67-10-21-28-35-39-46-14-10-24-17-38-21-25-10-43-7-60 0-8 7-15 11-22 21-4 7-11 18-11 36 0 17 7 31 14 42 0 7 7 14 7 21 15 19 29 33 43 47 15 10 32 18 50 25 14 3 32 7 49-4 0 0 4-3 7-3z">
          <text:p/>
        </draw:path>
        <draw:polygon draw:style-name="gr7" draw:text-style-name="P2" draw:layer="layout" svg:width="0cm" svg:height="0cm" svg:x="4.751cm" svg:y="4.307cm" svg:viewBox="0 0 0 0" draw:points="0,0">
          <text:p/>
        </draw:polygon>
        <draw:path draw:style-name="gr1" draw:text-style-name="P1" draw:layer="layout" svg:width="0.167cm" svg:height="0.216cm" svg:x="2.224cm" svg:y="2.855cm" svg:viewBox="0 0 168 217" svg:d="M59 3c-14-4-25-4-33 4-35 17-35 82 0 138 33 53 86 85 118 67 14-10 24-28 24-53 0-10-3-21-3-28-11-28-28-49-46-74-18-19-39-40-60-54z">
          <text:p/>
        </draw:path>
        <draw:polygon draw:style-name="gr7" draw:text-style-name="P2" draw:layer="layout" svg:width="0cm" svg:height="0cm" svg:x="4.751cm" svg:y="4.307cm" svg:viewBox="0 0 0 0" draw:points="0,0">
          <text:p/>
        </draw:polygon>
        <draw:path draw:style-name="gr1" draw:text-style-name="P1" draw:layer="layout" svg:width="0.167cm" svg:height="0.215cm" svg:x="2.224cm" svg:y="3.67cm" svg:viewBox="0 0 168 216" svg:d="M59 2c-14-4-25 0-33 3-35 18-35 83 0 139 33 56 86 85 118 67 14-11 24-28 24-53 0-10-3-17-3-28-11-25-28-53-50-75-17-21-35-39-56-53z">
          <text:p/>
        </draw:path>
        <draw:polygon draw:style-name="gr7" draw:text-style-name="P2" draw:layer="layout" svg:width="0cm" svg:height="0cm" svg:x="4.751cm" svg:y="4.307cm" svg:viewBox="0 0 0 0" draw:points="0,0">
          <text:p/>
        </draw:polygon>
        <draw:path draw:style-name="gr1" draw:text-style-name="P1" draw:layer="layout" svg:width="0.326cm" svg:height="0.16cm" svg:x="5.843cm" svg:y="6.952cm" svg:viewBox="0 0 327 161" svg:d="M49 139v4c-4-11-7-18-7-26 3-35 56-60 123-53 65 4 118 36 114 72 0 7-7 17-14 25 11-4 18-8 25-11 53-33 49-82-11-117-60-36-156-43-220-18-67 25-77 74-28 114 4 3 11 7 18 10z">
          <text:p/>
        </draw:path>
        <draw:polygon draw:style-name="gr7" draw:text-style-name="P2" draw:layer="layout" svg:width="0cm" svg:height="0cm" svg:x="4.751cm" svg:y="4.307cm" svg:viewBox="0 0 0 0" draw:points="0,0">
          <text:p/>
        </draw:polygon>
        <draw:polygon draw:style-name="gr1" draw:text-style-name="P1" draw:layer="layout" svg:width="0.303cm" svg:height="0.19cm" svg:x="4.582cm" svg:y="3.598cm" svg:viewBox="0 0 304 191" draw:points="273,85 85,191 0,145 248,0 304,32">
          <text:p/>
        </draw:polygon>
        <draw:polygon draw:style-name="gr7" draw:text-style-name="P2" draw:layer="layout" svg:width="0cm" svg:height="0cm" svg:x="4.751cm" svg:y="4.307cm" svg:viewBox="0 0 0 0" draw:points="0,0">
          <text:p/>
        </draw:polygon>
        <draw:path draw:style-name="gr1" draw:text-style-name="P1" draw:layer="layout" svg:width="0.162cm" svg:height="0.204cm" svg:x="4.822cm" svg:y="5.867cm" svg:viewBox="0 0 163 205" svg:d="M142 201c-26 11-61 0-89-31-32-33-49-79-49-114l159 88c0 29-7 47-21 57l21-57v-4c-3-35-21-77-54-109-28-28-63-39-84-25-14 7-21 21-25 46h4v4z">
          <text:p/>
        </draw:path>
        <draw:polygon draw:style-name="gr7" draw:text-style-name="P2" draw:layer="layout" svg:width="0cm" svg:height="0cm" svg:x="4.751cm" svg:y="4.307cm" svg:viewBox="0 0 0 0" draw:points="0,0">
          <text:p/>
        </draw:polygon>
        <draw:path draw:style-name="gr1" draw:text-style-name="P1" draw:layer="layout" svg:width="0.24cm" svg:height="0.188cm" svg:x="4.808cm" svg:y="3.552cm" svg:viewBox="0 0 241 189" svg:d="M241 21c-7 18-14 42-18 67-3 44-25 75-49 89-25 14-53 14-86 7l-88-28 42-21 128-79-67-17 67-39 46 14z">
          <text:p/>
        </draw:path>
        <draw:polygon draw:style-name="gr7" draw:text-style-name="P2" draw:layer="layout" svg:width="0cm" svg:height="0cm" svg:x="4.751cm" svg:y="4.307cm" svg:viewBox="0 0 0 0" draw:points="0,0">
          <text:p/>
        </draw:polygon>
        <draw:path draw:style-name="gr1" draw:text-style-name="P1" draw:layer="layout" svg:width="0.236cm" svg:height="0.11cm" svg:x="5.602cm" svg:y="7.147cm" svg:viewBox="0 0 237 111" svg:d="M223 96c10-7 14-14 14-25 4-32-46-64-114-71-63-4-120 17-123 53 0 8 3 18 10 25 57 36 152 43 213 18z">
          <text:p/>
        </draw:path>
        <draw:polygon draw:style-name="gr7" draw:text-style-name="P2" draw:layer="layout" svg:width="0cm" svg:height="0cm" svg:x="4.751cm" svg:y="4.307cm" svg:viewBox="0 0 0 0" draw:points="0,0">
          <text:p/>
        </draw:polygon>
        <draw:path draw:style-name="gr1" draw:text-style-name="P1" draw:layer="layout" svg:width="0.236cm" svg:height="0.11cm" svg:x="5.884cm" svg:y="7.016cm" svg:viewBox="0 0 237 111" svg:d="M223 97c7-8 14-15 14-26 4-32-49-64-114-71-67-3-120 18-123 53 0 7 3 18 7 25 60 36 153 43 216 19z">
          <text:p/>
        </draw:path>
        <draw:polygon draw:style-name="gr7" draw:text-style-name="P2" draw:layer="layout" svg:width="0cm" svg:height="0cm" svg:x="4.751cm" svg:y="4.307cm" svg:viewBox="0 0 0 0" draw:points="0,0">
          <text:p/>
        </draw:polygon>
        <draw:path draw:style-name="gr1" draw:text-style-name="P1" draw:layer="layout" svg:width="0.48cm" svg:height="0.279cm" svg:x="3.033cm" svg:y="2.885cm" svg:viewBox="0 0 481 280" svg:d="M0 280c224-49 400-148 481-280z">
          <text:p/>
        </draw:path>
        <draw:polygon draw:style-name="gr7" draw:text-style-name="P2" draw:layer="layout" svg:width="0cm" svg:height="0cm" svg:x="4.751cm" svg:y="4.307cm" svg:viewBox="0 0 0 0" draw:points="0,0">
          <text:p/>
        </draw:polygon>
        <draw:path draw:style-name="gr1" draw:text-style-name="P1" draw:layer="layout" svg:width="0.296cm" svg:height="0.213cm" svg:x="3.552cm" svg:y="4.663cm" svg:viewBox="0 0 297 214" svg:d="M0 0c11 43 28 78 46 111 21 35 49 63 81 84 33 14 64 21 89 18 32-4 60-18 81-39-127-39-230-100-297-174z">
          <text:p/>
        </draw:path>
        <draw:polygon draw:style-name="gr7" draw:text-style-name="P2" draw:layer="layout" svg:width="0cm" svg:height="0cm" svg:x="4.751cm" svg:y="4.307cm" svg:viewBox="0 0 0 0" draw:points="0,0">
          <text:p/>
        </draw:polygon>
        <draw:path draw:style-name="gr1" draw:text-style-name="P1" draw:layer="layout" svg:width="0.141cm" svg:height="0.183cm" svg:x="5.489cm" svg:y="5.684cm" svg:viewBox="0 0 142 184" svg:d="M142 52c0-21-7-39-21-46-29-18-75 7-100 56-28 51-28 104 0 118 18 10 49 3 79-25 24-28 42-71 42-103z">
          <text:p/>
        </draw:path>
        <draw:polygon draw:style-name="gr7" draw:text-style-name="P2" draw:layer="layout" svg:width="0cm" svg:height="0cm" svg:x="4.751cm" svg:y="4.307cm" svg:viewBox="0 0 0 0" draw:points="0,0">
          <text:p/>
        </draw:polygon>
        <draw:path draw:style-name="gr1" draw:text-style-name="P1" draw:layer="layout" svg:width="0.145cm" svg:height="0.183cm" svg:x="6.582cm" svg:y="3.786cm" svg:viewBox="0 0 146 184" svg:d="M146 52c0-25-11-39-21-46-29-18-75 7-103 56-29 46-29 100 0 118 21 10 49 0 77-28 29-30 47-69 47-100z">
          <text:p/>
        </draw:path>
        <draw:polygon draw:style-name="gr7" draw:text-style-name="P2" draw:layer="layout" svg:width="0cm" svg:height="0cm" svg:x="4.751cm" svg:y="4.307cm" svg:viewBox="0 0 0 0" draw:points="0,0">
          <text:p/>
        </draw:polygon>
        <draw:path draw:style-name="gr1" draw:text-style-name="P1" draw:layer="layout" svg:width="0.141cm" svg:height="0.185cm" svg:x="5.489cm" svg:y="4.419cm" svg:viewBox="0 0 142 186" svg:d="M142 50c0-21-7-39-21-46-29-14-75 11-100 60-28 47-28 100 0 118 18 10 49 0 79-28 24-29 42-69 42-104z">
          <text:p/>
        </draw:path>
        <draw:polygon draw:style-name="gr7" draw:text-style-name="P2" draw:layer="layout" svg:width="0cm" svg:height="0cm" svg:x="4.751cm" svg:y="4.307cm" svg:viewBox="0 0 0 0" draw:points="0,0">
          <text:p/>
        </draw:polygon>
        <draw:path draw:style-name="gr1" draw:text-style-name="P1" draw:layer="layout" svg:width="0.145cm" svg:height="0.184cm" svg:x="6.582cm" svg:y="5.051cm" svg:viewBox="0 0 146 185" svg:d="M146 51c0-21-11-39-21-47-29-14-75 11-103 61-29 46-29 99 0 116 21 11 49 0 77-28 29-28 47-67 47-102z">
          <text:p/>
        </draw:path>
        <draw:polygon draw:style-name="gr7" draw:text-style-name="P2" draw:layer="layout" svg:width="0cm" svg:height="0cm" svg:x="4.751cm" svg:y="4.307cm" svg:viewBox="0 0 0 0" draw:points="0,0">
          <text:p/>
        </draw:polygon>
        <draw:path draw:style-name="gr1" draw:text-style-name="P1" draw:layer="layout" svg:width="0.221cm" svg:height="0.298cm" svg:x="2.181cm" svg:y="2.825cm" svg:viewBox="0 0 222 299" svg:d="M83 21c4 4 11 7 18 11-14-4-25-4-35 4-32 17-32 77 0 134 31 56 89 88 121 70 14-10 24-28 24-56 0-7-3-18-3-29 7 22 14 46 14 71 0 28-11 53-25 72-49 10-117-37-156-107-46-71-53-152-21-191 17 0 39 4 63 21z">
          <text:p/>
        </draw:path>
        <draw:polygon draw:style-name="gr7" draw:text-style-name="P2" draw:layer="layout" svg:width="0cm" svg:height="0cm" svg:x="4.751cm" svg:y="4.307cm" svg:viewBox="0 0 0 0" draw:points="0,0">
          <text:p/>
        </draw:polygon>
        <draw:path draw:style-name="gr1" draw:text-style-name="P1" draw:layer="layout" svg:width="0.22cm" svg:height="0.298cm" svg:x="2.182cm" svg:y="3.64cm" svg:viewBox="0 0 221 299" svg:d="M19 0c7 0 17 0 28 4 11 3 21 10 35 17 4 4 11 7 14 11-10-4-21 0-31 3-32 18-32 83 0 139 31 56 89 85 121 67 14-11 24-28 24-53 0-10-3-17-3-28 7 21 14 46 14 67 0 32-11 53-25 71-49 10-117-36-156-106-42-71-53-153-21-192z">
          <text:p/>
        </draw:path>
        <draw:polygon draw:style-name="gr7" draw:text-style-name="P2" draw:layer="layout" svg:width="0cm" svg:height="0cm" svg:x="4.751cm" svg:y="4.307cm" svg:viewBox="0 0 0 0" draw:points="0,0">
          <text:p/>
        </draw:polygon>
        <draw:path draw:style-name="gr1" draw:text-style-name="P1" draw:layer="layout" svg:width="0.395cm" svg:height="0.181cm" svg:x="6.141cm" svg:y="2.635cm" svg:viewBox="0 0 396 182" svg:d="M113 15l283 167c-32-18-71-21-113-7l-283-167c43-11 82-11 113 7z">
          <text:p/>
        </draw:path>
        <draw:polygon draw:style-name="gr7" draw:text-style-name="P2" draw:layer="layout" svg:width="0cm" svg:height="0cm" svg:x="4.751cm" svg:y="4.307cm" svg:viewBox="0 0 0 0" draw:points="0,0">
          <text:p/>
        </draw:polygon>
        <draw:path draw:style-name="gr1" draw:text-style-name="P1" draw:layer="layout" svg:width="0.236cm" svg:height="0.321cm" svg:x="2.141cm" svg:y="3.64cm" svg:viewBox="0 0 237 322" svg:d="M32 181c7 21 17 46 31 71 7 10 18 21 29 31 11 11 22 18 32 25 18 11 36 14 53 14 14 0 28-3 39-10 7-4 14-7 21-14-49 10-116-36-156-106-42-71-53-153-21-192-7 0-14 4-18 7-3 0-7 4-10 11-7 3-11 10-18 21-4 4-7 7-7 15-4 7-4 14-7 21 0 7 0 18 0 25s0 14 3 18c4 10 4 17 7 24 8 18 15 29 22 39z">
          <text:p/>
        </draw:path>
        <draw:polygon draw:style-name="gr7" draw:text-style-name="P2" draw:layer="layout" svg:width="0cm" svg:height="0cm" svg:x="4.751cm" svg:y="4.307cm" svg:viewBox="0 0 0 0" draw:points="0,0">
          <text:p/>
        </draw:polygon>
        <draw:path draw:style-name="gr1" draw:text-style-name="P1" draw:layer="layout" svg:width="0.181cm" svg:height="0.243cm" svg:x="1.231cm" svg:y="3.415cm" svg:viewBox="0 0 182 244" svg:d="M0 24c35 7 74 39 102 86 29 49 36 99 21 134l19-11 14-7c35-21 35-88 0-145-36-64-93-96-125-75l-14 8z">
          <text:p/>
        </draw:path>
        <draw:polygon draw:style-name="gr7" draw:text-style-name="P2" draw:layer="layout" svg:width="0cm" svg:height="0cm" svg:x="4.751cm" svg:y="4.307cm" svg:viewBox="0 0 0 0" draw:points="0,0">
          <text:p/>
        </draw:polygon>
        <draw:path draw:style-name="gr1" draw:text-style-name="P1" draw:layer="layout" svg:width="0.181cm" svg:height="0.243cm" svg:x="1.231cm" svg:y="4.23cm" svg:viewBox="0 0 182 244" svg:d="M0 25c35 7 74 39 102 85 29 46 36 98 21 134l19-11 14-7c35-21 35-88 0-148-36-60-93-93-125-71l-14 7z">
          <text:p/>
        </draw:path>
        <draw:polygon draw:style-name="gr7" draw:text-style-name="P2" draw:layer="layout" svg:width="0cm" svg:height="0cm" svg:x="4.751cm" svg:y="4.307cm" svg:viewBox="0 0 0 0" draw:points="0,0">
          <text:p/>
        </draw:polygon>
        <draw:path draw:style-name="gr1" draw:text-style-name="P1" draw:layer="layout" svg:width="0.522cm" svg:height="0.303cm" svg:x="3.143cm" svg:y="2.949cm" svg:viewBox="0 0 523 304" svg:d="M60 304c-18-10-39-21-60-32 208-57 378-152 473-272 15 10 32 21 50 35z">
          <text:p/>
        </draw:path>
        <draw:polygon draw:style-name="gr7" draw:text-style-name="P2" draw:layer="layout" svg:width="0cm" svg:height="0cm" svg:x="4.751cm" svg:y="4.307cm" svg:viewBox="0 0 0 0" draw:points="0,0">
          <text:p/>
        </draw:polygon>
        <draw:path draw:style-name="gr1" draw:text-style-name="P1" draw:layer="layout" svg:width="0.222cm" svg:height="0.321cm" svg:x="2.155cm" svg:y="2.825cm" svg:viewBox="0 0 223 322" svg:d="M46 0c-7 0-14 4-18 4-10 7-17 14-24 35-4 11-4 25-4 49 0 22 4 43 7 57 0 7 4 18 7 25 7 31 21 61 39 85 14 21 35 39 56 53 18 11 32 14 50 14 17 0 32-3 43-10 7-4 14-11 21-14-50 10-117-36-160-107-42-71-49-152-17-191z">
          <text:p/>
        </draw:path>
        <draw:polygon draw:style-name="gr7" draw:text-style-name="P2" draw:layer="layout" svg:width="0cm" svg:height="0cm" svg:x="4.751cm" svg:y="4.307cm" svg:viewBox="0 0 0 0" draw:points="0,0">
          <text:p/>
        </draw:polygon>
        <draw:path draw:style-name="gr1" draw:text-style-name="P1" draw:layer="layout" svg:width="0.085cm" svg:height="0.303cm" svg:x="3.453cm" svg:y="5.122cm" svg:viewBox="0 0 86 304" svg:d="M21 162c0 7 0 18 0 29 0 4 0 11 0 18 0 4 0 11 0 18s0 17 0 21c0 7 0 10 0 14 0 3 0 7 0 7 0 7 0 11 0 14-3 14-3 21-7 21l30-14c24-14 42-49 42-92 0-68-35-145-86-198 11 46 18 102 21 162z">
          <text:p/>
        </draw:path>
        <draw:polygon draw:style-name="gr7" draw:text-style-name="P2" draw:layer="layout" svg:width="0cm" svg:height="0cm" svg:x="4.751cm" svg:y="4.307cm" svg:viewBox="0 0 0 0" draw:points="0,0">
          <text:p/>
        </draw:polygon>
        <draw:path draw:style-name="gr1" draw:text-style-name="P1" draw:layer="layout" svg:width="0.113cm" svg:height="0.141cm" svg:x="4.448cm" svg:y="6.012cm" svg:viewBox="0 0 114 142" svg:d="M28 142l86-49-18-11c18-33 14-68-3-79-19-7-40 0-61 22-21 21-32 49-32 78 0 11 4 21 11 28z">
          <text:p/>
        </draw:path>
        <draw:polygon draw:style-name="gr7" draw:text-style-name="P2" draw:layer="layout" svg:width="0cm" svg:height="0cm" svg:x="4.751cm" svg:y="4.307cm" svg:viewBox="0 0 0 0" draw:points="0,0">
          <text:p/>
        </draw:polygon>
        <draw:path draw:style-name="gr1" draw:text-style-name="P1" draw:layer="layout" svg:width="0.141cm" svg:height="0.169cm" svg:x="6.967cm" svg:y="3.697cm" svg:viewBox="0 0 142 170" svg:d="M19 145c-4-3-12-7-12-14-4-7-7-14-7-21 0-26 10-50 29-75 14-18 35-32 53-35 7 0 14 0 21 3l39 25c-18 3-39 21-56 42-18 25-29 54-29 79 0 7 4 14 4 21z">
          <text:p/>
        </draw:path>
        <draw:polygon draw:style-name="gr7" draw:text-style-name="P2" draw:layer="layout" svg:width="0cm" svg:height="0cm" svg:x="4.751cm" svg:y="4.307cm" svg:viewBox="0 0 0 0" draw:points="0,0">
          <text:p/>
        </draw:polygon>
        <draw:path draw:style-name="gr1" draw:text-style-name="P1" draw:layer="layout" svg:width="0.141cm" svg:height="0.17cm" svg:x="7.288cm" svg:y="3.513cm" svg:viewBox="0 0 142 171" svg:d="M18 146c-8-4-11-7-15-14-3-7-3-15-3-26 0-21 7-49 25-71 17-21 35-35 53-35 7 0 14 0 21 4l43 21c-21 7-43 21-61 46-18 21-28 54-28 75 0 10 3 17 7 25z">
          <text:p/>
        </draw:path>
        <draw:polygon draw:style-name="gr7" draw:text-style-name="P2" draw:layer="layout" svg:width="0cm" svg:height="0cm" svg:x="4.751cm" svg:y="4.307cm" svg:viewBox="0 0 0 0" draw:points="0,0">
          <text:p/>
        </draw:polygon>
        <draw:polygon draw:style-name="gr1" draw:text-style-name="P1" draw:layer="layout" svg:width="0.134cm" svg:height="0.155cm" svg:x="4.963cm" svg:y="4.921cm" svg:viewBox="0 0 135 156" draw:points="0,81 135,156 135,0">
          <text:p/>
        </draw:polygon>
        <draw:polygon draw:style-name="gr7" draw:text-style-name="P2" draw:layer="layout" svg:width="0cm" svg:height="0cm" svg:x="4.751cm" svg:y="4.307cm" svg:viewBox="0 0 0 0" draw:points="0,0">
          <text:p/>
        </draw:polygon>
        <draw:path draw:style-name="gr1" draw:text-style-name="P1" draw:layer="layout" svg:width="0.108cm" svg:height="0.137cm" svg:x="6.316cm" svg:y="2.956cm" svg:viewBox="0 0 109 138" svg:d="M109 39c0-18-7-29-18-36-21-10-54 7-75 43-21 35-21 78 0 89 14 7 40 0 57-18 21-25 36-54 36-78z">
          <text:p/>
        </draw:path>
        <draw:polygon draw:style-name="gr7" draw:text-style-name="P2" draw:layer="layout" svg:width="0cm" svg:height="0cm" svg:x="4.751cm" svg:y="4.307cm" svg:viewBox="0 0 0 0" draw:points="0,0">
          <text:p/>
        </draw:polygon>
        <draw:path draw:style-name="gr1" draw:text-style-name="P1" draw:layer="layout" svg:width="0.108cm" svg:height="0.136cm" svg:x="1.192cm" svg:y="4.322cm" svg:viewBox="0 0 109 137" svg:d="M18 3c22-11 53 7 75 42 21 35 21 79 0 89-14 7-39 0-58-21-21-22-35-50-35-75 0-18 7-32 18-35z">
          <text:p/>
        </draw:path>
        <draw:polygon draw:style-name="gr7" draw:text-style-name="P2" draw:layer="layout" svg:width="0cm" svg:height="0cm" svg:x="4.751cm" svg:y="4.307cm" svg:viewBox="0 0 0 0" draw:points="0,0">
          <text:p/>
        </draw:polygon>
        <draw:path draw:style-name="gr1" draw:text-style-name="P1" draw:layer="layout" svg:width="0.108cm" svg:height="0.136cm" svg:x="1.192cm" svg:y="3.507cm" svg:viewBox="0 0 109 137" svg:d="M18 3c22-11 53 7 75 42 21 35 21 79 0 89-14 7-39 0-58-21-21-22-35-50-35-75 0-18 7-32 18-35z">
          <text:p/>
        </draw:path>
        <draw:polygon draw:style-name="gr7" draw:text-style-name="P2" draw:layer="layout" svg:width="0cm" svg:height="0cm" svg:x="4.751cm" svg:y="4.307cm" svg:viewBox="0 0 0 0" draw:points="0,0">
          <text:p/>
        </draw:polygon>
        <draw:path draw:style-name="gr1" draw:text-style-name="P1" draw:layer="layout" svg:width="0.108cm" svg:height="0.138cm" svg:x="5.998cm" svg:y="3.14cm" svg:viewBox="0 0 109 139" svg:d="M109 38c0-18-7-28-18-35-21-11-53 7-75 42-21 40-21 79 0 89 14 11 40 0 58-21 21-21 35-50 35-75z">
          <text:p/>
        </draw:path>
        <draw:polygon draw:style-name="gr7" draw:text-style-name="P2" draw:layer="layout" svg:width="0cm" svg:height="0cm" svg:x="4.751cm" svg:y="4.307cm" svg:viewBox="0 0 0 0" draw:points="0,0">
          <text:p/>
        </draw:polygon>
        <draw:polygon draw:style-name="gr1" draw:text-style-name="P1" draw:layer="layout" svg:width="0.102cm" svg:height="0.201cm" svg:x="5.563cm" svg:y="6.096cm" svg:viewBox="0 0 103 202" draw:points="103,0 103,202 0,85">
          <text:p/>
        </draw:polygon>
        <draw:polygon draw:style-name="gr7" draw:text-style-name="P2" draw:layer="layout" svg:width="0cm" svg:height="0cm" svg:x="4.751cm" svg:y="4.307cm" svg:viewBox="0 0 0 0" draw:points="0,0">
          <text:p/>
        </draw:polygon>
        <draw:path draw:style-name="gr1" draw:text-style-name="P1" draw:layer="layout" svg:width="0.085cm" svg:height="0.145cm" svg:x="4.582cm" svg:y="3.739cm" svg:viewBox="0 0 86 146" svg:d="M0 146c32 0 60-4 86-11v-86l-86-49z">
          <text:p/>
        </draw:path>
        <draw:polygon draw:style-name="gr7" draw:text-style-name="P2" draw:layer="layout" svg:width="0cm" svg:height="0cm" svg:x="4.751cm" svg:y="4.307cm" svg:viewBox="0 0 0 0" draw:points="0,0">
          <text:p/>
        </draw:polygon>
        <draw:path draw:style-name="gr1" draw:text-style-name="P1" draw:layer="layout" svg:width="0.794cm" svg:height="0.237cm" svg:x="2.363cm" svg:y="1.294cm" svg:viewBox="0 0 795 238" svg:d="M0 234v4c0-11 0-25 4-36 14-42 46-84 98-116 4-4 7-7 11-7 159-93 410-93 565 0 4 0 11 3 15 7 49 32 84 74 95 116 7 11 7 25 7 36 0-4 0-4 0-4 0-127-177-234-400-234-218 0-395 107-395 234z">
          <text:p/>
        </draw:path>
        <draw:polygon draw:style-name="gr7" draw:text-style-name="P2" draw:layer="layout" svg:width="0cm" svg:height="0cm" svg:x="4.751cm" svg:y="4.307cm" svg:viewBox="0 0 0 0" draw:points="0,0">
          <text:p/>
        </draw:polygon>
        <draw:polygon draw:style-name="gr7" draw:text-style-name="P2" draw:layer="layout" svg:width="0cm" svg:height="0cm" svg:x="4.751cm" svg:y="4.307cm" svg:viewBox="0 0 0 0" draw:points="0,0">
          <text:p/>
        </draw:polygon>
        <draw:polygon draw:style-name="gr1" draw:text-style-name="P1" draw:layer="layout" svg:width="0.042cm" svg:height="0.212cm" svg:x="5.665cm" svg:y="6.088cm" svg:viewBox="0 0 43 213" draw:points="11,0 43,185 0,213 0,8">
          <text:p/>
        </draw:polygon>
        <draw:polygon draw:style-name="gr7" draw:text-style-name="P2" draw:layer="layout" svg:width="0cm" svg:height="0cm" svg:x="4.751cm" svg:y="4.307cm" svg:viewBox="0 0 0 0" draw:points="0,0">
          <text:p/>
        </draw:polygon>
        <draw:path draw:style-name="gr1" draw:text-style-name="P1" draw:layer="layout" svg:width="0.074cm" svg:height="0.173cm" svg:x="3.785cm" svg:y="3.411cm" svg:viewBox="0 0 75 174" svg:d="M75 0v85c-14 10-25 21-35 36-15 17-26 35-33 53-4-14-7-25-7-39 0-47 29-96 75-135z">
          <text:p/>
        </draw:path>
        <draw:polygon draw:style-name="gr7" draw:text-style-name="P2" draw:layer="layout" svg:width="0cm" svg:height="0cm" svg:x="4.751cm" svg:y="4.307cm" svg:viewBox="0 0 0 0" draw:points="0,0">
          <text:p/>
        </draw:polygon>
        <draw:polygon draw:style-name="gr1" draw:text-style-name="P1" draw:layer="layout" svg:width="0.194cm" svg:height="0.106cm" svg:x="4.829cm" svg:y="3.524cm" svg:viewBox="0 0 195 107" draw:points="81,67 56,107 0,74 42,49 128,0 195,42 149,28">
          <text:p/>
        </draw:polygon>
        <draw:polygon draw:style-name="gr7" draw:text-style-name="P2" draw:layer="layout" svg:width="0cm" svg:height="0cm" svg:x="4.751cm" svg:y="4.307cm" svg:viewBox="0 0 0 0" draw:points="0,0">
          <text:p/>
        </draw:polygon>
        <draw:path draw:style-name="gr1" draw:text-style-name="P1" draw:layer="layout" svg:width="0.148cm" svg:height="0.113cm" svg:x="5.207cm" svg:y="6.688cm" svg:viewBox="0 0 149 114" svg:d="M82 114l67-29-149-85c17 39 42 78 82 114z">
          <text:p/>
        </draw:path>
        <draw:polygon draw:style-name="gr7" draw:text-style-name="P2" draw:layer="layout" svg:width="0cm" svg:height="0cm" svg:x="4.751cm" svg:y="4.307cm" svg:viewBox="0 0 0 0" draw:points="0,0">
          <text:p/>
        </draw:polygon>
        <draw:path draw:style-name="gr1" draw:text-style-name="P1" draw:layer="layout" svg:width="0.183cm" svg:height="0.254cm" svg:x="1.178cm" svg:y="4.254cm" svg:viewBox="0 0 184 255" svg:d="M0 18l18-11c11-7 22-7 36-7 35 7 74 39 102 85s35 98 21 135c-3 10-10 21-21 24l-18 11c39-21 39-93 0-160-38-67-98-102-138-77z">
          <text:p/>
        </draw:path>
        <draw:polygon draw:style-name="gr7" draw:text-style-name="P2" draw:layer="layout" svg:width="0cm" svg:height="0cm" svg:x="4.751cm" svg:y="4.307cm" svg:viewBox="0 0 0 0" draw:points="0,0">
          <text:p/>
        </draw:polygon>
        <draw:path draw:style-name="gr1" draw:text-style-name="P1" draw:layer="layout" svg:width="0.183cm" svg:height="0.254cm" svg:x="1.178cm" svg:y="3.439cm" svg:viewBox="0 0 184 255" svg:d="M0 18l18-11c11-7 22-7 36-7 35 7 74 39 102 85s35 99 21 130c-3 14-10 25-21 30l-18 10c39-22 39-93 0-160-38-67-98-102-138-77z">
          <text:p/>
        </draw:path>
        <draw:polygon draw:style-name="gr7" draw:text-style-name="P2" draw:layer="layout" svg:width="0cm" svg:height="0cm" svg:x="4.751cm" svg:y="4.307cm" svg:viewBox="0 0 0 0" draw:points="0,0">
          <text:p/>
        </draw:polygon>
        <draw:path draw:style-name="gr1" draw:text-style-name="P1" draw:layer="layout" svg:width="0.175cm" svg:height="0.241cm" svg:x="1.262cm" svg:y="4.214cm" svg:viewBox="0 0 176 242" svg:d="M0 15c36-17 97 14 132 78 35 60 35 127 0 149l18-7c35-26 35-93 0-153-36-63-96-99-132-74z">
          <text:p/>
        </draw:path>
        <draw:polygon draw:style-name="gr7" draw:text-style-name="P2" draw:layer="layout" svg:width="0cm" svg:height="0cm" svg:x="4.751cm" svg:y="4.307cm" svg:viewBox="0 0 0 0" draw:points="0,0">
          <text:p/>
        </draw:polygon>
        <draw:path draw:style-name="gr1" draw:text-style-name="P1" draw:layer="layout" svg:width="0.175cm" svg:height="0.242cm" svg:x="1.262cm" svg:y="3.398cm" svg:viewBox="0 0 176 243" svg:d="M0 16c36-21 97 15 132 78 35 61 35 128 0 149l18-10c35-22 35-89 0-150-36-63-96-98-132-77z">
          <text:p/>
        </draw:path>
        <draw:polygon draw:style-name="gr7" draw:text-style-name="P2" draw:layer="layout" svg:width="0cm" svg:height="0cm" svg:x="4.751cm" svg:y="4.307cm" svg:viewBox="0 0 0 0" draw:points="0,0">
          <text:p/>
        </draw:polygon>
        <draw:path draw:style-name="gr1" draw:text-style-name="P1" draw:layer="layout" svg:width="0.081cm" svg:height="0.152cm" svg:x="5.207cm" svg:y="6.688cm" svg:viewBox="0 0 82 153" svg:d="M0 153l82-39c-39-35-65-74-82-114z">
          <text:p/>
        </draw:path>
        <draw:polygon draw:style-name="gr7" draw:text-style-name="P2" draw:layer="layout" svg:width="0cm" svg:height="0cm" svg:x="4.751cm" svg:y="4.307cm" svg:viewBox="0 0 0 0" draw:points="0,0">
          <text:p/>
        </draw:polygon>
        <draw:path draw:style-name="gr1" draw:text-style-name="P1" draw:layer="layout" svg:width="0.053cm" svg:height="0.12cm" svg:x="3.894cm" svg:y="3.333cm" svg:viewBox="0 0 54 121" svg:d="M4 36v68l-4-104 4 36 50-8-54-28 54 28v86c-3 0-10 4-18 7l-32-17z">
          <text:p/>
        </draw:path>
        <draw:polygon draw:style-name="gr7" draw:text-style-name="P2" draw:layer="layout" svg:width="0cm" svg:height="0cm" svg:x="4.751cm" svg:y="4.307cm" svg:viewBox="0 0 0 0" draw:points="0,0">
          <text:p/>
        </draw:polygon>
        <draw:polygon draw:style-name="gr1" draw:text-style-name="P1" draw:layer="layout" svg:width="0.056cm" svg:height="0.145cm" svg:x="5.143cm" svg:y="4.042cm" svg:viewBox="0 0 57 146" draw:points="0,7 7,0 0,7 0,146 57,65 57,29 7,0">
          <text:p/>
        </draw:polygon>
        <draw:polygon draw:style-name="gr7" draw:text-style-name="P2" draw:layer="layout" svg:width="0cm" svg:height="0cm" svg:x="4.751cm" svg:y="4.307cm" svg:viewBox="0 0 0 0" draw:points="0,0">
          <text:p/>
        </draw:polygon>
        <draw:path draw:style-name="gr1" draw:text-style-name="P1" draw:layer="layout" svg:width="0.713cm" svg:height="0.268cm" svg:x="2.024cm" svg:y="3.15cm" svg:viewBox="0 0 714 269" svg:d="M149 84c123 110 336 181 565 185-290-4-541-114-636-269l-74 53-4-4c4 4 4 4 4 7 49 4 99 14 145 28z">
          <text:p/>
        </draw:path>
        <draw:polygon draw:style-name="gr7" draw:text-style-name="P2" draw:layer="layout" svg:width="0cm" svg:height="0cm" svg:x="4.751cm" svg:y="4.307cm" svg:viewBox="0 0 0 0" draw:points="0,0">
          <text:p/>
        </draw:polygon>
        <draw:path draw:style-name="gr1" draw:text-style-name="P1" draw:layer="layout" svg:width="0.59cm" svg:height="0.076cm" svg:x="2.465cm" svg:y="1.303cm" svg:viewBox="0 0 591 77" svg:d="M591 77c-4 0-11-4-15-7-155-93-406-93-565 0-4 3-7 7-11 7 166-89 425-89 591 0z">
          <text:p/>
        </draw:path>
        <draw:polygon draw:style-name="gr7" draw:text-style-name="P2" draw:layer="layout" svg:width="0cm" svg:height="0cm" svg:x="4.751cm" svg:y="4.307cm" svg:viewBox="0 0 0 0" draw:points="0,0">
          <text:p/>
        </draw:polygon>
        <draw:polygon draw:style-name="gr1" draw:text-style-name="P1" draw:layer="layout" svg:width="0.127cm" svg:height="0.092cm" svg:x="4.85cm" svg:y="3.591cm" svg:viewBox="0 0 128 93" draw:points="128,18 61,0 35,40 0,93">
          <text:p/>
        </draw:polygon>
        <draw:polygon draw:style-name="gr7" draw:text-style-name="P2" draw:layer="layout" svg:width="0cm" svg:height="0cm" svg:x="4.751cm" svg:y="4.307cm" svg:viewBox="0 0 0 0" draw:points="0,0">
          <text:p/>
        </draw:polygon>
        <draw:path draw:style-name="gr1" draw:text-style-name="P1" draw:layer="layout" svg:width="0.025cm" svg:height="0.201cm" svg:x="5.073cm" svg:y="5.348cm" svg:viewBox="0 0 26 202" svg:d="M26 0c-35 45-35 123 0 202z">
          <text:p/>
        </draw:path>
        <draw:polygon draw:style-name="gr7" draw:text-style-name="P2" draw:layer="layout" svg:width="0cm" svg:height="0cm" svg:x="4.751cm" svg:y="4.307cm" svg:viewBox="0 0 0 0" draw:points="0,0">
          <text:p/>
        </draw:polygon>
        <draw:path draw:style-name="gr1" draw:text-style-name="P1" draw:layer="layout" svg:width="0.458cm" svg:height="0.265cm" svg:x="5.094cm" svg:y="3.259cm" svg:viewBox="0 0 459 266" svg:d="M459 0v7l-424 248c-14 4-25 7-35 11z">
          <text:p/>
        </draw:path>
        <draw:polygon draw:style-name="gr7" draw:text-style-name="P2" draw:layer="layout" svg:width="0cm" svg:height="0cm" svg:x="4.751cm" svg:y="4.307cm" svg:viewBox="0 0 0 0" draw:points="0,0">
          <text:p/>
        </draw:polygon>
        <draw:path draw:style-name="gr1" draw:text-style-name="P1" draw:layer="layout" svg:width="0.054cm" svg:height="0.069cm" svg:x="7.404cm" svg:y="3.604cm" svg:viewBox="0 0 55 70" svg:d="M47 2c11 7 11 26 0 47-15 17-29 24-40 21-7-4-7-11-7-18 0-14 4-28 14-40 11-10 22-14 33-10z">
          <text:p/>
        </draw:path>
        <draw:polygon draw:style-name="gr7" draw:text-style-name="P2" draw:layer="layout" svg:width="0cm" svg:height="0cm" svg:x="4.751cm" svg:y="4.307cm" svg:viewBox="0 0 0 0" draw:points="0,0">
          <text:p/>
        </draw:polygon>
        <draw:path draw:style-name="gr1" draw:text-style-name="P1" draw:layer="layout" svg:width="0.058cm" svg:height="0.067cm" svg:x="7.083cm" svg:y="3.787cm" svg:viewBox="0 0 59 68" svg:d="M51 2c10 4 10 25 0 43-14 17-29 29-40 21-7 0-11-7-11-18 0-10 7-24 19-35 11-11 21-15 32-11z">
          <text:p/>
        </draw:path>
        <draw:polygon draw:style-name="gr7" draw:text-style-name="P2" draw:layer="layout" svg:width="0cm" svg:height="0cm" svg:x="4.751cm" svg:y="4.307cm" svg:viewBox="0 0 0 0" draw:points="0,0">
          <text:p/>
        </draw:polygon>
        <draw:path draw:style-name="gr1" draw:text-style-name="P1" draw:layer="layout" svg:width="0.526cm" svg:height="0.072cm" svg:x="3.929cm" svg:y="3.402cm" svg:viewBox="0 0 527 73" svg:d="M517 66c-135-78-343-89-498-21-7 4-11 7-19 11 160-72 382-65 527 17-3-3-7-3-10-7z">
          <text:p/>
        </draw:path>
        <draw:polygon draw:style-name="gr7" draw:text-style-name="P2" draw:layer="layout" svg:width="0cm" svg:height="0cm" svg:x="4.751cm" svg:y="4.307cm" svg:viewBox="0 0 0 0" draw:points="0,0">
          <text:p/>
        </draw:polygon>
        <draw:path draw:style-name="gr1" draw:text-style-name="P1" draw:layer="layout" svg:width="0.092cm" svg:height="0.135cm" svg:x="7.274cm" svg:y="3.509cm" svg:viewBox="0 0 93 136" svg:d="M14 136c-11-7-14-18-14-36 0-24 14-56 32-78 22-18 43-28 61-18l-79 111c0-25 7-50 25-71 18-26 36-40 54-40l-76 132c-3-7-3-14-3-21z">
          <text:p/>
        </draw:path>
        <draw:polygon draw:style-name="gr7" draw:text-style-name="P2" draw:layer="layout" svg:width="0cm" svg:height="0cm" svg:x="4.751cm" svg:y="4.307cm" svg:viewBox="0 0 0 0" draw:points="0,0">
          <text:p/>
        </draw:polygon>
        <draw:path draw:style-name="gr1" draw:text-style-name="P1" draw:layer="layout" svg:width="0.092cm" svg:height="0.135cm" svg:x="6.956cm" svg:y="3.692cm" svg:viewBox="0 0 93 136" svg:d="M15 136c-11-7-15-21-15-35 0-25 12-57 33-78 21-22 42-29 60-18l-81 106c0-21 10-45 28-70 14-18 35-33 53-36l-74 131c-4-7-7-14-7-25z">
          <text:p/>
        </draw:path>
        <draw:polygon draw:style-name="gr7" draw:text-style-name="P2" draw:layer="layout" svg:width="0cm" svg:height="0cm" svg:x="4.751cm" svg:y="4.307cm" svg:viewBox="0 0 0 0" draw:points="0,0">
          <text:p/>
        </draw:polygon>
        <draw:path draw:style-name="gr1" draw:text-style-name="P1" draw:layer="layout" svg:width="0.171cm" svg:height="0.239cm" svg:x="1.248cm" svg:y="3.408cm" svg:viewBox="0 0 172 240" svg:d="M0 21c4-4 7-11 14-15 40-21 97 15 132 79 35 60 35 127 0 148-7 4-14 7-21 7l17-7-128-220c37-21 93 15 125 76 35 56 35 123 0 144l-139-212 14-11z">
          <text:p/>
        </draw:path>
        <draw:polygon draw:style-name="gr7" draw:text-style-name="P2" draw:layer="layout" svg:width="0cm" svg:height="0cm" svg:x="4.751cm" svg:y="4.307cm" svg:viewBox="0 0 0 0" draw:points="0,0">
          <text:p/>
        </draw:polygon>
        <draw:path draw:style-name="gr1" draw:text-style-name="P1" draw:layer="layout" svg:width="0.171cm" svg:height="0.239cm" svg:x="1.248cm" svg:y="4.223cm" svg:viewBox="0 0 172 240" svg:d="M0 20c4-3 7-10 14-14 40-21 97 14 132 74 35 64 35 132 0 153-7 4-14 7-21 7l17-7-128-220c37-21 93 11 125 71 35 60 35 128 0 149l-139-213 14-10z">
          <text:p/>
        </draw:path>
        <draw:polygon draw:style-name="gr7" draw:text-style-name="P2" draw:layer="layout" svg:width="0cm" svg:height="0cm" svg:x="4.751cm" svg:y="4.307cm" svg:viewBox="0 0 0 0" draw:points="0,0">
          <text:p/>
        </draw:polygon>
        <draw:path draw:style-name="gr1" draw:text-style-name="P1" draw:layer="layout" svg:width="0.035cm" svg:height="0.114cm" svg:x="3.792cm" svg:y="3.527cm" svg:viewBox="0 0 36 115" svg:d="M36 0v115c-17-18-28-36-36-57 8-18 19-36 36-58z">
          <text:p/>
        </draw:path>
        <draw:polygon draw:style-name="gr7" draw:text-style-name="P2" draw:layer="layout" svg:width="0cm" svg:height="0cm" svg:x="4.751cm" svg:y="4.307cm" svg:viewBox="0 0 0 0" draw:points="0,0">
          <text:p/>
        </draw:polygon>
        <draw:path draw:style-name="gr1" draw:text-style-name="P1" draw:layer="layout" svg:width="0.363cm" svg:height="0.215cm" svg:x="4.307cm" svg:y="4.889cm" svg:viewBox="0 0 364 216" svg:d="M290 39l64-39 10 7-364 209c88-54 173-107 251-149z">
          <text:p/>
        </draw:path>
        <draw:polygon draw:style-name="gr7" draw:text-style-name="P2" draw:layer="layout" svg:width="0cm" svg:height="0cm" svg:x="4.751cm" svg:y="4.307cm" svg:viewBox="0 0 0 0" draw:points="0,0">
          <text:p/>
        </draw:polygon>
        <draw:path draw:style-name="gr1" draw:text-style-name="P1" draw:layer="layout" svg:width="0.003cm" svg:height="1.104cm" svg:x="3.457cm" svg:y="1.647cm" svg:viewBox="0 0 4 1105" svg:d="M0 1105c4-7 4-17 4-25v-1080c0 7 0 15-4 26z">
          <text:p/>
        </draw:path>
        <draw:polygon draw:style-name="gr7" draw:text-style-name="P2" draw:layer="layout" svg:width="0cm" svg:height="0cm" svg:x="4.751cm" svg:y="4.307cm" svg:viewBox="0 0 0 0" draw:points="0,0">
          <text:p/>
        </draw:polygon>
        <draw:path draw:style-name="gr1" draw:text-style-name="P1" draw:layer="layout" svg:width="0.176cm" svg:height="0.057cm" svg:x="4.572cm" svg:y="3.834cm" svg:viewBox="0 0 177 58" svg:d="M152 8c7 0 18-3 25-8-7 8-18 15-28 22-39 22-79 32-125 32h-24c7 4 17 4 24 4l-24-4 10-3c28 0 57-4 86-11z">
          <text:p/>
        </draw:path>
        <draw:polygon draw:style-name="gr7" draw:text-style-name="P2" draw:layer="layout" svg:width="0cm" svg:height="0cm" svg:x="4.751cm" svg:y="4.307cm" svg:viewBox="0 0 0 0" draw:points="0,0">
          <text:p/>
        </draw:polygon>
        <draw:path draw:style-name="gr1" draw:text-style-name="P1" draw:layer="layout" svg:width="0.067cm" svg:height="0.041cm" svg:x="3.714cm" svg:y="3.363cm" svg:viewBox="0 0 68 42" svg:d="M68 42l-68-40c19-7 40 4 65 26 0 3 3 10 3 14z">
          <text:p/>
        </draw:path>
        <draw:polygon draw:style-name="gr7" draw:text-style-name="P2" draw:layer="layout" svg:width="0cm" svg:height="0cm" svg:x="4.751cm" svg:y="4.307cm" svg:viewBox="0 0 0 0" draw:points="0,0">
          <text:p/>
        </draw:polygon>
        <draw:polygon draw:style-name="gr7" draw:text-style-name="P2" draw:layer="layout" svg:width="0cm" svg:height="0cm" svg:x="4.751cm" svg:y="4.307cm" svg:viewBox="0 0 0 0" draw:points="0,0">
          <text:p/>
        </draw:polygon>
        <draw:polygon draw:style-name="gr1" draw:text-style-name="P1" draw:layer="layout" svg:width="0.028cm" svg:height="0.032cm" svg:x="6.381cm" svg:y="6.201cm" svg:viewBox="0 0 29 33" draw:points="29,0 29,33 0,19">
          <text:p/>
        </draw:polygon>
        <draw:polygon draw:style-name="gr7" draw:text-style-name="P2" draw:layer="layout" svg:width="0cm" svg:height="0cm" svg:x="4.751cm" svg:y="4.307cm" svg:viewBox="0 0 0 0" draw:points="0,0">
          <text:p/>
        </draw:polygon>
        <draw:polygon draw:style-name="gr1" draw:text-style-name="P1" draw:layer="layout" svg:width="0.078cm" svg:height="1.468cm" svg:x="2.024cm" svg:y="1.735cm" svg:viewBox="0 0 79 1469" draw:points="4,1469 0,1465 79,1416 79,1130 79,50 79,4 79,7 79,0 79,4 79,1416">
          <text:p/>
        </draw:polygon>
        <draw:polygon draw:style-name="gr7" draw:text-style-name="P2" draw:layer="layout" svg:width="0cm" svg:height="0cm" svg:x="4.751cm" svg:y="4.307cm" svg:viewBox="0 0 0 0" draw:points="0,0">
          <text:p/>
        </draw:polygon>
        <draw:polygon draw:style-name="gr1" draw:text-style-name="P1" draw:layer="layout" svg:width="0.021cm" svg:height="0.035cm" svg:x="5.196cm" svg:y="4.071cm" svg:viewBox="0 0 22 36" draw:points="22,11 12,22 0,36 0,0">
          <text:p/>
        </draw:polygon>
        <draw:polygon draw:style-name="gr7" draw:text-style-name="P2" draw:layer="layout" svg:width="0cm" svg:height="0cm" svg:x="4.751cm" svg:y="4.307cm" svg:viewBox="0 0 0 0" draw:points="0,0">
          <text:p/>
        </draw:polygon>
        <draw:polygon draw:style-name="gr1" draw:text-style-name="P1" draw:layer="layout" svg:width="0.004cm" svg:height="0.067cm" svg:x="3.894cm" svg:y="3.369cm" svg:viewBox="0 0 5 68" draw:points="5,68 0,68 5,0">
          <text:p/>
        </draw:polygon>
        <draw:polygon draw:style-name="gr7" draw:text-style-name="P2" draw:layer="layout" svg:width="0cm" svg:height="0cm" svg:x="4.751cm" svg:y="4.307cm" svg:viewBox="0 0 0 0" draw:points="0,0">
          <text:p/>
        </draw:polygon>
        <draw:path draw:style-name="gr1" draw:text-style-name="P1" draw:layer="layout" svg:width="0.046cm" svg:height="0.028cm" svg:x="4.72cm" svg:y="3.817cm" svg:viewBox="0 0 47 29" svg:d="M47 0l-4 8c-4 3-7 7-14 10-8 4-19 7-29 11z">
          <text:p/>
        </draw:path>
        <draw:polygon draw:style-name="gr7" draw:text-style-name="P2" draw:layer="layout" svg:width="0cm" svg:height="0cm" svg:x="4.751cm" svg:y="4.307cm" svg:viewBox="0 0 0 0" draw:points="0,0">
          <text:p/>
        </draw:polygon>
        <draw:path draw:style-name="gr1" draw:text-style-name="P1" draw:layer="layout" svg:width="0.021cm" svg:height="0.021cm" svg:x="3.513cm" svg:y="2.864cm" svg:viewBox="0 0 22 22" svg:d="M0 22c4-7 8-14 12-22 3 5 7 8 10 12z">
          <text:p/>
        </draw:path>
        <draw:polygon draw:style-name="gr7" draw:text-style-name="P2" draw:layer="layout" svg:width="0cm" svg:height="0cm" svg:x="4.751cm" svg:y="4.307cm" svg:viewBox="0 0 0 0" draw:points="0,0">
          <text:p/>
        </draw:polygon>
        <draw:path draw:style-name="gr1" draw:text-style-name="P1" draw:layer="layout" svg:width="0.038cm" svg:height="0.015cm" svg:x="2.995cm" svg:y="3.16cm" svg:viewBox="0 0 39 16" svg:d="M17 16l22-16c-10 4-25 7-39 12 7 0 14 0 17 4z">
          <text:p/>
        </draw:path>
        <draw:polygon draw:style-name="gr7" draw:text-style-name="P2" draw:layer="layout" svg:width="0cm" svg:height="0cm" svg:x="4.751cm" svg:y="4.307cm" svg:viewBox="0 0 0 0" draw:points="0,0">
          <text:p/>
        </draw:polygon>
        <draw:path draw:style-name="gr1" draw:text-style-name="P1" draw:layer="layout" svg:width="0.004cm" svg:height="0.116cm" svg:x="3.474cm" svg:y="4.674cm" svg:viewBox="0 0 5 117" svg:d="M0 0v117c0-3 0-10 0-17 5-7 5-18 5-32s0-25-5-39c0-12 0-22 0-29z">
          <text:p/>
        </draw:path>
        <draw:polygon draw:style-name="gr7" draw:text-style-name="P2" draw:layer="layout" svg:width="0cm" svg:height="0cm" svg:x="4.751cm" svg:y="4.307cm" svg:viewBox="0 0 0 0" draw:points="0,0">
          <text:p/>
        </draw:polygon>
        <draw:path draw:style-name="gr1" draw:text-style-name="P1" draw:layer="layout" svg:width="0.004cm" svg:height="0.12cm" svg:x="3.474cm" svg:y="5.284cm" svg:viewBox="0 0 5 121" svg:d="M0 0v121c0-3 0-7 0-14 0 0 0-4 0-7 0-4 5-7 5-14 0-4 0-14 0-21s0-14 0-18c-5-7-5-14-5-18 0-10 0-22 0-29z">
          <text:p/>
        </draw:path>
        <draw:polygon draw:style-name="gr7" draw:text-style-name="P2" draw:layer="layout" svg:width="0cm" svg:height="0cm" svg:x="4.751cm" svg:y="4.307cm" svg:viewBox="0 0 0 0" draw:points="0,0">
          <text:p/>
        </draw:polygon>
        <draw:path draw:style-name="gr1" draw:text-style-name="P1" draw:layer="layout" svg:width="0.01cm" svg:height="0.014cm" svg:x="3.778cm" svg:y="3.39cm" svg:viewBox="0 0 11 15" svg:d="M11 11c-3 0-3 4-8 4-3-4-3-12-3-15 3 3 8 8 11 11z">
          <text:p/>
        </draw:path>
        <draw:polygon draw:style-name="gr7" draw:text-style-name="P2" draw:layer="layout" svg:width="0cm" svg:height="0cm" svg:x="4.751cm" svg:y="4.307cm" svg:viewBox="0 0 0 0" draw:points="0,0">
          <text:p/>
        </draw:polygon>
        <draw:path draw:style-name="gr1" draw:text-style-name="P1" draw:layer="layout" svg:width="0.004cm" svg:height="0.032cm" svg:x="4.871cm" svg:y="3.541cm" svg:viewBox="0 0 5 33" svg:d="M0 33h5v-33c0 16-5 26-5 33z">
          <text:p/>
        </draw:path>
        <draw:polygon draw:style-name="gr7" draw:text-style-name="P2" draw:layer="layout" svg:width="0cm" svg:height="0cm" svg:x="4.751cm" svg:y="4.307cm" svg:viewBox="0 0 0 0" draw:points="0,0">
          <text:p/>
        </draw:polygon>
        <draw:path draw:style-name="gr1" draw:text-style-name="P1" draw:layer="layout" svg:width="0.003cm" svg:height="0.025cm" svg:x="3.457cm" svg:y="2.726cm" svg:viewBox="0 0 4 26" svg:d="M0 26h4v-26c0 8 0 15-4 26z">
          <text:p/>
        </draw:path>
        <draw:polygon draw:style-name="gr7" draw:text-style-name="P2" draw:layer="layout" svg:width="0cm" svg:height="0cm" svg:x="4.751cm" svg:y="4.307cm" svg:viewBox="0 0 0 0" draw:points="0,0">
          <text:p/>
        </draw:polygon>
        <draw:path draw:style-name="gr8" draw:text-style-name="P2" draw:layer="layout" svg:width="0.78cm" svg:height="0.187cm" svg:x="2.37cm" svg:y="1.386cm" svg:viewBox="0 0 781 188" svg:d="M781 188c-39-109-201-188-392-188-188 0-350 79-389 188">
          <text:p/>
        </draw:path>
        <draw:path draw:style-name="gr8" draw:text-style-name="P2" draw:layer="layout" svg:width="0.003cm" svg:height="0.028cm" svg:x="2.388cm" svg:y="3.799cm" svg:viewBox="0 0 4 29" svg:d="M4 29c0-11-4-22-4-29">
          <text:p/>
        </draw:path>
        <draw:path draw:style-name="gr8" draw:text-style-name="P2" draw:layer="layout" svg:width="0.035cm" svg:height="0.005cm" svg:x="2.247cm" svg:y="3.67cm" svg:viewBox="0 0 36 6" svg:d="M36 2c-14-5-26 0-36 4">
          <text:p/>
        </draw:path>
        <draw:path draw:style-name="gr8" draw:text-style-name="P2" draw:layer="layout" svg:width="0.145cm" svg:height="0.21cm" svg:x="2.223cm" svg:y="3.675cm" svg:viewBox="0 0 146 211" svg:d="M25 0c-33 18-33 78 0 135 31 60 88 89 121 71">
          <text:p/>
        </draw:path>
        <draw:path draw:style-name="gr8" draw:text-style-name="P2" draw:layer="layout" svg:width="0.028cm" svg:height="0.056cm" svg:x="2.363cm" svg:y="3.824cm" svg:viewBox="0 0 29 57" svg:d="M0 57c19-11 29-28 29-57">
          <text:p/>
        </draw:path>
        <draw:path draw:style-name="gr8" draw:text-style-name="P2" draw:layer="layout" svg:width="0.007cm" svg:height="0.032cm" svg:x="2.384cm" svg:y="2.98cm" svg:viewBox="0 0 8 33" svg:d="M8 33c0-10-4-22-8-33">
          <text:p/>
        </draw:path>
        <draw:path draw:style-name="gr8" draw:text-style-name="P2" draw:layer="layout" svg:width="0.035cm" svg:height="0.007cm" svg:x="2.247cm" svg:y="2.855cm" svg:viewBox="0 0 36 8" svg:d="M36 3c-14-4-26-4-36 5">
          <text:p/>
        </draw:path>
        <draw:path draw:style-name="gr8" draw:text-style-name="P2" draw:layer="layout" svg:width="0.145cm" svg:height="0.209cm" svg:x="2.223cm" svg:y="2.861cm" svg:viewBox="0 0 146 210" svg:d="M25 0c-33 17-33 77 0 134 31 57 88 89 121 71">
          <text:p/>
        </draw:path>
        <draw:path draw:style-name="gr8" draw:text-style-name="P2" draw:layer="layout" svg:width="0.028cm" svg:height="0.056cm" svg:x="2.363cm" svg:y="3.009cm" svg:viewBox="0 0 29 57" svg:d="M0 57c19-10 29-29 29-57">
          <text:p/>
        </draw:path>
        <draw:path draw:style-name="gr8" draw:text-style-name="P2" draw:layer="layout" svg:width="0.783cm" svg:height="0.134cm" svg:x="2.367cm" svg:y="1.361cm" svg:viewBox="0 0 784 135" svg:d="M784 135c-74-84-226-135-392-135-163 0-315 51-392 135">
          <text:p/>
        </draw:path>
        <draw:path draw:style-name="gr8" draw:text-style-name="P2" draw:layer="layout" svg:width="0.195cm" svg:height="0.298cm" svg:x="2.182cm" svg:y="3.64cm" svg:viewBox="0 0 196 299" svg:d="M19 0c-32 39-21 121 21 192 40 70 107 116 156 106">
          <text:p/>
        </draw:path>
        <draw:path draw:style-name="gr8" draw:text-style-name="P2" draw:layer="layout" svg:width="0.196cm" svg:height="0.298cm" svg:x="2.181cm" svg:y="2.825cm" svg:viewBox="0 0 197 299" svg:d="M20 0c-32 39-25 120 21 191 43 70 107 117 156 107">
          <text:p/>
        </draw:path>
        <draw:path draw:style-name="gr8" draw:text-style-name="P2" draw:layer="layout" svg:width="0.138cm" svg:height="0.205cm" svg:x="2.264cm" svg:y="3.661cm" svg:viewBox="0 0 139 206" svg:d="M0 0c18 11 36 25 53 39 11 14 25 28 39 42 11 18 21 40 32 61 7 22 15 43 15 64">
          <text:p/>
        </draw:path>
        <draw:path draw:style-name="gr8" draw:text-style-name="P2" draw:layer="layout" svg:width="0.01cm" svg:height="0.011cm" svg:x="2.173cm" svg:y="3.647cm" svg:viewBox="0 0 11 12" svg:d="M0 12c4-5 8-12 11-12">
          <text:p/>
        </draw:path>
        <draw:path draw:style-name="gr8" draw:text-style-name="P2" draw:layer="layout" svg:width="0.081cm" svg:height="0.021cm" svg:x="2.183cm" svg:y="3.64cm" svg:viewBox="0 0 82 22" svg:d="M0 8c7-8 18-8 28-8 15 5 33 8 54 22">
          <text:p/>
        </draw:path>
        <draw:path draw:style-name="gr8" draw:text-style-name="P2" draw:layer="layout" svg:width="0.032cm" svg:height="0.162cm" svg:x="2.141cm" svg:y="3.658cm" svg:viewBox="0 0 33 163" svg:d="M33 163c-7-10-14-26-23-40-3-7-3-14-7-28-3-3-3-7-3-14s0-18 0-25c3-10 3-14 7-21 0-7 3-10 8-18 7-7 11-14 18-17">
          <text:p/>
        </draw:path>
        <draw:path draw:style-name="gr8" draw:text-style-name="P2" draw:layer="layout" svg:width="0.091cm" svg:height="0.127cm" svg:x="2.173cm" svg:y="3.82cm" svg:viewBox="0 0 92 128" svg:d="M0 0c7 21 17 46 31 72 7 10 18 21 25 31 12 11 22 18 36 25">
          <text:p/>
        </draw:path>
        <draw:path draw:style-name="gr8" draw:text-style-name="P2" draw:layer="layout" svg:width="0.092cm" svg:height="0.014cm" svg:x="2.264cm" svg:y="3.947cm" svg:viewBox="0 0 93 15" svg:d="M0 0c18 12 36 15 53 15 15 0 29-3 40-11">
          <text:p/>
        </draw:path>
        <draw:path draw:style-name="gr8" draw:text-style-name="P2" draw:layer="layout" svg:width="0.046cm" svg:height="0.085cm" svg:x="2.356cm" svg:y="3.866cm" svg:viewBox="0 0 47 86" svg:d="M0 86c15-7 26-18 33-32 7-15 14-33 14-54">
          <text:p/>
        </draw:path>
        <draw:path draw:style-name="gr8" draw:text-style-name="P2" draw:layer="layout" svg:width="0.138cm" svg:height="0.205cm" svg:x="2.264cm" svg:y="2.846cm" svg:viewBox="0 0 139 206" svg:d="M0 0c18 11 36 22 50 39 17 14 31 32 46 50 10 14 17 32 28 50 7 21 15 46 15 67">
          <text:p/>
        </draw:path>
        <draw:path draw:style-name="gr8" draw:text-style-name="P2" draw:layer="layout" svg:width="0.081cm" svg:height="0.021cm" svg:x="2.183cm" svg:y="2.825cm" svg:viewBox="0 0 82 22" svg:d="M82 22c-14-11-31-18-47-22-14 0-24 0-35 7">
          <text:p/>
        </draw:path>
        <draw:path draw:style-name="gr8" draw:text-style-name="P2" draw:layer="layout" svg:width="0.109cm" svg:height="0.303cm" svg:x="2.155cm" svg:y="2.829cm" svg:viewBox="0 0 110 304" svg:d="M28 0c-10 7-17 14-24 35-4 11-4 29-4 50 0 22 4 43 7 57 0 10 4 18 7 25 7 31 21 60 39 84 14 21 36 39 57 53">
          <text:p/>
        </draw:path>
        <draw:path draw:style-name="gr8" draw:text-style-name="P2" draw:layer="layout" svg:width="0.096cm" svg:height="0.014cm" svg:x="2.264cm" svg:y="3.132cm" svg:viewBox="0 0 97 15" svg:d="M0 0c18 7 36 15 50 15 18 0 32-3 47-11">
          <text:p/>
        </draw:path>
        <draw:path draw:style-name="gr8" draw:text-style-name="P2" draw:layer="layout" svg:width="0.046cm" svg:height="0.085cm" svg:x="2.356cm" svg:y="3.051cm" svg:viewBox="0 0 47 86" svg:d="M0 86c15-7 22-18 33-29 7-14 14-35 14-57">
          <text:p/>
        </draw:path>
        <draw:path draw:style-name="gr8" draw:text-style-name="P2" draw:layer="layout" svg:width="0.59cm" svg:height="0.066cm" svg:x="2.465cm" svg:y="1.313cm" svg:viewBox="0 0 591 67" svg:d="M591 67c-166-89-425-89-591 0">
          <text:p/>
        </draw:path>
        <draw:path draw:style-name="gr8" draw:text-style-name="P2" draw:layer="layout" svg:width="0.564cm" svg:height="0.184cm" svg:x="2.173cm" svg:y="3.234cm" svg:viewBox="0 0 565 185" svg:d="M0 0c123 110 335 181 565 185">
          <text:p/>
        </draw:path>
        <draw:line draw:style-name="gr8" draw:text-style-name="P2" draw:layer="layout" svg:x1="2.737cm" svg:y1="3.132cm" svg:x2="2.737cm" svg:y2="3.418cm">
          <text:p/>
        </draw:line>
        <draw:path draw:style-name="gr8" draw:text-style-name="P2" draw:layer="layout" svg:width="0.06cm" svg:height="0.003cm" svg:x="2.737cm" svg:y="3.129cm" svg:viewBox="0 0 61 4" svg:d="M0 4c22 0 40 0 61-4">
          <text:p/>
        </draw:path>
        <draw:line draw:style-name="gr8" draw:text-style-name="P2" draw:layer="layout" svg:x1="2.797cm" svg:y1="3.129cm" svg:x2="2.797cm" svg:y2="5.111cm">
          <text:p/>
        </draw:line>
        <draw:path draw:style-name="gr8" draw:text-style-name="P2" draw:layer="layout" svg:width="0.624cm" svg:height="0.183cm" svg:x="2.173cm" svg:y="4.928cm" svg:viewBox="0 0 625 184" svg:d="M0 0c138 121 375 191 625 184">
          <text:p/>
        </draw:path>
        <draw:line draw:style-name="gr8" draw:text-style-name="P2" draw:layer="layout" svg:x1="2.173cm" svg:y1="3.82cm" svg:x2="2.173cm" svg:y2="4.928cm">
          <text:p/>
        </draw:line>
        <draw:line draw:style-name="gr8" draw:text-style-name="P2" draw:layer="layout" svg:x1="2.173cm" svg:y1="3.234cm" svg:x2="2.173cm" svg:y2="3.658cm">
          <text:p/>
        </draw:line>
        <draw:path draw:style-name="gr8" draw:text-style-name="P2" draw:layer="layout" svg:width="0.364cm" svg:height="0.039cm" svg:x="1.809cm" svg:y="4.889cm" svg:viewBox="0 0 365 40" svg:d="M365 40c-113-33-241-48-365-36">
          <text:p/>
        </draw:path>
        <draw:path draw:style-name="gr8" draw:text-style-name="P2" draw:layer="layout" svg:width="0.145cm" svg:height="0.028cm" svg:x="2.028cm" svg:y="3.206cm" svg:viewBox="0 0 146 29" svg:d="M146 29c-46-15-93-22-146-29">
          <text:p/>
        </draw:path>
        <draw:line draw:style-name="gr8" draw:text-style-name="P2" draw:layer="layout" svg:x1="2.028cm" svg:y1="4.123cm" svg:x2="2.028cm" svg:y2="3.206cm">
          <text:p/>
        </draw:line>
        <draw:path draw:style-name="gr8" draw:text-style-name="P2" draw:layer="layout" svg:width="0.223cm" svg:height="0.008cm" svg:x="1.809cm" svg:y="4.115cm" svg:viewBox="0 0 224 9" svg:d="M224 9c-75-11-150-11-224-3">
          <text:p/>
        </draw:path>
        <draw:path draw:style-name="gr8" draw:text-style-name="P2" draw:layer="layout" svg:width="0.071cm" svg:height="0.085cm" svg:x="2.102cm" svg:y="1.735cm" svg:viewBox="0 0 72 86" svg:d="M0 0c14 25 36 53 72 86">
          <text:p/>
        </draw:path>
        <draw:line draw:style-name="gr8" draw:text-style-name="P2" draw:layer="layout" svg:x1="2.102cm" svg:y1="1.735cm" svg:x2="2.102cm" svg:y2="3.15cm">
          <text:p/>
        </draw:line>
        <draw:path draw:style-name="gr8" draw:text-style-name="P2" draw:layer="layout" svg:width="0.091cm" svg:height="0.067cm" svg:x="2.173cm" svg:y="1.816cm" svg:viewBox="0 0 92 68" svg:d="M92 68c-21-14-43-24-57-35-14-12-25-22-35-33">
          <text:p/>
        </draw:path>
        <draw:path draw:style-name="gr8" draw:text-style-name="P2" draw:layer="layout" svg:width="0.635cm" svg:height="0.268cm" svg:x="2.102cm" svg:y="3.15cm" svg:viewBox="0 0 636 269" svg:d="M0 0c95 155 350 265 636 269">
          <text:p/>
        </draw:path>
        <draw:path draw:style-name="gr8" draw:text-style-name="P2" draw:layer="layout" svg:width="0.473cm" svg:height="0.127cm" svg:x="2.264cm" svg:y="1.883cm" svg:viewBox="0 0 474 128" svg:d="M474 128c0 0-21-3-49-3-32-4-74-11-121-18-46-7-96-22-148-40-53-14-106-38-156-67">
          <text:p/>
        </draw:path>
        <draw:line draw:style-name="gr8" draw:text-style-name="P2" draw:layer="layout" svg:x1="2.737cm" svg:y1="2.01cm" svg:x2="2.737cm" svg:y2="2.049cm">
          <text:p/>
        </draw:line>
        <draw:line draw:style-name="gr8" draw:text-style-name="P2" draw:layer="layout" svg:x1="2.737cm" svg:y1="2.049cm" svg:x2="2.737cm" svg:y2="3.132cm">
          <text:p/>
        </draw:line>
        <draw:path draw:style-name="gr8" draw:text-style-name="P2" draw:layer="layout" svg:width="0.117cm" svg:height="0.159cm" svg:x="3.04cm" svg:y="1.372cm" svg:viewBox="0 0 118 160" svg:d="M118 160c0-61-42-118-118-160">
          <text:p/>
        </draw:path>
        <draw:path draw:style-name="gr8" draw:text-style-name="P2" draw:layer="layout" svg:width="0.564cm" svg:height="0.069cm" svg:x="2.476cm" svg:y="1.303cm" svg:viewBox="0 0 565 70" svg:d="M565 70c-155-93-405-93-565 0">
          <text:p/>
        </draw:path>
        <draw:path draw:style-name="gr8" draw:text-style-name="P2" draw:layer="layout" svg:width="0.117cm" svg:height="0.159cm" svg:x="2.363cm" svg:y="1.372cm" svg:viewBox="0 0 118 160" svg:d="M118 0c-75 42-118 99-118 160">
          <text:p/>
        </draw:path>
        <draw:line draw:style-name="gr8" draw:text-style-name="P2" draw:layer="layout" svg:x1="2.103cm" svg:y1="3.15cm" svg:x2="2.024cm" svg:y2="3.2cm">
          <text:p/>
        </draw:line>
        <draw:path draw:style-name="gr8" draw:text-style-name="P2" draw:layer="layout" svg:width="0.008cm" svg:height="0.007cm" svg:x="2.024cm" svg:y="3.199cm" svg:viewBox="0 0 9 8" svg:d="M0 0c5 5 5 5 9 8">
          <text:p/>
        </draw:path>
        <draw:path draw:style-name="gr8" draw:text-style-name="P2" draw:layer="layout" svg:width="0.06cm" svg:height="0.004cm" svg:x="2.737cm" svg:y="2.049cm" svg:viewBox="0 0 61 5" svg:d="M0 0c22 6 40 6 61 0">
          <text:p/>
        </draw:path>
        <draw:line draw:style-name="gr8" draw:text-style-name="P2" draw:layer="layout" svg:x1="2.797cm" svg:y1="2.049cm" svg:x2="2.797cm" svg:y2="3.129cm">
          <text:p/>
        </draw:line>
        <draw:path draw:style-name="gr8" draw:text-style-name="P2" draw:layer="layout" svg:width="0.271cm" svg:height="0.317cm" svg:x="3.203cm" svg:y="3.249cm" svg:viewBox="0 0 272 318" svg:d="M272 318c-17-120-117-233-272-318">
          <text:p/>
        </draw:path>
        <draw:path draw:style-name="gr8" draw:text-style-name="P2" draw:layer="layout" svg:width="0.063cm" svg:height="0.032cm" svg:x="3.143cm" svg:y="3.22cm" svg:viewBox="0 0 64 33" svg:d="M64 33c-21-10-43-22-64-33">
          <text:p/>
        </draw:path>
        <draw:path draw:style-name="gr8" draw:text-style-name="P2" draw:layer="layout" svg:width="0.131cm" svg:height="0.049cm" svg:x="3.012cm" svg:y="3.171cm" svg:viewBox="0 0 132 50" svg:d="M132 50c-43-18-85-36-132-50">
          <text:p/>
        </draw:path>
        <draw:path draw:style-name="gr8" draw:text-style-name="P2" draw:layer="layout" svg:width="0.017cm" svg:height="0.009cm" svg:x="2.995cm" svg:y="3.167cm" svg:viewBox="0 0 18 10" svg:d="M18 10c-3-5-10-5-18-10">
          <text:p/>
        </draw:path>
        <draw:path draw:style-name="gr8" draw:text-style-name="P2" draw:layer="layout" svg:width="0.201cm" svg:height="0.042cm" svg:x="2.797cm" svg:y="3.129cm" svg:viewBox="0 0 202 43" svg:d="M202 43c-63-21-135-32-202-43">
          <text:p/>
        </draw:path>
        <draw:path draw:style-name="gr8" draw:text-style-name="P2" draw:layer="layout" svg:width="0.409cm" svg:height="0.12cm" svg:x="2.797cm" svg:y="5.111cm" svg:viewBox="0 0 410 121" svg:d="M410 121c-116-61-258-103-410-121">
          <text:p/>
        </draw:path>
        <draw:line draw:style-name="gr8" draw:text-style-name="P2" draw:layer="layout" svg:x1="3.203cm" svg:y1="5.143cm" svg:x2="3.203cm" svg:y2="5.231cm">
          <text:p/>
        </draw:line>
        <draw:path draw:style-name="gr8" draw:text-style-name="P2" draw:layer="layout" svg:width="0.162cm" svg:height="0.137cm" svg:x="3.037cm" svg:y="5.02cm" svg:viewBox="0 0 163 138" svg:d="M0 0c0 17 7 31 14 42 0 7 7 14 7 21 14 18 28 32 42 46 15 11 32 19 50 26 15 3 33 7 50-4">
          <text:p/>
        </draw:path>
        <draw:path draw:style-name="gr8" draw:text-style-name="P2" draw:layer="layout" svg:width="0.007cm" svg:height="0.007cm" svg:x="3.199cm" svg:y="5.143cm" svg:viewBox="0 0 8 8" svg:d="M0 8c0 0 5-4 8-8">
          <text:p/>
        </draw:path>
        <draw:path draw:style-name="gr8" draw:text-style-name="P2" draw:layer="layout" svg:width="0.137cm" svg:height="0.077cm" svg:x="3.069cm" svg:y="4.956cm" svg:viewBox="0 0 138 78" svg:d="M138 78c-10-22-24-39-39-50-14-10-24-17-38-22-25-10-43-7-61 0">
          <text:p/>
        </draw:path>
        <draw:path draw:style-name="gr8" draw:text-style-name="P2" draw:layer="layout" svg:width="0.032cm" svg:height="0.057cm" svg:x="3.037cm" svg:y="4.963cm" svg:viewBox="0 0 33 58" svg:d="M33 0c-7 7-14 11-22 21-4 7-11 18-11 37">
          <text:p/>
        </draw:path>
        <draw:line draw:style-name="gr8" draw:text-style-name="P2" draw:layer="layout" svg:x1="3.203cm" svg:y1="4.473cm" svg:x2="3.203cm" svg:y2="5.03cm">
          <text:p/>
        </draw:line>
        <draw:path draw:style-name="gr8" draw:text-style-name="P2" draw:layer="layout" svg:width="0.162cm" svg:height="0.137cm" svg:x="3.037cm" svg:y="4.346cm" svg:viewBox="0 0 163 138" svg:d="M0 0c0 21 7 35 14 46 0 7 4 10 7 17 14 18 28 32 42 47 15 11 32 21 50 25 15 3 33 7 50-4">
          <text:p/>
        </draw:path>
        <draw:path draw:style-name="gr8" draw:text-style-name="P2" draw:layer="layout" svg:width="0.007cm" svg:height="0.003cm" svg:x="3.199cm" svg:y="4.473cm" svg:viewBox="0 0 8 4" svg:d="M0 4c0 0 5 0 8-4">
          <text:p/>
        </draw:path>
        <draw:path draw:style-name="gr8" draw:text-style-name="P2" draw:layer="layout" svg:width="0.137cm" svg:height="0.078cm" svg:x="3.069cm" svg:y="4.282cm" svg:viewBox="0 0 138 79" svg:d="M138 79c-10-22-24-40-39-51-14-10-28-17-38-24-25-7-43-4-61 7">
          <text:p/>
        </draw:path>
        <draw:path draw:style-name="gr8" draw:text-style-name="P2" draw:layer="layout" svg:width="0.032cm" svg:height="0.056cm" svg:x="3.037cm" svg:y="4.293cm" svg:viewBox="0 0 33 57" svg:d="M33 0c-7 3-14 7-22 17-4 8-11 18-11 40">
          <text:p/>
        </draw:path>
        <draw:line draw:style-name="gr8" draw:text-style-name="P2" draw:layer="layout" svg:x1="3.203cm" svg:y1="4.183cm" svg:x2="3.203cm" svg:y2="4.36cm">
          <text:p/>
        </draw:line>
        <draw:path draw:style-name="gr8" draw:text-style-name="P2" draw:layer="layout" svg:width="0.183cm" svg:height="0.138cm" svg:x="3.203cm" svg:y="4.183cm" svg:viewBox="0 0 184 139" svg:d="M184 139c-47-54-110-100-184-139">
          <text:p/>
        </draw:path>
        <draw:path draw:style-name="gr8" draw:text-style-name="P2" draw:layer="layout" svg:width="0.042cm" svg:height="0.233cm" svg:x="3.342cm" svg:y="4.088cm" svg:viewBox="0 0 43 234" svg:d="M43 234c-15-36-30-75-37-110-8-36-8-67 0-92 4-14 14-28 22-32">
          <text:p/>
        </draw:path>
        <draw:path draw:style-name="gr8" draw:text-style-name="P2" draw:layer="layout" svg:width="0.102cm" svg:height="0.291cm" svg:x="3.372cm" svg:y="4.083cm" svg:viewBox="0 0 103 292" svg:d="M0 5c14-10 28-3 42 11 19 17 30 46 40 77 7 25 11 54 14 86 0 11 4 25 4 39 0 25 3 49 3 74">
          <text:p/>
        </draw:path>
        <draw:path draw:style-name="gr8" draw:text-style-name="P2" draw:layer="layout" svg:width="0.01cm" svg:height="0.063cm" svg:x="3.464cm" svg:y="4.374cm" svg:viewBox="0 0 11 64" svg:d="M11 0c0 22-3 40-3 47-4 10-4 17-8 17">
          <text:p/>
        </draw:path>
        <draw:path draw:style-name="gr8" draw:text-style-name="P2" draw:layer="layout" svg:width="0.006cm" svg:height="0cm" svg:x="3.457cm" svg:y="4.437cm" svg:viewBox="0 0 7 0" svg:d="M7 0c-4 0-4 0-7 0">
          <text:p/>
        </draw:path>
        <draw:path draw:style-name="gr8" draw:text-style-name="P2" draw:layer="layout" svg:width="0.017cm" svg:height="0.064cm" svg:x="3.457cm" svg:y="4.437cm" svg:viewBox="0 0 18 65" svg:d="M18 65c-3-21-7-42-18-65">
          <text:p/>
        </draw:path>
        <draw:line draw:style-name="gr8" draw:text-style-name="P2" draw:layer="layout" svg:x1="3.474cm" svg:y1="4.501cm" svg:x2="3.474cm" svg:y2="3.566cm">
          <text:p/>
        </draw:line>
        <draw:path draw:style-name="gr8" draw:text-style-name="P2" draw:layer="layout" svg:width="0.01cm" svg:height="0.067cm" svg:x="3.464cm" svg:y="3.76cm" svg:viewBox="0 0 11 68" svg:d="M11 0c0 21-3 40-3 51-4 10-4 14-8 17">
          <text:p/>
        </draw:path>
        <draw:path draw:style-name="gr8" draw:text-style-name="P2" draw:layer="layout" svg:width="0.122cm" svg:height="0.354cm" svg:x="3.342cm" svg:y="3.474cm" svg:viewBox="0 0 123 355" svg:d="M123 354c-7 4-19-7-33-28s-32-49-49-88c-14-37-29-75-36-111-7-35-7-70 0-91 4-18 14-32 22-36">
          <text:p/>
        </draw:path>
        <draw:path draw:style-name="gr8" draw:text-style-name="P2" draw:layer="layout" svg:width="0.102cm" svg:height="0.289cm" svg:x="3.372cm" svg:y="3.471cm" svg:viewBox="0 0 103 290" svg:d="M0 3c14-7 28-3 42 11 19 18 30 46 40 81 7 25 11 54 14 82 0 11 4 25 4 39 0 25 3 53 3 74">
          <text:p/>
        </draw:path>
        <draw:path draw:style-name="gr8" draw:text-style-name="P2" draw:layer="layout" svg:width="0.162cm" svg:height="0.137cm" svg:x="3.037cm" svg:y="3.612cm" svg:viewBox="0 0 163 138" svg:d="M0 0c0 18 7 32 14 42 0 7 4 14 7 18 14 21 28 35 42 46 15 10 32 21 50 29 15 4 33 4 50-4">
          <text:p/>
        </draw:path>
        <draw:path draw:style-name="gr8" draw:text-style-name="P2" draw:layer="layout" svg:width="0.155cm" svg:height="0.195cm" svg:x="3.069cm" svg:y="3.547cm" svg:viewBox="0 0 156 196" svg:d="M131 196c11-7 25-24 25-52 0-15-7-32-11-46-3-14-10-25-17-36-11-15-18-25-30-32-21-21-42-25-56-29-18-3-32 0-42 8">
          <text:p/>
        </draw:path>
        <draw:path draw:style-name="gr8" draw:text-style-name="P2" draw:layer="layout" svg:width="0.032cm" svg:height="0.055cm" svg:x="3.037cm" svg:y="3.556cm" svg:viewBox="0 0 33 56" svg:d="M33 0c-7 3-14 10-22 17-4 11-11 18-11 39">
          <text:p/>
        </draw:path>
        <draw:path draw:style-name="gr8" draw:text-style-name="P2" draw:layer="layout" svg:width="0.084cm" svg:height="0.019cm" svg:x="1.725cm" svg:y="4.875cm" svg:viewBox="0 0 85 20" svg:d="M85 19c-32 3-64-4-85-19">
          <text:p/>
        </draw:path>
        <draw:line draw:style-name="gr8" draw:text-style-name="P2" draw:layer="layout" svg:x1="1.726cm" svg:y1="4.879cm" svg:x2="1.541cm" svg:y2="4.769cm">
          <text:p/>
        </draw:line>
        <draw:path draw:style-name="gr8" draw:text-style-name="P2" draw:layer="layout" svg:width="0.032cm" svg:height="0.043cm" svg:x="1.513cm" svg:y="4.73cm" svg:viewBox="0 0 33 44" svg:d="M33 44c-22-12-33-26-33-44">
          <text:p/>
        </draw:path>
        <draw:path draw:style-name="gr8" draw:text-style-name="P2" draw:layer="layout" svg:width="0.25cm" svg:height="0.244cm" svg:x="3.203cm" svg:y="5.231cm" svg:viewBox="0 0 251 245" svg:d="M251 245c-39-97-128-178-251-245">
          <text:p/>
        </draw:path>
        <draw:line draw:style-name="gr8" draw:text-style-name="P2" draw:layer="layout" svg:x1="4.199cm" svg:y1="5.906cm" svg:x2="3.453cm" svg:y2="5.475cm">
          <text:p/>
        </draw:line>
        <draw:line draw:style-name="gr8" draw:text-style-name="P2" draw:layer="layout" svg:x1="4.735cm" svg:y1="5.672cm" svg:x2="4.639cm" svg:y2="5.73cm">
          <text:p/>
        </draw:line>
        <draw:path draw:style-name="gr8" draw:text-style-name="P2" draw:layer="layout" svg:width="0.103cm" svg:height="0.226cm" svg:x="1.957cm" svg:y="2.786cm" svg:viewBox="0 0 104 227" svg:d="M104 0c-67 72-104 150-104 227">
          <text:p/>
        </draw:path>
        <draw:path draw:style-name="gr8" draw:text-style-name="P2" draw:layer="layout" svg:width="0.071cm" svg:height="0.187cm" svg:x="1.957cm" svg:y="3.012cm" svg:viewBox="0 0 72 188" svg:d="M0 0c0 65 25 128 72 188">
          <text:p/>
        </draw:path>
        <draw:polyline draw:style-name="gr8" draw:text-style-name="P2" draw:layer="layout" svg:width="0cm" svg:height="0cm" svg:x="2.024cm" svg:y="3.199cm" svg:viewBox="0 0 0 0" draw:points="0,0">
          <text:p/>
        </draw:polyline>
        <draw:path draw:style-name="gr8" draw:text-style-name="P2" draw:layer="layout" svg:width="0.075cm" svg:height="0.19cm" svg:x="1.957cm" svg:y="3.933cm" svg:viewBox="0 0 76 191" svg:d="M0 0c0 67 26 131 76 191">
          <text:p/>
        </draw:path>
        <draw:path draw:style-name="gr8" draw:text-style-name="P2" draw:layer="layout" svg:width="0.084cm" svg:height="0.021cm" svg:x="1.725cm" svg:y="4.099cm" svg:viewBox="0 0 85 22" svg:d="M85 22c-32 0-64-7-85-22">
          <text:p/>
        </draw:path>
        <draw:line draw:style-name="gr8" draw:text-style-name="P2" draw:layer="layout" svg:x1="1.962cm" svg:y1="3.675cm" svg:x2="1.541cm" svg:y2="3.916cm">
          <text:p/>
        </draw:line>
        <draw:line draw:style-name="gr8" draw:text-style-name="P2" draw:layer="layout" svg:x1="1.541cm" svg:y1="3.996cm" svg:x2="1.726cm" svg:y2="4.103cm">
          <text:p/>
        </draw:line>
        <draw:path draw:style-name="gr8" draw:text-style-name="P2" draw:layer="layout" svg:width="0.032cm" svg:height="0.042cm" svg:x="1.513cm" svg:y="3.954cm" svg:viewBox="0 0 33 43" svg:d="M33 43c-22-10-33-24-33-43">
          <text:p/>
        </draw:path>
        <draw:path draw:style-name="gr8" draw:text-style-name="P2" draw:layer="layout" svg:width="0.032cm" svg:height="0.042cm" svg:x="1.513cm" svg:y="3.912cm" svg:viewBox="0 0 33 43" svg:d="M0 43c0-14 11-29 33-43">
          <text:p/>
        </draw:path>
        <draw:line draw:style-name="gr8" draw:text-style-name="P2" draw:layer="layout" svg:x1="2.102cm" svg:y1="1.742cm" svg:x2="2.102cm" svg:y2="1.735cm">
          <text:p/>
        </draw:line>
        <draw:line draw:style-name="gr8" draw:text-style-name="P2" draw:layer="layout" svg:x1="2.102cm" svg:y1="1.742cm" svg:x2="2.102cm" svg:y2="1.785cm">
          <text:p/>
        </draw:line>
        <draw:line draw:style-name="gr8" draw:text-style-name="P2" draw:layer="layout" svg:x1="2.102cm" svg:y1="2.864cm" svg:x2="2.102cm" svg:y2="1.785cm">
          <text:p/>
        </draw:line>
        <draw:line draw:style-name="gr8" draw:text-style-name="P2" draw:layer="layout" svg:x1="2.102cm" svg:y1="3.15cm" svg:x2="2.102cm" svg:y2="2.864cm">
          <text:p/>
        </draw:line>
        <draw:line draw:style-name="gr8" draw:text-style-name="P2" draw:layer="layout" svg:x1="2.024cm" svg:y1="3.2cm" svg:x2="2.103cm" svg:y2="3.15cm">
          <text:p/>
        </draw:line>
        <draw:path draw:style-name="gr8" draw:text-style-name="P2" draw:layer="layout" svg:width="0.681cm" svg:height="0.232cm" svg:x="2.476cm" svg:y="1.524cm" svg:viewBox="0 0 682 233" svg:d="M0 162c116 68 286 89 434 54 153-40 248-121 248-216">
          <text:p/>
        </draw:path>
        <draw:path draw:style-name="gr8" draw:text-style-name="P2" draw:layer="layout" svg:width="0.794cm" svg:height="0.233cm" svg:x="2.363cm" svg:y="1.294cm" svg:viewBox="0 0 795 234" svg:d="M795 234c0-128-177-234-400-234-218 0-395 106-395 234">
          <text:p/>
        </draw:path>
        <draw:path draw:style-name="gr8" draw:text-style-name="P2" draw:layer="layout" svg:width="0.117cm" svg:height="0.162cm" svg:x="2.363cm" svg:y="1.524cm" svg:viewBox="0 0 118 163" svg:d="M0 0c0 64 43 120 118 163">
          <text:p/>
        </draw:path>
        <draw:path draw:style-name="gr8" draw:text-style-name="P2" draw:layer="layout" svg:width="0.663cm" svg:height="0.385cm" svg:x="2.797cm" svg:y="1.668cm" svg:viewBox="0 0 664 386" svg:d="M0 386c357-11 643-177 664-386">
          <text:p/>
        </draw:path>
        <draw:line draw:style-name="gr8" draw:text-style-name="P2" draw:layer="layout" svg:x1="3.457cm" svg:y1="2.748cm" svg:x2="3.457cm" svg:y2="1.668cm">
          <text:p/>
        </draw:line>
        <draw:path draw:style-name="gr8" draw:text-style-name="P2" draw:layer="layout" svg:width="0.663cm" svg:height="0.384cm" svg:x="2.797cm" svg:y="2.748cm" svg:viewBox="0 0 664 385" svg:d="M0 385c357-14 643-176 664-385">
          <text:p/>
        </draw:path>
        <draw:path draw:style-name="gr8" draw:text-style-name="P2" draw:layer="layout" svg:width="1.083cm" svg:height="0.381cm" svg:x="3.474cm" svg:y="3.566cm" svg:viewBox="0 0 1084 382" svg:d="M0 0c14 146 163 276 386 340 226 63 490 56 698-25">
          <text:p/>
        </draw:path>
        <draw:line draw:style-name="gr8" draw:text-style-name="P2" draw:layer="layout" svg:x1="3.203cm" svg:y1="3.253cm" svg:x2="3.666cm" svg:y2="2.984cm">
          <text:p/>
        </draw:line>
        <draw:line draw:style-name="gr8" draw:text-style-name="P2" draw:layer="layout" svg:x1="4.573cm" svg:y1="3.888cm" svg:x2="4.557cm" svg:y2="3.88cm">
          <text:p/>
        </draw:line>
        <draw:path draw:style-name="gr8" draw:text-style-name="P2" draw:layer="layout" svg:width="0.55cm" svg:height="0.155cm" svg:x="3.665cm" svg:y="2.984cm" svg:viewBox="0 0 551 156" svg:d="M0 0c145 89 339 146 551 156">
          <text:p/>
        </draw:path>
        <draw:line draw:style-name="gr8" draw:text-style-name="P2" draw:layer="layout" svg:x1="4.572cm" svg:y1="3.888cm" svg:x2="4.583cm" svg:y2="3.88cm">
          <text:p/>
        </draw:line>
        <draw:path draw:style-name="gr8" draw:text-style-name="P2" draw:layer="layout" svg:width="0.184cm" svg:height="0.021cm" svg:x="4.215cm" svg:y="3.139cm" svg:viewBox="0 0 185 22" svg:d="M185 22c-60-10-125-17-185-22">
          <text:p/>
        </draw:path>
        <draw:path draw:style-name="gr8" draw:text-style-name="P2" draw:layer="layout" svg:width="0.004cm" svg:height="0.032cm" svg:x="4.871cm" svg:y="3.541cm" svg:viewBox="0 0 5 33" svg:d="M0 33c0-7 5-17 5-33">
          <text:p/>
        </draw:path>
        <draw:path draw:style-name="gr8" draw:text-style-name="P2" draw:layer="layout" svg:width="0.476cm" svg:height="0.385cm" svg:x="4.399cm" svg:y="3.16cm" svg:viewBox="0 0 477 386" svg:d="M477 386c0-173-194-329-477-386">
          <text:p/>
        </draw:path>
        <draw:line draw:style-name="gr8" draw:text-style-name="P2" draw:layer="layout" svg:x1="3.651cm" svg:y1="3.153cm" svg:x2="3.93cm" svg:y2="3.317cm">
          <text:p/>
        </draw:line>
        <draw:path draw:style-name="gr8" draw:text-style-name="P2" draw:layer="layout" svg:width="0.134cm" svg:height="0.019cm" svg:x="3.52cm" svg:y="3.138cm" svg:viewBox="0 0 135 20" svg:d="M0 20c37-27 96-27 135 0">
          <text:p/>
        </draw:path>
        <draw:path draw:style-name="gr8" draw:text-style-name="P2" draw:layer="layout" svg:width="0.007cm" svg:height="0cm" svg:x="3.929cm" svg:y="3.316cm" svg:viewBox="0 0 8 0" svg:d="M0 0c4 0 4 0 8 0">
          <text:p/>
        </draw:path>
        <draw:line draw:style-name="gr8" draw:text-style-name="P2" draw:layer="layout" svg:x1="3.499cm" svg:y1="3.165cm" svg:x2="3.521cm" svg:y2="3.153cm">
          <text:p/>
        </draw:line>
        <draw:path draw:style-name="gr8" draw:text-style-name="P2" draw:layer="layout" svg:width="0.786cm" svg:height="0.531cm" svg:x="3.848cm" svg:y="3.278cm" svg:viewBox="0 0 787 532" svg:d="M0 455c170 99 438 102 626 14 180-88 215-243 74-361-138-109-407-141-611-70">
          <text:p/>
        </draw:path>
        <draw:path draw:style-name="gr8" draw:text-style-name="P2" draw:layer="layout" svg:width="0.03cm" svg:height="0.081cm" svg:x="3.473cm" svg:y="3.164cm" svg:viewBox="0 0 31 82" svg:d="M31 82c-41-25-41-61 0-82">
          <text:p/>
        </draw:path>
        <draw:path draw:style-name="gr8" draw:text-style-name="P2" draw:layer="layout" svg:width="0.136cm" svg:height="0.328cm" svg:x="3.713cm" svg:y="3.404cm" svg:viewBox="0 0 137 329" svg:d="M66 0c-111 107-79 241 71 329">
          <text:p/>
        </draw:path>
        <draw:line draw:style-name="gr8" draw:text-style-name="P2" draw:layer="layout" svg:x1="3.779cm" svg:y1="3.405cm" svg:x2="3.499cm" svg:y2="3.242cm">
          <text:p/>
        </draw:line>
        <draw:path draw:style-name="gr8" draw:text-style-name="P2" draw:layer="layout" svg:width="0.003cm" svg:height="0.003cm" svg:x="3.778cm" svg:y="3.404cm" svg:viewBox="0 0 4 4" svg:d="M0 4c5-4 5-4 0-4">
          <text:p/>
        </draw:path>
        <draw:path draw:style-name="gr8" draw:text-style-name="P2" draw:layer="layout" svg:width="0.053cm" svg:height="0.035cm" svg:x="3.612cm" svg:y="2.949cm" svg:viewBox="0 0 54 36" svg:d="M0 0c19 11 36 25 54 36">
          <text:p/>
        </draw:path>
        <draw:path draw:style-name="gr8" draw:text-style-name="P2" draw:layer="layout" svg:width="0.472cm" svg:height="0.271cm" svg:x="3.143cm" svg:y="2.949cm" svg:viewBox="0 0 473 272" svg:d="M0 272c208-53 377-152 473-272">
          <text:p/>
        </draw:path>
        <draw:path draw:style-name="gr8" draw:text-style-name="P2" draw:layer="layout" svg:width="0.084cm" svg:height="0.078cm" svg:x="3.531cm" svg:y="2.871cm" svg:viewBox="0 0 85 79" svg:d="M0 0c25 29 54 54 85 79">
          <text:p/>
        </draw:path>
        <draw:line draw:style-name="gr8" draw:text-style-name="P2" draw:layer="layout" svg:x1="3.012cm" svg:y1="3.176cm" svg:x2="3.034cm" svg:y2="3.16cm">
          <text:p/>
        </draw:line>
        <draw:line draw:style-name="gr8" draw:text-style-name="P2" draw:layer="layout" svg:x1="3.513cm" svg:y1="2.886cm" svg:x2="3.535cm" svg:y2="2.871cm">
          <text:p/>
        </draw:line>
        <draw:path draw:style-name="gr8" draw:text-style-name="P2" draw:layer="layout" svg:width="0.48cm" svg:height="0.279cm" svg:x="3.033cm" svg:y="2.885cm" svg:viewBox="0 0 481 280" svg:d="M0 280c224-49 400-148 481-280">
          <text:p/>
        </draw:path>
        <draw:path draw:style-name="gr8" draw:text-style-name="P2" draw:layer="layout" svg:width="0.038cm" svg:height="0.011cm" svg:x="2.995cm" svg:y="3.16cm" svg:viewBox="0 0 39 12" svg:d="M0 12c14-8 29-8 39-12">
          <text:p/>
        </draw:path>
        <draw:line draw:style-name="gr8" draw:text-style-name="P2" draw:layer="layout" svg:x1="3.033cm" svg:y1="3.165cm" svg:x2="3.514cm" svg:y2="2.885cm">
          <text:p/>
        </draw:line>
        <draw:path draw:style-name="gr8" draw:text-style-name="P2" draw:layer="layout" svg:width="0.011cm" svg:height="0.021cm" svg:x="3.513cm" svg:y="2.864cm" svg:viewBox="0 0 12 22" svg:d="M0 22c5-7 8-14 12-22">
          <text:p/>
        </draw:path>
        <draw:path draw:style-name="gr8" draw:text-style-name="P2" draw:layer="layout" svg:width="0.067cm" svg:height="0.116cm" svg:x="3.457cm" svg:y="2.748cm" svg:viewBox="0 0 68 117" svg:d="M0 0c14 42 39 81 68 117">
          <text:p/>
        </draw:path>
        <draw:path draw:style-name="gr8" draw:text-style-name="P2" draw:layer="layout" svg:width="0.077cm" svg:height="0.116cm" svg:x="3.383cm" svg:y="4.321cm" svg:viewBox="0 0 78 117" svg:d="M78 117c-7-3-17-10-28-28-15-21-33-49-50-89">
          <text:p/>
        </draw:path>
        <draw:path draw:style-name="gr8" draw:text-style-name="P2" draw:layer="layout" svg:width="0.021cm" svg:height="0.113cm" svg:x="3.203cm" svg:y="4.36cm" svg:viewBox="0 0 22 114" svg:d="M0 114c14-11 22-25 22-46 0-26-8-51-22-68">
          <text:p/>
        </draw:path>
        <draw:path draw:style-name="gr8" draw:text-style-name="P2" draw:layer="layout" svg:width="0.021cm" svg:height="0.117cm" svg:x="3.203cm" svg:y="5.03cm" svg:viewBox="0 0 22 118" svg:d="M0 118c14-11 22-29 22-50s-8-46-22-68">
          <text:p/>
        </draw:path>
        <draw:line draw:style-name="gr8" draw:text-style-name="P2" draw:layer="layout" svg:x1="3.453cm" svg:y1="5.475cm" svg:x2="3.453cm" svg:y2="5.418cm">
          <text:p/>
        </draw:line>
        <draw:path draw:style-name="gr8" draw:text-style-name="P2" draw:layer="layout" svg:width="0.123cm" svg:height="0.307cm" svg:x="3.33cm" svg:y="5.111cm" svg:viewBox="0 0 124 308" svg:d="M124 308c-14-14-35-46-60-100-22-35-40-77-50-120-11-31-14-63-14-88">
          <text:p/>
        </draw:path>
        <draw:path draw:style-name="gr8" draw:text-style-name="P2" draw:layer="layout" svg:width="0.123cm" svg:height="0.1cm" svg:x="3.33cm" svg:y="5.022cm" svg:viewBox="0 0 124 101" svg:d="M0 90c0-35 7-64 21-78 10-11 25-14 36-11 14 4 28 14 39 33 14 17 21 39 28 67">
          <text:p/>
        </draw:path>
        <draw:line draw:style-name="gr8" draw:text-style-name="P2" draw:layer="layout" svg:x1="3.453cm" svg:y1="5.122cm" svg:x2="3.453cm" svg:y2="4.903cm">
          <text:p/>
        </draw:line>
        <draw:polyline draw:style-name="gr8" draw:text-style-name="P2" draw:layer="layout" svg:width="0cm" svg:height="0cm" svg:x="3.474cm" svg:y="4.833cm" svg:viewBox="0 0 0 0" draw:points="0,0">
          <text:p/>
        </draw:polyline>
        <draw:path draw:style-name="gr8" draw:text-style-name="P2" draw:layer="layout" svg:width="0.021cm" svg:height="0.072cm" svg:x="3.453cm" svg:y="4.831cm" svg:viewBox="0 0 22 73" svg:d="M22 2c-3-4-7 0-10 10-4 4-4 7-7 18 0 11-5 25-5 43">
          <text:p/>
        </draw:path>
        <draw:line draw:style-name="gr8" draw:text-style-name="P2" draw:layer="layout" svg:x1="3.474cm" svg:y1="4.79cm" svg:x2="3.474cm" svg:y2="4.833cm">
          <text:p/>
        </draw:line>
        <draw:path draw:style-name="gr8" draw:text-style-name="P2" draw:layer="layout" svg:width="0.144cm" svg:height="0.319cm" svg:x="3.33cm" svg:y="4.497cm" svg:viewBox="0 0 145 320" svg:d="M145 294c0 25-7 28-14 25-7-7-21-25-39-53-21-32-46-81-68-134-14-43-24-93-24-132">
          <text:p/>
        </draw:path>
        <draw:path draw:style-name="gr8" draw:text-style-name="P2" draw:layer="layout" svg:width="0.144cm" svg:height="0.265cm" svg:x="3.33cm" svg:y="4.409cm" svg:viewBox="0 0 145 266" svg:d="M0 88c0-42 14-77 35-84 22-11 43 3 61 28 14 21 25 49 32 85 10 42 14 91 17 149">
          <text:p/>
        </draw:path>
        <draw:line draw:style-name="gr8" draw:text-style-name="P2" draw:layer="layout" svg:x1="3.474cm" svg:y1="4.501cm" svg:x2="3.474cm" svg:y2="4.674cm">
          <text:p/>
        </draw:line>
        <draw:line draw:style-name="gr8" draw:text-style-name="P2" draw:layer="layout" svg:x1="4.557cm" svg:y1="3.88cm" svg:x2="4.557cm" svg:y2="4.815cm">
          <text:p/>
        </draw:line>
        <draw:path draw:style-name="gr8" draw:text-style-name="P2" draw:layer="layout" svg:width="0.709cm" svg:height="0.066cm" svg:x="3.848cm" svg:y="4.815cm" svg:viewBox="0 0 710 67" svg:d="M0 18c227 71 499 64 710-18">
          <text:p/>
        </draw:path>
        <draw:path draw:style-name="gr8" draw:text-style-name="P2" draw:layer="layout" svg:width="0.039cm" svg:height="0.102cm" svg:x="3.848cm" svg:y="4.734cm" svg:viewBox="0 0 40 103" svg:d="M0 103c7-7 15-18 22-28 11-18 18-46 18-75">
          <text:p/>
        </draw:path>
        <draw:path draw:style-name="gr8" draw:text-style-name="P2" draw:layer="layout" svg:width="0.208cm" svg:height="0.286cm" svg:x="3.679cm" svg:y="4.448cm" svg:viewBox="0 0 209 287" svg:d="M0 0c25 14 49 32 74 53 21 21 46 42 64 67 21 25 39 53 53 81 11 28 18 58 18 86">
          <text:p/>
        </draw:path>
        <draw:path draw:style-name="gr8" draw:text-style-name="P2" draw:layer="layout" svg:width="0.146cm" svg:height="0.247cm" svg:x="3.533cm" svg:y="4.416cm" svg:viewBox="0 0 147 248" svg:d="M147 29c-32-18-56-25-78-29-17 0-32 4-43 14-7 7-11 15-18 29-3 10-7 28-7 49-3 32 0 68 4 93 3 24 10 46 14 63">
          <text:p/>
        </draw:path>
        <draw:path draw:style-name="gr8" draw:text-style-name="P2" draw:layer="layout" svg:width="0.078cm" svg:height="0.162cm" svg:x="3.474cm" svg:y="4.501cm" svg:viewBox="0 0 79 163" svg:d="M0 0c4 56 33 113 79 163">
          <text:p/>
        </draw:path>
        <draw:path draw:style-name="gr8" draw:text-style-name="P2" draw:layer="layout" svg:width="0.042cm" svg:height="0.092cm" svg:x="3.496cm" svg:y="5.319cm" svg:viewBox="0 0 43 93" svg:d="M0 93c29-14 43-49 43-93">
          <text:p/>
        </draw:path>
        <draw:path draw:style-name="gr8" draw:text-style-name="P2" draw:layer="layout" svg:width="0.085cm" svg:height="0.197cm" svg:x="3.453cm" svg:y="5.122cm" svg:viewBox="0 0 86 198" svg:d="M86 198c0-63-35-145-86-198">
          <text:p/>
        </draw:path>
        <draw:line draw:style-name="gr8" draw:text-style-name="P2" draw:layer="layout" svg:x1="4.307cm" svg:y1="5.105cm" svg:x2="4.671cm" svg:y2="4.896cm">
          <text:p/>
        </draw:line>
        <draw:line draw:style-name="gr8" draw:text-style-name="P2" draw:layer="layout" svg:x1="4.307cm" svg:y1="5.312cm" svg:x2="4.307cm" svg:y2="5.104cm">
          <text:p/>
        </draw:line>
        <draw:path draw:style-name="gr8" draw:text-style-name="P2" draw:layer="layout" svg:width="0.003cm" svg:height="0.025cm" svg:x="3.457cm" svg:y="2.726cm" svg:viewBox="0 0 4 26" svg:d="M0 26c4-8 4-18 4-26">
          <text:p/>
        </draw:path>
        <draw:path draw:style-name="gr8" draw:text-style-name="P2" draw:layer="layout" svg:width="0.01cm" svg:height="0.012cm" svg:x="3.524cm" svg:y="2.864cm" svg:viewBox="0 0 11 13" svg:d="M0 0c4 5 8 8 11 13">
          <text:p/>
        </draw:path>
        <draw:path draw:style-name="gr8" draw:text-style-name="P2" draw:layer="layout" svg:width="0.017cm" svg:height="0.021cm" svg:x="3.517cm" svg:y="3.242cm" svg:viewBox="0 0 18 22" svg:d="M18 22c-11-7-18-14-18-22">
          <text:p/>
        </draw:path>
        <draw:path draw:style-name="gr8" draw:text-style-name="P2" draw:layer="layout" svg:width="0.017cm" svg:height="0.022cm" svg:x="3.517cm" svg:y="3.22cm" svg:viewBox="0 0 18 23" svg:d="M0 23c0-8 7-18 18-23">
          <text:p/>
        </draw:path>
        <draw:line draw:style-name="gr8" draw:text-style-name="P2" draw:layer="layout" svg:x1="3.531cm" svg:y1="3.221cm" svg:x2="3.553cm" svg:y2="3.21cm">
          <text:p/>
        </draw:line>
        <draw:path draw:style-name="gr8" draw:text-style-name="P2" draw:layer="layout" svg:width="0.075cm" svg:height="0.009cm" svg:x="3.548cm" svg:y="3.202cm" svg:viewBox="0 0 76 10" svg:d="M0 10c22-13 54-13 76 0">
          <text:p/>
        </draw:path>
        <draw:path draw:style-name="gr8" draw:text-style-name="P2" draw:layer="layout" svg:width="0.042cm" svg:height="0.138cm" svg:x="2.06cm" svg:y="3.012cm" svg:viewBox="0 0 43 139" svg:d="M0 0c0 46 14 93 43 139">
          <text:p/>
        </draw:path>
        <draw:path draw:style-name="gr8" draw:text-style-name="P2" draw:layer="layout" svg:width="0.974cm" svg:height="0.282cm" svg:x="2.271cm" svg:y="1.245cm" svg:viewBox="0 0 975 283" svg:d="M975 283c0-159-215-283-487-283-268 0-488 124-488 283">
          <text:p/>
        </draw:path>
        <draw:path draw:style-name="gr8" draw:text-style-name="P2" draw:layer="layout" svg:width="0.974cm" svg:height="0.279cm" svg:x="2.271cm" svg:y="1.527cm" svg:viewBox="0 0 975 280" svg:d="M0 0c0 156 220 280 488 280 272 0 487-124 487-280">
          <text:p/>
        </draw:path>
        <draw:path draw:style-name="gr8" draw:text-style-name="P2" draw:layer="layout" svg:width="0.042cm" svg:height="0.138cm" svg:x="2.06cm" svg:y="1.647cm" svg:viewBox="0 0 43 139" svg:d="M0 0c0 46 14 96 43 139">
          <text:p/>
        </draw:path>
        <draw:path draw:style-name="gr8" draw:text-style-name="P2" draw:layer="layout" svg:width="0.042cm" svg:height="0.138cm" svg:x="2.06cm" svg:y="2.726cm" svg:viewBox="0 0 43 139" svg:d="M0 0c0 46 14 97 43 139">
          <text:p/>
        </draw:path>
        <draw:line draw:style-name="gr8" draw:text-style-name="P2" draw:layer="layout" svg:x1="3.457cm" svg:y1="1.668cm" svg:x2="3.457cm" svg:y2="1.629cm">
          <text:p/>
        </draw:line>
        <draw:path draw:style-name="gr8" draw:text-style-name="P2" draw:layer="layout" svg:width="0.892cm" svg:height="0.261cm" svg:x="2.314cm" svg:y="1.266cm" svg:viewBox="0 0 893 262" svg:d="M893 262c0-146-202-262-449-262-243 0-444 116-444 262">
          <text:p/>
        </draw:path>
        <draw:path draw:style-name="gr8" draw:text-style-name="P2" draw:layer="layout" svg:width="0.892cm" svg:height="0.254cm" svg:x="2.314cm" svg:y="1.527cm" svg:viewBox="0 0 893 255" svg:d="M0 0c0 142 201 255 444 255 247 0 449-113 449-255">
          <text:p/>
        </draw:path>
        <draw:path draw:style-name="gr8" draw:text-style-name="P2" draw:layer="layout" svg:width="0.003cm" svg:height="0.025cm" svg:x="3.457cm" svg:y="1.647cm" svg:viewBox="0 0 4 26" svg:d="M0 26c4-12 4-19 4-26">
          <text:p/>
        </draw:path>
        <draw:path draw:style-name="gr8" draw:text-style-name="P2" draw:layer="layout" svg:width="0.023cm" svg:height="0cm" svg:x="4.572cm" svg:y="3.887cm" svg:viewBox="0 0 24 0" svg:d="M0 0c7 0 17 0 24 0">
          <text:p/>
        </draw:path>
        <draw:line draw:style-name="gr8" draw:text-style-name="P2" draw:layer="layout" svg:x1="4.596cm" svg:y1="3.887cm" svg:x2="4.596cm" svg:y2="4.928cm">
          <text:p/>
        </draw:line>
        <draw:line draw:style-name="gr8" draw:text-style-name="P2" draw:layer="layout" svg:x1="4.557cm" svg:y1="4.815cm" svg:x2="4.557cm" svg:y2="4.956cm">
          <text:p/>
        </draw:line>
        <draw:line draw:style-name="gr8" draw:text-style-name="P2" draw:layer="layout" svg:x1="4.597cm" svg:y1="4.928cm" svg:x2="4.557cm" svg:y2="4.957cm">
          <text:p/>
        </draw:line>
        <draw:polyline draw:style-name="gr8" draw:text-style-name="P2" draw:layer="layout" svg:width="0cm" svg:height="0cm" svg:x="4.596cm" svg:y="3.887cm" svg:viewBox="0 0 0 0" draw:points="0,0">
          <text:p/>
        </draw:polyline>
        <draw:path draw:style-name="gr8" draw:text-style-name="P2" draw:layer="layout" svg:width="0.124cm" svg:height="0.036cm" svg:x="4.596cm" svg:y="3.855cm" svg:viewBox="0 0 125 37" svg:d="M0 37c47-4 86-14 125-37">
          <text:p/>
        </draw:path>
        <draw:path draw:style-name="gr8" draw:text-style-name="P2" draw:layer="layout" svg:width="0.046cm" svg:height="0.031cm" svg:x="4.716cm" svg:y="3.824cm" svg:viewBox="0 0 47 32" svg:d="M0 32c18-10 33-21 47-32">
          <text:p/>
        </draw:path>
        <draw:path draw:style-name="gr8" draw:text-style-name="P2" draw:layer="layout" svg:width="0.028cm" svg:height="0.012cm" svg:x="4.72cm" svg:y="3.834cm" svg:viewBox="0 0 29 13" svg:d="M0 13c10-5 21-8 29-13">
          <text:p/>
        </draw:path>
        <draw:line draw:style-name="gr8" draw:text-style-name="P2" draw:layer="layout" svg:x1="4.724cm" svg:y1="3.841cm" svg:x2="4.667cm" svg:y2="3.874cm">
          <text:p/>
        </draw:line>
        <draw:path draw:style-name="gr8" draw:text-style-name="P2" draw:layer="layout" svg:width="0.085cm" svg:height="0.011cm" svg:x="4.582cm" svg:y="3.873cm" svg:viewBox="0 0 86 12" svg:d="M0 12c32 0 60-4 86-12">
          <text:p/>
        </draw:path>
        <draw:line draw:style-name="gr8" draw:text-style-name="P2" draw:layer="layout" svg:x1="4.582cm" svg:y1="3.88cm" svg:x2="4.582cm" svg:y2="3.739cm">
          <text:p/>
        </draw:line>
        <draw:line draw:style-name="gr8" draw:text-style-name="P2" draw:layer="layout" svg:x1="4.83cm" svg:y1="3.598cm" svg:x2="4.582cm" svg:y2="3.743cm">
          <text:p/>
        </draw:line>
        <draw:line draw:style-name="gr8" draw:text-style-name="P2" draw:layer="layout" svg:x1="4.829cm" svg:y1="3.599cm" svg:x2="4.957cm" svg:y2="3.524cm">
          <text:p/>
        </draw:line>
        <draw:line draw:style-name="gr8" draw:text-style-name="P2" draw:layer="layout" svg:x1="6.026cm" svg:y1="4.978cm" svg:x2="5.732cm" svg:y2="4.808cm">
          <text:p/>
        </draw:line>
        <draw:line draw:style-name="gr8" draw:text-style-name="P2" draw:layer="layout" svg:x1="3.619cm" svg:y1="3.21cm" svg:x2="3.895cm" svg:y2="3.37cm">
          <text:p/>
        </draw:line>
        <draw:line draw:style-name="gr8" draw:text-style-name="P2" draw:layer="layout" svg:x1="3.86cm" svg:y1="3.415cm" svg:x2="3.806cm" svg:y2="3.383cm">
          <text:p/>
        </draw:line>
        <draw:path draw:style-name="gr8" draw:text-style-name="P2" draw:layer="layout" svg:width="0.074cm" svg:height="0.134cm" svg:x="3.785cm" svg:y="3.411cm" svg:viewBox="0 0 75 135" svg:d="M75 0c-46 43-75 89-75 135">
          <text:p/>
        </draw:path>
        <draw:path draw:style-name="gr8" draw:text-style-name="P2" draw:layer="layout" svg:width="0.776cm" svg:height="0.226cm" svg:x="3.785cm" svg:y="3.541cm" svg:viewBox="0 0 777 227" svg:d="M0 0c0 124 176 227 388 227 216 0 389-103 389-227">
          <text:p/>
        </draw:path>
        <draw:path draw:style-name="gr8" draw:text-style-name="P2" draw:layer="layout" svg:width="0.614cm" svg:height="0.226cm" svg:x="3.947cm" svg:y="3.319cm" svg:viewBox="0 0 615 227" svg:d="M615 227c0-86-81-163-212-202-127-39-282-32-403 17">
          <text:p/>
        </draw:path>
        <draw:path draw:style-name="gr8" draw:text-style-name="P2" draw:layer="layout" svg:width="0.028cm" svg:height="0.024cm" svg:x="3.778cm" svg:y="3.383cm" svg:viewBox="0 0 29 25" svg:d="M29 0c-7 7-22 15-29 25">
          <text:p/>
        </draw:path>
        <draw:line draw:style-name="gr8" draw:text-style-name="P2" draw:layer="layout" svg:x1="3.948cm" svg:y1="3.362cm" svg:x2="3.894cm" svg:y2="3.333cm">
          <text:p/>
        </draw:line>
        <draw:path draw:style-name="gr8" draw:text-style-name="P2" draw:layer="layout" svg:width="0.043cm" svg:height="0.017cm" svg:x="3.894cm" svg:y="3.316cm" svg:viewBox="0 0 44 18" svg:d="M44 0c-16 3-30 11-44 18">
          <text:p/>
        </draw:path>
        <draw:line draw:style-name="gr8" draw:text-style-name="P2" draw:layer="layout" svg:x1="3.778cm" svg:y1="3.404cm" svg:x2="3.781cm" svg:y2="3.404cm">
          <text:p/>
        </draw:line>
        <draw:path draw:style-name="gr8" draw:text-style-name="P2" draw:layer="layout" svg:width="0.021cm" svg:height="0.166cm" svg:x="3.453cm" svg:y="5.122cm" svg:viewBox="0 0 22 167" svg:d="M22 167c-3-64-7-121-22-167">
          <text:p/>
        </draw:path>
        <draw:path draw:style-name="gr8" draw:text-style-name="P2" draw:layer="layout" svg:width="0.007cm" svg:height="0.024cm" svg:x="3.467cm" svg:y="5.401cm" svg:viewBox="0 0 8 25" svg:d="M8 0c0 18-3 25-8 25">
          <text:p/>
        </draw:path>
        <draw:path draw:style-name="gr8" draw:text-style-name="P2" draw:layer="layout" svg:width="0.014cm" svg:height="0.009cm" svg:x="3.453cm" svg:y="5.418cm" svg:viewBox="0 0 15 10" svg:d="M15 8c-4 5-8 0-15-8">
          <text:p/>
        </draw:path>
        <draw:line draw:style-name="gr8" draw:text-style-name="P2" draw:layer="layout" svg:x1="3.474cm" svg:y1="5.284cm" svg:x2="3.474cm" svg:y2="5.401cm">
          <text:p/>
        </draw:line>
        <draw:path draw:style-name="gr8" draw:text-style-name="P2" draw:layer="layout" svg:width="0.205cm" svg:height="0.204cm" svg:x="3.474cm" svg:y="4.833cm" svg:viewBox="0 0 206 205" svg:d="M206 205c-42-25-74-50-99-71-10-11-22-22-33-32-24-25-38-46-45-60-11-14-18-25-22-32-3-7-7-10-7-10">
          <text:p/>
        </draw:path>
        <draw:path draw:style-name="gr8" draw:text-style-name="P2" draw:layer="layout" svg:width="0.455cm" svg:height="0.177cm" svg:x="3.679cm" svg:y="5.037cm" svg:viewBox="0 0 456 178" svg:d="M0 0c39 21 81 39 120 57 49 17 100 31 142 45 81 25 148 46 194 76">
          <text:p/>
        </draw:path>
        <draw:path draw:style-name="gr8" draw:text-style-name="P2" draw:layer="layout" svg:width="0.102cm" svg:height="0.141cm" svg:x="4.134cm" svg:y="5.214cm" svg:viewBox="0 0 103 142" svg:d="M0 0c71 38 103 89 103 142">
          <text:p/>
        </draw:path>
        <draw:path draw:style-name="gr8" draw:text-style-name="P2" draw:layer="layout" svg:width="0.127cm" svg:height="0.194cm" svg:x="3.552cm" svg:y="4.663cm" svg:viewBox="0 0 128 195" svg:d="M0 0c14 43 28 78 46 111 21 35 50 63 82 84">
          <text:p/>
        </draw:path>
        <draw:path draw:style-name="gr8" draw:text-style-name="P2" draw:layer="layout" svg:width="0.169cm" svg:height="0.043cm" svg:x="3.679cm" svg:y="4.833cm" svg:viewBox="0 0 170 44" svg:d="M0 22c28 17 60 24 88 21 32-4 61-18 82-43">
          <text:p/>
        </draw:path>
        <draw:path draw:style-name="gr8" draw:text-style-name="P2" draw:layer="layout" svg:width="0.25cm" svg:height="0.148cm" svg:x="4.307cm" svg:y="4.956cm" svg:viewBox="0 0 251 149" svg:d="M251 0c-74 47-158 96-251 149">
          <text:p/>
        </draw:path>
        <draw:path draw:style-name="gr8" draw:text-style-name="P2" draw:layer="layout" svg:width="0.004cm" svg:height="0.049cm" svg:x="3.474cm" svg:y="4.741cm" svg:viewBox="0 0 5 50" svg:d="M0 50c0-3 0-10 0-18 5-7 5-18 5-32">
          <text:p/>
        </draw:path>
        <draw:path draw:style-name="gr8" draw:text-style-name="P2" draw:layer="layout" svg:width="0.004cm" svg:height="0.067cm" svg:x="3.474cm" svg:y="4.674cm" svg:viewBox="0 0 5 68" svg:d="M0 0c0 7 0 17 0 28 5 14 5 29 5 40">
          <text:p/>
        </draw:path>
        <draw:line draw:style-name="gr8" draw:text-style-name="P2" draw:layer="layout" svg:x1="3.474cm" svg:y1="4.674cm" svg:x2="3.474cm" svg:y2="4.79cm">
          <text:p/>
        </draw:line>
        <draw:path draw:style-name="gr8" draw:text-style-name="P2" draw:layer="layout" svg:width="0.296cm" svg:height="0.173cm" svg:x="3.552cm" svg:y="4.663cm" svg:viewBox="0 0 297 174" svg:d="M0 0c67 75 170 135 297 174">
          <text:p/>
        </draw:path>
        <draw:path draw:style-name="gr8" draw:text-style-name="P2" draw:layer="layout" svg:width="0.004cm" svg:height="0.12cm" svg:x="3.474cm" svg:y="5.284cm" svg:viewBox="0 0 5 121" svg:d="M0 0c0 7 0 19 0 29 0 4 0 11 5 18 0 4 0 11 0 18s0 17 0 21c0 7-5 10-5 14 0 3 0 7 0 7 0 7 0 11 0 14">
          <text:p/>
        </draw:path>
        <draw:polyline draw:style-name="gr8" draw:text-style-name="P2" draw:layer="layout" svg:width="0cm" svg:height="0cm" svg:x="4.596cm" svg:y="4.928cm" svg:viewBox="0 0 0 0" draw:points="0,0">
          <text:p/>
        </draw:polyline>
        <draw:line draw:style-name="gr8" draw:text-style-name="P2" draw:layer="layout" svg:x1="4.596cm" svg:y1="4.932cm" svg:x2="4.661cm" svg:y2="4.889cm">
          <text:p/>
        </draw:line>
        <draw:line draw:style-name="gr8" draw:text-style-name="P2" draw:layer="layout" svg:x1="3.894cm" svg:y1="3.369cm" svg:x2="3.894cm" svg:y2="3.432cm">
          <text:p/>
        </draw:line>
        <draw:line draw:style-name="gr8" draw:text-style-name="P2" draw:layer="layout" svg:x1="3.899cm" svg:y1="3.44cm" svg:x2="3.894cm" svg:y2="3.432cm">
          <text:p/>
        </draw:line>
        <draw:path draw:style-name="gr8" draw:text-style-name="P2" draw:layer="layout" svg:width="0.074cm" svg:height="0.037cm" svg:x="3.714cm" svg:y="3.363cm" svg:viewBox="0 0 75 38" svg:d="M0 2c18-7 51 7 75 36">
          <text:p/>
        </draw:path>
        <draw:path draw:style-name="gr8" draw:text-style-name="P2" draw:layer="layout" svg:width="0.956cm" svg:height="0.279cm" svg:x="2.282cm" svg:y="1.248cm" svg:viewBox="0 0 957 280" svg:d="M957 280c0-155-215-280-480-280-261 0-477 125-477 280">
          <text:p/>
        </draw:path>
        <draw:path draw:style-name="gr8" draw:text-style-name="P2" draw:layer="layout" svg:width="0.956cm" svg:height="0.275cm" svg:x="2.282cm" svg:y="1.527cm" svg:viewBox="0 0 957 276" svg:d="M0 0c0 152 216 276 477 276 265 0 480-124 480-276">
          <text:p/>
        </draw:path>
        <draw:path draw:style-name="gr8" draw:text-style-name="P2" draw:layer="layout" svg:width="0.92cm" svg:height="0.268cm" svg:x="2.3cm" svg:y="1.259cm" svg:viewBox="0 0 921 269" svg:d="M921 269c0-149-209-269-463-269s-458 120-458 269">
          <text:p/>
        </draw:path>
        <draw:path draw:style-name="gr8" draw:text-style-name="P2" draw:layer="layout" svg:width="0.92cm" svg:height="0.265cm" svg:x="2.3cm" svg:y="1.527cm" svg:viewBox="0 0 921 266" svg:d="M0 0c0 145 204 266 458 266s463-121 463-266">
          <text:p/>
        </draw:path>
        <draw:line draw:style-name="gr8" draw:text-style-name="P2" draw:layer="layout" svg:x1="4.596cm" svg:y1="4.928cm" svg:x2="4.596cm" svg:y2="3.887cm">
          <text:p/>
        </draw:line>
        <draw:line draw:style-name="gr8" draw:text-style-name="P2" draw:layer="layout" svg:x1="4.812cm" svg:y1="6.008cm" svg:x2="4.734cm" svg:y2="5.961cm">
          <text:p/>
        </draw:line>
        <draw:line draw:style-name="gr8" draw:text-style-name="P2" draw:layer="layout" svg:x1="4.734cm" svg:y1="5.147cm" svg:x2="4.734cm" svg:y2="5.961cm">
          <text:p/>
        </draw:line>
        <draw:line draw:style-name="gr8" draw:text-style-name="P2" draw:layer="layout" svg:x1="4.734cm" svg:y1="5.147cm" svg:x2="4.734cm" svg:y2="4.931cm">
          <text:p/>
        </draw:line>
        <draw:line draw:style-name="gr8" draw:text-style-name="P2" draw:layer="layout" svg:x1="4.66cm" svg:y1="4.889cm" svg:x2="4.735cm" svg:y2="4.932cm">
          <text:p/>
        </draw:line>
        <draw:line draw:style-name="gr8" draw:text-style-name="P2" draw:layer="layout" svg:x1="4.911cm" svg:y1="3.591cm" svg:x2="4.85cm" svg:y2="3.687cm">
          <text:p/>
        </draw:line>
        <draw:line draw:style-name="gr8" draw:text-style-name="P2" draw:layer="layout" svg:x1="4.812cm" svg:y1="3.746cm" svg:x2="4.762cm" svg:y2="3.825cm">
          <text:p/>
        </draw:line>
        <draw:line draw:style-name="gr8" draw:text-style-name="P2" draw:layer="layout" svg:x1="4.978cm" svg:y1="3.613cm" svg:x2="4.91cm" svg:y2="3.591cm">
          <text:p/>
        </draw:line>
        <draw:line draw:style-name="gr8" draw:text-style-name="P2" draw:layer="layout" svg:x1="4.91cm" svg:y1="3.593cm" svg:x2="4.978cm" svg:y2="3.552cm">
          <text:p/>
        </draw:line>
        <draw:line draw:style-name="gr8" draw:text-style-name="P2" draw:layer="layout" svg:x1="5.049cm" svg:y1="3.574cm" svg:x2="4.977cm" svg:y2="3.552cm">
          <text:p/>
        </draw:line>
        <draw:line draw:style-name="gr8" draw:text-style-name="P2" draw:layer="layout" svg:x1="4.767cm" svg:y1="3.817cm" svg:x2="4.72cm" svg:y2="3.846cm">
          <text:p/>
        </draw:line>
        <draw:line draw:style-name="gr8" draw:text-style-name="P2" draw:layer="layout" svg:x1="4.667cm" svg:y1="3.873cm" svg:x2="4.667cm" svg:y2="3.788cm">
          <text:p/>
        </draw:line>
        <draw:line draw:style-name="gr8" draw:text-style-name="P2" draw:layer="layout" svg:x1="4.855cm" svg:y1="3.683cm" svg:x2="4.667cm" svg:y2="3.789cm">
          <text:p/>
        </draw:line>
        <draw:line draw:style-name="gr8" draw:text-style-name="P2" draw:layer="layout" svg:x1="4.668cm" svg:y1="3.789cm" svg:x2="4.582cm" svg:y2="3.739cm">
          <text:p/>
        </draw:line>
        <draw:line draw:style-name="gr8" draw:text-style-name="P2" draw:layer="layout" svg:x1="4.886cm" svg:y1="3.631cm" svg:x2="4.829cm" svg:y2="3.598cm">
          <text:p/>
        </draw:line>
        <draw:line draw:style-name="gr8" draw:text-style-name="P2" draw:layer="layout" svg:x1="4.953cm" svg:y1="3.524cm" svg:x2="5.024cm" svg:y2="3.567cm">
          <text:p/>
        </draw:line>
        <draw:line draw:style-name="gr8" draw:text-style-name="P2" draw:layer="layout" svg:x1="4.47cm" svg:y1="6.432cm" svg:x2="4.194cm" svg:y2="6.272cm">
          <text:p/>
        </draw:line>
        <draw:path draw:style-name="gr8" draw:text-style-name="P2" draw:layer="layout" svg:width="0.738cm" svg:height="0.409cm" svg:x="4.469cm" svg:y="6.431cm" svg:viewBox="0 0 739 410" svg:d="M739 410c-43-223-353-396-739-410">
          <text:p/>
        </draw:path>
        <draw:line draw:style-name="gr8" draw:text-style-name="P2" draw:layer="layout" svg:x1="6.745cm" svg:y1="7.543cm" svg:x2="7.278cm" svg:y2="7.235cm">
          <text:p/>
        </draw:line>
        <draw:path draw:style-name="gr8" draw:text-style-name="P2" draw:layer="layout" svg:width="0.092cm" svg:height="0.106cm" svg:x="7.274cm" svg:y="7.129cm" svg:viewBox="0 0 93 107" svg:d="M0 107c57-25 93-65 93-107">
          <text:p/>
        </draw:path>
        <draw:line draw:style-name="gr8" draw:text-style-name="P2" draw:layer="layout" svg:x1="4.963cm" svg:y1="4.155cm" svg:x2="4.963cm" svg:y2="4.998cm">
          <text:p/>
        </draw:line>
        <draw:line draw:style-name="gr8" draw:text-style-name="P2" draw:layer="layout" svg:x1="4.963cm" svg:y1="5.003cm" svg:x2="5.098cm" svg:y2="4.921cm">
          <text:p/>
        </draw:line>
        <draw:line draw:style-name="gr8" draw:text-style-name="P2" draw:layer="layout" svg:x1="5.143cm" svg:y1="4.049cm" svg:x2="5.143cm" svg:y2="4.187cm">
          <text:p/>
        </draw:line>
        <draw:line draw:style-name="gr8" draw:text-style-name="P2" draw:layer="layout" svg:x1="4.963cm" svg:y1="4.156cm" svg:x2="5.144cm" svg:y2="4.049cm">
          <text:p/>
        </draw:line>
        <draw:line draw:style-name="gr8" draw:text-style-name="P2" draw:layer="layout" svg:x1="4.963cm" svg:y1="4.998cm" svg:x2="5.098cm" svg:y2="5.077cm">
          <text:p/>
        </draw:line>
        <draw:path draw:style-name="gr8" draw:text-style-name="P2" draw:layer="layout" svg:width="0.024cm" svg:height="0.056cm" svg:x="4.96cm" svg:y="6.011cm" svg:viewBox="0 0 25 57" svg:d="M25 0c0 29-8 47-25 57">
          <text:p/>
        </draw:path>
        <draw:path draw:style-name="gr8" draw:text-style-name="P2" draw:layer="layout" svg:width="0.137cm" svg:height="0.148cm" svg:x="4.826cm" svg:y="5.923cm" svg:viewBox="0 0 138 149" svg:d="M138 145c-25 11-60 0-88-31-33-32-50-79-50-114">
          <text:p/>
        </draw:path>
        <draw:line draw:style-name="gr8" draw:text-style-name="P2" draw:layer="layout" svg:x1="4.99cm" svg:y1="6.013cm" svg:x2="4.984cm" svg:y2="6.007cm">
          <text:p/>
        </draw:line>
        <draw:path draw:style-name="gr8" draw:text-style-name="P2" draw:layer="layout" svg:width="0.025cm" svg:height="0.046cm" svg:x="4.822cm" svg:y="5.873cm" svg:viewBox="0 0 26 47" svg:d="M0 47c4-22 11-40 26-47">
          <text:p/>
        </draw:path>
        <draw:path draw:style-name="gr8" draw:text-style-name="P2" draw:layer="layout" svg:width="0.137cm" svg:height="0.144cm" svg:x="4.847cm" svg:y="5.867cm" svg:viewBox="0 0 138 145" svg:d="M0 6c22-14 57-3 85 28 32 29 50 72 53 111">
          <text:p/>
        </draw:path>
        <draw:line draw:style-name="gr8" draw:text-style-name="P2" draw:layer="layout" svg:x1="4.822cm" svg:y1="5.919cm" svg:x2="4.829cm" svg:y2="5.919cm">
          <text:p/>
        </draw:line>
        <draw:path draw:style-name="gr8" draw:text-style-name="P2" draw:layer="layout" svg:width="0cm" svg:height="0.003cm" svg:x="4.826cm" svg:y="5.919cm" svg:viewBox="0 0 0 4" svg:d="M0 4c0-4 0-4 0-4">
          <text:p/>
        </draw:path>
        <draw:line draw:style-name="gr8" draw:text-style-name="P2" draw:layer="layout" svg:x1="3.894cm" svg:y1="3.333cm" svg:x2="3.894cm" svg:y2="3.369cm">
          <text:p/>
        </draw:line>
        <draw:line draw:style-name="gr8" draw:text-style-name="P2" draw:layer="layout" svg:x1="3.859cm" svg:y1="3.411cm" svg:x2="3.859cm" svg:y2="3.496cm">
          <text:p/>
        </draw:line>
        <draw:path draw:style-name="gr8" draw:text-style-name="P2" draw:layer="layout" svg:width="0.067cm" svg:height="0.088cm" svg:x="3.792cm" svg:y="3.496cm" svg:viewBox="0 0 68 89" svg:d="M68 0c-33 24-54 56-68 89">
          <text:p/>
        </draw:path>
        <draw:path draw:style-name="gr8" draw:text-style-name="P2" draw:layer="layout" svg:width="0.109cm" svg:height="0.117cm" svg:x="4.445cm" svg:y="3.467cm" svg:viewBox="0 0 110 118" svg:d="M110 118c-14-43-54-86-110-118">
          <text:p/>
        </draw:path>
        <draw:path draw:style-name="gr8" draw:text-style-name="P2" draw:layer="layout" svg:width="0.501cm" svg:height="0.065cm" svg:x="3.947cm" svg:y="3.402cm" svg:viewBox="0 0 502 66" svg:d="M502 66c-134-78-347-89-502-21">
          <text:p/>
        </draw:path>
        <draw:line draw:style-name="gr8" draw:text-style-name="P2" draw:layer="layout" svg:x1="3.947cm" svg:y1="3.361cm" svg:x2="3.947cm" svg:y2="3.443cm">
          <text:p/>
        </draw:line>
        <draw:line draw:style-name="gr8" draw:text-style-name="P2" draw:layer="layout" svg:x1="3.93cm" svg:y1="3.454cm" svg:x2="3.898cm" svg:y2="3.436cm">
          <text:p/>
        </draw:line>
        <draw:path draw:style-name="gr8" draw:text-style-name="P2" draw:layer="layout" svg:width="0.018cm" svg:height="0.01cm" svg:x="3.929cm" svg:y="3.443cm" svg:viewBox="0 0 19 11" svg:d="M19 0c-3 4-10 8-19 11">
          <text:p/>
        </draw:path>
        <draw:line draw:style-name="gr8" draw:text-style-name="P2" draw:layer="layout" svg:x1="3.898cm" svg:y1="3.369cm" svg:x2="3.898cm" svg:y2="3.436cm">
          <text:p/>
        </draw:line>
        <draw:line draw:style-name="gr8" draw:text-style-name="P2" draw:layer="layout" svg:x1="3.894cm" svg:y1="3.369cm" svg:x2="3.899cm" svg:y2="3.373cm">
          <text:p/>
        </draw:line>
        <draw:path draw:style-name="gr8" draw:text-style-name="P2" draw:layer="layout" svg:width="0.007cm" svg:height="0.014cm" svg:x="3.778cm" svg:y="3.39cm" svg:viewBox="0 0 8 15" svg:d="M8 15c-5-4-8-12-8-15">
          <text:p/>
        </draw:path>
        <draw:path draw:style-name="gr8" draw:text-style-name="P2" draw:layer="layout" svg:width="0.526cm" svg:height="0.064cm" svg:x="3.929cm" svg:y="3.408cm" svg:viewBox="0 0 527 65" svg:d="M527 65c-145-79-367-86-527-18">
          <text:p/>
        </draw:path>
        <draw:line draw:style-name="gr8" draw:text-style-name="P2" draw:layer="layout" svg:x1="4.897cm" svg:y1="3.736cm" svg:x2="4.808cm" svg:y2="3.707cm">
          <text:p/>
        </draw:line>
        <draw:line draw:style-name="gr8" draw:text-style-name="P2" draw:layer="layout" svg:x1="4.808cm" svg:y1="3.708cm" svg:x2="4.978cm" svg:y2="3.608cm">
          <text:p/>
        </draw:line>
        <draw:line draw:style-name="gr8" draw:text-style-name="P2" draw:layer="layout" svg:x1="4.808cm" svg:y1="3.707cm" svg:x2="4.808cm" svg:y2="5.909cm">
          <text:p/>
        </draw:line>
        <draw:line draw:style-name="gr8" draw:text-style-name="P2" draw:layer="layout" svg:x1="4.816cm" svg:y1="5.913cm" svg:x2="4.808cm" svg:y2="5.909cm">
          <text:p/>
        </draw:line>
        <draw:line draw:style-name="gr8" draw:text-style-name="P2" draw:layer="layout" svg:x1="4.811cm" svg:y1="5.912cm" svg:x2="4.811cm" svg:y2="6.036cm">
          <text:p/>
        </draw:line>
        <draw:line draw:style-name="gr8" draw:text-style-name="P2" draw:layer="layout" svg:x1="4.812cm" svg:y1="6.036cm" svg:x2="4.723cm" svg:y2="6.086cm">
          <text:p/>
        </draw:line>
        <draw:line draw:style-name="gr8" draw:text-style-name="P2" draw:layer="layout" svg:x1="4.639cm" svg:y1="5.764cm" svg:x2="4.639cm" svg:y2="5.609cm">
          <text:p/>
        </draw:line>
        <draw:line draw:style-name="gr8" draw:text-style-name="P2" draw:layer="layout" svg:x1="4.639cm" svg:y1="5.785cm" svg:x2="4.639cm" svg:y2="5.764cm">
          <text:p/>
        </draw:line>
        <draw:line draw:style-name="gr8" draw:text-style-name="P2" draw:layer="layout" svg:x1="4.639cm" svg:y1="6.036cm" svg:x2="4.639cm" svg:y2="5.785cm">
          <text:p/>
        </draw:line>
        <draw:line draw:style-name="gr8" draw:text-style-name="P2" draw:layer="layout" svg:x1="4.724cm" svg:y1="6.086cm" svg:x2="4.639cm" svg:y2="6.036cm">
          <text:p/>
        </draw:line>
        <draw:line draw:style-name="gr8" draw:text-style-name="P2" draw:layer="layout" svg:x1="4.194cm" svg:y1="5.457cm" svg:x2="4.194cm" svg:y2="6.272cm">
          <text:p/>
        </draw:line>
        <draw:line draw:style-name="gr8" draw:text-style-name="P2" draw:layer="layout" svg:x1="4.194cm" svg:y1="5.376cm" svg:x2="4.357cm" svg:y2="5.472cm">
          <text:p/>
        </draw:line>
        <draw:line draw:style-name="gr8" draw:text-style-name="P2" draw:layer="layout" svg:x1="4.356cm" svg:y1="5.951cm" svg:x2="4.356cm" svg:y2="5.468cm">
          <text:p/>
        </draw:line>
        <draw:line draw:style-name="gr8" draw:text-style-name="P2" draw:layer="layout" svg:x1="4.356cm" svg:y1="6.201cm" svg:x2="4.356cm" svg:y2="5.951cm">
          <text:p/>
        </draw:line>
        <draw:line draw:style-name="gr8" draw:text-style-name="P2" draw:layer="layout" svg:x1="4.47cm" svg:y1="6.266cm" svg:x2="4.356cm" svg:y2="6.201cm">
          <text:p/>
        </draw:line>
        <draw:line draw:style-name="gr8" draw:text-style-name="P2" draw:layer="layout" svg:x1="4.469cm" svg:y1="6.265cm" svg:x2="4.469cm" svg:y2="6.431cm">
          <text:p/>
        </draw:line>
        <draw:line draw:style-name="gr8" draw:text-style-name="P2" draw:layer="layout" svg:x1="4.194cm" svg:y1="5.376cm" svg:x2="4.194cm" svg:y2="5.457cm">
          <text:p/>
        </draw:line>
        <draw:path draw:style-name="gr8" draw:text-style-name="P2" draw:layer="layout" svg:width="0.741cm" svg:height="0.423cm" svg:x="4.469cm" svg:y="6.265cm" svg:viewBox="0 0 742 424" svg:d="M0 0c393 17 707 194 742 424">
          <text:p/>
        </draw:path>
        <draw:line draw:style-name="gr8" draw:text-style-name="P2" draw:layer="layout" svg:x1="5.207cm" svg:y1="6.84cm" svg:x2="5.207cm" svg:y2="6.688cm">
          <text:p/>
        </draw:line>
        <draw:path draw:style-name="gr8" draw:text-style-name="P2" draw:layer="layout" svg:width="0.081cm" svg:height="0.113cm" svg:x="5.207cm" svg:y="6.688cm" svg:viewBox="0 0 82 114" svg:d="M82 114c-39-36-65-75-82-114">
          <text:p/>
        </draw:path>
        <draw:line draw:style-name="gr8" draw:text-style-name="P2" draw:layer="layout" svg:x1="6.325cm" svg:y1="7.786cm" svg:x2="6.749cm" svg:y2="7.542cm">
          <text:p/>
        </draw:line>
        <draw:line draw:style-name="gr8" draw:text-style-name="P2" draw:layer="layout" svg:x1="5.249cm" svg:y1="7.415cm" svg:x2="5.85cm" svg:y2="7.762cm">
          <text:p/>
        </draw:line>
        <draw:line draw:style-name="gr8" draw:text-style-name="P2" draw:layer="layout" svg:x1="6.745cm" svg:y1="7.542cm" svg:x2="6.745cm" svg:y2="7.256cm">
          <text:p/>
        </draw:line>
        <draw:line draw:style-name="gr8" draw:text-style-name="P2" draw:layer="layout" svg:x1="6.745cm" svg:y1="7.257cm" svg:x2="7.278cm" svg:y2="6.949cm">
          <text:p/>
        </draw:line>
        <draw:line draw:style-name="gr8" draw:text-style-name="P2" draw:layer="layout" svg:x1="7.274cm" svg:y1="7.235cm" svg:x2="7.274cm" svg:y2="6.949cm">
          <text:p/>
        </draw:line>
        <draw:path draw:style-name="gr8" draw:text-style-name="P2" draw:layer="layout" svg:width="0.064cm" svg:height="0.095cm" svg:x="7.302cm" svg:y="6.748cm" svg:viewBox="0 0 65 96" svg:d="M0 0c40 28 65 61 65 96">
          <text:p/>
        </draw:path>
        <draw:path draw:style-name="gr8" draw:text-style-name="P2" draw:layer="layout" svg:width="0.092cm" svg:height="0.106cm" svg:x="7.274cm" svg:y="6.843cm" svg:viewBox="0 0 93 107" svg:d="M93 0c0 40-36 79-93 107">
          <text:p/>
        </draw:path>
        <draw:line draw:style-name="gr8" draw:text-style-name="P2" draw:layer="layout" svg:x1="7.303cm" svg:y1="6.753cm" svg:x2="6.381cm" svg:y2="6.219cm">
          <text:p/>
        </draw:line>
        <draw:line draw:style-name="gr8" draw:text-style-name="P2" draw:layer="layout" svg:x1="6.41cm" svg:y1="6.201cm" svg:x2="6.381cm" svg:y2="6.22cm">
          <text:p/>
        </draw:line>
        <draw:line draw:style-name="gr8" draw:text-style-name="P2" draw:layer="layout" svg:x1="6.409cm" svg:y1="6.201cm" svg:x2="6.409cm" svg:y2="6.233cm">
          <text:p/>
        </draw:line>
        <draw:line draw:style-name="gr8" draw:text-style-name="P2" draw:layer="layout" svg:x1="6.409cm" svg:y1="6.155cm" svg:x2="6.409cm" svg:y2="6.201cm">
          <text:p/>
        </draw:line>
        <draw:line draw:style-name="gr8" draw:text-style-name="P2" draw:layer="layout" svg:x1="5.196cm" svg:y1="4.106cm" svg:x2="5.196cm" svg:y2="4.071cm">
          <text:p/>
        </draw:line>
        <draw:line draw:style-name="gr8" draw:text-style-name="P2" draw:layer="layout" svg:x1="5.143cm" svg:y1="4.054cm" svg:x2="5.155cm" svg:y2="4.046cm">
          <text:p/>
        </draw:line>
        <draw:line draw:style-name="gr8" draw:text-style-name="P2" draw:layer="layout" svg:x1="5.553cm" svg:y1="3.571cm" svg:x2="5.429cm" svg:y2="3.496cm">
          <text:p/>
        </draw:line>
        <draw:path draw:style-name="gr8" draw:text-style-name="P2" draw:layer="layout" svg:width="0.099cm" svg:height="0.026cm" svg:x="5.33cm" svg:y="3.474cm" svg:viewBox="0 0 100 27" svg:d="M0 1c29-3 64 4 100 26">
          <text:p/>
        </draw:path>
        <draw:line draw:style-name="gr8" draw:text-style-name="P2" draw:layer="layout" svg:x1="5.129cm" svg:y1="3.514cm" svg:x2="5.331cm" svg:y2="3.474cm">
          <text:p/>
        </draw:line>
        <draw:line draw:style-name="gr8" draw:text-style-name="P2" draw:layer="layout" svg:x1="5.218cm" svg:y1="4.082cm" svg:x2="5.147cm" svg:y2="4.039cm">
          <text:p/>
        </draw:line>
        <draw:path draw:style-name="gr8" draw:text-style-name="P2" draw:layer="layout" svg:width="0.035cm" svg:height="0.011cm" svg:x="5.094cm" svg:y="3.513cm" svg:viewBox="0 0 36 12" svg:d="M36 0c-15 0-26 8-36 12">
          <text:p/>
        </draw:path>
        <draw:path draw:style-name="gr8" draw:text-style-name="P2" draw:layer="layout" svg:width="0.067cm" svg:height="0.116cm" svg:x="5.03cm" svg:y="3.524cm" svg:viewBox="0 0 68 117" svg:d="M68 0c-40 22-61 64-68 117">
          <text:p/>
        </draw:path>
        <draw:path draw:style-name="gr8" draw:text-style-name="P2" draw:layer="layout" svg:width="0.12cm" svg:height="0.018cm" svg:x="5.027cm" svg:y="4.028cm" svg:viewBox="0 0 121 19" svg:d="M121 15c-43-22-85-18-121 4">
          <text:p/>
        </draw:path>
        <draw:path draw:style-name="gr8" draw:text-style-name="P2" draw:layer="layout" svg:width="0.064cm" svg:height="0.113cm" svg:x="4.963cm" svg:y="4.042cm" svg:viewBox="0 0 65 114" svg:d="M65 0c-37 22-58 61-65 114">
          <text:p/>
        </draw:path>
        <draw:path draw:style-name="gr8" draw:text-style-name="P2" draw:layer="layout" svg:width="0.085cm" svg:height="0.011cm" svg:x="4.896cm" svg:y="3.728cm" svg:viewBox="0 0 86 12" svg:d="M0 4c33 11 61 11 86-4">
          <text:p/>
        </draw:path>
        <draw:path draw:style-name="gr8" draw:text-style-name="P2" draw:layer="layout" svg:width="0.053cm" svg:height="0.088cm" svg:x="4.977cm" svg:y="3.64cm" svg:viewBox="0 0 54 89" svg:d="M0 89c28-14 51-45 54-89">
          <text:p/>
        </draw:path>
        <draw:line draw:style-name="gr8" draw:text-style-name="P2" draw:layer="layout" svg:x1="4.808cm" svg:y1="5.909cm" svg:x2="4.827cm" svg:y2="5.92cm">
          <text:p/>
        </draw:line>
        <draw:line draw:style-name="gr8" draw:text-style-name="P2" draw:layer="layout" svg:x1="4.984cm" svg:y1="6.007cm" svg:x2="5.137cm" svg:y2="6.097cm">
          <text:p/>
        </draw:line>
        <draw:path draw:style-name="gr8" draw:text-style-name="P2" draw:layer="layout" svg:width="0.025cm" svg:height="0.201cm" svg:x="5.073cm" svg:y="5.348cm" svg:viewBox="0 0 26 202" svg:d="M26 0c-35 45-35 123 0 202">
          <text:p/>
        </draw:path>
        <draw:path draw:style-name="gr8" draw:text-style-name="P2" draw:layer="layout" svg:width="0.159cm" svg:height="0.194cm" svg:x="5.256cm" svg:y="3.598cm" svg:viewBox="0 0 160 195" svg:d="M160 195c-32-82-92-160-160-195">
          <text:p/>
        </draw:path>
        <draw:path draw:style-name="gr8" draw:text-style-name="P2" draw:layer="layout" svg:width="0.185cm" svg:height="0.446cm" svg:x="5.074cm" svg:y="3.572cm" svg:viewBox="0 0 186 447" svg:d="M183 26c-64-39-124-35-159 14-33 46-33 127 4 213 31 81 91 158 158 194">
          <text:p/>
        </draw:path>
        <draw:path draw:style-name="gr8" draw:text-style-name="P2" draw:layer="layout" svg:width="0.427cm" svg:height="0.37cm" svg:x="5.7cm" svg:y="4.833cm" svg:viewBox="0 0 428 371" svg:d="M0 371c153-32 315-176 428-371">
          <text:p/>
        </draw:path>
        <draw:path draw:style-name="gr8" draw:text-style-name="P2" draw:layer="layout" svg:width="0.017cm" svg:height="0.134cm" svg:x="6.23cm" svg:y="4.286cm" svg:viewBox="0 0 18 135" svg:d="M18 135c0-50-3-96-18-135">
          <text:p/>
        </draw:path>
        <draw:path draw:style-name="gr8" draw:text-style-name="P2" draw:layer="layout" svg:width="0.123cm" svg:height="0.42cm" svg:x="6.124cm" svg:y="4.416cm" svg:viewBox="0 0 124 421" svg:d="M0 421c81-142 124-290 124-421">
          <text:p/>
        </draw:path>
        <draw:line draw:style-name="gr8" draw:text-style-name="P2" draw:layer="layout" svg:x1="6.833cm" svg:y1="5.129cm" svg:x2="6.833cm" svg:y2="3.471cm">
          <text:p/>
        </draw:line>
        <draw:line draw:style-name="gr8" draw:text-style-name="P2" draw:layer="layout" svg:x1="6.409cm" svg:y1="6.16cm" svg:x2="6.46cm" svg:y2="6.039cm">
          <text:p/>
        </draw:line>
        <draw:line draw:style-name="gr8" draw:text-style-name="P2" draw:layer="layout" svg:x1="6.459cm" svg:y1="6.04cm" svg:x2="6.834cm" svg:y2="5.129cm">
          <text:p/>
        </draw:line>
        <draw:path draw:style-name="gr8" draw:text-style-name="P2" draw:layer="layout" svg:width="0.025cm" svg:height="0.049cm" svg:x="6.702cm" svg:y="5.055cm" svg:viewBox="0 0 26 50" svg:d="M26 50c0-24-11-40-26-50">
          <text:p/>
        </draw:path>
        <draw:path draw:style-name="gr8" draw:text-style-name="P2" draw:layer="layout" svg:width="0.125cm" svg:height="0.181cm" svg:x="6.582cm" svg:y="5.05cm" svg:viewBox="0 0 126 182" svg:d="M126 5c-29-18-75 10-103 60-31 47-31 100 0 117">
          <text:p/>
        </draw:path>
        <draw:path draw:style-name="gr8" draw:text-style-name="P2" draw:layer="layout" svg:width="0.123cm" svg:height="0.134cm" svg:x="6.604cm" svg:y="5.101cm" svg:viewBox="0 0 124 135" svg:d="M0 131c21 11 49 0 77-28 29-28 47-68 47-103">
          <text:p/>
        </draw:path>
        <draw:line draw:style-name="gr8" draw:text-style-name="P2" draw:layer="layout" svg:x1="5.859cm" svg:y1="6.519cm" svg:x2="5.859cm" svg:y2="6.515cm">
          <text:p/>
        </draw:line>
        <draw:line draw:style-name="gr8" draw:text-style-name="P2" draw:layer="layout" svg:x1="5.859cm" svg:y1="6.515cm" svg:x2="5.856cm" svg:y2="6.515cm">
          <text:p/>
        </draw:line>
        <draw:line draw:style-name="gr8" draw:text-style-name="P2" draw:layer="layout" svg:x1="5.137cm" svg:y1="6.1cm" svg:x2="4.984cm" svg:y2="6.011cm">
          <text:p/>
        </draw:line>
        <draw:line draw:style-name="gr8" draw:text-style-name="P2" draw:layer="layout" svg:x1="4.827cm" svg:y1="5.92cm" svg:x2="4.811cm" svg:y2="5.912cm">
          <text:p/>
        </draw:line>
        <draw:line draw:style-name="gr8" draw:text-style-name="P2" draw:layer="layout" svg:x1="5.151cm" svg:y1="6.231cm" svg:x2="4.811cm" svg:y2="6.036cm">
          <text:p/>
        </draw:line>
        <draw:line draw:style-name="gr8" draw:text-style-name="P2" draw:layer="layout" svg:x1="5.856cm" svg:y1="6.512cm" svg:x2="5.86cm" svg:y2="6.52cm">
          <text:p/>
        </draw:line>
        <draw:line draw:style-name="gr8" draw:text-style-name="P2" draw:layer="layout" svg:x1="4.54cm" svg:y1="6.093cm" svg:x2="4.64cm" svg:y2="6.036cm">
          <text:p/>
        </draw:line>
        <draw:line draw:style-name="gr8" draw:text-style-name="P2" draw:layer="layout" svg:x1="4.562cm" svg:y1="6.104cm" svg:x2="4.54cm" svg:y2="6.092cm">
          <text:p/>
        </draw:line>
        <draw:line draw:style-name="gr8" draw:text-style-name="P2" draw:layer="layout" svg:x1="4.476cm" svg:y1="6.153cm" svg:x2="4.562cm" svg:y2="6.103cm">
          <text:p/>
        </draw:line>
        <draw:line draw:style-name="gr8" draw:text-style-name="P2" draw:layer="layout" svg:x1="4.477cm" svg:y1="6.153cm" svg:x2="4.459cm" svg:y2="6.141cm">
          <text:p/>
        </draw:line>
        <draw:line draw:style-name="gr8" draw:text-style-name="P2" draw:layer="layout" svg:x1="4.356cm" svg:y1="6.202cm" svg:x2="4.46cm" svg:y2="6.141cm">
          <text:p/>
        </draw:line>
        <draw:line draw:style-name="gr8" draw:text-style-name="P2" draw:layer="layout" svg:x1="4.64cm" svg:y1="5.61cm" svg:x2="4.533cm" svg:y2="5.365cm">
          <text:p/>
        </draw:line>
        <draw:line draw:style-name="gr8" draw:text-style-name="P2" draw:layer="layout" svg:x1="4.534cm" svg:y1="5.37cm" svg:x2="4.37cm" svg:y2="5.274cm">
          <text:p/>
        </draw:line>
        <draw:line draw:style-name="gr8" draw:text-style-name="P2" draw:layer="layout" svg:x1="4.37cm" svg:y1="5.457cm" svg:x2="4.541cm" svg:y2="5.652cm">
          <text:p/>
        </draw:line>
        <draw:path draw:style-name="gr8" draw:text-style-name="P2" draw:layer="layout" svg:width="0.007cm" svg:height="0.011cm" svg:x="4.54cm" svg:y="5.647cm" svg:viewBox="0 0 8 12" svg:d="M0 0c3 4 8 9 8 12">
          <text:p/>
        </draw:path>
        <draw:line draw:style-name="gr8" draw:text-style-name="P2" draw:layer="layout" svg:x1="4.547cm" svg:y1="5.658cm" svg:x2="4.64cm" svg:y2="5.765cm">
          <text:p/>
        </draw:line>
        <draw:line draw:style-name="gr8" draw:text-style-name="P2" draw:layer="layout" svg:x1="4.37cm" svg:y1="5.462cm" svg:x2="4.534cm" svg:y2="5.365cm">
          <text:p/>
        </draw:line>
        <draw:line draw:style-name="gr8" draw:text-style-name="P2" draw:layer="layout" svg:x1="4.356cm" svg:y1="5.952cm" svg:x2="4.64cm" svg:y2="5.785cm">
          <text:p/>
        </draw:line>
        <draw:path draw:style-name="gr8" draw:text-style-name="P2" draw:layer="layout" svg:width="0.092cm" svg:height="0.124cm" svg:x="4.462cm" svg:y="5.658cm" svg:viewBox="0 0 93 125" svg:d="M86 0c14 21 7 60-18 89-21 28-50 43-68 32">
          <text:p/>
        </draw:path>
        <draw:path draw:style-name="gr8" draw:text-style-name="P2" draw:layer="layout" svg:width="0.018cm" svg:height="0.035cm" svg:x="4.448cm" svg:y="5.743cm" svg:viewBox="0 0 19 36" svg:d="M19 36c-12-7-19-18-19-36">
          <text:p/>
        </draw:path>
        <draw:path draw:style-name="gr8" draw:text-style-name="P2" draw:layer="layout" svg:width="0.092cm" svg:height="0.102cm" svg:x="4.448cm" svg:y="5.645cm" svg:viewBox="0 0 93 103" svg:d="M0 103c0-24 14-57 32-78 21-22 43-29 61-22">
          <text:p/>
        </draw:path>
        <draw:line draw:style-name="gr8" draw:text-style-name="P2" draw:layer="layout" svg:x1="4.536cm" svg:y1="5.647cm" svg:x2="4.54cm" svg:y2="5.647cm">
          <text:p/>
        </draw:line>
        <draw:line draw:style-name="gr8" draw:text-style-name="P2" draw:layer="layout" svg:x1="4.375cm" svg:y1="5.457cm" svg:x2="4.356cm" svg:y2="5.472cm">
          <text:p/>
        </draw:line>
        <draw:path draw:style-name="gr8" draw:text-style-name="P2" draw:layer="layout" svg:width="0.011cm" svg:height="0.031cm" svg:x="4.448cm" svg:y="6.11cm" svg:viewBox="0 0 12 32" svg:d="M12 32c-8-7-12-17-12-32">
          <text:p/>
        </draw:path>
        <draw:path draw:style-name="gr8" draw:text-style-name="P2" draw:layer="layout" svg:width="0.092cm" svg:height="0.102cm" svg:x="4.448cm" svg:y="6.012cm" svg:viewBox="0 0 93 103" svg:d="M0 103c0-29 14-57 32-78 21-22 43-30 61-22">
          <text:p/>
        </draw:path>
        <draw:path draw:style-name="gr8" draw:text-style-name="P2" draw:layer="layout" svg:width="0.018cm" svg:height="0.078cm" svg:x="4.536cm" svg:y="6.014cm" svg:viewBox="0 0 19 79" svg:d="M0 0c22 11 26 47 4 79">
          <text:p/>
        </draw:path>
        <draw:line draw:style-name="gr8" draw:text-style-name="P2" draw:layer="layout" svg:x1="4.194cm" svg:y1="5.377cm" svg:x2="4.375cm" svg:y2="5.274cm">
          <text:p/>
        </draw:line>
        <draw:line draw:style-name="gr8" draw:text-style-name="P2" draw:layer="layout" svg:x1="5.207cm" svg:y1="6.688cm" svg:x2="5.356cm" svg:y2="6.774cm">
          <text:p/>
        </draw:line>
        <draw:line draw:style-name="gr8" draw:text-style-name="P2" draw:layer="layout" svg:x1="5.164cm" svg:y1="6.862cm" svg:x2="5.472cm" svg:y2="6.716cm">
          <text:p/>
        </draw:line>
        <draw:line draw:style-name="gr8" draw:text-style-name="P2" draw:layer="layout" svg:x1="6.325cm" svg:y1="7.782cm" svg:x2="6.325cm" svg:y2="7.496cm">
          <text:p/>
        </draw:line>
        <draw:line draw:style-name="gr8" draw:text-style-name="P2" draw:layer="layout" svg:x1="6.325cm" svg:y1="7.501cm" svg:x2="6.749cm" svg:y2="7.256cm">
          <text:p/>
        </draw:line>
        <draw:line draw:style-name="gr8" draw:text-style-name="P2" draw:layer="layout" svg:x1="5.97cm" svg:y1="7.829cm" svg:x2="5.849cm" svg:y2="7.757cm">
          <text:p/>
        </draw:line>
        <draw:line draw:style-name="gr8" draw:text-style-name="P2" draw:layer="layout" svg:x1="6.326cm" svg:y1="7.782cm" svg:x2="6.251cm" svg:y2="7.829cm">
          <text:p/>
        </draw:line>
        <draw:path draw:style-name="gr8" draw:text-style-name="P2" draw:layer="layout" svg:width="0.286cm" svg:height="0.035cm" svg:x="5.965cm" svg:y="7.828cm" svg:viewBox="0 0 287 36" svg:d="M0 0c81 48 209 48 287 0">
          <text:p/>
        </draw:path>
        <draw:line draw:style-name="gr8" draw:text-style-name="P2" draw:layer="layout" svg:x1="5.249cm" svg:y1="7.415cm" svg:x2="5.249cm" svg:y2="7.129cm">
          <text:p/>
        </draw:line>
        <draw:line draw:style-name="gr8" draw:text-style-name="P2" draw:layer="layout" svg:x1="5.249cm" svg:y1="7.129cm" svg:x2="5.85cm" svg:y2="7.476cm">
          <text:p/>
        </draw:line>
        <draw:line draw:style-name="gr8" draw:text-style-name="P2" draw:layer="layout" svg:x1="5.849cm" svg:y1="7.757cm" svg:x2="5.849cm" svg:y2="7.471cm">
          <text:p/>
        </draw:line>
        <draw:line draw:style-name="gr8" draw:text-style-name="P2" draw:layer="layout" svg:x1="5.253cm" svg:y1="7.416cm" svg:x2="5.164cm" svg:y2="7.362cm">
          <text:p/>
        </draw:line>
        <draw:path draw:style-name="gr8" draw:text-style-name="P2" draw:layer="layout" svg:width="0.06cm" svg:height="0.085cm" svg:x="5.104cm" svg:y="7.281cm" svg:viewBox="0 0 61 86" svg:d="M0 0c0 32 21 63 61 86">
          <text:p/>
        </draw:path>
        <draw:path draw:style-name="gr8" draw:text-style-name="P2" draw:layer="layout" svg:width="0.014cm" svg:height="0.025cm" svg:x="6.106cm" svg:y="7.087cm" svg:viewBox="0 0 15 26" svg:d="M0 26c8-8 15-18 15-26">
          <text:p/>
        </draw:path>
        <draw:path draw:style-name="gr8" draw:text-style-name="P2" draw:layer="layout" svg:width="0.236cm" svg:height="0.071cm" svg:x="5.884cm" svg:y="7.016cm" svg:viewBox="0 0 237 72" svg:d="M237 72c4-32-49-65-114-72-67-3-120 18-123 54">
          <text:p/>
        </draw:path>
        <draw:path draw:style-name="gr8" draw:text-style-name="P2" draw:layer="layout" svg:width="0.01cm" svg:height="0.025cm" svg:x="5.884cm" svg:y="7.069cm" svg:viewBox="0 0 11 26" svg:d="M0 0c0 7 4 14 11 26">
          <text:p/>
        </draw:path>
        <draw:path draw:style-name="gr8" draw:text-style-name="P2" draw:layer="layout" svg:width="0.014cm" svg:height="0.025cm" svg:x="5.824cm" svg:y="7.217cm" svg:viewBox="0 0 15 26" svg:d="M0 26c11-8 15-19 15-26">
          <text:p/>
        </draw:path>
        <draw:path draw:style-name="gr8" draw:text-style-name="P2" draw:layer="layout" svg:width="0.236cm" svg:height="0.07cm" svg:x="5.602cm" svg:y="7.147cm" svg:viewBox="0 0 237 71" svg:d="M237 71c4-31-46-64-114-71-63-4-120 17-123 54">
          <text:p/>
        </draw:path>
        <draw:path draw:style-name="gr8" draw:text-style-name="P2" draw:layer="layout" svg:width="0.01cm" svg:height="0.024cm" svg:x="5.602cm" svg:y="7.2cm" svg:viewBox="0 0 11 25" svg:d="M0 0c0 7 4 18 11 25">
          <text:p/>
        </draw:path>
        <draw:line draw:style-name="gr8" draw:text-style-name="P2" draw:layer="layout" svg:x1="6.382cm" svg:y1="6.219cm" svg:x2="5.859cm" svg:y2="6.52cm">
          <text:p/>
        </draw:line>
        <draw:line draw:style-name="gr8" draw:text-style-name="P2" draw:layer="layout" svg:x1="5.859cm" svg:y1="6.519cm" svg:x2="5.856cm" svg:y2="6.519cm">
          <text:p/>
        </draw:line>
        <draw:line draw:style-name="gr8" draw:text-style-name="P2" draw:layer="layout" svg:x1="5.86cm" svg:y1="6.519cm" svg:x2="5.665cm" svg:y2="6.633cm">
          <text:p/>
        </draw:line>
        <draw:line draw:style-name="gr8" draw:text-style-name="P2" draw:layer="layout" svg:x1="6.749cm" svg:y1="7.257cm" svg:x2="5.665cm" svg:y2="6.632cm">
          <text:p/>
        </draw:line>
        <draw:line draw:style-name="gr8" draw:text-style-name="P2" draw:layer="layout" svg:x1="6.459cm" svg:y1="4.896cm" svg:x2="6.459cm" svg:y2="6.039cm">
          <text:p/>
        </draw:line>
        <draw:line draw:style-name="gr8" draw:text-style-name="P2" draw:layer="layout" svg:x1="6.381cm" svg:y1="6.219cm" svg:x2="6.381cm" svg:y2="5.041cm">
          <text:p/>
        </draw:line>
        <draw:path draw:style-name="gr8" draw:text-style-name="P2" draw:layer="layout" svg:width="0.078cm" svg:height="0.148cm" svg:x="6.381cm" svg:y="4.896cm" svg:viewBox="0 0 79 149" svg:d="M0 149c28-49 58-96 79-149">
          <text:p/>
        </draw:path>
        <draw:line draw:style-name="gr8" draw:text-style-name="P2" draw:layer="layout" svg:x1="5.129cm" svg:y1="3.514cm" svg:x2="5.553cm" svg:y2="3.266cm">
          <text:p/>
        </draw:line>
        <draw:line draw:style-name="gr8" draw:text-style-name="P2" draw:layer="layout" svg:x1="5.553cm" svg:y1="3.594cm" svg:x2="5.207cm" svg:y2="4.093cm">
          <text:p/>
        </draw:line>
        <draw:path draw:style-name="gr8" draw:text-style-name="P2" draw:layer="layout" svg:width="0.092cm" svg:height="0.015cm" svg:x="5.182cm" svg:y="3.593cm" svg:viewBox="0 0 93 16" svg:d="M93 16c-32-19-68-23-93-4">
          <text:p/>
        </draw:path>
        <draw:path draw:style-name="gr8" draw:text-style-name="P2" draw:layer="layout" svg:width="0.157cm" svg:height="0.36cm" svg:x="5.138cm" svg:y="3.605cm" svg:viewBox="0 0 158 361" svg:d="M44 0c-43 25-57 95-32 174 25 81 86 155 146 187">
          <text:p/>
        </draw:path>
        <draw:path draw:style-name="gr8" draw:text-style-name="P2" draw:layer="layout" svg:width="0.074cm" svg:height="0.233cm" svg:x="6.459cm" svg:y="4.349cm" svg:viewBox="0 0 75 234" svg:d="M75 234c0-100-28-181-75-234">
          <text:p/>
        </draw:path>
        <draw:path draw:style-name="gr8" draw:text-style-name="P2" draw:layer="layout" svg:width="0.053cm" svg:height="0.042cm" svg:x="6.406cm" svg:y="4.307cm" svg:viewBox="0 0 54 43" svg:d="M54 43c-18-18-35-32-54-43">
          <text:p/>
        </draw:path>
        <draw:path draw:style-name="gr8" draw:text-style-name="P2" draw:layer="layout" svg:width="0.025cm" svg:height="0.014cm" svg:x="6.381cm" svg:y="4.293cm" svg:viewBox="0 0 26 15" svg:d="M26 15c-7-8-19-12-26-15">
          <text:p/>
        </draw:path>
        <draw:path draw:style-name="gr8" draw:text-style-name="P2" draw:layer="layout" svg:width="0.7cm" svg:height="1.07cm" svg:x="5.681cm" svg:y="4.278cm" svg:viewBox="0 0 701 1071" svg:d="M701 15c-173-67-434 99-590 381-152 283-148 579 14 675">
          <text:p/>
        </draw:path>
        <draw:path draw:style-name="gr8" draw:text-style-name="P2" draw:layer="layout" svg:width="0.575cm" svg:height="0.334cm" svg:x="5.806cm" svg:y="5.041cm" svg:viewBox="0 0 576 335" svg:d="M0 308c155 88 407-43 576-308">
          <text:p/>
        </draw:path>
        <draw:path draw:style-name="gr8" draw:text-style-name="P2" draw:layer="layout" svg:width="0.074cm" svg:height="0.318cm" svg:x="6.459cm" svg:y="4.582cm" svg:viewBox="0 0 75 319" svg:d="M0 319c47-110 75-219 75-319">
          <text:p/>
        </draw:path>
        <draw:line draw:style-name="gr8" draw:text-style-name="P2" draw:layer="layout" svg:x1="6.607cm" svg:y1="3.312cm" svg:x2="6.834cm" svg:y2="3.475cm">
          <text:p/>
        </draw:line>
        <draw:line draw:style-name="gr8" draw:text-style-name="P2" draw:layer="layout" svg:x1="6.608cm" svg:y1="3.312cm" svg:x2="6.459cm" svg:y2="3.398cm">
          <text:p/>
        </draw:line>
        <draw:line draw:style-name="gr8" draw:text-style-name="P2" draw:layer="layout" svg:x1="6.459cm" svg:y1="3.397cm" svg:x2="6.459cm" svg:y2="4.349cm">
          <text:p/>
        </draw:line>
        <draw:path draw:style-name="gr8" draw:text-style-name="P2" draw:layer="layout" svg:width="0.025cm" svg:height="0.046cm" svg:x="6.702cm" svg:y="3.792cm" svg:viewBox="0 0 26 47" svg:d="M26 47c0-21-11-40-26-47">
          <text:p/>
        </draw:path>
        <draw:path draw:style-name="gr8" draw:text-style-name="P2" draw:layer="layout" svg:width="0.125cm" svg:height="0.179cm" svg:x="6.582cm" svg:y="3.786cm" svg:viewBox="0 0 126 180" svg:d="M126 6c-29-18-75 7-103 57-31 50-31 99 0 117">
          <text:p/>
        </draw:path>
        <draw:path draw:style-name="gr8" draw:text-style-name="P2" draw:layer="layout" svg:width="0.123cm" svg:height="0.131cm" svg:x="6.604cm" svg:y="3.838cm" svg:viewBox="0 0 124 132" svg:d="M0 128c21 10 49 0 77-28 29-29 47-68 47-100">
          <text:p/>
        </draw:path>
        <draw:line draw:style-name="gr8" draw:text-style-name="P2" draw:layer="layout" svg:x1="6.382cm" svg:y1="3.443cm" svg:x2="5.834cm" svg:y2="3.761cm">
          <text:p/>
        </draw:line>
        <draw:line draw:style-name="gr8" draw:text-style-name="P2" draw:layer="layout" svg:x1="6.381cm" svg:y1="4.293cm" svg:x2="6.381cm" svg:y2="3.443cm">
          <text:p/>
        </draw:line>
        <draw:line draw:style-name="gr8" draw:text-style-name="P2" draw:layer="layout" svg:x1="5.856cm" svg:y1="5.697cm" svg:x2="5.856cm" svg:y2="6.512cm">
          <text:p/>
        </draw:line>
        <draw:line draw:style-name="gr8" draw:text-style-name="P2" draw:layer="layout" svg:x1="5.86cm" svg:y1="5.697cm" svg:x2="5.379cm" svg:y2="5.973cm">
          <text:p/>
        </draw:line>
        <draw:line draw:style-name="gr8" draw:text-style-name="P2" draw:layer="layout" svg:x1="5.379cm" svg:y1="4.413cm" svg:x2="5.379cm" svg:y2="5.972cm">
          <text:p/>
        </draw:line>
        <draw:line draw:style-name="gr8" draw:text-style-name="P2" draw:layer="layout" svg:x1="5.835cm" svg:y1="3.757cm" svg:x2="5.379cm" svg:y2="4.417cm">
          <text:p/>
        </draw:line>
        <draw:path draw:style-name="gr8" draw:text-style-name="P2" draw:layer="layout" svg:width="0.021cm" svg:height="0.046cm" svg:x="5.609cm" svg:y="4.423cm" svg:viewBox="0 0 22 47" svg:d="M22 47c0-21-7-40-22-47">
          <text:p/>
        </draw:path>
        <draw:path draw:style-name="gr8" draw:text-style-name="P2" draw:layer="layout" svg:width="0.12cm" svg:height="0.181cm" svg:x="5.489cm" svg:y="4.419cm" svg:viewBox="0 0 121 182" svg:d="M121 4c-29-15-74 11-100 57-28 49-28 102 0 121">
          <text:p/>
        </draw:path>
        <draw:path draw:style-name="gr8" draw:text-style-name="P2" draw:layer="layout" svg:width="0.12cm" svg:height="0.132cm" svg:x="5.51cm" svg:y="4.469cm" svg:viewBox="0 0 121 133" svg:d="M0 128c18 11 50 4 79-24 24-32 42-72 42-104">
          <text:p/>
        </draw:path>
        <draw:path draw:style-name="gr8" draw:text-style-name="P2" draw:layer="layout" svg:width="0.241cm" svg:height="0.354cm" svg:x="6.004cm" svg:y="3.838cm" svg:viewBox="0 0 242 355" svg:d="M0 346c53 32 145-21 202-117 53-95 53-198 0-229">
          <text:p/>
        </draw:path>
        <draw:path draw:style-name="gr8" draw:text-style-name="P2" draw:layer="layout" svg:width="0.245cm" svg:height="0.355cm" svg:x="5.961cm" svg:y="3.828cm" svg:viewBox="0 0 246 356" svg:d="M246 10c-58-32-149 17-202 116-59 95-59 199 0 230">
          <text:p/>
        </draw:path>
        <draw:path draw:style-name="gr8" draw:text-style-name="P2" draw:layer="layout" svg:width="0.241cm" svg:height="0.358cm" svg:x="6.004cm" svg:y="5.468cm" svg:viewBox="0 0 242 359" svg:d="M0 350c53 32 145-21 202-117 53-95 53-202 0-233">
          <text:p/>
        </draw:path>
        <draw:path draw:style-name="gr8" draw:text-style-name="P2" draw:layer="layout" svg:width="0.245cm" svg:height="0.358cm" svg:x="5.961cm" svg:y="5.458cm" svg:viewBox="0 0 246 359" svg:d="M246 9c-58-32-149 21-202 117-59 95-59 201 0 233">
          <text:p/>
        </draw:path>
        <draw:path draw:style-name="gr8" draw:text-style-name="P2" draw:layer="layout" svg:width="0.021cm" svg:height="0.05cm" svg:x="5.609cm" svg:y="5.686cm" svg:viewBox="0 0 22 51" svg:d="M22 51c0-21-7-40-22-51">
          <text:p/>
        </draw:path>
        <draw:path draw:style-name="gr8" draw:text-style-name="P2" draw:layer="layout" svg:width="0.12cm" svg:height="0.179cm" svg:x="5.489cm" svg:y="5.684cm" svg:viewBox="0 0 121 180" svg:d="M121 6c-29-18-74 7-100 56-28 51-28 104 0 118">
          <text:p/>
        </draw:path>
        <draw:path draw:style-name="gr8" draw:text-style-name="P2" draw:layer="layout" svg:width="0.12cm" svg:height="0.135cm" svg:x="5.51cm" svg:y="5.732cm" svg:viewBox="0 0 121 136" svg:d="M0 132c18 10 50 0 79-29 24-29 42-68 42-103">
          <text:p/>
        </draw:path>
        <draw:line draw:style-name="gr8" draw:text-style-name="P2" draw:layer="layout" svg:x1="5.856cm" svg:y1="6.512cm" svg:x2="5.856cm" svg:y2="6.519cm">
          <text:p/>
        </draw:line>
        <draw:line draw:style-name="gr8" draw:text-style-name="P2" draw:layer="layout" svg:x1="5.211cm" svg:y1="6.689cm" svg:x2="5.097cm" svg:y2="5.81cm">
          <text:p/>
        </draw:line>
        <draw:line draw:style-name="gr8" draw:text-style-name="P2" draw:layer="layout" svg:x1="5.097cm" svg:y1="5.81cm" svg:x2="5.275cm" svg:y2="5.913cm">
          <text:p/>
        </draw:line>
        <draw:line draw:style-name="gr8" draw:text-style-name="P2" draw:layer="layout" svg:x1="5.274cm" svg:y1="5.912cm" svg:x2="5.377cm" svg:y2="5.973cm">
          <text:p/>
        </draw:line>
        <draw:line draw:style-name="gr8" draw:text-style-name="P2" draw:layer="layout" svg:x1="5.379cm" svg:y1="5.972cm" svg:x2="5.376cm" svg:y2="5.972cm">
          <text:p/>
        </draw:line>
        <draw:line draw:style-name="gr8" draw:text-style-name="P2" draw:layer="layout" svg:x1="5.476cm" svg:y1="6.721cm" svg:x2="5.379cm" svg:y2="5.972cm">
          <text:p/>
        </draw:line>
        <draw:line draw:style-name="gr8" draw:text-style-name="P2" draw:layer="layout" svg:x1="5.471cm" svg:y1="6.716cm" svg:x2="5.476cm" svg:y2="6.721cm">
          <text:p/>
        </draw:line>
        <draw:path draw:style-name="gr8" draw:text-style-name="P2" draw:layer="layout" svg:width="0.24cm" svg:height="0.036cm" svg:x="5.891cm" svg:y="7.09cm" svg:viewBox="0 0 241 37" svg:d="M0 0c32 22 74 32 120 37 46 0 89-8 121-26">
          <text:p/>
        </draw:path>
        <draw:path draw:style-name="gr8" draw:text-style-name="P2" draw:layer="layout" svg:width="0.326cm" svg:height="0.149cm" svg:x="5.843cm" svg:y="6.952cm" svg:viewBox="0 0 327 150" svg:d="M290 150c53-32 49-82-11-117-60-36-156-43-220-18-67 25-77 75-28 114">
          <text:p/>
        </draw:path>
        <draw:path draw:style-name="gr8" draw:text-style-name="P2" draw:layer="layout" svg:width="0.019cm" svg:height="0.014cm" svg:x="5.873cm" svg:y="7.08cm" svg:viewBox="0 0 20 15" svg:d="M0 0c5 3 12 7 20 15">
          <text:p/>
        </draw:path>
        <draw:polyline draw:style-name="gr8" draw:text-style-name="P2" draw:layer="layout" svg:width="0.286cm" svg:height="0.039cm" svg:x="5.965cm" svg:y="7.471cm" svg:viewBox="0 0 287 40" draw:points="0,0 18,7 35,14 56,22 78,29 99,32 120,37 145,40 167,40 188,40 209,37 230,32 251,29 269,22 287,14">
          <text:p/>
        </draw:polyline>
        <draw:line draw:style-name="gr8" draw:text-style-name="P2" draw:layer="layout" svg:x1="6.749cm" svg:y1="7.256cm" svg:x2="6.251cm" svg:y2="7.486cm">
          <text:p/>
        </draw:line>
        <draw:line draw:style-name="gr8" draw:text-style-name="P2" draw:layer="layout" svg:x1="5.475cm" svg:y1="6.721cm" svg:x2="5.666cm" svg:y2="6.632cm">
          <text:p/>
        </draw:line>
        <draw:path draw:style-name="gr8" draw:text-style-name="P2" draw:layer="layout" svg:width="0.06cm" svg:height="0.071cm" svg:x="5.104cm" svg:y="6.861cm" svg:viewBox="0 0 61 72" svg:d="M61 0c-18 7-36 18-43 28-11 15-18 29-18 44">
          <text:p/>
        </draw:path>
        <draw:path draw:style-name="gr8" draw:text-style-name="P2" draw:layer="layout" svg:width="0.06cm" svg:height="0.081cm" svg:x="5.104cm" svg:y="6.928cm" svg:viewBox="0 0 61 82" svg:d="M0 0c0 14 7 32 18 42 7 15 25 25 43 40">
          <text:p/>
        </draw:path>
        <draw:line draw:style-name="gr8" draw:text-style-name="P2" draw:layer="layout" svg:x1="5.97cm" svg:y1="7.472cm" svg:x2="5.164cm" svg:y2="7.006cm">
          <text:p/>
        </draw:line>
        <draw:path draw:style-name="gr8" draw:text-style-name="P2" draw:layer="layout" svg:width="0.24cm" svg:height="0.035cm" svg:x="5.609cm" svg:y="7.221cm" svg:viewBox="0 0 241 36" svg:d="M0 0c32 22 78 33 124 36 46 0 85-7 117-25">
          <text:p/>
        </draw:path>
        <draw:path draw:style-name="gr8" draw:text-style-name="P2" draw:layer="layout" svg:width="0.325cm" svg:height="0.145cm" svg:x="5.56cm" svg:y="7.086cm" svg:viewBox="0 0 326 146" svg:d="M290 146c52-28 49-82-11-113-60-36-156-43-220-18-67 21-77 70-28 110">
          <text:p/>
        </draw:path>
        <draw:path draw:style-name="gr8" draw:text-style-name="P2" draw:layer="layout" svg:width="0.018cm" svg:height="0.014cm" svg:x="5.591cm" svg:y="7.21cm" svg:viewBox="0 0 19 15" svg:d="M0 0c4 4 12 12 19 15">
          <text:p/>
        </draw:path>
        <draw:line draw:style-name="gr8" draw:text-style-name="P2" draw:layer="layout" svg:x1="5.379cm" svg:y1="5.972cm" svg:x2="5.564cm" svg:y2="6.181cm">
          <text:p/>
        </draw:line>
        <draw:line draw:style-name="gr8" draw:text-style-name="P2" draw:layer="layout" svg:x1="5.666cm" svg:y1="6.298cm" svg:x2="5.563cm" svg:y2="6.18cm">
          <text:p/>
        </draw:line>
        <draw:line draw:style-name="gr8" draw:text-style-name="P2" draw:layer="layout" svg:x1="5.665cm" svg:y1="6.293cm" svg:x2="5.671cm" svg:y2="6.301cm">
          <text:p/>
        </draw:line>
        <draw:line draw:style-name="gr8" draw:text-style-name="P2" draw:layer="layout" svg:x1="5.669cm" svg:y1="6.3cm" svg:x2="5.86cm" svg:y2="6.516cm">
          <text:p/>
        </draw:line>
        <draw:path draw:style-name="gr8" draw:text-style-name="P2" draw:layer="layout" svg:width="0.113cm" svg:height="0.017cm" svg:x="6.141cm" svg:y="2.636cm" svg:viewBox="0 0 114 18" svg:d="M114 18c-31-18-71-23-114-11">
          <text:p/>
        </draw:path>
        <draw:line draw:style-name="gr8" draw:text-style-name="P2" draw:layer="layout" svg:x1="6.142cm" svg:y1="2.642cm" svg:x2="5.725cm" svg:y2="2.886cm">
          <text:p/>
        </draw:line>
        <draw:path draw:style-name="gr8" draw:text-style-name="P2" draw:layer="layout" svg:width="0.173cm" svg:height="0.349cm" svg:x="5.552cm" svg:y="2.882cm" svg:viewBox="0 0 174 350" svg:d="M174 0c-99 89-170 230-174 350">
          <text:p/>
        </draw:path>
        <draw:line draw:style-name="gr8" draw:text-style-name="P2" draw:layer="layout" svg:x1="5.552cm" svg:y1="3.231cm" svg:x2="5.552cm" svg:y2="3.594cm">
          <text:p/>
        </draw:line>
        <draw:line draw:style-name="gr8" draw:text-style-name="P2" draw:layer="layout" svg:x1="5.097cm" svg:y1="4.255cm" svg:x2="5.211cm" svg:y2="4.092cm">
          <text:p/>
        </draw:line>
        <draw:line draw:style-name="gr8" draw:text-style-name="P2" draw:layer="layout" svg:x1="5.097cm" svg:y1="5.81cm" svg:x2="5.097cm" svg:y2="4.25cm">
          <text:p/>
        </draw:line>
        <draw:line draw:style-name="gr8" draw:text-style-name="P2" draw:layer="layout" svg:x1="5.376cm" svg:y1="4.413cm" svg:x2="5.38cm" svg:y2="4.417cm">
          <text:p/>
        </draw:line>
        <draw:line draw:style-name="gr8" draw:text-style-name="P2" draw:layer="layout" svg:x1="5.377cm" svg:y1="4.414cm" svg:x2="5.274cm" svg:y2="4.353cm">
          <text:p/>
        </draw:line>
        <draw:line draw:style-name="gr8" draw:text-style-name="P2" draw:layer="layout" svg:x1="5.275cm" svg:y1="4.354cm" svg:x2="5.097cm" svg:y2="4.25cm">
          <text:p/>
        </draw:line>
        <draw:line draw:style-name="gr8" draw:text-style-name="P2" draw:layer="layout" svg:x1="5.835cm" svg:y1="3.761cm" svg:x2="5.552cm" svg:y2="3.594cm">
          <text:p/>
        </draw:line>
        <draw:line draw:style-name="gr8" draw:text-style-name="P2" draw:layer="layout" svg:x1="6.46cm" svg:y1="3.397cm" svg:x2="6.381cm" svg:y2="3.445cm">
          <text:p/>
        </draw:line>
        <draw:line draw:style-name="gr8" draw:text-style-name="P2" draw:layer="layout" svg:x1="5.834cm" svg:y1="3.393cm" svg:x2="5.834cm" svg:y2="3.757cm">
          <text:p/>
        </draw:line>
        <draw:path draw:style-name="gr8" draw:text-style-name="P2" draw:layer="layout" svg:width="0.173cm" svg:height="0.345cm" svg:x="5.834cm" svg:y="3.048cm" svg:viewBox="0 0 174 346" svg:d="M174 0c-99 84-170 225-174 346">
          <text:p/>
        </draw:path>
        <draw:line draw:style-name="gr8" draw:text-style-name="P2" draw:layer="layout" svg:x1="6.004cm" svg:y1="3.049cm" svg:x2="6.425cm" svg:y2="2.804cm">
          <text:p/>
        </draw:line>
        <draw:path draw:style-name="gr8" draw:text-style-name="P2" draw:layer="layout" svg:width="0.071cm" svg:height="0.141cm" svg:x="6.536cm" svg:y="2.815cm" svg:viewBox="0 0 72 142" svg:d="M72 142c-3-68-28-118-72-142">
          <text:p/>
        </draw:path>
        <draw:path draw:style-name="gr8" draw:text-style-name="P2" draw:layer="layout" svg:width="0.112cm" svg:height="0.016cm" svg:x="6.424cm" svg:y="2.799cm" svg:viewBox="0 0 113 17" svg:d="M113 17c-31-20-70-23-113-8">
          <text:p/>
        </draw:path>
        <draw:line draw:style-name="gr8" draw:text-style-name="P2" draw:layer="layout" svg:x1="6.607cm" svg:y1="2.956cm" svg:x2="6.607cm" svg:y2="3.312cm">
          <text:p/>
        </draw:line>
        <draw:path draw:style-name="gr8" draw:text-style-name="P2" draw:layer="layout" svg:width="0.018cm" svg:height="0.035cm" svg:x="6.088cm" svg:y="3.143cm" svg:viewBox="0 0 19 36" svg:d="M19 36c0-15-7-29-19-36">
          <text:p/>
        </draw:path>
        <draw:path draw:style-name="gr8" draw:text-style-name="P2" draw:layer="layout" svg:width="0.09cm" svg:height="0.133cm" svg:x="5.998cm" svg:y="3.14cm" svg:viewBox="0 0 91 134" svg:d="M91 3c-21-11-52 7-74 42-23 39-23 79 0 89">
          <text:p/>
        </draw:path>
        <draw:path draw:style-name="gr8" draw:text-style-name="P2" draw:layer="layout" svg:width="0.092cm" svg:height="0.099cm" svg:x="6.014cm" svg:y="3.178cm" svg:viewBox="0 0 93 100" svg:d="M0 96c14 11 40 0 58-21 21-21 35-50 35-75">
          <text:p/>
        </draw:path>
        <draw:path draw:style-name="gr8" draw:text-style-name="P2" draw:layer="layout" svg:width="0.018cm" svg:height="0.036cm" svg:x="6.406cm" svg:y="2.959cm" svg:viewBox="0 0 19 37" svg:d="M19 37c0-19-8-30-19-37">
          <text:p/>
        </draw:path>
        <draw:path draw:style-name="gr8" draw:text-style-name="P2" draw:layer="layout" svg:width="0.09cm" svg:height="0.134cm" svg:x="6.316cm" svg:y="2.956cm" svg:viewBox="0 0 91 135" svg:d="M91 3c-18-10-54 7-75 47-21 35-21 74 0 85">
          <text:p/>
        </draw:path>
        <draw:path draw:style-name="gr8" draw:text-style-name="P2" draw:layer="layout" svg:width="0.092cm" svg:height="0.098cm" svg:x="6.332cm" svg:y="2.995cm" svg:viewBox="0 0 93 99" svg:d="M0 96c14 7 39 0 60-18 17-22 33-54 33-78">
          <text:p/>
        </draw:path>
        <draw:line draw:style-name="gr8" draw:text-style-name="P2" draw:layer="layout" svg:x1="5.666cm" svg:y1="6.096cm" svg:x2="5.563cm" svg:y2="6.181cm">
          <text:p/>
        </draw:line>
        <draw:line draw:style-name="gr8" draw:text-style-name="P2" draw:layer="layout" svg:x1="5.677cm" svg:y1="6.088cm" svg:x2="5.665cm" svg:y2="6.1cm">
          <text:p/>
        </draw:line>
        <draw:line draw:style-name="gr8" draw:text-style-name="P2" draw:layer="layout" svg:x1="5.676cm" svg:y1="6.088cm" svg:x2="5.708cm" svg:y2="6.273cm">
          <text:p/>
        </draw:line>
        <draw:line draw:style-name="gr8" draw:text-style-name="P2" draw:layer="layout" svg:x1="5.708cm" svg:y1="6.268cm" svg:x2="5.669cm" svg:y2="6.301cm">
          <text:p/>
        </draw:line>
        <draw:line draw:style-name="gr8" draw:text-style-name="P2" draw:layer="layout" svg:x1="5.376cm" svg:y1="5.972cm" svg:x2="5.376cm" svg:y2="4.413cm">
          <text:p/>
        </draw:line>
        <draw:line draw:style-name="gr8" draw:text-style-name="P2" draw:layer="layout" svg:x1="5.274cm" svg:y1="4.353cm" svg:x2="5.274cm" svg:y2="5.912cm">
          <text:p/>
        </draw:line>
        <draw:line draw:style-name="gr8" draw:text-style-name="P2" draw:layer="layout" svg:x1="5.665cm" svg:y1="6.096cm" svg:x2="5.665cm" svg:y2="6.293cm">
          <text:p/>
        </draw:line>
        <draw:line draw:style-name="gr8" draw:text-style-name="P2" draw:layer="layout" svg:x1="6.425cm" svg:y1="2.809cm" svg:x2="6.141cm" svg:y2="2.642cm">
          <text:p/>
        </draw:line>
        <draw:line draw:style-name="gr8" draw:text-style-name="P2" draw:layer="layout" svg:x1="6.008cm" svg:y1="3.049cm" svg:x2="5.725cm" svg:y2="2.882cm">
          <text:p/>
        </draw:line>
        <draw:line draw:style-name="gr8" draw:text-style-name="P2" draw:layer="layout" svg:x1="5.835cm" svg:y1="3.394cm" svg:x2="5.552cm" svg:y2="3.231cm">
          <text:p/>
        </draw:line>
        <draw:path draw:style-name="gr8" draw:text-style-name="P2" draw:layer="layout" svg:width="0.018cm" svg:height="0.035cm" svg:x="1.192cm" svg:y="3.51cm" svg:viewBox="0 0 19 36" svg:d="M0 36c0-18 8-33 19-36">
          <text:p/>
        </draw:path>
        <draw:path draw:style-name="gr8" draw:text-style-name="P2" draw:layer="layout" svg:width="0.09cm" svg:height="0.133cm" svg:x="1.21cm" svg:y="3.507cm" svg:viewBox="0 0 91 134" svg:d="M0 3c21-11 52 7 74 43 22 39 22 78 0 88">
          <text:p/>
        </draw:path>
        <draw:path draw:style-name="gr8" draw:text-style-name="P2" draw:layer="layout" svg:width="0.092cm" svg:height="0.098cm" svg:x="1.192cm" svg:y="3.545cm" svg:viewBox="0 0 93 99" svg:d="M93 96c-14 7-39 0-58-22-21-21-35-49-35-74">
          <text:p/>
        </draw:path>
        <draw:path draw:style-name="gr8" draw:text-style-name="P2" draw:layer="layout" svg:width="0.028cm" svg:height="0.063cm" svg:x="1.15cm" svg:y="3.457cm" svg:viewBox="0 0 29 64" svg:d="M0 64c0-33 10-57 29-64">
          <text:p/>
        </draw:path>
        <draw:path draw:style-name="gr8" draw:text-style-name="P2" draw:layer="layout" svg:width="0.166cm" svg:height="0.244cm" svg:x="1.178cm" svg:y="3.449cm" svg:viewBox="0 0 167 245" svg:d="M0 8c39-25 100 10 138 77 39 68 39 139 0 160">
          <text:p/>
        </draw:path>
        <draw:path draw:style-name="gr8" draw:text-style-name="P2" draw:layer="layout" svg:width="0.165cm" svg:height="0.184cm" svg:x="1.15cm" svg:y="3.517cm" svg:viewBox="0 0 166 185" svg:d="M166 177c-28 18-70 4-106-35s-60-93-60-142">
          <text:p/>
        </draw:path>
        <draw:path draw:style-name="gr8" draw:text-style-name="P2" draw:layer="layout" svg:width="0.167cm" svg:height="0.245cm" svg:x="1.195cm" svg:y="3.439cm" svg:viewBox="0 0 168 246" svg:d="M0 8c39-25 100 14 139 79 39 67 39 137 0 159">
          <text:p/>
        </draw:path>
        <draw:path draw:style-name="gr8" draw:text-style-name="P2" draw:layer="layout" svg:width="0.151cm" svg:height="0.225cm" svg:x="1.262cm" svg:y="3.415cm" svg:viewBox="0 0 152 226" svg:d="M0 6c37-21 93 11 125 76 36 56 36 123 0 144">
          <text:p/>
        </draw:path>
        <draw:path draw:style-name="gr8" draw:text-style-name="P2" draw:layer="layout" svg:width="0.014cm" svg:height="0.015cm" svg:x="1.248cm" svg:y="3.414cm" svg:viewBox="0 0 15 16" svg:d="M0 16c4-9 12-12 15-16">
          <text:p/>
        </draw:path>
        <draw:path draw:style-name="gr8" draw:text-style-name="P2" draw:layer="layout" svg:width="0.157cm" svg:height="0.232cm" svg:x="1.262cm" svg:y="3.408cm" svg:viewBox="0 0 158 233" svg:d="M0 6c36-21 97 15 132 74 35 64 35 132 0 153">
          <text:p/>
        </draw:path>
        <draw:path draw:style-name="gr8" draw:text-style-name="P2" draw:layer="layout" svg:width="0.021cm" svg:height="0.007cm" svg:x="1.372cm" svg:y="3.64cm" svg:viewBox="0 0 22 8" svg:d="M22 0c-7 5-14 8-22 8">
          <text:p/>
        </draw:path>
        <draw:path draw:style-name="gr8" draw:text-style-name="P2" draw:layer="layout" svg:width="0.157cm" svg:height="0.232cm" svg:x="1.28cm" svg:y="3.398cm" svg:viewBox="0 0 158 233" svg:d="M0 6c35-21 96 14 132 74 35 63 35 131 0 153">
          <text:p/>
        </draw:path>
        <draw:path draw:style-name="gr8" draw:text-style-name="P2" draw:layer="layout" svg:width="0.018cm" svg:height="0.035cm" svg:x="1.192cm" svg:y="4.325cm" svg:viewBox="0 0 19 36" svg:d="M0 36c0-19 8-33 19-36">
          <text:p/>
        </draw:path>
        <draw:path draw:style-name="gr8" draw:text-style-name="P2" draw:layer="layout" svg:width="0.09cm" svg:height="0.135cm" svg:x="1.21cm" svg:y="4.32cm" svg:viewBox="0 0 91 136" svg:d="M0 5c21-15 52 7 74 43 22 35 22 74 0 88">
          <text:p/>
        </draw:path>
        <draw:path draw:style-name="gr8" draw:text-style-name="P2" draw:layer="layout" svg:width="0.092cm" svg:height="0.098cm" svg:x="1.192cm" svg:y="4.36cm" svg:viewBox="0 0 93 99" svg:d="M93 96c-14 7-39 0-58-21-21-22-35-50-35-75">
          <text:p/>
        </draw:path>
        <draw:path draw:style-name="gr8" draw:text-style-name="P2" draw:layer="layout" svg:width="0.028cm" svg:height="0.063cm" svg:x="1.15cm" svg:y="4.272cm" svg:viewBox="0 0 29 64" svg:d="M0 64c0-33 10-54 29-64">
          <text:p/>
        </draw:path>
        <draw:path draw:style-name="gr8" draw:text-style-name="P2" draw:layer="layout" svg:width="0.166cm" svg:height="0.243cm" svg:x="1.178cm" svg:y="4.264cm" svg:viewBox="0 0 167 244" svg:d="M0 8c39-26 100 10 138 77 39 67 39 138 0 159">
          <text:p/>
        </draw:path>
        <draw:path draw:style-name="gr8" draw:text-style-name="P2" draw:layer="layout" svg:width="0.165cm" svg:height="0.184cm" svg:x="1.15cm" svg:y="4.332cm" svg:viewBox="0 0 166 185" svg:d="M166 177c-28 18-70 4-106-36-36-39-60-96-60-141">
          <text:p/>
        </draw:path>
        <draw:path draw:style-name="gr8" draw:text-style-name="P2" draw:layer="layout" svg:width="0.167cm" svg:height="0.244cm" svg:x="1.195cm" svg:y="4.254cm" svg:viewBox="0 0 168 245" svg:d="M0 8c39-26 100 14 139 81 39 64 39 134 0 156">
          <text:p/>
        </draw:path>
        <draw:path draw:style-name="gr8" draw:text-style-name="P2" draw:layer="layout" svg:width="0.151cm" svg:height="0.225cm" svg:x="1.262cm" svg:y="4.23cm" svg:viewBox="0 0 152 226" svg:d="M0 6c37-21 93 11 125 71 36 60 36 128 0 149">
          <text:p/>
        </draw:path>
        <draw:path draw:style-name="gr8" draw:text-style-name="P2" draw:layer="layout" svg:width="0.014cm" svg:height="0.014cm" svg:x="1.248cm" svg:y="4.229cm" svg:viewBox="0 0 15 15" svg:d="M0 15c4-3 12-11 15-15">
          <text:p/>
        </draw:path>
        <draw:path draw:style-name="gr8" draw:text-style-name="P2" draw:layer="layout" svg:width="0.157cm" svg:height="0.232cm" svg:x="1.262cm" svg:y="4.223cm" svg:viewBox="0 0 158 233" svg:d="M0 6c36-21 97 14 132 79 35 60 35 127 0 148">
          <text:p/>
        </draw:path>
        <draw:path draw:style-name="gr8" draw:text-style-name="P2" draw:layer="layout" svg:width="0.021cm" svg:height="0.007cm" svg:x="1.372cm" svg:y="4.455cm" svg:viewBox="0 0 22 8" svg:d="M22 0c-7 5-14 8-22 8">
          <text:p/>
        </draw:path>
        <draw:path draw:style-name="gr8" draw:text-style-name="P2" draw:layer="layout" svg:width="0.157cm" svg:height="0.232cm" svg:x="1.28cm" svg:y="4.213cm" svg:viewBox="0 0 158 233" svg:d="M0 6c35-21 96 14 132 78 35 60 35 127 0 149">
          <text:p/>
        </draw:path>
        <draw:path draw:style-name="gr8" draw:text-style-name="P2" draw:layer="layout" svg:width="0.05cm" svg:height="0.051cm" svg:x="7.083cm" svg:y="3.787cm" svg:viewBox="0 0 51 52" svg:d="M0 52c0-15 11-29 18-40 11-11 21-14 33-11">
          <text:p/>
        </draw:path>
        <draw:path draw:style-name="gr8" draw:text-style-name="P2" draw:layer="layout" svg:width="0.045cm" svg:height="0.066cm" svg:x="7.094cm" svg:y="3.788cm" svg:viewBox="0 0 46 67" svg:d="M35 0c15 4 15 26 0 44-10 17-25 28-35 21">
          <text:p/>
        </draw:path>
        <draw:path draw:style-name="gr8" draw:text-style-name="P2" draw:layer="layout" svg:width="0.011cm" svg:height="0.018cm" svg:x="7.083cm" svg:y="3.834cm" svg:viewBox="0 0 12 19" svg:d="M12 19c-7-5-12-8-12-19">
          <text:p/>
        </draw:path>
        <draw:path draw:style-name="gr8" draw:text-style-name="P2" draw:layer="layout" svg:width="0.092cm" svg:height="0.1cm" svg:x="6.956cm" svg:y="3.692cm" svg:viewBox="0 0 93 101" svg:d="M0 101c0-25 12-54 33-75 21-25 42-32 60-21">
          <text:p/>
        </draw:path>
        <draw:path draw:style-name="gr8" draw:text-style-name="P2" draw:layer="layout" svg:width="0.014cm" svg:height="0.035cm" svg:x="6.956cm" svg:y="3.792cm" svg:viewBox="0 0 15 36" svg:d="M15 36c-11-7-15-17-15-36">
          <text:p/>
        </draw:path>
        <draw:path draw:style-name="gr8" draw:text-style-name="P2" draw:layer="layout" svg:width="0.102cm" svg:height="0.11cm" svg:x="6.967cm" svg:y="3.696cm" svg:viewBox="0 0 103 111" svg:d="M0 111c0-28 14-61 36-86 25-21 50-31 67-21">
          <text:p/>
        </draw:path>
        <draw:path draw:style-name="gr8" draw:text-style-name="P2" draw:layer="layout" svg:width="0.021cm" svg:height="0.039cm" svg:x="6.967cm" svg:y="3.802cm" svg:viewBox="0 0 22 40" svg:d="M22 40c-15-7-22-21-22-40">
          <text:p/>
        </draw:path>
        <draw:path draw:style-name="gr8" draw:text-style-name="P2" draw:layer="layout" svg:width="0.113cm" svg:height="0.121cm" svg:x="7.023cm" svg:y="3.724cm" svg:viewBox="0 0 114 122" svg:d="M0 122c0-32 18-68 43-93 21-28 50-35 71-25">
          <text:p/>
        </draw:path>
        <draw:path draw:style-name="gr8" draw:text-style-name="P2" draw:layer="layout" svg:width="0.021cm" svg:height="0.042cm" svg:x="7.023cm" svg:y="3.845cm" svg:viewBox="0 0 22 43" svg:d="M22 43c-14-8-22-26-22-43">
          <text:p/>
        </draw:path>
        <draw:path draw:style-name="gr8" draw:text-style-name="P2" draw:layer="layout" svg:width="0.109cm" svg:height="0.121cm" svg:x="7.048cm" svg:y="3.738cm" svg:viewBox="0 0 110 122" svg:d="M0 122c0-32 14-68 39-93 25-28 54-35 71-25">
          <text:p/>
        </draw:path>
        <draw:path draw:style-name="gr8" draw:text-style-name="P2" draw:layer="layout" svg:width="0.11cm" svg:height="0.162cm" svg:x="7.066cm" svg:y="3.742cm" svg:viewBox="0 0 111 163" svg:d="M92 0c25 15 25 61 0 107-24 43-68 64-92 53">
          <text:p/>
        </draw:path>
        <draw:path draw:style-name="gr8" draw:text-style-name="P2" draw:layer="layout" svg:width="0.021cm" svg:height="0.046cm" svg:x="7.048cm" svg:y="3.855cm" svg:viewBox="0 0 22 47" svg:d="M22 47c-15-7-22-25-22-47">
          <text:p/>
        </draw:path>
        <draw:path draw:style-name="gr8" draw:text-style-name="P2" draw:layer="layout" svg:width="0.046cm" svg:height="0.052cm" svg:x="7.404cm" svg:y="3.602cm" svg:viewBox="0 0 47 53" svg:d="M0 53c0-14 4-28 14-39 11-11 22-18 33-11">
          <text:p/>
        </draw:path>
        <draw:path draw:style-name="gr8" draw:text-style-name="P2" draw:layer="layout" svg:width="0.047cm" svg:height="0.066cm" svg:x="7.411cm" svg:y="3.605cm" svg:viewBox="0 0 48 67" svg:d="M40 0c11 4 11 26 0 43-14 18-29 29-40 21">
          <text:p/>
        </draw:path>
        <draw:path draw:style-name="gr8" draw:text-style-name="P2" draw:layer="layout" svg:width="0.007cm" svg:height="0.017cm" svg:x="7.404cm" svg:y="3.651cm" svg:viewBox="0 0 8 18" svg:d="M8 18c-8-3-8-11-8-18">
          <text:p/>
        </draw:path>
        <draw:path draw:style-name="gr8" draw:text-style-name="P2" draw:layer="layout" svg:width="0.092cm" svg:height="0.099cm" svg:x="7.274cm" svg:y="3.509cm" svg:viewBox="0 0 93 100" svg:d="M0 100c0-24 14-56 32-77 22-19 43-29 61-19">
          <text:p/>
        </draw:path>
        <draw:path draw:style-name="gr8" draw:text-style-name="P2" draw:layer="layout" svg:width="0.014cm" svg:height="0.036cm" svg:x="7.274cm" svg:y="3.608cm" svg:viewBox="0 0 15 37" svg:d="M15 37c-12-7-15-18-15-37">
          <text:p/>
        </draw:path>
        <draw:path draw:style-name="gr8" draw:text-style-name="P2" draw:layer="layout" svg:width="0.099cm" svg:height="0.11cm" svg:x="7.288cm" svg:y="3.513cm" svg:viewBox="0 0 100 111" svg:d="M0 111c0-29 15-60 36-86 21-21 46-32 64-21">
          <text:p/>
        </draw:path>
        <draw:path draw:style-name="gr8" draw:text-style-name="P2" draw:layer="layout" svg:width="0.018cm" svg:height="0.039cm" svg:x="7.288cm" svg:y="3.619cm" svg:viewBox="0 0 19 40" svg:d="M19 40c-12-7-19-21-19-40">
          <text:p/>
        </draw:path>
        <draw:path draw:style-name="gr8" draw:text-style-name="P2" draw:layer="layout" svg:width="0.113cm" svg:height="0.121cm" svg:x="7.341cm" svg:y="3.541cm" svg:viewBox="0 0 114 122" svg:d="M0 122c0-32 17-68 42-92 25-25 50-37 72-25">
          <text:p/>
        </draw:path>
        <draw:path draw:style-name="gr8" draw:text-style-name="P2" draw:layer="layout" svg:width="0.021cm" svg:height="0.046cm" svg:x="7.341cm" svg:y="3.658cm" svg:viewBox="0 0 22 47" svg:d="M22 47c-15-7-22-25-22-47">
          <text:p/>
        </draw:path>
        <draw:path draw:style-name="gr8" draw:text-style-name="P2" draw:layer="layout" svg:width="0.109cm" svg:height="0.12cm" svg:x="7.366cm" svg:y="3.555cm" svg:viewBox="0 0 110 121" svg:d="M0 121c0-32 17-68 38-92 25-25 53-36 72-25">
          <text:p/>
        </draw:path>
        <draw:path draw:style-name="gr8" draw:text-style-name="P2" draw:layer="layout" svg:width="0.111cm" svg:height="0.161cm" svg:x="7.383cm" svg:y="3.559cm" svg:viewBox="0 0 112 162" svg:d="M93 0c25 14 25 61 0 107-25 42-68 67-93 49">
          <text:p/>
        </draw:path>
        <draw:path draw:style-name="gr8" draw:text-style-name="P2" draw:layer="layout" svg:width="0.021cm" svg:height="0.042cm" svg:x="7.366cm" svg:y="3.672cm" svg:viewBox="0 0 22 43" svg:d="M22 43c-15-7-22-21-22-43">
          <text:p/>
        </draw:path>
        <draw:line draw:style-name="gr8" draw:text-style-name="P2" draw:layer="layout" svg:x1="1.957cm" svg:y1="3.933cm" svg:x2="1.957cm" svg:y2="3.012cm">
          <text:p/>
        </draw:line>
        <draw:path draw:style-name="gr8" draw:text-style-name="P2" draw:layer="layout" svg:width="1.062cm" svg:height="0.447cm" svg:x="2.06cm" svg:y="1.16cm" svg:viewBox="0 0 1063 448" svg:d="M1063 59c-78-28-173-49-279-56-88-7-187-4-287 14-95 17-190 49-257 88-82 46-127 92-159 131-32 35-50 70-64 102-14 39-17 75-17 110">
          <text:p/>
        </draw:path>
        <draw:line draw:style-name="gr8" draw:text-style-name="P2" draw:layer="layout" svg:x1="1.513cm" svg:y1="4.73cm" svg:x2="1.513cm" svg:y2="3.954cm">
          <text:p/>
        </draw:line>
        <draw:line draw:style-name="gr8" draw:text-style-name="P2" draw:layer="layout" svg:x1="4.871cm" svg:y1="3.573cm" svg:x2="4.871cm" svg:y2="3.541cm">
          <text:p/>
        </draw:line>
        <draw:line draw:style-name="gr8" draw:text-style-name="P2" draw:layer="layout" svg:x1="3.46cm" svg:y1="2.751cm" svg:x2="3.46cm" svg:y2="2.726cm">
          <text:p/>
        </draw:line>
        <draw:path draw:style-name="gr8" draw:text-style-name="P2" draw:layer="layout" svg:width="0.342cm" svg:height="0.388cm" svg:x="3.118cm" svg:y="1.22cm" svg:viewBox="0 0 343 389" svg:d="M343 389c0-28-3-56-14-84-10-43-35-92-85-149-17-17-38-39-63-61-25-17-49-35-82-49-32-18-64-32-99-46">
          <text:p/>
        </draw:path>
        <draw:line draw:style-name="gr8" draw:text-style-name="P2" draw:layer="layout" svg:x1="2.06cm" svg:y1="1.608cm" svg:x2="2.06cm" svg:y2="1.647cm">
          <text:p/>
        </draw:line>
        <draw:line draw:style-name="gr8" draw:text-style-name="P2" draw:layer="layout" svg:x1="2.06cm" svg:y1="2.726cm" svg:x2="2.06cm" svg:y2="1.647cm">
          <text:p/>
        </draw:line>
        <draw:line draw:style-name="gr8" draw:text-style-name="P2" draw:layer="layout" svg:x1="2.06cm" svg:y1="3.012cm" svg:x2="2.06cm" svg:y2="2.726cm">
          <text:p/>
        </draw:line>
        <draw:line draw:style-name="gr8" draw:text-style-name="P2" draw:layer="layout" svg:x1="3.46cm" svg:y1="2.726cm" svg:x2="3.46cm" svg:y2="1.647cm">
          <text:p/>
        </draw:line>
        <draw:line draw:style-name="gr8" draw:text-style-name="P2" draw:layer="layout" svg:x1="3.467cm" svg:y1="5.426cm" svg:x2="3.497cm" svg:y2="5.411cm">
          <text:p/>
        </draw:line>
        <draw:line draw:style-name="gr8" draw:text-style-name="P2" draw:layer="layout" svg:x1="3.824cm" svg:y1="3.527cm" svg:x2="3.824cm" svg:y2="3.64cm">
          <text:p/>
        </draw:line>
        <draw:line draw:style-name="gr8" draw:text-style-name="P2" draw:layer="layout" svg:x1="3.46cm" svg:y1="1.608cm" svg:x2="3.46cm" svg:y2="1.647cm">
          <text:p/>
        </draw:line>
        <draw:line draw:style-name="gr8" draw:text-style-name="P2" draw:layer="layout" svg:x1="7.362cm" svg:y1="6.843cm" svg:x2="7.362cm" svg:y2="7.129cm">
          <text:p/>
        </draw:line>
        <draw:line draw:style-name="gr8" draw:text-style-name="P2" draw:layer="layout" svg:x1="5.553cm" svg:y1="3.259cm" svg:x2="5.094cm" svg:y2="3.525cm">
          <text:p/>
        </draw:line>
        <draw:line draw:style-name="gr8" draw:text-style-name="P2" draw:layer="layout" svg:x1="5.104cm" svg:y1="7.281cm" svg:x2="5.104cm" svg:y2="6.928cm">
          <text:p/>
        </draw:line>
        <draw:line draw:style-name="gr8" draw:text-style-name="P2" draw:layer="layout" svg:x1="6.254cm" svg:y1="2.649cm" svg:x2="6.537cm" svg:y2="2.816cm">
          <text:p/>
        </draw:line>
        <draw:line draw:style-name="gr8" draw:text-style-name="P2" draw:layer="layout" svg:x1="1.178cm" svg:y1="3.458cm" svg:x2="1.196cm" svg:y2="3.446cm">
          <text:p/>
        </draw:line>
        <draw:line draw:style-name="gr8" draw:text-style-name="P2" draw:layer="layout" svg:x1="1.315cm" svg:y1="3.694cm" svg:x2="1.334cm" svg:y2="3.683cm">
          <text:p/>
        </draw:line>
        <draw:line draw:style-name="gr8" draw:text-style-name="P2" draw:layer="layout" svg:x1="1.231cm" svg:y1="3.44cm" svg:x2="1.263cm" svg:y2="3.421cm">
          <text:p/>
        </draw:line>
        <draw:line draw:style-name="gr8" draw:text-style-name="P2" draw:layer="layout" svg:x1="1.354cm" svg:y1="3.659cm" svg:x2="1.387cm" svg:y2="3.637cm">
          <text:p/>
        </draw:line>
        <draw:line draw:style-name="gr8" draw:text-style-name="P2" draw:layer="layout" svg:x1="1.262cm" svg:y1="3.415cm" svg:x2="1.281cm" svg:y2="3.404cm">
          <text:p/>
        </draw:line>
        <draw:line draw:style-name="gr8" draw:text-style-name="P2" draw:layer="layout" svg:x1="1.393cm" svg:y1="3.641cm" svg:x2="1.412cm" svg:y2="3.63cm">
          <text:p/>
        </draw:line>
        <draw:line draw:style-name="gr8" draw:text-style-name="P2" draw:layer="layout" svg:x1="1.178cm" svg:y1="4.273cm" svg:x2="1.196cm" svg:y2="4.261cm">
          <text:p/>
        </draw:line>
        <draw:line draw:style-name="gr8" draw:text-style-name="P2" draw:layer="layout" svg:x1="1.315cm" svg:y1="4.509cm" svg:x2="1.334cm" svg:y2="4.497cm">
          <text:p/>
        </draw:line>
        <draw:line draw:style-name="gr8" draw:text-style-name="P2" draw:layer="layout" svg:x1="1.231cm" svg:y1="4.255cm" svg:x2="1.263cm" svg:y2="4.236cm">
          <text:p/>
        </draw:line>
        <draw:line draw:style-name="gr8" draw:text-style-name="P2" draw:layer="layout" svg:x1="1.354cm" svg:y1="4.474cm" svg:x2="1.387cm" svg:y2="4.452cm">
          <text:p/>
        </draw:line>
        <draw:line draw:style-name="gr8" draw:text-style-name="P2" draw:layer="layout" svg:x1="1.262cm" svg:y1="4.23cm" svg:x2="1.281cm" svg:y2="4.219cm">
          <text:p/>
        </draw:line>
        <draw:line draw:style-name="gr8" draw:text-style-name="P2" draw:layer="layout" svg:x1="1.393cm" svg:y1="4.456cm" svg:x2="1.412cm" svg:y2="4.445cm">
          <text:p/>
        </draw:line>
        <draw:line draw:style-name="gr8" draw:text-style-name="P2" draw:layer="layout" svg:x1="7.044cm" svg:y1="3.697cm" svg:x2="7.048cm" svg:y2="3.697cm">
          <text:p/>
        </draw:line>
        <draw:line draw:style-name="gr8" draw:text-style-name="P2" draw:layer="layout" svg:x1="6.97cm" svg:y1="3.827cm" svg:x2="6.974cm" svg:y2="3.827cm">
          <text:p/>
        </draw:line>
        <draw:line draw:style-name="gr8" draw:text-style-name="P2" draw:layer="layout" svg:x1="7.066cm" svg:y1="3.7cm" svg:x2="7.109cm" svg:y2="3.726cm">
          <text:p/>
        </draw:line>
        <draw:line draw:style-name="gr8" draw:text-style-name="P2" draw:layer="layout" svg:x1="6.985cm" svg:y1="3.841cm" svg:x2="7.028cm" svg:y2="3.867cm">
          <text:p/>
        </draw:line>
        <draw:line draw:style-name="gr8" draw:text-style-name="P2" draw:layer="layout" svg:x1="7.133cm" svg:y1="3.728cm" svg:x2="7.158cm" svg:y2="3.743cm">
          <text:p/>
        </draw:line>
        <draw:line draw:style-name="gr8" draw:text-style-name="P2" draw:layer="layout" svg:x1="7.041cm" svg:y1="3.884cm" svg:x2="7.07cm" svg:y2="3.902cm">
          <text:p/>
        </draw:line>
        <draw:line draw:style-name="gr8" draw:text-style-name="P2" draw:layer="layout" svg:x1="7.362cm" svg:y1="3.513cm" svg:x2="7.367cm" svg:y2="3.518cm">
          <text:p/>
        </draw:line>
        <draw:line draw:style-name="gr8" draw:text-style-name="P2" draw:layer="layout" svg:x1="7.288cm" svg:y1="3.64cm" svg:x2="7.292cm" svg:y2="3.646cm">
          <text:p/>
        </draw:line>
        <draw:line draw:style-name="gr8" draw:text-style-name="P2" draw:layer="layout" svg:x1="7.383cm" svg:y1="3.517cm" svg:x2="7.43cm" svg:y2="3.542cm">
          <text:p/>
        </draw:line>
        <draw:line draw:style-name="gr8" draw:text-style-name="P2" draw:layer="layout" svg:x1="7.302cm" svg:y1="3.658cm" svg:x2="7.349cm" svg:y2="3.684cm">
          <text:p/>
        </draw:line>
        <draw:line draw:style-name="gr8" draw:text-style-name="P2" draw:layer="layout" svg:x1="7.45cm" svg:y1="3.545cm" svg:x2="7.476cm" svg:y2="3.56cm">
          <text:p/>
        </draw:line>
        <draw:line draw:style-name="gr8" draw:text-style-name="P2" draw:layer="layout" svg:x1="7.362cm" svg:y1="3.7cm" svg:x2="7.388cm" svg:y2="3.715cm">
          <text:p/>
        </draw:line>
        <draw:path draw:style-name="gr1" draw:text-style-name="P1" draw:layer="layout" svg:width="5.853cm" svg:height="6.704cm" svg:x="1.333cm" svg:y="6.983cm" svg:viewBox="0 0 5854 6705" svg:d="M5794 5591c38 24 60 59 60 91v286c0 42-32 81-89 109v-285c57-29 89-67 89-110v286c0 42-32 81-89 109l-529 307-420 240-77 46c-78 46-205 46-282 0l-120-71-597-342-88-53c-35-21-56-49-56-81v-353c0-14 3-24 14-38 11-11 25-22 42-32l43-18c-43-222-353-395-738-409l-271-159v-370l-745-427c-39-95-123-180-247-243-117-64-258-103-410-120-250 7-490-64-624-184-113-35-240-46-364-35-28 0-60-4-81-18l-183-106c-18-10-32-24-32-38v-777c0-18 14-32 32-43l416-240v-663c0 67 21 127 67 187-46-60-67-120-67-187 0-78 32-155 99-222-67 67-99 144-99 222v663 258c0 67 21 130 71 190l-4-920c0 0 0 3 4 3l-4-3 74-53c-28-43-42-89-42-138v-222-60c0 46 14 92 42 134v-1080c-28-42-42-88-42-137v-39c0-35 7-67 21-106 11-32 28-67 60-106 32-38 78-81 159-127 70-38 162-70 257-88 103-21 198-21 286-17 106 10 201 31 280 59 31 11 67 29 98 43 29 17 57 35 78 53 25 21 49 39 67 60 49 53 71 102 85 144 7 32 10 57 10 85v39 1083 25c14 35 36 74 67 109 0 3 4 7 7 10 25 25 50 50 82 75 17 14 35 24 52 35 142 92 339 148 547 159 64 0 127 7 187 21 282 53 473 208 473 381v28l81-46 71 42 24 8c11-22 25-39 46-50l455-264v-32c7-120 74-258 173-346l420-240c39-14 78-10 109 7l283 163c42 24 67 77 70 144v353l226 162v1659l-374 910-46 117v46 31l-32-17-522 300-194 116 1083 621 529-303c57-29 89-67 89-110 0-32-22-67-60-91l-893-516z">
          <text:p/>
        </draw:path>
        <draw:polygon draw:style-name="gr7" draw:text-style-name="P2" draw:layer="layout" svg:width="0cm" svg:height="0cm" svg:x="4.441cm" svg:y="10.279cm" svg:viewBox="0 0 0 0" draw:points="0,0">
          <text:p/>
        </draw:polygon>
        <draw:path draw:style-name="gr1" draw:text-style-name="P1" draw:layer="layout" svg:width="0.998cm" svg:height="3.073cm" svg:x="5.203cm" svg:y="9.267cm" svg:viewBox="0 0 999 3074" svg:d="M999 2774l-522 300 522-300v-1175c-169 261-416 395-571 303-50-28-88-77-106-144-35-106-21-247 32-393 95-261 303-480 497-522 53-14 106-10 148 7v-850l-543 314-456 656v1560l477-275v819z">
          <text:p/>
        </draw:path>
        <draw:polygon draw:style-name="gr7" draw:text-style-name="P2" draw:layer="layout" svg:width="0cm" svg:height="0cm" svg:x="4.441cm" svg:y="10.279cm" svg:viewBox="0 0 0 0" draw:points="0,0">
          <text:p/>
        </draw:polygon>
        <draw:path draw:style-name="gr1" draw:text-style-name="P1" draw:layer="layout" svg:width="0.628cm" svg:height="1.983cm" svg:x="1.993cm" svg:y="8.953cm" svg:viewBox="0 0 629 1984" svg:d="M565 0c21 0 42 0 64 0v1984c-251 7-495-65-629-188v-1108c7 25 17 46 35 70 7 11 14 22 25 32 10 11 21 18 31 25 18 11 36 14 53 14 14 0 29-3 43-11 3-3 10-7 18-14 14-14 25-38 25-70 0-21-4-46-14-67-11-25-29-50-50-74-18-18-36-39-57-53-7-4-11-7-18-11-10-7-21-10-31-14-14-3-21-7-32-3-7 0-11 0-18 3-3 4-7 7-10 11v-424c123 113 336 180 565 184z">
          <text:p/>
        </draw:path>
        <draw:polygon draw:style-name="gr7" draw:text-style-name="P2" draw:layer="layout" svg:width="0cm" svg:height="0cm" svg:x="4.441cm" svg:y="10.279cm" svg:viewBox="0 0 0 0" draw:points="0,0">
          <text:p/>
        </draw:polygon>
        <draw:path draw:style-name="gr1" draw:text-style-name="P1" draw:layer="layout" svg:width="1.669cm" svg:height="0.966cm" svg:x="3.026cm" svg:y="8.805cm" svg:viewBox="0 0 1670 967" svg:d="M1666 594c4-11 4-22 4-32 0-173-191-329-473-382-64-14-124-21-188-21-208-11-405-67-550-159l-459 268c156 81 251 195 268 318 18 145 163 272 385 339 226 64 490 53 703-25l11 7 14-7v-141l247-141z">
          <text:p/>
        </draw:path>
        <draw:polygon draw:style-name="gr7" draw:text-style-name="P2" draw:layer="layout" svg:width="0cm" svg:height="0cm" svg:x="4.441cm" svg:y="10.279cm" svg:viewBox="0 0 0 0" draw:points="0,0">
          <text:p/>
        </draw:polygon>
        <draw:path draw:style-name="gr1" draw:text-style-name="P1" draw:layer="layout" svg:width="0.681cm" svg:height="2.103cm" svg:x="2.617cm" svg:y="8.953cm" svg:viewBox="0 0 682 2104" svg:d="M682 1370v-933c-21-123-116-236-273-317-21-11-42-21-63-32-39-17-85-32-131-46-3-3-10-3-14-3-63-18-130-32-201-39v1984c152 17 293 56 409 120l-3-85-4 3c0-3 4-3 7-7l-165-123c0 18 3 32 10 42 4 7 7 14 11 21 10 18 24 32 39 43 17 10 31 21 49 24 14 7 32 7 49 0l-130-187c-7 4-14 11-18 18-7 11-10 21-10 39l165 10c-10-21-24-35-38-45-11-14-25-18-36-25-24-7-46-7-63 3l134-490 3 557-7-553c0-4 4-4 7-7l-165-124c0 18 3 32 10 42 4 7 7 15 11 22 10 17 24 31 39 42 17 11 31 21 49 28 14 4 32 4 49-3l-130-187c-7 3-14 10-18 21-7 7-10 17-10 35l165 14c-10-21-24-39-38-49-15-11-25-18-36-25-24-7-46-3-63 4l137-106v176l181-42c-46-50-106-95-181-134l181 134c-14-32-28-71-35-106s-7-67 0-92c4-17 14-28 21-35 14-7 32 0 46 14 14 18 28 46 35 78 7 24 11 53 14 81 4 14 4 25 4 39 3 24 3 53 3 74 0 24 0 39-3 49 0 11-4 14-7 18h-4c7 21 14 42 18 60z">
          <text:p/>
        </draw:path>
        <draw:polygon draw:style-name="gr7" draw:text-style-name="P2" draw:layer="layout" svg:width="0cm" svg:height="0cm" svg:x="4.441cm" svg:y="10.279cm" svg:viewBox="0 0 0 0" draw:points="0,0">
          <text:p/>
        </draw:polygon>
        <draw:path draw:style-name="gr1" draw:text-style-name="P1" draw:layer="layout" svg:width="1.4cm" svg:height="1.991cm" svg:x="1.88cm" svg:y="6.983cm" svg:viewBox="0 0 1401 1992" svg:d="M1401 446v39c0 10 0 17 0 25v-43 43c-21 204-303 370-659 381-22 0-43 0-64 0v-43c0 0-17 0-46-3-31-4-74-7-123-18-43-7-92-21-145-35-53-18-109-43-160-71-21-10-38-25-56-35-14-11-25-18-35-28-36-32-57-57-71-81v7-4 42c-28-42-42-88-42-137v1083c0 46 14 92 42 134v290c-28-47-42-93-42-142v-222-60-1083-39c0-35 7-67 21-106 11-32 28-67 60-106 32-38 78-81 160-127 70-38 166-70 261-88 99-21 194-21 282-17 106 10 201 31 279 59 31 11 67 29 98 43 29 17 57 35 78 53 25 21 49 39 67 60 49 53 71 102 85 144 7 32 10 57 10 85z">
          <text:p/>
        </draw:path>
        <draw:polygon draw:style-name="gr7" draw:text-style-name="P2" draw:layer="layout" svg:width="0cm" svg:height="0cm" svg:x="4.441cm" svg:y="10.279cm" svg:viewBox="0 0 0 0" draw:points="0,0">
          <text:p/>
        </draw:polygon>
        <draw:path draw:style-name="gr1" draw:text-style-name="P1" draw:layer="layout" svg:width="1.087cm" svg:height="1.312cm" svg:x="3.294cm" svg:y="9.39cm" svg:viewBox="0 0 1088 1313" svg:d="M0 933v-933c18 145 163 272 385 336 227 67 491 56 703-25v936c-215 81-483 88-714 21 7-7 15-14 22-25 10-21 17-46 17-74s-7-60-17-88c-15-28-32-53-50-81-21-21-42-46-67-67-25-18-49-39-74-53-32-18-56-25-78-28-17 0-28 3-38 14-7 7-14 14-18 28s-7 28-11 53c0 28 4 63 7 88 4 25 8 46 11 64-46-50-70-106-78-166z">
          <text:p/>
        </draw:path>
        <draw:polygon draw:style-name="gr7" draw:text-style-name="P2" draw:layer="layout" svg:width="0cm" svg:height="0cm" svg:x="4.441cm" svg:y="10.279cm" svg:viewBox="0 0 0 0" draw:points="0,0">
          <text:p/>
        </draw:polygon>
        <draw:path draw:style-name="gr1" draw:text-style-name="P1" draw:layer="layout" svg:width="0.635cm" svg:height="1.682cm" svg:x="1.922cm" svg:y="7.56cm" svg:viewBox="0 0 636 1683" svg:d="M636 272v43 1079 289c-286-7-537-113-636-268v-1415c14 25 35 50 71 82 10 10 21 17 35 28 18 10 35 25 56 35 50 28 106 53 160 71 53 14 102 28 145 35 49 11 92 14 123 18 29 3 46 3 46 3z">
          <text:p/>
        </draw:path>
        <draw:polygon draw:style-name="gr7" draw:text-style-name="P2" draw:layer="layout" svg:width="0cm" svg:height="0cm" svg:x="4.441cm" svg:y="10.279cm" svg:viewBox="0 0 0 0" draw:points="0,0">
          <text:p/>
        </draw:polygon>
        <draw:path draw:style-name="gr1" draw:text-style-name="P1" draw:layer="layout" svg:width="0.374cm" svg:height="2.73cm" svg:x="6.279cm" svg:y="9.133cm" svg:viewBox="0 0 375 2731" svg:d="M0 1588v1143l375-910v-1659l-227-162-148 88v954c46 53 74 134 74 229 0 99-28 208-74 317z">
          <text:p/>
        </draw:path>
        <draw:polygon draw:style-name="gr7" draw:text-style-name="P2" draw:layer="layout" svg:width="0cm" svg:height="0cm" svg:x="4.441cm" svg:y="10.279cm" svg:viewBox="0 0 0 0" draw:points="0,0">
          <text:p/>
        </draw:polygon>
        <draw:path draw:style-name="gr1" draw:text-style-name="P1" draw:layer="layout" svg:width="0.663cm" svg:height="1.46cm" svg:x="2.617cm" svg:y="7.493cm" svg:viewBox="0 0 664 1461" svg:d="M0 381v1080c360-11 643-176 664-381v-1080c-21 204-304 370-664 381z">
          <text:p/>
        </draw:path>
        <draw:polygon draw:style-name="gr7" draw:text-style-name="P2" draw:layer="layout" svg:width="0cm" svg:height="0cm" svg:x="4.441cm" svg:y="10.279cm" svg:viewBox="0 0 0 0" draw:points="0,0">
          <text:p/>
        </draw:polygon>
        <draw:path draw:style-name="gr1" draw:text-style-name="P1" draw:layer="layout" svg:width="1.64cm" svg:height="0.878cm" svg:x="4.928cm" svg:y="12.453cm" svg:viewBox="0 0 1641 879" svg:d="M1641 625l-497 233-18 7-17 7-18 3-21 4h-21-25-21-21l-25-4-18-3-21-7-21-7-18-7-17-11-806-462c-17-11-31-21-42-35s-14-28-14-43c0-14 3-29 14-39 11-11 25-25 42-32l43-21 81-36 67-31 120-53 190-88z">
          <text:p/>
        </draw:path>
        <draw:polygon draw:style-name="gr7" draw:text-style-name="P2" draw:layer="layout" svg:width="0cm" svg:height="0cm" svg:x="4.441cm" svg:y="10.279cm" svg:viewBox="0 0 0 0" draw:points="0,0">
          <text:p/>
        </draw:polygon>
        <draw:path draw:style-name="gr1" draw:text-style-name="P1" draw:layer="layout" svg:width="0.66cm" svg:height="1.725cm" svg:x="1.333cm" svg:y="9.027cm" svg:viewBox="0 0 661 1726" svg:d="M661 615v1111c-113-35-237-46-365-35-28 0-60-4-81-18l-183-106c-18-10-32-24-32-38v-776c0 14 14 31 32 42l183 102c21 14 53 21 81 18 75-4 153-4 224 7v-922c49 7 95 18 141 28v424c-4 7-11 15-14 22-4 3-7 10-11 17 0 4 0 11-4 18 0 7 0 21 0 28s0 11 4 14c0 11 4 18 7 25 7 18 11 28 18 39z">
          <text:p/>
        </draw:path>
        <draw:polygon draw:style-name="gr7" draw:text-style-name="P2" draw:layer="layout" svg:width="0cm" svg:height="0cm" svg:x="4.441cm" svg:y="10.279cm" svg:viewBox="0 0 0 0" draw:points="0,0">
          <text:p/>
        </draw:polygon>
        <draw:path draw:style-name="gr1" draw:text-style-name="P1" draw:layer="layout" svg:width="0.741cm" svg:height="2.624cm" svg:x="4.631cm" svg:y="9.296cm" svg:viewBox="0 0 742 2625" svg:d="M742 94v25l-134 201c-31-77-84-148-141-187-7-3-14-7-17-10-68-39-127-32-159 14s-32 127 0 211c35 85 95 159 159 198l-43 60-17-11-50-24v-4c-46-17-88-14-120 4-35 17-61 56-68 109v847l139 74v275c-32 42-32 120 0 201v258l35 290-153-88c-3-40-21-82-53-111-28-28-60-42-84-28-11 7-21 25-21 46l-15-7v-2163-42l85 28c32 11 60 7 85-7 29-14 47-46 50-88 4-25 11-46 21-63 11-22 25-39 46-50 11-7 21-10 32-14l205-35c28-7 63 0 95 21z">
          <text:p/>
        </draw:path>
        <draw:polygon draw:style-name="gr7" draw:text-style-name="P2" draw:layer="layout" svg:width="0cm" svg:height="0cm" svg:x="4.441cm" svg:y="10.279cm" svg:viewBox="0 0 0 0" draw:points="0,0">
          <text:p/>
        </draw:polygon>
        <draw:path draw:style-name="gr1" draw:text-style-name="P1" draw:layer="layout" svg:width="0.772cm" svg:height="0.961cm" svg:x="5.655cm" svg:y="8.62cm" svg:viewBox="0 0 773 962" svg:d="M773 160v357l-148 85-78 46-547 314v-363c7-121 74-262 173-351l420-240c43-14 78-10 110 8 42 24 67 77 70 144z">
          <text:p/>
        </draw:path>
        <draw:polygon draw:style-name="gr7" draw:text-style-name="P2" draw:layer="layout" svg:width="0cm" svg:height="0cm" svg:x="4.441cm" svg:y="10.279cm" svg:viewBox="0 0 0 0" draw:points="0,0">
          <text:p/>
        </draw:polygon>
        <draw:path draw:style-name="gr1" draw:text-style-name="P1" draw:layer="layout" svg:width="0.787cm" svg:height="1.073cm" svg:x="3.273cm" svg:y="10.653cm" svg:viewBox="0 0 788 1074" svg:d="M746 547v82 445l-746-427v-57c7 7 11 10 14 7l29-18c28-14 42-46 42-92 0-63-32-141-85-197v-216c0-21 4-35 4-42 3-10 3-17 7-21 3-11 7-11 10-11 4 4 4 4 8 15 3 7 10 14 21 31 10 14 24 32 49 60 7 7 18 18 28 28 25 22 60 46 99 71 40 21 82 42 125 56 49 18 95 32 141 46 77 25 144 50 194 74 70 43 98 89 102 142z">
          <text:p/>
        </draw:path>
        <draw:polygon draw:style-name="gr7" draw:text-style-name="P2" draw:layer="layout" svg:width="0cm" svg:height="0cm" svg:x="4.441cm" svg:y="10.279cm" svg:viewBox="0 0 0 0" draw:points="0,0">
          <text:p/>
        </draw:polygon>
        <draw:path draw:style-name="gr1" draw:text-style-name="P1" draw:layer="layout" svg:width="0.974cm" svg:height="0.564cm" svg:x="2.095cm" svg:y="7.066cm" svg:viewBox="0 0 975 565" svg:d="M975 282c0-155-219-282-487-282-273 0-488 127-488 282zM0 282c0 155 215 283 488 283 268 0 487-128 487-283z">
          <text:p/>
        </draw:path>
        <draw:polygon draw:style-name="gr7" draw:text-style-name="P2" draw:layer="layout" svg:width="0cm" svg:height="0cm" svg:x="4.441cm" svg:y="10.279cm" svg:viewBox="0 0 0 0" draw:points="0,0">
          <text:p/>
        </draw:polygon>
        <draw:path draw:style-name="gr1" draw:text-style-name="P1" draw:layer="layout" svg:width="0.952cm" svg:height="0.55cm" svg:x="2.106cm" svg:y="7.073cm" svg:viewBox="0 0 953 551" svg:d="M953 275c0-152-215-275-476-275-266 0-477 123-477 275zM0 275c0 153 211 276 477 276 261 0 476-123 476-276z">
          <text:p/>
        </draw:path>
        <draw:polygon draw:style-name="gr7" draw:text-style-name="P2" draw:layer="layout" svg:width="0cm" svg:height="0cm" svg:x="4.441cm" svg:y="10.279cm" svg:viewBox="0 0 0 0" draw:points="0,0">
          <text:p/>
        </draw:polygon>
        <draw:path draw:style-name="gr1" draw:text-style-name="P1" draw:layer="layout" svg:width="0.92cm" svg:height="0.532cm" svg:x="2.12cm" svg:y="7.08cm" svg:viewBox="0 0 921 533" svg:d="M921 269c0-145-204-269-458-269s-463 124-463 269zM0 269c0 148 209 264 463 264s458-116 458-264z">
          <text:p/>
        </draw:path>
        <draw:polygon draw:style-name="gr7" draw:text-style-name="P2" draw:layer="layout" svg:width="0cm" svg:height="0cm" svg:x="4.441cm" svg:y="10.279cm" svg:viewBox="0 0 0 0" draw:points="0,0">
          <text:p/>
        </draw:polygon>
        <draw:path draw:style-name="gr1" draw:text-style-name="P1" draw:layer="layout" svg:width="0.833cm" svg:height="1.095cm" svg:x="5.52cm" svg:y="10.101cm" svg:viewBox="0 0 834 1096" svg:d="M0 926c22 64 57 113 106 141 159 92 406-42 575-303 32-46 58-95 79-141 46-109 74-219 74-318s-28-180-74-233c-14-18-32-32-50-43-11-7-18-10-29-14-42-17-95-21-151-7 14 39 17 85 17 131 0 130-42 279-123 417-28 53-60 102-99 145-99 120-215 201-325 225z">
          <text:p/>
        </draw:path>
        <draw:polygon draw:style-name="gr7" draw:text-style-name="P2" draw:layer="layout" svg:width="0cm" svg:height="0cm" svg:x="4.441cm" svg:y="10.279cm" svg:viewBox="0 0 0 0" draw:points="0,0">
          <text:p/>
        </draw:polygon>
        <draw:path draw:style-name="gr1" draw:text-style-name="P1" draw:layer="layout" svg:width="0.892cm" svg:height="0.515cm" svg:x="2.134cm" svg:y="7.09cm" svg:viewBox="0 0 893 516" svg:d="M893 258c0-141-201-258-444-258-247 0-449 117-449 258zM0 258c0 142 202 258 449 258 243 0 444-116 444-258z">
          <text:p/>
        </draw:path>
        <draw:polygon draw:style-name="gr7" draw:text-style-name="P2" draw:layer="layout" svg:width="0cm" svg:height="0cm" svg:x="4.441cm" svg:y="10.279cm" svg:viewBox="0 0 0 0" draw:points="0,0">
          <text:p/>
        </draw:polygon>
        <draw:path draw:style-name="gr1" draw:text-style-name="P1" draw:layer="layout" svg:width="1.087cm" svg:height="0.628cm" svg:x="3.294cm" svg:y="8.962cm" svg:viewBox="0 0 1088 629" svg:d="M385 278c-46 35-71 81-71 127 0 14 4 28 7 42 4 21 18 39 32 53 71 88 234 141 400 127s296-85 328-180c3-14 7-28 7-42 0-85-81-159-212-198-127-35-282-32-403 18l-53-32c14-3 28-10 43-14 0 0-4 0-7 0l-276-163 279 163-413-163c36-21 96-21 134 0l-151 10 17-10-17 88c-39-21-39-57 0-78l31 99-31-21 211 124-180-103 247 142-67-39 64 43c3-4 3-4 0-4h3l-3 4 3-4 7-7c-3 4-3 7-7 7l25-21c-7 7-11 11-18 14l71 18-53-32z">
          <text:p/>
        </draw:path>
        <draw:polygon draw:style-name="gr7" draw:text-style-name="P2" draw:layer="layout" svg:width="0cm" svg:height="0cm" svg:x="4.441cm" svg:y="10.279cm" svg:viewBox="0 0 0 0" draw:points="0,0">
          <text:p/>
        </draw:polygon>
        <draw:path draw:style-name="gr1" draw:text-style-name="P1" draw:layer="layout" svg:width="0.219cm" svg:height="2.262cm" svg:x="4.416cm" svg:y="9.57cm" svg:viewBox="0 0 220 2263" svg:d="M216 2164l4 99-81-46v-289-526-215l-64-39-10-7-65 42v-1042c46-3 89-14 125-35 10-3 21-10 32-21 3-3 7-7 10-11l49-74-45 71 45-71z">
          <text:p/>
        </draw:path>
        <draw:polygon draw:style-name="gr7" draw:text-style-name="P2" draw:layer="layout" svg:width="0cm" svg:height="0cm" svg:x="4.441cm" svg:y="10.279cm" svg:viewBox="0 0 0 0" draw:points="0,0">
          <text:p/>
        </draw:polygon>
        <draw:path draw:style-name="gr1" draw:text-style-name="P1" draw:layer="layout" svg:width="0.794cm" svg:height="0.458cm" svg:x="2.183cm" svg:y="7.119cm" svg:viewBox="0 0 795 459" svg:d="M795 232v-3c0-127-176-229-396-229-222 0-399 102-399 229v3c0 15 4 29 7 43 18 42 53 84 110 116 102 60 254 82 395 60 142-28 248-95 276-176 7-14 7-28 7-43z">
          <text:p/>
        </draw:path>
        <draw:polygon draw:style-name="gr7" draw:text-style-name="P2" draw:layer="layout" svg:width="0cm" svg:height="0cm" svg:x="4.441cm" svg:y="10.279cm" svg:viewBox="0 0 0 0" draw:points="0,0">
          <text:p/>
        </draw:polygon>
        <draw:path draw:style-name="gr1" draw:text-style-name="P1" draw:layer="layout" svg:width="1.087cm" svg:height="0.854cm" svg:x="3.294cm" svg:y="10.322cm" svg:viewBox="0 0 1088 855" svg:d="M0 0c8 56 32 113 78 162 14 42 28 78 46 109 21 36 49 67 81 86 32 18 64 25 88 21 32-3 60-21 81-43 231 68 499 61 714-21v142c-78 46-162 95-250 152v208l-71 39c-4-50-32-99-102-138-50-28-117-53-199-78-42-10-88-24-137-46-43-14-85-31-124-56-39-21-74-46-99-71-10-10-21-17-28-28-25-24-39-46-49-60-11-14-18-24-21-31-4-9-4-12-8-12v-46c0-3 0-7 4-18 0-7 0-14 0-28s0-28 0-39c-4-10-4-21-4-28z">
          <text:p/>
        </draw:path>
        <draw:polygon draw:style-name="gr7" draw:text-style-name="P2" draw:layer="layout" svg:width="0cm" svg:height="0cm" svg:x="4.441cm" svg:y="10.279cm" svg:viewBox="0 0 0 0" draw:points="0,0">
          <text:p/>
        </draw:polygon>
        <draw:polygon draw:style-name="gr1" draw:text-style-name="P1" draw:layer="layout" svg:width="0.177cm" svg:height="1.658cm" svg:x="4.917cm" svg:y="10.075cm" svg:viewBox="0 0 178 1659" draw:points="178,102 178,1659 0,1560 0,1299 0,1098 0,826 0,670 0,0">
          <text:p/>
        </draw:polygon>
        <draw:polygon draw:style-name="gr7" draw:text-style-name="P2" draw:layer="layout" svg:width="0cm" svg:height="0cm" svg:x="4.441cm" svg:y="10.279cm" svg:viewBox="0 0 0 0" draw:points="0,0">
          <text:p/>
        </draw:polygon>
        <draw:path draw:style-name="gr1" draw:text-style-name="P1" draw:layer="layout" svg:width="1.64cm" svg:height="0.935cm" svg:x="4.928cm" svg:y="12.752cm" svg:viewBox="0 0 1641 936" svg:d="M1221 855v-287l420-243-497 233-18 7-17 3-18 4-21 7h-21-25-21-21l-25-4-18-7-21-3-21-7-18-7-17-11-806-462c-17-11-31-25-42-35-11-14-14-28-14-43v353c0 32 21 60 56 81l88 50v-286l597 346v286l121 71c77 46 204 46 282 0z">
          <text:p/>
        </draw:path>
        <draw:polygon draw:style-name="gr7" draw:text-style-name="P2" draw:layer="layout" svg:width="0cm" svg:height="0cm" svg:x="4.441cm" svg:y="10.279cm" svg:viewBox="0 0 0 0" draw:points="0,0">
          <text:p/>
        </draw:polygon>
        <draw:polygon draw:style-name="gr1" draw:text-style-name="P1" draw:layer="layout" svg:width="0.741cm" svg:height="0.822cm" svg:x="4.917cm" svg:y="9.415cm" svg:viewBox="0 0 742 823" draw:points="742,167 455,0 318,202 198,375 163,428 120,488 113,499 103,516 46,594 0,661 177,763 282,823">
          <text:p/>
        </draw:polygon>
        <draw:polygon draw:style-name="gr7" draw:text-style-name="P2" draw:layer="layout" svg:width="0cm" svg:height="0cm" svg:x="4.441cm" svg:y="10.279cm" svg:viewBox="0 0 0 0" draw:points="0,0">
          <text:p/>
        </draw:polygon>
        <draw:path draw:style-name="gr1" draw:text-style-name="P1" draw:layer="layout" svg:width="1.037cm" svg:height="0.567cm" svg:x="3.337cm" svg:y="9.023cm" svg:viewBox="0 0 1038 568" svg:d="M347 212v81c-15 11-25 26-36 37v109c71 88 233 138 399 127 166-14 296-88 328-180-14-42-46-82-99-114-144-81-363-88-522-21l-35-18v-67l-276-158c-22-11-53-11-71 0l-18 10c-10 7-17 14-17 21s7 14 17 22l180 102c18-7 43 3 64 25 3 3 7 7 10 10 7-7 15-10 23-18z">
          <text:p/>
        </draw:path>
        <draw:polygon draw:style-name="gr7" draw:text-style-name="P2" draw:layer="layout" svg:width="0cm" svg:height="0cm" svg:x="4.441cm" svg:y="10.279cm" svg:viewBox="0 0 0 0" draw:points="0,0">
          <text:p/>
        </draw:polygon>
        <draw:polygon draw:style-name="gr1" draw:text-style-name="P1" draw:layer="layout" svg:width="0.378cm" svg:height="0.966cm" svg:x="4.917cm" svg:y="11.631cm" svg:viewBox="0 0 379 967" draw:points="113,883 259,967 379,911 283,162 178,102 0,0 39,289 53,423">
          <text:p/>
        </draw:polygon>
        <draw:polygon draw:style-name="gr7" draw:text-style-name="P2" draw:layer="layout" svg:width="0cm" svg:height="0cm" svg:x="4.441cm" svg:y="10.279cm" svg:viewBox="0 0 0 0" draw:points="0,0">
          <text:p/>
        </draw:polygon>
        <draw:path draw:style-name="gr1" draw:text-style-name="P1" draw:layer="layout" svg:width="0.78cm" svg:height="0.368cm" svg:x="2.19cm" svg:y="7.21cm" svg:viewBox="0 0 781 369" svg:d="M110 300c102 61 254 82 395 61 142-28 248-96 276-177-39-106-201-184-389-184-191 0-353 78-392 184 18 42 53 84 110 116z">
          <text:p/>
        </draw:path>
        <draw:polygon draw:style-name="gr7" draw:text-style-name="P2" draw:layer="layout" svg:width="0cm" svg:height="0cm" svg:x="4.441cm" svg:y="10.279cm" svg:viewBox="0 0 0 0" draw:points="0,0">
          <text:p/>
        </draw:polygon>
        <draw:path draw:style-name="gr1" draw:text-style-name="P1" draw:layer="layout" svg:width="0.515cm" svg:height="0.692cm" svg:x="5.556cm" svg:y="10.11cm" svg:viewBox="0 0 516 693" svg:d="M289 693c39-46 74-97 103-146 78-138 124-286 124-416 0-50-7-92-18-131-195 42-403 261-498 522z">
          <text:p/>
        </draw:path>
        <draw:polygon draw:style-name="gr7" draw:text-style-name="P2" draw:layer="layout" svg:width="0cm" svg:height="0cm" svg:x="4.441cm" svg:y="10.279cm" svg:viewBox="0 0 0 0" draw:points="0,0">
          <text:p/>
        </draw:polygon>
        <draw:polygon draw:style-name="gr1" draw:text-style-name="P1" draw:layer="layout" svg:width="0.43cm" svg:height="0.836cm" svg:x="4.127cm" svg:y="10.717cm" svg:viewBox="0 0 431 837" draw:points="431,254 431,781 335,837 335,717 226,473 67,381 0,416 0,208 367,0 431,39">
          <text:p/>
        </draw:polygon>
        <draw:polygon draw:style-name="gr7" draw:text-style-name="P2" draw:layer="layout" svg:width="0cm" svg:height="0cm" svg:x="4.441cm" svg:y="10.279cm" svg:viewBox="0 0 0 0" draw:points="0,0">
          <text:p/>
        </draw:polygon>
        <draw:path draw:style-name="gr1" draw:text-style-name="P1" draw:layer="layout" svg:width="0.272cm" svg:height="1.295cm" svg:x="3.026cm" svg:y="10.004cm" svg:viewBox="0 0 273 1296" svg:d="M273 649c-4 0-7 0-14 11 0 4-4 11-7 21 0 7 0 21-4 42v216c-7-25-14-50-24-67-11-18-25-29-39-32-14-4-25 0-35 14-15 14-22 42-22 74 0 28 4 60 11 89 14 46 32 88 49 124 25 53 50 84 60 99v56c-39-95-123-180-248-243v-90c11-10 18-24 18-45 0-25-7-46-18-68v-560c11-11 18-25 18-46s-7-46-18-67v-177c71 39 135 85 181 138 18 39 36 70 46 88 14 18 21 25 28 28 7 21 14 43 18 64v176c-4-56-7-109-21-152-7-31-18-59-28-81-18-28-43-42-64-31-18 10-35 42-32 88-3 39 11 84 25 127 21 56 46 102 64 134 17 28 31 46 38 53 11 3 14 0 18-25z">
          <text:p/>
        </draw:path>
        <draw:polygon draw:style-name="gr7" draw:text-style-name="P2" draw:layer="layout" svg:width="0cm" svg:height="0cm" svg:x="4.441cm" svg:y="10.279cm" svg:viewBox="0 0 0 0" draw:points="0,0">
          <text:p/>
        </draw:polygon>
        <draw:path draw:style-name="gr1" draw:text-style-name="P1" draw:layer="layout" svg:width="0.854cm" svg:height="0.657cm" svg:x="4.176cm" svg:y="11.856cm" svg:viewBox="0 0 855 658" svg:d="M113 233c392 14 710 195 742 425l-56-460-344-198-88 50-81-46-99 56 18 11-85 46-17-7-103 56z">
          <text:p/>
        </draw:path>
        <draw:polygon draw:style-name="gr7" draw:text-style-name="P2" draw:layer="layout" svg:width="0cm" svg:height="0cm" svg:x="4.441cm" svg:y="10.279cm" svg:viewBox="0 0 0 0" draw:points="0,0">
          <text:p/>
        </draw:polygon>
        <draw:polygon draw:style-name="gr1" draw:text-style-name="P1" draw:layer="layout" svg:width="0.476cm" svg:height="0.815cm" svg:x="5.203cm" svg:y="11.521cm" svg:viewBox="0 0 477 816" draw:points="477,0 477,816 290,604 329,573 294,393 283,400 180,481 0,275">
          <text:p/>
        </draw:polygon>
        <draw:polygon draw:style-name="gr7" draw:text-style-name="P2" draw:layer="layout" svg:width="0cm" svg:height="0cm" svg:x="4.441cm" svg:y="10.279cm" svg:viewBox="0 0 0 0" draw:points="0,0">
          <text:p/>
        </draw:polygon>
        <draw:polygon draw:style-name="gr1" draw:text-style-name="P1" draw:layer="layout" svg:width="0.597cm" svg:height="0.631cm" svg:x="5.072cm" svg:y="12.95cm" svg:viewBox="0 0 598 632" draw:points="0,286 598,632 598,346 0,0">
          <text:p/>
        </draw:polygon>
        <draw:polygon draw:style-name="gr7" draw:text-style-name="P2" draw:layer="layout" svg:width="0cm" svg:height="0cm" svg:x="4.441cm" svg:y="10.279cm" svg:viewBox="0 0 0 0" draw:points="0,0">
          <text:p/>
        </draw:polygon>
        <draw:polygon draw:style-name="gr1" draw:text-style-name="P1" draw:layer="layout" svg:width="0.271cm" svg:height="1.055cm" svg:x="4.018cm" svg:y="11.2cm" svg:viewBox="0 0 272 1056" draw:points="272,889 272,1056 0,896 0,526 0,81 0,0 158,92 158,575 158,822">
          <text:p/>
        </draw:polygon>
        <draw:polygon draw:style-name="gr7" draw:text-style-name="P2" draw:layer="layout" svg:width="0cm" svg:height="0cm" svg:x="4.441cm" svg:y="10.279cm" svg:viewBox="0 0 0 0" draw:points="0,0">
          <text:p/>
        </draw:polygon>
        <draw:polygon draw:style-name="gr1" draw:text-style-name="P1" draw:layer="layout" svg:width="0.105cm" svg:height="1.616cm" svg:x="5.094cm" svg:y="10.177cm" svg:viewBox="0 0 106 1617" draw:points="106,1617 106,57 0,0 0,1557">
          <text:p/>
        </draw:polygon>
        <draw:polygon draw:style-name="gr7" draw:text-style-name="P2" draw:layer="layout" svg:width="0cm" svg:height="0cm" svg:x="4.441cm" svg:y="10.279cm" svg:viewBox="0 0 0 0" draw:points="0,0">
          <text:p/>
        </draw:polygon>
        <draw:polygon draw:style-name="gr1" draw:text-style-name="P1" draw:layer="layout" svg:width="0.476cm" svg:height="0.745cm" svg:x="5.203cm" svg:y="11.796cm" svg:viewBox="0 0 477 746" draw:points="283,321 290,325 477,545 283,661 92,746 0,0 180,205">
          <text:p/>
        </draw:polygon>
        <draw:polygon draw:style-name="gr7" draw:text-style-name="P2" draw:layer="layout" svg:width="0cm" svg:height="0cm" svg:x="4.441cm" svg:y="10.279cm" svg:viewBox="0 0 0 0" draw:points="0,0">
          <text:p/>
        </draw:polygon>
        <draw:polygon draw:style-name="gr1" draw:text-style-name="P1" draw:layer="layout" svg:width="0.529cm" svg:height="0.596cm" svg:x="6.568cm" svg:y="12.77cm" svg:viewBox="0 0 530 597" draw:points="0,597 530,287 530,0 0,308">
          <text:p/>
        </draw:polygon>
        <draw:polygon draw:style-name="gr7" draw:text-style-name="P2" draw:layer="layout" svg:width="0cm" svg:height="0cm" svg:x="4.441cm" svg:y="10.279cm" svg:viewBox="0 0 0 0" draw:points="0,0">
          <text:p/>
        </draw:polygon>
        <draw:polygon draw:style-name="gr1" draw:text-style-name="P1" draw:layer="layout" svg:width="0.702cm" svg:height="0.402cm" svg:x="5.545cm" svg:y="8.466cm" svg:viewBox="0 0 703 403" draw:points="282,403 703,162 420,0 0,241">
          <text:p/>
        </draw:polygon>
        <draw:polygon draw:style-name="gr7" draw:text-style-name="P2" draw:layer="layout" svg:width="0cm" svg:height="0cm" svg:x="4.441cm" svg:y="10.279cm" svg:viewBox="0 0 0 0" draw:points="0,0">
          <text:p/>
        </draw:polygon>
        <draw:path draw:style-name="gr1" draw:text-style-name="P1" draw:layer="layout" svg:width="0.519cm" svg:height="0.452cm" svg:x="1.333cm" svg:y="9.496cm" svg:viewBox="0 0 520 453" svg:d="M448 262c0 64 25 131 72 191-75-11-150-11-224-7-28 3-60-4-81-18l-183-102c-18-11-32-28-32-42 0-15 14-32 32-43l416-241z">
          <text:p/>
        </draw:path>
        <draw:polygon draw:style-name="gr7" draw:text-style-name="P2" draw:layer="layout" svg:width="0cm" svg:height="0cm" svg:x="4.441cm" svg:y="10.279cm" svg:viewBox="0 0 0 0" draw:points="0,0">
          <text:p/>
        </draw:polygon>
        <draw:path draw:style-name="gr1" draw:text-style-name="P1" draw:layer="layout" svg:width="0.455cm" svg:height="0.512cm" svg:x="5.372cm" svg:y="8.706cm" svg:viewBox="0 0 456 513" svg:d="M456 162c-95 90-166 231-173 351l-283-163c4-121 74-262 173-350z">
          <text:p/>
        </draw:path>
        <draw:polygon draw:style-name="gr7" draw:text-style-name="P2" draw:layer="layout" svg:width="0cm" svg:height="0cm" svg:x="4.441cm" svg:y="10.279cm" svg:viewBox="0 0 0 0" draw:points="0,0">
          <text:p/>
        </draw:polygon>
        <draw:path draw:style-name="gr1" draw:text-style-name="P1" draw:layer="layout" svg:width="0.741cm" svg:height="0.575cm" svg:x="4.289cm" svg:y="12.089cm" svg:viewBox="0 0 742 576" svg:d="M739 576h3v-151c-32-231-350-411-742-425v166c385 14 696 188 739 410z">
          <text:p/>
        </draw:path>
        <draw:polygon draw:style-name="gr7" draw:text-style-name="P2" draw:layer="layout" svg:width="0cm" svg:height="0cm" svg:x="4.441cm" svg:y="10.279cm" svg:viewBox="0 0 0 0" draw:points="0,0">
          <text:p/>
        </draw:polygon>
        <draw:polygon draw:style-name="gr1" draw:text-style-name="P1" draw:layer="layout" svg:width="0.423cm" svg:height="0.529cm" svg:x="6.145cm" svg:y="13.077cm" svg:viewBox="0 0 424 530" draw:points="0,530 424,286 424,0 0,243">
          <text:p/>
        </draw:polygon>
        <draw:polygon draw:style-name="gr7" draw:text-style-name="P2" draw:layer="layout" svg:width="0cm" svg:height="0cm" svg:x="4.441cm" svg:y="10.279cm" svg:viewBox="0 0 0 0" draw:points="0,0">
          <text:p/>
        </draw:polygon>
        <draw:polygon draw:style-name="gr1" draw:text-style-name="P1" draw:layer="layout" svg:width="0.18cm" svg:height="0.949cm" svg:x="4.783cm" svg:y="9.874cm" svg:viewBox="0 0 181 950" draw:points="0,103 181,0 181,135 138,202 138,872 0,950">
          <text:p/>
        </draw:polygon>
        <draw:polygon draw:style-name="gr7" draw:text-style-name="P2" draw:layer="layout" svg:width="0cm" svg:height="0cm" svg:x="4.441cm" svg:y="10.279cm" svg:viewBox="0 0 0 0" draw:points="0,0">
          <text:p/>
        </draw:polygon>
        <draw:polygon draw:style-name="gr1" draw:text-style-name="P1" draw:layer="layout" svg:width="0.286cm" svg:height="0.529cm" svg:x="5.372cm" svg:y="9.052cm" svg:viewBox="0 0 287 530" draw:points="287,166 287,530 0,368 0,339 0,35 0,0">
          <text:p/>
        </draw:polygon>
        <draw:polygon draw:style-name="gr7" draw:text-style-name="P2" draw:layer="layout" svg:width="0cm" svg:height="0cm" svg:x="4.441cm" svg:y="10.279cm" svg:viewBox="0 0 0 0" draw:points="0,0">
          <text:p/>
        </draw:polygon>
        <draw:path draw:style-name="gr1" draw:text-style-name="P1" draw:layer="layout" svg:width="0.357cm" svg:height="0.416cm" svg:x="3.354cm" svg:y="10.241cm" svg:viewBox="0 0 358 417" svg:d="M146 28c-32-18-56-25-78-28-17 0-28 3-38 14-8 7-15 14-19 28-4 11-7 28-11 49 0 32 4 64 7 92 4 21 8 42 11 60 68 74 174 135 297 174 7-7 15-14 22-25 10-21 21-50 21-75 0-32-11-60-21-88-15-28-32-56-50-81-21-25-42-46-67-67s-49-39-74-53z">
          <text:p/>
        </draw:path>
        <draw:polygon draw:style-name="gr7" draw:text-style-name="P2" draw:layer="layout" svg:width="0cm" svg:height="0cm" svg:x="4.441cm" svg:y="10.279cm" svg:viewBox="0 0 0 0" draw:points="0,0">
          <text:p/>
        </draw:polygon>
        <draw:path draw:style-name="gr1" draw:text-style-name="P1" draw:layer="layout" svg:width="0.078cm" svg:height="1.32cm" svg:x="6.201cm" svg:y="10.72cm" svg:viewBox="0 0 79 1321" svg:d="M29 1261v46l-29 14v-1176c29-46 57-95 79-145v1144z">
          <text:p/>
        </draw:path>
        <draw:polygon draw:style-name="gr7" draw:text-style-name="P2" draw:layer="layout" svg:width="0cm" svg:height="0cm" svg:x="4.441cm" svg:y="10.279cm" svg:viewBox="0 0 0 0" draw:points="0,0">
          <text:p/>
        </draw:polygon>
        <draw:path draw:style-name="gr1" draw:text-style-name="P1" draw:layer="layout" svg:width="0.346cm" svg:height="0.392cm" svg:x="5.503cm" svg:y="10.632cm" svg:viewBox="0 0 347 393" svg:d="M347 167l-294-167c-57 146-67 287-36 393 110-21 227-106 330-226z">
          <text:p/>
        </draw:path>
        <draw:polygon draw:style-name="gr7" draw:text-style-name="P2" draw:layer="layout" svg:width="0cm" svg:height="0cm" svg:x="4.441cm" svg:y="10.279cm" svg:viewBox="0 0 0 0" draw:points="0,0">
          <text:p/>
        </draw:polygon>
        <draw:path draw:style-name="gr1" draw:text-style-name="P1" draw:layer="layout" svg:width="0.283cm" svg:height="0.368cm" svg:x="5.784cm" svg:y="11.283cm" svg:viewBox="0 0 284 369" svg:d="M41 359c56 32 148-21 201-117 56-99 56-201 0-233zM242 9c-53-32-145 21-201 116-55 96-55 199 0 234z">
          <text:p/>
        </draw:path>
        <draw:polygon draw:style-name="gr7" draw:text-style-name="P2" draw:layer="layout" svg:width="0cm" svg:height="0cm" svg:x="4.441cm" svg:y="10.279cm" svg:viewBox="0 0 0 0" draw:points="0,0">
          <text:p/>
        </draw:polygon>
        <draw:path draw:style-name="gr1" draw:text-style-name="P1" draw:layer="layout" svg:width="0.283cm" svg:height="0.368cm" svg:x="5.784cm" svg:y="9.649cm" svg:viewBox="0 0 284 369" svg:d="M41 359c56 32 148-21 201-117 56-95 56-198 0-233zM242 9c-53-32-145 21-201 117-55 95-55 201 0 233z">
          <text:p/>
        </draw:path>
        <draw:polygon draw:style-name="gr7" draw:text-style-name="P2" draw:layer="layout" svg:width="0cm" svg:height="0cm" svg:x="4.441cm" svg:y="10.279cm" svg:viewBox="0 0 0 0" draw:points="0,0">
          <text:p/>
        </draw:polygon>
        <draw:path draw:style-name="gr1" draw:text-style-name="P1" draw:layer="layout" svg:width="0.078cm" svg:height="0.953cm" svg:x="6.201cm" svg:y="9.221cm" svg:viewBox="0 0 79 954" svg:d="M79 0v954c-15-18-33-32-54-43-7-7-14-10-25-14v-851z">
          <text:p/>
        </draw:path>
        <draw:polygon draw:style-name="gr7" draw:text-style-name="P2" draw:layer="layout" svg:width="0cm" svg:height="0cm" svg:x="4.441cm" svg:y="10.279cm" svg:viewBox="0 0 0 0" draw:points="0,0">
          <text:p/>
        </draw:polygon>
        <draw:path draw:style-name="gr1" draw:text-style-name="P1" draw:layer="layout" svg:width="0.286cm" svg:height="0.494cm" svg:x="4.176cm" svg:y="11.281cm" svg:viewBox="0 0 287 495" svg:d="M0 495l287-166v-25l-93-103c11 22 4 57-17 85-21 33-50 47-71 36-7-7-14-18-14-36 0-25 14-56 32-78 21-21 42-28 60-17l-166-191 166 191-166-191-18 11z">
          <text:p/>
        </draw:path>
        <draw:polygon draw:style-name="gr7" draw:text-style-name="P2" draw:layer="layout" svg:width="0cm" svg:height="0cm" svg:x="4.441cm" svg:y="10.279cm" svg:viewBox="0 0 0 0" draw:points="0,0">
          <text:p/>
        </draw:polygon>
        <draw:path draw:style-name="gr1" draw:text-style-name="P1" draw:layer="layout" svg:width="0.064cm" svg:height="1.079cm" svg:x="2.557cm" svg:y="7.874cm" svg:viewBox="0 0 65 1080" svg:d="M0 0c21 0 42 0 65 0v1080c-23 0-44 0-65 0z">
          <text:p/>
        </draw:path>
        <draw:polygon draw:style-name="gr7" draw:text-style-name="P2" draw:layer="layout" svg:width="0cm" svg:height="0cm" svg:x="4.441cm" svg:y="10.279cm" svg:viewBox="0 0 0 0" draw:points="0,0">
          <text:p/>
        </draw:polygon>
        <draw:path draw:style-name="gr1" draw:text-style-name="P1" draw:layer="layout" svg:width="0.277cm" svg:height="0.372cm" svg:x="4.961cm" svg:y="9.417cm" svg:viewBox="0 0 278 373" svg:d="M278 200l-121 173c-63-35-120-106-144-187-25-81-14-149 28-177 28-14 60-11 95 3 58 43 111 111 142 188z">
          <text:p/>
        </draw:path>
        <draw:polygon draw:style-name="gr7" draw:text-style-name="P2" draw:layer="layout" svg:width="0cm" svg:height="0cm" svg:x="4.441cm" svg:y="10.279cm" svg:viewBox="0 0 0 0" draw:points="0,0">
          <text:p/>
        </draw:polygon>
        <draw:path draw:style-name="gr1" draw:text-style-name="P1" draw:layer="layout" svg:width="0.286cm" svg:height="0.417cm" svg:x="4.176cm" svg:y="11.609cm" svg:viewBox="0 0 287 418" svg:d="M0 418l103-60c-7-7-11-18-11-32 0-25 14-53 32-74 21-22 42-33 60-22 17 10 21 43 3 78l100-56v-252l-287 166z">
          <text:p/>
        </draw:path>
        <draw:polygon draw:style-name="gr7" draw:text-style-name="P2" draw:layer="layout" svg:width="0cm" svg:height="0cm" svg:x="4.441cm" svg:y="10.279cm" svg:viewBox="0 0 0 0" draw:points="0,0">
          <text:p/>
        </draw:polygon>
        <draw:path draw:style-name="gr1" draw:text-style-name="P1" draw:layer="layout" svg:width="0.604cm" svg:height="0.35cm" svg:x="2.832cm" svg:y="8.695cm" svg:viewBox="0 0 605 351" svg:d="M131 351c-39-18-85-36-131-50l21-10c223-46 399-149 481-280l21-11c25 25 50 50 82 75-96 123-266 219-474 276z">
          <text:p/>
        </draw:path>
        <draw:polygon draw:style-name="gr7" draw:text-style-name="P2" draw:layer="layout" svg:width="0cm" svg:height="0cm" svg:x="4.441cm" svg:y="10.279cm" svg:viewBox="0 0 0 0" draw:points="0,0">
          <text:p/>
        </draw:polygon>
        <draw:path draw:style-name="gr1" draw:text-style-name="P1" draw:layer="layout" svg:width="0.247cm" svg:height="0.321cm" svg:x="1.975cm" svg:y="8.646cm" svg:viewBox="0 0 248 322" svg:d="M109 21c8 4 16 7 19 11 25 14 42 35 60 53 21 24 35 49 46 74 10 21 14 47 14 68 0 32-11 56-25 70-3 7-10 11-17 15-11 7-29 10-43 10s-35-3-54-14c-21-11-42-32-56-53-14-25-28-53-39-86 0-7-3-14-7-21 0-17-7-39-7-60s4-39 7-49c7-18 14-25 21-32 7-3 11-7 18-7 18 0 39 7 63 21z">
          <text:p/>
        </draw:path>
        <draw:polygon draw:style-name="gr7" draw:text-style-name="P2" draw:layer="layout" svg:width="0cm" svg:height="0cm" svg:x="4.441cm" svg:y="10.279cm" svg:viewBox="0 0 0 0" draw:points="0,0">
          <text:p/>
        </draw:polygon>
        <draw:path draw:style-name="gr1" draw:text-style-name="P1" draw:layer="layout" svg:width="0.614cm" svg:height="0.265cm" svg:x="3.767cm" svg:y="9.144cm" svg:viewBox="0 0 615 266" svg:d="M608 266c3-14 7-28 7-43 0-85-81-159-212-198-127-39-283-32-403 18v81c155-64 368-53 502 25 4 0 7 3 7 3 53 32 85 71 99 114z">
          <text:p/>
        </draw:path>
        <draw:polygon draw:style-name="gr7" draw:text-style-name="P2" draw:layer="layout" svg:width="0cm" svg:height="0cm" svg:x="4.441cm" svg:y="10.279cm" svg:viewBox="0 0 0 0" draw:points="0,0">
          <text:p/>
        </draw:polygon>
        <draw:path draw:style-name="gr1" draw:text-style-name="P1" draw:layer="layout" svg:width="0.423cm" svg:height="0.303cm" svg:x="4.949cm" svg:y="9.087cm" svg:viewBox="0 0 424 304" svg:d="M424 0v304l-124-70c-35-18-67-28-99-21l-201 39z">
          <text:p/>
        </draw:path>
        <draw:polygon draw:style-name="gr7" draw:text-style-name="P2" draw:layer="layout" svg:width="0cm" svg:height="0cm" svg:x="4.441cm" svg:y="10.279cm" svg:viewBox="0 0 0 0" draw:points="0,0">
          <text:p/>
        </draw:polygon>
        <draw:path draw:style-name="gr1" draw:text-style-name="P1" draw:layer="layout" svg:width="0.268cm" svg:height="0.395cm" svg:x="4.194cm" svg:y="11.19cm" svg:viewBox="0 0 269 396" svg:d="M0 92l166 191c3 3 7 7 10 10l93 103v-32-120l-110-244z">
          <text:p/>
        </draw:path>
        <draw:polygon draw:style-name="gr7" draw:text-style-name="P2" draw:layer="layout" svg:width="0cm" svg:height="0cm" svg:x="4.441cm" svg:y="10.279cm" svg:viewBox="0 0 0 0" draw:points="0,0">
          <text:p/>
        </draw:polygon>
        <draw:path draw:style-name="gr1" draw:text-style-name="P1" draw:layer="layout" svg:width="0.325cm" svg:height="0.171cm" svg:x="5.664cm" svg:y="12.777cm" svg:viewBox="0 0 326 172" svg:d="M267 160c7-4 14-7 21-14 54-29 50-79-11-114-60-35-155-42-218-18-65 25-79 74-29 113 7 4 11 8 18 12 4 0 4 3 4 3 59 32 151 39 215 18z">
          <text:p/>
        </draw:path>
        <draw:polygon draw:style-name="gr7" draw:text-style-name="P2" draw:layer="layout" svg:width="0cm" svg:height="0cm" svg:x="4.441cm" svg:y="10.279cm" svg:viewBox="0 0 0 0" draw:points="0,0">
          <text:p/>
        </draw:polygon>
        <draw:path draw:style-name="gr1" draw:text-style-name="P1" draw:layer="layout" svg:width="0.324cm" svg:height="0.171cm" svg:x="5.383cm" svg:y="12.907cm" svg:viewBox="0 0 325 172" svg:d="M264 157c8 0 15-4 22-7 57-32 50-82-11-118-60-35-155-42-219-17-63 24-74 74-28 114 7 3 14 7 18 10 0 0 3 0 3 4 60 32 152 39 215 14z">
          <text:p/>
        </draw:path>
        <draw:polygon draw:style-name="gr7" draw:text-style-name="P2" draw:layer="layout" svg:width="0cm" svg:height="0cm" svg:x="4.441cm" svg:y="10.279cm" svg:viewBox="0 0 0 0" draw:points="0,0">
          <text:p/>
        </draw:polygon>
        <draw:path draw:style-name="gr1" draw:text-style-name="P1" draw:layer="layout" svg:width="0.043cm" svg:height="1.076cm" svg:x="4.377cm" svg:y="9.701cm" svg:viewBox="0 0 44 1077" svg:d="M16 10c10 0 17 0 28 0v1042l-44 25v-141-936z">
          <text:p/>
        </draw:path>
        <draw:polygon draw:style-name="gr7" draw:text-style-name="P2" draw:layer="layout" svg:width="0cm" svg:height="0cm" svg:x="4.441cm" svg:y="10.279cm" svg:viewBox="0 0 0 0" draw:points="0,0">
          <text:p/>
        </draw:polygon>
        <draw:polygon draw:style-name="gr1" draw:text-style-name="P1" draw:layer="layout" svg:width="0.173cm" svg:height="0.412cm" svg:x="4.462cm" svg:y="11.497cm" svg:viewBox="0 0 174 413" draw:points="174,336 174,360 81,413 0,364 0,112 0,88 0,56 92,0 92,290">
          <text:p/>
        </draw:polygon>
        <draw:polygon draw:style-name="gr7" draw:text-style-name="P2" draw:layer="layout" svg:width="0cm" svg:height="0cm" svg:x="4.441cm" svg:y="10.279cm" svg:viewBox="0 0 0 0" draw:points="0,0">
          <text:p/>
        </draw:polygon>
        <draw:path draw:style-name="gr1" draw:text-style-name="P1" draw:layer="layout" svg:width="0.148cm" svg:height="0.409cm" svg:x="3.15cm" svg:y="10.843cm" svg:viewBox="0 0 149 410" svg:d="M149 265v118c-4 14-7 21-7 25-7 3-11 0-18-7-10-15-35-47-63-104-18-35-36-77-47-120-7-28-14-60-14-88 0-32 10-60 21-74 12-14 26-18 36-14 14 3 28 14 43 32 10 17 17 42 24 67 14 49 21 102 25 165z">
          <text:p/>
        </draw:path>
        <draw:polygon draw:style-name="gr7" draw:text-style-name="P2" draw:layer="layout" svg:width="0cm" svg:height="0cm" svg:x="4.441cm" svg:y="10.279cm" svg:viewBox="0 0 0 0" draw:points="0,0">
          <text:p/>
        </draw:polygon>
        <draw:path draw:style-name="gr1" draw:text-style-name="P1" draw:layer="layout" svg:width="0.148cm" svg:height="0.408cm" svg:x="3.15cm" svg:y="10.23cm" svg:viewBox="0 0 149 409" svg:d="M149 269v117c-4 21-7 28-18 21-7-4-21-25-38-53-22-32-46-78-65-134-18-43-28-89-28-128 0-46 14-78 36-88 21-11 46 3 64 31 10 22 21 50 28 81 14 46 17 97 21 153z">
          <text:p/>
        </draw:path>
        <draw:polygon draw:style-name="gr7" draw:text-style-name="P2" draw:layer="layout" svg:width="0cm" svg:height="0cm" svg:x="4.441cm" svg:y="10.279cm" svg:viewBox="0 0 0 0" draw:points="0,0">
          <text:p/>
        </draw:polygon>
        <draw:path draw:style-name="gr1" draw:text-style-name="P1" draw:layer="layout" svg:width="0.783cm" svg:height="0.183cm" svg:x="2.19cm" svg:y="7.137cm" svg:viewBox="0 0 784 184" svg:d="M784 184c-14-46-45-85-98-117-167-89-425-89-590 0-50 32-85 71-96 117 74-85 226-139 392-139 163 0 315 54 392 139z">
          <text:p/>
        </draw:path>
        <draw:polygon draw:style-name="gr7" draw:text-style-name="P2" draw:layer="layout" svg:width="0cm" svg:height="0cm" svg:x="4.441cm" svg:y="10.279cm" svg:viewBox="0 0 0 0" draw:points="0,0">
          <text:p/>
        </draw:polygon>
        <draw:polygon draw:style-name="gr1" draw:text-style-name="P1" draw:layer="layout" svg:width="0.335cm" svg:height="0.194cm" svg:x="4.018cm" svg:y="11.098cm" svg:viewBox="0 0 336 195" draw:points="177,184 336,93 177,0 109,35 38,79 0,103 158,195">
          <text:p/>
        </draw:polygon>
        <draw:polygon draw:style-name="gr7" draw:text-style-name="P2" draw:layer="layout" svg:width="0cm" svg:height="0cm" svg:x="4.441cm" svg:y="10.279cm" svg:viewBox="0 0 0 0" draw:points="0,0">
          <text:p/>
        </draw:polygon>
        <draw:path draw:style-name="gr1" draw:text-style-name="P1" draw:layer="layout" svg:width="0.221cm" svg:height="0.448cm" svg:x="4.897cm" svg:y="9.393cm" svg:viewBox="0 0 222 449" svg:d="M201 35c-35-17-67-17-92-3-46 24-57 95-31 176 24 79 81 153 144 188l-38 53c-64-39-125-113-160-198-32-85-32-166 0-212s92-53 160-14c3 3 10 7 17 10z">
          <text:p/>
        </draw:path>
        <draw:polygon draw:style-name="gr7" draw:text-style-name="P2" draw:layer="layout" svg:width="0cm" svg:height="0cm" svg:x="4.441cm" svg:y="10.279cm" svg:viewBox="0 0 0 0" draw:points="0,0">
          <text:p/>
        </draw:polygon>
        <draw:path draw:style-name="gr1" draw:text-style-name="P1" draw:layer="layout" svg:width="0.73cm" svg:height="0.42cm" svg:x="2.617cm" svg:y="8.572cm" svg:viewBox="0 0 731 421" svg:d="M201 421c11-4 25-4 35-7l481-275c4-7 11-18 14-25-31-32-53-71-68-110 0-4 0-4 0-4-21 206-307 371-663 382 71 7 138 21 201 39z">
          <text:p/>
        </draw:path>
        <draw:polygon draw:style-name="gr7" draw:text-style-name="P2" draw:layer="layout" svg:width="0cm" svg:height="0cm" svg:x="4.441cm" svg:y="10.279cm" svg:viewBox="0 0 0 0" draw:points="0,0">
          <text:p/>
        </draw:polygon>
        <draw:path draw:style-name="gr1" draw:text-style-name="P1" draw:layer="layout" svg:width="1.161cm" svg:height="0.67cm" svg:x="3.294cm" svg:y="8.962cm" svg:viewBox="0 0 1162 671" svg:d="M60 126l-31-21c-39-21-39-58 0-79l17-10c36-21 96-21 134 0l279 163h-3c3 0 7 0 7 0 204-71 473-39 611 74 141 109 109 268-74 356-184 89-456 82-626-14-148-88-176-222-70-324 3-4 3-4 0-4h3l-3 4c-106 102-78 236 70 324 170 96 442 103 626 14 183-88 215-247 74-356-138-113-407-145-611-74-15 4-29 11-43 14v39l-271-160c-22-10-53-10-71 0l-18 12c-10 3-17 14-17 21s7 14 17 21z">
          <text:p/>
        </draw:path>
        <draw:polygon draw:style-name="gr7" draw:text-style-name="P2" draw:layer="layout" svg:width="0cm" svg:height="0cm" svg:x="4.441cm" svg:y="10.279cm" svg:viewBox="0 0 0 0" draw:points="0,0">
          <text:p/>
        </draw:polygon>
        <draw:path draw:style-name="gr1" draw:text-style-name="P1" draw:layer="layout" svg:width="0.128cm" svg:height="0.356cm" svg:x="3.166cm" svg:y="9.906cm" svg:viewBox="0 0 129 357" svg:d="M119 357h-4c-7-4-14-14-29-28-14-22-28-50-46-93-14-32-28-71-35-106s-7-67 0-92c4-17 11-28 21-35 14-7 28-3 42 14 18 14 33 42 40 78 7 24 11 49 14 81 4 10 4 25 4 39 3 24 3 54 3 75 0 24 0 39-3 49 0 11-4 14-7 18z">
          <text:p/>
        </draw:path>
        <draw:polygon draw:style-name="gr7" draw:text-style-name="P2" draw:layer="layout" svg:width="0cm" svg:height="0cm" svg:x="4.441cm" svg:y="10.279cm" svg:viewBox="0 0 0 0" draw:points="0,0">
          <text:p/>
        </draw:polygon>
        <draw:path draw:style-name="gr1" draw:text-style-name="P1" draw:layer="layout" svg:width="0.128cm" svg:height="0.357cm" svg:x="3.166cm" svg:y="9.292cm" svg:viewBox="0 0 129 358" svg:d="M129 293c0 22 0 39-3 50 0 7-4 14-7 14-4 4-14-7-33-28-14-18-28-50-46-85-14-35-28-74-35-110s-7-71 0-96c4-17 11-28 21-35 14-7 28 0 42 14 18 18 33 46 40 78 7 28 11 54 14 82 4 14 4 28 4 39 3 28 3 53 3 77z">
          <text:p/>
        </draw:path>
        <draw:polygon draw:style-name="gr7" draw:text-style-name="P2" draw:layer="layout" svg:width="0cm" svg:height="0cm" svg:x="4.441cm" svg:y="10.279cm" svg:viewBox="0 0 0 0" draw:points="0,0">
          <text:p/>
        </draw:polygon>
        <draw:path draw:style-name="gr1" draw:text-style-name="P1" draw:layer="layout" svg:width="0.343cm" svg:height="0.321cm" svg:x="4.631cm" svg:y="11.733cm" svg:viewBox="0 0 344 322" svg:d="M344 322l-19-135-152-85c4 25-7 46-21 53-25 14-56 0-88-32-28-28-49-74-49-113v-3 3l-15-10v95 28z">
          <text:p/>
        </draw:path>
        <draw:polygon draw:style-name="gr7" draw:text-style-name="P2" draw:layer="layout" svg:width="0cm" svg:height="0cm" svg:x="4.441cm" svg:y="10.279cm" svg:viewBox="0 0 0 0" draw:points="0,0">
          <text:p/>
        </draw:polygon>
        <draw:path draw:style-name="gr1" draw:text-style-name="P1" draw:layer="layout" svg:width="0.794cm" svg:height="0.212cm" svg:x="2.183cm" svg:y="7.182cm" svg:viewBox="0 0 795 213" svg:d="M795 170c0-10 0-21-4-31-77-86-230-139-392-139-166 0-318 53-392 139-3 10-7 21-7 31 0 15 4 29 7 43 39-106 201-185 392-185 187 0 350 79 389 185 7-14 7-28 7-43z">
          <text:p/>
        </draw:path>
        <draw:polygon draw:style-name="gr7" draw:text-style-name="P2" draw:layer="layout" svg:width="0cm" svg:height="0cm" svg:x="4.441cm" svg:y="10.279cm" svg:viewBox="0 0 0 0" draw:points="0,0">
          <text:p/>
        </draw:polygon>
        <draw:path draw:style-name="gr1" draw:text-style-name="P1" draw:layer="layout" svg:width="0.183cm" svg:height="0.201cm" svg:x="2.861cm" svg:y="9.369cm" svg:viewBox="0 0 184 202" svg:d="M158 195c15-7 26-25 26-50 0-18-4-32-11-46-3-14-10-28-18-39-7-14-18-21-28-31-22-18-39-25-57-29-14 0-28 4-42 11-7 3-14 7-18 18-7 7-10 17-10 35 0 21 3 35 10 46 4 7 7 14 11 17 10 18 24 32 39 46 17 12 31 22 49 26 14 3 35 7 49-4z">
          <text:p/>
        </draw:path>
        <draw:polygon draw:style-name="gr7" draw:text-style-name="P2" draw:layer="layout" svg:width="0cm" svg:height="0cm" svg:x="4.441cm" svg:y="10.279cm" svg:viewBox="0 0 0 0" draw:points="0,0">
          <text:p/>
        </draw:polygon>
        <draw:path draw:style-name="gr1" draw:text-style-name="P1" draw:layer="layout" svg:width="0.183cm" svg:height="0.202cm" svg:x="2.861cm" svg:y="10.105cm" svg:viewBox="0 0 184 203" svg:d="M166 190c11-7 18-25 18-46s-7-46-18-67-25-37-39-47c-15-14-25-21-36-25-24-7-46-7-63 4-7 3-14 10-18 17-7 11-10 18-10 40 0 18 3 32 10 42 4 7 7 15 11 18 10 21 24 35 39 46 17 11 31 21 49 28 14 4 35 4 49-3 5-4 5-4 8-7z">
          <text:p/>
        </draw:path>
        <draw:polygon draw:style-name="gr7" draw:text-style-name="P2" draw:layer="layout" svg:width="0cm" svg:height="0cm" svg:x="4.441cm" svg:y="10.279cm" svg:viewBox="0 0 0 0" draw:points="0,0">
          <text:p/>
        </draw:polygon>
        <draw:path draw:style-name="gr1" draw:text-style-name="P1" draw:layer="layout" svg:width="0.183cm" svg:height="0.2cm" svg:x="2.861cm" svg:y="10.779cm" svg:viewBox="0 0 184 201" svg:d="M166 189c11-7 18-24 18-45 0-23-7-47-18-69-11-21-25-35-39-49-11-10-25-18-36-21-24-7-46-7-63 3-7 4-14 11-18 18-7 7-10 21-10 39s3 32 10 42c4 7 7 14 11 22 10 18 24 32 39 43 17 10 31 21 49 24 14 7 35 7 49 0 5-3 5-3 8-7z">
          <text:p/>
        </draw:path>
        <draw:polygon draw:style-name="gr7" draw:text-style-name="P2" draw:layer="layout" svg:width="0cm" svg:height="0cm" svg:x="4.441cm" svg:y="10.279cm" svg:viewBox="0 0 0 0" draw:points="0,0">
          <text:p/>
        </draw:polygon>
        <draw:path draw:style-name="gr1" draw:text-style-name="P1" draw:layer="layout" svg:width="0.168cm" svg:height="0.214cm" svg:x="2.043cm" svg:y="8.678cm" svg:viewBox="0 0 169 215" svg:d="M60 0c-12 0-26 0-36 3-32 22-32 82 0 138 36 56 89 89 121 68 14-8 24-29 24-54 0-11 0-18-3-28-11-25-25-50-46-71-18-21-35-39-60-56z">
          <text:p/>
        </draw:path>
        <draw:polygon draw:style-name="gr7" draw:text-style-name="P2" draw:layer="layout" svg:width="0cm" svg:height="0cm" svg:x="4.441cm" svg:y="10.279cm" svg:viewBox="0 0 0 0" draw:points="0,0">
          <text:p/>
        </draw:polygon>
        <draw:path draw:style-name="gr1" draw:text-style-name="P1" draw:layer="layout" svg:width="0.168cm" svg:height="0.214cm" svg:x="2.043cm" svg:y="9.493cm" svg:viewBox="0 0 169 215" svg:d="M60 0c-15 0-26 0-36 3-32 21-32 82 0 139 36 56 89 88 121 67 14-7 24-25 24-53 0-7 0-18-3-25-11-28-28-53-46-74s-39-43-60-57z">
          <text:p/>
        </draw:path>
        <draw:polygon draw:style-name="gr7" draw:text-style-name="P2" draw:layer="layout" svg:width="0cm" svg:height="0cm" svg:x="4.441cm" svg:y="10.279cm" svg:viewBox="0 0 0 0" draw:points="0,0">
          <text:p/>
        </draw:polygon>
        <draw:path draw:style-name="gr1" draw:text-style-name="P1" draw:layer="layout" svg:width="0.325cm" svg:height="0.159cm" svg:x="5.664cm" svg:y="12.777cm" svg:viewBox="0 0 326 160" svg:d="M48 142c4 0 4 0 4 0-8-7-11-17-8-24 4-36 57-60 120-53 67 3 117 35 113 70 0 7-3 18-10 25 7-4 14-7 21-11 54-31 50-81-11-116-60-36-155-43-218-19-65 26-79 75-29 114 7 4 11 7 18 14z">
          <text:p/>
        </draw:path>
        <draw:polygon draw:style-name="gr7" draw:text-style-name="P2" draw:layer="layout" svg:width="0cm" svg:height="0cm" svg:x="4.441cm" svg:y="10.279cm" svg:viewBox="0 0 0 0" draw:points="0,0">
          <text:p/>
        </draw:polygon>
        <draw:polygon draw:style-name="gr1" draw:text-style-name="P1" draw:layer="layout" svg:width="0.307cm" svg:height="0.191cm" svg:x="4.402cm" svg:y="9.422cm" svg:viewBox="0 0 308 192" draw:points="273,85 86,192 0,141 248,0 308,32">
          <text:p/>
        </draw:polygon>
        <draw:polygon draw:style-name="gr7" draw:text-style-name="P2" draw:layer="layout" svg:width="0cm" svg:height="0cm" svg:x="4.441cm" svg:y="10.279cm" svg:viewBox="0 0 0 0" draw:points="0,0">
          <text:p/>
        </draw:polygon>
        <draw:path draw:style-name="gr1" draw:text-style-name="P1" draw:layer="layout" svg:width="0.162cm" svg:height="0.206cm" svg:x="4.646cm" svg:y="11.689cm" svg:viewBox="0 0 163 207" svg:d="M138 200c-22 14-57 4-89-28-28-32-49-79-49-114l163 89c0 25-11 46-25 53l25-53-4-3c-3-36-21-79-50-111-32-28-64-42-88-28-11 7-21 25-21 46v3 4z">
          <text:p/>
        </draw:path>
        <draw:polygon draw:style-name="gr7" draw:text-style-name="P2" draw:layer="layout" svg:width="0cm" svg:height="0cm" svg:x="4.441cm" svg:y="10.279cm" svg:viewBox="0 0 0 0" draw:points="0,0">
          <text:p/>
        </draw:polygon>
        <draw:path draw:style-name="gr1" draw:text-style-name="P1" draw:layer="layout" svg:width="0.24cm" svg:height="0.19cm" svg:x="4.631cm" svg:y="9.373cm" svg:viewBox="0 0 241 191" svg:d="M241 25c-10 17-17 38-21 67-3 38-21 70-49 89-25 10-53 14-85 3l-86-25 44-25 127-74-67-21 63-39 50 17z">
          <text:p/>
        </draw:path>
        <draw:polygon draw:style-name="gr7" draw:text-style-name="P2" draw:layer="layout" svg:width="0cm" svg:height="0cm" svg:x="4.441cm" svg:y="10.279cm" svg:viewBox="0 0 0 0" draw:points="0,0">
          <text:p/>
        </draw:polygon>
        <draw:path draw:style-name="gr1" draw:text-style-name="P1" draw:layer="layout" svg:width="0.233cm" svg:height="0.108cm" svg:x="5.425cm" svg:y="12.97cm" svg:viewBox="0 0 234 109" svg:d="M223 94c8-7 11-14 11-21 4-36-46-68-109-72-67-7-125 18-125 51 0 10 0 17 7 28 61 32 153 39 216 14z">
          <text:p/>
        </draw:path>
        <draw:polygon draw:style-name="gr7" draw:text-style-name="P2" draw:layer="layout" svg:width="0cm" svg:height="0cm" svg:x="4.441cm" svg:y="10.279cm" svg:viewBox="0 0 0 0" draw:points="0,0">
          <text:p/>
        </draw:polygon>
        <draw:path draw:style-name="gr1" draw:text-style-name="P1" draw:layer="layout" svg:width="0.236cm" svg:height="0.108cm" svg:x="5.704cm" svg:y="12.839cm" svg:viewBox="0 0 237 109" svg:d="M227 97c7-7 10-18 10-25 4-36-46-68-113-71-64-7-121 17-124 49 0 11 3 22 11 29 59 32 152 39 216 18z">
          <text:p/>
        </draw:path>
        <draw:polygon draw:style-name="gr7" draw:text-style-name="P2" draw:layer="layout" svg:width="0cm" svg:height="0cm" svg:x="4.441cm" svg:y="10.279cm" svg:viewBox="0 0 0 0" draw:points="0,0">
          <text:p/>
        </draw:polygon>
        <draw:path draw:style-name="gr1" draw:text-style-name="P1" draw:layer="layout" svg:width="0.48cm" svg:height="0.279cm" svg:x="2.853cm" svg:y="8.706cm" svg:viewBox="0 0 481 280" svg:d="M0 280c223-50 400-148 481-280z">
          <text:p/>
        </draw:path>
        <draw:polygon draw:style-name="gr7" draw:text-style-name="P2" draw:layer="layout" svg:width="0cm" svg:height="0cm" svg:x="4.441cm" svg:y="10.279cm" svg:viewBox="0 0 0 0" draw:points="0,0">
          <text:p/>
        </draw:polygon>
        <draw:path draw:style-name="gr1" draw:text-style-name="P1" draw:layer="layout" svg:width="0.3cm" svg:height="0.216cm" svg:x="3.372cm" svg:y="10.484cm" svg:viewBox="0 0 301 217" svg:d="M0 0c14 42 28 78 46 109 22 36 50 67 82 85 32 19 64 26 92 22 32-3 60-22 81-43-127-39-233-99-301-173z">
          <text:p/>
        </draw:path>
        <draw:polygon draw:style-name="gr7" draw:text-style-name="P2" draw:layer="layout" svg:width="0cm" svg:height="0cm" svg:x="4.441cm" svg:y="10.279cm" svg:viewBox="0 0 0 0" draw:points="0,0">
          <text:p/>
        </draw:polygon>
        <draw:path draw:style-name="gr1" draw:text-style-name="P1" draw:layer="layout" svg:width="0.141cm" svg:height="0.184cm" svg:x="6.406cm" svg:y="9.609cm" svg:viewBox="0 0 142 185" svg:d="M142 50c0-22-7-39-21-46-28-14-74 10-99 57-29 50-29 102 0 120 18 11 50 0 78-28 24-28 42-71 42-103z">
          <text:p/>
        </draw:path>
        <draw:polygon draw:style-name="gr7" draw:text-style-name="P2" draw:layer="layout" svg:width="0cm" svg:height="0cm" svg:x="4.441cm" svg:y="10.279cm" svg:viewBox="0 0 0 0" draw:points="0,0">
          <text:p/>
        </draw:polygon>
        <draw:path draw:style-name="gr1" draw:text-style-name="P1" draw:layer="layout" svg:width="0.141cm" svg:height="0.185cm" svg:x="5.309cm" svg:y="11.505cm" svg:viewBox="0 0 142 186" svg:d="M142 52c0-22-7-39-21-46-29-19-72 10-100 60-28 45-28 98 0 113 21 15 49 4 78-25 25-28 43-67 43-102z">
          <text:p/>
        </draw:path>
        <draw:polygon draw:style-name="gr7" draw:text-style-name="P2" draw:layer="layout" svg:width="0cm" svg:height="0cm" svg:x="4.441cm" svg:y="10.279cm" svg:viewBox="0 0 0 0" draw:points="0,0">
          <text:p/>
        </draw:polygon>
        <draw:path draw:style-name="gr1" draw:text-style-name="P1" draw:layer="layout" svg:width="0.141cm" svg:height="0.185cm" svg:x="5.309cm" svg:y="10.24cm" svg:viewBox="0 0 142 186" svg:d="M142 54c0-25-7-39-21-50-29-14-72 11-100 60-28 50-28 100 0 118 21 10 49 0 78-30 25-28 43-67 43-98z">
          <text:p/>
        </draw:path>
        <draw:polygon draw:style-name="gr7" draw:text-style-name="P2" draw:layer="layout" svg:width="0cm" svg:height="0cm" svg:x="4.441cm" svg:y="10.279cm" svg:viewBox="0 0 0 0" draw:points="0,0">
          <text:p/>
        </draw:polygon>
        <draw:path draw:style-name="gr1" draw:text-style-name="P1" draw:layer="layout" svg:width="0.141cm" svg:height="0.182cm" svg:x="6.406cm" svg:y="10.874cm" svg:viewBox="0 0 142 183" svg:d="M142 51c0-21-7-39-21-46-28-17-74 11-99 57-29 49-29 103 0 117 18 11 50 0 78-28 24-29 42-68 42-100z">
          <text:p/>
        </draw:path>
        <draw:polygon draw:style-name="gr7" draw:text-style-name="P2" draw:layer="layout" svg:width="0cm" svg:height="0cm" svg:x="4.441cm" svg:y="10.279cm" svg:viewBox="0 0 0 0" draw:points="0,0">
          <text:p/>
        </draw:polygon>
        <draw:path draw:style-name="gr1" draw:text-style-name="P1" draw:layer="layout" svg:width="0.218cm" svg:height="0.298cm" svg:x="2.004cm" svg:y="8.646cm" svg:viewBox="0 0 219 299" svg:d="M85 21c3 4 11 7 14 11-11-4-25 0-35 3-33 18-33 83 0 139 35 56 88 88 120 67 14-7 24-28 24-53 0-11 0-18-3-28 10 21 14 46 14 67 0 32-11 56-25 70-49 11-113-35-156-105-42-71-49-153-21-192 18 0 39 7 68 21z">
          <text:p/>
        </draw:path>
        <draw:polygon draw:style-name="gr7" draw:text-style-name="P2" draw:layer="layout" svg:width="0cm" svg:height="0cm" svg:x="4.441cm" svg:y="10.279cm" svg:viewBox="0 0 0 0" draw:points="0,0">
          <text:p/>
        </draw:polygon>
        <draw:path draw:style-name="gr1" draw:text-style-name="P1" draw:layer="layout" svg:width="0.218cm" svg:height="0.298cm" svg:x="2.004cm" svg:y="9.463cm" svg:viewBox="0 0 219 299" svg:d="M17 2c11-4 18 0 32 3 11 4 22 7 36 14 3 4 7 7 14 11-14 0-25 0-35 3-33 21-33 81 0 138 35 57 88 89 120 68 14-7 24-26 24-54 0-7 0-18-3-25 10 21 14 43 14 65 0 32-11 56-25 74-49 7-113-35-156-107-42-74-49-152-21-190z">
          <text:p/>
        </draw:path>
        <draw:polygon draw:style-name="gr7" draw:text-style-name="P2" draw:layer="layout" svg:width="0cm" svg:height="0cm" svg:x="4.441cm" svg:y="10.279cm" svg:viewBox="0 0 0 0" draw:points="0,0">
          <text:p/>
        </draw:polygon>
        <draw:path draw:style-name="gr1" draw:text-style-name="P1" draw:layer="layout" svg:width="0.396cm" svg:height="0.181cm" svg:x="5.961cm" svg:y="8.457cm" svg:viewBox="0 0 397 182" svg:d="M113 15l284 167c-32-21-67-21-110-11l-287-163c43-14 82-10 113 7z">
          <text:p/>
        </draw:path>
        <draw:polygon draw:style-name="gr7" draw:text-style-name="P2" draw:layer="layout" svg:width="0cm" svg:height="0cm" svg:x="4.441cm" svg:y="10.279cm" svg:viewBox="0 0 0 0" draw:points="0,0">
          <text:p/>
        </draw:polygon>
        <draw:path draw:style-name="gr1" draw:text-style-name="P1" draw:layer="layout" svg:width="0.235cm" svg:height="0.321cm" svg:x="1.962cm" svg:y="9.465cm" svg:viewBox="0 0 236 322" svg:d="M31 177c8 25 18 46 36 70 7 11 14 25 25 32 10 11 21 21 35 28 14 8 35 15 49 15 18 0 32-4 43-11 7-7 10-11 17-14-49 7-113-39-155-109-42-71-50-149-18-188-7 0-14 0-17 3-7 5-12 8-15 12-4 3-11 10-18 21 0 3-3 10-7 14 0 7-4 14-4 21-3 7-3 18 0 28 0 4 0 11 0 14 4 11 8 18 8 25 7 18 14 28 21 39z">
          <text:p/>
        </draw:path>
        <draw:polygon draw:style-name="gr7" draw:text-style-name="P2" draw:layer="layout" svg:width="0cm" svg:height="0cm" svg:x="4.441cm" svg:y="10.279cm" svg:viewBox="0 0 0 0" draw:points="0,0">
          <text:p/>
        </draw:polygon>
        <draw:path draw:style-name="gr1" draw:text-style-name="P1" draw:layer="layout" svg:width="0.525cm" svg:height="0.303cm" svg:x="2.963cm" svg:y="8.77cm" svg:viewBox="0 0 526 304" svg:d="M63 304c-21-11-42-21-63-28 208-57 377-153 474-276 17 14 35 24 52 35z">
          <text:p/>
        </draw:path>
        <draw:polygon draw:style-name="gr7" draw:text-style-name="P2" draw:layer="layout" svg:width="0cm" svg:height="0cm" svg:x="4.441cm" svg:y="10.279cm" svg:viewBox="0 0 0 0" draw:points="0,0">
          <text:p/>
        </draw:polygon>
        <draw:path draw:style-name="gr1" draw:text-style-name="P1" draw:layer="layout" svg:width="0.222cm" svg:height="0.317cm" svg:x="1.975cm" svg:y="8.65cm" svg:viewBox="0 0 223 318" svg:d="M46 0c-7 0-11 0-18 3-7 7-14 14-21 32-3 10-7 28-7 50 0 25 7 43 7 60 4 7 7 14 7 21 11 36 25 60 39 85 14 21 35 42 56 53 18 11 40 14 54 14s32 0 43-10c7-4 14-8 17-15-49 11-114-31-156-102-42-74-49-153-21-191z">
          <text:p/>
        </draw:path>
        <draw:polygon draw:style-name="gr7" draw:text-style-name="P2" draw:layer="layout" svg:width="0cm" svg:height="0cm" svg:x="4.441cm" svg:y="10.279cm" svg:viewBox="0 0 0 0" draw:points="0,0">
          <text:p/>
        </draw:polygon>
        <draw:path draw:style-name="gr1" draw:text-style-name="P1" draw:layer="layout" svg:width="0.085cm" svg:height="0.307cm" svg:x="3.273cm" svg:y="10.943cm" svg:viewBox="0 0 86 308" svg:d="M25 165c0 8 0 18 0 29 0 3 0 10 0 17 0 4 0 7 0 19 0 7 0 14 0 18 0 7 0 10 0 14 0 3 0 7 0 10 0 4 0 7 0 11-4 14-7 21-7 25l29-18c25-14 39-46 39-93 0-63-32-141-86-197 14 49 21 102 25 165z">
          <text:p/>
        </draw:path>
        <draw:polygon draw:style-name="gr7" draw:text-style-name="P2" draw:layer="layout" svg:width="0cm" svg:height="0cm" svg:x="4.441cm" svg:y="10.279cm" svg:viewBox="0 0 0 0" draw:points="0,0">
          <text:p/>
        </draw:polygon>
        <draw:path draw:style-name="gr1" draw:text-style-name="P1" draw:layer="layout" svg:width="0.113cm" svg:height="0.141cm" svg:x="4.268cm" svg:y="11.835cm" svg:viewBox="0 0 114 142" svg:d="M28 142l86-49-18-11c18-36 14-68-3-78-14-11-39 0-61 21-18 21-32 49-32 75 0 14 4 25 11 32z">
          <text:p/>
        </draw:path>
        <draw:polygon draw:style-name="gr7" draw:text-style-name="P2" draw:layer="layout" svg:width="0cm" svg:height="0cm" svg:x="4.441cm" svg:y="10.279cm" svg:viewBox="0 0 0 0" draw:points="0,0">
          <text:p/>
        </draw:polygon>
        <draw:polygon draw:style-name="gr1" draw:text-style-name="P1" draw:layer="layout" svg:width="0.138cm" svg:height="0.155cm" svg:x="4.783cm" svg:y="10.745cm" svg:viewBox="0 0 139 156" draw:points="0,79 139,156 139,0">
          <text:p/>
        </draw:polygon>
        <draw:polygon draw:style-name="gr7" draw:text-style-name="P2" draw:layer="layout" svg:width="0cm" svg:height="0cm" svg:x="4.441cm" svg:y="10.279cm" svg:viewBox="0 0 0 0" draw:points="0,0">
          <text:p/>
        </draw:polygon>
        <draw:path draw:style-name="gr1" draw:text-style-name="P1" draw:layer="layout" svg:width="0.107cm" svg:height="0.139cm" svg:x="4.268cm" svg:y="11.467cm" svg:viewBox="0 0 108 140" svg:d="M93 5c3 0 7 7 10 10 11 22 4 58-17 86-22 32-51 46-72 35-7-7-14-17-14-35 0-25 14-54 35-79 18-21 44-28 58-17z">
          <text:p/>
        </draw:path>
        <draw:polygon draw:style-name="gr7" draw:text-style-name="P2" draw:layer="layout" svg:width="0cm" svg:height="0cm" svg:x="4.441cm" svg:y="10.279cm" svg:viewBox="0 0 0 0" draw:points="0,0">
          <text:p/>
        </draw:polygon>
        <draw:path draw:style-name="gr1" draw:text-style-name="P1" draw:layer="layout" svg:width="0.108cm" svg:height="0.137cm" svg:x="6.136cm" svg:y="8.779cm" svg:viewBox="0 0 109 138" svg:d="M109 35c0-14-4-28-14-31-22-14-57 7-79 42-21 36-21 75 0 89 19 7 40 0 61-21s32-53 32-79z">
          <text:p/>
        </draw:path>
        <draw:polygon draw:style-name="gr7" draw:text-style-name="P2" draw:layer="layout" svg:width="0cm" svg:height="0cm" svg:x="4.441cm" svg:y="10.279cm" svg:viewBox="0 0 0 0" draw:points="0,0">
          <text:p/>
        </draw:polygon>
        <draw:path draw:style-name="gr1" draw:text-style-name="P1" draw:layer="layout" svg:width="0.108cm" svg:height="0.138cm" svg:x="5.819cm" svg:y="8.963cm" svg:viewBox="0 0 109 139" svg:d="M109 37c0-14-7-29-14-33-21-14-56 8-78 43-23 36-23 75 0 89 18 7 39 0 60-22 18-21 32-52 32-77z">
          <text:p/>
        </draw:path>
        <draw:polygon draw:style-name="gr7" draw:text-style-name="P2" draw:layer="layout" svg:width="0cm" svg:height="0cm" svg:x="4.441cm" svg:y="10.279cm" svg:viewBox="0 0 0 0" draw:points="0,0">
          <text:p/>
        </draw:polygon>
        <draw:polygon draw:style-name="gr1" draw:text-style-name="P1" draw:layer="layout" svg:width="0.102cm" svg:height="0.197cm" svg:x="5.383cm" svg:y="11.92cm" svg:viewBox="0 0 103 198" draw:points="103,0 103,198 0,81">
          <text:p/>
        </draw:polygon>
        <draw:polygon draw:style-name="gr7" draw:text-style-name="P2" draw:layer="layout" svg:width="0cm" svg:height="0cm" svg:x="4.441cm" svg:y="10.279cm" svg:viewBox="0 0 0 0" draw:points="0,0">
          <text:p/>
        </draw:polygon>
        <draw:path draw:style-name="gr1" draw:text-style-name="P1" draw:layer="layout" svg:width="0.085cm" svg:height="0.143cm" svg:x="4.402cm" svg:y="9.563cm" svg:viewBox="0 0 86 144" svg:d="M0 142c33 4 61 0 86-7v-84l-86-51z">
          <text:p/>
        </draw:path>
        <draw:polygon draw:style-name="gr7" draw:text-style-name="P2" draw:layer="layout" svg:width="0cm" svg:height="0cm" svg:x="4.441cm" svg:y="10.279cm" svg:viewBox="0 0 0 0" draw:points="0,0">
          <text:p/>
        </draw:polygon>
        <draw:polygon draw:style-name="gr7" draw:text-style-name="P2" draw:layer="layout" svg:width="0cm" svg:height="0cm" svg:x="4.441cm" svg:y="10.279cm" svg:viewBox="0 0 0 0" draw:points="0,0">
          <text:p/>
        </draw:polygon>
        <draw:polygon draw:style-name="gr1" draw:text-style-name="P1" draw:layer="layout" svg:width="0.046cm" svg:height="0.212cm" svg:x="5.485cm" svg:y="11.909cm" svg:viewBox="0 0 47 213" draw:points="11,0 47,185 4,213 0,11">
          <text:p/>
        </draw:polygon>
        <draw:polygon draw:style-name="gr7" draw:text-style-name="P2" draw:layer="layout" svg:width="0cm" svg:height="0cm" svg:x="4.441cm" svg:y="10.279cm" svg:viewBox="0 0 0 0" draw:points="0,0">
          <text:p/>
        </draw:polygon>
        <draw:path draw:style-name="gr1" draw:text-style-name="P1" draw:layer="layout" svg:width="0.075cm" svg:height="0.173cm" svg:x="3.608cm" svg:y="9.235cm" svg:viewBox="0 0 76 174" svg:d="M76 0v85c-15 7-26 21-37 32-14 17-28 36-32 57-3-14-7-28-7-43 0-46 25-92 76-131z">
          <text:p/>
        </draw:path>
        <draw:polygon draw:style-name="gr7" draw:text-style-name="P2" draw:layer="layout" svg:width="0cm" svg:height="0cm" svg:x="4.441cm" svg:y="10.279cm" svg:viewBox="0 0 0 0" draw:points="0,0">
          <text:p/>
        </draw:polygon>
        <draw:polygon draw:style-name="gr1" draw:text-style-name="P1" draw:layer="layout" svg:width="0.198cm" svg:height="0.106cm" svg:x="4.649cm" svg:y="9.348cm" svg:viewBox="0 0 199 107" draw:points="81,65 57,107 0,75 42,46 127,0 199,42 148,25">
          <text:p/>
        </draw:polygon>
        <draw:polygon draw:style-name="gr7" draw:text-style-name="P2" draw:layer="layout" svg:width="0cm" svg:height="0cm" svg:x="4.441cm" svg:y="10.279cm" svg:viewBox="0 0 0 0" draw:points="0,0">
          <text:p/>
        </draw:polygon>
        <draw:path draw:style-name="gr1" draw:text-style-name="P1" draw:layer="layout" svg:width="0.145cm" svg:height="0.116cm" svg:x="5.03cm" svg:y="12.509cm" svg:viewBox="0 0 146 117" svg:d="M78 117l68-31-146-86c14 42 42 82 78 117z">
          <text:p/>
        </draw:path>
        <draw:polygon draw:style-name="gr7" draw:text-style-name="P2" draw:layer="layout" svg:width="0cm" svg:height="0cm" svg:x="4.441cm" svg:y="10.279cm" svg:viewBox="0 0 0 0" draw:points="0,0">
          <text:p/>
        </draw:polygon>
        <draw:path draw:style-name="gr1" draw:text-style-name="P1" draw:layer="layout" svg:width="0.081cm" svg:height="0.155cm" svg:x="5.03cm" svg:y="12.509cm" svg:viewBox="0 0 82 156" svg:d="M0 156l82-40c-39-35-68-74-82-116z">
          <text:p/>
        </draw:path>
        <draw:polygon draw:style-name="gr7" draw:text-style-name="P2" draw:layer="layout" svg:width="0cm" svg:height="0cm" svg:x="4.441cm" svg:y="10.279cm" svg:viewBox="0 0 0 0" draw:points="0,0">
          <text:p/>
        </draw:polygon>
        <draw:path draw:style-name="gr1" draw:text-style-name="P1" draw:layer="layout" svg:width="0.057cm" svg:height="0.124cm" svg:x="3.714cm" svg:y="9.154cm" svg:viewBox="0 0 58 125" svg:d="M4 40v67l-4-107 4 40 54-7-58-33 58 33v81c-7 4-11 7-18 11l-36-18z">
          <text:p/>
        </draw:path>
        <draw:polygon draw:style-name="gr7" draw:text-style-name="P2" draw:layer="layout" svg:width="0cm" svg:height="0cm" svg:x="4.441cm" svg:y="10.279cm" svg:viewBox="0 0 0 0" draw:points="0,0">
          <text:p/>
        </draw:polygon>
        <draw:polygon draw:style-name="gr1" draw:text-style-name="P1" draw:layer="layout" svg:width="0.057cm" svg:height="0.141cm" svg:x="4.963cm" svg:y="9.867cm" svg:viewBox="0 0 58 142" draw:points="0,7 11,0 0,7 0,142 58,63 58,24 11,0">
          <text:p/>
        </draw:polygon>
        <draw:polygon draw:style-name="gr7" draw:text-style-name="P2" draw:layer="layout" svg:width="0cm" svg:height="0cm" svg:x="4.441cm" svg:y="10.279cm" svg:viewBox="0 0 0 0" draw:points="0,0">
          <text:p/>
        </draw:polygon>
        <draw:path draw:style-name="gr1" draw:text-style-name="P1" draw:layer="layout" svg:width="0.709cm" svg:height="0.268cm" svg:x="1.848cm" svg:y="8.974cm" svg:viewBox="0 0 710 269" svg:d="M145 82c123 113 335 184 565 187-287-7-537-113-636-269l-74 51c0 0 0 3 4 3 49 7 95 18 141 28z">
          <text:p/>
        </draw:path>
        <draw:polygon draw:style-name="gr7" draw:text-style-name="P2" draw:layer="layout" svg:width="0cm" svg:height="0cm" svg:x="4.441cm" svg:y="10.279cm" svg:viewBox="0 0 0 0" draw:points="0,0">
          <text:p/>
        </draw:polygon>
        <draw:path draw:style-name="gr1" draw:text-style-name="P1" draw:layer="layout" svg:width="0.589cm" svg:height="0.076cm" svg:x="2.286cm" svg:y="7.127cm" svg:viewBox="0 0 590 77" svg:d="M590 77c-4-3-7-7-11-7-159-93-410-93-565 0-4 0-11 4-14 7 165-89 424-89 590 0z">
          <text:p/>
        </draw:path>
        <draw:polygon draw:style-name="gr7" draw:text-style-name="P2" draw:layer="layout" svg:width="0cm" svg:height="0cm" svg:x="4.441cm" svg:y="10.279cm" svg:viewBox="0 0 0 0" draw:points="0,0">
          <text:p/>
        </draw:polygon>
        <draw:polygon draw:style-name="gr1" draw:text-style-name="P1" draw:layer="layout" svg:width="0.127cm" svg:height="0.095cm" svg:x="4.674cm" svg:y="9.412cm" svg:viewBox="0 0 128 96" draw:points="128,21 60,0 32,43 0,96">
          <text:p/>
        </draw:polygon>
        <draw:polygon draw:style-name="gr7" draw:text-style-name="P2" draw:layer="layout" svg:width="0cm" svg:height="0cm" svg:x="4.441cm" svg:y="10.279cm" svg:viewBox="0 0 0 0" draw:points="0,0">
          <text:p/>
        </draw:polygon>
        <draw:path draw:style-name="gr1" draw:text-style-name="P1" draw:layer="layout" svg:width="0.024cm" svg:height="0.201cm" svg:x="4.897cm" svg:y="11.172cm" svg:viewBox="0 0 25 202" svg:d="M25 0c-33 42-33 120 0 202z">
          <text:p/>
        </draw:path>
        <draw:polygon draw:style-name="gr7" draw:text-style-name="P2" draw:layer="layout" svg:width="0cm" svg:height="0cm" svg:x="4.441cm" svg:y="10.279cm" svg:viewBox="0 0 0 0" draw:points="0,0">
          <text:p/>
        </draw:polygon>
        <draw:path draw:style-name="gr1" draw:text-style-name="P1" draw:layer="layout" svg:width="0.455cm" svg:height="0.264cm" svg:x="4.917cm" svg:y="9.084cm" svg:viewBox="0 0 456 265" svg:d="M456 0v7l-424 244c-14 4-25 7-32 14z">
          <text:p/>
        </draw:path>
        <draw:polygon draw:style-name="gr7" draw:text-style-name="P2" draw:layer="layout" svg:width="0cm" svg:height="0cm" svg:x="4.441cm" svg:y="10.279cm" svg:viewBox="0 0 0 0" draw:points="0,0">
          <text:p/>
        </draw:polygon>
        <draw:path draw:style-name="gr1" draw:text-style-name="P1" draw:layer="layout" svg:width="0.525cm" svg:height="0.07cm" svg:x="3.75cm" svg:y="9.226cm" svg:viewBox="0 0 526 71" svg:d="M519 68c-134-79-347-91-502-26-3 4-10 7-17 11 162-72 382-60 526 18 0 0-3 0-7-3z">
          <text:p/>
        </draw:path>
        <draw:polygon draw:style-name="gr7" draw:text-style-name="P2" draw:layer="layout" svg:width="0cm" svg:height="0cm" svg:x="4.441cm" svg:y="10.279cm" svg:viewBox="0 0 0 0" draw:points="0,0">
          <text:p/>
        </draw:polygon>
        <draw:path draw:style-name="gr1" draw:text-style-name="P1" draw:layer="layout" svg:width="0.032cm" svg:height="0.109cm" svg:x="3.615cm" svg:y="9.352cm" svg:viewBox="0 0 33 110" svg:d="M33 0v110c-15-18-29-36-33-54 4-21 18-39 33-56z">
          <text:p/>
        </draw:path>
        <draw:polygon draw:style-name="gr7" draw:text-style-name="P2" draw:layer="layout" svg:width="0cm" svg:height="0cm" svg:x="4.441cm" svg:y="10.279cm" svg:viewBox="0 0 0 0" draw:points="0,0">
          <text:p/>
        </draw:polygon>
        <draw:path draw:style-name="gr1" draw:text-style-name="P1" draw:layer="layout" svg:width="0.367cm" svg:height="0.219cm" svg:x="4.127cm" svg:y="10.71cm" svg:viewBox="0 0 368 220" svg:d="M294 42l60-42 14 7-368 213c93-57 177-106 255-153z">
          <text:p/>
        </draw:path>
        <draw:polygon draw:style-name="gr7" draw:text-style-name="P2" draw:layer="layout" svg:width="0cm" svg:height="0cm" svg:x="4.441cm" svg:y="10.279cm" svg:viewBox="0 0 0 0" draw:points="0,0">
          <text:p/>
        </draw:polygon>
        <draw:path draw:style-name="gr1" draw:text-style-name="P1" draw:layer="layout" svg:width="0.003cm" svg:height="1.104cm" svg:x="3.277cm" svg:y="7.468cm" svg:viewBox="0 0 4 1105" svg:d="M0 1105c4-7 4-14 4-21v-1084c0 10 0 17-4 25z">
          <text:p/>
        </draw:path>
        <draw:polygon draw:style-name="gr7" draw:text-style-name="P2" draw:layer="layout" svg:width="0cm" svg:height="0cm" svg:x="4.441cm" svg:y="10.279cm" svg:viewBox="0 0 0 0" draw:points="0,0">
          <text:p/>
        </draw:polygon>
        <draw:path draw:style-name="gr1" draw:text-style-name="P1" draw:layer="layout" svg:width="0.18cm" svg:height="0.056cm" svg:x="4.392cm" svg:y="9.655cm" svg:viewBox="0 0 181 57" svg:d="M151 12c11-4 18-8 30-12-12 12-23 19-33 22-36 25-78 35-124 35h-24c10 0 17 0 24 0h-24l10-7c32 4 60 0 85-7z">
          <text:p/>
        </draw:path>
        <draw:polygon draw:style-name="gr7" draw:text-style-name="P2" draw:layer="layout" svg:width="0cm" svg:height="0cm" svg:x="4.441cm" svg:y="10.279cm" svg:viewBox="0 0 0 0" draw:points="0,0">
          <text:p/>
        </draw:polygon>
        <draw:polygon draw:style-name="gr7" draw:text-style-name="P2" draw:layer="layout" svg:width="0cm" svg:height="0cm" svg:x="4.441cm" svg:y="10.279cm" svg:viewBox="0 0 0 0" draw:points="0,0">
          <text:p/>
        </draw:polygon>
        <draw:polygon draw:style-name="gr1" draw:text-style-name="P1" draw:layer="layout" svg:width="0.032cm" svg:height="0.035cm" svg:x="6.201cm" svg:y="12.022cm" svg:viewBox="0 0 33 36" draw:points="33,0 33,36 0,19">
          <text:p/>
        </draw:polygon>
        <draw:polygon draw:style-name="gr7" draw:text-style-name="P2" draw:layer="layout" svg:width="0cm" svg:height="0cm" svg:x="4.441cm" svg:y="10.279cm" svg:viewBox="0 0 0 0" draw:points="0,0">
          <text:p/>
        </draw:polygon>
        <draw:polygon draw:style-name="gr1" draw:text-style-name="P1" draw:layer="layout" svg:width="0.017cm" svg:height="0.039cm" svg:x="5.02cm" svg:y="9.891cm" svg:viewBox="0 0 18 40" draw:points="18,12 11,23 0,40 0,0">
          <text:p/>
        </draw:polygon>
        <draw:polygon draw:style-name="gr7" draw:text-style-name="P2" draw:layer="layout" svg:width="0cm" svg:height="0cm" svg:x="4.441cm" svg:y="10.279cm" svg:viewBox="0 0 0 0" draw:points="0,0">
          <text:p/>
        </draw:polygon>
        <draw:path draw:style-name="gr1" draw:text-style-name="P1" draw:layer="layout" svg:width="0.049cm" svg:height="0.029cm" svg:x="4.54cm" svg:y="9.637cm" svg:viewBox="0 0 50 30" svg:d="M50 0l-7 7c-4 5-8 9-11 12-11 7-22 7-32 11z">
          <text:p/>
        </draw:path>
        <draw:polygon draw:style-name="gr7" draw:text-style-name="P2" draw:layer="layout" svg:width="0cm" svg:height="0cm" svg:x="4.441cm" svg:y="10.279cm" svg:viewBox="0 0 0 0" draw:points="0,0">
          <text:p/>
        </draw:polygon>
        <draw:path draw:style-name="gr1" draw:text-style-name="P1" draw:layer="layout" svg:width="0.021cm" svg:height="0.025cm" svg:x="3.333cm" svg:y="8.685cm" svg:viewBox="0 0 22 26" svg:d="M0 26c4-12 7-19 11-26 3 3 8 7 11 10z">
          <text:p/>
        </draw:path>
        <draw:polygon draw:style-name="gr7" draw:text-style-name="P2" draw:layer="layout" svg:width="0cm" svg:height="0cm" svg:x="4.441cm" svg:y="10.279cm" svg:viewBox="0 0 0 0" draw:points="0,0">
          <text:p/>
        </draw:polygon>
        <draw:path draw:style-name="gr1" draw:text-style-name="P1" draw:layer="layout" svg:width="0.035cm" svg:height="0.01cm" svg:x="2.818cm" svg:y="8.985cm" svg:viewBox="0 0 36 11" svg:d="M18 11l18-11c-11 0-25 3-36 7 4 0 11 4 18 4z">
          <text:p/>
        </draw:path>
        <draw:polygon draw:style-name="gr7" draw:text-style-name="P2" draw:layer="layout" svg:width="0cm" svg:height="0cm" svg:x="4.441cm" svg:y="10.279cm" svg:viewBox="0 0 0 0" draw:points="0,0">
          <text:p/>
        </draw:polygon>
        <draw:path draw:style-name="gr1" draw:text-style-name="P1" draw:layer="layout" svg:width="0.004cm" svg:height="0.117cm" svg:x="3.294cm" svg:y="10.498cm" svg:viewBox="0 0 5 118" svg:d="M0 0v118c0-5 0-12 5-19 0-7 0-18 0-32s0-28 0-39c-5-10-5-21-5-28z">
          <text:p/>
        </draw:path>
        <draw:polygon draw:style-name="gr7" draw:text-style-name="P2" draw:layer="layout" svg:width="0cm" svg:height="0cm" svg:x="4.441cm" svg:y="10.279cm" svg:viewBox="0 0 0 0" draw:points="0,0">
          <text:p/>
        </draw:polygon>
        <draw:path draw:style-name="gr1" draw:text-style-name="P1" draw:layer="layout" svg:width="0.004cm" svg:height="0.117cm" svg:x="3.294cm" svg:y="11.108cm" svg:viewBox="0 0 5 118" svg:d="M0 0v118c0-4 0-7 0-11 0-3 5-7 5-10 0-4 0-7 0-15 0-4 0-14 0-22 0-7 0-10 0-17s0-11 0-18c-5-7-5-17-5-25z">
          <text:p/>
        </draw:path>
        <draw:polygon draw:style-name="gr7" draw:text-style-name="P2" draw:layer="layout" svg:width="0cm" svg:height="0cm" svg:x="4.441cm" svg:y="10.279cm" svg:viewBox="0 0 0 0" draw:points="0,0">
          <text:p/>
        </draw:polygon>
        <draw:path draw:style-name="gr1" draw:text-style-name="P1" draw:layer="layout" svg:width="0.01cm" svg:height="0.017cm" svg:x="3.598cm" svg:y="9.211cm" svg:viewBox="0 0 11 18" svg:d="M11 10c0 5-3 5-8 8 0-8-3-15-3-18 3 3 8 7 11 10z">
          <text:p/>
        </draw:path>
        <draw:polygon draw:style-name="gr7" draw:text-style-name="P2" draw:layer="layout" svg:width="0cm" svg:height="0cm" svg:x="4.441cm" svg:y="10.279cm" svg:viewBox="0 0 0 0" draw:points="0,0">
          <text:p/>
        </draw:polygon>
        <draw:path draw:style-name="gr1" draw:text-style-name="P1" draw:layer="layout" svg:width="0.004cm" svg:height="0.032cm" svg:x="4.691cm" svg:y="9.366cm" svg:viewBox="0 0 5 33" svg:d="M0 33h5v-33c0 10 0 22-5 33z">
          <text:p/>
        </draw:path>
        <draw:polygon draw:style-name="gr7" draw:text-style-name="P2" draw:layer="layout" svg:width="0cm" svg:height="0cm" svg:x="4.441cm" svg:y="10.279cm" svg:viewBox="0 0 0 0" draw:points="0,0">
          <text:p/>
        </draw:polygon>
        <draw:path draw:style-name="gr1" draw:text-style-name="P1" draw:layer="layout" svg:width="0.003cm" svg:height="0.025cm" svg:x="3.277cm" svg:y="8.551cm" svg:viewBox="0 0 4 26" svg:d="M0 22c4 0 4 4 4 4v-26c0 8 0 15-4 22z">
          <text:p/>
        </draw:path>
        <draw:polygon draw:style-name="gr7" draw:text-style-name="P2" draw:layer="layout" svg:width="0cm" svg:height="0cm" svg:x="4.441cm" svg:y="10.279cm" svg:viewBox="0 0 0 0" draw:points="0,0">
          <text:p/>
        </draw:polygon>
        <draw:path draw:style-name="gr8" draw:text-style-name="P2" draw:layer="layout" svg:width="0.78cm" svg:height="0.184cm" svg:x="2.19cm" svg:y="7.21cm" svg:viewBox="0 0 781 185" svg:d="M781 185c-39-106-201-185-389-185-191 0-353 79-392 185">
          <text:p/>
        </draw:path>
        <draw:path draw:style-name="gr8" draw:text-style-name="P2" draw:layer="layout" svg:width="0.003cm" svg:height="0.028cm" svg:x="2.208cm" svg:y="9.62cm" svg:viewBox="0 0 4 29" svg:d="M4 29c0-8 0-19-4-29">
          <text:p/>
        </draw:path>
        <draw:path draw:style-name="gr8" draw:text-style-name="P2" draw:layer="layout" svg:width="0.035cm" svg:height="0.009cm" svg:x="2.067cm" svg:y="9.491cm" svg:viewBox="0 0 36 10" svg:d="M36 2c-14-5-26 0-36 8">
          <text:p/>
        </draw:path>
        <draw:path draw:style-name="gr8" draw:text-style-name="P2" draw:layer="layout" svg:width="0.146cm" svg:height="0.211cm" svg:x="2.044cm" svg:y="9.496cm" svg:viewBox="0 0 147 212" svg:d="M26 0c-35 21-35 81 0 139 32 56 86 88 121 67">
          <text:p/>
        </draw:path>
        <draw:path draw:style-name="gr8" draw:text-style-name="P2" draw:layer="layout" svg:width="0.024cm" svg:height="0.053cm" svg:x="2.187cm" svg:y="9.648cm" svg:viewBox="0 0 25 54" svg:d="M0 54c15-8 25-26 25-54">
          <text:p/>
        </draw:path>
        <draw:path draw:style-name="gr8" draw:text-style-name="P2" draw:layer="layout" svg:width="0.003cm" svg:height="0.028cm" svg:x="2.208cm" svg:y="8.805cm" svg:viewBox="0 0 4 29" svg:d="M4 29c0-7 0-18-4-29">
          <text:p/>
        </draw:path>
        <draw:path draw:style-name="gr8" draw:text-style-name="P2" draw:layer="layout" svg:width="0.035cm" svg:height="0.009cm" svg:x="2.067cm" svg:y="8.676cm" svg:viewBox="0 0 36 10" svg:d="M36 2c-14-5-26 0-36 8">
          <text:p/>
        </draw:path>
        <draw:path draw:style-name="gr8" draw:text-style-name="P2" draw:layer="layout" svg:width="0.146cm" svg:height="0.211cm" svg:x="2.044cm" svg:y="8.681cm" svg:viewBox="0 0 147 212" svg:d="M26 0c-35 22-35 83 0 139 32 56 86 88 121 67">
          <text:p/>
        </draw:path>
        <draw:path draw:style-name="gr8" draw:text-style-name="P2" draw:layer="layout" svg:width="0.024cm" svg:height="0.053cm" svg:x="2.187cm" svg:y="8.833cm" svg:viewBox="0 0 25 54" svg:d="M0 54c15-7 25-29 25-54">
          <text:p/>
        </draw:path>
        <draw:path draw:style-name="gr8" draw:text-style-name="P2" draw:layer="layout" svg:width="0.783cm" svg:height="0.138cm" svg:x="2.19cm" svg:y="7.182cm" svg:viewBox="0 0 784 139" svg:d="M784 139c-77-85-229-139-392-139-166 0-318 54-392 139">
          <text:p/>
        </draw:path>
        <draw:path draw:style-name="gr8" draw:text-style-name="P2" draw:layer="layout" svg:width="0.192cm" svg:height="0.297cm" svg:x="2.005cm" svg:y="9.465cm" svg:viewBox="0 0 193 298" svg:d="M20 0c-32 38-25 116 18 191 42 71 106 113 155 106">
          <text:p/>
        </draw:path>
        <draw:path draw:style-name="gr8" draw:text-style-name="P2" draw:layer="layout" svg:width="0.192cm" svg:height="0.294cm" svg:x="2.005cm" svg:y="8.65cm" svg:viewBox="0 0 193 295" svg:d="M20 0c-32 39-25 117 18 191 42 71 106 113 155 102">
          <text:p/>
        </draw:path>
        <draw:path draw:style-name="gr8" draw:text-style-name="P2" draw:layer="layout" svg:width="0.138cm" svg:height="0.205cm" svg:x="2.084cm" svg:y="9.482cm" svg:viewBox="0 0 139 206" svg:d="M0 0c18 12 39 26 54 44 14 14 29 28 39 42 14 17 25 39 32 56 10 21 14 46 14 64">
          <text:p/>
        </draw:path>
        <draw:path draw:style-name="gr8" draw:text-style-name="P2" draw:layer="layout" svg:width="0.014cm" svg:height="0.011cm" svg:x="1.993cm" svg:y="9.468cm" svg:viewBox="0 0 15 12" svg:d="M0 12c4-4 8-8 15-12">
          <text:p/>
        </draw:path>
        <draw:path draw:style-name="gr8" draw:text-style-name="P2" draw:layer="layout" svg:width="0.085cm" svg:height="0.023cm" svg:x="2.003cm" svg:y="9.463cm" svg:viewBox="0 0 86 24" svg:d="M0 5c7-3 18-7 29-3 14 0 32 8 57 22">
          <text:p/>
        </draw:path>
        <draw:path draw:style-name="gr8" draw:text-style-name="P2" draw:layer="layout" svg:width="0.031cm" svg:height="0.162cm" svg:x="1.962cm" svg:y="9.479cm" svg:viewBox="0 0 32 163" svg:d="M32 163c-7-12-14-22-21-40 0-7-4-14-9-25 0-3 0-10 0-14-3-10-3-21 0-28 0-7 5-14 5-21 4-4 7-11 7-14 7-11 14-18 18-21">
          <text:p/>
        </draw:path>
        <draw:path draw:style-name="gr8" draw:text-style-name="P2" draw:layer="layout" svg:width="0.095cm" svg:height="0.13cm" svg:x="1.993cm" svg:y="9.641cm" svg:viewBox="0 0 96 131" svg:d="M0 0c7 25 17 50 35 75 7 7 14 21 26 28 10 11 21 21 35 28">
          <text:p/>
        </draw:path>
        <draw:path draw:style-name="gr8" draw:text-style-name="P2" draw:layer="layout" svg:width="0.096cm" svg:height="0.018cm" svg:x="2.084cm" svg:y="9.768cm" svg:viewBox="0 0 97 19" svg:d="M0 0c18 11 36 19 53 19 15 0 33-5 44-16">
          <text:p/>
        </draw:path>
        <draw:path draw:style-name="gr8" draw:text-style-name="P2" draw:layer="layout" svg:width="0.042cm" svg:height="0.088cm" svg:x="2.18cm" svg:y="9.687cm" svg:viewBox="0 0 43 89" svg:d="M0 89c10-7 21-18 29-32 10-14 14-33 14-57">
          <text:p/>
        </draw:path>
        <draw:path draw:style-name="gr8" draw:text-style-name="P2" draw:layer="layout" svg:width="0.138cm" svg:height="0.205cm" svg:x="2.084cm" svg:y="8.667cm" svg:viewBox="0 0 139 206" svg:d="M0 0c18 12 39 26 54 40 18 18 32 32 43 53 10 14 21 32 28 46 10 21 14 46 14 67">
          <text:p/>
        </draw:path>
        <draw:path draw:style-name="gr8" draw:text-style-name="P2" draw:layer="layout" svg:width="0.085cm" svg:height="0.02cm" svg:x="2.003cm" svg:y="8.647cm" svg:viewBox="0 0 86 21" svg:d="M86 21c-18-7-36-15-47-18-14-4-28-4-39 3">
          <text:p/>
        </draw:path>
        <draw:path draw:style-name="gr8" draw:text-style-name="P2" draw:layer="layout" svg:width="0.113cm" svg:height="0.3cm" svg:x="1.975cm" svg:y="8.653cm" svg:viewBox="0 0 114 301" svg:d="M28 0c-7 7-14 14-21 32-3 10-7 28-7 49 0 25 7 43 7 60 4 7 7 14 7 21 11 33 25 61 39 86 18 21 35 42 61 53">
          <text:p/>
        </draw:path>
        <draw:path draw:style-name="gr8" draw:text-style-name="P2" draw:layer="layout" svg:width="0.096cm" svg:height="0.014cm" svg:x="2.084cm" svg:y="8.953cm" svg:viewBox="0 0 97 15" svg:d="M0 0c18 11 36 15 50 15 18 0 36-4 47-11">
          <text:p/>
        </draw:path>
        <draw:path draw:style-name="gr8" draw:text-style-name="P2" draw:layer="layout" svg:width="0.042cm" svg:height="0.085cm" svg:x="2.18cm" svg:y="8.872cm" svg:viewBox="0 0 43 86" svg:d="M0 86c10-4 21-19 29-30 10-14 14-35 14-56">
          <text:p/>
        </draw:path>
        <draw:path draw:style-name="gr8" draw:text-style-name="P2" draw:layer="layout" svg:width="0.589cm" svg:height="0.066cm" svg:x="2.286cm" svg:y="7.137cm" svg:viewBox="0 0 590 67" svg:d="M590 67c-166-89-425-89-590 0">
          <text:p/>
        </draw:path>
        <draw:path draw:style-name="gr8" draw:text-style-name="P2" draw:layer="layout" svg:width="0.564cm" svg:height="0.187cm" svg:x="1.993cm" svg:y="9.055cm" svg:viewBox="0 0 565 188" svg:d="M0 0c123 113 335 185 565 188">
          <text:p/>
        </draw:path>
        <draw:line draw:style-name="gr8" draw:text-style-name="P2" draw:layer="layout" svg:x1="2.557cm" svg:y1="8.953cm" svg:x2="2.557cm" svg:y2="9.239cm">
          <text:p/>
        </draw:line>
        <draw:path draw:style-name="gr8" draw:text-style-name="P2" draw:layer="layout" svg:width="0.059cm" svg:height="0cm" svg:x="2.557cm" svg:y="8.953cm" svg:viewBox="0 0 60 0" svg:d="M0 0c21 0 42 0 60 0">
          <text:p/>
        </draw:path>
        <draw:line draw:style-name="gr8" draw:text-style-name="P2" draw:layer="layout" svg:x1="2.617cm" svg:y1="8.953cm" svg:x2="2.617cm" svg:y2="10.932cm">
          <text:p/>
        </draw:line>
        <draw:path draw:style-name="gr8" draw:text-style-name="P2" draw:layer="layout" svg:width="0.628cm" svg:height="0.187cm" svg:x="1.993cm" svg:y="10.749cm" svg:viewBox="0 0 629 188" svg:d="M0 0c134 123 378 195 629 188">
          <text:p/>
        </draw:path>
        <draw:line draw:style-name="gr8" draw:text-style-name="P2" draw:layer="layout" svg:x1="1.993cm" svg:y1="9.641cm" svg:x2="1.993cm" svg:y2="10.749cm">
          <text:p/>
        </draw:line>
        <draw:line draw:style-name="gr8" draw:text-style-name="P2" draw:layer="layout" svg:x1="1.993cm" svg:y1="9.055cm" svg:x2="1.993cm" svg:y2="9.479cm">
          <text:p/>
        </draw:line>
        <draw:path draw:style-name="gr8" draw:text-style-name="P2" draw:layer="layout" svg:width="0.364cm" svg:height="0.039cm" svg:x="1.629cm" svg:y="10.713cm" svg:viewBox="0 0 365 40" svg:d="M365 40c-113-36-240-47-365-36">
          <text:p/>
        </draw:path>
        <draw:path draw:style-name="gr8" draw:text-style-name="P2" draw:layer="layout" svg:width="0.141cm" svg:height="0.032cm" svg:x="1.852cm" svg:y="9.027cm" svg:viewBox="0 0 142 33" svg:d="M142 33c-46-14-93-26-142-33">
          <text:p/>
        </draw:path>
        <draw:line draw:style-name="gr8" draw:text-style-name="P2" draw:layer="layout" svg:x1="1.852cm" svg:y1="9.944cm" svg:x2="1.852cm" svg:y2="9.027cm">
          <text:p/>
        </draw:line>
        <draw:path draw:style-name="gr8" draw:text-style-name="P2" draw:layer="layout" svg:width="0.223cm" svg:height="0.011cm" svg:x="1.629cm" svg:y="9.937cm" svg:viewBox="0 0 224 12" svg:d="M224 12c-71-12-149-16-224-8">
          <text:p/>
        </draw:path>
        <draw:path draw:style-name="gr8" draw:text-style-name="P2" draw:layer="layout" svg:width="0.074cm" svg:height="0.081cm" svg:x="1.922cm" svg:y="7.56cm" svg:viewBox="0 0 75 82" svg:d="M0 0c14 25 40 50 75 82">
          <text:p/>
        </draw:path>
        <draw:line draw:style-name="gr8" draw:text-style-name="P2" draw:layer="layout" svg:x1="1.922cm" svg:y1="7.56cm" svg:x2="1.922cm" svg:y2="8.974cm">
          <text:p/>
        </draw:line>
        <draw:path draw:style-name="gr8" draw:text-style-name="P2" draw:layer="layout" svg:width="0.095cm" svg:height="0.067cm" svg:x="1.993cm" svg:y="7.641cm" svg:viewBox="0 0 96 68" svg:d="M96 68c-25-14-42-29-61-40-14-11-25-18-35-28">
          <text:p/>
        </draw:path>
        <draw:path draw:style-name="gr8" draw:text-style-name="P2" draw:layer="layout" svg:width="0.635cm" svg:height="0.268cm" svg:x="1.922cm" svg:y="8.974cm" svg:viewBox="0 0 636 269" svg:d="M0 0c99 156 350 262 636 269">
          <text:p/>
        </draw:path>
        <draw:path draw:style-name="gr8" draw:text-style-name="P2" draw:layer="layout" svg:width="0.473cm" svg:height="0.131cm" svg:x="2.084cm" svg:y="7.704cm" svg:viewBox="0 0 474 132" svg:d="M474 132c0-4-17-4-46-7-31-4-74-7-123-18-43-7-92-18-145-35-53-18-109-44-160-72">
          <text:p/>
        </draw:path>
        <draw:line draw:style-name="gr8" draw:text-style-name="P2" draw:layer="layout" svg:x1="2.557cm" svg:y1="7.831cm" svg:x2="2.557cm" svg:y2="7.874cm">
          <text:p/>
        </draw:line>
        <draw:line draw:style-name="gr8" draw:text-style-name="P2" draw:layer="layout" svg:x1="2.557cm" svg:y1="7.874cm" svg:x2="2.557cm" svg:y2="8.953cm">
          <text:p/>
        </draw:line>
        <draw:path draw:style-name="gr8" draw:text-style-name="P2" draw:layer="layout" svg:width="0.116cm" svg:height="0.158cm" svg:x="2.861cm" svg:y="7.193cm" svg:viewBox="0 0 117 159" svg:d="M117 159c0-61-43-117-117-159">
          <text:p/>
        </draw:path>
        <draw:path draw:style-name="gr8" draw:text-style-name="P2" draw:layer="layout" svg:width="0.564cm" svg:height="0.07cm" svg:x="2.3cm" svg:y="7.127cm" svg:viewBox="0 0 565 71" svg:d="M565 71c-159-95-410-95-565 0">
          <text:p/>
        </draw:path>
        <draw:path draw:style-name="gr8" draw:text-style-name="P2" draw:layer="layout" svg:width="0.117cm" svg:height="0.158cm" svg:x="2.183cm" svg:y="7.193cm" svg:viewBox="0 0 118 159" svg:d="M118 0c-75 42-118 98-118 159">
          <text:p/>
        </draw:path>
        <draw:line draw:style-name="gr8" draw:text-style-name="P2" draw:layer="layout" svg:x1="1.923cm" svg:y1="8.974cm" svg:x2="1.848cm" svg:y2="9.025cm">
          <text:p/>
        </draw:line>
        <draw:line draw:style-name="gr8" draw:text-style-name="P2" draw:layer="layout" svg:x1="1.848cm" svg:y1="9.024cm" svg:x2="1.853cm" svg:y2="9.028cm">
          <text:p/>
        </draw:line>
        <draw:path draw:style-name="gr8" draw:text-style-name="P2" draw:layer="layout" svg:width="0.059cm" svg:height="0cm" svg:x="2.557cm" svg:y="7.874cm" svg:viewBox="0 0 60 0" svg:d="M0 0c21 0 42 0 60 0">
          <text:p/>
        </draw:path>
        <draw:line draw:style-name="gr8" draw:text-style-name="P2" draw:layer="layout" svg:x1="2.617cm" svg:y1="7.874cm" svg:x2="2.617cm" svg:y2="8.953cm">
          <text:p/>
        </draw:line>
        <draw:path draw:style-name="gr8" draw:text-style-name="P2" draw:layer="layout" svg:width="0.272cm" svg:height="0.317cm" svg:x="3.026cm" svg:y="9.073cm" svg:viewBox="0 0 273 318" svg:d="M273 318c-21-124-116-237-273-318">
          <text:p/>
        </draw:path>
        <draw:path draw:style-name="gr8" draw:text-style-name="P2" draw:layer="layout" svg:width="0.063cm" svg:height="0.032cm" svg:x="2.963cm" svg:y="9.041cm" svg:viewBox="0 0 64 33" svg:d="M64 33c-21-12-43-22-64-33">
          <text:p/>
        </draw:path>
        <draw:path draw:style-name="gr8" draw:text-style-name="P2" draw:layer="layout" svg:width="0.131cm" svg:height="0.05cm" svg:x="2.832cm" svg:y="8.995cm" svg:viewBox="0 0 132 51" svg:d="M132 51c-40-22-86-37-132-51">
          <text:p/>
        </draw:path>
        <draw:path draw:style-name="gr8" draw:text-style-name="P2" draw:layer="layout" svg:width="0.018cm" svg:height="0.003cm" svg:x="2.818cm" svg:y="8.992cm" svg:viewBox="0 0 19 4" svg:d="M19 4c-8 0-15-4-19-4">
          <text:p/>
        </draw:path>
        <draw:path draw:style-name="gr8" draw:text-style-name="P2" draw:layer="layout" svg:width="0.201cm" svg:height="0.039cm" svg:x="2.617cm" svg:y="8.953cm" svg:viewBox="0 0 202 40" svg:d="M202 40c-63-19-131-33-202-40">
          <text:p/>
        </draw:path>
        <draw:path draw:style-name="gr8" draw:text-style-name="P2" draw:layer="layout" svg:width="0.409cm" svg:height="0.124cm" svg:x="2.617cm" svg:y="10.932cm" svg:viewBox="0 0 410 125" svg:d="M410 125c-113-65-254-104-410-125">
          <text:p/>
        </draw:path>
        <draw:line draw:style-name="gr8" draw:text-style-name="P2" draw:layer="layout" svg:x1="3.026cm" svg:y1="10.967cm" svg:x2="3.026cm" svg:y2="11.052cm">
          <text:p/>
        </draw:line>
        <draw:path draw:style-name="gr8" draw:text-style-name="P2" draw:layer="layout" svg:width="0.158cm" svg:height="0.135cm" svg:x="2.861cm" svg:y="10.844cm" svg:viewBox="0 0 159 136" svg:d="M0 0c0 18 3 33 10 43 4 7 7 14 11 18 10 21 24 35 39 46 18 10 32 21 50 24 18 7 35 7 49 0">
          <text:p/>
        </draw:path>
        <draw:path draw:style-name="gr8" draw:text-style-name="P2" draw:layer="layout" svg:width="0.007cm" svg:height="0.007cm" svg:x="3.019cm" svg:y="10.967cm" svg:viewBox="0 0 8 8" svg:d="M0 8c5-4 5-4 8-8">
          <text:p/>
        </draw:path>
        <draw:path draw:style-name="gr8" draw:text-style-name="P2" draw:layer="layout" svg:width="0.137cm" svg:height="0.075cm" svg:x="2.889cm" svg:y="10.779cm" svg:viewBox="0 0 138 76" svg:d="M138 76c-10-22-24-36-35-50-14-10-28-18-39-21-25-7-43-7-64 3">
          <text:p/>
        </draw:path>
        <draw:path draw:style-name="gr8" draw:text-style-name="P2" draw:layer="layout" svg:width="0.028cm" svg:height="0.057cm" svg:x="2.861cm" svg:y="10.787cm" svg:viewBox="0 0 29 58" svg:d="M29 0c-7 4-14 11-18 18-8 11-11 21-11 40">
          <text:p/>
        </draw:path>
        <draw:line draw:style-name="gr8" draw:text-style-name="P2" draw:layer="layout" svg:x1="3.026cm" svg:y1="10.294cm" svg:x2="3.026cm" svg:y2="10.854cm">
          <text:p/>
        </draw:line>
        <draw:path draw:style-name="gr8" draw:text-style-name="P2" draw:layer="layout" svg:width="0.158cm" svg:height="0.137cm" svg:x="2.861cm" svg:y="10.17cm" svg:viewBox="0 0 159 138" svg:d="M0 0c0 18 3 32 10 42 4 7 7 15 11 18 10 21 24 32 39 47 18 11 32 21 50 28 18 4 35 4 49-3">
          <text:p/>
        </draw:path>
        <draw:path draw:style-name="gr8" draw:text-style-name="P2" draw:layer="layout" svg:width="0.007cm" svg:height="0.007cm" svg:x="3.019cm" svg:y="10.294cm" svg:viewBox="0 0 8 8" svg:d="M0 8c5-5 5-5 8-8">
          <text:p/>
        </draw:path>
        <draw:path draw:style-name="gr8" draw:text-style-name="P2" draw:layer="layout" svg:width="0.137cm" svg:height="0.079cm" svg:x="2.889cm" svg:y="10.105cm" svg:viewBox="0 0 138 80" svg:d="M138 80c-10-25-24-40-35-50-14-14-28-21-39-25-25-7-47-7-64 4">
          <text:p/>
        </draw:path>
        <draw:path draw:style-name="gr8" draw:text-style-name="P2" draw:layer="layout" svg:width="0.028cm" svg:height="0.056cm" svg:x="2.861cm" svg:y="10.114cm" svg:viewBox="0 0 29 57" svg:d="M29 0c-7 3-14 10-18 17-8 11-11 21-11 40">
          <text:p/>
        </draw:path>
        <draw:line draw:style-name="gr8" draw:text-style-name="P2" draw:layer="layout" svg:x1="3.026cm" svg:y1="10.004cm" svg:x2="3.026cm" svg:y2="10.181cm">
          <text:p/>
        </draw:line>
        <draw:path draw:style-name="gr8" draw:text-style-name="P2" draw:layer="layout" svg:width="0.18cm" svg:height="0.138cm" svg:x="3.026cm" svg:y="10.004cm" svg:viewBox="0 0 181 139" svg:d="M181 139c-46-53-110-100-181-139">
          <text:p/>
        </draw:path>
        <draw:path draw:style-name="gr8" draw:text-style-name="P2" draw:layer="layout" svg:width="0.04cm" svg:height="0.233cm" svg:x="3.166cm" svg:y="9.909cm" svg:viewBox="0 0 41 234" svg:d="M41 234c-14-32-29-72-36-107s-7-67 0-92c4-17 15-28 22-35">
          <text:p/>
        </draw:path>
        <draw:path draw:style-name="gr8" draw:text-style-name="P2" draw:layer="layout" svg:width="0.102cm" svg:height="0.289cm" svg:x="3.192cm" svg:y="9.906cm" svg:viewBox="0 0 103 290" svg:d="M0 3c14-7 29-3 43 14 18 14 32 42 39 79 7 24 11 53 14 81 4 14 4 25 4 39 3 24 3 53 3 74">
          <text:p/>
        </draw:path>
        <draw:path draw:style-name="gr8" draw:text-style-name="P2" draw:layer="layout" svg:width="0.01cm" svg:height="0.067cm" svg:x="3.284cm" svg:y="10.195cm" svg:viewBox="0 0 11 68" svg:d="M11 0c0 25 0 40-3 50 0 11-4 14-8 18">
          <text:p/>
        </draw:path>
        <draw:path draw:style-name="gr8" draw:text-style-name="P2" draw:layer="layout" svg:width="0.007cm" svg:height="0.004cm" svg:x="3.277cm" svg:y="10.258cm" svg:viewBox="0 0 8 5" svg:d="M8 0c0 6-4 6-8 0">
          <text:p/>
        </draw:path>
        <draw:path draw:style-name="gr8" draw:text-style-name="P2" draw:layer="layout" svg:width="0.021cm" svg:height="0.067cm" svg:x="3.277cm" svg:y="10.258cm" svg:viewBox="0 0 22 68" svg:d="M22 68c-4-21-11-43-22-68">
          <text:p/>
        </draw:path>
        <draw:line draw:style-name="gr8" draw:text-style-name="P2" draw:layer="layout" svg:x1="3.294cm" svg:y1="10.322cm" svg:x2="3.294cm" svg:y2="9.39cm">
          <text:p/>
        </draw:line>
        <draw:path draw:style-name="gr8" draw:text-style-name="P2" draw:layer="layout" svg:width="0.01cm" svg:height="0.064cm" svg:x="3.284cm" svg:y="9.584cm" svg:viewBox="0 0 11 65" svg:d="M11 0c0 22 0 37-3 51 0 7-4 14-8 14">
          <text:p/>
        </draw:path>
        <draw:path draw:style-name="gr8" draw:text-style-name="P2" draw:layer="layout" svg:width="0.118cm" svg:height="0.354cm" svg:x="3.166cm" svg:y="9.295cm" svg:viewBox="0 0 119 355" svg:d="M119 354c-4 4-18-7-32-28-15-18-29-50-47-85-14-35-28-74-35-109-7-36-7-71 0-93 4-18 11-32 21-39">
          <text:p/>
        </draw:path>
        <draw:path draw:style-name="gr8" draw:text-style-name="P2" draw:layer="layout" svg:width="0.102cm" svg:height="0.292cm" svg:x="3.192cm" svg:y="9.292cm" svg:viewBox="0 0 103 293" svg:d="M0 3c14-7 29 0 43 14 18 18 32 46 39 78 7 28 11 53 14 81 4 14 4 29 4 40 3 28 3 53 3 77">
          <text:p/>
        </draw:path>
        <draw:path draw:style-name="gr8" draw:text-style-name="P2" draw:layer="layout" svg:width="0.158cm" svg:height="0.137cm" svg:x="2.861cm" svg:y="9.433cm" svg:viewBox="0 0 159 138" svg:d="M0 0c0 21 3 35 10 46 4 7 7 14 11 17 10 18 24 33 39 47 18 11 32 21 50 25 18 3 35 7 49-4">
          <text:p/>
        </draw:path>
        <draw:path draw:style-name="gr8" draw:text-style-name="P2" draw:layer="layout" svg:width="0.155cm" svg:height="0.194cm" svg:x="2.889cm" svg:y="9.369cm" svg:viewBox="0 0 156 195" svg:d="M130 195c15-7 26-24 26-53 0-14-4-28-11-45-3-11-10-25-18-36-7-14-18-22-25-32-25-18-42-25-60-29-14 0-28 4-42 11">
          <text:p/>
        </draw:path>
        <draw:path draw:style-name="gr8" draw:text-style-name="P2" draw:layer="layout" svg:width="0.028cm" svg:height="0.053cm" svg:x="2.861cm" svg:y="9.38cm" svg:viewBox="0 0 29 54" svg:d="M29 0c-7 3-14 8-18 19-8 7-11 17-11 35">
          <text:p/>
        </draw:path>
        <draw:path draw:style-name="gr8" draw:text-style-name="P2" draw:layer="layout" svg:width="0.081cm" svg:height="0.018cm" svg:x="1.548cm" svg:y="10.699cm" svg:viewBox="0 0 82 19" svg:d="M82 19c-28 0-61-4-82-19">
          <text:p/>
        </draw:path>
        <draw:line draw:style-name="gr8" draw:text-style-name="P2" draw:layer="layout" svg:x1="1.549cm" svg:y1="10.7cm" svg:x2="1.365cm" svg:y2="10.593cm">
          <text:p/>
        </draw:line>
        <draw:path draw:style-name="gr8" draw:text-style-name="P2" draw:layer="layout" svg:width="0.032cm" svg:height="0.042cm" svg:x="1.333cm" svg:y="10.551cm" svg:viewBox="0 0 33 43" svg:d="M33 43c-19-10-33-24-33-43">
          <text:p/>
        </draw:path>
        <draw:path draw:style-name="gr8" draw:text-style-name="P2" draw:layer="layout" svg:width="0.247cm" svg:height="0.247cm" svg:x="3.026cm" svg:y="11.052cm" svg:viewBox="0 0 248 248" svg:d="M248 248c-39-95-123-181-248-248">
          <text:p/>
        </draw:path>
        <draw:line draw:style-name="gr8" draw:text-style-name="P2" draw:layer="layout" svg:x1="4.019cm" svg:y1="11.727cm" svg:x2="3.273cm" svg:y2="11.295cm">
          <text:p/>
        </draw:line>
        <draw:line draw:style-name="gr8" draw:text-style-name="P2" draw:layer="layout" svg:x1="4.558cm" svg:y1="11.497cm" svg:x2="4.462cm" svg:y2="11.554cm">
          <text:p/>
        </draw:line>
        <draw:path draw:style-name="gr8" draw:text-style-name="P2" draw:layer="layout" svg:width="0.099cm" svg:height="0.226cm" svg:x="1.781cm" svg:y="8.611cm" svg:viewBox="0 0 100 227" svg:d="M100 0c-68 68-100 149-100 227">
          <text:p/>
        </draw:path>
        <draw:path draw:style-name="gr8" draw:text-style-name="P2" draw:layer="layout" svg:width="0.067cm" svg:height="0.187cm" svg:x="1.781cm" svg:y="8.833cm" svg:viewBox="0 0 68 188" svg:d="M0 0c0 68 21 128 68 188">
          <text:p/>
        </draw:path>
        <draw:line draw:style-name="gr8" draw:text-style-name="P2" draw:layer="layout" svg:x1="1.848cm" svg:y1="9.024cm" svg:x2="1.848cm" svg:y2="9.02cm">
          <text:p/>
        </draw:line>
        <draw:path draw:style-name="gr8" draw:text-style-name="P2" draw:layer="layout" svg:width="0.071cm" svg:height="0.194cm" svg:x="1.781cm" svg:y="9.754cm" svg:viewBox="0 0 72 195" svg:d="M0 0c0 68 22 135 72 195">
          <text:p/>
        </draw:path>
        <draw:path draw:style-name="gr8" draw:text-style-name="P2" draw:layer="layout" svg:width="0.081cm" svg:height="0.019cm" svg:x="1.548cm" svg:y="9.923cm" svg:viewBox="0 0 82 20" svg:d="M82 19c-28 3-61-4-82-19">
          <text:p/>
        </draw:path>
        <draw:line draw:style-name="gr8" draw:text-style-name="P2" draw:layer="layout" svg:x1="1.782cm" svg:y1="9.496cm" svg:x2="1.365cm" svg:y2="9.737cm">
          <text:p/>
        </draw:line>
        <draw:line draw:style-name="gr8" draw:text-style-name="P2" draw:layer="layout" svg:x1="1.365cm" svg:y1="9.817cm" svg:x2="1.549cm" svg:y2="9.925cm">
          <text:p/>
        </draw:line>
        <draw:path draw:style-name="gr8" draw:text-style-name="P2" draw:layer="layout" svg:width="0.032cm" svg:height="0.042cm" svg:x="1.333cm" svg:y="9.779cm" svg:viewBox="0 0 33 43" svg:d="M33 43c-19-11-33-29-33-43">
          <text:p/>
        </draw:path>
        <draw:path draw:style-name="gr8" draw:text-style-name="P2" draw:layer="layout" svg:width="0.032cm" svg:height="0.043cm" svg:x="1.333cm" svg:y="9.736cm" svg:viewBox="0 0 33 44" svg:d="M0 44c0-16 14-33 33-44">
          <text:p/>
        </draw:path>
        <draw:line draw:style-name="gr8" draw:text-style-name="P2" draw:layer="layout" svg:x1="1.922cm" svg:y1="7.567cm" svg:x2="1.922cm" svg:y2="7.56cm">
          <text:p/>
        </draw:line>
        <draw:line draw:style-name="gr8" draw:text-style-name="P2" draw:layer="layout" svg:x1="1.922cm" svg:y1="7.567cm" svg:x2="1.922cm" svg:y2="7.605cm">
          <text:p/>
        </draw:line>
        <draw:line draw:style-name="gr8" draw:text-style-name="P2" draw:layer="layout" svg:x1="1.922cm" svg:y1="8.685cm" svg:x2="1.922cm" svg:y2="7.605cm">
          <text:p/>
        </draw:line>
        <draw:line draw:style-name="gr8" draw:text-style-name="P2" draw:layer="layout" svg:x1="1.922cm" svg:y1="8.971cm" svg:x2="1.922cm" svg:y2="8.685cm">
          <text:p/>
        </draw:line>
        <draw:line draw:style-name="gr8" draw:text-style-name="P2" draw:layer="layout" svg:x1="1.848cm" svg:y1="9.021cm" svg:x2="1.923cm" svg:y2="8.971cm">
          <text:p/>
        </draw:line>
        <draw:path draw:style-name="gr8" draw:text-style-name="P2" draw:layer="layout" svg:width="0.677cm" svg:height="0.229cm" svg:x="2.3cm" svg:y="7.348cm" svg:viewBox="0 0 678 230" svg:d="M0 163c114 67 286 85 435 50 148-36 243-121 243-213">
          <text:p/>
        </draw:path>
        <draw:path draw:style-name="gr8" draw:text-style-name="P2" draw:layer="layout" svg:width="0.794cm" svg:height="0.229cm" svg:x="2.183cm" svg:y="7.119cm" svg:viewBox="0 0 795 230" svg:d="M795 230c0-127-176-230-396-230-222 0-399 103-399 230">
          <text:p/>
        </draw:path>
        <draw:path draw:style-name="gr8" draw:text-style-name="P2" draw:layer="layout" svg:width="0.117cm" svg:height="0.162cm" svg:x="2.183cm" svg:y="7.348cm" svg:viewBox="0 0 118 163" svg:d="M0 0c0 61 43 121 118 163">
          <text:p/>
        </draw:path>
        <draw:path draw:style-name="gr8" draw:text-style-name="P2" draw:layer="layout" svg:width="0.663cm" svg:height="0.381cm" svg:x="2.617cm" svg:y="7.493cm" svg:viewBox="0 0 664 382" svg:d="M0 382c360-11 643-178 664-382">
          <text:p/>
        </draw:path>
        <draw:line draw:style-name="gr8" draw:text-style-name="P2" draw:layer="layout" svg:x1="3.277cm" svg:y1="8.572cm" svg:x2="3.277cm" svg:y2="7.493cm">
          <text:p/>
        </draw:line>
        <draw:path draw:style-name="gr8" draw:text-style-name="P2" draw:layer="layout" svg:width="0.663cm" svg:height="0.381cm" svg:x="2.617cm" svg:y="8.572cm" svg:viewBox="0 0 664 382" svg:d="M0 382c360-11 643-176 664-382">
          <text:p/>
        </draw:path>
        <draw:path draw:style-name="gr8" draw:text-style-name="P2" draw:layer="layout" svg:width="1.087cm" svg:height="0.381cm" svg:x="3.294cm" svg:y="9.39cm" svg:viewBox="0 0 1088 382" svg:d="M0 0c18 145 163 272 385 340 227 64 491 53 703-25">
          <text:p/>
        </draw:path>
        <draw:line draw:style-name="gr8" draw:text-style-name="P2" draw:layer="layout" svg:x1="3.026cm" svg:y1="9.074cm" svg:x2="3.489cm" svg:y2="8.805cm">
          <text:p/>
        </draw:line>
        <draw:line draw:style-name="gr8" draw:text-style-name="P2" draw:layer="layout" svg:x1="4.393cm" svg:y1="9.712cm" svg:x2="4.377cm" svg:y2="9.701cm">
          <text:p/>
        </draw:line>
        <draw:path draw:style-name="gr8" draw:text-style-name="P2" draw:layer="layout" svg:width="0.55cm" svg:height="0.159cm" svg:x="3.485cm" svg:y="8.805cm" svg:viewBox="0 0 551 160" svg:d="M0 0c146 92 343 149 551 160">
          <text:p/>
        </draw:path>
        <draw:line draw:style-name="gr8" draw:text-style-name="P2" draw:layer="layout" svg:x1="4.392cm" svg:y1="9.712cm" svg:x2="4.407cm" svg:y2="9.704cm">
          <text:p/>
        </draw:line>
        <draw:path draw:style-name="gr8" draw:text-style-name="P2" draw:layer="layout" svg:width="0.187cm" svg:height="0.021cm" svg:x="4.035cm" svg:y="8.964cm" svg:viewBox="0 0 188 22" svg:d="M188 22c-64-15-124-22-188-22">
          <text:p/>
        </draw:path>
        <draw:path draw:style-name="gr8" draw:text-style-name="P2" draw:layer="layout" svg:width="0.004cm" svg:height="0.032cm" svg:x="4.691cm" svg:y="9.366cm" svg:viewBox="0 0 5 33" svg:d="M0 33c5-11 5-23 5-33">
          <text:p/>
        </draw:path>
        <draw:path draw:style-name="gr8" draw:text-style-name="P2" draw:layer="layout" svg:width="0.473cm" svg:height="0.381cm" svg:x="4.222cm" svg:y="8.985cm" svg:viewBox="0 0 474 382" svg:d="M474 382c0-174-191-329-474-382">
          <text:p/>
        </draw:path>
        <draw:line draw:style-name="gr8" draw:text-style-name="P2" draw:layer="layout" svg:x1="3.474cm" svg:y1="8.978cm" svg:x2="3.755cm" svg:y2="9.141cm">
          <text:p/>
        </draw:line>
        <draw:path draw:style-name="gr8" draw:text-style-name="P2" draw:layer="layout" svg:width="0.134cm" svg:height="0.016cm" svg:x="3.34cm" svg:y="8.962cm" svg:viewBox="0 0 135 17" svg:d="M0 17c36-23 100-23 135 0">
          <text:p/>
        </draw:path>
        <draw:path draw:style-name="gr8" draw:text-style-name="P2" draw:layer="layout" svg:width="0.007cm" svg:height="0.004cm" svg:x="3.75cm" svg:y="9.136cm" svg:viewBox="0 0 8 5" svg:d="M0 0c3 6 8 6 8 0">
          <text:p/>
        </draw:path>
        <draw:line draw:style-name="gr8" draw:text-style-name="P2" draw:layer="layout" svg:x1="3.323cm" svg:y1="8.989cm" svg:x2="3.341cm" svg:y2="8.978cm">
          <text:p/>
        </draw:line>
        <draw:path draw:style-name="gr8" draw:text-style-name="P2" draw:layer="layout" svg:width="0.787cm" svg:height="0.533cm" svg:x="3.668cm" svg:y="9.099cm" svg:viewBox="0 0 788 534" svg:d="M0 458c170 96 441 103 625 11 184-88 216-244 75-357-142-113-407-145-611-75">
          <text:p/>
        </draw:path>
        <draw:path draw:style-name="gr8" draw:text-style-name="P2" draw:layer="layout" svg:width="0.03cm" svg:height="0.078cm" svg:x="3.294cm" svg:y="8.988cm" svg:viewBox="0 0 31 79" svg:d="M31 79c-41-22-41-58 0-79">
          <text:p/>
        </draw:path>
        <draw:path draw:style-name="gr8" draw:text-style-name="P2" draw:layer="layout" svg:width="0.134cm" svg:height="0.328cm" svg:x="3.535cm" svg:y="9.228cm" svg:viewBox="0 0 135 329" svg:d="M67 0c-110 106-82 241 68 329">
          <text:p/>
        </draw:path>
        <draw:line draw:style-name="gr8" draw:text-style-name="P2" draw:layer="layout" svg:x1="3.599cm" svg:y1="9.229cm" svg:x2="3.323cm" svg:y2="9.066cm">
          <text:p/>
        </draw:line>
        <draw:line draw:style-name="gr8" draw:text-style-name="P2" draw:layer="layout" svg:x1="3.602cm" svg:y1="9.229cm" svg:x2="3.598cm" svg:y2="9.225cm">
          <text:p/>
        </draw:line>
        <draw:path draw:style-name="gr8" draw:text-style-name="P2" draw:layer="layout" svg:width="0.052cm" svg:height="0.038cm" svg:x="3.436cm" svg:y="8.77cm" svg:viewBox="0 0 53 39" svg:d="M0 0c14 14 36 24 53 39">
          <text:p/>
        </draw:path>
        <draw:path draw:style-name="gr8" draw:text-style-name="P2" draw:layer="layout" svg:width="0.473cm" svg:height="0.275cm" svg:x="2.963cm" svg:y="8.77cm" svg:viewBox="0 0 474 276" svg:d="M0 276c213-57 378-153 474-276">
          <text:p/>
        </draw:path>
        <draw:path draw:style-name="gr8" draw:text-style-name="P2" draw:layer="layout" svg:width="0.082cm" svg:height="0.078cm" svg:x="3.354cm" svg:y="8.695cm" svg:viewBox="0 0 83 79" svg:d="M0 0c26 25 51 51 83 79">
          <text:p/>
        </draw:path>
        <draw:line draw:style-name="gr8" draw:text-style-name="P2" draw:layer="layout" svg:x1="2.832cm" svg:y1="8.996cm" svg:x2="2.854cm" svg:y2="8.985cm">
          <text:p/>
        </draw:line>
        <draw:line draw:style-name="gr8" draw:text-style-name="P2" draw:layer="layout" svg:x1="3.333cm" svg:y1="8.711cm" svg:x2="3.355cm" svg:y2="8.695cm">
          <text:p/>
        </draw:line>
        <draw:path draw:style-name="gr8" draw:text-style-name="P2" draw:layer="layout" svg:width="0.48cm" svg:height="0.279cm" svg:x="2.853cm" svg:y="8.706cm" svg:viewBox="0 0 481 280" svg:d="M0 280c223-50 400-148 481-280">
          <text:p/>
        </draw:path>
        <draw:path draw:style-name="gr8" draw:text-style-name="P2" draw:layer="layout" svg:width="0.035cm" svg:height="0.007cm" svg:x="2.818cm" svg:y="8.985cm" svg:viewBox="0 0 36 8" svg:d="M0 8c11-5 25-5 36-8">
          <text:p/>
        </draw:path>
        <draw:line draw:style-name="gr8" draw:text-style-name="P2" draw:layer="layout" svg:x1="2.853cm" svg:y1="8.986cm" svg:x2="3.334cm" svg:y2="8.706cm">
          <text:p/>
        </draw:line>
        <draw:path draw:style-name="gr8" draw:text-style-name="P2" draw:layer="layout" svg:width="0.014cm" svg:height="0.025cm" svg:x="3.333cm" svg:y="8.685cm" svg:viewBox="0 0 15 26" svg:d="M0 26c4-12 8-19 15-26">
          <text:p/>
        </draw:path>
        <draw:path draw:style-name="gr8" draw:text-style-name="P2" draw:layer="layout" svg:width="0.07cm" svg:height="0.113cm" svg:x="3.277cm" svg:y="8.572cm" svg:viewBox="0 0 71 114" svg:d="M0 0c14 39 39 78 71 114">
          <text:p/>
        </draw:path>
        <draw:path draw:style-name="gr8" draw:text-style-name="P2" draw:layer="layout" svg:width="0.074cm" svg:height="0.12cm" svg:x="3.206cm" svg:y="10.142cm" svg:viewBox="0 0 75 121" svg:d="M75 121c-7-4-14-14-28-32s-28-49-47-89">
          <text:p/>
        </draw:path>
        <draw:path draw:style-name="gr8" draw:text-style-name="P2" draw:layer="layout" svg:width="0.018cm" svg:height="0.113cm" svg:x="3.026cm" svg:y="10.181cm" svg:viewBox="0 0 19 114" svg:d="M0 114c12-7 19-25 19-46 0-22-7-47-19-68">
          <text:p/>
        </draw:path>
        <draw:path draw:style-name="gr8" draw:text-style-name="P2" draw:layer="layout" svg:width="0.018cm" svg:height="0.113cm" svg:x="3.026cm" svg:y="10.854cm" svg:viewBox="0 0 19 114" svg:d="M0 114c12-7 19-24 19-45 0-26-7-47-19-69">
          <text:p/>
        </draw:path>
        <draw:line draw:style-name="gr8" draw:text-style-name="P2" draw:layer="layout" svg:x1="3.273cm" svg:y1="11.295cm" svg:x2="3.273cm" svg:y2="11.243cm">
          <text:p/>
        </draw:line>
        <draw:path draw:style-name="gr8" draw:text-style-name="P2" draw:layer="layout" svg:width="0.123cm" svg:height="0.311cm" svg:x="3.15cm" svg:y="10.932cm" svg:viewBox="0 0 124 312" svg:d="M124 312c-10-15-36-50-64-103-18-35-35-77-46-120-7-29-14-61-14-89">
          <text:p/>
        </draw:path>
        <draw:path draw:style-name="gr8" draw:text-style-name="P2" draw:layer="layout" svg:width="0.123cm" svg:height="0.103cm" svg:x="3.15cm" svg:y="10.843cm" svg:viewBox="0 0 124 104" svg:d="M0 90c0-32 10-60 21-75 11-14 25-18 35-14 14 3 32 14 43 33 10 17 18 42 25 70">
          <text:p/>
        </draw:path>
        <draw:line draw:style-name="gr8" draw:text-style-name="P2" draw:layer="layout" svg:x1="3.273cm" svg:y1="10.943cm" svg:x2="3.273cm" svg:y2="10.727cm">
          <text:p/>
        </draw:line>
        <draw:path draw:style-name="gr8" draw:text-style-name="P2" draw:layer="layout" svg:width="0.025cm" svg:height="0.074cm" svg:x="3.273cm" svg:y="10.653cm" svg:viewBox="0 0 26 75" svg:d="M26 0c-4 0-7 0-14 11-4 4-4 11-7 21 0 12-5 26-5 43">
          <text:p/>
        </draw:path>
        <draw:line draw:style-name="gr8" draw:text-style-name="P2" draw:layer="layout" svg:x1="3.294cm" svg:y1="10.611cm" svg:x2="3.294cm" svg:y2="10.653cm">
          <text:p/>
        </draw:line>
        <draw:path draw:style-name="gr8" draw:text-style-name="P2" draw:layer="layout" svg:width="0.148cm" svg:height="0.317cm" svg:x="3.15cm" svg:y="10.322cm" svg:viewBox="0 0 149 318" svg:d="M149 294c-4 21-7 28-18 21-7-4-21-25-38-54-22-32-46-78-65-134-18-43-28-88-28-127">
          <text:p/>
        </draw:path>
        <draw:path draw:style-name="gr8" draw:text-style-name="P2" draw:layer="layout" svg:width="0.148cm" svg:height="0.268cm" svg:x="3.15cm" svg:y="10.23cm" svg:viewBox="0 0 149 269" svg:d="M0 93c0-47 14-79 36-89 21-11 46 3 64 31 10 22 21 50 28 82 14 43 17 96 21 152">
          <text:p/>
        </draw:path>
        <draw:line draw:style-name="gr8" draw:text-style-name="P2" draw:layer="layout" svg:x1="3.294cm" svg:y1="10.322cm" svg:x2="3.294cm" svg:y2="10.498cm">
          <text:p/>
        </draw:line>
        <draw:line draw:style-name="gr8" draw:text-style-name="P2" draw:layer="layout" svg:x1="4.377cm" svg:y1="9.701cm" svg:x2="4.377cm" svg:y2="10.636cm">
          <text:p/>
        </draw:line>
        <draw:path draw:style-name="gr8" draw:text-style-name="P2" draw:layer="layout" svg:width="0.713cm" svg:height="0.067cm" svg:x="3.668cm" svg:y="10.636cm" svg:viewBox="0 0 714 68" svg:d="M0 21c230 71 499 61 714-21">
          <text:p/>
        </draw:path>
        <draw:path draw:style-name="gr8" draw:text-style-name="P2" draw:layer="layout" svg:width="0.043cm" svg:height="0.099cm" svg:x="3.668cm" svg:y="10.558cm" svg:viewBox="0 0 44 100" svg:d="M0 100c7-7 16-18 23-26 10-21 21-49 21-74">
          <text:p/>
        </draw:path>
        <draw:path draw:style-name="gr8" draw:text-style-name="P2" draw:layer="layout" svg:width="0.212cm" svg:height="0.289cm" svg:x="3.499cm" svg:y="10.269cm" svg:viewBox="0 0 213 290" svg:d="M0 0c25 14 49 32 74 53s46 42 67 67c18 25 39 53 50 81s22 60 22 89">
          <text:p/>
        </draw:path>
        <draw:path draw:style-name="gr8" draw:text-style-name="P2" draw:layer="layout" svg:width="0.145cm" svg:height="0.247cm" svg:x="3.354cm" svg:y="10.241cm" svg:viewBox="0 0 146 248" svg:d="M146 28c-28-18-56-25-74-28-18 0-32 3-43 14-7 7-14 14-18 28-4 11-7 28-11 49 0 32 4 64 7 92 4 25 8 47 11 65">
          <text:p/>
        </draw:path>
        <draw:path draw:style-name="gr8" draw:text-style-name="P2" draw:layer="layout" svg:width="0.082cm" svg:height="0.166cm" svg:x="3.294cm" svg:y="10.322cm" svg:viewBox="0 0 83 167" svg:d="M0 0c8 60 36 116 83 167">
          <text:p/>
        </draw:path>
        <draw:path draw:style-name="gr8" draw:text-style-name="P2" draw:layer="layout" svg:width="0.042cm" svg:height="0.092cm" svg:x="3.316cm" svg:y="11.14cm" svg:viewBox="0 0 43 93" svg:d="M0 93c29-14 43-46 43-93">
          <text:p/>
        </draw:path>
        <draw:path draw:style-name="gr8" draw:text-style-name="P2" draw:layer="layout" svg:width="0.085cm" svg:height="0.197cm" svg:x="3.273cm" svg:y="10.943cm" svg:viewBox="0 0 86 198" svg:d="M86 198c0-64-32-142-86-198">
          <text:p/>
        </draw:path>
        <draw:line draw:style-name="gr8" draw:text-style-name="P2" draw:layer="layout" svg:x1="4.127cm" svg:y1="10.93cm" svg:x2="4.495cm" svg:y2="10.717cm">
          <text:p/>
        </draw:line>
        <draw:line draw:style-name="gr8" draw:text-style-name="P2" draw:layer="layout" svg:x1="4.127cm" svg:y1="11.133cm" svg:x2="4.127cm" svg:y2="10.925cm">
          <text:p/>
        </draw:line>
        <draw:path draw:style-name="gr8" draw:text-style-name="P2" draw:layer="layout" svg:width="0.003cm" svg:height="0.021cm" svg:x="3.277cm" svg:y="8.551cm" svg:viewBox="0 0 4 22" svg:d="M0 22c4-7 4-14 4-22">
          <text:p/>
        </draw:path>
        <draw:path draw:style-name="gr8" draw:text-style-name="P2" draw:layer="layout" svg:width="0.01cm" svg:height="0.01cm" svg:x="3.344cm" svg:y="8.685cm" svg:viewBox="0 0 11 11" svg:d="M0 0c4 3 8 7 11 11">
          <text:p/>
        </draw:path>
        <draw:path draw:style-name="gr8" draw:text-style-name="P2" draw:layer="layout" svg:width="0.017cm" svg:height="0.022cm" svg:x="3.337cm" svg:y="9.062cm" svg:viewBox="0 0 18 23" svg:d="M18 23c-10-5-18-12-18-23">
          <text:p/>
        </draw:path>
        <draw:path draw:style-name="gr8" draw:text-style-name="P2" draw:layer="layout" svg:width="0.017cm" svg:height="0.021cm" svg:x="3.337cm" svg:y="9.041cm" svg:viewBox="0 0 18 22" svg:d="M0 22c0-8 8-15 18-22">
          <text:p/>
        </draw:path>
        <draw:line draw:style-name="gr8" draw:text-style-name="P2" draw:layer="layout" svg:x1="3.354cm" svg:y1="9.047cm" svg:x2="3.373cm" svg:y2="9.034cm">
          <text:p/>
        </draw:line>
        <draw:path draw:style-name="gr8" draw:text-style-name="P2" draw:layer="layout" svg:width="0.071cm" svg:height="0.01cm" svg:x="3.372cm" svg:y="9.024cm" svg:viewBox="0 0 72 11" svg:d="M0 11c18-15 54-15 72 0">
          <text:p/>
        </draw:path>
        <draw:path draw:style-name="gr8" draw:text-style-name="P2" draw:layer="layout" svg:width="0.042cm" svg:height="0.141cm" svg:x="1.88cm" svg:y="8.833cm" svg:viewBox="0 0 43 142" svg:d="M0 0c0 49 14 95 43 142">
          <text:p/>
        </draw:path>
        <draw:path draw:style-name="gr8" draw:text-style-name="P2" draw:layer="layout" svg:width="0.974cm" svg:height="0.282cm" svg:x="2.095cm" svg:y="7.066cm" svg:viewBox="0 0 975 283" svg:d="M975 283c0-155-219-283-487-283-273 0-488 128-488 283">
          <text:p/>
        </draw:path>
        <draw:path draw:style-name="gr8" draw:text-style-name="P2" draw:layer="layout" svg:width="0.974cm" svg:height="0.282cm" svg:x="2.095cm" svg:y="7.348cm" svg:viewBox="0 0 975 283" svg:d="M0 0c0 156 215 283 488 283 268 0 487-127 487-283">
          <text:p/>
        </draw:path>
        <draw:path draw:style-name="gr8" draw:text-style-name="P2" draw:layer="layout" svg:width="0.042cm" svg:height="0.141cm" svg:x="1.88cm" svg:y="7.468cm" svg:viewBox="0 0 43 142" svg:d="M0 0c0 49 14 96 43 142">
          <text:p/>
        </draw:path>
        <draw:path draw:style-name="gr8" draw:text-style-name="P2" draw:layer="layout" svg:width="0.042cm" svg:height="0.134cm" svg:x="1.88cm" svg:y="8.551cm" svg:viewBox="0 0 43 135" svg:d="M0 0c0 46 14 93 43 135">
          <text:p/>
        </draw:path>
        <draw:line draw:style-name="gr8" draw:text-style-name="P2" draw:layer="layout" svg:x1="3.277cm" svg:y1="7.493cm" svg:x2="3.277cm" svg:y2="7.45cm">
          <text:p/>
        </draw:line>
        <draw:path draw:style-name="gr8" draw:text-style-name="P2" draw:layer="layout" svg:width="0.892cm" svg:height="0.258cm" svg:x="2.134cm" svg:y="7.09cm" svg:viewBox="0 0 893 259" svg:d="M893 259c0-142-201-259-444-259-247 0-449 117-449 259">
          <text:p/>
        </draw:path>
        <draw:path draw:style-name="gr8" draw:text-style-name="P2" draw:layer="layout" svg:width="0.892cm" svg:height="0.257cm" svg:x="2.134cm" svg:y="7.348cm" svg:viewBox="0 0 893 258" svg:d="M0 0c0 141 202 258 449 258 243 0 444-117 444-258">
          <text:p/>
        </draw:path>
        <draw:path draw:style-name="gr8" draw:text-style-name="P2" draw:layer="layout" svg:width="0.003cm" svg:height="0.025cm" svg:x="3.277cm" svg:y="7.468cm" svg:viewBox="0 0 4 26" svg:d="M0 26c4-8 4-15 4-26">
          <text:p/>
        </draw:path>
        <draw:path draw:style-name="gr8" draw:text-style-name="P2" draw:layer="layout" svg:width="0.023cm" svg:height="0cm" svg:x="4.392cm" svg:y="9.711cm" svg:viewBox="0 0 24 0" svg:d="M0 0c10 0 17 0 24 0">
          <text:p/>
        </draw:path>
        <draw:line draw:style-name="gr8" draw:text-style-name="P2" draw:layer="layout" svg:x1="4.416cm" svg:y1="9.711cm" svg:x2="4.416cm" svg:y2="10.752cm">
          <text:p/>
        </draw:line>
        <draw:line draw:style-name="gr8" draw:text-style-name="P2" draw:layer="layout" svg:x1="4.377cm" svg:y1="10.636cm" svg:x2="4.377cm" svg:y2="10.777cm">
          <text:p/>
        </draw:line>
        <draw:line draw:style-name="gr8" draw:text-style-name="P2" draw:layer="layout" svg:x1="4.421cm" svg:y1="10.752cm" svg:x2="4.377cm" svg:y2="10.778cm">
          <text:p/>
        </draw:line>
        <draw:path draw:style-name="gr8" draw:text-style-name="P2" draw:layer="layout" svg:width="0.124cm" svg:height="0.035cm" svg:x="4.416cm" svg:y="9.676cm" svg:viewBox="0 0 125 36" svg:d="M0 36c46 0 89-10 125-36">
          <text:p/>
        </draw:path>
        <draw:path draw:style-name="gr8" draw:text-style-name="P2" draw:layer="layout" svg:width="0.042cm" svg:height="0.036cm" svg:x="4.54cm" svg:y="9.644cm" svg:viewBox="0 0 43 37" svg:d="M0 37c14-12 29-22 43-37">
          <text:p/>
        </draw:path>
        <draw:path draw:style-name="gr8" draw:text-style-name="P2" draw:layer="layout" svg:width="0.032cm" svg:height="0.011cm" svg:x="4.54cm" svg:y="9.655cm" svg:viewBox="0 0 33 12" svg:d="M0 12c15-5 22-5 33-12">
          <text:p/>
        </draw:path>
        <draw:line draw:style-name="gr8" draw:text-style-name="P2" draw:layer="layout" svg:x1="4.544cm" svg:y1="9.666cm" svg:x2="4.487cm" svg:y2="9.698cm">
          <text:p/>
        </draw:line>
        <draw:path draw:style-name="gr8" draw:text-style-name="P2" draw:layer="layout" svg:width="0.085cm" svg:height="0.009cm" svg:x="4.402cm" svg:y="9.697cm" svg:viewBox="0 0 86 10" svg:d="M0 8c33 5 61 0 86-8">
          <text:p/>
        </draw:path>
        <draw:line draw:style-name="gr8" draw:text-style-name="P2" draw:layer="layout" svg:x1="4.402cm" svg:y1="9.704cm" svg:x2="4.402cm" svg:y2="9.563cm">
          <text:p/>
        </draw:line>
        <draw:line draw:style-name="gr8" draw:text-style-name="P2" draw:layer="layout" svg:x1="4.654cm" svg:y1="9.422cm" svg:x2="4.402cm" svg:y2="9.564cm">
          <text:p/>
        </draw:line>
        <draw:line draw:style-name="gr8" draw:text-style-name="P2" draw:layer="layout" svg:x1="4.649cm" svg:y1="9.423cm" svg:x2="4.777cm" svg:y2="9.348cm">
          <text:p/>
        </draw:line>
        <draw:line draw:style-name="gr8" draw:text-style-name="P2" draw:layer="layout" svg:x1="5.85cm" svg:y1="10.803cm" svg:x2="5.556cm" svg:y2="10.632cm">
          <text:p/>
        </draw:line>
        <draw:line draw:style-name="gr8" draw:text-style-name="P2" draw:layer="layout" svg:x1="3.443cm" svg:y1="9.034cm" svg:x2="3.719cm" svg:y2="9.194cm">
          <text:p/>
        </draw:line>
        <draw:line draw:style-name="gr8" draw:text-style-name="P2" draw:layer="layout" svg:x1="3.684cm" svg:y1="9.236cm" svg:x2="3.626cm" svg:y2="9.203cm">
          <text:p/>
        </draw:line>
        <draw:path draw:style-name="gr8" draw:text-style-name="P2" draw:layer="layout" svg:width="0.075cm" svg:height="0.131cm" svg:x="3.608cm" svg:y="9.235cm" svg:viewBox="0 0 76 132" svg:d="M76 0c-51 39-76 86-76 132">
          <text:p/>
        </draw:path>
        <draw:path draw:style-name="gr8" draw:text-style-name="P2" draw:layer="layout" svg:width="0.773cm" svg:height="0.222cm" svg:x="3.608cm" svg:y="9.366cm" svg:viewBox="0 0 774 223" svg:d="M0 0c0 124 173 223 385 223 215 0 389-99 389-223">
          <text:p/>
        </draw:path>
        <draw:path draw:style-name="gr8" draw:text-style-name="P2" draw:layer="layout" svg:width="0.614cm" svg:height="0.223cm" svg:x="3.767cm" svg:y="9.144cm" svg:viewBox="0 0 615 224" svg:d="M615 224c0-81-81-160-212-199-127-39-283-32-403 18">
          <text:p/>
        </draw:path>
        <draw:path draw:style-name="gr8" draw:text-style-name="P2" draw:layer="layout" svg:width="0.032cm" svg:height="0.026cm" svg:x="3.598cm" svg:y="9.203cm" svg:viewBox="0 0 33 27" svg:d="M33 0c-11 12-23 19-33 27">
          <text:p/>
        </draw:path>
        <draw:line draw:style-name="gr8" draw:text-style-name="P2" draw:layer="layout" svg:x1="3.772cm" svg:y1="9.187cm" svg:x2="3.714cm" svg:y2="9.154cm">
          <text:p/>
        </draw:line>
        <draw:path draw:style-name="gr8" draw:text-style-name="P2" draw:layer="layout" svg:width="0.046cm" svg:height="0.018cm" svg:x="3.714cm" svg:y="9.136cm" svg:viewBox="0 0 47 19" svg:d="M47 0c-19 9-33 16-47 19">
          <text:p/>
        </draw:path>
        <draw:line draw:style-name="gr8" draw:text-style-name="P2" draw:layer="layout" svg:x1="3.598cm" svg:y1="9.225cm" svg:x2="3.602cm" svg:y2="9.229cm">
          <text:p/>
        </draw:line>
        <draw:path draw:style-name="gr8" draw:text-style-name="P2" draw:layer="layout" svg:width="0.025cm" svg:height="0.165cm" svg:x="3.273cm" svg:y="10.943cm" svg:viewBox="0 0 26 166" svg:d="M26 166c-4-59-11-116-26-166">
          <text:p/>
        </draw:path>
        <draw:path draw:style-name="gr8" draw:text-style-name="P2" draw:layer="layout" svg:width="0.011cm" svg:height="0.025cm" svg:x="3.287cm" svg:y="11.225cm" svg:viewBox="0 0 12 26" svg:d="M12 0c-5 14-8 22-12 26">
          <text:p/>
        </draw:path>
        <draw:path draw:style-name="gr8" draw:text-style-name="P2" draw:layer="layout" svg:width="0.018cm" svg:height="0.009cm" svg:x="3.273cm" svg:y="11.243cm" svg:viewBox="0 0 19 10" svg:d="M19 8c-8 4-12 0-19-8">
          <text:p/>
        </draw:path>
        <draw:line draw:style-name="gr8" draw:text-style-name="P2" draw:layer="layout" svg:x1="3.294cm" svg:y1="11.108cm" svg:x2="3.294cm" svg:y2="11.225cm">
          <text:p/>
        </draw:line>
        <draw:path draw:style-name="gr8" draw:text-style-name="P2" draw:layer="layout" svg:width="0.205cm" svg:height="0.205cm" svg:x="3.294cm" svg:y="10.653cm" svg:viewBox="0 0 206 206" svg:d="M206 206c-39-21-74-46-95-71-14-10-25-17-32-28-26-24-40-46-50-61-11-14-18-24-21-31-4-8-4-11-8-15">
          <text:p/>
        </draw:path>
        <draw:path draw:style-name="gr8" draw:text-style-name="P2" draw:layer="layout" svg:width="0.459cm" svg:height="0.18cm" svg:x="3.499cm" svg:y="10.858cm" svg:viewBox="0 0 460 181" svg:d="M0 0c39 21 81 42 124 56 49 22 95 36 137 46 81 25 149 51 199 79">
          <text:p/>
        </draw:path>
        <draw:path draw:style-name="gr8" draw:text-style-name="P2" draw:layer="layout" svg:width="0.106cm" svg:height="0.142cm" svg:x="3.954cm" svg:y="11.034cm" svg:viewBox="0 0 107 143" svg:d="M0 0c74 44 103 93 107 143">
          <text:p/>
        </draw:path>
        <draw:path draw:style-name="gr8" draw:text-style-name="P2" draw:layer="layout" svg:width="0.127cm" svg:height="0.194cm" svg:x="3.372cm" svg:y="10.484cm" svg:viewBox="0 0 128 195" svg:d="M0 0c14 42 28 78 46 110 21 36 49 67 82 85">
          <text:p/>
        </draw:path>
        <draw:path draw:style-name="gr8" draw:text-style-name="P2" draw:layer="layout" svg:width="0.173cm" svg:height="0.043cm" svg:x="3.499cm" svg:y="10.657cm" svg:viewBox="0 0 174 44" svg:d="M0 21c33 19 65 26 89 22 32-3 60-22 85-43">
          <text:p/>
        </draw:path>
        <draw:path draw:style-name="gr8" draw:text-style-name="P2" draw:layer="layout" svg:width="0.254cm" svg:height="0.152cm" svg:x="4.127cm" svg:y="10.777cm" svg:viewBox="0 0 255 153" svg:d="M255 0c-78 47-162 96-255 153">
          <text:p/>
        </draw:path>
        <draw:path draw:style-name="gr8" draw:text-style-name="P2" draw:layer="layout" svg:width="0.004cm" svg:height="0.05cm" svg:x="3.294cm" svg:y="10.565cm" svg:viewBox="0 0 5 51" svg:d="M0 51c0-4 0-12 5-19 0-7 0-18 0-32">
          <text:p/>
        </draw:path>
        <draw:path draw:style-name="gr8" draw:text-style-name="P2" draw:layer="layout" svg:width="0.004cm" svg:height="0.067cm" svg:x="3.294cm" svg:y="10.498cm" svg:viewBox="0 0 5 68" svg:d="M0 0c0 7 0 18 5 28 0 11 0 25 0 40">
          <text:p/>
        </draw:path>
        <draw:line draw:style-name="gr8" draw:text-style-name="P2" draw:layer="layout" svg:x1="3.294cm" svg:y1="10.498cm" svg:x2="3.294cm" svg:y2="10.611cm">
          <text:p/>
        </draw:line>
        <draw:path draw:style-name="gr8" draw:text-style-name="P2" draw:layer="layout" svg:width="0.3cm" svg:height="0.173cm" svg:x="3.372cm" svg:y="10.484cm" svg:viewBox="0 0 301 174" svg:d="M0 0c68 74 174 135 301 174">
          <text:p/>
        </draw:path>
        <draw:path draw:style-name="gr8" draw:text-style-name="P2" draw:layer="layout" svg:width="0.004cm" svg:height="0.117cm" svg:x="3.294cm" svg:y="11.108cm" svg:viewBox="0 0 5 118" svg:d="M0 0c0 8 0 18 5 25 0 7 0 11 0 18s0 10 0 17c0 8 0 18 0 22 0 8 0 11 0 15 0 3-5 7-5 10 0 4 0 7 0 11">
          <text:p/>
        </draw:path>
        <draw:polyline draw:style-name="gr8" draw:text-style-name="P2" draw:layer="layout" svg:width="0cm" svg:height="0cm" svg:x="4.416cm" svg:y="10.752cm" svg:viewBox="0 0 0 0" draw:points="0,0">
          <text:p/>
        </draw:polyline>
        <draw:line draw:style-name="gr8" draw:text-style-name="P2" draw:layer="layout" svg:x1="4.416cm" svg:y1="10.753cm" svg:x2="4.481cm" svg:y2="10.71cm">
          <text:p/>
        </draw:line>
        <draw:line draw:style-name="gr8" draw:text-style-name="P2" draw:layer="layout" svg:x1="3.714cm" svg:y1="9.189cm" svg:x2="3.714cm" svg:y2="9.256cm">
          <text:p/>
        </draw:line>
        <draw:line draw:style-name="gr8" draw:text-style-name="P2" draw:layer="layout" svg:x1="3.722cm" svg:y1="9.262cm" svg:x2="3.714cm" svg:y2="9.256cm">
          <text:p/>
        </draw:line>
        <draw:path draw:style-name="gr8" draw:text-style-name="P2" draw:layer="layout" svg:width="0.074cm" svg:height="0.037cm" svg:x="3.534cm" svg:y="9.184cm" svg:viewBox="0 0 75 38" svg:d="M0 2c22-7 50 7 75 36">
          <text:p/>
        </draw:path>
        <draw:path draw:style-name="gr8" draw:text-style-name="P2" draw:layer="layout" svg:width="0.952cm" svg:height="0.275cm" svg:x="2.106cm" svg:y="7.073cm" svg:viewBox="0 0 953 276" svg:d="M953 276c0-153-215-276-476-276-266 0-477 123-477 276">
          <text:p/>
        </draw:path>
        <draw:path draw:style-name="gr8" draw:text-style-name="P2" draw:layer="layout" svg:width="0.952cm" svg:height="0.275cm" svg:x="2.106cm" svg:y="7.348cm" svg:viewBox="0 0 953 276" svg:d="M0 0c0 152 211 276 477 276 261 0 476-124 476-276">
          <text:p/>
        </draw:path>
        <draw:path draw:style-name="gr8" draw:text-style-name="P2" draw:layer="layout" svg:width="0.92cm" svg:height="0.268cm" svg:x="2.12cm" svg:y="7.08cm" svg:viewBox="0 0 921 269" svg:d="M921 269c0-145-204-269-458-269s-463 124-463 269">
          <text:p/>
        </draw:path>
        <draw:path draw:style-name="gr8" draw:text-style-name="P2" draw:layer="layout" svg:width="0.92cm" svg:height="0.264cm" svg:x="2.12cm" svg:y="7.348cm" svg:viewBox="0 0 921 265" svg:d="M0 0c0 148 209 265 463 265s458-117 458-265">
          <text:p/>
        </draw:path>
        <draw:line draw:style-name="gr8" draw:text-style-name="P2" draw:layer="layout" svg:x1="4.416cm" svg:y1="10.752cm" svg:x2="4.416cm" svg:y2="9.711cm">
          <text:p/>
        </draw:line>
        <draw:line draw:style-name="gr8" draw:text-style-name="P2" draw:layer="layout" svg:x1="4.636cm" svg:y1="11.833cm" svg:x2="4.554cm" svg:y2="11.786cm">
          <text:p/>
        </draw:line>
        <draw:line draw:style-name="gr8" draw:text-style-name="P2" draw:layer="layout" svg:x1="4.554cm" svg:y1="10.971cm" svg:x2="4.554cm" svg:y2="11.786cm">
          <text:p/>
        </draw:line>
        <draw:line draw:style-name="gr8" draw:text-style-name="P2" draw:layer="layout" svg:x1="4.554cm" svg:y1="10.971cm" svg:x2="4.554cm" svg:y2="10.756cm">
          <text:p/>
        </draw:line>
        <draw:line draw:style-name="gr8" draw:text-style-name="P2" draw:layer="layout" svg:x1="4.48cm" svg:y1="10.71cm" svg:x2="4.558cm" svg:y2="10.757cm">
          <text:p/>
        </draw:line>
        <draw:line draw:style-name="gr8" draw:text-style-name="P2" draw:layer="layout" svg:x1="4.735cm" svg:y1="9.412cm" svg:x2="4.67cm" svg:y2="9.508cm">
          <text:p/>
        </draw:line>
        <draw:line draw:style-name="gr8" draw:text-style-name="P2" draw:layer="layout" svg:x1="4.632cm" svg:y1="9.57cm" svg:x2="4.582cm" svg:y2="9.649cm">
          <text:p/>
        </draw:line>
        <draw:line draw:style-name="gr8" draw:text-style-name="P2" draw:layer="layout" svg:x1="4.802cm" svg:y1="9.434cm" svg:x2="4.73cm" svg:y2="9.412cm">
          <text:p/>
        </draw:line>
        <draw:line draw:style-name="gr8" draw:text-style-name="P2" draw:layer="layout" svg:x1="4.73cm" svg:y1="9.416cm" svg:x2="4.798cm" svg:y2="9.373cm">
          <text:p/>
        </draw:line>
        <draw:line draw:style-name="gr8" draw:text-style-name="P2" draw:layer="layout" svg:x1="4.872cm" svg:y1="9.399cm" svg:x2="4.797cm" svg:y2="9.373cm">
          <text:p/>
        </draw:line>
        <draw:line draw:style-name="gr8" draw:text-style-name="P2" draw:layer="layout" svg:x1="4.59cm" svg:y1="9.637cm" svg:x2="4.54cm" svg:y2="9.667cm">
          <text:p/>
        </draw:line>
        <draw:line draw:style-name="gr8" draw:text-style-name="P2" draw:layer="layout" svg:x1="4.487cm" svg:y1="9.697cm" svg:x2="4.487cm" svg:y2="9.613cm">
          <text:p/>
        </draw:line>
        <draw:line draw:style-name="gr8" draw:text-style-name="P2" draw:layer="layout" svg:x1="4.675cm" svg:y1="9.503cm" svg:x2="4.487cm" svg:y2="9.614cm">
          <text:p/>
        </draw:line>
        <draw:line draw:style-name="gr8" draw:text-style-name="P2" draw:layer="layout" svg:x1="4.488cm" svg:y1="9.614cm" svg:x2="4.402cm" svg:y2="9.563cm">
          <text:p/>
        </draw:line>
        <draw:line draw:style-name="gr8" draw:text-style-name="P2" draw:layer="layout" svg:x1="4.71cm" svg:y1="9.455cm" svg:x2="4.649cm" svg:y2="9.422cm">
          <text:p/>
        </draw:line>
        <draw:line draw:style-name="gr8" draw:text-style-name="P2" draw:layer="layout" svg:x1="4.776cm" svg:y1="9.348cm" svg:x2="4.848cm" svg:y2="9.391cm">
          <text:p/>
        </draw:line>
        <draw:line draw:style-name="gr8" draw:text-style-name="P2" draw:layer="layout" svg:x1="4.29cm" svg:y1="12.256cm" svg:x2="4.018cm" svg:y2="12.096cm">
          <text:p/>
        </draw:line>
        <draw:path draw:style-name="gr8" draw:text-style-name="P2" draw:layer="layout" svg:width="0.738cm" svg:height="0.409cm" svg:x="4.289cm" svg:y="12.255cm" svg:viewBox="0 0 739 410" svg:d="M739 410c-43-223-354-396-739-410">
          <text:p/>
        </draw:path>
        <draw:line draw:style-name="gr8" draw:text-style-name="P2" draw:layer="layout" svg:x1="6.568cm" svg:y1="13.367cm" svg:x2="7.098cm" svg:y2="13.056cm">
          <text:p/>
        </draw:line>
        <draw:path draw:style-name="gr8" draw:text-style-name="P2" draw:layer="layout" svg:width="0.089cm" svg:height="0.109cm" svg:x="7.097cm" svg:y="12.95cm" svg:viewBox="0 0 90 110" svg:d="M0 110c57-28 90-68 90-110">
          <text:p/>
        </draw:path>
        <draw:line draw:style-name="gr8" draw:text-style-name="P2" draw:layer="layout" svg:x1="4.783cm" svg:y1="9.976cm" svg:x2="4.783cm" svg:y2="10.823cm">
          <text:p/>
        </draw:line>
        <draw:line draw:style-name="gr8" draw:text-style-name="P2" draw:layer="layout" svg:x1="4.783cm" svg:y1="10.824cm" svg:x2="4.922cm" svg:y2="10.745cm">
          <text:p/>
        </draw:line>
        <draw:line draw:style-name="gr8" draw:text-style-name="P2" draw:layer="layout" svg:x1="4.963cm" svg:y1="9.874cm" svg:x2="4.963cm" svg:y2="10.008cm">
          <text:p/>
        </draw:line>
        <draw:line draw:style-name="gr8" draw:text-style-name="P2" draw:layer="layout" svg:x1="4.783cm" svg:y1="9.977cm" svg:x2="4.964cm" svg:y2="9.874cm">
          <text:p/>
        </draw:line>
        <draw:line draw:style-name="gr8" draw:text-style-name="P2" draw:layer="layout" svg:x1="4.783cm" svg:y1="10.823cm" svg:x2="4.922cm" svg:y2="10.901cm">
          <text:p/>
        </draw:line>
        <draw:path draw:style-name="gr8" draw:text-style-name="P2" draw:layer="layout" svg:width="0.025cm" svg:height="0.053cm" svg:x="4.783cm" svg:y="11.835cm" svg:viewBox="0 0 26 54" svg:d="M26 0c0 25-11 46-26 54">
          <text:p/>
        </draw:path>
        <draw:path draw:style-name="gr8" draw:text-style-name="P2" draw:layer="layout" svg:width="0.137cm" svg:height="0.151cm" svg:x="4.646cm" svg:y="11.743cm" svg:viewBox="0 0 138 152" svg:d="M138 146c-21 14-56 4-89-28-28-32-49-78-49-118">
          <text:p/>
        </draw:path>
        <draw:line draw:style-name="gr8" draw:text-style-name="P2" draw:layer="layout" svg:x1="4.81cm" svg:y1="11.836cm" svg:x2="4.804cm" svg:y2="11.832cm">
          <text:p/>
        </draw:line>
        <draw:path draw:style-name="gr8" draw:text-style-name="P2" draw:layer="layout" svg:width="0.024cm" svg:height="0.046cm" svg:x="4.646cm" svg:y="11.694cm" svg:viewBox="0 0 25 47" svg:d="M0 47c0-22 10-40 25-47">
          <text:p/>
        </draw:path>
        <draw:path draw:style-name="gr8" draw:text-style-name="P2" draw:layer="layout" svg:width="0.137cm" svg:height="0.143cm" svg:x="4.667cm" svg:y="11.689cm" svg:viewBox="0 0 138 144" svg:d="M0 5c24-14 56 0 85 28 32 32 50 74 53 111">
          <text:p/>
        </draw:path>
        <draw:line draw:style-name="gr8" draw:text-style-name="P2" draw:layer="layout" svg:x1="4.646cm" svg:y1="11.74cm" svg:x2="4.65cm" svg:y2="11.744cm">
          <text:p/>
        </draw:line>
        <draw:line draw:style-name="gr8" draw:text-style-name="P2" draw:layer="layout" svg:x1="4.646cm" svg:y1="11.743cm" svg:x2="4.646cm" svg:y2="11.74cm">
          <text:p/>
        </draw:line>
        <draw:line draw:style-name="gr8" draw:text-style-name="P2" draw:layer="layout" svg:x1="3.714cm" svg:y1="9.154cm" svg:x2="3.714cm" svg:y2="9.189cm">
          <text:p/>
        </draw:line>
        <draw:line draw:style-name="gr8" draw:text-style-name="P2" draw:layer="layout" svg:x1="3.679cm" svg:y1="9.235cm" svg:x2="3.679cm" svg:y2="9.316cm">
          <text:p/>
        </draw:line>
        <draw:path draw:style-name="gr8" draw:text-style-name="P2" draw:layer="layout" svg:width="0.068cm" svg:height="0.092cm" svg:x="3.615cm" svg:y="9.316cm" svg:viewBox="0 0 69 93" svg:d="M69 0c-37 30-58 58-69 93">
          <text:p/>
        </draw:path>
        <draw:path draw:style-name="gr8" draw:text-style-name="P2" draw:layer="layout" svg:width="0.106cm" svg:height="0.12cm" svg:x="4.268cm" svg:y="9.288cm" svg:viewBox="0 0 107 121" svg:d="M107 121c-14-46-54-89-107-121">
          <text:p/>
        </draw:path>
        <draw:path draw:style-name="gr8" draw:text-style-name="P2" draw:layer="layout" svg:width="0.501cm" svg:height="0.066cm" svg:x="3.767cm" svg:y="9.226cm" svg:viewBox="0 0 502 67" svg:d="M502 67c-135-79-347-90-502-25">
          <text:p/>
        </draw:path>
        <draw:line draw:style-name="gr8" draw:text-style-name="P2" draw:layer="layout" svg:x1="3.767cm" svg:y1="9.186cm" svg:x2="3.767cm" svg:y2="9.267cm">
          <text:p/>
        </draw:line>
        <draw:line draw:style-name="gr8" draw:text-style-name="P2" draw:layer="layout" svg:x1="3.754cm" svg:y1="9.279cm" svg:x2="3.718cm" svg:y2="9.256cm">
          <text:p/>
        </draw:line>
        <draw:path draw:style-name="gr8" draw:text-style-name="P2" draw:layer="layout" svg:width="0.021cm" svg:height="0.011cm" svg:x="3.75cm" svg:y="9.267cm" svg:viewBox="0 0 22 12" svg:d="M22 0c-8 4-15 7-22 12">
          <text:p/>
        </draw:path>
        <draw:line draw:style-name="gr8" draw:text-style-name="P2" draw:layer="layout" svg:x1="3.718cm" svg:y1="9.193cm" svg:x2="3.718cm" svg:y2="9.256cm">
          <text:p/>
        </draw:line>
        <draw:line draw:style-name="gr8" draw:text-style-name="P2" draw:layer="layout" svg:x1="3.714cm" svg:y1="9.189cm" svg:x2="3.722cm" svg:y2="9.194cm">
          <text:p/>
        </draw:line>
        <draw:path draw:style-name="gr8" draw:text-style-name="P2" draw:layer="layout" svg:width="0.007cm" svg:height="0.017cm" svg:x="3.598cm" svg:y="9.211cm" svg:viewBox="0 0 8 18" svg:d="M8 18c-5-8-8-15-8-18">
          <text:p/>
        </draw:path>
        <draw:path draw:style-name="gr8" draw:text-style-name="P2" draw:layer="layout" svg:width="0.525cm" svg:height="0.064cm" svg:x="3.75cm" svg:y="9.23cm" svg:viewBox="0 0 526 65" svg:d="M526 65c-144-78-364-89-526-17">
          <text:p/>
        </draw:path>
        <draw:line draw:style-name="gr8" draw:text-style-name="P2" draw:layer="layout" svg:x1="4.717cm" svg:y1="9.557cm" svg:x2="4.631cm" svg:y2="9.528cm">
          <text:p/>
        </draw:line>
        <draw:line draw:style-name="gr8" draw:text-style-name="P2" draw:layer="layout" svg:x1="4.631cm" svg:y1="9.533cm" svg:x2="4.802cm" svg:y2="9.433cm">
          <text:p/>
        </draw:line>
        <draw:line draw:style-name="gr8" draw:text-style-name="P2" draw:layer="layout" svg:x1="4.631cm" svg:y1="9.528cm" svg:x2="4.631cm" svg:y2="11.733cm">
          <text:p/>
        </draw:line>
        <draw:line draw:style-name="gr8" draw:text-style-name="P2" draw:layer="layout" svg:x1="4.636cm" svg:y1="11.737cm" svg:x2="4.631cm" svg:y2="11.733cm">
          <text:p/>
        </draw:line>
        <draw:line draw:style-name="gr8" draw:text-style-name="P2" draw:layer="layout" svg:x1="4.631cm" svg:y1="11.733cm" svg:x2="4.631cm" svg:y2="11.856cm">
          <text:p/>
        </draw:line>
        <draw:line draw:style-name="gr8" draw:text-style-name="P2" draw:layer="layout" svg:x1="4.636cm" svg:y1="11.856cm" svg:x2="4.543cm" svg:y2="11.91cm">
          <text:p/>
        </draw:line>
        <draw:line draw:style-name="gr8" draw:text-style-name="P2" draw:layer="layout" svg:x1="4.462cm" svg:y1="11.585cm" svg:x2="4.462cm" svg:y2="11.43cm">
          <text:p/>
        </draw:line>
        <draw:line draw:style-name="gr8" draw:text-style-name="P2" draw:layer="layout" svg:x1="4.462cm" svg:y1="11.609cm" svg:x2="4.462cm" svg:y2="11.585cm">
          <text:p/>
        </draw:line>
        <draw:line draw:style-name="gr8" draw:text-style-name="P2" draw:layer="layout" svg:x1="4.462cm" svg:y1="11.86cm" svg:x2="4.462cm" svg:y2="11.609cm">
          <text:p/>
        </draw:line>
        <draw:line draw:style-name="gr8" draw:text-style-name="P2" draw:layer="layout" svg:x1="4.544cm" svg:y1="11.91cm" svg:x2="4.462cm" svg:y2="11.86cm">
          <text:p/>
        </draw:line>
        <draw:line draw:style-name="gr8" draw:text-style-name="P2" draw:layer="layout" svg:x1="4.018cm" svg:y1="11.281cm" svg:x2="4.018cm" svg:y2="12.096cm">
          <text:p/>
        </draw:line>
        <draw:line draw:style-name="gr8" draw:text-style-name="P2" draw:layer="layout" svg:x1="4.018cm" svg:y1="11.2cm" svg:x2="4.177cm" svg:y2="11.293cm">
          <text:p/>
        </draw:line>
        <draw:line draw:style-name="gr8" draw:text-style-name="P2" draw:layer="layout" svg:x1="4.176cm" svg:y1="11.775cm" svg:x2="4.176cm" svg:y2="11.292cm">
          <text:p/>
        </draw:line>
        <draw:line draw:style-name="gr8" draw:text-style-name="P2" draw:layer="layout" svg:x1="4.176cm" svg:y1="12.022cm" svg:x2="4.176cm" svg:y2="11.775cm">
          <text:p/>
        </draw:line>
        <draw:line draw:style-name="gr8" draw:text-style-name="P2" draw:layer="layout" svg:x1="4.29cm" svg:y1="12.09cm" svg:x2="4.176cm" svg:y2="12.022cm">
          <text:p/>
        </draw:line>
        <draw:line draw:style-name="gr8" draw:text-style-name="P2" draw:layer="layout" svg:x1="4.289cm" svg:y1="12.089cm" svg:x2="4.289cm" svg:y2="12.255cm">
          <text:p/>
        </draw:line>
        <draw:line draw:style-name="gr8" draw:text-style-name="P2" draw:layer="layout" svg:x1="4.018cm" svg:y1="11.2cm" svg:x2="4.018cm" svg:y2="11.281cm">
          <text:p/>
        </draw:line>
        <draw:path draw:style-name="gr8" draw:text-style-name="P2" draw:layer="layout" svg:width="0.741cm" svg:height="0.424cm" svg:x="4.289cm" svg:y="12.089cm" svg:viewBox="0 0 742 425" svg:d="M0 0c392 14 710 194 742 425">
          <text:p/>
        </draw:path>
        <draw:line draw:style-name="gr8" draw:text-style-name="P2" draw:layer="layout" svg:x1="5.03cm" svg:y1="12.661cm" svg:x2="5.03cm" svg:y2="12.509cm">
          <text:p/>
        </draw:line>
        <draw:path draw:style-name="gr8" draw:text-style-name="P2" draw:layer="layout" svg:width="0.081cm" svg:height="0.116cm" svg:x="5.03cm" svg:y="12.509cm" svg:viewBox="0 0 82 117" svg:d="M82 117c-39-35-68-75-82-117">
          <text:p/>
        </draw:path>
        <draw:line draw:style-name="gr8" draw:text-style-name="P2" draw:layer="layout" svg:x1="6.145cm" svg:y1="13.607cm" svg:x2="6.569cm" svg:y2="13.363cm">
          <text:p/>
        </draw:line>
        <draw:line draw:style-name="gr8" draw:text-style-name="P2" draw:layer="layout" svg:x1="5.072cm" svg:y1="13.236cm" svg:x2="5.67cm" svg:y2="13.582cm">
          <text:p/>
        </draw:line>
        <draw:line draw:style-name="gr8" draw:text-style-name="P2" draw:layer="layout" svg:x1="6.568cm" svg:y1="13.363cm" svg:x2="6.568cm" svg:y2="13.077cm">
          <text:p/>
        </draw:line>
        <draw:line draw:style-name="gr8" draw:text-style-name="P2" draw:layer="layout" svg:x1="6.568cm" svg:y1="13.078cm" svg:x2="7.098cm" svg:y2="12.77cm">
          <text:p/>
        </draw:line>
        <draw:line draw:style-name="gr8" draw:text-style-name="P2" draw:layer="layout" svg:x1="7.097cm" svg:y1="13.056cm" svg:x2="7.097cm" svg:y2="12.77cm">
          <text:p/>
        </draw:line>
        <draw:path draw:style-name="gr8" draw:text-style-name="P2" draw:layer="layout" svg:width="0.064cm" svg:height="0.091cm" svg:x="7.122cm" svg:y="12.573cm" svg:viewBox="0 0 65 92" svg:d="M0 0c40 24 65 57 65 92">
          <text:p/>
        </draw:path>
        <draw:path draw:style-name="gr8" draw:text-style-name="P2" draw:layer="layout" svg:width="0.089cm" svg:height="0.11cm" svg:x="7.097cm" svg:y="12.664cm" svg:viewBox="0 0 90 111" svg:d="M90 0c0 44-33 82-90 111">
          <text:p/>
        </draw:path>
        <draw:line draw:style-name="gr8" draw:text-style-name="P2" draw:layer="layout" svg:x1="7.127cm" svg:y1="12.574cm" svg:x2="6.201cm" svg:y2="12.04cm">
          <text:p/>
        </draw:line>
        <draw:line draw:style-name="gr8" draw:text-style-name="P2" draw:layer="layout" svg:x1="6.234cm" svg:y1="12.022cm" svg:x2="6.201cm" svg:y2="12.041cm">
          <text:p/>
        </draw:line>
        <draw:line draw:style-name="gr8" draw:text-style-name="P2" draw:layer="layout" svg:x1="6.23cm" svg:y1="12.022cm" svg:x2="6.23cm" svg:y2="12.057cm">
          <text:p/>
        </draw:line>
        <draw:line draw:style-name="gr8" draw:text-style-name="P2" draw:layer="layout" svg:x1="6.23cm" svg:y1="11.98cm" svg:x2="6.23cm" svg:y2="12.022cm">
          <text:p/>
        </draw:line>
        <draw:line draw:style-name="gr8" draw:text-style-name="P2" draw:layer="layout" svg:x1="5.02cm" svg:y1="9.93cm" svg:x2="5.02cm" svg:y2="9.891cm">
          <text:p/>
        </draw:line>
        <draw:line draw:style-name="gr8" draw:text-style-name="P2" draw:layer="layout" svg:x1="4.963cm" svg:y1="9.875cm" svg:x2="4.978cm" svg:y2="9.867cm">
          <text:p/>
        </draw:line>
        <draw:line draw:style-name="gr8" draw:text-style-name="P2" draw:layer="layout" svg:x1="5.373cm" svg:y1="9.391cm" svg:x2="5.249cm" svg:y2="9.32cm">
          <text:p/>
        </draw:line>
        <draw:path draw:style-name="gr8" draw:text-style-name="P2" draw:layer="layout" svg:width="0.099cm" svg:height="0.023cm" svg:x="5.15cm" svg:y="9.297cm" svg:viewBox="0 0 100 24" svg:d="M0 2c32-7 67 3 100 22">
          <text:p/>
        </draw:path>
        <draw:line draw:style-name="gr8" draw:text-style-name="P2" draw:layer="layout" svg:x1="4.949cm" svg:y1="9.339cm" svg:x2="5.155cm" svg:y2="9.299cm">
          <text:p/>
        </draw:line>
        <draw:line draw:style-name="gr8" draw:text-style-name="P2" draw:layer="layout" svg:x1="5.038cm" svg:y1="9.907cm" svg:x2="4.967cm" svg:y2="9.863cm">
          <text:p/>
        </draw:line>
        <draw:path draw:style-name="gr8" draw:text-style-name="P2" draw:layer="layout" svg:width="0.032cm" svg:height="0.014cm" svg:x="4.917cm" svg:y="9.334cm" svg:viewBox="0 0 33 15" svg:d="M33 0c-15 4-26 7-33 15">
          <text:p/>
        </draw:path>
        <draw:path draw:style-name="gr8" draw:text-style-name="P2" draw:layer="layout" svg:width="0.067cm" svg:height="0.117cm" svg:x="4.85cm" svg:y="9.348cm" svg:viewBox="0 0 68 118" svg:d="M68 0c-35 21-61 60-68 118">
          <text:p/>
        </draw:path>
        <draw:path draw:style-name="gr8" draw:text-style-name="P2" draw:layer="layout" svg:width="0.12cm" svg:height="0.018cm" svg:x="4.85cm" svg:y="9.853cm" svg:viewBox="0 0 121 19" svg:d="M121 15c-50-22-89-19-121 4">
          <text:p/>
        </draw:path>
        <draw:path draw:style-name="gr8" draw:text-style-name="P2" draw:layer="layout" svg:width="0.067cm" svg:height="0.109cm" svg:x="4.783cm" svg:y="9.867cm" svg:viewBox="0 0 68 110" svg:d="M68 0c-35 17-61 56-68 110">
          <text:p/>
        </draw:path>
        <draw:path draw:style-name="gr8" draw:text-style-name="P2" draw:layer="layout" svg:width="0.085cm" svg:height="0.013cm" svg:x="4.716cm" svg:y="9.549cm" svg:viewBox="0 0 86 14" svg:d="M0 7c33 12 61 8 86-7">
          <text:p/>
        </draw:path>
        <draw:path draw:style-name="gr8" draw:text-style-name="P2" draw:layer="layout" svg:width="0.049cm" svg:height="0.092cm" svg:x="4.801cm" svg:y="9.461cm" svg:viewBox="0 0 50 93" svg:d="M0 93c29-18 47-51 50-93">
          <text:p/>
        </draw:path>
        <draw:line draw:style-name="gr8" draw:text-style-name="P2" draw:layer="layout" svg:x1="4.631cm" svg:y1="11.733cm" svg:x2="4.647cm" svg:y2="11.741cm">
          <text:p/>
        </draw:line>
        <draw:line draw:style-name="gr8" draw:text-style-name="P2" draw:layer="layout" svg:x1="4.804cm" svg:y1="11.832cm" svg:x2="4.957cm" svg:y2="11.921cm">
          <text:p/>
        </draw:line>
        <draw:path draw:style-name="gr8" draw:text-style-name="P2" draw:layer="layout" svg:width="0.024cm" svg:height="0.201cm" svg:x="4.897cm" svg:y="11.172cm" svg:viewBox="0 0 25 202" svg:d="M25 0c-33 42-33 120 0 202">
          <text:p/>
        </draw:path>
        <draw:path draw:style-name="gr8" draw:text-style-name="P2" draw:layer="layout" svg:width="0.158cm" svg:height="0.197cm" svg:x="5.08cm" svg:y="9.419cm" svg:viewBox="0 0 159 198" svg:d="M159 198c-35-85-95-160-159-198">
          <text:p/>
        </draw:path>
        <draw:path draw:style-name="gr8" draw:text-style-name="P2" draw:layer="layout" svg:width="0.183cm" svg:height="0.448cm" svg:x="4.897cm" svg:y="9.393cm" svg:viewBox="0 0 184 449" svg:d="M184 25c-68-39-128-32-160 14s-32 127 0 212c35 85 96 159 160 198">
          <text:p/>
        </draw:path>
        <draw:path draw:style-name="gr8" draw:text-style-name="P2" draw:layer="layout" svg:width="0.427cm" svg:height="0.367cm" svg:x="5.52cm" svg:y="10.657cm" svg:viewBox="0 0 428 368" svg:d="M0 368c152-32 319-177 428-368">
          <text:p/>
        </draw:path>
        <draw:path draw:style-name="gr8" draw:text-style-name="P2" draw:layer="layout" svg:width="0.021cm" svg:height="0.131cm" svg:x="6.05cm" svg:y="10.11cm" svg:viewBox="0 0 22 132" svg:d="M22 132c0-47-7-93-22-132">
          <text:p/>
        </draw:path>
        <draw:path draw:style-name="gr8" draw:text-style-name="P2" draw:layer="layout" svg:width="0.127cm" svg:height="0.416cm" svg:x="5.944cm" svg:y="10.241cm" svg:viewBox="0 0 128 417" svg:d="M0 417c81-139 128-287 128-417">
          <text:p/>
        </draw:path>
        <draw:line draw:style-name="gr8" draw:text-style-name="P2" draw:layer="layout" svg:x1="6.653cm" svg:y1="10.953cm" svg:x2="6.653cm" svg:y2="9.295cm">
          <text:p/>
        </draw:line>
        <draw:line draw:style-name="gr8" draw:text-style-name="P2" draw:layer="layout" svg:x1="6.23cm" svg:y1="11.981cm" svg:x2="6.28cm" svg:y2="11.86cm">
          <text:p/>
        </draw:line>
        <draw:line draw:style-name="gr8" draw:text-style-name="P2" draw:layer="layout" svg:x1="6.279cm" svg:y1="11.864cm" svg:x2="6.654cm" svg:y2="10.953cm">
          <text:p/>
        </draw:line>
        <draw:path draw:style-name="gr8" draw:text-style-name="P2" draw:layer="layout" svg:width="0.021cm" svg:height="0.046cm" svg:x="6.526cm" svg:y="10.879cm" svg:viewBox="0 0 22 47" svg:d="M22 47c0-22-8-40-22-47">
          <text:p/>
        </draw:path>
        <draw:path draw:style-name="gr8" draw:text-style-name="P2" draw:layer="layout" svg:width="0.12cm" svg:height="0.178cm" svg:x="6.406cm" svg:y="10.874cm" svg:viewBox="0 0 121 179" svg:d="M121 5c-28-17-75 11-100 57-28 50-28 103 0 117">
          <text:p/>
        </draw:path>
        <draw:path draw:style-name="gr8" draw:text-style-name="P2" draw:layer="layout" svg:width="0.12cm" svg:height="0.131cm" svg:x="6.427cm" svg:y="10.925cm" svg:viewBox="0 0 121 132" svg:d="M0 128c18 11 50 0 75-28 28-28 46-67 46-100">
          <text:p/>
        </draw:path>
        <draw:line draw:style-name="gr8" draw:text-style-name="P2" draw:layer="layout" svg:x1="5.679cm" svg:y1="12.343cm" svg:x2="5.679cm" svg:y2="12.34cm">
          <text:p/>
        </draw:line>
        <draw:line draw:style-name="gr8" draw:text-style-name="P2" draw:layer="layout" svg:x1="5.679cm" svg:y1="12.34cm" svg:x2="5.679cm" svg:y2="12.336cm">
          <text:p/>
        </draw:line>
        <draw:line draw:style-name="gr8" draw:text-style-name="P2" draw:layer="layout" svg:x1="4.957cm" svg:y1="11.921cm" svg:x2="4.804cm" svg:y2="11.835cm">
          <text:p/>
        </draw:line>
        <draw:line draw:style-name="gr8" draw:text-style-name="P2" draw:layer="layout" svg:x1="4.65cm" svg:y1="11.744cm" svg:x2="4.631cm" svg:y2="11.733cm">
          <text:p/>
        </draw:line>
        <draw:line draw:style-name="gr8" draw:text-style-name="P2" draw:layer="layout" svg:x1="4.975cm" svg:y1="12.055cm" svg:x2="4.631cm" svg:y2="11.856cm">
          <text:p/>
        </draw:line>
        <draw:line draw:style-name="gr8" draw:text-style-name="P2" draw:layer="layout" svg:x1="5.679cm" svg:y1="12.336cm" svg:x2="5.684cm" svg:y2="12.341cm">
          <text:p/>
        </draw:line>
        <draw:line draw:style-name="gr8" draw:text-style-name="P2" draw:layer="layout" svg:x1="4.363cm" svg:y1="11.917cm" svg:x2="4.463cm" svg:y2="11.86cm">
          <text:p/>
        </draw:line>
        <draw:line draw:style-name="gr8" draw:text-style-name="P2" draw:layer="layout" svg:x1="4.382cm" svg:y1="11.928cm" svg:x2="4.363cm" svg:y2="11.916cm">
          <text:p/>
        </draw:line>
        <draw:line draw:style-name="gr8" draw:text-style-name="P2" draw:layer="layout" svg:x1="4.296cm" svg:y1="11.974cm" svg:x2="4.382cm" svg:y2="11.927cm">
          <text:p/>
        </draw:line>
        <draw:line draw:style-name="gr8" draw:text-style-name="P2" draw:layer="layout" svg:x1="4.297cm" svg:y1="11.974cm" svg:x2="4.279cm" svg:y2="11.966cm">
          <text:p/>
        </draw:line>
        <draw:line draw:style-name="gr8" draw:text-style-name="P2" draw:layer="layout" svg:x1="4.176cm" svg:y1="12.027cm" svg:x2="4.283cm" svg:y2="11.966cm">
          <text:p/>
        </draw:line>
        <draw:line draw:style-name="gr8" draw:text-style-name="P2" draw:layer="layout" svg:x1="4.463cm" svg:y1="11.434cm" svg:x2="4.353cm" svg:y2="11.19cm">
          <text:p/>
        </draw:line>
        <draw:line draw:style-name="gr8" draw:text-style-name="P2" draw:layer="layout" svg:x1="4.354cm" svg:y1="11.191cm" svg:x2="4.194cm" svg:y2="11.098cm">
          <text:p/>
        </draw:line>
        <draw:line draw:style-name="gr8" draw:text-style-name="P2" draw:layer="layout" svg:x1="4.194cm" svg:y1="11.281cm" svg:x2="4.361cm" svg:y2="11.473cm">
          <text:p/>
        </draw:line>
        <draw:path draw:style-name="gr8" draw:text-style-name="P2" draw:layer="layout" svg:width="0.01cm" svg:height="0.01cm" svg:x="4.36cm" svg:y="11.472cm" svg:viewBox="0 0 11 11" svg:d="M0 0c3 0 8 8 11 11">
          <text:p/>
        </draw:path>
        <draw:line draw:style-name="gr8" draw:text-style-name="P2" draw:layer="layout" svg:x1="4.37cm" svg:y1="11.482cm" svg:x2="4.463cm" svg:y2="11.586cm">
          <text:p/>
        </draw:line>
        <draw:line draw:style-name="gr8" draw:text-style-name="P2" draw:layer="layout" svg:x1="4.194cm" svg:y1="11.282cm" svg:x2="4.354cm" svg:y2="11.19cm">
          <text:p/>
        </draw:line>
        <draw:line draw:style-name="gr8" draw:text-style-name="P2" draw:layer="layout" svg:x1="4.176cm" svg:y1="11.776cm" svg:x2="4.463cm" svg:y2="11.609cm">
          <text:p/>
        </draw:line>
        <draw:path draw:style-name="gr8" draw:text-style-name="P2" draw:layer="layout" svg:width="0.093cm" svg:height="0.124cm" svg:x="4.282cm" svg:y="11.482cm" svg:viewBox="0 0 94 125" svg:d="M89 0c11 23 4 58-17 86-21 32-51 46-72 35">
          <text:p/>
        </draw:path>
        <draw:path draw:style-name="gr8" draw:text-style-name="P2" draw:layer="layout" svg:width="0.018cm" svg:height="0.035cm" svg:x="4.268cm" svg:y="11.567cm" svg:viewBox="0 0 19 36" svg:d="M19 36c-12-7-19-17-19-36">
          <text:p/>
        </draw:path>
        <draw:path draw:style-name="gr8" draw:text-style-name="P2" draw:layer="layout" svg:width="0.092cm" svg:height="0.1cm" svg:x="4.268cm" svg:y="11.467cm" svg:viewBox="0 0 93 101" svg:d="M0 101c0-26 14-57 35-79 18-21 44-28 58-17">
          <text:p/>
        </draw:path>
        <draw:polyline draw:style-name="gr8" draw:text-style-name="P2" draw:layer="layout" svg:width="0cm" svg:height="0cm" svg:x="4.36cm" svg:y="11.472cm" svg:viewBox="0 0 0 0" draw:points="0,0">
          <text:p/>
        </draw:polyline>
        <draw:line draw:style-name="gr8" draw:text-style-name="P2" draw:layer="layout" svg:x1="4.195cm" svg:y1="11.281cm" svg:x2="4.176cm" svg:y2="11.293cm">
          <text:p/>
        </draw:line>
        <draw:path draw:style-name="gr8" draw:text-style-name="P2" draw:layer="layout" svg:width="0.014cm" svg:height="0.032cm" svg:x="4.268cm" svg:y="11.934cm" svg:viewBox="0 0 15 33" svg:d="M15 33c-11-7-15-19-15-33">
          <text:p/>
        </draw:path>
        <draw:path draw:style-name="gr8" draw:text-style-name="P2" draw:layer="layout" svg:width="0.092cm" svg:height="0.1cm" svg:x="4.268cm" svg:y="11.835cm" svg:viewBox="0 0 93 101" svg:d="M0 101c0-26 14-54 35-75 18-21 44-33 58-21">
          <text:p/>
        </draw:path>
        <draw:path draw:style-name="gr8" draw:text-style-name="P2" draw:layer="layout" svg:width="0.014cm" svg:height="0.077cm" svg:x="4.36cm" svg:y="11.839cm" svg:viewBox="0 0 15 78" svg:d="M0 0c18 10 22 42 3 78">
          <text:p/>
        </draw:path>
        <draw:line draw:style-name="gr8" draw:text-style-name="P2" draw:layer="layout" svg:x1="4.018cm" svg:y1="11.201cm" svg:x2="4.195cm" svg:y2="11.098cm">
          <text:p/>
        </draw:line>
        <draw:line draw:style-name="gr8" draw:text-style-name="P2" draw:layer="layout" svg:x1="5.03cm" svg:y1="12.509cm" svg:x2="5.176cm" svg:y2="12.598cm">
          <text:p/>
        </draw:line>
        <draw:line draw:style-name="gr8" draw:text-style-name="P2" draw:layer="layout" svg:x1="4.984cm" svg:y1="12.683cm" svg:x2="5.292cm" svg:y2="12.541cm">
          <text:p/>
        </draw:line>
        <draw:line draw:style-name="gr8" draw:text-style-name="P2" draw:layer="layout" svg:x1="6.145cm" svg:y1="13.606cm" svg:x2="6.145cm" svg:y2="13.32cm">
          <text:p/>
        </draw:line>
        <draw:line draw:style-name="gr8" draw:text-style-name="P2" draw:layer="layout" svg:x1="6.145cm" svg:y1="13.321cm" svg:x2="6.569cm" svg:y2="13.077cm">
          <text:p/>
        </draw:line>
        <draw:line draw:style-name="gr8" draw:text-style-name="P2" draw:layer="layout" svg:x1="5.79cm" svg:y1="13.653cm" svg:x2="5.669cm" svg:y2="13.581cm">
          <text:p/>
        </draw:line>
        <draw:line draw:style-name="gr8" draw:text-style-name="P2" draw:layer="layout" svg:x1="6.149cm" svg:y1="13.606cm" svg:x2="6.071cm" svg:y2="13.653cm">
          <text:p/>
        </draw:line>
        <draw:path draw:style-name="gr8" draw:text-style-name="P2" draw:layer="layout" svg:width="0.282cm" svg:height="0.034cm" svg:x="5.789cm" svg:y="13.652cm" svg:viewBox="0 0 283 35" svg:d="M0 0c77 47 204 47 283 0">
          <text:p/>
        </draw:path>
        <draw:line draw:style-name="gr8" draw:text-style-name="P2" draw:layer="layout" svg:x1="5.072cm" svg:y1="13.236cm" svg:x2="5.072cm" svg:y2="12.95cm">
          <text:p/>
        </draw:line>
        <draw:line draw:style-name="gr8" draw:text-style-name="P2" draw:layer="layout" svg:x1="5.072cm" svg:y1="12.95cm" svg:x2="5.67cm" svg:y2="13.297cm">
          <text:p/>
        </draw:line>
        <draw:line draw:style-name="gr8" draw:text-style-name="P2" draw:layer="layout" svg:x1="5.669cm" svg:y1="13.581cm" svg:x2="5.669cm" svg:y2="13.296cm">
          <text:p/>
        </draw:line>
        <draw:line draw:style-name="gr8" draw:text-style-name="P2" draw:layer="layout" svg:x1="5.073cm" svg:y1="13.24cm" svg:x2="4.984cm" svg:y2="13.186cm">
          <text:p/>
        </draw:line>
        <draw:path draw:style-name="gr8" draw:text-style-name="P2" draw:layer="layout" svg:width="0.056cm" svg:height="0.081cm" svg:x="4.928cm" svg:y="13.105cm" svg:viewBox="0 0 57 82" svg:d="M0 0c0 32 21 61 57 82">
          <text:p/>
        </draw:path>
        <draw:path draw:style-name="gr8" draw:text-style-name="P2" draw:layer="layout" svg:width="0.014cm" svg:height="0.024cm" svg:x="5.926cm" svg:y="12.908cm" svg:viewBox="0 0 15 25" svg:d="M0 25c12-7 15-15 15-25">
          <text:p/>
        </draw:path>
        <draw:path draw:style-name="gr8" draw:text-style-name="P2" draw:layer="layout" svg:width="0.236cm" svg:height="0.071cm" svg:x="5.704cm" svg:y="12.839cm" svg:viewBox="0 0 237 72" svg:d="M237 72c4-36-46-68-113-71-64-7-121 17-124 54">
          <text:p/>
        </draw:path>
        <draw:path draw:style-name="gr8" draw:text-style-name="P2" draw:layer="layout" svg:width="0.012cm" svg:height="0.028cm" svg:x="5.704cm" svg:y="12.89cm" svg:viewBox="0 0 13 29" svg:d="M0 0c0 8 4 19 13 29">
          <text:p/>
        </draw:path>
        <draw:path draw:style-name="gr8" draw:text-style-name="P2" draw:layer="layout" svg:width="0.011cm" svg:height="0.025cm" svg:x="5.647cm" svg:y="13.038cm" svg:viewBox="0 0 12 26" svg:d="M0 26c9-7 12-14 12-26">
          <text:p/>
        </draw:path>
        <draw:path draw:style-name="gr8" draw:text-style-name="P2" draw:layer="layout" svg:width="0.233cm" svg:height="0.072cm" svg:x="5.425cm" svg:y="12.97cm" svg:viewBox="0 0 234 73" svg:d="M234 73c4-37-46-68-109-72-67-7-125 18-125 50">
          <text:p/>
        </draw:path>
        <draw:path draw:style-name="gr8" draw:text-style-name="P2" draw:layer="layout" svg:width="0.007cm" svg:height="0.028cm" svg:x="5.425cm" svg:y="13.021cm" svg:viewBox="0 0 8 29" svg:d="M0 0c0 10 0 18 8 29">
          <text:p/>
        </draw:path>
        <draw:line draw:style-name="gr8" draw:text-style-name="P2" draw:layer="layout" svg:x1="6.202cm" svg:y1="12.04cm" svg:x2="5.679cm" svg:y2="12.344cm">
          <text:p/>
        </draw:line>
        <draw:polyline draw:style-name="gr8" draw:text-style-name="P2" draw:layer="layout" svg:width="0cm" svg:height="0cm" svg:x="5.679cm" svg:y="12.343cm" svg:viewBox="0 0 0 0" draw:points="0,0">
          <text:p/>
        </draw:polyline>
        <draw:line draw:style-name="gr8" draw:text-style-name="P2" draw:layer="layout" svg:x1="5.68cm" svg:y1="12.343cm" svg:x2="5.485cm" svg:y2="12.457cm">
          <text:p/>
        </draw:line>
        <draw:line draw:style-name="gr8" draw:text-style-name="P2" draw:layer="layout" svg:x1="6.569cm" svg:y1="13.078cm" svg:x2="5.485cm" svg:y2="12.453cm">
          <text:p/>
        </draw:line>
        <draw:line draw:style-name="gr8" draw:text-style-name="P2" draw:layer="layout" svg:x1="6.279cm" svg:y1="10.72cm" svg:x2="6.279cm" svg:y2="11.86cm">
          <text:p/>
        </draw:line>
        <draw:line draw:style-name="gr8" draw:text-style-name="P2" draw:layer="layout" svg:x1="6.201cm" svg:y1="12.04cm" svg:x2="6.201cm" svg:y2="10.865cm">
          <text:p/>
        </draw:line>
        <draw:path draw:style-name="gr8" draw:text-style-name="P2" draw:layer="layout" svg:width="0.078cm" svg:height="0.145cm" svg:x="6.201cm" svg:y="10.72cm" svg:viewBox="0 0 79 146" svg:d="M0 146c29-46 57-95 79-146">
          <text:p/>
        </draw:path>
        <draw:line draw:style-name="gr8" draw:text-style-name="P2" draw:layer="layout" svg:x1="4.949cm" svg:y1="9.339cm" svg:x2="5.373cm" svg:y2="9.091cm">
          <text:p/>
        </draw:line>
        <draw:line draw:style-name="gr8" draw:text-style-name="P2" draw:layer="layout" svg:x1="5.373cm" svg:y1="9.415cm" svg:x2="5.03cm" svg:y2="9.917cm">
          <text:p/>
        </draw:line>
        <draw:path draw:style-name="gr8" draw:text-style-name="P2" draw:layer="layout" svg:width="0.095cm" svg:height="0.013cm" svg:x="5.002cm" svg:y="9.416cm" svg:viewBox="0 0 96 14" svg:d="M96 14c-36-19-68-19-96 0">
          <text:p/>
        </draw:path>
        <draw:path draw:style-name="gr8" draw:text-style-name="P2" draw:layer="layout" svg:width="0.157cm" svg:height="0.363cm" svg:x="4.961cm" svg:y="9.426cm" svg:viewBox="0 0 158 364" svg:d="M41 0c-42 24-53 95-28 176 24 82 81 153 145 188">
          <text:p/>
        </draw:path>
        <draw:path draw:style-name="gr8" draw:text-style-name="P2" draw:layer="layout" svg:width="0.074cm" svg:height="0.233cm" svg:x="6.279cm" svg:y="10.17cm" svg:viewBox="0 0 75 234" svg:d="M75 234c0-100-29-181-75-234">
          <text:p/>
        </draw:path>
        <draw:path draw:style-name="gr8" draw:text-style-name="P2" draw:layer="layout" svg:width="0.053cm" svg:height="0.046cm" svg:x="6.226cm" svg:y="10.128cm" svg:viewBox="0 0 54 47" svg:d="M54 47c-15-18-33-33-54-47">
          <text:p/>
        </draw:path>
        <draw:path draw:style-name="gr8" draw:text-style-name="P2" draw:layer="layout" svg:width="0.03cm" svg:height="0.014cm" svg:x="6.201cm" svg:y="10.117cm" svg:viewBox="0 0 31 15" svg:d="M31 15c-12-8-19-11-31-15">
          <text:p/>
        </draw:path>
        <draw:path draw:style-name="gr8" draw:text-style-name="P2" draw:layer="layout" svg:width="0.697cm" svg:height="1.067cm" svg:x="5.503cm" svg:y="10.102cm" svg:viewBox="0 0 698 1068" svg:d="M698 16c-173-70-431 100-586 382s-148 579 10 670">
          <text:p/>
        </draw:path>
        <draw:path draw:style-name="gr8" draw:text-style-name="P2" draw:layer="layout" svg:width="0.575cm" svg:height="0.332cm" svg:x="5.626cm" svg:y="10.865cm" svg:viewBox="0 0 576 333" svg:d="M0 304c159 92 406-42 576-304">
          <text:p/>
        </draw:path>
        <draw:path draw:style-name="gr8" draw:text-style-name="P2" draw:layer="layout" svg:width="0.074cm" svg:height="0.317cm" svg:x="6.279cm" svg:y="10.403cm" svg:viewBox="0 0 75 318" svg:d="M0 318c46-110 75-219 75-318">
          <text:p/>
        </draw:path>
        <draw:line draw:style-name="gr8" draw:text-style-name="P2" draw:layer="layout" svg:x1="6.427cm" svg:y1="9.133cm" svg:x2="6.654cm" svg:y2="9.296cm">
          <text:p/>
        </draw:line>
        <draw:line draw:style-name="gr8" draw:text-style-name="P2" draw:layer="layout" svg:x1="6.428cm" svg:y1="9.133cm" svg:x2="6.279cm" svg:y2="9.222cm">
          <text:p/>
        </draw:line>
        <draw:line draw:style-name="gr8" draw:text-style-name="P2" draw:layer="layout" svg:x1="6.279cm" svg:y1="9.221cm" svg:x2="6.279cm" svg:y2="10.17cm">
          <text:p/>
        </draw:line>
        <draw:path draw:style-name="gr8" draw:text-style-name="P2" draw:layer="layout" svg:width="0.021cm" svg:height="0.046cm" svg:x="6.526cm" svg:y="9.613cm" svg:viewBox="0 0 22 47" svg:d="M22 47c0-23-8-40-22-47">
          <text:p/>
        </draw:path>
        <draw:path draw:style-name="gr8" draw:text-style-name="P2" draw:layer="layout" svg:width="0.12cm" svg:height="0.18cm" svg:x="6.406cm" svg:y="9.609cm" svg:viewBox="0 0 121 181" svg:d="M121 4c-28-14-75 10-100 61-28 46-28 98 0 116">
          <text:p/>
        </draw:path>
        <draw:path draw:style-name="gr8" draw:text-style-name="P2" draw:layer="layout" svg:width="0.12cm" svg:height="0.134cm" svg:x="6.427cm" svg:y="9.659cm" svg:viewBox="0 0 121 135" svg:d="M0 131c18 11 50 0 75-28 28-28 46-72 46-103">
          <text:p/>
        </draw:path>
        <draw:line draw:style-name="gr8" draw:text-style-name="P2" draw:layer="layout" svg:x1="6.202cm" svg:y1="9.267cm" svg:x2="5.655cm" svg:y2="9.582cm">
          <text:p/>
        </draw:line>
        <draw:line draw:style-name="gr8" draw:text-style-name="P2" draw:layer="layout" svg:x1="6.201cm" svg:y1="10.117cm" svg:x2="6.201cm" svg:y2="9.267cm">
          <text:p/>
        </draw:line>
        <draw:line draw:style-name="gr8" draw:text-style-name="P2" draw:layer="layout" svg:x1="5.679cm" svg:y1="11.521cm" svg:x2="5.679cm" svg:y2="12.336cm">
          <text:p/>
        </draw:line>
        <draw:line draw:style-name="gr8" draw:text-style-name="P2" draw:layer="layout" svg:x1="5.68cm" svg:y1="11.521cm" svg:x2="5.203cm" svg:y2="11.797cm">
          <text:p/>
        </draw:line>
        <draw:line draw:style-name="gr8" draw:text-style-name="P2" draw:layer="layout" svg:x1="5.203cm" svg:y1="10.237cm" svg:x2="5.203cm" svg:y2="11.796cm">
          <text:p/>
        </draw:line>
        <draw:line draw:style-name="gr8" draw:text-style-name="P2" draw:layer="layout" svg:x1="5.659cm" svg:y1="9.581cm" svg:x2="5.203cm" svg:y2="10.238cm">
          <text:p/>
        </draw:line>
        <draw:path draw:style-name="gr8" draw:text-style-name="P2" draw:layer="layout" svg:width="0.021cm" svg:height="0.05cm" svg:x="5.429cm" svg:y="10.244cm" svg:viewBox="0 0 22 51" svg:d="M22 51c0-25-8-40-22-51">
          <text:p/>
        </draw:path>
        <draw:path draw:style-name="gr8" draw:text-style-name="P2" draw:layer="layout" svg:width="0.12cm" svg:height="0.181cm" svg:x="5.309cm" svg:y="10.24cm" svg:viewBox="0 0 121 182" svg:d="M121 4c-26-14-72 11-100 60-28 47-28 100 0 118">
          <text:p/>
        </draw:path>
        <draw:path draw:style-name="gr8" draw:text-style-name="P2" draw:layer="layout" svg:width="0.12cm" svg:height="0.135cm" svg:x="5.33cm" svg:y="10.29cm" svg:viewBox="0 0 121 136" svg:d="M0 132c21 10 53 0 78-29s43-68 43-103">
          <text:p/>
        </draw:path>
        <draw:path draw:style-name="gr8" draw:text-style-name="P2" draw:layer="layout" svg:width="0.243cm" svg:height="0.358cm" svg:x="5.824cm" svg:y="9.659cm" svg:viewBox="0 0 244 359" svg:d="M0 350c56 32 149-21 202-117 56-96 56-198 0-233">
          <text:p/>
        </draw:path>
        <draw:path draw:style-name="gr8" draw:text-style-name="P2" draw:layer="layout" svg:width="0.241cm" svg:height="0.358cm" svg:x="5.784cm" svg:y="9.649cm" svg:viewBox="0 0 242 359" svg:d="M242 9c-53-32-145 21-202 116-53 96-53 202 0 234">
          <text:p/>
        </draw:path>
        <draw:path draw:style-name="gr8" draw:text-style-name="P2" draw:layer="layout" svg:width="0.243cm" svg:height="0.358cm" svg:x="5.824cm" svg:y="11.292cm" svg:viewBox="0 0 244 359" svg:d="M0 350c56 32 149-22 202-117 56-99 56-201 0-233">
          <text:p/>
        </draw:path>
        <draw:path draw:style-name="gr8" draw:text-style-name="P2" draw:layer="layout" svg:width="0.241cm" svg:height="0.359cm" svg:x="5.784cm" svg:y="11.283cm" svg:viewBox="0 0 242 360" svg:d="M242 10c-53-33-145 21-202 116-53 96-53 198 0 234">
          <text:p/>
        </draw:path>
        <draw:path draw:style-name="gr8" draw:text-style-name="P2" draw:layer="layout" svg:width="0.021cm" svg:height="0.046cm" svg:x="5.429cm" svg:y="11.511cm" svg:viewBox="0 0 22 47" svg:d="M22 47c0-23-8-40-22-47">
          <text:p/>
        </draw:path>
        <draw:path draw:style-name="gr8" draw:text-style-name="P2" draw:layer="layout" svg:width="0.12cm" svg:height="0.179cm" svg:x="5.309cm" svg:y="11.505cm" svg:viewBox="0 0 121 180" svg:d="M121 6c-26-18-72 10-100 56-28 49-28 103 0 118">
          <text:p/>
        </draw:path>
        <draw:path draw:style-name="gr8" draw:text-style-name="P2" draw:layer="layout" svg:width="0.12cm" svg:height="0.133cm" svg:x="5.33cm" svg:y="11.557cm" svg:viewBox="0 0 121 134" svg:d="M0 128c21 14 53 3 78-29 25-25 43-68 43-99">
          <text:p/>
        </draw:path>
        <draw:line draw:style-name="gr8" draw:text-style-name="P2" draw:layer="layout" svg:x1="5.679cm" svg:y1="12.336cm" svg:x2="5.679cm" svg:y2="12.343cm">
          <text:p/>
        </draw:line>
        <draw:line draw:style-name="gr8" draw:text-style-name="P2" draw:layer="layout" svg:x1="5.031cm" svg:y1="12.514cm" svg:x2="4.917cm" svg:y2="11.631cm">
          <text:p/>
        </draw:line>
        <draw:line draw:style-name="gr8" draw:text-style-name="P2" draw:layer="layout" svg:x1="4.917cm" svg:y1="11.631cm" svg:x2="5.095cm" svg:y2="11.734cm">
          <text:p/>
        </draw:line>
        <draw:line draw:style-name="gr8" draw:text-style-name="P2" draw:layer="layout" svg:x1="5.094cm" svg:y1="11.733cm" svg:x2="5.2cm" svg:y2="11.794cm">
          <text:p/>
        </draw:line>
        <draw:line draw:style-name="gr8" draw:text-style-name="P2" draw:layer="layout" svg:x1="5.204cm" svg:y1="11.797cm" svg:x2="5.196cm" svg:y2="11.793cm">
          <text:p/>
        </draw:line>
        <draw:line draw:style-name="gr8" draw:text-style-name="P2" draw:layer="layout" svg:x1="5.299cm" svg:y1="12.542cm" svg:x2="5.203cm" svg:y2="11.796cm">
          <text:p/>
        </draw:line>
        <draw:line draw:style-name="gr8" draw:text-style-name="P2" draw:layer="layout" svg:x1="5.291cm" svg:y1="12.541cm" svg:x2="5.298cm" svg:y2="12.541cm">
          <text:p/>
        </draw:line>
        <draw:path draw:style-name="gr8" draw:text-style-name="P2" draw:layer="layout" svg:width="0.24cm" svg:height="0.032cm" svg:x="5.711cm" svg:y="12.915cm" svg:viewBox="0 0 241 33" svg:d="M0 0c32 17 78 32 123 32 47 4 90-8 118-25">
          <text:p/>
        </draw:path>
        <draw:path draw:style-name="gr8" draw:text-style-name="P2" draw:layer="layout" svg:width="0.325cm" svg:height="0.148cm" svg:x="5.664cm" svg:y="12.777cm" svg:viewBox="0 0 326 149" svg:d="M288 149c54-31 50-81-11-116-60-36-155-43-218-19-65 26-79 75-29 114">
          <text:p/>
        </draw:path>
        <draw:path draw:style-name="gr8" draw:text-style-name="P2" draw:layer="layout" svg:width="0.018cm" svg:height="0.014cm" svg:x="5.693cm" svg:y="12.901cm" svg:viewBox="0 0 19 15" svg:d="M0 0c7 7 12 10 19 15">
          <text:p/>
        </draw:path>
        <draw:polyline draw:style-name="gr8" draw:text-style-name="P2" draw:layer="layout" svg:width="0.282cm" svg:height="0.039cm" svg:x="5.789cm" svg:y="13.292cm" svg:viewBox="0 0 283 40" draw:points="0,0 17,11 35,18 53,25 74,33 95,36 116,40 141,40 162,40 183,40 208,40 225,36 247,33 264,25 283,18">
          <text:p/>
        </draw:polyline>
        <draw:line draw:style-name="gr8" draw:text-style-name="P2" draw:layer="layout" svg:x1="6.569cm" svg:y1="13.077cm" svg:x2="6.071cm" svg:y2="13.311cm">
          <text:p/>
        </draw:line>
        <draw:line draw:style-name="gr8" draw:text-style-name="P2" draw:layer="layout" svg:x1="5.295cm" svg:y1="12.542cm" svg:x2="5.486cm" svg:y2="12.453cm">
          <text:p/>
        </draw:line>
        <draw:path draw:style-name="gr8" draw:text-style-name="P2" draw:layer="layout" svg:width="0.056cm" svg:height="0.07cm" svg:x="4.928cm" svg:y="12.682cm" svg:viewBox="0 0 57 71" svg:d="M57 0c-17 7-32 21-43 33-11 14-14 24-14 38">
          <text:p/>
        </draw:path>
        <draw:path draw:style-name="gr8" draw:text-style-name="P2" draw:layer="layout" svg:width="0.056cm" svg:height="0.078cm" svg:x="4.928cm" svg:y="12.752cm" svg:viewBox="0 0 57 79" svg:d="M0 0c0 15 3 29 14 43s26 24 43 36">
          <text:p/>
        </draw:path>
        <draw:line draw:style-name="gr8" draw:text-style-name="P2" draw:layer="layout" svg:x1="5.79cm" svg:y1="13.293cm" svg:x2="4.984cm" svg:y2="12.83cm">
          <text:p/>
        </draw:line>
        <draw:path draw:style-name="gr8" draw:text-style-name="P2" draw:layer="layout" svg:width="0.24cm" svg:height="0.033cm" svg:x="5.429cm" svg:y="13.045cm" svg:viewBox="0 0 241 34" svg:d="M0 0c35 18 77 33 123 33 46 4 89-8 118-26">
          <text:p/>
        </draw:path>
        <draw:path draw:style-name="gr8" draw:text-style-name="P2" draw:layer="layout" svg:width="0.324cm" svg:height="0.145cm" svg:x="5.383cm" svg:y="12.907cm" svg:viewBox="0 0 325 146" svg:d="M286 146c57-28 50-78-11-114-60-35-155-42-219-17-63 24-74 71-28 110">
          <text:p/>
        </draw:path>
        <draw:path draw:style-name="gr8" draw:text-style-name="P2" draw:layer="layout" svg:width="0.018cm" svg:height="0.014cm" svg:x="5.411cm" svg:y="13.031cm" svg:viewBox="0 0 19 15" svg:d="M0 0c8 7 15 12 19 15">
          <text:p/>
        </draw:path>
        <draw:line draw:style-name="gr8" draw:text-style-name="P2" draw:layer="layout" svg:x1="5.203cm" svg:y1="11.796cm" svg:x2="5.384cm" svg:y2="12.002cm">
          <text:p/>
        </draw:line>
        <draw:line draw:style-name="gr8" draw:text-style-name="P2" draw:layer="layout" svg:x1="5.486cm" svg:y1="12.118cm" svg:x2="5.383cm" svg:y2="12.001cm">
          <text:p/>
        </draw:line>
        <draw:line draw:style-name="gr8" draw:text-style-name="P2" draw:layer="layout" svg:x1="5.485cm" svg:y1="12.117cm" svg:x2="5.493cm" svg:y2="12.125cm">
          <text:p/>
        </draw:line>
        <draw:line draw:style-name="gr8" draw:text-style-name="P2" draw:layer="layout" svg:x1="5.492cm" svg:y1="12.121cm" svg:x2="5.68cm" svg:y2="12.337cm">
          <text:p/>
        </draw:line>
        <draw:path draw:style-name="gr8" draw:text-style-name="P2" draw:layer="layout" svg:width="0.113cm" svg:height="0.016cm" svg:x="5.961cm" svg:y="8.457cm" svg:viewBox="0 0 114 17" svg:d="M114 17c-31-18-70-23-114-8">
          <text:p/>
        </draw:path>
        <draw:line draw:style-name="gr8" draw:text-style-name="P2" draw:layer="layout" svg:x1="5.966cm" svg:y1="8.466cm" svg:x2="5.545cm" svg:y2="8.707cm">
          <text:p/>
        </draw:line>
        <draw:path draw:style-name="gr8" draw:text-style-name="P2" draw:layer="layout" svg:width="0.173cm" svg:height="0.349cm" svg:x="5.372cm" svg:y="8.706cm" svg:viewBox="0 0 174 350" svg:d="M174 0c-99 88-170 230-174 350">
          <text:p/>
        </draw:path>
        <draw:line draw:style-name="gr8" draw:text-style-name="P2" draw:layer="layout" svg:x1="5.372cm" svg:y1="9.052cm" svg:x2="5.372cm" svg:y2="9.415cm">
          <text:p/>
        </draw:line>
        <draw:line draw:style-name="gr8" draw:text-style-name="P2" draw:layer="layout" svg:x1="4.917cm" svg:y1="10.076cm" svg:x2="5.031cm" svg:y2="9.913cm">
          <text:p/>
        </draw:line>
        <draw:line draw:style-name="gr8" draw:text-style-name="P2" draw:layer="layout" svg:x1="4.917cm" svg:y1="11.631cm" svg:x2="4.917cm" svg:y2="10.075cm">
          <text:p/>
        </draw:line>
        <draw:line draw:style-name="gr8" draw:text-style-name="P2" draw:layer="layout" svg:x1="5.196cm" svg:y1="10.234cm" svg:x2="5.204cm" svg:y2="10.238cm">
          <text:p/>
        </draw:line>
        <draw:line draw:style-name="gr8" draw:text-style-name="P2" draw:layer="layout" svg:x1="5.2cm" svg:y1="10.239cm" svg:x2="5.094cm" svg:y2="10.177cm">
          <text:p/>
        </draw:line>
        <draw:line draw:style-name="gr8" draw:text-style-name="P2" draw:layer="layout" svg:x1="5.095cm" svg:y1="10.178cm" svg:x2="4.917cm" svg:y2="10.075cm">
          <text:p/>
        </draw:line>
        <draw:line draw:style-name="gr8" draw:text-style-name="P2" draw:layer="layout" svg:x1="5.659cm" svg:y1="9.582cm" svg:x2="5.372cm" svg:y2="9.415cm">
          <text:p/>
        </draw:line>
        <draw:line draw:style-name="gr8" draw:text-style-name="P2" draw:layer="layout" svg:x1="6.28cm" svg:y1="9.221cm" svg:x2="6.201cm" svg:y2="9.268cm">
          <text:p/>
        </draw:line>
        <draw:line draw:style-name="gr8" draw:text-style-name="P2" draw:layer="layout" svg:x1="5.655cm" svg:y1="9.218cm" svg:x2="5.655cm" svg:y2="9.581cm">
          <text:p/>
        </draw:line>
        <draw:path draw:style-name="gr8" draw:text-style-name="P2" draw:layer="layout" svg:width="0.172cm" svg:height="0.35cm" svg:x="5.655cm" svg:y="8.868cm" svg:viewBox="0 0 173 351" svg:d="M173 0c-96 90-166 231-173 351">
          <text:p/>
        </draw:path>
        <draw:line draw:style-name="gr8" draw:text-style-name="P2" draw:layer="layout" svg:x1="5.827cm" svg:y1="8.869cm" svg:x2="6.248cm" svg:y2="8.628cm">
          <text:p/>
        </draw:line>
        <draw:path draw:style-name="gr8" draw:text-style-name="P2" draw:layer="layout" svg:width="0.07cm" svg:height="0.144cm" svg:x="6.357cm" svg:y="8.636cm" svg:viewBox="0 0 71 145" svg:d="M71 145c-3-67-29-121-71-145">
          <text:p/>
        </draw:path>
        <draw:path draw:style-name="gr8" draw:text-style-name="P2" draw:layer="layout" svg:width="0.113cm" svg:height="0.02cm" svg:x="6.244cm" svg:y="8.62cm" svg:viewBox="0 0 114 21" svg:d="M114 21c-33-22-68-27-114-12">
          <text:p/>
        </draw:path>
        <draw:line draw:style-name="gr8" draw:text-style-name="P2" draw:layer="layout" svg:x1="6.427cm" svg:y1="8.78cm" svg:x2="6.427cm" svg:y2="9.133cm">
          <text:p/>
        </draw:line>
        <draw:path draw:style-name="gr8" draw:text-style-name="P2" draw:layer="layout" svg:width="0.014cm" svg:height="0.032cm" svg:x="5.912cm" svg:y="8.967cm" svg:viewBox="0 0 15 33" svg:d="M15 33c0-14-7-29-15-33">
          <text:p/>
        </draw:path>
        <draw:path draw:style-name="gr8" draw:text-style-name="P2" draw:layer="layout" svg:width="0.094cm" svg:height="0.135cm" svg:x="5.819cm" svg:y="8.963cm" svg:viewBox="0 0 95 136" svg:d="M95 4c-22-14-57 7-79 42-21 37-21 76 0 90">
          <text:p/>
        </draw:path>
        <draw:path draw:style-name="gr8" draw:text-style-name="P2" draw:layer="layout" svg:width="0.092cm" svg:height="0.102cm" svg:x="5.834cm" svg:y="8.999cm" svg:viewBox="0 0 93 103" svg:d="M0 100c18 7 40 0 58-22 21-21 35-53 35-78">
          <text:p/>
        </draw:path>
        <draw:path draw:style-name="gr8" draw:text-style-name="P2" draw:layer="layout" svg:width="0.014cm" svg:height="0.035cm" svg:x="6.23cm" svg:y="8.784cm" svg:viewBox="0 0 15 36" svg:d="M15 36c0-19-4-33-15-36">
          <text:p/>
        </draw:path>
        <draw:path draw:style-name="gr8" draw:text-style-name="P2" draw:layer="layout" svg:width="0.094cm" svg:height="0.135cm" svg:x="6.136cm" svg:y="8.779cm" svg:viewBox="0 0 95 136" svg:d="M95 5c-22-15-58 7-79 42s-21 74 0 89">
          <text:p/>
        </draw:path>
        <draw:path draw:style-name="gr8" draw:text-style-name="P2" draw:layer="layout" svg:width="0.092cm" svg:height="0.102cm" svg:x="6.152cm" svg:y="8.815cm" svg:viewBox="0 0 93 103" svg:d="M0 100c18 7 39 0 60-21s33-53 33-79">
          <text:p/>
        </draw:path>
        <draw:line draw:style-name="gr8" draw:text-style-name="P2" draw:layer="layout" svg:x1="5.486cm" svg:y1="11.92cm" svg:x2="5.383cm" svg:y2="12.002cm">
          <text:p/>
        </draw:line>
        <draw:line draw:style-name="gr8" draw:text-style-name="P2" draw:layer="layout" svg:x1="5.497cm" svg:y1="11.909cm" svg:x2="5.485cm" svg:y2="11.921cm">
          <text:p/>
        </draw:line>
        <draw:line draw:style-name="gr8" draw:text-style-name="P2" draw:layer="layout" svg:x1="5.496cm" svg:y1="11.909cm" svg:x2="5.532cm" svg:y2="12.094cm">
          <text:p/>
        </draw:line>
        <draw:line draw:style-name="gr8" draw:text-style-name="P2" draw:layer="layout" svg:x1="5.532cm" svg:y1="12.093cm" svg:x2="5.492cm" svg:y2="12.125cm">
          <text:p/>
        </draw:line>
        <draw:line draw:style-name="gr8" draw:text-style-name="P2" draw:layer="layout" svg:x1="5.196cm" svg:y1="11.793cm" svg:x2="5.196cm" svg:y2="10.234cm">
          <text:p/>
        </draw:line>
        <draw:line draw:style-name="gr8" draw:text-style-name="P2" draw:layer="layout" svg:x1="5.094cm" svg:y1="10.177cm" svg:x2="5.094cm" svg:y2="11.733cm">
          <text:p/>
        </draw:line>
        <draw:line draw:style-name="gr8" draw:text-style-name="P2" draw:layer="layout" svg:x1="5.485cm" svg:y1="11.92cm" svg:x2="5.485cm" svg:y2="12.117cm">
          <text:p/>
        </draw:line>
        <draw:line draw:style-name="gr8" draw:text-style-name="P2" draw:layer="layout" svg:x1="6.248cm" svg:y1="8.629cm" svg:x2="5.961cm" svg:y2="8.466cm">
          <text:p/>
        </draw:line>
        <draw:line draw:style-name="gr8" draw:text-style-name="P2" draw:layer="layout" svg:x1="5.828cm" svg:y1="8.869cm" svg:x2="5.545cm" svg:y2="8.706cm">
          <text:p/>
        </draw:line>
        <draw:line draw:style-name="gr8" draw:text-style-name="P2" draw:layer="layout" svg:x1="5.659cm" svg:y1="9.219cm" svg:x2="5.372cm" svg:y2="9.052cm">
          <text:p/>
        </draw:line>
        <draw:line draw:style-name="gr8" draw:text-style-name="P2" draw:layer="layout" svg:x1="1.781cm" svg:y1="9.754cm" svg:x2="1.781cm" svg:y2="8.833cm">
          <text:p/>
        </draw:line>
        <draw:path draw:style-name="gr8" draw:text-style-name="P2" draw:layer="layout" svg:width="1.062cm" svg:height="0.446cm" svg:x="1.88cm" svg:y="6.983cm" svg:viewBox="0 0 1063 447" svg:d="M1063 61c-78-28-173-49-279-59-89-4-184-4-287 17-95 18-187 50-257 88-81 46-127 89-159 127-32 39-49 74-60 106-14 40-21 75-21 107">
          <text:p/>
        </draw:path>
        <draw:line draw:style-name="gr8" draw:text-style-name="P2" draw:layer="layout" svg:x1="1.333cm" svg:y1="10.551cm" svg:x2="1.333cm" svg:y2="9.779cm">
          <text:p/>
        </draw:line>
        <draw:line draw:style-name="gr8" draw:text-style-name="P2" draw:layer="layout" svg:x1="4.695cm" svg:y1="9.394cm" svg:x2="4.695cm" svg:y2="9.366cm">
          <text:p/>
        </draw:line>
        <draw:line draw:style-name="gr8" draw:text-style-name="P2" draw:layer="layout" svg:x1="3.28cm" svg:y1="8.576cm" svg:x2="3.28cm" svg:y2="8.551cm">
          <text:p/>
        </draw:line>
        <draw:path draw:style-name="gr8" draw:text-style-name="P2" draw:layer="layout" svg:width="0.338cm" svg:height="0.385cm" svg:x="2.942cm" svg:y="7.044cm" svg:viewBox="0 0 339 386" svg:d="M339 386c0-25-3-53-10-81-14-46-36-95-89-148-18-21-39-39-64-60-25-18-49-36-81-54-28-14-64-32-95-43">
          <text:p/>
        </draw:path>
        <draw:line draw:style-name="gr8" draw:text-style-name="P2" draw:layer="layout" svg:x1="1.88cm" svg:y1="7.429cm" svg:x2="1.88cm" svg:y2="7.468cm">
          <text:p/>
        </draw:line>
        <draw:line draw:style-name="gr8" draw:text-style-name="P2" draw:layer="layout" svg:x1="1.88cm" svg:y1="8.551cm" svg:x2="1.88cm" svg:y2="7.468cm">
          <text:p/>
        </draw:line>
        <draw:line draw:style-name="gr8" draw:text-style-name="P2" draw:layer="layout" svg:x1="1.88cm" svg:y1="8.833cm" svg:x2="1.88cm" svg:y2="8.551cm">
          <text:p/>
        </draw:line>
        <draw:line draw:style-name="gr8" draw:text-style-name="P2" draw:layer="layout" svg:x1="3.28cm" svg:y1="8.551cm" svg:x2="3.28cm" svg:y2="7.468cm">
          <text:p/>
        </draw:line>
        <draw:line draw:style-name="gr8" draw:text-style-name="P2" draw:layer="layout" svg:x1="3.287cm" svg:y1="11.251cm" svg:x2="3.32cm" svg:y2="11.232cm">
          <text:p/>
        </draw:line>
        <draw:line draw:style-name="gr8" draw:text-style-name="P2" draw:layer="layout" svg:x1="3.647cm" svg:y1="9.352cm" svg:x2="3.647cm" svg:y2="9.461cm">
          <text:p/>
        </draw:line>
        <draw:line draw:style-name="gr8" draw:text-style-name="P2" draw:layer="layout" svg:x1="3.28cm" svg:y1="7.429cm" svg:x2="3.28cm" svg:y2="7.468cm">
          <text:p/>
        </draw:line>
        <draw:line draw:style-name="gr8" draw:text-style-name="P2" draw:layer="layout" svg:x1="7.186cm" svg:y1="12.664cm" svg:x2="7.186cm" svg:y2="12.95cm">
          <text:p/>
        </draw:line>
        <draw:line draw:style-name="gr8" draw:text-style-name="P2" draw:layer="layout" svg:x1="5.373cm" svg:y1="9.084cm" svg:x2="4.917cm" svg:y2="9.349cm">
          <text:p/>
        </draw:line>
        <draw:line draw:style-name="gr8" draw:text-style-name="P2" draw:layer="layout" svg:x1="4.928cm" svg:y1="13.105cm" svg:x2="4.928cm" svg:y2="12.752cm">
          <text:p/>
        </draw:line>
        <draw:line draw:style-name="gr8" draw:text-style-name="P2" draw:layer="layout" svg:x1="6.074cm" svg:y1="8.473cm" svg:x2="6.358cm" svg:y2="8.64cm">
          <text:p/>
        </draw:line>
        <draw:path draw:style-name="gr1" draw:text-style-name="P1" draw:layer="layout" svg:width="4.889cm" svg:height="6.306cm" svg:x="8.329cm" svg:y="1.287cm" svg:viewBox="0 0 4890 6307" svg:d="M4876 4044c7-7 14-18 14-28v-406c0-3-3-3-3-7v-4c-4-3-4-3-4-7-3 0-3-3-7-3 0 0-4-4-7-4 0-3-4-3-7-3-4-4-7-4-7-7-4 0-7 0-11 0-3-4-7-4-10-4-4 0-11-3-14-3-4 0-8-4-11-4-7 0-11 0-14 0-11 0-21-3-32-3l-653-25-244-35 50-364v-1793l-597-536v-416c-7-134-99-261-229-318l-547-74-148 127 547 78c130 53 222 183 226 317v417l-29-4-723-99-261-39v-409c4-77 39-148 92-194l148-130c42-36 92-57 148-64-56 7-106 28-148 64l-148 130c42-39 92-60 148-67-56 7-106 28-148 67-53 46-88 117-92 194v409l-296 293v476 626c-14-39-46-81-96-117-21-14-49-31-98-52-29-11-64-25-120-39-32-7-78-18-134-25-53-7-106-14-152-14-56-4-106-4-148-4-64 4-117 7-159 15-35 3-70 10-106 17-63 11-127 32-180 53-28 14-53 25-74 39-28 18-49 35-63 49-18 21-32 39-39 57-14 28-21 56-21 81v46c0 95 166 183 420 222 257 39 553 21 758-46v1242c-205 63-501 81-758 42-254-35-420-123-420-222v293c-32 10-64 21-99 28 0 4 0 7 0 7 0 113 198 219 504 261 304 39 653 14 879-70h3l-109-11-1178-180c0 99 166 187 420 222 257 39 553 21 758-42l-1178-180v-35c-32 10-64 21-99 28 0 4 0 7 0 7 0 113 198 219 504 261 304 39 653 14 879-70v3c3 0 3-3 7-3v405l-4-405 4 585v-180 230-50 469-419l-1390 229c0 116 201 222 508 261 310 42 660 14 882-71l-1390-190v-1058 1058l-201 28c70-7 141-18 201-32l-268 53c14-7 39-17 67-21l-67 21-92 85c-7 3-10 7-10 14v889c0 14 24 28 63 32l639 88-36 81c0-32 14-60 36-81l183 205c-35 31-92 35-138 7-49-25-81-78-81-131l219 124 11-11c10-7 17-18 24-32h4-4l11-10c32-25 42-71 32-113l656 88c53 7 109 0 130-18l96-84c3-4 7-7 7-11v-226c10-17 17-35 17-53v-299c57-43 141-78 247-103l173-155c14 21 39 32 60 35 21 4 42-3 60-14l14-14c7-7 14-18 18-28l28-39c-3 14-11 25-21 32l3-113c22 25 29 56 18 81l56-145-74 64 74-64v-24-254l198 28v127l254 35 120 18 141-124v-183c67-67 205-120 381-155 99-25 173-57 219-96 0-3 7-7 17-10 11-4 25-4 40-4l18 4 183 25 96 14c102 14 218-4 261-39l46-39 313-275z">
          <text:p/>
        </draw:path>
        <draw:polygon draw:style-name="gr7" draw:text-style-name="P2" draw:layer="layout" svg:width="0cm" svg:height="0cm" svg:x="10.156cm" svg:y="5.189cm" svg:viewBox="0 0 0 0" draw:points="0,0">
          <text:p/>
        </draw:polygon>
        <draw:path draw:style-name="gr1" draw:text-style-name="P1" draw:layer="layout" svg:width="1.651cm" svg:height="2.54cm" svg:x="8.798cm" svg:y="2.853cm" svg:viewBox="0 0 1652 2541" svg:d="M1401 2298v-628-187-25-158-14-96-24-113-164-67l163-141v-14-423l28-39c25-35 49-99 60-166l-258-39v625c4 14 4 28 7 42v7c0 11-3 25-10 43-7 14-21 28-39 45-14 11-25 22-35 29-14 7-25 14-36 17-35 18-70 36-102 46 32-10 67-28 102-46 11-3 22-10 36-17 10-7 21-18 35-29 18-17 32-31 39-45 7-18 10-32 10-43v148-151 151-155 7l-7-49c4 14 4 28 7 42l-102-159c46 32 78 75 95 117l-95-117c-25-17-53-31-99-52-32-11-67-25-123-39-32-11-78-18-134-25-53-11-106-14-148-18-60-3-110 0-152 0-64 4-113 7-159 15-35 3-70 10-106 17-63 11-128 28-181 53-28 11-53 25-74 39-28 14-49 32-63 46-18 21-32 42-39 60-14 28-21 56-21 77v50c0 95 166 183 424 222 254 40 550 22 755-46v-49 3-7 7-3 49 1243c-205 63-501 81-755 42-258-35-424-123-424-222v-1239 1239 293 35c0 99 166 187 424 222 254 39 550 21 755-42h4l-4-328 4 328c141-46 218-109 218-176z">
          <text:p/>
        </draw:path>
        <draw:polygon draw:style-name="gr7" draw:text-style-name="P2" draw:layer="layout" svg:width="0cm" svg:height="0cm" svg:x="10.156cm" svg:y="5.189cm" svg:viewBox="0 0 0 0" draw:points="0,0">
          <text:p/>
        </draw:polygon>
        <draw:path draw:style-name="gr1" draw:text-style-name="P1" draw:layer="layout" svg:width="1.869cm" svg:height="2.443cm" svg:x="8.329cm" svg:y="5.15cm" svg:viewBox="0 0 1870 2444" svg:d="M371 1056c0 116 201 222 512 261 306 42 656 14 878-71 14 25 39 50 78 71 10 7 14 14 14 18v666-666c0 7 0 10-7 14l-96 84c-21 18-77 25-130 18l-1557-215c-39-7-63-18-63-32v889c0 14 24 28 63 32l643 88h-3l3-4c50-42 131-31 180 25 49 60 49 141 0 184-35 31-92 35-138 7-49-25-77-78-77-131 0-32 10-60 32-81l3-4v4l11-11c10-10 21-17 35-21 4 0 7-3 11-3 45-32 112-21 155 28 46 49 49 120 7 159 18-43 7-99-28-138-36-42-89-60-134-49-4 0-7 3-11 3l4-3c45-39 123-29 169 24s46 131 0 173h-4c4 0 4-7 4-10 0 3 0 10-4 10-7 14-14 25-24 32l-11 11c49-43 49-124 0-184-49-56-130-67-180-25v4l11-11c10-10 21-17 35-21l4-3 7-7c31-25 74-32 116-18 42 18 74 53 85 99 14 42 3 88-32 113l-176-187c45-39 123-29 169 24s46 131 0 173l-162-204c31-25 74-32 116-18 42 18 74 53 85 99l656 88c53 7 109 0 130-18l96-84c7-4 7-7 7-11v-226c10-17 17-35 17-53v-299-1208-441c0 49-42 99-120 138v21c4 10 7 21 11 32v405c7-14 14-31 25-46 7-14 17-24 24-35 4-3 7-7 11-7 7-7 14-11 21-11 7 4 14 11 18 29 0 7 3 14 3 24 0 18 0 39 0 64 0 21 0 49 0 70-3 25-3 46-7 67-3 18-7 32-14 46-3 14-14 29-21 39-11 7-21 11-28 7-11 0-21-7-29-17h-3v420-420 420c14 25 39 50 78 71 10 7 14 14 14 18 0 7 0 10-7 14l-96 84c-21 18-77 25-130 18l-1557-215c-39-7-63-18-63-32 0-7 3-11 10-14l96-85c11-7 36-17 64-21 74-7 141-18 201-32z">
          <text:p/>
        </draw:path>
        <draw:polygon draw:style-name="gr7" draw:text-style-name="P2" draw:layer="layout" svg:width="0cm" svg:height="0cm" svg:x="10.156cm" svg:y="5.189cm" svg:viewBox="0 0 0 0" draw:points="0,0">
          <text:p/>
        </draw:polygon>
        <draw:path draw:style-name="gr1" draw:text-style-name="P1" draw:layer="layout" svg:width="0.484cm" svg:height="2.311cm" svg:x="11.468cm" svg:y="2.222cm" svg:viewBox="0 0 485 2312" svg:d="M0 0v811 142c244 211 304 561 134 791-21 24-42 49-67 70-21 18-42 36-67 50v169 212l485 67v-85c-7 14-14 28-25 39-25 21-67 25-103 7-36-21-57-60-57-95 0-25 11-50 28-64 22-21 58-25 90-14 31 14 56 42 67 74v-1398c-7 14-14 25-25 35-25 22-67 25-103 4-36-18-57-53-57-92 0-24 11-49 28-63 22-21 58-25 90-11 31 11 56 39 67 71v-311l-456-405z">
          <text:p/>
        </draw:path>
        <draw:polygon draw:style-name="gr7" draw:text-style-name="P2" draw:layer="layout" svg:width="0cm" svg:height="0cm" svg:x="10.156cm" svg:y="5.189cm" svg:viewBox="0 0 0 0" draw:points="0,0">
          <text:p/>
        </draw:polygon>
        <draw:path draw:style-name="gr1" draw:text-style-name="P1" draw:layer="layout" svg:width="0.402cm" svg:height="3.277cm" svg:x="11.066cm" svg:y="2.222cm" svg:viewBox="0 0 403 3278" svg:d="M403 0v811l-89 78-137 116c-50 67-89 202-96 336v416 169 60 325l322-279v208 696l-191-28-85 74-35 88-32 74-60 134v-2276l46-67c18-25 32-64 46-109 14-46 21-99 25-149 3-88 24-183 49-257l109-268c14-39 32-71 50-85z">
          <text:p/>
        </draw:path>
        <draw:polygon draw:style-name="gr7" draw:text-style-name="P2" draw:layer="layout" svg:width="0cm" svg:height="0cm" svg:x="10.156cm" svg:y="5.189cm" svg:viewBox="0 0 0 0" draw:points="0,0">
          <text:p/>
        </draw:polygon>
        <draw:path draw:style-name="gr1" draw:text-style-name="P1" draw:layer="layout" svg:width="0.222cm" svg:height="2.893cm" svg:x="10.844cm" svg:y="3.192cm" svg:viewBox="0 0 223 2894" svg:d="M223 32v2276l-14 32v554l-199-28v-378l36-28c-11 11-21 21-36 28l36-28c21-14 35-35 42-49s11-25 11-36v-317-1074c0-42-36-84-99-123v-861z">
          <text:p/>
        </draw:path>
        <draw:polygon draw:style-name="gr7" draw:text-style-name="P2" draw:layer="layout" svg:width="0cm" svg:height="0cm" svg:x="10.156cm" svg:y="5.189cm" svg:viewBox="0 0 0 0" draw:points="0,0">
          <text:p/>
        </draw:polygon>
        <draw:path draw:style-name="gr1" draw:text-style-name="P1" draw:layer="layout" svg:width="0.874cm" svg:height="0.702cm" svg:x="10.361cm" svg:y="2.543cm" svg:viewBox="0 0 875 703" svg:d="M875 99c-28 74-49 169-52 257-4 50-11 103-25 149-11 45-28 84-46 109l-46 68-223-32-32 53-88-14 53-75-109-14-53-11-131-17-123-18 28-39c25-35 46-99 60-166 0-14 3-28 7-42 0-18 3-35 3-53 4-35 7-74 14-113 8-49 22-99 36-141z">
          <text:p/>
        </draw:path>
        <draw:polygon draw:style-name="gr7" draw:text-style-name="P2" draw:layer="layout" svg:width="0cm" svg:height="0cm" svg:x="10.156cm" svg:y="5.189cm" svg:viewBox="0 0 0 0" draw:points="0,0">
          <text:p/>
        </draw:polygon>
        <draw:path draw:style-name="gr1" draw:text-style-name="P1" draw:layer="layout" svg:width="1.101cm" svg:height="0.526cm" svg:x="12.117cm" svg:y="4.818cm" svg:viewBox="0 0 1102 527" svg:d="M1088 99c7-7 14-14 14-24l-3-4c0-4 0-4 0-7-4 0-4 0-4-4-3 0-3-3-7-3 0-4-4-4-7-7 0 0-4 0-7-4-4 0-7-3-7-3-4 0-7 0-11-4-3 0-7 0-10 0-4-3-11-3-14-3-4-4-8-4-11-4-7 0-11 0-14 0-11-3-21-3-32-3l-654-29-282 252-39 257 403 18c7 0 14 0 21 0s14 0 21 0 14 0 25 0c14-3 28-3 42-7 7 0 18 0 26-3 7 0 14-4 21-4s10-4 17-4c8-3 15-3 22-7 3-3 10-3 17-7 4 0 11-3 14-3 4-4 11-7 14-7 4-4 8-7 11-7 4-4 7-7 11-7z">
          <text:p/>
        </draw:path>
        <draw:polygon draw:style-name="gr7" draw:text-style-name="P2" draw:layer="layout" svg:width="0cm" svg:height="0cm" svg:x="10.156cm" svg:y="5.189cm" svg:viewBox="0 0 0 0" draw:points="0,0">
          <text:p/>
        </draw:polygon>
        <draw:path draw:style-name="gr1" draw:text-style-name="P1" draw:layer="layout" svg:width="0.552cm" svg:height="0.911cm" svg:x="11.147cm" svg:y="3.111cm" svg:viewBox="0 0 553 912" svg:d="M234 0c32 18 60 39 88 64 244 212 304 561 134 791-134 70-296 77-456 14v-416c7-131 46-269 96-332z">
          <text:p/>
        </draw:path>
        <draw:polygon draw:style-name="gr7" draw:text-style-name="P2" draw:layer="layout" svg:width="0cm" svg:height="0cm" svg:x="10.156cm" svg:y="5.189cm" svg:viewBox="0 0 0 0" draw:points="0,0">
          <text:p/>
        </draw:polygon>
        <draw:path draw:style-name="gr1" draw:text-style-name="P1" draw:layer="layout" svg:width="0.388cm" svg:height="1.288cm" svg:x="10.555cm" svg:y="4.176cm" svg:viewBox="0 0 389 1289" svg:d="M385 1091c0-7 4-10 4-17v-1074c0 92-152 177-389 219v1070c88-14 166-35 230-63-7-11-14-25-21-46-4-21-11-57-7-92 3-32 7-56 14-78 7-24 14-42 25-63 14-32 28-57 42-81 21-29 39-53 53-64 14-14 24-17 32-14 7 0 10 7 14 21 3 11 3 32 3 57 4 21 4 49 4 81 0 35 0 70-4 102 0 14 0 28 0 42z">
          <text:p/>
        </draw:path>
        <draw:polygon draw:style-name="gr7" draw:text-style-name="P2" draw:layer="layout" svg:width="0cm" svg:height="0cm" svg:x="10.156cm" svg:y="5.189cm" svg:viewBox="0 0 0 0" draw:points="0,0">
          <text:p/>
        </draw:polygon>
        <draw:path draw:style-name="gr1" draw:text-style-name="P1" draw:layer="layout" svg:width="0.959cm" svg:height="0.522cm" svg:x="10.509cm" svg:y="2.123cm" svg:viewBox="0 0 960 523" svg:d="M109 148c14-38 32-67 50-81l77-67 724 99-74 67c-21 14-39 46-53 86l-106 271-727-102z">
          <text:p/>
        </draw:path>
        <draw:polygon draw:style-name="gr7" draw:text-style-name="P2" draw:layer="layout" svg:width="0cm" svg:height="0cm" svg:x="10.156cm" svg:y="5.189cm" svg:viewBox="0 0 0 0" draw:points="0,0">
          <text:p/>
        </draw:polygon>
        <draw:path draw:style-name="gr1" draw:text-style-name="P1" draw:layer="layout" svg:width="0.357cm" svg:height="1.2cm" svg:x="10.198cm" svg:y="4.395cm" svg:viewBox="0 0 358 1201" svg:d="M358 1070v-1070c-157 25-280 71-358 127v625 3c0 0 0-3 0-7v453-449l106 392c-42 18-77 35-106 57l106-57c-21-10-35-32-46-63-7-43-3-107 14-157 15-35 36-70 64-88 28-24 60-32 95-28 25 7 50 18 72 35 7 7 14 18 21 25 10 18 18 42 18 67 0 28-8 53-18 75-14 32-40 60-65 81 32-7 65-14 97-21z">
          <text:p/>
        </draw:path>
        <draw:polygon draw:style-name="gr7" draw:text-style-name="P2" draw:layer="layout" svg:width="0cm" svg:height="0cm" svg:x="10.156cm" svg:y="5.189cm" svg:viewBox="0 0 0 0" draw:points="0,0">
          <text:p/>
        </draw:polygon>
        <draw:polygon draw:style-name="gr1" draw:text-style-name="P1" draw:layer="layout" svg:width="0.585cm" svg:height="1.066cm" svg:x="11.511cm" svg:y="4.55cm" svg:viewBox="0 0 586 1067" draw:points="0,1003 437,1067 586,0 437,198 0,799">
          <text:p/>
        </draw:polygon>
        <draw:polygon draw:style-name="gr7" draw:text-style-name="P2" draw:layer="layout" svg:width="0cm" svg:height="0cm" svg:x="10.156cm" svg:y="5.189cm" svg:viewBox="0 0 0 0" draw:points="0,0">
          <text:p/>
        </draw:polygon>
        <draw:path draw:style-name="gr1" draw:text-style-name="P1" draw:layer="layout" svg:width="1.122cm" svg:height="0.848cm" svg:x="12.096cm" svg:y="4.893cm" svg:viewBox="0 0 1123 849" svg:d="M1109 437c7-11 14-18 14-28v-409c0 10-7 17-14 24l-424 367c-4 4-7 7-11 7-3 4-7 7-11 7-7 4-10 7-14 7-7 4-10 4-17 7-4 4-11 4-18 7-3 0-10 4-18 4-7 3-14 3-21 7-7 0-14 0-21 4-7 0-14 3-21 3-14 0-28 4-42 4-11 0-18 3-25 3s-14 0-21 0-14 0-21 0l-403-18-21 159 124 18v191l21 4v-191l183 25v191l96 14c102 14 218-4 261-39l46-39v-333l314-271v328z">
          <text:p/>
        </draw:path>
        <draw:polygon draw:style-name="gr7" draw:text-style-name="P2" draw:layer="layout" svg:width="0cm" svg:height="0cm" svg:x="10.156cm" svg:y="5.189cm" svg:viewBox="0 0 0 0" draw:points="0,0">
          <text:p/>
        </draw:polygon>
        <draw:polygon draw:style-name="gr1" draw:text-style-name="P1" draw:layer="layout" svg:width="0.484cm" svg:height="0.886cm" svg:x="11.468cm" svg:y="4.462cm" svg:viewBox="0 0 485 887" draw:points="43,887 485,286 485,67 0,0 0,696 18,696 43,700">
          <text:p/>
        </draw:polygon>
        <draw:polygon draw:style-name="gr7" draw:text-style-name="P2" draw:layer="layout" svg:width="0cm" svg:height="0cm" svg:x="10.156cm" svg:y="5.189cm" svg:viewBox="0 0 0 0" draw:points="0,0">
          <text:p/>
        </draw:polygon>
        <draw:path draw:style-name="gr1" draw:text-style-name="P1" draw:layer="layout" svg:width="0.148cm" svg:height="1.919cm" svg:x="11.948cm" svg:y="2.631cm" svg:viewBox="0 0 149 1920" svg:d="M0 1903l149 17v-1789l-149-131v315c7 18 7 35 0 53v1397c7 18 7 39 0 53z">
          <text:p/>
        </draw:path>
        <draw:polygon draw:style-name="gr7" draw:text-style-name="P2" draw:layer="layout" svg:width="0cm" svg:height="0cm" svg:x="10.156cm" svg:y="5.189cm" svg:viewBox="0 0 0 0" draw:points="0,0">
          <text:p/>
        </draw:polygon>
        <draw:path draw:style-name="gr1" draw:text-style-name="P1" draw:layer="layout" svg:width="0.978cm" svg:height="0.339cm" svg:x="9.009cm" svg:y="3.273cm" svg:viewBox="0 0 979 340" svg:d="M979 170c0-96-219-170-487-170-273 0-492 74-492 170zM0 170c0 91 219 170 492 170 268 0 487-79 487-170z">
          <text:p/>
        </draw:path>
        <draw:polygon draw:style-name="gr7" draw:text-style-name="P2" draw:layer="layout" svg:width="0cm" svg:height="0cm" svg:x="10.156cm" svg:y="5.189cm" svg:viewBox="0 0 0 0" draw:points="0,0">
          <text:p/>
        </draw:polygon>
        <draw:path draw:style-name="gr1" draw:text-style-name="P1" draw:layer="layout" svg:width="0.956cm" svg:height="0.331cm" svg:x="9.02cm" svg:y="3.277cm" svg:viewBox="0 0 957 332" svg:d="M957 166c0-92-215-166-476-166-265 0-481 74-481 166zM0 166c0 92 216 166 481 166 261 0 476-74 476-166z">
          <text:p/>
        </draw:path>
        <draw:polygon draw:style-name="gr7" draw:text-style-name="P2" draw:layer="layout" svg:width="0cm" svg:height="0cm" svg:x="10.156cm" svg:y="5.189cm" svg:viewBox="0 0 0 0" draw:points="0,0">
          <text:p/>
        </draw:polygon>
        <draw:path draw:style-name="gr1" draw:text-style-name="P1" draw:layer="layout" svg:width="0.92cm" svg:height="0.321cm" svg:x="9.038cm" svg:y="3.28cm" svg:viewBox="0 0 921 322" svg:d="M921 164c0-90-204-164-459-164-254 0-462 74-462 164zM0 164c0 88 208 158 462 158 255 0 459-70 459-158z">
          <text:p/>
        </draw:path>
        <draw:polygon draw:style-name="gr7" draw:text-style-name="P2" draw:layer="layout" svg:width="0cm" svg:height="0cm" svg:x="10.156cm" svg:y="5.189cm" svg:viewBox="0 0 0 0" draw:points="0,0">
          <text:p/>
        </draw:polygon>
        <draw:path draw:style-name="gr1" draw:text-style-name="P1" draw:layer="layout" svg:width="0.413cm" svg:height="1.016cm" svg:x="10.445cm" svg:y="5.679cm" svg:viewBox="0 0 414 1017" svg:d="M414 653v-21-254-378c-39 21-78 39-113 57-32 14-60 28-85 38-45 29-81 50-105 71l-4 4c-25 21-50 45-68 77-14 14-21 32-28 50-7 17-11 42-11 63v247c18 4 36 11 53 21 22 11 44 32 58 60 3 7 7 14 10 21 0 4 0 11 4 18 0 3 0 7 0 18 3 7 0 17 0 21 0 10 0 14-4 21 0 7 0 11-3 14-4 7-4 14-7 21-14 32-36 60-58 85-17 19-35 33-53 47v63l174-156c-14-18-21-39-21-60 0-25 7-46 25-60 31-28 84-21 116 18s32 91 0 120c-14 14-35 21-60 17-21-3-42-14-60-35-14-18-21-39-21-60 0-25 7-46 25-60 31-28 84-21 116 18s32 91 0 120l14-11c7-7 14-18 18-28 10-32 3-67-18-92-25-25-56-39-88-32-11 4-21 7-32 14l-10 11 10-11c11-7 21-10 32-14l7-7c11-7 21-14 35-14 25-7 57 4 78 25z">
          <text:p/>
        </draw:path>
        <draw:polygon draw:style-name="gr7" draw:text-style-name="P2" draw:layer="layout" svg:width="0cm" svg:height="0cm" svg:x="10.156cm" svg:y="5.189cm" svg:viewBox="0 0 0 0" draw:points="0,0">
          <text:p/>
        </draw:polygon>
        <draw:path draw:style-name="gr1" draw:text-style-name="P1" draw:layer="layout" svg:width="0.557cm" svg:height="0.808cm" svg:x="10.188cm" svg:y="2.084cm" svg:viewBox="0 0 558 809" svg:d="M431 187c14-38 32-67 53-81l74-67-261-39-297 293v481l262 35c3-14 3-28 7-42-28 7-60 0-85-21-28-26-42-54-42-86 0-25 10-46 28-63 32-25 81-25 116 3 11-49 22-99 39-141z">
          <text:p/>
        </draw:path>
        <draw:polygon draw:style-name="gr7" draw:text-style-name="P2" draw:layer="layout" svg:width="0cm" svg:height="0cm" svg:x="10.156cm" svg:y="5.189cm" svg:viewBox="0 0 0 0" draw:points="0,0">
          <text:p/>
        </draw:polygon>
        <draw:path draw:style-name="gr1" draw:text-style-name="P1" draw:layer="layout" svg:width="0.892cm" svg:height="0.311cm" svg:x="9.052cm" svg:y="3.287cm" svg:viewBox="0 0 893 312" svg:d="M893 156c0-85-201-156-444-156-248 0-449 71-449 156zM0 156c0 84 201 156 449 156 243 0 444-72 444-156z">
          <text:p/>
        </draw:path>
        <draw:polygon draw:style-name="gr7" draw:text-style-name="P2" draw:layer="layout" svg:width="0cm" svg:height="0cm" svg:x="10.156cm" svg:y="5.189cm" svg:viewBox="0 0 0 0" draw:points="0,0">
          <text:p/>
        </draw:polygon>
        <draw:path draw:style-name="gr1" draw:text-style-name="P1" draw:layer="layout" svg:width="0.254cm" svg:height="0.899cm" svg:x="11.052cm" svg:y="5.348cm" svg:viewBox="0 0 255 900" svg:d="M255 21v226c0-7 0-11 0-18-3-7-8-14-12-25-10-14-24-28-42-35-25-7-49-4-67 11-28 24-28 67 0 98 28 32 74 39 99 14 14-10 22-28 22-45v420c0-10-3-21-8-28-4-10-7-17-14-25-11-10-21-17-32-21-25-7-49-7-67 11-28 21-28 67 0 99 28 31 74 35 99 14 14-11 22-28 22-50v233l-255-35v-127-555l14-32 60-137c53-21 120-18 181 7z">
          <text:p/>
        </draw:path>
        <draw:polygon draw:style-name="gr7" draw:text-style-name="P2" draw:layer="layout" svg:width="0cm" svg:height="0cm" svg:x="10.156cm" svg:y="5.189cm" svg:viewBox="0 0 0 0" draw:points="0,0">
          <text:p/>
        </draw:polygon>
        <draw:path draw:style-name="gr1" draw:text-style-name="P1" draw:layer="layout" svg:width="0.357cm" svg:height="1.334cm" svg:x="10.198cm" svg:y="5.464cm" svg:viewBox="0 0 358 1335" svg:d="M358 335v46l-4 4c-25 21-49 45-68 77-14 14-21 32-28 50-7 21-11 43-11 64v247c-49-7-99 7-137 53-18 21-36 46-46 74-14 39-21 85-21 123 0 32 3 57 10 82 14 28 36 49 60 56 39 7 88-14 134-42v63c-106 25-190 60-247 103v-1208c29-18 64-39 106-53 7 4 14 4 21 7 18 0 39-3 60-10 25-11 53-29 74-50 32-7 65-14 97-21v201c-22-42-58-67-97-77-28-8-60-8-88 3-35 11-70 39-95 88-25 46-35 103-35 152 0 46 10 85 24 106 25 32 57 39 96 28 35-7 74-28 109-56 33-29 64-64 86-110z">
          <text:p/>
        </draw:path>
        <draw:polygon draw:style-name="gr7" draw:text-style-name="P2" draw:layer="layout" svg:width="0cm" svg:height="0cm" svg:x="10.156cm" svg:y="5.189cm" svg:viewBox="0 0 0 0" draw:points="0,0">
          <text:p/>
        </draw:polygon>
        <draw:path draw:style-name="gr1" draw:text-style-name="P1" draw:layer="layout" svg:width="0.745cm" svg:height="0.617cm" svg:x="10.198cm" svg:y="3.905cm" svg:viewBox="0 0 746 618" svg:d="M357 491c237-42 389-127 389-219 0-42-36-84-96-123-49-28-121-58-202-79-7 0-14-3-21-3l-331-53 331 49-331-49-96-14v114c159-7 314 17 410 63 95 46 119 102 60 155-78 64-269 106-470 99v187c78-53 201-99 357-127z">
          <text:p/>
        </draw:path>
        <draw:polygon draw:style-name="gr7" draw:text-style-name="P2" draw:layer="layout" svg:width="0cm" svg:height="0cm" svg:x="10.156cm" svg:y="5.189cm" svg:viewBox="0 0 0 0" draw:points="0,0">
          <text:p/>
        </draw:polygon>
        <draw:path draw:style-name="gr1" draw:text-style-name="P1" draw:layer="layout" svg:width="0.794cm" svg:height="0.275cm" svg:x="9.101cm" svg:y="3.305cm" svg:viewBox="0 0 795 276" svg:d="M795 142v-3c0-79-176-139-395-139s-400 60-400 139v3c0 11 4 18 7 25 7 10 15 17 26 25 60 52 205 84 367 84 159 0 307-32 367-84 7-8 14-18 21-25 3-7 7-14 7-25z">
          <text:p/>
        </draw:path>
        <draw:polygon draw:style-name="gr7" draw:text-style-name="P2" draw:layer="layout" svg:width="0cm" svg:height="0cm" svg:x="10.156cm" svg:y="5.189cm" svg:viewBox="0 0 0 0" draw:points="0,0">
          <text:p/>
        </draw:polygon>
        <draw:polygon draw:style-name="gr1" draw:text-style-name="P1" draw:layer="layout" svg:width="0.092cm" svg:height="1.869cm" svg:x="12.096cm" svg:y="2.681cm" svg:viewBox="0 0 93 1870" draw:points="93,0 93,1793 0,1870 0,81">
          <text:p/>
        </draw:polygon>
        <draw:polygon draw:style-name="gr7" draw:text-style-name="P2" draw:layer="layout" svg:width="0cm" svg:height="0cm" svg:x="10.156cm" svg:y="5.189cm" svg:viewBox="0 0 0 0" draw:points="0,0">
          <text:p/>
        </draw:polygon>
        <draw:polygon draw:style-name="gr1" draw:text-style-name="P1" draw:layer="layout" svg:width="0.747cm" svg:height="0.667cm" svg:x="11.497cm" svg:y="2.095cm" svg:viewBox="0 0 748 668" draw:points="745,541 748,541 152,0 0,131 456,537 600,668 692,590">
          <text:p/>
        </draw:polygon>
        <draw:polygon draw:style-name="gr7" draw:text-style-name="P2" draw:layer="layout" svg:width="0cm" svg:height="0cm" svg:x="10.156cm" svg:y="5.189cm" svg:viewBox="0 0 0 0" draw:points="0,0">
          <text:p/>
        </draw:polygon>
        <draw:polygon draw:style-name="gr1" draw:text-style-name="P1" draw:layer="layout" svg:width="0.293cm" svg:height="1.193cm" svg:x="11.948cm" svg:y="4.423cm" svg:viewBox="0 0 294 1194" draw:points="0,1194 148,1063 174,903 209,642 248,364 294,0 241,46 148,127">
          <text:p/>
        </draw:polygon>
        <draw:polygon draw:style-name="gr7" draw:text-style-name="P2" draw:layer="layout" svg:width="0cm" svg:height="0cm" svg:x="10.156cm" svg:y="5.189cm" svg:viewBox="0 0 0 0" draw:points="0,0">
          <text:p/>
        </draw:polygon>
        <draw:path draw:style-name="gr1" draw:text-style-name="P1" draw:layer="layout" svg:width="0.3cm" svg:height="0.974cm" svg:x="11.126cm" svg:y="5.291cm" svg:viewBox="0 0 301 975" svg:d="M301 35v940l-120-18v-233-419-226c-60-26-128-29-181-4l32-75z">
          <text:p/>
        </draw:path>
        <draw:polygon draw:style-name="gr7" draw:text-style-name="P2" draw:layer="layout" svg:width="0cm" svg:height="0cm" svg:x="10.156cm" svg:y="5.189cm" svg:viewBox="0 0 0 0" draw:points="0,0">
          <text:p/>
        </draw:polygon>
        <draw:path draw:style-name="gr1" draw:text-style-name="P1" draw:layer="layout" svg:width="0.388cm" svg:height="0.6cm" svg:x="10.555cm" svg:y="5.245cm" svg:viewBox="0 0 389 601" svg:d="M336 406c21-18 35-35 42-53 7-10 11-21 11-32v-321c0 7-4 14-4 21 0 39-7 78-14 110-7 28-18 53-35 67-14 14-36 18-57 7-17-7-35-21-49-49-64 28-142 49-230 63v201c3 7 7 14 10 25 0 11 4 22 4 40 0 17-4 28-4 42-3 11-7 21-10 28v46c24-21 56-42 105-67 26-14 54-28 86-42 35-18 74-36 113-58 11-10 21-17 32-28z">
          <text:p/>
        </draw:path>
        <draw:polygon draw:style-name="gr7" draw:text-style-name="P2" draw:layer="layout" svg:width="0cm" svg:height="0cm" svg:x="10.156cm" svg:y="5.189cm" svg:viewBox="0 0 0 0" draw:points="0,0">
          <text:p/>
        </draw:polygon>
        <draw:path draw:style-name="gr1" draw:text-style-name="P1" draw:layer="layout" svg:width="0.302cm" svg:height="0.298cm" svg:x="7.976cm" svg:y="7.152cm" svg:viewBox="0 0 303 299" svg:d="M36 62c53-43 134-32 184 28 49 56 49 139 0 181-39 35-92 35-142 11-45-29-78-78-78-131 0-36 15-68 36-89 53-43 134-32 184 28 49 56 49 139 0 181-39 35-92 35-142 11-45-29-78-78-78-131 0-36 15-68 36-89l11-7c10-7 21-14 35-18 0-3 3-3 3-3 46-43 124-32 170 21 50 56 50 135 0 174l10-7c51-43 51-121 0-174-45-53-123-64-169-25 46-39 124-28 169 25 51 53 51 131 0 174l-10 7c0 3 0 3-4 3-3 14-14 25-24 32l-7 7 7-7c10-7 21-18 24-32 4-3 4-7 7-10-3 3-3 7-7 10 4 0 4 0 4-3 50-39 50-118 0-174-46-53-124-64-170-21h4l7-11-7 11-7 3c0-3 3-3 3-3l-3 3c3-3 7-3 11-7 45-32 116-18 158 32 43 49 46 117 7 160 18-43 4-100-31-143-36-38-85-56-134-49-4 4-8 4-11 7-14 4-25 11-35 18z">
          <text:p/>
        </draw:path>
        <draw:polygon draw:style-name="gr7" draw:text-style-name="P2" draw:layer="layout" svg:width="0cm" svg:height="0cm" svg:x="10.156cm" svg:y="5.189cm" svg:viewBox="0 0 0 0" draw:points="0,0">
          <text:p/>
        </draw:polygon>
        <draw:polygon draw:style-name="gr1" draw:text-style-name="P1" draw:layer="layout" svg:width="0.313cm" svg:height="0.603cm" svg:x="12.827cm" svg:y="5.055cm" svg:viewBox="0 0 314 604" draw:points="0,604 314,329 314,0 0,276">
          <text:p/>
        </draw:polygon>
        <draw:polygon draw:style-name="gr7" draw:text-style-name="P2" draw:layer="layout" svg:width="0cm" svg:height="0cm" svg:x="10.156cm" svg:y="5.189cm" svg:viewBox="0 0 0 0" draw:points="0,0">
          <text:p/>
        </draw:polygon>
        <draw:polygon draw:style-name="gr1" draw:text-style-name="P1" draw:layer="layout" svg:width="0.145cm" svg:height="1.104cm" svg:x="11.426cm" svg:y="5.161cm" svg:viewBox="0 0 146 1105" draw:points="146,790 146,797 146,981 0,1105 0,165 0,74 86,0 86,183 86,391 86,554 86,839">
          <text:p/>
        </draw:polygon>
        <draw:polygon draw:style-name="gr7" draw:text-style-name="P2" draw:layer="layout" svg:width="0cm" svg:height="0cm" svg:x="10.156cm" svg:y="5.189cm" svg:viewBox="0 0 0 0" draw:points="0,0">
          <text:p/>
        </draw:polygon>
        <draw:polygon draw:style-name="gr1" draw:text-style-name="P1" draw:layer="layout" svg:width="0.053cm" svg:height="1.838cm" svg:x="12.188cm" svg:y="2.635cm" svg:viewBox="0 0 54 1839" draw:points="54,1789 54,0 0,46 0,1839">
          <text:p/>
        </draw:polygon>
        <draw:polygon draw:style-name="gr7" draw:text-style-name="P2" draw:layer="layout" svg:width="0cm" svg:height="0cm" svg:x="10.156cm" svg:y="5.189cm" svg:viewBox="0 0 0 0" draw:points="0,0">
          <text:p/>
        </draw:polygon>
        <draw:path draw:style-name="gr1" draw:text-style-name="P1" draw:layer="layout" svg:width="0.314cm" svg:height="0.391cm" svg:x="10.241cm" svg:y="6.284cm" svg:viewBox="0 0 315 392" svg:d="M315 83v135c-14 35-36 60-57 85-18 18-36 32-54 46-46 31-95 49-134 42-24-7-46-25-60-56-7-25-10-50-10-82 0-38 7-84 21-124 10-28 28-53 46-74 38-46 88-60 137-53 18 7 36 11 54 21 21 14 43 32 57 60z">
          <text:p/>
        </draw:path>
        <draw:polygon draw:style-name="gr7" draw:text-style-name="P2" draw:layer="layout" svg:width="0cm" svg:height="0cm" svg:x="10.156cm" svg:y="5.189cm" svg:viewBox="0 0 0 0" draw:points="0,0">
          <text:p/>
        </draw:polygon>
        <draw:path draw:style-name="gr1" draw:text-style-name="P1" draw:layer="layout" svg:width="0.314cm" svg:height="0.39cm" svg:x="10.241cm" svg:y="5.583cm" svg:viewBox="0 0 315 391" svg:d="M315 84v134c-22 46-53 81-86 110-35 28-74 49-109 60-39 10-71 0-96-29-14-24-24-63-24-106 0-52 10-109 35-155 25-50 60-78 95-89 28-11 60-11 88-3 40 10 75 35 97 78z">
          <text:p/>
        </draw:path>
        <draw:polygon draw:style-name="gr7" draw:text-style-name="P2" draw:layer="layout" svg:width="0cm" svg:height="0cm" svg:x="10.156cm" svg:y="5.189cm" svg:viewBox="0 0 0 0" draw:points="0,0">
          <text:p/>
        </draw:polygon>
        <draw:path draw:style-name="gr1" draw:text-style-name="P1" draw:layer="layout" svg:width="0.738cm" svg:height="0.173cm" svg:x="9.129cm" svg:y="3.407cm" svg:viewBox="0 0 739 174" svg:d="M739 89c-60-53-208-89-367-89-162 0-308 36-372 89 64 53 210 85 372 85 159 0 307-32 367-85z">
          <text:p/>
        </draw:path>
        <draw:polygon draw:style-name="gr7" draw:text-style-name="P2" draw:layer="layout" svg:width="0cm" svg:height="0cm" svg:x="10.156cm" svg:y="5.189cm" svg:viewBox="0 0 0 0" draw:points="0,0">
          <text:p/>
        </draw:polygon>
        <draw:path draw:style-name="gr1" draw:text-style-name="P1" draw:layer="layout" svg:width="0.201cm" svg:height="0.861cm" svg:x="10.646cm" svg:y="3.192cm" svg:viewBox="0 0 202 862" svg:d="M202 862v-862l-35 53-78 434c-25 95-57 183-89 262v39c81 17 153 46 202 74z">
          <text:p/>
        </draw:path>
        <draw:polygon draw:style-name="gr7" draw:text-style-name="P2" draw:layer="layout" svg:width="0cm" svg:height="0cm" svg:x="10.156cm" svg:y="5.189cm" svg:viewBox="0 0 0 0" draw:points="0,0">
          <text:p/>
        </draw:polygon>
        <draw:path draw:style-name="gr1" draw:text-style-name="P1" draw:layer="layout" svg:width="0.192cm" svg:height="0.584cm" svg:x="11.206cm" svg:y="4.5cm" svg:viewBox="0 0 193 585" svg:d="M193 244c0-49-4-91-14-123-7-99-40-145-82-109-39 35-75 141-78 246-25 99-25 210-4 273 4 11 11 21 14 28 29 46 71 29 106-42 37-68 58-177 58-273z">
          <text:p/>
        </draw:path>
        <draw:polygon draw:style-name="gr7" draw:text-style-name="P2" draw:layer="layout" svg:width="0cm" svg:height="0cm" svg:x="10.156cm" svg:y="5.189cm" svg:viewBox="0 0 0 0" draw:points="0,0">
          <text:p/>
        </draw:polygon>
        <draw:polygon draw:style-name="gr1" draw:text-style-name="P1" draw:layer="layout" svg:width="0.698cm" svg:height="0.205cm" svg:x="10.724cm" svg:y="1.287cm" svg:viewBox="0 0 699 206" draw:points="699,79 551,206 0,132 149,0">
          <text:p/>
        </draw:polygon>
        <draw:polygon draw:style-name="gr7" draw:text-style-name="P2" draw:layer="layout" svg:width="0cm" svg:height="0cm" svg:x="10.156cm" svg:y="5.189cm" svg:viewBox="0 0 0 0" draw:points="0,0">
          <text:p/>
        </draw:polygon>
        <draw:path draw:style-name="gr1" draw:text-style-name="P1" draw:layer="layout" svg:width="0.427cm" svg:height="0.346cm" svg:x="11.525cm" svg:y="5.612cm" svg:viewBox="0 0 428 347" svg:d="M428 192v-192c-266 50-428 146-428 248 0 32 14 64 42 92l386-148c-180 35-319 88-386 155z">
          <text:p/>
        </draw:path>
        <draw:polygon draw:style-name="gr7" draw:text-style-name="P2" draw:layer="layout" svg:width="0cm" svg:height="0cm" svg:x="10.156cm" svg:y="5.189cm" svg:viewBox="0 0 0 0" draw:points="0,0">
          <text:p/>
        </draw:polygon>
        <draw:path draw:style-name="gr1" draw:text-style-name="P1" draw:layer="layout" svg:width="0.377cm" svg:height="0.448cm" svg:x="11.271cm" svg:y="1.361cm" svg:viewBox="0 0 378 449" svg:d="M151 0c128 57 220 184 227 322l-148 127c-8-134-100-265-230-318z">
          <text:p/>
        </draw:path>
        <draw:polygon draw:style-name="gr7" draw:text-style-name="P2" draw:layer="layout" svg:width="0cm" svg:height="0cm" svg:x="10.156cm" svg:y="5.189cm" svg:viewBox="0 0 0 0" draw:points="0,0">
          <text:p/>
        </draw:polygon>
        <draw:path draw:style-name="gr1" draw:text-style-name="P1" draw:layer="layout" svg:width="0.286cm" svg:height="0.344cm" svg:x="10.255cm" svg:y="5.202cm" svg:viewBox="0 0 287 345" svg:d="M287 133c0 24-8 49-18 70-14 32-39 60-60 81-25 21-49 39-79 50-21 7-42 14-60 10-7 0-14-3-21-7-21-10-35-32-46-63-7-43-3-103 14-156 15-36 36-71 64-89 28-24 60-32 96-28 25 7 50 18 71 35 7 7 14 18 21 25 10 21 18 42 18 72z">
          <text:p/>
        </draw:path>
        <draw:polygon draw:style-name="gr7" draw:text-style-name="P2" draw:layer="layout" svg:width="0cm" svg:height="0cm" svg:x="10.156cm" svg:y="5.189cm" svg:viewBox="0 0 0 0" draw:points="0,0">
          <text:p/>
        </draw:polygon>
        <draw:path draw:style-name="gr1" draw:text-style-name="P1" draw:layer="layout" svg:width="0.288cm" svg:height="0.342cm" svg:x="10.253cm" svg:y="4.499cm" svg:viewBox="0 0 289 343" svg:d="M178 2c25 3 51 14 72 35 7 7 14 14 21 25 10 18 18 42 18 68 0 25-8 53-18 74-14 32-39 56-61 78-25 21-49 38-78 49-21 11-42 14-60 11-31-4-56-29-67-71-7-28-7-63 0-102 11-50 32-96 60-128 32-32 74-46 113-39z">
          <text:p/>
        </draw:path>
        <draw:polygon draw:style-name="gr7" draw:text-style-name="P2" draw:layer="layout" svg:width="0cm" svg:height="0cm" svg:x="10.156cm" svg:y="5.189cm" svg:viewBox="0 0 0 0" draw:points="0,0">
          <text:p/>
        </draw:polygon>
        <draw:path draw:style-name="gr1" draw:text-style-name="P1" draw:layer="layout" svg:width="0.192cm" svg:height="0.51cm" svg:x="11.206cm" svg:y="2.582cm" svg:viewBox="0 0 193 511" svg:d="M193 169c0-130-44-201-96-155-8 3-18 14-25 25-14 21-28 53-39 91-14 39-25 85-28 132-11 78-4 148 10 194 4 14 11 25 14 32 29 42 71 24 103-43 40-70 61-176 61-276z">
          <text:p/>
        </draw:path>
        <draw:polygon draw:style-name="gr7" draw:text-style-name="P2" draw:layer="layout" svg:width="0cm" svg:height="0cm" svg:x="10.156cm" svg:y="5.189cm" svg:viewBox="0 0 0 0" draw:points="0,0">
          <text:p/>
        </draw:polygon>
        <draw:path draw:style-name="gr1" draw:text-style-name="P1" draw:layer="layout" svg:width="0.302cm" svg:height="0.308cm" svg:x="8.509cm" svg:y="6.681cm" svg:viewBox="0 0 303 309" svg:d="M45 32c-60 49-60 148 0 216 61 67 157 81 213 28zM258 276c60-50 60-149 0-216-56-67-152-81-213-28z">
          <text:p/>
        </draw:path>
        <draw:polygon draw:style-name="gr7" draw:text-style-name="P2" draw:layer="layout" svg:width="0cm" svg:height="0cm" svg:x="10.156cm" svg:y="5.189cm" svg:viewBox="0 0 0 0" draw:points="0,0">
          <text:p/>
        </draw:polygon>
        <draw:path draw:style-name="gr1" draw:text-style-name="P1" draw:layer="layout" svg:width="0.303cm" svg:height="0.309cm" svg:x="9.529cm" svg:y="6.825cm" svg:viewBox="0 0 304 310" svg:d="M45 29c-60 53-60 149 0 220 56 67 155 81 215 28zM260 277c58-53 58-148 0-216-60-67-159-81-215-32z">
          <text:p/>
        </draw:path>
        <draw:polygon draw:style-name="gr7" draw:text-style-name="P2" draw:layer="layout" svg:width="0cm" svg:height="0cm" svg:x="10.156cm" svg:y="5.189cm" svg:viewBox="0 0 0 0" draw:points="0,0">
          <text:p/>
        </draw:polygon>
        <draw:polygon draw:style-name="gr1" draw:text-style-name="P1" draw:layer="layout" svg:width="0.151cm" svg:height="0.55cm" svg:x="11.497cm" svg:y="1.679cm" svg:viewBox="0 0 152 551" draw:points="152,0 152,421 0,551 0,130">
          <text:p/>
        </draw:polygon>
        <draw:polygon draw:style-name="gr7" draw:text-style-name="P2" draw:layer="layout" svg:width="0cm" svg:height="0cm" svg:x="10.156cm" svg:y="5.189cm" svg:viewBox="0 0 0 0" draw:points="0,0">
          <text:p/>
        </draw:polygon>
        <draw:path draw:style-name="gr1" draw:text-style-name="P1" draw:layer="layout" svg:width="0.189cm" svg:height="0.441cm" svg:x="10.755cm" svg:y="4.96cm" svg:viewBox="0 0 190 442" svg:d="M136 14c-14 14-32 38-53 63-14 26-32 54-46 86-7 17-14 39-21 63-7 22-11 46-14 78-5 35 3 71 7 92 7 17 14 35 21 46 88-39 145-85 155-135 0-14 0-28 0-42 5-35 5-67 5-102 0-32 0-60-5-86 0-25 0-42-3-56-4-11-7-18-14-21-8 0-18 3-32 14z">
          <text:p/>
        </draw:path>
        <draw:polygon draw:style-name="gr7" draw:text-style-name="P2" draw:layer="layout" svg:width="0cm" svg:height="0cm" svg:x="10.156cm" svg:y="5.189cm" svg:viewBox="0 0 0 0" draw:points="0,0">
          <text:p/>
        </draw:polygon>
        <draw:polygon draw:style-name="gr1" draw:text-style-name="P1" draw:layer="layout" svg:width="0.131cm" svg:height="0.43cm" svg:x="10.484cm" svg:y="3.115cm" svg:viewBox="0 0 132 431" draw:points="0,0 0,410 132,431 132,17">
          <text:p/>
        </draw:polygon>
        <draw:polygon draw:style-name="gr7" draw:text-style-name="P2" draw:layer="layout" svg:width="0cm" svg:height="0cm" svg:x="10.156cm" svg:y="5.189cm" svg:viewBox="0 0 0 0" draw:points="0,0">
          <text:p/>
        </draw:polygon>
        <draw:polygon draw:style-name="gr1" draw:text-style-name="P1" draw:layer="layout" svg:width="0.123cm" svg:height="0.455cm" svg:x="10.361cm" svg:y="3.097cm" svg:viewBox="0 0 124 456" draw:points="0,0 124,18 124,428 92,424 110,456 0,438 0,424">
          <text:p/>
        </draw:polygon>
        <draw:polygon draw:style-name="gr7" draw:text-style-name="P2" draw:layer="layout" svg:width="0cm" svg:height="0cm" svg:x="10.156cm" svg:y="5.189cm" svg:viewBox="0 0 0 0" draw:points="0,0">
          <text:p/>
        </draw:polygon>
        <draw:polygon draw:style-name="gr1" draw:text-style-name="P1" draw:layer="layout" svg:width="0.324cm" svg:height="0.208cm" svg:x="10.294cm" svg:y="3.757cm" svg:viewBox="0 0 325 209" draw:points="0,163 325,209 325,45 0,0">
          <text:p/>
        </draw:polygon>
        <draw:polygon draw:style-name="gr7" draw:text-style-name="P2" draw:layer="layout" svg:width="0cm" svg:height="0cm" svg:x="10.156cm" svg:y="5.189cm" svg:viewBox="0 0 0 0" draw:points="0,0">
          <text:p/>
        </draw:polygon>
        <draw:polygon draw:style-name="gr1" draw:text-style-name="P1" draw:layer="layout" svg:width="0.321cm" svg:height="0.328cm" svg:x="11.147cm" svg:y="4.208cm" svg:viewBox="0 0 322 329" draw:points="0,329 322,46 0,0">
          <text:p/>
        </draw:polygon>
        <draw:polygon draw:style-name="gr7" draw:text-style-name="P2" draw:layer="layout" svg:width="0cm" svg:height="0cm" svg:x="10.156cm" svg:y="5.189cm" svg:viewBox="0 0 0 0" draw:points="0,0">
          <text:p/>
        </draw:polygon>
        <draw:path draw:style-name="gr1" draw:text-style-name="P1" draw:layer="layout" svg:width="0.441cm" svg:height="0.452cm" svg:x="11.511cm" svg:y="5.552cm" svg:viewBox="0 0 442 453" svg:d="M56 400c-28-28-42-60-42-92 0-102 163-197 428-244l-442-64v164 289z">
          <text:p/>
        </draw:path>
        <draw:polygon draw:style-name="gr7" draw:text-style-name="P2" draw:layer="layout" svg:width="0cm" svg:height="0cm" svg:x="10.156cm" svg:y="5.189cm" svg:viewBox="0 0 0 0" draw:points="0,0">
          <text:p/>
        </draw:polygon>
        <draw:path draw:style-name="gr1" draw:text-style-name="P1" draw:layer="layout" svg:width="0.211cm" svg:height="0.206cm" svg:x="10.593cm" svg:y="5.95cm" svg:viewBox="0 0 212 207" svg:d="M181 147l-3 3c-4 11-11 21-18 28l-14 11c-25 21-60 25-92 7-31-18-54-53-54-85 0-25 11-47 26-61 32-28 88-21 120 18 32 40 32 93 0 121-25 21-60 25-92 7-31-18-54-53-54-85 0-25 11-47 26-61 32-28 88-21 120 18 32 40 32 93 0 121l14-11c7-7 14-17 18-28 10-32 3-68-18-93-25-28-56-38-88-31-14 0-25 7-32 17l-14 7 14-7c7-10 18-17 32-17l7-7c11-8 21-15 35-15 25-10 57 0 78 25s25 57 14 82c-3 11-11 25-21 32z">
          <text:p/>
        </draw:path>
        <draw:polygon draw:style-name="gr7" draw:text-style-name="P2" draw:layer="layout" svg:width="0cm" svg:height="0cm" svg:x="10.156cm" svg:y="5.189cm" svg:viewBox="0 0 0 0" draw:points="0,0">
          <text:p/>
        </draw:polygon>
        <draw:path draw:style-name="gr1" draw:text-style-name="P1" draw:layer="layout" svg:width="0.402cm" svg:height="0.16cm" svg:x="10.198cm" svg:y="4.151cm" svg:viewBox="0 0 403 161" svg:d="M403 75c-77-53-236-81-403-74v159c174 8 340-28 403-85z">
          <text:p/>
        </draw:path>
        <draw:polygon draw:style-name="gr7" draw:text-style-name="P2" draw:layer="layout" svg:width="0cm" svg:height="0cm" svg:x="10.156cm" svg:y="5.189cm" svg:viewBox="0 0 0 0" draw:points="0,0">
          <text:p/>
        </draw:polygon>
        <draw:path draw:style-name="gr1" draw:text-style-name="P1" draw:layer="layout" svg:width="0.455cm" svg:height="0.191cm" svg:x="11.147cm" svg:y="3.961cm" svg:viewBox="0 0 456 192" svg:d="M456 0c-21 28-42 53-67 74-21 18-42 36-67 51-91 56-204 77-322 63v-170c157 63 322 56 456-18z">
          <text:p/>
        </draw:path>
        <draw:polygon draw:style-name="gr7" draw:text-style-name="P2" draw:layer="layout" svg:width="0cm" svg:height="0cm" svg:x="10.156cm" svg:y="5.189cm" svg:viewBox="0 0 0 0" draw:points="0,0">
          <text:p/>
        </draw:polygon>
        <draw:path draw:style-name="gr1" draw:text-style-name="P1" draw:layer="layout" svg:width="0.794cm" svg:height="0.134cm" svg:x="9.101cm" svg:y="3.337cm" svg:viewBox="0 0 795 135" svg:d="M788 135c3-7 7-14 7-25 0-10-4-21-11-33-77-49-225-77-384-77-162 0-307 28-389 77-4 12-11 23-11 33 0 11 4 18 7 25 82-50 231-79 393-79 159 0 310 29 388 79z">
          <text:p/>
        </draw:path>
        <draw:polygon draw:style-name="gr7" draw:text-style-name="P2" draw:layer="layout" svg:width="0cm" svg:height="0cm" svg:x="10.156cm" svg:y="5.189cm" svg:viewBox="0 0 0 0" draw:points="0,0">
          <text:p/>
        </draw:polygon>
        <draw:path draw:style-name="gr1" draw:text-style-name="P1" draw:layer="layout" svg:width="0.219cm" svg:height="0.286cm" svg:x="11.948cm" svg:y="5.517cm" svg:viewBox="0 0 220 287" svg:d="M220 191v-191c-46 39-121 75-220 100v187c99-25 174-57 220-96z">
          <text:p/>
        </draw:path>
        <draw:polygon draw:style-name="gr7" draw:text-style-name="P2" draw:layer="layout" svg:width="0cm" svg:height="0cm" svg:x="10.156cm" svg:y="5.189cm" svg:viewBox="0 0 0 0" draw:points="0,0">
          <text:p/>
        </draw:polygon>
        <draw:path draw:style-name="gr1" draw:text-style-name="P1" draw:layer="layout" svg:width="0.135cm" svg:height="0.424cm" svg:x="11.206cm" svg:y="4.61cm" svg:viewBox="0 0 136 425" svg:d="M136 141c0-38-7-74-14-102-10-21-21-35-35-39-4 0-7 0-11 0-25 36-43 85-57 148-25 99-25 210-4 273 4 0 7 0 11 4 25 3 54-29 75-85s35-132 35-199z">
          <text:p/>
        </draw:path>
        <draw:polygon draw:style-name="gr7" draw:text-style-name="P2" draw:layer="layout" svg:width="0cm" svg:height="0cm" svg:x="10.156cm" svg:y="5.189cm" svg:viewBox="0 0 0 0" draw:points="0,0">
          <text:p/>
        </draw:polygon>
        <draw:path draw:style-name="gr1" draw:text-style-name="P1" draw:layer="layout" svg:width="0.431cm" svg:height="0.181cm" svg:x="10.198cm" svg:y="4.042cm" svg:viewBox="0 0 432 182" svg:d="M407 182c14-14 25-28 25-46 0-38-50-74-132-98-81-30-190-40-300-37v97c173-7 340 24 403 84z">
          <text:p/>
        </draw:path>
        <draw:polygon draw:style-name="gr7" draw:text-style-name="P2" draw:layer="layout" svg:width="0cm" svg:height="0cm" svg:x="10.156cm" svg:y="5.189cm" svg:viewBox="0 0 0 0" draw:points="0,0">
          <text:p/>
        </draw:polygon>
        <draw:polygon draw:style-name="gr1" draw:text-style-name="P1" draw:layer="layout" svg:width="0.166cm" svg:height="0.448cm" svg:x="10.646cm" svg:y="3.231cm" svg:viewBox="0 0 167 449" draw:points="167,14 89,449 0,438 11,375 22,329 78,0">
          <text:p/>
        </draw:polygon>
        <draw:polygon draw:style-name="gr7" draw:text-style-name="P2" draw:layer="layout" svg:width="0cm" svg:height="0cm" svg:x="10.156cm" svg:y="5.189cm" svg:viewBox="0 0 0 0" draw:points="0,0">
          <text:p/>
        </draw:polygon>
        <draw:path draw:style-name="gr1" draw:text-style-name="P1" draw:layer="layout" svg:width="0.219cm" svg:height="0.223cm" svg:x="8.568cm" svg:y="6.708cm" svg:viewBox="0 0 220 224" svg:d="M220 129c0-10 0-17-3-28-11-43-43-78-81-93-36-14-75-10-104 15-43 38-43 110 0 159 44 46 114 57 156 21 22-17 32-45 32-74z">
          <text:p/>
        </draw:path>
        <draw:polygon draw:style-name="gr7" draw:text-style-name="P2" draw:layer="layout" svg:width="0cm" svg:height="0cm" svg:x="10.156cm" svg:y="5.189cm" svg:viewBox="0 0 0 0" draw:points="0,0">
          <text:p/>
        </draw:polygon>
        <draw:path draw:style-name="gr1" draw:text-style-name="P1" draw:layer="layout" svg:width="0.219cm" svg:height="0.224cm" svg:x="9.588cm" svg:y="6.85cm" svg:viewBox="0 0 220 225" svg:d="M220 127c0-10 0-17-4-28-7-42-39-77-77-91-40-15-79-8-107 14-43 38-43 109 0 159 42 50 114 57 156 22 21-18 32-47 32-76z">
          <text:p/>
        </draw:path>
        <draw:polygon draw:style-name="gr7" draw:text-style-name="P2" draw:layer="layout" svg:width="0cm" svg:height="0cm" svg:x="10.156cm" svg:y="5.189cm" svg:viewBox="0 0 0 0" draw:points="0,0">
          <text:p/>
        </draw:polygon>
        <draw:path draw:style-name="gr1" draw:text-style-name="P1" draw:layer="layout" svg:width="0.503cm" svg:height="0.319cm" svg:x="10.198cm" svg:y="4.016cm" svg:viewBox="0 0 504 320" svg:d="M0 319v-25c174 8 340-29 403-85l4-4c14-14 25-28 25-46 0-38-50-74-131-98-81-29-190-39-301-36v-24c160-7 315 17 414 63 95 46 116 102 57 155-75 64-265 107-471 100z">
          <text:p/>
        </draw:path>
        <draw:polygon draw:style-name="gr7" draw:text-style-name="P2" draw:layer="layout" svg:width="0cm" svg:height="0cm" svg:x="10.156cm" svg:y="5.189cm" svg:viewBox="0 0 0 0" draw:points="0,0">
          <text:p/>
        </draw:polygon>
        <draw:path draw:style-name="gr1" draw:text-style-name="P1" draw:layer="layout" svg:width="0.219cm" svg:height="0.223cm" svg:x="8.568cm" svg:y="6.708cm" svg:viewBox="0 0 220 224" svg:d="M136 8c-36-14-75-10-104 15-43 38-43 110 0 159 44 46 114 57 156 21 22-17 32-45 32-74 0-10 0-17-3-28-39-15-71-50-81-93z">
          <text:p/>
        </draw:path>
        <draw:polygon draw:style-name="gr7" draw:text-style-name="P2" draw:layer="layout" svg:width="0cm" svg:height="0cm" svg:x="10.156cm" svg:y="5.189cm" svg:viewBox="0 0 0 0" draw:points="0,0">
          <text:p/>
        </draw:polygon>
        <draw:path draw:style-name="gr1" draw:text-style-name="P1" draw:layer="layout" svg:width="0.219cm" svg:height="0.224cm" svg:x="9.588cm" svg:y="6.85cm" svg:viewBox="0 0 220 225" svg:d="M139 8c-40-15-79-8-107 14-43 38-43 109 0 159 42 50 114 57 156 22 21-18 32-47 32-76 0-10 0-17-4-28-39-14-70-49-77-91z">
          <text:p/>
        </draw:path>
        <draw:polygon draw:style-name="gr7" draw:text-style-name="P2" draw:layer="layout" svg:width="0cm" svg:height="0cm" svg:x="10.156cm" svg:y="5.189cm" svg:viewBox="0 0 0 0" draw:points="0,0">
          <text:p/>
        </draw:polygon>
        <draw:polygon draw:style-name="gr1" draw:text-style-name="P1" draw:layer="layout" svg:width="0.282cm" svg:height="0.282cm" svg:x="12.156cm" svg:y="4.787cm" svg:viewBox="0 0 283 283" draw:points="283,31 39,0 0,283">
          <text:p/>
        </draw:polygon>
        <draw:polygon draw:style-name="gr7" draw:text-style-name="P2" draw:layer="layout" svg:width="0cm" svg:height="0cm" svg:x="10.156cm" svg:y="5.189cm" svg:viewBox="0 0 0 0" draw:points="0,0">
          <text:p/>
        </draw:polygon>
        <draw:polygon draw:style-name="gr1" draw:text-style-name="P1" draw:layer="layout" svg:width="0.183cm" svg:height="0.216cm" svg:x="12.241cm" svg:y="5.506cm" svg:viewBox="0 0 184 217" draw:points="0,191 184,217 184,25 0,0">
          <text:p/>
        </draw:polygon>
        <draw:polygon draw:style-name="gr7" draw:text-style-name="P2" draw:layer="layout" svg:width="0cm" svg:height="0cm" svg:x="10.156cm" svg:y="5.189cm" svg:viewBox="0 0 0 0" draw:points="0,0">
          <text:p/>
        </draw:polygon>
        <draw:path draw:style-name="gr1" draw:text-style-name="P1" draw:layer="layout" svg:width="0.13cm" svg:height="0.347cm" svg:x="10.061cm" svg:y="4.713cm" svg:viewBox="0 0 131 348" svg:d="M89 7c7-4 14-7 21-7s14 14 18 35c3 18 3 46 3 78 0 24 0 52 0 77-3 18-3 39-7 57-3 17-7 35-14 52-7 18-14 30-21 37-11 10-21 14-32 10-7 0-17-7-28-17-7-12-19-26-22-51-4-10-7-24-7-46 0-24 3-45 7-63 0-11 3-21 8-28 10-39 21-67 39-88 7-15 14-29 24-36 4-3 7-7 11-10z">
          <text:p/>
        </draw:path>
        <draw:polygon draw:style-name="gr7" draw:text-style-name="P2" draw:layer="layout" svg:width="0cm" svg:height="0cm" svg:x="10.156cm" svg:y="5.189cm" svg:viewBox="0 0 0 0" draw:points="0,0">
          <text:p/>
        </draw:polygon>
        <draw:path draw:style-name="gr1" draw:text-style-name="P1" draw:layer="layout" svg:width="0.177cm" svg:height="0.512cm" svg:x="11.221cm" svg:y="4.571cm" svg:viewBox="0 0 178 513" svg:d="M0 460c4 11 11 21 14 28 29 46 71 29 106-42 37-67 58-177 58-273 0-49-4-91-18-123-18-49-47-64-78-35-8 7-18 14-25 24 3 0 7 0 14 0 14 4 25 18 35 39 7 28 11 64 11 102 0 67-11 143-32 199-25 56-53 88-74 85-4-4-7-4-11-4z">
          <text:p/>
        </draw:path>
        <draw:polygon draw:style-name="gr7" draw:text-style-name="P2" draw:layer="layout" svg:width="0cm" svg:height="0cm" svg:x="10.156cm" svg:y="5.189cm" svg:viewBox="0 0 0 0" draw:points="0,0">
          <text:p/>
        </draw:polygon>
        <draw:path draw:style-name="gr1" draw:text-style-name="P1" draw:layer="layout" svg:width="0.177cm" svg:height="0.51cm" svg:x="11.221cm" svg:y="2.582cm" svg:viewBox="0 0 178 511" svg:d="M0 456c4 14 11 25 14 32 29 42 71 24 106-43 37-70 58-176 58-276 0-130-43-201-96-155-8 3-18 14-25 25 3-4 7-4 14 0 28 3 46 60 46 141 0 68-11 142-32 195-25 56-53 88-74 84-4 0-7 0-11-3z">
          <text:p/>
        </draw:path>
        <draw:polygon draw:style-name="gr7" draw:text-style-name="P2" draw:layer="layout" svg:width="0cm" svg:height="0cm" svg:x="10.156cm" svg:y="5.189cm" svg:viewBox="0 0 0 0" draw:points="0,0">
          <text:p/>
        </draw:polygon>
        <draw:path draw:style-name="gr1" draw:text-style-name="P1" draw:layer="layout" svg:width="0.321cm" svg:height="0.169cm" svg:x="11.147cm" svg:y="4.085cm" svg:viewBox="0 0 322 170" svg:d="M322 0v170l-322-42v-64c117 11 230-11 322-64z">
          <text:p/>
        </draw:path>
        <draw:polygon draw:style-name="gr7" draw:text-style-name="P2" draw:layer="layout" svg:width="0cm" svg:height="0cm" svg:x="10.156cm" svg:y="5.189cm" svg:viewBox="0 0 0 0" draw:points="0,0">
          <text:p/>
        </draw:polygon>
        <draw:path draw:style-name="gr1" draw:text-style-name="P1" draw:layer="layout" svg:width="0.132cm" svg:height="0.292cm" svg:x="11.206cm" svg:y="2.748cm" svg:viewBox="0 0 133 293" svg:d="M15 290c4 3 7 3 11 3 21 4 49-28 75-84 21-53 32-127 32-195l-96-14c0 35-11 68-32 96-11 78-4 148 10 194z">
          <text:p/>
        </draw:path>
        <draw:polygon draw:style-name="gr7" draw:text-style-name="P2" draw:layer="layout" svg:width="0cm" svg:height="0cm" svg:x="10.156cm" svg:y="5.189cm" svg:viewBox="0 0 0 0" draw:points="0,0">
          <text:p/>
        </draw:polygon>
        <draw:path draw:style-name="gr1" draw:text-style-name="P1" draw:layer="layout" svg:width="0.186cm" svg:height="0.19cm" svg:x="11.768cm" svg:y="4.315cm" svg:viewBox="0 0 187 191" svg:d="M185 80c3 18 3 35 0 54-7 14-14 28-25 39-28 21-67 25-102 7-37-21-58-61-58-100 0-25 11-46 25-60 26-21 61-25 89-14 32 14 60 42 71 74z">
          <text:p/>
        </draw:path>
        <draw:polygon draw:style-name="gr7" draw:text-style-name="P2" draw:layer="layout" svg:width="0cm" svg:height="0cm" svg:x="10.156cm" svg:y="5.189cm" svg:viewBox="0 0 0 0" draw:points="0,0">
          <text:p/>
        </draw:polygon>
        <draw:path draw:style-name="gr1" draw:text-style-name="P1" draw:layer="layout" svg:width="0.186cm" svg:height="0.19cm" svg:x="11.768cm" svg:y="2.863cm" svg:viewBox="0 0 187 191" svg:d="M185 83c3 18 3 35 0 53-7 14-14 25-25 35-28 25-67 25-102 7-37-21-58-56-58-95 0-25 11-50 25-64 26-21 61-25 89-11 32 11 60 39 71 75z">
          <text:p/>
        </draw:path>
        <draw:polygon draw:style-name="gr7" draw:text-style-name="P2" draw:layer="layout" svg:width="0cm" svg:height="0cm" svg:x="10.156cm" svg:y="5.189cm" svg:viewBox="0 0 0 0" draw:points="0,0">
          <text:p/>
        </draw:polygon>
        <draw:path draw:style-name="gr1" draw:text-style-name="P1" draw:layer="layout" svg:width="0.325cm" svg:height="0.106cm" svg:x="12.259cm" svg:y="5.024cm" svg:viewBox="0 0 326 107" svg:d="M315 60l3-3c21-25-3-47-60-54-61-7-142 0-195 18-56 18-78 46-53 64 11 7 25 14 39 17 32 4 74 7 116 4 46-4 86-14 118-25 14-7 24-14 32-21z">
          <text:p/>
        </draw:path>
        <draw:polygon draw:style-name="gr7" draw:text-style-name="P2" draw:layer="layout" svg:width="0cm" svg:height="0cm" svg:x="10.156cm" svg:y="5.189cm" svg:viewBox="0 0 0 0" draw:points="0,0">
          <text:p/>
        </draw:polygon>
        <draw:path draw:style-name="gr1" draw:text-style-name="P1" draw:layer="layout" svg:width="0.324cm" svg:height="0.107cm" svg:x="12.629cm" svg:y="5.038cm" svg:viewBox="0 0 325 108" svg:d="M314 60l3-3c22-26-3-47-63-54-56-7-139 0-195 21-53 18-74 43-49 61 10 7 21 14 38 17 32 8 74 8 117 4 47-4 85-14 117-25 11-7 25-14 32-21z">
          <text:p/>
        </draw:path>
        <draw:polygon draw:style-name="gr7" draw:text-style-name="P2" draw:layer="layout" svg:width="0cm" svg:height="0cm" svg:x="10.156cm" svg:y="5.189cm" svg:viewBox="0 0 0 0" draw:points="0,0">
          <text:p/>
        </draw:polygon>
        <draw:polygon draw:style-name="gr1" draw:text-style-name="P1" draw:layer="layout" svg:width="0.272cm" svg:height="0.223cm" svg:x="10.198cm" svg:y="3.534cm" svg:viewBox="0 0 273 224" draw:points="85,181 138,185 96,224 0,213 0,142 163,0 273,14">
          <text:p/>
        </draw:polygon>
        <draw:polygon draw:style-name="gr7" draw:text-style-name="P2" draw:layer="layout" svg:width="0cm" svg:height="0cm" svg:x="10.156cm" svg:y="5.189cm" svg:viewBox="0 0 0 0" draw:points="0,0">
          <text:p/>
        </draw:polygon>
        <draw:polygon draw:style-name="gr1" draw:text-style-name="P1" draw:layer="layout" svg:width="0.268cm" svg:height="0.127cm" svg:x="11.158cm" svg:y="5.203cm" svg:viewBox="0 0 269 128" draw:points="269,32 269,128 0,89 35,0">
          <text:p/>
        </draw:polygon>
        <draw:polygon draw:style-name="gr7" draw:text-style-name="P2" draw:layer="layout" svg:width="0cm" svg:height="0cm" svg:x="10.156cm" svg:y="5.189cm" svg:viewBox="0 0 0 0" draw:points="0,0">
          <text:p/>
        </draw:polygon>
        <draw:polygon draw:style-name="gr1" draw:text-style-name="P1" draw:layer="layout" svg:width="0.053cm" svg:height="0.469cm" svg:x="10.615cm" svg:y="3.132cm" svg:viewBox="0 0 54 470" draw:points="0,414 0,0 54,11 54,428 46,470 3,467 36,417">
          <text:p/>
        </draw:polygon>
        <draw:polygon draw:style-name="gr7" draw:text-style-name="P2" draw:layer="layout" svg:width="0cm" svg:height="0cm" svg:x="10.156cm" svg:y="5.189cm" svg:viewBox="0 0 0 0" draw:points="0,0">
          <text:p/>
        </draw:polygon>
        <draw:path draw:style-name="gr1" draw:text-style-name="P1" draw:layer="layout" svg:width="0.144cm" svg:height="0.19cm" svg:x="10.329cm" svg:y="2.663cm" svg:viewBox="0 0 145 191" svg:d="M128 188c-29 7-61 0-86-21-28-21-42-53-42-86 0-25 10-46 28-63 32-25 81-25 117 3-7 39-10 79-14 118 0 14-3 31-3 49z">
          <text:p/>
        </draw:path>
        <draw:polygon draw:style-name="gr7" draw:text-style-name="P2" draw:layer="layout" svg:width="0cm" svg:height="0cm" svg:x="10.156cm" svg:y="5.189cm" svg:viewBox="0 0 0 0" draw:points="0,0">
          <text:p/>
        </draw:polygon>
        <draw:polygon draw:style-name="gr1" draw:text-style-name="P1" draw:layer="layout" svg:width="0.24cm" svg:height="0.184cm" svg:x="10.283cm" svg:y="3.548cm" svg:viewBox="0 0 241 185" draw:points="241,107 188,0 0,164 53,171 153,185">
          <text:p/>
        </draw:polygon>
        <draw:polygon draw:style-name="gr7" draw:text-style-name="P2" draw:layer="layout" svg:width="0cm" svg:height="0cm" svg:x="10.156cm" svg:y="5.189cm" svg:viewBox="0 0 0 0" draw:points="0,0">
          <text:p/>
        </draw:polygon>
        <draw:polygon draw:style-name="gr1" draw:text-style-name="P1" draw:layer="layout" svg:width="0.318cm" svg:height="0.106cm" svg:x="11.193cm" svg:y="5.129cm" svg:viewBox="0 0 319 107" draw:points="294,28 319,32 234,107 0,75 86,0 276,25">
          <text:p/>
        </draw:polygon>
        <draw:polygon draw:style-name="gr7" draw:text-style-name="P2" draw:layer="layout" svg:width="0cm" svg:height="0cm" svg:x="10.156cm" svg:y="5.189cm" svg:viewBox="0 0 0 0" draw:points="0,0">
          <text:p/>
        </draw:polygon>
        <draw:path draw:style-name="gr1" draw:text-style-name="P1" draw:layer="layout" svg:width="0.325cm" svg:height="0.101cm" svg:x="12.259cm" svg:y="5.024cm" svg:viewBox="0 0 326 102" svg:d="M283 81c14-8 24-15 32-22l3-3c21-25-3-46-60-53-61-7-142 0-195 17-56 18-78 46-53 65 11 7 25 14 39 17 11-21 56-39 113-43 57-7 107 4 121 22z">
          <text:p/>
        </draw:path>
        <draw:polygon draw:style-name="gr7" draw:text-style-name="P2" draw:layer="layout" svg:width="0cm" svg:height="0cm" svg:x="10.156cm" svg:y="5.189cm" svg:viewBox="0 0 0 0" draw:points="0,0">
          <text:p/>
        </draw:polygon>
        <draw:path draw:style-name="gr1" draw:text-style-name="P1" draw:layer="layout" svg:width="0.324cm" svg:height="0.101cm" svg:x="12.629cm" svg:y="5.038cm" svg:viewBox="0 0 325 102" svg:d="M282 81c11-7 25-14 32-22l3-3c22-25-3-46-63-53-56-7-139 0-195 21-53 18-74 43-49 61 10 7 21 14 38 17 11-17 57-35 113-43 58-3 107 5 121 22z">
          <text:p/>
        </draw:path>
        <draw:polygon draw:style-name="gr7" draw:text-style-name="P2" draw:layer="layout" svg:width="0cm" svg:height="0cm" svg:x="10.156cm" svg:y="5.189cm" svg:viewBox="0 0 0 0" draw:points="0,0">
          <text:p/>
        </draw:polygon>
        <draw:polygon draw:style-name="gr1" draw:text-style-name="P1" draw:layer="layout" svg:width="0.109cm" svg:height="0.416cm" svg:x="10.668cm" svg:y="3.143cm" svg:viewBox="0 0 110 417" draw:points="0,0 110,14 56,88 0,417">
          <text:p/>
        </draw:polygon>
        <draw:polygon draw:style-name="gr7" draw:text-style-name="P2" draw:layer="layout" svg:width="0cm" svg:height="0cm" svg:x="10.156cm" svg:y="5.189cm" svg:viewBox="0 0 0 0" draw:points="0,0">
          <text:p/>
        </draw:polygon>
        <draw:polygon draw:style-name="gr1" draw:text-style-name="P1" draw:layer="layout" svg:width="0.148cm" svg:height="0.219cm" svg:x="11.948cm" svg:y="4.529cm" svg:viewBox="0 0 149 220" draw:points="0,220 149,21 0,0">
          <text:p/>
        </draw:polygon>
        <draw:polygon draw:style-name="gr7" draw:text-style-name="P2" draw:layer="layout" svg:width="0cm" svg:height="0cm" svg:x="10.156cm" svg:y="5.189cm" svg:viewBox="0 0 0 0" draw:points="0,0">
          <text:p/>
        </draw:polygon>
        <draw:path draw:style-name="gr1" draw:text-style-name="P1" draw:layer="layout" svg:width="0.78cm" svg:height="0.103cm" svg:x="9.108cm" svg:y="3.393cm" svg:viewBox="0 0 781 104" svg:d="M760 104c7-8 14-18 21-25-78-46-230-79-389-79-162 0-311 33-392 79 7 10 14 17 21 25 64-53 209-90 371-90 159 0 308 37 368 90z">
          <text:p/>
        </draw:path>
        <draw:polygon draw:style-name="gr7" draw:text-style-name="P2" draw:layer="layout" svg:width="0cm" svg:height="0cm" svg:x="10.156cm" svg:y="5.189cm" svg:viewBox="0 0 0 0" draw:points="0,0">
          <text:p/>
        </draw:polygon>
        <draw:polygon draw:style-name="gr1" draw:text-style-name="P1" draw:layer="layout" svg:width="0.096cm" svg:height="0.177cm" svg:x="10.198cm" svg:y="3.742cm" svg:viewBox="0 0 97 178" draw:points="97,178 97,15 0,0 0,164">
          <text:p/>
        </draw:polygon>
        <draw:polygon draw:style-name="gr7" draw:text-style-name="P2" draw:layer="layout" svg:width="0cm" svg:height="0cm" svg:x="10.156cm" svg:y="5.189cm" svg:viewBox="0 0 0 0" draw:points="0,0">
          <text:p/>
        </draw:polygon>
        <draw:path draw:style-name="gr1" draw:text-style-name="P1" draw:layer="layout" svg:width="0.102cm" svg:height="0.35cm" svg:x="10.089cm" svg:y="5.647cm" svg:viewBox="0 0 103 351" svg:d="M0 333c35-35 68-130 68-223 0-39-7-71-19-92 4-3 7-7 12-7 7-7 14-11 21-11 7 4 14 11 18 29 0 7 3 14 3 24 0 18 0 39 0 65 0 25 0 49 0 74-3 21-3 42-7 63-3 18-7 32-14 46-3 18-14 32-21 39-12 7-22 11-29 11-14-4-21-11-32-18z">
          <text:p/>
        </draw:path>
        <draw:polygon draw:style-name="gr7" draw:text-style-name="P2" draw:layer="layout" svg:width="0cm" svg:height="0cm" svg:x="10.156cm" svg:y="5.189cm" svg:viewBox="0 0 0 0" draw:points="0,0">
          <text:p/>
        </draw:polygon>
        <draw:path draw:style-name="gr1" draw:text-style-name="P1" draw:layer="layout" svg:width="0.141cm" svg:height="0.143cm" svg:x="9.055cm" svg:y="7.39cm" svg:viewBox="0 0 142 144" svg:d="M139 100c-4 11-11 21-18 28-22 18-50 21-78 7-25-14-43-42-43-71 0-21 7-36 18-50 11-7 21-14 35-14 25 0 50 7 68 28 18 22 25 47 18 72z">
          <text:p/>
        </draw:path>
        <draw:polygon draw:style-name="gr7" draw:text-style-name="P2" draw:layer="layout" svg:width="0cm" svg:height="0cm" svg:x="10.156cm" svg:y="5.189cm" svg:viewBox="0 0 0 0" draw:points="0,0">
          <text:p/>
        </draw:polygon>
        <draw:path draw:style-name="gr1" draw:text-style-name="P1" draw:layer="layout" svg:width="0.141cm" svg:height="0.143cm" svg:x="8.032cm" svg:y="7.248cm" svg:viewBox="0 0 142 144" svg:d="M139 96c0 14-7 26-18 33-17 18-49 21-74 7-28-17-47-47-47-75 0-18 7-35 22-46 11-7 22-14 36-14 21-3 49 7 63 28 18 18 25 46 18 67z">
          <text:p/>
        </draw:path>
        <draw:polygon draw:style-name="gr7" draw:text-style-name="P2" draw:layer="layout" svg:width="0cm" svg:height="0cm" svg:x="10.156cm" svg:y="5.189cm" svg:viewBox="0 0 0 0" draw:points="0,0">
          <text:p/>
        </draw:polygon>
        <draw:path draw:style-name="gr1" draw:text-style-name="P1" draw:layer="layout" svg:width="0.141cm" svg:height="0.145cm" svg:x="10.724cm" svg:y="1.569cm" svg:viewBox="0 0 142 146" svg:d="M21 14c28-24 75-17 100 15 28 31 28 78 0 103-18 18-49 18-75 3-28-14-46-42-46-71 0-21 7-39 21-50z">
          <text:p/>
        </draw:path>
        <draw:polygon draw:style-name="gr7" draw:text-style-name="P2" draw:layer="layout" svg:width="0cm" svg:height="0cm" svg:x="10.156cm" svg:y="5.189cm" svg:viewBox="0 0 0 0" draw:points="0,0">
          <text:p/>
        </draw:polygon>
        <draw:path draw:style-name="gr1" draw:text-style-name="P1" draw:layer="layout" svg:width="0.141cm" svg:height="0.143cm" svg:x="11.144cm" svg:y="1.629cm" svg:viewBox="0 0 142 144" svg:d="M21 15c28-25 71-18 100 15 28 28 28 74 0 98-21 18-50 23-79 4-25-14-42-42-42-71 0-17 7-35 21-46z">
          <text:p/>
        </draw:path>
        <draw:polygon draw:style-name="gr7" draw:text-style-name="P2" draw:layer="layout" svg:width="0cm" svg:height="0cm" svg:x="10.156cm" svg:y="5.189cm" svg:viewBox="0 0 0 0" draw:points="0,0">
          <text:p/>
        </draw:polygon>
        <draw:path draw:style-name="gr1" draw:text-style-name="P1" draw:layer="layout" svg:width="0.102cm" svg:height="0.347cm" svg:x="10.089cm" svg:y="4.713cm" svg:viewBox="0 0 103 348" svg:d="M61 7c7-4 14-7 21-7s14 14 18 35c3 18 3 46 3 78 0 24 0 52 0 77-3 18-3 39-7 57-3 17-7 35-14 52-7 18-14 30-21 37-12 10-22 14-33 10-7 0-17-7-28-17 35-33 68-132 68-220 0-39-7-74-19-92 4-3 7-7 12-10z">
          <text:p/>
        </draw:path>
        <draw:polygon draw:style-name="gr7" draw:text-style-name="P2" draw:layer="layout" svg:width="0cm" svg:height="0cm" svg:x="10.156cm" svg:y="5.189cm" svg:viewBox="0 0 0 0" draw:points="0,0">
          <text:p/>
        </draw:polygon>
        <draw:path draw:style-name="gr1" draw:text-style-name="P1" draw:layer="layout" svg:width="0.772cm" svg:height="0.106cm" svg:x="9.112cm" svg:y="3.312cm" svg:viewBox="0 0 773 107" svg:d="M773 107c-3-8-10-15-17-19-60-53-205-88-368-88-166 0-311 35-371 88-7 4-10 11-17 19 77-50 226-82 388-82 160 0 308 32 385 82z">
          <text:p/>
        </draw:path>
        <draw:polygon draw:style-name="gr7" draw:text-style-name="P2" draw:layer="layout" svg:width="0cm" svg:height="0cm" svg:x="10.156cm" svg:y="5.189cm" svg:viewBox="0 0 0 0" draw:points="0,0">
          <text:p/>
        </draw:polygon>
        <draw:path draw:style-name="gr1" draw:text-style-name="P1" draw:layer="layout" svg:width="0.141cm" svg:height="0.143cm" svg:x="11.165cm" svg:y="5.934cm" svg:viewBox="0 0 142 144" svg:d="M89 6c-25-10-50-7-68 7-28 25-28 71 0 104 29 31 75 35 100 14 14-11 21-28 21-51 0-10-3-21-7-31-11-4-18-14-25-25l-7 11c-7-11-14-18-14-29z">
          <text:p/>
        </draw:path>
        <draw:polygon draw:style-name="gr7" draw:text-style-name="P2" draw:layer="layout" svg:width="0cm" svg:height="0cm" svg:x="10.156cm" svg:y="5.189cm" svg:viewBox="0 0 0 0" draw:points="0,0">
          <text:p/>
        </draw:polygon>
        <draw:polygon draw:style-name="gr1" draw:text-style-name="P1" draw:layer="layout" svg:width="0.37cm" svg:height="0.084cm" svg:x="10.294cm" svg:y="3.718cm" svg:viewBox="0 0 371 85" draw:points="42,0 141,14 215,25 243,29 329,43 371,47 325,85 0,40">
          <text:p/>
        </draw:polygon>
        <draw:polygon draw:style-name="gr7" draw:text-style-name="P2" draw:layer="layout" svg:width="0cm" svg:height="0cm" svg:x="10.156cm" svg:y="5.189cm" svg:viewBox="0 0 0 0" draw:points="0,0">
          <text:p/>
        </draw:polygon>
        <draw:path draw:style-name="gr1" draw:text-style-name="P1" draw:layer="layout" svg:width="0.141cm" svg:height="0.142cm" svg:x="11.165cm" svg:y="5.513cm" svg:viewBox="0 0 142 143" svg:d="M89 4c-25-7-50-4-68 11-28 24-28 71 0 99 29 32 75 39 100 14 14-10 21-28 21-45 0-7 0-11 0-18-11-4-18-7-25-15-14-11-24-28-28-46z">
          <text:p/>
        </draw:path>
        <draw:polygon draw:style-name="gr7" draw:text-style-name="P2" draw:layer="layout" svg:width="0cm" svg:height="0cm" svg:x="10.156cm" svg:y="5.189cm" svg:viewBox="0 0 0 0" draw:points="0,0">
          <text:p/>
        </draw:polygon>
        <draw:path draw:style-name="gr1" draw:text-style-name="P1" draw:layer="layout" svg:width="0.117cm" svg:height="0.303cm" svg:x="10.618cm" svg:y="3.665cm" svg:viewBox="0 0 118 304" svg:d="M14 304l-14-3c14-32 32-64 46-103v-99l-39-11-3 7v-3c3-4 3-4 3-7 4-18 11-39 14-57 4-7 4-18 7-25v-3l90 14-90-11v273c36-74 64-163 90-262l-104 290c4-10 11-21 14-28z">
          <text:p/>
        </draw:path>
        <draw:polygon draw:style-name="gr7" draw:text-style-name="P2" draw:layer="layout" svg:width="0cm" svg:height="0cm" svg:x="10.156cm" svg:y="5.189cm" svg:viewBox="0 0 0 0" draw:points="0,0">
          <text:p/>
        </draw:polygon>
        <draw:path draw:style-name="gr1" draw:text-style-name="P1" draw:layer="layout" svg:width="0.155cm" svg:height="0.192cm" svg:x="10.784cm" svg:y="5.266cm" svg:viewBox="0 0 156 193" svg:d="M0 135c14 29 32 43 49 50 18 11 39 11 57-7 17-14 28-40 35-68 8-32 15-71 15-110-10 50-68 96-156 135z">
          <text:p/>
        </draw:path>
        <draw:polygon draw:style-name="gr7" draw:text-style-name="P2" draw:layer="layout" svg:width="0cm" svg:height="0cm" svg:x="10.156cm" svg:y="5.189cm" svg:viewBox="0 0 0 0" draw:points="0,0">
          <text:p/>
        </draw:polygon>
        <draw:path draw:style-name="gr1" draw:text-style-name="P1" draw:layer="layout" svg:width="0.074cm" svg:height="0.229cm" svg:x="10.061cm" svg:y="4.766cm" svg:viewBox="0 0 75 230" svg:d="M75 74c0-39-11-67-21-74-19 21-30 49-40 88-4 7-7 17-7 28-4 18-7 39-7 64 0 22 3 36 7 46 0 4 3 4 3 4 14 0 33-14 44-46 14-33 21-75 21-110z">
          <text:p/>
        </draw:path>
        <draw:polygon draw:style-name="gr7" draw:text-style-name="P2" draw:layer="layout" svg:width="0cm" svg:height="0cm" svg:x="10.156cm" svg:y="5.189cm" svg:viewBox="0 0 0 0" draw:points="0,0">
          <text:p/>
        </draw:polygon>
        <draw:path draw:style-name="gr1" draw:text-style-name="P1" draw:layer="layout" svg:width="0.099cm" svg:height="0.141cm" svg:x="11.239cm" svg:y="2.621cm" svg:viewBox="0 0 100 142" svg:d="M100 142c0-82-18-139-47-142-4 0-7 0-11 0-14 21-31 56-42 91 0 11 4 25 4 36z">
          <text:p/>
        </draw:path>
        <draw:polygon draw:style-name="gr7" draw:text-style-name="P2" draw:layer="layout" svg:width="0cm" svg:height="0cm" svg:x="10.156cm" svg:y="5.189cm" svg:viewBox="0 0 0 0" draw:points="0,0">
          <text:p/>
        </draw:polygon>
        <draw:path draw:style-name="gr1" draw:text-style-name="P1" draw:layer="layout" svg:width="0.275cm" svg:height="0.131cm" svg:x="11.948cm" svg:y="5.485cm" svg:viewBox="0 0 276 132" svg:d="M220 32c3-4 7-7 17-11 11-3 25-3 39-3l-127-18-149 132c100-25 174-60 220-100z">
          <text:p/>
        </draw:path>
        <draw:polygon draw:style-name="gr7" draw:text-style-name="P2" draw:layer="layout" svg:width="0cm" svg:height="0cm" svg:x="10.156cm" svg:y="5.189cm" svg:viewBox="0 0 0 0" draw:points="0,0">
          <text:p/>
        </draw:polygon>
        <draw:path draw:style-name="gr1" draw:text-style-name="P1" draw:layer="layout" svg:width="0.155cm" svg:height="0.26cm" svg:x="11.225cm" svg:y="4.498cm" svg:viewBox="0 0 156 261" svg:d="M156 124c-18-49-46-64-77-35-8 7-18 14-25 24-21 36-44 85-54 148 3-105 36-212 79-251 42-32 74 14 77 114z">
          <text:p/>
        </draw:path>
        <draw:polygon draw:style-name="gr7" draw:text-style-name="P2" draw:layer="layout" svg:width="0cm" svg:height="0cm" svg:x="10.156cm" svg:y="5.189cm" svg:viewBox="0 0 0 0" draw:points="0,0">
          <text:p/>
        </draw:polygon>
        <draw:path draw:style-name="gr1" draw:text-style-name="P1" draw:layer="layout" svg:width="0.056cm" svg:height="0.204cm" svg:x="12.167cm" svg:y="5.503cm" svg:viewBox="0 0 57 205" svg:d="M0 205v-191c0-4 7-7 18-11 11-3 25-3 39-3v191c-14 0-28 0-39 4-11 3-18 7-18 10z">
          <text:p/>
        </draw:path>
        <draw:polygon draw:style-name="gr7" draw:text-style-name="P2" draw:layer="layout" svg:width="0cm" svg:height="0cm" svg:x="10.156cm" svg:y="5.189cm" svg:viewBox="0 0 0 0" draw:points="0,0">
          <text:p/>
        </draw:polygon>
        <draw:path draw:style-name="gr1" draw:text-style-name="P1" draw:layer="layout" svg:width="0.138cm" svg:height="0.143cm" svg:x="9.055cm" svg:y="7.39cm" svg:viewBox="0 0 139 144" svg:d="M139 100c-4 11-11 21-18 28-21 18-49 21-78 7-25-14-43-42-43-71 0-21 7-36 18-50 11-7 21-14 35-14 0 7 0 11 0 18 0 21 8 42 26 61 18 14 39 21 60 21z">
          <text:p/>
        </draw:path>
        <draw:polygon draw:style-name="gr7" draw:text-style-name="P2" draw:layer="layout" svg:width="0cm" svg:height="0cm" svg:x="10.156cm" svg:y="5.189cm" svg:viewBox="0 0 0 0" draw:points="0,0">
          <text:p/>
        </draw:polygon>
        <draw:path draw:style-name="gr1" draw:text-style-name="P1" draw:layer="layout" svg:width="0.138cm" svg:height="0.143cm" svg:x="8.032cm" svg:y="7.249cm" svg:viewBox="0 0 139 144" svg:d="M139 96c0 14-7 25-18 32-22 18-50 21-75 7-28-17-46-46-46-75 0-18 7-35 21-46 11-7 22-14 36-14-4 4-4 11-4 18 0 21 11 42 25 57 18 18 43 25 61 21z">
          <text:p/>
        </draw:path>
        <draw:polygon draw:style-name="gr7" draw:text-style-name="P2" draw:layer="layout" svg:width="0cm" svg:height="0cm" svg:x="10.156cm" svg:y="5.189cm" svg:viewBox="0 0 0 0" draw:points="0,0">
          <text:p/>
        </draw:polygon>
        <draw:path draw:style-name="gr1" draw:text-style-name="P1" draw:layer="layout" svg:width="0.088cm" svg:height="0.311cm" svg:x="10.068cm" svg:y="4.73cm" svg:viewBox="0 0 89 312" svg:d="M0 262c3 25 15 39 22 50 35-32 67-131 67-219 0-40-7-75-18-93-10 7-17 21-24 36 10 7 17 35 17 75 0 38-7 77-17 109-11 32-29 46-44 46 0 0-3 0-3-4z">
          <text:p/>
        </draw:path>
        <draw:polygon draw:style-name="gr7" draw:text-style-name="P2" draw:layer="layout" svg:width="0cm" svg:height="0cm" svg:x="10.156cm" svg:y="5.189cm" svg:viewBox="0 0 0 0" draw:points="0,0">
          <text:p/>
        </draw:polygon>
        <draw:path draw:style-name="gr1" draw:text-style-name="P1" draw:layer="layout" svg:width="0.233cm" svg:height="0.05cm" svg:x="12.308cm" svg:y="5.08cm" svg:viewBox="0 0 234 51" svg:d="M234 21c-14-18-64-25-120-18-58 4-103 21-114 40 32 7 74 10 117 7 46-7 85-15 117-29z">
          <text:p/>
        </draw:path>
        <draw:polygon draw:style-name="gr7" draw:text-style-name="P2" draw:layer="layout" svg:width="0cm" svg:height="0cm" svg:x="10.156cm" svg:y="5.189cm" svg:viewBox="0 0 0 0" draw:points="0,0">
          <text:p/>
        </draw:polygon>
        <draw:path draw:style-name="gr1" draw:text-style-name="P1" draw:layer="layout" svg:width="0.233cm" svg:height="0.049cm" svg:x="12.678cm" svg:y="5.096cm" svg:viewBox="0 0 234 50" svg:d="M234 23c-14-18-64-25-121-22-56 7-102 26-113 43 32 8 74 8 117 4 46-4 85-14 117-25z">
          <text:p/>
        </draw:path>
        <draw:polygon draw:style-name="gr7" draw:text-style-name="P2" draw:layer="layout" svg:width="0cm" svg:height="0cm" svg:x="10.156cm" svg:y="5.189cm" svg:viewBox="0 0 0 0" draw:points="0,0">
          <text:p/>
        </draw:polygon>
        <draw:path draw:style-name="gr1" draw:text-style-name="P1" draw:layer="layout" svg:width="0.794cm" svg:height="0.141cm" svg:x="9.101cm" svg:y="3.305cm" svg:viewBox="0 0 795 142" svg:d="M0 139c0 3 0 3 0 3 0-7 7-21 11-28 7-7 11-14 18-18 60-53 209-89 371-89s307 36 367 89c7 4 14 11 17 18 7 7 11 21 11 28v-3c0-78-176-139-395-139s-400 61-400 139z">
          <text:p/>
        </draw:path>
        <draw:polygon draw:style-name="gr7" draw:text-style-name="P2" draw:layer="layout" svg:width="0cm" svg:height="0cm" svg:x="10.156cm" svg:y="5.189cm" svg:viewBox="0 0 0 0" draw:points="0,0">
          <text:p/>
        </draw:polygon>
        <draw:path draw:style-name="gr1" draw:text-style-name="P1" draw:layer="layout" svg:width="0.046cm" svg:height="0.226cm" svg:x="10.089cm" svg:y="5.7cm" svg:viewBox="0 0 47 227" svg:d="M0 227c11-10 22-35 33-60 7-28 14-60 14-92 0-35-11-64-21-75-11 15-19 32-26 47z">
          <text:p/>
        </draw:path>
        <draw:polygon draw:style-name="gr7" draw:text-style-name="P2" draw:layer="layout" svg:width="0cm" svg:height="0cm" svg:x="10.156cm" svg:y="5.189cm" svg:viewBox="0 0 0 0" draw:points="0,0">
          <text:p/>
        </draw:polygon>
        <draw:path draw:style-name="gr1" draw:text-style-name="P1" draw:layer="layout" svg:width="0.067cm" svg:height="0.314cm" svg:x="10.089cm" svg:y="5.665cm" svg:viewBox="0 0 68 315" svg:d="M0 315c39-35 68-130 68-223 0-39-8-71-19-92-7 11-17 21-24 35 14 11 21 39 21 78 0 29-7 61-14 89s-21 50-32 60v50z">
          <text:p/>
        </draw:path>
        <draw:polygon draw:style-name="gr7" draw:text-style-name="P2" draw:layer="layout" svg:width="0cm" svg:height="0cm" svg:x="10.156cm" svg:y="5.189cm" svg:viewBox="0 0 0 0" draw:points="0,0">
          <text:p/>
        </draw:polygon>
        <draw:path draw:style-name="gr1" draw:text-style-name="P1" draw:layer="layout" svg:width="0.111cm" svg:height="0.081cm" svg:x="10.528cm" svg:y="3.679cm" svg:viewBox="0 0 112 82" svg:d="M9 68l89 7-3 7c3 0 3-3 3-3 0-4 0-4 0-7 7-18 11-39 14-57l-24-3-51-8-28-4c-11 8-11 26-7 47 0 7 3 14 7 21z">
          <text:p/>
        </draw:path>
        <draw:polygon draw:style-name="gr7" draw:text-style-name="P2" draw:layer="layout" svg:width="0cm" svg:height="0cm" svg:x="10.156cm" svg:y="5.189cm" svg:viewBox="0 0 0 0" draw:points="0,0">
          <text:p/>
        </draw:polygon>
        <draw:path draw:style-name="gr1" draw:text-style-name="P1" draw:layer="layout" svg:width="0.191cm" svg:height="0.207cm" svg:x="9.091cm" svg:y="7.307cm" svg:viewBox="0 0 192 208" svg:d="M0 21c45-37 112-22 155 28 47 49 50 120 7 159 19-43 7-99-28-138-36-42-89-60-134-49z">
          <text:p/>
        </draw:path>
        <draw:polygon draw:style-name="gr7" draw:text-style-name="P2" draw:layer="layout" svg:width="0cm" svg:height="0cm" svg:x="10.156cm" svg:y="5.189cm" svg:viewBox="0 0 0 0" draw:points="0,0">
          <text:p/>
        </draw:polygon>
        <draw:path draw:style-name="gr1" draw:text-style-name="P1" draw:layer="layout" svg:width="0.192cm" svg:height="0.208cm" svg:x="8.068cm" svg:y="7.165cm" svg:viewBox="0 0 193 209" svg:d="M0 17c49-7 103 11 138 49 32 43 46 99 28 143 39-44 36-111-7-160-42-50-114-64-159-32z">
          <text:p/>
        </draw:path>
        <draw:polygon draw:style-name="gr7" draw:text-style-name="P2" draw:layer="layout" svg:width="0cm" svg:height="0cm" svg:x="10.156cm" svg:y="5.189cm" svg:viewBox="0 0 0 0" draw:points="0,0">
          <text:p/>
        </draw:polygon>
        <draw:polygon draw:style-name="gr1" draw:text-style-name="P1" draw:layer="layout" svg:width="0.131cm" svg:height="0.07cm" svg:x="10.484cm" svg:y="3.524cm" svg:viewBox="0 0 132 71" draw:points="39,61 132,71 132,18 0,0 0,29 39,36">
          <text:p/>
        </draw:polygon>
        <draw:polygon draw:style-name="gr7" draw:text-style-name="P2" draw:layer="layout" svg:width="0cm" svg:height="0cm" svg:x="10.156cm" svg:y="5.189cm" svg:viewBox="0 0 0 0" draw:points="0,0">
          <text:p/>
        </draw:polygon>
        <draw:path draw:style-name="gr1" draw:text-style-name="P1" draw:layer="layout" svg:width="0.088cm" svg:height="0.142cm" svg:x="11.38cm" svg:y="3.033cm" svg:viewBox="0 0 89 143" svg:d="M89 0v143c-28-26-56-47-89-65z">
          <text:p/>
        </draw:path>
        <draw:polygon draw:style-name="gr7" draw:text-style-name="P2" draw:layer="layout" svg:width="0cm" svg:height="0cm" svg:x="10.156cm" svg:y="5.189cm" svg:viewBox="0 0 0 0" draw:points="0,0">
          <text:p/>
        </draw:polygon>
        <draw:path draw:style-name="gr1" draw:text-style-name="P1" draw:layer="layout" svg:width="0.046cm" svg:height="0.201cm" svg:x="10.618cm" svg:y="3.764cm" svg:viewBox="0 0 47 202" svg:d="M0 202c14-32 33-65 47-104v-98l-47 38z">
          <text:p/>
        </draw:path>
        <draw:polygon draw:style-name="gr7" draw:text-style-name="P2" draw:layer="layout" svg:width="0cm" svg:height="0cm" svg:x="10.156cm" svg:y="5.189cm" svg:viewBox="0 0 0 0" draw:points="0,0">
          <text:p/>
        </draw:polygon>
        <draw:path draw:style-name="gr1" draw:text-style-name="P1" draw:layer="layout" svg:width="0.088cm" svg:height="0.097cm" svg:x="8.085cm" svg:y="7.248cm" svg:viewBox="0 0 89 98" svg:d="M4 1c21-4 50 7 64 28 18 18 25 46 18 68-18 4-43-8-61-22-14-14-25-39-25-60 0-3 0-10 4-14z">
          <text:p/>
        </draw:path>
        <draw:polygon draw:style-name="gr7" draw:text-style-name="P2" draw:layer="layout" svg:width="0cm" svg:height="0cm" svg:x="10.156cm" svg:y="5.189cm" svg:viewBox="0 0 0 0" draw:points="0,0">
          <text:p/>
        </draw:polygon>
        <draw:path draw:style-name="gr1" draw:text-style-name="P1" draw:layer="layout" svg:width="0.088cm" svg:height="0.099cm" svg:x="9.108cm" svg:y="7.39cm" svg:viewBox="0 0 89 100" svg:d="M0 0c25 0 50 7 67 29 19 22 26 46 19 71-22 0-43-7-61-21-18-18-25-39-25-60 0-7 0-12 0-19z">
          <text:p/>
        </draw:path>
        <draw:polygon draw:style-name="gr7" draw:text-style-name="P2" draw:layer="layout" svg:width="0cm" svg:height="0cm" svg:x="10.156cm" svg:y="5.189cm" svg:viewBox="0 0 0 0" draw:points="0,0">
          <text:p/>
        </draw:polygon>
        <draw:path draw:style-name="gr1" draw:text-style-name="P1" draw:layer="layout" svg:width="0.137cm" svg:height="0.145cm" svg:x="10.664cm" svg:y="5.951cm" svg:viewBox="0 0 138 146" svg:d="M7 18c8-11 22-15 33-18 28 0 56 10 74 33 21 21 28 49 21 74-3 14-11 24-21 35l-114-121c33-3 64 8 89 33 21 28 28 63 18 92z">
          <text:p/>
        </draw:path>
        <draw:polygon draw:style-name="gr7" draw:text-style-name="P2" draw:layer="layout" svg:width="0cm" svg:height="0cm" svg:x="10.156cm" svg:y="5.189cm" svg:viewBox="0 0 0 0" draw:points="0,0">
          <text:p/>
        </draw:polygon>
        <draw:path draw:style-name="gr1" draw:text-style-name="P1" draw:layer="layout" svg:width="0.137cm" svg:height="0.146cm" svg:x="10.664cm" svg:y="6.374cm" svg:viewBox="0 0 138 147" svg:d="M7 15l-7 4 7-4c8-7 22-14 33-14 28-3 56 7 74 28 21 22 28 50 21 79-3 11-11 21-21 32l-114-118c33-7 64 4 89 32 21 25 28 61 18 93z">
          <text:p/>
        </draw:path>
        <draw:polygon draw:style-name="gr7" draw:text-style-name="P2" draw:layer="layout" svg:width="0cm" svg:height="0cm" svg:x="10.156cm" svg:y="5.189cm" svg:viewBox="0 0 0 0" draw:points="0,0">
          <text:p/>
        </draw:polygon>
        <draw:polygon draw:style-name="gr1" draw:text-style-name="P1" draw:layer="layout" svg:width="0.092cm" svg:height="0.071cm" svg:x="10.523cm" svg:y="3.587cm" svg:viewBox="0 0 93 72" draw:points="93,19 93,11 0,0 0,65 56,72">
          <text:p/>
        </draw:polygon>
        <draw:polygon draw:style-name="gr7" draw:text-style-name="P2" draw:layer="layout" svg:width="0cm" svg:height="0cm" svg:x="10.156cm" svg:y="5.189cm" svg:viewBox="0 0 0 0" draw:points="0,0">
          <text:p/>
        </draw:polygon>
        <draw:path draw:style-name="gr1" draw:text-style-name="P1" draw:layer="layout" svg:width="0.102cm" svg:height="0.088cm" svg:x="10.435cm" svg:y="3.654cm" svg:viewBox="0 0 103 89" svg:d="M96 71c-4-21 0-39 7-46l-14-25-89 78 75 11z">
          <text:p/>
        </draw:path>
        <draw:polygon draw:style-name="gr7" draw:text-style-name="P2" draw:layer="layout" svg:width="0cm" svg:height="0cm" svg:x="10.156cm" svg:y="5.189cm" svg:viewBox="0 0 0 0" draw:points="0,0">
          <text:p/>
        </draw:polygon>
        <draw:path draw:style-name="gr1" draw:text-style-name="P1" draw:layer="layout" svg:width="0.071cm" svg:height="0.072cm" svg:x="10.643cm" svg:y="6.033cm" svg:viewBox="0 0 72 73" svg:d="M10 6c15-11 40-7 51 7 14 18 14 40 0 54-7 7-25 7-36 0-15-7-25-21-25-36 0-7 3-18 10-25z">
          <text:p/>
        </draw:path>
        <draw:polygon draw:style-name="gr7" draw:text-style-name="P2" draw:layer="layout" svg:width="0cm" svg:height="0cm" svg:x="10.156cm" svg:y="5.189cm" svg:viewBox="0 0 0 0" draw:points="0,0">
          <text:p/>
        </draw:polygon>
        <draw:path draw:style-name="gr1" draw:text-style-name="P1" draw:layer="layout" svg:width="0.071cm" svg:height="0.072cm" svg:x="10.643cm" svg:y="6.454cm" svg:viewBox="0 0 72 73" svg:d="M10 8c15-14 40-10 51 7 14 18 14 39 0 51-7 7-25 10-36 3-15-8-25-22-25-36 0-10 3-21 10-25z">
          <text:p/>
        </draw:path>
        <draw:polygon draw:style-name="gr7" draw:text-style-name="P2" draw:layer="layout" svg:width="0cm" svg:height="0cm" svg:x="10.156cm" svg:y="5.189cm" svg:viewBox="0 0 0 0" draw:points="0,0">
          <text:p/>
        </draw:polygon>
        <draw:polygon draw:style-name="gr7" draw:text-style-name="P2" draw:layer="layout" svg:width="0cm" svg:height="0cm" svg:x="10.156cm" svg:y="5.189cm" svg:viewBox="0 0 0 0" draw:points="0,0">
          <text:p/>
        </draw:polygon>
        <draw:polygon draw:style-name="gr1" draw:text-style-name="P1" draw:layer="layout" svg:width="0.053cm" svg:height="0.106cm" svg:x="10.47cm" svg:y="3.548cm" svg:viewBox="0 0 54 107" draw:points="54,107 54,104 54,36 54,11 15,4 0,0">
          <text:p/>
        </draw:polygon>
        <draw:polygon draw:style-name="gr7" draw:text-style-name="P2" draw:layer="layout" svg:width="0cm" svg:height="0cm" svg:x="10.156cm" svg:y="5.189cm" svg:viewBox="0 0 0 0" draw:points="0,0">
          <text:p/>
        </draw:polygon>
        <draw:path draw:style-name="gr1" draw:text-style-name="P1" draw:layer="layout" svg:width="0.218cm" svg:height="0.201cm" svg:x="9.98cm" svg:y="5.143cm" svg:viewBox="0 0 219 202" svg:d="M0 188c137-47 219-114 219-181 0 0 0-3 0-7l-121 145c79-39 121-89 121-138l-121 138c0 3 0 10 0 10 0 4 0 11 0 14 4 11 4 19 11 30-4 0-4 3-7 3h3z">
          <text:p/>
        </draw:path>
        <draw:polygon draw:style-name="gr7" draw:text-style-name="P2" draw:layer="layout" svg:width="0cm" svg:height="0cm" svg:x="10.156cm" svg:y="5.189cm" svg:viewBox="0 0 0 0" draw:points="0,0">
          <text:p/>
        </draw:polygon>
        <draw:path draw:style-name="gr1" draw:text-style-name="P1" draw:layer="layout" svg:width="0.081cm" svg:height="0.095cm" svg:x="9.722cm" svg:y="6.858cm" svg:viewBox="0 0 82 96" svg:d="M0 0c11 43 43 78 82 96-10-43-42-79-82-96z">
          <text:p/>
        </draw:path>
        <draw:polygon draw:style-name="gr7" draw:text-style-name="P2" draw:layer="layout" svg:width="0cm" svg:height="0cm" svg:x="10.156cm" svg:y="5.189cm" svg:viewBox="0 0 0 0" draw:points="0,0">
          <text:p/>
        </draw:polygon>
        <draw:path draw:style-name="gr1" draw:text-style-name="P1" draw:layer="layout" svg:width="0.081cm" svg:height="0.092cm" svg:x="8.703cm" svg:y="6.716cm" svg:viewBox="0 0 82 93" svg:d="M0 0c11 43 39 79 82 93-11-40-43-78-82-93z">
          <text:p/>
        </draw:path>
        <draw:polygon draw:style-name="gr7" draw:text-style-name="P2" draw:layer="layout" svg:width="0cm" svg:height="0cm" svg:x="10.156cm" svg:y="5.189cm" svg:viewBox="0 0 0 0" draw:points="0,0">
          <text:p/>
        </draw:polygon>
        <draw:polygon draw:style-name="gr1" draw:text-style-name="P1" draw:layer="layout" svg:width="0.042cm" svg:height="0.067cm" svg:x="10.615cm" svg:y="3.601cm" svg:viewBox="0 0 43 68" draw:points="43,4 0,0 0,65 31,68">
          <text:p/>
        </draw:polygon>
        <draw:polygon draw:style-name="gr7" draw:text-style-name="P2" draw:layer="layout" svg:width="0cm" svg:height="0cm" svg:x="10.156cm" svg:y="5.189cm" svg:viewBox="0 0 0 0" draw:points="0,0">
          <text:p/>
        </draw:polygon>
        <draw:path draw:style-name="gr1" draw:text-style-name="P1" draw:layer="layout" svg:width="0.032cm" svg:height="0.131cm" svg:x="11.211cm" svg:y="2.712cm" svg:viewBox="0 0 33 132" svg:d="M29 0c4 11 4 25 4 36 0 31-12 68-33 96 3-46 14-93 29-132z">
          <text:p/>
        </draw:path>
        <draw:polygon draw:style-name="gr7" draw:text-style-name="P2" draw:layer="layout" svg:width="0cm" svg:height="0cm" svg:x="10.156cm" svg:y="5.189cm" svg:viewBox="0 0 0 0" draw:points="0,0">
          <text:p/>
        </draw:polygon>
        <draw:path draw:style-name="gr1" draw:text-style-name="P1" draw:layer="layout" svg:width="0.015cm" svg:height="0.134cm" svg:x="10.555cm" svg:y="6.367cm" svg:viewBox="0 0 16 135" svg:d="M0 0v135c3-8 3-11 7-22 0-3 3-7 3-14 0-4 5-11 5-21 0-4 3-14 0-21 0-11 0-15-5-18 0-7 0-14-3-18-4-7-4-14-7-21z">
          <text:p/>
        </draw:path>
        <draw:polygon draw:style-name="gr7" draw:text-style-name="P2" draw:layer="layout" svg:width="0cm" svg:height="0cm" svg:x="10.156cm" svg:y="5.189cm" svg:viewBox="0 0 0 0" draw:points="0,0">
          <text:p/>
        </draw:polygon>
        <draw:path draw:style-name="gr1" draw:text-style-name="P1" draw:layer="layout" svg:width="0.014cm" svg:height="0.134cm" svg:x="10.555cm" svg:y="5.665cm" svg:viewBox="0 0 15 135" svg:d="M0 0v135c3-7 7-21 11-32 0-10 4-24 4-38 0-18-4-29-4-40-4-11-8-18-11-25z">
          <text:p/>
        </draw:path>
        <draw:polygon draw:style-name="gr7" draw:text-style-name="P2" draw:layer="layout" svg:width="0cm" svg:height="0cm" svg:x="10.156cm" svg:y="5.189cm" svg:viewBox="0 0 0 0" draw:points="0,0">
          <text:p/>
        </draw:polygon>
        <draw:polygon draw:style-name="gr1" draw:text-style-name="P1" draw:layer="layout" svg:width="0.056cm" svg:height="0.032cm" svg:x="10.523cm" svg:y="3.651cm" svg:viewBox="0 0 57 33" draw:points="57,7 43,33 14,29 0,0">
          <text:p/>
        </draw:polygon>
        <draw:polygon draw:style-name="gr7" draw:text-style-name="P2" draw:layer="layout" svg:width="0cm" svg:height="0cm" svg:x="10.156cm" svg:y="5.189cm" svg:viewBox="0 0 0 0" draw:points="0,0">
          <text:p/>
        </draw:polygon>
        <draw:polygon draw:style-name="gr1" draw:text-style-name="P1" draw:layer="layout" svg:width="0.05cm" svg:height="0.032cm" svg:x="10.565cm" svg:y="3.658cm" svg:viewBox="0 0 51 33" draw:points="51,33 51,7 14,0 0,26">
          <text:p/>
        </draw:polygon>
        <draw:polygon draw:style-name="gr7" draw:text-style-name="P2" draw:layer="layout" svg:width="0cm" svg:height="0cm" svg:x="10.156cm" svg:y="5.189cm" svg:viewBox="0 0 0 0" draw:points="0,0">
          <text:p/>
        </draw:polygon>
        <draw:polygon draw:style-name="gr1" draw:text-style-name="P1" draw:layer="layout" svg:width="0.036cm" svg:height="0.06cm" svg:x="10.579cm" svg:y="3.605cm" svg:viewBox="0 0 37 61" draw:points="37,61 37,0 0,54">
          <text:p/>
        </draw:polygon>
        <draw:polygon draw:style-name="gr7" draw:text-style-name="P2" draw:layer="layout" svg:width="0cm" svg:height="0cm" svg:x="10.156cm" svg:y="5.189cm" svg:viewBox="0 0 0 0" draw:points="0,0">
          <text:p/>
        </draw:polygon>
        <draw:polygon draw:style-name="gr1" draw:text-style-name="P1" draw:layer="layout" svg:width="0.035cm" svg:height="0.057cm" svg:x="10.615cm" svg:y="3.541cm" svg:viewBox="0 0 36 58" draw:points="3,58 0,0 36,7">
          <text:p/>
        </draw:polygon>
        <draw:polygon draw:style-name="gr7" draw:text-style-name="P2" draw:layer="layout" svg:width="0cm" svg:height="0cm" svg:x="10.156cm" svg:y="5.189cm" svg:viewBox="0 0 0 0" draw:points="0,0">
          <text:p/>
        </draw:polygon>
        <draw:path draw:style-name="gr1" draw:text-style-name="P1" draw:layer="layout" svg:width="0.042cm" svg:height="0.049cm" svg:x="11.253cm" svg:y="5.517cm" svg:viewBox="0 0 43 50" svg:d="M29 50l14-11c-10-18-29-32-43-39 4 18 14 35 29 50z">
          <text:p/>
        </draw:path>
        <draw:polygon draw:style-name="gr7" draw:text-style-name="P2" draw:layer="layout" svg:width="0cm" svg:height="0cm" svg:x="10.156cm" svg:y="5.189cm" svg:viewBox="0 0 0 0" draw:points="0,0">
          <text:p/>
        </draw:polygon>
        <draw:path draw:style-name="gr1" draw:text-style-name="P1" draw:layer="layout" svg:width="0.1cm" svg:height="0.108cm" svg:x="10.703cm" svg:y="6.372cm" svg:viewBox="0 0 101 109" svg:d="M0 2c28-7 61 4 82 25 18 25 25 56 14 82 7-26 0-54-21-75-18-25-47-35-75-32z">
          <text:p/>
        </draw:path>
        <draw:polygon draw:style-name="gr7" draw:text-style-name="P2" draw:layer="layout" svg:width="0cm" svg:height="0cm" svg:x="10.156cm" svg:y="5.189cm" svg:viewBox="0 0 0 0" draw:points="0,0">
          <text:p/>
        </draw:polygon>
        <draw:path draw:style-name="gr1" draw:text-style-name="P1" draw:layer="layout" svg:width="0.101cm" svg:height="0.11cm" svg:x="10.703cm" svg:y="5.95cm" svg:viewBox="0 0 102 111" svg:d="M0 4c28-3 57 7 75 29 21 21 28 49 21 78 11-25 7-57-14-82s-54-35-82-25z">
          <text:p/>
        </draw:path>
        <draw:polygon draw:style-name="gr7" draw:text-style-name="P2" draw:layer="layout" svg:width="0cm" svg:height="0cm" svg:x="10.156cm" svg:y="5.189cm" svg:viewBox="0 0 0 0" draw:points="0,0">
          <text:p/>
        </draw:polygon>
        <draw:path draw:style-name="gr1" draw:text-style-name="P1" draw:layer="layout" svg:width="0.031cm" svg:height="0.028cm" svg:x="10.615cm" svg:y="3.665cm" svg:viewBox="0 0 32 29" svg:d="M25 29c4-7 4-15 7-26l-32-3v26z">
          <text:p/>
        </draw:path>
        <draw:polygon draw:style-name="gr7" draw:text-style-name="P2" draw:layer="layout" svg:width="0cm" svg:height="0cm" svg:x="10.156cm" svg:y="5.189cm" svg:viewBox="0 0 0 0" draw:points="0,0">
          <text:p/>
        </draw:polygon>
        <draw:polygon draw:style-name="gr1" draw:text-style-name="P1" draw:layer="layout" svg:width="0.032cm" svg:height="0.035cm" svg:x="10.452cm" svg:y="3.517cm" svg:viewBox="0 0 33 36" draw:points="19,36 0,0 33,8 33,36">
          <text:p/>
        </draw:polygon>
        <draw:polygon draw:style-name="gr7" draw:text-style-name="P2" draw:layer="layout" svg:width="0cm" svg:height="0cm" svg:x="10.156cm" svg:y="5.189cm" svg:viewBox="0 0 0 0" draw:points="0,0">
          <text:p/>
        </draw:polygon>
        <draw:polygon draw:style-name="gr1" draw:text-style-name="P1" draw:layer="layout" svg:width="0.092cm" svg:height="0.014cm" svg:x="10.523cm" svg:y="3.584cm" svg:viewBox="0 0 93 15" draw:points="93,15 93,11 0,0">
          <text:p/>
        </draw:polygon>
        <draw:polygon draw:style-name="gr7" draw:text-style-name="P2" draw:layer="layout" svg:width="0cm" svg:height="0cm" svg:x="10.156cm" svg:y="5.189cm" svg:viewBox="0 0 0 0" draw:points="0,0">
          <text:p/>
        </draw:polygon>
        <draw:path draw:style-name="gr1" draw:text-style-name="P1" draw:layer="layout" svg:width="0.032cm" svg:height="0.029cm" svg:x="11.253cm" svg:y="5.94cm" svg:viewBox="0 0 33 30" svg:d="M33 22h-11l-11 8c-4-11-11-18-11-30 11 4 22 12 33 22z">
          <text:p/>
        </draw:path>
        <draw:polygon draw:style-name="gr7" draw:text-style-name="P2" draw:layer="layout" svg:width="0cm" svg:height="0cm" svg:x="10.156cm" svg:y="5.189cm" svg:viewBox="0 0 0 0" draw:points="0,0">
          <text:p/>
        </draw:polygon>
        <draw:path draw:style-name="gr1" draw:text-style-name="P1" draw:layer="layout" svg:width="0.021cm" svg:height="0.039cm" svg:x="10.625cm" svg:y="3.94cm" svg:viewBox="0 0 22 40" svg:d="M7 25c8-7 12-18 15-25v40c-7-4-15-4-22-7z">
          <text:p/>
        </draw:path>
        <draw:polygon draw:style-name="gr7" draw:text-style-name="P2" draw:layer="layout" svg:width="0cm" svg:height="0cm" svg:x="10.156cm" svg:y="5.189cm" svg:viewBox="0 0 0 0" draw:points="0,0">
          <text:p/>
        </draw:polygon>
        <draw:path draw:style-name="gr1" draw:text-style-name="P1" draw:layer="layout" svg:width="0.032cm" svg:height="0.025cm" svg:x="10.505cm" svg:y="3.721cm" svg:viewBox="0 0 33 26" svg:d="M33 26c-4-7-7-14-7-26l-26 22z">
          <text:p/>
        </draw:path>
        <draw:polygon draw:style-name="gr7" draw:text-style-name="P2" draw:layer="layout" svg:width="0cm" svg:height="0cm" svg:x="10.156cm" svg:y="5.189cm" svg:viewBox="0 0 0 0" draw:points="0,0">
          <text:p/>
        </draw:polygon>
        <draw:path draw:style-name="gr1" draw:text-style-name="P1" draw:layer="layout" svg:width="0.025cm" svg:height="0.025cm" svg:x="11.281cm" svg:y="5.552cm" svg:viewBox="0 0 26 26" svg:d="M0 15c7 4 15 7 26 11-3-7-7-14-11-26z">
          <text:p/>
        </draw:path>
        <draw:polygon draw:style-name="gr7" draw:text-style-name="P2" draw:layer="layout" svg:width="0cm" svg:height="0cm" svg:x="10.156cm" svg:y="5.189cm" svg:viewBox="0 0 0 0" draw:points="0,0">
          <text:p/>
        </draw:polygon>
        <draw:path draw:style-name="gr1" draw:text-style-name="P1" draw:layer="layout" svg:width="0.028cm" svg:height="0.028cm" svg:x="11.271cm" svg:y="5.958cm" svg:viewBox="0 0 29 29" svg:d="M29 29c-5-11-8-18-15-26l-14-3c7 14 17 22 29 29z">
          <text:p/>
        </draw:path>
        <draw:polygon draw:style-name="gr7" draw:text-style-name="P2" draw:layer="layout" svg:width="0cm" svg:height="0cm" svg:x="10.156cm" svg:y="5.189cm" svg:viewBox="0 0 0 0" draw:points="0,0">
          <text:p/>
        </draw:polygon>
        <draw:path draw:style-name="gr1" draw:text-style-name="P1" draw:layer="layout" svg:width="0cm" svg:height="0.02cm" svg:x="10.078cm" svg:y="5.288cm" svg:viewBox="0 0 0 21" svg:d="M0 0v21c0-4 0-7 0-11 0-3 0-7 0-10z">
          <text:p/>
        </draw:path>
        <draw:polygon draw:style-name="gr7" draw:text-style-name="P2" draw:layer="layout" svg:width="0cm" svg:height="0cm" svg:x="10.156cm" svg:y="5.189cm" svg:viewBox="0 0 0 0" draw:points="0,0">
          <text:p/>
        </draw:polygon>
        <draw:path draw:style-name="gr8" draw:text-style-name="P2" draw:layer="layout" svg:width="0.021cm" svg:height="0.05cm" svg:x="9.055cm" svg:y="7.404cm" svg:viewBox="0 0 22 51" svg:d="M0 51c0-21 8-40 22-51">
          <text:p/>
        </draw:path>
        <draw:path draw:style-name="gr8" draw:text-style-name="P2" draw:layer="layout" svg:width="0.121cm" svg:height="0.126cm" svg:x="9.073cm" svg:y="7.391cm" svg:viewBox="0 0 122 127" svg:d="M0 13c28-21 74-17 102 14 26 32 26 78 0 100">
          <text:p/>
        </draw:path>
        <draw:path draw:style-name="gr8" draw:text-style-name="P2" draw:layer="layout" svg:width="0.12cm" svg:height="0.083cm" svg:x="9.055cm" svg:y="7.45cm" svg:viewBox="0 0 121 84" svg:d="M121 68c-21 18-53 21-78 7s-43-43-43-75">
          <text:p/>
        </draw:path>
        <draw:path draw:style-name="gr8" draw:text-style-name="P2" draw:layer="layout" svg:width="0.039cm" svg:height="0.085cm" svg:x="8.995cm" svg:y="7.358cm" svg:viewBox="0 0 40 86" svg:d="M0 86c0-36 14-64 40-86">
          <text:p/>
        </draw:path>
        <draw:path draw:style-name="gr8" draw:text-style-name="P2" draw:layer="layout" svg:width="0.217cm" svg:height="0.234cm" svg:x="9.034cm" svg:y="7.333cm" svg:viewBox="0 0 218 235" svg:d="M0 26c50-43 131-32 181 25 49 60 49 141 0 184">
          <text:p/>
        </draw:path>
        <draw:path draw:style-name="gr8" draw:text-style-name="P2" draw:layer="layout" svg:width="0.219cm" svg:height="0.149cm" svg:x="8.995cm" svg:y="7.443cm" svg:viewBox="0 0 220 150" svg:d="M220 121c-35 35-92 39-138 11-50-29-82-79-82-132">
          <text:p/>
        </draw:path>
        <draw:path draw:style-name="gr8" draw:text-style-name="P2" draw:layer="layout" svg:width="0.221cm" svg:height="0.233cm" svg:x="9.041cm" svg:y="7.323cm" svg:viewBox="0 0 222 234" svg:d="M0 28c53-46 135-35 185 25 49 57 49 138 0 181">
          <text:p/>
        </draw:path>
        <draw:path draw:style-name="gr8" draw:text-style-name="P2" draw:layer="layout" svg:width="0.191cm" svg:height="0.207cm" svg:x="9.091cm" svg:y="7.307cm" svg:viewBox="0 0 192 208" svg:d="M0 21c45-37 112-22 155 28 47 49 50 120 7 159">
          <text:p/>
        </draw:path>
        <draw:path draw:style-name="gr8" draw:text-style-name="P2" draw:layer="layout" svg:width="0.004cm" svg:height="0.003cm" svg:x="9.08cm" svg:y="7.327cm" svg:viewBox="0 0 5 4" svg:d="M0 4c0 0 0-4 5-4">
          <text:p/>
        </draw:path>
        <draw:path draw:style-name="gr8" draw:text-style-name="P2" draw:layer="layout" svg:width="0.208cm" svg:height="0.223cm" svg:x="9.08cm" svg:y="7.301cm" svg:viewBox="0 0 209 224" svg:d="M0 26c49-43 127-32 174 24 46 53 46 132 0 174">
          <text:p/>
        </draw:path>
        <draw:path draw:style-name="gr8" draw:text-style-name="P2" draw:layer="layout" svg:width="0.004cm" svg:height="0.007cm" svg:x="9.249cm" svg:y="7.521cm" svg:viewBox="0 0 5 8" svg:d="M5 0c0 4-5 4-5 8">
          <text:p/>
        </draw:path>
        <draw:path draw:style-name="gr8" draw:text-style-name="P2" draw:layer="layout" svg:width="0.206cm" svg:height="0.22cm" svg:x="9.091cm" svg:y="7.294cm" svg:viewBox="0 0 207 221" svg:d="M0 26c49-43 124-32 170 21 49 57 49 135 0 174">
          <text:p/>
        </draw:path>
        <draw:path draw:style-name="gr8" draw:text-style-name="P2" draw:layer="layout" svg:width="0.004cm" svg:height="0.018cm" svg:x="9.108cm" svg:y="7.39cm" svg:viewBox="0 0 5 19" svg:d="M0 19c0-8 0-12 5-19">
          <text:p/>
        </draw:path>
        <draw:path draw:style-name="gr8" draw:text-style-name="P2" draw:layer="layout" svg:width="0.085cm" svg:height="0.081cm" svg:x="9.108cm" svg:y="7.408cm" svg:viewBox="0 0 86 82" svg:d="M86 82c-21 0-42-7-60-25-18-14-26-35-26-57">
          <text:p/>
        </draw:path>
        <draw:path draw:style-name="gr8" draw:text-style-name="P2" draw:layer="layout" svg:width="0.021cm" svg:height="0.046cm" svg:x="8.032cm" svg:y="7.263cm" svg:viewBox="0 0 22 47" svg:d="M0 47c0-18 8-35 22-47">
          <text:p/>
        </draw:path>
        <draw:path draw:style-name="gr8" draw:text-style-name="P2" draw:layer="layout" svg:width="0.12cm" svg:height="0.127cm" svg:x="8.053cm" svg:y="7.248cm" svg:viewBox="0 0 121 128" svg:d="M0 14c29-24 75-17 100 14 28 33 28 79 0 100">
          <text:p/>
        </draw:path>
        <draw:path draw:style-name="gr8" draw:text-style-name="P2" draw:layer="layout" svg:width="0.121cm" svg:height="0.083cm" svg:x="8.032cm" svg:y="7.309cm" svg:viewBox="0 0 122 84" svg:d="M122 68c-18 18-50 21-75 7-28-17-47-47-47-75">
          <text:p/>
        </draw:path>
        <draw:path draw:style-name="gr8" draw:text-style-name="P2" draw:layer="layout" svg:width="0.039cm" svg:height="0.088cm" svg:x="7.976cm" svg:y="7.214cm" svg:viewBox="0 0 40 89" svg:d="M0 89c0-32 14-68 40-89">
          <text:p/>
        </draw:path>
        <draw:path draw:style-name="gr8" draw:text-style-name="P2" draw:layer="layout" svg:width="0.221cm" svg:height="0.234cm" svg:x="8.011cm" svg:y="7.188cm" svg:viewBox="0 0 222 235" svg:d="M0 26c54-43 135-32 185 28 49 56 49 139 0 181">
          <text:p/>
        </draw:path>
        <draw:path draw:style-name="gr8" draw:text-style-name="P2" draw:layer="layout" svg:width="0.219cm" svg:height="0.148cm" svg:x="7.976cm" svg:y="7.302cm" svg:viewBox="0 0 220 149" svg:d="M220 120c-37 36-93 36-143 12-45-30-77-79-77-132">
          <text:p/>
        </draw:path>
        <draw:path draw:style-name="gr8" draw:text-style-name="P2" draw:layer="layout" svg:width="0.221cm" svg:height="0.234cm" svg:x="8.022cm" svg:y="7.181cm" svg:viewBox="0 0 222 235" svg:d="M0 26c50-43 131-32 184 24 51 57 51 143 0 185">
          <text:p/>
        </draw:path>
        <draw:path draw:style-name="gr8" draw:text-style-name="P2" draw:layer="layout" svg:width="0.192cm" svg:height="0.208cm" svg:x="8.068cm" svg:y="7.165cm" svg:viewBox="0 0 193 209" svg:d="M0 17c45-32 117-18 159 32 43 49 46 116 7 160">
          <text:p/>
        </draw:path>
        <draw:line draw:style-name="gr8" draw:text-style-name="P2" draw:layer="layout" svg:x1="8.057cm" svg:y1="7.19cm" svg:x2="8.061cm" svg:y2="7.186cm">
          <text:p/>
        </draw:line>
        <draw:path draw:style-name="gr8" draw:text-style-name="P2" draw:layer="layout" svg:width="0.207cm" svg:height="0.223cm" svg:x="8.06cm" svg:y="7.16cm" svg:viewBox="0 0 208 224" svg:d="M0 26c50-43 125-32 171 21 49 57 49 135 0 177">
          <text:p/>
        </draw:path>
        <draw:path draw:style-name="gr8" draw:text-style-name="P2" draw:layer="layout" svg:width="0.004cm" svg:height="0.003cm" svg:x="8.226cm" svg:y="7.38cm" svg:viewBox="0 0 5 4" svg:d="M5 0c0 4 0 4-5 4">
          <text:p/>
        </draw:path>
        <draw:path draw:style-name="gr8" draw:text-style-name="P2" draw:layer="layout" svg:width="0.207cm" svg:height="0.221cm" svg:x="8.071cm" svg:y="7.152cm" svg:viewBox="0 0 208 222" svg:d="M0 27c46-44 125-33 170 21 50 56 50 130 0 174">
          <text:p/>
        </draw:path>
        <draw:path draw:style-name="gr8" draw:text-style-name="P2" draw:layer="layout" svg:width="0.004cm" svg:height="0.018cm" svg:x="8.085cm" svg:y="7.249cm" svg:viewBox="0 0 5 19" svg:d="M0 19c0-7 0-11 5-19">
          <text:p/>
        </draw:path>
        <draw:path draw:style-name="gr8" draw:text-style-name="P2" draw:layer="layout" svg:width="0.085cm" svg:height="0.082cm" svg:x="8.085cm" svg:y="7.263cm" svg:viewBox="0 0 86 83" svg:d="M86 82c-18 4-39-3-60-22-15-14-26-39-26-60">
          <text:p/>
        </draw:path>
        <draw:path draw:style-name="gr8" draw:text-style-name="P2" draw:layer="layout" svg:width="0.01cm" svg:height="0.025cm" svg:x="10.643cm" svg:y="6.462cm" svg:viewBox="0 0 11 26" svg:d="M0 26c0-10 8-22 11-26">
          <text:p/>
        </draw:path>
        <draw:path draw:style-name="gr8" draw:text-style-name="P2" draw:layer="layout" svg:width="0.06cm" svg:height="0.065cm" svg:x="10.653cm" svg:y="6.454cm" svg:viewBox="0 0 61 66" svg:d="M0 8c15-14 36-10 50 8 15 18 15 39 0 50">
          <text:p/>
        </draw:path>
        <draw:path draw:style-name="gr8" draw:text-style-name="P2" draw:layer="layout" svg:width="0.06cm" svg:height="0.039cm" svg:x="10.643cm" svg:y="6.487cm" svg:viewBox="0 0 61 40" svg:d="M61 33c-7 7-25 10-35 3-15-7-26-21-26-36">
          <text:p/>
        </draw:path>
        <draw:path draw:style-name="gr8" draw:text-style-name="P2" draw:layer="layout" svg:width="0.101cm" svg:height="0.108cm" svg:x="10.703cm" svg:y="6.372cm" svg:viewBox="0 0 102 109" svg:d="M0 2c28-7 61 4 82 25 21 25 25 56 14 82">
          <text:p/>
        </draw:path>
        <draw:path draw:style-name="gr8" draw:text-style-name="P2" draw:layer="layout" svg:width="0.13cm" svg:height="0.138cm" svg:x="10.671cm" svg:y="6.374cm" svg:viewBox="0 0 131 139" svg:d="M0 14c28-24 78-17 107 18 32 36 32 82 0 107">
          <text:p/>
        </draw:path>
        <draw:path draw:style-name="gr8" draw:text-style-name="P2" draw:layer="layout" svg:width="0.144cm" svg:height="0.156cm" svg:x="10.632cm" svg:y="6.392cm" svg:viewBox="0 0 145 157" svg:d="M0 18c33-29 86-22 121 18 32 39 32 92 0 121">
          <text:p/>
        </draw:path>
        <draw:path draw:style-name="gr8" draw:text-style-name="P2" draw:layer="layout" svg:width="0.029cm" svg:height="0.06cm" svg:x="10.593cm" svg:y="6.42cm" svg:viewBox="0 0 30 61" svg:d="M0 61c0-26 12-47 30-61">
          <text:p/>
        </draw:path>
        <draw:path draw:style-name="gr8" draw:text-style-name="P2" draw:layer="layout" svg:width="0.144cm" svg:height="0.158cm" svg:x="10.618cm" svg:y="6.403cm" svg:viewBox="0 0 145 159" svg:d="M0 17c32-29 89-21 121 18s32 91 0 124">
          <text:p/>
        </draw:path>
        <draw:path draw:style-name="gr8" draw:text-style-name="P2" draw:layer="layout" svg:width="0.145cm" svg:height="0.096cm" svg:x="10.593cm" svg:y="6.48cm" svg:viewBox="0 0 146 97" svg:d="M146 81c-26 19-61 22-93 4-31-18-53-53-53-85">
          <text:p/>
        </draw:path>
        <draw:path draw:style-name="gr8" draw:text-style-name="P2" draw:layer="layout" svg:width="0.01cm" svg:height="0.025cm" svg:x="10.643cm" svg:y="6.039cm" svg:viewBox="0 0 11 26" svg:d="M0 26c0-12 8-19 11-26">
          <text:p/>
        </draw:path>
        <draw:path draw:style-name="gr8" draw:text-style-name="P2" draw:layer="layout" svg:width="0.06cm" svg:height="0.066cm" svg:x="10.653cm" svg:y="6.033cm" svg:viewBox="0 0 61 67" svg:d="M0 7c15-12 36-8 50 7 15 18 15 39 0 53">
          <text:p/>
        </draw:path>
        <draw:path draw:style-name="gr8" draw:text-style-name="P2" draw:layer="layout" svg:width="0.06cm" svg:height="0.04cm" svg:x="10.643cm" svg:y="6.064cm" svg:viewBox="0 0 61 41" svg:d="M61 32c-7 11-25 11-35 3-15-7-26-21-26-35">
          <text:p/>
        </draw:path>
        <draw:path draw:style-name="gr8" draw:text-style-name="P2" draw:layer="layout" svg:width="0.101cm" svg:height="0.11cm" svg:x="10.703cm" svg:y="5.95cm" svg:viewBox="0 0 102 111" svg:d="M0 4c28-10 61 0 82 25s25 57 14 82">
          <text:p/>
        </draw:path>
        <draw:path draw:style-name="gr8" draw:text-style-name="P2" draw:layer="layout" svg:width="0.13cm" svg:height="0.139cm" svg:x="10.671cm" svg:y="5.953cm" svg:viewBox="0 0 131 140" svg:d="M0 16c28-25 78-22 107 14 32 35 32 82 0 110">
          <text:p/>
        </draw:path>
        <draw:path draw:style-name="gr8" draw:text-style-name="P2" draw:layer="layout" svg:width="0.144cm" svg:height="0.155cm" svg:x="10.632cm" svg:y="5.972cm" svg:viewBox="0 0 145 156" svg:d="M0 18c33-29 86-21 121 14 32 42 32 96 0 124">
          <text:p/>
        </draw:path>
        <draw:path draw:style-name="gr8" draw:text-style-name="P2" draw:layer="layout" svg:width="0.029cm" svg:height="0.057cm" svg:x="10.593cm" svg:y="6cm" svg:viewBox="0 0 30 58" svg:d="M0 58c0-21 12-44 30-58">
          <text:p/>
        </draw:path>
        <draw:path draw:style-name="gr8" draw:text-style-name="P2" draw:layer="layout" svg:width="0.144cm" svg:height="0.155cm" svg:x="10.618cm" svg:y="5.983cm" svg:viewBox="0 0 145 156" svg:d="M0 17c32-28 89-21 121 18s32 93 0 121">
          <text:p/>
        </draw:path>
        <draw:path draw:style-name="gr8" draw:text-style-name="P2" draw:layer="layout" svg:width="0.145cm" svg:height="0.099cm" svg:x="10.593cm" svg:y="6.057cm" svg:viewBox="0 0 146 100" svg:d="M146 82c-26 21-61 25-93 7-31-18-53-53-53-89">
          <text:p/>
        </draw:path>
        <draw:path draw:style-name="gr8" draw:text-style-name="P2" draw:layer="layout" svg:width="0.738cm" svg:height="0.089cm" svg:x="9.129cm" svg:y="3.407cm" svg:viewBox="0 0 739 90" svg:d="M739 90c-60-54-208-90-367-90-162 0-308 36-372 90">
          <text:p/>
        </draw:path>
        <draw:path draw:style-name="gr8" draw:text-style-name="P2" draw:layer="layout" svg:width="0.021cm" svg:height="0.078cm" svg:x="10.114cm" svg:y="5.7cm" svg:viewBox="0 0 22 79" svg:d="M22 79c0-39-8-68-22-79">
          <text:p/>
        </draw:path>
        <draw:path draw:style-name="gr8" draw:text-style-name="P2" draw:layer="layout" svg:width="0.046cm" svg:height="0.152cm" svg:x="10.089cm" svg:y="5.774cm" svg:viewBox="0 0 47 153" svg:d="M0 153c11-10 22-32 33-60 7-28 14-61 14-93">
          <text:p/>
        </draw:path>
        <draw:path draw:style-name="gr8" draw:text-style-name="P2" draw:layer="layout" svg:width="0.021cm" svg:height="0.074cm" svg:x="10.114cm" svg:y="4.766cm" svg:viewBox="0 0 22 75" svg:d="M22 75c0-39-12-67-22-75">
          <text:p/>
        </draw:path>
        <draw:path draw:style-name="gr8" draw:text-style-name="P2" draw:layer="layout" svg:width="0.007cm" svg:height="0.004cm" svg:x="10.068cm" svg:y="4.991cm" svg:viewBox="0 0 8 5" svg:d="M0 0c0 5 4 5 8 5">
          <text:p/>
        </draw:path>
        <draw:path draw:style-name="gr8" draw:text-style-name="P2" draw:layer="layout" svg:width="0.064cm" svg:height="0.155cm" svg:x="10.071cm" svg:y="4.84cm" svg:viewBox="0 0 65 156" svg:d="M0 156c14 0 32-14 44-46 14-32 21-72 21-110">
          <text:p/>
        </draw:path>
        <draw:path draw:style-name="gr8" draw:text-style-name="P2" draw:layer="layout" svg:width="0.78cm" svg:height="0.078cm" svg:x="9.108cm" svg:y="3.393cm" svg:viewBox="0 0 781 79" svg:d="M781 79c-78-51-230-79-389-79-162 0-311 28-392 79">
          <text:p/>
        </draw:path>
        <draw:path draw:style-name="gr8" draw:text-style-name="P2" draw:layer="layout" svg:width="0.018cm" svg:height="0.092cm" svg:x="10.138cm" svg:y="5.665cm" svg:viewBox="0 0 19 93" svg:d="M19 93c0-39-7-72-19-93">
          <text:p/>
        </draw:path>
        <draw:path draw:style-name="gr8" draw:text-style-name="P2" draw:layer="layout" svg:width="0.067cm" svg:height="0.222cm" svg:x="10.089cm" svg:y="5.757cm" svg:viewBox="0 0 68 223" svg:d="M0 223c39-35 68-131 68-223">
          <text:p/>
        </draw:path>
        <draw:path draw:style-name="gr8" draw:text-style-name="P2" draw:layer="layout" svg:width="0.018cm" svg:height="0.092cm" svg:x="10.138cm" svg:y="4.73cm" svg:viewBox="0 0 19 93" svg:d="M19 93c0-39-7-72-19-93">
          <text:p/>
        </draw:path>
        <draw:path draw:style-name="gr8" draw:text-style-name="P2" draw:layer="layout" svg:width="0.067cm" svg:height="0.219cm" svg:x="10.089cm" svg:y="4.822cm" svg:viewBox="0 0 68 220" svg:d="M0 220c39-32 68-131 68-220">
          <text:p/>
        </draw:path>
        <draw:path draw:style-name="gr8" draw:text-style-name="P2" draw:layer="layout" svg:width="0.021cm" svg:height="0.011cm" svg:x="10.149cm" svg:y="5.647cm" svg:viewBox="0 0 22 12" svg:d="M0 12c8-8 15-12 22-12">
          <text:p/>
        </draw:path>
        <draw:path draw:style-name="gr8" draw:text-style-name="P2" draw:layer="layout" svg:width="0.021cm" svg:height="0.117cm" svg:x="10.17cm" svg:y="5.647cm" svg:viewBox="0 0 22 118" svg:d="M0 0c8 4 15 11 19 29 0 7 3 14 3 24 0 18 0 39 0 65">
          <text:p/>
        </draw:path>
        <draw:path draw:style-name="gr8" draw:text-style-name="P2" draw:layer="layout" svg:width="0.06cm" svg:height="0.088cm" svg:x="10.089cm" svg:y="5.658cm" svg:viewBox="0 0 61 89" svg:d="M0 89c7-17 14-31 25-49 11-14 25-33 36-40">
          <text:p/>
        </draw:path>
        <draw:path draw:style-name="gr8" draw:text-style-name="P2" draw:layer="layout" svg:width="0.032cm" svg:height="0.021cm" svg:x="10.089cm" svg:y="5.976cm" svg:viewBox="0 0 33 22" svg:d="M0 0c12 10 22 17 33 22">
          <text:p/>
        </draw:path>
        <draw:path draw:style-name="gr8" draw:text-style-name="P2" draw:layer="layout" svg:width="0.028cm" svg:height="0.011cm" svg:x="10.121cm" svg:y="5.986cm" svg:viewBox="0 0 29 12" svg:d="M0 12c8 0 18-5 29-12">
          <text:p/>
        </draw:path>
        <draw:path draw:style-name="gr8" draw:text-style-name="P2" draw:layer="layout" svg:width="0.042cm" svg:height="0.222cm" svg:x="10.149cm" svg:y="5.764cm" svg:viewBox="0 0 43 223" svg:d="M0 223c7-7 14-21 21-39 7-14 11-28 14-46 5-22 5-43 8-68 0-21 0-49 0-70">
          <text:p/>
        </draw:path>
        <draw:path draw:style-name="gr8" draw:text-style-name="P2" draw:layer="layout" svg:width="0.021cm" svg:height="0.01cm" svg:x="10.149cm" svg:y="4.713cm" svg:viewBox="0 0 22 11" svg:d="M0 11c8-7 15-11 22-11">
          <text:p/>
        </draw:path>
        <draw:path draw:style-name="gr8" draw:text-style-name="P2" draw:layer="layout" svg:width="0.024cm" svg:height="0.116cm" svg:x="10.167cm" svg:y="4.713cm" svg:viewBox="0 0 25 117" svg:d="M0 0c10 0 17 14 22 35 3 18 3 46 3 82">
          <text:p/>
        </draw:path>
        <draw:path draw:style-name="gr8" draw:text-style-name="P2" draw:layer="layout" svg:width="0.088cm" svg:height="0.338cm" svg:x="10.061cm" svg:y="4.72cm" svg:viewBox="0 0 89 339" svg:d="M89 0c-14 14-32 35-46 60-7 10-11 24-18 38-7 18-15 36-18 64-4 18-7 40-7 64 0 39 7 57 14 71 8 14 11 21 18 28 11 11 18 14 25 14">
          <text:p/>
        </draw:path>
        <draw:path draw:style-name="gr8" draw:text-style-name="P2" draw:layer="layout" svg:width="0.032cm" svg:height="0.012cm" svg:x="10.117cm" svg:y="5.048cm" svg:viewBox="0 0 33 13" svg:d="M0 11c12 4 22 0 33-11">
          <text:p/>
        </draw:path>
        <draw:path draw:style-name="gr8" draw:text-style-name="P2" draw:layer="layout" svg:width="0.042cm" svg:height="0.222cm" svg:x="10.149cm" svg:y="4.826cm" svg:viewBox="0 0 43 223" svg:d="M0 223c7-7 14-18 21-32 4-18 11-40 14-57 5-18 5-39 8-57 0-25 0-53 0-77">
          <text:p/>
        </draw:path>
        <draw:path draw:style-name="gr8" draw:text-style-name="P2" draw:layer="layout" svg:width="0.772cm" svg:height="0.081cm" svg:x="9.112cm" svg:y="3.337cm" svg:viewBox="0 0 773 82" svg:d="M773 82c-77-49-225-82-385-82-162 0-311 33-388 82">
          <text:p/>
        </draw:path>
        <draw:path draw:style-name="gr8" draw:text-style-name="P2" draw:layer="layout" svg:width="0.12cm" svg:height="0.138cm" svg:x="10.078cm" svg:y="5.15cm" svg:viewBox="0 0 121 139" svg:d="M0 139c78-40 121-86 121-139">
          <text:p/>
        </draw:path>
        <draw:path draw:style-name="gr8" draw:text-style-name="P2" draw:layer="layout" svg:width="0cm" svg:height="0.006cm" svg:x="10.198cm" svg:y="5.143cm" svg:viewBox="0 0 0 7" svg:d="M0 7c0 0 0-3 0-7">
          <text:p/>
        </draw:path>
        <draw:path draw:style-name="gr8" draw:text-style-name="P2" draw:layer="layout" svg:width="0.017cm" svg:height="0.053cm" svg:x="10.181cm" svg:y="7.097cm" svg:viewBox="0 0 18 54" svg:d="M0 54c10-17 18-35 18-54">
          <text:p/>
        </draw:path>
        <draw:line draw:style-name="gr8" draw:text-style-name="P2" draw:layer="layout" svg:x1="10.078cm" svg:y1="5.288cm" svg:x2="10.078cm" svg:y2="5.309cm">
          <text:p/>
        </draw:line>
        <draw:path draw:style-name="gr8" draw:text-style-name="P2" draw:layer="layout" svg:width="0cm" svg:height="0.009cm" svg:x="10.078cm" svg:y="5.288cm" svg:viewBox="0 0 0 10" svg:d="M0 0c0 3 0 7 0 10">
          <text:p/>
        </draw:path>
        <draw:path draw:style-name="gr8" draw:text-style-name="P2" draw:layer="layout" svg:width="0.011cm" svg:height="0.043cm" svg:x="10.078cm" svg:y="5.298cm" svg:viewBox="0 0 12 44" svg:d="M0 0c0 14 4 29 12 44">
          <text:p/>
        </draw:path>
        <draw:line draw:style-name="gr8" draw:text-style-name="P2" draw:layer="layout" svg:x1="10.089cm" svg:y1="6.395cm" svg:x2="10.089cm" svg:y2="5.341cm">
          <text:p/>
        </draw:line>
        <draw:path draw:style-name="gr8" draw:text-style-name="P2" draw:layer="layout" svg:width="0.078cm" svg:height="0.071cm" svg:x="10.089cm" svg:y="6.395cm" svg:viewBox="0 0 79 72" svg:d="M0 0c14 26 40 51 79 72">
          <text:p/>
        </draw:path>
        <draw:path draw:style-name="gr8" draw:text-style-name="P2" draw:layer="layout" svg:width="0.102cm" svg:height="0.046cm" svg:x="9.976cm" svg:y="3.661cm" svg:viewBox="0 0 103 47" svg:d="M0 47c32-10 67-24 103-47">
          <text:p/>
        </draw:path>
        <draw:path draw:style-name="gr8" draw:text-style-name="P2" draw:layer="layout" svg:width="0.071cm" svg:height="0.05cm" svg:x="10.078cm" svg:y="3.615cm" svg:viewBox="0 0 72 51" svg:d="M72 0c-14 11-25 22-36 29-14 8-25 15-36 22">
          <text:p/>
        </draw:path>
        <draw:path draw:style-name="gr8" draw:text-style-name="P2" draw:layer="layout" svg:width="0.218cm" svg:height="0.18cm" svg:x="9.98cm" svg:y="5.15cm" svg:viewBox="0 0 219 181" svg:d="M0 181c141-46 219-110 219-181">
          <text:p/>
        </draw:path>
        <draw:line draw:style-name="gr8" draw:text-style-name="P2" draw:layer="layout" svg:x1="10.195cm" svg:y1="3.52cm" svg:x2="10.199cm" svg:y2="3.528cm">
          <text:p/>
        </draw:line>
        <draw:path draw:style-name="gr8" draw:text-style-name="P2" draw:layer="layout" svg:width="0.049cm" svg:height="0.088cm" svg:x="10.149cm" svg:y="3.527cm" svg:viewBox="0 0 50 89" svg:d="M50 0c0 11-3 25-10 44-7 14-22 28-40 45">
          <text:p/>
        </draw:path>
        <draw:path draw:style-name="gr8" draw:text-style-name="P2" draw:layer="layout" svg:width="0.028cm" svg:height="0.046cm" svg:x="9.867cm" svg:y="3.4cm" svg:viewBox="0 0 29 47" svg:d="M29 47c0-15-11-33-29-47">
          <text:p/>
        </draw:path>
        <draw:path draw:style-name="gr8" draw:text-style-name="P2" draw:layer="layout" svg:width="0.738cm" svg:height="0.088cm" svg:x="9.129cm" svg:y="3.312cm" svg:viewBox="0 0 739 89" svg:d="M739 89c-60-54-205-89-367-89s-312 35-372 89">
          <text:p/>
        </draw:path>
        <draw:path draw:style-name="gr8" draw:text-style-name="P2" draw:layer="layout" svg:width="0.028cm" svg:height="0.046cm" svg:x="9.101cm" svg:y="3.4cm" svg:viewBox="0 0 29 47" svg:d="M29 0c-18 14-29 32-29 47">
          <text:p/>
        </draw:path>
        <draw:path draw:style-name="gr8" draw:text-style-name="P2" draw:layer="layout" svg:width="0.007cm" svg:height="0.003cm" svg:x="10.082cm" svg:y="5.341cm" svg:viewBox="0 0 8 4" svg:d="M0 4c4 0 8-4 8-4">
          <text:p/>
        </draw:path>
        <draw:path draw:style-name="gr8" draw:text-style-name="P2" draw:layer="layout" svg:width="0.357cm" svg:height="0.127cm" svg:x="10.198cm" svg:y="4.395cm" svg:viewBox="0 0 358 128" svg:d="M358 0c-157 25-280 71-358 128">
          <text:p/>
        </draw:path>
        <draw:path draw:style-name="gr8" draw:text-style-name="P2" draw:layer="layout" svg:width="0.106cm" svg:height="0.057cm" svg:x="10.198cm" svg:y="5.538cm" svg:viewBox="0 0 107 58" svg:d="M107 0c-42 14-78 36-107 58">
          <text:p/>
        </draw:path>
        <draw:path draw:style-name="gr8" draw:text-style-name="P2" draw:layer="layout" svg:width="0.176cm" svg:height="0.336cm" svg:x="10.255cm" svg:y="5.202cm" svg:viewBox="0 0 177 337" svg:d="M50 337c-22-10-36-33-47-64-7-46-3-106 14-156 15-35 37-70 65-88 28-24 60-32 95-28">
          <text:p/>
        </draw:path>
        <draw:path draw:style-name="gr8" draw:text-style-name="P2" draw:layer="layout" svg:width="0.11cm" svg:height="0.131cm" svg:x="10.431cm" svg:y="5.203cm" svg:viewBox="0 0 111 132" svg:d="M0 0c25 7 50 18 71 35 7 7 14 18 22 25 10 22 18 43 18 72">
          <text:p/>
        </draw:path>
        <draw:path draw:style-name="gr8" draw:text-style-name="P2" draw:layer="layout" svg:width="0.082cm" svg:height="0.155cm" svg:x="10.459cm" svg:y="5.33cm" svg:viewBox="0 0 83 156" svg:d="M83 0c0 29-8 54-18 75-14 32-40 60-65 81">
          <text:p/>
        </draw:path>
        <draw:path draw:style-name="gr8" draw:text-style-name="P2" draw:layer="layout" svg:width="0.096cm" svg:height="0.021cm" svg:x="10.459cm" svg:y="5.464cm" svg:viewBox="0 0 97 22" svg:d="M97 0c-32 8-65 15-97 22">
          <text:p/>
        </draw:path>
        <draw:line draw:style-name="gr8" draw:text-style-name="P2" draw:layer="layout" svg:x1="10.555cm" svg:y1="5.464cm" svg:x2="10.555cm" svg:y2="4.395cm">
          <text:p/>
        </draw:line>
        <draw:path draw:style-name="gr8" draw:text-style-name="P2" draw:layer="layout" svg:width="0.216cm" svg:height="0.215cm" svg:x="10.325cm" svg:y="4.628cm" svg:viewBox="0 0 217 216" svg:d="M217 0c0 25-8 53-18 74-14 32-39 56-60 81-25 21-50 39-79 50-21 8-42 11-60 11">
          <text:p/>
        </draw:path>
        <draw:path draw:style-name="gr8" draw:text-style-name="P2" draw:layer="layout" svg:width="0.178cm" svg:height="0.341cm" svg:x="10.253cm" svg:y="4.499cm" svg:viewBox="0 0 179 342" svg:d="M72 342c-31-4-56-29-67-71-7-28-7-63 0-102 11-50 32-96 60-128 32-32 74-46 114-39">
          <text:p/>
        </draw:path>
        <draw:path draw:style-name="gr8" draw:text-style-name="P2" draw:layer="layout" svg:width="0.11cm" svg:height="0.127cm" svg:x="10.431cm" svg:y="4.501cm" svg:viewBox="0 0 111 128" svg:d="M0 0c25 3 50 15 71 36 7 7 14 14 22 25 10 18 18 42 18 67">
          <text:p/>
        </draw:path>
        <draw:path draw:style-name="gr8" draw:text-style-name="P2" draw:layer="layout" svg:width="0.007cm" svg:height="0.011cm" svg:x="10.174cm" svg:y="7.376cm" svg:viewBox="0 0 8 12" svg:d="M8 0c0 4 0 7-8 12">
          <text:p/>
        </draw:path>
        <draw:line draw:style-name="gr8" draw:text-style-name="P2" draw:layer="layout" svg:x1="10.175cm" svg:y1="7.387cm" svg:x2="10.078cm" svg:y2="7.472cm">
          <text:p/>
        </draw:line>
        <draw:path draw:style-name="gr8" draw:text-style-name="P2" draw:layer="layout" svg:width="0.13cm" svg:height="0.02cm" svg:x="9.948cm" svg:y="7.471cm" svg:viewBox="0 0 131 21" svg:d="M131 0c-22 18-78 26-131 18">
          <text:p/>
        </draw:path>
        <draw:path draw:style-name="gr8" draw:text-style-name="P2" draw:layer="layout" svg:width="0.247cm" svg:height="0.106cm" svg:x="10.198cm" svg:y="6.692cm" svg:viewBox="0 0 248 107" svg:d="M248 0c-102 28-187 63-248 107">
          <text:p/>
        </draw:path>
        <draw:line draw:style-name="gr8" draw:text-style-name="P2" draw:layer="layout" svg:x1="9.949cm" svg:y1="7.49cm" svg:x2="9.292cm" svg:y2="7.397cm">
          <text:p/>
        </draw:line>
        <draw:line draw:style-name="gr8" draw:text-style-name="P2" draw:layer="layout" svg:x1="9.032cm" svg:y1="7.363cm" svg:x2="8.392cm" svg:y2="7.274cm">
          <text:p/>
        </draw:line>
        <draw:line draw:style-name="gr8" draw:text-style-name="P2" draw:layer="layout" svg:x1="10.859cm" svg:y1="6.332cm" svg:x2="10.78cm" svg:y2="6.4cm">
          <text:p/>
        </draw:line>
        <draw:line draw:style-name="gr8" draw:text-style-name="P2" draw:layer="layout" svg:x1="10.619cm" svg:y1="6.54cm" svg:x2="10.445cm" svg:y2="6.696cm">
          <text:p/>
        </draw:line>
        <draw:path draw:style-name="gr8" draw:text-style-name="P2" draw:layer="layout" svg:width="0.063cm" svg:height="0.032cm" svg:x="8.329cm" svg:y="7.242cm" svg:viewBox="0 0 64 33" svg:d="M64 33c-35-4-64-19-64-33">
          <text:p/>
        </draw:path>
        <draw:path draw:style-name="gr8" draw:text-style-name="P2" draw:layer="layout" svg:width="0cm" svg:height="0.006cm" svg:x="8.699cm" svg:y="5.143cm" svg:viewBox="0 0 0 7" svg:d="M0 0c0 4 0 4 0 7">
          <text:p/>
        </draw:path>
        <draw:path draw:style-name="gr8" draw:text-style-name="P2" draw:layer="layout" svg:width="1.383cm" svg:height="0.278cm" svg:x="8.699cm" svg:y="5.15cm" svg:viewBox="0 0 1384 279" svg:d="M0 0c0 113 198 215 505 259 307 42 657 17 879-68">
          <text:p/>
        </draw:path>
        <draw:line draw:style-name="gr8" draw:text-style-name="P2" draw:layer="layout" svg:x1="10.082cm" svg:y1="5.344cm" svg:x2="10.082cm" svg:y2="5.341cm">
          <text:p/>
        </draw:line>
        <draw:path draw:style-name="gr8" draw:text-style-name="P2" draw:layer="layout" svg:width="1.39cm" svg:height="0.28cm" svg:x="8.699cm" svg:y="6.205cm" svg:viewBox="0 0 1391 281" svg:d="M0 0c0 117 201 223 513 262 306 42 656 14 878-71">
          <text:p/>
        </draw:path>
        <draw:path draw:style-name="gr8" draw:text-style-name="P2" draw:layer="layout" svg:width="0.201cm" svg:height="0.032cm" svg:x="8.498cm" svg:y="6.201cm" svg:viewBox="0 0 202 33" svg:d="M0 33c71-7 142-19 202-33">
          <text:p/>
        </draw:path>
        <draw:path draw:style-name="gr8" draw:text-style-name="P2" draw:layer="layout" svg:width="0.067cm" svg:height="0.021cm" svg:x="8.431cm" svg:y="6.233cm" svg:viewBox="0 0 68 22" svg:d="M0 22c14-11 39-18 68-22">
          <text:p/>
        </draw:path>
        <draw:line draw:style-name="gr8" draw:text-style-name="P2" draw:layer="layout" svg:x1="8.435cm" svg:y1="6.254cm" svg:x2="8.339cm" svg:y2="6.34cm">
          <text:p/>
        </draw:line>
        <draw:path draw:style-name="gr8" draw:text-style-name="P2" draw:layer="layout" svg:width="0.063cm" svg:height="0.035cm" svg:x="8.329cm" svg:y="6.35cm" svg:viewBox="0 0 64 36" svg:d="M64 36c-35-7-64-18-64-36">
          <text:p/>
        </draw:path>
        <draw:path draw:style-name="gr8" draw:text-style-name="P2" draw:layer="layout" svg:width="0.01cm" svg:height="0.014cm" svg:x="8.329cm" svg:y="6.339cm" svg:viewBox="0 0 11 15" svg:d="M0 15c0-8 3-12 11-15">
          <text:p/>
        </draw:path>
        <draw:path draw:style-name="gr8" draw:text-style-name="P2" draw:layer="layout" svg:width="0.014cm" svg:height="0.018cm" svg:x="10.167cm" svg:y="6.466cm" svg:viewBox="0 0 15 19" svg:d="M0 0c11 8 15 15 15 19">
          <text:p/>
        </draw:path>
        <draw:path draw:style-name="gr8" draw:text-style-name="P2" draw:layer="layout" svg:width="0.007cm" svg:height="0.014cm" svg:x="10.174cm" svg:y="6.484cm" svg:viewBox="0 0 8 15" svg:d="M8 0c0 8 0 11-8 15">
          <text:p/>
        </draw:path>
        <draw:line draw:style-name="gr8" draw:text-style-name="P2" draw:layer="layout" svg:x1="8.392cm" svg:y1="6.381cm" svg:x2="9.949cm" svg:y2="6.601cm">
          <text:p/>
        </draw:line>
        <draw:line draw:style-name="gr8" draw:text-style-name="P2" draw:layer="layout" svg:x1="10.078cm" svg:y1="6.583cm" svg:x2="10.175cm" svg:y2="6.498cm">
          <text:p/>
        </draw:line>
        <draw:path draw:style-name="gr8" draw:text-style-name="P2" draw:layer="layout" svg:width="0.13cm" svg:height="0.024cm" svg:x="9.948cm" svg:y="6.579cm" svg:viewBox="0 0 131 25" svg:d="M131 0c-22 22-78 29-131 22">
          <text:p/>
        </draw:path>
        <draw:line draw:style-name="gr8" draw:text-style-name="P2" draw:layer="layout" svg:x1="9.976cm" svg:y1="3.714cm" svg:x2="9.976cm" svg:y2="3.707cm">
          <text:p/>
        </draw:line>
        <draw:line draw:style-name="gr8" draw:text-style-name="P2" draw:layer="layout" svg:x1="9.976cm" svg:y1="3.714cm" svg:x2="9.976cm" svg:y2="3.76cm">
          <text:p/>
        </draw:line>
        <draw:line draw:style-name="gr8" draw:text-style-name="P2" draw:layer="layout" svg:x1="9.976cm" svg:y1="4.998cm" svg:x2="9.976cm" svg:y2="3.76cm">
          <text:p/>
        </draw:line>
        <draw:line draw:style-name="gr8" draw:text-style-name="P2" draw:layer="layout" svg:x1="9.976cm" svg:y1="5.326cm" svg:x2="9.976cm" svg:y2="4.998cm">
          <text:p/>
        </draw:line>
        <draw:line draw:style-name="gr8" draw:text-style-name="P2" draw:layer="layout" svg:x1="10.083cm" svg:y1="5.343cm" svg:x2="9.976cm" svg:y2="5.326cm">
          <text:p/>
        </draw:line>
        <draw:path draw:style-name="gr8" draw:text-style-name="P2" draw:layer="layout" svg:width="0.028cm" svg:height="0.053cm" svg:x="9.867cm" svg:y="3.443cm" svg:viewBox="0 0 29 54" svg:d="M0 54c22-18 29-36 29-54">
          <text:p/>
        </draw:path>
        <draw:path draw:style-name="gr8" draw:text-style-name="P2" draw:layer="layout" svg:width="0.794cm" svg:height="0.138cm" svg:x="9.101cm" svg:y="3.305cm" svg:viewBox="0 0 795 139" svg:d="M795 139c0-78-176-139-395-139s-400 61-400 139">
          <text:p/>
        </draw:path>
        <draw:path draw:style-name="gr8" draw:text-style-name="P2" draw:layer="layout" svg:width="0.766cm" svg:height="0.139cm" svg:x="9.101cm" svg:y="3.443cm" svg:viewBox="0 0 767 140" svg:d="M0 0c0 63 134 124 321 138 188 11 375-24 446-89">
          <text:p/>
        </draw:path>
        <draw:path draw:style-name="gr8" draw:text-style-name="P2" draw:layer="layout" svg:width="0.388cm" svg:height="0.219cm" svg:x="10.555cm" svg:y="4.176cm" svg:viewBox="0 0 389 220" svg:d="M0 220c237-42 389-127 389-220">
          <text:p/>
        </draw:path>
        <draw:path draw:style-name="gr8" draw:text-style-name="P2" draw:layer="layout" svg:width="0.318cm" svg:height="0.204cm" svg:x="10.625cm" svg:y="3.972cm" svg:viewBox="0 0 319 205" svg:d="M319 205c0-81-121-158-319-205">
          <text:p/>
        </draw:path>
        <draw:line draw:style-name="gr8" draw:text-style-name="P2" draw:layer="layout" svg:x1="10.633cm" svg:y1="3.965cm" svg:x2="10.625cm" svg:y2="3.973cm">
          <text:p/>
        </draw:line>
        <draw:line draw:style-name="gr8" draw:text-style-name="P2" draw:layer="layout" svg:x1="10.633cm" svg:y1="3.969cm" svg:x2="10.618cm" svg:y2="3.965cm">
          <text:p/>
        </draw:line>
        <draw:line draw:style-name="gr8" draw:text-style-name="P2" draw:layer="layout" svg:x1="10.294cm" svg:y1="3.919cm" svg:x2="10.619cm" svg:y2="3.966cm">
          <text:p/>
        </draw:line>
        <draw:line draw:style-name="gr8" draw:text-style-name="P2" draw:layer="layout" svg:x1="10.295cm" svg:y1="3.92cm" svg:x2="10.198cm" svg:y2="3.905cm">
          <text:p/>
        </draw:line>
        <draw:path draw:style-name="gr8" draw:text-style-name="P2" draw:layer="layout" svg:width="0.503cm" svg:height="0.219cm" svg:x="10.198cm" svg:y="4.016cm" svg:viewBox="0 0 504 220" svg:d="M471 220c59-53 38-109-57-155-99-47-254-71-414-64">
          <text:p/>
        </draw:path>
        <draw:path draw:style-name="gr8" draw:text-style-name="P2" draw:layer="layout" svg:width="0.47cm" svg:height="0.103cm" svg:x="10.198cm" svg:y="4.233cm" svg:viewBox="0 0 471 104" svg:d="M0 103c201 7 396-36 471-103">
          <text:p/>
        </draw:path>
        <draw:path draw:style-name="gr8" draw:text-style-name="P2" draw:layer="layout" svg:width="0.138cm" svg:height="0.061cm" svg:x="10.325cm" svg:y="5.485cm" svg:viewBox="0 0 139 62" svg:d="M139 0c-25 22-49 40-74 51-21 7-43 14-65 10">
          <text:p/>
        </draw:path>
        <draw:path draw:style-name="gr8" draw:text-style-name="P2" draw:layer="layout" svg:width="0.021cm" svg:height="0.007cm" svg:x="10.304cm" svg:y="5.538cm" svg:viewBox="0 0 22 8" svg:d="M22 8c-8 0-15-3-22-8">
          <text:p/>
        </draw:path>
        <draw:line draw:style-name="gr8" draw:text-style-name="P2" draw:layer="layout" svg:x1="10.445cm" svg:y1="6.692cm" svg:x2="10.445cm" svg:y2="6.628cm">
          <text:p/>
        </draw:line>
        <draw:path draw:style-name="gr8" draw:text-style-name="P2" draw:layer="layout" svg:width="0.204cm" svg:height="0.142cm" svg:x="10.241cm" svg:y="6.533cm" svg:viewBox="0 0 205 143" svg:d="M205 100c-46 28-95 49-134 42-25-7-47-28-61-56-7-26-10-51-10-86">
          <text:p/>
        </draw:path>
        <draw:path draw:style-name="gr8" draw:text-style-name="P2" draw:layer="layout" svg:width="0.204cm" svg:height="0.252cm" svg:x="10.241cm" svg:y="6.284cm" svg:viewBox="0 0 205 253" svg:d="M0 253c0-38 7-84 21-124 10-28 28-53 47-74 38-46 91-60 137-53">
          <text:p/>
        </draw:path>
        <draw:line draw:style-name="gr8" draw:text-style-name="P2" draw:layer="layout" svg:x1="10.445cm" svg:y1="6.286cm" svg:x2="10.445cm" svg:y2="6.039cm">
          <text:p/>
        </draw:line>
        <draw:line draw:style-name="gr8" draw:text-style-name="P2" draw:layer="layout" svg:x1="10.556cm" svg:y1="5.845cm" svg:x2="10.551cm" svg:y2="5.853cm">
          <text:p/>
        </draw:line>
        <draw:path draw:style-name="gr8" draw:text-style-name="P2" draw:layer="layout" svg:width="0.106cm" svg:height="0.19cm" svg:x="10.445cm" svg:y="5.849cm" svg:viewBox="0 0 107 191" svg:d="M107 0c-25 21-49 45-70 77-11 14-18 32-25 50-7 22-12 43-12 64">
          <text:p/>
        </draw:path>
        <draw:line draw:style-name="gr8" draw:text-style-name="P2" draw:layer="layout" svg:x1="10.555cm" svg:y1="5.799cm" svg:x2="10.555cm" svg:y2="5.845cm">
          <text:p/>
        </draw:line>
        <draw:path draw:style-name="gr8" draw:text-style-name="P2" draw:layer="layout" svg:width="0.314cm" svg:height="0.172cm" svg:x="10.241cm" svg:y="5.799cm" svg:viewBox="0 0 315 173" svg:d="M315 0c-22 46-53 81-86 111-35 28-74 49-109 56-39 14-71 4-96-28-14-21-24-61-24-107">
          <text:p/>
        </draw:path>
        <draw:path draw:style-name="gr8" draw:text-style-name="P2" draw:layer="layout" svg:width="0.314cm" svg:height="0.252cm" svg:x="10.241cm" svg:y="5.583cm" svg:viewBox="0 0 315 253" svg:d="M0 253c0-52 10-109 35-155 25-47 60-78 95-89 28-11 60-11 88-3 40 10 75 35 97 78">
          <text:p/>
        </draw:path>
        <draw:line draw:style-name="gr8" draw:text-style-name="P2" draw:layer="layout" svg:x1="10.555cm" svg:y1="5.464cm" svg:x2="10.555cm" svg:y2="5.665cm">
          <text:p/>
        </draw:line>
        <draw:path draw:style-name="gr8" draw:text-style-name="P2" draw:layer="layout" svg:width="0.005cm" svg:height="0.021cm" svg:x="10.939cm" svg:y="5.245cm" svg:viewBox="0 0 6 22" svg:d="M0 22c0-8 6-15 6-22">
          <text:p/>
        </draw:path>
        <draw:path draw:style-name="gr8" draw:text-style-name="P2" draw:layer="layout" svg:width="0.005cm" svg:height="0.144cm" svg:x="10.939cm" svg:y="5.122cm" svg:viewBox="0 0 6 145" svg:d="M0 145c0-15 0-29 0-43 6-32 6-67 6-102">
          <text:p/>
        </draw:path>
        <draw:path draw:style-name="gr8" draw:text-style-name="P2" draw:layer="layout" svg:width="0.053cm" svg:height="0.162cm" svg:x="10.89cm" svg:y="4.96cm" svg:viewBox="0 0 54 163" svg:d="M0 14c15-11 25-14 33-14 7 3 10 10 14 21 3 14 3 31 3 56 4 21 4 53 4 86">
          <text:p/>
        </draw:path>
        <draw:path draw:style-name="gr8" draw:text-style-name="P2" draw:layer="layout" svg:width="0.135cm" svg:height="0.424cm" svg:x="10.755cm" svg:y="4.977cm" svg:viewBox="0 0 136 425" svg:d="M136 0c-14 11-36 35-53 64-14 21-32 49-46 81-8 17-15 39-22 63-7 22-11 46-14 78-4 36 3 72 7 93 7 21 14 35 21 46">
          <text:p/>
        </draw:path>
        <draw:path draw:style-name="gr8" draw:text-style-name="P2" draw:layer="layout" svg:width="0.229cm" svg:height="0.063cm" svg:x="10.555cm" svg:y="5.401cm" svg:viewBox="0 0 230 64" svg:d="M0 64c88-14 166-36 230-64">
          <text:p/>
        </draw:path>
        <draw:path draw:style-name="gr8" draw:text-style-name="P2" draw:layer="layout" svg:width="0.26cm" svg:height="0.279cm" svg:x="9.529cm" svg:y="6.854cm" svg:viewBox="0 0 261 280" svg:d="M45 0c-60 53-60 148 0 219 56 68 155 82 216 28">
          <text:p/>
        </draw:path>
        <draw:path draw:style-name="gr8" draw:text-style-name="P2" draw:layer="layout" svg:width="0.258cm" svg:height="0.276cm" svg:x="9.574cm" svg:y="6.825cm" svg:viewBox="0 0 259 277" svg:d="M216 277c57-53 57-149 0-216-60-67-160-81-216-32">
          <text:p/>
        </draw:path>
        <draw:path draw:style-name="gr8" draw:text-style-name="P2" draw:layer="layout" svg:width="0.257cm" svg:height="0.275cm" svg:x="8.509cm" svg:y="6.713cm" svg:viewBox="0 0 258 276" svg:d="M45 0c-60 50-60 149 0 216 61 67 157 81 213 28">
          <text:p/>
        </draw:path>
        <draw:path draw:style-name="gr8" draw:text-style-name="P2" draw:layer="layout" svg:width="0.257cm" svg:height="0.275cm" svg:x="8.554cm" svg:y="6.681cm" svg:viewBox="0 0 258 276" svg:d="M213 276c60-49 60-148 0-215-56-68-152-82-213-29">
          <text:p/>
        </draw:path>
        <draw:line draw:style-name="gr8" draw:text-style-name="P2" draw:layer="layout" svg:x1="10.854cm" svg:y1="6.332cm" svg:x2="10.854cm" svg:y2="6.311cm">
          <text:p/>
        </draw:line>
        <draw:line draw:style-name="gr8" draw:text-style-name="P2" draw:layer="layout" svg:x1="10.854cm" svg:y1="6.311cm" svg:x2="10.854cm" svg:y2="5.679cm">
          <text:p/>
        </draw:line>
        <draw:path draw:style-name="gr8" draw:text-style-name="P2" draw:layer="layout" svg:width="0.099cm" svg:height="0.032cm" svg:x="8.699cm" svg:y="5.111cm" svg:viewBox="0 0 100 33" svg:d="M0 33c35-7 71-19 100-33">
          <text:p/>
        </draw:path>
        <draw:path draw:style-name="gr8" draw:text-style-name="P2" draw:layer="layout" svg:width="1.178cm" svg:height="0.243cm" svg:x="8.798cm" svg:y="5.15cm" svg:viewBox="0 0 1179 244" svg:d="M0 0c0 100 167 188 424 223 254 39 550 21 755-42">
          <text:p/>
        </draw:path>
        <draw:path draw:style-name="gr8" draw:text-style-name="P2" draw:layer="layout" svg:width="0.978cm" svg:height="0.17cm" svg:x="9.009cm" svg:y="3.273cm" svg:viewBox="0 0 979 171" svg:d="M979 171c0-96-219-171-487-171-273 0-492 75-492 171">
          <text:p/>
        </draw:path>
        <draw:path draw:style-name="gr8" draw:text-style-name="P2" draw:layer="layout" svg:width="0.978cm" svg:height="0.169cm" svg:x="9.009cm" svg:y="3.443cm" svg:viewBox="0 0 979 170" svg:d="M0 0c0 92 219 170 492 170 268 0 487-78 487-170">
          <text:p/>
        </draw:path>
        <draw:path draw:style-name="gr8" draw:text-style-name="P2" draw:layer="layout" svg:width="1.178cm" svg:height="0.242cm" svg:x="8.798cm" svg:y="3.584cm" svg:viewBox="0 0 1179 243" svg:d="M0 0c0 95 167 184 424 223 254 39 550 21 755-46">
          <text:p/>
        </draw:path>
        <draw:path draw:style-name="gr8" draw:text-style-name="P2" draw:layer="layout" svg:width="1.178cm" svg:height="0.243cm" svg:x="8.798cm" svg:y="4.822cm" svg:viewBox="0 0 1179 244" svg:d="M0 0c0 95 167 188 424 223 254 39 550 21 755-42">
          <text:p/>
        </draw:path>
        <draw:path draw:style-name="gr8" draw:text-style-name="P2" draw:layer="layout" svg:width="0.892cm" svg:height="0.156cm" svg:x="9.052cm" svg:y="3.287cm" svg:viewBox="0 0 893 157" svg:d="M893 157c0-85-201-157-444-157-248 0-449 72-449 157">
          <text:p/>
        </draw:path>
        <draw:path draw:style-name="gr8" draw:text-style-name="P2" draw:layer="layout" svg:width="0.892cm" svg:height="0.155cm" svg:x="9.052cm" svg:y="3.443cm" svg:viewBox="0 0 893 156" svg:d="M0 0c0 85 201 156 449 156 243 0 444-71 444-156">
          <text:p/>
        </draw:path>
        <draw:path draw:style-name="gr8" draw:text-style-name="P2" draw:layer="layout" svg:width="0.014cm" svg:height="0.028cm" svg:x="10.632cm" svg:y="3.94cm" svg:viewBox="0 0 15 29" svg:d="M0 29c5-11 12-22 15-29">
          <text:p/>
        </draw:path>
        <draw:line draw:style-name="gr8" draw:text-style-name="P2" draw:layer="layout" svg:x1="10.646cm" svg:y1="3.94cm" svg:x2="10.646cm" svg:y2="3.975cm">
          <text:p/>
        </draw:line>
        <draw:polyline draw:style-name="gr8" draw:text-style-name="P2" draw:layer="layout" svg:width="0cm" svg:height="0cm" svg:x="10.646cm" svg:y="3.94cm" svg:viewBox="0 0 0 0" draw:points="0,0">
          <text:p/>
        </draw:polyline>
        <draw:path draw:style-name="gr8" draw:text-style-name="P2" draw:layer="layout" svg:width="0.089cm" svg:height="0.261cm" svg:x="10.646cm" svg:y="3.679cm" svg:viewBox="0 0 90 262" svg:d="M0 262c32-74 65-163 90-262">
          <text:p/>
        </draw:path>
        <draw:line draw:style-name="gr8" draw:text-style-name="P2" draw:layer="layout" svg:x1="10.736cm" svg:y1="3.68cm" svg:x2="10.646cm" svg:y2="3.665cm">
          <text:p/>
        </draw:line>
        <draw:path draw:style-name="gr8" draw:text-style-name="P2" draw:layer="layout" svg:width="0.021cm" svg:height="0.085cm" svg:x="10.625cm" svg:y="3.665cm" svg:viewBox="0 0 22 86" svg:d="M0 86c7-26 15-54 22-86">
          <text:p/>
        </draw:path>
        <draw:path draw:style-name="gr8" draw:text-style-name="P2" draw:layer="layout" svg:width="0.003cm" svg:height="0.007cm" svg:x="10.622cm" svg:y="3.75cm" svg:viewBox="0 0 4 8" svg:d="M0 8c4-5 4-5 4-8">
          <text:p/>
        </draw:path>
        <draw:path draw:style-name="gr8" draw:text-style-name="P2" draw:layer="layout" svg:width="0.003cm" svg:height="0.007cm" svg:x="10.622cm" svg:y="3.753cm" svg:viewBox="0 0 4 8" svg:d="M0 8c4 0 4-3 4-8">
          <text:p/>
        </draw:path>
        <draw:path draw:style-name="gr8" draw:text-style-name="P2" draw:layer="layout" svg:width="0.046cm" svg:height="0.103cm" svg:x="10.618cm" svg:y="3.862cm" svg:viewBox="0 0 47 104" svg:d="M0 104c14-32 33-68 47-104">
          <text:p/>
        </draw:path>
        <draw:line draw:style-name="gr8" draw:text-style-name="P2" draw:layer="layout" svg:x1="10.618cm" svg:y1="3.965cm" svg:x2="10.618cm" svg:y2="3.802cm">
          <text:p/>
        </draw:line>
        <draw:line draw:style-name="gr8" draw:text-style-name="P2" draw:layer="layout" svg:x1="10.294cm" svg:y1="3.757cm" svg:x2="10.619cm" svg:y2="3.807cm">
          <text:p/>
        </draw:line>
        <draw:line draw:style-name="gr8" draw:text-style-name="P2" draw:layer="layout" svg:x1="10.294cm" svg:y1="3.919cm" svg:x2="10.294cm" svg:y2="3.757cm">
          <text:p/>
        </draw:line>
        <draw:line draw:style-name="gr8" draw:text-style-name="P2" draw:layer="layout" svg:x1="10.295cm" svg:y1="3.758cm" svg:x2="10.198cm" svg:y2="3.742cm">
          <text:p/>
        </draw:line>
        <draw:path draw:style-name="gr8" draw:text-style-name="P2" draw:layer="layout" svg:width="0.431cm" svg:height="0.135cm" svg:x="10.198cm" svg:y="4.176cm" svg:viewBox="0 0 432 136" svg:d="M0 135c110 4 219-10 300-35 82-25 132-61 132-100">
          <text:p/>
        </draw:path>
        <draw:path draw:style-name="gr8" draw:text-style-name="P2" draw:layer="layout" svg:width="0.431cm" svg:height="0.135cm" svg:x="10.198cm" svg:y="4.042cm" svg:viewBox="0 0 432 136" svg:d="M432 136c0-38-50-74-132-103-81-25-190-35-300-32">
          <text:p/>
        </draw:path>
        <draw:path draw:style-name="gr8" draw:text-style-name="P2" draw:layer="layout" svg:width="0.11cm" svg:height="0.081cm" svg:x="10.445cm" svg:y="6.286cm" svg:viewBox="0 0 111 82" svg:d="M111 82c-14-29-36-50-58-61-17-10-35-17-53-21">
          <text:p/>
        </draw:path>
        <draw:path draw:style-name="gr8" draw:text-style-name="P2" draw:layer="layout" svg:width="0.11cm" svg:height="0.131cm" svg:x="10.445cm" svg:y="6.501cm" svg:viewBox="0 0 111 132" svg:d="M111 0c-14 32-36 60-58 86-17 18-35 32-53 46">
          <text:p/>
        </draw:path>
        <draw:line draw:style-name="gr8" draw:text-style-name="P2" draw:layer="layout" svg:x1="10.555cm" svg:y1="6.367cm" svg:x2="10.555cm" svg:y2="6.501cm">
          <text:p/>
        </draw:line>
        <draw:path draw:style-name="gr8" draw:text-style-name="P2" draw:layer="layout" svg:width="0.335cm" svg:height="0.194cm" svg:x="10.555cm" svg:y="5.651cm" svg:viewBox="0 0 336 195" svg:d="M336 0c-22 21-47 35-72 49-14 7-28 15-42 22-32 15-64 29-88 43-64 32-106 56-134 81">
          <text:p/>
        </draw:path>
        <draw:path draw:style-name="gr8" draw:text-style-name="P2" draw:layer="layout" svg:width="0.053cm" svg:height="0.085cm" svg:x="10.89cm" svg:y="5.566cm" svg:viewBox="0 0 54 86" svg:d="M0 86c22-14 36-35 43-53 7-10 11-22 11-33">
          <text:p/>
        </draw:path>
        <draw:polyline draw:style-name="gr8" draw:text-style-name="P2" draw:layer="layout" svg:width="0cm" svg:height="0cm" svg:x="10.854cm" svg:y="5.679cm" svg:viewBox="0 0 0 0" draw:points="0,0">
          <text:p/>
        </draw:polyline>
        <draw:path draw:style-name="gr8" draw:text-style-name="P2" draw:layer="layout" svg:width="0.106cm" svg:height="0.057cm" svg:x="10.784cm" svg:y="5.401cm" svg:viewBox="0 0 107 58" svg:d="M0 0c14 29 32 43 49 50 18 12 44 12 58-7">
          <text:p/>
        </draw:path>
        <draw:path draw:style-name="gr8" draw:text-style-name="P2" draw:layer="layout" svg:width="0.049cm" svg:height="0.177cm" svg:x="10.89cm" svg:y="5.266cm" svg:viewBox="0 0 50 178" svg:d="M0 178c18-14 29-39 36-67 7-33 14-72 14-111">
          <text:p/>
        </draw:path>
        <draw:path draw:style-name="gr8" draw:text-style-name="P2" draw:layer="layout" svg:width="0.014cm" svg:height="0.07cm" svg:x="10.555cm" svg:y="5.729cm" svg:viewBox="0 0 15 71" svg:d="M0 71c3-7 7-17 11-29 0-14 4-28 4-42">
          <text:p/>
        </draw:path>
        <draw:path draw:style-name="gr8" draw:text-style-name="P2" draw:layer="layout" svg:width="0.014cm" svg:height="0.064cm" svg:x="10.555cm" svg:y="5.665cm" svg:viewBox="0 0 15 65" svg:d="M0 0c3 7 7 14 11 25 0 10 4 22 4 40">
          <text:p/>
        </draw:path>
        <draw:line draw:style-name="gr8" draw:text-style-name="P2" draw:layer="layout" svg:x1="10.555cm" svg:y1="5.665cm" svg:x2="10.555cm" svg:y2="5.799cm">
          <text:p/>
        </draw:line>
        <draw:path draw:style-name="gr8" draw:text-style-name="P2" draw:layer="layout" svg:width="0.155cm" svg:height="0.135cm" svg:x="10.784cm" svg:y="5.266cm" svg:viewBox="0 0 156 136" svg:d="M0 136c88-36 146-85 156-136">
          <text:p/>
        </draw:path>
        <draw:path draw:style-name="gr8" draw:text-style-name="P2" draw:layer="layout" svg:width="0.187cm" svg:height="0.126cm" svg:x="9.62cm" svg:y="6.852cm" svg:viewBox="0 0 188 127" svg:d="M188 127c0-46-25-89-68-110-43-25-88-21-120 7">
          <text:p/>
        </draw:path>
        <draw:path draw:style-name="gr8" draw:text-style-name="P2" draw:layer="layout" svg:width="0.188cm" svg:height="0.199cm" svg:x="9.588cm" svg:y="6.875cm" svg:viewBox="0 0 189 200" svg:d="M33 0c-44 35-44 106 0 156 42 50 113 57 156 22">
          <text:p/>
        </draw:path>
        <draw:path draw:style-name="gr8" draw:text-style-name="P2" draw:layer="layout" svg:width="0.032cm" svg:height="0.075cm" svg:x="9.775cm" svg:y="6.977cm" svg:viewBox="0 0 33 76" svg:d="M0 76c22-18 33-46 33-76">
          <text:p/>
        </draw:path>
        <draw:path draw:style-name="gr8" draw:text-style-name="P2" draw:layer="layout" svg:width="0.187cm" svg:height="0.129cm" svg:x="8.6cm" svg:y="6.707cm" svg:viewBox="0 0 188 130" svg:d="M188 130c0-46-28-89-67-114-42-24-89-21-121 8">
          <text:p/>
        </draw:path>
        <draw:path draw:style-name="gr8" draw:text-style-name="P2" draw:layer="layout" svg:width="0.187cm" svg:height="0.2cm" svg:x="8.568cm" svg:y="6.731cm" svg:viewBox="0 0 188 201" svg:d="M32 0c-43 38-43 109 0 158 43 47 114 58 156 22">
          <text:p/>
        </draw:path>
        <draw:path draw:style-name="gr8" draw:text-style-name="P2" draw:layer="layout" svg:width="0.035cm" svg:height="0.074cm" svg:x="8.752cm" svg:y="6.836cm" svg:viewBox="0 0 36 75" svg:d="M0 75c26-21 36-45 36-75">
          <text:p/>
        </draw:path>
        <draw:path draw:style-name="gr8" draw:text-style-name="P2" draw:layer="layout" svg:width="0.015cm" svg:height="0.134cm" svg:x="10.555cm" svg:y="6.367cm" svg:viewBox="0 0 16 135" svg:d="M0 0c3 7 3 14 7 21 3 4 3 11 3 18 5 3 5 7 5 18 3 7 0 17 0 21 0 10-5 17-5 21 0 7-3 11-3 14-4 11-4 14-7 22">
          <text:p/>
        </draw:path>
        <draw:path draw:style-name="gr8" draw:text-style-name="P2" draw:layer="layout" svg:width="0.956cm" svg:height="0.166cm" svg:x="9.02cm" svg:y="3.277cm" svg:viewBox="0 0 957 167" svg:d="M957 167c0-93-215-167-476-167-265 0-481 74-481 167">
          <text:p/>
        </draw:path>
        <draw:path draw:style-name="gr8" draw:text-style-name="P2" draw:layer="layout" svg:width="0.956cm" svg:height="0.165cm" svg:x="9.02cm" svg:y="3.443cm" svg:viewBox="0 0 957 166" svg:d="M0 0c0 91 216 166 481 166 261 0 476-75 476-166">
          <text:p/>
        </draw:path>
        <draw:path draw:style-name="gr8" draw:text-style-name="P2" draw:layer="layout" svg:width="0.92cm" svg:height="0.163cm" svg:x="9.038cm" svg:y="3.28cm" svg:viewBox="0 0 921 164" svg:d="M921 164c0-89-204-164-459-164-254 0-462 75-462 164">
          <text:p/>
        </draw:path>
        <draw:path draw:style-name="gr8" draw:text-style-name="P2" draw:layer="layout" svg:width="0.92cm" svg:height="0.158cm" svg:x="9.038cm" svg:y="3.443cm" svg:viewBox="0 0 921 159" svg:d="M0 0c0 88 208 159 462 159 255 0 459-71 459-159">
          <text:p/>
        </draw:path>
        <draw:line draw:style-name="gr8" draw:text-style-name="P2" draw:layer="layout" svg:x1="10.813cm" svg:y1="3.245cm" svg:x2="10.731cm" svg:y2="3.68cm">
          <text:p/>
        </draw:line>
        <draw:line draw:style-name="gr8" draw:text-style-name="P2" draw:layer="layout" svg:x1="10.848cm" svg:y1="3.192cm" svg:x2="10.812cm" svg:y2="3.246cm">
          <text:p/>
        </draw:line>
        <draw:line draw:style-name="gr8" draw:text-style-name="P2" draw:layer="layout" svg:x1="10.844cm" svg:y1="4.053cm" svg:x2="10.844cm" svg:y2="3.192cm">
          <text:p/>
        </draw:line>
        <draw:line draw:style-name="gr8" draw:text-style-name="P2" draw:layer="layout" svg:x1="10.646cm" svg:y1="3.669cm" svg:x2="10.725cm" svg:y2="3.231cm">
          <text:p/>
        </draw:line>
        <draw:line draw:style-name="gr8" draw:text-style-name="P2" draw:layer="layout" svg:x1="10.813cm" svg:y1="3.246cm" svg:x2="10.724cm" svg:y2="3.231cm">
          <text:p/>
        </draw:line>
        <draw:line draw:style-name="gr8" draw:text-style-name="P2" draw:layer="layout" svg:x1="10.778cm" svg:y1="3.157cm" svg:x2="10.724cm" svg:y2="3.232cm">
          <text:p/>
        </draw:line>
        <draw:line draw:style-name="gr8" draw:text-style-name="P2" draw:layer="layout" svg:x1="10.664cm" svg:y1="3.862cm" svg:x2="10.664cm" svg:y2="3.764cm">
          <text:p/>
        </draw:line>
        <draw:line draw:style-name="gr8" draw:text-style-name="P2" draw:layer="layout" svg:x1="10.336cm" svg:y1="3.718cm" svg:x2="10.665cm" svg:y2="3.765cm">
          <text:p/>
        </draw:line>
        <draw:line draw:style-name="gr8" draw:text-style-name="P2" draw:layer="layout" svg:x1="10.665cm" svg:y1="3.764cm" svg:x2="10.618cm" svg:y2="3.803cm">
          <text:p/>
        </draw:line>
        <draw:line draw:style-name="gr8" draw:text-style-name="P2" draw:layer="layout" svg:x1="10.34cm" svg:y1="3.718cm" svg:x2="10.294cm" svg:y2="3.758cm">
          <text:p/>
        </draw:line>
        <draw:line draw:style-name="gr8" draw:text-style-name="P2" draw:layer="layout" svg:x1="10.198cm" svg:y1="3.676cm" svg:x2="10.362cm" svg:y2="3.534cm">
          <text:p/>
        </draw:line>
        <draw:line draw:style-name="gr8" draw:text-style-name="P2" draw:layer="layout" svg:x1="10.283cm" svg:y1="3.711cm" svg:x2="10.34cm" svg:y2="3.719cm">
          <text:p/>
        </draw:line>
        <draw:line draw:style-name="gr8" draw:text-style-name="P2" draw:layer="layout" svg:x1="10.283cm" svg:y1="3.715cm" svg:x2="10.471cm" svg:y2="3.548cm">
          <text:p/>
        </draw:line>
        <draw:line draw:style-name="gr8" draw:text-style-name="P2" draw:layer="layout" svg:x1="10.361cm" svg:y1="3.534cm" svg:x2="10.471cm" svg:y2="3.553cm">
          <text:p/>
        </draw:line>
        <draw:line draw:style-name="gr8" draw:text-style-name="P2" draw:layer="layout" svg:x1="11.307cm" svg:y1="6.248cm" svg:x2="11.052cm" svg:y2="6.212cm">
          <text:p/>
        </draw:line>
        <draw:line draw:style-name="gr8" draw:text-style-name="P2" draw:layer="layout" svg:x1="11.427cm" svg:y1="6.267cm" svg:x2="11.306cm" svg:y2="6.247cm">
          <text:p/>
        </draw:line>
        <draw:line draw:style-name="gr8" draw:text-style-name="P2" draw:layer="layout" svg:x1="11.572cm" svg:y1="6.141cm" svg:x2="11.426cm" svg:y2="6.266cm">
          <text:p/>
        </draw:line>
        <draw:path draw:style-name="gr8" draw:text-style-name="P2" draw:layer="layout" svg:width="0.385cm" svg:height="0.155cm" svg:x="11.567cm" svg:y="5.803cm" svg:viewBox="0 0 386 156" svg:d="M386 0c-180 32-319 89-386 156">
          <text:p/>
        </draw:path>
        <draw:path draw:style-name="gr8" draw:text-style-name="P2" draw:layer="layout" svg:width="0.219cm" svg:height="0.096cm" svg:x="11.948cm" svg:y="5.707cm" svg:viewBox="0 0 220 97" svg:d="M220 0c-46 39-121 72-220 97">
          <text:p/>
        </draw:path>
        <draw:path draw:style-name="gr8" draw:text-style-name="P2" draw:layer="layout" svg:width="0.056cm" svg:height="0.014cm" svg:x="12.167cm" svg:y="5.693cm" svg:viewBox="0 0 57 15" svg:d="M0 15c0-4 7-8 18-11 11-4 25-4 39-4">
          <text:p/>
        </draw:path>
        <draw:line draw:style-name="gr8" draw:text-style-name="P2" draw:layer="layout" svg:x1="11.053cm" svg:y1="6.086cm" svg:x2="10.854cm" svg:y2="6.057cm">
          <text:p/>
        </draw:line>
        <draw:line draw:style-name="gr8" draw:text-style-name="P2" draw:layer="layout" svg:x1="10.64cm" svg:y1="3.694cm" svg:x2="10.615cm" svg:y2="3.69cm">
          <text:p/>
        </draw:line>
        <draw:line draw:style-name="gr8" draw:text-style-name="P2" draw:layer="layout" svg:x1="10.616cm" svg:y1="3.691cm" svg:x2="10.565cm" svg:y2="3.683cm">
          <text:p/>
        </draw:line>
        <draw:line draw:style-name="gr8" draw:text-style-name="P2" draw:layer="layout" svg:x1="10.566cm" svg:y1="3.685cm" svg:x2="10.537cm" svg:y2="3.679cm">
          <text:p/>
        </draw:line>
        <draw:path draw:style-name="gr8" draw:text-style-name="P2" draw:layer="layout" svg:width="0.009cm" svg:height="0.046cm" svg:x="10.528cm" svg:y="3.679cm" svg:viewBox="0 0 10 47" svg:d="M2 47c-4-22-4-40 8-47">
          <text:p/>
        </draw:path>
        <draw:path draw:style-name="gr8" draw:text-style-name="P2" draw:layer="layout" svg:width="0.007cm" svg:height="0.025cm" svg:x="10.53cm" svg:y="3.721cm" svg:viewBox="0 0 8 26" svg:d="M8 26c-4-7-8-14-8-26">
          <text:p/>
        </draw:path>
        <draw:line draw:style-name="gr8" draw:text-style-name="P2" draw:layer="layout" svg:x1="10.361cm" svg:y1="3.534cm" svg:x2="10.361cm" svg:y2="3.52cm">
          <text:p/>
        </draw:line>
        <draw:line draw:style-name="gr8" draw:text-style-name="P2" draw:layer="layout" svg:x1="11.147cm" svg:y1="3.563cm" svg:x2="11.147cm" svg:y2="4.533cm">
          <text:p/>
        </draw:line>
        <draw:line draw:style-name="gr8" draw:text-style-name="P2" draw:layer="layout" svg:x1="11.147cm" svg:y1="4.537cm" svg:x2="11.469cm" svg:y2="4.254cm">
          <text:p/>
        </draw:line>
        <draw:line draw:style-name="gr8" draw:text-style-name="P2" draw:layer="layout" svg:x1="11.469cm" svg:y1="4.255cm" svg:x2="11.147cm" svg:y2="4.208cm">
          <text:p/>
        </draw:line>
        <draw:path draw:style-name="gr8" draw:text-style-name="P2" draw:layer="layout" svg:width="0.007cm" svg:height="0.003cm" svg:x="10.597cm" svg:y="4.219cm" svg:viewBox="0 0 8 4" svg:d="M8 4c-5 0-5 0-8-4">
          <text:p/>
        </draw:path>
        <draw:path draw:style-name="gr8" draw:text-style-name="P2" draw:layer="layout" svg:width="0.402cm" svg:height="0.089cm" svg:x="10.198cm" svg:y="4.133cm" svg:viewBox="0 0 403 90" svg:d="M403 90c-63-61-229-96-403-89">
          <text:p/>
        </draw:path>
        <draw:path draw:style-name="gr8" draw:text-style-name="P2" draw:layer="layout" svg:width="0.081cm" svg:height="0.095cm" svg:x="9.722cm" svg:y="6.858cm" svg:viewBox="0 0 82 96" svg:d="M0 0c11 43 43 78 82 96">
          <text:p/>
        </draw:path>
        <draw:path draw:style-name="gr8" draw:text-style-name="P2" draw:layer="layout" svg:width="0.081cm" svg:height="0.092cm" svg:x="8.703cm" svg:y="6.716cm" svg:viewBox="0 0 82 93" svg:d="M0 0c11 43 39 79 82 93">
          <text:p/>
        </draw:path>
        <draw:path draw:style-name="gr8" draw:text-style-name="P2" draw:layer="layout" svg:width="0.402cm" svg:height="0.075cm" svg:x="10.198cm" svg:y="4.151cm" svg:viewBox="0 0 403 76" svg:d="M403 76c-77-53-236-82-403-75">
          <text:p/>
        </draw:path>
        <draw:line draw:style-name="gr8" draw:text-style-name="P2" draw:layer="layout" svg:x1="11.113cm" svg:y1="3.157cm" svg:x2="11.066cm" svg:y2="3.225cm">
          <text:p/>
        </draw:line>
        <draw:line draw:style-name="gr8" draw:text-style-name="P2" draw:layer="layout" svg:x1="11.067cm" svg:y1="3.225cm" svg:x2="10.844cm" svg:y2="3.192cm">
          <text:p/>
        </draw:line>
        <draw:line draw:style-name="gr8" draw:text-style-name="P2" draw:layer="layout" svg:x1="10.361cm" svg:y1="3.101cm" svg:x2="10.39cm" svg:y2="3.058cm">
          <text:p/>
        </draw:line>
        <draw:line draw:style-name="gr8" draw:text-style-name="P2" draw:layer="layout" svg:x1="10.361cm" svg:y1="3.097cm" svg:x2="10.485cm" svg:y2="3.119cm">
          <text:p/>
        </draw:line>
        <draw:line draw:style-name="gr8" draw:text-style-name="P2" draw:layer="layout" svg:x1="10.484cm" svg:y1="3.115cm" svg:x2="10.616cm" svg:y2="3.137cm">
          <text:p/>
        </draw:line>
        <draw:line draw:style-name="gr8" draw:text-style-name="P2" draw:layer="layout" svg:x1="10.615cm" svg:y1="3.132cm" svg:x2="10.669cm" svg:y2="3.144cm">
          <text:p/>
        </draw:line>
        <draw:line draw:style-name="gr8" draw:text-style-name="P2" draw:layer="layout" svg:x1="10.668cm" svg:y1="3.143cm" svg:x2="10.778cm" svg:y2="3.158cm">
          <text:p/>
        </draw:line>
        <draw:line draw:style-name="gr8" draw:text-style-name="P2" draw:layer="layout" svg:x1="11.066cm" svg:y1="3.224cm" svg:x2="11.066cm" svg:y2="5.499cm">
          <text:p/>
        </draw:line>
        <draw:line draw:style-name="gr8" draw:text-style-name="P2" draw:layer="layout" svg:x1="10.668cm" svg:y1="3.143cm" svg:x2="10.668cm" svg:y2="3.556cm">
          <text:p/>
        </draw:line>
        <draw:line draw:style-name="gr8" draw:text-style-name="P2" draw:layer="layout" svg:x1="10.647cm" svg:y1="3.669cm" svg:x2="10.615cm" svg:y2="3.665cm">
          <text:p/>
        </draw:line>
        <draw:line draw:style-name="gr8" draw:text-style-name="P2" draw:layer="layout" svg:x1="10.615cm" svg:y1="3.69cm" svg:x2="10.615cm" svg:y2="3.665cm">
          <text:p/>
        </draw:line>
        <draw:line draw:style-name="gr8" draw:text-style-name="P2" draw:layer="layout" svg:x1="10.524cm" svg:y1="3.655cm" svg:x2="10.47cm" svg:y2="3.548cm">
          <text:p/>
        </draw:line>
        <draw:line draw:style-name="gr8" draw:text-style-name="P2" draw:layer="layout" svg:x1="10.524cm" svg:y1="3.654cm" svg:x2="10.435cm" svg:y2="3.733cm">
          <text:p/>
        </draw:line>
        <draw:line draw:style-name="gr8" draw:text-style-name="P2" draw:layer="layout" svg:x1="10.361cm" svg:y1="3.097cm" svg:x2="10.361cm" svg:y2="3.52cm">
          <text:p/>
        </draw:line>
        <draw:line draw:style-name="gr8" draw:text-style-name="P2" draw:layer="layout" svg:x1="10.471cm" svg:y1="3.553cm" svg:x2="10.452cm" svg:y2="3.517cm">
          <text:p/>
        </draw:line>
        <draw:line draw:style-name="gr8" draw:text-style-name="P2" draw:layer="layout" svg:x1="10.452cm" svg:y1="3.517cm" svg:x2="10.485cm" svg:y2="3.525cm">
          <text:p/>
        </draw:line>
        <draw:line draw:style-name="gr8" draw:text-style-name="P2" draw:layer="layout" svg:x1="10.484cm" svg:y1="3.115cm" svg:x2="10.484cm" svg:y2="3.524cm">
          <text:p/>
        </draw:line>
        <draw:line draw:style-name="gr8" draw:text-style-name="P2" draw:layer="layout" svg:x1="11.052cm" svg:y1="6.212cm" svg:x2="11.052cm" svg:y2="5.531cm">
          <text:p/>
        </draw:line>
        <draw:line draw:style-name="gr8" draw:text-style-name="P2" draw:layer="layout" svg:x1="11.306cm" svg:y1="6.014cm" svg:x2="11.306cm" svg:y2="6.247cm">
          <text:p/>
        </draw:line>
        <draw:line draw:style-name="gr8" draw:text-style-name="P2" draw:layer="layout" svg:x1="11.306cm" svg:y1="5.595cm" svg:x2="11.306cm" svg:y2="6.014cm">
          <text:p/>
        </draw:line>
        <draw:line draw:style-name="gr8" draw:text-style-name="P2" draw:layer="layout" svg:x1="11.306cm" svg:y1="5.369cm" svg:x2="11.306cm" svg:y2="5.595cm">
          <text:p/>
        </draw:line>
        <draw:path draw:style-name="gr8" draw:text-style-name="P2" draw:layer="layout" svg:width="0.18cm" svg:height="0.02cm" svg:x="11.126cm" svg:y="5.348cm" svg:viewBox="0 0 181 21" svg:d="M181 21c-60-26-128-29-181-4">
          <text:p/>
        </draw:path>
        <draw:line draw:style-name="gr8" draw:text-style-name="P2" draw:layer="layout" svg:x1="11.052cm" svg:y1="5.532cm" svg:x2="11.127cm" svg:y2="5.362cm">
          <text:p/>
        </draw:line>
        <draw:path draw:style-name="gr8" draw:text-style-name="P2" draw:layer="layout" svg:width="0.12cm" svg:height="0.083cm" svg:x="11.186cm" svg:y="5.512cm" svg:viewBox="0 0 121 84" svg:d="M121 84c0-29-18-57-46-72-26-18-54-14-75 4">
          <text:p/>
        </draw:path>
        <draw:path draw:style-name="gr8" draw:text-style-name="P2" draw:layer="layout" svg:width="0.12cm" svg:height="0.127cm" svg:x="11.165cm" svg:y="5.528cm" svg:viewBox="0 0 121 128" svg:d="M21 0c-28 24-28 67 0 98 28 33 72 40 100 14">
          <text:p/>
        </draw:path>
        <draw:path draw:style-name="gr8" draw:text-style-name="P2" draw:layer="layout" svg:width="0.021cm" svg:height="0.045cm" svg:x="11.285cm" svg:y="5.595cm" svg:viewBox="0 0 22 46" svg:d="M0 46c15-10 22-28 22-46">
          <text:p/>
        </draw:path>
        <draw:path draw:style-name="gr8" draw:text-style-name="P2" draw:layer="layout" svg:width="0.12cm" svg:height="0.079cm" svg:x="11.186cm" svg:y="5.935cm" svg:viewBox="0 0 121 80" svg:d="M121 80c0-28-18-57-46-71-26-14-54-11-75 3">
          <text:p/>
        </draw:path>
        <draw:path draw:style-name="gr8" draw:text-style-name="P2" draw:layer="layout" svg:width="0.12cm" svg:height="0.13cm" svg:x="11.165cm" svg:y="5.947cm" svg:viewBox="0 0 121 131" svg:d="M21 0c-28 25-28 72 0 104 28 31 72 35 100 14">
          <text:p/>
        </draw:path>
        <draw:path draw:style-name="gr8" draw:text-style-name="P2" draw:layer="layout" svg:width="0.021cm" svg:height="0.05cm" svg:x="11.285cm" svg:y="6.014cm" svg:viewBox="0 0 22 51" svg:d="M0 51c15-11 22-33 22-51">
          <text:p/>
        </draw:path>
        <draw:line draw:style-name="gr8" draw:text-style-name="P2" draw:layer="layout" svg:x1="11.126cm" svg:y1="5.366cm" svg:x2="11.159cm" svg:y2="5.291cm">
          <text:p/>
        </draw:line>
        <draw:line draw:style-name="gr8" draw:text-style-name="P2" draw:layer="layout" svg:x1="11.427cm" svg:y1="5.331cm" svg:x2="11.158cm" svg:y2="5.291cm">
          <text:p/>
        </draw:line>
        <draw:line draw:style-name="gr8" draw:text-style-name="P2" draw:layer="layout" svg:x1="11.426cm" svg:y1="5.326cm" svg:x2="11.426cm" svg:y2="6.265cm">
          <text:p/>
        </draw:line>
        <draw:line draw:style-name="gr8" draw:text-style-name="P2" draw:layer="layout" svg:x1="11.426cm" svg:y1="5.236cm" svg:x2="11.512cm" svg:y2="5.161cm">
          <text:p/>
        </draw:line>
        <draw:line draw:style-name="gr8" draw:text-style-name="P2" draw:layer="layout" svg:x1="11.511cm" svg:y1="5.715cm" svg:x2="11.511cm" svg:y2="5.161cm">
          <text:p/>
        </draw:line>
        <draw:line draw:style-name="gr8" draw:text-style-name="P2" draw:layer="layout" svg:x1="11.511cm" svg:y1="6cm" svg:x2="11.511cm" svg:y2="5.715cm">
          <text:p/>
        </draw:line>
        <draw:line draw:style-name="gr8" draw:text-style-name="P2" draw:layer="layout" svg:x1="11.572cm" svg:y1="5.951cm" svg:x2="11.511cm" svg:y2="6.005cm">
          <text:p/>
        </draw:line>
        <draw:line draw:style-name="gr8" draw:text-style-name="P2" draw:layer="layout" svg:x1="11.567cm" svg:y1="5.951cm" svg:x2="11.567cm" svg:y2="6.141cm">
          <text:p/>
        </draw:line>
        <draw:line draw:style-name="gr8" draw:text-style-name="P2" draw:layer="layout" svg:x1="11.426cm" svg:y1="5.235cm" svg:x2="11.426cm" svg:y2="5.326cm">
          <text:p/>
        </draw:line>
        <draw:path draw:style-name="gr8" draw:text-style-name="P2" draw:layer="layout" svg:width="0.046cm" svg:height="0.092cm" svg:x="11.525cm" svg:y="5.859cm" svg:viewBox="0 0 47 93" svg:d="M47 93c-33-28-47-60-47-93">
          <text:p/>
        </draw:path>
        <draw:path draw:style-name="gr8" draw:text-style-name="P2" draw:layer="layout" svg:width="0.427cm" svg:height="0.247cm" svg:x="11.525cm" svg:y="5.612cm" svg:viewBox="0 0 428 248" svg:d="M0 248c0-103 162-198 428-248">
          <text:p/>
        </draw:path>
        <draw:line draw:style-name="gr8" draw:text-style-name="P2" draw:layer="layout" svg:x1="11.948cm" svg:y1="5.803cm" svg:x2="11.948cm" svg:y2="5.612cm">
          <text:p/>
        </draw:line>
        <draw:line draw:style-name="gr8" draw:text-style-name="P2" draw:layer="layout" svg:x1="12.167cm" svg:y1="5.707cm" svg:x2="12.167cm" svg:y2="5.517cm">
          <text:p/>
        </draw:line>
        <draw:path draw:style-name="gr8" draw:text-style-name="P2" draw:layer="layout" svg:width="0.219cm" svg:height="0.099cm" svg:x="11.948cm" svg:y="5.517cm" svg:viewBox="0 0 220 100" svg:d="M220 0c-46 40-121 75-220 100">
          <text:p/>
        </draw:path>
        <draw:line draw:style-name="gr8" draw:text-style-name="P2" draw:layer="layout" svg:x1="12.22cm" svg:y1="5.503cm" svg:x2="12.22cm" svg:y2="5.693cm">
          <text:p/>
        </draw:line>
        <draw:path draw:style-name="gr8" draw:text-style-name="P2" draw:layer="layout" svg:width="0.056cm" svg:height="0.017cm" svg:x="12.167cm" svg:y="5.503cm" svg:viewBox="0 0 57 18" svg:d="M0 18c0-8 7-11 18-15 11-3 25-3 39-3">
          <text:p/>
        </draw:path>
        <draw:line draw:style-name="gr8" draw:text-style-name="P2" draw:layer="layout" svg:x1="12.827cm" svg:y1="5.659cm" svg:x2="13.141cm" svg:y2="5.383cm">
          <text:p/>
        </draw:line>
        <draw:line draw:style-name="gr8" draw:text-style-name="P2" draw:layer="layout" svg:x1="12.241cm" svg:y1="5.697cm" svg:x2="12.425cm" svg:y2="5.723cm">
          <text:p/>
        </draw:line>
        <draw:line draw:style-name="gr8" draw:text-style-name="P2" draw:layer="layout" svg:x1="12.439cm" svg:y1="4.823cm" svg:x2="12.195cm" svg:y2="4.787cm">
          <text:p/>
        </draw:line>
        <draw:line draw:style-name="gr8" draw:text-style-name="P2" draw:layer="layout" svg:x1="10.531cm" svg:y1="3.721cm" svg:x2="10.505cm" svg:y2="3.743cm">
          <text:p/>
        </draw:line>
        <draw:line draw:style-name="gr8" draw:text-style-name="P2" draw:layer="layout" svg:x1="10.523cm" svg:y1="3.654cm" svg:x2="10.538cm" svg:y2="3.68cm">
          <text:p/>
        </draw:line>
        <draw:line draw:style-name="gr8" draw:text-style-name="P2" draw:layer="layout" svg:x1="10.616cm" svg:y1="3.666cm" svg:x2="10.579cm" svg:y2="3.658cm">
          <text:p/>
        </draw:line>
        <draw:line draw:style-name="gr8" draw:text-style-name="P2" draw:layer="layout" svg:x1="10.58cm" svg:y1="3.658cm" svg:x2="10.565cm" svg:y2="3.684cm">
          <text:p/>
        </draw:line>
        <draw:line draw:style-name="gr8" draw:text-style-name="P2" draw:layer="layout" svg:x1="10.58cm" svg:y1="3.659cm" svg:x2="10.523cm" svg:y2="3.651cm">
          <text:p/>
        </draw:line>
        <draw:line draw:style-name="gr8" draw:text-style-name="P2" draw:layer="layout" svg:x1="10.523cm" svg:y1="3.654cm" svg:x2="10.523cm" svg:y2="3.651cm">
          <text:p/>
        </draw:line>
        <draw:path draw:style-name="gr8" draw:text-style-name="P2" draw:layer="layout" svg:width="0.07cm" svg:height="0.261cm" svg:x="10.389cm" svg:y="2.797cm" svg:viewBox="0 0 71 262" svg:d="M0 262c18-28 36-64 50-110 11-46 18-103 21-152">
          <text:p/>
        </draw:path>
        <draw:path draw:style-name="gr8" draw:text-style-name="P2" draw:layer="layout" svg:width="0.053cm" svg:height="0.258cm" svg:x="10.459cm" svg:y="2.543cm" svg:viewBox="0 0 54 259" svg:d="M54 0c-28 74-50 167-54 259">
          <text:p/>
        </draw:path>
        <draw:line draw:style-name="gr8" draw:text-style-name="P2" draw:layer="layout" svg:x1="10.619cm" svg:y1="2.271cm" svg:x2="10.509cm" svg:y2="2.544cm">
          <text:p/>
        </draw:line>
        <draw:path draw:style-name="gr8" draw:text-style-name="P2" draw:layer="layout" svg:width="0.053cm" svg:height="0.081cm" svg:x="10.618cm" svg:y="2.19cm" svg:viewBox="0 0 54 82" svg:d="M0 82c14-35 33-68 54-82">
          <text:p/>
        </draw:path>
        <draw:line draw:style-name="gr8" draw:text-style-name="P2" draw:layer="layout" svg:x1="10.668cm" svg:y1="2.191cm" svg:x2="10.746cm" svg:y2="2.123cm">
          <text:p/>
        </draw:line>
        <draw:line draw:style-name="gr8" draw:text-style-name="P2" draw:layer="layout" svg:x1="11.469cm" svg:y1="2.222cm" svg:x2="11.391cm" svg:y2="2.29cm">
          <text:p/>
        </draw:line>
        <draw:path draw:style-name="gr8" draw:text-style-name="P2" draw:layer="layout" svg:width="0.053cm" svg:height="0.085cm" svg:x="11.341cm" svg:y="2.289cm" svg:viewBox="0 0 54 86" svg:d="M0 86c14-39 33-72 54-86">
          <text:p/>
        </draw:path>
        <draw:line draw:style-name="gr8" draw:text-style-name="P2" draw:layer="layout" svg:x1="11.468cm" svg:y1="2.222cm" svg:x2="11.468cm" svg:y2="3.033cm">
          <text:p/>
        </draw:line>
        <draw:line draw:style-name="gr8" draw:text-style-name="P2" draw:layer="layout" svg:x1="11.232cm" svg:y1="2.646cm" svg:x2="11.342cm" svg:y2="2.374cm">
          <text:p/>
        </draw:line>
        <draw:line draw:style-name="gr8" draw:text-style-name="P2" draw:layer="layout" svg:x1="11.469cm" svg:y1="3.033cm" svg:x2="11.243cm" svg:y2="3.232cm">
          <text:p/>
        </draw:line>
        <draw:path draw:style-name="gr8" draw:text-style-name="P2" draw:layer="layout" svg:width="0.052cm" svg:height="0.257cm" svg:x="11.183cm" svg:y="2.642cm" svg:viewBox="0 0 53 258" svg:d="M53 0c-28 75-50 170-53 258">
          <text:p/>
        </draw:path>
        <draw:path draw:style-name="gr8" draw:text-style-name="P2" draw:layer="layout" svg:width="0.099cm" svg:height="0.336cm" svg:x="11.147cm" svg:y="3.227cm" svg:viewBox="0 0 100 337" svg:d="M100 0c-54 67-93 202-100 337">
          <text:p/>
        </draw:path>
        <draw:path draw:style-name="gr8" draw:text-style-name="P2" draw:layer="layout" svg:width="0.071cm" svg:height="0.258cm" svg:x="11.112cm" svg:y="2.899cm" svg:viewBox="0 0 72 259" svg:d="M0 259c18-25 32-64 46-109 15-43 22-100 26-150">
          <text:p/>
        </draw:path>
        <draw:line draw:style-name="gr8" draw:text-style-name="P2" draw:layer="layout" svg:x1="11.468cm" svg:y1="4.254cm" svg:x2="11.468cm" svg:y2="4.462cm">
          <text:p/>
        </draw:line>
        <draw:line draw:style-name="gr8" draw:text-style-name="P2" draw:layer="layout" svg:x1="11.468cm" svg:y1="4.462cm" svg:x2="11.468cm" svg:y2="5.154cm">
          <text:p/>
        </draw:line>
        <draw:line draw:style-name="gr8" draw:text-style-name="P2" draw:layer="layout" svg:x1="11.281cm" svg:y1="5.567cm" svg:x2="11.296cm" svg:y2="5.552cm">
          <text:p/>
        </draw:line>
        <draw:path draw:style-name="gr8" draw:text-style-name="P2" draw:layer="layout" svg:width="0.155cm" svg:height="0.26cm" svg:x="11.225cm" svg:y="4.498cm" svg:viewBox="0 0 156 261" svg:d="M156 124c-3-100-35-146-77-114-43 39-76 146-79 251">
          <text:p/>
        </draw:path>
        <draw:path draw:style-name="gr8" draw:text-style-name="P2" draw:layer="layout" svg:width="0.018cm" svg:height="0.123cm" svg:x="11.38cm" svg:y="4.621cm" svg:viewBox="0 0 19 124" svg:d="M19 124c0-50-4-92-19-124">
          <text:p/>
        </draw:path>
        <draw:path draw:style-name="gr8" draw:text-style-name="P2" draw:layer="layout" svg:width="0.029cm" svg:height="0.3cm" svg:x="11.206cm" svg:y="4.758cm" svg:viewBox="0 0 30 301" svg:d="M20 0c-29 120-26 252 10 301">
          <text:p/>
        </draw:path>
        <draw:path draw:style-name="gr8" draw:text-style-name="P2" draw:layer="layout" svg:width="0.163cm" svg:height="0.34cm" svg:x="11.235cm" svg:y="4.744cm" svg:viewBox="0 0 164 341" svg:d="M0 315c30 46 72 29 104-42 39-67 60-177 60-273">
          <text:p/>
        </draw:path>
        <draw:path draw:style-name="gr8" draw:text-style-name="P2" draw:layer="layout" svg:width="0.095cm" svg:height="0.173cm" svg:x="11.303cm" svg:y="2.582cm" svg:viewBox="0 0 96 174" svg:d="M96 174c0-135-43-206-96-160">
          <text:p/>
        </draw:path>
        <draw:path draw:style-name="gr8" draw:text-style-name="P2" draw:layer="layout" svg:width="0.096cm" svg:height="0.473cm" svg:x="11.207cm" svg:y="2.596cm" svg:viewBox="0 0 97 474" svg:d="M97 0c-39 35-76 123-90 229-14 103-7 201 21 245">
          <text:p/>
        </draw:path>
        <draw:path draw:style-name="gr8" draw:text-style-name="P2" draw:layer="layout" svg:width="0.163cm" svg:height="0.341cm" svg:x="11.235cm" svg:y="2.751cm" svg:viewBox="0 0 164 342" svg:d="M0 319c30 42 72 24 104-43 39-70 60-177 60-276">
          <text:p/>
        </draw:path>
        <draw:line draw:style-name="gr8" draw:text-style-name="P2" draw:layer="layout" svg:x1="11.468cm" svg:y1="4.085cm" svg:x2="11.468cm" svg:y2="4.254cm">
          <text:p/>
        </draw:line>
        <draw:path draw:style-name="gr8" draw:text-style-name="P2" draw:layer="layout" svg:width="0.321cm" svg:height="0.067cm" svg:x="11.147cm" svg:y="4.085cm" svg:viewBox="0 0 322 68" svg:d="M322 0c-92 57-205 78-322 64">
          <text:p/>
        </draw:path>
        <draw:line draw:style-name="gr8" draw:text-style-name="P2" draw:layer="layout" svg:x1="10.188cm" svg:y1="3.478cm" svg:x2="10.188cm" svg:y2="2.853cm">
          <text:p/>
        </draw:line>
        <draw:line draw:style-name="gr8" draw:text-style-name="P2" draw:layer="layout" svg:x1="10.45cm" svg:y1="2.893cm" svg:x2="10.188cm" svg:y2="2.853cm">
          <text:p/>
        </draw:line>
        <draw:line draw:style-name="gr8" draw:text-style-name="P2" draw:layer="layout" svg:x1="10.188cm" svg:y1="2.853cm" svg:x2="10.188cm" svg:y2="2.377cm">
          <text:p/>
        </draw:line>
        <draw:line draw:style-name="gr8" draw:text-style-name="P2" draw:layer="layout" svg:x1="11.296cm" svg:y1="5.552cm" svg:x2="11.281cm" svg:y2="5.567cm">
          <text:p/>
        </draw:line>
        <draw:line draw:style-name="gr8" draw:text-style-name="P2" draw:layer="layout" svg:x1="10.484cm" svg:y1="3.524cm" svg:x2="10.616cm" svg:y2="3.546cm">
          <text:p/>
        </draw:line>
        <draw:line draw:style-name="gr8" draw:text-style-name="P2" draw:layer="layout" svg:x1="10.615cm" svg:y1="3.541cm" svg:x2="10.615cm" svg:y2="3.132cm">
          <text:p/>
        </draw:line>
        <draw:line draw:style-name="gr8" draw:text-style-name="P2" draw:layer="layout" svg:x1="10.618cm" svg:y1="3.594cm" svg:x2="10.661cm" svg:y2="3.602cm">
          <text:p/>
        </draw:line>
        <draw:line draw:style-name="gr8" draw:text-style-name="P2" draw:layer="layout" svg:x1="10.615cm" svg:y1="3.541cm" svg:x2="10.651cm" svg:y2="3.549cm">
          <text:p/>
        </draw:line>
        <draw:line draw:style-name="gr8" draw:text-style-name="P2" draw:layer="layout" svg:x1="10.651cm" svg:y1="3.548cm" svg:x2="10.618cm" svg:y2="3.599cm">
          <text:p/>
        </draw:line>
        <draw:line draw:style-name="gr8" draw:text-style-name="P2" draw:layer="layout" svg:x1="11.275cm" svg:y1="5.958cm" svg:x2="11.264cm" svg:y2="5.97cm">
          <text:p/>
        </draw:line>
        <draw:line draw:style-name="gr8" draw:text-style-name="P2" draw:layer="layout" svg:x1="11.286cm" svg:y1="5.966cm" svg:x2="11.271cm" svg:y2="5.958cm">
          <text:p/>
        </draw:line>
        <draw:line draw:style-name="gr8" draw:text-style-name="P2" draw:layer="layout" svg:x1="11.511cm" svg:y1="5.552cm" svg:x2="11.953cm" svg:y2="5.617cm">
          <text:p/>
        </draw:line>
        <draw:line draw:style-name="gr8" draw:text-style-name="P2" draw:layer="layout" svg:x1="10.624cm" svg:y1="3.594cm" svg:x2="10.618cm" svg:y2="3.602cm">
          <text:p/>
        </draw:line>
        <draw:line draw:style-name="gr8" draw:text-style-name="P2" draw:layer="layout" svg:x1="10.658cm" svg:y1="3.606cm" svg:x2="10.618cm" svg:y2="3.598cm">
          <text:p/>
        </draw:line>
        <draw:line draw:style-name="gr8" draw:text-style-name="P2" draw:layer="layout" svg:x1="10.619cm" svg:y1="3.598cm" svg:x2="10.615cm" svg:y2="3.606cm">
          <text:p/>
        </draw:line>
        <draw:line draw:style-name="gr8" draw:text-style-name="P2" draw:layer="layout" svg:x1="10.615cm" svg:y1="3.665cm" svg:x2="10.615cm" svg:y2="3.605cm">
          <text:p/>
        </draw:line>
        <draw:line draw:style-name="gr8" draw:text-style-name="P2" draw:layer="layout" svg:x1="10.523cm" svg:y1="3.651cm" svg:x2="10.523cm" svg:y2="3.587cm">
          <text:p/>
        </draw:line>
        <draw:line draw:style-name="gr8" draw:text-style-name="P2" draw:layer="layout" svg:x1="10.523cm" svg:y1="3.587cm" svg:x2="10.523cm" svg:y2="3.584cm">
          <text:p/>
        </draw:line>
        <draw:line draw:style-name="gr8" draw:text-style-name="P2" draw:layer="layout" svg:x1="10.523cm" svg:y1="3.584cm" svg:x2="10.523cm" svg:y2="3.559cm">
          <text:p/>
        </draw:line>
        <draw:line draw:style-name="gr8" draw:text-style-name="P2" draw:layer="layout" svg:x1="10.484cm" svg:y1="3.552cm" svg:x2="10.524cm" svg:y2="3.56cm">
          <text:p/>
        </draw:line>
        <draw:line draw:style-name="gr8" draw:text-style-name="P2" draw:layer="layout" svg:x1="10.47cm" svg:y1="3.548cm" svg:x2="10.485cm" svg:y2="3.553cm">
          <text:p/>
        </draw:line>
        <draw:line draw:style-name="gr8" draw:text-style-name="P2" draw:layer="layout" svg:x1="10.484cm" svg:y1="3.524cm" svg:x2="10.484cm" svg:y2="3.552cm">
          <text:p/>
        </draw:line>
        <draw:line draw:style-name="gr8" draw:text-style-name="P2" draw:layer="layout" svg:x1="11.279cm" svg:y1="5.129cm" svg:x2="11.193cm" svg:y2="5.204cm">
          <text:p/>
        </draw:line>
        <draw:line draw:style-name="gr8" draw:text-style-name="P2" draw:layer="layout" svg:x1="11.158cm" svg:y1="5.292cm" svg:x2="11.194cm" svg:y2="5.203cm">
          <text:p/>
        </draw:line>
        <draw:line draw:style-name="gr8" draw:text-style-name="P2" draw:layer="layout" svg:x1="11.49cm" svg:y1="5.158cm" svg:x2="11.278cm" svg:y2="5.129cm">
          <text:p/>
        </draw:line>
        <draw:path draw:style-name="gr8" draw:text-style-name="P2" draw:layer="layout" svg:width="0.053cm" svg:height="0.06cm" svg:x="11.253cm" svg:y="5.517cm" svg:viewBox="0 0 54 61" svg:d="M0 0c4 28 26 49 54 61">
          <text:p/>
        </draw:path>
        <draw:line draw:style-name="gr8" draw:text-style-name="P2" draw:layer="layout" svg:x1="11.486cm" svg:y1="5.157cm" svg:x2="11.512cm" svg:y2="5.162cm">
          <text:p/>
        </draw:line>
        <draw:path draw:style-name="gr8" draw:text-style-name="P2" draw:layer="layout" svg:width="0.014cm" svg:height="0.029cm" svg:x="11.253cm" svg:y="5.94cm" svg:viewBox="0 0 15 30" svg:d="M0 0c0 12 7 19 15 30">
          <text:p/>
        </draw:path>
        <draw:path draw:style-name="gr8" draw:text-style-name="P2" draw:layer="layout" svg:width="0.028cm" svg:height="0.028cm" svg:x="11.271cm" svg:y="5.958cm" svg:viewBox="0 0 29 29" svg:d="M0 0c7 14 17 22 29 29">
          <text:p/>
        </draw:path>
        <draw:line draw:style-name="gr8" draw:text-style-name="P2" draw:layer="layout" svg:x1="11.427cm" svg:y1="5.236cm" svg:x2="11.193cm" svg:y2="5.203cm">
          <text:p/>
        </draw:line>
        <draw:line draw:style-name="gr8" draw:text-style-name="P2" draw:layer="layout" svg:x1="12.224cm" svg:y1="5.504cm" svg:x2="12.096cm" svg:y2="5.485cm">
          <text:p/>
        </draw:line>
        <draw:line draw:style-name="gr8" draw:text-style-name="P2" draw:layer="layout" svg:x1="11.948cm" svg:y1="5.617cm" svg:x2="12.097cm" svg:y2="5.485cm">
          <text:p/>
        </draw:line>
        <draw:line draw:style-name="gr8" draw:text-style-name="P2" draw:layer="layout" svg:x1="12.521cm" svg:y1="5.737cm" svg:x2="12.424cm" svg:y2="5.722cm">
          <text:p/>
        </draw:line>
        <draw:line draw:style-name="gr8" draw:text-style-name="P2" draw:layer="layout" svg:x1="12.424cm" svg:y1="5.722cm" svg:x2="12.424cm" svg:y2="5.531cm">
          <text:p/>
        </draw:line>
        <draw:line draw:style-name="gr8" draw:text-style-name="P2" draw:layer="layout" svg:x1="12.425cm" svg:y1="5.532cm" svg:x2="12.241cm" svg:y2="5.506cm">
          <text:p/>
        </draw:line>
        <draw:line draw:style-name="gr8" draw:text-style-name="P2" draw:layer="layout" svg:x1="12.241cm" svg:y1="5.697cm" svg:x2="12.241cm" svg:y2="5.506cm">
          <text:p/>
        </draw:line>
        <draw:line draw:style-name="gr8" draw:text-style-name="P2" draw:layer="layout" svg:x1="12.242cm" svg:y1="5.698cm" svg:x2="12.22cm" svg:y2="5.693cm">
          <text:p/>
        </draw:line>
        <draw:line draw:style-name="gr8" draw:text-style-name="P2" draw:layer="layout" svg:x1="12.096cm" svg:y1="5.49cm" svg:x2="12.118cm" svg:y2="5.326cm">
          <text:p/>
        </draw:line>
        <draw:line draw:style-name="gr8" draw:text-style-name="P2" draw:layer="layout" svg:x1="12.521cm" svg:y1="5.345cm" svg:x2="12.117cm" svg:y2="5.326cm">
          <text:p/>
        </draw:line>
        <draw:line draw:style-name="gr8" draw:text-style-name="P2" draw:layer="layout" svg:x1="13.205cm" svg:y1="5.33cm" svg:x2="13.137cm" svg:y2="5.384cm">
          <text:p/>
        </draw:line>
        <draw:path draw:style-name="gr8" draw:text-style-name="P2" draw:layer="layout" svg:width="0.019cm" svg:height="0.028cm" svg:x="13.2cm" svg:y="5.302cm" svg:viewBox="0 0 20 29" svg:d="M0 29c12-7 20-18 20-29">
          <text:p/>
        </draw:path>
        <draw:line draw:style-name="gr8" draw:text-style-name="P2" draw:layer="layout" svg:x1="12.827cm" svg:y1="5.655cm" svg:x2="12.827cm" svg:y2="5.326cm">
          <text:p/>
        </draw:line>
        <draw:line draw:style-name="gr8" draw:text-style-name="P2" draw:layer="layout" svg:x1="12.827cm" svg:y1="5.331cm" svg:x2="13.141cm" svg:y2="5.055cm">
          <text:p/>
        </draw:line>
        <draw:line draw:style-name="gr8" draw:text-style-name="P2" draw:layer="layout" svg:x1="13.137cm" svg:y1="5.383cm" svg:x2="13.137cm" svg:y2="5.055cm">
          <text:p/>
        </draw:line>
        <draw:line draw:style-name="gr8" draw:text-style-name="P2" draw:layer="layout" svg:x1="12.828cm" svg:y1="5.655cm" svg:x2="12.781cm" svg:y2="5.698cm">
          <text:p/>
        </draw:line>
        <draw:path draw:style-name="gr8" draw:text-style-name="P2" draw:layer="layout" svg:width="0.261cm" svg:height="0.044cm" svg:x="12.52cm" svg:y="5.697cm" svg:viewBox="0 0 262 45" svg:d="M0 40c102 15 219-4 262-40">
          <text:p/>
        </draw:path>
        <draw:path draw:style-name="gr8" draw:text-style-name="P2" draw:layer="layout" svg:width="0.233cm" svg:height="0.042cm" svg:x="12.308cm" svg:y="5.08cm" svg:viewBox="0 0 234 43" svg:d="M234 21c-14-18-64-25-120-18-58 4-103 21-114 40">
          <text:p/>
        </draw:path>
        <draw:path draw:style-name="gr8" draw:text-style-name="P2" draw:layer="layout" svg:width="0.233cm" svg:height="0.043cm" svg:x="12.678cm" svg:y="5.096cm" svg:viewBox="0 0 234 44" svg:d="M234 22c-14-17-64-25-121-21-56 7-102 25-113 43">
          <text:p/>
        </draw:path>
        <draw:line draw:style-name="gr8" draw:text-style-name="P2" draw:layer="layout" svg:x1="12.439cm" svg:y1="4.818cm" svg:x2="12.156cm" svg:y2="5.07cm">
          <text:p/>
        </draw:line>
        <draw:line draw:style-name="gr8" draw:text-style-name="P2" draw:layer="layout" svg:x1="10.616cm" svg:y1="3.605cm" svg:x2="10.579cm" svg:y2="3.659cm">
          <text:p/>
        </draw:line>
        <draw:line draw:style-name="gr8" draw:text-style-name="P2" draw:layer="layout" svg:x1="10.615cm" svg:y1="3.605cm" svg:x2="10.615cm" svg:y2="3.598cm">
          <text:p/>
        </draw:line>
        <draw:line draw:style-name="gr8" draw:text-style-name="P2" draw:layer="layout" svg:x1="10.616cm" svg:y1="3.599cm" svg:x2="10.523cm" svg:y2="3.587cm">
          <text:p/>
        </draw:line>
        <draw:line draw:style-name="gr8" draw:text-style-name="P2" draw:layer="layout" svg:x1="11.236cm" svg:y1="2.646cm" svg:x2="10.509cm" svg:y2="2.543cm">
          <text:p/>
        </draw:line>
        <draw:line draw:style-name="gr8" draw:text-style-name="P2" draw:layer="layout" svg:x1="10.745cm" svg:y1="2.123cm" svg:x2="11.469cm" svg:y2="2.223cm">
          <text:p/>
        </draw:line>
        <draw:line draw:style-name="gr8" draw:text-style-name="P2" draw:layer="layout" svg:x1="10.746cm" svg:y1="2.124cm" svg:x2="10.484cm" svg:y2="2.084cm">
          <text:p/>
        </draw:line>
        <draw:line draw:style-name="gr8" draw:text-style-name="P2" draw:layer="layout" svg:x1="10.188cm" svg:y1="2.378cm" svg:x2="10.485cm" svg:y2="2.084cm">
          <text:p/>
        </draw:line>
        <draw:path draw:style-name="gr8" draw:text-style-name="P2" draw:layer="layout" svg:width="0.028cm" svg:height="0.063cm" svg:x="10.329cm" svg:y="2.681cm" svg:viewBox="0 0 29 64" svg:d="M0 64c0-26 10-47 29-64">
          <text:p/>
        </draw:path>
        <draw:path draw:style-name="gr8" draw:text-style-name="P2" draw:layer="layout" svg:width="0.116cm" svg:height="0.024cm" svg:x="10.357cm" svg:y="2.663cm" svg:viewBox="0 0 117 25" svg:d="M0 21c33-29 82-29 117 4">
          <text:p/>
        </draw:path>
        <draw:path draw:style-name="gr8" draw:text-style-name="P2" draw:layer="layout" svg:width="0.127cm" svg:height="0.109cm" svg:x="10.329cm" svg:y="2.744cm" svg:viewBox="0 0 128 110" svg:d="M128 107c-28 7-60 0-89-25-25-21-39-49-39-82">
          <text:p/>
        </draw:path>
        <draw:line draw:style-name="gr8" draw:text-style-name="P2" draw:layer="layout" svg:x1="11.468cm" svg:y1="3.033cm" svg:x2="11.468cm" svg:y2="3.175cm">
          <text:p/>
        </draw:line>
        <draw:path draw:style-name="gr8" draw:text-style-name="P2" draw:layer="layout" svg:width="0.231cm" svg:height="0.86cm" svg:x="11.468cm" svg:y="3.175cm" svg:viewBox="0 0 232 861" svg:d="M0 0c131 112 217 275 231 440 10 166-46 323-164 421">
          <text:p/>
        </draw:path>
        <draw:path draw:style-name="gr8" draw:text-style-name="P2" draw:layer="layout" svg:width="0.067cm" svg:height="0.05cm" svg:x="11.468cm" svg:y="4.035cm" svg:viewBox="0 0 68 51" svg:d="M68 0c-21 19-42 37-68 51">
          <text:p/>
        </draw:path>
        <draw:line draw:style-name="gr8" draw:text-style-name="P2" draw:layer="layout" svg:x1="11.468cm" svg:y1="4.462cm" svg:x2="11.953cm" svg:y2="4.534cm">
          <text:p/>
        </draw:line>
        <draw:line draw:style-name="gr8" draw:text-style-name="P2" draw:layer="layout" svg:x1="11.948cm" svg:y1="4.529cm" svg:x2="11.948cm" svg:y2="4.448cm">
          <text:p/>
        </draw:line>
        <draw:path draw:style-name="gr8" draw:text-style-name="P2" draw:layer="layout" svg:width="0.025cm" svg:height="0.039cm" svg:x="11.927cm" svg:y="4.448cm" svg:viewBox="0 0 26 40" svg:d="M26 0c-7 14-15 29-26 40">
          <text:p/>
        </draw:path>
        <draw:path draw:style-name="gr8" draw:text-style-name="P2" draw:layer="layout" svg:width="0.159cm" svg:height="0.11cm" svg:x="11.768cm" svg:y="4.395cm" svg:viewBox="0 0 160 111" svg:d="M160 93c-25 21-67 25-102 7-36-21-58-61-58-100">
          <text:p/>
        </draw:path>
        <draw:path draw:style-name="gr8" draw:text-style-name="P2" draw:layer="layout" svg:width="0.028cm" svg:height="0.064cm" svg:x="11.768cm" svg:y="4.335cm" svg:viewBox="0 0 29 65" svg:d="M0 65c0-26 12-51 29-65">
          <text:p/>
        </draw:path>
        <draw:path draw:style-name="gr8" draw:text-style-name="P2" draw:layer="layout" svg:width="0.159cm" svg:height="0.08cm" svg:x="11.793cm" svg:y="4.315cm" svg:viewBox="0 0 160 81" svg:d="M0 20c25-21 60-25 88-14 32 14 61 42 72 75">
          <text:p/>
        </draw:path>
        <draw:line draw:style-name="gr8" draw:text-style-name="P2" draw:layer="layout" svg:x1="11.948cm" svg:y1="4.395cm" svg:x2="11.948cm" svg:y2="2.998cm">
          <text:p/>
        </draw:line>
        <draw:path draw:style-name="gr8" draw:text-style-name="P2" draw:layer="layout" svg:width="0.025cm" svg:height="0.035cm" svg:x="11.927cm" svg:y="2.998cm" svg:viewBox="0 0 26 36" svg:d="M26 0c-7 14-15 25-26 36">
          <text:p/>
        </draw:path>
        <draw:path draw:style-name="gr8" draw:text-style-name="P2" draw:layer="layout" svg:width="0.159cm" svg:height="0.107cm" svg:x="11.768cm" svg:y="2.945cm" svg:viewBox="0 0 160 108" svg:d="M160 88c-25 26-67 26-102 4-36-18-58-53-58-92">
          <text:p/>
        </draw:path>
        <draw:path draw:style-name="gr8" draw:text-style-name="P2" draw:layer="layout" svg:width="0.028cm" svg:height="0.063cm" svg:x="11.768cm" svg:y="2.882cm" svg:viewBox="0 0 29 64" svg:d="M0 64c0-25 12-50 29-64">
          <text:p/>
        </draw:path>
        <draw:path draw:style-name="gr8" draw:text-style-name="P2" draw:layer="layout" svg:width="0.159cm" svg:height="0.082cm" svg:x="11.793cm" svg:y="2.863cm" svg:viewBox="0 0 160 83" svg:d="M0 19c25-21 60-25 88-11 32 11 61 39 72 75">
          <text:p/>
        </draw:path>
        <draw:line draw:style-name="gr8" draw:text-style-name="P2" draw:layer="layout" svg:x1="11.948cm" svg:y1="2.942cm" svg:x2="11.948cm" svg:y2="2.631cm">
          <text:p/>
        </draw:line>
        <draw:line draw:style-name="gr8" draw:text-style-name="P2" draw:layer="layout" svg:x1="11.497cm" svg:y1="2.226cm" svg:x2="11.953cm" svg:y2="2.632cm">
          <text:p/>
        </draw:line>
        <draw:line draw:style-name="gr8" draw:text-style-name="P2" draw:layer="layout" svg:x1="11.468cm" svg:y1="2.222cm" svg:x2="11.501cm" svg:y2="2.23cm">
          <text:p/>
        </draw:line>
        <draw:line draw:style-name="gr8" draw:text-style-name="P2" draw:layer="layout" svg:x1="11.511cm" svg:y1="5.349cm" svg:x2="11.953cm" svg:y2="4.748cm">
          <text:p/>
        </draw:line>
        <draw:line draw:style-name="gr8" draw:text-style-name="P2" draw:layer="layout" svg:x1="11.948cm" svg:y1="4.748cm" svg:x2="11.948cm" svg:y2="4.529cm">
          <text:p/>
        </draw:line>
        <draw:path draw:style-name="gr8" draw:text-style-name="P2" draw:layer="layout" svg:width="0.077cm" svg:height="0.049cm" svg:x="11.303cm" svg:y="4.571cm" svg:viewBox="0 0 78 50" svg:d="M78 50c-18-50-47-65-78-35">
          <text:p/>
        </draw:path>
        <draw:path draw:style-name="gr8" draw:text-style-name="P2" draw:layer="layout" svg:width="0.078cm" svg:height="0.172cm" svg:x="11.225cm" svg:y="4.586cm" svg:viewBox="0 0 79 173" svg:d="M79 0c-33 28-61 91-79 173">
          <text:p/>
        </draw:path>
        <draw:path draw:style-name="gr8" draw:text-style-name="P2" draw:layer="layout" svg:width="0.014cm" svg:height="0.106cm" svg:x="11.324cm" svg:y="4.649cm" svg:viewBox="0 0 15 107" svg:d="M15 107c0-42-4-78-15-107">
          <text:p/>
        </draw:path>
        <draw:path draw:style-name="gr8" draw:text-style-name="P2" draw:layer="layout" svg:width="0.011cm" svg:height="0.004cm" svg:x="11.221cm" svg:y="5.03cm" svg:viewBox="0 0 12 5" svg:d="M0 0c5 0 8 0 12 5">
          <text:p/>
        </draw:path>
        <draw:path draw:style-name="gr8" draw:text-style-name="P2" draw:layer="layout" svg:width="0.106cm" svg:height="0.283cm" svg:x="11.232cm" svg:y="4.751cm" svg:viewBox="0 0 107 284" svg:d="M0 284c21 3 49-29 75-85 21-57 32-132 32-199">
          <text:p/>
        </draw:path>
        <draw:path draw:style-name="gr8" draw:text-style-name="P2" draw:layer="layout" svg:width="0.05cm" svg:height="0.141cm" svg:x="11.288cm" svg:y="2.621cm" svg:viewBox="0 0 51 142" svg:d="M51 142c0-82-18-139-51-142">
          <text:p/>
        </draw:path>
        <draw:path draw:style-name="gr8" draw:text-style-name="P2" draw:layer="layout" svg:width="0.009cm" svg:height="0cm" svg:x="11.278cm" svg:y="2.621cm" svg:viewBox="0 0 10 0" svg:d="M10 0c-3 0-7 0-10 0">
          <text:p/>
        </draw:path>
        <draw:path draw:style-name="gr8" draw:text-style-name="P2" draw:layer="layout" svg:width="0.011cm" svg:height="0.007cm" svg:x="11.221cm" svg:y="3.037cm" svg:viewBox="0 0 12 8" svg:d="M0 0c5 3 8 3 12 8">
          <text:p/>
        </draw:path>
        <draw:path draw:style-name="gr8" draw:text-style-name="P2" draw:layer="layout" svg:width="0.106cm" svg:height="0.278cm" svg:x="11.232cm" svg:y="2.762cm" svg:viewBox="0 0 107 279" svg:d="M0 279c21 4 49-28 75-84 21-58 32-128 32-195">
          <text:p/>
        </draw:path>
        <draw:path draw:style-name="gr8" draw:text-style-name="P2" draw:layer="layout" svg:width="0.455cm" svg:height="0.062cm" svg:x="11.147cm" svg:y="3.961cm" svg:viewBox="0 0 456 63" svg:d="M456 0c-134 79-299 82-456 18">
          <text:p/>
        </draw:path>
        <draw:path draw:style-name="gr8" draw:text-style-name="P2" draw:layer="layout" svg:width="0.088cm" svg:height="0.064cm" svg:x="11.38cm" svg:y="3.111cm" svg:viewBox="0 0 89 65" svg:d="M0 0c33 19 61 40 89 65">
          <text:p/>
        </draw:path>
        <draw:line draw:style-name="gr8" draw:text-style-name="P2" draw:layer="layout" svg:x1="12.241cm" svg:y1="2.631cm" svg:x2="12.241cm" svg:y2="4.42cm">
          <text:p/>
        </draw:line>
        <draw:line draw:style-name="gr8" draw:text-style-name="P2" draw:layer="layout" svg:x1="11.648cm" svg:y1="2.095cm" svg:x2="12.245cm" svg:y2="2.636cm">
          <text:p/>
        </draw:line>
        <draw:line draw:style-name="gr8" draw:text-style-name="P2" draw:layer="layout" svg:x1="10.523cm" svg:y1="3.584cm" svg:x2="10.616cm" svg:y2="3.595cm">
          <text:p/>
        </draw:line>
        <draw:line draw:style-name="gr8" draw:text-style-name="P2" draw:layer="layout" svg:x1="10.615cm" svg:y1="3.594cm" svg:x2="10.615cm" svg:y2="3.541cm">
          <text:p/>
        </draw:line>
        <draw:line draw:style-name="gr8" draw:text-style-name="P2" draw:layer="layout" svg:x1="10.615cm" svg:y1="3.594cm" svg:x2="10.618cm" svg:y2="3.594cm">
          <text:p/>
        </draw:line>
        <draw:line draw:style-name="gr8" draw:text-style-name="P2" draw:layer="layout" svg:x1="11.948cm" svg:y1="5.617cm" svg:x2="12.097cm" svg:y2="4.55cm">
          <text:p/>
        </draw:line>
        <draw:line draw:style-name="gr8" draw:text-style-name="P2" draw:layer="layout" svg:x1="11.948cm" svg:y1="4.749cm" svg:x2="12.097cm" svg:y2="4.55cm">
          <text:p/>
        </draw:line>
        <draw:line draw:style-name="gr8" draw:text-style-name="P2" draw:layer="layout" svg:x1="10.615cm" svg:y1="3.598cm" svg:x2="10.615cm" svg:y2="3.594cm">
          <text:p/>
        </draw:line>
        <draw:line draw:style-name="gr8" draw:text-style-name="P2" draw:layer="layout" svg:x1="10.618cm" svg:y1="3.598cm" svg:x2="10.615cm" svg:y2="3.598cm">
          <text:p/>
        </draw:line>
        <draw:line draw:style-name="gr8" draw:text-style-name="P2" draw:layer="layout" svg:x1="12.096cm" svg:y1="4.551cm" svg:x2="12.189cm" svg:y2="4.469cm">
          <text:p/>
        </draw:line>
        <draw:line draw:style-name="gr8" draw:text-style-name="P2" draw:layer="layout" svg:x1="12.188cm" svg:y1="4.474cm" svg:x2="12.242cm" svg:y2="4.423cm">
          <text:p/>
        </draw:line>
        <draw:line draw:style-name="gr8" draw:text-style-name="P2" draw:layer="layout" svg:x1="12.245cm" svg:y1="4.42cm" svg:x2="12.241cm" svg:y2="4.428cm">
          <text:p/>
        </draw:line>
        <draw:line draw:style-name="gr8" draw:text-style-name="P2" draw:layer="layout" svg:x1="12.121cm" svg:y1="5.327cm" svg:x2="12.245cm" svg:y2="4.42cm">
          <text:p/>
        </draw:line>
        <draw:line draw:style-name="gr8" draw:text-style-name="P2" draw:layer="layout" svg:x1="12.117cm" svg:y1="5.327cm" svg:x2="12.122cm" svg:y2="5.323cm">
          <text:p/>
        </draw:line>
        <draw:line draw:style-name="gr8" draw:text-style-name="P2" draw:layer="layout" svg:x1="12.573cm" svg:y1="5.084cm" svg:x2="12.577cm" svg:y2="5.08cm">
          <text:p/>
        </draw:line>
        <draw:path draw:style-name="gr8" draw:text-style-name="P2" draw:layer="layout" svg:width="0.325cm" svg:height="0.084cm" svg:x="12.259cm" svg:y="5.024cm" svg:viewBox="0 0 326 85" svg:d="M318 56c21-25-3-46-60-53-61-8-142 0-195 17-56 18-78 46-53 65">
          <text:p/>
        </draw:path>
        <draw:path draw:style-name="gr8" draw:text-style-name="P2" draw:layer="layout" svg:width="0.304cm" svg:height="0.048cm" svg:x="12.269cm" svg:y="5.083cm" svg:viewBox="0 0 305 49" svg:d="M0 25c26 18 86 29 153 22s127-26 152-47">
          <text:p/>
        </draw:path>
        <draw:path draw:style-name="gr8" draw:text-style-name="P2" draw:layer="layout" svg:width="0.019cm" svg:height="0.028cm" svg:x="13.2cm" svg:y="4.893cm" svg:viewBox="0 0 20 29" svg:d="M0 29c12-12 20-19 20-29">
          <text:p/>
        </draw:path>
        <draw:path draw:style-name="gr8" draw:text-style-name="P2" draw:layer="layout" svg:width="0.127cm" svg:height="0.049cm" svg:x="13.091cm" svg:y="4.847cm" svg:viewBox="0 0 128 50" svg:d="M128 50c0-3-3-3-3-7v-4c-4-3-4-3-4-7-3 0-3-4-7-4 0 0-4-4-7-4 0-3-4-3-7-3-4-4-7-7-11-7-3 0-3 0-7-4-3 0-7 0-14 0-3-3-7-3-10-3-5-4-12-4-16-4-3 0-10 0-14 0-7-3-17-3-28-3">
          <text:p/>
        </draw:path>
        <draw:line draw:style-name="gr8" draw:text-style-name="P2" draw:layer="layout" svg:x1="12.438cm" svg:y1="4.818cm" svg:x2="13.092cm" svg:y2="4.848cm">
          <text:p/>
        </draw:line>
        <draw:path draw:style-name="gr8" draw:text-style-name="P2" draw:layer="layout" svg:width="0.261cm" svg:height="0.06cm" svg:x="12.52cm" svg:y="5.284cm" svg:viewBox="0 0 262 61" svg:d="M0 61c7 0 14 0 21 0s14 0 21 0c11 0 18 0 25 0 14-3 28-3 42-8 7 0 18 0 25-3 8 0 15-4 22-4 7-4 10-4 17-7 8 0 15-4 22-4 3-3 10-3 17-7 4-3 11-3 14-7 4 0 11-3 14-7 4 0 8-3 11-7 4 0 7-3 11-7">
          <text:p/>
        </draw:path>
        <draw:line draw:style-name="gr8" draw:text-style-name="P2" draw:layer="layout" svg:x1="13.205cm" svg:y1="4.917cm" svg:x2="12.781cm" svg:y2="5.289cm">
          <text:p/>
        </draw:line>
        <draw:path draw:style-name="gr8" draw:text-style-name="P2" draw:layer="layout" svg:width="0.007cm" svg:height="0.003cm" svg:x="12.939cm" svg:y="5.094cm" svg:viewBox="0 0 8 4" svg:d="M0 4c5 0 5 0 8-4">
          <text:p/>
        </draw:path>
        <draw:path draw:style-name="gr8" draw:text-style-name="P2" draw:layer="layout" svg:width="0.324cm" svg:height="0.084cm" svg:x="12.629cm" svg:y="5.038cm" svg:viewBox="0 0 325 85" svg:d="M317 56c22-25-3-46-63-53-56-7-139 0-195 21-53 18-74 42-49 61">
          <text:p/>
        </draw:path>
        <draw:path draw:style-name="gr8" draw:text-style-name="P2" draw:layer="layout" svg:width="0.303cm" svg:height="0.049cm" svg:x="12.64cm" svg:y="5.097cm" svg:viewBox="0 0 304 50" svg:d="M0 26c24 21 84 28 151 21 67-4 128-25 153-47">
          <text:p/>
        </draw:path>
        <draw:line draw:style-name="gr8" draw:text-style-name="P2" draw:layer="layout" svg:x1="10.484cm" svg:y1="1.675cm" svg:x2="10.484cm" svg:y2="2.084cm">
          <text:p/>
        </draw:line>
        <draw:path draw:style-name="gr8" draw:text-style-name="P2" draw:layer="layout" svg:width="0.095cm" svg:height="0.194cm" svg:x="10.484cm" svg:y="1.481cm" svg:viewBox="0 0 96 195" svg:d="M0 195c4-78 40-149 96-195">
          <text:p/>
        </draw:path>
        <draw:path draw:style-name="gr8" draw:text-style-name="P2" draw:layer="layout" svg:width="0.148cm" svg:height="0.067cm" svg:x="10.576cm" svg:y="1.414cm" svg:viewBox="0 0 149 68" svg:d="M0 68c43-35 96-61 149-68">
          <text:p/>
        </draw:path>
        <draw:line draw:style-name="gr8" draw:text-style-name="P2" draw:layer="layout" svg:x1="10.724cm" svg:y1="1.414cm" svg:x2="11.275cm" svg:y2="1.493cm">
          <text:p/>
        </draw:line>
        <draw:path draw:style-name="gr8" draw:text-style-name="P2" draw:layer="layout" svg:width="0.229cm" svg:height="0.317cm" svg:x="11.271cm" svg:y="1.492cm" svg:viewBox="0 0 230 318" svg:d="M0 0c131 53 223 183 230 318">
          <text:p/>
        </draw:path>
        <draw:line draw:style-name="gr8" draw:text-style-name="P2" draw:layer="layout" svg:x1="11.497cm" svg:y1="1.809cm" svg:x2="11.497cm" svg:y2="2.226cm">
          <text:p/>
        </draw:line>
        <draw:path draw:style-name="gr8" draw:text-style-name="P2" draw:layer="layout" svg:width="0.021cm" svg:height="0.046cm" svg:x="11.144cm" svg:y="1.643cm" svg:viewBox="0 0 22 47" svg:d="M0 47c0-18 7-36 22-47">
          <text:p/>
        </draw:path>
        <draw:path draw:style-name="gr8" draw:text-style-name="P2" draw:layer="layout" svg:width="0.119cm" svg:height="0.127cm" svg:x="11.165cm" svg:y="1.629cm" svg:viewBox="0 0 120 128" svg:d="M0 14c25-24 70-17 96 15 32 28 32 78 0 99">
          <text:p/>
        </draw:path>
        <draw:path draw:style-name="gr8" draw:text-style-name="P2" draw:layer="layout" svg:width="0.12cm" svg:height="0.082cm" svg:x="11.144cm" svg:y="1.689cm" svg:viewBox="0 0 121 83" svg:d="M121 67c-22 19-51 23-79 4-25-14-42-42-42-71">
          <text:p/>
        </draw:path>
        <draw:path draw:style-name="gr8" draw:text-style-name="P2" draw:layer="layout" svg:width="0.021cm" svg:height="0.05cm" svg:x="10.724cm" svg:y="1.583cm" svg:viewBox="0 0 22 51" svg:d="M0 51c0-18 11-35 22-51">
          <text:p/>
        </draw:path>
        <draw:path draw:style-name="gr8" draw:text-style-name="P2" draw:layer="layout" svg:width="0.12cm" svg:height="0.131cm" svg:x="10.745cm" svg:y="1.569cm" svg:viewBox="0 0 121 132" svg:d="M0 14c29-24 75-17 100 18 28 29 28 75 0 100">
          <text:p/>
        </draw:path>
        <draw:path draw:style-name="gr8" draw:text-style-name="P2" draw:layer="layout" svg:width="0.12cm" svg:height="0.081cm" svg:x="10.724cm" svg:y="1.633cm" svg:viewBox="0 0 121 82" svg:d="M121 68c-18 18-49 18-74 3-29-14-47-42-47-71">
          <text:p/>
        </draw:path>
        <draw:path draw:style-name="gr8" draw:text-style-name="P2" draw:layer="layout" svg:width="0.005cm" svg:height="0.053cm" svg:x="11.948cm" svg:y="4.395cm" svg:viewBox="0 0 6 54" svg:d="M0 0c8 18 8 39 0 54">
          <text:p/>
        </draw:path>
        <draw:path draw:style-name="gr8" draw:text-style-name="P2" draw:layer="layout" svg:width="0.005cm" svg:height="0.056cm" svg:x="11.948cm" svg:y="2.942cm" svg:viewBox="0 0 6 57" svg:d="M0 0c8 17 8 38 0 57">
          <text:p/>
        </draw:path>
        <draw:line draw:style-name="gr8" draw:text-style-name="P2" draw:layer="layout" svg:x1="12.097cm" svg:y1="2.763cm" svg:x2="11.948cm" svg:y2="2.631cm">
          <text:p/>
        </draw:line>
        <draw:line draw:style-name="gr8" draw:text-style-name="P2" draw:layer="layout" svg:x1="12.096cm" svg:y1="4.55cm" svg:x2="12.096cm" svg:y2="2.762cm">
          <text:p/>
        </draw:line>
        <draw:line draw:style-name="gr8" draw:text-style-name="P2" draw:layer="layout" svg:x1="11.948cm" svg:y1="4.529cm" svg:x2="12.097cm" svg:y2="4.551cm">
          <text:p/>
        </draw:line>
        <draw:line draw:style-name="gr8" draw:text-style-name="P2" draw:layer="layout" svg:x1="12.241cm" svg:y1="2.636cm" svg:x2="12.245cm" svg:y2="2.631cm">
          <text:p/>
        </draw:line>
        <draw:line draw:style-name="gr8" draw:text-style-name="P2" draw:layer="layout" svg:x1="12.242cm" svg:y1="2.635cm" svg:x2="12.188cm" svg:y2="2.685cm">
          <text:p/>
        </draw:line>
        <draw:line draw:style-name="gr8" draw:text-style-name="P2" draw:layer="layout" svg:x1="12.189cm" svg:y1="2.681cm" svg:x2="12.096cm" svg:y2="2.763cm">
          <text:p/>
        </draw:line>
        <draw:line draw:style-name="gr8" draw:text-style-name="P2" draw:layer="layout" svg:x1="11.649cm" svg:y1="2.095cm" svg:x2="11.497cm" svg:y2="2.23cm">
          <text:p/>
        </draw:line>
        <draw:path draw:style-name="gr8" draw:text-style-name="P2" draw:layer="layout" svg:width="0.039cm" svg:height="0.043cm" svg:x="11.288cm" svg:y="4.61cm" svg:viewBox="0 0 40 44" svg:d="M40 44c-10-26-25-40-40-44">
          <text:p/>
        </draw:path>
        <draw:path draw:style-name="gr8" draw:text-style-name="P2" draw:layer="layout" svg:width="0.009cm" svg:height="0cm" svg:x="11.278cm" svg:y="4.61cm" svg:viewBox="0 0 10 0" svg:d="M10 0c-3 0-7 0-10 0">
          <text:p/>
        </draw:path>
        <draw:line draw:style-name="gr8" draw:text-style-name="P2" draw:layer="layout" svg:x1="11.339cm" svg:y1="2.763cm" svg:x2="11.243cm" svg:y2="2.748cm">
          <text:p/>
        </draw:line>
        <draw:path draw:style-name="gr8" draw:text-style-name="P2" draw:layer="layout" svg:width="0.032cm" svg:height="0.095cm" svg:x="11.211cm" svg:y="2.748cm" svg:viewBox="0 0 33 96" svg:d="M33 0c0 31-12 68-33 96">
          <text:p/>
        </draw:path>
        <draw:path draw:style-name="gr8" draw:text-style-name="P2" draw:layer="layout" svg:width="0.005cm" svg:height="0.037cm" svg:x="11.239cm" svg:y="2.712cm" svg:viewBox="0 0 6 38" svg:d="M0 0c0 12 6 26 6 38">
          <text:p/>
        </draw:path>
        <draw:line draw:style-name="gr8" draw:text-style-name="P2" draw:layer="layout" svg:x1="11.648cm" svg:y1="1.679cm" svg:x2="11.648cm" svg:y2="2.095cm">
          <text:p/>
        </draw:line>
        <draw:path draw:style-name="gr8" draw:text-style-name="P2" draw:layer="layout" svg:width="0.229cm" svg:height="0.321cm" svg:x="11.419cm" svg:y="1.361cm" svg:viewBox="0 0 230 322" svg:d="M0 0c130 57 223 185 230 322">
          <text:p/>
        </draw:path>
        <draw:line draw:style-name="gr8" draw:text-style-name="P2" draw:layer="layout" svg:x1="11.423cm" svg:y1="1.366cm" svg:x2="10.872cm" svg:y2="1.287cm">
          <text:p/>
        </draw:line>
        <draw:path draw:style-name="gr8" draw:text-style-name="P2" draw:layer="layout" svg:width="0.148cm" svg:height="0.064cm" svg:x="10.724cm" svg:y="1.287cm" svg:viewBox="0 0 149 65" svg:d="M0 65c43-36 96-57 149-65">
          <text:p/>
        </draw:path>
        <draw:line draw:style-name="gr8" draw:text-style-name="P2" draw:layer="layout" svg:x1="12.241cm" svg:y1="4.423cm" svg:x2="12.241cm" svg:y2="2.635cm">
          <text:p/>
        </draw:line>
        <draw:line draw:style-name="gr8" draw:text-style-name="P2" draw:layer="layout" svg:x1="12.188cm" svg:y1="2.681cm" svg:x2="12.188cm" svg:y2="4.469cm">
          <text:p/>
        </draw:line>
        <draw:line draw:style-name="gr8" draw:text-style-name="P2" draw:layer="layout" svg:x1="10.873cm" svg:y1="1.287cm" svg:x2="10.724cm" svg:y2="1.419cm">
          <text:p/>
        </draw:line>
        <draw:line draw:style-name="gr8" draw:text-style-name="P2" draw:layer="layout" svg:x1="11.423cm" svg:y1="1.361cm" svg:x2="11.271cm" svg:y2="1.493cm">
          <text:p/>
        </draw:line>
        <draw:line draw:style-name="gr8" draw:text-style-name="P2" draw:layer="layout" svg:x1="11.649cm" svg:y1="1.679cm" svg:x2="11.497cm" svg:y2="1.81cm">
          <text:p/>
        </draw:line>
        <draw:line draw:style-name="gr8" draw:text-style-name="P2" draw:layer="layout" svg:x1="9.034cm" svg:y1="7.359cm" svg:x2="9.047cm" svg:y2="7.348cm">
          <text:p/>
        </draw:line>
        <draw:line draw:style-name="gr8" draw:text-style-name="P2" draw:layer="layout" svg:x1="9.214cm" svg:y1="7.568cm" svg:x2="9.227cm" svg:y2="7.556cm">
          <text:p/>
        </draw:line>
        <draw:line draw:style-name="gr8" draw:text-style-name="P2" draw:layer="layout" svg:x1="9.08cm" svg:y1="7.328cm" svg:x2="9.092cm" svg:y2="7.32cm">
          <text:p/>
        </draw:line>
        <draw:line draw:style-name="gr8" draw:text-style-name="P2" draw:layer="layout" svg:x1="9.253cm" svg:y1="7.525cm" svg:x2="9.261cm" svg:y2="7.514cm">
          <text:p/>
        </draw:line>
        <draw:line draw:style-name="gr8" draw:text-style-name="P2" draw:layer="layout" svg:x1="8.011cm" svg:y1="7.218cm" svg:x2="8.026cm" svg:y2="7.207cm">
          <text:p/>
        </draw:line>
        <draw:line draw:style-name="gr8" draw:text-style-name="P2" draw:layer="layout" svg:x1="8.195cm" svg:y1="7.423cm" svg:x2="8.206cm" svg:y2="7.415cm">
          <text:p/>
        </draw:line>
        <draw:line draw:style-name="gr8" draw:text-style-name="P2" draw:layer="layout" svg:x1="8.06cm" svg:y1="7.187cm" svg:x2="8.072cm" svg:y2="7.175cm">
          <text:p/>
        </draw:line>
        <draw:line draw:style-name="gr8" draw:text-style-name="P2" draw:layer="layout" svg:x1="8.23cm" svg:y1="7.381cm" svg:x2="8.241cm" svg:y2="7.373cm">
          <text:p/>
        </draw:line>
        <draw:line draw:style-name="gr8" draw:text-style-name="P2" draw:layer="layout" svg:x1="10.778cm" svg:y1="6.512cm" svg:x2="10.77cm" svg:y2="6.52cm">
          <text:p/>
        </draw:line>
        <draw:line draw:style-name="gr8" draw:text-style-name="P2" draw:layer="layout" svg:x1="10.672cm" svg:y1="6.388cm" svg:x2="10.664cm" svg:y2="6.396cm">
          <text:p/>
        </draw:line>
        <draw:line draw:style-name="gr8" draw:text-style-name="P2" draw:layer="layout" svg:x1="10.753cm" svg:y1="6.547cm" svg:x2="10.738cm" svg:y2="6.562cm">
          <text:p/>
        </draw:line>
        <draw:line draw:style-name="gr8" draw:text-style-name="P2" draw:layer="layout" svg:x1="10.633cm" svg:y1="6.409cm" svg:x2="10.618cm" svg:y2="6.425cm">
          <text:p/>
        </draw:line>
        <draw:line draw:style-name="gr8" draw:text-style-name="P2" draw:layer="layout" svg:x1="10.778cm" svg:y1="6.092cm" svg:x2="10.77cm" svg:y2="6.097cm">
          <text:p/>
        </draw:line>
        <draw:line draw:style-name="gr8" draw:text-style-name="P2" draw:layer="layout" svg:x1="10.672cm" svg:y1="5.969cm" svg:x2="10.664cm" svg:y2="5.977cm">
          <text:p/>
        </draw:line>
        <draw:line draw:style-name="gr8" draw:text-style-name="P2" draw:layer="layout" svg:x1="10.753cm" svg:y1="6.127cm" svg:x2="10.738cm" svg:y2="6.139cm">
          <text:p/>
        </draw:line>
        <draw:line draw:style-name="gr8" draw:text-style-name="P2" draw:layer="layout" svg:x1="10.633cm" svg:y1="5.99cm" svg:x2="10.618cm" svg:y2="6.001cm">
          <text:p/>
        </draw:line>
        <draw:line draw:style-name="gr8" draw:text-style-name="P2" draw:layer="layout" svg:x1="10.198cm" svg:y1="7.097cm" svg:x2="10.198cm" svg:y2="5.15cm">
          <text:p/>
        </draw:line>
        <draw:line draw:style-name="gr8" draw:text-style-name="P2" draw:layer="layout" svg:x1="10.198cm" svg:y1="5.15cm" svg:x2="10.198cm" svg:y2="3.527cm">
          <text:p/>
        </draw:line>
        <draw:line draw:style-name="gr8" draw:text-style-name="P2" draw:layer="layout" svg:x1="8.699cm" svg:y1="6.205cm" svg:x2="8.699cm" svg:y2="5.15cm">
          <text:p/>
        </draw:line>
        <draw:line draw:style-name="gr8" draw:text-style-name="P2" draw:layer="layout" svg:x1="10.181cm" svg:y1="7.376cm" svg:x2="10.181cm" svg:y2="6.484cm">
          <text:p/>
        </draw:line>
        <draw:path draw:style-name="gr8" draw:text-style-name="P2" draw:layer="layout" svg:width="0.021cm" svg:height="0.081cm" svg:x="8.798cm" svg:y="3.457cm" svg:viewBox="0 0 22 82" svg:d="M22 0c-15 28-22 56-22 82">
          <text:p/>
        </draw:path>
        <draw:path draw:style-name="gr8" draw:text-style-name="P2" draw:layer="layout" svg:width="0.106cm" svg:height="0.159cm" svg:x="10.092cm" svg:y="3.361cm" svg:viewBox="0 0 107 160" svg:d="M0 0c44 32 76 69 93 104 7 21 11 39 14 56">
          <text:p/>
        </draw:path>
        <draw:line draw:style-name="gr8" draw:text-style-name="P2" draw:layer="layout" svg:x1="10.939cm" svg:y1="5.245cm" svg:x2="10.939cm" svg:y2="4.176cm">
          <text:p/>
        </draw:line>
        <draw:line draw:style-name="gr8" draw:text-style-name="P2" draw:layer="layout" svg:x1="8.329cm" svg:y1="7.242cm" svg:x2="8.329cm" svg:y2="6.35cm">
          <text:p/>
        </draw:line>
        <draw:path draw:style-name="gr8" draw:text-style-name="P2" draw:layer="layout" svg:width="0.462cm" svg:height="0.215cm" svg:x="8.819cm" svg:y="3.242cm" svg:viewBox="0 0 463 216" svg:d="M463 0c-35 3-70 10-106 17-63 11-127 28-181 53-28 11-53 26-74 40-28 18-49 35-63 49-18 21-32 39-39 57">
          <text:p/>
        </draw:path>
        <draw:line draw:style-name="gr8" draw:text-style-name="P2" draw:layer="layout" svg:x1="8.798cm" svg:y1="3.534cm" svg:x2="8.798cm" svg:y2="3.584cm">
          <text:p/>
        </draw:line>
        <draw:line draw:style-name="gr8" draw:text-style-name="P2" draw:layer="layout" svg:x1="8.798cm" svg:y1="4.822cm" svg:x2="8.798cm" svg:y2="3.584cm">
          <text:p/>
        </draw:line>
        <draw:line draw:style-name="gr8" draw:text-style-name="P2" draw:layer="layout" svg:x1="8.798cm" svg:y1="5.15cm" svg:x2="8.798cm" svg:y2="4.822cm">
          <text:p/>
        </draw:line>
        <draw:path draw:style-name="gr8" draw:text-style-name="P2" draw:layer="layout" svg:width="0.815cm" svg:height="0.135cm" svg:x="9.281cm" svg:y="3.226cm" svg:viewBox="0 0 816 136" svg:d="M816 136c-25-14-53-31-99-52-32-12-67-26-123-40-32-11-78-18-134-25-53-11-106-14-148-18-60-3-110 0-152 0-64 4-118 7-160 15">
          <text:p/>
        </draw:path>
        <draw:line draw:style-name="gr8" draw:text-style-name="P2" draw:layer="layout" svg:x1="10.939cm" svg:y1="5.566cm" svg:x2="10.939cm" svg:y2="5.245cm">
          <text:p/>
        </draw:line>
        <draw:line draw:style-name="gr8" draw:text-style-name="P2" draw:layer="layout" svg:x1="13.215cm" svg:y1="5.302cm" svg:x2="13.215cm" svg:y2="4.893cm">
          <text:p/>
        </draw:line>
        <draw:line draw:style-name="gr8" draw:text-style-name="P2" draw:layer="layout" svg:x1="10.576cm" svg:y1="1.482cm" svg:x2="10.728cm" svg:y2="1.351cm">
          <text:p/>
        </draw:line>
        <draw:path draw:style-name="gr1" draw:text-style-name="P1" draw:layer="layout" svg:width="4.886cm" svg:height="6.207cm" svg:x="8.322cm" svg:y="7.302cm" svg:viewBox="0 0 4887 6208" svg:d="M4872 4044c11-7 15-18 15-25v-409c0-4 0-4 0-7l-4-4c0-3 0-3 0-3-4-4-7-4-7-7 0 0-4-4-7-4 0 0-4-3-7-3-4-4-7-4-7-4-4 0-7-3-11-3-3-4-7-4-10-4-7 0-11 0-15-3-3 0-10 0-14 0-3-4-7-4-14-4s-17 0-28 0l-653-28-248-35 54-364v-1789l-600-537v-416c-4-137-96-264-226-317l-547-78-148 131 547 74c130 56 222 183 225 317v416l-28-3-723-99-261-39v-409c4-78 39-148 92-194l148-130c42-36 92-57 148-64-56 7-106 28-148 64l-148 130c42-35 91-60 148-63-57 3-106 28-148 63-53 46-88 116-92 194v409l-296 293v480 625c-14-42-46-84-96-120-21-14-49-31-98-49-29-14-64-29-120-43-32-7-78-18-138-25-49-7-102-14-148-14-56-4-106-4-152-4-60 4-113 7-155 14-35 4-71 11-106 18-63 11-127 32-183 54-25 14-53 28-71 39-28 17-49 35-63 49-21 21-32 39-43 60-14 25-17 53-17 78v46c0 98 166 183 420 222 257 42 553 21 758-42v1238c-205 67-501 84-758 46-254-39-420-127-420-226v293c-32 10-64 21-103 31v4c0 116 202 219 508 261 304 42 653 14 879-67h3l-109-14-1178-180c0 99 166 187 420 226 257 39 553 21 758-46l-1178-180v-35c-32 10-64 21-103 31v4c0 116 202 219 508 261 304 42 653 14 879-67 0 0 3 0 7-4v410l-4-406 4 582v-176 225-49 469-420l-1394 233c0 113 205 219 512 258 307 42 660 14 882-71l-1394-190v-1055 1055l-197 31c70-7 137-17 197-35l-264 57c14-11 39-18 67-22l-67 22-95 81c-4 3-7 10-7 14v889c0 14 24 28 63 32l1556 218c49 7 109-3 130-21l96-81c3-7 7-11 7-14v-226c10-17 17-35 17-53v-300c57-42 141-77 247-102l409-360v-21-257l198 28v130l254 36 120 17 141-127v-183c67-67 205-120 381-152 99-25 173-60 219-95 0-7 7-11 17-11 11-3 22-7 37-7l21 4 183 24 96 15c102 14 218-4 261-39l45-39 311-275z">
          <text:p/>
        </draw:path>
        <draw:polygon draw:style-name="gr7" draw:text-style-name="P2" draw:layer="layout" svg:width="0cm" svg:height="0cm" svg:x="10.368cm" svg:y="10.851cm" svg:viewBox="0 0 0 0" draw:points="0,0">
          <text:p/>
        </draw:polygon>
        <draw:path draw:style-name="gr1" draw:text-style-name="P1" draw:layer="layout" svg:width="1.869cm" svg:height="2.341cm" svg:x="8.322cm" svg:y="11.168cm" svg:viewBox="0 0 1870 2342" svg:d="M371 1055c0 113 201 219 508 258 310 42 660 14 882-71 14 25 42 50 78 71 10 7 14 14 14 17v668-668c0 7-4 11-7 15l-96 84c-21 18-77 25-130 18l-1557-215c-39-7-63-18-63-32v890c0 14 24 28 63 32l1557 218c53 7 109-3 130-21l96-81c3-7 7-11 7-14v-226c10-17 17-35 17-53v-304-1203-438c0 50-42 96-120 135v24c4 7 4 18 11 28v406c7-14 14-28 25-46 7-10 17-24 24-35 4-4 7-7 11-7 7-7 14-11 21-11 7 4 14 14 18 29 0 7 0 17 3 24 0 18 0 39 0 64 0 24 0 49 0 74-3 21-7 42-7 63-3 18-7 32-14 46-7 18-14 32-21 39-11 7-21 11-28 11-11-4-22-11-32-18v-4 420-420 420c14 25 42 50 78 71 10 7 14 14 14 17 0 7-4 11-7 15l-96 84c-21 18-77 25-130 18l-1557-215c-39-7-63-18-63-32 0-7 3-11 7-14l99-85c11-7 36-18 64-21 74-7 141-18 201-32z">
          <text:p/>
        </draw:path>
        <draw:polygon draw:style-name="gr7" draw:text-style-name="P2" draw:layer="layout" svg:width="0cm" svg:height="0cm" svg:x="10.368cm" svg:y="10.851cm" svg:viewBox="0 0 0 0" draw:points="0,0">
          <text:p/>
        </draw:polygon>
        <draw:path draw:style-name="gr1" draw:text-style-name="P1" draw:layer="layout" svg:width="1.651cm" svg:height="2.54cm" svg:x="8.791cm" svg:y="8.872cm" svg:viewBox="0 0 1652 2541" svg:d="M1564 244l28-42c24-35 46-95 60-166l-261-36v625c7 11 10 25 10 39v7 152-155 222-67 229-162 272-110 134-24 119-95 110-15 173-158 183-25 212-187 815-628l-218 808c141-46 218-110 218-177l-222 177v-328-1238-50-7 7 50c-205 63-501 84-755 42-258-39-424-124-424-222v1238c0 99 166 187 424 226 254 38 550 21 755-46v328l-1179-180c0 99 166 187 424 226 254 40 550 21 755-46l-1179-180v-35-293-1238-46c0-25 3-53 17-78 11-21 22-39 43-60 14-14 35-32 63-49 18-11 46-25 71-39 56-21 121-39 184-53 35-7 71-14 106-18 46-3 95-10 159-10 42-4 92-4 151 0 43 3 96 7 149 14 56 7 102 18 137 28 53 14 88 25 117 39 49 18 77 35 98 49 50 36 82 78 96 120 7 11 10 25 10 39v7c0 14-3 28-10 42-11 18-21 32-39 50-14 10-25 18-39 25-11 10-21 14-32 21-35 17-70 31-102 42 32-11 67-25 102-42 11-7 21-11 32-21 14-7 25-15 39-25 18-18 28-32 39-50 7-14 10-28 10-42v152-155 155l163-141v-18z">
          <text:p/>
        </draw:path>
        <draw:polygon draw:style-name="gr7" draw:text-style-name="P2" draw:layer="layout" svg:width="0cm" svg:height="0cm" svg:x="10.368cm" svg:y="10.851cm" svg:viewBox="0 0 0 0" draw:points="0,0">
          <text:p/>
        </draw:polygon>
        <draw:path draw:style-name="gr1" draw:text-style-name="P1" draw:layer="layout" svg:width="0.48cm" svg:height="2.311cm" svg:x="11.461cm" svg:y="8.237cm" svg:viewBox="0 0 481 2312" svg:d="M0 0v811 141c244 212 305 561 134 791-21 24-42 49-67 70-21 18-42 35-67 50v169 213l481 67v-82c-3 15-11 25-21 36-28 21-67 24-102 7-36-21-57-57-57-95 0-26 11-51 25-65 25-21 60-25 92-14 31 14 56 42 63 79v-1402c-3 14-11 25-21 35-28 25-67 25-102 7-36-21-57-56-57-95 0-25 11-46 25-63 25-18 60-25 92-11 31 11 56 39 63 74v-314l-453-406z">
          <text:p/>
        </draw:path>
        <draw:polygon draw:style-name="gr7" draw:text-style-name="P2" draw:layer="layout" svg:width="0cm" svg:height="0cm" svg:x="10.368cm" svg:y="10.851cm" svg:viewBox="0 0 0 0" draw:points="0,0">
          <text:p/>
        </draw:polygon>
        <draw:path draw:style-name="gr1" draw:text-style-name="P1" draw:layer="layout" svg:width="0.402cm" svg:height="3.277cm" svg:x="11.059cm" svg:y="8.237cm" svg:viewBox="0 0 403 3278" svg:d="M403 0v811l-89 78-138 120c-49 63-88 201-95 331v417 169 64 324l322-282v212 691l-191-28-85 74-39 88-28 71-60 138v-2276l46-67c18-25 32-64 46-110 14-45 21-98 25-148 3-88 21-183 49-254l109-271c14-39 32-67 50-85z">
          <text:p/>
        </draw:path>
        <draw:polygon draw:style-name="gr7" draw:text-style-name="P2" draw:layer="layout" svg:width="0cm" svg:height="0cm" svg:x="10.368cm" svg:y="10.851cm" svg:viewBox="0 0 0 0" draw:points="0,0">
          <text:p/>
        </draw:polygon>
        <draw:path draw:style-name="gr1" draw:text-style-name="P1" draw:layer="layout" svg:width="0.222cm" svg:height="2.893cm" svg:x="10.837cm" svg:y="9.207cm" svg:viewBox="0 0 223 2894" svg:d="M223 32v2276l-14 32v554l-199-28v-378 4l36-29c-11 7-21 18-36 25l36-25c21-17 35-35 42-53 7-14 7-24 7-35v-317-1073c0-42-32-85-95-124v-861z">
          <text:p/>
        </draw:path>
        <draw:polygon draw:style-name="gr7" draw:text-style-name="P2" draw:layer="layout" svg:width="0cm" svg:height="0cm" svg:x="10.368cm" svg:y="10.851cm" svg:viewBox="0 0 0 0" draw:points="0,0">
          <text:p/>
        </draw:polygon>
        <draw:path draw:style-name="gr1" draw:text-style-name="P1" draw:layer="layout" svg:width="0.874cm" svg:height="0.702cm" svg:x="10.354cm" svg:y="8.558cm" svg:viewBox="0 0 875 703" svg:d="M875 102c-28 71-49 167-52 255-4 53-11 106-25 152-11 46-28 81-46 109l-46 64-223-32-35 53-85-11 53-74-113-17-49-7-131-18-123-18 28-42c21-35 46-95 60-166 3-14 3-28 7-42 0-18 0-32 3-50 0-38 4-78 11-113 10-53 25-103 42-145z">
          <text:p/>
        </draw:path>
        <draw:polygon draw:style-name="gr7" draw:text-style-name="P2" draw:layer="layout" svg:width="0cm" svg:height="0cm" svg:x="10.368cm" svg:y="10.851cm" svg:viewBox="0 0 0 0" draw:points="0,0">
          <text:p/>
        </draw:polygon>
        <draw:path draw:style-name="gr1" draw:text-style-name="P1" draw:layer="layout" svg:width="1.098cm" svg:height="0.522cm" svg:x="12.11cm" svg:y="10.837cm" svg:viewBox="0 0 1099 523" svg:d="M1084 99c11-11 15-18 15-25 0-4 0-4 0-7 0 0 0-4-4-4 0-3 0-3 0-7-4 0-7-3-7-3 0 0-4-4-7-4 0-3-4-3-7-3-4-4-7-4-7-4-4-3-7-3-11-3-3-4-7-4-10-4-7 0-11-3-15-3-3 0-10-4-14-4-3 0-7 0-14 0s-17-3-28-3l-654-25-282 247-39 258 403 18c7 0 14 0 21 0s14 0 21 0 14 0 21 0c18-4 32-4 47-7 7 0 14 0 21-4 7 0 14 0 21-3 7 0 14-4 21-4 7-3 15-3 18-7 7 0 14-3 21-3 4-4 7-4 14-7 4-4 11-4 14-7 4-4 7-4 11-7 4-4 7-4 11-7z">
          <text:p/>
        </draw:path>
        <draw:polygon draw:style-name="gr7" draw:text-style-name="P2" draw:layer="layout" svg:width="0cm" svg:height="0cm" svg:x="10.368cm" svg:y="10.851cm" svg:viewBox="0 0 0 0" draw:points="0,0">
          <text:p/>
        </draw:polygon>
        <draw:path draw:style-name="gr1" draw:text-style-name="P1" draw:layer="layout" svg:width="0.552cm" svg:height="0.913cm" svg:x="11.14cm" svg:y="9.126cm" svg:viewBox="0 0 553 914" svg:d="M234 0c32 18 60 39 88 63 244 212 304 566 134 792-134 74-301 77-456 14v-413c7-135 46-273 95-336z">
          <text:p/>
        </draw:path>
        <draw:polygon draw:style-name="gr7" draw:text-style-name="P2" draw:layer="layout" svg:width="0cm" svg:height="0cm" svg:x="10.368cm" svg:y="10.851cm" svg:viewBox="0 0 0 0" draw:points="0,0">
          <text:p/>
        </draw:polygon>
        <draw:path draw:style-name="gr1" draw:text-style-name="P1" draw:layer="layout" svg:width="0.384cm" svg:height="1.291cm" svg:x="10.548cm" svg:y="10.191cm" svg:viewBox="0 0 385 1292" svg:d="M385 1091c0-3 0-10 0-17v-1074c0 92-148 177-385 219v1073c89-17 166-38 230-63-7-14-14-28-18-46-7-25-14-56-10-95 3-28 7-53 14-74 7-25 14-46 21-64 14-35 32-60 46-84 17-29 39-50 53-64 14-11 24-14 31-14 8 3 11 11 15 21 3 14 3 32 3 57 0 21 0 49 0 84 0 32 0 67 0 99 0 14 0 28 0 42z">
          <text:p/>
        </draw:path>
        <draw:polygon draw:style-name="gr7" draw:text-style-name="P2" draw:layer="layout" svg:width="0cm" svg:height="0cm" svg:x="10.368cm" svg:y="10.851cm" svg:viewBox="0 0 0 0" draw:points="0,0">
          <text:p/>
        </draw:polygon>
        <draw:path draw:style-name="gr1" draw:text-style-name="P1" draw:layer="layout" svg:width="0.956cm" svg:height="0.522cm" svg:x="10.505cm" svg:y="8.138cm" svg:viewBox="0 0 957 523" svg:d="M106 148c14-39 32-67 49-81l78-67 724 99-77 67c-18 18-36 46-50 85l-106 272-724-103z">
          <text:p/>
        </draw:path>
        <draw:polygon draw:style-name="gr7" draw:text-style-name="P2" draw:layer="layout" svg:width="0cm" svg:height="0cm" svg:x="10.368cm" svg:y="10.851cm" svg:viewBox="0 0 0 0" draw:points="0,0">
          <text:p/>
        </draw:polygon>
        <draw:path draw:style-name="gr1" draw:text-style-name="P1" draw:layer="layout" svg:width="0.357cm" svg:height="1.199cm" svg:x="10.191cm" svg:y="10.41cm" svg:viewBox="0 0 358 1200" svg:d="M358 1073v-1073c-157 28-280 74-358 127v628 3c0-3 0-7 0-10v452-445l103 389c-39 18-75 35-103 56l103-56c-18-11-36-32-43-64-10-42-3-103 14-156 14-35 36-67 60-88 32-21 64-28 96-25 28 4 52 14 70 32 12 7 19 18 26 25 10 21 17 42 17 70 0 25-7 51-17 72-19 35-40 60-65 81 32-7 65-14 97-18z">
          <text:p/>
        </draw:path>
        <draw:polygon draw:style-name="gr7" draw:text-style-name="P2" draw:layer="layout" svg:width="0cm" svg:height="0cm" svg:x="10.368cm" svg:y="10.851cm" svg:viewBox="0 0 0 0" draw:points="0,0">
          <text:p/>
        </draw:polygon>
        <draw:polygon draw:style-name="gr1" draw:text-style-name="P1" draw:layer="layout" svg:width="0.589cm" svg:height="1.066cm" svg:x="11.5cm" svg:y="10.565cm" svg:viewBox="0 0 590 1067" draw:points="0,1003 441,1067 590,0 441,198 0,798">
          <text:p/>
        </draw:polygon>
        <draw:polygon draw:style-name="gr7" draw:text-style-name="P2" draw:layer="layout" svg:width="0cm" svg:height="0cm" svg:x="10.368cm" svg:y="10.851cm" svg:viewBox="0 0 0 0" draw:points="0,0">
          <text:p/>
        </draw:polygon>
        <draw:path draw:style-name="gr1" draw:text-style-name="P1" draw:layer="layout" svg:width="1.119cm" svg:height="0.845cm" svg:x="12.089cm" svg:y="10.911cm" svg:viewBox="0 0 1120 846" svg:d="M1105 434c11-7 15-18 15-25v-409c0 7-4 14-15 25l-424 367c0 0-3 3-7 7-4 0-7 3-14 7-4 0-7 3-14 7-4 0-7 3-14 3-4 4-11 7-18 7-7 4-11 4-18 4-7 3-14 7-21 7s-14 3-21 3c-7 4-14 4-21 4-14 3-28 3-46 7-7 0-14 0-21 0s-14 0-21 0-14 0-21 0l-403-18-21 164 124 17v187l21 4v-191l180 28v187l99 15c102 14 218-4 257-39l46-39v-329l315-272v326z">
          <text:p/>
        </draw:path>
        <draw:polygon draw:style-name="gr7" draw:text-style-name="P2" draw:layer="layout" svg:width="0cm" svg:height="0cm" svg:x="10.368cm" svg:y="10.851cm" svg:viewBox="0 0 0 0" draw:points="0,0">
          <text:p/>
        </draw:polygon>
        <draw:polygon draw:style-name="gr1" draw:text-style-name="P1" draw:layer="layout" svg:width="0.48cm" svg:height="0.881cm" svg:x="11.461cm" svg:y="10.481cm" svg:viewBox="0 0 481 882" draw:points="39,882 481,282 481,67 0,0 0,692 18,696 39,699">
          <text:p/>
        </draw:polygon>
        <draw:polygon draw:style-name="gr7" draw:text-style-name="P2" draw:layer="layout" svg:width="0cm" svg:height="0cm" svg:x="10.368cm" svg:y="10.851cm" svg:viewBox="0 0 0 0" draw:points="0,0">
          <text:p/>
        </draw:polygon>
        <draw:path draw:style-name="gr1" draw:text-style-name="P1" draw:layer="layout" svg:width="0.148cm" svg:height="1.923cm" svg:x="11.941cm" svg:y="8.646cm" svg:viewBox="0 0 149 1924" svg:d="M0 1903l149 21v-1792l-149-132v315c7 18 7 35 0 53v1397c7 21 7 39 0 53z">
          <text:p/>
        </draw:path>
        <draw:polygon draw:style-name="gr7" draw:text-style-name="P2" draw:layer="layout" svg:width="0cm" svg:height="0cm" svg:x="10.368cm" svg:y="10.851cm" svg:viewBox="0 0 0 0" draw:points="0,0">
          <text:p/>
        </draw:polygon>
        <draw:path draw:style-name="gr1" draw:text-style-name="P1" draw:layer="layout" svg:width="0.413cm" svg:height="1.016cm" svg:x="10.438cm" svg:y="11.694cm" svg:viewBox="0 0 414 1017" svg:d="M414 656v-24-254-378c-39 21-78 39-113 57-32 14-60 28-85 42-49 25-81 46-105 67l-4 3c-25 25-50 50-72 78-10 18-17 32-24 49-7 22-11 43-11 64v247c18 3 35 10 53 21 22 14 43 32 58 60 3 7 7 14 10 21 0 7 0 11 4 18 0 3 0 10 0 17 0 8 0 18 0 25s-4 14-4 18c0 7-3 10-3 14-4 7-4 14-7 21-15 32-36 60-58 85-18 14-35 31-53 46v64z">
          <text:p/>
        </draw:path>
        <draw:polygon draw:style-name="gr7" draw:text-style-name="P2" draw:layer="layout" svg:width="0cm" svg:height="0cm" svg:x="10.368cm" svg:y="10.851cm" svg:viewBox="0 0 0 0" draw:points="0,0">
          <text:p/>
        </draw:polygon>
        <draw:path draw:style-name="gr1" draw:text-style-name="P1" draw:layer="layout" svg:width="0.978cm" svg:height="0.339cm" svg:x="9.002cm" svg:y="9.288cm" svg:viewBox="0 0 979 340" svg:d="M979 170c0-91-219-170-487-170-273 0-492 79-492 170zM0 170c0 96 219 170 492 170 268 0 487-74 487-170z">
          <text:p/>
        </draw:path>
        <draw:polygon draw:style-name="gr7" draw:text-style-name="P2" draw:layer="layout" svg:width="0cm" svg:height="0cm" svg:x="10.368cm" svg:y="10.851cm" svg:viewBox="0 0 0 0" draw:points="0,0">
          <text:p/>
        </draw:polygon>
        <draw:path draw:style-name="gr1" draw:text-style-name="P1" draw:layer="layout" svg:width="0.956cm" svg:height="0.331cm" svg:x="9.013cm" svg:y="9.292cm" svg:viewBox="0 0 957 332" svg:d="M957 166c0-92-215-166-476-166-265 0-481 74-481 166zM0 166c0 92 216 166 481 166 261 0 476-74 476-166z">
          <text:p/>
        </draw:path>
        <draw:polygon draw:style-name="gr7" draw:text-style-name="P2" draw:layer="layout" svg:width="0cm" svg:height="0cm" svg:x="10.368cm" svg:y="10.851cm" svg:viewBox="0 0 0 0" draw:points="0,0">
          <text:p/>
        </draw:polygon>
        <draw:path draw:style-name="gr1" draw:text-style-name="P1" draw:layer="layout" svg:width="0.92cm" svg:height="0.321cm" svg:x="9.031cm" svg:y="9.299cm" svg:viewBox="0 0 921 322" svg:d="M921 158c0-88-204-158-463-158-254 0-458 70-458 158zM0 158c0 90 204 164 458 164 259 0 463-74 463-164z">
          <text:p/>
        </draw:path>
        <draw:polygon draw:style-name="gr7" draw:text-style-name="P2" draw:layer="layout" svg:width="0cm" svg:height="0cm" svg:x="10.368cm" svg:y="10.851cm" svg:viewBox="0 0 0 0" draw:points="0,0">
          <text:p/>
        </draw:polygon>
        <draw:path draw:style-name="gr1" draw:text-style-name="P1" draw:layer="layout" svg:width="0.557cm" svg:height="0.808cm" svg:x="10.181cm" svg:y="8.099cm" svg:viewBox="0 0 558 809" svg:d="M431 187c14-39 32-67 49-81l78-67-261-39-297 293v481l262 35c3-14 3-28 7-42-28 7-60 0-85-21-28-22-42-53-42-85 0-25 10-46 28-60 32-28 78-28 116 4 7-53 22-103 39-145z">
          <text:p/>
        </draw:path>
        <draw:polygon draw:style-name="gr7" draw:text-style-name="P2" draw:layer="layout" svg:width="0cm" svg:height="0cm" svg:x="10.368cm" svg:y="10.851cm" svg:viewBox="0 0 0 0" draw:points="0,0">
          <text:p/>
        </draw:polygon>
        <draw:path draw:style-name="gr1" draw:text-style-name="P1" draw:layer="layout" svg:width="0.892cm" svg:height="0.311cm" svg:x="9.045cm" svg:y="9.302cm" svg:viewBox="0 0 893 312" svg:d="M893 156c0-85-201-156-444-156-248 0-449 71-449 156zM0 156c0 89 201 156 449 156 243 0 444-67 444-156z">
          <text:p/>
        </draw:path>
        <draw:polygon draw:style-name="gr7" draw:text-style-name="P2" draw:layer="layout" svg:width="0cm" svg:height="0cm" svg:x="10.368cm" svg:y="10.851cm" svg:viewBox="0 0 0 0" draw:points="0,0">
          <text:p/>
        </draw:polygon>
        <draw:path draw:style-name="gr1" draw:text-style-name="P1" draw:layer="layout" svg:width="0.254cm" svg:height="0.903cm" svg:x="11.045cm" svg:y="11.363cm" svg:viewBox="0 0 255 904" svg:d="M255 24v222c0-7 0-10-4-17 0-7-3-14-7-21l-3-4c-7-14-21-28-40-35-25-7-49-4-67 10-28 25-28 67 0 99s71 39 100 14c14-10 21-28 21-46v420c0-7-4-21-7-28-4-11-11-18-14-25-11-7-22-17-33-21-25-7-49-7-67 11-28 21-28 67 0 99 28 31 71 35 100 14 14-11 21-29 21-50v238l-255-36v-131-554l14-32 60-137c53-22 120-18 181 10z">
          <text:p/>
        </draw:path>
        <draw:polygon draw:style-name="gr7" draw:text-style-name="P2" draw:layer="layout" svg:width="0cm" svg:height="0cm" svg:x="10.368cm" svg:y="10.851cm" svg:viewBox="0 0 0 0" draw:points="0,0">
          <text:p/>
        </draw:polygon>
        <draw:path draw:style-name="gr1" draw:text-style-name="P1" draw:layer="layout" svg:width="0.357cm" svg:height="1.333cm" svg:x="10.191cm" svg:y="11.479cm" svg:viewBox="0 0 358 1334" svg:d="M358 335l-4 49 4-3-4 3c-25 25-50 50-72 78-10 18-17 32-24 49-7 22-11 43-11 64v247c-49-7-99 7-141 53-18 21-32 46-42 74-14 39-21 85-21 123 0 29 3 57 10 78 14 36 32 54 60 61 39 7 88-11 134-43v64c-106 25-190 60-247 102v-1207c28-18 64-35 103-53 7 4 17 7 24 7 18 4 39-3 60-11 25-10 53-28 74-49 32-7 65-14 97-21v201c-25-42-61-67-100-78-25-7-57-7-85 4-35 10-70 42-95 88s-35 102-35 152c0 46 7 84 24 109 21 28 57 39 96 28 35-10 74-31 105-60 36-28 68-63 90-109z">
          <text:p/>
        </draw:path>
        <draw:polygon draw:style-name="gr7" draw:text-style-name="P2" draw:layer="layout" svg:width="0cm" svg:height="0cm" svg:x="10.368cm" svg:y="10.851cm" svg:viewBox="0 0 0 0" draw:points="0,0">
          <text:p/>
        </draw:polygon>
        <draw:path draw:style-name="gr1" draw:text-style-name="P1" draw:layer="layout" svg:width="0.741cm" svg:height="0.614cm" svg:x="10.191cm" svg:y="9.923cm" svg:viewBox="0 0 742 615" svg:d="M357 488c237-42 385-127 385-219 0-42-32-85-92-124-53-28-121-57-202-74-7-4-14-4-21-7l-331-53 331 49-331-49-96-11v110c159-8 314 17 409 63 99 43 120 103 60 156-77 67-268 106-469 99v187c78-53 201-99 357-127z">
          <text:p/>
        </draw:path>
        <draw:polygon draw:style-name="gr7" draw:text-style-name="P2" draw:layer="layout" svg:width="0cm" svg:height="0cm" svg:x="10.368cm" svg:y="10.851cm" svg:viewBox="0 0 0 0" draw:points="0,0">
          <text:p/>
        </draw:polygon>
        <draw:path draw:style-name="gr1" draw:text-style-name="P1" draw:layer="layout" svg:width="0.794cm" svg:height="0.275cm" svg:x="9.094cm" svg:y="9.32cm" svg:viewBox="0 0 795 276" svg:d="M795 141v-4c0-77-177-137-395-137-219 0-400 60-400 137 0 4 0 4 0 4 0 11 4 18 7 29 7 7 14 14 22 21 64 53 208 85 371 85 159 0 303-32 367-85v-3c10-7 14-14 21-18 3-11 7-18 7-29z">
          <text:p/>
        </draw:path>
        <draw:polygon draw:style-name="gr7" draw:text-style-name="P2" draw:layer="layout" svg:width="0cm" svg:height="0cm" svg:x="10.368cm" svg:y="10.851cm" svg:viewBox="0 0 0 0" draw:points="0,0">
          <text:p/>
        </draw:polygon>
        <draw:polygon draw:style-name="gr1" draw:text-style-name="P1" draw:layer="layout" svg:width="0.095cm" svg:height="1.87cm" svg:x="12.086cm" svg:y="8.699cm" svg:viewBox="0 0 96 1871" draw:points="96,0 96,1790 0,1871 0,78">
          <text:p/>
        </draw:polygon>
        <draw:polygon draw:style-name="gr7" draw:text-style-name="P2" draw:layer="layout" svg:width="0cm" svg:height="0cm" svg:x="10.368cm" svg:y="10.851cm" svg:viewBox="0 0 0 0" draw:points="0,0">
          <text:p/>
        </draw:polygon>
        <draw:polygon draw:style-name="gr1" draw:text-style-name="P1" draw:layer="layout" svg:width="0.748cm" svg:height="0.667cm" svg:x="11.489cm" svg:y="8.113cm" svg:viewBox="0 0 749 668" draw:points="746,541 749,538 153,0 0,127 453,538 601,668 693,587">
          <text:p/>
        </draw:polygon>
        <draw:polygon draw:style-name="gr7" draw:text-style-name="P2" draw:layer="layout" svg:width="0cm" svg:height="0cm" svg:x="10.368cm" svg:y="10.851cm" svg:viewBox="0 0 0 0" draw:points="0,0">
          <text:p/>
        </draw:polygon>
        <draw:polygon draw:style-name="gr1" draw:text-style-name="P1" draw:layer="layout" svg:width="0.293cm" svg:height="1.193cm" svg:x="11.941cm" svg:y="10.438cm" svg:viewBox="0 0 294 1194" draw:points="0,1194 148,1067 169,904 209,646 248,364 294,0 241,50 145,127">
          <text:p/>
        </draw:polygon>
        <draw:polygon draw:style-name="gr7" draw:text-style-name="P2" draw:layer="layout" svg:width="0cm" svg:height="0cm" svg:x="10.368cm" svg:y="10.851cm" svg:viewBox="0 0 0 0" draw:points="0,0">
          <text:p/>
        </draw:polygon>
        <draw:path draw:style-name="gr1" draw:text-style-name="P1" draw:layer="layout" svg:width="0.3cm" svg:height="0.977cm" svg:x="11.119cm" svg:y="11.306cm" svg:viewBox="0 0 301 978" svg:d="M301 39v939l-120-17v-238-420-222c-60-28-128-32-181-10l28-71z">
          <text:p/>
        </draw:path>
        <draw:polygon draw:style-name="gr7" draw:text-style-name="P2" draw:layer="layout" svg:width="0cm" svg:height="0cm" svg:x="10.368cm" svg:y="10.851cm" svg:viewBox="0 0 0 0" draw:points="0,0">
          <text:p/>
        </draw:polygon>
        <draw:path draw:style-name="gr1" draw:text-style-name="P1" draw:layer="layout" svg:width="0.384cm" svg:height="0.599cm" svg:x="10.548cm" svg:y="11.264cm" svg:viewBox="0 0 385 600" svg:d="M336 405c21-21 35-38 42-53 7-14 7-24 7-35v-317c0 3 0 10 0 17-3 43-7 78-14 113-7 28-18 53-35 67-18 14-39 14-57 4-17-7-35-21-49-50-64 29-141 50-230 64v201c3 8 7 19 10 29 0 7 5 21 5 35 0 18-5 32-5 43-3 10-7 21-10 28v49c25-21 57-45 106-70 25-14 53-25 85-42 35-15 74-32 113-57 11-7 21-19 32-26z">
          <text:p/>
        </draw:path>
        <draw:polygon draw:style-name="gr7" draw:text-style-name="P2" draw:layer="layout" svg:width="0cm" svg:height="0cm" svg:x="10.368cm" svg:y="10.851cm" svg:viewBox="0 0 0 0" draw:points="0,0">
          <text:p/>
        </draw:polygon>
        <draw:polygon draw:style-name="gr1" draw:text-style-name="P1" draw:layer="layout" svg:width="0.314cm" svg:height="0.6cm" svg:x="12.816cm" svg:y="11.073cm" svg:viewBox="0 0 315 601" draw:points="0,601 315,326 315,0 0,273">
          <text:p/>
        </draw:polygon>
        <draw:polygon draw:style-name="gr7" draw:text-style-name="P2" draw:layer="layout" svg:width="0cm" svg:height="0cm" svg:x="10.368cm" svg:y="10.851cm" svg:viewBox="0 0 0 0" draw:points="0,0">
          <text:p/>
        </draw:polygon>
        <draw:polygon draw:style-name="gr1" draw:text-style-name="P1" draw:layer="layout" svg:width="0.141cm" svg:height="1.107cm" svg:x="11.419cm" svg:y="11.176cm" svg:viewBox="0 0 142 1108" draw:points="142,794 142,798 142,981 0,1108 0,169 0,74 86,0 86,186 86,391 86,558 86,844">
          <text:p/>
        </draw:polygon>
        <draw:polygon draw:style-name="gr7" draw:text-style-name="P2" draw:layer="layout" svg:width="0cm" svg:height="0cm" svg:x="10.368cm" svg:y="10.851cm" svg:viewBox="0 0 0 0" draw:points="0,0">
          <text:p/>
        </draw:polygon>
        <draw:polygon draw:style-name="gr1" draw:text-style-name="P1" draw:layer="layout" svg:width="0.053cm" svg:height="1.838cm" svg:x="12.181cm" svg:y="8.65cm" svg:viewBox="0 0 54 1839" draw:points="54,1793 54,0 0,49 0,1839">
          <text:p/>
        </draw:polygon>
        <draw:polygon draw:style-name="gr7" draw:text-style-name="P2" draw:layer="layout" svg:width="0cm" svg:height="0cm" svg:x="10.368cm" svg:y="10.851cm" svg:viewBox="0 0 0 0" draw:points="0,0">
          <text:p/>
        </draw:polygon>
        <draw:path draw:style-name="gr1" draw:text-style-name="P1" draw:layer="layout" svg:width="0.314cm" svg:height="0.39cm" svg:x="10.234cm" svg:y="12.301cm" svg:viewBox="0 0 315 391" svg:d="M315 81v134c-15 32-36 60-57 85-19 17-36 31-54 47-46 31-95 49-134 42-28-7-46-25-60-58-7-24-10-49-10-81 0-38 7-81 21-123 10-28 24-53 42-74 42-46 92-60 141-50 18 4 35 11 54 18 21 14 42 35 57 60z">
          <text:p/>
        </draw:path>
        <draw:polygon draw:style-name="gr7" draw:text-style-name="P2" draw:layer="layout" svg:width="0cm" svg:height="0cm" svg:x="10.368cm" svg:y="10.851cm" svg:viewBox="0 0 0 0" draw:points="0,0">
          <text:p/>
        </draw:polygon>
        <draw:path draw:style-name="gr1" draw:text-style-name="P1" draw:layer="layout" svg:width="0.314cm" svg:height="0.391cm" svg:x="10.234cm" svg:y="11.598cm" svg:viewBox="0 0 315 392" svg:d="M315 83v134c-22 46-53 82-90 110-31 32-70 53-105 60-39 11-75 4-96-28-17-25-24-64-24-110 0-50 10-106 35-152s60-78 95-88c28-11 60-11 85-4 40 11 75 36 100 78z">
          <text:p/>
        </draw:path>
        <draw:polygon draw:style-name="gr7" draw:text-style-name="P2" draw:layer="layout" svg:width="0cm" svg:height="0cm" svg:x="10.368cm" svg:y="10.851cm" svg:viewBox="0 0 0 0" draw:points="0,0">
          <text:p/>
        </draw:polygon>
        <draw:path draw:style-name="gr1" draw:text-style-name="P1" draw:layer="layout" svg:width="0.738cm" svg:height="0.169cm" svg:x="9.122cm" svg:y="9.426cm" svg:viewBox="0 0 739 170" svg:d="M739 84c-64-53-208-84-367-84-163 0-308 31-372 84 64 54 209 86 372 86 159 0 303-32 367-86z">
          <text:p/>
        </draw:path>
        <draw:polygon draw:style-name="gr7" draw:text-style-name="P2" draw:layer="layout" svg:width="0cm" svg:height="0cm" svg:x="10.368cm" svg:y="10.851cm" svg:viewBox="0 0 0 0" draw:points="0,0">
          <text:p/>
        </draw:polygon>
        <draw:path draw:style-name="gr1" draw:text-style-name="P1" draw:layer="layout" svg:width="0.204cm" svg:height="0.861cm" svg:x="10.636cm" svg:y="9.207cm" svg:viewBox="0 0 205 862" svg:d="M205 862v-862l-35 53-81 434c-22 95-54 187-89 262h3v39c82 21 149 46 202 74z">
          <text:p/>
        </draw:path>
        <draw:polygon draw:style-name="gr7" draw:text-style-name="P2" draw:layer="layout" svg:width="0cm" svg:height="0cm" svg:x="10.368cm" svg:y="10.851cm" svg:viewBox="0 0 0 0" draw:points="0,0">
          <text:p/>
        </draw:polygon>
        <draw:path draw:style-name="gr1" draw:text-style-name="P1" draw:layer="layout" svg:width="0.193cm" svg:height="0.585cm" svg:x="11.198cm" svg:y="10.515cm" svg:viewBox="0 0 194 586" svg:d="M194 245c0-49-7-91-18-123-3-99-39-145-78-110-42 36-78 142-82 247-21 104-21 209 0 273 4 14 7 21 14 32 30 42 68 24 104-46 35-67 60-173 60-273z">
          <text:p/>
        </draw:path>
        <draw:polygon draw:style-name="gr7" draw:text-style-name="P2" draw:layer="layout" svg:width="0cm" svg:height="0cm" svg:x="10.368cm" svg:y="10.851cm" svg:viewBox="0 0 0 0" draw:points="0,0">
          <text:p/>
        </draw:polygon>
        <draw:polygon draw:style-name="gr1" draw:text-style-name="P1" draw:layer="layout" svg:width="0.698cm" svg:height="0.208cm" svg:x="10.717cm" svg:y="7.302cm" svg:viewBox="0 0 699 209" draw:points="699,78 551,209 0,132 149,0">
          <text:p/>
        </draw:polygon>
        <draw:polygon draw:style-name="gr7" draw:text-style-name="P2" draw:layer="layout" svg:width="0cm" svg:height="0cm" svg:x="10.368cm" svg:y="10.851cm" svg:viewBox="0 0 0 0" draw:points="0,0">
          <text:p/>
        </draw:polygon>
        <draw:path draw:style-name="gr1" draw:text-style-name="P1" draw:layer="layout" svg:width="0.423cm" svg:height="0.346cm" svg:x="11.518cm" svg:y="11.627cm" svg:viewBox="0 0 424 347" svg:d="M424 191v-191c-261 49-424 145-424 247 0 33 14 65 42 96l382-152c-176 35-315 89-382 156z">
          <text:p/>
        </draw:path>
        <draw:polygon draw:style-name="gr7" draw:text-style-name="P2" draw:layer="layout" svg:width="0cm" svg:height="0cm" svg:x="10.368cm" svg:y="10.851cm" svg:viewBox="0 0 0 0" draw:points="0,0">
          <text:p/>
        </draw:polygon>
        <draw:path draw:style-name="gr1" draw:text-style-name="P1" draw:layer="layout" svg:width="0.377cm" svg:height="0.444cm" svg:x="11.264cm" svg:y="7.38cm" svg:viewBox="0 0 378 445" svg:d="M151 0c128 53 220 180 227 317l-149 128c-7-135-99-262-229-318z">
          <text:p/>
        </draw:path>
        <draw:polygon draw:style-name="gr7" draw:text-style-name="P2" draw:layer="layout" svg:width="0cm" svg:height="0cm" svg:x="10.368cm" svg:y="10.851cm" svg:viewBox="0 0 0 0" draw:points="0,0">
          <text:p/>
        </draw:polygon>
        <draw:path draw:style-name="gr1" draw:text-style-name="P1" draw:layer="layout" svg:width="0.287cm" svg:height="0.341cm" svg:x="10.246cm" svg:y="11.221cm" svg:viewBox="0 0 288 342" svg:d="M288 128c0 25-7 51-17 72-18 35-39 60-65 81-21 21-46 39-74 49-21 11-42 15-60 11-7 0-17-3-24-7-18-11-36-32-43-64-10-42-3-103 14-156 14-35 36-67 60-88 32-21 64-28 99-25 25 4 49 14 72 32 7 7 14 18 21 25 10 21 17 42 17 70z">
          <text:p/>
        </draw:path>
        <draw:polygon draw:style-name="gr7" draw:text-style-name="P2" draw:layer="layout" svg:width="0cm" svg:height="0cm" svg:x="10.368cm" svg:y="10.851cm" svg:viewBox="0 0 0 0" draw:points="0,0">
          <text:p/>
        </draw:polygon>
        <draw:path draw:style-name="gr1" draw:text-style-name="P1" draw:layer="layout" svg:width="0.287cm" svg:height="0.344cm" svg:x="10.246cm" svg:y="10.515cm" svg:viewBox="0 0 288 345" svg:d="M178 1c25 7 49 17 72 35 7 7 14 18 21 25 10 17 17 42 17 67 0 28-7 53-17 74-14 32-39 60-61 81-25 21-50 40-78 50-21 11-42 15-60 11-31-4-56-29-67-72-7-28-7-67 0-105 11-46 32-96 60-124 32-35 74-46 113-42z">
          <text:p/>
        </draw:path>
        <draw:polygon draw:style-name="gr7" draw:text-style-name="P2" draw:layer="layout" svg:width="0cm" svg:height="0cm" svg:x="10.368cm" svg:y="10.851cm" svg:viewBox="0 0 0 0" draw:points="0,0">
          <text:p/>
        </draw:polygon>
        <draw:path draw:style-name="gr1" draw:text-style-name="P1" draw:layer="layout" svg:width="0.192cm" svg:height="0.51cm" svg:x="11.199cm" svg:y="8.597cm" svg:viewBox="0 0 193 511" svg:d="M193 173c0-134-47-205-97-159-10 7-17 14-24 25-14 24-28 56-39 91-14 39-25 85-28 131-11 78-4 149 10 195 4 14 7 24 14 32 29 42 67 24 103-43s61-177 61-272z">
          <text:p/>
        </draw:path>
        <draw:polygon draw:style-name="gr7" draw:text-style-name="P2" draw:layer="layout" svg:width="0cm" svg:height="0cm" svg:x="10.368cm" svg:y="10.851cm" svg:viewBox="0 0 0 0" draw:points="0,0">
          <text:p/>
        </draw:polygon>
        <draw:path draw:style-name="gr1" draw:text-style-name="P1" draw:layer="layout" svg:width="0.301cm" svg:height="0.309cm" svg:x="9.522cm" svg:y="12.84cm" svg:viewBox="0 0 302 310" svg:d="M45 30c-60 53-60 148 0 219 60 68 155 82 212 29zM257 278c60-54 60-149 0-216-57-67-152-82-212-32z">
          <text:p/>
        </draw:path>
        <draw:polygon draw:style-name="gr7" draw:text-style-name="P2" draw:layer="layout" svg:width="0cm" svg:height="0cm" svg:x="10.368cm" svg:y="10.851cm" svg:viewBox="0 0 0 0" draw:points="0,0">
          <text:p/>
        </draw:polygon>
        <draw:path draw:style-name="gr1" draw:text-style-name="P1" draw:layer="layout" svg:width="0.303cm" svg:height="0.308cm" svg:x="8.501cm" svg:y="12.696cm" svg:viewBox="0 0 304 309" svg:d="M43 32c-57 53-57 149 0 216 60 67 160 81 216 32zM259 280c60-53 60-148 0-217-56-70-156-84-216-31z">
          <text:p/>
        </draw:path>
        <draw:polygon draw:style-name="gr7" draw:text-style-name="P2" draw:layer="layout" svg:width="0cm" svg:height="0cm" svg:x="10.368cm" svg:y="10.851cm" svg:viewBox="0 0 0 0" draw:points="0,0">
          <text:p/>
        </draw:polygon>
        <draw:polygon draw:style-name="gr1" draw:text-style-name="P1" draw:layer="layout" svg:width="0.152cm" svg:height="0.547cm" svg:x="11.489cm" svg:y="7.697cm" svg:viewBox="0 0 153 548" draw:points="153,0 153,417 0,548 0,127">
          <text:p/>
        </draw:polygon>
        <draw:polygon draw:style-name="gr7" draw:text-style-name="P2" draw:layer="layout" svg:width="0cm" svg:height="0cm" svg:x="10.368cm" svg:y="10.851cm" svg:viewBox="0 0 0 0" draw:points="0,0">
          <text:p/>
        </draw:polygon>
        <draw:path draw:style-name="gr1" draw:text-style-name="P1" draw:layer="layout" svg:width="0.185cm" svg:height="0.439cm" svg:x="10.747cm" svg:y="10.977cm" svg:viewBox="0 0 186 440" svg:d="M137 13c-14 14-36 38-53 67-14 24-32 49-46 81-7 17-14 40-22 64-7 21-14 46-14 78-4 35 0 70 7 92 7 21 15 35 22 45 88-35 145-84 155-134 0-14 0-28 0-42 0-32 0-67 0-103 0-32 0-60 0-85s0-42-3-53c-4-14-7-21-15-21-7-4-17 0-31 11z">
          <text:p/>
        </draw:path>
        <draw:polygon draw:style-name="gr7" draw:text-style-name="P2" draw:layer="layout" svg:width="0cm" svg:height="0cm" svg:x="10.368cm" svg:y="10.851cm" svg:viewBox="0 0 0 0" draw:points="0,0">
          <text:p/>
        </draw:polygon>
        <draw:polygon draw:style-name="gr1" draw:text-style-name="P1" draw:layer="layout" svg:width="0.131cm" svg:height="0.427cm" svg:x="10.477cm" svg:y="9.133cm" svg:viewBox="0 0 132 428" draw:points="0,0 0,407 132,428 132,18">
          <text:p/>
        </draw:polygon>
        <draw:polygon draw:style-name="gr7" draw:text-style-name="P2" draw:layer="layout" svg:width="0cm" svg:height="0cm" svg:x="10.368cm" svg:y="10.851cm" svg:viewBox="0 0 0 0" draw:points="0,0">
          <text:p/>
        </draw:polygon>
        <draw:polygon draw:style-name="gr1" draw:text-style-name="P1" draw:layer="layout" svg:width="0.123cm" svg:height="0.452cm" svg:x="10.354cm" svg:y="9.115cm" svg:viewBox="0 0 124 453" draw:points="0,0 124,18 124,425 92,421 110,453 0,439 0,421">
          <text:p/>
        </draw:polygon>
        <draw:polygon draw:style-name="gr7" draw:text-style-name="P2" draw:layer="layout" svg:width="0cm" svg:height="0cm" svg:x="10.368cm" svg:y="10.851cm" svg:viewBox="0 0 0 0" draw:points="0,0">
          <text:p/>
        </draw:polygon>
        <draw:polygon draw:style-name="gr1" draw:text-style-name="P1" draw:layer="layout" svg:width="0.324cm" svg:height="0.209cm" svg:x="10.287cm" svg:y="9.771cm" svg:viewBox="0 0 325 210" draw:points="0,167 325,210 325,50 0,0">
          <text:p/>
        </draw:polygon>
        <draw:polygon draw:style-name="gr7" draw:text-style-name="P2" draw:layer="layout" svg:width="0cm" svg:height="0cm" svg:x="10.368cm" svg:y="10.851cm" svg:viewBox="0 0 0 0" draw:points="0,0">
          <text:p/>
        </draw:polygon>
        <draw:polygon draw:style-name="gr1" draw:text-style-name="P1" draw:layer="layout" svg:width="0.321cm" svg:height="0.324cm" svg:x="11.14cm" svg:y="10.227cm" svg:viewBox="0 0 322 325" draw:points="0,325 322,42 0,0">
          <text:p/>
        </draw:polygon>
        <draw:polygon draw:style-name="gr7" draw:text-style-name="P2" draw:layer="layout" svg:width="0cm" svg:height="0cm" svg:x="10.368cm" svg:y="10.851cm" svg:viewBox="0 0 0 0" draw:points="0,0">
          <text:p/>
        </draw:polygon>
        <draw:path draw:style-name="gr1" draw:text-style-name="P1" draw:layer="layout" svg:width="0.441cm" svg:height="0.452cm" svg:x="11.5cm" svg:y="11.567cm" svg:viewBox="0 0 442 453" svg:d="M60 403c-28-32-42-64-42-96 0-102 163-198 424-247l-442-60v162 291z">
          <text:p/>
        </draw:path>
        <draw:polygon draw:style-name="gr7" draw:text-style-name="P2" draw:layer="layout" svg:width="0cm" svg:height="0cm" svg:x="10.368cm" svg:y="10.851cm" svg:viewBox="0 0 0 0" draw:points="0,0">
          <text:p/>
        </draw:polygon>
        <draw:path draw:style-name="gr1" draw:text-style-name="P1" draw:layer="layout" svg:width="0.402cm" svg:height="0.16cm" svg:x="10.191cm" svg:y="10.166cm" svg:viewBox="0 0 403 161" svg:d="M403 75c-77-53-236-81-403-74v159c174 7 340-29 403-85z">
          <text:p/>
        </draw:path>
        <draw:polygon draw:style-name="gr7" draw:text-style-name="P2" draw:layer="layout" svg:width="0cm" svg:height="0cm" svg:x="10.368cm" svg:y="10.851cm" svg:viewBox="0 0 0 0" draw:points="0,0">
          <text:p/>
        </draw:polygon>
        <draw:path draw:style-name="gr1" draw:text-style-name="P1" draw:layer="layout" svg:width="0.455cm" svg:height="0.187cm" svg:x="11.14cm" svg:y="9.98cm" svg:viewBox="0 0 456 188" svg:d="M456 0c-21 29-42 50-67 75-21 17-42 31-67 46-95 56-204 77-322 63v-170c156 64 322 61 456-14z">
          <text:p/>
        </draw:path>
        <draw:polygon draw:style-name="gr7" draw:text-style-name="P2" draw:layer="layout" svg:width="0cm" svg:height="0cm" svg:x="10.368cm" svg:y="10.851cm" svg:viewBox="0 0 0 0" draw:points="0,0">
          <text:p/>
        </draw:polygon>
        <draw:path draw:style-name="gr1" draw:text-style-name="P1" draw:layer="layout" svg:width="0.794cm" svg:height="0.137cm" svg:x="9.094cm" svg:y="9.352cm" svg:viewBox="0 0 795 138" svg:d="M788 138c3-7 7-17 7-24 0-11-4-22-14-32-74-51-222-82-381-82-163 0-311 31-386 82-10 10-14 21-14 32 0 7 4 17 7 24 82-49 230-81 393-81 159 0 307 32 388 81z">
          <text:p/>
        </draw:path>
        <draw:polygon draw:style-name="gr7" draw:text-style-name="P2" draw:layer="layout" svg:width="0cm" svg:height="0cm" svg:x="10.368cm" svg:y="10.851cm" svg:viewBox="0 0 0 0" draw:points="0,0">
          <text:p/>
        </draw:polygon>
        <draw:path draw:style-name="gr1" draw:text-style-name="P1" draw:layer="layout" svg:width="0.219cm" svg:height="0.286cm" svg:x="11.941cm" svg:y="11.535cm" svg:viewBox="0 0 220 287" svg:d="M220 188v-188c-46 40-121 72-220 93v194c99-25 174-60 220-99z">
          <text:p/>
        </draw:path>
        <draw:polygon draw:style-name="gr7" draw:text-style-name="P2" draw:layer="layout" svg:width="0cm" svg:height="0cm" svg:x="10.368cm" svg:y="10.851cm" svg:viewBox="0 0 0 0" draw:points="0,0">
          <text:p/>
        </draw:polygon>
        <draw:path draw:style-name="gr1" draw:text-style-name="P1" draw:layer="layout" svg:width="0.136cm" svg:height="0.424cm" svg:x="11.198cm" svg:y="10.625cm" svg:viewBox="0 0 137 425" svg:d="M137 145c0-43-7-78-14-102-10-25-25-39-39-43-3 0-7 0-11 0-21 35-43 88-57 148-21 104-21 209 0 273 4 0 4 4 11 4 21 3 50-29 75-85 21-57 35-127 35-195z">
          <text:p/>
        </draw:path>
        <draw:polygon draw:style-name="gr7" draw:text-style-name="P2" draw:layer="layout" svg:width="0cm" svg:height="0cm" svg:x="10.368cm" svg:y="10.851cm" svg:viewBox="0 0 0 0" draw:points="0,0">
          <text:p/>
        </draw:polygon>
        <draw:path draw:style-name="gr1" draw:text-style-name="P1" draw:layer="layout" svg:width="0.427cm" svg:height="0.181cm" svg:x="10.191cm" svg:y="10.057cm" svg:viewBox="0 0 428 182" svg:d="M407 182c14-14 21-28 21-46 0-40-46-75-127-103-82-25-195-35-301-32v95c173-7 336 26 400 86 3 0 3 0 7 0z">
          <text:p/>
        </draw:path>
        <draw:polygon draw:style-name="gr7" draw:text-style-name="P2" draw:layer="layout" svg:width="0cm" svg:height="0cm" svg:x="10.368cm" svg:y="10.851cm" svg:viewBox="0 0 0 0" draw:points="0,0">
          <text:p/>
        </draw:polygon>
        <draw:polygon draw:style-name="gr1" draw:text-style-name="P1" draw:layer="layout" svg:width="0.166cm" svg:height="0.448cm" svg:x="10.639cm" svg:y="9.246cm" svg:viewBox="0 0 167 449" draw:points="167,14 86,449 0,438 12,374 19,328 79,0">
          <text:p/>
        </draw:polygon>
        <draw:polygon draw:style-name="gr7" draw:text-style-name="P2" draw:layer="layout" svg:width="0cm" svg:height="0cm" svg:x="10.368cm" svg:y="10.851cm" svg:viewBox="0 0 0 0" draw:points="0,0">
          <text:p/>
        </draw:polygon>
        <draw:path draw:style-name="gr1" draw:text-style-name="P1" draw:layer="layout" svg:width="0.219cm" svg:height="0.222cm" svg:x="9.581cm" svg:y="12.868cm" svg:viewBox="0 0 220 223" svg:d="M220 129c0-12 0-22-4-29-7-43-39-78-81-92-36-14-75-11-103 14-43 35-43 107 0 156 42 50 114 60 156 21 21-17 32-42 32-70z">
          <text:p/>
        </draw:path>
        <draw:polygon draw:style-name="gr7" draw:text-style-name="P2" draw:layer="layout" svg:width="0cm" svg:height="0cm" svg:x="10.368cm" svg:y="10.851cm" svg:viewBox="0 0 0 0" draw:points="0,0">
          <text:p/>
        </draw:polygon>
        <draw:path draw:style-name="gr1" draw:text-style-name="P1" draw:layer="layout" svg:width="0.219cm" svg:height="0.225cm" svg:x="8.561cm" svg:y="12.724cm" svg:viewBox="0 0 220 226" svg:d="M220 127c0-7-3-17-3-24-11-43-43-78-82-96-35-14-77-7-103 18-43 35-43 106 0 156 44 50 114 60 156 21 18-17 32-42 32-75z">
          <text:p/>
        </draw:path>
        <draw:polygon draw:style-name="gr7" draw:text-style-name="P2" draw:layer="layout" svg:width="0cm" svg:height="0cm" svg:x="10.368cm" svg:y="10.851cm" svg:viewBox="0 0 0 0" draw:points="0,0">
          <text:p/>
        </draw:polygon>
        <draw:path draw:style-name="gr1" draw:text-style-name="P1" draw:layer="layout" svg:width="0.503cm" svg:height="0.322cm" svg:x="10.191cm" svg:y="10.032cm" svg:viewBox="0 0 504 323" svg:d="M0 322v-29c174 7 340-28 403-84h4c14-18 21-32 21-46 0-39-46-78-127-104-81-24-194-35-301-31v-28c160-4 315 21 414 63 95 47 116 107 56 156-74 67-268 110-470 103z">
          <text:p/>
        </draw:path>
        <draw:polygon draw:style-name="gr7" draw:text-style-name="P2" draw:layer="layout" svg:width="0cm" svg:height="0cm" svg:x="10.368cm" svg:y="10.851cm" svg:viewBox="0 0 0 0" draw:points="0,0">
          <text:p/>
        </draw:polygon>
        <draw:path draw:style-name="gr1" draw:text-style-name="P1" draw:layer="layout" svg:width="0.219cm" svg:height="0.222cm" svg:x="9.581cm" svg:y="12.868cm" svg:viewBox="0 0 220 223" svg:d="M135 8c-36-14-75-11-103 14-43 35-43 107 0 156 42 50 114 60 156 21 21-17 32-42 32-70 0-12 0-22-4-29-39-18-70-53-81-92z">
          <text:p/>
        </draw:path>
        <draw:polygon draw:style-name="gr7" draw:text-style-name="P2" draw:layer="layout" svg:width="0cm" svg:height="0cm" svg:x="10.368cm" svg:y="10.851cm" svg:viewBox="0 0 0 0" draw:points="0,0">
          <text:p/>
        </draw:polygon>
        <draw:path draw:style-name="gr1" draw:text-style-name="P1" draw:layer="layout" svg:width="0.219cm" svg:height="0.225cm" svg:x="8.561cm" svg:y="12.724cm" svg:viewBox="0 0 220 226" svg:d="M135 7c-35-14-77-7-103 18-43 35-43 106 0 156 44 50 114 60 156 21 18-17 32-42 32-75 0-7-3-17-3-24-39-18-71-53-82-96z">
          <text:p/>
        </draw:path>
        <draw:polygon draw:style-name="gr7" draw:text-style-name="P2" draw:layer="layout" svg:width="0cm" svg:height="0cm" svg:x="10.368cm" svg:y="10.851cm" svg:viewBox="0 0 0 0" draw:points="0,0">
          <text:p/>
        </draw:polygon>
        <draw:polygon draw:style-name="gr1" draw:text-style-name="P1" draw:layer="layout" svg:width="0.282cm" svg:height="0.282cm" svg:x="12.149cm" svg:y="10.802cm" svg:viewBox="0 0 283 283" draw:points="283,35 35,0 0,283">
          <text:p/>
        </draw:polygon>
        <draw:polygon draw:style-name="gr7" draw:text-style-name="P2" draw:layer="layout" svg:width="0cm" svg:height="0cm" svg:x="10.368cm" svg:y="10.851cm" svg:viewBox="0 0 0 0" draw:points="0,0">
          <text:p/>
        </draw:polygon>
        <draw:polygon draw:style-name="gr1" draw:text-style-name="P1" draw:layer="layout" svg:width="0.183cm" svg:height="0.215cm" svg:x="12.234cm" svg:y="11.521cm" svg:viewBox="0 0 184 216" draw:points="0,191 184,216 184,25 0,0">
          <text:p/>
        </draw:polygon>
        <draw:polygon draw:style-name="gr7" draw:text-style-name="P2" draw:layer="layout" svg:width="0cm" svg:height="0cm" svg:x="10.368cm" svg:y="10.851cm" svg:viewBox="0 0 0 0" draw:points="0,0">
          <text:p/>
        </draw:polygon>
        <draw:path draw:style-name="gr1" draw:text-style-name="P1" draw:layer="layout" svg:width="0.132cm" svg:height="0.35cm" svg:x="10.052cm" svg:y="10.727cm" svg:viewBox="0 0 133 351" svg:d="M86 11c11-7 19-11 26-11 7 4 14 15 18 36 3 17 3 46 3 81 0 25 0 49 0 74-3 21-7 39-7 56-3 23-7 40-14 58-7 14-15 28-26 35-7 7-17 11-28 11-7-4-18-11-28-18-7-14-18-25-25-49 0-14-3-30-3-47-4-25 0-50 3-67 4-11 7-21 7-28 11-39 25-64 39-89 11-14 21-24 28-35 4-3 4-7 7-7z">
          <text:p/>
        </draw:path>
        <draw:polygon draw:style-name="gr7" draw:text-style-name="P2" draw:layer="layout" svg:width="0cm" svg:height="0cm" svg:x="10.368cm" svg:y="10.851cm" svg:viewBox="0 0 0 0" draw:points="0,0">
          <text:p/>
        </draw:polygon>
        <draw:path draw:style-name="gr1" draw:text-style-name="P1" draw:layer="layout" svg:width="0.177cm" svg:height="0.512cm" svg:x="11.214cm" svg:y="10.588cm" svg:viewBox="0 0 178 513" svg:d="M0 458c4 14 7 21 14 32 29 42 71 24 106-46 33-68 58-178 58-273 0-49-7-91-18-123-18-50-47-60-79-36-10 8-17 18-24 25 3 0 7 0 10 0 14 4 29 18 39 43 7 24 14 59 14 102 0 63-14 137-35 194-25 57-53 89-74 86-7 0-7-4-11-4z">
          <text:p/>
        </draw:path>
        <draw:polygon draw:style-name="gr7" draw:text-style-name="P2" draw:layer="layout" svg:width="0cm" svg:height="0cm" svg:x="10.368cm" svg:y="10.851cm" svg:viewBox="0 0 0 0" draw:points="0,0">
          <text:p/>
        </draw:polygon>
        <draw:path draw:style-name="gr1" draw:text-style-name="P1" draw:layer="layout" svg:width="0.177cm" svg:height="0.51cm" svg:x="11.214cm" svg:y="8.597cm" svg:viewBox="0 0 178 511" svg:d="M0 456c4 14 7 24 14 32 29 42 71 24 106-43 33-67 58-177 58-272 0-134-44-205-97-159-10 7-17 14-24 25 3 0 7 0 10 0 32 3 53 59 53 141 0 67-14 142-35 198-25 53-53 85-74 81-7 0-7 0-11-3z">
          <text:p/>
        </draw:path>
        <draw:polygon draw:style-name="gr7" draw:text-style-name="P2" draw:layer="layout" svg:width="0cm" svg:height="0cm" svg:x="10.368cm" svg:y="10.851cm" svg:viewBox="0 0 0 0" draw:points="0,0">
          <text:p/>
        </draw:polygon>
        <draw:path draw:style-name="gr1" draw:text-style-name="P1" draw:layer="layout" svg:width="0.321cm" svg:height="0.172cm" svg:x="11.14cm" svg:y="10.1cm" svg:viewBox="0 0 322 173" svg:d="M322 0v173l-322-46v-64c117 14 230-7 322-63z">
          <text:p/>
        </draw:path>
        <draw:polygon draw:style-name="gr7" draw:text-style-name="P2" draw:layer="layout" svg:width="0cm" svg:height="0cm" svg:x="10.368cm" svg:y="10.851cm" svg:viewBox="0 0 0 0" draw:points="0,0">
          <text:p/>
        </draw:polygon>
        <draw:path draw:style-name="gr1" draw:text-style-name="P1" draw:layer="layout" svg:width="0.185cm" svg:height="0.19cm" svg:x="11.761cm" svg:y="10.33cm" svg:viewBox="0 0 186 191" svg:d="M181 80c7 21 7 39 0 53-3 14-12 29-22 40-28 21-67 24-102 7-36-22-57-61-57-96 0-25 7-50 25-64 25-21 56-25 88-14 32 14 61 42 68 74z">
          <text:p/>
        </draw:path>
        <draw:polygon draw:style-name="gr7" draw:text-style-name="P2" draw:layer="layout" svg:width="0cm" svg:height="0cm" svg:x="10.368cm" svg:y="10.851cm" svg:viewBox="0 0 0 0" draw:points="0,0">
          <text:p/>
        </draw:polygon>
        <draw:path draw:style-name="gr1" draw:text-style-name="P1" draw:layer="layout" svg:width="0.185cm" svg:height="0.189cm" svg:x="11.761cm" svg:y="8.878cm" svg:viewBox="0 0 186 190" svg:d="M181 81c7 19 7 36 0 54-3 14-12 28-22 35-28 25-67 25-102 7-36-17-57-56-57-96 0-25 7-46 25-63 25-18 56-25 88-11 32 11 61 39 68 74z">
          <text:p/>
        </draw:path>
        <draw:polygon draw:style-name="gr7" draw:text-style-name="P2" draw:layer="layout" svg:width="0cm" svg:height="0cm" svg:x="10.368cm" svg:y="10.851cm" svg:viewBox="0 0 0 0" draw:points="0,0">
          <text:p/>
        </draw:polygon>
        <draw:path draw:style-name="gr1" draw:text-style-name="P1" draw:layer="layout" svg:width="0.325cm" svg:height="0.108cm" svg:x="12.252cm" svg:y="11.039cm" svg:viewBox="0 0 326 109" svg:d="M314 61c0 0 4 0 4-4 21-22-4-43-64-54-57-7-138 0-191 18-56 22-78 47-53 68 7 4 21 11 39 14 32 7 74 7 116 4 46-4 86-14 118-25 14-7 24-14 31-21z">
          <text:p/>
        </draw:path>
        <draw:polygon draw:style-name="gr7" draw:text-style-name="P2" draw:layer="layout" svg:width="0cm" svg:height="0cm" svg:x="10.368cm" svg:y="10.851cm" svg:viewBox="0 0 0 0" draw:points="0,0">
          <text:p/>
        </draw:polygon>
        <draw:path draw:style-name="gr1" draw:text-style-name="P1" draw:layer="layout" svg:width="0.325cm" svg:height="0.105cm" svg:x="12.622cm" svg:y="11.056cm" svg:viewBox="0 0 326 106" svg:d="M315 61c0-4 0-4 3-4 22-25-3-47-63-54s-139 0-195 18c-53 18-74 47-50 64 8 7 22 11 39 14 32 7 74 11 117 4 43-4 85-14 117-25 11-7 21-10 32-17z">
          <text:p/>
        </draw:path>
        <draw:polygon draw:style-name="gr7" draw:text-style-name="P2" draw:layer="layout" svg:width="0cm" svg:height="0cm" svg:x="10.368cm" svg:y="10.851cm" svg:viewBox="0 0 0 0" draw:points="0,0">
          <text:p/>
        </draw:polygon>
        <draw:polygon draw:style-name="gr1" draw:text-style-name="P1" draw:layer="layout" svg:width="0.272cm" svg:height="0.226cm" svg:x="10.191cm" svg:y="9.549cm" svg:viewBox="0 0 273 227" draw:points="85,181 138,188 96,227 0,213 0,146 163,0 273,19">
          <text:p/>
        </draw:polygon>
        <draw:polygon draw:style-name="gr7" draw:text-style-name="P2" draw:layer="layout" svg:width="0cm" svg:height="0cm" svg:x="10.368cm" svg:y="10.851cm" svg:viewBox="0 0 0 0" draw:points="0,0">
          <text:p/>
        </draw:polygon>
        <draw:polygon draw:style-name="gr1" draw:text-style-name="P1" draw:layer="layout" svg:width="0.272cm" svg:height="0.127cm" svg:x="11.147cm" svg:y="11.218cm" svg:viewBox="0 0 273 128" draw:points="273,33 273,128 0,89 39,0">
          <text:p/>
        </draw:polygon>
        <draw:polygon draw:style-name="gr7" draw:text-style-name="P2" draw:layer="layout" svg:width="0cm" svg:height="0cm" svg:x="10.368cm" svg:y="10.851cm" svg:viewBox="0 0 0 0" draw:points="0,0">
          <text:p/>
        </draw:polygon>
        <draw:polygon draw:style-name="gr1" draw:text-style-name="P1" draw:layer="layout" svg:width="0.052cm" svg:height="0.465cm" svg:x="10.608cm" svg:y="9.151cm" svg:viewBox="0 0 53 466" draw:points="0,410 0,0 53,7 53,424 43,466 3,463 36,413">
          <text:p/>
        </draw:polygon>
        <draw:polygon draw:style-name="gr7" draw:text-style-name="P2" draw:layer="layout" svg:width="0cm" svg:height="0cm" svg:x="10.368cm" svg:y="10.851cm" svg:viewBox="0 0 0 0" draw:points="0,0">
          <text:p/>
        </draw:polygon>
        <draw:path draw:style-name="gr1" draw:text-style-name="P1" draw:layer="layout" svg:width="0.144cm" svg:height="0.189cm" svg:x="10.322cm" svg:y="8.678cm" svg:viewBox="0 0 145 190" svg:d="M128 188c-29 7-61 0-89-21-25-22-39-53-39-86 0-25 7-46 28-60 32-28 78-28 117 4-7 35-10 74-14 113 0 18-3 32-3 50z">
          <text:p/>
        </draw:path>
        <draw:polygon draw:style-name="gr7" draw:text-style-name="P2" draw:layer="layout" svg:width="0cm" svg:height="0cm" svg:x="10.368cm" svg:y="10.851cm" svg:viewBox="0 0 0 0" draw:points="0,0">
          <text:p/>
        </draw:polygon>
        <draw:polygon draw:style-name="gr1" draw:text-style-name="P1" draw:layer="layout" svg:width="0.24cm" svg:height="0.183cm" svg:x="10.276cm" svg:y="9.567cm" svg:viewBox="0 0 241 184" draw:points="241,103 188,0 0,160 53,170 153,184">
          <text:p/>
        </draw:polygon>
        <draw:polygon draw:style-name="gr7" draw:text-style-name="P2" draw:layer="layout" svg:width="0cm" svg:height="0cm" svg:x="10.368cm" svg:y="10.851cm" svg:viewBox="0 0 0 0" draw:points="0,0">
          <text:p/>
        </draw:polygon>
        <draw:polygon draw:style-name="gr1" draw:text-style-name="P1" draw:layer="layout" svg:width="0.318cm" svg:height="0.106cm" svg:x="11.186cm" svg:y="11.144cm" svg:viewBox="0 0 319 107" draw:points="294,28 319,32 234,107 0,75 86,0 276,28">
          <text:p/>
        </draw:polygon>
        <draw:polygon draw:style-name="gr7" draw:text-style-name="P2" draw:layer="layout" svg:width="0cm" svg:height="0cm" svg:x="10.368cm" svg:y="10.851cm" svg:viewBox="0 0 0 0" draw:points="0,0">
          <text:p/>
        </draw:polygon>
        <draw:path draw:style-name="gr1" draw:text-style-name="P1" draw:layer="layout" svg:width="0.325cm" svg:height="0.1cm" svg:x="12.252cm" svg:y="11.041cm" svg:viewBox="0 0 326 101" svg:d="M283 79c14-7 24-14 31-21 0 0 4 0 4-4 21-21-4-42-64-49-57-12-138 0-191 18-56 17-78 42-53 63 7 4 21 11 39 15 10-18 56-36 113-43 56-4 107 3 121 21z">
          <text:p/>
        </draw:path>
        <draw:polygon draw:style-name="gr7" draw:text-style-name="P2" draw:layer="layout" svg:width="0cm" svg:height="0cm" svg:x="10.368cm" svg:y="10.851cm" svg:viewBox="0 0 0 0" draw:points="0,0">
          <text:p/>
        </draw:polygon>
        <draw:path draw:style-name="gr1" draw:text-style-name="P1" draw:layer="layout" svg:width="0.325cm" svg:height="0.098cm" svg:x="12.622cm" svg:y="11.056cm" svg:viewBox="0 0 326 99" svg:d="M283 78c11-7 21-14 32-21l3-4c22-22-3-43-63-50s-139 0-195 18c-53 17-74 43-50 64 8 7 22 11 39 14 11-17 57-35 113-42 58-4 107 4 121 21z">
          <text:p/>
        </draw:path>
        <draw:polygon draw:style-name="gr7" draw:text-style-name="P2" draw:layer="layout" svg:width="0cm" svg:height="0cm" svg:x="10.368cm" svg:y="10.851cm" svg:viewBox="0 0 0 0" draw:points="0,0">
          <text:p/>
        </draw:polygon>
        <draw:polygon draw:style-name="gr1" draw:text-style-name="P1" draw:layer="layout" svg:width="0.113cm" svg:height="0.416cm" svg:x="10.657cm" svg:y="9.158cm" svg:viewBox="0 0 114 417" draw:points="0,0 114,14 61,88 0,417">
          <text:p/>
        </draw:polygon>
        <draw:polygon draw:style-name="gr7" draw:text-style-name="P2" draw:layer="layout" svg:width="0cm" svg:height="0cm" svg:x="10.368cm" svg:y="10.851cm" svg:viewBox="0 0 0 0" draw:points="0,0">
          <text:p/>
        </draw:polygon>
        <draw:polygon draw:style-name="gr1" draw:text-style-name="P1" draw:layer="layout" svg:width="0.148cm" svg:height="0.218cm" svg:x="11.941cm" svg:y="10.548cm" svg:viewBox="0 0 149 219" draw:points="0,219 149,17 0,0">
          <text:p/>
        </draw:polygon>
        <draw:polygon draw:style-name="gr7" draw:text-style-name="P2" draw:layer="layout" svg:width="0cm" svg:height="0cm" svg:x="10.368cm" svg:y="10.851cm" svg:viewBox="0 0 0 0" draw:points="0,0">
          <text:p/>
        </draw:polygon>
        <draw:path draw:style-name="gr1" draw:text-style-name="P1" draw:layer="layout" svg:width="0.78cm" svg:height="0.102cm" svg:x="9.101cm" svg:y="9.408cm" svg:viewBox="0 0 781 103" svg:d="M760 103c10-7 14-14 21-21-81-49-230-82-393-82-159 0-307 33-388 82 7 7 14 14 21 21 64-49 208-85 367-85 163 0 308 36 372 85z">
          <text:p/>
        </draw:path>
        <draw:polygon draw:style-name="gr7" draw:text-style-name="P2" draw:layer="layout" svg:width="0cm" svg:height="0cm" svg:x="10.368cm" svg:y="10.851cm" svg:viewBox="0 0 0 0" draw:points="0,0">
          <text:p/>
        </draw:polygon>
        <draw:polygon draw:style-name="gr1" draw:text-style-name="P1" draw:layer="layout" svg:width="0.096cm" svg:height="0.176cm" svg:x="10.191cm" svg:y="9.761cm" svg:viewBox="0 0 97 177" draw:points="97,177 97,11 0,0 0,163">
          <text:p/>
        </draw:polygon>
        <draw:polygon draw:style-name="gr7" draw:text-style-name="P2" draw:layer="layout" svg:width="0cm" svg:height="0cm" svg:x="10.368cm" svg:y="10.851cm" svg:viewBox="0 0 0 0" draw:points="0,0">
          <text:p/>
        </draw:polygon>
        <draw:path draw:style-name="gr1" draw:text-style-name="P1" draw:layer="layout" svg:width="0.102cm" svg:height="0.35cm" svg:x="10.082cm" svg:y="11.662cm" svg:viewBox="0 0 103 351" svg:d="M0 333c35-32 63-131 63-222 0-39-3-71-14-93 4-4 7-7 11-7 8-7 15-11 22-11 7 4 14 14 18 29 0 8 0 18 3 25 0 18 0 39 0 64 0 24 0 49 0 74-3 21-7 42-7 63-3 18-7 32-14 50-7 14-14 28-22 35-11 11-21 11-32 11-10-4-21-11-28-18z">
          <text:p/>
        </draw:path>
        <draw:polygon draw:style-name="gr7" draw:text-style-name="P2" draw:layer="layout" svg:width="0cm" svg:height="0cm" svg:x="10.368cm" svg:y="10.851cm" svg:viewBox="0 0 0 0" draw:points="0,0">
          <text:p/>
        </draw:polygon>
        <draw:path draw:style-name="gr1" draw:text-style-name="P1" draw:layer="layout" svg:width="0.141cm" svg:height="0.144cm" svg:x="10.717cm" svg:y="7.587cm" svg:viewBox="0 0 142 145" svg:d="M21 15c28-25 75-18 100 14 28 32 28 75 0 100-18 17-50 21-79 7-24-18-42-46-42-75 0-18 7-36 21-46z">
          <text:p/>
        </draw:path>
        <draw:polygon draw:style-name="gr7" draw:text-style-name="P2" draw:layer="layout" svg:width="0cm" svg:height="0cm" svg:x="10.368cm" svg:y="10.851cm" svg:viewBox="0 0 0 0" draw:points="0,0">
          <text:p/>
        </draw:polygon>
        <draw:path draw:style-name="gr1" draw:text-style-name="P1" draw:layer="layout" svg:width="0.138cm" svg:height="0.143cm" svg:x="11.137cm" svg:y="7.644cm" svg:viewBox="0 0 139 144" svg:d="M17 15c29-25 74-18 104 14 24 32 24 78 0 99-23 18-51 21-79 7s-42-42-42-70c0-21 7-39 17-50z">
          <text:p/>
        </draw:path>
        <draw:polygon draw:style-name="gr7" draw:text-style-name="P2" draw:layer="layout" svg:width="0cm" svg:height="0cm" svg:x="10.368cm" svg:y="10.851cm" svg:viewBox="0 0 0 0" draw:points="0,0">
          <text:p/>
        </draw:polygon>
        <draw:path draw:style-name="gr1" draw:text-style-name="P1" draw:layer="layout" svg:width="0.102cm" svg:height="0.35cm" svg:x="10.082cm" svg:y="10.727cm" svg:viewBox="0 0 103 351" svg:d="M56 11c12-7 19-11 26-11 7 4 14 15 18 36 3 17 3 46 3 81 0 25 0 49 0 74-3 21-7 39-7 56-3 23-7 40-14 58-7 14-14 28-26 35-7 7-17 11-28 11-7-4-18-11-28-18 35-35 63-131 63-223 0-39-3-71-14-92 4-3 4-7 7-7z">
          <text:p/>
        </draw:path>
        <draw:polygon draw:style-name="gr7" draw:text-style-name="P2" draw:layer="layout" svg:width="0cm" svg:height="0cm" svg:x="10.368cm" svg:y="10.851cm" svg:viewBox="0 0 0 0" draw:points="0,0">
          <text:p/>
        </draw:polygon>
        <draw:path draw:style-name="gr1" draw:text-style-name="P1" draw:layer="layout" svg:width="0.766cm" svg:height="0.106cm" svg:x="9.108cm" svg:y="9.327cm" svg:viewBox="0 0 767 107" svg:d="M767 107c-4-4-7-11-14-18-60-54-205-89-372-89-162 0-307 35-367 89-7 7-10 14-14 18 74-51 222-82 381-82 164 0 312 31 386 82z">
          <text:p/>
        </draw:path>
        <draw:polygon draw:style-name="gr7" draw:text-style-name="P2" draw:layer="layout" svg:width="0cm" svg:height="0cm" svg:x="10.368cm" svg:y="10.851cm" svg:viewBox="0 0 0 0" draw:points="0,0">
          <text:p/>
        </draw:polygon>
        <draw:path draw:style-name="gr1" draw:text-style-name="P1" draw:layer="layout" svg:width="0.141cm" svg:height="0.143cm" svg:x="11.158cm" svg:y="11.951cm" svg:viewBox="0 0 142 144" svg:d="M89 4c-25-7-50-7-68 11-28 21-28 68 0 100 28 31 72 38 100 14 14-11 21-29 21-50 0-7-4-21-7-28-11-8-18-15-25-26l-10 7c-4-10-11-17-11-28z">
          <text:p/>
        </draw:path>
        <draw:polygon draw:style-name="gr7" draw:text-style-name="P2" draw:layer="layout" svg:width="0cm" svg:height="0cm" svg:x="10.368cm" svg:y="10.851cm" svg:viewBox="0 0 0 0" draw:points="0,0">
          <text:p/>
        </draw:polygon>
        <draw:polygon draw:style-name="gr1" draw:text-style-name="P1" draw:layer="layout" svg:width="0.37cm" svg:height="0.085cm" svg:x="10.287cm" svg:y="9.736cm" svg:viewBox="0 0 371 86" draw:points="42,0 141,11 215,25 243,28 329,39 371,46 325,86 0,39">
          <text:p/>
        </draw:polygon>
        <draw:polygon draw:style-name="gr7" draw:text-style-name="P2" draw:layer="layout" svg:width="0cm" svg:height="0cm" svg:x="10.368cm" svg:y="10.851cm" svg:viewBox="0 0 0 0" draw:points="0,0">
          <text:p/>
        </draw:polygon>
        <draw:path draw:style-name="gr1" draw:text-style-name="P1" draw:layer="layout" svg:width="0.141cm" svg:height="0.142cm" svg:x="11.158cm" svg:y="11.528cm" svg:viewBox="0 0 142 143" svg:d="M89 4c-25-7-50-4-68 10-28 25-28 68 0 104 28 28 72 35 100 10 14-10 21-28 21-46 0-7 0-10-4-17-7-4-14-7-21-11-14-15-24-29-28-50z">
          <text:p/>
        </draw:path>
        <draw:polygon draw:style-name="gr7" draw:text-style-name="P2" draw:layer="layout" svg:width="0cm" svg:height="0cm" svg:x="10.368cm" svg:y="10.851cm" svg:viewBox="0 0 0 0" draw:points="0,0">
          <text:p/>
        </draw:polygon>
        <draw:path draw:style-name="gr1" draw:text-style-name="P1" draw:layer="layout" svg:width="0.113cm" svg:height="0.3cm" svg:x="10.611cm" svg:y="9.683cm" svg:viewBox="0 0 114 301" svg:d="M14 301l-14-3c14-32 28-64 42-103v-95l-38-11v4-4c0-3 3-3 3-3 4-21 11-39 14-61 4-7 4-14 7-25l86 11-86-11-3 273c35-74 68-162 89-262l-100 290c4-10 11-18 14-28z">
          <text:p/>
        </draw:path>
        <draw:polygon draw:style-name="gr7" draw:text-style-name="P2" draw:layer="layout" svg:width="0cm" svg:height="0cm" svg:x="10.368cm" svg:y="10.851cm" svg:viewBox="0 0 0 0" draw:points="0,0">
          <text:p/>
        </draw:polygon>
        <draw:path draw:style-name="gr1" draw:text-style-name="P1" draw:layer="layout" svg:width="0.155cm" svg:height="0.192cm" svg:x="10.777cm" svg:y="11.281cm" svg:viewBox="0 0 156 193" svg:d="M0 139c14 25 32 42 49 49 18 7 39 7 57-7 14-14 28-39 35-67 7-36 12-71 15-114-15 50-68 100-156 139z">
          <text:p/>
        </draw:path>
        <draw:polygon draw:style-name="gr7" draw:text-style-name="P2" draw:layer="layout" svg:width="0cm" svg:height="0cm" svg:x="10.368cm" svg:y="10.851cm" svg:viewBox="0 0 0 0" draw:points="0,0">
          <text:p/>
        </draw:polygon>
        <draw:path draw:style-name="gr1" draw:text-style-name="P1" draw:layer="layout" svg:width="0.072cm" svg:height="0.23cm" svg:x="10.052cm" svg:y="10.78cm" svg:viewBox="0 0 73 231" svg:d="M73 74c0-35-8-63-22-74-14 25-28 50-39 89 0 7-3 18-7 29-3 17-7 42-3 67 0 17 3 32 3 46 4 0 7 0 7 0 14 3 28-14 43-46 10-32 18-71 18-111z">
          <text:p/>
        </draw:path>
        <draw:polygon draw:style-name="gr7" draw:text-style-name="P2" draw:layer="layout" svg:width="0cm" svg:height="0cm" svg:x="10.368cm" svg:y="10.851cm" svg:viewBox="0 0 0 0" draw:points="0,0">
          <text:p/>
        </draw:polygon>
        <draw:path draw:style-name="gr1" draw:text-style-name="P1" draw:layer="layout" svg:width="0.102cm" svg:height="0.141cm" svg:x="11.232cm" svg:y="8.636cm" svg:viewBox="0 0 103 142" svg:d="M103 142c0-82-21-139-53-142-3 0-3 0-7 0-18 24-32 57-43 92 0 14 3 25 3 39z">
          <text:p/>
        </draw:path>
        <draw:polygon draw:style-name="gr7" draw:text-style-name="P2" draw:layer="layout" svg:width="0cm" svg:height="0cm" svg:x="10.368cm" svg:y="10.851cm" svg:viewBox="0 0 0 0" draw:points="0,0">
          <text:p/>
        </draw:polygon>
        <draw:path draw:style-name="gr1" draw:text-style-name="P1" draw:layer="layout" svg:width="0.272cm" svg:height="0.131cm" svg:x="11.941cm" svg:y="11.5cm" svg:viewBox="0 0 273 132" svg:d="M220 36c0-7 7-10 17-14 11 0 25-3 36-3l-124-19-149 132c99-25 174-57 220-96z">
          <text:p/>
        </draw:path>
        <draw:polygon draw:style-name="gr7" draw:text-style-name="P2" draw:layer="layout" svg:width="0cm" svg:height="0cm" svg:x="10.368cm" svg:y="10.851cm" svg:viewBox="0 0 0 0" draw:points="0,0">
          <text:p/>
        </draw:polygon>
        <draw:path draw:style-name="gr1" draw:text-style-name="P1" draw:layer="layout" svg:width="0.159cm" svg:height="0.259cm" svg:x="11.214cm" svg:y="10.515cm" svg:viewBox="0 0 160 260" svg:d="M160 122c-18-50-46-60-79-36-10 8-17 18-24 25-21 35-43 89-57 149 4-106 39-212 81-248 40-35 76 11 79 110z">
          <text:p/>
        </draw:path>
        <draw:polygon draw:style-name="gr7" draw:text-style-name="P2" draw:layer="layout" svg:width="0cm" svg:height="0cm" svg:x="10.368cm" svg:y="10.851cm" svg:viewBox="0 0 0 0" draw:points="0,0">
          <text:p/>
        </draw:polygon>
        <draw:path draw:style-name="gr1" draw:text-style-name="P1" draw:layer="layout" svg:width="0.053cm" svg:height="0.208cm" svg:x="12.16cm" svg:y="11.518cm" svg:viewBox="0 0 54 209" svg:d="M0 209v-192c0-7 7-10 17-14 11 0 26-3 37-3v191c-11 0-26 4-37 7-10 0-17 4-17 11z">
          <text:p/>
        </draw:path>
        <draw:polygon draw:style-name="gr7" draw:text-style-name="P2" draw:layer="layout" svg:width="0cm" svg:height="0cm" svg:x="10.368cm" svg:y="10.851cm" svg:viewBox="0 0 0 0" draw:points="0,0">
          <text:p/>
        </draw:polygon>
        <draw:path draw:style-name="gr1" draw:text-style-name="P1" draw:layer="layout" svg:width="0.092cm" svg:height="0.314cm" svg:x="10.057cm" svg:y="10.745cm" svg:viewBox="0 0 93 315" svg:d="M0 262c7 25 18 39 25 53 35-35 68-134 68-222 0-40-8-72-19-93-7 11-17 21-28 35 14 11 21 40 21 75 0 39-7 78-17 110-15 32-29 49-43 46 0 0-3 0-7-4z">
          <text:p/>
        </draw:path>
        <draw:polygon draw:style-name="gr7" draw:text-style-name="P2" draw:layer="layout" svg:width="0cm" svg:height="0cm" svg:x="10.368cm" svg:y="10.851cm" svg:viewBox="0 0 0 0" draw:points="0,0">
          <text:p/>
        </draw:polygon>
        <draw:path draw:style-name="gr1" draw:text-style-name="P1" draw:layer="layout" svg:width="0.233cm" svg:height="0.051cm" svg:x="12.671cm" svg:y="11.111cm" svg:viewBox="0 0 234 52" svg:d="M234 23c-14-18-64-26-121-22-56 7-102 26-113 43 32 7 74 11 117 4 42-4 84-14 117-25z">
          <text:p/>
        </draw:path>
        <draw:polygon draw:style-name="gr7" draw:text-style-name="P2" draw:layer="layout" svg:width="0cm" svg:height="0cm" svg:x="10.368cm" svg:y="10.851cm" svg:viewBox="0 0 0 0" draw:points="0,0">
          <text:p/>
        </draw:polygon>
        <draw:path draw:style-name="gr1" draw:text-style-name="P1" draw:layer="layout" svg:width="0.233cm" svg:height="0.049cm" svg:x="12.301cm" svg:y="11.097cm" svg:viewBox="0 0 234 50" svg:d="M234 23c-14-19-64-26-120-22-58 7-104 26-114 43 32 7 74 7 117 4 46-4 85-14 117-25z">
          <text:p/>
        </draw:path>
        <draw:polygon draw:style-name="gr7" draw:text-style-name="P2" draw:layer="layout" svg:width="0cm" svg:height="0cm" svg:x="10.368cm" svg:y="10.851cm" svg:viewBox="0 0 0 0" draw:points="0,0">
          <text:p/>
        </draw:polygon>
        <draw:path draw:style-name="gr1" draw:text-style-name="P1" draw:layer="layout" svg:width="0.794cm" svg:height="0.145cm" svg:x="9.094cm" svg:y="9.32cm" svg:viewBox="0 0 795 146" svg:d="M0 138c0 4 0 4 0 8 0-11 4-22 14-32 4-5 7-12 15-19 60-53 205-88 371-88 162 0 307 35 367 88 7 7 10 14 14 19 10 10 14 21 14 32 0-4 0-4 0-8 0-75-177-138-395-138-219 0-400 63-400 138z">
          <text:p/>
        </draw:path>
        <draw:polygon draw:style-name="gr7" draw:text-style-name="P2" draw:layer="layout" svg:width="0cm" svg:height="0cm" svg:x="10.368cm" svg:y="10.851cm" svg:viewBox="0 0 0 0" draw:points="0,0">
          <text:p/>
        </draw:polygon>
        <draw:path draw:style-name="gr1" draw:text-style-name="P1" draw:layer="layout" svg:width="0.042cm" svg:height="0.226cm" svg:x="10.082cm" svg:y="11.715cm" svg:viewBox="0 0 43 227" svg:d="M0 227c10-11 22-32 33-60 7-28 10-60 10-89 0-39-7-67-17-78-12 18-19 32-26 46z">
          <text:p/>
        </draw:path>
        <draw:polygon draw:style-name="gr7" draw:text-style-name="P2" draw:layer="layout" svg:width="0cm" svg:height="0cm" svg:x="10.368cm" svg:y="10.851cm" svg:viewBox="0 0 0 0" draw:points="0,0">
          <text:p/>
        </draw:polygon>
        <draw:path draw:style-name="gr1" draw:text-style-name="P1" draw:layer="layout" svg:width="0.067cm" svg:height="0.314cm" svg:x="10.082cm" svg:y="11.68cm" svg:viewBox="0 0 68 315" svg:d="M0 315c40-35 68-131 68-222 0-40-7-72-18-93-7 11-17 25-24 35 10 11 17 40 17 79 0 28-3 60-10 88-11 28-22 49-33 60v53-4z">
          <text:p/>
        </draw:path>
        <draw:polygon draw:style-name="gr7" draw:text-style-name="P2" draw:layer="layout" svg:width="0cm" svg:height="0cm" svg:x="10.368cm" svg:y="10.851cm" svg:viewBox="0 0 0 0" draw:points="0,0">
          <text:p/>
        </draw:polygon>
        <draw:path draw:style-name="gr1" draw:text-style-name="P1" draw:layer="layout" svg:width="0.113cm" svg:height="0.081cm" svg:x="10.519cm" svg:y="9.694cm" svg:viewBox="0 0 114 82" svg:d="M7 71l93 7-3 4c0 0 0-4 3-4 0-3 0-3 0-3 7-22 11-40 14-61l-24-4-51-7-32-3c-7 7-10 25-3 46 0 7 3 14 3 25z">
          <text:p/>
        </draw:path>
        <draw:polygon draw:style-name="gr7" draw:text-style-name="P2" draw:layer="layout" svg:width="0cm" svg:height="0cm" svg:x="10.368cm" svg:y="10.851cm" svg:viewBox="0 0 0 0" draw:points="0,0">
          <text:p/>
        </draw:polygon>
        <draw:polygon draw:style-name="gr1" draw:text-style-name="P1" draw:layer="layout" svg:width="0.131cm" svg:height="0.074cm" svg:x="10.477cm" svg:y="9.539cm" svg:viewBox="0 0 132 75" draw:points="39,61 132,75 132,21 0,0 0,28 39,35">
          <text:p/>
        </draw:polygon>
        <draw:polygon draw:style-name="gr7" draw:text-style-name="P2" draw:layer="layout" svg:width="0cm" svg:height="0cm" svg:x="10.368cm" svg:y="10.851cm" svg:viewBox="0 0 0 0" draw:points="0,0">
          <text:p/>
        </draw:polygon>
        <draw:path draw:style-name="gr1" draw:text-style-name="P1" draw:layer="layout" svg:width="0.088cm" svg:height="0.141cm" svg:x="11.373cm" svg:y="9.048cm" svg:viewBox="0 0 89 142" svg:d="M89 0v142c-28-24-56-45-89-63z">
          <text:p/>
        </draw:path>
        <draw:polygon draw:style-name="gr7" draw:text-style-name="P2" draw:layer="layout" svg:width="0cm" svg:height="0cm" svg:x="10.368cm" svg:y="10.851cm" svg:viewBox="0 0 0 0" draw:points="0,0">
          <text:p/>
        </draw:polygon>
        <draw:path draw:style-name="gr1" draw:text-style-name="P1" draw:layer="layout" svg:width="0.046cm" svg:height="0.201cm" svg:x="10.611cm" svg:y="9.779cm" svg:viewBox="0 0 47 202" svg:d="M0 202c14-33 28-65 47-104v-98l-47 38z">
          <text:p/>
        </draw:path>
        <draw:polygon draw:style-name="gr7" draw:text-style-name="P2" draw:layer="layout" svg:width="0cm" svg:height="0cm" svg:x="10.368cm" svg:y="10.851cm" svg:viewBox="0 0 0 0" draw:points="0,0">
          <text:p/>
        </draw:polygon>
        <draw:polygon draw:style-name="gr1" draw:text-style-name="P1" draw:layer="layout" svg:width="0.092cm" svg:height="0.074cm" svg:x="10.516cm" svg:y="9.602cm" svg:viewBox="0 0 93 75" draw:points="93,18 93,14 0,0 0,68 56,75">
          <text:p/>
        </draw:polygon>
        <draw:polygon draw:style-name="gr7" draw:text-style-name="P2" draw:layer="layout" svg:width="0cm" svg:height="0cm" svg:x="10.368cm" svg:y="10.851cm" svg:viewBox="0 0 0 0" draw:points="0,0">
          <text:p/>
        </draw:polygon>
        <draw:path draw:style-name="gr1" draw:text-style-name="P1" draw:layer="layout" svg:width="0.102cm" svg:height="0.092cm" svg:x="10.428cm" svg:y="9.669cm" svg:viewBox="0 0 103 93" svg:d="M96 72c-4-21-4-39 7-46l-14-26-89 82 75 11z">
          <text:p/>
        </draw:path>
        <draw:polygon draw:style-name="gr7" draw:text-style-name="P2" draw:layer="layout" svg:width="0cm" svg:height="0cm" svg:x="10.368cm" svg:y="10.851cm" svg:viewBox="0 0 0 0" draw:points="0,0">
          <text:p/>
        </draw:polygon>
        <draw:polygon draw:style-name="gr7" draw:text-style-name="P2" draw:layer="layout" svg:width="0cm" svg:height="0cm" svg:x="10.368cm" svg:y="10.851cm" svg:viewBox="0 0 0 0" draw:points="0,0">
          <text:p/>
        </draw:polygon>
        <draw:polygon draw:style-name="gr1" draw:text-style-name="P1" draw:layer="layout" svg:width="0.053cm" svg:height="0.106cm" svg:x="10.463cm" svg:y="9.567cm" svg:viewBox="0 0 54 107" draw:points="54,107 54,103 54,32 54,7 14,0 0,0">
          <text:p/>
        </draw:polygon>
        <draw:polygon draw:style-name="gr7" draw:text-style-name="P2" draw:layer="layout" svg:width="0cm" svg:height="0cm" svg:x="10.368cm" svg:y="10.851cm" svg:viewBox="0 0 0 0" draw:points="0,0">
          <text:p/>
        </draw:polygon>
        <draw:path draw:style-name="gr1" draw:text-style-name="P1" draw:layer="layout" svg:width="0.218cm" svg:height="0.201cm" svg:x="9.973cm" svg:y="11.158cm" svg:viewBox="0 0 219 202" svg:d="M0 187c137-46 219-110 219-177 0-3 0-7 0-10l-121 148c79-42 121-88 121-138l-121 138c0 4 0 7 0 11 0 3 0 7 0 10 0 11 4 18 11 28-4 5-7 5-7 5h3z">
          <text:p/>
        </draw:path>
        <draw:polygon draw:style-name="gr7" draw:text-style-name="P2" draw:layer="layout" svg:width="0cm" svg:height="0cm" svg:x="10.368cm" svg:y="10.851cm" svg:viewBox="0 0 0 0" draw:points="0,0">
          <text:p/>
        </draw:polygon>
        <draw:path draw:style-name="gr1" draw:text-style-name="P1" draw:layer="layout" svg:width="0.081cm" svg:height="0.093cm" svg:x="9.715cm" svg:y="12.876cm" svg:viewBox="0 0 82 94" svg:d="M0 0c11 40 42 79 82 94-7-44-40-79-82-94z">
          <text:p/>
        </draw:path>
        <draw:polygon draw:style-name="gr7" draw:text-style-name="P2" draw:layer="layout" svg:width="0cm" svg:height="0cm" svg:x="10.368cm" svg:y="10.851cm" svg:viewBox="0 0 0 0" draw:points="0,0">
          <text:p/>
        </draw:polygon>
        <draw:path draw:style-name="gr1" draw:text-style-name="P1" draw:layer="layout" svg:width="0.082cm" svg:height="0.096cm" svg:x="8.695cm" svg:y="12.731cm" svg:viewBox="0 0 83 97" svg:d="M0 0c11 43 40 79 83 97-11-43-43-79-83-97z">
          <text:p/>
        </draw:path>
        <draw:polygon draw:style-name="gr7" draw:text-style-name="P2" draw:layer="layout" svg:width="0cm" svg:height="0cm" svg:x="10.368cm" svg:y="10.851cm" svg:viewBox="0 0 0 0" draw:points="0,0">
          <text:p/>
        </draw:polygon>
        <draw:polygon draw:style-name="gr1" draw:text-style-name="P1" draw:layer="layout" svg:width="0.042cm" svg:height="0.067cm" svg:x="10.608cm" svg:y="9.616cm" svg:viewBox="0 0 43 68" draw:points="43,4 0,0 0,64 31,68">
          <text:p/>
        </draw:polygon>
        <draw:polygon draw:style-name="gr7" draw:text-style-name="P2" draw:layer="layout" svg:width="0cm" svg:height="0cm" svg:x="10.368cm" svg:y="10.851cm" svg:viewBox="0 0 0 0" draw:points="0,0">
          <text:p/>
        </draw:polygon>
        <draw:path draw:style-name="gr1" draw:text-style-name="P1" draw:layer="layout" svg:width="0.031cm" svg:height="0.131cm" svg:x="11.204cm" svg:y="8.727cm" svg:viewBox="0 0 32 132" svg:d="M29 0c3 11 3 25 3 36 0 36-10 68-32 96 8-43 15-93 29-132z">
          <text:p/>
        </draw:path>
        <draw:polygon draw:style-name="gr7" draw:text-style-name="P2" draw:layer="layout" svg:width="0cm" svg:height="0cm" svg:x="10.368cm" svg:y="10.851cm" svg:viewBox="0 0 0 0" draw:points="0,0">
          <text:p/>
        </draw:polygon>
        <draw:path draw:style-name="gr1" draw:text-style-name="P1" draw:layer="layout" svg:width="0.014cm" svg:height="0.134cm" svg:x="10.548cm" svg:y="12.382cm" svg:viewBox="0 0 15 135" svg:d="M0 0v135c0-3 4-11 8-18 0-3 3-10 3-17 0-4 4-11 4-18s0-14 0-25c0-7 0-14 0-17-4-7-4-11-4-18-3-7-7-15-11-22z">
          <text:p/>
        </draw:path>
        <draw:polygon draw:style-name="gr7" draw:text-style-name="P2" draw:layer="layout" svg:width="0cm" svg:height="0cm" svg:x="10.368cm" svg:y="10.851cm" svg:viewBox="0 0 0 0" draw:points="0,0">
          <text:p/>
        </draw:polygon>
        <draw:path draw:style-name="gr1" draw:text-style-name="P1" draw:layer="layout" svg:width="0.014cm" svg:height="0.134cm" svg:x="10.548cm" svg:y="11.68cm" svg:viewBox="0 0 15 135" svg:d="M0 0v135c4-7 8-18 11-28 0-11 4-25 4-43 0-17-4-29-4-39-3-11-7-18-11-25z">
          <text:p/>
        </draw:path>
        <draw:polygon draw:style-name="gr7" draw:text-style-name="P2" draw:layer="layout" svg:width="0cm" svg:height="0cm" svg:x="10.368cm" svg:y="10.851cm" svg:viewBox="0 0 0 0" draw:points="0,0">
          <text:p/>
        </draw:polygon>
        <draw:polygon draw:style-name="gr1" draw:text-style-name="P1" draw:layer="layout" svg:width="0.056cm" svg:height="0.032cm" svg:x="10.516cm" svg:y="9.669cm" svg:viewBox="0 0 57 33" draw:points="57,7 43,33 10,26 0,0">
          <text:p/>
        </draw:polygon>
        <draw:polygon draw:style-name="gr7" draw:text-style-name="P2" draw:layer="layout" svg:width="0cm" svg:height="0cm" svg:x="10.368cm" svg:y="10.851cm" svg:viewBox="0 0 0 0" draw:points="0,0">
          <text:p/>
        </draw:polygon>
        <draw:polygon draw:style-name="gr1" draw:text-style-name="P1" draw:layer="layout" svg:width="0.05cm" svg:height="0.032cm" svg:x="10.558cm" svg:y="9.676cm" svg:viewBox="0 0 51 33" draw:points="51,33 51,4 15,0 0,22">
          <text:p/>
        </draw:polygon>
        <draw:polygon draw:style-name="gr7" draw:text-style-name="P2" draw:layer="layout" svg:width="0cm" svg:height="0cm" svg:x="10.368cm" svg:y="10.851cm" svg:viewBox="0 0 0 0" draw:points="0,0">
          <text:p/>
        </draw:polygon>
        <draw:polygon draw:style-name="gr1" draw:text-style-name="P1" draw:layer="layout" svg:width="0.036cm" svg:height="0.06cm" svg:x="10.572cm" svg:y="9.62cm" svg:viewBox="0 0 37 61" draw:points="37,61 37,0 0,57">
          <text:p/>
        </draw:polygon>
        <draw:polygon draw:style-name="gr7" draw:text-style-name="P2" draw:layer="layout" svg:width="0cm" svg:height="0cm" svg:x="10.368cm" svg:y="10.851cm" svg:viewBox="0 0 0 0" draw:points="0,0">
          <text:p/>
        </draw:polygon>
        <draw:polygon draw:style-name="gr1" draw:text-style-name="P1" draw:layer="layout" svg:width="0.035cm" svg:height="0.053cm" svg:x="10.608cm" svg:y="9.56cm" svg:viewBox="0 0 36 54" draw:points="3,54 0,0 36,3">
          <text:p/>
        </draw:polygon>
        <draw:polygon draw:style-name="gr7" draw:text-style-name="P2" draw:layer="layout" svg:width="0cm" svg:height="0cm" svg:x="10.368cm" svg:y="10.851cm" svg:viewBox="0 0 0 0" draw:points="0,0">
          <text:p/>
        </draw:polygon>
        <draw:path draw:style-name="gr1" draw:text-style-name="P1" draw:layer="layout" svg:width="0.042cm" svg:height="0.049cm" svg:x="11.243cm" svg:y="11.532cm" svg:viewBox="0 0 43 50" svg:d="M31 50l12-10c-7-18-26-33-43-40 7 22 17 36 31 50z">
          <text:p/>
        </draw:path>
        <draw:polygon draw:style-name="gr7" draw:text-style-name="P2" draw:layer="layout" svg:width="0cm" svg:height="0cm" svg:x="10.368cm" svg:y="10.851cm" svg:viewBox="0 0 0 0" draw:points="0,0">
          <text:p/>
        </draw:polygon>
        <draw:path draw:style-name="gr1" draw:text-style-name="P1" draw:layer="layout" svg:width="0.031cm" svg:height="0.028cm" svg:x="10.608cm" svg:y="9.68cm" svg:viewBox="0 0 32 29" svg:d="M25 29c4-8 4-15 7-26l-32-3v29z">
          <text:p/>
        </draw:path>
        <draw:polygon draw:style-name="gr7" draw:text-style-name="P2" draw:layer="layout" svg:width="0cm" svg:height="0cm" svg:x="10.368cm" svg:y="10.851cm" svg:viewBox="0 0 0 0" draw:points="0,0">
          <text:p/>
        </draw:polygon>
        <draw:polygon draw:style-name="gr1" draw:text-style-name="P1" draw:layer="layout" svg:width="0.032cm" svg:height="0.032cm" svg:x="10.445cm" svg:y="9.535cm" svg:viewBox="0 0 33 33" draw:points="19,33 0,0 33,4 33,33">
          <text:p/>
        </draw:polygon>
        <draw:polygon draw:style-name="gr7" draw:text-style-name="P2" draw:layer="layout" svg:width="0cm" svg:height="0cm" svg:x="10.368cm" svg:y="10.851cm" svg:viewBox="0 0 0 0" draw:points="0,0">
          <text:p/>
        </draw:polygon>
        <draw:path draw:style-name="gr1" draw:text-style-name="P1" draw:layer="layout" svg:width="0.035cm" svg:height="0.028cm" svg:x="11.243cm" svg:y="11.955cm" svg:viewBox="0 0 36 29" svg:d="M36 22h-11l-10 7c-8-7-12-18-15-29 15 4 25 14 36 22z">
          <text:p/>
        </draw:path>
        <draw:polygon draw:style-name="gr7" draw:text-style-name="P2" draw:layer="layout" svg:width="0cm" svg:height="0cm" svg:x="10.368cm" svg:y="10.851cm" svg:viewBox="0 0 0 0" draw:points="0,0">
          <text:p/>
        </draw:polygon>
        <draw:path draw:style-name="gr1" draw:text-style-name="P1" draw:layer="layout" svg:width="0.021cm" svg:height="0.039cm" svg:x="10.618cm" svg:y="9.955cm" svg:viewBox="0 0 22 40" svg:d="M7 29c7-11 11-22 15-29v40c-8-4-15-4-22-4z">
          <text:p/>
        </draw:path>
        <draw:polygon draw:style-name="gr7" draw:text-style-name="P2" draw:layer="layout" svg:width="0cm" svg:height="0cm" svg:x="10.368cm" svg:y="10.851cm" svg:viewBox="0 0 0 0" draw:points="0,0">
          <text:p/>
        </draw:polygon>
        <draw:path draw:style-name="gr1" draw:text-style-name="P1" draw:layer="layout" svg:width="0.032cm" svg:height="0.024cm" svg:x="10.498cm" svg:y="9.74cm" svg:viewBox="0 0 33 25" svg:d="M33 25c-4-11-8-18-8-25l-25 22z">
          <text:p/>
        </draw:path>
        <draw:polygon draw:style-name="gr7" draw:text-style-name="P2" draw:layer="layout" svg:width="0cm" svg:height="0cm" svg:x="10.368cm" svg:y="10.851cm" svg:viewBox="0 0 0 0" draw:points="0,0">
          <text:p/>
        </draw:polygon>
        <draw:path draw:style-name="gr1" draw:text-style-name="P1" draw:layer="layout" svg:width="0.021cm" svg:height="0.021cm" svg:x="11.274cm" svg:y="11.571cm" svg:viewBox="0 0 22 22" svg:d="M0 10c7 8 15 12 22 12 0-7-3-15-11-22z">
          <text:p/>
        </draw:path>
        <draw:polygon draw:style-name="gr7" draw:text-style-name="P2" draw:layer="layout" svg:width="0cm" svg:height="0cm" svg:x="10.368cm" svg:y="10.851cm" svg:viewBox="0 0 0 0" draw:points="0,0">
          <text:p/>
        </draw:polygon>
        <draw:path draw:style-name="gr1" draw:text-style-name="P1" draw:layer="layout" svg:width="0.026cm" svg:height="0.025cm" svg:x="11.267cm" svg:y="11.976cm" svg:viewBox="0 0 27 26" svg:d="M27 26c-8-7-12-19-19-26h-8c5 11 15 19 27 26z">
          <text:p/>
        </draw:path>
        <draw:polygon draw:style-name="gr7" draw:text-style-name="P2" draw:layer="layout" svg:width="0cm" svg:height="0cm" svg:x="10.368cm" svg:y="10.851cm" svg:viewBox="0 0 0 0" draw:points="0,0">
          <text:p/>
        </draw:polygon>
        <draw:polygon draw:style-name="gr1" draw:text-style-name="P1" draw:layer="layout" svg:width="0.039cm" svg:height="0.007cm" svg:x="10.611cm" svg:y="9.613cm" svg:viewBox="0 0 40 8" draw:points="40,8 40,4 0,0">
          <text:p/>
        </draw:polygon>
        <draw:polygon draw:style-name="gr7" draw:text-style-name="P2" draw:layer="layout" svg:width="0cm" svg:height="0cm" svg:x="10.368cm" svg:y="10.851cm" svg:viewBox="0 0 0 0" draw:points="0,0">
          <text:p/>
        </draw:polygon>
        <draw:path draw:style-name="gr1" draw:text-style-name="P1" draw:layer="layout" svg:width="0.016cm" svg:height="0.014cm" svg:x="11.273cm" svg:y="11.567cm" svg:viewBox="0 0 17 15" svg:d="M17 5l-4-5-11 15c-4 0 0 0 0 0z">
          <text:p/>
        </draw:path>
        <draw:polygon draw:style-name="gr7" draw:text-style-name="P2" draw:layer="layout" svg:width="0cm" svg:height="0cm" svg:x="10.368cm" svg:y="10.851cm" svg:viewBox="0 0 0 0" draw:points="0,0">
          <text:p/>
        </draw:polygon>
        <draw:path draw:style-name="gr1" draw:text-style-name="P1" draw:layer="layout" svg:width="0cm" svg:height="0.023cm" svg:x="10.071cm" svg:y="11.303cm" svg:viewBox="0 0 0 24" svg:d="M0 0v24c0-3 0-7 0-14 0 0 0-7 0-10z">
          <text:p/>
        </draw:path>
        <draw:polygon draw:style-name="gr7" draw:text-style-name="P2" draw:layer="layout" svg:width="0cm" svg:height="0cm" svg:x="10.368cm" svg:y="10.851cm" svg:viewBox="0 0 0 0" draw:points="0,0">
          <text:p/>
        </draw:polygon>
        <draw:path draw:style-name="gr8" draw:text-style-name="P2" draw:layer="layout" svg:width="0.738cm" svg:height="0.084cm" svg:x="9.122cm" svg:y="9.426cm" svg:viewBox="0 0 739 85" svg:d="M739 85c-64-53-208-85-367-85-163 0-308 32-372 85">
          <text:p/>
        </draw:path>
        <draw:path draw:style-name="gr8" draw:text-style-name="P2" draw:layer="layout" svg:width="0.017cm" svg:height="0.078cm" svg:x="10.107cm" svg:y="11.715cm" svg:viewBox="0 0 18 79" svg:d="M18 79c0-39-8-68-18-79">
          <text:p/>
        </draw:path>
        <draw:path draw:style-name="gr8" draw:text-style-name="P2" draw:layer="layout" svg:width="0.042cm" svg:height="0.148cm" svg:x="10.082cm" svg:y="11.793cm" svg:viewBox="0 0 43 149" svg:d="M0 149c10-11 22-33 33-61 7-28 10-60 10-88">
          <text:p/>
        </draw:path>
        <draw:path draw:style-name="gr8" draw:text-style-name="P2" draw:layer="layout" svg:width="0.021cm" svg:height="0.078cm" svg:x="10.103cm" svg:y="10.78cm" svg:viewBox="0 0 22 79" svg:d="M22 79c0-39-7-68-22-79">
          <text:p/>
        </draw:path>
        <draw:path draw:style-name="gr8" draw:text-style-name="P2" draw:layer="layout" svg:width="0.011cm" svg:height="0.004cm" svg:x="10.057cm" svg:y="11.006cm" svg:viewBox="0 0 12 5" svg:d="M0 0c4 5 7 5 12 5">
          <text:p/>
        </draw:path>
        <draw:path draw:style-name="gr8" draw:text-style-name="P2" draw:layer="layout" svg:width="0.06cm" svg:height="0.156cm" svg:x="10.064cm" svg:y="10.854cm" svg:viewBox="0 0 61 157" svg:d="M0 157c14 3 28-14 43-46 10-32 18-72 18-111">
          <text:p/>
        </draw:path>
        <draw:path draw:style-name="gr8" draw:text-style-name="P2" draw:layer="layout" svg:width="0.78cm" svg:height="0.081cm" svg:x="9.101cm" svg:y="9.408cm" svg:viewBox="0 0 781 82" svg:d="M781 82c-81-49-230-82-393-82-159 0-307 33-388 82">
          <text:p/>
        </draw:path>
        <draw:path draw:style-name="gr8" draw:text-style-name="P2" draw:layer="layout" svg:width="0.018cm" svg:height="0.095cm" svg:x="10.131cm" svg:y="11.68cm" svg:viewBox="0 0 19 96" svg:d="M19 96c0-39-7-75-19-96">
          <text:p/>
        </draw:path>
        <draw:path draw:style-name="gr8" draw:text-style-name="P2" draw:layer="layout" svg:width="0.067cm" svg:height="0.222cm" svg:x="10.082cm" svg:y="11.772cm" svg:viewBox="0 0 68 223" svg:d="M0 223c40-32 68-132 68-223">
          <text:p/>
        </draw:path>
        <draw:path draw:style-name="gr8" draw:text-style-name="P2" draw:layer="layout" svg:width="0.018cm" svg:height="0.092cm" svg:x="10.131cm" svg:y="10.745cm" svg:viewBox="0 0 19 93" svg:d="M19 93c0-39-7-72-19-93">
          <text:p/>
        </draw:path>
        <draw:path draw:style-name="gr8" draw:text-style-name="P2" draw:layer="layout" svg:width="0.067cm" svg:height="0.222cm" svg:x="10.082cm" svg:y="10.837cm" svg:viewBox="0 0 68 223" svg:d="M0 223c36-35 68-131 68-223">
          <text:p/>
        </draw:path>
        <draw:path draw:style-name="gr8" draw:text-style-name="P2" draw:layer="layout" svg:width="0.021cm" svg:height="0.011cm" svg:x="10.142cm" svg:y="11.662cm" svg:viewBox="0 0 22 12" svg:d="M0 12c7-7 15-12 22-12">
          <text:p/>
        </draw:path>
        <draw:path draw:style-name="gr8" draw:text-style-name="P2" draw:layer="layout" svg:width="0.024cm" svg:height="0.117cm" svg:x="10.16cm" svg:y="11.662cm" svg:viewBox="0 0 25 118" svg:d="M0 0c11 4 15 14 22 32 0 7 0 14 3 21 0 18 0 39 0 65">
          <text:p/>
        </draw:path>
        <draw:path draw:style-name="gr8" draw:text-style-name="P2" draw:layer="layout" svg:width="0.06cm" svg:height="0.092cm" svg:x="10.082cm" svg:y="11.673cm" svg:viewBox="0 0 61 93" svg:d="M0 93c7-18 14-36 25-50 10-17 22-36 36-43">
          <text:p/>
        </draw:path>
        <draw:path draw:style-name="gr8" draw:text-style-name="P2" draw:layer="layout" svg:width="0.032cm" svg:height="0.022cm" svg:x="10.082cm" svg:y="11.99cm" svg:viewBox="0 0 33 23" svg:d="M0 0c7 11 19 19 33 23">
          <text:p/>
        </draw:path>
        <draw:path draw:style-name="gr8" draw:text-style-name="P2" draw:layer="layout" svg:width="0.032cm" svg:height="0.011cm" svg:x="10.11cm" svg:y="12.001cm" svg:viewBox="0 0 33 12" svg:d="M0 12c11 0 22 0 33-12">
          <text:p/>
        </draw:path>
        <draw:path draw:style-name="gr8" draw:text-style-name="P2" draw:layer="layout" svg:width="0.042cm" svg:height="0.222cm" svg:x="10.142cm" svg:y="11.779cm" svg:viewBox="0 0 43 223" svg:d="M0 223c8-7 15-21 22-35 4-18 11-32 14-50 0-17 4-43 7-64 0-25 0-50 0-74">
          <text:p/>
        </draw:path>
        <draw:path draw:style-name="gr8" draw:text-style-name="P2" draw:layer="layout" svg:width="0.025cm" svg:height="0.011cm" svg:x="10.138cm" svg:y="10.727cm" svg:viewBox="0 0 26 12" svg:d="M0 12c12-8 19-12 26-12">
          <text:p/>
        </draw:path>
        <draw:path draw:style-name="gr8" draw:text-style-name="P2" draw:layer="layout" svg:width="0.024cm" svg:height="0.117cm" svg:x="10.16cm" svg:y="10.727cm" svg:viewBox="0 0 25 118" svg:d="M0 0c11 5 18 16 22 37 3 21 3 46 3 81">
          <text:p/>
        </draw:path>
        <draw:path draw:style-name="gr8" draw:text-style-name="P2" draw:layer="layout" svg:width="0.09cm" svg:height="0.339cm" svg:x="10.052cm" svg:y="10.738cm" svg:viewBox="0 0 91 340" svg:d="M91 0c-18 11-32 32-47 60-7 11-14 21-18 35-7 18-14 39-21 64-3 17-7 42-3 67 0 36 7 54 14 71 7 11 10 22 17 25 7 11 19 14 26 18">
          <text:p/>
        </draw:path>
        <draw:path draw:style-name="gr8" draw:text-style-name="P2" draw:layer="layout" svg:width="0.032cm" svg:height="0.011cm" svg:x="10.11cm" svg:y="11.066cm" svg:viewBox="0 0 33 12" svg:d="M0 12c15 0 22-5 33-12">
          <text:p/>
        </draw:path>
        <draw:path draw:style-name="gr8" draw:text-style-name="P2" draw:layer="layout" svg:width="0.046cm" svg:height="0.222cm" svg:x="10.138cm" svg:y="10.844cm" svg:viewBox="0 0 47 223" svg:d="M0 223c12-7 19-21 26-35 7-18 11-35 14-58 0-17 4-35 7-56 0-25 0-49 0-74">
          <text:p/>
        </draw:path>
        <draw:path draw:style-name="gr8" draw:text-style-name="P2" draw:layer="layout" svg:width="0.766cm" svg:height="0.081cm" svg:x="9.108cm" svg:y="9.352cm" svg:viewBox="0 0 767 82" svg:d="M767 82c-74-50-222-82-386-82-159 0-307 32-381 82">
          <text:p/>
        </draw:path>
        <draw:path draw:style-name="gr8" draw:text-style-name="P2" draw:layer="layout" svg:width="0.12cm" svg:height="0.138cm" svg:x="10.071cm" svg:y="11.168cm" svg:viewBox="0 0 121 139" svg:d="M0 139c78-43 121-89 121-139">
          <text:p/>
        </draw:path>
        <draw:path draw:style-name="gr8" draw:text-style-name="P2" draw:layer="layout" svg:width="0cm" svg:height="0.009cm" svg:x="10.191cm" svg:y="11.158cm" svg:viewBox="0 0 0 10" svg:d="M0 10c0-3 0-7 0-10">
          <text:p/>
        </draw:path>
        <draw:path draw:style-name="gr8" draw:text-style-name="P2" draw:layer="layout" svg:width="0.017cm" svg:height="0.053cm" svg:x="10.174cm" svg:y="13.112cm" svg:viewBox="0 0 18 54" svg:d="M0 54c11-17 18-35 18-54">
          <text:p/>
        </draw:path>
        <draw:line draw:style-name="gr8" draw:text-style-name="P2" draw:layer="layout" svg:x1="10.071cm" svg:y1="11.303cm" svg:x2="10.071cm" svg:y2="11.327cm">
          <text:p/>
        </draw:line>
        <draw:path draw:style-name="gr8" draw:text-style-name="P2" draw:layer="layout" svg:width="0cm" svg:height="0.009cm" svg:x="10.071cm" svg:y="11.303cm" svg:viewBox="0 0 0 10" svg:d="M0 0c0 3 0 10 0 10">
          <text:p/>
        </draw:path>
        <draw:path draw:style-name="gr8" draw:text-style-name="P2" draw:layer="layout" svg:width="0.011cm" svg:height="0.042cm" svg:x="10.071cm" svg:y="11.313cm" svg:viewBox="0 0 12 43" svg:d="M0 0c0 15 5 33 12 43">
          <text:p/>
        </draw:path>
        <draw:line draw:style-name="gr8" draw:text-style-name="P2" draw:layer="layout" svg:x1="10.082cm" svg:y1="12.41cm" svg:x2="10.082cm" svg:y2="11.355cm">
          <text:p/>
        </draw:line>
        <draw:path draw:style-name="gr8" draw:text-style-name="P2" draw:layer="layout" svg:width="0.078cm" svg:height="0.071cm" svg:x="10.082cm" svg:y="12.41cm" svg:viewBox="0 0 79 72" svg:d="M0 0c14 26 39 51 79 72">
          <text:p/>
        </draw:path>
        <draw:path draw:style-name="gr8" draw:text-style-name="P2" draw:layer="layout" svg:width="0.106cm" svg:height="0.042cm" svg:x="9.965cm" svg:y="9.68cm" svg:viewBox="0 0 107 43" svg:d="M0 43c36-11 72-25 107-43">
          <text:p/>
        </draw:path>
        <draw:path draw:style-name="gr8" draw:text-style-name="P2" draw:layer="layout" svg:width="0.071cm" svg:height="0.05cm" svg:x="10.071cm" svg:y="9.63cm" svg:viewBox="0 0 72 51" svg:d="M72 0c-14 14-25 22-40 29-11 10-21 14-32 22">
          <text:p/>
        </draw:path>
        <draw:path draw:style-name="gr8" draw:text-style-name="P2" draw:layer="layout" svg:width="0.218cm" svg:height="0.177cm" svg:x="9.973cm" svg:y="11.168cm" svg:viewBox="0 0 219 178" svg:d="M0 178c141-46 219-110 219-178">
          <text:p/>
        </draw:path>
        <draw:line draw:style-name="gr8" draw:text-style-name="P2" draw:layer="layout" svg:x1="10.191cm" svg:y1="9.535cm" svg:x2="10.191cm" svg:y2="9.542cm">
          <text:p/>
        </draw:line>
        <draw:path draw:style-name="gr8" draw:text-style-name="P2" draw:layer="layout" svg:width="0.053cm" svg:height="0.092cm" svg:x="10.138cm" svg:y="9.542cm" svg:viewBox="0 0 54 93" svg:d="M54 0c0 14-3 28-10 42-11 19-26 33-44 51">
          <text:p/>
        </draw:path>
        <draw:path draw:style-name="gr8" draw:text-style-name="P2" draw:layer="layout" svg:width="0.028cm" svg:height="0.05cm" svg:x="9.86cm" svg:y="9.415cm" svg:viewBox="0 0 29 51" svg:d="M29 51c0-18-11-37-29-51">
          <text:p/>
        </draw:path>
        <draw:path draw:style-name="gr8" draw:text-style-name="P2" draw:layer="layout" svg:width="0.738cm" svg:height="0.088cm" svg:x="9.122cm" svg:y="9.327cm" svg:viewBox="0 0 739 89" svg:d="M739 89c-60-50-205-89-367-89-166 0-312 39-372 89">
          <text:p/>
        </draw:path>
        <draw:path draw:style-name="gr8" draw:text-style-name="P2" draw:layer="layout" svg:width="0.028cm" svg:height="0.05cm" svg:x="9.094cm" svg:y="9.415cm" svg:viewBox="0 0 29 51" svg:d="M29 0c-18 14-29 33-29 51">
          <text:p/>
        </draw:path>
        <draw:path draw:style-name="gr8" draw:text-style-name="P2" draw:layer="layout" svg:width="0.007cm" svg:height="0.004cm" svg:x="10.075cm" svg:y="11.355cm" svg:viewBox="0 0 8 5" svg:d="M0 5c4 0 4 0 8-5">
          <text:p/>
        </draw:path>
        <draw:path draw:style-name="gr8" draw:text-style-name="P2" draw:layer="layout" svg:width="0.357cm" svg:height="0.127cm" svg:x="10.191cm" svg:y="10.41cm" svg:viewBox="0 0 358 128" svg:d="M358 0c-157 28-280 74-358 128">
          <text:p/>
        </draw:path>
        <draw:path draw:style-name="gr8" draw:text-style-name="P2" draw:layer="layout" svg:width="0.106cm" svg:height="0.056cm" svg:x="10.191cm" svg:y="11.553cm" svg:viewBox="0 0 107 57" svg:d="M107 0c-42 19-79 36-107 57">
          <text:p/>
        </draw:path>
        <draw:path draw:style-name="gr8" draw:text-style-name="P2" draw:layer="layout" svg:width="0.178cm" svg:height="0.333cm" svg:x="10.246cm" svg:y="11.221cm" svg:viewBox="0 0 179 334" svg:d="M48 334c-18-11-36-32-43-64-10-43-3-103 14-156 14-35 36-67 60-88 33-21 65-28 100-25">
          <text:p/>
        </draw:path>
        <draw:path draw:style-name="gr8" draw:text-style-name="P2" draw:layer="layout" svg:width="0.112cm" svg:height="0.127cm" svg:x="10.421cm" svg:y="11.221cm" svg:viewBox="0 0 113 128" svg:d="M0 0c28 4 53 14 71 32 11 7 18 18 25 29 10 18 17 43 17 67">
          <text:p/>
        </draw:path>
        <draw:path draw:style-name="gr8" draw:text-style-name="P2" draw:layer="layout" svg:width="0.081cm" svg:height="0.152cm" svg:x="10.452cm" svg:y="11.348cm" svg:viewBox="0 0 82 153" svg:d="M82 0c0 25-7 50-17 72-18 35-40 60-65 81">
          <text:p/>
        </draw:path>
        <draw:path draw:style-name="gr8" draw:text-style-name="P2" draw:layer="layout" svg:width="0.096cm" svg:height="0.021cm" svg:x="10.452cm" svg:y="11.479cm" svg:viewBox="0 0 97 22" svg:d="M97 0c-32 7-65 14-97 22">
          <text:p/>
        </draw:path>
        <draw:line draw:style-name="gr8" draw:text-style-name="P2" draw:layer="layout" svg:x1="10.548cm" svg:y1="11.479cm" svg:x2="10.548cm" svg:y2="10.41cm">
          <text:p/>
        </draw:line>
        <draw:path draw:style-name="gr8" draw:text-style-name="P2" draw:layer="layout" svg:width="0.215cm" svg:height="0.217cm" svg:x="10.318cm" svg:y="10.643cm" svg:viewBox="0 0 216 218" svg:d="M216 0c0 28-7 54-17 75-14 32-39 60-60 81-25 21-54 39-79 49-21 11-42 15-60 11">
          <text:p/>
        </draw:path>
        <draw:path draw:style-name="gr8" draw:text-style-name="P2" draw:layer="layout" svg:width="0.178cm" svg:height="0.343cm" svg:x="10.246cm" svg:y="10.515cm" svg:viewBox="0 0 179 344" svg:d="M72 344c-31-4-56-28-67-71-7-29-7-68 0-103 11-49 32-99 60-127 32-35 74-46 114-42">
          <text:p/>
        </draw:path>
        <draw:path draw:style-name="gr8" draw:text-style-name="P2" draw:layer="layout" svg:width="0.112cm" svg:height="0.13cm" svg:x="10.421cm" svg:y="10.516cm" svg:viewBox="0 0 113 131" svg:d="M0 0c28 7 53 17 71 35 11 7 18 18 25 25 10 22 17 43 17 71">
          <text:p/>
        </draw:path>
        <draw:path draw:style-name="gr8" draw:text-style-name="P2" draw:layer="layout" svg:width="0.007cm" svg:height="0.014cm" svg:x="10.167cm" svg:y="13.391cm" svg:viewBox="0 0 8 15" svg:d="M8 0c0 3-4 7-8 15">
          <text:p/>
        </draw:path>
        <draw:line draw:style-name="gr8" draw:text-style-name="P2" draw:layer="layout" svg:x1="10.168cm" svg:y1="13.402cm" svg:x2="10.071cm" svg:y2="13.487cm">
          <text:p/>
        </draw:line>
        <draw:path draw:style-name="gr8" draw:text-style-name="P2" draw:layer="layout" svg:width="0.13cm" svg:height="0.024cm" svg:x="9.941cm" svg:y="13.486cm" svg:viewBox="0 0 131 25" svg:d="M131 0c-21 19-81 30-131 22">
          <text:p/>
        </draw:path>
        <draw:path draw:style-name="gr8" draw:text-style-name="P2" draw:layer="layout" svg:width="0.247cm" svg:height="0.102cm" svg:x="10.191cm" svg:y="12.71cm" svg:viewBox="0 0 248 103" svg:d="M248 0c-106 25-187 60-248 103">
          <text:p/>
        </draw:path>
        <draw:line draw:style-name="gr8" draw:text-style-name="P2" draw:layer="layout" svg:x1="9.942cm" svg:y1="13.508cm" svg:x2="8.385cm" svg:y2="13.289cm">
          <text:p/>
        </draw:line>
        <draw:line draw:style-name="gr8" draw:text-style-name="P2" draw:layer="layout" svg:x1="10.852cm" svg:y1="12.35cm" svg:x2="10.438cm" svg:y2="12.711cm">
          <text:p/>
        </draw:line>
        <draw:path draw:style-name="gr8" draw:text-style-name="P2" draw:layer="layout" svg:width="0.063cm" svg:height="0.032cm" svg:x="8.322cm" svg:y="13.257cm" svg:viewBox="0 0 64 33" svg:d="M64 33c-35-4-64-19-64-33">
          <text:p/>
        </draw:path>
        <draw:path draw:style-name="gr8" draw:text-style-name="P2" draw:layer="layout" svg:width="0cm" svg:height="0.006cm" svg:x="8.688cm" svg:y="11.158cm" svg:viewBox="0 0 0 7" svg:d="M0 0c0 3 0 7 0 7">
          <text:p/>
        </draw:path>
        <draw:path draw:style-name="gr8" draw:text-style-name="P2" draw:layer="layout" svg:width="1.387cm" svg:height="0.28cm" svg:x="8.688cm" svg:y="11.165cm" svg:viewBox="0 0 1388 281" svg:d="M0 0c0 116 202 220 509 262s653 14 879-67">
          <text:p/>
        </draw:path>
        <draw:line draw:style-name="gr8" draw:text-style-name="P2" draw:layer="layout" svg:x1="10.075cm" svg:y1="11.359cm" svg:x2="10.075cm" svg:y2="11.355cm">
          <text:p/>
        </draw:line>
        <draw:path draw:style-name="gr8" draw:text-style-name="P2" draw:layer="layout" svg:width="1.394cm" svg:height="0.277cm" svg:x="8.688cm" svg:y="12.223cm" svg:viewBox="0 0 1395 278" svg:d="M0 0c0 114 205 220 513 259 310 42 660 14 882-71">
          <text:p/>
        </draw:path>
        <draw:path draw:style-name="gr8" draw:text-style-name="P2" draw:layer="layout" svg:width="0.201cm" svg:height="0.035cm" svg:x="8.491cm" svg:y="12.216cm" svg:viewBox="0 0 202 36" svg:d="M0 36c71-7 142-17 202-36">
          <text:p/>
        </draw:path>
        <draw:path draw:style-name="gr8" draw:text-style-name="P2" draw:layer="layout" svg:width="0.067cm" svg:height="0.025cm" svg:x="8.424cm" svg:y="12.248cm" svg:viewBox="0 0 68 26" svg:d="M0 26c14-11 39-23 68-26">
          <text:p/>
        </draw:path>
        <draw:line draw:style-name="gr8" draw:text-style-name="P2" draw:layer="layout" svg:x1="8.428cm" svg:y1="12.269cm" svg:x2="8.329cm" svg:y2="12.355cm">
          <text:p/>
        </draw:line>
        <draw:path draw:style-name="gr8" draw:text-style-name="P2" draw:layer="layout" svg:width="0.063cm" svg:height="0.032cm" svg:x="8.322cm" svg:y="12.368cm" svg:viewBox="0 0 64 33" svg:d="M64 33c-35-4-64-19-64-33">
          <text:p/>
        </draw:path>
        <draw:path draw:style-name="gr8" draw:text-style-name="P2" draw:layer="layout" svg:width="0.01cm" svg:height="0.014cm" svg:x="8.322cm" svg:y="12.354cm" svg:viewBox="0 0 11 15" svg:d="M0 15c0-4 4-11 11-15">
          <text:p/>
        </draw:path>
        <draw:path draw:style-name="gr8" draw:text-style-name="P2" draw:layer="layout" svg:width="0.014cm" svg:height="0.021cm" svg:x="10.16cm" svg:y="12.481cm" svg:viewBox="0 0 15 22" svg:d="M0 0c10 8 15 15 15 22">
          <text:p/>
        </draw:path>
        <draw:path draw:style-name="gr8" draw:text-style-name="P2" draw:layer="layout" svg:width="0.007cm" svg:height="0.015cm" svg:x="10.167cm" svg:y="12.498cm" svg:viewBox="0 0 8 16" svg:d="M8 0c0 7-4 12-8 16">
          <text:p/>
        </draw:path>
        <draw:line draw:style-name="gr8" draw:text-style-name="P2" draw:layer="layout" svg:x1="8.385cm" svg:y1="12.4cm" svg:x2="9.942cm" svg:y2="12.616cm">
          <text:p/>
        </draw:line>
        <draw:line draw:style-name="gr8" draw:text-style-name="P2" draw:layer="layout" svg:x1="10.071cm" svg:y1="12.598cm" svg:x2="10.168cm" svg:y2="12.513cm">
          <text:p/>
        </draw:line>
        <draw:path draw:style-name="gr8" draw:text-style-name="P2" draw:layer="layout" svg:width="0.13cm" svg:height="0.021cm" svg:x="9.941cm" svg:y="12.597cm" svg:viewBox="0 0 131 22" svg:d="M131 0c-21 19-81 26-131 19">
          <text:p/>
        </draw:path>
        <draw:line draw:style-name="gr8" draw:text-style-name="P2" draw:layer="layout" svg:x1="9.97cm" svg:y1="9.73cm" svg:x2="9.965cm" svg:y2="9.722cm">
          <text:p/>
        </draw:line>
        <draw:line draw:style-name="gr8" draw:text-style-name="P2" draw:layer="layout" svg:x1="9.969cm" svg:y1="9.729cm" svg:x2="9.969cm" svg:y2="9.775cm">
          <text:p/>
        </draw:line>
        <draw:line draw:style-name="gr8" draw:text-style-name="P2" draw:layer="layout" svg:x1="9.969cm" svg:y1="11.017cm" svg:x2="9.969cm" svg:y2="9.775cm">
          <text:p/>
        </draw:line>
        <draw:line draw:style-name="gr8" draw:text-style-name="P2" draw:layer="layout" svg:x1="9.969cm" svg:y1="11.345cm" svg:x2="9.969cm" svg:y2="11.017cm">
          <text:p/>
        </draw:line>
        <draw:line draw:style-name="gr8" draw:text-style-name="P2" draw:layer="layout" svg:x1="10.076cm" svg:y1="11.36cm" svg:x2="9.969cm" svg:y2="11.345cm">
          <text:p/>
        </draw:line>
        <draw:path draw:style-name="gr8" draw:text-style-name="P2" draw:layer="layout" svg:width="0.028cm" svg:height="0.053cm" svg:x="9.86cm" svg:y="9.457cm" svg:viewBox="0 0 29 54" svg:d="M0 54c22-17 29-36 29-54">
          <text:p/>
        </draw:path>
        <draw:path draw:style-name="gr8" draw:text-style-name="P2" draw:layer="layout" svg:width="0.794cm" svg:height="0.137cm" svg:x="9.094cm" svg:y="9.32cm" svg:viewBox="0 0 795 138" svg:d="M795 138c0-78-177-138-395-138-219 0-400 60-400 138">
          <text:p/>
        </draw:path>
        <draw:path draw:style-name="gr8" draw:text-style-name="P2" draw:layer="layout" svg:width="0.766cm" svg:height="0.14cm" svg:x="9.094cm" svg:y="9.457cm" svg:viewBox="0 0 767 141" svg:d="M0 0c0 69 134 125 321 139 188 11 375-25 446-89">
          <text:p/>
        </draw:path>
        <draw:path draw:style-name="gr8" draw:text-style-name="P2" draw:layer="layout" svg:width="0.384cm" svg:height="0.219cm" svg:x="10.548cm" svg:y="10.191cm" svg:viewBox="0 0 385 220" svg:d="M0 220c237-42 385-128 385-220">
          <text:p/>
        </draw:path>
        <draw:path draw:style-name="gr8" draw:text-style-name="P2" draw:layer="layout" svg:width="0.314cm" svg:height="0.204cm" svg:x="10.618cm" svg:y="9.987cm" svg:viewBox="0 0 315 205" svg:d="M315 205c0-81-116-159-315-205">
          <text:p/>
        </draw:path>
        <draw:line draw:style-name="gr8" draw:text-style-name="P2" draw:layer="layout" svg:x1="10.626cm" svg:y1="9.983cm" svg:x2="10.618cm" svg:y2="9.991cm">
          <text:p/>
        </draw:line>
        <draw:line draw:style-name="gr8" draw:text-style-name="P2" draw:layer="layout" svg:x1="10.626cm" svg:y1="9.984cm" svg:x2="10.611cm" svg:y2="9.98cm">
          <text:p/>
        </draw:line>
        <draw:line draw:style-name="gr8" draw:text-style-name="P2" draw:layer="layout" svg:x1="10.287cm" svg:y1="9.934cm" svg:x2="10.612cm" svg:y2="9.981cm">
          <text:p/>
        </draw:line>
        <draw:line draw:style-name="gr8" draw:text-style-name="P2" draw:layer="layout" svg:x1="10.288cm" svg:y1="9.938cm" svg:x2="10.191cm" svg:y2="9.923cm">
          <text:p/>
        </draw:line>
        <draw:path draw:style-name="gr8" draw:text-style-name="P2" draw:layer="layout" svg:width="0.503cm" svg:height="0.218cm" svg:x="10.191cm" svg:y="10.032cm" svg:viewBox="0 0 504 219" svg:d="M470 219c60-49 39-109-56-156-99-46-254-67-414-63">
          <text:p/>
        </draw:path>
        <draw:path draw:style-name="gr8" draw:text-style-name="P2" draw:layer="layout" svg:width="0.469cm" svg:height="0.1cm" svg:x="10.191cm" svg:y="10.251cm" svg:viewBox="0 0 470 101" svg:d="M0 100c201 7 396-33 470-100">
          <text:p/>
        </draw:path>
        <draw:path draw:style-name="gr8" draw:text-style-name="P2" draw:layer="layout" svg:width="0.134cm" svg:height="0.062cm" svg:x="10.318cm" svg:y="11.5cm" svg:viewBox="0 0 135 63" svg:d="M135 0c-21 21-46 39-71 49-25 12-46 16-64 12">
          <text:p/>
        </draw:path>
        <draw:path draw:style-name="gr8" draw:text-style-name="P2" draw:layer="layout" svg:width="0.024cm" svg:height="0.007cm" svg:x="10.294cm" svg:y="11.553cm" svg:viewBox="0 0 25 8" svg:d="M25 8c-7 0-18-3-25-8">
          <text:p/>
        </draw:path>
        <draw:line draw:style-name="gr8" draw:text-style-name="P2" draw:layer="layout" svg:x1="10.438cm" svg:y1="12.71cm" svg:x2="10.438cm" svg:y2="12.647cm">
          <text:p/>
        </draw:line>
        <draw:path draw:style-name="gr8" draw:text-style-name="P2" draw:layer="layout" svg:width="0.204cm" svg:height="0.14cm" svg:x="10.234cm" svg:y="12.551cm" svg:viewBox="0 0 205 141" svg:d="M205 97c-46 31-95 49-134 42-29-7-47-25-61-57-7-24-10-52-10-82">
          <text:p/>
        </draw:path>
        <draw:path draw:style-name="gr8" draw:text-style-name="P2" draw:layer="layout" svg:width="0.204cm" svg:height="0.25cm" svg:x="10.234cm" svg:y="12.301cm" svg:viewBox="0 0 205 251" svg:d="M0 251c0-38 7-81 21-120 10-28 24-56 42-78 43-46 96-60 142-50">
          <text:p/>
        </draw:path>
        <draw:line draw:style-name="gr8" draw:text-style-name="P2" draw:layer="layout" svg:x1="10.438cm" svg:y1="12.301cm" svg:x2="10.438cm" svg:y2="12.054cm">
          <text:p/>
        </draw:line>
        <draw:line draw:style-name="gr8" draw:text-style-name="P2" draw:layer="layout" svg:x1="10.549cm" svg:y1="11.86cm" svg:x2="10.544cm" svg:y2="11.868cm">
          <text:p/>
        </draw:line>
        <draw:path draw:style-name="gr8" draw:text-style-name="P2" draw:layer="layout" svg:width="0.106cm" svg:height="0.191cm" svg:x="10.438cm" svg:y="11.863cm" svg:viewBox="0 0 107 192" svg:d="M107 0c-25 26-49 51-71 79-7 18-17 32-24 49-8 22-12 43-12 64">
          <text:p/>
        </draw:path>
        <draw:line draw:style-name="gr8" draw:text-style-name="P2" draw:layer="layout" svg:x1="10.548cm" svg:y1="11.814cm" svg:x2="10.548cm" svg:y2="11.86cm">
          <text:p/>
        </draw:line>
        <draw:path draw:style-name="gr8" draw:text-style-name="P2" draw:layer="layout" svg:width="0.314cm" svg:height="0.174cm" svg:x="10.234cm" svg:y="11.814cm" svg:viewBox="0 0 315 175" svg:d="M315 0c-22 47-53 82-90 110-31 32-70 53-105 60-39 11-75 4-96-28-17-25-24-63-24-110">
          <text:p/>
        </draw:path>
        <draw:path draw:style-name="gr8" draw:text-style-name="P2" draw:layer="layout" svg:width="0.314cm" svg:height="0.252cm" svg:x="10.234cm" svg:y="11.598cm" svg:viewBox="0 0 315 253" svg:d="M0 253c0-53 10-109 35-155 25-47 60-79 95-89 28-11 60-11 85-4 40 11 75 36 100 79">
          <text:p/>
        </draw:path>
        <draw:line draw:style-name="gr8" draw:text-style-name="P2" draw:layer="layout" svg:x1="10.548cm" svg:y1="11.479cm" svg:x2="10.548cm" svg:y2="11.68cm">
          <text:p/>
        </draw:line>
        <draw:path draw:style-name="gr8" draw:text-style-name="P2" draw:layer="layout" svg:width="0cm" svg:height="0.016cm" svg:x="10.932cm" svg:y="11.264cm" svg:viewBox="0 0 0 17" svg:d="M0 17c0-7 0-14 0-17">
          <text:p/>
        </draw:path>
        <draw:path draw:style-name="gr8" draw:text-style-name="P2" draw:layer="layout" svg:width="0.004cm" svg:height="0.141cm" svg:x="10.932cm" svg:y="11.14cm" svg:viewBox="0 0 5 142" svg:d="M0 142c0-14 0-28 0-42 5-33 5-68 5-100">
          <text:p/>
        </draw:path>
        <draw:path draw:style-name="gr8" draw:text-style-name="P2" draw:layer="layout" svg:width="0.049cm" svg:height="0.164cm" svg:x="10.883cm" svg:y="10.977cm" svg:viewBox="0 0 50 165" svg:d="M0 13c14-11 25-15 32-11 8 0 11 7 15 21 3 12 3 33 3 54 0 25 0 53 0 88">
          <text:p/>
        </draw:path>
        <draw:path draw:style-name="gr8" draw:text-style-name="P2" draw:layer="layout" svg:width="0.136cm" svg:height="0.427cm" svg:x="10.747cm" svg:y="10.992cm" svg:viewBox="0 0 137 428" svg:d="M137 0c-19 14-37 35-54 64-14 24-32 49-46 81-7 21-14 39-21 63-7 21-14 46-14 78-4 40 0 71 7 96 7 18 14 32 21 46">
          <text:p/>
        </draw:path>
        <draw:path draw:style-name="gr8" draw:text-style-name="P2" draw:layer="layout" svg:width="0.229cm" svg:height="0.067cm" svg:x="10.548cm" svg:y="11.415cm" svg:viewBox="0 0 230 68" svg:d="M0 68c88-17 166-38 230-68">
          <text:p/>
        </draw:path>
        <draw:path draw:style-name="gr8" draw:text-style-name="P2" draw:layer="layout" svg:width="0.257cm" svg:height="0.279cm" svg:x="9.522cm" svg:y="12.869cm" svg:viewBox="0 0 258 280" svg:d="M45 0c-60 53-60 149 0 220 61 67 156 81 213 28">
          <text:p/>
        </draw:path>
        <draw:path draw:style-name="gr8" draw:text-style-name="P2" draw:layer="layout" svg:width="0.256cm" svg:height="0.277cm" svg:x="9.567cm" svg:y="12.84cm" svg:viewBox="0 0 257 278" svg:d="M213 278c59-54 59-149 0-216-57-67-152-83-213-32">
          <text:p/>
        </draw:path>
        <draw:path draw:style-name="gr8" draw:text-style-name="P2" draw:layer="layout" svg:width="0.258cm" svg:height="0.276cm" svg:x="8.501cm" svg:y="12.728cm" svg:viewBox="0 0 259 277" svg:d="M43 0c-57 53-57 149 0 216 60 67 160 81 216 32">
          <text:p/>
        </draw:path>
        <draw:path draw:style-name="gr8" draw:text-style-name="P2" draw:layer="layout" svg:width="0.26cm" svg:height="0.279cm" svg:x="8.544cm" svg:y="12.696cm" svg:viewBox="0 0 261 280" svg:d="M216 280c60-54 60-149 0-217-57-70-156-84-216-31">
          <text:p/>
        </draw:path>
        <draw:line draw:style-name="gr8" draw:text-style-name="P2" draw:layer="layout" svg:x1="10.847cm" svg:y1="12.35cm" svg:x2="10.847cm" svg:y2="12.326cm">
          <text:p/>
        </draw:line>
        <draw:line draw:style-name="gr8" draw:text-style-name="P2" draw:layer="layout" svg:x1="10.847cm" svg:y1="12.326cm" svg:x2="10.847cm" svg:y2="11.694cm">
          <text:p/>
        </draw:line>
        <draw:path draw:style-name="gr8" draw:text-style-name="P2" draw:layer="layout" svg:width="0.103cm" svg:height="0.031cm" svg:x="8.688cm" svg:y="11.13cm" svg:viewBox="0 0 104 32" svg:d="M0 32c40-10 76-22 104-32">
          <text:p/>
        </draw:path>
        <draw:path draw:style-name="gr8" draw:text-style-name="P2" draw:layer="layout" svg:width="1.178cm" svg:height="0.246cm" svg:x="8.791cm" svg:y="11.165cm" svg:viewBox="0 0 1179 247" svg:d="M0 0c0 99 167 187 424 226 254 40 550 22 755-46">
          <text:p/>
        </draw:path>
        <draw:path draw:style-name="gr8" draw:text-style-name="P2" draw:layer="layout" svg:width="0.978cm" svg:height="0.169cm" svg:x="9.002cm" svg:y="9.288cm" svg:viewBox="0 0 979 170" svg:d="M979 170c0-92-219-170-487-170-273 0-492 78-492 170">
          <text:p/>
        </draw:path>
        <draw:path draw:style-name="gr8" draw:text-style-name="P2" draw:layer="layout" svg:width="0.978cm" svg:height="0.17cm" svg:x="9.002cm" svg:y="9.457cm" svg:viewBox="0 0 979 171" svg:d="M0 0c0 97 219 171 492 171 268 0 487-74 487-171">
          <text:p/>
        </draw:path>
        <draw:path draw:style-name="gr8" draw:text-style-name="P2" draw:layer="layout" svg:width="1.178cm" svg:height="0.244cm" svg:x="8.791cm" svg:y="9.599cm" svg:viewBox="0 0 1179 245" svg:d="M0 0c0 96 167 184 424 223 254 42 550 21 755-46">
          <text:p/>
        </draw:path>
        <draw:path draw:style-name="gr8" draw:text-style-name="P2" draw:layer="layout" svg:width="1.178cm" svg:height="0.246cm" svg:x="8.791cm" svg:y="10.837cm" svg:viewBox="0 0 1179 247" svg:d="M0 0c0 100 167 184 424 227 254 38 550 21 755-46">
          <text:p/>
        </draw:path>
        <draw:path draw:style-name="gr8" draw:text-style-name="P2" draw:layer="layout" svg:width="0.892cm" svg:height="0.155cm" svg:x="9.045cm" svg:y="9.302cm" svg:viewBox="0 0 893 156" svg:d="M893 156c0-85-201-156-444-156-248 0-449 71-449 156">
          <text:p/>
        </draw:path>
        <draw:path draw:style-name="gr8" draw:text-style-name="P2" draw:layer="layout" svg:width="0.892cm" svg:height="0.156cm" svg:x="9.045cm" svg:y="9.457cm" svg:viewBox="0 0 893 157" svg:d="M0 0c0 90 201 157 449 157 243 0 444-67 444-157">
          <text:p/>
        </draw:path>
        <draw:path draw:style-name="gr8" draw:text-style-name="P2" draw:layer="layout" svg:width="0.014cm" svg:height="0.028cm" svg:x="10.625cm" svg:y="9.955cm" svg:viewBox="0 0 15 29" svg:d="M0 29c7-11 12-22 15-29">
          <text:p/>
        </draw:path>
        <draw:line draw:style-name="gr8" draw:text-style-name="P2" draw:layer="layout" svg:x1="10.639cm" svg:y1="9.955cm" svg:x2="10.639cm" svg:y2="9.994cm">
          <text:p/>
        </draw:line>
        <draw:line draw:style-name="gr8" draw:text-style-name="P2" draw:layer="layout" svg:x1="10.636cm" svg:y1="9.955cm" svg:x2="10.639cm" svg:y2="9.955cm">
          <text:p/>
        </draw:line>
        <draw:path draw:style-name="gr8" draw:text-style-name="P2" draw:layer="layout" svg:width="0.088cm" svg:height="0.261cm" svg:x="10.636cm" svg:y="9.694cm" svg:viewBox="0 0 89 262" svg:d="M0 262c35-74 68-162 89-262">
          <text:p/>
        </draw:path>
        <draw:line draw:style-name="gr8" draw:text-style-name="P2" draw:layer="layout" svg:x1="10.725cm" svg:y1="9.695cm" svg:x2="10.639cm" svg:y2="9.683cm">
          <text:p/>
        </draw:line>
        <draw:path draw:style-name="gr8" draw:text-style-name="P2" draw:layer="layout" svg:width="0.021cm" svg:height="0.085cm" svg:x="10.618cm" svg:y="9.683cm" svg:viewBox="0 0 22 86" svg:d="M0 86c7-28 14-57 22-86">
          <text:p/>
        </draw:path>
        <draw:path draw:style-name="gr8" draw:text-style-name="P2" draw:layer="layout" svg:width="0.003cm" svg:height="0.007cm" svg:x="10.615cm" svg:y="9.764cm" svg:viewBox="0 0 4 8" svg:d="M0 8c0-4 4-4 4-8">
          <text:p/>
        </draw:path>
        <draw:path draw:style-name="gr8" draw:text-style-name="P2" draw:layer="layout" svg:width="0.003cm" svg:height="0.004cm" svg:x="10.615cm" svg:y="9.771cm" svg:viewBox="0 0 4 5" svg:d="M0 5c0 0 0-5 4-5">
          <text:p/>
        </draw:path>
        <draw:path draw:style-name="gr8" draw:text-style-name="P2" draw:layer="layout" svg:width="0.046cm" svg:height="0.103cm" svg:x="10.611cm" svg:y="9.877cm" svg:viewBox="0 0 47 104" svg:d="M0 104c14-32 28-65 47-104">
          <text:p/>
        </draw:path>
        <draw:line draw:style-name="gr8" draw:text-style-name="P2" draw:layer="layout" svg:x1="10.611cm" svg:y1="9.98cm" svg:x2="10.611cm" svg:y2="9.817cm">
          <text:p/>
        </draw:line>
        <draw:line draw:style-name="gr8" draw:text-style-name="P2" draw:layer="layout" svg:x1="10.287cm" svg:y1="9.771cm" svg:x2="10.612cm" svg:y2="9.822cm">
          <text:p/>
        </draw:line>
        <draw:line draw:style-name="gr8" draw:text-style-name="P2" draw:layer="layout" svg:x1="10.287cm" svg:y1="9.934cm" svg:x2="10.287cm" svg:y2="9.771cm">
          <text:p/>
        </draw:line>
        <draw:line draw:style-name="gr8" draw:text-style-name="P2" draw:layer="layout" svg:x1="10.288cm" svg:y1="9.776cm" svg:x2="10.191cm" svg:y2="9.761cm">
          <text:p/>
        </draw:line>
        <draw:path draw:style-name="gr8" draw:text-style-name="P2" draw:layer="layout" svg:width="0.427cm" svg:height="0.135cm" svg:x="10.191cm" svg:y="10.191cm" svg:viewBox="0 0 428 136" svg:d="M0 135c106 4 219-7 301-31 81-29 127-65 127-104">
          <text:p/>
        </draw:path>
        <draw:path draw:style-name="gr8" draw:text-style-name="P2" draw:layer="layout" svg:width="0.427cm" svg:height="0.135cm" svg:x="10.191cm" svg:y="10.057cm" svg:viewBox="0 0 428 136" svg:d="M428 136c0-39-46-74-127-103-82-25-195-35-301-32">
          <text:p/>
        </draw:path>
        <draw:path draw:style-name="gr8" draw:text-style-name="P2" draw:layer="layout" svg:width="0.11cm" svg:height="0.081cm" svg:x="10.438cm" svg:y="12.301cm" svg:viewBox="0 0 111 82" svg:d="M111 82c-15-28-37-47-61-61-15-11-32-18-50-21">
          <text:p/>
        </draw:path>
        <draw:path draw:style-name="gr8" draw:text-style-name="P2" draw:layer="layout" svg:width="0.11cm" svg:height="0.131cm" svg:x="10.438cm" svg:y="12.516cm" svg:viewBox="0 0 111 132" svg:d="M111 0c-15 33-37 61-61 86-15 17-32 31-50 46">
          <text:p/>
        </draw:path>
        <draw:line draw:style-name="gr8" draw:text-style-name="P2" draw:layer="layout" svg:x1="10.548cm" svg:y1="12.382cm" svg:x2="10.548cm" svg:y2="12.516cm">
          <text:p/>
        </draw:line>
        <draw:path draw:style-name="gr8" draw:text-style-name="P2" draw:layer="layout" svg:width="0.335cm" svg:height="0.197cm" svg:x="10.548cm" svg:y="11.666cm" svg:viewBox="0 0 336 198" svg:d="M336 0c-21 21-46 39-74 53-11 4-25 11-39 18-32 18-64 32-92 43-60 32-102 56-131 84">
          <text:p/>
        </draw:path>
        <draw:path draw:style-name="gr8" draw:text-style-name="P2" draw:layer="layout" svg:width="0.049cm" svg:height="0.088cm" svg:x="10.883cm" svg:y="11.581cm" svg:viewBox="0 0 50 89" svg:d="M0 89c22-22 36-39 43-54 7-14 7-24 7-35">
          <text:p/>
        </draw:path>
        <draw:polyline draw:style-name="gr8" draw:text-style-name="P2" draw:layer="layout" svg:width="0cm" svg:height="0cm" svg:x="10.847cm" svg:y="11.694cm" svg:viewBox="0 0 0 0" draw:points="0,0">
          <text:p/>
        </draw:polyline>
        <draw:path draw:style-name="gr8" draw:text-style-name="P2" draw:layer="layout" svg:width="0.106cm" svg:height="0.057cm" svg:x="10.777cm" svg:y="11.415cm" svg:viewBox="0 0 107 58" svg:d="M0 0c14 29 32 44 49 51 18 10 39 10 58-4">
          <text:p/>
        </draw:path>
        <draw:path draw:style-name="gr8" draw:text-style-name="P2" draw:layer="layout" svg:width="0.049cm" svg:height="0.18cm" svg:x="10.883cm" svg:y="11.281cm" svg:viewBox="0 0 50 181" svg:d="M0 181c14-14 29-39 36-67 7-33 11-71 14-114">
          <text:p/>
        </draw:path>
        <draw:path draw:style-name="gr8" draw:text-style-name="P2" draw:layer="layout" svg:width="0.014cm" svg:height="0.071cm" svg:x="10.548cm" svg:y="11.743cm" svg:viewBox="0 0 15 72" svg:d="M0 72c4-7 8-18 11-29 0-11 4-25 4-43">
          <text:p/>
        </draw:path>
        <draw:path draw:style-name="gr8" draw:text-style-name="P2" draw:layer="layout" svg:width="0.014cm" svg:height="0.063cm" svg:x="10.548cm" svg:y="11.68cm" svg:viewBox="0 0 15 64" svg:d="M0 0c4 8 8 19 11 29 0 7 4 21 4 35">
          <text:p/>
        </draw:path>
        <draw:line draw:style-name="gr8" draw:text-style-name="P2" draw:layer="layout" svg:x1="10.548cm" svg:y1="11.68cm" svg:x2="10.548cm" svg:y2="11.814cm">
          <text:p/>
        </draw:line>
        <draw:path draw:style-name="gr8" draw:text-style-name="P2" draw:layer="layout" svg:width="0.155cm" svg:height="0.138cm" svg:x="10.777cm" svg:y="11.281cm" svg:viewBox="0 0 156 139" svg:d="M0 139c88-39 141-88 156-139">
          <text:p/>
        </draw:path>
        <draw:path draw:style-name="gr8" draw:text-style-name="P2" draw:layer="layout" svg:width="0.187cm" svg:height="0.126cm" svg:x="9.613cm" svg:y="12.866cm" svg:viewBox="0 0 188 127" svg:d="M188 127c0-42-25-89-68-110-43-25-89-21-120 7">
          <text:p/>
        </draw:path>
        <draw:path draw:style-name="gr8" draw:text-style-name="P2" draw:layer="layout" svg:width="0.188cm" svg:height="0.2cm" svg:x="9.581cm" svg:y="12.89cm" svg:viewBox="0 0 189 201" svg:d="M33 0c-44 35-44 106 0 156 42 50 113 60 156 21">
          <text:p/>
        </draw:path>
        <draw:path draw:style-name="gr8" draw:text-style-name="P2" draw:layer="layout" svg:width="0.032cm" svg:height="0.074cm" svg:x="9.768cm" svg:y="12.992cm" svg:viewBox="0 0 33 75" svg:d="M0 75c22-18 33-43 33-75">
          <text:p/>
        </draw:path>
        <draw:path draw:style-name="gr8" draw:text-style-name="P2" draw:layer="layout" svg:width="0.187cm" svg:height="0.126cm" svg:x="8.593cm" svg:y="12.725cm" svg:viewBox="0 0 188 127" svg:d="M188 127c0-42-28-89-67-114-42-21-89-17-121 11">
          <text:p/>
        </draw:path>
        <draw:path draw:style-name="gr8" draw:text-style-name="P2" draw:layer="layout" svg:width="0.184cm" svg:height="0.2cm" svg:x="8.561cm" svg:y="12.749cm" svg:viewBox="0 0 185 201" svg:d="M32 0c-43 35-43 107 0 156 43 50 111 60 153 21">
          <text:p/>
        </draw:path>
        <draw:path draw:style-name="gr8" draw:text-style-name="P2" draw:layer="layout" svg:width="0.035cm" svg:height="0.074cm" svg:x="8.745cm" svg:y="12.851cm" svg:viewBox="0 0 36 75" svg:d="M0 75c21-18 36-47 36-75">
          <text:p/>
        </draw:path>
        <draw:path draw:style-name="gr8" draw:text-style-name="P2" draw:layer="layout" svg:width="0.014cm" svg:height="0.134cm" svg:x="10.548cm" svg:y="12.382cm" svg:viewBox="0 0 15 135" svg:d="M0 0c4 7 8 15 11 22 0 7 0 11 4 18 0 3 0 10 0 17 0 11 0 18 0 25s-4 14-4 18c0 7-3 14-3 17-4 7-8 15-8 18">
          <text:p/>
        </draw:path>
        <draw:path draw:style-name="gr8" draw:text-style-name="P2" draw:layer="layout" svg:width="0.956cm" svg:height="0.165cm" svg:x="9.013cm" svg:y="9.292cm" svg:viewBox="0 0 957 166" svg:d="M957 166c0-91-215-166-476-166-265 0-481 75-481 166">
          <text:p/>
        </draw:path>
        <draw:path draw:style-name="gr8" draw:text-style-name="P2" draw:layer="layout" svg:width="0.956cm" svg:height="0.166cm" svg:x="9.013cm" svg:y="9.457cm" svg:viewBox="0 0 957 167" svg:d="M0 0c0 93 216 167 481 167 261 0 476-74 476-167">
          <text:p/>
        </draw:path>
        <draw:path draw:style-name="gr8" draw:text-style-name="P2" draw:layer="layout" svg:width="0.92cm" svg:height="0.158cm" svg:x="9.031cm" svg:y="9.299cm" svg:viewBox="0 0 921 159" svg:d="M921 159c0-89-204-159-463-159-254 0-458 70-458 159">
          <text:p/>
        </draw:path>
        <draw:path draw:style-name="gr8" draw:text-style-name="P2" draw:layer="layout" svg:width="0.92cm" svg:height="0.163cm" svg:x="9.031cm" svg:y="9.457cm" svg:viewBox="0 0 921 164" svg:d="M0 0c0 90 204 164 458 164 259 0 463-74 463-164">
          <text:p/>
        </draw:path>
        <draw:line draw:style-name="gr8" draw:text-style-name="P2" draw:layer="layout" svg:x1="10.806cm" svg:y1="9.26cm" svg:x2="10.724cm" svg:y2="9.695cm">
          <text:p/>
        </draw:line>
        <draw:line draw:style-name="gr8" draw:text-style-name="P2" draw:layer="layout" svg:x1="10.841cm" svg:y1="9.207cm" svg:x2="10.802cm" svg:y2="9.261cm">
          <text:p/>
        </draw:line>
        <draw:line draw:style-name="gr8" draw:text-style-name="P2" draw:layer="layout" svg:x1="10.837cm" svg:y1="10.068cm" svg:x2="10.837cm" svg:y2="9.207cm">
          <text:p/>
        </draw:line>
        <draw:line draw:style-name="gr8" draw:text-style-name="P2" draw:layer="layout" svg:x1="10.639cm" svg:y1="9.684cm" svg:x2="10.718cm" svg:y2="9.246cm">
          <text:p/>
        </draw:line>
        <draw:line draw:style-name="gr8" draw:text-style-name="P2" draw:layer="layout" svg:x1="10.806cm" svg:y1="9.261cm" svg:x2="10.717cm" svg:y2="9.246cm">
          <text:p/>
        </draw:line>
        <draw:line draw:style-name="gr8" draw:text-style-name="P2" draw:layer="layout" svg:x1="10.771cm" svg:y1="9.172cm" svg:x2="10.717cm" svg:y2="9.25cm">
          <text:p/>
        </draw:line>
        <draw:line draw:style-name="gr8" draw:text-style-name="P2" draw:layer="layout" svg:x1="10.653cm" svg:y1="9.877cm" svg:x2="10.653cm" svg:y2="9.779cm">
          <text:p/>
        </draw:line>
        <draw:line draw:style-name="gr8" draw:text-style-name="P2" draw:layer="layout" svg:x1="10.329cm" svg:y1="9.736cm" svg:x2="10.658cm" svg:y2="9.783cm">
          <text:p/>
        </draw:line>
        <draw:line draw:style-name="gr8" draw:text-style-name="P2" draw:layer="layout" svg:x1="10.658cm" svg:y1="9.779cm" svg:x2="10.611cm" svg:y2="9.822cm">
          <text:p/>
        </draw:line>
        <draw:line draw:style-name="gr8" draw:text-style-name="P2" draw:layer="layout" svg:x1="10.33cm" svg:y1="9.736cm" svg:x2="10.287cm" svg:y2="9.776cm">
          <text:p/>
        </draw:line>
        <draw:line draw:style-name="gr8" draw:text-style-name="P2" draw:layer="layout" svg:x1="10.191cm" svg:y1="9.695cm" svg:x2="10.355cm" svg:y2="9.549cm">
          <text:p/>
        </draw:line>
        <draw:line draw:style-name="gr8" draw:text-style-name="P2" draw:layer="layout" svg:x1="10.276cm" svg:y1="9.726cm" svg:x2="10.33cm" svg:y2="9.737cm">
          <text:p/>
        </draw:line>
        <draw:line draw:style-name="gr8" draw:text-style-name="P2" draw:layer="layout" svg:x1="10.276cm" svg:y1="9.73cm" svg:x2="10.464cm" svg:y2="9.567cm">
          <text:p/>
        </draw:line>
        <draw:line draw:style-name="gr8" draw:text-style-name="P2" draw:layer="layout" svg:x1="10.354cm" svg:y1="9.549cm" svg:x2="10.464cm" svg:y2="9.568cm">
          <text:p/>
        </draw:line>
        <draw:line draw:style-name="gr8" draw:text-style-name="P2" draw:layer="layout" svg:x1="11.3cm" svg:y1="12.267cm" svg:x2="11.045cm" svg:y2="12.227cm">
          <text:p/>
        </draw:line>
        <draw:line draw:style-name="gr8" draw:text-style-name="P2" draw:layer="layout" svg:x1="11.42cm" svg:y1="12.284cm" svg:x2="11.299cm" svg:y2="12.262cm">
          <text:p/>
        </draw:line>
        <draw:line draw:style-name="gr8" draw:text-style-name="P2" draw:layer="layout" svg:x1="11.561cm" svg:y1="12.156cm" svg:x2="11.419cm" svg:y2="12.284cm">
          <text:p/>
        </draw:line>
        <draw:path draw:style-name="gr8" draw:text-style-name="P2" draw:layer="layout" svg:width="0.381cm" svg:height="0.155cm" svg:x="11.56cm" svg:y="11.818cm" svg:viewBox="0 0 382 156" svg:d="M382 0c-176 35-314 89-382 156">
          <text:p/>
        </draw:path>
        <draw:path draw:style-name="gr8" draw:text-style-name="P2" draw:layer="layout" svg:width="0.219cm" svg:height="0.099cm" svg:x="11.941cm" svg:y="11.722cm" svg:viewBox="0 0 220 100" svg:d="M220 0c-46 39-121 71-220 100">
          <text:p/>
        </draw:path>
        <draw:path draw:style-name="gr8" draw:text-style-name="P2" draw:layer="layout" svg:width="0.053cm" svg:height="0.018cm" svg:x="12.16cm" svg:y="11.708cm" svg:viewBox="0 0 54 19" svg:d="M0 19c0-8 7-12 17-15 11-4 26-4 37-4">
          <text:p/>
        </draw:path>
        <draw:line draw:style-name="gr8" draw:text-style-name="P2" draw:layer="layout" svg:x1="11.046cm" svg:y1="12.101cm" svg:x2="10.847cm" svg:y2="12.072cm">
          <text:p/>
        </draw:line>
        <draw:line draw:style-name="gr8" draw:text-style-name="P2" draw:layer="layout" svg:x1="10.633cm" svg:y1="9.709cm" svg:x2="10.608cm" svg:y2="9.704cm">
          <text:p/>
        </draw:line>
        <draw:line draw:style-name="gr8" draw:text-style-name="P2" draw:layer="layout" svg:x1="10.609cm" svg:y1="9.709cm" svg:x2="10.558cm" svg:y2="9.697cm">
          <text:p/>
        </draw:line>
        <draw:line draw:style-name="gr8" draw:text-style-name="P2" draw:layer="layout" svg:x1="10.559cm" svg:y1="9.702cm" svg:x2="10.526cm" svg:y2="9.694cm">
          <text:p/>
        </draw:line>
        <draw:path draw:style-name="gr8" draw:text-style-name="P2" draw:layer="layout" svg:width="0.011cm" svg:height="0.046cm" svg:x="10.519cm" svg:y="9.694cm" svg:viewBox="0 0 12 47" svg:d="M4 47c-7-21-4-39 8-47">
          <text:p/>
        </draw:path>
        <draw:path draw:style-name="gr8" draw:text-style-name="P2" draw:layer="layout" svg:width="0.007cm" svg:height="0.024cm" svg:x="10.523cm" svg:y="9.74cm" svg:viewBox="0 0 8 25" svg:d="M8 25c-4-11-8-18-8-25">
          <text:p/>
        </draw:path>
        <draw:line draw:style-name="gr8" draw:text-style-name="P2" draw:layer="layout" svg:x1="10.354cm" svg:y1="9.549cm" svg:x2="10.354cm" svg:y2="9.535cm">
          <text:p/>
        </draw:line>
        <draw:line draw:style-name="gr8" draw:text-style-name="P2" draw:layer="layout" svg:x1="11.14cm" svg:y1="9.577cm" svg:x2="11.14cm" svg:y2="10.551cm">
          <text:p/>
        </draw:line>
        <draw:line draw:style-name="gr8" draw:text-style-name="P2" draw:layer="layout" svg:x1="11.14cm" svg:y1="10.552cm" svg:x2="11.462cm" svg:y2="10.269cm">
          <text:p/>
        </draw:line>
        <draw:line draw:style-name="gr8" draw:text-style-name="P2" draw:layer="layout" svg:x1="11.462cm" svg:y1="10.273cm" svg:x2="11.14cm" svg:y2="10.227cm">
          <text:p/>
        </draw:line>
        <draw:path draw:style-name="gr8" draw:text-style-name="P2" draw:layer="layout" svg:width="0.007cm" svg:height="0.003cm" svg:x="10.59cm" svg:y="10.234cm" svg:viewBox="0 0 8 4" svg:d="M8 4c-5 0-5 0-8-4">
          <text:p/>
        </draw:path>
        <draw:path draw:style-name="gr8" draw:text-style-name="P2" draw:layer="layout" svg:width="0.399cm" svg:height="0.086cm" svg:x="10.191cm" svg:y="10.152cm" svg:viewBox="0 0 400 87" svg:d="M400 87c-65-60-227-93-400-86">
          <text:p/>
        </draw:path>
        <draw:path draw:style-name="gr8" draw:text-style-name="P2" draw:layer="layout" svg:width="0.081cm" svg:height="0.093cm" svg:x="9.715cm" svg:y="12.876cm" svg:viewBox="0 0 82 94" svg:d="M0 0c11 40 42 79 82 94">
          <text:p/>
        </draw:path>
        <draw:path draw:style-name="gr8" draw:text-style-name="P2" draw:layer="layout" svg:width="0.082cm" svg:height="0.096cm" svg:x="8.695cm" svg:y="12.731cm" svg:viewBox="0 0 83 97" svg:d="M0 0c11 43 40 79 83 97">
          <text:p/>
        </draw:path>
        <draw:path draw:style-name="gr8" draw:text-style-name="P2" draw:layer="layout" svg:width="0.402cm" svg:height="0.075cm" svg:x="10.191cm" svg:y="10.166cm" svg:viewBox="0 0 403 76" svg:d="M403 76c-77-50-236-82-403-75">
          <text:p/>
        </draw:path>
        <draw:line draw:style-name="gr8" draw:text-style-name="P2" draw:layer="layout" svg:x1="11.106cm" svg:y1="9.172cm" svg:x2="11.059cm" svg:y2="9.24cm">
          <text:p/>
        </draw:line>
        <draw:line draw:style-name="gr8" draw:text-style-name="P2" draw:layer="layout" svg:x1="11.06cm" svg:y1="9.24cm" svg:x2="10.837cm" svg:y2="9.207cm">
          <text:p/>
        </draw:line>
        <draw:line draw:style-name="gr8" draw:text-style-name="P2" draw:layer="layout" svg:x1="10.354cm" svg:y1="9.116cm" svg:x2="10.383cm" svg:y2="9.073cm">
          <text:p/>
        </draw:line>
        <draw:line draw:style-name="gr8" draw:text-style-name="P2" draw:layer="layout" svg:x1="10.354cm" svg:y1="9.115cm" svg:x2="10.478cm" svg:y2="9.134cm">
          <text:p/>
        </draw:line>
        <draw:line draw:style-name="gr8" draw:text-style-name="P2" draw:layer="layout" svg:x1="10.477cm" svg:y1="9.133cm" svg:x2="10.609cm" svg:y2="9.152cm">
          <text:p/>
        </draw:line>
        <draw:line draw:style-name="gr8" draw:text-style-name="P2" draw:layer="layout" svg:x1="10.608cm" svg:y1="9.151cm" svg:x2="10.661cm" svg:y2="9.159cm">
          <text:p/>
        </draw:line>
        <draw:line draw:style-name="gr8" draw:text-style-name="P2" draw:layer="layout" svg:x1="10.657cm" svg:y1="9.158cm" svg:x2="10.771cm" svg:y2="9.176cm">
          <text:p/>
        </draw:line>
        <draw:line draw:style-name="gr8" draw:text-style-name="P2" draw:layer="layout" svg:x1="11.059cm" svg:y1="9.239cm" svg:x2="11.059cm" svg:y2="11.514cm">
          <text:p/>
        </draw:line>
        <draw:line draw:style-name="gr8" draw:text-style-name="P2" draw:layer="layout" svg:x1="10.657cm" svg:y1="9.158cm" svg:x2="10.657cm" svg:y2="9.574cm">
          <text:p/>
        </draw:line>
        <draw:line draw:style-name="gr8" draw:text-style-name="P2" draw:layer="layout" svg:x1="10.64cm" svg:y1="9.684cm" svg:x2="10.608cm" svg:y2="9.68cm">
          <text:p/>
        </draw:line>
        <draw:line draw:style-name="gr8" draw:text-style-name="P2" draw:layer="layout" svg:x1="10.608cm" svg:y1="9.704cm" svg:x2="10.608cm" svg:y2="9.68cm">
          <text:p/>
        </draw:line>
        <draw:line draw:style-name="gr8" draw:text-style-name="P2" draw:layer="layout" svg:x1="10.517cm" svg:y1="9.674cm" svg:x2="10.463cm" svg:y2="9.567cm">
          <text:p/>
        </draw:line>
        <draw:line draw:style-name="gr8" draw:text-style-name="P2" draw:layer="layout" svg:x1="10.517cm" svg:y1="9.669cm" svg:x2="10.428cm" svg:y2="9.751cm">
          <text:p/>
        </draw:line>
        <draw:line draw:style-name="gr8" draw:text-style-name="P2" draw:layer="layout" svg:x1="10.354cm" svg:y1="9.115cm" svg:x2="10.354cm" svg:y2="9.535cm">
          <text:p/>
        </draw:line>
        <draw:line draw:style-name="gr8" draw:text-style-name="P2" draw:layer="layout" svg:x1="10.464cm" svg:y1="9.568cm" svg:x2="10.445cm" svg:y2="9.535cm">
          <text:p/>
        </draw:line>
        <draw:line draw:style-name="gr8" draw:text-style-name="P2" draw:layer="layout" svg:x1="10.445cm" svg:y1="9.535cm" svg:x2="10.478cm" svg:y2="9.541cm">
          <text:p/>
        </draw:line>
        <draw:line draw:style-name="gr8" draw:text-style-name="P2" draw:layer="layout" svg:x1="10.477cm" svg:y1="9.133cm" svg:x2="10.477cm" svg:y2="9.539cm">
          <text:p/>
        </draw:line>
        <draw:line draw:style-name="gr8" draw:text-style-name="P2" draw:layer="layout" svg:x1="11.045cm" svg:y1="12.227cm" svg:x2="11.045cm" svg:y2="11.546cm">
          <text:p/>
        </draw:line>
        <draw:line draw:style-name="gr8" draw:text-style-name="P2" draw:layer="layout" svg:x1="11.299cm" svg:y1="12.029cm" svg:x2="11.299cm" svg:y2="12.262cm">
          <text:p/>
        </draw:line>
        <draw:line draw:style-name="gr8" draw:text-style-name="P2" draw:layer="layout" svg:x1="11.299cm" svg:y1="11.609cm" svg:x2="11.299cm" svg:y2="12.029cm">
          <text:p/>
        </draw:line>
        <draw:line draw:style-name="gr8" draw:text-style-name="P2" draw:layer="layout" svg:x1="11.299cm" svg:y1="11.387cm" svg:x2="11.299cm" svg:y2="11.609cm">
          <text:p/>
        </draw:line>
        <draw:path draw:style-name="gr8" draw:text-style-name="P2" draw:layer="layout" svg:width="0.18cm" svg:height="0.024cm" svg:x="11.119cm" svg:y="11.363cm" svg:viewBox="0 0 181 25" svg:d="M181 25c-60-29-128-33-181-10">
          <text:p/>
        </draw:path>
        <draw:line draw:style-name="gr8" draw:text-style-name="P2" draw:layer="layout" svg:x1="11.045cm" svg:y1="11.547cm" svg:x2="11.12cm" svg:y2="11.377cm">
          <text:p/>
        </draw:line>
        <draw:path draw:style-name="gr8" draw:text-style-name="P2" draw:layer="layout" svg:width="0.12cm" svg:height="0.08cm" svg:x="11.179cm" svg:y="11.529cm" svg:viewBox="0 0 121 81" svg:d="M121 81c0-28-18-57-46-71-26-14-54-14-75 3">
          <text:p/>
        </draw:path>
        <draw:path draw:style-name="gr8" draw:text-style-name="P2" draw:layer="layout" svg:width="0.12cm" svg:height="0.128cm" svg:x="11.158cm" svg:y="11.542cm" svg:viewBox="0 0 121 129" svg:d="M21 0c-28 25-28 67 0 104 28 28 72 35 100 10">
          <text:p/>
        </draw:path>
        <draw:path draw:style-name="gr8" draw:text-style-name="P2" draw:layer="layout" svg:width="0.021cm" svg:height="0.046cm" svg:x="11.278cm" svg:y="11.609cm" svg:viewBox="0 0 22 47" svg:d="M0 47c15-10 22-29 22-47">
          <text:p/>
        </draw:path>
        <draw:path draw:style-name="gr8" draw:text-style-name="P2" draw:layer="layout" svg:width="0.12cm" svg:height="0.082cm" svg:x="11.179cm" svg:y="11.951cm" svg:viewBox="0 0 121 83" svg:d="M121 83c0-29-18-58-46-72-26-17-54-14-75 4">
          <text:p/>
        </draw:path>
        <draw:path draw:style-name="gr8" draw:text-style-name="P2" draw:layer="layout" svg:width="0.12cm" svg:height="0.127cm" svg:x="11.158cm" svg:y="11.966cm" svg:viewBox="0 0 121 128" svg:d="M21 0c-28 21-28 68 0 100 28 31 72 38 100 14">
          <text:p/>
        </draw:path>
        <draw:path draw:style-name="gr8" draw:text-style-name="P2" draw:layer="layout" svg:width="0.021cm" svg:height="0.051cm" svg:x="11.278cm" svg:y="12.029cm" svg:viewBox="0 0 22 52" svg:d="M0 52c15-12 22-30 22-52">
          <text:p/>
        </draw:path>
        <draw:line draw:style-name="gr8" draw:text-style-name="P2" draw:layer="layout" svg:x1="11.119cm" svg:y1="11.381cm" svg:x2="11.152cm" svg:y2="11.306cm">
          <text:p/>
        </draw:line>
        <draw:line draw:style-name="gr8" draw:text-style-name="P2" draw:layer="layout" svg:x1="11.42cm" svg:y1="11.346cm" svg:x2="11.147cm" svg:y2="11.306cm">
          <text:p/>
        </draw:line>
        <draw:line draw:style-name="gr8" draw:text-style-name="P2" draw:layer="layout" svg:x1="11.419cm" svg:y1="11.345cm" svg:x2="11.419cm" svg:y2="12.28cm">
          <text:p/>
        </draw:line>
        <draw:line draw:style-name="gr8" draw:text-style-name="P2" draw:layer="layout" svg:x1="11.419cm" svg:y1="11.251cm" svg:x2="11.505cm" svg:y2="11.176cm">
          <text:p/>
        </draw:line>
        <draw:line draw:style-name="gr8" draw:text-style-name="P2" draw:layer="layout" svg:x1="11.5cm" svg:y1="11.729cm" svg:x2="11.5cm" svg:y2="11.176cm">
          <text:p/>
        </draw:line>
        <draw:line draw:style-name="gr8" draw:text-style-name="P2" draw:layer="layout" svg:x1="11.5cm" svg:y1="12.019cm" svg:x2="11.5cm" svg:y2="11.729cm">
          <text:p/>
        </draw:line>
        <draw:line draw:style-name="gr8" draw:text-style-name="P2" draw:layer="layout" svg:x1="11.561cm" svg:y1="11.966cm" svg:x2="11.5cm" svg:y2="12.02cm">
          <text:p/>
        </draw:line>
        <draw:line draw:style-name="gr8" draw:text-style-name="P2" draw:layer="layout" svg:x1="11.56cm" svg:y1="11.966cm" svg:x2="11.56cm" svg:y2="12.156cm">
          <text:p/>
        </draw:line>
        <draw:line draw:style-name="gr8" draw:text-style-name="P2" draw:layer="layout" svg:x1="11.419cm" svg:y1="11.25cm" svg:x2="11.419cm" svg:y2="11.345cm">
          <text:p/>
        </draw:line>
        <draw:path draw:style-name="gr8" draw:text-style-name="P2" draw:layer="layout" svg:width="0.042cm" svg:height="0.095cm" svg:x="11.518cm" svg:y="11.874cm" svg:viewBox="0 0 43 96" svg:d="M43 96c-28-31-43-64-43-96">
          <text:p/>
        </draw:path>
        <draw:path draw:style-name="gr8" draw:text-style-name="P2" draw:layer="layout" svg:width="0.423cm" svg:height="0.247cm" svg:x="11.518cm" svg:y="11.627cm" svg:viewBox="0 0 424 248" svg:d="M0 248c0-102 163-195 424-248">
          <text:p/>
        </draw:path>
        <draw:line draw:style-name="gr8" draw:text-style-name="P2" draw:layer="layout" svg:x1="11.941cm" svg:y1="11.818cm" svg:x2="11.941cm" svg:y2="11.627cm">
          <text:p/>
        </draw:line>
        <draw:line draw:style-name="gr8" draw:text-style-name="P2" draw:layer="layout" svg:x1="12.16cm" svg:y1="11.722cm" svg:x2="12.16cm" svg:y2="11.535cm">
          <text:p/>
        </draw:line>
        <draw:path draw:style-name="gr8" draw:text-style-name="P2" draw:layer="layout" svg:width="0.219cm" svg:height="0.096cm" svg:x="11.941cm" svg:y="11.535cm" svg:viewBox="0 0 220 97" svg:d="M220 0c-46 40-121 72-220 97">
          <text:p/>
        </draw:path>
        <draw:line draw:style-name="gr8" draw:text-style-name="P2" draw:layer="layout" svg:x1="12.213cm" svg:y1="11.518cm" svg:x2="12.213cm" svg:y2="11.708cm">
          <text:p/>
        </draw:line>
        <draw:path draw:style-name="gr8" draw:text-style-name="P2" draw:layer="layout" svg:width="0.053cm" svg:height="0.017cm" svg:x="12.16cm" svg:y="11.518cm" svg:viewBox="0 0 54 18" svg:d="M0 18c0-4 7-11 17-15 11 0 26-3 37-3">
          <text:p/>
        </draw:path>
        <draw:line draw:style-name="gr8" draw:text-style-name="P2" draw:layer="layout" svg:x1="12.816cm" svg:y1="11.674cm" svg:x2="13.131cm" svg:y2="11.398cm">
          <text:p/>
        </draw:line>
        <draw:line draw:style-name="gr8" draw:text-style-name="P2" draw:layer="layout" svg:x1="12.234cm" svg:y1="11.712cm" svg:x2="12.418cm" svg:y2="11.737cm">
          <text:p/>
        </draw:line>
        <draw:line draw:style-name="gr8" draw:text-style-name="P2" draw:layer="layout" svg:x1="12.432cm" svg:y1="10.838cm" svg:x2="12.184cm" svg:y2="10.802cm">
          <text:p/>
        </draw:line>
        <draw:line draw:style-name="gr8" draw:text-style-name="P2" draw:layer="layout" svg:x1="10.524cm" svg:y1="9.74cm" svg:x2="10.498cm" svg:y2="9.762cm">
          <text:p/>
        </draw:line>
        <draw:line draw:style-name="gr8" draw:text-style-name="P2" draw:layer="layout" svg:x1="10.516cm" svg:y1="9.669cm" svg:x2="10.531cm" svg:y2="9.698cm">
          <text:p/>
        </draw:line>
        <draw:line draw:style-name="gr8" draw:text-style-name="P2" draw:layer="layout" svg:x1="10.609cm" svg:y1="9.682cm" svg:x2="10.572cm" svg:y2="9.676cm">
          <text:p/>
        </draw:line>
        <draw:line draw:style-name="gr8" draw:text-style-name="P2" draw:layer="layout" svg:x1="10.573cm" svg:y1="9.676cm" svg:x2="10.558cm" svg:y2="9.702cm">
          <text:p/>
        </draw:line>
        <draw:line draw:style-name="gr8" draw:text-style-name="P2" draw:layer="layout" svg:x1="10.573cm" svg:y1="9.677cm" svg:x2="10.516cm" svg:y2="9.666cm">
          <text:p/>
        </draw:line>
        <draw:line draw:style-name="gr8" draw:text-style-name="P2" draw:layer="layout" svg:x1="10.516cm" svg:y1="9.669cm" svg:x2="10.516cm" svg:y2="9.666cm">
          <text:p/>
        </draw:line>
        <draw:path draw:style-name="gr8" draw:text-style-name="P2" draw:layer="layout" svg:width="0.07cm" svg:height="0.258cm" svg:x="10.382cm" svg:y="8.815cm" svg:viewBox="0 0 71 259" svg:d="M0 259c18-25 36-64 47-109 14-46 21-100 24-150">
          <text:p/>
        </draw:path>
        <draw:path draw:style-name="gr8" draw:text-style-name="P2" draw:layer="layout" svg:width="0.053cm" svg:height="0.257cm" svg:x="10.452cm" svg:y="8.558cm" svg:viewBox="0 0 54 258" svg:d="M54 0c-33 75-50 167-54 258">
          <text:p/>
        </draw:path>
        <draw:line draw:style-name="gr8" draw:text-style-name="P2" draw:layer="layout" svg:x1="10.612cm" svg:y1="8.286cm" svg:x2="10.505cm" svg:y2="8.559cm">
          <text:p/>
        </draw:line>
        <draw:path draw:style-name="gr8" draw:text-style-name="P2" draw:layer="layout" svg:width="0.049cm" svg:height="0.085cm" svg:x="10.611cm" svg:y="8.205cm" svg:viewBox="0 0 50 86" svg:d="M0 86c14-44 32-72 50-86">
          <text:p/>
        </draw:path>
        <draw:line draw:style-name="gr8" draw:text-style-name="P2" draw:layer="layout" svg:x1="10.66cm" svg:y1="8.206cm" svg:x2="10.739cm" svg:y2="8.138cm">
          <text:p/>
        </draw:line>
        <draw:line draw:style-name="gr8" draw:text-style-name="P2" draw:layer="layout" svg:x1="11.462cm" svg:y1="8.237cm" svg:x2="11.384cm" svg:y2="8.305cm">
          <text:p/>
        </draw:line>
        <draw:path draw:style-name="gr8" draw:text-style-name="P2" draw:layer="layout" svg:width="0.05cm" svg:height="0.085cm" svg:x="11.334cm" svg:y="8.304cm" svg:viewBox="0 0 51 86" svg:d="M0 86c15-40 33-68 51-86">
          <text:p/>
        </draw:path>
        <draw:line draw:style-name="gr8" draw:text-style-name="P2" draw:layer="layout" svg:x1="11.461cm" svg:y1="8.237cm" svg:x2="11.461cm" svg:y2="9.048cm">
          <text:p/>
        </draw:line>
        <draw:line draw:style-name="gr8" draw:text-style-name="P2" draw:layer="layout" svg:x1="11.225cm" svg:y1="8.661cm" svg:x2="11.335cm" svg:y2="8.389cm">
          <text:p/>
        </draw:line>
        <draw:line draw:style-name="gr8" draw:text-style-name="P2" draw:layer="layout" svg:x1="11.462cm" svg:y1="9.048cm" svg:x2="11.235cm" svg:y2="9.247cm">
          <text:p/>
        </draw:line>
        <draw:path draw:style-name="gr8" draw:text-style-name="P2" draw:layer="layout" svg:width="0.052cm" svg:height="0.254cm" svg:x="11.176cm" svg:y="8.66cm" svg:viewBox="0 0 53 255" svg:d="M53 0c-29 71-50 167-53 255">
          <text:p/>
        </draw:path>
        <draw:path draw:style-name="gr8" draw:text-style-name="P2" draw:layer="layout" svg:width="0.099cm" svg:height="0.335cm" svg:x="11.14cm" svg:y="9.246cm" svg:viewBox="0 0 100 336" svg:d="M100 0c-54 63-93 201-100 336">
          <text:p/>
        </draw:path>
        <draw:path draw:style-name="gr8" draw:text-style-name="P2" draw:layer="layout" svg:width="0.071cm" svg:height="0.261cm" svg:x="11.105cm" svg:y="8.914cm" svg:viewBox="0 0 72 262" svg:d="M0 262c18-28 32-67 46-113 15-45 22-99 26-149">
          <text:p/>
        </draw:path>
        <draw:line draw:style-name="gr8" draw:text-style-name="P2" draw:layer="layout" svg:x1="11.461cm" svg:y1="10.269cm" svg:x2="11.461cm" svg:y2="10.481cm">
          <text:p/>
        </draw:line>
        <draw:line draw:style-name="gr8" draw:text-style-name="P2" draw:layer="layout" svg:x1="11.461cm" svg:y1="10.481cm" svg:x2="11.461cm" svg:y2="11.172cm">
          <text:p/>
        </draw:line>
        <draw:line draw:style-name="gr8" draw:text-style-name="P2" draw:layer="layout" svg:x1="11.274cm" svg:y1="11.582cm" svg:x2="11.287cm" svg:y2="11.567cm">
          <text:p/>
        </draw:line>
        <draw:path draw:style-name="gr8" draw:text-style-name="P2" draw:layer="layout" svg:width="0.159cm" svg:height="0.259cm" svg:x="11.214cm" svg:y="10.515cm" svg:viewBox="0 0 160 260" svg:d="M160 122c-3-99-39-145-79-110-42 36-77 142-81 248">
          <text:p/>
        </draw:path>
        <draw:path draw:style-name="gr8" draw:text-style-name="P2" draw:layer="layout" svg:width="0.018cm" svg:height="0.123cm" svg:x="11.373cm" svg:y="10.636cm" svg:viewBox="0 0 19 124" svg:d="M19 124c0-49-7-91-19-124">
          <text:p/>
        </draw:path>
        <draw:path draw:style-name="gr8" draw:text-style-name="P2" draw:layer="layout" svg:width="0.029cm" svg:height="0.304cm" svg:x="11.199cm" svg:y="10.773cm" svg:viewBox="0 0 30 305" svg:d="M20 0c-29 120-26 251 10 305">
          <text:p/>
        </draw:path>
        <draw:path draw:style-name="gr8" draw:text-style-name="P2" draw:layer="layout" svg:width="0.163cm" svg:height="0.34cm" svg:x="11.228cm" svg:y="10.759cm" svg:viewBox="0 0 164 341" svg:d="M0 319c29 42 68 24 104-47 35-67 60-177 60-272">
          <text:p/>
        </draw:path>
        <draw:path draw:style-name="gr8" draw:text-style-name="P2" draw:layer="layout" svg:width="0.096cm" svg:height="0.173cm" svg:x="11.295cm" svg:y="8.597cm" svg:viewBox="0 0 97 174" svg:d="M97 174c0-135-47-206-97-160">
          <text:p/>
        </draw:path>
        <draw:path draw:style-name="gr8" draw:text-style-name="P2" draw:layer="layout" svg:width="0.096cm" svg:height="0.473cm" svg:x="11.199cm" svg:y="8.611cm" svg:viewBox="0 0 97 474" svg:d="M97 0c-39 35-78 124-89 230-17 106-7 201 21 244">
          <text:p/>
        </draw:path>
        <draw:path draw:style-name="gr8" draw:text-style-name="P2" draw:layer="layout" svg:width="0.163cm" svg:height="0.337cm" svg:x="11.228cm" svg:y="8.77cm" svg:viewBox="0 0 164 338" svg:d="M0 315c29 42 68 24 104-43 35-67 60-177 60-272">
          <text:p/>
        </draw:path>
        <draw:line draw:style-name="gr8" draw:text-style-name="P2" draw:layer="layout" svg:x1="11.461cm" svg:y1="10.1cm" svg:x2="11.461cm" svg:y2="10.269cm">
          <text:p/>
        </draw:line>
        <draw:path draw:style-name="gr8" draw:text-style-name="P2" draw:layer="layout" svg:width="0.321cm" svg:height="0.067cm" svg:x="11.14cm" svg:y="10.1cm" svg:viewBox="0 0 322 68" svg:d="M322 0c-92 57-205 78-322 64">
          <text:p/>
        </draw:path>
        <draw:line draw:style-name="gr8" draw:text-style-name="P2" draw:layer="layout" svg:x1="10.181cm" svg:y1="9.493cm" svg:x2="10.181cm" svg:y2="8.872cm">
          <text:p/>
        </draw:line>
        <draw:line draw:style-name="gr8" draw:text-style-name="P2" draw:layer="layout" svg:x1="10.443cm" svg:y1="8.908cm" svg:x2="10.181cm" svg:y2="8.872cm">
          <text:p/>
        </draw:line>
        <draw:line draw:style-name="gr8" draw:text-style-name="P2" draw:layer="layout" svg:x1="10.181cm" svg:y1="8.872cm" svg:x2="10.181cm" svg:y2="8.392cm">
          <text:p/>
        </draw:line>
        <draw:line draw:style-name="gr8" draw:text-style-name="P2" draw:layer="layout" svg:x1="11.289cm" svg:y1="11.571cm" svg:x2="11.274cm" svg:y2="11.582cm">
          <text:p/>
        </draw:line>
        <draw:line draw:style-name="gr8" draw:text-style-name="P2" draw:layer="layout" svg:x1="10.477cm" svg:y1="9.539cm" svg:x2="10.609cm" svg:y2="9.561cm">
          <text:p/>
        </draw:line>
        <draw:line draw:style-name="gr8" draw:text-style-name="P2" draw:layer="layout" svg:x1="10.608cm" svg:y1="9.56cm" svg:x2="10.608cm" svg:y2="9.151cm">
          <text:p/>
        </draw:line>
        <draw:line draw:style-name="gr8" draw:text-style-name="P2" draw:layer="layout" svg:x1="10.611cm" svg:y1="9.613cm" svg:x2="10.651cm" svg:y2="9.617cm">
          <text:p/>
        </draw:line>
        <draw:line draw:style-name="gr8" draw:text-style-name="P2" draw:layer="layout" svg:x1="10.608cm" svg:y1="9.56cm" svg:x2="10.644cm" svg:y2="9.564cm">
          <text:p/>
        </draw:line>
        <draw:line draw:style-name="gr8" draw:text-style-name="P2" draw:layer="layout" svg:x1="10.644cm" svg:y1="9.563cm" svg:x2="10.611cm" svg:y2="9.614cm">
          <text:p/>
        </draw:line>
        <draw:line draw:style-name="gr8" draw:text-style-name="P2" draw:layer="layout" svg:x1="11.268cm" svg:y1="11.976cm" svg:x2="11.257cm" svg:y2="11.984cm">
          <text:p/>
        </draw:line>
        <draw:line draw:style-name="gr8" draw:text-style-name="P2" draw:layer="layout" svg:x1="11.278cm" svg:y1="11.976cm" svg:x2="11.267cm" svg:y2="11.976cm">
          <text:p/>
        </draw:line>
        <draw:line draw:style-name="gr8" draw:text-style-name="P2" draw:layer="layout" svg:x1="11.5cm" svg:y1="11.567cm" svg:x2="11.942cm" svg:y2="11.632cm">
          <text:p/>
        </draw:line>
        <draw:line draw:style-name="gr8" draw:text-style-name="P2" draw:layer="layout" svg:x1="10.611cm" svg:y1="9.613cm" svg:x2="10.611cm" svg:y2="9.616cm">
          <text:p/>
        </draw:line>
        <draw:line draw:style-name="gr8" draw:text-style-name="P2" draw:layer="layout" svg:x1="10.651cm" svg:y1="9.622cm" svg:x2="10.611cm" svg:y2="9.616cm">
          <text:p/>
        </draw:line>
        <draw:line draw:style-name="gr8" draw:text-style-name="P2" draw:layer="layout" svg:x1="10.612cm" svg:y1="9.616cm" svg:x2="10.608cm" svg:y2="9.622cm">
          <text:p/>
        </draw:line>
        <draw:line draw:style-name="gr8" draw:text-style-name="P2" draw:layer="layout" svg:x1="10.608cm" svg:y1="9.68cm" svg:x2="10.608cm" svg:y2="9.62cm">
          <text:p/>
        </draw:line>
        <draw:line draw:style-name="gr8" draw:text-style-name="P2" draw:layer="layout" svg:x1="10.516cm" svg:y1="9.666cm" svg:x2="10.516cm" svg:y2="9.602cm">
          <text:p/>
        </draw:line>
        <draw:line draw:style-name="gr8" draw:text-style-name="P2" draw:layer="layout" svg:x1="10.516cm" svg:y1="9.602cm" svg:x2="10.516cm" svg:y2="9.599cm">
          <text:p/>
        </draw:line>
        <draw:line draw:style-name="gr8" draw:text-style-name="P2" draw:layer="layout" svg:x1="10.516cm" svg:y1="9.599cm" svg:x2="10.516cm" svg:y2="9.574cm">
          <text:p/>
        </draw:line>
        <draw:line draw:style-name="gr8" draw:text-style-name="P2" draw:layer="layout" svg:x1="10.477cm" svg:y1="9.567cm" svg:x2="10.517cm" svg:y2="9.575cm">
          <text:p/>
        </draw:line>
        <draw:line draw:style-name="gr8" draw:text-style-name="P2" draw:layer="layout" svg:x1="10.463cm" svg:y1="9.567cm" svg:x2="10.477cm" svg:y2="9.567cm">
          <text:p/>
        </draw:line>
        <draw:line draw:style-name="gr8" draw:text-style-name="P2" draw:layer="layout" svg:x1="10.477cm" svg:y1="9.539cm" svg:x2="10.477cm" svg:y2="9.567cm">
          <text:p/>
        </draw:line>
        <draw:line draw:style-name="gr8" draw:text-style-name="P2" draw:layer="layout" svg:x1="11.272cm" svg:y1="11.144cm" svg:x2="11.186cm" svg:y2="11.219cm">
          <text:p/>
        </draw:line>
        <draw:line draw:style-name="gr8" draw:text-style-name="P2" draw:layer="layout" svg:x1="11.147cm" svg:y1="11.307cm" svg:x2="11.187cm" svg:y2="11.218cm">
          <text:p/>
        </draw:line>
        <draw:line draw:style-name="gr8" draw:text-style-name="P2" draw:layer="layout" svg:x1="11.483cm" svg:y1="11.178cm" svg:x2="11.271cm" svg:y2="11.144cm">
          <text:p/>
        </draw:line>
        <draw:path draw:style-name="gr8" draw:text-style-name="P2" draw:layer="layout" svg:width="0.052cm" svg:height="0.06cm" svg:x="11.243cm" svg:y="11.532cm" svg:viewBox="0 0 53 61" svg:d="M0 0c10 29 29 54 53 61">
          <text:p/>
        </draw:path>
        <draw:line draw:style-name="gr8" draw:text-style-name="P2" draw:layer="layout" svg:x1="11.479cm" svg:y1="11.172cm" svg:x2="11.505cm" svg:y2="11.18cm">
          <text:p/>
        </draw:line>
        <draw:path draw:style-name="gr8" draw:text-style-name="P2" draw:layer="layout" svg:width="0.014cm" svg:height="0.028cm" svg:x="11.243cm" svg:y="11.955cm" svg:viewBox="0 0 15 29" svg:d="M0 0c3 11 11 22 15 29">
          <text:p/>
        </draw:path>
        <draw:path draw:style-name="gr8" draw:text-style-name="P2" draw:layer="layout" svg:width="0.026cm" svg:height="0.025cm" svg:x="11.267cm" svg:y="11.976cm" svg:viewBox="0 0 27 26" svg:d="M0 0c5 11 15 19 27 26">
          <text:p/>
        </draw:path>
        <draw:line draw:style-name="gr8" draw:text-style-name="P2" draw:layer="layout" svg:x1="11.42cm" svg:y1="11.251cm" svg:x2="11.186cm" svg:y2="11.218cm">
          <text:p/>
        </draw:line>
        <draw:line draw:style-name="gr8" draw:text-style-name="P2" draw:layer="layout" svg:x1="12.214cm" svg:y1="11.522cm" svg:x2="12.089cm" svg:y2="11.5cm">
          <text:p/>
        </draw:line>
        <draw:line draw:style-name="gr8" draw:text-style-name="P2" draw:layer="layout" svg:x1="11.941cm" svg:y1="11.632cm" svg:x2="12.09cm" svg:y2="11.5cm">
          <text:p/>
        </draw:line>
        <draw:line draw:style-name="gr8" draw:text-style-name="P2" draw:layer="layout" svg:x1="12.514cm" svg:y1="11.752cm" svg:x2="12.414cm" svg:y2="11.736cm">
          <text:p/>
        </draw:line>
        <draw:line draw:style-name="gr8" draw:text-style-name="P2" draw:layer="layout" svg:x1="12.414cm" svg:y1="11.736cm" svg:x2="12.414cm" svg:y2="11.546cm">
          <text:p/>
        </draw:line>
        <draw:line draw:style-name="gr8" draw:text-style-name="P2" draw:layer="layout" svg:x1="12.418cm" svg:y1="11.55cm" svg:x2="12.234cm" svg:y2="11.521cm">
          <text:p/>
        </draw:line>
        <draw:line draw:style-name="gr8" draw:text-style-name="P2" draw:layer="layout" svg:x1="12.234cm" svg:y1="11.712cm" svg:x2="12.234cm" svg:y2="11.521cm">
          <text:p/>
        </draw:line>
        <draw:line draw:style-name="gr8" draw:text-style-name="P2" draw:layer="layout" svg:x1="12.235cm" svg:y1="11.713cm" svg:x2="12.213cm" svg:y2="11.708cm">
          <text:p/>
        </draw:line>
        <draw:line draw:style-name="gr8" draw:text-style-name="P2" draw:layer="layout" svg:x1="12.089cm" svg:y1="11.505cm" svg:x2="12.111cm" svg:y2="11.341cm">
          <text:p/>
        </draw:line>
        <draw:line draw:style-name="gr8" draw:text-style-name="P2" draw:layer="layout" svg:x1="12.514cm" svg:y1="11.36cm" svg:x2="12.11cm" svg:y2="11.341cm">
          <text:p/>
        </draw:line>
        <draw:line draw:style-name="gr8" draw:text-style-name="P2" draw:layer="layout" svg:x1="13.194cm" svg:y1="11.345cm" svg:x2="13.13cm" svg:y2="11.399cm">
          <text:p/>
        </draw:line>
        <draw:path draw:style-name="gr8" draw:text-style-name="P2" draw:layer="layout" svg:width="0.015cm" svg:height="0.025cm" svg:x="13.193cm" svg:y="11.32cm" svg:viewBox="0 0 16 26" svg:d="M0 26c12-8 16-19 16-26">
          <text:p/>
        </draw:path>
        <draw:line draw:style-name="gr8" draw:text-style-name="P2" draw:layer="layout" svg:x1="12.816cm" svg:y1="11.673cm" svg:x2="12.816cm" svg:y2="11.345cm">
          <text:p/>
        </draw:line>
        <draw:line draw:style-name="gr8" draw:text-style-name="P2" draw:layer="layout" svg:x1="12.816cm" svg:y1="11.346cm" svg:x2="13.131cm" svg:y2="11.073cm">
          <text:p/>
        </draw:line>
        <draw:line draw:style-name="gr8" draw:text-style-name="P2" draw:layer="layout" svg:x1="13.13cm" svg:y1="11.398cm" svg:x2="13.13cm" svg:y2="11.073cm">
          <text:p/>
        </draw:line>
        <draw:line draw:style-name="gr8" draw:text-style-name="P2" draw:layer="layout" svg:x1="12.82cm" svg:y1="11.673cm" svg:x2="12.77cm" svg:y2="11.713cm">
          <text:p/>
        </draw:line>
        <draw:path draw:style-name="gr8" draw:text-style-name="P2" draw:layer="layout" svg:width="0.261cm" svg:height="0.045cm" svg:x="12.513cm" svg:y="11.712cm" svg:viewBox="0 0 262 46" svg:d="M0 40c102 18 219-4 262-40">
          <text:p/>
        </draw:path>
        <draw:path draw:style-name="gr8" draw:text-style-name="P2" draw:layer="layout" svg:width="0.233cm" svg:height="0.043cm" svg:x="12.301cm" svg:y="11.097cm" svg:viewBox="0 0 234 44" svg:d="M234 23c-14-19-64-26-120-22-58 7-104 26-114 43">
          <text:p/>
        </draw:path>
        <draw:path draw:style-name="gr8" draw:text-style-name="P2" draw:layer="layout" svg:width="0.233cm" svg:height="0.043cm" svg:x="12.671cm" svg:y="11.111cm" svg:viewBox="0 0 234 44" svg:d="M234 23c-14-17-64-26-121-22-56 8-102 26-113 43">
          <text:p/>
        </draw:path>
        <draw:line draw:style-name="gr8" draw:text-style-name="P2" draw:layer="layout" svg:x1="12.432cm" svg:y1="10.837cm" svg:x2="12.149cm" svg:y2="11.085cm">
          <text:p/>
        </draw:line>
        <draw:line draw:style-name="gr8" draw:text-style-name="P2" draw:layer="layout" svg:x1="10.609cm" svg:y1="9.62cm" svg:x2="10.572cm" svg:y2="9.677cm">
          <text:p/>
        </draw:line>
        <draw:line draw:style-name="gr8" draw:text-style-name="P2" draw:layer="layout" svg:x1="10.608cm" svg:y1="9.62cm" svg:x2="10.608cm" svg:y2="9.616cm">
          <text:p/>
        </draw:line>
        <draw:line draw:style-name="gr8" draw:text-style-name="P2" draw:layer="layout" svg:x1="10.609cm" svg:y1="9.617cm" svg:x2="10.516cm" svg:y2="9.602cm">
          <text:p/>
        </draw:line>
        <draw:line draw:style-name="gr8" draw:text-style-name="P2" draw:layer="layout" svg:x1="11.229cm" svg:y1="8.661cm" svg:x2="10.505cm" svg:y2="8.558cm">
          <text:p/>
        </draw:line>
        <draw:line draw:style-name="gr8" draw:text-style-name="P2" draw:layer="layout" svg:x1="10.738cm" svg:y1="8.138cm" svg:x2="11.462cm" svg:y2="8.238cm">
          <text:p/>
        </draw:line>
        <draw:line draw:style-name="gr8" draw:text-style-name="P2" draw:layer="layout" svg:x1="10.739cm" svg:y1="8.139cm" svg:x2="10.477cm" svg:y2="8.099cm">
          <text:p/>
        </draw:line>
        <draw:line draw:style-name="gr8" draw:text-style-name="P2" draw:layer="layout" svg:x1="10.181cm" svg:y1="8.397cm" svg:x2="10.478cm" svg:y2="8.099cm">
          <text:p/>
        </draw:line>
        <draw:path draw:style-name="gr8" draw:text-style-name="P2" draw:layer="layout" svg:width="0.028cm" svg:height="0.06cm" svg:x="10.322cm" svg:y="8.699cm" svg:viewBox="0 0 29 61" svg:d="M0 61c0-25 10-46 29-61">
          <text:p/>
        </draw:path>
        <draw:path draw:style-name="gr8" draw:text-style-name="P2" draw:layer="layout" svg:width="0.116cm" svg:height="0.025cm" svg:x="10.35cm" svg:y="8.678cm" svg:viewBox="0 0 117 26" svg:d="M0 21c28-29 79-29 117 5">
          <text:p/>
        </draw:path>
        <draw:path draw:style-name="gr8" draw:text-style-name="P2" draw:layer="layout" svg:width="0.127cm" svg:height="0.109cm" svg:x="10.322cm" svg:y="8.759cm" svg:viewBox="0 0 128 110" svg:d="M128 107c-32 7-65 0-89-21-25-22-39-54-39-86">
          <text:p/>
        </draw:path>
        <draw:line draw:style-name="gr8" draw:text-style-name="P2" draw:layer="layout" svg:x1="11.461cm" svg:y1="9.048cm" svg:x2="11.461cm" svg:y2="9.189cm">
          <text:p/>
        </draw:line>
        <draw:path draw:style-name="gr8" draw:text-style-name="P2" draw:layer="layout" svg:width="0.231cm" svg:height="0.865cm" svg:x="11.461cm" svg:y="9.189cm" svg:viewBox="0 0 232 866" svg:d="M0 0c131 117 216 279 231 445 10 162-46 318-164 421">
          <text:p/>
        </draw:path>
        <draw:path draw:style-name="gr8" draw:text-style-name="P2" draw:layer="layout" svg:width="0.067cm" svg:height="0.05cm" svg:x="11.461cm" svg:y="10.05cm" svg:viewBox="0 0 68 51" svg:d="M68 0c-21 18-43 36-68 51">
          <text:p/>
        </draw:path>
        <draw:line draw:style-name="gr8" draw:text-style-name="P2" draw:layer="layout" svg:x1="11.461cm" svg:y1="10.481cm" svg:x2="11.942cm" svg:y2="10.549cm">
          <text:p/>
        </draw:line>
        <draw:line draw:style-name="gr8" draw:text-style-name="P2" draw:layer="layout" svg:x1="11.941cm" svg:y1="10.548cm" svg:x2="11.941cm" svg:y2="10.463cm">
          <text:p/>
        </draw:line>
        <draw:path draw:style-name="gr8" draw:text-style-name="P2" draw:layer="layout" svg:width="0.021cm" svg:height="0.039cm" svg:x="11.92cm" svg:y="10.463cm" svg:viewBox="0 0 22 40" svg:d="M22 0c-4 15-12 29-22 40">
          <text:p/>
        </draw:path>
        <draw:path draw:style-name="gr8" draw:text-style-name="P2" draw:layer="layout" svg:width="0.159cm" svg:height="0.106cm" svg:x="11.761cm" svg:y="10.414cm" svg:viewBox="0 0 160 107" svg:d="M160 89c-28 21-67 24-102 7-36-21-58-57-58-96">
          <text:p/>
        </draw:path>
        <draw:path draw:style-name="gr8" draw:text-style-name="P2" draw:layer="layout" svg:width="0.025cm" svg:height="0.064cm" svg:x="11.761cm" svg:y="10.35cm" svg:viewBox="0 0 26 65" svg:d="M0 65c0-25 7-50 26-65">
          <text:p/>
        </draw:path>
        <draw:path draw:style-name="gr8" draw:text-style-name="P2" draw:layer="layout" svg:width="0.155cm" svg:height="0.084cm" svg:x="11.786cm" svg:y="10.33cm" svg:viewBox="0 0 156 85" svg:d="M0 21c25-22 56-26 89-14 32 14 60 42 67 78">
          <text:p/>
        </draw:path>
        <draw:line draw:style-name="gr8" draw:text-style-name="P2" draw:layer="layout" svg:x1="11.941cm" svg:y1="10.41cm" svg:x2="11.941cm" svg:y2="9.013cm">
          <text:p/>
        </draw:line>
        <draw:path draw:style-name="gr8" draw:text-style-name="P2" draw:layer="layout" svg:width="0.021cm" svg:height="0.035cm" svg:x="11.92cm" svg:y="9.013cm" svg:viewBox="0 0 22 36" svg:d="M22 0c-4 14-12 28-22 36">
          <text:p/>
        </draw:path>
        <draw:path draw:style-name="gr8" draw:text-style-name="P2" draw:layer="layout" svg:width="0.159cm" svg:height="0.108cm" svg:x="11.761cm" svg:y="8.96cm" svg:viewBox="0 0 160 109" svg:d="M160 89c-28 25-67 25-102 7-36-22-58-57-58-96">
          <text:p/>
        </draw:path>
        <draw:path draw:style-name="gr8" draw:text-style-name="P2" draw:layer="layout" svg:width="0.025cm" svg:height="0.063cm" svg:x="11.761cm" svg:y="8.897cm" svg:viewBox="0 0 26 64" svg:d="M0 64c0-25 7-47 26-64">
          <text:p/>
        </draw:path>
        <draw:path draw:style-name="gr8" draw:text-style-name="P2" draw:layer="layout" svg:width="0.155cm" svg:height="0.081cm" svg:x="11.786cm" svg:y="8.878cm" svg:viewBox="0 0 156 82" svg:d="M0 18c25-18 56-25 89-11 32 11 60 39 67 75">
          <text:p/>
        </draw:path>
        <draw:line draw:style-name="gr8" draw:text-style-name="P2" draw:layer="layout" svg:x1="11.941cm" svg:y1="8.96cm" svg:x2="11.941cm" svg:y2="8.646cm">
          <text:p/>
        </draw:line>
        <draw:line draw:style-name="gr8" draw:text-style-name="P2" draw:layer="layout" svg:x1="11.489cm" svg:y1="8.24cm" svg:x2="11.942cm" svg:y2="8.651cm">
          <text:p/>
        </draw:line>
        <draw:line draw:style-name="gr8" draw:text-style-name="P2" draw:layer="layout" svg:x1="11.461cm" svg:y1="8.237cm" svg:x2="11.494cm" svg:y2="8.245cm">
          <text:p/>
        </draw:line>
        <draw:line draw:style-name="gr8" draw:text-style-name="P2" draw:layer="layout" svg:x1="11.5cm" svg:y1="11.363cm" svg:x2="11.942cm" svg:y2="10.763cm">
          <text:p/>
        </draw:line>
        <draw:line draw:style-name="gr8" draw:text-style-name="P2" draw:layer="layout" svg:x1="11.941cm" svg:y1="10.763cm" svg:x2="11.941cm" svg:y2="10.548cm">
          <text:p/>
        </draw:line>
        <draw:path draw:style-name="gr8" draw:text-style-name="P2" draw:layer="layout" svg:width="0.078cm" svg:height="0.048cm" svg:x="11.295cm" svg:y="10.588cm" svg:viewBox="0 0 79 49" svg:d="M79 49c-19-51-47-61-79-36">
          <text:p/>
        </draw:path>
        <draw:path draw:style-name="gr8" draw:text-style-name="P2" draw:layer="layout" svg:width="0.081cm" svg:height="0.173cm" svg:x="11.214cm" svg:y="10.6cm" svg:viewBox="0 0 82 174" svg:d="M82 0c-31 29-63 92-82 174">
          <text:p/>
        </draw:path>
        <draw:path draw:style-name="gr8" draw:text-style-name="P2" draw:layer="layout" svg:width="0.017cm" svg:height="0.102cm" svg:x="11.317cm" svg:y="10.668cm" svg:viewBox="0 0 18 103" svg:d="M18 103c0-44-8-79-18-103">
          <text:p/>
        </draw:path>
        <draw:path draw:style-name="gr8" draw:text-style-name="P2" draw:layer="layout" svg:width="0.012cm" svg:height="0.004cm" svg:x="11.214cm" svg:y="11.045cm" svg:viewBox="0 0 13 5" svg:d="M0 0c5 0 8 5 13 5">
          <text:p/>
        </draw:path>
        <draw:path draw:style-name="gr8" draw:text-style-name="P2" draw:layer="layout" svg:width="0.109cm" svg:height="0.279cm" svg:x="11.225cm" svg:y="10.77cm" svg:viewBox="0 0 110 280" svg:d="M0 280c21 3 49-29 75-86 21-57 35-131 35-194">
          <text:p/>
        </draw:path>
        <draw:path draw:style-name="gr8" draw:text-style-name="P2" draw:layer="layout" svg:width="0.053cm" svg:height="0.141cm" svg:x="11.281cm" svg:y="8.636cm" svg:viewBox="0 0 54 142" svg:d="M54 142c0-82-21-139-54-142">
          <text:p/>
        </draw:path>
        <draw:path draw:style-name="gr8" draw:text-style-name="P2" draw:layer="layout" svg:width="0.009cm" svg:height="0cm" svg:x="11.271cm" svg:y="8.636cm" svg:viewBox="0 0 10 0" svg:d="M10 0c-3 0-7 0-10 0">
          <text:p/>
        </draw:path>
        <draw:path draw:style-name="gr8" draw:text-style-name="P2" draw:layer="layout" svg:width="0.012cm" svg:height="0.003cm" svg:x="11.214cm" svg:y="9.052cm" svg:viewBox="0 0 13 4" svg:d="M0 0c5 4 8 4 13 4">
          <text:p/>
        </draw:path>
        <draw:path draw:style-name="gr8" draw:text-style-name="P2" draw:layer="layout" svg:width="0.109cm" svg:height="0.278cm" svg:x="11.225cm" svg:y="8.777cm" svg:viewBox="0 0 110 279" svg:d="M0 279c21 4 49-29 75-82 21-56 35-130 35-197">
          <text:p/>
        </draw:path>
        <draw:path draw:style-name="gr8" draw:text-style-name="P2" draw:layer="layout" svg:width="0.455cm" svg:height="0.058cm" svg:x="11.14cm" svg:y="9.98cm" svg:viewBox="0 0 456 59" svg:d="M456 0c-134 75-300 78-456 14">
          <text:p/>
        </draw:path>
        <draw:path draw:style-name="gr8" draw:text-style-name="P2" draw:layer="layout" svg:width="0.088cm" svg:height="0.063cm" svg:x="11.373cm" svg:y="9.126cm" svg:viewBox="0 0 89 64" svg:d="M0 0c33 18 61 39 89 64">
          <text:p/>
        </draw:path>
        <draw:line draw:style-name="gr8" draw:text-style-name="P2" draw:layer="layout" svg:x1="12.234cm" svg:y1="8.65cm" svg:x2="12.234cm" svg:y2="10.438cm">
          <text:p/>
        </draw:line>
        <draw:line draw:style-name="gr8" draw:text-style-name="P2" draw:layer="layout" svg:x1="11.638cm" svg:y1="8.113cm" svg:x2="12.238cm" svg:y2="8.651cm">
          <text:p/>
        </draw:line>
        <draw:line draw:style-name="gr8" draw:text-style-name="P2" draw:layer="layout" svg:x1="10.516cm" svg:y1="9.599cm" svg:x2="10.609cm" svg:y2="9.614cm">
          <text:p/>
        </draw:line>
        <draw:line draw:style-name="gr8" draw:text-style-name="P2" draw:layer="layout" svg:x1="10.608cm" svg:y1="9.609cm" svg:x2="10.608cm" svg:y2="9.56cm">
          <text:p/>
        </draw:line>
        <draw:line draw:style-name="gr8" draw:text-style-name="P2" draw:layer="layout" svg:x1="10.608cm" svg:y1="9.609cm" svg:x2="10.612cm" svg:y2="9.614cm">
          <text:p/>
        </draw:line>
        <draw:line draw:style-name="gr8" draw:text-style-name="P2" draw:layer="layout" svg:x1="11.941cm" svg:y1="11.632cm" svg:x2="12.09cm" svg:y2="10.565cm">
          <text:p/>
        </draw:line>
        <draw:line draw:style-name="gr8" draw:text-style-name="P2" draw:layer="layout" svg:x1="11.941cm" svg:y1="10.767cm" svg:x2="12.09cm" svg:y2="10.565cm">
          <text:p/>
        </draw:line>
        <draw:line draw:style-name="gr8" draw:text-style-name="P2" draw:layer="layout" svg:x1="10.608cm" svg:y1="9.616cm" svg:x2="10.608cm" svg:y2="9.609cm">
          <text:p/>
        </draw:line>
        <draw:line draw:style-name="gr8" draw:text-style-name="P2" draw:layer="layout" svg:x1="10.611cm" svg:y1="9.616cm" svg:x2="10.608cm" svg:y2="9.616cm">
          <text:p/>
        </draw:line>
        <draw:line draw:style-name="gr8" draw:text-style-name="P2" draw:layer="layout" svg:x1="12.086cm" svg:y1="10.57cm" svg:x2="12.182cm" svg:y2="10.488cm">
          <text:p/>
        </draw:line>
        <draw:line draw:style-name="gr8" draw:text-style-name="P2" draw:layer="layout" svg:x1="12.181cm" svg:y1="10.489cm" svg:x2="12.235cm" svg:y2="10.438cm">
          <text:p/>
        </draw:line>
        <draw:line draw:style-name="gr8" draw:text-style-name="P2" draw:layer="layout" svg:x1="12.238cm" svg:y1="10.438cm" svg:x2="12.234cm" svg:y2="10.444cm">
          <text:p/>
        </draw:line>
        <draw:line draw:style-name="gr8" draw:text-style-name="P2" draw:layer="layout" svg:x1="12.11cm" svg:y1="11.342cm" svg:x2="12.238cm" svg:y2="10.438cm">
          <text:p/>
        </draw:line>
        <draw:line draw:style-name="gr8" draw:text-style-name="P2" draw:layer="layout" svg:x1="12.11cm" svg:y1="11.341cm" svg:x2="12.114cm" svg:y2="11.341cm">
          <text:p/>
        </draw:line>
        <draw:path draw:style-name="gr8" draw:text-style-name="P2" draw:layer="layout" svg:width="0.007cm" svg:height="0.004cm" svg:x="12.562cm" svg:y="11.094cm" svg:viewBox="0 0 8 5" svg:d="M0 5c3 0 8-5 8-5">
          <text:p/>
        </draw:path>
        <draw:path draw:style-name="gr8" draw:text-style-name="P2" draw:layer="layout" svg:width="0.325cm" svg:height="0.088cm" svg:x="12.252cm" svg:y="11.039cm" svg:viewBox="0 0 326 89" svg:d="M318 57c21-22-4-43-64-54-57-7-138 0-191 22-56 17-78 43-53 64">
          <text:p/>
        </draw:path>
        <draw:path draw:style-name="gr8" draw:text-style-name="P2" draw:layer="layout" svg:width="0.303cm" svg:height="0.049cm" svg:x="12.262cm" svg:y="11.098cm" svg:viewBox="0 0 304 50" svg:d="M0 29c26 18 86 25 153 18 63-4 127-21 151-47">
          <text:p/>
        </draw:path>
        <draw:path draw:style-name="gr8" draw:text-style-name="P2" draw:layer="layout" svg:width="0.015cm" svg:height="0.025cm" svg:x="13.193cm" svg:y="10.911cm" svg:viewBox="0 0 16 26" svg:d="M0 26c12-12 16-19 16-26">
          <text:p/>
        </draw:path>
        <draw:path draw:style-name="gr8" draw:text-style-name="P2" draw:layer="layout" svg:width="0.124cm" svg:height="0.049cm" svg:x="13.084cm" svg:y="10.862cm" svg:viewBox="0 0 125 50" svg:d="M125 50c0-4 0-4 0-7l-4-5c0-3 0-3 0-3-4-4-7-4-7-7 0 0-4-4-7-4l-7-3c-4-4-7-4-11-4 0-3-7-3-7-3-7-4-10-4-14-4-3 0-7-3-11-3-3 0-10-4-14-4-3 0-10 0-14 0-10 0-22-3-29-3">
          <text:p/>
        </draw:path>
        <draw:line draw:style-name="gr8" draw:text-style-name="P2" draw:layer="layout" svg:x1="12.431cm" svg:y1="10.837cm" svg:x2="13.085cm" svg:y2="10.866cm">
          <text:p/>
        </draw:line>
        <draw:path draw:style-name="gr8" draw:text-style-name="P2" draw:layer="layout" svg:width="0.261cm" svg:height="0.056cm" svg:x="12.513cm" svg:y="11.303cm" svg:viewBox="0 0 262 57" svg:d="M0 57c7 0 14 0 21 0s14 0 21 0 18 0 25 0c14-4 28-4 42-7 7 0 14 0 21-4 7 0 14 0 22-3 7 0 14-4 21-4 7-4 15-4 18-8 7 0 14-3 21-3 4-4 7-4 14-7 4-4 11-4 14-7 4-4 7-7 11-7 4-4 7-7 11-7">
          <text:p/>
        </draw:path>
        <draw:line draw:style-name="gr8" draw:text-style-name="P2" draw:layer="layout" svg:x1="13.194cm" svg:y1="10.936cm" svg:x2="12.77cm" svg:y2="11.304cm">
          <text:p/>
        </draw:line>
        <draw:path draw:style-name="gr8" draw:text-style-name="P2" draw:layer="layout" svg:width="0.007cm" svg:height="0.008cm" svg:x="12.932cm" svg:y="11.108cm" svg:viewBox="0 0 8 9" svg:d="M0 9c5-5 5-5 8-9">
          <text:p/>
        </draw:path>
        <draw:path draw:style-name="gr8" draw:text-style-name="P2" draw:layer="layout" svg:width="0.325cm" svg:height="0.084cm" svg:x="12.622cm" svg:y="11.056cm" svg:viewBox="0 0 326 85" svg:d="M318 53c22-21-3-43-63-50s-139 0-195 18c-53 18-74 43-50 64">
          <text:p/>
        </draw:path>
        <draw:path draw:style-name="gr8" draw:text-style-name="P2" draw:layer="layout" svg:width="0.304cm" svg:height="0.048cm" svg:x="12.632cm" svg:y="11.112cm" svg:viewBox="0 0 305 49" svg:d="M0 28c25 18 85 26 149 18 70-4 131-21 156-46">
          <text:p/>
        </draw:path>
        <draw:line draw:style-name="gr8" draw:text-style-name="P2" draw:layer="layout" svg:x1="10.477cm" svg:y1="7.69cm" svg:x2="10.477cm" svg:y2="8.099cm">
          <text:p/>
        </draw:line>
        <draw:path draw:style-name="gr8" draw:text-style-name="P2" draw:layer="layout" svg:width="0.095cm" svg:height="0.198cm" svg:x="10.477cm" svg:y="7.496cm" svg:viewBox="0 0 96 199" svg:d="M0 199c4-78 40-153 96-199">
          <text:p/>
        </draw:path>
        <draw:path draw:style-name="gr8" draw:text-style-name="P2" draw:layer="layout" svg:width="0.148cm" svg:height="0.063cm" svg:x="10.569cm" svg:y="7.433cm" svg:viewBox="0 0 149 64" svg:d="M0 64c43-36 92-61 149-64">
          <text:p/>
        </draw:path>
        <draw:line draw:style-name="gr8" draw:text-style-name="P2" draw:layer="layout" svg:x1="10.717cm" svg:y1="7.433cm" svg:x2="11.268cm" svg:y2="7.511cm">
          <text:p/>
        </draw:line>
        <draw:path draw:style-name="gr8" draw:text-style-name="P2" draw:layer="layout" svg:width="0.229cm" svg:height="0.317cm" svg:x="11.264cm" svg:y="7.507cm" svg:viewBox="0 0 230 318" svg:d="M0 0c131 56 223 183 230 318">
          <text:p/>
        </draw:path>
        <draw:line draw:style-name="gr8" draw:text-style-name="P2" draw:layer="layout" svg:x1="11.489cm" svg:y1="7.824cm" svg:x2="11.489cm" svg:y2="8.24cm">
          <text:p/>
        </draw:line>
        <draw:path draw:style-name="gr8" draw:text-style-name="P2" draw:layer="layout" svg:width="0.021cm" svg:height="0.05cm" svg:x="11.137cm" svg:y="7.658cm" svg:viewBox="0 0 22 51" svg:d="M0 51c0-21 8-39 22-51">
          <text:p/>
        </draw:path>
        <draw:path draw:style-name="gr8" draw:text-style-name="P2" draw:layer="layout" svg:width="0.12cm" svg:height="0.127cm" svg:x="11.154cm" svg:y="7.644cm" svg:viewBox="0 0 121 128" svg:d="M0 14c29-24 74-17 100 14 28 33 28 79 0 100">
          <text:p/>
        </draw:path>
        <draw:path draw:style-name="gr8" draw:text-style-name="P2" draw:layer="layout" svg:width="0.12cm" svg:height="0.083cm" svg:x="11.137cm" svg:y="7.704cm" svg:viewBox="0 0 121 84" svg:d="M121 68c-23 18-51 21-79 7-25-14-42-43-42-75">
          <text:p/>
        </draw:path>
        <draw:path draw:style-name="gr8" draw:text-style-name="P2" draw:layer="layout" svg:width="0.021cm" svg:height="0.046cm" svg:x="10.717cm" svg:y="7.602cm" svg:viewBox="0 0 22 47" svg:d="M0 47c0-18 8-37 22-47">
          <text:p/>
        </draw:path>
        <draw:path draw:style-name="gr8" draw:text-style-name="P2" draw:layer="layout" svg:width="0.12cm" svg:height="0.128cm" svg:x="10.738cm" svg:y="7.587cm" svg:viewBox="0 0 121 129" svg:d="M0 15c28-25 75-18 100 14 28 32 28 75 0 100">
          <text:p/>
        </draw:path>
        <draw:path draw:style-name="gr8" draw:text-style-name="P2" draw:layer="layout" svg:width="0.12cm" svg:height="0.08cm" svg:x="10.717cm" svg:y="7.648cm" svg:viewBox="0 0 121 81" svg:d="M121 67c-18 18-50 18-79 3-24-14-42-42-42-70">
          <text:p/>
        </draw:path>
        <draw:path draw:style-name="gr8" draw:text-style-name="P2" draw:layer="layout" svg:width="0.006cm" svg:height="0.056cm" svg:x="11.941cm" svg:y="10.41cm" svg:viewBox="0 0 7 57" svg:d="M0 0c9 21 9 40 0 57">
          <text:p/>
        </draw:path>
        <draw:path draw:style-name="gr8" draw:text-style-name="P2" draw:layer="layout" svg:width="0.006cm" svg:height="0.053cm" svg:x="11.941cm" svg:y="8.96cm" svg:viewBox="0 0 7 54" svg:d="M0 0c9 19 9 36 0 54">
          <text:p/>
        </draw:path>
        <draw:line draw:style-name="gr8" draw:text-style-name="P2" draw:layer="layout" svg:x1="12.09cm" svg:y1="8.781cm" svg:x2="11.941cm" svg:y2="8.646cm">
          <text:p/>
        </draw:line>
        <draw:line draw:style-name="gr8" draw:text-style-name="P2" draw:layer="layout" svg:x1="12.086cm" svg:y1="10.565cm" svg:x2="12.086cm" svg:y2="8.777cm">
          <text:p/>
        </draw:line>
        <draw:line draw:style-name="gr8" draw:text-style-name="P2" draw:layer="layout" svg:x1="11.941cm" svg:y1="10.548cm" svg:x2="12.09cm" svg:y2="10.57cm">
          <text:p/>
        </draw:line>
        <draw:line draw:style-name="gr8" draw:text-style-name="P2" draw:layer="layout" svg:x1="12.234cm" svg:y1="8.654cm" svg:x2="12.238cm" svg:y2="8.65cm">
          <text:p/>
        </draw:line>
        <draw:line draw:style-name="gr8" draw:text-style-name="P2" draw:layer="layout" svg:x1="12.235cm" svg:y1="8.65cm" svg:x2="12.181cm" svg:y2="8.7cm">
          <text:p/>
        </draw:line>
        <draw:line draw:style-name="gr8" draw:text-style-name="P2" draw:layer="layout" svg:x1="12.182cm" svg:y1="8.699cm" svg:x2="12.086cm" svg:y2="8.781cm">
          <text:p/>
        </draw:line>
        <draw:line draw:style-name="gr8" draw:text-style-name="P2" draw:layer="layout" svg:x1="11.642cm" svg:y1="8.113cm" svg:x2="11.489cm" svg:y2="8.245cm">
          <text:p/>
        </draw:line>
        <draw:path draw:style-name="gr8" draw:text-style-name="P2" draw:layer="layout" svg:width="0.039cm" svg:height="0.043cm" svg:x="11.281cm" svg:y="10.625cm" svg:viewBox="0 0 40 44" svg:d="M40 44c-10-26-26-40-40-44">
          <text:p/>
        </draw:path>
        <draw:path draw:style-name="gr8" draw:text-style-name="P2" draw:layer="layout" svg:width="0.009cm" svg:height="0cm" svg:x="11.271cm" svg:y="10.625cm" svg:viewBox="0 0 10 0" svg:d="M10 0c-3 0-7 0-10 0">
          <text:p/>
        </draw:path>
        <draw:line draw:style-name="gr8" draw:text-style-name="P2" draw:layer="layout" svg:x1="11.335cm" svg:y1="8.778cm" svg:x2="11.235cm" svg:y2="8.763cm">
          <text:p/>
        </draw:line>
        <draw:path draw:style-name="gr8" draw:text-style-name="P2" draw:layer="layout" svg:width="0.031cm" svg:height="0.095cm" svg:x="11.204cm" svg:y="8.763cm" svg:viewBox="0 0 32 96" svg:d="M32 0c0 36-10 68-32 96">
          <text:p/>
        </draw:path>
        <draw:path draw:style-name="gr8" draw:text-style-name="P2" draw:layer="layout" svg:width="0.003cm" svg:height="0.039cm" svg:x="11.232cm" svg:y="8.727cm" svg:viewBox="0 0 4 40" svg:d="M0 0c4 14 4 25 4 40">
          <text:p/>
        </draw:path>
        <draw:line draw:style-name="gr8" draw:text-style-name="P2" draw:layer="layout" svg:x1="11.638cm" svg:y1="7.697cm" svg:x2="11.638cm" svg:y2="8.113cm">
          <text:p/>
        </draw:line>
        <draw:path draw:style-name="gr8" draw:text-style-name="P2" draw:layer="layout" svg:width="0.229cm" svg:height="0.317cm" svg:x="11.412cm" svg:y="7.38cm" svg:viewBox="0 0 230 318" svg:d="M0 0c130 53 223 184 230 318">
          <text:p/>
        </draw:path>
        <draw:line draw:style-name="gr8" draw:text-style-name="P2" draw:layer="layout" svg:x1="11.416cm" svg:y1="7.381cm" svg:x2="10.865cm" svg:y2="7.302cm">
          <text:p/>
        </draw:line>
        <draw:path draw:style-name="gr8" draw:text-style-name="P2" draw:layer="layout" svg:width="0.148cm" svg:height="0.064cm" svg:x="10.717cm" svg:y="7.302cm" svg:viewBox="0 0 149 65" svg:d="M0 65c43-37 96-58 149-65">
          <text:p/>
        </draw:path>
        <draw:line draw:style-name="gr8" draw:text-style-name="P2" draw:layer="layout" svg:x1="12.234cm" svg:y1="10.438cm" svg:x2="12.234cm" svg:y2="8.65cm">
          <text:p/>
        </draw:line>
        <draw:line draw:style-name="gr8" draw:text-style-name="P2" draw:layer="layout" svg:x1="12.181cm" svg:y1="8.699cm" svg:x2="12.181cm" svg:y2="10.488cm">
          <text:p/>
        </draw:line>
        <draw:line draw:style-name="gr8" draw:text-style-name="P2" draw:layer="layout" svg:x1="10.866cm" svg:y1="7.302cm" svg:x2="10.717cm" svg:y2="7.434cm">
          <text:p/>
        </draw:line>
        <draw:line draw:style-name="gr8" draw:text-style-name="P2" draw:layer="layout" svg:x1="11.416cm" svg:y1="7.38cm" svg:x2="11.264cm" svg:y2="7.511cm">
          <text:p/>
        </draw:line>
        <draw:line draw:style-name="gr8" draw:text-style-name="P2" draw:layer="layout" svg:x1="11.642cm" svg:y1="7.697cm" svg:x2="11.489cm" svg:y2="7.825cm">
          <text:p/>
        </draw:line>
        <draw:line draw:style-name="gr8" draw:text-style-name="P2" draw:layer="layout" svg:x1="10.191cm" svg:y1="13.112cm" svg:x2="10.191cm" svg:y2="11.168cm">
          <text:p/>
        </draw:line>
        <draw:line draw:style-name="gr8" draw:text-style-name="P2" draw:layer="layout" svg:x1="10.191cm" svg:y1="11.168cm" svg:x2="10.191cm" svg:y2="9.542cm">
          <text:p/>
        </draw:line>
        <draw:line draw:style-name="gr8" draw:text-style-name="P2" draw:layer="layout" svg:x1="8.688cm" svg:y1="12.223cm" svg:x2="8.688cm" svg:y2="11.165cm">
          <text:p/>
        </draw:line>
        <draw:line draw:style-name="gr8" draw:text-style-name="P2" draw:layer="layout" svg:x1="10.174cm" svg:y1="13.391cm" svg:x2="10.174cm" svg:y2="12.498cm">
          <text:p/>
        </draw:line>
        <draw:path draw:style-name="gr8" draw:text-style-name="P2" draw:layer="layout" svg:width="0.021cm" svg:height="0.081cm" svg:x="8.791cm" svg:y="9.472cm" svg:viewBox="0 0 22 82" svg:d="M22 0c-15 28-22 57-22 82">
          <text:p/>
        </draw:path>
        <draw:path draw:style-name="gr8" draw:text-style-name="P2" draw:layer="layout" svg:width="0.106cm" svg:height="0.159cm" svg:x="10.085cm" svg:y="9.376cm" svg:viewBox="0 0 107 160" svg:d="M0 0c43 33 76 68 93 104 7 17 11 38 14 56">
          <text:p/>
        </draw:path>
        <draw:line draw:style-name="gr8" draw:text-style-name="P2" draw:layer="layout" svg:x1="10.932cm" svg:y1="11.264cm" svg:x2="10.932cm" svg:y2="10.191cm">
          <text:p/>
        </draw:line>
        <draw:line draw:style-name="gr8" draw:text-style-name="P2" draw:layer="layout" svg:x1="8.322cm" svg:y1="13.257cm" svg:x2="8.322cm" svg:y2="12.368cm">
          <text:p/>
        </draw:line>
        <draw:path draw:style-name="gr8" draw:text-style-name="P2" draw:layer="layout" svg:width="0.466cm" svg:height="0.219cm" svg:x="8.808cm" svg:y="9.256cm" svg:viewBox="0 0 467 220" svg:d="M467 0c-35 4-71 12-106 19-63 11-128 32-184 53-25 14-53 25-71 39-28 17-49 35-63 49-21 21-32 39-43 60">
          <text:p/>
        </draw:path>
        <draw:line draw:style-name="gr8" draw:text-style-name="P2" draw:layer="layout" svg:x1="8.791cm" svg:y1="9.553cm" svg:x2="8.791cm" svg:y2="9.599cm">
          <text:p/>
        </draw:line>
        <draw:line draw:style-name="gr8" draw:text-style-name="P2" draw:layer="layout" svg:x1="8.791cm" svg:y1="10.837cm" svg:x2="8.791cm" svg:y2="9.599cm">
          <text:p/>
        </draw:line>
        <draw:line draw:style-name="gr8" draw:text-style-name="P2" draw:layer="layout" svg:x1="8.791cm" svg:y1="11.165cm" svg:x2="8.791cm" svg:y2="10.837cm">
          <text:p/>
        </draw:line>
        <draw:path draw:style-name="gr8" draw:text-style-name="P2" draw:layer="layout" svg:width="0.811cm" svg:height="0.134cm" svg:x="9.274cm" svg:y="9.242cm" svg:viewBox="0 0 812 135" svg:d="M812 135c-21-14-49-31-98-49-29-14-64-29-117-43-35-7-81-18-137-25-53-7-106-14-149-14-59-4-109-4-151-4-64 4-118 7-160 14">
          <text:p/>
        </draw:path>
        <draw:line draw:style-name="gr8" draw:text-style-name="P2" draw:layer="layout" svg:x1="10.932cm" svg:y1="11.581cm" svg:x2="10.932cm" svg:y2="11.264cm">
          <text:p/>
        </draw:line>
        <draw:line draw:style-name="gr8" draw:text-style-name="P2" draw:layer="layout" svg:x1="13.208cm" svg:y1="11.32cm" svg:x2="13.208cm" svg:y2="10.911cm">
          <text:p/>
        </draw:line>
        <draw:line draw:style-name="gr8" draw:text-style-name="P2" draw:layer="layout" svg:x1="10.569cm" svg:y1="7.497cm" svg:x2="10.721cm" svg:y2="7.366cm">
          <text:p/>
        </draw:line>
        <draw:path draw:style-name="gr1" draw:text-style-name="P1" draw:layer="layout" svg:width="6.562cm" svg:height="5.994cm" svg:x="14.442cm" svg:y="1.195cm" svg:viewBox="0 0 6563 5995" svg:d="M6464 4892c60 21 99 56 99 95v307c0 25-21 53-57 71v-304c36-21 57-49 57-74v307c0 25-21 53-57 71l-416 303-328 240-60 42c-63 46-187 60-279 28l-141-45-702-226-102-32c-53-21-88-49-88-81v-307c-14-14-28-25-39-39-109-183-480-303-871-278l-321-103v-310l-11 7c-21 7-42 10-67 14l-921-300c-70-74-183-134-329-176-134-39-286-60-441-60-243 31-501-4-674-92-123-14-250-14-370 7-28 4-60 4-85-7l-215-67c-28-11-46-25-46-42v-829c0-11 7-22 18-29l399-289v-797c0 81 49 159 144 222v4l57-50c-64-53-99-113-99-176v-192c-67 60-102 125-102 192 0 81 49 159 144 222v4c0 0 4 3 7 3v984l-7-987-144 762c0 81 52 158 151 225l-151-225v-191-797c0-67 35-132 102-192v-116c0 63 35 123 99 176v-1157c-64-53-99-113-99-176v-43c0-24 3-49 10-77 11-25 22-50 43-78s49-60 99-95c24-18 59-35 95-53 39-18 81-32 127-46 91-24 190-35 278-39 103-3 198 4 286 22 35 7 74 14 110 24 35 11 67 25 95 36 32 17 60 28 81 45 71 43 106 82 127 117 18 28 28 53 35 74 7 25 11 46 11 70v43 1118c28 28 61 53 100 81 3 0 7 4 10 4 32 21 67 39 106 56 21 7 42 18 64 25 169 60 381 89 589 74 63-4 127-4 190 0 318 22 565 146 603 301l15-14 98-71 67 21 32-49 49-39 117 7 49-35c-3 14-7 28-10 42-4 46-29 85-57 106s-63 28-102 25l-99-7v2360l18 3c0-21 10-42 24-53 29-17 68-14 99 11 36 25 60 64 64 106l367 116-43-458c-81-25-155-96-194-184-35-84-31-173 14-229 11-92 85-138 177-109v-103l-346-113v-903c11-60 35-106 74-134s88-39 141-32l46 15-42-15 113 39-71-24 109 35-38-11 38 11 50-92c-81 7-173-46-233-134-56-88-71-187-35-261 39-71 120-95 204-60 89 32 163 113 191 212l155-298v-17l-155-53c-39-11-81-11-113 0l-240 92c-14 3-28 11-39 22-31 21-56 56-67 95 11-39 36-74 67-95l431-319-431 319c11-11 25-19 39-22l430-318c-14 7-24 14-38 21 14-7 24-14 38-21l78-28v-64c4-130 57-275 134-367l328-236 332 106c21-7 42-7 60 0-18-7-39-7-60 0l-328 240c-74 88-131 236-134 363v393l430-315 60-43 116-84v-381c-3-92-35-159-84-173l-332-109c-21-4-39-4-60 3 21-7 39-7 60-3l332 109c49 14 81 81 84 173v381l177 183v1776l-293 956-39 123v46 25l-21-7-413 296-151 113 1273 409 416-300c36-21 57-49 57-74 0-39-39-74-99-95l-1062-342z">
          <text:p/>
        </draw:path>
        <draw:polygon draw:style-name="gr7" draw:text-style-name="P2" draw:layer="layout" svg:width="0cm" svg:height="0cm" svg:x="17.956cm" svg:y="4.021cm" svg:viewBox="0 0 0 0" draw:points="0,0">
          <text:p/>
        </draw:polygon>
        <draw:path draw:style-name="gr1" draw:text-style-name="P1" draw:layer="layout" svg:width="0.787cm" svg:height="3.27cm" svg:x="19.035cm" svg:y="2.762cm" svg:viewBox="0 0 788 3271" svg:d="M788 2975l-413 296 413-296v-477c-25 0-49-3-70-10-8 0-15-4-18-4-4 4-7 11-14 14v43c0 7 3 10 3 14l-3 25c0 17-25 35-64 42s-84 3-127-7c-42-11-67-32-67-53v-21c0-4 4-11 7-14l4-43-4 46 4-46c-11-7-14-17-11-24v-25c0-11 11-25 32-32 7-99 60-201 116-236 60-40 106 7 106 99 0 3 0 7 0 10 25-10 64-17 106-14v-548c-113 233-279 367-402 325-60-18-106-78-127-166-14-53-21-113-21-176 7-276 141-597 314-738 74-60 144-81 204-60 11 4 22 7 32 14v-913l-430 310-358 685v1669l375-271v878z">
          <text:p/>
        </draw:path>
        <draw:polygon draw:style-name="gr7" draw:text-style-name="P2" draw:layer="layout" svg:width="0cm" svg:height="0cm" svg:x="17.956cm" svg:y="4.021cm" svg:viewBox="0 0 0 0" draw:points="0,0">
          <text:p/>
        </draw:polygon>
        <draw:path draw:style-name="gr1" draw:text-style-name="P1" draw:layer="layout" svg:width="0.815cm" svg:height="2.184cm" svg:x="15.832cm" svg:y="3.111cm" svg:viewBox="0 0 816 2185" svg:d="M816 1299v-1002c-60-95-194-184-374-237-21-7-46-11-70-18-46-10-96-17-145-24-7-4-11-4-18-4-67-7-137-14-209-14v2125c156 0 308 21 442 60v-92c-3 4-3 7-7 7-18 14-39 14-56 14-22-3-39-10-53-21-18-7-32-21-46-39-4-3-7-10-11-17-7-11-10-25-14-46 4-18 7-32 11-39 7-11 14-18 24-25 18-14 39-17 67-14 15 0 29 7 43 18 14 7 28 21 42 42v-603c-3 3-3 7-7 7-18 14-39 17-56 14-22 0-39-7-53-18-18-10-32-21-46-38-4-8-7-11-11-18-7-11-14-25-14-46s7-32 11-39c7-14 14-21 21-24 21-15 42-22 70-18 15 3 29 7 43 18 14 10 28 24 42 42v-187c85 25 159 56 222 95-17-28-35-67-45-102-8-35-11-71 0-99 7-18 17-35 28-42 17-14 39-14 56-7 21 10 43 31 60 56 11 21 21 46 28 71 7 28 15 56 18 88 0 14 0 28 0 42 0 25 0 43-7 53-4 14-7 21-14 25-4 3-7 3-11 7 14 14 29 32 39 49z">
          <text:p/>
        </draw:path>
        <draw:polygon draw:style-name="gr7" draw:text-style-name="P2" draw:layer="layout" svg:width="0cm" svg:height="0cm" svg:x="17.956cm" svg:y="4.021cm" svg:viewBox="0 0 0 0" draw:points="0,0">
          <text:p/>
        </draw:polygon>
        <draw:path draw:style-name="gr1" draw:text-style-name="P1" draw:layer="layout" svg:width="0.678cm" svg:height="2.135cm" svg:x="15.158cm" svg:y="3.111cm" svg:viewBox="0 0 679 2136" svg:d="M619 7c21 0 39-3 60-7v2125c-244 31-501-4-679-92v-1189c11 25 22 46 43 67 7 11 21 18 31 28 12 7 26 15 40 18 21 7 43 7 60 4 18-4 32-11 46-18 7-7 11-11 14-14 7-7 14-14 21-25 11-18 14-39 14-60 0-25-3-49-14-67-10-21-21-39-35-56-14-14-28-25-46-39-17-14-39-25-60-32-17-3-35-7-47-7-17 0-28 4-38 7-7 4-11 4-15 7-7 7-10 11-14 14v-451c160 81 393 116 619 99z">
          <text:p/>
        </draw:path>
        <draw:polygon draw:style-name="gr7" draw:text-style-name="P2" draw:layer="layout" svg:width="0cm" svg:height="0cm" svg:x="17.956cm" svg:y="4.021cm" svg:viewBox="0 0 0 0" draw:points="0,0">
          <text:p/>
        </draw:polygon>
        <draw:path draw:style-name="gr1" draw:text-style-name="P1" draw:layer="layout" svg:width="0.716cm" svg:height="1.68cm" svg:x="15.06cm" svg:y="1.753cm" svg:viewBox="0 0 717 1681" svg:d="M717 166v42 1158 311c-282 21-569-43-717-159v-1518c21 17 53 39 98 60 11 7 29 14 46 21 18 7 39 14 67 25 57 17 120 31 178 38 56 11 109 15 155 18 49 4 92 4 123 4 29 0 50 0 50 0z">
          <text:p/>
        </draw:path>
        <draw:polygon draw:style-name="gr7" draw:text-style-name="P2" draw:layer="layout" svg:width="0cm" svg:height="0cm" svg:x="17.956cm" svg:y="4.021cm" svg:viewBox="0 0 0 0" draw:points="0,0">
          <text:p/>
        </draw:polygon>
        <draw:path draw:style-name="gr1" draw:text-style-name="P1" draw:layer="layout" svg:width="1.168cm" svg:height="1.254cm" svg:x="16.647cm" svg:y="3.407cm" svg:viewBox="0 0 1169 1255" svg:d="M0 1003v-1003c64 117 251 212 491 244 244 32 501-4 678-88v1002c-180 85-445 117-688 85 7-10 14-21 21-32 14-24 21-53 21-81 0-32-7-63-21-91-14-29-32-53-56-79-22-21-43-42-71-60s-56-32-88-42c-36-11-68-15-93-7-21 3-39 10-53 24-7 11-17 21-24 39-4 14-11 32-11 56-4 33 0 72 7 97 4 24 11 46 18 63-64-39-106-81-131-127z">
          <text:p/>
        </draw:path>
        <draw:polygon draw:style-name="gr7" draw:text-style-name="P2" draw:layer="layout" svg:width="0cm" svg:height="0cm" svg:x="17.956cm" svg:y="4.021cm" svg:viewBox="0 0 0 0" draw:points="0,0">
          <text:p/>
        </draw:polygon>
        <draw:path draw:style-name="gr1" draw:text-style-name="P1" draw:layer="layout" svg:width="1.397cm" svg:height="2.072cm" svg:x="14.961cm" svg:y="1.195cm" svg:viewBox="0 0 1398 2073" svg:d="M1398 389v43c0 155-215 293-527 331-17 4-39 4-56 4v-42c0 0-21 0-50 0-31 0-74 0-123-4-46-3-99-7-155-18-57-7-120-21-177-38-28-11-49-18-67-25-17-7-35-14-46-21-45-21-77-43-98-60v7-4 46c-64-53-99-113-99-176v1157c0 63 35 123 99 176v308c-64-53-99-113-99-177v-191-116-1157-43c0-24 3-49 10-77 11-25 22-50 43-78s49-60 99-95c24-18 59-35 95-53 39-18 81-32 127-46 91-24 190-35 278-39 103-3 198 4 286 22 35 7 74 14 110 24 35 11 68 25 96 36 32 17 60 28 84 45 68 43 103 82 127 117 18 28 29 53 36 74 7 25 7 46 7 70z">
          <text:p/>
        </draw:path>
        <draw:polygon draw:style-name="gr7" draw:text-style-name="P2" draw:layer="layout" svg:width="0cm" svg:height="0cm" svg:x="17.956cm" svg:y="4.021cm" svg:viewBox="0 0 0 0" draw:points="0,0">
          <text:p/>
        </draw:polygon>
        <draw:path draw:style-name="gr1" draw:text-style-name="P1" draw:layer="layout" svg:width="1.746cm" svg:height="0.753cm" svg:x="16.273cm" svg:y="2.91cm" svg:viewBox="0 0 1747 754" svg:d="M1747 370l-180 132v152l-10 7-14-4c-177 85-434 117-678 85-239-32-426-124-490-244-60-99-195-184-375-237l365-261c169 60 381 88 589 74 63-4 127-4 190 0 318 21 565 145 603 296z">
          <text:p/>
        </draw:path>
        <draw:polygon draw:style-name="gr7" draw:text-style-name="P2" draw:layer="layout" svg:width="0cm" svg:height="0cm" svg:x="17.956cm" svg:y="4.021cm" svg:viewBox="0 0 0 0" draw:points="0,0">
          <text:p/>
        </draw:polygon>
        <draw:path draw:style-name="gr1" draw:text-style-name="P1" draw:layer="layout" svg:width="0.716cm" svg:height="1.833cm" svg:x="14.442cm" svg:y="3.319cm" svg:viewBox="0 0 717 1834" svg:d="M717 635v1190c-120-14-250-14-367 7-28 4-63 4-88-7l-216-67c-28-11-46-25-46-42v-834c0 18 18 32 46 42l216 71c25 7 60 7 88 4 71-11 145-18 219-18v-981c50 0 99 4 148 11v451c-7 7-10 14-17 25-4 7-4 11-7 18-4 7-4 14-7 21 0 10 0 21 0 32 0 3 3 10 3 14 0 10 4 21 7 28 7 14 14 25 21 35z">
          <text:p/>
        </draw:path>
        <draw:polygon draw:style-name="gr7" draw:text-style-name="P2" draw:layer="layout" svg:width="0cm" svg:height="0cm" svg:x="17.956cm" svg:y="4.021cm" svg:viewBox="0 0 0 0" draw:points="0,0">
          <text:p/>
        </draw:polygon>
        <draw:path draw:style-name="gr1" draw:text-style-name="P1" draw:layer="layout" svg:width="0.293cm" svg:height="2.914cm" svg:x="19.882cm" svg:y="2.635cm" svg:viewBox="0 0 294 2915" svg:d="M0 1690v706c46 14 74 35 74 57v24c-3 7-7 14-14 21l-3 50v-7c3 7 3 10 3 14v25c-3 17-25 31-60 42v293l294-956v-1776l-181-183-113 84v1016c35 60 57 149 57 254 0 106-22 223-57 336z">
          <text:p/>
        </draw:path>
        <draw:polygon draw:style-name="gr7" draw:text-style-name="P2" draw:layer="layout" svg:width="0cm" svg:height="0cm" svg:x="17.956cm" svg:y="4.021cm" svg:viewBox="0 0 0 0" draw:points="0,0">
          <text:p/>
        </draw:polygon>
        <draw:path draw:style-name="gr1" draw:text-style-name="P1" draw:layer="layout" svg:width="0.921cm" svg:height="1.009cm" svg:x="16.601cm" svg:y="4.762cm" svg:viewBox="0 0 922 1010" svg:d="M922 1010v-21-594c0-35-11-67-39-99-25-28-63-49-120-67-49-17-109-28-180-38-35-8-70-15-109-22-46-7-96-21-142-35s-85-32-120-46c-42-21-71-42-92-56-32-18-49-25-60-32-7 0-10 0-14 0-10 4-21 11-28 25-7 7-11 14-14 24-4 11-4 29-4 50v233c60 45 99 123 99 190 0 46-21 85-49 109l-25 15c-7 7-14 7-25 3v60z">
          <text:p/>
        </draw:path>
        <draw:polygon draw:style-name="gr7" draw:text-style-name="P2" draw:layer="layout" svg:width="0cm" svg:height="0cm" svg:x="17.956cm" svg:y="4.021cm" svg:viewBox="0 0 0 0" draw:points="0,0">
          <text:p/>
        </draw:polygon>
        <draw:path draw:style-name="gr1" draw:text-style-name="P1" draw:layer="layout" svg:width="0.526cm" svg:height="1.489cm" svg:x="15.832cm" svg:y="1.626cm" svg:viewBox="0 0 527 1490" svg:d="M0 331v1159c312-39 527-177 527-332v-39-1119c0 155-215 293-527 331z">
          <text:p/>
        </draw:path>
        <draw:polygon draw:style-name="gr7" draw:text-style-name="P2" draw:layer="layout" svg:width="0cm" svg:height="0cm" svg:x="17.956cm" svg:y="4.021cm" svg:viewBox="0 0 0 0" draw:points="0,0">
          <text:p/>
        </draw:polygon>
        <draw:path draw:style-name="gr1" draw:text-style-name="P1" draw:layer="layout" svg:width="1.7cm" svg:height="0.663cm" svg:x="18.831cm" svg:y="6.145cm" svg:viewBox="0 0 1701 664" svg:d="M1701 410l-388 226-14 7-14 7-18 4-21 3-18 4-21 3h-21-25-21-21l-21-3-25-4-17-7-22-4-946-306c-7-4-14-4-21-7-7-4-14-8-21-11-4 0-4-4-7-4-4-3-7-3-7-7-4 0-8-3-11-3 0-4-4-4-4-7-3 0-3-4-7-4 0-3-3-7-3-7 0-3-4-3-4-7 0 0 0-3-3-3 0-4 0-4 0-7 0-4 0-4 0-8 0-14 10-31 32-42l35-21 53-28 155-89 152-85z">
          <text:p/>
        </draw:path>
        <draw:polygon draw:style-name="gr7" draw:text-style-name="P2" draw:layer="layout" svg:width="0cm" svg:height="0cm" svg:x="17.956cm" svg:y="4.021cm" svg:viewBox="0 0 0 0" draw:points="0,0">
          <text:p/>
        </draw:polygon>
        <draw:path draw:style-name="gr1" draw:text-style-name="P1" draw:layer="layout" svg:width="0.448cm" svg:height="2.625cm" svg:x="17.861cm" svg:y="3.167cm" svg:viewBox="0 0 449 2626" svg:d="M318 103l131-95-78-8-32 53-38 60-30 50-74 116-32 32c11-7 18-14 29-25l-53 46c10-7 17-14 24-21l-165 85c53-11 98-36 141-64l-141 1179v-1115 1115l74-56 10 3 78 25v229 565 310l116 39 40-28v-134z">
          <text:p/>
        </draw:path>
        <draw:polygon draw:style-name="gr7" draw:text-style-name="P2" draw:layer="layout" svg:width="0cm" svg:height="0cm" svg:x="17.956cm" svg:y="4.021cm" svg:viewBox="0 0 0 0" draw:points="0,0">
          <text:p/>
        </draw:polygon>
        <draw:path draw:style-name="gr1" draw:text-style-name="P1" draw:layer="layout" svg:width="0.65cm" svg:height="1.156cm" svg:x="19.289cm" svg:y="3.653cm" svg:viewBox="0 0 651 1157" svg:d="M0 983c25 88 71 148 131 166 123 42 289-92 403-325 21-49 42-99 60-151 35-113 57-230 57-337 0-105-22-194-57-254-18-24-39-45-60-60-10-7-21-10-33-14-60-21-134 0-204 60 14 46 17 103 17 159 0 141-31 301-95 442-28 67-63 131-99 183-38 53-77 99-120 131z">
          <text:p/>
        </draw:path>
        <draw:polygon draw:style-name="gr7" draw:text-style-name="P2" draw:layer="layout" svg:width="0cm" svg:height="0cm" svg:x="17.956cm" svg:y="4.021cm" svg:viewBox="0 0 0 0" draw:points="0,0">
          <text:p/>
        </draw:polygon>
        <draw:path draw:style-name="gr1" draw:text-style-name="P1" draw:layer="layout" svg:width="1.168cm" svg:height="1.341cm" svg:x="16.647cm" svg:y="4.409cm" svg:viewBox="0 0 1169 1342" svg:d="M0 0c25 46 67 88 131 127 17 39 35 71 60 99 24 32 56 57 96 72 39 10 74 10 106 0 35-11 63-33 88-58 243 32 508 0 688-88v156c-64 46-141 106-226 169v851c-21 7-42 10-67 14v-589c0-39-11-71-39-99-25-28-63-53-120-71-49-14-109-28-180-38-35-4-70-11-109-18-46-11-92-21-141-35-47-18-86-36-121-50-42-21-71-42-92-53-32-21-49-28-60-31-7-4-10-4-14-4v-42c0-7 0-11 0-21 4-8 4-23 4-37s0-28-4-39c0-10 0-21 0-31z">
          <text:p/>
        </draw:path>
        <draw:polygon draw:style-name="gr7" draw:text-style-name="P2" draw:layer="layout" svg:width="0cm" svg:height="0cm" svg:x="17.956cm" svg:y="4.021cm" svg:viewBox="0 0 0 0" draw:points="0,0">
          <text:p/>
        </draw:polygon>
        <draw:path draw:style-name="gr1" draw:text-style-name="P1" draw:layer="layout" svg:width="0.974cm" svg:height="0.476cm" svg:x="15.172cm" svg:y="1.259cm" svg:viewBox="0 0 975 477" svg:d="M975 236c0-130-220-236-488-236s-487 106-487 236zM0 236c0 131 219 241 487 241s488-110 488-241z">
          <text:p/>
        </draw:path>
        <draw:polygon draw:style-name="gr7" draw:text-style-name="P2" draw:layer="layout" svg:width="0cm" svg:height="0cm" svg:x="17.956cm" svg:y="4.021cm" svg:viewBox="0 0 0 0" draw:points="0,0">
          <text:p/>
        </draw:polygon>
        <draw:path draw:style-name="gr1" draw:text-style-name="P1" draw:layer="layout" svg:width="0.953cm" svg:height="0.462cm" svg:x="15.183cm" svg:y="1.266cm" svg:viewBox="0 0 954 463" svg:d="M954 229c0-127-212-229-478-229-261 0-476 102-476 229zM0 229c0 132 215 234 476 234 266 0 478-102 478-234z">
          <text:p/>
        </draw:path>
        <draw:polygon draw:style-name="gr7" draw:text-style-name="P2" draw:layer="layout" svg:width="0cm" svg:height="0cm" svg:x="17.956cm" svg:y="4.021cm" svg:viewBox="0 0 0 0" draw:points="0,0">
          <text:p/>
        </draw:polygon>
        <draw:polygon draw:style-name="gr1" draw:text-style-name="P1" draw:layer="layout" svg:width="0.204cm" svg:height="1.736cm" svg:x="18.704cm" svg:y="3.647cm" svg:viewBox="0 0 205 1737" draw:points="205,67 205,1737 0,1670 0,1638 0,1271 0,1257 0,1187 0,1084 0,721 0,508 0,413 0,279 0,0">
          <text:p/>
        </draw:polygon>
        <draw:polygon draw:style-name="gr7" draw:text-style-name="P2" draw:layer="layout" svg:width="0cm" svg:height="0cm" svg:x="17.956cm" svg:y="4.021cm" svg:viewBox="0 0 0 0" draw:points="0,0">
          <text:p/>
        </draw:polygon>
        <draw:path draw:style-name="gr1" draw:text-style-name="P1" draw:layer="layout" svg:width="0.917cm" svg:height="0.448cm" svg:x="15.201cm" svg:y="1.273cm" svg:viewBox="0 0 918 449" svg:d="M918 222c0-123-206-222-460-222s-458 99-458 222zM0 222c0 125 204 227 458 227s460-102 460-227z">
          <text:p/>
        </draw:path>
        <draw:polygon draw:style-name="gr7" draw:text-style-name="P2" draw:layer="layout" svg:width="0cm" svg:height="0cm" svg:x="17.956cm" svg:y="4.021cm" svg:viewBox="0 0 0 0" draw:points="0,0">
          <text:p/>
        </draw:polygon>
        <draw:path draw:style-name="gr1" draw:text-style-name="P1" draw:layer="layout" svg:width="1.7cm" svg:height="0.779cm" svg:x="18.831cm" svg:y="6.409cm" svg:viewBox="0 0 1701 780" svg:d="M1373 693v-307l328-241-388 227-14 7-14 7-18 4-21 3-18 4-21 3h-21-25-21-21l-21-3-25-4-17-7-22-4-946-307c-7-4-14-7-21-11-7 0-14-4-21-7-4-4-4-4-7-7-4 0-7-4-7-4-4-3-8-3-11-7l-4-3c-3-4-3-4-7-7l-3-4c0-3-4-3-4-7 0 0 0-3-3-7v-3c0-4 0-4 0-8v71 308c0 32 32 60 88 81l102 32v-308l703 230v304l141 45c92 32 216 18 279-28z">
          <text:p/>
        </draw:path>
        <draw:polygon draw:style-name="gr7" draw:text-style-name="P2" draw:layer="layout" svg:width="0cm" svg:height="0cm" svg:x="17.956cm" svg:y="4.021cm" svg:viewBox="0 0 0 0" draw:points="0,0">
          <text:p/>
        </draw:polygon>
        <draw:path draw:style-name="gr1" draw:text-style-name="P1" draw:layer="layout" svg:width="0.889cm" svg:height="0.434cm" svg:x="15.215cm" svg:y="1.28cm" svg:viewBox="0 0 890 435" svg:d="M890 215c0-116-198-215-445-215-248 0-445 99-445 215zM0 215c0 121 197 220 445 220 247 0 445-99 445-220z">
          <text:p/>
        </draw:path>
        <draw:polygon draw:style-name="gr7" draw:text-style-name="P2" draw:layer="layout" svg:width="0cm" svg:height="0cm" svg:x="17.956cm" svg:y="4.021cm" svg:viewBox="0 0 0 0" draw:points="0,0">
          <text:p/>
        </draw:polygon>
        <draw:polygon draw:style-name="gr1" draw:text-style-name="P1" draw:layer="layout" svg:width="0.402cm" svg:height="1.002cm" svg:x="18.704cm" svg:y="5.316cm" svg:viewBox="0 0 403 1003" draw:points="88,950 247,1003 403,915 328,109 204,67 0,0 0,39 42,498 56,636">
          <text:p/>
        </draw:polygon>
        <draw:polygon draw:style-name="gr7" draw:text-style-name="P2" draw:layer="layout" svg:width="0cm" svg:height="0cm" svg:x="17.956cm" svg:y="4.021cm" svg:viewBox="0 0 0 0" draw:points="0,0">
          <text:p/>
        </draw:polygon>
        <draw:path draw:style-name="gr1" draw:text-style-name="P1" draw:layer="layout" svg:width="1.19cm" svg:height="0.466cm" svg:x="16.519cm" svg:y="3.044cm" svg:viewBox="0 0 1191 467" svg:d="M453 201c-22 25-36 49-36 78 0 14 4 28 11 42 42 85 198 146 378 146 177 0 332-61 374-146 7-14 11-28 11-42 0-78-95-148-243-177-149-28-319-7-425 50l-63-21c10-8 21-11 35-18 0 0-4 0-7 0l-325-106 328 106-462-92c32-21 89-28 134-14l-144 25 10-11-10 60c-25-14-25-35 0-49l24 63c-10-3-21-7-24-14l353 120-329-106 329 106h-4 4l17-21c-7 7-10 14-17 21h81l-64-21z">
          <text:p/>
        </draw:path>
        <draw:polygon draw:style-name="gr7" draw:text-style-name="P2" draw:layer="layout" svg:width="0cm" svg:height="0cm" svg:x="17.956cm" svg:y="4.021cm" svg:viewBox="0 0 0 0" draw:points="0,0">
          <text:p/>
        </draw:polygon>
        <draw:path draw:style-name="gr1" draw:text-style-name="P1" draw:layer="layout" svg:width="0.374cm" svg:height="1.298cm" svg:x="16.273cm" svg:y="4.173cm" svg:viewBox="0 0 375 1299" svg:d="M375 548v42c-7 4-18 11-28 25-4 7-7 14-11 24-3 15-7 32-7 50v233c-15-25-29-43-47-57-17-10-35-21-56-17-18 0-32 10-46 24-18 21-28 53-28 92 0 28 7 56 17 88 15 42 39 81 64 113 35 46 71 71 96 78v56c-75-74-188-134-329-176v-92c14-11 21-32 21-53 0-25-7-49-21-67v-604c14-11 21-32 21-53 0-25-7-46-21-67v-187c85 25 159 56 222 95 25 35 50 60 71 74 18 11 32 18 43 14 14 18 29 36 39 53v188c-7-57-21-107-39-145-15-29-32-53-54-71-28-21-60-25-88-7-25 18-42 56-42 102 0 43 14 89 35 132 25 53 60 95 85 120 28 21 53 31 68 31 17 0 28-10 35-38z">
          <text:p/>
        </draw:path>
        <draw:polygon draw:style-name="gr7" draw:text-style-name="P2" draw:layer="layout" svg:width="0cm" svg:height="0cm" svg:x="17.956cm" svg:y="4.021cm" svg:viewBox="0 0 0 0" draw:points="0,0">
          <text:p/>
        </draw:polygon>
        <draw:polygon draw:style-name="gr1" draw:text-style-name="P1" draw:layer="layout" svg:width="0.688cm" svg:height="0.791cm" svg:x="18.704cm" svg:y="2.966cm" svg:viewBox="0 0 689 792" draw:points="689,106 357,0 198,300 106,477 84,515 74,540 24,633 0,686 205,753 329,792">
          <text:p/>
        </draw:polygon>
        <draw:polygon draw:style-name="gr7" draw:text-style-name="P2" draw:layer="layout" svg:width="0cm" svg:height="0cm" svg:x="17.956cm" svg:y="4.021cm" svg:viewBox="0 0 0 0" draw:points="0,0">
          <text:p/>
        </draw:polygon>
        <draw:path draw:style-name="gr1" draw:text-style-name="P1" draw:layer="layout" svg:width="0.797cm" svg:height="0.386cm" svg:x="15.261cm" svg:y="1.305cm" svg:viewBox="0 0 798 387" svg:d="M798 198c0-3 0-3 0-3 0-106-180-195-399-195s-399 89-399 195v3c3 14 7 32 14 46 24 46 81 85 162 110 110 35 244 42 364 21 120-25 212-71 244-131 7-14 14-32 14-46z">
          <text:p/>
        </draw:path>
        <draw:polygon draw:style-name="gr7" draw:text-style-name="P2" draw:layer="layout" svg:width="0cm" svg:height="0cm" svg:x="17.956cm" svg:y="4.021cm" svg:viewBox="0 0 0 0" draw:points="0,0">
          <text:p/>
        </draw:polygon>
        <draw:polygon draw:style-name="gr1" draw:text-style-name="P1" draw:layer="layout" svg:width="0.702cm" svg:height="0.533cm" svg:x="19.021cm" svg:y="6.593cm" svg:viewBox="0 0 703 534" draw:points="0,308 703,534 703,230 0,0">
          <text:p/>
        </draw:polygon>
        <draw:polygon draw:style-name="gr7" draw:text-style-name="P2" draw:layer="layout" svg:width="0cm" svg:height="0cm" svg:x="17.956cm" svg:y="4.021cm" svg:viewBox="0 0 0 0" draw:points="0,0">
          <text:p/>
        </draw:polygon>
        <draw:polygon draw:style-name="gr1" draw:text-style-name="P1" draw:layer="layout" svg:width="0.321cm" svg:height="1.066cm" svg:x="17.6cm" svg:y="5.097cm" svg:viewBox="0 0 322 1067" draw:points="322,890 322,1067 0,964 0,653 0,88 0,0 190,60 190,579 190,848">
          <text:p/>
        </draw:polygon>
        <draw:polygon draw:style-name="gr7" draw:text-style-name="P2" draw:layer="layout" svg:width="0cm" svg:height="0cm" svg:x="17.956cm" svg:y="4.021cm" svg:viewBox="0 0 0 0" draw:points="0,0">
          <text:p/>
        </draw:polygon>
        <draw:polygon draw:style-name="gr1" draw:text-style-name="P1" draw:layer="layout" svg:width="0.124cm" svg:height="1.711cm" svg:x="18.908cm" svg:y="3.714cm" svg:viewBox="0 0 125 1712" draw:points="125,1712 125,39 0,0 0,1670">
          <text:p/>
        </draw:polygon>
        <draw:polygon draw:style-name="gr7" draw:text-style-name="P2" draw:layer="layout" svg:width="0cm" svg:height="0cm" svg:x="17.956cm" svg:y="4.021cm" svg:viewBox="0 0 0 0" draw:points="0,0">
          <text:p/>
        </draw:polygon>
        <draw:path draw:style-name="gr1" draw:text-style-name="P1" draw:layer="layout" svg:width="1.005cm" svg:height="0.501cm" svg:x="17.787cm" svg:y="5.764cm" svg:viewBox="0 0 1006 502" svg:d="M134 222c391-25 763 92 872 280l-32-315-583-187-39 25-31 24-99-31-74 56 21 7-67 46-21-7-81 60z">
          <text:p/>
        </draw:path>
        <draw:polygon draw:style-name="gr7" draw:text-style-name="P2" draw:layer="layout" svg:width="0cm" svg:height="0cm" svg:x="17.956cm" svg:y="4.021cm" svg:viewBox="0 0 0 0" draw:points="0,0">
          <text:p/>
        </draw:polygon>
        <draw:path draw:style-name="gr1" draw:text-style-name="P1" draw:layer="layout" svg:width="1.132cm" svg:height="0.404cm" svg:x="16.566cm" svg:y="3.106cm" svg:viewBox="0 0 1133 405" svg:d="M406 139v88c-11 11-18 21-25 32 42 89 198 146 374 146 180 0 336-57 378-146-10-18-24-35-42-49-74-50-191-78-311-82-124-3-244 18-325 64l-42-14v-71l-325-102c-21-7-53-7-67 7l-14 7c-7 7-7 11-7 14l321 106 21-21c-7 7-14 14-17 21h81l-64-21z">
          <text:p/>
        </draw:path>
        <draw:polygon draw:style-name="gr7" draw:text-style-name="P2" draw:layer="layout" svg:width="0cm" svg:height="0cm" svg:x="17.956cm" svg:y="4.021cm" svg:viewBox="0 0 0 0" draw:points="0,0">
          <text:p/>
        </draw:polygon>
        <draw:polygon draw:style-name="gr1" draw:text-style-name="P1" draw:layer="layout" svg:width="0.346cm" svg:height="1.009cm" svg:x="18.358cm" svg:y="3.608cm" svg:viewBox="0 0 347 1010" draw:points="0,103 0,1010 347,759 347,547 142,699 142,0">
          <text:p/>
        </draw:polygon>
        <draw:polygon draw:style-name="gr7" draw:text-style-name="P2" draw:layer="layout" svg:width="0cm" svg:height="0cm" svg:x="17.956cm" svg:y="4.021cm" svg:viewBox="0 0 0 0" draw:points="0,0">
          <text:p/>
        </draw:polygon>
        <draw:path draw:style-name="gr1" draw:text-style-name="P1" draw:layer="layout" svg:width="0.769cm" svg:height="0.287cm" svg:x="15.275cm" svg:y="1.404cm" svg:viewBox="0 0 770 288" svg:d="M162 255c109 35 243 42 364 21 120-25 212-71 244-135-46-85-205-141-386-141-180 0-338 56-384 141 24 50 81 89 162 114z">
          <text:p/>
        </draw:path>
        <draw:polygon draw:style-name="gr7" draw:text-style-name="P2" draw:layer="layout" svg:width="0cm" svg:height="0cm" svg:x="17.956cm" svg:y="4.021cm" svg:viewBox="0 0 0 0" draw:points="0,0">
          <text:p/>
        </draw:polygon>
        <draw:polygon draw:style-name="gr1" draw:text-style-name="P1" draw:layer="layout" svg:width="0.434cm" svg:height="1.133cm" svg:x="17.589cm" svg:y="4.624cm" svg:viewBox="0 0 435 1134" draw:points="435,254 435,820 424,830 424,700 335,434 148,374 11,474 11,562 11,1127 0,1134 0,1113 0,258 356,0 435,25">
          <text:p/>
        </draw:polygon>
        <draw:polygon draw:style-name="gr7" draw:text-style-name="P2" draw:layer="layout" svg:width="0cm" svg:height="0cm" svg:x="17.956cm" svg:y="4.021cm" svg:viewBox="0 0 0 0" draw:points="0,0">
          <text:p/>
        </draw:polygon>
        <draw:path draw:style-name="gr1" draw:text-style-name="P1" draw:layer="layout" svg:width="0.871cm" svg:height="0.458cm" svg:x="17.921cm" svg:y="5.983cm" svg:viewBox="0 0 872 459" svg:d="M872 459v-176c-114-185-481-305-872-280v177c391-25 758 96 872 279z">
          <text:p/>
        </draw:path>
        <draw:polygon draw:style-name="gr7" draw:text-style-name="P2" draw:layer="layout" svg:width="0cm" svg:height="0cm" svg:x="17.956cm" svg:y="4.021cm" svg:viewBox="0 0 0 0" draw:points="0,0">
          <text:p/>
        </draw:polygon>
        <draw:polygon draw:style-name="gr1" draw:text-style-name="P1" draw:layer="layout" svg:width="0.374cm" svg:height="0.874cm" svg:x="19.035cm" svg:y="5.154cm" svg:viewBox="0 0 375 875" draw:points="375,0 375,875 227,639 259,607 234,409 224,416 142,501 0,271">
          <text:p/>
        </draw:polygon>
        <draw:polygon draw:style-name="gr7" draw:text-style-name="P2" draw:layer="layout" svg:width="0cm" svg:height="0cm" svg:x="17.956cm" svg:y="4.021cm" svg:viewBox="0 0 0 0" draw:points="0,0">
          <text:p/>
        </draw:polygon>
        <draw:path draw:style-name="gr1" draw:text-style-name="P1" draw:layer="layout" svg:width="0.335cm" svg:height="0.783cm" svg:x="19.272cm" svg:y="3.721cm" svg:viewBox="0 0 336 784" svg:d="M137 784c39-52 71-116 99-183 64-146 100-301 100-442 0-56-7-113-22-159-173 141-311 462-314 742z">
          <text:p/>
        </draw:path>
        <draw:polygon draw:style-name="gr7" draw:text-style-name="P2" draw:layer="layout" svg:width="0cm" svg:height="0cm" svg:x="17.956cm" svg:y="4.021cm" svg:viewBox="0 0 0 0" draw:points="0,0">
          <text:p/>
        </draw:polygon>
        <draw:path draw:style-name="gr1" draw:text-style-name="P1" draw:layer="layout" svg:width="0.466cm" svg:height="0.473cm" svg:x="19.06cm" svg:y="2.211cm" svg:viewBox="0 0 467 474" svg:d="M467 110c-74 88-131 236-134 364l-333-107c4-130 57-275 134-367z">
          <text:p/>
        </draw:path>
        <draw:polygon draw:style-name="gr7" draw:text-style-name="P2" draw:layer="layout" svg:width="0cm" svg:height="0cm" svg:x="17.956cm" svg:y="4.021cm" svg:viewBox="0 0 0 0" draw:points="0,0">
          <text:p/>
        </draw:polygon>
        <draw:polygon draw:style-name="gr1" draw:text-style-name="P1" draw:layer="layout" svg:width="0.374cm" svg:height="0.805cm" svg:x="19.035cm" svg:y="5.425cm" svg:viewBox="0 0 375 806" draw:points="224,357 227,364 375,608 224,721 74,806 0,0 142,230">
          <text:p/>
        </draw:polygon>
        <draw:polygon draw:style-name="gr7" draw:text-style-name="P2" draw:layer="layout" svg:width="0cm" svg:height="0cm" svg:x="17.956cm" svg:y="4.021cm" svg:viewBox="0 0 0 0" draw:points="0,0">
          <text:p/>
        </draw:polygon>
        <draw:polygon draw:style-name="gr1" draw:text-style-name="P1" draw:layer="layout" svg:width="0.332cm" svg:height="0.498cm" svg:x="19.06cm" svg:y="2.578cm" svg:viewBox="0 0 333 499" draw:points="333,106 333,499 0,389 0,372 0,64 0,0">
          <text:p/>
        </draw:polygon>
        <draw:polygon draw:style-name="gr7" draw:text-style-name="P2" draw:layer="layout" svg:width="0cm" svg:height="0cm" svg:x="17.956cm" svg:y="4.021cm" svg:viewBox="0 0 0 0" draw:points="0,0">
          <text:p/>
        </draw:polygon>
        <draw:polygon draw:style-name="gr1" draw:text-style-name="P1" draw:layer="layout" svg:width="0.416cm" svg:height="0.61cm" svg:x="20.531cm" svg:y="6.251cm" svg:viewBox="0 0 417 611" draw:points="0,611 417,308 417,0 0,304">
          <text:p/>
        </draw:polygon>
        <draw:polygon draw:style-name="gr7" draw:text-style-name="P2" draw:layer="layout" svg:width="0cm" svg:height="0cm" svg:x="17.956cm" svg:y="4.021cm" svg:viewBox="0 0 0 0" draw:points="0,0">
          <text:p/>
        </draw:polygon>
        <draw:path draw:style-name="gr1" draw:text-style-name="P1" draw:layer="layout" svg:width="0.418cm" svg:height="0.395cm" svg:x="16.752cm" svg:y="4.254cm" svg:viewBox="0 0 419 396" svg:d="M186 11c-35-11-71-15-96-7-21 3-39 10-53 24-7 11-17 21-24 39-4 14-11 32-11 56-4 32 0 71 7 96 4 21 11 42 18 63 91 54 212 93 350 114 7-10 14-21 21-32 14-24 21-53 21-82 0-35-7-63-21-91-14-29-32-57-56-78-22-21-43-42-71-60s-56-32-85-42z">
          <text:p/>
        </draw:path>
        <draw:polygon draw:style-name="gr7" draw:text-style-name="P2" draw:layer="layout" svg:width="0cm" svg:height="0cm" svg:x="17.956cm" svg:y="4.021cm" svg:viewBox="0 0 0 0" draw:points="0,0">
          <text:p/>
        </draw:polygon>
        <draw:path draw:style-name="gr1" draw:text-style-name="P1" draw:layer="layout" svg:width="0.568cm" svg:height="0.436cm" svg:x="14.442cm" svg:y="3.887cm" svg:viewBox="0 0 569 437" svg:d="M418 187c0 86 52 163 151 230-74 0-148 4-222 18-28 4-60 0-85-7l-215-71c-28-7-47-21-47-38 0-11 7-22 19-29l399-290z">
          <text:p/>
        </draw:path>
        <draw:polygon draw:style-name="gr7" draw:text-style-name="P2" draw:layer="layout" svg:width="0cm" svg:height="0cm" svg:x="17.956cm" svg:y="4.021cm" svg:viewBox="0 0 0 0" draw:points="0,0">
          <text:p/>
        </draw:polygon>
        <draw:polygon draw:style-name="gr1" draw:text-style-name="P1" draw:layer="layout" svg:width="0.66cm" svg:height="0.346cm" svg:x="19.194cm" svg:y="1.975cm" svg:viewBox="0 0 661 347" draw:points="333,347 661,106 329,0 0,236">
          <text:p/>
        </draw:polygon>
        <draw:polygon draw:style-name="gr7" draw:text-style-name="P2" draw:layer="layout" svg:width="0cm" svg:height="0cm" svg:x="17.956cm" svg:y="4.021cm" svg:viewBox="0 0 0 0" draw:points="0,0">
          <text:p/>
        </draw:polygon>
        <draw:polygon draw:style-name="gr1" draw:text-style-name="P1" draw:layer="layout" svg:width="0.331cm" svg:height="0.547cm" svg:x="20.2cm" svg:y="6.554cm" svg:viewBox="0 0 332 548" draw:points="0,548 332,308 332,0 0,240">
          <text:p/>
        </draw:polygon>
        <draw:polygon draw:style-name="gr7" draw:text-style-name="P2" draw:layer="layout" svg:width="0cm" svg:height="0cm" svg:x="17.956cm" svg:y="4.021cm" svg:viewBox="0 0 0 0" draw:points="0,0">
          <text:p/>
        </draw:polygon>
        <draw:path draw:style-name="gr1" draw:text-style-name="P1" draw:layer="layout" svg:width="0.35cm" svg:height="0.388cm" svg:x="18.551cm" svg:y="3.058cm" svg:viewBox="0 0 351 389" svg:d="M351 212l-91 174c-78 17-174-36-227-127-50-93-42-192 21-238 42-31 114-28 174 11 63 39 109 109 123 180z">
          <text:p/>
        </draw:path>
        <draw:polygon draw:style-name="gr7" draw:text-style-name="P2" draw:layer="layout" svg:width="0cm" svg:height="0cm" svg:x="17.956cm" svg:y="4.021cm" svg:viewBox="0 0 0 0" draw:points="0,0">
          <text:p/>
        </draw:polygon>
        <draw:path draw:style-name="gr1" draw:text-style-name="P1" draw:layer="layout" svg:width="0.29cm" svg:height="0.322cm" svg:x="15.136cm" svg:y="2.88cm" svg:viewBox="0 0 291 323" svg:d="M136 9c-35-11-64-11-85-4-7 4-11 7-15 11-14 7-24 21-28 42-7 11-10 28-7 53 0 25 4 42 7 61 4 7 4 18 7 25 14 31 32 56 50 74 21 21 43 39 71 46 21 7 39 7 57 3 21-3 35-10 49-21 7-3 11-7 14-11 7-7 14-14 18-24 10-18 17-39 17-64 0-21-7-50-17-68-7-17-18-35-32-49-14-18-28-32-49-46-18-11-36-21-57-28z">
          <text:p/>
        </draw:path>
        <draw:polygon draw:style-name="gr7" draw:text-style-name="P2" draw:layer="layout" svg:width="0cm" svg:height="0cm" svg:x="17.956cm" svg:y="4.021cm" svg:viewBox="0 0 0 0" draw:points="0,0">
          <text:p/>
        </draw:polygon>
        <draw:path draw:style-name="gr1" draw:text-style-name="P1" draw:layer="layout" svg:width="0.06cm" svg:height="1.161cm" svg:x="15.776cm" svg:y="1.957cm" svg:viewBox="0 0 61 1162" svg:d="M0 4c22 0 40 0 61-4v1159c-21 3-39 3-61 3z">
          <text:p/>
        </draw:path>
        <draw:polygon draw:style-name="gr7" draw:text-style-name="P2" draw:layer="layout" svg:width="0cm" svg:height="0cm" svg:x="17.956cm" svg:y="4.021cm" svg:viewBox="0 0 0 0" draw:points="0,0">
          <text:p/>
        </draw:polygon>
        <draw:polygon draw:style-name="gr1" draw:text-style-name="P1" draw:layer="layout" svg:width="0.346cm" svg:height="0.363cm" svg:x="18.358cm" svg:y="4.367cm" svg:viewBox="0 0 347 364" draw:points="0,251 347,364 347,0">
          <text:p/>
        </draw:polygon>
        <draw:polygon draw:style-name="gr7" draw:text-style-name="P2" draw:layer="layout" svg:width="0cm" svg:height="0cm" svg:x="17.956cm" svg:y="4.021cm" svg:viewBox="0 0 0 0" draw:points="0,0">
          <text:p/>
        </draw:polygon>
        <draw:path draw:style-name="gr1" draw:text-style-name="P1" draw:layer="layout" svg:width="0.222cm" svg:height="0.396cm" svg:x="16.425cm" svg:y="5.019cm" svg:viewBox="0 0 223 397" svg:d="M223 230v128c-3 17-10 28-18 35-7 4-17 4-28 4-24-7-60-32-96-79-25-32-49-71-64-113-10-32-17-63-17-92 0-35 10-67 28-88 14-14 28-24 46-24 21-4 39 3 57 17s32 32 46 57c21 42 39 95 46 155z">
          <text:p/>
        </draw:path>
        <draw:polygon draw:style-name="gr7" draw:text-style-name="P2" draw:layer="layout" svg:width="0cm" svg:height="0cm" svg:x="17.956cm" svg:y="4.021cm" svg:viewBox="0 0 0 0" draw:points="0,0">
          <text:p/>
        </draw:polygon>
        <draw:path draw:style-name="gr1" draw:text-style-name="P1" draw:layer="layout" svg:width="0.222cm" svg:height="0.395cm" svg:x="16.425cm" svg:y="4.363cm" svg:viewBox="0 0 223 396" svg:d="M223 234v124c-7 28-18 38-35 38-18 0-39-10-67-31-26-25-61-67-86-120-21-43-35-89-35-132 0-46 17-84 42-102 28-18 60-14 89 7 22 18 39 42 50 71 21 38 35 88 42 145z">
          <text:p/>
        </draw:path>
        <draw:polygon draw:style-name="gr7" draw:text-style-name="P2" draw:layer="layout" svg:width="0cm" svg:height="0cm" svg:x="17.956cm" svg:y="4.021cm" svg:viewBox="0 0 0 0" draw:points="0,0">
          <text:p/>
        </draw:polygon>
        <draw:path draw:style-name="gr1" draw:text-style-name="P1" draw:layer="layout" svg:width="0.508cm" svg:height="0.346cm" svg:x="18.552cm" svg:y="2.642cm" svg:viewBox="0 0 509 347" svg:d="M509 0v308l-156-54c-42-11-81-11-117 0l-236 93 430-319z">
          <text:p/>
        </draw:path>
        <draw:polygon draw:style-name="gr7" draw:text-style-name="P2" draw:layer="layout" svg:width="0cm" svg:height="0cm" svg:x="17.956cm" svg:y="4.021cm" svg:viewBox="0 0 0 0" draw:points="0,0">
          <text:p/>
        </draw:polygon>
        <draw:path draw:style-name="gr1" draw:text-style-name="P1" draw:layer="layout" svg:width="0.582cm" svg:height="0.321cm" svg:x="18.178cm" svg:y="5.63cm" svg:viewBox="0 0 583 322" svg:d="M583 322l-10-139-367-116c0 28-11 49-28 63-30 18-68 14-104-10-35-28-56-71-56-110 0-3 0-3 0-3l-18-7v134z">
          <text:p/>
        </draw:path>
        <draw:polygon draw:style-name="gr7" draw:text-style-name="P2" draw:layer="layout" svg:width="0cm" svg:height="0cm" svg:x="17.956cm" svg:y="4.021cm" svg:viewBox="0 0 0 0" draw:points="0,0">
          <text:p/>
        </draw:polygon>
        <draw:path draw:style-name="gr1" draw:text-style-name="P1" draw:layer="layout" svg:width="0.222cm" svg:height="0.386cm" svg:x="19.492cm" svg:y="3.165cm" svg:viewBox="0 0 223 387" svg:d="M48 385c53 18 121-56 156-162 35-102 21-205-32-220zM172 3c-50-17-121 53-152 160-36 106-22 205 28 222z">
          <text:p/>
        </draw:path>
        <draw:polygon draw:style-name="gr7" draw:text-style-name="P2" draw:layer="layout" svg:width="0cm" svg:height="0cm" svg:x="17.956cm" svg:y="4.021cm" svg:viewBox="0 0 0 0" draw:points="0,0">
          <text:p/>
        </draw:polygon>
        <draw:path draw:style-name="gr1" draw:text-style-name="P1" draw:layer="layout" svg:width="0.205cm" svg:height="0.759cm" svg:x="18.499cm" svg:y="3.548cm" svg:viewBox="0 0 206 760" svg:d="M0 60v700l206-149v-99c-93 49-163-21-163-166v-279l77-52-39-15z">
          <text:p/>
        </draw:path>
        <draw:polygon draw:style-name="gr7" draw:text-style-name="P2" draw:layer="layout" svg:width="0cm" svg:height="0cm" svg:x="17.956cm" svg:y="4.021cm" svg:viewBox="0 0 0 0" draw:points="0,0">
          <text:p/>
        </draw:polygon>
        <draw:path draw:style-name="gr1" draw:text-style-name="P1" draw:layer="layout" svg:width="0.063cm" svg:height="1.02cm" svg:x="19.819cm" svg:y="2.719cm" svg:viewBox="0 0 64 1021" svg:d="M64 0v1021c-19-28-40-49-64-64v-914z">
          <text:p/>
        </draw:path>
        <draw:polygon draw:style-name="gr7" draw:text-style-name="P2" draw:layer="layout" svg:width="0cm" svg:height="0cm" svg:x="17.956cm" svg:y="4.021cm" svg:viewBox="0 0 0 0" draw:points="0,0">
          <text:p/>
        </draw:polygon>
        <draw:path draw:style-name="gr1" draw:text-style-name="P1" draw:layer="layout" svg:width="0.667cm" svg:height="0.232cm" svg:x="17.042cm" svg:y="3.137cm" svg:viewBox="0 0 668 233" svg:d="M657 233c7-15 11-33 11-47 0-78-100-145-248-173-145-28-314-11-420 46v88c78-42 194-64 311-60 120 3 225 35 289 81 3 4 8 7 12 11 21 14 35 36 45 54z">
          <text:p/>
        </draw:path>
        <draw:polygon draw:style-name="gr7" draw:text-style-name="P2" draw:layer="layout" svg:width="0cm" svg:height="0cm" svg:x="17.956cm" svg:y="4.021cm" svg:viewBox="0 0 0 0" draw:points="0,0">
          <text:p/>
        </draw:polygon>
        <draw:path draw:style-name="gr1" draw:text-style-name="P1" draw:layer="layout" svg:width="0.268cm" svg:height="0.297cm" svg:x="15.158cm" svg:y="2.88cm" svg:viewBox="0 0 269 298" svg:d="M113 9c-35-11-63-11-84-4-43 50-39 138 14 205 53 75 134 107 190 78 7-7 14-14 18-24 11-18 18-40 18-65 0-24-7-49-18-67-7-17-18-35-32-49-14-18-28-32-49-46-18-11-36-21-57-28z">
          <text:p/>
        </draw:path>
        <draw:polygon draw:style-name="gr7" draw:text-style-name="P2" draw:layer="layout" svg:width="0cm" svg:height="0cm" svg:x="17.956cm" svg:y="4.021cm" svg:viewBox="0 0 0 0" draw:points="0,0">
          <text:p/>
        </draw:polygon>
        <draw:path draw:style-name="gr1" draw:text-style-name="P1" draw:layer="layout" svg:width="0.268cm" svg:height="0.296cm" svg:x="15.158cm" svg:y="3.753cm" svg:viewBox="0 0 269 297" svg:d="M29 7c-43 46-39 134 14 205s134 103 190 75c7-7 14-14 22-25 11-19 14-40 14-64 0-22-3-46-14-64-11-21-22-39-39-56-11-14-29-29-43-39-17-14-39-25-60-32-17-7-35-7-49-7s-25 0-35 7z">
          <text:p/>
        </draw:path>
        <draw:polygon draw:style-name="gr7" draw:text-style-name="P2" draw:layer="layout" svg:width="0cm" svg:height="0cm" svg:x="17.956cm" svg:y="4.021cm" svg:viewBox="0 0 0 0" draw:points="0,0">
          <text:p/>
        </draw:polygon>
        <draw:path draw:style-name="gr1" draw:text-style-name="P1" draw:layer="layout" svg:width="0.162cm" svg:height="0.513cm" svg:x="18.542cm" svg:y="3.563cm" svg:viewBox="0 0 163 514" svg:d="M0 332c0 145 71 215 163 166v-134c-28 21-57 14-71-18-14-28-14-82 0-131l57-191-74-24-75 52z">
          <text:p/>
        </draw:path>
        <draw:polygon draw:style-name="gr7" draw:text-style-name="P2" draw:layer="layout" svg:width="0cm" svg:height="0cm" svg:x="17.956cm" svg:y="4.021cm" svg:viewBox="0 0 0 0" draw:points="0,0">
          <text:p/>
        </draw:polygon>
        <draw:path draw:style-name="gr1" draw:text-style-name="P1" draw:layer="layout" svg:width="0.225cm" svg:height="0.526cm" svg:x="17.787cm" svg:y="5.15cm" svg:viewBox="0 0 226 527" svg:d="M0 527l226-163v-29l-74-113c11 21 4 57-7 85-14 28-35 46-54 42-10-3-17-21-17-42 0-25 7-53 21-74 15-21 33-32 43-28 4 3 7 3 7 7l-131-212 128 208-128-208-14 7z">
          <text:p/>
        </draw:path>
        <draw:polygon draw:style-name="gr7" draw:text-style-name="P2" draw:layer="layout" svg:width="0cm" svg:height="0cm" svg:x="17.956cm" svg:y="4.021cm" svg:viewBox="0 0 0 0" draw:points="0,0">
          <text:p/>
        </draw:polygon>
        <draw:path draw:style-name="gr1" draw:text-style-name="P1" draw:layer="layout" svg:width="0.225cm" svg:height="0.431cm" svg:x="17.787cm" svg:y="5.513cm" svg:viewBox="0 0 226 432" svg:d="M0 432l81-60c-4-7-7-18-7-32 0-25 7-54 21-75 15-21 33-32 43-28 11 3 18 14 18 28 3 18 0 40-7 61l77-57v-269l-226 163z">
          <text:p/>
        </draw:path>
        <draw:polygon draw:style-name="gr7" draw:text-style-name="P2" draw:layer="layout" svg:width="0cm" svg:height="0cm" svg:x="17.956cm" svg:y="4.021cm" svg:viewBox="0 0 0 0" draw:points="0,0">
          <text:p/>
        </draw:polygon>
        <draw:path draw:style-name="gr1" draw:text-style-name="P1" draw:layer="layout" svg:width="0.046cm" svg:height="1.153cm" svg:x="17.815cm" svg:y="3.563cm" svg:viewBox="0 0 47 1154" svg:d="M14 7c10-4 22-4 33-7v1119l-47 35v-152-1002z">
          <text:p/>
        </draw:path>
        <draw:polygon draw:style-name="gr7" draw:text-style-name="P2" draw:layer="layout" svg:width="0cm" svg:height="0cm" svg:x="17.956cm" svg:y="4.021cm" svg:viewBox="0 0 0 0" draw:points="0,0">
          <text:p/>
        </draw:polygon>
        <draw:path draw:style-name="gr1" draw:text-style-name="P1" draw:layer="layout" svg:width="0.201cm" svg:height="0.346cm" svg:x="16.443cm" svg:y="3.357cm" svg:viewBox="0 0 202 347" svg:d="M198 221c0 14 4 28 4 42-4 26-4 43-7 54-4 14-11 21-18 25-11 10-28 7-53-11-21-14-46-35-68-75-21-28-39-67-46-102-11-36-14-71-3-99 7-18 17-35 28-46 17-11 40-11 57-4 25 11 46 32 60 57 11 21 21 46 28 70 7 25 15 57 18 89z">
          <text:p/>
        </draw:path>
        <draw:polygon draw:style-name="gr7" draw:text-style-name="P2" draw:layer="layout" svg:width="0cm" svg:height="0cm" svg:x="17.956cm" svg:y="4.021cm" svg:viewBox="0 0 0 0" draw:points="0,0">
          <text:p/>
        </draw:polygon>
        <draw:path draw:style-name="gr1" draw:text-style-name="P1" draw:layer="layout" svg:width="0.515cm" svg:height="0.324cm" svg:x="16.058cm" svg:y="2.829cm" svg:viewBox="0 0 516 325" svg:d="M145 325c-46-10-96-17-145-24l18-11c205-61 343-163 378-276l14-14c32 21 67 39 106 56-53 110-183 206-371 269z">
          <text:p/>
        </draw:path>
        <draw:polygon draw:style-name="gr7" draw:text-style-name="P2" draw:layer="layout" svg:width="0cm" svg:height="0cm" svg:x="17.956cm" svg:y="4.021cm" svg:viewBox="0 0 0 0" draw:points="0,0">
          <text:p/>
        </draw:polygon>
        <draw:path draw:style-name="gr1" draw:text-style-name="P1" draw:layer="layout" svg:width="0.152cm" svg:height="0.37cm" svg:x="18.552cm" svg:y="4.915cm" svg:viewBox="0 0 153 371" svg:d="M153 371v-368c-39-7-74 0-100 21-11 4-14 11-21 18-35 43-42 110-18 177 25 67 75 124 139 152z">
          <text:p/>
        </draw:path>
        <draw:polygon draw:style-name="gr7" draw:text-style-name="P2" draw:layer="layout" svg:width="0cm" svg:height="0cm" svg:x="17.956cm" svg:y="4.021cm" svg:viewBox="0 0 0 0" draw:points="0,0">
          <text:p/>
        </draw:polygon>
        <draw:path draw:style-name="gr1" draw:text-style-name="P1" draw:layer="layout" svg:width="0.417cm" svg:height="0.473cm" svg:x="18.488cm" svg:y="3.034cm" svg:viewBox="0 0 418 474" svg:d="M418 230l-4 7c-14-71-60-141-123-180-60-40-127-43-173-7-63 42-71 141-18 233 50 91 145 144 223 127l-18 42-14 21c-81 7-173-46-233-134-61-88-75-187-36-261 40-72 121-96 205-64 89 36 163 117 191 216z">
          <text:p/>
        </draw:path>
        <draw:polygon draw:style-name="gr7" draw:text-style-name="P2" draw:layer="layout" svg:width="0cm" svg:height="0cm" svg:x="17.956cm" svg:y="4.021cm" svg:viewBox="0 0 0 0" draw:points="0,0">
          <text:p/>
        </draw:polygon>
        <draw:path draw:style-name="gr1" draw:text-style-name="P1" draw:layer="layout" svg:width="0.794cm" svg:height="0.17cm" svg:x="15.264cm" svg:y="1.329cm" svg:viewBox="0 0 795 171" svg:d="M795 171c-4-32-21-60-53-89-81-53-208-82-346-82-134 0-265 29-346 82-32 29-50 57-50 89 74-75 231-121 396-121 170 0 321 46 399 121z">
          <text:p/>
        </draw:path>
        <draw:polygon draw:style-name="gr7" draw:text-style-name="P2" draw:layer="layout" svg:width="0cm" svg:height="0cm" svg:x="17.956cm" svg:y="4.021cm" svg:viewBox="0 0 0 0" draw:points="0,0">
          <text:p/>
        </draw:polygon>
        <draw:path draw:style-name="gr1" draw:text-style-name="P1" draw:layer="layout" svg:width="0.222cm" svg:height="0.254cm" svg:x="19.494cm" svg:y="4.914cm" svg:viewBox="0 0 223 255" svg:d="M188 156c0-11 14-25 35-32 0-3 0-7 0-10 0-92-49-139-107-100-60 36-109 138-116 237 46-21 131-21 192 4 0-4 3-11 3-14l4-36c-7-7-11-17-11-24z">
          <text:p/>
        </draw:path>
        <draw:polygon draw:style-name="gr7" draw:text-style-name="P2" draw:layer="layout" svg:width="0cm" svg:height="0cm" svg:x="17.956cm" svg:y="4.021cm" svg:viewBox="0 0 0 0" draw:points="0,0">
          <text:p/>
        </draw:polygon>
        <draw:path draw:style-name="gr1" draw:text-style-name="P1" draw:layer="layout" svg:width="0.211cm" svg:height="0.431cm" svg:x="17.801cm" svg:y="5.058cm" svg:viewBox="0 0 212 432" svg:d="M0 92l131 212c4 3 7 7 7 10l74 118v-36-131l-84-265z">
          <text:p/>
        </draw:path>
        <draw:polygon draw:style-name="gr7" draw:text-style-name="P2" draw:layer="layout" svg:width="0cm" svg:height="0cm" svg:x="17.956cm" svg:y="4.021cm" svg:viewBox="0 0 0 0" draw:points="0,0">
          <text:p/>
        </draw:polygon>
        <draw:path draw:style-name="gr1" draw:text-style-name="P1" draw:layer="layout" svg:width="0.063cm" svg:height="0.705cm" svg:x="19.819cm" svg:y="4.325cm" svg:viewBox="0 0 64 706" svg:d="M0 699v-548c24-49 45-99 64-151v706c-22-3-40-7-64-7z">
          <text:p/>
        </draw:path>
        <draw:polygon draw:style-name="gr7" draw:text-style-name="P2" draw:layer="layout" svg:width="0cm" svg:height="0cm" svg:x="17.956cm" svg:y="4.021cm" svg:viewBox="0 0 0 0" draw:points="0,0">
          <text:p/>
        </draw:polygon>
        <draw:path draw:style-name="gr1" draw:text-style-name="P1" draw:layer="layout" svg:width="0.201cm" svg:height="0.349cm" svg:x="16.443cm" svg:y="4.011cm" svg:viewBox="0 0 202 350" svg:d="M198 218c0 18 4 32 4 46-4 21-4 43-7 53-4 14-11 21-18 26 0 3-7 3-11 7-10 0-24-7-42-19-21-14-46-39-72-74-17-28-35-67-42-102-11-35-14-71-3-99 7-21 17-35 28-46 17-10 40-14 57-3-14 74 32 169 106 211z">
          <text:p/>
        </draw:path>
        <draw:polygon draw:style-name="gr7" draw:text-style-name="P2" draw:layer="layout" svg:width="0cm" svg:height="0cm" svg:x="17.956cm" svg:y="4.021cm" svg:viewBox="0 0 0 0" draw:points="0,0">
          <text:p/>
        </draw:polygon>
        <draw:path draw:style-name="gr1" draw:text-style-name="P1" draw:layer="layout" svg:width="0.201cm" svg:height="0.346cm" svg:x="16.443cm" svg:y="3.357cm" svg:viewBox="0 0 202 347" svg:d="M198 221c0 14 4 28 4 42-4 26-4 43-7 54-4 14-11 21-18 25-11 10-28 7-53-11-21-14-46-35-68-75-21-28-39-67-46-102-11-36-14-71-3-99 7-18 17-35 28-46 17-11 40-11 57-4-14 75 32 170 106 216z">
          <text:p/>
        </draw:path>
        <draw:polygon draw:style-name="gr7" draw:text-style-name="P2" draw:layer="layout" svg:width="0cm" svg:height="0cm" svg:x="17.956cm" svg:y="4.021cm" svg:viewBox="0 0 0 0" draw:points="0,0">
          <text:p/>
        </draw:polygon>
        <draw:path draw:style-name="gr1" draw:text-style-name="P1" draw:layer="layout" svg:width="0.325cm" svg:height="0.136cm" svg:x="19.356cm" svg:y="6.5cm" svg:viewBox="0 0 326 137" svg:d="M276 122c14-3 21-7 32-14 36-25 18-61-39-86-60-24-145-28-205-14-60 18-81 54-49 82 7 7 17 15 28 18 7 7 17 11 28 14 67 18 152 21 205 0z">
          <text:p/>
        </draw:path>
        <draw:polygon draw:style-name="gr7" draw:text-style-name="P2" draw:layer="layout" svg:width="0cm" svg:height="0cm" svg:x="17.956cm" svg:y="4.021cm" svg:viewBox="0 0 0 0" draw:points="0,0">
          <text:p/>
        </draw:polygon>
        <draw:path draw:style-name="gr1" draw:text-style-name="P1" draw:layer="layout" svg:width="0.325cm" svg:height="0.136cm" svg:x="19.576cm" svg:y="6.374cm" svg:viewBox="0 0 326 137" svg:d="M279 121c10-3 21-7 28-14 35-26 21-61-39-86-56-24-141-28-202-10-63 14-84 49-49 78 7 7 14 15 28 18 7 7 18 11 28 14 65 21 149 21 206 0z">
          <text:p/>
        </draw:path>
        <draw:polygon draw:style-name="gr7" draw:text-style-name="P2" draw:layer="layout" svg:width="0cm" svg:height="0cm" svg:x="17.956cm" svg:y="4.021cm" svg:viewBox="0 0 0 0" draw:points="0,0">
          <text:p/>
        </draw:polygon>
        <draw:path draw:style-name="gr1" draw:text-style-name="P1" draw:layer="layout" svg:width="0.217cm" svg:height="0.463cm" svg:x="18.49cm" svg:y="4.892cm" svg:viewBox="0 0 218 464" svg:d="M215 25v-14c-71-25-134-7-178 39-45 53-49 141-14 229 39 88 114 160 195 185l-3-39v-33c-60-28-113-88-138-155s-18-131 18-173c7-7 14-14 21-18 25-21 60-28 99-21z">
          <text:p/>
        </draw:path>
        <draw:polygon draw:style-name="gr7" draw:text-style-name="P2" draw:layer="layout" svg:width="0cm" svg:height="0cm" svg:x="17.956cm" svg:y="4.021cm" svg:viewBox="0 0 0 0" draw:points="0,0">
          <text:p/>
        </draw:polygon>
        <draw:path draw:style-name="gr1" draw:text-style-name="P1" draw:layer="layout" svg:width="0.208cm" svg:height="0.202cm" svg:x="16.086cm" svg:y="3.513cm" svg:viewBox="0 0 209 203" svg:d="M181 188c18-10 28-32 28-60 0-14-3-32-10-49-4-11-11-21-21-32-11-14-22-21-32-29-25-18-46-18-64-18-17 0-31 7-46 14-8 7-18 15-22 26-7 11-14 21-14 42 0 18 7 32 14 46 4 7 7 11 11 18 15 17 29 28 47 39 14 10 35 17 56 17 14 4 35 0 53-14z">
          <text:p/>
        </draw:path>
        <draw:polygon draw:style-name="gr7" draw:text-style-name="P2" draw:layer="layout" svg:width="0cm" svg:height="0cm" svg:x="17.956cm" svg:y="4.021cm" svg:viewBox="0 0 0 0" draw:points="0,0">
          <text:p/>
        </draw:polygon>
        <draw:path draw:style-name="gr1" draw:text-style-name="P1" draw:layer="layout" svg:width="0.208cm" svg:height="0.204cm" svg:x="16.086cm" svg:y="4.299cm" svg:viewBox="0 0 209 205" svg:d="M188 182c14-11 21-28 21-53 0-21-7-46-21-68-10-18-28-32-42-42-14-11-28-15-43-18-24-4-49 0-67 14-8 7-18 14-22 25-7 10-14 21-14 43 0 21 7 35 14 46 4 7 7 10 11 18 15 17 29 28 47 38 14 11 35 18 56 18 14 3 35 0 53-14 4 0 7-4 7-7z">
          <text:p/>
        </draw:path>
        <draw:polygon draw:style-name="gr7" draw:text-style-name="P2" draw:layer="layout" svg:width="0cm" svg:height="0cm" svg:x="17.956cm" svg:y="4.021cm" svg:viewBox="0 0 0 0" draw:points="0,0">
          <text:p/>
        </draw:polygon>
        <draw:path draw:style-name="gr1" draw:text-style-name="P1" draw:layer="layout" svg:width="0.208cm" svg:height="0.204cm" svg:x="16.086cm" svg:y="5.02cm" svg:viewBox="0 0 209 205" svg:d="M188 184c14-11 21-33 21-57 0-22-7-46-21-64-10-21-28-35-42-46-14-7-28-14-43-14-24-7-49 0-67 14-8 7-18 11-22 25-7 7-10 21-14 39 4 21 7 35 14 46 4 7 7 14 11 17 15 19 29 33 47 40 14 11 35 18 56 21 14 0 35 0 53-14 4 0 7-3 7-7z">
          <text:p/>
        </draw:path>
        <draw:polygon draw:style-name="gr7" draw:text-style-name="P2" draw:layer="layout" svg:width="0cm" svg:height="0cm" svg:x="17.956cm" svg:y="4.021cm" svg:viewBox="0 0 0 0" draw:points="0,0">
          <text:p/>
        </draw:polygon>
        <draw:path draw:style-name="gr1" draw:text-style-name="P1" draw:layer="layout" svg:width="0.195cm" svg:height="0.217cm" svg:x="15.207cm" svg:y="2.907cm" svg:viewBox="0 0 196 218" svg:d="M196 142c0-25-7-50-21-71 0-4-4-7-4-7-18-28-42-46-70-58-29-10-53-7-71 9-40 28-40 91 0 144 39 53 99 75 138 46 17-14 28-39 28-63z">
          <text:p/>
        </draw:path>
        <draw:polygon draw:style-name="gr7" draw:text-style-name="P2" draw:layer="layout" svg:width="0cm" svg:height="0cm" svg:x="17.956cm" svg:y="4.021cm" svg:viewBox="0 0 0 0" draw:points="0,0">
          <text:p/>
        </draw:polygon>
        <draw:path draw:style-name="gr1" draw:text-style-name="P1" draw:layer="layout" svg:width="0.195cm" svg:height="0.217cm" svg:x="15.207cm" svg:y="3.78cm" svg:viewBox="0 0 196 218" svg:d="M196 139c0-21-7-46-21-71 0-3-4-3-4-7-18-24-42-46-70-56-29-8-53-8-71 7-40 28-40 95 0 148 39 53 99 72 138 46 17-14 28-39 28-67z">
          <text:p/>
        </draw:path>
        <draw:polygon draw:style-name="gr7" draw:text-style-name="P2" draw:layer="layout" svg:width="0cm" svg:height="0cm" svg:x="17.956cm" svg:y="4.021cm" svg:viewBox="0 0 0 0" draw:points="0,0">
          <text:p/>
        </draw:polygon>
        <draw:path draw:style-name="gr1" draw:text-style-name="P1" draw:layer="layout" svg:width="0.195cm" svg:height="0.217cm" svg:x="15.207cm" svg:y="2.907cm" svg:viewBox="0 0 196 218" svg:d="M171 64l4 7-4-7c-18-28-42-46-70-58-29-10-53-7-71 9-40 28-40 91 0 144 39 53 99 75 138 46 17-14 28-39 28-63 0-25-7-50-21-71z">
          <text:p/>
        </draw:path>
        <draw:polygon draw:style-name="gr7" draw:text-style-name="P2" draw:layer="layout" svg:width="0cm" svg:height="0cm" svg:x="17.956cm" svg:y="4.021cm" svg:viewBox="0 0 0 0" draw:points="0,0">
          <text:p/>
        </draw:polygon>
        <draw:path draw:style-name="gr1" draw:text-style-name="P1" draw:layer="layout" svg:width="0.191cm" svg:height="0.208cm" svg:x="18.192cm" svg:y="5.567cm" svg:viewBox="0 0 192 209" svg:d="M192 132c-4-43-28-82-65-110-35-25-74-29-99-8-17 11-24 32-28 53l4 4v3c0 39 21 86 56 111 36 28 74 32 104 10 17-14 28-35 28-63z">
          <text:p/>
        </draw:path>
        <draw:polygon draw:style-name="gr7" draw:text-style-name="P2" draw:layer="layout" svg:width="0cm" svg:height="0cm" svg:x="17.956cm" svg:y="4.021cm" svg:viewBox="0 0 0 0" draw:points="0,0">
          <text:p/>
        </draw:polygon>
        <draw:polygon draw:style-name="gr1" draw:text-style-name="P1" draw:layer="layout" svg:width="0.328cm" svg:height="0.163cm" svg:x="17.6cm" svg:y="4.998cm" svg:viewBox="0 0 329 164" draw:points="201,153 329,60 137,0 0,99 190,164">
          <text:p/>
        </draw:polygon>
        <draw:polygon draw:style-name="gr7" draw:text-style-name="P2" draw:layer="layout" svg:width="0cm" svg:height="0cm" svg:x="17.956cm" svg:y="4.021cm" svg:viewBox="0 0 0 0" draw:points="0,0">
          <text:p/>
        </draw:polygon>
        <draw:path draw:style-name="gr1" draw:text-style-name="P1" draw:layer="layout" svg:width="0.625cm" svg:height="0.381cm" svg:x="15.832cm" svg:y="2.744cm" svg:viewBox="0 0 626 382" svg:d="M213 382c10 0 21-3 32-7l377-276c0-7 4-14 4-18-39-28-71-53-99-81v39c0 156-215 294-527 333 74 0 142 3 213 10z">
          <text:p/>
        </draw:path>
        <draw:polygon draw:style-name="gr7" draw:text-style-name="P2" draw:layer="layout" svg:width="0cm" svg:height="0cm" svg:x="17.956cm" svg:y="4.021cm" svg:viewBox="0 0 0 0" draw:points="0,0">
          <text:p/>
        </draw:polygon>
        <draw:path draw:style-name="gr1" draw:text-style-name="P1" draw:layer="layout" svg:width="0.275cm" svg:height="0.115cm" svg:x="19.681cm" svg:y="5.02cm" svg:viewBox="0 0 276 116" svg:d="M201 10c46 11 79 32 75 57 0 21-29 36-68 43-42 10-92 7-134-4-46-11-74-36-74-57 0-14 14-25 32-32 28-14 67-17 106-17 21 3 42 3 63 10z">
          <text:p/>
        </draw:path>
        <draw:polygon draw:style-name="gr7" draw:text-style-name="P2" draw:layer="layout" svg:width="0cm" svg:height="0cm" svg:x="17.956cm" svg:y="4.021cm" svg:viewBox="0 0 0 0" draw:points="0,0">
          <text:p/>
        </draw:polygon>
        <draw:path draw:style-name="gr1" draw:text-style-name="P1" draw:layer="layout" svg:width="0.273cm" svg:height="0.115cm" svg:x="19.462cm" svg:y="5.148cm" svg:viewBox="0 0 274 116" svg:d="M226 20c33 10 50 29 47 47 0 21-26 35-68 45-39 7-92 4-134-7-46-10-74-31-71-53 0-15 11-29 32-36 46-21 134-21 191 0h3c0 4 0 4 0 4z">
          <text:p/>
        </draw:path>
        <draw:polygon draw:style-name="gr7" draw:text-style-name="P2" draw:layer="layout" svg:width="0cm" svg:height="0cm" svg:x="17.956cm" svg:y="4.021cm" svg:viewBox="0 0 0 0" draw:points="0,0">
          <text:p/>
        </draw:polygon>
        <draw:path draw:style-name="gr1" draw:text-style-name="P1" draw:layer="layout" svg:width="0.349cm" svg:height="0.178cm" svg:x="16.778cm" svg:y="4.536cm" svg:viewBox="0 0 350 179" svg:d="M0 0c17 39 35 71 60 99 24 32 60 57 99 72 36 10 71 10 103 0 35-11 63-33 88-58-138-21-262-60-350-113z">
          <text:p/>
        </draw:path>
        <draw:polygon draw:style-name="gr7" draw:text-style-name="P2" draw:layer="layout" svg:width="0cm" svg:height="0cm" svg:x="17.956cm" svg:y="4.021cm" svg:viewBox="0 0 0 0" draw:points="0,0">
          <text:p/>
        </draw:polygon>
        <draw:path draw:style-name="gr1" draw:text-style-name="P1" draw:layer="layout" svg:width="0.063cm" svg:height="0.484cm" svg:x="19.819cm" svg:y="5.252cm" svg:viewBox="0 0 64 485" svg:d="M64 0v297l-40 124v46l-24 18v-478c24 0 42-3 64-7z">
          <text:p/>
        </draw:path>
        <draw:polygon draw:style-name="gr7" draw:text-style-name="P2" draw:layer="layout" svg:width="0cm" svg:height="0cm" svg:x="17.956cm" svg:y="4.021cm" svg:viewBox="0 0 0 0" draw:points="0,0">
          <text:p/>
        </draw:polygon>
        <draw:path draw:style-name="gr1" draw:text-style-name="P1" draw:layer="layout" svg:width="0.797cm" svg:height="0.169cm" svg:x="15.261cm" svg:y="1.379cm" svg:viewBox="0 0 798 170" svg:d="M784 170c7-14 14-32 14-46v-3c-78-72-229-121-399-121-166 0-322 49-396 121-3 0-3 3-3 3 3 14 7 32 14 46 46-84 204-145 385-145 180 0 339 61 385 145z">
          <text:p/>
        </draw:path>
        <draw:polygon draw:style-name="gr7" draw:text-style-name="P2" draw:layer="layout" svg:width="0cm" svg:height="0cm" svg:x="17.956cm" svg:y="4.021cm" svg:viewBox="0 0 0 0" draw:points="0,0">
          <text:p/>
        </draw:polygon>
        <draw:path draw:style-name="gr1" draw:text-style-name="P1" draw:layer="layout" svg:width="0.268cm" svg:height="0.174cm" svg:x="18.178cm" svg:y="3.104cm" svg:viewBox="0 0 269 175" svg:d="M269 0c-3 14-7 28-10 42-4 46-29 86-57 107-29 21-64 28-103 25l-99-7 131-96-78-8 49-35 118 7z">
          <text:p/>
        </draw:path>
        <draw:polygon draw:style-name="gr7" draw:text-style-name="P2" draw:layer="layout" svg:width="0cm" svg:height="0cm" svg:x="17.956cm" svg:y="4.021cm" svg:viewBox="0 0 0 0" draw:points="0,0">
          <text:p/>
        </draw:polygon>
        <draw:path draw:style-name="gr1" draw:text-style-name="P1" draw:layer="layout" svg:width="0.325cm" svg:height="0.121cm" svg:x="19.356cm" svg:y="6.5cm" svg:viewBox="0 0 326 122" svg:d="M276 122c14-3 21-7 32-14 36-26 18-61-39-86-60-24-145-28-205-14-60 18-81 53-49 81 7 8 17 16 28 19v-3c0-30 56-47 120-44 63 4 116 28 116 58 0 0 0 3-3 3z">
          <text:p/>
        </draw:path>
        <draw:polygon draw:style-name="gr7" draw:text-style-name="P2" draw:layer="layout" svg:width="0cm" svg:height="0cm" svg:x="17.956cm" svg:y="4.021cm" svg:viewBox="0 0 0 0" draw:points="0,0">
          <text:p/>
        </draw:polygon>
        <draw:path draw:style-name="gr1" draw:text-style-name="P1" draw:layer="layout" svg:width="0.325cm" svg:height="0.12cm" svg:x="19.576cm" svg:y="6.374cm" svg:viewBox="0 0 326 121" svg:d="M279 121c10-3 21-7 28-14 35-25 21-61-39-86-56-24-141-28-202-10-63 14-84 50-49 78 7 7 14 15 28 18v-3c0-29 54-46 121-43 63 4 113 28 113 57z">
          <text:p/>
        </draw:path>
        <draw:polygon draw:style-name="gr7" draw:text-style-name="P2" draw:layer="layout" svg:width="0cm" svg:height="0cm" svg:x="17.956cm" svg:y="4.021cm" svg:viewBox="0 0 0 0" draw:points="0,0">
          <text:p/>
        </draw:polygon>
        <draw:polygon draw:style-name="gr1" draw:text-style-name="P1" draw:layer="layout" svg:width="0.293cm" svg:height="0.173cm" svg:x="17.839cm" svg:y="3.27cm" svg:viewBox="0 0 294 174" draw:points="294,32 196,0 181,10 0,142 99,174">
          <text:p/>
        </draw:polygon>
        <draw:polygon draw:style-name="gr7" draw:text-style-name="P2" draw:layer="layout" svg:width="0cm" svg:height="0cm" svg:x="17.956cm" svg:y="4.021cm" svg:viewBox="0 0 0 0" draw:points="0,0">
          <text:p/>
        </draw:polygon>
        <draw:path draw:style-name="gr1" draw:text-style-name="P1" draw:layer="layout" svg:width="0.106cm" svg:height="0.351cm" svg:x="18.623cm" svg:y="3.587cm" svg:viewBox="0 0 107 352" svg:d="M11 195c-15 50-15 99 0 127 15 32 44 39 72 18v-280l24-49-38-11z">
          <text:p/>
        </draw:path>
        <draw:polygon draw:style-name="gr7" draw:text-style-name="P2" draw:layer="layout" svg:width="0cm" svg:height="0cm" svg:x="17.956cm" svg:y="4.021cm" svg:viewBox="0 0 0 0" draw:points="0,0">
          <text:p/>
        </draw:polygon>
        <draw:path draw:style-name="gr1" draw:text-style-name="P1" draw:layer="layout" svg:width="0.254cm" svg:height="0.114cm" svg:x="19.466cm" svg:y="5.242cm" svg:viewBox="0 0 255 115" svg:d="M255 17l-4 51v3c0 18-21 32-61 39-39 7-84 7-123-3-43-11-67-32-67-51l3-56-3 49 67-17c-28-8-50-18-64-32l252 17c-14 11-47 22-82 25-36 4-74 0-106-10z">
          <text:p/>
        </draw:path>
        <draw:polygon draw:style-name="gr7" draw:text-style-name="P2" draw:layer="layout" svg:width="0cm" svg:height="0cm" svg:x="17.956cm" svg:y="4.021cm" svg:viewBox="0 0 0 0" draw:points="0,0">
          <text:p/>
        </draw:polygon>
        <draw:path draw:style-name="gr1" draw:text-style-name="P1" draw:layer="layout" svg:width="0.254cm" svg:height="0.117cm" svg:x="19.688cm" svg:y="5.115cm" svg:viewBox="0 0 255 118" svg:d="M255 17l-3 51v3c0 18-25 32-64 43-36 7-82 3-121-7-7 0-14-4-21-7l-46-46c32 10 46 28 46 46l-42-100-4 46 64-11c-25-11-50-21-60-35l251 17c-18 15-46 22-81 25-36 4-75 0-110-7z">
          <text:p/>
        </draw:path>
        <draw:polygon draw:style-name="gr7" draw:text-style-name="P2" draw:layer="layout" svg:width="0cm" svg:height="0cm" svg:x="17.956cm" svg:y="4.021cm" svg:viewBox="0 0 0 0" draw:points="0,0">
          <text:p/>
        </draw:polygon>
        <draw:path draw:style-name="gr1" draw:text-style-name="P1" draw:layer="layout" svg:width="0.377cm" svg:height="0.275cm" svg:x="16.076cm" svg:y="2.843cm" svg:viewBox="0 0 378 276" svg:d="M0 276c201-60 343-162 378-276z">
          <text:p/>
        </draw:path>
        <draw:polygon draw:style-name="gr7" draw:text-style-name="P2" draw:layer="layout" svg:width="0cm" svg:height="0cm" svg:x="17.956cm" svg:y="4.021cm" svg:viewBox="0 0 0 0" draw:points="0,0">
          <text:p/>
        </draw:polygon>
        <draw:polygon draw:style-name="gr1" draw:text-style-name="P1" draw:layer="layout" svg:width="0.194cm" svg:height="0.232cm" svg:x="17.938cm" svg:y="3.302cm" svg:viewBox="0 0 195 233" draw:points="195,28 121,149 195,28 195,0 0,142 0,233 44,202 121,149">
          <text:p/>
        </draw:polygon>
        <draw:polygon draw:style-name="gr7" draw:text-style-name="P2" draw:layer="layout" svg:width="0cm" svg:height="0cm" svg:x="17.956cm" svg:y="4.021cm" svg:viewBox="0 0 0 0" draw:points="0,0">
          <text:p/>
        </draw:polygon>
        <draw:path draw:style-name="gr1" draw:text-style-name="P1" draw:layer="layout" svg:width="0.112cm" svg:height="0.193cm" svg:x="19.978cm" svg:y="4.5cm" svg:viewBox="0 0 113 194" svg:d="M113 58c0-29-10-54-24-57-29-7-60 28-79 82-18 53-11 102 15 109 18 8 39-7 56-35 22-28 32-67 32-99z">
          <text:p/>
        </draw:path>
        <draw:polygon draw:style-name="gr7" draw:text-style-name="P2" draw:layer="layout" svg:width="0cm" svg:height="0cm" svg:x="17.956cm" svg:y="4.021cm" svg:viewBox="0 0 0 0" draw:points="0,0">
          <text:p/>
        </draw:polygon>
        <draw:path draw:style-name="gr1" draw:text-style-name="P1" draw:layer="layout" svg:width="0.113cm" svg:height="0.194cm" svg:x="19.12cm" svg:y="5.124cm" svg:viewBox="0 0 114 195" svg:d="M114 56c0-28-11-50-25-54-29-10-64 30-82 83-14 49-7 102 18 109 17 7 39-7 56-35 19-32 33-67 33-103z">
          <text:p/>
        </draw:path>
        <draw:polygon draw:style-name="gr7" draw:text-style-name="P2" draw:layer="layout" svg:width="0cm" svg:height="0cm" svg:x="17.956cm" svg:y="4.021cm" svg:viewBox="0 0 0 0" draw:points="0,0">
          <text:p/>
        </draw:polygon>
        <draw:path draw:style-name="gr1" draw:text-style-name="P1" draw:layer="layout" svg:width="0.112cm" svg:height="0.194cm" svg:x="19.978cm" svg:y="3.145cm" svg:viewBox="0 0 113 195" svg:d="M113 59c0-33-10-54-24-58-29-7-60 29-79 82-18 53-11 103 15 110 18 7 39-7 56-35 22-32 32-68 32-99z">
          <text:p/>
        </draw:path>
        <draw:polygon draw:style-name="gr7" draw:text-style-name="P2" draw:layer="layout" svg:width="0cm" svg:height="0cm" svg:x="17.956cm" svg:y="4.021cm" svg:viewBox="0 0 0 0" draw:points="0,0">
          <text:p/>
        </draw:polygon>
        <draw:path draw:style-name="gr1" draw:text-style-name="P1" draw:layer="layout" svg:width="0.113cm" svg:height="0.193cm" svg:x="19.12cm" svg:y="3.77cm" svg:viewBox="0 0 114 194" svg:d="M114 57c0-32-11-49-25-56-29-7-64 28-82 81-14 53-7 102 18 110 17 7 39-8 56-36 19-32 33-67 33-99z">
          <text:p/>
        </draw:path>
        <draw:polygon draw:style-name="gr7" draw:text-style-name="P2" draw:layer="layout" svg:width="0cm" svg:height="0cm" svg:x="17.956cm" svg:y="4.021cm" svg:viewBox="0 0 0 0" draw:points="0,0">
          <text:p/>
        </draw:polygon>
        <draw:path draw:style-name="gr1" draw:text-style-name="P1" draw:layer="layout" svg:width="0.237cm" svg:height="0.076cm" svg:x="19.617cm" svg:y="6.434cm" svg:viewBox="0 0 238 77" svg:d="M238 64c0-4 0-4 0-7 0-29-50-53-117-57-64-3-117 14-121 43v3c11 7 22 11 32 14 65 22 149 22 206 4z">
          <text:p/>
        </draw:path>
        <draw:polygon draw:style-name="gr7" draw:text-style-name="P2" draw:layer="layout" svg:width="0cm" svg:height="0cm" svg:x="17.956cm" svg:y="4.021cm" svg:viewBox="0 0 0 0" draw:points="0,0">
          <text:p/>
        </draw:polygon>
        <draw:path draw:style-name="gr1" draw:text-style-name="P1" draw:layer="layout" svg:width="0.236cm" svg:height="0.076cm" svg:x="19.399cm" svg:y="6.561cm" svg:viewBox="0 0 237 77" svg:d="M234 61c0 0 0-3 3-3 0-29-53-54-116-58-68-3-121 15-121 44v3c7 7 17 11 28 14 64 21 153 21 206 0z">
          <text:p/>
        </draw:path>
        <draw:polygon draw:style-name="gr7" draw:text-style-name="P2" draw:layer="layout" svg:width="0cm" svg:height="0cm" svg:x="17.956cm" svg:y="4.021cm" svg:viewBox="0 0 0 0" draw:points="0,0">
          <text:p/>
        </draw:polygon>
        <draw:path draw:style-name="gr1" draw:text-style-name="P1" draw:layer="layout" svg:width="0.266cm" svg:height="0.313cm" svg:x="15.125cm" svg:y="3.76cm" svg:viewBox="0 0 267 314" svg:d="M33 195c11 25 22 46 43 67 7 11 17 18 28 28 14 7 28 15 42 18 21 7 44 7 61 4 18-4 32-11 46-18 7-7 11-11 14-14-56 28-138-4-191-74-53-72-57-160-14-206-7 0-11 4-15 7-7 4-10 7-14 14-7 7-14 14-17 25-4 7-7 11-11 18 0 7-3 14-3 21 0 10-4 21 0 32 0 3 0 10 3 14 0 11 4 22 7 29 7 14 14 28 21 35z">
          <text:p/>
        </draw:path>
        <draw:polygon draw:style-name="gr7" draw:text-style-name="P2" draw:layer="layout" svg:width="0cm" svg:height="0cm" svg:x="17.956cm" svg:y="4.021cm" svg:viewBox="0 0 0 0" draw:points="0,0">
          <text:p/>
        </draw:polygon>
        <draw:path draw:style-name="gr1" draw:text-style-name="P1" draw:layer="layout" svg:width="0.137cm" svg:height="0.176cm" svg:x="19.272cm" svg:y="4.459cm" svg:viewBox="0 0 138 177" svg:d="M17 177c43-35 82-78 121-131l-138-46c0 64 7 124 17 177z">
          <text:p/>
        </draw:path>
        <draw:polygon draw:style-name="gr7" draw:text-style-name="P2" draw:layer="layout" svg:width="0cm" svg:height="0cm" svg:x="17.956cm" svg:y="4.021cm" svg:viewBox="0 0 0 0" draw:points="0,0">
          <text:p/>
        </draw:polygon>
        <draw:path draw:style-name="gr1" draw:text-style-name="P1" draw:layer="layout" svg:width="0.434cm" svg:height="0.29cm" svg:x="16.203cm" svg:y="2.885cm" svg:viewBox="0 0 435 291" svg:d="M71 291c-21-8-47-15-71-22 188-63 318-159 371-269 21 7 42 18 64 25z">
          <text:p/>
        </draw:path>
        <draw:polygon draw:style-name="gr7" draw:text-style-name="P2" draw:layer="layout" svg:width="0cm" svg:height="0cm" svg:x="17.956cm" svg:y="4.021cm" svg:viewBox="0 0 0 0" draw:points="0,0">
          <text:p/>
        </draw:polygon>
        <draw:path draw:style-name="gr1" draw:text-style-name="P1" draw:layer="layout" svg:width="0.099cm" svg:height="0.152cm" svg:x="17.839cm" svg:y="3.411cm" svg:viewBox="0 0 100 153" svg:d="M0 153c36-4 69-16 100-30v-91l-100-32z">
          <text:p/>
        </draw:path>
        <draw:polygon draw:style-name="gr7" draw:text-style-name="P2" draw:layer="layout" svg:width="0cm" svg:height="0cm" svg:x="17.956cm" svg:y="4.021cm" svg:viewBox="0 0 0 0" draw:points="0,0">
          <text:p/>
        </draw:polygon>
        <draw:path draw:style-name="gr1" draw:text-style-name="P1" draw:layer="layout" svg:width="0.222cm" svg:height="0.168cm" svg:x="18.358cm" svg:y="3.546cm" svg:viewBox="0 0 223 169" svg:d="M223 2h-7c-54-7-103 4-142 32-39 29-67 75-74 135l141-102z">
          <text:p/>
        </draw:path>
        <draw:polygon draw:style-name="gr7" draw:text-style-name="P2" draw:layer="layout" svg:width="0cm" svg:height="0cm" svg:x="17.956cm" svg:y="4.021cm" svg:viewBox="0 0 0 0" draw:points="0,0">
          <text:p/>
        </draw:polygon>
        <draw:path draw:style-name="gr1" draw:text-style-name="P1" draw:layer="layout" svg:width="0.255cm" svg:height="0.316cm" svg:x="15.136cm" svg:y="2.885cm" svg:viewBox="0 0 256 317" svg:d="M52 0c-4 4-11 4-16 7-14 11-24 21-28 43-7 14-10 31-7 56 0 26 4 43 7 61 4 7 4 14 7 21 14 32 33 57 54 78 18 21 39 35 67 46 21 3 39 7 57 3 21-3 35-10 49-21 7-3 11-7 14-11-56 29-137-3-190-77-54-67-61-156-14-206z">
          <text:p/>
        </draw:path>
        <draw:polygon draw:style-name="gr7" draw:text-style-name="P2" draw:layer="layout" svg:width="0cm" svg:height="0cm" svg:x="17.956cm" svg:y="4.021cm" svg:viewBox="0 0 0 0" draw:points="0,0">
          <text:p/>
        </draw:polygon>
        <draw:path draw:style-name="gr1" draw:text-style-name="P1" draw:layer="layout" svg:width="0.099cm" svg:height="0.317cm" svg:x="16.601cm" svg:y="5.094cm" svg:viewBox="0 0 100 318" svg:d="M47 156c0 7 0 17 4 28 0 4 0 11 0 18 0 3 0 10 0 17s0 18 0 22c0 7 0 14 0 17 0 4 0 7-4 11 0 3 0 10 0 14-3 17-10 28-18 35l22-18c31-24 49-63 49-109 0-68-39-146-100-191 22 42 40 95 47 156z">
          <text:p/>
        </draw:path>
        <draw:polygon draw:style-name="gr7" draw:text-style-name="P2" draw:layer="layout" svg:width="0cm" svg:height="0cm" svg:x="17.956cm" svg:y="4.021cm" svg:viewBox="0 0 0 0" draw:points="0,0">
          <text:p/>
        </draw:polygon>
        <draw:path draw:style-name="gr1" draw:text-style-name="P1" draw:layer="layout" svg:width="0.177cm" svg:height="0.118cm" svg:x="18.527cm" svg:y="4.824cm" svg:viewBox="0 0 178 119" svg:d="M178 80v-71c-92-29-167 17-178 110 44-46 107-64 178-39z">
          <text:p/>
        </draw:path>
        <draw:polygon draw:style-name="gr7" draw:text-style-name="P2" draw:layer="layout" svg:width="0cm" svg:height="0cm" svg:x="17.956cm" svg:y="4.021cm" svg:viewBox="0 0 0 0" draw:points="0,0">
          <text:p/>
        </draw:polygon>
        <draw:path draw:style-name="gr1" draw:text-style-name="P1" draw:layer="layout" svg:width="0.11cm" svg:height="0.215cm" svg:x="18.788cm" svg:y="6.265cm" svg:viewBox="0 0 111 216" svg:d="M79 103l32-21c-46-26-81-54-111-82v177c16 14 26 25 44 39v-71c0-14 10-31 35-42z">
          <text:p/>
        </draw:path>
        <draw:polygon draw:style-name="gr7" draw:text-style-name="P2" draw:layer="layout" svg:width="0cm" svg:height="0cm" svg:x="17.956cm" svg:y="4.021cm" svg:viewBox="0 0 0 0" draw:points="0,0">
          <text:p/>
        </draw:polygon>
        <draw:path draw:style-name="gr1" draw:text-style-name="P1" draw:layer="layout" svg:width="0.11cm" svg:height="0.216cm" svg:x="16.53cm" svg:y="3.361cm" svg:viewBox="0 0 111 217" svg:d="M92 127c8 25 16 57 19 90-79-47-124-142-107-217 21 11 46 32 60 57 0 25 11 49 28 70z">
          <text:p/>
        </draw:path>
        <draw:polygon draw:style-name="gr7" draw:text-style-name="P2" draw:layer="layout" svg:width="0cm" svg:height="0cm" svg:x="17.956cm" svg:y="4.021cm" svg:viewBox="0 0 0 0" draw:points="0,0">
          <text:p/>
        </draw:polygon>
        <draw:path draw:style-name="gr1" draw:text-style-name="P1" draw:layer="layout" svg:width="0.11cm" svg:height="0.215cm" svg:x="16.53cm" svg:y="4.018cm" svg:viewBox="0 0 111 216" svg:d="M92 127c8 24 16 57 19 89-79-47-124-142-107-216 21 7 46 28 60 56 0 25 11 49 28 71z">
          <text:p/>
        </draw:path>
        <draw:polygon draw:style-name="gr7" draw:text-style-name="P2" draw:layer="layout" svg:width="0cm" svg:height="0cm" svg:x="17.956cm" svg:y="4.021cm" svg:viewBox="0 0 0 0" draw:points="0,0">
          <text:p/>
        </draw:polygon>
        <draw:polygon draw:style-name="gr1" draw:text-style-name="P1" draw:layer="layout" svg:width="0.165cm" svg:height="0.103cm" svg:x="18.034cm" svg:y="3.199cm" svg:viewBox="0 0 166 104" draw:points="166,22 128,82 99,104 0,72 99,0">
          <text:p/>
        </draw:polygon>
        <draw:polygon draw:style-name="gr7" draw:text-style-name="P2" draw:layer="layout" svg:width="0cm" svg:height="0cm" svg:x="17.956cm" svg:y="4.021cm" svg:viewBox="0 0 0 0" draw:points="0,0">
          <text:p/>
        </draw:polygon>
        <draw:path draw:style-name="gr1" draw:text-style-name="P1" draw:layer="layout" svg:width="0.095cm" svg:height="0.142cm" svg:x="17.861cm" svg:y="5.749cm" svg:viewBox="0 0 96 143" svg:d="M28 143l68-47-21-7c7-21 10-39 7-56 0-18-7-29-18-32-10-4-29 7-43 28s-21 49-21 75c0 14 3 25 7 32z">
          <text:p/>
        </draw:path>
        <draw:polygon draw:style-name="gr7" draw:text-style-name="P2" draw:layer="layout" svg:width="0cm" svg:height="0cm" svg:x="17.956cm" svg:y="4.021cm" svg:viewBox="0 0 0 0" draw:points="0,0">
          <text:p/>
        </draw:polygon>
        <draw:path draw:style-name="gr1" draw:text-style-name="P1" draw:layer="layout" svg:width="0.083cm" svg:height="0.145cm" svg:x="17.861cm" svg:y="5.354cm" svg:viewBox="0 0 84 146" svg:d="M71 8c4 3 7 7 7 10 11 21 4 57-7 86-14 32-36 46-54 42-10-3-17-17-17-42 0-22 7-54 21-75s32-32 43-28c4 3 7 3 7 7z">
          <text:p/>
        </draw:path>
        <draw:polygon draw:style-name="gr7" draw:text-style-name="P2" draw:layer="layout" svg:width="0cm" svg:height="0cm" svg:x="17.956cm" svg:y="4.021cm" svg:viewBox="0 0 0 0" draw:points="0,0">
          <text:p/>
        </draw:polygon>
        <draw:path draw:style-name="gr1" draw:text-style-name="P1" draw:layer="layout" svg:width="0.086cm" svg:height="0.147cm" svg:x="19.769cm" svg:y="2.242cm" svg:viewBox="0 0 87 148" svg:d="M87 41c0-22-8-36-19-40-21-7-46 22-60 61-15 39-7 78 11 85 14 3 32-7 46-32 14-21 22-46 22-74z">
          <text:p/>
        </draw:path>
        <draw:polygon draw:style-name="gr7" draw:text-style-name="P2" draw:layer="layout" svg:width="0cm" svg:height="0cm" svg:x="17.956cm" svg:y="4.021cm" svg:viewBox="0 0 0 0" draw:points="0,0">
          <text:p/>
        </draw:polygon>
        <draw:path draw:style-name="gr1" draw:text-style-name="P1" draw:layer="layout" svg:width="0.083cm" svg:height="0.146cm" svg:x="19.52cm" svg:y="2.423cm" svg:viewBox="0 0 84 147" svg:d="M84 42c0-21-7-35-17-42-18-3-47 21-61 60-11 42-7 79 14 86 15 3 29-7 43-28 14-23 21-51 21-76z">
          <text:p/>
        </draw:path>
        <draw:polygon draw:style-name="gr7" draw:text-style-name="P2" draw:layer="layout" svg:width="0cm" svg:height="0cm" svg:x="17.956cm" svg:y="4.021cm" svg:viewBox="0 0 0 0" draw:points="0,0">
          <text:p/>
        </draw:polygon>
        <draw:polygon draw:style-name="gr1" draw:text-style-name="P1" draw:layer="layout" svg:width="0.081cm" svg:height="0.215cm" svg:x="19.177cm" svg:y="5.57cm" svg:viewBox="0 0 82 216" draw:points="82,0 82,216 0,85">
          <text:p/>
        </draw:polygon>
        <draw:polygon draw:style-name="gr7" draw:text-style-name="P2" draw:layer="layout" svg:width="0cm" svg:height="0cm" svg:x="17.956cm" svg:y="4.021cm" svg:viewBox="0 0 0 0" draw:points="0,0">
          <text:p/>
        </draw:polygon>
        <draw:path draw:style-name="gr1" draw:text-style-name="P1" draw:layer="layout" svg:width="0.691cm" svg:height="0.099cm" svg:x="15.314cm" svg:y="1.312cm" svg:viewBox="0 0 692 100" svg:d="M692 100c-3-4-7-7-14-11-74-53-198-89-332-89-135 0-258 36-332 89-4 4-11 7-14 11 81-53 211-82 346-82 138 0 265 29 346 82z">
          <text:p/>
        </draw:path>
        <draw:polygon draw:style-name="gr7" draw:text-style-name="P2" draw:layer="layout" svg:width="0cm" svg:height="0cm" svg:x="17.956cm" svg:y="4.021cm" svg:viewBox="0 0 0 0" draw:points="0,0">
          <text:p/>
        </draw:polygon>
        <draw:polygon draw:style-name="gr7" draw:text-style-name="P2" draw:layer="layout" svg:width="0cm" svg:height="0cm" svg:x="17.956cm" svg:y="4.021cm" svg:viewBox="0 0 0 0" draw:points="0,0">
          <text:p/>
        </draw:polygon>
        <draw:polygon draw:style-name="gr1" draw:text-style-name="P1" draw:layer="layout" svg:width="0.134cm" svg:height="0.37cm" svg:x="18.009cm" svg:y="5.443cm" svg:viewBox="0 0 135 371" draw:points="135,350 100,371 0,340 0,70 0,42 0,7 15,0 15,311">
          <text:p/>
        </draw:polygon>
        <draw:polygon draw:style-name="gr7" draw:text-style-name="P2" draw:layer="layout" svg:width="0cm" svg:height="0cm" svg:x="17.956cm" svg:y="4.021cm" svg:viewBox="0 0 0 0" draw:points="0,0">
          <text:p/>
        </draw:polygon>
        <draw:path draw:style-name="gr1" draw:text-style-name="P1" draw:layer="layout" svg:width="0.152cm" svg:height="0.063cm" svg:x="19.522cm" svg:y="5.174cm" svg:viewBox="0 0 153 64" svg:d="M153 37c0 11-14 21-39 25-21 3-49 3-74-4-26-7-40-17-40-32 0-17 37-29 79-25 42 0 74 18 74 36z">
          <text:p/>
        </draw:path>
        <draw:polygon draw:style-name="gr7" draw:text-style-name="P2" draw:layer="layout" svg:width="0cm" svg:height="0cm" svg:x="17.956cm" svg:y="4.021cm" svg:viewBox="0 0 0 0" draw:points="0,0">
          <text:p/>
        </draw:polygon>
        <draw:path draw:style-name="gr1" draw:text-style-name="P1" draw:layer="layout" svg:width="0.152cm" svg:height="0.063cm" svg:x="19.744cm" svg:y="5.047cm" svg:viewBox="0 0 153 64" svg:d="M153 37c-3 11-17 21-39 25-25 3-50 3-75-4-24-7-39-17-39-32 0-17 36-29 78-25 40 0 75 18 75 36z">
          <text:p/>
        </draw:path>
        <draw:polygon draw:style-name="gr7" draw:text-style-name="P2" draw:layer="layout" svg:width="0cm" svg:height="0cm" svg:x="17.956cm" svg:y="4.021cm" svg:viewBox="0 0 0 0" draw:points="0,0">
          <text:p/>
        </draw:polygon>
        <draw:path draw:style-name="gr1" draw:text-style-name="P1" draw:layer="layout" svg:width="0.063cm" svg:height="0.123cm" svg:x="16.979cm" svg:y="3.175cm" svg:viewBox="0 0 64 124" svg:d="M0 38l3 72-3-110v38l64-17-64-21 64 21v89c-8 3-15 7-22 14l-39-14z">
          <text:p/>
        </draw:path>
        <draw:polygon draw:style-name="gr7" draw:text-style-name="P2" draw:layer="layout" svg:width="0cm" svg:height="0cm" svg:x="17.956cm" svg:y="4.021cm" svg:viewBox="0 0 0 0" draw:points="0,0">
          <text:p/>
        </draw:polygon>
        <draw:path draw:style-name="gr1" draw:text-style-name="P1" draw:layer="layout" svg:width="0.275cm" svg:height="0.09cm" svg:x="19.681cm" svg:y="5.069cm" svg:viewBox="0 0 276 91" svg:d="M276 18v24c0 8-7 15-14 22-19 15-47 22-82 25-35 4-74 0-109-7-25-11-50-21-60-32-7-8-11-18-11-25v-25c0 21 28 46 74 57 42 11 92 14 134 4 39-7 68-22 68-43z">
          <text:p/>
        </draw:path>
        <draw:polygon draw:style-name="gr7" draw:text-style-name="P2" draw:layer="layout" svg:width="0cm" svg:height="0cm" svg:x="17.956cm" svg:y="4.021cm" svg:viewBox="0 0 0 0" draw:points="0,0">
          <text:p/>
        </draw:polygon>
        <draw:path draw:style-name="gr1" draw:text-style-name="P1" draw:layer="layout" svg:width="0.261cm" svg:height="0.085cm" svg:x="19.462cm" svg:y="5.302cm" svg:viewBox="0 0 262 86" svg:d="M262 14l-3 26c0 17-26 35-65 42s-88 3-127-7c-42-11-70-32-67-54v-21c0 21 25 43 67 54 43 10 88 10 127 3s65-21 68-43z">
          <text:p/>
        </draw:path>
        <draw:polygon draw:style-name="gr7" draw:text-style-name="P2" draw:layer="layout" svg:width="0cm" svg:height="0cm" svg:x="17.956cm" svg:y="4.021cm" svg:viewBox="0 0 0 0" draw:points="0,0">
          <text:p/>
        </draw:polygon>
        <draw:path draw:style-name="gr1" draw:text-style-name="P1" draw:layer="layout" svg:width="0.635cm" svg:height="0.093cm" svg:x="17.021cm" svg:y="3.223cm" svg:viewBox="0 0 636 94" svg:d="M636 94c-3-4-7-7-11-11-67-47-172-79-293-82-117-7-233 14-311 56-7 7-14 11-21 18 81-46 201-67 325-67 124 3 237 35 311 86z">
          <text:p/>
        </draw:path>
        <draw:polygon draw:style-name="gr7" draw:text-style-name="P2" draw:layer="layout" svg:width="0cm" svg:height="0cm" svg:x="17.956cm" svg:y="4.021cm" svg:viewBox="0 0 0 0" draw:points="0,0">
          <text:p/>
        </draw:polygon>
        <draw:polygon draw:style-name="gr1" draw:text-style-name="P1" draw:layer="layout" svg:width="0.035cm" svg:height="0.226cm" svg:x="19.258cm" svg:y="5.563cm" svg:viewBox="0 0 36 227" draw:points="11,0 36,198 3,227 0,7">
          <text:p/>
        </draw:polygon>
        <draw:polygon draw:style-name="gr7" draw:text-style-name="P2" draw:layer="layout" svg:width="0cm" svg:height="0cm" svg:x="17.956cm" svg:y="4.021cm" svg:viewBox="0 0 0 0" draw:points="0,0">
          <text:p/>
        </draw:polygon>
        <draw:path draw:style-name="gr1" draw:text-style-name="P1" draw:layer="layout" svg:width="0.212cm" svg:height="0.07cm" svg:x="19.73cm" svg:y="5.189cm" svg:viewBox="0 0 213 71" svg:d="M213 0v25c0 18-26 32-61 43-21 3-39 3-63 3-25 0-46-3-67-10-8 0-15-4-22-4 4-3 4-7 4-10v-14 21l18-14c-8-4-11-4-18-7l209-33c0 21-26 36-64 43-39 7-89 7-127-3z">
          <text:p/>
        </draw:path>
        <draw:polygon draw:style-name="gr7" draw:text-style-name="P2" draw:layer="layout" svg:width="0cm" svg:height="0cm" svg:x="17.956cm" svg:y="4.021cm" svg:viewBox="0 0 0 0" draw:points="0,0">
          <text:p/>
        </draw:polygon>
        <draw:path draw:style-name="gr1" draw:text-style-name="P1" draw:layer="layout" svg:width="0.163cm" svg:height="0.081cm" svg:x="18.788cm" svg:y="6.265cm" svg:viewBox="0 0 164 82" svg:d="M111 82l53-28-164-54c29 29 64 57 111 82z">
          <text:p/>
        </draw:path>
        <draw:polygon draw:style-name="gr7" draw:text-style-name="P2" draw:layer="layout" svg:width="0cm" svg:height="0cm" svg:x="17.956cm" svg:y="4.021cm" svg:viewBox="0 0 0 0" draw:points="0,0">
          <text:p/>
        </draw:polygon>
        <draw:path draw:style-name="gr1" draw:text-style-name="P1" draw:layer="layout" svg:width="0.773cm" svg:height="0.167cm" svg:x="15.003cm" svg:y="3.266cm" svg:viewBox="0 0 774 168" svg:d="M156 64c159 82 392 117 618 100-282 21-568-44-716-164l-54 50h-4c0 0 4 3 7 3 51 0 100 4 149 11z">
          <text:p/>
        </draw:path>
        <draw:polygon draw:style-name="gr7" draw:text-style-name="P2" draw:layer="layout" svg:width="0cm" svg:height="0cm" svg:x="17.956cm" svg:y="4.021cm" svg:viewBox="0 0 0 0" draw:points="0,0">
          <text:p/>
        </draw:polygon>
        <draw:path draw:style-name="gr1" draw:text-style-name="P1" draw:layer="layout" svg:width="0.036cm" svg:height="0.12cm" svg:x="16.936cm" svg:y="3.245cm" svg:viewBox="0 0 37 121" svg:d="M37 0v89c-11 11-19 21-26 32-7-14-11-28-11-42 0-29 14-54 37-79z">
          <text:p/>
        </draw:path>
        <draw:polygon draw:style-name="gr7" draw:text-style-name="P2" draw:layer="layout" svg:width="0cm" svg:height="0cm" svg:x="17.956cm" svg:y="4.021cm" svg:viewBox="0 0 0 0" draw:points="0,0">
          <text:p/>
        </draw:polygon>
        <draw:path draw:style-name="gr1" draw:text-style-name="P1" draw:layer="layout" svg:width="0.261cm" svg:height="0.074cm" svg:x="19.462cm" svg:y="5.288cm" svg:viewBox="0 0 262 75" svg:d="M259 14c0 3 3 10 3 14-3 18-29 35-68 42-35 8-84 8-127-7-42-10-67-28-67-49 0-4 4-11 4-14l67 60c-43-11-67-32-67-50l251 14c0 18-22 32-61 39s-84 7-123-3z">
          <text:p/>
        </draw:path>
        <draw:polygon draw:style-name="gr7" draw:text-style-name="P2" draw:layer="layout" svg:width="0cm" svg:height="0cm" svg:x="17.956cm" svg:y="4.021cm" svg:viewBox="0 0 0 0" draw:points="0,0">
          <text:p/>
        </draw:polygon>
        <draw:path draw:style-name="gr1" draw:text-style-name="P1" draw:layer="layout" svg:width="0.36cm" svg:height="0.268cm" svg:x="17.589cm" svg:y="4.617cm" svg:viewBox="0 0 361 269" svg:d="M273 64v-4l74-60 14 7-361 262c85-63 162-123 227-169z">
          <text:p/>
        </draw:path>
        <draw:polygon draw:style-name="gr7" draw:text-style-name="P2" draw:layer="layout" svg:width="0cm" svg:height="0cm" svg:x="17.956cm" svg:y="4.021cm" svg:viewBox="0 0 0 0" draw:points="0,0">
          <text:p/>
        </draw:polygon>
        <draw:path draw:style-name="gr1" draw:text-style-name="P1" draw:layer="layout" svg:width="0.067cm" svg:height="0.035cm" svg:x="17.522cm" svg:y="5.736cm" svg:viewBox="0 0 68 36" svg:d="M0 36c21-4 46-7 68-15v-21c-22 3-47 7-68 10z">
          <text:p/>
        </draw:path>
        <draw:polygon draw:style-name="gr7" draw:text-style-name="P2" draw:layer="layout" svg:width="0cm" svg:height="0cm" svg:x="17.956cm" svg:y="4.021cm" svg:viewBox="0 0 0 0" draw:points="0,0">
          <text:p/>
        </draw:polygon>
        <draw:path draw:style-name="gr1" draw:text-style-name="P1" draw:layer="layout" svg:width="0.201cm" svg:height="0.092cm" svg:x="17.829cm" svg:y="3.478cm" svg:viewBox="0 0 202 93" svg:d="M32 86c53-11 98-32 142-65 10-7 17-14 28-21-18 10-32 18-50 25l-43 32c-31 14-63 25-99 29l-10 7c10-4 21-4 32-7z">
          <text:p/>
        </draw:path>
        <draw:polygon draw:style-name="gr7" draw:text-style-name="P2" draw:layer="layout" svg:width="0cm" svg:height="0cm" svg:x="17.956cm" svg:y="4.021cm" svg:viewBox="0 0 0 0" draw:points="0,0">
          <text:p/>
        </draw:polygon>
        <draw:polygon draw:style-name="gr1" draw:text-style-name="P1" draw:layer="layout" svg:width="0.371cm" svg:height="0.124cm" svg:x="18.379cm" svg:y="5.693cm" svg:viewBox="0 0 372 125" draw:points="372,125 372,121 4,4 0,0 372,125 4,4">
          <text:p/>
        </draw:polygon>
        <draw:polygon draw:style-name="gr7" draw:text-style-name="P2" draw:layer="layout" svg:width="0cm" svg:height="0cm" svg:x="17.956cm" svg:y="4.021cm" svg:viewBox="0 0 0 0" draw:points="0,0">
          <text:p/>
        </draw:polygon>
        <draw:polygon draw:style-name="gr7" draw:text-style-name="P2" draw:layer="layout" svg:width="0cm" svg:height="0cm" svg:x="17.956cm" svg:y="4.021cm" svg:viewBox="0 0 0 0" draw:points="0,0">
          <text:p/>
        </draw:polygon>
        <draw:path draw:style-name="gr1" draw:text-style-name="P1" draw:layer="layout" svg:width="0.077cm" svg:height="0.057cm" svg:x="17.981cm" svg:y="3.446cm" svg:viewBox="0 0 78 58" svg:d="M78 0l-4 7c-11 11-18 18-29 25-14 10-28 18-45 26z">
          <text:p/>
        </draw:path>
        <draw:polygon draw:style-name="gr7" draw:text-style-name="P2" draw:layer="layout" svg:width="0cm" svg:height="0cm" svg:x="17.956cm" svg:y="4.021cm" svg:viewBox="0 0 0 0" draw:points="0,0">
          <text:p/>
        </draw:polygon>
        <draw:path draw:style-name="gr1" draw:text-style-name="P1" draw:layer="layout" svg:width="0.028cm" svg:height="0.07cm" svg:x="16.594cm" svg:y="3.418cm" svg:viewBox="0 0 29 71" svg:d="M29 71c-18-21-29-46-29-71 11 21 21 46 29 71z">
          <text:p/>
        </draw:path>
        <draw:polygon draw:style-name="gr7" draw:text-style-name="P2" draw:layer="layout" svg:width="0cm" svg:height="0cm" svg:x="17.956cm" svg:y="4.021cm" svg:viewBox="0 0 0 0" draw:points="0,0">
          <text:p/>
        </draw:polygon>
        <draw:path draw:style-name="gr1" draw:text-style-name="P1" draw:layer="layout" svg:width="0.028cm" svg:height="0.071cm" svg:x="16.594cm" svg:y="4.074cm" svg:viewBox="0 0 29 72" svg:d="M29 72c-18-22-29-46-29-72 11 22 21 47 29 72z">
          <text:p/>
        </draw:path>
        <draw:polygon draw:style-name="gr7" draw:text-style-name="P2" draw:layer="layout" svg:width="0cm" svg:height="0cm" svg:x="17.956cm" svg:y="4.021cm" svg:viewBox="0 0 0 0" draw:points="0,0">
          <text:p/>
        </draw:polygon>
        <draw:polygon draw:style-name="gr1" draw:text-style-name="P1" draw:layer="layout" svg:width="0.029cm" svg:height="0.05cm" svg:x="18.132cm" svg:y="3.28cm" svg:viewBox="0 0 30 51" draw:points="30,0 0,51 0,22">
          <text:p/>
        </draw:polygon>
        <draw:polygon draw:style-name="gr7" draw:text-style-name="P2" draw:layer="layout" svg:width="0cm" svg:height="0cm" svg:x="17.956cm" svg:y="4.021cm" svg:viewBox="0 0 0 0" draw:points="0,0">
          <text:p/>
        </draw:polygon>
        <draw:path draw:style-name="gr1" draw:text-style-name="P1" draw:layer="layout" svg:width="0.004cm" svg:height="0.127cm" svg:x="16.647cm" svg:y="5.249cm" svg:viewBox="0 0 5 128" svg:d="M0 0v128c0-4 0-11 0-14 0-4 0-7 0-11 5-3 5-10 5-17 0-4 0-15 0-22s0-14 0-17c0-7-5-14-5-18 0-15 0-22 0-29z">
          <text:p/>
        </draw:path>
        <draw:polygon draw:style-name="gr7" draw:text-style-name="P2" draw:layer="layout" svg:width="0cm" svg:height="0cm" svg:x="17.956cm" svg:y="4.021cm" svg:viewBox="0 0 0 0" draw:points="0,0">
          <text:p/>
        </draw:polygon>
        <draw:path draw:style-name="gr1" draw:text-style-name="P1" draw:layer="layout" svg:width="0.004cm" svg:height="0.127cm" svg:x="16.647cm" svg:y="4.593cm" svg:viewBox="0 0 5 128" svg:d="M0 0v128c0-7 0-11 0-21 5-8 5-18 5-36 0-14 0-29-5-40 0-10 0-21 0-31z">
          <text:p/>
        </draw:path>
        <draw:polygon draw:style-name="gr7" draw:text-style-name="P2" draw:layer="layout" svg:width="0cm" svg:height="0cm" svg:x="17.956cm" svg:y="4.021cm" svg:viewBox="0 0 0 0" draw:points="0,0">
          <text:p/>
        </draw:polygon>
        <draw:polygon draw:style-name="gr1" draw:text-style-name="P1" draw:layer="layout" svg:width="0.057cm" svg:height="1.563cm" svg:x="15.003cm" svg:y="1.753cm" svg:viewBox="0 0 58 1564" draw:points="58,7 58,0 58,1514 0,1564 58,1514 58,1207 58,49">
          <text:p/>
        </draw:polygon>
        <draw:polygon draw:style-name="gr7" draw:text-style-name="P2" draw:layer="layout" svg:width="0cm" svg:height="0cm" svg:x="17.956cm" svg:y="4.021cm" svg:viewBox="0 0 0 0" draw:points="0,0">
          <text:p/>
        </draw:polygon>
        <draw:polygon draw:style-name="gr1" draw:text-style-name="P1" draw:layer="layout" svg:width="0.024cm" svg:height="0.025cm" svg:x="19.819cm" svg:y="5.718cm" svg:viewBox="0 0 25 26" draw:points="25,0 25,26 0,19">
          <text:p/>
        </draw:polygon>
        <draw:polygon draw:style-name="gr7" draw:text-style-name="P2" draw:layer="layout" svg:width="0cm" svg:height="0cm" svg:x="17.956cm" svg:y="4.021cm" svg:viewBox="0 0 0 0" draw:points="0,0">
          <text:p/>
        </draw:polygon>
        <draw:path draw:style-name="gr1" draw:text-style-name="P1" draw:layer="layout" svg:width="0.017cm" svg:height="0.018cm" svg:x="16.45cm" svg:y="2.825cm" svg:viewBox="0 0 18 19" svg:d="M0 19c3-7 3-15 7-19 3 0 7 4 11 4z">
          <text:p/>
        </draw:path>
        <draw:polygon draw:style-name="gr7" draw:text-style-name="P2" draw:layer="layout" svg:width="0cm" svg:height="0cm" svg:x="17.956cm" svg:y="4.021cm" svg:viewBox="0 0 0 0" draw:points="0,0">
          <text:p/>
        </draw:polygon>
        <draw:path draw:style-name="gr1" draw:text-style-name="P1" draw:layer="layout" svg:width="0.036cm" svg:height="0.014cm" svg:x="16.04cm" svg:y="3.115cm" svg:viewBox="0 0 37 15" svg:d="M19 15l18-15c-11 7-25 10-37 10 7 5 12 5 19 5z">
          <text:p/>
        </draw:path>
        <draw:polygon draw:style-name="gr7" draw:text-style-name="P2" draw:layer="layout" svg:width="0cm" svg:height="0cm" svg:x="17.956cm" svg:y="4.021cm" svg:viewBox="0 0 0 0" draw:points="0,0">
          <text:p/>
        </draw:polygon>
        <draw:polygon draw:style-name="gr1" draw:text-style-name="P1" draw:layer="layout" svg:width="0.018cm" svg:height="0.007cm" svg:x="18.178cm" svg:y="5.63cm" svg:viewBox="0 0 19 8" draw:points="19,4 19,8 0,0">
          <text:p/>
        </draw:polygon>
        <draw:polygon draw:style-name="gr7" draw:text-style-name="P2" draw:layer="layout" svg:width="0cm" svg:height="0cm" svg:x="17.956cm" svg:y="4.021cm" svg:viewBox="0 0 0 0" draw:points="0,0">
          <text:p/>
        </draw:polygon>
        <draw:path draw:style-name="gr1" draw:text-style-name="P1" draw:layer="layout" svg:width="0.007cm" svg:height="0.011cm" svg:x="15.374cm" svg:y="3.841cm" svg:viewBox="0 0 8 12" svg:d="M0 0l8 12c-4-4-4-7-8-12z">
          <text:p/>
        </draw:path>
        <draw:polygon draw:style-name="gr7" draw:text-style-name="P2" draw:layer="layout" svg:width="0cm" svg:height="0cm" svg:x="17.956cm" svg:y="4.021cm" svg:viewBox="0 0 0 0" draw:points="0,0">
          <text:p/>
        </draw:polygon>
        <draw:line draw:style-name="gr8" draw:text-style-name="P2" draw:layer="layout" svg:x1="15.374cm" svg:y1="3.841cm" svg:x2="15.382cm" svg:y2="3.853cm">
          <text:p/>
        </draw:line>
        <draw:line draw:style-name="gr8" draw:text-style-name="P2" draw:layer="layout" svg:x1="15.374cm" svg:y1="2.97cm" svg:x2="15.382cm" svg:y2="2.978cm">
          <text:p/>
        </draw:line>
        <draw:path draw:style-name="gr8" draw:text-style-name="P2" draw:layer="layout" svg:width="0.769cm" svg:height="0.144cm" svg:x="15.275cm" svg:y="1.404cm" svg:viewBox="0 0 770 145" svg:d="M770 145c-46-89-205-145-386-145-180 0-338 56-384 145">
          <text:p/>
        </draw:path>
        <draw:path draw:style-name="gr8" draw:text-style-name="P2" draw:layer="layout" svg:width="0.17cm" svg:height="0.138cm" svg:x="15.232cm" svg:y="3.781cm" svg:viewBox="0 0 171 139" svg:d="M171 139c0-40-25-86-60-114-39-28-82-32-111-14">
          <text:p/>
        </draw:path>
        <draw:path draw:style-name="gr8" draw:text-style-name="P2" draw:layer="layout" svg:width="0.167cm" svg:height="0.205cm" svg:x="15.207cm" svg:y="3.792cm" svg:viewBox="0 0 168 206" svg:d="M29 0c-39 28-39 95 0 148 39 54 99 72 139 47">
          <text:p/>
        </draw:path>
        <draw:path draw:style-name="gr8" draw:text-style-name="P2" draw:layer="layout" svg:width="0.028cm" svg:height="0.067cm" svg:x="15.374cm" svg:y="3.919cm" svg:viewBox="0 0 29 68" svg:d="M0 68c18-14 29-39 29-68">
          <text:p/>
        </draw:path>
        <draw:path draw:style-name="gr8" draw:text-style-name="P2" draw:layer="layout" svg:width="0.17cm" svg:height="0.141cm" svg:x="15.232cm" svg:y="2.907cm" svg:viewBox="0 0 171 142" svg:d="M171 142c0-44-25-90-60-118-39-28-82-32-111-10">
          <text:p/>
        </draw:path>
        <draw:path draw:style-name="gr8" draw:text-style-name="P2" draw:layer="layout" svg:width="0.167cm" svg:height="0.202cm" svg:x="15.207cm" svg:y="2.921cm" svg:viewBox="0 0 168 203" svg:d="M29 0c-39 29-39 92 0 145s99 74 139 46">
          <text:p/>
        </draw:path>
        <draw:path draw:style-name="gr8" draw:text-style-name="P2" draw:layer="layout" svg:width="0.028cm" svg:height="0.063cm" svg:x="15.374cm" svg:y="3.048cm" svg:viewBox="0 0 29 64" svg:d="M0 64c18-14 29-35 29-64">
          <text:p/>
        </draw:path>
        <draw:path draw:style-name="gr8" draw:text-style-name="P2" draw:layer="layout" svg:width="0.794cm" svg:height="0.12cm" svg:x="15.264cm" svg:y="1.379cm" svg:viewBox="0 0 795 121" svg:d="M795 121c-78-75-229-121-399-121-165 0-322 46-396 121">
          <text:p/>
        </draw:path>
        <draw:path draw:style-name="gr8" draw:text-style-name="P2" draw:layer="layout" svg:width="0.233cm" svg:height="0.289cm" svg:x="15.158cm" svg:y="3.76cm" svg:viewBox="0 0 234 290" svg:d="M29 0c-43 46-39 135 14 206 53 70 135 102 191 74">
          <text:p/>
        </draw:path>
        <draw:path draw:style-name="gr8" draw:text-style-name="P2" draw:layer="layout" svg:width="0.233cm" svg:height="0.293cm" svg:x="15.158cm" svg:y="2.885cm" svg:viewBox="0 0 234 294" svg:d="M29 0c-43 50-39 134 14 206 53 74 135 106 191 77">
          <text:p/>
        </draw:path>
        <draw:path draw:style-name="gr8" draw:text-style-name="P2" draw:layer="layout" svg:width="0.155cm" svg:height="0.194cm" svg:x="15.271cm" svg:y="3.76cm" svg:viewBox="0 0 156 195" svg:d="M0 0c21 7 43 18 60 33 14 10 32 25 43 39 17 17 28 35 35 56 10 18 18 42 18 67">
          <text:p/>
        </draw:path>
        <draw:path draw:style-name="gr8" draw:text-style-name="P2" draw:layer="layout" svg:width="0.014cm" svg:height="0.014cm" svg:x="15.158cm" svg:y="3.767cm" svg:viewBox="0 0 15 15" svg:d="M0 15c4-3 7-11 15-15">
          <text:p/>
        </draw:path>
        <draw:path draw:style-name="gr8" draw:text-style-name="P2" draw:layer="layout" svg:width="0.099cm" svg:height="0.015cm" svg:x="15.172cm" svg:y="3.752cm" svg:viewBox="0 0 100 16" svg:d="M0 16c11-7 22-11 36-15 14-3 40 0 64 8">
          <text:p/>
        </draw:path>
        <draw:path draw:style-name="gr8" draw:text-style-name="P2" draw:layer="layout" svg:width="0.033cm" svg:height="0.173cm" svg:x="15.125cm" svg:y="3.781cm" svg:viewBox="0 0 34 174" svg:d="M34 174c-7-7-14-21-21-35-3-7-8-14-8-28-3-4-3-11-3-14-4-12 0-23 0-33 0-7 3-14 3-21 5-7 8-11 12-18 3-11 10-18 17-25">
          <text:p/>
        </draw:path>
        <draw:path draw:style-name="gr8" draw:text-style-name="P2" draw:layer="layout" svg:width="0.113cm" svg:height="0.113cm" svg:x="15.158cm" svg:y="3.954cm" svg:viewBox="0 0 114 114" svg:d="M0 0c11 26 23 47 44 68 7 11 21 18 31 25 11 10 25 18 39 21">
          <text:p/>
        </draw:path>
        <draw:path draw:style-name="gr8" draw:text-style-name="P2" draw:layer="layout" svg:width="0.106cm" svg:height="0.024cm" svg:x="15.271cm" svg:y="4.049cm" svg:viewBox="0 0 107 25" svg:d="M0 19c22 7 44 7 61 4 18-4 32-11 46-23">
          <text:p/>
        </draw:path>
        <draw:path draw:style-name="gr8" draw:text-style-name="P2" draw:layer="layout" svg:width="0.049cm" svg:height="0.102cm" svg:x="15.377cm" svg:y="3.951cm" svg:viewBox="0 0 50 103" svg:d="M0 103c14-11 25-26 36-40 11-18 14-39 14-63">
          <text:p/>
        </draw:path>
        <draw:path draw:style-name="gr8" draw:text-style-name="P2" draw:layer="layout" svg:width="0.155cm" svg:height="0.19cm" svg:x="15.271cm" svg:y="2.889cm" svg:viewBox="0 0 156 191" svg:d="M0 0c21 7 39 17 57 28 21 14 35 29 49 47 14 14 25 32 32 49 10 18 18 43 18 67">
          <text:p/>
        </draw:path>
        <draw:path draw:style-name="gr8" draw:text-style-name="P2" draw:layer="layout" svg:width="0.099cm" svg:height="0.014cm" svg:x="15.172cm" svg:y="2.878cm" svg:viewBox="0 0 100 15" svg:d="M100 7c-17-3-40-7-54-7-17 0-35 7-46 15">
          <text:p/>
        </draw:path>
        <draw:path draw:style-name="gr8" draw:text-style-name="P2" draw:layer="layout" svg:width="0.135cm" svg:height="0.304cm" svg:x="15.136cm" svg:y="2.892cm" svg:viewBox="0 0 136 305" svg:d="M36 0c-14 11-24 21-28 43-7 14-10 31-7 56 0 21 4 42 7 60 4 7 4 14 7 21 14 32 32 57 54 78 18 21 39 36 67 47">
          <text:p/>
        </draw:path>
        <draw:path draw:style-name="gr8" draw:text-style-name="P2" draw:layer="layout" svg:width="0.106cm" svg:height="0.023cm" svg:x="15.271cm" svg:y="3.178cm" svg:viewBox="0 0 107 24" svg:d="M0 19c22 3 40 8 61 3 18-3 32-10 46-22">
          <text:p/>
        </draw:path>
        <draw:path draw:style-name="gr8" draw:text-style-name="P2" draw:layer="layout" svg:width="0.049cm" svg:height="0.099cm" svg:x="15.377cm" svg:y="3.079cm" svg:viewBox="0 0 50 100" svg:d="M0 100c14-11 25-21 32-35 11-18 18-39 18-65">
          <text:p/>
        </draw:path>
        <draw:path draw:style-name="gr8" draw:text-style-name="P2" draw:layer="layout" svg:width="0.691cm" svg:height="0.082cm" svg:x="15.314cm" svg:y="1.329cm" svg:viewBox="0 0 692 83" svg:d="M692 83c-81-50-208-83-346-83-135 0-265 33-346 83">
          <text:p/>
        </draw:path>
        <draw:path draw:style-name="gr8" draw:text-style-name="P2" draw:layer="layout" svg:width="0.618cm" svg:height="0.103cm" svg:x="15.158cm" svg:y="3.33cm" svg:viewBox="0 0 619 104" svg:d="M0 0c159 77 388 117 619 100">
          <text:p/>
        </draw:path>
        <draw:line draw:style-name="gr8" draw:text-style-name="P2" draw:layer="layout" svg:x1="15.776cm" svg:y1="3.118cm" svg:x2="15.776cm" svg:y2="3.425cm">
          <text:p/>
        </draw:line>
        <draw:path draw:style-name="gr8" draw:text-style-name="P2" draw:layer="layout" svg:width="0.06cm" svg:height="0.007cm" svg:x="15.776cm" svg:y="3.111cm" svg:viewBox="0 0 61 8" svg:d="M0 8c22 0 40-3 61-8">
          <text:p/>
        </draw:path>
        <draw:line draw:style-name="gr8" draw:text-style-name="P2" draw:layer="layout" svg:x1="15.832cm" svg:y1="3.111cm" svg:x2="15.832cm" svg:y2="5.235cm">
          <text:p/>
        </draw:line>
        <draw:path draw:style-name="gr8" draw:text-style-name="P2" draw:layer="layout" svg:width="0.678cm" svg:height="0.103cm" svg:x="15.158cm" svg:y="5.143cm" svg:viewBox="0 0 679 104" svg:d="M0 0c178 89 435 124 679 93">
          <text:p/>
        </draw:path>
        <draw:line draw:style-name="gr8" draw:text-style-name="P2" draw:layer="layout" svg:x1="15.158cm" svg:y1="3.954cm" svg:x2="15.158cm" svg:y2="5.143cm">
          <text:p/>
        </draw:line>
        <draw:line draw:style-name="gr8" draw:text-style-name="P2" draw:layer="layout" svg:x1="15.158cm" svg:y1="3.33cm" svg:x2="15.158cm" svg:y2="3.781cm">
          <text:p/>
        </draw:line>
        <draw:path draw:style-name="gr8" draw:text-style-name="P2" draw:layer="layout" svg:width="0.37cm" svg:height="0.018cm" svg:x="14.788cm" svg:y="5.132cm" svg:viewBox="0 0 371 19" svg:d="M371 12c-120-19-251-15-371 7">
          <text:p/>
        </draw:path>
        <draw:path draw:style-name="gr8" draw:text-style-name="P2" draw:layer="layout" svg:width="0.148cm" svg:height="0.011cm" svg:x="15.01cm" svg:y="3.319cm" svg:viewBox="0 0 149 12" svg:d="M149 12c-49-8-98-12-149-12">
          <text:p/>
        </draw:path>
        <draw:line draw:style-name="gr8" draw:text-style-name="P2" draw:layer="layout" svg:x1="15.01cm" svg:y1="4.3cm" svg:x2="15.01cm" svg:y2="3.319cm">
          <text:p/>
        </draw:line>
        <draw:path draw:style-name="gr8" draw:text-style-name="P2" draw:layer="layout" svg:width="0.222cm" svg:height="0.021cm" svg:x="14.788cm" svg:y="4.3cm" svg:viewBox="0 0 223 22" svg:d="M223 0c-75 0-149 7-223 22">
          <text:p/>
        </draw:path>
        <draw:path draw:style-name="gr8" draw:text-style-name="P2" draw:layer="layout" svg:width="0.098cm" svg:height="0.06cm" svg:x="15.06cm" svg:y="1.753cm" svg:viewBox="0 0 99 61" svg:d="M0 0c21 17 56 39 99 61">
          <text:p/>
        </draw:path>
        <draw:line draw:style-name="gr8" draw:text-style-name="P2" draw:layer="layout" svg:x1="15.06cm" svg:y1="1.753cm" svg:x2="15.06cm" svg:y2="3.266cm">
          <text:p/>
        </draw:line>
        <draw:path draw:style-name="gr8" draw:text-style-name="P2" draw:layer="layout" svg:width="0.113cm" svg:height="0.046cm" svg:x="15.158cm" svg:y="1.813cm" svg:viewBox="0 0 114 47" svg:d="M114 47c-24-11-49-18-67-25-17-7-36-15-47-22">
          <text:p/>
        </draw:path>
        <draw:path draw:style-name="gr8" draw:text-style-name="P2" draw:layer="layout" svg:width="0.716cm" svg:height="0.167cm" svg:x="15.06cm" svg:y="3.266cm" svg:viewBox="0 0 717 168" svg:d="M0 0c148 120 435 185 717 164">
          <text:p/>
        </draw:path>
        <draw:path draw:style-name="gr8" draw:text-style-name="P2" draw:layer="layout" svg:width="0.505cm" svg:height="0.063cm" svg:x="15.271cm" svg:y="1.859cm" svg:viewBox="0 0 506 64" svg:d="M506 64c0-4-21-4-50-4-31 0-74 0-123-4-46 0-99-7-155-14-57-11-121-25-178-42">
          <text:p/>
        </draw:path>
        <draw:line draw:style-name="gr8" draw:text-style-name="P2" draw:layer="layout" svg:x1="15.776cm" svg:y1="1.919cm" svg:x2="15.776cm" svg:y2="1.961cm">
          <text:p/>
        </draw:line>
        <draw:line draw:style-name="gr8" draw:text-style-name="P2" draw:layer="layout" svg:x1="15.776cm" svg:y1="1.961cm" svg:x2="15.776cm" svg:y2="3.118cm">
          <text:p/>
        </draw:line>
        <draw:path draw:style-name="gr8" draw:text-style-name="P2" draw:layer="layout" svg:width="0.067cm" svg:height="0.102cm" svg:x="15.991cm" svg:y="1.4cm" svg:viewBox="0 0 68 103" svg:d="M68 103c-4-39-26-75-68-103">
          <text:p/>
        </draw:path>
        <draw:path draw:style-name="gr8" draw:text-style-name="P2" draw:layer="layout" svg:width="0.663cm" svg:height="0.088cm" svg:x="15.328cm" svg:y="1.312cm" svg:viewBox="0 0 664 89" svg:d="M664 89c-74-54-198-89-332-89-135 0-258 35-332 89">
          <text:p/>
        </draw:path>
        <draw:path draw:style-name="gr8" draw:text-style-name="P2" draw:layer="layout" svg:width="0.07cm" svg:height="0.102cm" svg:x="15.261cm" svg:y="1.4cm" svg:viewBox="0 0 71 103" svg:d="M71 0c-43 28-68 64-71 103">
          <text:p/>
        </draw:path>
        <draw:line draw:style-name="gr8" draw:text-style-name="P2" draw:layer="layout" svg:x1="15.061cm" svg:y1="3.266cm" svg:x2="15.003cm" svg:y2="3.317cm">
          <text:p/>
        </draw:line>
        <draw:path draw:style-name="gr8" draw:text-style-name="P2" draw:layer="layout" svg:width="0.007cm" svg:height="0.003cm" svg:x="15.003cm" svg:y="3.316cm" svg:viewBox="0 0 8 4" svg:d="M0 0c0 0 5 4 8 4">
          <text:p/>
        </draw:path>
        <draw:path draw:style-name="gr8" draw:text-style-name="P2" draw:layer="layout" svg:width="0.06cm" svg:height="0.007cm" svg:x="15.776cm" svg:y="1.957cm" svg:viewBox="0 0 61 8" svg:d="M0 8c22-4 40-4 61-8">
          <text:p/>
        </draw:path>
        <draw:line draw:style-name="gr8" draw:text-style-name="P2" draw:layer="layout" svg:x1="15.832cm" svg:y1="1.957cm" svg:x2="15.832cm" svg:y2="3.111cm">
          <text:p/>
        </draw:line>
        <draw:path draw:style-name="gr8" draw:text-style-name="P2" draw:layer="layout" svg:width="0.374cm" svg:height="0.236cm" svg:x="16.273cm" svg:y="3.171cm" svg:viewBox="0 0 375 237" svg:d="M375 237c-61-98-195-183-375-237">
          <text:p/>
        </draw:path>
        <draw:path draw:style-name="gr8" draw:text-style-name="P2" draw:layer="layout" svg:width="0.07cm" svg:height="0.022cm" svg:x="16.203cm" svg:y="3.153cm" svg:viewBox="0 0 71 23" svg:d="M71 23c-21-8-46-16-71-23">
          <text:p/>
        </draw:path>
        <draw:path draw:style-name="gr8" draw:text-style-name="P2" draw:layer="layout" svg:width="0.145cm" svg:height="0.024cm" svg:x="16.058cm" svg:y="3.129cm" svg:viewBox="0 0 146 25" svg:d="M146 25c-47-10-93-17-146-25">
          <text:p/>
        </draw:path>
        <draw:path draw:style-name="gr8" draw:text-style-name="P2" draw:layer="layout" svg:width="0.018cm" svg:height="0.004cm" svg:x="16.04cm" svg:y="3.125cm" svg:viewBox="0 0 19 5" svg:d="M19 5c-8 0-12 0-19-5">
          <text:p/>
        </draw:path>
        <draw:path draw:style-name="gr8" draw:text-style-name="P2" draw:layer="layout" svg:width="0.212cm" svg:height="0.014cm" svg:x="15.832cm" svg:y="3.111cm" svg:viewBox="0 0 213 15" svg:d="M213 15c-71-7-139-15-213-15">
          <text:p/>
        </draw:path>
        <draw:path draw:style-name="gr8" draw:text-style-name="P2" draw:layer="layout" svg:width="0.441cm" svg:height="0.06cm" svg:x="15.832cm" svg:y="5.235cm" svg:viewBox="0 0 442 61" svg:d="M442 61c-130-40-287-61-442-61">
          <text:p/>
        </draw:path>
        <draw:line draw:style-name="gr8" draw:text-style-name="P2" draw:layer="layout" svg:x1="16.273cm" svg:y1="5.203cm" svg:x2="16.273cm" svg:y2="5.295cm">
          <text:p/>
        </draw:line>
        <draw:path draw:style-name="gr8" draw:text-style-name="P2" draw:layer="layout" svg:width="0.18cm" svg:height="0.123cm" svg:x="16.086cm" svg:y="5.101cm" svg:viewBox="0 0 181 124" svg:d="M0 0c4 22 7 36 14 47 4 7 7 14 11 17 14 18 28 32 46 39 14 11 31 18 57 21 14 0 35 0 53-14">
          <text:p/>
        </draw:path>
        <draw:path draw:style-name="gr8" draw:text-style-name="P2" draw:layer="layout" svg:width="0.007cm" svg:height="0.007cm" svg:x="16.266cm" svg:y="5.203cm" svg:viewBox="0 0 8 8" svg:d="M0 8c4 0 4-3 8-8">
          <text:p/>
        </draw:path>
        <draw:path draw:style-name="gr8" draw:text-style-name="P2" draw:layer="layout" svg:width="0.152cm" svg:height="0.063cm" svg:x="16.121cm" svg:y="5.02cm" svg:viewBox="0 0 153 64" svg:d="M153 64c-10-21-28-36-43-47-14-7-28-14-43-14-24-7-49 0-67 14">
          <text:p/>
        </draw:path>
        <draw:path draw:style-name="gr8" draw:text-style-name="P2" draw:layer="layout" svg:width="0.035cm" svg:height="0.064cm" svg:x="16.086cm" svg:y="5.037cm" svg:viewBox="0 0 36 65" svg:d="M36 0c-8 7-18 11-25 25-4 7-7 22-11 40">
          <text:p/>
        </draw:path>
        <draw:line draw:style-name="gr8" draw:text-style-name="P2" draw:layer="layout" svg:x1="16.273cm" svg:y1="4.48cm" svg:x2="16.273cm" svg:y2="5.083cm">
          <text:p/>
        </draw:line>
        <draw:path draw:style-name="gr8" draw:text-style-name="P2" draw:layer="layout" svg:width="0.18cm" svg:height="0.121cm" svg:x="16.086cm" svg:y="4.381cm" svg:viewBox="0 0 181 122" svg:d="M0 0c0 21 7 32 14 47 4 7 7 10 11 18 14 17 28 28 46 38 14 11 31 18 57 18 14 3 35 0 53-14">
          <text:p/>
        </draw:path>
        <draw:path draw:style-name="gr8" draw:text-style-name="P2" draw:layer="layout" svg:width="0.007cm" svg:height="0.007cm" svg:x="16.266cm" svg:y="4.48cm" svg:viewBox="0 0 8 8" svg:d="M0 8c4 0 4-5 8-8">
          <text:p/>
        </draw:path>
        <draw:path draw:style-name="gr8" draw:text-style-name="P2" draw:layer="layout" svg:width="0.155cm" svg:height="0.061cm" svg:x="16.118cm" svg:y="4.299cm" svg:viewBox="0 0 156 62" svg:d="M156 62c-10-19-28-33-42-43-14-11-28-15-44-18-24-4-49 3-70 18">
          <text:p/>
        </draw:path>
        <draw:path draw:style-name="gr8" draw:text-style-name="P2" draw:layer="layout" svg:width="0.035cm" svg:height="0.067cm" svg:x="16.086cm" svg:y="4.314cm" svg:viewBox="0 0 36 68" svg:d="M36 0c-8 7-18 15-25 29-4 7-11 18-11 39">
          <text:p/>
        </draw:path>
        <draw:line draw:style-name="gr8" draw:text-style-name="P2" draw:layer="layout" svg:x1="16.273cm" svg:y1="4.173cm" svg:x2="16.273cm" svg:y2="4.36cm">
          <text:p/>
        </draw:line>
        <draw:path draw:style-name="gr8" draw:text-style-name="P2" draw:layer="layout" svg:width="0.222cm" svg:height="0.095cm" svg:x="16.273cm" svg:y="4.173cm" svg:viewBox="0 0 223 96" svg:d="M223 96c-60-39-137-71-223-96">
          <text:p/>
        </draw:path>
        <draw:path draw:style-name="gr8" draw:text-style-name="P2" draw:layer="layout" svg:width="0.052cm" svg:height="0.247cm" svg:x="16.443cm" svg:y="4.021cm" svg:viewBox="0 0 53 248" svg:d="M53 248c-17-28-35-67-46-102-8-35-11-71 0-99 7-19 18-36 29-47">
          <text:p/>
        </draw:path>
        <draw:path draw:style-name="gr8" draw:text-style-name="P2" draw:layer="layout" svg:width="0.166cm" svg:height="0.264cm" svg:x="16.478cm" svg:y="4.011cm" svg:viewBox="0 0 167 265" svg:d="M0 10c17-10 42-14 60-3 24 10 42 35 61 68 14 21 21 46 28 74 3 14 7 24 11 39 3 24 7 52 7 77">
          <text:p/>
        </draw:path>
        <draw:path draw:style-name="gr8" draw:text-style-name="P2" draw:layer="layout" svg:width="0.026cm" svg:height="0.078cm" svg:x="16.619cm" svg:y="4.275cm" svg:viewBox="0 0 27 79" svg:d="M27 0c-5 21-5 39-8 53-4 14-11 21-19 26">
          <text:p/>
        </draw:path>
        <draw:path draw:style-name="gr8" draw:text-style-name="P2" draw:layer="layout" svg:width="0.011cm" svg:height="0.007cm" svg:x="16.608cm" svg:y="4.353cm" svg:viewBox="0 0 12 8" svg:d="M12 0c0 3-8 3-12 8">
          <text:p/>
        </draw:path>
        <draw:path draw:style-name="gr8" draw:text-style-name="P2" draw:layer="layout" svg:width="0.039cm" svg:height="0.053cm" svg:x="16.608cm" svg:y="4.356cm" svg:viewBox="0 0 40 54" svg:d="M40 54c-10-18-26-36-40-54">
          <text:p/>
        </draw:path>
        <draw:line draw:style-name="gr8" draw:text-style-name="P2" draw:layer="layout" svg:x1="16.647cm" svg:y1="4.409cm" svg:x2="16.647cm" svg:y2="3.407cm">
          <text:p/>
        </draw:line>
        <draw:path draw:style-name="gr8" draw:text-style-name="P2" draw:layer="layout" svg:width="0.026cm" svg:height="0.078cm" svg:x="16.619cm" svg:y="3.619cm" svg:viewBox="0 0 27 79" svg:d="M27 0c-5 25-5 43-8 54-4 14-11 21-19 25">
          <text:p/>
        </draw:path>
        <draw:path draw:style-name="gr8" draw:text-style-name="P2" draw:layer="layout" svg:width="0.176cm" svg:height="0.338cm" svg:x="16.443cm" svg:y="3.365cm" svg:viewBox="0 0 177 339" svg:d="M177 333c-11 10-28 7-53-11-21-14-47-35-68-71-21-28-39-67-49-106-8-36-11-71 0-99 7-18 17-35 28-46">
          <text:p/>
        </draw:path>
        <draw:path draw:style-name="gr8" draw:text-style-name="P2" draw:layer="layout" svg:width="0.166cm" svg:height="0.263cm" svg:x="16.478cm" svg:y="3.357cm" svg:viewBox="0 0 167 264" svg:d="M0 9c17-11 42-11 60-4 24 15 42 36 61 68 14 21 21 45 28 74 3 10 7 24 11 39 3 25 7 53 7 78">
          <text:p/>
        </draw:path>
        <draw:path draw:style-name="gr8" draw:text-style-name="P2" draw:layer="layout" svg:width="0.18cm" svg:height="0.124cm" svg:x="16.086cm" svg:y="3.591cm" svg:viewBox="0 0 181 125" svg:d="M0 0c0 21 7 35 14 46 4 7 7 14 11 17 14 19 28 33 46 44 14 10 31 17 57 17 14 4 35 0 53-14">
          <text:p/>
        </draw:path>
        <draw:path draw:style-name="gr8" draw:text-style-name="P2" draw:layer="layout" svg:width="0.176cm" svg:height="0.187cm" svg:x="16.118cm" svg:y="3.513cm" svg:viewBox="0 0 177 188" svg:d="M148 188c19-10 29-32 29-60 0-18-3-36-10-50-5-11-12-25-22-32-11-14-22-21-32-28-25-18-46-18-67-18-14 0-32 7-46 14">
          <text:p/>
        </draw:path>
        <draw:path draw:style-name="gr8" draw:text-style-name="P2" draw:layer="layout" svg:width="0.035cm" svg:height="0.067cm" svg:x="16.086cm" svg:y="3.527cm" svg:viewBox="0 0 36 68" svg:d="M36 0c-8 7-18 14-25 25-4 11-11 21-11 43">
          <text:p/>
        </draw:path>
        <draw:path draw:style-name="gr8" draw:text-style-name="P2" draw:layer="layout" svg:width="0.088cm" svg:height="0.01cm" svg:x="14.703cm" svg:y="5.143cm" svg:viewBox="0 0 89 11" svg:d="M89 8c-28 5-64 5-89-8">
          <text:p/>
        </draw:path>
        <draw:line draw:style-name="gr8" draw:text-style-name="P2" draw:layer="layout" svg:x1="14.704cm" svg:y1="5.144cm" svg:x2="14.488cm" svg:y2="5.072cm">
          <text:p/>
        </draw:line>
        <draw:path draw:style-name="gr8" draw:text-style-name="P2" draw:layer="layout" svg:width="0.046cm" svg:height="0.042cm" svg:x="14.442cm" svg:y="5.034cm" svg:viewBox="0 0 47 43" svg:d="M47 43c-29-11-47-29-47-43">
          <text:p/>
        </draw:path>
        <draw:path draw:style-name="gr8" draw:text-style-name="P2" draw:layer="layout" svg:width="0.328cm" svg:height="0.176cm" svg:x="16.273cm" svg:y="5.295cm" svg:viewBox="0 0 329 177" svg:d="M329 177c-71-74-188-135-329-177">
          <text:p/>
        </draw:path>
        <draw:line draw:style-name="gr8" draw:text-style-name="P2" draw:layer="layout" svg:x1="17.523cm" svg:y1="5.772cm" svg:x2="16.601cm" svg:y2="5.471cm">
          <text:p/>
        </draw:line>
        <draw:path draw:style-name="gr8" draw:text-style-name="P2" draw:layer="layout" svg:width="0.067cm" svg:height="0.014cm" svg:x="17.522cm" svg:y="5.757cm" svg:viewBox="0 0 68 15" svg:d="M0 15c21-4 46-7 68-15">
          <text:p/>
        </draw:path>
        <draw:line draw:style-name="gr8" draw:text-style-name="P2" draw:layer="layout" svg:x1="18.024cm" svg:y1="5.443cm" svg:x2="18.009cm" svg:y2="5.454cm">
          <text:p/>
        </draw:line>
        <draw:line draw:style-name="gr8" draw:text-style-name="P2" draw:layer="layout" svg:x1="17.601cm" svg:y1="5.75cm" svg:x2="17.589cm" svg:y2="5.761cm">
          <text:p/>
        </draw:line>
        <draw:path draw:style-name="gr8" draw:text-style-name="P2" draw:layer="layout" svg:width="0.102cm" svg:height="0.191cm" svg:x="14.859cm" svg:y="2.899cm" svg:viewBox="0 0 103 192" svg:d="M103 0c-68 61-103 125-103 192">
          <text:p/>
        </draw:path>
        <draw:path draw:style-name="gr8" draw:text-style-name="P2" draw:layer="layout" svg:width="0.144cm" svg:height="0.222cm" svg:x="14.859cm" svg:y="3.09cm" svg:viewBox="0 0 145 223" svg:d="M0 0c0 81 50 160 145 223">
          <text:p/>
        </draw:path>
        <draw:line draw:style-name="gr8" draw:text-style-name="P2" draw:layer="layout" svg:x1="15.003cm" svg:y1="3.316cm" svg:x2="15.003cm" svg:y2="3.312cm">
          <text:p/>
        </draw:line>
        <draw:path draw:style-name="gr8" draw:text-style-name="P2" draw:layer="layout" svg:width="0.151cm" svg:height="0.229cm" svg:x="14.859cm" svg:y="4.074cm" svg:viewBox="0 0 152 230" svg:d="M0 0c0 81 53 162 152 230">
          <text:p/>
        </draw:path>
        <draw:path draw:style-name="gr8" draw:text-style-name="P2" draw:layer="layout" svg:width="0.088cm" svg:height="0.009cm" svg:x="14.703cm" svg:y="4.314cm" svg:viewBox="0 0 89 10" svg:d="M89 8c-28 5-64 0-89-8">
          <text:p/>
        </draw:path>
        <draw:line draw:style-name="gr8" draw:text-style-name="P2" draw:layer="layout" svg:x1="14.86cm" svg:y1="3.887cm" svg:x2="14.46cm" svg:y2="4.177cm">
          <text:p/>
        </draw:line>
        <draw:line draw:style-name="gr8" draw:text-style-name="P2" draw:layer="layout" svg:x1="14.488cm" svg:y1="4.243cm" svg:x2="14.704cm" svg:y2="4.315cm">
          <text:p/>
        </draw:line>
        <draw:path draw:style-name="gr8" draw:text-style-name="P2" draw:layer="layout" svg:width="0.046cm" svg:height="0.042cm" svg:x="14.442cm" svg:y="4.201cm" svg:viewBox="0 0 47 43" svg:d="M47 43c-29-7-47-21-47-43">
          <text:p/>
        </draw:path>
        <draw:path draw:style-name="gr8" draw:text-style-name="P2" draw:layer="layout" svg:width="0.018cm" svg:height="0.029cm" svg:x="14.442cm" svg:y="4.176cm" svg:viewBox="0 0 19 30" svg:d="M0 30c0-11 7-23 19-30">
          <text:p/>
        </draw:path>
        <draw:line draw:style-name="gr8" draw:text-style-name="P2" draw:layer="layout" svg:x1="15.06cm" svg:y1="1.76cm" svg:x2="15.06cm" svg:y2="1.753cm">
          <text:p/>
        </draw:line>
        <draw:line draw:style-name="gr8" draw:text-style-name="P2" draw:layer="layout" svg:x1="15.06cm" svg:y1="1.76cm" svg:x2="15.06cm" svg:y2="1.802cm">
          <text:p/>
        </draw:line>
        <draw:line draw:style-name="gr8" draw:text-style-name="P2" draw:layer="layout" svg:x1="15.06cm" svg:y1="2.959cm" svg:x2="15.06cm" svg:y2="1.802cm">
          <text:p/>
        </draw:line>
        <draw:line draw:style-name="gr8" draw:text-style-name="P2" draw:layer="layout" svg:x1="15.06cm" svg:y1="3.266cm" svg:x2="15.06cm" svg:y2="2.959cm">
          <text:p/>
        </draw:line>
        <draw:line draw:style-name="gr8" draw:text-style-name="P2" draw:layer="layout" svg:x1="15.003cm" svg:y1="3.313cm" svg:x2="15.061cm" svg:y2="3.266cm">
          <text:p/>
        </draw:line>
        <draw:path draw:style-name="gr8" draw:text-style-name="P2" draw:layer="layout" svg:width="0.621cm" svg:height="0.195cm" svg:x="15.437cm" svg:y="1.495cm" svg:viewBox="0 0 622 196" svg:d="M0 164c124 38 279 42 410 10 131-36 212-103 212-174">
          <text:p/>
        </draw:path>
        <draw:path draw:style-name="gr8" draw:text-style-name="P2" draw:layer="layout" svg:width="0.797cm" svg:height="0.194cm" svg:x="15.261cm" svg:y="1.305cm" svg:viewBox="0 0 798 195" svg:d="M798 195c0-111-180-195-399-195s-399 84-399 195">
          <text:p/>
        </draw:path>
        <draw:path draw:style-name="gr8" draw:text-style-name="P2" draw:layer="layout" svg:width="0.18cm" svg:height="0.163cm" svg:x="15.261cm" svg:y="1.495cm" svg:viewBox="0 0 181 164" svg:d="M0 0c0 68 68 128 181 164">
          <text:p/>
        </draw:path>
        <draw:path draw:style-name="gr8" draw:text-style-name="P2" draw:layer="layout" svg:width="0.526cm" svg:height="0.331cm" svg:x="15.832cm" svg:y="1.626cm" svg:viewBox="0 0 527 332" svg:d="M0 332c312-38 527-177 527-332">
          <text:p/>
        </draw:path>
        <draw:path draw:style-name="gr8" draw:text-style-name="P2" draw:layer="layout" svg:width="0.526cm" svg:height="0.332cm" svg:x="15.832cm" svg:y="2.783cm" svg:viewBox="0 0 527 333" svg:d="M0 333c312-39 527-177 527-333">
          <text:p/>
        </draw:path>
        <draw:path draw:style-name="gr8" draw:text-style-name="P2" draw:layer="layout" svg:width="1.168cm" svg:height="0.256cm" svg:x="16.647cm" svg:y="3.407cm" svg:viewBox="0 0 1169 257" svg:d="M0 0c64 121 251 213 491 245 244 32 501 0 678-85">
          <text:p/>
        </draw:path>
        <draw:line draw:style-name="gr8" draw:text-style-name="P2" draw:layer="layout" svg:x1="16.273cm" svg:y1="3.176cm" svg:x2="16.638cm" svg:y2="2.91cm">
          <text:p/>
        </draw:line>
        <draw:line draw:style-name="gr8" draw:text-style-name="P2" draw:layer="layout" svg:x1="17.83cm" svg:y1="3.571cm" svg:x2="17.815cm" svg:y2="3.563cm">
          <text:p/>
        </draw:line>
        <draw:path draw:style-name="gr8" draw:text-style-name="P2" draw:layer="layout" svg:width="0.589cm" svg:height="0.08cm" svg:x="16.637cm" svg:y="2.91cm" svg:viewBox="0 0 590 81" svg:d="M0 0c170 61 382 89 590 79">
          <text:p/>
        </draw:path>
        <draw:line draw:style-name="gr8" draw:text-style-name="P2" draw:layer="layout" svg:x1="17.829cm" svg:y1="3.571cm" svg:x2="17.84cm" svg:y2="3.563cm">
          <text:p/>
        </draw:line>
        <draw:path draw:style-name="gr8" draw:text-style-name="P2" draw:layer="layout" svg:width="0.19cm" svg:height="0.007cm" svg:x="17.226cm" svg:y="2.982cm" svg:viewBox="0 0 191 8" svg:d="M191 8c-64-11-128-11-191 0">
          <text:p/>
        </draw:path>
        <draw:path draw:style-name="gr8" draw:text-style-name="P2" draw:layer="layout" svg:width="0.603cm" svg:height="0.3cm" svg:x="17.416cm" svg:y="2.984cm" svg:viewBox="0 0 604 301" svg:d="M604 301c-38-156-290-280-604-301">
          <text:p/>
        </draw:path>
        <draw:line draw:style-name="gr8" draw:text-style-name="P2" draw:layer="layout" svg:x1="16.679cm" svg:y1="3.051cm" svg:x2="17.008cm" svg:y2="3.158cm">
          <text:p/>
        </draw:line>
        <draw:path draw:style-name="gr8" draw:text-style-name="P2" draw:layer="layout" svg:width="0.134cm" svg:height="0.021cm" svg:x="16.548cm" svg:y="3.044cm" svg:viewBox="0 0 135 22" svg:d="M0 22c33-22 90-29 135-15">
          <text:p/>
        </draw:path>
        <draw:path draw:style-name="gr8" draw:text-style-name="P2" draw:layer="layout" svg:width="0.006cm" svg:height="0cm" svg:x="17.007cm" svg:y="3.157cm" svg:viewBox="0 0 7 0" svg:d="M0 0c0 0 3 0 7 0">
          <text:p/>
        </draw:path>
        <draw:line draw:style-name="gr8" draw:text-style-name="P2" draw:layer="layout" svg:x1="16.534cm" svg:y1="3.077cm" svg:x2="16.549cm" svg:y2="3.065cm">
          <text:p/>
        </draw:line>
        <draw:path draw:style-name="gr8" draw:text-style-name="P2" draw:layer="layout" svg:width="0.769cm" svg:height="0.448cm" svg:x="17.014cm" svg:y="3.099cm" svg:viewBox="0 0 770 449" svg:d="M53 413c201 63 470 42 618-50 148-88 127-223-46-304-176-79-449-79-625 0">
          <text:p/>
        </draw:path>
        <draw:path draw:style-name="gr8" draw:text-style-name="P2" draw:layer="layout" svg:width="0.028cm" svg:height="0.014cm" svg:x="16.534cm" svg:y="3.125cm" svg:viewBox="0 0 29 15" svg:d="M29 15c-11-3-22-7-29-15">
          <text:p/>
        </draw:path>
        <draw:path draw:style-name="gr8" draw:text-style-name="P2" draw:layer="layout" svg:width="0.019cm" svg:height="0.049cm" svg:x="16.519cm" svg:y="3.076cm" svg:viewBox="0 0 20 50" svg:d="M20 50c-27-15-27-36 0-50">
          <text:p/>
        </draw:path>
        <draw:path draw:style-name="gr8" draw:text-style-name="P2" draw:layer="layout" svg:width="0.205cm" svg:height="0.265cm" svg:x="16.862cm" svg:y="3.245cm" svg:viewBox="0 0 206 266" svg:d="M29 0c-76 100 0 209 177 266">
          <text:p/>
        </draw:path>
        <draw:line draw:style-name="gr8" draw:text-style-name="P2" draw:layer="layout" svg:x1="16.888cm" svg:y1="3.246cm" svg:x2="16.562cm" svg:y2="3.139cm">
          <text:p/>
        </draw:line>
        <draw:line draw:style-name="gr8" draw:text-style-name="P2" draw:layer="layout" svg:x1="16.891cm" svg:y1="3.245cm" svg:x2="16.887cm" svg:y2="3.245cm">
          <text:p/>
        </draw:line>
        <draw:polyline draw:style-name="gr8" draw:text-style-name="P2" draw:layer="layout" svg:width="0cm" svg:height="0cm" svg:x="16.887cm" svg:y="3.245cm" svg:viewBox="0 0 0 0" draw:points="0,0">
          <text:p/>
        </draw:polyline>
        <draw:path draw:style-name="gr8" draw:text-style-name="P2" draw:layer="layout" svg:width="0.064cm" svg:height="0.025cm" svg:x="16.573cm" svg:y="2.885cm" svg:viewBox="0 0 65 26" svg:d="M0 0c21 12 43 19 65 26">
          <text:p/>
        </draw:path>
        <draw:path draw:style-name="gr8" draw:text-style-name="P2" draw:layer="layout" svg:width="0.37cm" svg:height="0.268cm" svg:x="16.203cm" svg:y="2.885cm" svg:viewBox="0 0 371 269" svg:d="M0 269c187-63 318-159 371-269">
          <text:p/>
        </draw:path>
        <draw:path draw:style-name="gr8" draw:text-style-name="P2" draw:layer="layout" svg:width="0.106cm" svg:height="0.056cm" svg:x="16.467cm" svg:y="2.829cm" svg:viewBox="0 0 107 57" svg:d="M0 0c32 21 67 42 107 57">
          <text:p/>
        </draw:path>
        <draw:line draw:style-name="gr8" draw:text-style-name="P2" draw:layer="layout" svg:x1="16.058cm" svg:y1="3.13cm" svg:x2="16.077cm" svg:y2="3.115cm">
          <text:p/>
        </draw:line>
        <draw:line draw:style-name="gr8" draw:text-style-name="P2" draw:layer="layout" svg:x1="16.45cm" svg:y1="2.844cm" svg:x2="16.468cm" svg:y2="2.829cm">
          <text:p/>
        </draw:line>
        <draw:path draw:style-name="gr8" draw:text-style-name="P2" draw:layer="layout" svg:width="0.377cm" svg:height="0.275cm" svg:x="16.076cm" svg:y="2.843cm" svg:viewBox="0 0 378 276" svg:d="M0 276c201-60 343-162 378-276">
          <text:p/>
        </draw:path>
        <draw:path draw:style-name="gr8" draw:text-style-name="P2" draw:layer="layout" svg:width="0.036cm" svg:height="0.01cm" svg:x="16.04cm" svg:y="3.115cm" svg:viewBox="0 0 37 11" svg:d="M0 11c12 0 26-4 37-11">
          <text:p/>
        </draw:path>
        <draw:line draw:style-name="gr8" draw:text-style-name="P2" draw:layer="layout" svg:x1="16.076cm" svg:y1="3.119cm" svg:x2="16.454cm" svg:y2="2.843cm">
          <text:p/>
        </draw:line>
        <draw:path draw:style-name="gr8" draw:text-style-name="P2" draw:layer="layout" svg:width="0.007cm" svg:height="0.018cm" svg:x="16.45cm" svg:y="2.825cm" svg:viewBox="0 0 8 19" svg:d="M0 19c3-7 8-15 8-19">
          <text:p/>
        </draw:path>
        <draw:path draw:style-name="gr8" draw:text-style-name="P2" draw:layer="layout" svg:width="0.099cm" svg:height="0.081cm" svg:x="16.358cm" svg:y="2.744cm" svg:viewBox="0 0 100 82" svg:d="M0 0c28 28 61 58 100 82">
          <text:p/>
        </draw:path>
        <draw:path draw:style-name="gr8" draw:text-style-name="P2" draw:layer="layout" svg:width="0.113cm" svg:height="0.092cm" svg:x="16.495cm" svg:y="4.268cm" svg:viewBox="0 0 114 93" svg:d="M114 93c-10 0-28-7-42-18-21-14-46-40-72-75">
          <text:p/>
        </draw:path>
        <draw:path draw:style-name="gr8" draw:text-style-name="P2" draw:layer="layout" svg:width="0.021cm" svg:height="0.12cm" svg:x="16.273cm" svg:y="4.36cm" svg:viewBox="0 0 22 121" svg:d="M0 121c15-11 22-29 22-54 0-21-7-46-22-67">
          <text:p/>
        </draw:path>
        <draw:path draw:style-name="gr8" draw:text-style-name="P2" draw:layer="layout" svg:width="0.021cm" svg:height="0.12cm" svg:x="16.273cm" svg:y="5.083cm" svg:viewBox="0 0 22 121" svg:d="M0 121c15-11 22-33 22-54 0-25-7-49-22-67">
          <text:p/>
        </draw:path>
        <draw:line draw:style-name="gr8" draw:text-style-name="P2" draw:layer="layout" svg:x1="16.601cm" svg:y1="5.471cm" svg:x2="16.601cm" svg:y2="5.411cm">
          <text:p/>
        </draw:line>
        <draw:path draw:style-name="gr8" draw:text-style-name="P2" draw:layer="layout" svg:width="0.176cm" svg:height="0.283cm" svg:x="16.425cm" svg:y="5.132cm" svg:viewBox="0 0 177 284" svg:d="M177 284c-24-7-60-32-95-78-25-32-49-71-65-113-10-33-17-61-17-93">
          <text:p/>
        </draw:path>
        <draw:path draw:style-name="gr8" draw:text-style-name="P2" draw:layer="layout" svg:width="0.176cm" svg:height="0.117cm" svg:x="16.425cm" svg:y="5.019cm" svg:viewBox="0 0 177 118" svg:d="M0 118c0-39 10-72 28-93 15-14 33-24 47-24 21-4 39 3 56 17 18 14 32 32 46 58">
          <text:p/>
        </draw:path>
        <draw:line draw:style-name="gr8" draw:text-style-name="P2" draw:layer="layout" svg:x1="16.601cm" svg:y1="5.094cm" svg:x2="16.601cm" svg:y2="4.861cm">
          <text:p/>
        </draw:line>
        <draw:path draw:style-name="gr8" draw:text-style-name="P2" draw:layer="layout" svg:width="0.046cm" svg:height="0.099cm" svg:x="16.601cm" svg:y="4.762cm" svg:viewBox="0 0 47 100" svg:d="M47 0c-7 4-22 11-29 25-7 7-11 14-14 24-4 15-4 32-4 51">
          <text:p/>
        </draw:path>
        <draw:line draw:style-name="gr8" draw:text-style-name="P2" draw:layer="layout" svg:x1="16.647cm" svg:y1="4.716cm" svg:x2="16.647cm" svg:y2="4.762cm">
          <text:p/>
        </draw:line>
        <draw:path draw:style-name="gr8" draw:text-style-name="P2" draw:layer="layout" svg:width="0.222cm" svg:height="0.282cm" svg:x="16.425cm" svg:y="4.476cm" svg:viewBox="0 0 223 283" svg:d="M223 245c-7 28-18 38-35 38-18 0-39-10-67-31-26-25-61-67-86-121-21-43-35-88-35-131">
          <text:p/>
        </draw:path>
        <draw:path draw:style-name="gr8" draw:text-style-name="P2" draw:layer="layout" svg:width="0.222cm" svg:height="0.233cm" svg:x="16.425cm" svg:y="4.363cm" svg:viewBox="0 0 223 234" svg:d="M0 113c0-46 17-84 42-102 28-18 60-14 89 7 22 18 39 42 50 71 21 38 35 88 42 145">
          <text:p/>
        </draw:path>
        <draw:line draw:style-name="gr8" draw:text-style-name="P2" draw:layer="layout" svg:x1="16.647cm" svg:y1="4.409cm" svg:x2="16.647cm" svg:y2="4.593cm">
          <text:p/>
        </draw:line>
        <draw:path draw:style-name="gr8" draw:text-style-name="P2" draw:layer="layout" svg:width="0.11cm" svg:height="0.215cm" svg:x="16.53cm" svg:y="4.018cm" svg:viewBox="0 0 111 216" svg:d="M4 0c-17 74 28 169 107 216">
          <text:p/>
        </draw:path>
        <draw:line draw:style-name="gr8" draw:text-style-name="P2" draw:layer="layout" svg:x1="17.815cm" svg:y1="3.563cm" svg:x2="17.815cm" svg:y2="4.561cm">
          <text:p/>
        </draw:line>
        <draw:path draw:style-name="gr8" draw:text-style-name="P2" draw:layer="layout" svg:width="0.688cm" svg:height="0.1cm" svg:x="17.127cm" svg:y="4.561cm" svg:viewBox="0 0 689 101" svg:d="M0 88c243 33 509 0 689-88">
          <text:p/>
        </draw:path>
        <draw:path draw:style-name="gr8" draw:text-style-name="P2" draw:layer="layout" svg:width="0.042cm" svg:height="0.116cm" svg:x="17.127cm" svg:y="4.533cm" svg:viewBox="0 0 43 117" svg:d="M0 117c7-10 14-21 21-32 15-24 22-54 22-85">
          <text:p/>
        </draw:path>
        <draw:path draw:style-name="gr8" draw:text-style-name="P2" draw:layer="layout" svg:width="0.236cm" svg:height="0.271cm" svg:x="16.933cm" svg:y="4.265cm" svg:viewBox="0 0 237 272" svg:d="M0 0c32 10 60 24 88 42 25 18 49 39 71 60s43 49 57 78 21 60 21 92">
          <text:p/>
        </draw:path>
        <draw:path draw:style-name="gr8" draw:text-style-name="P2" draw:layer="layout" svg:width="0.185cm" svg:height="0.282cm" svg:x="16.752cm" svg:y="4.254cm" svg:viewBox="0 0 186 283" svg:d="M186 11c-35-11-70-15-95-7-22 3-40 10-54 24-7 11-17 21-24 39-4 14-11 32-11 61-4 28 0 67 7 92 4 24 11 46 18 63">
          <text:p/>
        </draw:path>
        <draw:path draw:style-name="gr8" draw:text-style-name="P2" draw:layer="layout" svg:width="0.131cm" svg:height="0.127cm" svg:x="16.647cm" svg:y="4.409cm" svg:viewBox="0 0 132 128" svg:d="M0 0c25 46 72 88 132 128">
          <text:p/>
        </draw:path>
        <draw:path draw:style-name="gr8" draw:text-style-name="P2" draw:layer="layout" svg:width="0.11cm" svg:height="0.216cm" svg:x="16.53cm" svg:y="3.361cm" svg:viewBox="0 0 111 217" svg:d="M4 0c-17 75 28 170 107 217">
          <text:p/>
        </draw:path>
        <draw:line draw:style-name="gr8" draw:text-style-name="P2" draw:layer="layout" svg:x1="17.522cm" svg:y1="5.771cm" svg:x2="17.522cm" svg:y2="5.746cm">
          <text:p/>
        </draw:line>
        <draw:line draw:style-name="gr8" draw:text-style-name="P2" draw:layer="layout" svg:x1="17.522cm" svg:y1="5.746cm" svg:x2="17.522cm" svg:y2="5.157cm">
          <text:p/>
        </draw:line>
        <draw:path draw:style-name="gr8" draw:text-style-name="P2" draw:layer="layout" svg:width="0.049cm" svg:height="0.109cm" svg:x="16.651cm" svg:y="5.284cm" svg:viewBox="0 0 50 110" svg:d="M0 110c31-24 50-63 50-110">
          <text:p/>
        </draw:path>
        <draw:path draw:style-name="gr8" draw:text-style-name="P2" draw:layer="layout" svg:width="0.099cm" svg:height="0.19cm" svg:x="16.601cm" svg:y="5.094cm" svg:viewBox="0 0 100 191" svg:d="M100 191c0-68-39-146-100-191">
          <text:p/>
        </draw:path>
        <draw:line draw:style-name="gr8" draw:text-style-name="P2" draw:layer="layout" svg:x1="17.589cm" svg:y1="5.757cm" svg:x2="17.589cm" svg:y2="5.736cm">
          <text:p/>
        </draw:line>
        <draw:path draw:style-name="gr8" draw:text-style-name="P2" draw:layer="layout" svg:width="0.067cm" svg:height="0.014cm" svg:x="17.522cm" svg:y="5.736cm" svg:viewBox="0 0 68 15" svg:d="M0 15c21-5 46-8 68-15">
          <text:p/>
        </draw:path>
        <draw:line draw:style-name="gr8" draw:text-style-name="P2" draw:layer="layout" svg:x1="17.589cm" svg:y1="4.886cm" svg:x2="17.95cm" svg:y2="4.624cm">
          <text:p/>
        </draw:line>
        <draw:line draw:style-name="gr8" draw:text-style-name="P2" draw:layer="layout" svg:x1="17.589cm" svg:y1="5.736cm" svg:x2="17.589cm" svg:y2="4.882cm">
          <text:p/>
        </draw:line>
        <draw:path draw:style-name="gr8" draw:text-style-name="P2" draw:layer="layout" svg:width="0.01cm" svg:height="0.007cm" svg:x="16.457cm" svg:y="2.825cm" svg:viewBox="0 0 11 8" svg:d="M0 0c3 4 7 4 11 8">
          <text:p/>
        </draw:path>
        <draw:path draw:style-name="gr8" draw:text-style-name="P2" draw:layer="layout" svg:width="0.007cm" svg:height="0.018cm" svg:x="16.566cm" svg:y="3.125cm" svg:viewBox="0 0 8 19" svg:d="M0 19c0-8 0-12 8-19">
          <text:p/>
        </draw:path>
        <draw:line draw:style-name="gr8" draw:text-style-name="P2" draw:layer="layout" svg:x1="16.573cm" svg:y1="3.126cm" svg:x2="16.588cm" svg:y2="3.115cm">
          <text:p/>
        </draw:line>
        <draw:path draw:style-name="gr8" draw:text-style-name="P2" draw:layer="layout" svg:width="0.071cm" svg:height="0.014cm" svg:x="16.587cm" svg:y="3.105cm" svg:viewBox="0 0 72 15" svg:d="M0 15c14-15 47-20 72-8">
          <text:p/>
        </draw:path>
        <draw:path draw:style-name="gr8" draw:text-style-name="P2" draw:layer="layout" svg:width="0.099cm" svg:height="0.176cm" svg:x="14.961cm" svg:y="3.09cm" svg:viewBox="0 0 100 177" svg:d="M0 0c0 60 35 123 100 177">
          <text:p/>
        </draw:path>
        <draw:path draw:style-name="gr8" draw:text-style-name="P2" draw:layer="layout" svg:width="0.974cm" svg:height="0.236cm" svg:x="15.172cm" svg:y="1.259cm" svg:viewBox="0 0 975 237" svg:d="M975 237c0-130-220-237-488-237s-487 107-487 237">
          <text:p/>
        </draw:path>
        <draw:path draw:style-name="gr8" draw:text-style-name="P2" draw:layer="layout" svg:width="0.974cm" svg:height="0.24cm" svg:x="15.172cm" svg:y="1.495cm" svg:viewBox="0 0 975 241" svg:d="M0 0c0 132 219 241 487 241s488-109 488-241">
          <text:p/>
        </draw:path>
        <draw:path draw:style-name="gr8" draw:text-style-name="P2" draw:layer="layout" svg:width="0.099cm" svg:height="0.18cm" svg:x="14.961cm" svg:y="1.626cm" svg:viewBox="0 0 100 181" svg:d="M0 0c0 63 35 128 100 181">
          <text:p/>
        </draw:path>
        <draw:path draw:style-name="gr8" draw:text-style-name="P2" draw:layer="layout" svg:width="0.099cm" svg:height="0.176cm" svg:x="14.961cm" svg:y="2.783cm" svg:viewBox="0 0 100 177" svg:d="M0 0c0 63 35 124 100 177">
          <text:p/>
        </draw:path>
        <draw:path draw:style-name="gr8" draw:text-style-name="P2" draw:layer="layout" svg:width="0.889cm" svg:height="0.215cm" svg:x="15.215cm" svg:y="1.28cm" svg:viewBox="0 0 890 216" svg:d="M890 216c0-117-198-216-445-216-248 0-445 99-445 216">
          <text:p/>
        </draw:path>
        <draw:path draw:style-name="gr8" draw:text-style-name="P2" draw:layer="layout" svg:width="0.889cm" svg:height="0.219cm" svg:x="15.215cm" svg:y="1.495cm" svg:viewBox="0 0 890 220" svg:d="M0 0c0 120 197 220 445 220 247 0 445-100 445-220">
          <text:p/>
        </draw:path>
        <draw:path draw:style-name="gr8" draw:text-style-name="P2" draw:layer="layout" svg:width="0.032cm" svg:height="0.007cm" svg:x="17.829cm" svg:y="3.563cm" svg:viewBox="0 0 33 8" svg:d="M0 8c10-5 22-5 33-8">
          <text:p/>
        </draw:path>
        <draw:line draw:style-name="gr8" draw:text-style-name="P2" draw:layer="layout" svg:x1="17.861cm" svg:y1="3.563cm" svg:x2="17.861cm" svg:y2="4.677cm">
          <text:p/>
        </draw:line>
        <draw:line draw:style-name="gr8" draw:text-style-name="P2" draw:layer="layout" svg:x1="17.815cm" svg:y1="4.561cm" svg:x2="17.815cm" svg:y2="4.713cm">
          <text:p/>
        </draw:line>
        <draw:line draw:style-name="gr8" draw:text-style-name="P2" draw:layer="layout" svg:x1="17.862cm" svg:y1="4.677cm" svg:x2="17.815cm" svg:y2="4.717cm">
          <text:p/>
        </draw:line>
        <draw:polyline draw:style-name="gr8" draw:text-style-name="P2" draw:layer="layout" svg:width="0cm" svg:height="0cm" svg:x="17.861cm" svg:y="3.563cm" svg:viewBox="0 0 0 0" draw:points="0,0">
          <text:p/>
        </draw:polyline>
        <draw:path draw:style-name="gr8" draw:text-style-name="P2" draw:layer="layout" svg:width="0.141cm" svg:height="0.064cm" svg:x="17.861cm" svg:y="3.499cm" svg:viewBox="0 0 142 65" svg:d="M0 65c53-12 98-37 142-65">
          <text:p/>
        </draw:path>
        <draw:path draw:style-name="gr8" draw:text-style-name="P2" draw:layer="layout" svg:width="0.053cm" svg:height="0.046cm" svg:x="18.002cm" svg:y="3.453cm" svg:viewBox="0 0 54 47" svg:d="M0 47c22-15 40-29 54-47">
          <text:p/>
        </draw:path>
        <draw:path draw:style-name="gr8" draw:text-style-name="P2" draw:layer="layout" svg:width="0.049cm" svg:height="0.025cm" svg:x="17.981cm" svg:y="3.478cm" svg:viewBox="0 0 50 26" svg:d="M0 26c17-7 32-16 50-26">
          <text:p/>
        </draw:path>
        <draw:line draw:style-name="gr8" draw:text-style-name="P2" draw:layer="layout" svg:x1="17.982cm" svg:y1="3.503cm" svg:x2="17.938cm" svg:y2="3.535cm">
          <text:p/>
        </draw:line>
        <draw:path draw:style-name="gr8" draw:text-style-name="P2" draw:layer="layout" svg:width="0.099cm" svg:height="0.029cm" svg:x="17.839cm" svg:y="3.534cm" svg:viewBox="0 0 100 30" svg:d="M0 30c36-4 69-15 100-30">
          <text:p/>
        </draw:path>
        <draw:line draw:style-name="gr8" draw:text-style-name="P2" draw:layer="layout" svg:x1="17.839cm" svg:y1="3.563cm" svg:x2="17.839cm" svg:y2="3.411cm">
          <text:p/>
        </draw:line>
        <draw:line draw:style-name="gr8" draw:text-style-name="P2" draw:layer="layout" svg:x1="18.035cm" svg:y1="3.27cm" svg:x2="17.839cm" svg:y2="3.412cm">
          <text:p/>
        </draw:line>
        <draw:line draw:style-name="gr8" draw:text-style-name="P2" draw:layer="layout" svg:x1="18.034cm" svg:y1="3.271cm" svg:x2="18.133cm" svg:y2="3.199cm">
          <text:p/>
        </draw:line>
        <draw:line draw:style-name="gr8" draw:text-style-name="P2" draw:layer="layout" svg:x1="19.41cm" svg:y1="4.505cm" svg:x2="19.272cm" svg:y2="4.459cm">
          <text:p/>
        </draw:line>
        <draw:line draw:style-name="gr8" draw:text-style-name="P2" draw:layer="layout" svg:x1="16.654cm" svg:y1="3.111cm" svg:x2="16.98cm" svg:y2="3.214cm">
          <text:p/>
        </draw:line>
        <draw:line draw:style-name="gr8" draw:text-style-name="P2" draw:layer="layout" svg:x1="16.973cm" svg:y1="3.246cm" svg:x2="16.908cm" svg:y2="3.224cm">
          <text:p/>
        </draw:line>
        <draw:path draw:style-name="gr8" draw:text-style-name="P2" draw:layer="layout" svg:width="0.036cm" svg:height="0.078cm" svg:x="16.936cm" svg:y="3.245cm" svg:viewBox="0 0 37 79" svg:d="M37 0c-23 25-37 54-37 79">
          <text:p/>
        </draw:path>
        <draw:path draw:style-name="gr8" draw:text-style-name="P2" draw:layer="layout" svg:width="0.773cm" svg:height="0.187cm" svg:x="16.936cm" svg:y="3.323cm" svg:viewBox="0 0 774 188" svg:d="M0 0c0 102 173 188 385 188 216 0 389-86 389-188">
          <text:p/>
        </draw:path>
        <draw:path draw:style-name="gr8" draw:text-style-name="P2" draw:layer="layout" svg:width="0.667cm" svg:height="0.186cm" svg:x="17.042cm" svg:y="3.137cm" svg:viewBox="0 0 668 187" svg:d="M668 187c0-78-100-146-248-174-145-28-314-11-420 46">
          <text:p/>
        </draw:path>
        <draw:path draw:style-name="gr8" draw:text-style-name="P2" draw:layer="layout" svg:width="0.017cm" svg:height="0.025cm" svg:x="16.891cm" svg:y="3.224cm" svg:viewBox="0 0 18 26" svg:d="M18 0c-8 8-15 15-18 26">
          <text:p/>
        </draw:path>
        <draw:line draw:style-name="gr8" draw:text-style-name="P2" draw:layer="layout" svg:x1="17.043cm" svg:y1="3.197cm" svg:x2="16.979cm" svg:y2="3.175cm">
          <text:p/>
        </draw:line>
        <draw:path draw:style-name="gr8" draw:text-style-name="P2" draw:layer="layout" svg:width="0.035cm" svg:height="0.018cm" svg:x="16.979cm" svg:y="3.157cm" svg:viewBox="0 0 36 19" svg:d="M36 0c-14 7-26 10-36 19">
          <text:p/>
        </draw:path>
        <draw:path draw:style-name="gr8" draw:text-style-name="P2" draw:layer="layout" svg:width="0.046cm" svg:height="0.155cm" svg:x="16.601cm" svg:y="5.094cm" svg:viewBox="0 0 47 156" svg:d="M47 156c-7-61-26-114-47-156">
          <text:p/>
        </draw:path>
        <draw:path draw:style-name="gr8" draw:text-style-name="P2" draw:layer="layout" svg:width="0.021cm" svg:height="0.039cm" svg:x="16.626cm" svg:y="5.372cm" svg:viewBox="0 0 22 40" svg:d="M22 0c-3 22-11 33-22 40">
          <text:p/>
        </draw:path>
        <draw:path draw:style-name="gr8" draw:text-style-name="P2" draw:layer="layout" svg:width="0.028cm" svg:height="0.007cm" svg:x="16.601cm" svg:y="5.408cm" svg:viewBox="0 0 29 8" svg:d="M29 0c-7 8-18 8-29 8">
          <text:p/>
        </draw:path>
        <draw:line draw:style-name="gr8" draw:text-style-name="P2" draw:layer="layout" svg:x1="16.647cm" svg:y1="5.249cm" svg:x2="16.647cm" svg:y2="5.372cm">
          <text:p/>
        </draw:line>
        <draw:path draw:style-name="gr8" draw:text-style-name="P2" draw:layer="layout" svg:width="0.275cm" svg:height="0.138cm" svg:x="16.661cm" svg:y="4.762cm" svg:viewBox="0 0 276 139" svg:d="M276 139c-50-18-89-36-121-51-42-21-74-42-95-56-32-18-49-25-60-32">
          <text:p/>
        </draw:path>
        <draw:path draw:style-name="gr8" draw:text-style-name="P2" draw:layer="layout" svg:width="0.018cm" svg:height="0.005cm" svg:x="16.647cm" svg:y="4.762cm" svg:viewBox="0 0 19 6" svg:d="M19 6c-11-6-15-6-19-6">
          <text:p/>
        </draw:path>
        <draw:path draw:style-name="gr8" draw:text-style-name="P2" draw:layer="layout" svg:width="0.43cm" svg:height="0.095cm" svg:x="16.933cm" svg:y="4.896cm" svg:viewBox="0 0 431 96" svg:d="M0 0c46 14 96 28 142 35 39 7 74 14 109 22 71 10 131 21 180 39">
          <text:p/>
        </draw:path>
        <draw:path draw:style-name="gr8" draw:text-style-name="P2" draw:layer="layout" svg:width="0.159cm" svg:height="0.17cm" svg:x="17.363cm" svg:y="4.991cm" svg:viewBox="0 0 160 171" svg:d="M0 0c57 18 95 39 121 67 28 32 39 64 39 104">
          <text:p/>
        </draw:path>
        <draw:path draw:style-name="gr8" draw:text-style-name="P2" draw:layer="layout" svg:width="0.158cm" svg:height="0.17cm" svg:x="16.778cm" svg:y="4.536cm" svg:viewBox="0 0 159 171" svg:d="M0 0c17 39 35 71 61 99 24 33 56 57 98 72">
          <text:p/>
        </draw:path>
        <draw:path draw:style-name="gr8" draw:text-style-name="P2" draw:layer="layout" svg:width="0.194cm" svg:height="0.065cm" svg:x="16.933cm" svg:y="4.649cm" svg:viewBox="0 0 195 66" svg:d="M0 58c39 10 75 10 107 0 35-12 63-33 88-58">
          <text:p/>
        </draw:path>
        <draw:path draw:style-name="gr8" draw:text-style-name="P2" draw:layer="layout" svg:width="0.226cm" svg:height="0.172cm" svg:x="17.589cm" svg:y="4.713cm" svg:viewBox="0 0 227 173" svg:d="M227 0c-64 50-141 110-227 173">
          <text:p/>
        </draw:path>
        <draw:path draw:style-name="gr8" draw:text-style-name="P2" draw:layer="layout" svg:width="0.004cm" svg:height="0.057cm" svg:x="16.647cm" svg:y="4.663cm" svg:viewBox="0 0 5 58" svg:d="M0 58c0-7 0-11 0-21 5-8 5-18 5-37">
          <text:p/>
        </draw:path>
        <draw:path draw:style-name="gr8" draw:text-style-name="P2" draw:layer="layout" svg:width="0.004cm" svg:height="0.07cm" svg:x="16.647cm" svg:y="4.593cm" svg:viewBox="0 0 5 71" svg:d="M0 0c0 10 0 21 0 31 5 11 5 25 5 40">
          <text:p/>
        </draw:path>
        <draw:line draw:style-name="gr8" draw:text-style-name="P2" draw:layer="layout" svg:x1="16.647cm" svg:y1="4.593cm" svg:x2="16.647cm" svg:y2="4.716cm">
          <text:p/>
        </draw:line>
        <draw:path draw:style-name="gr8" draw:text-style-name="P2" draw:layer="layout" svg:width="0.028cm" svg:height="0.071cm" svg:x="16.594cm" svg:y="4.074cm" svg:viewBox="0 0 29 72" svg:d="M29 72c-18-22-29-46-29-72">
          <text:p/>
        </draw:path>
        <draw:path draw:style-name="gr8" draw:text-style-name="P2" draw:layer="layout" svg:width="0.349cm" svg:height="0.113cm" svg:x="16.778cm" svg:y="4.536cm" svg:viewBox="0 0 350 114" svg:d="M0 0c88 53 212 92 350 114">
          <text:p/>
        </draw:path>
        <draw:path draw:style-name="gr8" draw:text-style-name="P2" draw:layer="layout" svg:width="0.028cm" svg:height="0.07cm" svg:x="16.594cm" svg:y="3.418cm" svg:viewBox="0 0 29 71" svg:d="M29 71c-18-21-29-46-29-71">
          <text:p/>
        </draw:path>
        <draw:path draw:style-name="gr8" draw:text-style-name="P2" draw:layer="layout" svg:width="0.004cm" svg:height="0.127cm" svg:x="16.647cm" svg:y="5.249cm" svg:viewBox="0 0 5 128" svg:d="M0 0c0 7 0 14 0 29 0 4 5 11 5 18 0 3 0 10 0 17s0 18 0 22c0 7 0 14-5 17 0 4 0 7 0 11 0 3 0 10 0 14">
          <text:p/>
        </draw:path>
        <draw:polyline draw:style-name="gr8" draw:text-style-name="P2" draw:layer="layout" svg:width="0cm" svg:height="0cm" svg:x="17.861cm" svg:y="4.677cm" svg:viewBox="0 0 0 0" draw:points="0,0">
          <text:p/>
        </draw:polyline>
        <draw:line draw:style-name="gr8" draw:text-style-name="P2" draw:layer="layout" svg:x1="17.861cm" svg:y1="4.678cm" svg:x2="17.936cm" svg:y2="4.617cm">
          <text:p/>
        </draw:line>
        <draw:line draw:style-name="gr8" draw:text-style-name="P2" draw:layer="layout" svg:x1="16.979cm" svg:y1="3.213cm" svg:x2="16.979cm" svg:y2="3.284cm">
          <text:p/>
        </draw:line>
        <draw:line draw:style-name="gr8" draw:text-style-name="P2" draw:layer="layout" svg:x1="16.982cm" svg:y1="3.284cm" svg:x2="16.979cm" svg:y2="3.284cm">
          <text:p/>
        </draw:line>
        <draw:path draw:style-name="gr8" draw:text-style-name="P2" draw:layer="layout" svg:width="0.953cm" svg:height="0.229cm" svg:x="15.183cm" svg:y="1.266cm" svg:viewBox="0 0 954 230" svg:d="M954 230c0-128-212-230-478-230-261 0-476 102-476 230">
          <text:p/>
        </draw:path>
        <draw:path draw:style-name="gr8" draw:text-style-name="P2" draw:layer="layout" svg:width="0.953cm" svg:height="0.233cm" svg:x="15.183cm" svg:y="1.495cm" svg:viewBox="0 0 954 234" svg:d="M0 0c0 132 215 234 476 234 266 0 478-102 478-234">
          <text:p/>
        </draw:path>
        <draw:path draw:style-name="gr8" draw:text-style-name="P2" draw:layer="layout" svg:width="0.917cm" svg:height="0.222cm" svg:x="15.201cm" svg:y="1.273cm" svg:viewBox="0 0 918 223" svg:d="M918 223c0-124-206-223-460-223s-458 99-458 223">
          <text:p/>
        </draw:path>
        <draw:path draw:style-name="gr8" draw:text-style-name="P2" draw:layer="layout" svg:width="0.917cm" svg:height="0.226cm" svg:x="15.201cm" svg:y="1.495cm" svg:viewBox="0 0 918 227" svg:d="M0 0c0 124 204 227 458 227s460-103 460-227">
          <text:p/>
        </draw:path>
        <draw:line draw:style-name="gr8" draw:text-style-name="P2" draw:layer="layout" svg:x1="17.861cm" svg:y1="4.677cm" svg:x2="17.861cm" svg:y2="3.563cm">
          <text:p/>
        </draw:line>
        <draw:line draw:style-name="gr8" draw:text-style-name="P2" draw:layer="layout" svg:x1="18.144cm" svg:y1="5.793cm" svg:x2="18.023cm" svg:y2="5.75cm">
          <text:p/>
        </draw:line>
        <draw:line draw:style-name="gr8" draw:text-style-name="P2" draw:layer="layout" svg:x1="18.023cm" svg:y1="4.878cm" svg:x2="18.023cm" svg:y2="5.75cm">
          <text:p/>
        </draw:line>
        <draw:line draw:style-name="gr8" draw:text-style-name="P2" draw:layer="layout" svg:x1="18.023cm" svg:y1="4.878cm" svg:x2="18.023cm" svg:y2="4.649cm">
          <text:p/>
        </draw:line>
        <draw:line draw:style-name="gr8" draw:text-style-name="P2" draw:layer="layout" svg:x1="17.935cm" svg:y1="4.617cm" svg:x2="18.024cm" svg:y2="4.65cm">
          <text:p/>
        </draw:line>
        <draw:line draw:style-name="gr8" draw:text-style-name="P2" draw:layer="layout" svg:x1="18.232cm" svg:y1="3.167cm" svg:x2="18.055cm" svg:y2="3.454cm">
          <text:p/>
        </draw:line>
        <draw:line draw:style-name="gr8" draw:text-style-name="P2" draw:layer="layout" svg:x1="18.31cm" svg:y1="3.177cm" svg:x2="18.231cm" svg:y2="3.167cm">
          <text:p/>
        </draw:line>
        <draw:line draw:style-name="gr8" draw:text-style-name="P2" draw:layer="layout" svg:x1="18.231cm" svg:y1="3.172cm" svg:x2="18.281cm" svg:y2="3.132cm">
          <text:p/>
        </draw:line>
        <draw:line draw:style-name="gr8" draw:text-style-name="P2" draw:layer="layout" svg:x1="18.398cm" svg:y1="3.14cm" svg:x2="18.28cm" svg:y2="3.132cm">
          <text:p/>
        </draw:line>
        <draw:line draw:style-name="gr8" draw:text-style-name="P2" draw:layer="layout" svg:x1="18.059cm" svg:y1="3.446cm" svg:x2="17.981cm" svg:y2="3.504cm">
          <text:p/>
        </draw:line>
        <draw:line draw:style-name="gr8" draw:text-style-name="P2" draw:layer="layout" svg:x1="17.938cm" svg:y1="3.534cm" svg:x2="17.938cm" svg:y2="3.443cm">
          <text:p/>
        </draw:line>
        <draw:line draw:style-name="gr8" draw:text-style-name="P2" draw:layer="layout" svg:x1="18.133cm" svg:y1="3.302cm" svg:x2="17.938cm" svg:y2="3.444cm">
          <text:p/>
        </draw:line>
        <draw:line draw:style-name="gr8" draw:text-style-name="P2" draw:layer="layout" svg:x1="18.132cm" svg:y1="3.33cm" svg:x2="18.132cm" svg:y2="3.302cm">
          <text:p/>
        </draw:line>
        <draw:line draw:style-name="gr8" draw:text-style-name="P2" draw:layer="layout" svg:x1="17.939cm" svg:y1="3.444cm" svg:x2="17.839cm" svg:y2="3.411cm">
          <text:p/>
        </draw:line>
        <draw:line draw:style-name="gr8" draw:text-style-name="P2" draw:layer="layout" svg:x1="18.133cm" svg:y1="3.306cm" svg:x2="18.034cm" svg:y2="3.27cm">
          <text:p/>
        </draw:line>
        <draw:line draw:style-name="gr8" draw:text-style-name="P2" draw:layer="layout" svg:x1="18.129cm" svg:y1="3.199cm" svg:x2="18.2cm" svg:y2="3.221cm">
          <text:p/>
        </draw:line>
        <draw:line draw:style-name="gr8" draw:text-style-name="P2" draw:layer="layout" svg:x1="18.162cm" svg:y1="3.28cm" svg:x2="18.132cm" svg:y2="3.303cm">
          <text:p/>
        </draw:line>
        <draw:line draw:style-name="gr8" draw:text-style-name="P2" draw:layer="layout" svg:x1="17.922cm" svg:y1="6.164cm" svg:x2="17.6cm" svg:y2="6.06cm">
          <text:p/>
        </draw:line>
        <draw:path draw:style-name="gr8" draw:text-style-name="P2" draw:layer="layout" svg:width="0.871cm" svg:height="0.281cm" svg:x="17.921cm" svg:y="6.16cm" svg:viewBox="0 0 872 282" svg:d="M872 282c-114-184-481-304-872-279">
          <text:p/>
        </draw:path>
        <draw:path draw:style-name="gr8" draw:text-style-name="P2" draw:layer="layout" svg:width="0.043cm" svg:height="0.039cm" svg:x="18.788cm" svg:y="6.441cm" svg:viewBox="0 0 44 40" svg:d="M44 40c-14-15-28-29-44-40">
          <text:p/>
        </draw:path>
        <draw:line draw:style-name="gr8" draw:text-style-name="P2" draw:layer="layout" svg:x1="20.531cm" svg:y1="6.862cm" svg:x2="20.948cm" svg:y2="6.558cm">
          <text:p/>
        </draw:line>
        <draw:path draw:style-name="gr8" draw:text-style-name="P2" draw:layer="layout" svg:width="0.057cm" svg:height="0.074cm" svg:x="20.947cm" svg:y="6.484cm" svg:viewBox="0 0 58 75" svg:d="M0 75c37-19 58-47 58-75">
          <text:p/>
        </draw:path>
        <draw:line draw:style-name="gr8" draw:text-style-name="P2" draw:layer="layout" svg:x1="18.358cm" svg:y1="3.711cm" svg:x2="18.358cm" svg:y2="4.617cm">
          <text:p/>
        </draw:line>
        <draw:line draw:style-name="gr8" draw:text-style-name="P2" draw:layer="layout" svg:x1="18.358cm" svg:y1="4.618cm" svg:x2="18.705cm" svg:y2="4.367cm">
          <text:p/>
        </draw:line>
        <draw:line draw:style-name="gr8" draw:text-style-name="P2" draw:layer="layout" svg:x1="18.499cm" svg:y1="4.308cm" svg:x2="18.705cm" svg:y2="4.155cm">
          <text:p/>
        </draw:line>
        <draw:line draw:style-name="gr8" draw:text-style-name="P2" draw:layer="layout" svg:x1="18.499cm" svg:y1="3.608cm" svg:x2="18.499cm" svg:y2="4.307cm">
          <text:p/>
        </draw:line>
        <draw:line draw:style-name="gr8" draw:text-style-name="P2" draw:layer="layout" svg:x1="18.358cm" svg:y1="3.715cm" svg:x2="18.5cm" svg:y2="3.608cm">
          <text:p/>
        </draw:line>
        <draw:line draw:style-name="gr8" draw:text-style-name="P2" draw:layer="layout" svg:x1="18.358cm" svg:y1="4.617cm" svg:x2="18.705cm" svg:y2="4.731cm">
          <text:p/>
        </draw:line>
        <draw:path draw:style-name="gr8" draw:text-style-name="P2" draw:layer="layout" svg:width="0.028cm" svg:height="0.063cm" svg:x="18.355cm" svg:y="5.697cm" svg:viewBox="0 0 29 64" svg:d="M29 0c0 29-12 50-29 64">
          <text:p/>
        </draw:path>
        <draw:path draw:style-name="gr8" draw:text-style-name="P2" draw:layer="layout" svg:width="0.159cm" svg:height="0.134cm" svg:x="18.196cm" svg:y="5.64cm" svg:viewBox="0 0 160 135" svg:d="M160 121c-25 22-67 18-103-10-36-25-57-71-57-111">
          <text:p/>
        </draw:path>
        <draw:line draw:style-name="gr8" draw:text-style-name="P2" draw:layer="layout" svg:x1="18.385cm" svg:y1="5.698cm" svg:x2="18.379cm" svg:y2="5.693cm">
          <text:p/>
        </draw:line>
        <draw:path draw:style-name="gr8" draw:text-style-name="P2" draw:layer="layout" svg:width="0.028cm" svg:height="0.053cm" svg:x="18.192cm" svg:y="5.58cm" svg:viewBox="0 0 29 54" svg:d="M0 54c4-21 11-42 29-54">
          <text:p/>
        </draw:path>
        <draw:path draw:style-name="gr8" draw:text-style-name="P2" draw:layer="layout" svg:width="0.163cm" svg:height="0.131cm" svg:x="18.22cm" svg:y="5.567cm" svg:viewBox="0 0 164 132" svg:d="M0 14c26-21 65-17 100 8 36 28 60 68 64 110">
          <text:p/>
        </draw:path>
        <draw:line draw:style-name="gr8" draw:text-style-name="P2" draw:layer="layout" svg:x1="18.192cm" svg:y1="5.633cm" svg:x2="18.197cm" svg:y2="5.638cm">
          <text:p/>
        </draw:line>
        <draw:path draw:style-name="gr8" draw:text-style-name="P2" draw:layer="layout" svg:width="0cm" svg:height="0.002cm" svg:x="18.196cm" svg:y="5.637cm" svg:viewBox="0 0 0 3" svg:d="M0 3c0-3 0-3 0-3">
          <text:p/>
        </draw:path>
        <draw:line draw:style-name="gr8" draw:text-style-name="P2" draw:layer="layout" svg:x1="16.979cm" svg:y1="3.175cm" svg:x2="16.979cm" svg:y2="3.213cm">
          <text:p/>
        </draw:line>
        <draw:line draw:style-name="gr8" draw:text-style-name="P2" draw:layer="layout" svg:x1="16.972cm" svg:y1="3.245cm" svg:x2="16.972cm" svg:y2="3.333cm">
          <text:p/>
        </draw:line>
        <draw:path draw:style-name="gr8" draw:text-style-name="P2" draw:layer="layout" svg:width="0.025cm" svg:height="0.032cm" svg:x="16.947cm" svg:y="3.333cm" svg:viewBox="0 0 26 33" svg:d="M26 0c-11 11-19 21-26 33">
          <text:p/>
        </draw:path>
        <draw:path draw:style-name="gr8" draw:text-style-name="P2" draw:layer="layout" svg:width="0.056cm" svg:height="0.06cm" svg:x="17.642cm" svg:y="3.305cm" svg:viewBox="0 0 57 61" svg:d="M57 61c-10-21-28-43-57-61">
          <text:p/>
        </draw:path>
        <draw:path draw:style-name="gr8" draw:text-style-name="P2" draw:layer="layout" svg:width="0.603cm" svg:height="0.082cm" svg:x="17.042cm" svg:y="3.223cm" svg:viewBox="0 0 604 83" svg:d="M604 83c-67-46-172-79-289-82-120-7-237 14-315 61">
          <text:p/>
        </draw:path>
        <draw:line draw:style-name="gr8" draw:text-style-name="P2" draw:layer="layout" svg:x1="17.042cm" svg:y1="3.196cm" svg:x2="17.042cm" svg:y2="3.28cm">
          <text:p/>
        </draw:line>
        <draw:line draw:style-name="gr8" draw:text-style-name="P2" draw:layer="layout" svg:x1="17.022cm" svg:y1="3.299cm" svg:x2="16.982cm" svg:y2="3.284cm">
          <text:p/>
        </draw:line>
        <draw:path draw:style-name="gr8" draw:text-style-name="P2" draw:layer="layout" svg:width="0.021cm" svg:height="0.018cm" svg:x="17.021cm" svg:y="3.28cm" svg:viewBox="0 0 22 19" svg:d="M22 0c-8 7-15 12-22 19">
          <text:p/>
        </draw:path>
        <draw:line draw:style-name="gr8" draw:text-style-name="P2" draw:layer="layout" svg:x1="16.982cm" svg:y1="3.213cm" svg:x2="16.982cm" svg:y2="3.284cm">
          <text:p/>
        </draw:line>
        <draw:line draw:style-name="gr8" draw:text-style-name="P2" draw:layer="layout" svg:x1="16.979cm" svg:y1="3.213cm" svg:x2="16.983cm" svg:y2="3.218cm">
          <text:p/>
        </draw:line>
        <draw:path draw:style-name="gr8" draw:text-style-name="P2" draw:layer="layout" svg:width="0.635cm" svg:height="0.085cm" svg:x="17.021cm" svg:y="3.231cm" svg:viewBox="0 0 636 86" svg:d="M636 86c-74-50-187-82-311-86-124 0-244 22-325 68">
          <text:p/>
        </draw:path>
        <draw:line draw:style-name="gr8" draw:text-style-name="P2" draw:layer="layout" svg:x1="18.278cm" svg:y1="3.278cm" svg:x2="18.178cm" svg:y2="3.27cm">
          <text:p/>
        </draw:line>
        <draw:line draw:style-name="gr8" draw:text-style-name="P2" draw:layer="layout" svg:x1="18.178cm" svg:y1="3.271cm" svg:x2="18.31cm" svg:y2="3.175cm">
          <text:p/>
        </draw:line>
        <draw:line draw:style-name="gr8" draw:text-style-name="P2" draw:layer="layout" svg:x1="18.447cm" svg:y1="3.104cm" svg:x2="18.397cm" svg:y2="3.14cm">
          <text:p/>
        </draw:line>
        <draw:line draw:style-name="gr8" draw:text-style-name="P2" draw:layer="layout" svg:x1="18.178cm" svg:y1="3.27cm" svg:x2="18.178cm" svg:y2="5.63cm">
          <text:p/>
        </draw:line>
        <draw:line draw:style-name="gr8" draw:text-style-name="P2" draw:layer="layout" svg:x1="18.182cm" svg:y1="5.63cm" svg:x2="18.178cm" svg:y2="5.63cm">
          <text:p/>
        </draw:line>
        <draw:line draw:style-name="gr8" draw:text-style-name="P2" draw:layer="layout" svg:x1="18.178cm" svg:y1="5.63cm" svg:x2="18.178cm" svg:y2="5.764cm">
          <text:p/>
        </draw:line>
        <draw:line draw:style-name="gr8" draw:text-style-name="P2" draw:layer="layout" svg:x1="18.179cm" svg:y1="5.764cm" svg:x2="18.108cm" svg:y2="5.814cm">
          <text:p/>
        </draw:line>
        <draw:line draw:style-name="gr8" draw:text-style-name="P2" draw:layer="layout" svg:x1="18.009cm" svg:y1="5.485cm" svg:x2="18.009cm" svg:y2="5.323cm">
          <text:p/>
        </draw:line>
        <draw:line draw:style-name="gr8" draw:text-style-name="P2" draw:layer="layout" svg:x1="18.009cm" svg:y1="5.513cm" svg:x2="18.009cm" svg:y2="5.485cm">
          <text:p/>
        </draw:line>
        <draw:line draw:style-name="gr8" draw:text-style-name="P2" draw:layer="layout" svg:x1="18.009cm" svg:y1="5.782cm" svg:x2="18.009cm" svg:y2="5.513cm">
          <text:p/>
        </draw:line>
        <draw:line draw:style-name="gr8" draw:text-style-name="P2" draw:layer="layout" svg:x1="18.112cm" svg:y1="5.814cm" svg:x2="18.009cm" svg:y2="5.782cm">
          <text:p/>
        </draw:line>
        <draw:line draw:style-name="gr8" draw:text-style-name="P2" draw:layer="layout" svg:x1="17.6cm" svg:y1="5.185cm" svg:x2="17.6cm" svg:y2="6.06cm">
          <text:p/>
        </draw:line>
        <draw:line draw:style-name="gr8" draw:text-style-name="P2" draw:layer="layout" svg:x1="17.6cm" svg:y1="5.097cm" svg:x2="17.791cm" svg:y2="5.162cm">
          <text:p/>
        </draw:line>
        <draw:line draw:style-name="gr8" draw:text-style-name="P2" draw:layer="layout" svg:x1="17.787cm" svg:y1="5.676cm" svg:x2="17.787cm" svg:y2="5.157cm">
          <text:p/>
        </draw:line>
        <draw:line draw:style-name="gr8" draw:text-style-name="P2" draw:layer="layout" svg:x1="17.787cm" svg:y1="5.944cm" svg:x2="17.787cm" svg:y2="5.676cm">
          <text:p/>
        </draw:line>
        <draw:line draw:style-name="gr8" draw:text-style-name="P2" draw:layer="layout" svg:x1="17.922cm" svg:y1="5.987cm" svg:x2="17.787cm" svg:y2="5.944cm">
          <text:p/>
        </draw:line>
        <draw:line draw:style-name="gr8" draw:text-style-name="P2" draw:layer="layout" svg:x1="17.921cm" svg:y1="5.986cm" svg:x2="17.921cm" svg:y2="6.163cm">
          <text:p/>
        </draw:line>
        <draw:line draw:style-name="gr8" draw:text-style-name="P2" draw:layer="layout" svg:x1="17.6cm" svg:y1="5.097cm" svg:x2="17.6cm" svg:y2="5.185cm">
          <text:p/>
        </draw:line>
        <draw:path draw:style-name="gr8" draw:text-style-name="P2" draw:layer="layout" svg:width="0.871cm" svg:height="0.282cm" svg:x="17.921cm" svg:y="5.983cm" svg:viewBox="0 0 872 283" svg:d="M0 3c391-25 758 96 872 280">
          <text:p/>
        </draw:path>
        <draw:line draw:style-name="gr8" draw:text-style-name="P2" draw:layer="layout" svg:x1="18.788cm" svg:y1="6.441cm" svg:x2="18.788cm" svg:y2="6.265cm">
          <text:p/>
        </draw:line>
        <draw:path draw:style-name="gr8" draw:text-style-name="P2" draw:layer="layout" svg:width="0.11cm" svg:height="0.081cm" svg:x="18.788cm" svg:y="6.265cm" svg:viewBox="0 0 111 82" svg:d="M111 82c-46-25-81-53-111-82">
          <text:p/>
        </draw:path>
        <draw:line draw:style-name="gr8" draw:text-style-name="P2" draw:layer="layout" svg:x1="20.2cm" svg:y1="7.102cm" svg:x2="20.532cm" svg:y2="6.861cm">
          <text:p/>
        </draw:line>
        <draw:line draw:style-name="gr8" draw:text-style-name="P2" draw:layer="layout" svg:x1="19.021cm" svg:y1="6.9cm" svg:x2="19.724cm" svg:y2="7.127cm">
          <text:p/>
        </draw:line>
        <draw:line draw:style-name="gr8" draw:text-style-name="P2" draw:layer="layout" svg:x1="20.531cm" svg:y1="6.861cm" svg:x2="20.531cm" svg:y2="6.554cm">
          <text:p/>
        </draw:line>
        <draw:line draw:style-name="gr8" draw:text-style-name="P2" draw:layer="layout" svg:x1="20.531cm" svg:y1="6.555cm" svg:x2="20.948cm" svg:y2="6.251cm">
          <text:p/>
        </draw:line>
        <draw:line draw:style-name="gr8" draw:text-style-name="P2" draw:layer="layout" svg:x1="20.947cm" svg:y1="6.558cm" svg:x2="20.947cm" svg:y2="6.251cm">
          <text:p/>
        </draw:line>
        <draw:path draw:style-name="gr8" draw:text-style-name="P2" draw:layer="layout" svg:width="0.099cm" svg:height="0.095cm" svg:x="20.905cm" svg:y="6.085cm" svg:viewBox="0 0 100 96" svg:d="M0 0c61 21 100 57 100 96">
          <text:p/>
        </draw:path>
        <draw:path draw:style-name="gr8" draw:text-style-name="P2" draw:layer="layout" svg:width="0.057cm" svg:height="0.074cm" svg:x="20.947cm" svg:y="6.18cm" svg:viewBox="0 0 58 75" svg:d="M58 0c0 25-21 53-58 75">
          <text:p/>
        </draw:path>
        <draw:line draw:style-name="gr8" draw:text-style-name="P2" draw:layer="layout" svg:x1="20.906cm" svg:y1="6.086cm" svg:x2="19.819cm" svg:y2="5.736cm">
          <text:p/>
        </draw:line>
        <draw:line draw:style-name="gr8" draw:text-style-name="P2" draw:layer="layout" svg:x1="19.844cm" svg:y1="5.718cm" svg:x2="19.819cm" svg:y2="5.737cm">
          <text:p/>
        </draw:line>
        <draw:line draw:style-name="gr8" draw:text-style-name="P2" draw:layer="layout" svg:x1="19.843cm" svg:y1="5.718cm" svg:x2="19.843cm" svg:y2="5.743cm">
          <text:p/>
        </draw:line>
        <draw:line draw:style-name="gr8" draw:text-style-name="P2" draw:layer="layout" svg:x1="19.843cm" svg:y1="5.672cm" svg:x2="19.843cm" svg:y2="5.718cm">
          <text:p/>
        </draw:line>
        <draw:path draw:style-name="gr8" draw:text-style-name="P2" draw:layer="layout" svg:width="0.162cm" svg:height="0.184cm" svg:x="18.542cm" svg:y="3.894cm" svg:viewBox="0 0 163 185" svg:d="M0 0c0 146 71 221 163 167">
          <text:p/>
        </draw:path>
        <draw:line draw:style-name="gr8" draw:text-style-name="P2" draw:layer="layout" svg:x1="18.542cm" svg:y1="3.894cm" svg:x2="18.542cm" svg:y2="3.615cm">
          <text:p/>
        </draw:line>
        <draw:line draw:style-name="gr8" draw:text-style-name="P2" draw:layer="layout" svg:x1="18.542cm" svg:y1="3.62cm" svg:x2="18.62cm" svg:y2="3.563cm">
          <text:p/>
        </draw:line>
        <draw:line draw:style-name="gr8" draw:text-style-name="P2" draw:layer="layout" svg:x1="18.633cm" svg:y1="3.782cm" svg:x2="18.691cm" svg:y2="3.587cm">
          <text:p/>
        </draw:line>
        <draw:path draw:style-name="gr8" draw:text-style-name="P2" draw:layer="layout" svg:width="0.082cm" svg:height="0.16cm" svg:x="18.623cm" svg:y="3.778cm" svg:viewBox="0 0 83 161" svg:d="M11 0c-15 53-15 102 0 130 14 33 40 40 72 19">
          <text:p/>
        </draw:path>
        <draw:line draw:style-name="gr8" draw:text-style-name="P2" draw:layer="layout" svg:x1="18.499cm" svg:y1="3.613cm" svg:x2="18.581cm" svg:y2="3.548cm">
          <text:p/>
        </draw:line>
        <draw:path draw:style-name="gr8" draw:text-style-name="P2" draw:layer="layout" svg:width="0.038cm" svg:height="0.025cm" svg:x="18.944cm" svg:y="2.67cm" svg:viewBox="0 0 39 26" svg:d="M39 0c-15 8-29 15-39 26">
          <text:p/>
        </draw:path>
        <draw:line draw:style-name="gr8" draw:text-style-name="P2" draw:layer="layout" svg:x1="19.061cm" svg:y1="2.642cm" svg:x2="18.982cm" svg:y2="2.675cm">
          <text:p/>
        </draw:line>
        <draw:line draw:style-name="gr8" draw:text-style-name="P2" draw:layer="layout" svg:x1="19.061cm" svg:y1="2.95cm" svg:x2="18.905cm" svg:y2="2.896cm">
          <text:p/>
        </draw:line>
        <draw:path draw:style-name="gr8" draw:text-style-name="P2" draw:layer="layout" svg:width="0.117cm" svg:height="0.01cm" svg:x="18.788cm" svg:y="2.889cm" svg:viewBox="0 0 118 11" svg:d="M0 11c36-15 76-15 118 0">
          <text:p/>
        </draw:path>
        <draw:line draw:style-name="gr8" draw:text-style-name="P2" draw:layer="layout" svg:x1="18.552cm" svg:y1="2.989cm" svg:x2="18.793cm" svg:y2="2.896cm">
          <text:p/>
        </draw:line>
        <draw:line draw:style-name="gr8" draw:text-style-name="P2" draw:layer="layout" svg:x1="18.729cm" svg:y1="3.599cm" svg:x2="18.573cm" svg:y2="3.548cm">
          <text:p/>
        </draw:line>
        <draw:path draw:style-name="gr8" draw:text-style-name="P2" draw:layer="layout" svg:width="0.039cm" svg:height="0.021cm" svg:x="18.513cm" svg:y="2.988cm" svg:viewBox="0 0 40 22" svg:d="M40 0c-14 3-29 11-40 22">
          <text:p/>
        </draw:path>
        <draw:path draw:style-name="gr8" draw:text-style-name="P2" draw:layer="layout" svg:width="0.077cm" svg:height="0.137cm" svg:x="18.436cm" svg:y="3.009cm" svg:viewBox="0 0 78 138" svg:d="M78 0c-42 28-70 78-78 138">
          <text:p/>
        </draw:path>
        <draw:path draw:style-name="gr8" draw:text-style-name="P2" draw:layer="layout" svg:width="0.141cm" svg:height="0.033cm" svg:x="18.432cm" svg:y="3.546cm" svg:viewBox="0 0 142 34" svg:d="M142 2c-54-8-103 4-142 32">
          <text:p/>
        </draw:path>
        <draw:path draw:style-name="gr8" draw:text-style-name="P2" draw:layer="layout" svg:width="0.074cm" svg:height="0.134cm" svg:x="18.358cm" svg:y="3.58cm" svg:viewBox="0 0 75 135" svg:d="M75 0c-39 28-68 74-75 135">
          <text:p/>
        </draw:path>
        <draw:path draw:style-name="gr8" draw:text-style-name="P2" draw:layer="layout" svg:width="0.102cm" svg:height="0.026cm" svg:x="18.277cm" svg:y="3.252cm" svg:viewBox="0 0 103 27" svg:d="M0 26c36 3 71-4 103-26">
          <text:p/>
        </draw:path>
        <draw:path draw:style-name="gr8" draw:text-style-name="P2" draw:layer="layout" svg:width="0.06cm" svg:height="0.106cm" svg:x="18.376cm" svg:y="3.146cm" svg:viewBox="0 0 61 107" svg:d="M0 107c32-25 57-61 61-107">
          <text:p/>
        </draw:path>
        <draw:line draw:style-name="gr8" draw:text-style-name="P2" draw:layer="layout" svg:x1="18.178cm" svg:y1="5.63cm" svg:x2="18.197cm" svg:y2="5.634cm">
          <text:p/>
        </draw:line>
        <draw:line draw:style-name="gr8" draw:text-style-name="P2" draw:layer="layout" svg:x1="18.379cm" svg:y1="5.693cm" svg:x2="18.751cm" svg:y2="5.814cm">
          <text:p/>
        </draw:line>
        <draw:path draw:style-name="gr8" draw:text-style-name="P2" draw:layer="layout" svg:width="0.177cm" svg:height="0.118cm" svg:x="18.527cm" svg:y="4.824cm" svg:viewBox="0 0 178 119" svg:d="M178 9c-92-29-167 17-178 110">
          <text:p/>
        </draw:path>
        <draw:path draw:style-name="gr8" draw:text-style-name="P2" draw:layer="layout" svg:width="0.217cm" svg:height="0.413cm" svg:x="18.49cm" svg:y="4.942cm" svg:viewBox="0 0 218 414" svg:d="M37 0c-45 53-49 141-14 230 39 88 114 159 195 184">
          <text:p/>
        </draw:path>
        <draw:path draw:style-name="gr8" draw:text-style-name="P2" draw:layer="layout" svg:width="0.417cm" svg:height="0.473cm" svg:x="18.488cm" svg:y="3.034cm" svg:viewBox="0 0 418 474" svg:d="M418 230c-28-99-102-180-191-216-84-32-165-8-205 64-39 74-25 173 36 261 60 88 152 141 233 134">
          <text:p/>
        </draw:path>
        <draw:path draw:style-name="gr8" draw:text-style-name="P2" draw:layer="layout" svg:width="0.219cm" svg:height="0.314cm" svg:x="19.289cm" svg:y="4.321cm" svg:viewBox="0 0 220 315" svg:d="M0 315c86-67 164-181 220-315">
          <text:p/>
        </draw:path>
        <draw:path draw:style-name="gr8" draw:text-style-name="P2" draw:layer="layout" svg:width="0.021cm" svg:height="0.163cm" svg:x="19.586cm" svg:y="3.721cm" svg:viewBox="0 0 22 164" svg:d="M22 164c0-60-8-118-22-164">
          <text:p/>
        </draw:path>
        <draw:path draw:style-name="gr8" draw:text-style-name="P2" draw:layer="layout" svg:width="0.099cm" svg:height="0.441cm" svg:x="19.508cm" svg:y="3.88cm" svg:viewBox="0 0 100 442" svg:d="M0 442c65-141 100-301 100-442">
          <text:p/>
        </draw:path>
        <draw:line draw:style-name="gr8" draw:text-style-name="P2" draw:layer="layout" svg:x1="20.175cm" svg:y1="4.589cm" svg:x2="20.175cm" svg:y2="2.818cm">
          <text:p/>
        </draw:line>
        <draw:line draw:style-name="gr8" draw:text-style-name="P2" draw:layer="layout" svg:x1="19.843cm" svg:y1="5.673cm" svg:x2="19.883cm" svg:y2="5.545cm">
          <text:p/>
        </draw:line>
        <draw:line draw:style-name="gr8" draw:text-style-name="P2" draw:layer="layout" svg:x1="19.882cm" svg:y1="5.55cm" svg:x2="20.176cm" svg:y2="4.589cm">
          <text:p/>
        </draw:line>
        <draw:path draw:style-name="gr8" draw:text-style-name="P2" draw:layer="layout" svg:width="0.024cm" svg:height="0.056cm" svg:x="20.066cm" svg:y="4.501cm" svg:viewBox="0 0 25 57" svg:d="M25 57c0-28-7-54-25-57">
          <text:p/>
        </draw:path>
        <draw:path draw:style-name="gr8" draw:text-style-name="P2" draw:layer="layout" svg:width="0.088cm" svg:height="0.191cm" svg:x="19.978cm" svg:y="4.5cm" svg:viewBox="0 0 89 192" svg:d="M89 1c-26-7-61 28-79 81s-11 103 14 110">
          <text:p/>
        </draw:path>
        <draw:path draw:style-name="gr8" draw:text-style-name="P2" draw:layer="layout" svg:width="0.088cm" svg:height="0.139cm" svg:x="20.002cm" svg:y="4.554cm" svg:viewBox="0 0 89 140" svg:d="M0 138c19 8 40-10 61-39 18-29 28-64 28-99">
          <text:p/>
        </draw:path>
        <draw:line draw:style-name="gr8" draw:text-style-name="P2" draw:layer="layout" svg:x1="19.409cm" svg:y1="6.032cm" svg:x2="19.409cm" svg:y2="6.028cm">
          <text:p/>
        </draw:line>
        <draw:polyline draw:style-name="gr8" draw:text-style-name="P2" draw:layer="layout" svg:width="0cm" svg:height="0cm" svg:x="19.409cm" svg:y="6.028cm" svg:viewBox="0 0 0 0" draw:points="0,0">
          <text:p/>
        </draw:polyline>
        <draw:line draw:style-name="gr8" draw:text-style-name="P2" draw:layer="layout" svg:x1="18.751cm" svg:y1="5.818cm" svg:x2="18.383cm" svg:y2="5.697cm">
          <text:p/>
        </draw:line>
        <draw:line draw:style-name="gr8" draw:text-style-name="P2" draw:layer="layout" svg:x1="18.197cm" svg:y1="5.638cm" svg:x2="18.178cm" svg:y2="5.63cm">
          <text:p/>
        </draw:line>
        <draw:line draw:style-name="gr8" draw:text-style-name="P2" draw:layer="layout" svg:x1="18.761cm" svg:y1="5.952cm" svg:x2="18.178cm" svg:y2="5.764cm">
          <text:p/>
        </draw:line>
        <draw:line draw:style-name="gr8" draw:text-style-name="P2" draw:layer="layout" svg:x1="19.409cm" svg:y1="6.025cm" svg:x2="19.414cm" svg:y2="6.029cm">
          <text:p/>
        </draw:line>
        <draw:line draw:style-name="gr8" draw:text-style-name="P2" draw:layer="layout" svg:x1="17.935cm" svg:y1="5.839cm" svg:x2="18.013cm" svg:y2="5.782cm">
          <text:p/>
        </draw:line>
        <draw:line draw:style-name="gr8" draw:text-style-name="P2" draw:layer="layout" svg:x1="17.957cm" svg:y1="5.846cm" svg:x2="17.935cm" svg:y2="5.838cm">
          <text:p/>
        </draw:line>
        <draw:line draw:style-name="gr8" draw:text-style-name="P2" draw:layer="layout" svg:x1="17.889cm" svg:y1="5.892cm" svg:x2="17.957cm" svg:y2="5.845cm">
          <text:p/>
        </draw:line>
        <draw:line draw:style-name="gr8" draw:text-style-name="P2" draw:layer="layout" svg:x1="17.89cm" svg:y1="5.892cm" svg:x2="17.868cm" svg:y2="5.884cm">
          <text:p/>
        </draw:line>
        <draw:line draw:style-name="gr8" draw:text-style-name="P2" draw:layer="layout" svg:x1="17.787cm" svg:y1="5.945cm" svg:x2="17.872cm" svg:y2="5.884cm">
          <text:p/>
        </draw:line>
        <draw:line draw:style-name="gr8" draw:text-style-name="P2" draw:layer="layout" svg:x1="18.013cm" svg:y1="5.324cm" svg:x2="17.924cm" svg:y2="5.058cm">
          <text:p/>
        </draw:line>
        <draw:line draw:style-name="gr8" draw:text-style-name="P2" draw:layer="layout" svg:x1="17.929cm" svg:y1="5.059cm" svg:x2="17.737cm" svg:y2="4.998cm">
          <text:p/>
        </draw:line>
        <draw:line draw:style-name="gr8" draw:text-style-name="P2" draw:layer="layout" svg:x1="17.801cm" svg:y1="5.15cm" svg:x2="17.932cm" svg:y2="5.363cm">
          <text:p/>
        </draw:line>
        <draw:path draw:style-name="gr8" draw:text-style-name="P2" draw:layer="layout" svg:width="0.007cm" svg:height="0.01cm" svg:x="17.931cm" svg:y="5.362cm" svg:viewBox="0 0 8 11" svg:d="M0 0c4 4 8 8 8 11">
          <text:p/>
        </draw:path>
        <draw:line draw:style-name="gr8" draw:text-style-name="P2" draw:layer="layout" svg:x1="17.938cm" svg:y1="5.372cm" svg:x2="18.013cm" svg:y2="5.49cm">
          <text:p/>
        </draw:line>
        <draw:line draw:style-name="gr8" draw:text-style-name="P2" draw:layer="layout" svg:x1="17.801cm" svg:y1="5.151cm" svg:x2="17.929cm" svg:y2="5.058cm">
          <text:p/>
        </draw:line>
        <draw:line draw:style-name="gr8" draw:text-style-name="P2" draw:layer="layout" svg:x1="17.787cm" svg:y1="5.677cm" svg:x2="18.013cm" svg:y2="5.513cm">
          <text:p/>
        </draw:line>
        <draw:path draw:style-name="gr8" draw:text-style-name="P2" draw:layer="layout" svg:width="0.066cm" svg:height="0.128cm" svg:x="17.878cm" svg:y="5.372cm" svg:viewBox="0 0 67 129" svg:d="M61 0c11 21 4 58-7 86-14 32-36 46-54 42">
          <text:p/>
        </draw:path>
        <draw:path draw:style-name="gr8" draw:text-style-name="P2" draw:layer="layout" svg:width="0.017cm" svg:height="0.042cm" svg:x="17.861cm" svg:y="5.457cm" svg:viewBox="0 0 18 43" svg:d="M18 43c-11-3-18-17-18-43">
          <text:p/>
        </draw:path>
        <draw:path draw:style-name="gr8" draw:text-style-name="P2" draw:layer="layout" svg:width="0.063cm" svg:height="0.103cm" svg:x="17.861cm" svg:y="5.354cm" svg:viewBox="0 0 64 104" svg:d="M0 104c0-26 7-54 21-75s32-33 43-28">
          <text:p/>
        </draw:path>
        <draw:path draw:style-name="gr8" draw:text-style-name="P2" draw:layer="layout" svg:width="0.007cm" svg:height="0.007cm" svg:x="17.924cm" svg:y="5.355cm" svg:viewBox="0 0 8 8" svg:d="M0 0c4 3 8 3 8 8">
          <text:p/>
        </draw:path>
        <draw:line draw:style-name="gr8" draw:text-style-name="P2" draw:layer="layout" svg:x1="17.802cm" svg:y1="5.15cm" svg:x2="17.787cm" svg:y2="5.162cm">
          <text:p/>
        </draw:line>
        <draw:path draw:style-name="gr8" draw:text-style-name="P2" draw:layer="layout" svg:width="0.01cm" svg:height="0.032cm" svg:x="17.861cm" svg:y="5.852cm" svg:viewBox="0 0 11 33" svg:d="M11 33c-8-7-11-19-11-33">
          <text:p/>
        </draw:path>
        <draw:path draw:style-name="gr8" draw:text-style-name="P2" draw:layer="layout" svg:width="0.063cm" svg:height="0.103cm" svg:x="17.861cm" svg:y="5.749cm" svg:viewBox="0 0 64 104" svg:d="M0 104c0-25 7-53 21-74 14-22 32-33 43-29">
          <text:p/>
        </draw:path>
        <draw:path draw:style-name="gr8" draw:text-style-name="P2" draw:layer="layout" svg:width="0.019cm" svg:height="0.088cm" svg:x="17.924cm" svg:y="5.75cm" svg:viewBox="0 0 20 89" svg:d="M0 0c12 3 19 15 19 29 3 21 0 39-7 60">
          <text:p/>
        </draw:path>
        <draw:line draw:style-name="gr8" draw:text-style-name="P2" draw:layer="layout" svg:x1="17.6cm" svg:y1="5.098cm" svg:x2="17.742cm" svg:y2="4.998cm">
          <text:p/>
        </draw:line>
        <draw:line draw:style-name="gr8" draw:text-style-name="P2" draw:layer="layout" svg:x1="18.788cm" svg:y1="6.265cm" svg:x2="18.952cm" svg:y2="6.32cm">
          <text:p/>
        </draw:line>
        <draw:line draw:style-name="gr8" draw:text-style-name="P2" draw:layer="layout" svg:x1="18.863cm" svg:y1="6.368cm" svg:x2="19.107cm" svg:y2="6.226cm">
          <text:p/>
        </draw:line>
        <draw:line draw:style-name="gr8" draw:text-style-name="P2" draw:layer="layout" svg:x1="20.2cm" svg:y1="7.101cm" svg:x2="20.2cm" svg:y2="6.794cm">
          <text:p/>
        </draw:line>
        <draw:line draw:style-name="gr8" draw:text-style-name="P2" draw:layer="layout" svg:x1="20.2cm" svg:y1="6.795cm" svg:x2="20.532cm" svg:y2="6.554cm">
          <text:p/>
        </draw:line>
        <draw:line draw:style-name="gr8" draw:text-style-name="P2" draw:layer="layout" svg:x1="19.865cm" svg:y1="7.172cm" svg:x2="19.723cm" svg:y2="7.126cm">
          <text:p/>
        </draw:line>
        <draw:line draw:style-name="gr8" draw:text-style-name="P2" draw:layer="layout" svg:x1="20.204cm" svg:y1="7.101cm" svg:x2="20.143cm" svg:y2="7.144cm">
          <text:p/>
        </draw:line>
        <draw:path draw:style-name="gr8" draw:text-style-name="P2" draw:layer="layout" svg:width="0.279cm" svg:height="0.045cm" svg:x="19.864cm" svg:y="7.143cm" svg:viewBox="0 0 280 46" svg:d="M0 28c93 33 217 19 280-28">
          <text:p/>
        </draw:path>
        <draw:line draw:style-name="gr8" draw:text-style-name="P2" draw:layer="layout" svg:x1="19.021cm" svg:y1="6.9cm" svg:x2="19.021cm" svg:y2="6.593cm">
          <text:p/>
        </draw:line>
        <draw:line draw:style-name="gr8" draw:text-style-name="P2" draw:layer="layout" svg:x1="19.021cm" svg:y1="6.593cm" svg:x2="19.724cm" svg:y2="6.823cm">
          <text:p/>
        </draw:line>
        <draw:line draw:style-name="gr8" draw:text-style-name="P2" draw:layer="layout" svg:x1="19.723cm" svg:y1="7.126cm" svg:x2="19.723cm" svg:y2="6.819cm">
          <text:p/>
        </draw:line>
        <draw:line draw:style-name="gr8" draw:text-style-name="P2" draw:layer="layout" svg:x1="19.022cm" svg:y1="6.901cm" svg:x2="18.919cm" svg:y2="6.865cm">
          <text:p/>
        </draw:line>
        <draw:path draw:style-name="gr8" draw:text-style-name="P2" draw:layer="layout" svg:width="0.088cm" svg:height="0.085cm" svg:x="18.831cm" svg:y="6.783cm" svg:viewBox="0 0 89 86" svg:d="M0 0c0 36 32 65 89 86">
          <text:p/>
        </draw:path>
        <draw:path draw:style-name="gr8" draw:text-style-name="P2" draw:layer="layout" svg:width="0.004cm" svg:height="0.007cm" svg:x="19.85cm" svg:y="6.487cm" svg:viewBox="0 0 5 8" svg:d="M0 8c5 0 5-4 5-8">
          <text:p/>
        </draw:path>
        <draw:path draw:style-name="gr8" draw:text-style-name="P2" draw:layer="layout" svg:width="0.237cm" svg:height="0.057cm" svg:x="19.617cm" svg:y="6.434cm" svg:viewBox="0 0 238 58" svg:d="M238 58c0-26-50-54-117-58-64-3-117 14-121 44">
          <text:p/>
        </draw:path>
        <draw:path draw:style-name="gr8" draw:text-style-name="P2" draw:layer="layout" svg:width="0cm" svg:height="0.006cm" svg:x="19.617cm" svg:y="6.473cm" svg:viewBox="0 0 0 7" svg:d="M0 0c0 4 0 7 0 7">
          <text:p/>
        </draw:path>
        <draw:path draw:style-name="gr8" draw:text-style-name="P2" draw:layer="layout" svg:width="0.003cm" svg:height="0.007cm" svg:x="19.632cm" svg:y="6.614cm" svg:viewBox="0 0 4 8" svg:d="M0 8c0 0 0-4 4-8">
          <text:p/>
        </draw:path>
        <draw:path draw:style-name="gr8" draw:text-style-name="P2" draw:layer="layout" svg:width="0.236cm" svg:height="0.057cm" svg:x="19.399cm" svg:y="6.561cm" svg:viewBox="0 0 237 58" svg:d="M237 58c0-29-53-54-116-58-68-3-121 14-121 44">
          <text:p/>
        </draw:path>
        <draw:path draw:style-name="gr8" draw:text-style-name="P2" draw:layer="layout" svg:width="0cm" svg:height="0.006cm" svg:x="19.399cm" svg:y="6.6cm" svg:viewBox="0 0 0 7" svg:d="M0 0c0 4 0 7 0 7">
          <text:p/>
        </draw:path>
        <draw:line draw:style-name="gr8" draw:text-style-name="P2" draw:layer="layout" svg:x1="19.823cm" svg:y1="5.736cm" svg:x2="19.409cm" svg:y2="6.033cm">
          <text:p/>
        </draw:line>
        <draw:polyline draw:style-name="gr8" draw:text-style-name="P2" draw:layer="layout" svg:width="0cm" svg:height="0cm" svg:x="19.409cm" svg:y="6.032cm" svg:viewBox="0 0 0 0" draw:points="0,0">
          <text:p/>
        </draw:polyline>
        <draw:line draw:style-name="gr8" draw:text-style-name="P2" draw:layer="layout" svg:x1="19.41cm" svg:y1="6.032cm" svg:x2="19.258cm" svg:y2="6.146cm">
          <text:p/>
        </draw:line>
        <draw:line draw:style-name="gr8" draw:text-style-name="P2" draw:layer="layout" svg:x1="20.532cm" svg:y1="6.555cm" svg:x2="19.258cm" svg:y2="6.145cm">
          <text:p/>
        </draw:line>
        <draw:line draw:style-name="gr8" draw:text-style-name="P2" draw:layer="layout" svg:x1="19.882cm" svg:y1="4.325cm" svg:x2="19.882cm" svg:y2="5.03cm">
          <text:p/>
        </draw:line>
        <draw:line draw:style-name="gr8" draw:text-style-name="P2" draw:layer="layout" svg:x1="19.882cm" svg:y1="5.252cm" svg:x2="19.882cm" svg:y2="5.545cm">
          <text:p/>
        </draw:line>
        <draw:line draw:style-name="gr8" draw:text-style-name="P2" draw:layer="layout" svg:x1="19.819cm" svg:y1="5.736cm" svg:x2="19.819cm" svg:y2="5.259cm">
          <text:p/>
        </draw:line>
        <draw:line draw:style-name="gr8" draw:text-style-name="P2" draw:layer="layout" svg:x1="19.819cm" svg:y1="5.02cm" svg:x2="19.819cm" svg:y2="4.476cm">
          <text:p/>
        </draw:line>
        <draw:path draw:style-name="gr8" draw:text-style-name="P2" draw:layer="layout" svg:width="0.063cm" svg:height="0.151cm" svg:x="19.819cm" svg:y="4.325cm" svg:viewBox="0 0 64 152" svg:d="M0 152c24-50 45-100 64-152">
          <text:p/>
        </draw:path>
        <draw:line draw:style-name="gr8" draw:text-style-name="P2" draw:layer="layout" svg:x1="18.552cm" svg:y1="2.989cm" svg:x2="18.983cm" svg:y2="2.67cm">
          <text:p/>
        </draw:line>
        <draw:line draw:style-name="gr8" draw:text-style-name="P2" draw:layer="layout" svg:x1="19.061cm" svg:y1="2.966cm" svg:x2="18.788cm" svg:y2="3.486cm">
          <text:p/>
        </draw:line>
        <draw:path draw:style-name="gr8" draw:text-style-name="P2" draw:layer="layout" svg:width="0.177cm" svg:height="0.05cm" svg:x="18.527cm" svg:y="4.892cm" svg:viewBox="0 0 178 51" svg:d="M178 11c-71-25-134-7-178 40">
          <text:p/>
        </draw:path>
        <draw:path draw:style-name="gr8" draw:text-style-name="P2" draw:layer="layout" svg:width="0.152cm" svg:height="0.328cm" svg:x="18.552cm" svg:y="4.956cm" svg:viewBox="0 0 153 329" svg:d="M32 0c-35 42-42 106-18 177 25 67 75 124 139 152">
          <text:p/>
        </draw:path>
        <draw:path draw:style-name="gr8" draw:text-style-name="P2" draw:layer="layout" svg:width="0.296cm" svg:height="0.212cm" svg:x="18.605cm" svg:y="3.058cm" svg:viewBox="0 0 297 213" svg:d="M297 213c-14-71-60-141-124-180-64-40-131-43-173-11">
          <text:p/>
        </draw:path>
        <draw:path draw:style-name="gr8" draw:text-style-name="P2" draw:layer="layout" svg:width="0.259cm" svg:height="0.367cm" svg:x="18.551cm" svg:y="3.079cm" svg:viewBox="0 0 260 368" svg:d="M54 0c-63 47-71 146-21 238 53 91 149 144 227 127">
          <text:p/>
        </draw:path>
        <draw:path draw:style-name="gr8" draw:text-style-name="P2" draw:layer="layout" svg:width="0.057cm" svg:height="0.254cm" svg:x="19.882cm" svg:y="3.735cm" svg:viewBox="0 0 58 255" svg:d="M58 255c0-106-22-195-58-255">
          <text:p/>
        </draw:path>
        <draw:path draw:style-name="gr8" draw:text-style-name="P2" draw:layer="layout" svg:width="0.063cm" svg:height="0.064cm" svg:x="19.819cm" svg:y="3.675cm" svg:viewBox="0 0 64 65" svg:d="M64 65c-19-28-40-49-64-65">
          <text:p/>
        </draw:path>
        <draw:path draw:style-name="gr8" draw:text-style-name="P2" draw:layer="layout" svg:width="0.032cm" svg:height="0.014cm" svg:x="19.79cm" svg:y="3.661cm" svg:viewBox="0 0 33 15" svg:d="M33 15c-14-8-21-11-33-15">
          <text:p/>
        </draw:path>
        <draw:path draw:style-name="gr8" draw:text-style-name="P2" draw:layer="layout" svg:width="0.518cm" svg:height="1.147cm" svg:x="19.272cm" svg:y="3.654cm" svg:viewBox="0 0 519 1148" svg:d="M519 7c-151-49-359 166-463 481-102 318-60 614 92 660">
          <text:p/>
        </draw:path>
        <draw:path draw:style-name="gr8" draw:text-style-name="P2" draw:layer="layout" svg:width="0.402cm" svg:height="0.333cm" svg:x="19.42cm" svg:y="4.476cm" svg:viewBox="0 0 403 334" svg:d="M0 326c124 43 287-92 403-326">
          <text:p/>
        </draw:path>
        <draw:path draw:style-name="gr8" draw:text-style-name="P2" draw:layer="layout" svg:width="0.057cm" svg:height="0.336cm" svg:x="19.882cm" svg:y="3.989cm" svg:viewBox="0 0 58 337" svg:d="M0 337c36-113 58-231 58-337">
          <text:p/>
        </draw:path>
        <draw:line draw:style-name="gr8" draw:text-style-name="P2" draw:layer="layout" svg:x1="19.995cm" svg:y1="2.635cm" svg:x2="20.176cm" svg:y2="2.819cm">
          <text:p/>
        </draw:line>
        <draw:line draw:style-name="gr8" draw:text-style-name="P2" draw:layer="layout" svg:x1="19.999cm" svg:y1="2.635cm" svg:x2="19.882cm" svg:y2="2.72cm">
          <text:p/>
        </draw:line>
        <draw:line draw:style-name="gr8" draw:text-style-name="P2" draw:layer="layout" svg:x1="19.882cm" svg:y1="2.719cm" svg:x2="19.882cm" svg:y2="3.735cm">
          <text:p/>
        </draw:line>
        <draw:path draw:style-name="gr8" draw:text-style-name="P2" draw:layer="layout" svg:width="0.024cm" svg:height="0.057cm" svg:x="20.066cm" svg:y="3.146cm" svg:viewBox="0 0 25 58" svg:d="M25 58c0-32-7-54-25-58">
          <text:p/>
        </draw:path>
        <draw:path draw:style-name="gr8" draw:text-style-name="P2" draw:layer="layout" svg:width="0.088cm" svg:height="0.192cm" svg:x="19.978cm" svg:y="3.145cm" svg:viewBox="0 0 89 193" svg:d="M89 1c-26-7-61 30-79 82-18 53-11 103 14 110">
          <text:p/>
        </draw:path>
        <draw:path draw:style-name="gr8" draw:text-style-name="P2" draw:layer="layout" svg:width="0.088cm" svg:height="0.14cm" svg:x="20.002cm" svg:y="3.199cm" svg:viewBox="0 0 89 141" svg:d="M0 139c19 7 40-11 61-39 18-28 28-68 28-100">
          <text:p/>
        </draw:path>
        <draw:line draw:style-name="gr8" draw:text-style-name="P2" draw:layer="layout" svg:x1="19.823cm" svg:y1="2.762cm" svg:x2="19.392cm" svg:y2="3.077cm">
          <text:p/>
        </draw:line>
        <draw:line draw:style-name="gr8" draw:text-style-name="P2" draw:layer="layout" svg:x1="19.819cm" svg:y1="3.675cm" svg:x2="19.819cm" svg:y2="2.762cm">
          <text:p/>
        </draw:line>
        <draw:line draw:style-name="gr8" draw:text-style-name="P2" draw:layer="layout" svg:x1="19.409cm" svg:y1="5.154cm" svg:x2="19.409cm" svg:y2="6.025cm">
          <text:p/>
        </draw:line>
        <draw:line draw:style-name="gr8" draw:text-style-name="P2" draw:layer="layout" svg:x1="19.41cm" svg:y1="5.154cm" svg:x2="19.035cm" svg:y2="5.426cm">
          <text:p/>
        </draw:line>
        <draw:line draw:style-name="gr8" draw:text-style-name="P2" draw:layer="layout" svg:x1="19.035cm" svg:y1="3.757cm" svg:x2="19.035cm" svg:y2="5.425cm">
          <text:p/>
        </draw:line>
        <draw:line draw:style-name="gr8" draw:text-style-name="P2" draw:layer="layout" svg:x1="19.393cm" svg:y1="3.072cm" svg:x2="19.035cm" svg:y2="3.758cm">
          <text:p/>
        </draw:line>
        <draw:path draw:style-name="gr8" draw:text-style-name="P2" draw:layer="layout" svg:width="0.028cm" svg:height="0.056cm" svg:x="19.205cm" svg:y="3.771cm" svg:viewBox="0 0 29 57" svg:d="M29 57c0-32-11-50-29-57">
          <text:p/>
        </draw:path>
        <draw:path draw:style-name="gr8" draw:text-style-name="P2" draw:layer="layout" svg:width="0.088cm" svg:height="0.191cm" svg:x="19.12cm" svg:y="3.77cm" svg:viewBox="0 0 89 192" svg:d="M89 1c-28-7-63 28-82 81-14 53-7 103 19 110">
          <text:p/>
        </draw:path>
        <draw:path draw:style-name="gr8" draw:text-style-name="P2" draw:layer="layout" svg:width="0.088cm" svg:height="0.136cm" svg:x="19.145cm" svg:y="3.827cm" svg:viewBox="0 0 89 137" svg:d="M0 135c17 7 39-7 56-35 18-28 33-67 33-100">
          <text:p/>
        </draw:path>
        <draw:path draw:style-name="gr8" draw:text-style-name="P2" draw:layer="layout" svg:width="0.174cm" svg:height="0.384cm" svg:x="19.54cm" svg:y="3.167cm" svg:viewBox="0 0 175 385" svg:d="M0 382c54 18 121-56 156-162 35-102 21-205-32-220">
          <text:p/>
        </draw:path>
        <draw:path draw:style-name="gr8" draw:text-style-name="P2" draw:layer="layout" svg:width="0.171cm" svg:height="0.384cm" svg:x="19.492cm" svg:y="3.165cm" svg:viewBox="0 0 172 385" svg:d="M172 3c-49-17-121 53-152 160-36 106-22 205 28 222">
          <text:p/>
        </draw:path>
        <draw:path draw:style-name="gr8" draw:text-style-name="P2" draw:layer="layout" svg:width="0.222cm" svg:height="0.25cm" svg:x="19.494cm" svg:y="4.914cm" svg:viewBox="0 0 223 251" svg:d="M223 113c0-92-49-138-107-99-60 35-109 137-116 237">
          <text:p/>
        </draw:path>
        <draw:path draw:style-name="gr8" draw:text-style-name="P2" draw:layer="layout" svg:width="0.003cm" svg:height="0.01cm" svg:x="19.685cm" svg:y="5.154cm" svg:viewBox="0 0 4 11" svg:d="M0 11c4-3 4-7 4-11">
          <text:p/>
        </draw:path>
        <draw:path draw:style-name="gr8" draw:text-style-name="P2" draw:layer="layout" svg:width="0cm" svg:height="0.013cm" svg:x="19.713cm" svg:y="5.023cm" svg:viewBox="0 0 0 14" svg:d="M0 14c0-3 0-7 0-14">
          <text:p/>
        </draw:path>
        <draw:path draw:style-name="gr8" draw:text-style-name="P2" draw:layer="layout" svg:width="0.028cm" svg:height="0.057cm" svg:x="19.205cm" svg:y="5.125cm" svg:viewBox="0 0 29 58" svg:d="M29 58c0-33-11-51-29-58">
          <text:p/>
        </draw:path>
        <draw:path draw:style-name="gr8" draw:text-style-name="P2" draw:layer="layout" svg:width="0.088cm" svg:height="0.193cm" svg:x="19.12cm" svg:y="5.124cm" svg:viewBox="0 0 89 194" svg:d="M89 2c-28-10-63 29-82 82-14 52-7 103 19 110">
          <text:p/>
        </draw:path>
        <draw:path draw:style-name="gr8" draw:text-style-name="P2" draw:layer="layout" svg:width="0.088cm" svg:height="0.136cm" svg:x="19.145cm" svg:y="5.182cm" svg:viewBox="0 0 89 137" svg:d="M0 135c17 7 39-7 56-35 18-29 33-67 33-100">
          <text:p/>
        </draw:path>
        <draw:line draw:style-name="gr8" draw:text-style-name="P2" draw:layer="layout" svg:x1="19.409cm" svg:y1="6.025cm" svg:x2="19.409cm" svg:y2="6.032cm">
          <text:p/>
        </draw:line>
        <draw:line draw:style-name="gr8" draw:text-style-name="P2" draw:layer="layout" svg:x1="18.793cm" svg:y1="6.266cm" svg:x2="18.704cm" svg:y2="5.316cm">
          <text:p/>
        </draw:line>
        <draw:line draw:style-name="gr8" draw:text-style-name="P2" draw:layer="layout" svg:x1="18.704cm" svg:y1="5.316cm" svg:x2="18.909cm" svg:y2="5.384cm">
          <text:p/>
        </draw:line>
        <draw:line draw:style-name="gr8" draw:text-style-name="P2" draw:layer="layout" svg:x1="18.908cm" svg:y1="5.383cm" svg:x2="19.033cm" svg:y2="5.426cm">
          <text:p/>
        </draw:line>
        <draw:line draw:style-name="gr8" draw:text-style-name="P2" draw:layer="layout" svg:x1="19.035cm" svg:y1="5.425cm" svg:x2="19.032cm" svg:y2="5.425cm">
          <text:p/>
        </draw:line>
        <draw:line draw:style-name="gr8" draw:text-style-name="P2" draw:layer="layout" svg:x1="19.11cm" svg:y1="6.231cm" svg:x2="19.035cm" svg:y2="5.425cm">
          <text:p/>
        </draw:line>
        <draw:line draw:style-name="gr8" draw:text-style-name="P2" draw:layer="layout" svg:x1="19.106cm" svg:y1="6.226cm" svg:x2="19.11cm" svg:y2="6.232cm">
          <text:p/>
        </draw:line>
        <draw:path draw:style-name="gr8" draw:text-style-name="P2" draw:layer="layout" svg:width="0.233cm" svg:height="0.03cm" svg:x="19.649cm" svg:y="6.48cm" svg:viewBox="0 0 234 31" svg:d="M0 15c39 11 85 19 127 14 46 0 86-10 107-29">
          <text:p/>
        </draw:path>
        <draw:path draw:style-name="gr8" draw:text-style-name="P2" draw:layer="layout" svg:width="0.325cm" svg:height="0.106cm" svg:x="19.576cm" svg:y="6.374cm" svg:viewBox="0 0 326 107" svg:d="M307 107c35-25 21-60-39-86-56-24-141-28-202-10-63 14-84 50-49 78">
          <text:p/>
        </draw:path>
        <draw:path draw:style-name="gr8" draw:text-style-name="P2" draw:layer="layout" svg:width="0.056cm" svg:height="0.032cm" svg:x="19.593cm" svg:y="6.462cm" svg:viewBox="0 0 57 33" svg:d="M0 0c10 12 32 26 57 33">
          <text:p/>
        </draw:path>
        <draw:polyline draw:style-name="gr8" draw:text-style-name="P2" draw:layer="layout" svg:width="0.279cm" svg:height="0.028cm" svg:x="19.864cm" svg:y="6.78cm" svg:viewBox="0 0 280 29" draw:points="0,7 19,15 40,19 61,26 86,29 107,29 128,29 153,29 171,29 192,26 213,22 234,19 252,11 266,7 280,0">
          <text:p/>
        </draw:polyline>
        <draw:line draw:style-name="gr8" draw:text-style-name="P2" draw:layer="layout" svg:x1="20.532cm" svg:y1="6.554cm" svg:x2="20.143cm" svg:y2="6.781cm">
          <text:p/>
        </draw:line>
        <draw:line draw:style-name="gr8" draw:text-style-name="P2" draw:layer="layout" svg:x1="19.109cm" svg:y1="6.231cm" svg:x2="19.259cm" svg:y2="6.145cm">
          <text:p/>
        </draw:line>
        <draw:path draw:style-name="gr8" draw:text-style-name="P2" draw:layer="layout" svg:width="0.035cm" svg:height="0.042cm" svg:x="18.831cm" svg:y="6.367cm" svg:viewBox="0 0 36 43" svg:d="M36 0c-26 11-36 25-36 43">
          <text:p/>
        </draw:path>
        <draw:path draw:style-name="gr8" draw:text-style-name="P2" draw:layer="layout" svg:width="0.088cm" svg:height="0.075cm" svg:x="18.831cm" svg:y="6.409cm" svg:viewBox="0 0 89 76" svg:d="M0 0c0 4 0 4 0 8v3c3 4 3 7 3 7 0 4 4 4 4 7l3 4c4 3 4 3 7 7l4 3c3 4 7 4 11 7 0 0 3 4 7 7 3 0 3 4 8 4 7 3 14 7 21 12 7 3 14 3 21 7">
          <text:p/>
        </draw:path>
        <draw:line draw:style-name="gr8" draw:text-style-name="P2" draw:layer="layout" svg:x1="19.865cm" svg:y1="6.791cm" svg:x2="18.919cm" svg:y2="6.484cm">
          <text:p/>
        </draw:line>
        <draw:path draw:style-name="gr8" draw:text-style-name="P2" draw:layer="layout" svg:width="0.233cm" svg:height="0.029cm" svg:x="19.427cm" svg:y="6.607cm" svg:viewBox="0 0 234 30" svg:d="M0 14c39 12 85 19 131 15 42 0 82-11 103-29">
          <text:p/>
        </draw:path>
        <draw:path draw:style-name="gr8" draw:text-style-name="P2" draw:layer="layout" svg:width="0.325cm" svg:height="0.107cm" svg:x="19.356cm" svg:y="6.5cm" svg:viewBox="0 0 326 108" svg:d="M308 108c36-25 18-61-39-86-60-24-145-28-205-14-60 18-81 53-49 82">
          <text:p/>
        </draw:path>
        <draw:path draw:style-name="gr8" draw:text-style-name="P2" draw:layer="layout" svg:width="0.056cm" svg:height="0.032cm" svg:x="19.371cm" svg:y="6.589cm" svg:viewBox="0 0 57 33" svg:d="M0 0c14 15 31 25 57 33">
          <text:p/>
        </draw:path>
        <draw:line draw:style-name="gr8" draw:text-style-name="P2" draw:layer="layout" svg:x1="19.035cm" svg:y1="5.425cm" svg:x2="19.181cm" svg:y2="5.656cm">
          <text:p/>
        </draw:line>
        <draw:line draw:style-name="gr8" draw:text-style-name="P2" draw:layer="layout" svg:x1="19.259cm" svg:y1="5.786cm" svg:x2="19.177cm" svg:y2="5.655cm">
          <text:p/>
        </draw:line>
        <draw:line draw:style-name="gr8" draw:text-style-name="P2" draw:layer="layout" svg:x1="19.258cm" svg:y1="5.782cm" svg:x2="19.262cm" svg:y2="5.793cm">
          <text:p/>
        </draw:line>
        <draw:line draw:style-name="gr8" draw:text-style-name="P2" draw:layer="layout" svg:x1="19.261cm" svg:y1="5.789cm" svg:x2="19.41cm" svg:y2="6.029cm">
          <text:p/>
        </draw:line>
        <draw:path draw:style-name="gr8" draw:text-style-name="P2" draw:layer="layout" svg:width="0.06cm" svg:height="0.007cm" svg:x="19.522cm" svg:y="1.968cm" svg:viewBox="0 0 61 8" svg:d="M61 8c-21-13-40-8-61 0">
          <text:p/>
        </draw:path>
        <draw:line draw:style-name="gr8" draw:text-style-name="P2" draw:layer="layout" svg:x1="19.523cm" svg:y1="1.975cm" svg:x2="19.194cm" svg:y2="2.216cm">
          <text:p/>
        </draw:line>
        <draw:path draw:style-name="gr8" draw:text-style-name="P2" draw:layer="layout" svg:width="0.134cm" svg:height="0.367cm" svg:x="19.06cm" svg:y="2.211cm" svg:viewBox="0 0 135 368" svg:d="M135 0c-77 92-131 241-135 368">
          <text:p/>
        </draw:path>
        <draw:line draw:style-name="gr8" draw:text-style-name="P2" draw:layer="layout" svg:x1="19.06cm" svg:y1="2.578cm" svg:x2="19.06cm" svg:y2="2.966cm">
          <text:p/>
        </draw:line>
        <draw:line draw:style-name="gr8" draw:text-style-name="P2" draw:layer="layout" svg:x1="18.704cm" svg:y1="3.652cm" svg:x2="18.793cm" svg:y2="3.481cm">
          <text:p/>
        </draw:line>
        <draw:line draw:style-name="gr8" draw:text-style-name="P2" draw:layer="layout" svg:x1="18.704cm" svg:y1="5.316cm" svg:x2="18.704cm" svg:y2="3.647cm">
          <text:p/>
        </draw:line>
        <draw:line draw:style-name="gr8" draw:text-style-name="P2" draw:layer="layout" svg:x1="19.032cm" svg:y1="3.753cm" svg:x2="19.036cm" svg:y2="3.758cm">
          <text:p/>
        </draw:line>
        <draw:line draw:style-name="gr8" draw:text-style-name="P2" draw:layer="layout" svg:x1="19.033cm" svg:y1="3.758cm" svg:x2="18.908cm" svg:y2="3.714cm">
          <text:p/>
        </draw:line>
        <draw:line draw:style-name="gr8" draw:text-style-name="P2" draw:layer="layout" svg:x1="18.909cm" svg:y1="3.719cm" svg:x2="18.704cm" svg:y2="3.647cm">
          <text:p/>
        </draw:line>
        <draw:line draw:style-name="gr8" draw:text-style-name="P2" draw:layer="layout" svg:x1="19.393cm" svg:y1="3.077cm" svg:x2="19.06cm" svg:y2="2.966cm">
          <text:p/>
        </draw:line>
        <draw:path draw:style-name="gr8" draw:text-style-name="P2" draw:layer="layout" svg:width="0.099cm" svg:height="0.024cm" svg:x="18.605cm" svg:y="4.915cm" svg:viewBox="0 0 100 25" svg:d="M100 3c-40-8-75 0-100 22">
          <text:p/>
        </draw:path>
        <draw:path draw:style-name="gr8" draw:text-style-name="P2" draw:layer="layout" svg:width="0.021cm" svg:height="0.019cm" svg:x="18.584cm" svg:y="4.938cm" svg:viewBox="0 0 22 20" svg:d="M22 0c-7 5-15 12-22 20">
          <text:p/>
        </draw:path>
        <draw:line draw:style-name="gr8" draw:text-style-name="P2" draw:layer="layout" svg:x1="19.883cm" svg:y1="2.719cm" svg:x2="19.819cm" svg:y2="2.763cm">
          <text:p/>
        </draw:line>
        <draw:line draw:style-name="gr8" draw:text-style-name="P2" draw:layer="layout" svg:x1="19.392cm" svg:y1="2.684cm" svg:x2="19.392cm" svg:y2="3.072cm">
          <text:p/>
        </draw:line>
        <draw:path draw:style-name="gr8" draw:text-style-name="P2" draw:layer="layout" svg:width="0.134cm" svg:height="0.363cm" svg:x="19.392cm" svg:y="2.321cm" svg:viewBox="0 0 135 364" svg:d="M135 0c-79 89-132 237-135 364">
          <text:p/>
        </draw:path>
        <draw:line draw:style-name="gr8" draw:text-style-name="P2" draw:layer="layout" svg:x1="19.526cm" svg:y1="2.322cm" svg:x2="19.855cm" svg:y2="2.081cm">
          <text:p/>
        </draw:line>
        <draw:path draw:style-name="gr8" draw:text-style-name="P2" draw:layer="layout" svg:width="0.084cm" svg:height="0.173cm" svg:x="19.914cm" svg:y="2.081cm" svg:viewBox="0 0 85 174" svg:d="M85 174c-3-92-35-160-85-174">
          <text:p/>
        </draw:path>
        <draw:path draw:style-name="gr8" draw:text-style-name="P2" draw:layer="layout" svg:width="0.06cm" svg:height="0.009cm" svg:x="19.854cm" svg:y="2.076cm" svg:viewBox="0 0 61 10" svg:d="M61 6c-19-8-40-8-61 4">
          <text:p/>
        </draw:path>
        <draw:line draw:style-name="gr8" draw:text-style-name="P2" draw:layer="layout" svg:x1="19.995cm" svg:y1="2.254cm" svg:x2="19.995cm" svg:y2="2.635cm">
          <text:p/>
        </draw:line>
        <draw:path draw:style-name="gr8" draw:text-style-name="P2" draw:layer="layout" svg:width="0.017cm" svg:height="0.042cm" svg:x="19.586cm" svg:y="2.423cm" svg:viewBox="0 0 18 43" svg:d="M18 43c0-22-7-36-18-43">
          <text:p/>
        </draw:path>
        <draw:path draw:style-name="gr8" draw:text-style-name="P2" draw:layer="layout" svg:width="0.066cm" svg:height="0.145cm" svg:x="19.52cm" svg:y="2.423cm" svg:viewBox="0 0 67 146" svg:d="M67 0c-18-3-46 21-61 60-11 43-7 79 15 86">
          <text:p/>
        </draw:path>
        <draw:path draw:style-name="gr8" draw:text-style-name="P2" draw:layer="layout" svg:width="0.063cm" svg:height="0.104cm" svg:x="19.54cm" svg:y="2.465cm" svg:viewBox="0 0 64 105" svg:d="M0 104c14 3 29-7 43-28 14-22 21-51 21-76">
          <text:p/>
        </draw:path>
        <draw:path draw:style-name="gr8" draw:text-style-name="P2" draw:layer="layout" svg:width="0.018cm" svg:height="0.043cm" svg:x="19.836cm" svg:y="2.243cm" svg:viewBox="0 0 19 44" svg:d="M19 44c0-25-8-39-19-44">
          <text:p/>
        </draw:path>
        <draw:path draw:style-name="gr8" draw:text-style-name="P2" draw:layer="layout" svg:width="0.067cm" svg:height="0.146cm" svg:x="19.769cm" svg:y="2.242cm" svg:viewBox="0 0 68 147" svg:d="M68 1c-21-7-47 22-61 61s-7 78 11 85">
          <text:p/>
        </draw:path>
        <draw:path draw:style-name="gr8" draw:text-style-name="P2" draw:layer="layout" svg:width="0.067cm" svg:height="0.106cm" svg:x="19.787cm" svg:y="2.282cm" svg:viewBox="0 0 68 107" svg:d="M0 107c15 3 33-8 47-29 14-22 21-50 21-78">
          <text:p/>
        </draw:path>
        <draw:line draw:style-name="gr8" draw:text-style-name="P2" draw:layer="layout" svg:x1="19.259cm" svg:y1="5.57cm" svg:x2="19.177cm" svg:y2="5.656cm">
          <text:p/>
        </draw:line>
        <draw:line draw:style-name="gr8" draw:text-style-name="P2" draw:layer="layout" svg:x1="19.269cm" svg:y1="5.563cm" svg:x2="19.258cm" svg:y2="5.574cm">
          <text:p/>
        </draw:line>
        <draw:line draw:style-name="gr8" draw:text-style-name="P2" draw:layer="layout" svg:x1="19.268cm" svg:y1="5.563cm" svg:x2="19.294cm" svg:y2="5.761cm">
          <text:p/>
        </draw:line>
        <draw:line draw:style-name="gr8" draw:text-style-name="P2" draw:layer="layout" svg:x1="19.294cm" svg:y1="5.757cm" svg:x2="19.261cm" svg:y2="5.793cm">
          <text:p/>
        </draw:line>
        <draw:line draw:style-name="gr8" draw:text-style-name="P2" draw:layer="layout" svg:x1="19.032cm" svg:y1="5.425cm" svg:x2="19.032cm" svg:y2="3.753cm">
          <text:p/>
        </draw:line>
        <draw:line draw:style-name="gr8" draw:text-style-name="P2" draw:layer="layout" svg:x1="18.908cm" svg:y1="3.714cm" svg:x2="18.908cm" svg:y2="5.383cm">
          <text:p/>
        </draw:line>
        <draw:line draw:style-name="gr8" draw:text-style-name="P2" draw:layer="layout" svg:x1="19.258cm" svg:y1="5.57cm" svg:x2="19.258cm" svg:y2="5.782cm">
          <text:p/>
        </draw:line>
        <draw:line draw:style-name="gr8" draw:text-style-name="P2" draw:layer="layout" svg:x1="19.855cm" svg:y1="2.085cm" svg:x2="19.522cm" svg:y2="1.975cm">
          <text:p/>
        </draw:line>
        <draw:line draw:style-name="gr8" draw:text-style-name="P2" draw:layer="layout" svg:x1="19.527cm" svg:y1="2.322cm" svg:x2="19.194cm" svg:y2="2.211cm">
          <text:p/>
        </draw:line>
        <draw:line draw:style-name="gr8" draw:text-style-name="P2" draw:layer="layout" svg:x1="19.393cm" svg:y1="2.685cm" svg:x2="19.06cm" svg:y2="2.578cm">
          <text:p/>
        </draw:line>
        <draw:path draw:style-name="gr8" draw:text-style-name="P2" draw:layer="layout" svg:width="0.039cm" svg:height="0.032cm" svg:x="19.744cm" svg:y="5.072cm" svg:viewBox="0 0 40 33" svg:d="M40 33c-25-8-40-18-40-33">
          <text:p/>
        </draw:path>
        <draw:path draw:style-name="gr8" draw:text-style-name="P2" draw:layer="layout" svg:width="0.152cm" svg:height="0.036cm" svg:x="19.744cm" svg:y="5.047cm" svg:viewBox="0 0 153 37" svg:d="M0 26c0-18 36-29 78-25 40 0 75 18 75 36">
          <text:p/>
        </draw:path>
        <draw:path draw:style-name="gr8" draw:text-style-name="P2" draw:layer="layout" svg:width="0.113cm" svg:height="0.027cm" svg:x="19.783cm" svg:y="5.083cm" svg:viewBox="0 0 114 28" svg:d="M114 0c-3 11-18 21-40 25-24 4-49 4-74-4">
          <text:p/>
        </draw:path>
        <draw:path draw:style-name="gr8" draw:text-style-name="P2" draw:layer="layout" svg:width="0.074cm" svg:height="0.056cm" svg:x="19.681cm" svg:y="5.069cm" svg:viewBox="0 0 75 57" svg:d="M75 57c-47-11-75-36-75-57">
          <text:p/>
        </draw:path>
        <draw:path draw:style-name="gr8" draw:text-style-name="P2" draw:layer="layout" svg:width="0.275cm" svg:height="0.067cm" svg:x="19.681cm" svg:y="5.019cm" svg:viewBox="0 0 276 68" svg:d="M0 50c4-29 67-54 141-50 78 7 139 35 135 68">
          <text:p/>
        </draw:path>
        <draw:path draw:style-name="gr8" draw:text-style-name="P2" draw:layer="layout" svg:width="0.201cm" svg:height="0.048cm" svg:x="19.755cm" svg:y="5.087cm" svg:viewBox="0 0 202 49" svg:d="M202 0c0 17-28 36-67 43-42 10-93 7-135-4">
          <text:p/>
        </draw:path>
        <draw:path draw:style-name="gr8" draw:text-style-name="P2" draw:layer="layout" svg:width="0.074cm" svg:height="0.056cm" svg:x="19.681cm" svg:y="5.094cm" svg:viewBox="0 0 75 57" svg:d="M75 57c-47-14-79-36-75-57">
          <text:p/>
        </draw:path>
        <draw:path draw:style-name="gr8" draw:text-style-name="P2" draw:layer="layout" svg:width="0.204cm" svg:height="0.051cm" svg:x="19.752cm" svg:y="5.108cm" svg:viewBox="0 0 205 52" svg:d="M205 0c0 22-28 40-68 47-42 7-95 7-137-4">
          <text:p/>
        </draw:path>
        <draw:path draw:style-name="gr8" draw:text-style-name="P2" draw:layer="layout" svg:width="0.021cm" svg:height="0.007cm" svg:x="19.734cm" svg:y="5.214cm" svg:viewBox="0 0 22 8" svg:d="M22 8c-8 0-15-5-22-8">
          <text:p/>
        </draw:path>
        <draw:path draw:style-name="gr8" draw:text-style-name="P2" draw:layer="layout" svg:width="0.184cm" svg:height="0.047cm" svg:x="19.755cm" svg:y="5.185cm" svg:viewBox="0 0 185 48" svg:d="M185 0c0 19-25 33-64 44-36 7-82 3-121-7">
          <text:p/>
        </draw:path>
        <draw:path draw:style-name="gr8" draw:text-style-name="P2" draw:layer="layout" svg:width="0.018cm" svg:height="0.007cm" svg:x="19.734cm" svg:y="5.221cm" svg:viewBox="0 0 19 8" svg:d="M19 8c-4-5-12-5-19-8">
          <text:p/>
        </draw:path>
        <draw:path draw:style-name="gr8" draw:text-style-name="P2" draw:layer="layout" svg:width="0.007cm" svg:height="0.003cm" svg:x="19.685cm" svg:y="5.161cm" svg:viewBox="0 0 8 4" svg:d="M0 4c4 0 4 0 8-4">
          <text:p/>
        </draw:path>
        <draw:path draw:style-name="gr8" draw:text-style-name="P2" draw:layer="layout" svg:width="0.005cm" svg:height="0.014cm" svg:x="19.939cm" svg:y="5.175cm" svg:viewBox="0 0 6 15" svg:d="M0 0c4 3 9 10 4 15">
          <text:p/>
        </draw:path>
        <draw:path draw:style-name="gr8" draw:text-style-name="P2" draw:layer="layout" svg:width="0.19cm" svg:height="0.047cm" svg:x="19.752cm" svg:y="5.189cm" svg:viewBox="0 0 191 48" svg:d="M191 0c0 22-25 36-63 43-40 7-90 7-128-3">
          <text:p/>
        </draw:path>
        <draw:path draw:style-name="gr8" draw:text-style-name="P2" draw:layer="layout" svg:width="0.022cm" svg:height="0.007cm" svg:x="19.73cm" svg:y="5.242cm" svg:viewBox="0 0 23 8" svg:d="M23 8c-9 0-16-5-23-8">
          <text:p/>
        </draw:path>
        <draw:path draw:style-name="gr8" draw:text-style-name="P2" draw:layer="layout" svg:width="0.19cm" svg:height="0.046cm" svg:x="19.752cm" svg:y="5.214cm" svg:viewBox="0 0 191 47" svg:d="M191 0c0 17-25 36-63 43-44 7-90 3-128-7">
          <text:p/>
        </draw:path>
        <draw:path draw:style-name="gr8" draw:text-style-name="P2" draw:layer="layout" svg:width="0.043cm" svg:height="0.032cm" svg:x="19.522cm" svg:y="5.199cm" svg:viewBox="0 0 44 33" svg:d="M44 33c-30-7-44-18-44-33">
          <text:p/>
        </draw:path>
        <draw:path draw:style-name="gr8" draw:text-style-name="P2" draw:layer="layout" svg:width="0.152cm" svg:height="0.036cm" svg:x="19.522cm" svg:y="5.174cm" svg:viewBox="0 0 153 37" svg:d="M0 26c0-18 37-29 79-25 42 0 74 17 74 36">
          <text:p/>
        </draw:path>
        <draw:path draw:style-name="gr8" draw:text-style-name="P2" draw:layer="layout" svg:width="0.113cm" svg:height="0.027cm" svg:x="19.561cm" svg:y="5.21cm" svg:viewBox="0 0 114 28" svg:d="M114 0c0 12-14 22-40 26-21 3-49 3-74-4">
          <text:p/>
        </draw:path>
        <draw:path draw:style-name="gr8" draw:text-style-name="P2" draw:layer="layout" svg:width="0.071cm" svg:height="0.056cm" svg:x="19.462cm" svg:y="5.196cm" svg:viewBox="0 0 72 57" svg:d="M72 57c-47-14-75-36-72-57">
          <text:p/>
        </draw:path>
        <draw:path draw:style-name="gr8" draw:text-style-name="P2" draw:layer="layout" svg:width="0.272cm" svg:height="0.067cm" svg:x="19.462cm" svg:y="5.146cm" svg:viewBox="0 0 273 68" svg:d="M0 50c0-33 64-54 141-50 75 7 135 35 132 68">
          <text:p/>
        </draw:path>
        <draw:path draw:style-name="gr8" draw:text-style-name="P2" draw:layer="layout" svg:width="0.201cm" svg:height="0.048cm" svg:x="19.533cm" svg:y="5.214cm" svg:viewBox="0 0 202 49" svg:d="M202 0c0 17-25 35-67 43-39 10-93 7-135-5">
          <text:p/>
        </draw:path>
        <draw:path draw:style-name="gr8" draw:text-style-name="P2" draw:layer="layout" svg:width="0.074cm" svg:height="0.057cm" svg:x="19.459cm" svg:y="5.217cm" svg:viewBox="0 0 75 58" svg:d="M75 58c-47-11-75-32-75-58">
          <text:p/>
        </draw:path>
        <draw:path draw:style-name="gr8" draw:text-style-name="P2" draw:layer="layout" svg:width="0.201cm" svg:height="0.051cm" svg:x="19.533cm" svg:y="5.235cm" svg:viewBox="0 0 202 52" svg:d="M202 0c0 21-25 39-67 47-42 7-93 7-135-8">
          <text:p/>
        </draw:path>
        <draw:path draw:style-name="gr8" draw:text-style-name="P2" draw:layer="layout" svg:width="0.067cm" svg:height="0.05cm" svg:x="19.466cm" svg:y="5.298cm" svg:viewBox="0 0 68 51" svg:d="M68 51c-44-11-68-33-68-51">
          <text:p/>
        </draw:path>
        <draw:path draw:style-name="gr8" draw:text-style-name="P2" draw:layer="layout" svg:width="0.183cm" svg:height="0.044cm" svg:x="19.533cm" svg:y="5.312cm" svg:viewBox="0 0 184 45" svg:d="M184 0c0 18-21 32-64 39-36 8-81 8-120-3">
          <text:p/>
        </draw:path>
        <draw:path draw:style-name="gr8" draw:text-style-name="P2" draw:layer="layout" svg:width="0.071cm" svg:height="0.053cm" svg:x="19.462cm" svg:y="5.302cm" svg:viewBox="0 0 72 54" svg:d="M72 54c-47-11-72-33-72-54">
          <text:p/>
        </draw:path>
        <draw:path draw:style-name="gr8" draw:text-style-name="P2" draw:layer="layout" svg:width="0.007cm" svg:height="0.014cm" svg:x="19.462cm" svg:y="5.288cm" svg:viewBox="0 0 8 15" svg:d="M0 15c0-5 5-12 8-15">
          <text:p/>
        </draw:path>
        <draw:path draw:style-name="gr8" draw:text-style-name="P2" draw:layer="layout" svg:width="0.007cm" svg:height="0.014cm" svg:x="19.716cm" svg:y="5.302cm" svg:viewBox="0 0 8 15" svg:d="M0 0c4 3 8 10 8 15">
          <text:p/>
        </draw:path>
        <draw:path draw:style-name="gr8" draw:text-style-name="P2" draw:layer="layout" svg:width="0.194cm" svg:height="0.046cm" svg:x="19.529cm" svg:y="5.316cm" svg:viewBox="0 0 195 47" svg:d="M195 0c-3 18-28 35-68 42-39 8-84 8-127-7">
          <text:p/>
        </draw:path>
        <draw:path draw:style-name="gr8" draw:text-style-name="P2" draw:layer="layout" svg:width="0.067cm" svg:height="0.053cm" svg:x="19.462cm" svg:y="5.323cm" svg:viewBox="0 0 68 54" svg:d="M68 54c-42-11-71-32-68-54">
          <text:p/>
        </draw:path>
        <draw:path draw:style-name="gr8" draw:text-style-name="P2" draw:layer="layout" svg:width="0.191cm" svg:height="0.045cm" svg:x="19.529cm" svg:y="5.341cm" svg:viewBox="0 0 192 46" svg:d="M192 0c0 17-25 35-65 43-39 7-88 3-127-8">
          <text:p/>
        </draw:path>
        <draw:line draw:style-name="gr8" draw:text-style-name="P2" draw:layer="layout" svg:x1="14.859cm" svg:y1="4.074cm" svg:x2="14.859cm" svg:y2="3.09cm">
          <text:p/>
        </draw:line>
        <draw:path draw:style-name="gr8" draw:text-style-name="P2" draw:layer="layout" svg:width="0.938cm" svg:height="0.393cm" svg:x="14.961cm" svg:y="1.195cm" svg:viewBox="0 0 939 394" svg:d="M939 23c-84-18-183-25-286-22-88 4-188 15-279 39-46 14-88 28-127 46-36 18-71 35-95 53-50 35-78 68-99 96s-32 53-43 78c-7 28-10 53-10 81">
          <text:p/>
        </draw:path>
        <draw:line draw:style-name="gr8" draw:text-style-name="P2" draw:layer="layout" svg:x1="16.358cm" svg:y1="2.783cm" svg:x2="16.358cm" svg:y2="1.626cm">
          <text:p/>
        </draw:line>
        <draw:line draw:style-name="gr8" draw:text-style-name="P2" draw:layer="layout" svg:x1="14.442cm" svg:y1="5.034cm" svg:x2="14.442cm" svg:y2="4.201cm">
          <text:p/>
        </draw:line>
        <draw:path draw:style-name="gr8" draw:text-style-name="P2" draw:layer="layout" svg:width="0.452cm" svg:height="0.299cm" svg:x="15.899cm" svg:y="1.217cm" svg:viewBox="0 0 453 300" svg:d="M453 300c-7-24-18-49-36-74-24-35-59-77-127-121-24-17-52-28-84-45-28-11-60-25-92-36-40-10-79-17-114-24">
          <text:p/>
        </draw:path>
        <draw:line draw:style-name="gr8" draw:text-style-name="P2" draw:layer="layout" svg:x1="14.961cm" svg:y1="1.583cm" svg:x2="14.961cm" svg:y2="1.626cm">
          <text:p/>
        </draw:line>
        <draw:line draw:style-name="gr8" draw:text-style-name="P2" draw:layer="layout" svg:x1="14.961cm" svg:y1="2.783cm" svg:x2="14.961cm" svg:y2="1.626cm">
          <text:p/>
        </draw:line>
        <draw:line draw:style-name="gr8" draw:text-style-name="P2" draw:layer="layout" svg:x1="14.961cm" svg:y1="3.09cm" svg:x2="14.961cm" svg:y2="2.783cm">
          <text:p/>
        </draw:line>
        <draw:path draw:style-name="gr8" draw:text-style-name="P2" draw:layer="layout" svg:width="0.011cm" svg:height="0.074cm" svg:x="16.347cm" svg:y="1.513cm" svg:viewBox="0 0 12 75" svg:d="M12 75c0-25 0-49-12-75">
          <text:p/>
        </draw:path>
        <draw:line draw:style-name="gr8" draw:text-style-name="P2" draw:layer="layout" svg:x1="16.358cm" svg:y1="1.583cm" svg:x2="16.358cm" svg:y2="1.626cm">
          <text:p/>
        </draw:line>
        <draw:line draw:style-name="gr8" draw:text-style-name="P2" draw:layer="layout" svg:x1="16.887cm" svg:y1="3.245cm" svg:x2="16.894cm" svg:y2="3.245cm">
          <text:p/>
        </draw:line>
        <draw:line draw:style-name="gr8" draw:text-style-name="P2" draw:layer="layout" svg:x1="16.626cm" svg:y1="5.412cm" svg:x2="16.652cm" svg:y2="5.393cm">
          <text:p/>
        </draw:line>
        <draw:line draw:style-name="gr8" draw:text-style-name="P2" draw:layer="layout" svg:x1="21cm" svg:y1="6.18cm" svg:x2="21cm" svg:y2="6.484cm">
          <text:p/>
        </draw:line>
        <draw:line draw:style-name="gr8" draw:text-style-name="P2" draw:layer="layout" svg:x1="18.945cm" svg:y1="2.691cm" svg:x2="18.513cm" svg:y2="3.01cm">
          <text:p/>
        </draw:line>
        <draw:line draw:style-name="gr8" draw:text-style-name="P2" draw:layer="layout" svg:x1="18.831cm" svg:y1="6.783cm" svg:x2="18.831cm" svg:y2="6.409cm">
          <text:p/>
        </draw:line>
        <draw:line draw:style-name="gr8" draw:text-style-name="P2" draw:layer="layout" svg:x1="19.579cm" svg:y1="1.972cm" svg:x2="19.915cm" svg:y2="2.082cm">
          <text:p/>
        </draw:line>
        <draw:line draw:style-name="gr8" draw:text-style-name="P2" draw:layer="layout" svg:x1="19.956cm" svg:y1="5.087cm" svg:x2="19.956cm" svg:y2="5.111cm">
          <text:p/>
        </draw:line>
        <draw:line draw:style-name="gr8" draw:text-style-name="P2" draw:layer="layout" svg:x1="19.687cm" svg:y1="5.069cm" svg:x2="19.681cm" svg:y2="5.095cm">
          <text:p/>
        </draw:line>
        <draw:line draw:style-name="gr8" draw:text-style-name="P2" draw:layer="layout" svg:x1="19.943cm" svg:y1="5.132cm" svg:x2="19.939cm" svg:y2="5.186cm">
          <text:p/>
        </draw:line>
        <draw:line draw:style-name="gr8" draw:text-style-name="P2" draw:layer="layout" svg:x1="19.693cm" svg:y1="5.115cm" svg:x2="19.688cm" svg:y2="5.169cm">
          <text:p/>
        </draw:line>
        <draw:line draw:style-name="gr8" draw:text-style-name="P2" draw:layer="layout" svg:x1="19.942cm" svg:y1="5.189cm" svg:x2="19.942cm" svg:y2="5.214cm">
          <text:p/>
        </draw:line>
        <draw:line draw:style-name="gr8" draw:text-style-name="P2" draw:layer="layout" svg:x1="19.734cm" svg:y1="5.214cm" svg:x2="19.734cm" svg:y2="5.235cm">
          <text:p/>
        </draw:line>
        <draw:line draw:style-name="gr8" draw:text-style-name="P2" draw:layer="layout" svg:x1="19.463cm" svg:y1="5.196cm" svg:x2="19.459cm" svg:y2="5.222cm">
          <text:p/>
        </draw:line>
        <draw:line draw:style-name="gr8" draw:text-style-name="P2" draw:layer="layout" svg:x1="19.721cm" svg:y1="5.256cm" svg:x2="19.716cm" svg:y2="5.313cm">
          <text:p/>
        </draw:line>
        <draw:line draw:style-name="gr8" draw:text-style-name="P2" draw:layer="layout" svg:x1="19.474cm" svg:y1="5.242cm" svg:x2="19.466cm" svg:y2="5.299cm">
          <text:p/>
        </draw:line>
        <draw:line draw:style-name="gr8" draw:text-style-name="P2" draw:layer="layout" svg:x1="19.724cm" svg:y1="5.316cm" svg:x2="19.72cm" svg:y2="5.342cm">
          <text:p/>
        </draw:line>
        <draw:line draw:style-name="gr8" draw:text-style-name="P2" draw:layer="layout" svg:x1="19.468cm" svg:y1="5.302cm" svg:x2="19.462cm" svg:y2="5.324cm">
          <text:p/>
        </draw:line>
        <draw:path draw:style-name="gr1" draw:text-style-name="P1" draw:layer="layout" svg:width="5.849cm" svg:height="6.543cm" svg:x="21.988cm" svg:y="1.084cm" svg:viewBox="0 0 5850 6544" svg:d="M5850 5637v-674c0 18-10 39-28 53l-1185 833c-39 24-103 24-141 0l-185-131c-18-14-28-32-28-49 0-4 0-4 0-7 3-22 7-39 7-60 0-32-7-64-18-99 252 81 541 67 767-39 229-102 367-282 367-473v-225c49 3 102 7 151 0 29-4 60 7 82 21l183 127c18 14 28 31 28 49s-10 39-28 53l-1185 833c-39 24-103 24-141 0l-185-131c-18-14-28-32-28-49v546-550 550c-11-49-28-91-60-134-198-91-318-250-318-416v-28c-31-106-102-205-208-286-141-109-338-176-550-187-60-3-124-10-184-24l-433-307c-25-53-39-106-39-163v-437l-244 173-1009-709-285-198v-39l-893-631c-39-28-60-71-60-113v-247c0-53 32-99 85-131l448-315v-638l226-413v-310c3-110 77-254 180-349l416-297 286 201c49-21 95-21 127 0 28 18 42 53 42 96v130-130c0-43-14-78-42-96l-283-201c-31-21-77-21-130 0 53-21 99-21 130 0l283 201c-32-21-78-21-127 0l-420 293c-103 99-177 240-180 349v311l197-138 551-388 21-18v-183l173 11 109 74 173 123v519c39 63 60 127 67 183 7 39 21 85 46 127 25 46 56 85 88 117l88 77v441l46 128c21 43 46 85 74 127l25-17 81 60v102c4 3 7 7 14 10l11 11c208-95 476-106 698-28 226 77 371 236 385 409 3 25 7 49 17 74v-25c0-10 0-21 0-31 4-43 15-89 36-138 17-35 38-74 77-116 25-32 60-64 110-99 38-28 88-53 130-71 53-21 107-35 153-46 56-10 109-17 159-21 31 0 63 0 98 4 64 3 127 14 180 28 71 21 124 42 166 67 28 14 53 28 74 46 18 11 35 25 50 39 21 14 35 28 45 42 46 53 78 106 96 155 17 50 28 96 28 141v36 938 14c7 4 18 4 28 7l4 4 67 226c0-78-21-156-67-226l67 801v-575 575c49 3 102 7 151 0 29-4 60 7 82 21l183 127c18 14 28 31 28 49v674c0 21-10 39-28 53l-1185 832c-39 29-103 29-141 0l-185-130c-18-14-28-32-28-50v-127 127c0 18 10 36 28 50l185 130c38 29 102 29 141 0l1185-832c18-14 28-32 28-53z">
          <text:p/>
        </draw:path>
        <draw:polygon draw:style-name="gr7" draw:text-style-name="P2" draw:layer="layout" svg:width="0cm" svg:height="0cm" svg:x="24.842cm" svg:y="4.035cm" svg:viewBox="0 0 0 0" draw:points="0,0">
          <text:p/>
        </draw:polygon>
        <draw:path draw:style-name="gr1" draw:text-style-name="P1" draw:layer="layout" svg:width="2.893cm" svg:height="3.637cm" svg:x="24.401cm" svg:y="3.527cm" svg:viewBox="0 0 2894 3638" svg:d="M2770 226c46 53 78 106 96 155 17 50 28 96 28 141v36c0 180-141 345-367 434-226 84-497 77-716-22v939 251 1478c-198-91-318-247-318-416v-28-1698c0 169 120 325 318 413-198-88-318-244-318-413v-28c-14-50-35-92-67-138 0-3-3-7-7-10-21-32-49-64-81-92-14-14-35-28-53-42-141-110-338-177-547-191-63-3-127-10-187-28-282-67-473-254-473-466 0 212 191 399 473 466v554l-49-25-46-21-46-25-45-28-39-25-39-24-39-29-32-24-28-29-29-24-25-28-17-25-18-25-11-25c0-3-3-3-3-7-4 0-4 0-7 11 0 4 0 11 0 25 0 10 0 21 0 28s0 14 0 21c3 32 3 53 7 74 0 18 3 32 7 46-7 0-7 0-11 4 0 3 0 10-3 21 0 7 0 17 0 35s0 35 0 49c0 25 3 43 3 57 4 32 4 53 7 74-3 0-3 0-7 3 0 4-3 11-3 22 0 7 0 17 0 35s0 35 0 49c3 21 3 39 7 57 0 28 3 53 7 74 0-4-4-4-4-4-3-3-3-3-3 0-4 0-4 4-7 14 0 7 0 18 0 36 0 17 0 35 0 50 3 25 3 42 7 60 0 32 3 56 7 78l-4-4c-3-3-3 0-7 0 0 4 0 7-3 25 0 7 0 24 0 46 0 21 3 42 3 63 4 28 4 57 7 78 7 42 18 74 29 106-25-53-39-106-39-159v-442-371-246-117-554c0-28 3-56 10-84-7 28-10 56-10 84v554c-14-49-43-102-78-148v-4-550 550-550l88 64-88-64v4c0-4 0-4 0-4l120-88-120 88 120-88 248-173 14-11 14 11c208-95 473-106 695-28 226 77 371 236 385 409 3 25 10 49 17 74v11c0 165 120 324 318 412-198-88-318-247-318-412v479l-208 149c-141-110-338-177-547-191v653c0 0 0 3 0 7v3c0 4 0 7 0 7 0 4 0 4 0 4 0 3 0 7 0 7v131c43 3 85 7 124 14-32-43-67-78-99-117 32-28 67-60 99-88 7 0 14 0 25 4 49 10 98 24 148 38 28 46 53 89 77 134-24 25-49 50-77 74 95 32 180 79 250 132v155c7-7 18-7 25-3 7 3 18 3 21 10 18 11 28 25 39 39 7 18 18 32 25 53 0 7 3 14 3 21 4 14 7 28 7 43 0 17-3 24-3 28-4 3-4 3-7 7-11 7-25 0-39-11-11-7-18-17-28-28-15-14-29-35-43-64v491c7-7 18-7 25-4 7 4 14 4 21 11 18 10 28 25 39 39 7 17 18 35 25 56 0 7 3 11 3 18 4 14 7 28 7 42 0 18-3 25-3 28-4 4-4 4-7 7-11 7-25 0-39-10-11-7-18-18-32-28-11-15-25-36-39-64v78c106 77 177 176 208 282v-1698-28-201-43-165-22-479-11-25c0-10 0-21 0-31 4-43 15-89 39-138 14-35 39-74 74-116 29-32 64-64 110-99 42-28 88-53 130-71 53-21 106-35 152-46 56-14 109-17 159-21 31 0 63 0 98 4 64 3 127 14 180 28 71 21 124 42 166 67 28 14 53 28 74 42 18 15 35 29 50 43 21 14 35 28 45 42z">
          <text:p/>
        </draw:path>
        <draw:polygon draw:style-name="gr7" draw:text-style-name="P2" draw:layer="layout" svg:width="0cm" svg:height="0cm" svg:x="24.842cm" svg:y="4.035cm" svg:viewBox="0 0 0 0" draw:points="0,0">
          <text:p/>
        </draw:polygon>
        <draw:path draw:style-name="gr1" draw:text-style-name="P1" draw:layer="layout" svg:width="1.083cm" svg:height="1.433cm" svg:x="26.211cm" svg:y="4.085cm" svg:viewBox="0 0 1084 1434" svg:d="M0 412v943c215 99 491 106 717 18 226-85 367-250 367-430v-943c0 180-141 345-367 434-226 84-502 77-717-22z">
          <text:p/>
        </draw:path>
        <draw:polygon draw:style-name="gr7" draw:text-style-name="P2" draw:layer="layout" svg:width="0cm" svg:height="0cm" svg:x="24.842cm" svg:y="4.035cm" svg:viewBox="0 0 0 0" draw:points="0,0">
          <text:p/>
        </draw:polygon>
        <draw:path draw:style-name="gr1" draw:text-style-name="P1" draw:layer="layout" svg:width="1.133cm" svg:height="1.365cm" svg:x="26.26cm" svg:y="5.274cm" svg:viewBox="0 0 1134 1366" svg:d="M0 1316c251 78 541 64 767-42 229-102 367-282 367-474v-225-575c0 190-138 370-367 472-226 106-516 120-767 39z">
          <text:p/>
        </draw:path>
        <draw:polygon draw:style-name="gr7" draw:text-style-name="P2" draw:layer="layout" svg:width="0cm" svg:height="0cm" svg:x="24.842cm" svg:y="4.035cm" svg:viewBox="0 0 0 0" draw:points="0,0">
          <text:p/>
        </draw:polygon>
        <draw:path draw:style-name="gr1" draw:text-style-name="P1" draw:layer="layout" svg:width="0.974cm" svg:height="0.684cm" svg:x="26.105cm" svg:y="3.637cm" svg:viewBox="0 0 975 685" svg:d="M975 343c0-187-219-343-488-343-268 0-487 156-487 343zM0 343c0 190 219 342 487 342 269 0 488-152 488-342z">
          <text:p/>
        </draw:path>
        <draw:polygon draw:style-name="gr7" draw:text-style-name="P2" draw:layer="layout" svg:width="0cm" svg:height="0cm" svg:x="24.842cm" svg:y="4.035cm" svg:viewBox="0 0 0 0" draw:points="0,0">
          <text:p/>
        </draw:polygon>
        <draw:path draw:style-name="gr1" draw:text-style-name="P1" draw:layer="layout" svg:width="0.952cm" svg:height="0.67cm" svg:x="26.116cm" svg:y="3.644cm" svg:viewBox="0 0 953 671" svg:d="M953 336c0-184-212-336-476-336-261 0-477 152-477 336zM0 336c0 187 216 335 477 335 264 0 476-148 476-335z">
          <text:p/>
        </draw:path>
        <draw:polygon draw:style-name="gr7" draw:text-style-name="P2" draw:layer="layout" svg:width="0cm" svg:height="0cm" svg:x="24.842cm" svg:y="4.035cm" svg:viewBox="0 0 0 0" draw:points="0,0">
          <text:p/>
        </draw:polygon>
        <draw:path draw:style-name="gr1" draw:text-style-name="P1" draw:layer="layout" svg:width="0.924cm" svg:height="0.649cm" svg:x="26.13cm" svg:y="3.654cm" svg:viewBox="0 0 925 650" svg:d="M925 325c0-180-208-325-462-325s-463 145-463 325zM0 325c0 180 209 325 463 325s462-145 462-325z">
          <text:p/>
        </draw:path>
        <draw:polygon draw:style-name="gr7" draw:text-style-name="P2" draw:layer="layout" svg:width="0cm" svg:height="0cm" svg:x="24.842cm" svg:y="4.035cm" svg:viewBox="0 0 0 0" draw:points="0,0">
          <text:p/>
        </draw:polygon>
        <draw:path draw:style-name="gr1" draw:text-style-name="P1" draw:layer="layout" svg:width="0.889cm" svg:height="0.628cm" svg:x="26.147cm" svg:y="3.665cm" svg:viewBox="0 0 890 629" svg:d="M890 314c0-173-197-314-444-314-244 0-446 141-446 314zM0 314c0 174 202 315 446 315 247 0 444-141 444-315z">
          <text:p/>
        </draw:path>
        <draw:polygon draw:style-name="gr7" draw:text-style-name="P2" draw:layer="layout" svg:width="0cm" svg:height="0cm" svg:x="24.842cm" svg:y="4.035cm" svg:viewBox="0 0 0 0" draw:points="0,0">
          <text:p/>
        </draw:polygon>
        <draw:path draw:style-name="gr1" draw:text-style-name="P1" draw:layer="layout" svg:width="0.999cm" svg:height="0.868cm" svg:x="23.226cm" svg:y="1.728cm" svg:viewBox="0 0 1000 869" svg:d="M1000 481l-81-114-25-32-60-84-39-50c-28-39-60-74-95-99l-148-102-552 388 145 103c35 25 71 60 100 99l204 279z">
          <text:p/>
        </draw:path>
        <draw:polygon draw:style-name="gr7" draw:text-style-name="P2" draw:layer="layout" svg:width="0cm" svg:height="0cm" svg:x="24.842cm" svg:y="4.035cm" svg:viewBox="0 0 0 0" draw:points="0,0">
          <text:p/>
        </draw:polygon>
        <draw:path draw:style-name="gr1" draw:text-style-name="P1" draw:layer="layout" svg:width="0.871cm" svg:height="0.91cm" svg:x="23.671cm" svg:y="2.208cm" svg:viewBox="0 0 872 911" svg:d="M788 474l84 81-169 116 67 64-64 46-98-92-85 60-39 28-99 71-95 63-54-49c-35-32-67-71-91-117-25-42-39-88-46-127-7-70-43-155-99-229l555-389c10 14 21 28 28 46 39 64 63 128 71 184 3 39 21 85 45 127 25 46 57 85 89 117z">
          <text:p/>
        </draw:path>
        <draw:polygon draw:style-name="gr7" draw:text-style-name="P2" draw:layer="layout" svg:width="0cm" svg:height="0cm" svg:x="24.842cm" svg:y="4.035cm" svg:viewBox="0 0 0 0" draw:points="0,0">
          <text:p/>
        </draw:polygon>
        <draw:polygon draw:style-name="gr1" draw:text-style-name="P1" draw:layer="layout" svg:width="0.282cm" svg:height="1.64cm" svg:x="22.521cm" svg:y="2.469cm" svg:viewBox="0 0 283 1641" draw:points="0,1439 283,1641 283,1485 283,561 283,198 0,0 0,638">
          <text:p/>
        </draw:polygon>
        <draw:polygon draw:style-name="gr7" draw:text-style-name="P2" draw:layer="layout" svg:width="0cm" svg:height="0cm" svg:x="24.842cm" svg:y="4.035cm" svg:viewBox="0 0 0 0" draw:points="0,0">
          <text:p/>
        </draw:polygon>
        <draw:path draw:style-name="gr1" draw:text-style-name="P1" draw:layer="layout" svg:width="0.734cm" svg:height="1.323cm" svg:x="23.226cm" svg:y="2.116cm" svg:viewBox="0 0 735 1324" svg:d="M735 1002v322l-123-88c0-14-4-28-7-46-12-40-33-82-54-121-4-10-11-18-14-25-32-49-71-95-110-130l-148-106-212-145-67-49v-614l145 102c35 25 71 57 99 99l201 279c56 74 92 155 99 229 7 39 21 85 46 127 25 43 57 85 92 113z">
          <text:p/>
        </draw:path>
        <draw:polygon draw:style-name="gr7" draw:text-style-name="P2" draw:layer="layout" svg:width="0cm" svg:height="0cm" svg:x="24.842cm" svg:y="4.035cm" svg:viewBox="0 0 0 0" draw:points="0,0">
          <text:p/>
        </draw:polygon>
        <draw:path draw:style-name="gr1" draw:text-style-name="P1" draw:layer="layout" svg:width="0.798cm" svg:height="0.56cm" svg:x="26.193cm" svg:y="3.699cm" svg:viewBox="0 0 799 561" svg:d="M799 284c0-3 0-3 0-3 0-74-43-145-117-198-113-81-287-106-435-60-148 43-247 145-247 258v3c0 11 4 25 4 36 28 137 197 241 395 241s368-104 396-241c0-11 4-25 4-36z">
          <text:p/>
        </draw:path>
        <draw:polygon draw:style-name="gr7" draw:text-style-name="P2" draw:layer="layout" svg:width="0cm" svg:height="0cm" svg:x="24.842cm" svg:y="4.035cm" svg:viewBox="0 0 0 0" draw:points="0,0">
          <text:p/>
        </draw:polygon>
        <draw:path draw:style-name="gr1" draw:text-style-name="P1" draw:layer="layout" svg:width="0.423cm" svg:height="1.224cm" svg:x="22.803cm" svg:y="2.73cm" svg:viewBox="0 0 424 1225" svg:d="M424 929v-177c-14-3-28-10-42-21-53-35-81-99-81-187v-3c0-113 46-255 123-389v-152l-424 300v925z">
          <text:p/>
        </draw:path>
        <draw:polygon draw:style-name="gr7" draw:text-style-name="P2" draw:layer="layout" svg:width="0cm" svg:height="0cm" svg:x="24.842cm" svg:y="4.035cm" svg:viewBox="0 0 0 0" draw:points="0,0">
          <text:p/>
        </draw:polygon>
        <draw:path draw:style-name="gr1" draw:text-style-name="P1" draw:layer="layout" svg:width="0.55cm" svg:height="1.104cm" svg:x="25.135cm" svg:y="5.334cm" svg:viewBox="0 0 551 1105" svg:d="M551 190v152 3c-10 4-17 21-14 43 0 17 7 35 14 52v492c-10 7-17 21-14 42 0 18 7 39 14 53v78c-142-110-339-180-551-191v-116c28 32 67 56 106 77 42 18 88 36 130 46 39 7 78 11 113 4 35-11 60-39 60-74 4-36-7-78-35-118-32-46-78-84-127-102-46-18-92-21-134-14-43 7-85 25-113 56v-412c28 35 67 56 106 77 42 21 88 39 130 46 39 11 78 14 113 4 35-7 60-36 60-75 4-31-7-74-35-112-32-46-78-85-127-103-46-17-92-21-134-14-43 7-85 25-113 57v-141c46 3 85 7 127 14 60 10 120 24 173 45 95 32 181 78 251 131z">
          <text:p/>
        </draw:path>
        <draw:polygon draw:style-name="gr7" draw:text-style-name="P2" draw:layer="layout" svg:width="0cm" svg:height="0cm" svg:x="24.842cm" svg:y="4.035cm" svg:viewBox="0 0 0 0" draw:points="0,0">
          <text:p/>
        </draw:polygon>
        <draw:path draw:style-name="gr1" draw:text-style-name="P1" draw:layer="layout" svg:width="0.896cm" svg:height="1.136cm" svg:x="21.988cm" svg:y="3.107cm" svg:viewBox="0 0 897 1137" svg:d="M60 558l827 579c3 0 3-3 10-3l-364-333v-801l-448 314c-53 32-85 78-85 131 0 39 21 81 60 113z">
          <text:p/>
        </draw:path>
        <draw:polygon draw:style-name="gr7" draw:text-style-name="P2" draw:layer="layout" svg:width="0cm" svg:height="0cm" svg:x="24.842cm" svg:y="4.035cm" svg:viewBox="0 0 0 0" draw:points="0,0">
          <text:p/>
        </draw:polygon>
        <draw:path draw:style-name="gr1" draw:text-style-name="P1" draw:layer="layout" svg:width="0.79cm" svg:height="0.482cm" svg:x="26.197cm" svg:y="3.78cm" svg:viewBox="0 0 791 483" svg:d="M791 242c-14-60-53-116-113-159-106-77-264-102-406-67-145 32-248 120-272 226 28 139 197 241 396 241 197 0 367-102 395-241z">
          <text:p/>
        </draw:path>
        <draw:polygon draw:style-name="gr7" draw:text-style-name="P2" draw:layer="layout" svg:width="0cm" svg:height="0cm" svg:x="24.842cm" svg:y="4.035cm" svg:viewBox="0 0 0 0" draw:points="0,0">
          <text:p/>
        </draw:polygon>
        <draw:path draw:style-name="gr1" draw:text-style-name="P1" draw:layer="layout" svg:width="0.766cm" svg:height="0.541cm" svg:x="24.796cm" svg:y="3.829cm" svg:viewBox="0 0 767 542" svg:d="M442 5c-39-7-77-7-116 0l441 234c-25-121-155-216-325-234l254 358c39-39 64-82 71-124l-71 124v70c7 7 14 21 18 28l18 14v67l-71-49v-32l-53-39c-109 57-254 68-377 29-124-36-213-120-231-212 21-121 156-216 326-234z">
          <text:p/>
        </draw:path>
        <draw:polygon draw:style-name="gr7" draw:text-style-name="P2" draw:layer="layout" svg:width="0cm" svg:height="0cm" svg:x="24.842cm" svg:y="4.035cm" svg:viewBox="0 0 0 0" draw:points="0,0">
          <text:p/>
        </draw:polygon>
        <draw:path draw:style-name="gr1" draw:text-style-name="P1" draw:layer="layout" svg:width="1.083cm" svg:height="0.743cm" svg:x="26.211cm" svg:y="5.023cm" svg:viewBox="0 0 1084 744" svg:d="M0 413v251c215 99 491 106 717 21 226-88 367-255 367-434v-198-39-14c0 180-141 346-367 434-226 85-502 78-717-21z">
          <text:p/>
        </draw:path>
        <draw:polygon draw:style-name="gr7" draw:text-style-name="P2" draw:layer="layout" svg:width="0cm" svg:height="0cm" svg:x="24.842cm" svg:y="4.035cm" svg:viewBox="0 0 0 0" draw:points="0,0">
          <text:p/>
        </draw:polygon>
        <draw:path draw:style-name="gr1" draw:text-style-name="P1" draw:layer="layout" svg:width="0.611cm" svg:height="0.818cm" svg:x="23.226cm" svg:y="3.27cm" svg:viewBox="0 0 612 819" svg:d="M605 35l-53-35-552 388 612 431v-173-95-202-268c0-14-4-32-7-46z">
          <text:p/>
        </draw:path>
        <draw:polygon draw:style-name="gr7" draw:text-style-name="P2" draw:layer="layout" svg:width="0cm" svg:height="0cm" svg:x="24.842cm" svg:y="4.035cm" svg:viewBox="0 0 0 0" draw:points="0,0">
          <text:p/>
        </draw:polygon>
        <draw:polygon draw:style-name="gr1" draw:text-style-name="P1" draw:layer="layout" svg:width="0.423cm" svg:height="0.914cm" svg:x="22.803cm" svg:y="2.116cm" svg:viewBox="0 0 424 915" draw:points="424,615 424,0 226,138 0,555 0,915">
          <text:p/>
        </draw:polygon>
        <draw:polygon draw:style-name="gr7" draw:text-style-name="P2" draw:layer="layout" svg:width="0cm" svg:height="0cm" svg:x="24.842cm" svg:y="4.035cm" svg:viewBox="0 0 0 0" draw:points="0,0">
          <text:p/>
        </draw:polygon>
        <draw:path draw:style-name="gr1" draw:text-style-name="P1" draw:layer="layout" svg:width="0.896cm" svg:height="0.878cm" svg:x="22.048cm" svg:y="3.665cm" svg:viewBox="0 0 897 879" svg:d="M897 749v130l-897-632v-247l827 579h-4 4l-25 18c-8 7-15 14-15 28 0 25 15 60 40 85 24 28 49 42 70 39z">
          <text:p/>
        </draw:path>
        <draw:polygon draw:style-name="gr7" draw:text-style-name="P2" draw:layer="layout" svg:width="0cm" svg:height="0cm" svg:x="24.842cm" svg:y="4.035cm" svg:viewBox="0 0 0 0" draw:points="0,0">
          <text:p/>
        </draw:polygon>
        <draw:path draw:style-name="gr1" draw:text-style-name="P1" draw:layer="layout" svg:width="0.423cm" svg:height="0.836cm" svg:x="22.803cm" svg:y="3.658cm" svg:viewBox="0 0 424 837" svg:d="M424 837v-837l-424 297v155l120 110 14-11c7-3 11-3 18-3l3-4c18-10 53 7 74 39 26 35 33 70 14 85h-3l184 169v-4z">
          <text:p/>
        </draw:path>
        <draw:polygon draw:style-name="gr7" draw:text-style-name="P2" draw:layer="layout" svg:width="0cm" svg:height="0cm" svg:x="24.842cm" svg:y="4.035cm" svg:viewBox="0 0 0 0" draw:points="0,0">
          <text:p/>
        </draw:polygon>
        <draw:path draw:style-name="gr1" draw:text-style-name="P1" draw:layer="layout" svg:width="0.66cm" svg:height="0.566cm" svg:x="23.103cm" svg:y="2.924cm" svg:viewBox="0 0 661 567" svg:d="M551 106c43 35 78 81 110 131-170 233-393 367-538 321-17-3-31-10-42-21-53-35-81-99-81-187 28-10 60-24 92-42 35-21 77-49 113-81 74-65 142-139 198-227z">
          <text:p/>
        </draw:path>
        <draw:polygon draw:style-name="gr7" draw:text-style-name="P2" draw:layer="layout" svg:width="0cm" svg:height="0cm" svg:x="24.842cm" svg:y="4.035cm" svg:viewBox="0 0 0 0" draw:points="0,0">
          <text:p/>
        </draw:polygon>
        <draw:path draw:style-name="gr1" draw:text-style-name="P1" draw:layer="layout" svg:width="0.652cm" svg:height="0.627cm" svg:x="24.479cm" svg:y="5.595cm" svg:viewBox="0 0 653 628" svg:d="M10 2l544 382c10 7 17 14 24 18 14 7 25 21 39 31 8 8 15 15 19 25 0 4 0 11 0 14 0 14 3 25 7 32 0 7 7 14 10 21-3 21-17 35-28 50-15 17-36 28-54 35-31 10-67 14-99 18l-433-312c-11-28-22-63-29-102-3-25-3-50-7-81 0-18-3-39-3-64 0-18 0-35 0-46 3-14 3-17 3-21 4-3 4-3 7 0 0 0 4 0 4 4z">
          <text:p/>
        </draw:path>
        <draw:polygon draw:style-name="gr7" draw:text-style-name="P2" draw:layer="layout" svg:width="0cm" svg:height="0cm" svg:x="24.842cm" svg:y="4.035cm" svg:viewBox="0 0 0 0" draw:points="0,0">
          <text:p/>
        </draw:polygon>
        <draw:polygon draw:style-name="gr1" draw:text-style-name="P1" draw:layer="layout" svg:width="0.702cm" svg:height="0.494cm" svg:x="22.927cm" svg:y="1.1cm" svg:viewBox="0 0 703 495" draw:points="416,0 703,202 282,495 0,298">
          <text:p/>
        </draw:polygon>
        <draw:polygon draw:style-name="gr7" draw:text-style-name="P2" draw:layer="layout" svg:width="0cm" svg:height="0cm" svg:x="24.842cm" svg:y="4.035cm" svg:viewBox="0 0 0 0" draw:points="0,0">
          <text:p/>
        </draw:polygon>
        <draw:polygon draw:style-name="gr1" draw:text-style-name="P1" draw:layer="layout" svg:width="0.508cm" svg:height="0.614cm" svg:x="22.521cm" svg:y="2.056cm" svg:viewBox="0 0 509 615" draw:points="227,0 0,414 283,615 509,199">
          <text:p/>
        </draw:polygon>
        <draw:polygon draw:style-name="gr7" draw:text-style-name="P2" draw:layer="layout" svg:width="0cm" svg:height="0cm" svg:x="24.842cm" svg:y="4.035cm" svg:viewBox="0 0 0 0" draw:points="0,0">
          <text:p/>
        </draw:polygon>
        <draw:path draw:style-name="gr1" draw:text-style-name="P1" draw:layer="layout" svg:width="0.656cm" svg:height="0.642cm" svg:x="24.479cm" svg:y="4.889cm" svg:viewBox="0 0 657 643" svg:d="M14 0l555 392c17 10 31 24 49 42 11 11 18 25 28 42 4 11 11 25 11 46 0 18-4 32-7 42-7 19-14 33-25 44-14 14-28 28-46 35l-569-403c-3-21-3-42-7-74 0-14-3-32-3-57 0-14 0-31 0-49s0-28 0-35c3-11 3-18 3-21 4-4 4-4 11-4z">
          <text:p/>
        </draw:path>
        <draw:polygon draw:style-name="gr7" draw:text-style-name="P2" draw:layer="layout" svg:width="0cm" svg:height="0cm" svg:x="24.842cm" svg:y="4.035cm" svg:viewBox="0 0 0 0" draw:points="0,0">
          <text:p/>
        </draw:polygon>
        <draw:polygon draw:style-name="gr1" draw:text-style-name="P1" draw:layer="layout" svg:width="0.244cm" svg:height="0.787cm" svg:x="24.235cm" svg:y="4.702cm" svg:viewBox="0 0 245 788" draw:points="245,615 245,243 166,106 120,25 110,0 0,78 0,788">
          <text:p/>
        </draw:polygon>
        <draw:polygon draw:style-name="gr7" draw:text-style-name="P2" draw:layer="layout" svg:width="0cm" svg:height="0cm" svg:x="24.842cm" svg:y="4.035cm" svg:viewBox="0 0 0 0" draw:points="0,0">
          <text:p/>
        </draw:polygon>
        <draw:path draw:style-name="gr1" draw:text-style-name="P1" draw:layer="layout" svg:width="0.654cm" svg:height="0.621cm" svg:x="24.479cm" svg:y="5.129cm" svg:viewBox="0 0 655 622" svg:d="M10 0l569 403c14 11 32 21 46 39 7 10 18 21 25 39 3 10 7 24 3 38 0 18-7 32-10 39-11 18-21 25-32 36-18 14-35 21-53 28l-544-381c-4-21-7-46-7-74-4-18-4-37-7-58 0-14 0-31 0-49s0-28 0-35c0-11 3-18 3-22 4-3 4-3 7-3z">
          <text:p/>
        </draw:path>
        <draw:polygon draw:style-name="gr7" draw:text-style-name="P2" draw:layer="layout" svg:width="0cm" svg:height="0cm" svg:x="24.842cm" svg:y="4.035cm" svg:viewBox="0 0 0 0" draw:points="0,0">
          <text:p/>
        </draw:polygon>
        <draw:path draw:style-name="gr1" draw:text-style-name="P1" draw:layer="layout" svg:width="0.652cm" svg:height="0.616cm" svg:x="24.479cm" svg:y="5.363cm" svg:viewBox="0 0 653 617" svg:d="M10 2l547 381c7 7 14 11 21 18 11 7 21 14 32 25 15 10 26 21 33 42 7 11 10 22 10 43 0 18-3 32-10 43-7 17-18 28-29 35-22 14-43 25-60 28l-540-378c-4-25-7-46-7-78-4-18-4-35-7-60 0-14 0-32 0-49 0-18 0-29 0-36 3-10 3-14 7-14 0-3 0-3 3 0 0 0 4 0 4 4z">
          <text:p/>
        </draw:path>
        <draw:polygon draw:style-name="gr7" draw:text-style-name="P2" draw:layer="layout" svg:width="0cm" svg:height="0cm" svg:x="24.842cm" svg:y="4.035cm" svg:viewBox="0 0 0 0" draw:points="0,0">
          <text:p/>
        </draw:polygon>
        <draw:path draw:style-name="gr1" draw:text-style-name="P1" draw:layer="layout" svg:width="0.462cm" svg:height="0.55cm" svg:x="22.747cm" svg:y="1.397cm" svg:viewBox="0 0 463 551" svg:d="M0 349l283 202c7-114 81-255 180-354l-282-197c-104 95-178 239-181 349z">
          <text:p/>
        </draw:path>
        <draw:polygon draw:style-name="gr7" draw:text-style-name="P2" draw:layer="layout" svg:width="0cm" svg:height="0cm" svg:x="24.842cm" svg:y="4.035cm" svg:viewBox="0 0 0 0" draw:points="0,0">
          <text:p/>
        </draw:polygon>
        <draw:path draw:style-name="gr1" draw:text-style-name="P1" draw:layer="layout" svg:width="1.182cm" svg:height="0.79cm" svg:x="26.211cm" svg:y="5.048cm" svg:viewBox="0 0 1183 791" svg:d="M49 742c251 77 541 63 767-43 229-102 367-282 367-472 0-78-21-157-67-227l-32 28v199c0 179-141 345-367 433-226 85-502 78-717-21 25 32 39 67 49 103z">
          <text:p/>
        </draw:path>
        <draw:polygon draw:style-name="gr7" draw:text-style-name="P2" draw:layer="layout" svg:width="0cm" svg:height="0cm" svg:x="24.842cm" svg:y="4.035cm" svg:viewBox="0 0 0 0" draw:points="0,0">
          <text:p/>
        </draw:polygon>
        <draw:path draw:style-name="gr1" draw:text-style-name="P1" draw:layer="layout" svg:width="0.187cm" svg:height="0.681cm" svg:x="24.951cm" svg:y="4.494cm" svg:viewBox="0 0 188 682" svg:d="M100 593c11 3 21 10 32 22 14 7 25 17 35 28 11 14 18 25 21 39v-654c-63-3-128-10-188-28v554c32 14 69 24 100 39z">
          <text:p/>
        </draw:path>
        <draw:polygon draw:style-name="gr7" draw:text-style-name="P2" draw:layer="layout" svg:width="0cm" svg:height="0cm" svg:x="24.842cm" svg:y="4.035cm" svg:viewBox="0 0 0 0" draw:points="0,0">
          <text:p/>
        </draw:polygon>
        <draw:path draw:style-name="gr1" draw:text-style-name="P1" draw:layer="layout" svg:width="0.41cm" svg:height="0.315cm" svg:x="25.135cm" svg:y="5.415cm" svg:viewBox="0 0 411 316" svg:d="M0 63c29-32 71-53 114-60 42-7 88-3 134 14 49 18 99 57 127 107 28 39 39 81 35 113 0 39-25 64-60 74-32 7-74 7-113-3-42-11-88-25-130-46-39-21-78-46-107-78z">
          <text:p/>
        </draw:path>
        <draw:polygon draw:style-name="gr7" draw:text-style-name="P2" draw:layer="layout" svg:width="0cm" svg:height="0cm" svg:x="24.842cm" svg:y="4.035cm" svg:viewBox="0 0 0 0" draw:points="0,0">
          <text:p/>
        </draw:polygon>
        <draw:path draw:style-name="gr1" draw:text-style-name="P1" draw:layer="layout" svg:width="0.41cm" svg:height="0.314cm" svg:x="25.135cm" svg:y="5.948cm" svg:viewBox="0 0 411 315" svg:d="M0 59c29-28 71-49 114-56 42-7 88-4 134 14 49 18 99 56 127 102 28 39 39 82 35 118 0 39-25 63-60 74-32 7-74 3-113-4-42-10-88-24-130-46-39-21-78-45-107-77z">
          <text:p/>
        </draw:path>
        <draw:polygon draw:style-name="gr7" draw:text-style-name="P2" draw:layer="layout" svg:width="0cm" svg:height="0cm" svg:x="24.842cm" svg:y="4.035cm" svg:viewBox="0 0 0 0" draw:points="0,0">
          <text:p/>
        </draw:polygon>
        <draw:path draw:style-name="gr1" draw:text-style-name="P1" draw:layer="layout" svg:width="0.659cm" svg:height="0.597cm" svg:x="24.479cm" svg:y="4.684cm" svg:viewBox="0 0 660 598" svg:d="M660 520v-4c0-3 0-3 0-3 0-4 0-7 0-7 0-4 0-7 0-7 0-4 0-4 0-7-3-14-10-25-21-39-10-11-21-21-35-28-11-7-21-14-32-21-31-11-63-26-99-40l-49-25-46-21-46-25-45-28-39-25-40-24-39-29-32-24-31-29-25-24-25-28-17-25-18-25-11-25c0-3-3-3-3-7-4 0-4 0-7 11 0 4 0 11 0 25 0 10 0 21 0 28s0 14 0 21c3 32 3 53 7 74 0 18 3 32 7 46l555 393c17-4 35-11 49-22 18-14 35-28 42-56z">
          <text:p/>
        </draw:path>
        <draw:polygon draw:style-name="gr7" draw:text-style-name="P2" draw:layer="layout" svg:width="0cm" svg:height="0cm" svg:x="24.842cm" svg:y="4.035cm" svg:viewBox="0 0 0 0" draw:points="0,0">
          <text:p/>
        </draw:polygon>
        <draw:path draw:style-name="gr1" draw:text-style-name="P1" draw:layer="layout" svg:width="0.402cm" svg:height="0.494cm" svg:x="23.103cm" svg:y="2.779cm" svg:viewBox="0 0 403 495" svg:d="M403 145c-56 88-127 162-197 222-53 14-96 46-113 86-32 18-64 32-93 42v-3c0-114 47-255 124-389 22-36 43-71 67-103z">
          <text:p/>
        </draw:path>
        <draw:polygon draw:style-name="gr7" draw:text-style-name="P2" draw:layer="layout" svg:width="0cm" svg:height="0cm" svg:x="24.842cm" svg:y="4.035cm" svg:viewBox="0 0 0 0" draw:points="0,0">
          <text:p/>
        </draw:polygon>
        <draw:polygon draw:style-name="gr1" draw:text-style-name="P1" draw:layer="layout" svg:width="0.282cm" svg:height="0.508cm" svg:x="22.747cm" svg:y="1.746cm" svg:viewBox="0 0 283 509" draw:points="0,0 283,202 283,509 0,311">
          <text:p/>
        </draw:polygon>
        <draw:polygon draw:style-name="gr7" draw:text-style-name="P2" draw:layer="layout" svg:width="0cm" svg:height="0cm" svg:x="24.842cm" svg:y="4.035cm" svg:viewBox="0 0 0 0" draw:points="0,0">
          <text:p/>
        </draw:polygon>
        <draw:path draw:style-name="gr1" draw:text-style-name="P1" draw:layer="layout" svg:width="0.067cm" svg:height="1.612cm" svg:x="26.211cm" svg:y="5.686cm" svg:viewBox="0 0 68 1613" svg:d="M61 1613v-551 4c0-4 0-7 0-11 7-18 7-39 7-56 0-32-7-64-18-99v-801c-10-35-24-67-50-99v1475c33 42 50 92 61 138z">
          <text:p/>
        </draw:path>
        <draw:polygon draw:style-name="gr7" draw:text-style-name="P2" draw:layer="layout" svg:width="0cm" svg:height="0cm" svg:x="24.842cm" svg:y="4.035cm" svg:viewBox="0 0 0 0" draw:points="0,0">
          <text:p/>
        </draw:polygon>
        <draw:path draw:style-name="gr1" draw:text-style-name="P1" draw:layer="layout" svg:width="0.285cm" svg:height="0.434cm" svg:x="22.941cm" svg:y="4.349cm" svg:viewBox="0 0 286 435" svg:d="M82 0l-35 25c0 7-8 14-11 18l-28 17h3c-3 0-7 4-11 4l8-4-8 134v40l286 201v-162c-21-25-35-57-35-82 0-14 4-25 11-32l21-14z">
          <text:p/>
        </draw:path>
        <draw:polygon draw:style-name="gr7" draw:text-style-name="P2" draw:layer="layout" svg:width="0cm" svg:height="0cm" svg:x="24.842cm" svg:y="4.035cm" svg:viewBox="0 0 0 0" draw:points="0,0">
          <text:p/>
        </draw:polygon>
        <draw:path draw:style-name="gr9" draw:text-style-name="P1" draw:layer="layout" svg:width="0.366cm" svg:height="0.267cm" svg:x="25.153cm" svg:y="5.971cm" svg:viewBox="0 0 367 268" svg:d="M0 101c0 14 7 32 17 49 14 21 39 39 64 57 31 21 70 35 113 49 35 11 74 14 106 11 25-4 43-18 53-32 11-14 14-28 14-46 0-39-24-92-67-127-32-29-71-50-106-57-43-7-82-7-113 3-25 11-50 25-64 43-10 15-17 32-17 50z">
          <text:p/>
        </draw:path>
        <draw:polygon draw:style-name="gr7" draw:text-style-name="P2" draw:layer="layout" svg:width="0cm" svg:height="0cm" svg:x="24.842cm" svg:y="4.035cm" svg:viewBox="0 0 0 0" draw:points="0,0">
          <text:p/>
        </draw:polygon>
        <draw:path draw:style-name="gr1" draw:text-style-name="P1" draw:layer="layout" svg:width="0.366cm" svg:height="0.267cm" svg:x="25.153cm" svg:y="5.438cm" svg:viewBox="0 0 367 268" svg:d="M0 101c0 14 7 32 17 50 14 21 39 38 64 56 31 21 70 35 113 46 35 14 74 17 106 14 25-7 43-18 53-32 11-14 14-28 14-46 0-38-24-91-67-127-32-29-71-50-106-57-43-7-82-7-113 3-25 11-50 25-64 44-10 14-17 31-17 49z">
          <text:p/>
        </draw:path>
        <draw:polygon draw:style-name="gr7" draw:text-style-name="P2" draw:layer="layout" svg:width="0cm" svg:height="0cm" svg:x="24.842cm" svg:y="4.035cm" svg:viewBox="0 0 0 0" draw:points="0,0">
          <text:p/>
        </draw:polygon>
        <draw:path draw:style-name="gr1" draw:text-style-name="P1" draw:layer="layout" svg:width="0.304cm" svg:height="0.37cm" svg:x="23.392cm" svg:y="2.509cm" svg:viewBox="0 0 305 371" svg:d="M0 80c0-85 67-106 153-46 85 60 152 173 152 259 0 84-67 102-152 45-86-60-153-177-153-258z">
          <text:p/>
        </draw:path>
        <draw:polygon draw:style-name="gr7" draw:text-style-name="P2" draw:layer="layout" svg:width="0cm" svg:height="0cm" svg:x="24.842cm" svg:y="4.035cm" svg:viewBox="0 0 0 0" draw:points="0,0">
          <text:p/>
        </draw:polygon>
        <draw:path draw:style-name="gr1" draw:text-style-name="P1" draw:layer="layout" svg:width="0.289cm" svg:height="0.554cm" svg:x="24.278cm" svg:y="2.896cm" svg:viewBox="0 0 290 555" svg:d="M290 555c-14-29-28-53-42-78l-153-385-95-92v350z">
          <text:p/>
        </draw:path>
        <draw:polygon draw:style-name="gr7" draw:text-style-name="P2" draw:layer="layout" svg:width="0cm" svg:height="0cm" svg:x="24.842cm" svg:y="4.035cm" svg:viewBox="0 0 0 0" draw:points="0,0">
          <text:p/>
        </draw:polygon>
        <draw:polygon draw:style-name="gr1" draw:text-style-name="P1" draw:layer="layout" svg:width="0.455cm" svg:height="0.208cm" svg:x="23.798cm" svg:y="1.527cm" svg:viewBox="0 0 456 209" draw:points="174,11 283,89 456,209 347,206 0,188 0,0">
          <text:p/>
        </draw:polygon>
        <draw:polygon draw:style-name="gr7" draw:text-style-name="P2" draw:layer="layout" svg:width="0cm" svg:height="0cm" svg:x="24.842cm" svg:y="4.035cm" svg:viewBox="0 0 0 0" draw:points="0,0">
          <text:p/>
        </draw:polygon>
        <draw:polygon draw:style-name="gr1" draw:text-style-name="P1" draw:layer="layout" svg:width="0.561cm" svg:height="0.367cm" svg:x="23.96cm" svg:y="3.39cm" svg:viewBox="0 0 562 368" draw:points="439,251 481,223 562,279 439,368 0,60 81,0 124,28 134,35 148,46 219,96 307,159">
          <text:p/>
        </draw:polygon>
        <draw:polygon draw:style-name="gr7" draw:text-style-name="P2" draw:layer="layout" svg:width="0cm" svg:height="0cm" svg:x="24.842cm" svg:y="4.035cm" svg:viewBox="0 0 0 0" draw:points="0,0">
          <text:p/>
        </draw:polygon>
        <draw:path draw:style-name="gr1" draw:text-style-name="P1" draw:layer="layout" svg:width="0.772cm" svg:height="0.307cm" svg:x="24.793cm" svg:y="3.76cm" svg:viewBox="0 0 773 308" svg:d="M770 308c0-14 3-25 3-35 0-152-173-273-384-273-216 0-389 121-389 273 0 10 0 21 3 35 21-120 155-215 326-233 3 0 3 0 3 0 36-3 74-3 110 0h3c170 18 300 113 325 233z">
          <text:p/>
        </draw:path>
        <draw:polygon draw:style-name="gr7" draw:text-style-name="P2" draw:layer="layout" svg:width="0cm" svg:height="0cm" svg:x="24.842cm" svg:y="4.035cm" svg:viewBox="0 0 0 0" draw:points="0,0">
          <text:p/>
        </draw:polygon>
        <draw:path draw:style-name="gr1" draw:text-style-name="P1" draw:layer="layout" svg:width="0.349cm" svg:height="0.251cm" svg:x="25.163cm" svg:y="4.61cm" svg:viewBox="0 0 350 252" svg:d="M273 252c28-25 53-50 77-74-24-46-49-88-77-131v-3c-50-14-99-30-153-40-7-4-14-4-21-4-32 33-67 61-99 93 32 35 67 74 99 113 61 11 121 28 174 46z">
          <text:p/>
        </draw:path>
        <draw:polygon draw:style-name="gr7" draw:text-style-name="P2" draw:layer="layout" svg:width="0cm" svg:height="0cm" svg:x="24.842cm" svg:y="4.035cm" svg:viewBox="0 0 0 0" draw:points="0,0">
          <text:p/>
        </draw:polygon>
        <draw:path draw:style-name="gr1" draw:text-style-name="P1" draw:layer="layout" svg:width="0.367cm" svg:height="0.265cm" svg:x="23.777cm" svg:y="1.714cm" svg:viewBox="0 0 368 266" svg:d="M283 266c28-29 56-39 74-25 7 3 7 7 11 14v-236l-347-19-21 15 144 102c36 25 72 60 100 99z">
          <text:p/>
        </draw:path>
        <draw:polygon draw:style-name="gr7" draw:text-style-name="P2" draw:layer="layout" svg:width="0cm" svg:height="0cm" svg:x="24.842cm" svg:y="4.035cm" svg:viewBox="0 0 0 0" draw:points="0,0">
          <text:p/>
        </draw:polygon>
        <draw:path draw:style-name="gr1" draw:text-style-name="P1" draw:layer="layout" svg:width="0.109cm" svg:height="0.522cm" svg:x="24.144cm" svg:y="1.732cm" svg:viewBox="0 0 110 523" svg:d="M81 477c10 14 21 32 29 46v-520l-110-3v237c3 11 3 25 0 39v92z">
          <text:p/>
        </draw:path>
        <draw:polygon draw:style-name="gr7" draw:text-style-name="P2" draw:layer="layout" svg:width="0cm" svg:height="0cm" svg:x="24.842cm" svg:y="4.035cm" svg:viewBox="0 0 0 0" draw:points="0,0">
          <text:p/>
        </draw:polygon>
        <draw:path draw:style-name="gr1" draw:text-style-name="P1" draw:layer="layout" svg:width="0.353cm" svg:height="0.328cm" svg:x="23.96cm" svg:y="3.831cm" svg:viewBox="0 0 354 329" svg:d="M354 158v171l-354-252c39-14 85-39 127-77z">
          <text:p/>
        </draw:path>
        <draw:polygon draw:style-name="gr7" draw:text-style-name="P2" draw:layer="layout" svg:width="0cm" svg:height="0cm" svg:x="24.842cm" svg:y="4.035cm" svg:viewBox="0 0 0 0" draw:points="0,0">
          <text:p/>
        </draw:polygon>
        <draw:path draw:style-name="gr1" draw:text-style-name="P1" draw:layer="layout" svg:width="0.551cm" svg:height="0.498cm" svg:x="23.226cm" svg:y="3.16cm" svg:viewBox="0 0 552 499" svg:d="M538 0c7 7 10 15 14 25v86l-552 388v-177c142 46 368-88 538-322z">
          <text:p/>
        </draw:path>
        <draw:polygon draw:style-name="gr7" draw:text-style-name="P2" draw:layer="layout" svg:width="0cm" svg:height="0cm" svg:x="24.842cm" svg:y="4.035cm" svg:viewBox="0 0 0 0" draw:points="0,0">
          <text:p/>
        </draw:polygon>
        <draw:path draw:style-name="gr1" draw:text-style-name="P1" draw:layer="layout" svg:width="0.229cm" svg:height="0.282cm" svg:x="26.712cm" svg:y="6.961cm" svg:viewBox="0 0 230 283" svg:d="M230 59c0-50-28-71-78-53-8 0-15 3-25 10-57 32-113 110-124 177-3 10-3 21-3 28 0 65 53 82 116 36 64-47 114-135 114-198z">
          <text:p/>
        </draw:path>
        <draw:polygon draw:style-name="gr7" draw:text-style-name="P2" draw:layer="layout" svg:width="0cm" svg:height="0cm" svg:x="24.842cm" svg:y="4.035cm" svg:viewBox="0 0 0 0" draw:points="0,0">
          <text:p/>
        </draw:polygon>
        <draw:path draw:style-name="gr1" draw:text-style-name="P1" draw:layer="layout" svg:width="0.233cm" svg:height="0.281cm" svg:x="27.488cm" svg:y="6.414cm" svg:viewBox="0 0 234 282" svg:d="M234 59c0-49-32-71-78-53-7 0-14 4-25 11-59 31-112 109-128 181 0 7-3 17-3 24 0 64 54 78 117 36 64-46 117-136 117-199z">
          <text:p/>
        </draw:path>
        <draw:polygon draw:style-name="gr7" draw:text-style-name="P2" draw:layer="layout" svg:width="0cm" svg:height="0cm" svg:x="24.842cm" svg:y="4.035cm" svg:viewBox="0 0 0 0" draw:points="0,0">
          <text:p/>
        </draw:polygon>
        <draw:path draw:style-name="gr1" draw:text-style-name="P1" draw:layer="layout" svg:width="0.798cm" svg:height="0.276cm" svg:x="26.193cm" svg:y="3.745cm" svg:viewBox="0 0 799 277" svg:d="M795 277c0-14 4-26 4-40 0-31-11-67-25-95-18-18-39-35-60-49-92-67-227-99-361-92-134 11-250 60-325 141-17 28-24 64-28 95 0 14 4 26 4 40 24-110 127-195 268-230 145-32 304-7 410 67 60 46 99 102 113 163z">
          <text:p/>
        </draw:path>
        <draw:polygon draw:style-name="gr7" draw:text-style-name="P2" draw:layer="layout" svg:width="0cm" svg:height="0cm" svg:x="24.842cm" svg:y="4.035cm" svg:viewBox="0 0 0 0" draw:points="0,0">
          <text:p/>
        </draw:polygon>
        <draw:path draw:style-name="gr1" draw:text-style-name="P1" draw:layer="layout" svg:width="0.221cm" svg:height="0.219cm" svg:x="22.835cm" svg:y="4.882cm" svg:viewBox="0 0 222 220" svg:d="M124 3c18-10 53 8 78 40 21 36 28 71 10 85l-3 3c-4 8-7 11-11 15l-45 31c-4 7-8 14-11 22l-25 17c-17 11-46 0-70-28-30-28-47-67-47-92 0-14 3-24 10-32l25-17c8-4 15-4 22-4l46-32c7-4 11-4 18-4z">
          <text:p/>
        </draw:path>
        <draw:polygon draw:style-name="gr7" draw:text-style-name="P2" draw:layer="layout" svg:width="0cm" svg:height="0cm" svg:x="24.842cm" svg:y="4.035cm" svg:viewBox="0 0 0 0" draw:points="0,0">
          <text:p/>
        </draw:polygon>
        <draw:path draw:style-name="gr1" draw:text-style-name="P1" draw:layer="layout" svg:width="0.221cm" svg:height="0.218cm" svg:x="23.188cm" svg:y="5.131cm" svg:viewBox="0 0 222 219" svg:d="M127 5c18-15 50 7 75 39 21 35 28 70 10 84l-3 4c-4 7-4 11-11 14l-46 32c0 7-3 14-10 21l-26 15c-14 14-42 0-71-26-28-28-45-67-45-95 0-14 3-21 14-28l24-18c4-3 11-3 22-3l45-32c4-4 11-4 15-4z">
          <text:p/>
        </draw:path>
        <draw:polygon draw:style-name="gr7" draw:text-style-name="P2" draw:layer="layout" svg:width="0cm" svg:height="0cm" svg:x="24.842cm" svg:y="4.035cm" svg:viewBox="0 0 0 0" draw:points="0,0">
          <text:p/>
        </draw:polygon>
        <draw:polygon draw:style-name="gr1" draw:text-style-name="P1" draw:layer="layout" svg:width="0.219cm" svg:height="0.43cm" svg:x="24.373cm" svg:y="2.942cm" svg:viewBox="0 0 220 431" draw:points="67,0 170,257 220,385 153,431 0,46">
          <text:p/>
        </draw:polygon>
        <draw:polygon draw:style-name="gr7" draw:text-style-name="P2" draw:layer="layout" svg:width="0cm" svg:height="0cm" svg:x="24.842cm" svg:y="4.035cm" svg:viewBox="0 0 0 0" draw:points="0,0">
          <text:p/>
        </draw:polygon>
        <draw:polygon draw:style-name="gr1" draw:text-style-name="P1" draw:layer="layout" svg:width="0.169cm" svg:height="0.445cm" svg:x="24.373cm" svg:y="2.758cm" svg:viewBox="0 0 170 446" draw:points="170,0 170,446 68,185 0,120">
          <text:p/>
        </draw:polygon>
        <draw:polygon draw:style-name="gr7" draw:text-style-name="P2" draw:layer="layout" svg:width="0cm" svg:height="0cm" svg:x="24.842cm" svg:y="4.035cm" svg:viewBox="0 0 0 0" draw:points="0,0">
          <text:p/>
        </draw:polygon>
        <draw:path draw:style-name="gr1" draw:text-style-name="P1" draw:layer="layout" svg:width="0.286cm" svg:height="0.201cm" svg:x="25.163cm" svg:y="4.614cm" svg:viewBox="0 0 287 202" svg:d="M273 39l14 31-187 132c-32-39-68-81-100-117l125-85c49 10 98 21 148 39z">
          <text:p/>
        </draw:path>
        <draw:polygon draw:style-name="gr7" draw:text-style-name="P2" draw:layer="layout" svg:width="0cm" svg:height="0cm" svg:x="24.842cm" svg:y="4.035cm" svg:viewBox="0 0 0 0" draw:points="0,0">
          <text:p/>
        </draw:polygon>
        <draw:path draw:style-name="gr1" draw:text-style-name="P1" draw:layer="layout" svg:width="0.286cm" svg:height="0.204cm" svg:x="25.163cm" svg:y="5.147cm" svg:viewBox="0 0 287 205" svg:d="M273 38l14 37-187 130c-32-42-68-81-100-116l125-89c49 10 98 24 148 38z">
          <text:p/>
        </draw:path>
        <draw:polygon draw:style-name="gr7" draw:text-style-name="P2" draw:layer="layout" svg:width="0cm" svg:height="0cm" svg:x="24.842cm" svg:y="4.035cm" svg:viewBox="0 0 0 0" draw:points="0,0">
          <text:p/>
        </draw:polygon>
        <draw:polygon draw:style-name="gr1" draw:text-style-name="P1" draw:layer="layout" svg:width="0.099cm" svg:height="0.381cm" svg:x="24.055cm" svg:y="2.98cm" svg:viewBox="0 0 100 382" draw:points="0,71 0,382 100,312 100,0">
          <text:p/>
        </draw:polygon>
        <draw:polygon draw:style-name="gr7" draw:text-style-name="P2" draw:layer="layout" svg:width="0cm" svg:height="0cm" svg:x="24.842cm" svg:y="4.035cm" svg:viewBox="0 0 0 0" draw:points="0,0">
          <text:p/>
        </draw:polygon>
        <draw:polygon draw:style-name="gr1" draw:text-style-name="P1" draw:layer="layout" svg:width="0.095cm" svg:height="0.399cm" svg:x="23.96cm" svg:y="3.051cm" svg:viewBox="0 0 96 400" draw:points="0,67 96,0 96,310 72,328 86,343 0,400 0,389">
          <text:p/>
        </draw:polygon>
        <draw:polygon draw:style-name="gr7" draw:text-style-name="P2" draw:layer="layout" svg:width="0cm" svg:height="0cm" svg:x="24.842cm" svg:y="4.035cm" svg:viewBox="0 0 0 0" draw:points="0,0">
          <text:p/>
        </draw:polygon>
        <draw:polygon draw:style-name="gr1" draw:text-style-name="P1" draw:layer="layout" svg:width="0.247cm" svg:height="0.296cm" svg:x="24.521cm" svg:y="3.496cm" svg:viewBox="0 0 248 297" draw:points="0,297 248,123 248,102 248,0 0,172">
          <text:p/>
        </draw:polygon>
        <draw:polygon draw:style-name="gr7" draw:text-style-name="P2" draw:layer="layout" svg:width="0cm" svg:height="0cm" svg:x="24.842cm" svg:y="4.035cm" svg:viewBox="0 0 0 0" draw:points="0,0">
          <text:p/>
        </draw:polygon>
        <draw:path draw:style-name="gr1" draw:text-style-name="P1" draw:layer="layout" svg:width="0.321cm" svg:height="0.289cm" svg:x="24.278cm" svg:y="3.249cm" svg:viewBox="0 0 322 290" svg:d="M0 103l268 187 54-39c-11-14-21-28-29-46l-293-205z">
          <text:p/>
        </draw:path>
        <draw:polygon draw:style-name="gr7" draw:text-style-name="P2" draw:layer="layout" svg:width="0cm" svg:height="0cm" svg:x="24.842cm" svg:y="4.035cm" svg:viewBox="0 0 0 0" draw:points="0,0">
          <text:p/>
        </draw:polygon>
        <draw:path draw:style-name="gr1" draw:text-style-name="P1" draw:layer="layout" svg:width="0.123cm" svg:height="0.356cm" svg:x="23.837cm" svg:y="3.351cm" svg:viewBox="0 0 124 357" svg:d="M0 273l124 84v-67c-17-14-35-35-47-60-7-21-7-42 4-49s29-4 43 10v-21-70-11l-124-89z">
          <text:p/>
        </draw:path>
        <draw:polygon draw:style-name="gr7" draw:text-style-name="P2" draw:layer="layout" svg:width="0cm" svg:height="0cm" svg:x="24.842cm" svg:y="4.035cm" svg:viewBox="0 0 0 0" draw:points="0,0">
          <text:p/>
        </draw:polygon>
        <draw:polygon draw:style-name="gr1" draw:text-style-name="P1" draw:layer="layout" svg:width="0.088cm" svg:height="0.409cm" svg:x="24.193cm" svg:y="2.896cm" svg:viewBox="0 0 89 410" draw:points="0,60 89,0 89,350 0,410">
          <text:p/>
        </draw:polygon>
        <draw:polygon draw:style-name="gr7" draw:text-style-name="P2" draw:layer="layout" svg:width="0cm" svg:height="0cm" svg:x="24.842cm" svg:y="4.035cm" svg:viewBox="0 0 0 0" draw:points="0,0">
          <text:p/>
        </draw:polygon>
        <draw:polygon draw:style-name="gr1" draw:text-style-name="P1" draw:layer="layout" svg:width="0.332cm" svg:height="0.232cm" svg:x="24.436cm" svg:y="3.436cm" svg:viewBox="0 0 333 233" draw:points="0,177 22,163 106,98 159,63 227,17 252,0 333,60 85,233">
          <text:p/>
        </draw:polygon>
        <draw:polygon draw:style-name="gr7" draw:text-style-name="P2" draw:layer="layout" svg:width="0cm" svg:height="0cm" svg:x="24.842cm" svg:y="4.035cm" svg:viewBox="0 0 0 0" draw:points="0,0">
          <text:p/>
        </draw:polygon>
        <draw:path draw:style-name="gr1" draw:text-style-name="P1" draw:layer="layout" svg:width="0.306cm" svg:height="0.264cm" svg:x="25.527cm" svg:y="4.258cm" svg:viewBox="0 0 307 265" svg:d="M230 265c0 0-4 0-7 0-7-32-32-63-57-85-24-24-49-28-67-17-3 0-7 7-7 14l-92-64v-71l17 14v-56l276 195c11 7 14 14 14 24 0 11-3 18-14 25l-17 14c-7 4-18 7-25 7s-14 0-21 0z">
          <text:p/>
        </draw:path>
        <draw:polygon draw:style-name="gr7" draw:text-style-name="P2" draw:layer="layout" svg:width="0cm" svg:height="0cm" svg:x="24.842cm" svg:y="4.035cm" svg:viewBox="0 0 0 0" draw:points="0,0">
          <text:p/>
        </draw:polygon>
        <draw:polygon draw:style-name="gr1" draw:text-style-name="P1" draw:layer="layout" svg:width="0.268cm" svg:height="0.251cm" svg:x="24.278cm" svg:y="3.347cm" svg:viewBox="0 0 269 252" draw:points="0,0 0,125 180,252 269,188">
          <text:p/>
        </draw:polygon>
        <draw:polygon draw:style-name="gr7" draw:text-style-name="P2" draw:layer="layout" svg:width="0cm" svg:height="0cm" svg:x="24.842cm" svg:y="4.035cm" svg:viewBox="0 0 0 0" draw:points="0,0">
          <text:p/>
        </draw:polygon>
        <draw:path draw:style-name="gr1" draw:text-style-name="P1" draw:layer="layout" svg:width="0.105cm" svg:height="0.85cm" svg:x="25.033cm" svg:y="5.203cm" svg:viewBox="0 0 106 851" svg:d="M82 333c0 14 3 24 7 35 7 10 10 21 17 28v409c-10 11-17 25-24 46-4-10-11-17-18-25-14-10-25-24-39-31-7-4-18-11-25-18 22-3 39-14 61-28 10-7 21-18 28-35 7-11 10-25 10-43 0-17-3-31-10-42-7-18-18-32-32-39-11-14-21-21-32-28-7-7-14-11-22-14 19-7 36-14 54-28 11-11 21-18 32-36 3-7 10-21 10-39 4-14 0-28-3-38-7-18-18-29-25-39-14-18-32-28-46-39 18-8 32-22 46-40 11-7 18-21 25-39 3-10 7-24 7-42 0-21-7-35-11-46-10-17-17-31-28-42-18-18-32-32-49-42 17-7 35-15 49-25 18-11 35-25 42-53v131 141c-7 7-10 14-17 24-4 11-7 21-7 37z">
          <text:p/>
        </draw:path>
        <draw:polygon draw:style-name="gr7" draw:text-style-name="P2" draw:layer="layout" svg:width="0cm" svg:height="0cm" svg:x="24.842cm" svg:y="4.035cm" svg:viewBox="0 0 0 0" draw:points="0,0">
          <text:p/>
        </draw:polygon>
        <draw:path draw:style-name="gr1" draw:text-style-name="P1" draw:layer="layout" svg:width="0.336cm" svg:height="0.324cm" svg:x="25.544cm" svg:y="4.198cm" svg:viewBox="0 0 337 325" svg:d="M18 24c0-7 7-14 7-21 0-3 3-3 3-3v3-3l280 198c39 28 39 71 0 95l-18 14c-14 11-35 18-56 18 7 0 18-3 25-7l17-14c11-7 14-14 14-25 0-10-3-17-14-24l-276-195c7-11 11-25 18-36z">
          <text:p/>
        </draw:path>
        <draw:polygon draw:style-name="gr7" draw:text-style-name="P2" draw:layer="layout" svg:width="0cm" svg:height="0cm" svg:x="24.842cm" svg:y="4.035cm" svg:viewBox="0 0 0 0" draw:points="0,0">
          <text:p/>
        </draw:polygon>
        <draw:polygon draw:style-name="gr1" draw:text-style-name="P1" draw:layer="layout" svg:width="0.123cm" svg:height="0.289cm" svg:x="23.837cm" svg:y="3.619cm" svg:viewBox="0 0 124 290" draw:points="0,201 124,290 124,88 0,0">
          <text:p/>
        </draw:polygon>
        <draw:polygon draw:style-name="gr7" draw:text-style-name="P2" draw:layer="layout" svg:width="0cm" svg:height="0cm" svg:x="24.842cm" svg:y="4.035cm" svg:viewBox="0 0 0 0" draw:points="0,0">
          <text:p/>
        </draw:polygon>
        <draw:path draw:style-name="gr1" draw:text-style-name="P1" draw:layer="layout" svg:width="0.438cm" svg:height="0.43cm" svg:x="23.96cm" svg:y="3.45cm" svg:viewBox="0 0 439 431" svg:d="M439 431v-123l-439-308v70l32 21v-10l18-11 255 178v35l45 35c29 39 57 78 89 113z">
          <text:p/>
        </draw:path>
        <draw:polygon draw:style-name="gr7" draw:text-style-name="P2" draw:layer="layout" svg:width="0cm" svg:height="0cm" svg:x="24.842cm" svg:y="4.035cm" svg:viewBox="0 0 0 0" draw:points="0,0">
          <text:p/>
        </draw:polygon>
        <draw:path draw:style-name="gr1" draw:text-style-name="P1" draw:layer="layout" svg:width="0.745cm" svg:height="0.179cm" svg:x="26.221cm" svg:y="3.708cm" svg:viewBox="0 0 746 180" svg:d="M746 180c-21-35-53-71-92-100l92 100c-18-18-39-35-60-50-92-67-226-99-360-92-130 11-251 60-326 142 50-96 170-163 312-177 42-4 81-4 120 0 85 7 162 35 222 77z">
          <text:p/>
        </draw:path>
        <draw:polygon draw:style-name="gr7" draw:text-style-name="P2" draw:layer="layout" svg:width="0cm" svg:height="0cm" svg:x="24.842cm" svg:y="4.035cm" svg:viewBox="0 0 0 0" draw:points="0,0">
          <text:p/>
        </draw:polygon>
        <draw:polygon draw:style-name="gr1" draw:text-style-name="P1" draw:layer="layout" svg:width="0.356cm" svg:height="0.282cm" svg:x="23.96cm" svg:y="4.131cm" svg:viewBox="0 0 357 283" draw:points="0,35 216,183 357,283 357,215 53,0">
          <text:p/>
        </draw:polygon>
        <draw:polygon draw:style-name="gr7" draw:text-style-name="P2" draw:layer="layout" svg:width="0cm" svg:height="0cm" svg:x="24.842cm" svg:y="4.035cm" svg:viewBox="0 0 0 0" draw:points="0,0">
          <text:p/>
        </draw:polygon>
        <draw:path draw:style-name="gr1" draw:text-style-name="P1" draw:layer="layout" svg:width="0.229cm" svg:height="0.282cm" svg:x="26.712cm" svg:y="6.961cm" svg:viewBox="0 0 230 283" svg:d="M3 193c-3 10-3 21-3 28 0 65 53 82 116 36 64-47 114-135 114-198 0-50-28-71-78-53-8 0-15 3-25 10 10-3 17 0 25 4 10 7 14 21 14 39 0 35-25 84-57 120-35 35-74 49-95 35-4-4-7-11-11-21z">
          <text:p/>
        </draw:path>
        <draw:polygon draw:style-name="gr7" draw:text-style-name="P2" draw:layer="layout" svg:width="0cm" svg:height="0cm" svg:x="24.842cm" svg:y="4.035cm" svg:viewBox="0 0 0 0" draw:points="0,0">
          <text:p/>
        </draw:polygon>
        <draw:path draw:style-name="gr1" draw:text-style-name="P1" draw:layer="layout" svg:width="0.233cm" svg:height="0.281cm" svg:x="27.488cm" svg:y="6.414cm" svg:viewBox="0 0 234 282" svg:d="M3 198c0 7-3 17-3 24 0 64 54 78 117 36 64-46 117-136 117-199 0-49-32-71-78-53-7 0-14 4-25 11 11-4 18 0 25 3 7 7 14 21 14 39 0 35-24 85-56 121-39 35-74 49-95 35-7-3-11-10-16-17z">
          <text:p/>
        </draw:path>
        <draw:polygon draw:style-name="gr7" draw:text-style-name="P2" draw:layer="layout" svg:width="0cm" svg:height="0cm" svg:x="24.842cm" svg:y="4.035cm" svg:viewBox="0 0 0 0" draw:points="0,0">
          <text:p/>
        </draw:polygon>
        <draw:path draw:style-name="gr1" draw:text-style-name="P1" draw:layer="layout" svg:width="0.25cm" svg:height="0.208cm" svg:x="25.262cm" svg:y="5.185cm" svg:viewBox="0 0 251 209" svg:d="M174 209c28-24 53-49 77-74-24-46-49-89-77-135l14 32 14 11-14-11-188 135c60 7 121 25 174 42z">
          <text:p/>
        </draw:path>
        <draw:polygon draw:style-name="gr7" draw:text-style-name="P2" draw:layer="layout" svg:width="0cm" svg:height="0cm" svg:x="24.842cm" svg:y="4.035cm" svg:viewBox="0 0 0 0" draw:points="0,0">
          <text:p/>
        </draw:polygon>
        <draw:path draw:style-name="gr1" draw:text-style-name="P1" draw:layer="layout" svg:width="0.25cm" svg:height="0.208cm" svg:x="25.262cm" svg:y="4.653cm" svg:viewBox="0 0 251 209" svg:d="M174 209c28-25 53-50 77-74-24-46-49-92-77-135l14 32 14 11-14-11-188 131c60 11 121 28 174 46z">
          <text:p/>
        </draw:path>
        <draw:polygon draw:style-name="gr7" draw:text-style-name="P2" draw:layer="layout" svg:width="0cm" svg:height="0cm" svg:x="24.842cm" svg:y="4.035cm" svg:viewBox="0 0 0 0" draw:points="0,0">
          <text:p/>
        </draw:polygon>
        <draw:path draw:style-name="gr1" draw:text-style-name="P1" draw:layer="layout" svg:width="0.155cm" svg:height="0.261cm" svg:x="25.738cm" svg:y="4.586cm" svg:viewBox="0 0 156 262" svg:d="M156 165v-165c-63 53-117 109-156 169 32 28 60 60 82 93l21-14c15-30 32-58 53-83z">
          <text:p/>
        </draw:path>
        <draw:polygon draw:style-name="gr7" draw:text-style-name="P2" draw:layer="layout" svg:width="0cm" svg:height="0cm" svg:x="24.842cm" svg:y="4.035cm" svg:viewBox="0 0 0 0" draw:points="0,0">
          <text:p/>
        </draw:polygon>
        <draw:path draw:style-name="gr1" draw:text-style-name="P1" draw:layer="layout" svg:width="0.161cm" svg:height="0.198cm" svg:x="23.817cm" svg:y="4.905cm" svg:viewBox="0 0 162 199" svg:d="M148 193c7-7 14-21 14-39 0-31-21-82-57-117-32-32-71-46-89-32-28 18-17 74 18 128 35 50 89 78 114 60z">
          <text:p/>
        </draw:path>
        <draw:polygon draw:style-name="gr7" draw:text-style-name="P2" draw:layer="layout" svg:width="0cm" svg:height="0cm" svg:x="24.842cm" svg:y="4.035cm" svg:viewBox="0 0 0 0" draw:points="0,0">
          <text:p/>
        </draw:polygon>
        <draw:path draw:style-name="gr1" draw:text-style-name="P1" draw:layer="layout" svg:width="0.166cm" svg:height="0.203cm" svg:x="27.491cm" svg:y="6.429cm" svg:viewBox="0 0 167 204" svg:d="M167 44c0-18-7-32-14-39-8-3-18-7-26-3-59 31-112 109-127 180 4 7 8 14 15 17 21 15 56 0 91-35 36-35 61-85 61-120z">
          <text:p/>
        </draw:path>
        <draw:polygon draw:style-name="gr7" draw:text-style-name="P2" draw:layer="layout" svg:width="0cm" svg:height="0cm" svg:x="24.842cm" svg:y="4.035cm" svg:viewBox="0 0 0 0" draw:points="0,0">
          <text:p/>
        </draw:polygon>
        <draw:path draw:style-name="gr1" draw:text-style-name="P1" draw:layer="layout" svg:width="0.166cm" svg:height="0.205cm" svg:x="26.715cm" svg:y="6.976cm" svg:viewBox="0 0 167 206" svg:d="M167 44c0-18-7-32-17-39-8-4-15-7-22-4-61 36-117 114-128 181 4 7 7 14 11 18 21 14 60 0 96-35 35-36 60-81 60-121z">
          <text:p/>
        </draw:path>
        <draw:polygon draw:style-name="gr7" draw:text-style-name="P2" draw:layer="layout" svg:width="0cm" svg:height="0cm" svg:x="24.842cm" svg:y="4.035cm" svg:viewBox="0 0 0 0" draw:points="0,0">
          <text:p/>
        </draw:polygon>
        <draw:path draw:style-name="gr1" draw:text-style-name="P1" draw:layer="layout" svg:width="0.078cm" svg:height="0.311cm" svg:x="24.401cm" svg:y="4.43cm" svg:viewBox="0 0 79 312" svg:d="M0 312v-312 312c21 0 39-4 58-11 10-7 17-17 21-28v-120c-14-49-44-103-79-149z">
          <text:p/>
        </draw:path>
        <draw:polygon draw:style-name="gr7" draw:text-style-name="P2" draw:layer="layout" svg:width="0cm" svg:height="0cm" svg:x="24.842cm" svg:y="4.035cm" svg:viewBox="0 0 0 0" draw:points="0,0">
          <text:p/>
        </draw:polygon>
        <draw:path draw:style-name="gr1" draw:text-style-name="P1" draw:layer="layout" svg:width="0.137cm" svg:height="0.207cm" svg:x="25.668cm" svg:y="6.258cm" svg:viewBox="0 0 138 208" svg:d="M128 205c0-3 3-3 3-7 4-3 7-10 7-28 0-14-3-28-7-42 0-7-3-14-7-21-7-22-14-39-25-54-10-14-21-29-35-39-7-7-14-11-21-14-11 0-18 0-26 3l-3 4c-11 3-14 21-14 42 3 19 7 36 17 54 12 28 29 46 40 60 14 14 21 25 28 28 18 14 32 21 43 14z">
          <text:p/>
        </draw:path>
        <draw:polygon draw:style-name="gr7" draw:text-style-name="P2" draw:layer="layout" svg:width="0cm" svg:height="0cm" svg:x="24.842cm" svg:y="4.035cm" svg:viewBox="0 0 0 0" draw:points="0,0">
          <text:p/>
        </draw:polygon>
        <draw:path draw:style-name="gr1" draw:text-style-name="P1" draw:layer="layout" svg:width="0.135cm" svg:height="0.208cm" svg:x="25.67cm" svg:y="5.672cm" svg:viewBox="0 0 136 209" svg:d="M125 206c4-4 4-4 8-7 0-4 3-11 3-28 0-18-3-32-7-43 0-7-4-14-4-21-7-21-18-39-25-53-11-14-21-28-39-40-3-7-14-10-21-14-7 0-18 0-25 4v3c-10 4-17 22-14 44 0 17 7 35 14 52 14 29 28 46 43 60 10 15 17 25 28 32 14 11 28 18 39 11z">
          <text:p/>
        </draw:path>
        <draw:polygon draw:style-name="gr7" draw:text-style-name="P2" draw:layer="layout" svg:width="0cm" svg:height="0cm" svg:x="24.842cm" svg:y="4.035cm" svg:viewBox="0 0 0 0" draw:points="0,0">
          <text:p/>
        </draw:polygon>
        <draw:path draw:style-name="gr1" draw:text-style-name="P1" draw:layer="layout" svg:width="0.135cm" svg:height="0.207cm" svg:x="25.67cm" svg:y="5.032cm" svg:viewBox="0 0 136 208" svg:d="M125 207c4-3 4-7 8-7 0-7 3-14 3-28 0-18-3-32-7-42 0-7-4-14-4-22-7-21-18-38-25-56-11-15-21-29-35-40-7-3-18-7-25-10-11-4-18 0-25 3-10 7-17 21-14 44 0 14 4 24 7 35 7 17 14 35 25 49 10 18 21 32 32 39 14 18 24 25 35 32 11 3 18 7 25 3z">
          <text:p/>
        </draw:path>
        <draw:polygon draw:style-name="gr7" draw:text-style-name="P2" draw:layer="layout" svg:width="0cm" svg:height="0cm" svg:x="24.842cm" svg:y="4.035cm" svg:viewBox="0 0 0 0" draw:points="0,0">
          <text:p/>
        </draw:polygon>
        <draw:polygon draw:style-name="gr1" draw:text-style-name="P1" draw:layer="layout" svg:width="0.272cm" svg:height="0.226cm" svg:x="23.992cm" svg:y="3.661cm" svg:viewBox="0 0 273 227" draw:points="18,0 273,181 273,217 254,227 0,50 0,11">
          <text:p/>
        </draw:polygon>
        <draw:polygon draw:style-name="gr7" draw:text-style-name="P2" draw:layer="layout" svg:width="0cm" svg:height="0cm" svg:x="24.842cm" svg:y="4.035cm" svg:viewBox="0 0 0 0" draw:points="0,0">
          <text:p/>
        </draw:polygon>
        <draw:path draw:style-name="gr1" draw:text-style-name="P1" draw:layer="layout" svg:width="0.143cm" svg:height="0.176cm" svg:x="22.909cm" svg:y="2.717cm" svg:viewBox="0 0 144 177" svg:d="M131 6c22 18 15 67-17 109-32 46-78 72-100 58-7-8-14-19-14-33 0-32 21-74 50-106 32-28 64-43 81-28z">
          <text:p/>
        </draw:path>
        <draw:polygon draw:style-name="gr7" draw:text-style-name="P2" draw:layer="layout" svg:width="0cm" svg:height="0cm" svg:x="24.842cm" svg:y="4.035cm" svg:viewBox="0 0 0 0" draw:points="0,0">
          <text:p/>
        </draw:polygon>
        <draw:path draw:style-name="gr1" draw:text-style-name="P1" draw:layer="layout" svg:width="0.143cm" svg:height="0.174cm" svg:x="22.909cm" svg:y="3.82cm" svg:viewBox="0 0 144 175" svg:d="M131 4c22 17 15 67-17 114-32 42-78 67-100 52-7-7-14-17-14-31 0-32 21-75 50-107 32-28 64-39 81-28z">
          <text:p/>
        </draw:path>
        <draw:polygon draw:style-name="gr7" draw:text-style-name="P2" draw:layer="layout" svg:width="0cm" svg:height="0cm" svg:x="24.842cm" svg:y="4.035cm" svg:viewBox="0 0 0 0" draw:points="0,0">
          <text:p/>
        </draw:polygon>
        <draw:path draw:style-name="gr1" draw:text-style-name="P1" draw:layer="layout" svg:width="0.06cm" svg:height="0.36cm" svg:x="21.988cm" svg:y="3.552cm" svg:viewBox="0 0 61 361" svg:d="M61 361v-248c-40-32-61-74-61-113v248c0 42 21 85 61 113z">
          <text:p/>
        </draw:path>
        <draw:polygon draw:style-name="gr7" draw:text-style-name="P2" draw:layer="layout" svg:width="0cm" svg:height="0cm" svg:x="24.842cm" svg:y="4.035cm" svg:viewBox="0 0 0 0" draw:points="0,0">
          <text:p/>
        </draw:polygon>
        <draw:polygon draw:style-name="gr1" draw:text-style-name="P1" draw:layer="layout" svg:width="0.123cm" svg:height="0.212cm" svg:x="24.398cm" svg:y="3.668cm" svg:viewBox="0 0 124 213" draw:points="124,125 124,0 0,90 0,213">
          <text:p/>
        </draw:polygon>
        <draw:polygon draw:style-name="gr7" draw:text-style-name="P2" draw:layer="layout" svg:width="0cm" svg:height="0cm" svg:x="24.842cm" svg:y="4.035cm" svg:viewBox="0 0 0 0" draw:points="0,0">
          <text:p/>
        </draw:polygon>
        <draw:path draw:style-name="gr1" draw:text-style-name="P1" draw:layer="layout" svg:width="0.402cm" svg:height="0.332cm" svg:x="22.521cm" svg:y="3.908cm" svg:viewBox="0 0 403 333" svg:d="M364 333l-364-333 283 201 120 111-28 21c-4 0-11 0-11 0z">
          <text:p/>
        </draw:path>
        <draw:polygon draw:style-name="gr7" draw:text-style-name="P2" draw:layer="layout" svg:width="0cm" svg:height="0cm" svg:x="24.842cm" svg:y="4.035cm" svg:viewBox="0 0 0 0" draw:points="0,0">
          <text:p/>
        </draw:polygon>
        <draw:path draw:style-name="gr1" draw:text-style-name="P1" draw:layer="layout" svg:width="0.191cm" svg:height="0.169cm" svg:x="24.267cm" svg:y="3.471cm" svg:viewBox="0 0 192 170" svg:d="M131 170l43-33 18-10-181-127c0 21-4 49-11 77z">
          <text:p/>
        </draw:path>
        <draw:polygon draw:style-name="gr7" draw:text-style-name="P2" draw:layer="layout" svg:width="0cm" svg:height="0cm" svg:x="24.842cm" svg:y="4.035cm" svg:viewBox="0 0 0 0" draw:points="0,0">
          <text:p/>
        </draw:polygon>
        <draw:polygon draw:style-name="gr1" draw:text-style-name="P1" draw:layer="layout" svg:width="0.039cm" svg:height="0.374cm" svg:x="24.154cm" svg:y="2.956cm" svg:viewBox="0 0 40 375" draw:points="0,336 0,24 40,0 40,350 4,375 28,318">
          <text:p/>
        </draw:polygon>
        <draw:polygon draw:style-name="gr7" draw:text-style-name="P2" draw:layer="layout" svg:width="0cm" svg:height="0cm" svg:x="24.842cm" svg:y="4.035cm" svg:viewBox="0 0 0 0" draw:points="0,0">
          <text:p/>
        </draw:polygon>
        <draw:path draw:style-name="gr1" draw:text-style-name="P1" draw:layer="layout" svg:width="0.128cm" svg:height="0.158cm" svg:x="23.188cm" svg:y="4.504cm" svg:viewBox="0 0 129 159" svg:d="M117 153c-18 14-49 0-79-33 0 0 0-3-3-3-21-25-35-60-35-85 0-10 3-21 14-28 17-14 61 7 89 49 28 39 35 86 14 100z">
          <text:p/>
        </draw:path>
        <draw:polygon draw:style-name="gr7" draw:text-style-name="P2" draw:layer="layout" svg:width="0cm" svg:height="0cm" svg:x="24.842cm" svg:y="4.035cm" svg:viewBox="0 0 0 0" draw:points="0,0">
          <text:p/>
        </draw:polygon>
        <draw:path draw:style-name="gr1" draw:text-style-name="P1" draw:layer="layout" svg:width="0.128cm" svg:height="0.157cm" svg:x="22.835cm" svg:y="4.257cm" svg:viewBox="0 0 129 158" svg:d="M117 153c0 4-3 4-7 4-21 3-49-11-70-39-25-25-40-60-40-86 0-14 3-24 10-28 23-14 65 7 93 50 28 39 35 85 14 99z">
          <text:p/>
        </draw:path>
        <draw:polygon draw:style-name="gr7" draw:text-style-name="P2" draw:layer="layout" svg:width="0cm" svg:height="0cm" svg:x="24.842cm" svg:y="4.035cm" svg:viewBox="0 0 0 0" draw:points="0,0">
          <text:p/>
        </draw:polygon>
        <draw:path draw:style-name="gr1" draw:text-style-name="P1" draw:layer="layout" svg:width="0.128cm" svg:height="0.157cm" svg:x="23.188cm" svg:y="5.192cm" svg:viewBox="0 0 129 158" svg:d="M14 4c17-14 61 7 89 47 28 42 35 88 14 102-14 11-46 0-71-28-29-25-46-64-46-93 0-14 3-25 14-28z">
          <text:p/>
        </draw:path>
        <draw:polygon draw:style-name="gr7" draw:text-style-name="P2" draw:layer="layout" svg:width="0cm" svg:height="0cm" svg:x="24.842cm" svg:y="4.035cm" svg:viewBox="0 0 0 0" draw:points="0,0">
          <text:p/>
        </draw:polygon>
        <draw:path draw:style-name="gr1" draw:text-style-name="P1" draw:layer="layout" svg:width="0.128cm" svg:height="0.16cm" svg:x="22.835cm" svg:y="4.941cm" svg:viewBox="0 0 129 161" svg:d="M10 4c23-14 65 8 93 50 28 39 35 86 14 103-14 11-46 0-70-28-29-28-47-68-47-93 0-14 3-24 10-32z">
          <text:p/>
        </draw:path>
        <draw:polygon draw:style-name="gr7" draw:text-style-name="P2" draw:layer="layout" svg:width="0cm" svg:height="0cm" svg:x="24.842cm" svg:y="4.035cm" svg:viewBox="0 0 0 0" draw:points="0,0">
          <text:p/>
        </draw:polygon>
        <draw:path draw:style-name="gr1" draw:text-style-name="P1" draw:layer="layout" svg:width="0.353cm" svg:height="0.286cm" svg:x="23.96cm" svg:y="3.707cm" svg:viewBox="0 0 354 287" svg:d="M354 252v35l-227-160-109-77c-11-11-18-29-18-50z">
          <text:p/>
        </draw:path>
        <draw:polygon draw:style-name="gr7" draw:text-style-name="P2" draw:layer="layout" svg:width="0cm" svg:height="0cm" svg:x="24.842cm" svg:y="4.035cm" svg:viewBox="0 0 0 0" draw:points="0,0">
          <text:p/>
        </draw:polygon>
        <draw:path draw:style-name="gr1" draw:text-style-name="P1" draw:layer="layout" svg:width="0.137cm" svg:height="0.176cm" svg:x="24.525cm" svg:y="3.323cm" svg:viewBox="0 0 138 177" svg:d="M71 177l67-46c-24-43-53-85-75-131l-63 46c10 28 24 52 42 82 0 0 0 3 3 3 8 18 18 32 26 46z">
          <text:p/>
        </draw:path>
        <draw:polygon draw:style-name="gr7" draw:text-style-name="P2" draw:layer="layout" svg:width="0cm" svg:height="0cm" svg:x="24.842cm" svg:y="4.035cm" svg:viewBox="0 0 0 0" draw:points="0,0">
          <text:p/>
        </draw:polygon>
        <draw:polygon draw:style-name="gr1" draw:text-style-name="P1" draw:layer="layout" svg:width="0.123cm" svg:height="0.184cm" svg:x="23.837cm" svg:y="3.82cm" svg:viewBox="0 0 124 185" draw:points="0,95 124,185 124,88 0,0">
          <text:p/>
        </draw:polygon>
        <draw:polygon draw:style-name="gr7" draw:text-style-name="P2" draw:layer="layout" svg:width="0cm" svg:height="0cm" svg:x="24.842cm" svg:y="4.035cm" svg:viewBox="0 0 0 0" draw:points="0,0">
          <text:p/>
        </draw:polygon>
        <draw:path draw:style-name="gr1" draw:text-style-name="P1" draw:layer="layout" svg:width="0.127cm" svg:height="0.201cm" svg:x="23.96cm" svg:y="3.707cm" svg:viewBox="0 0 128 202" svg:d="M128 125l-110-74c-11-11-18-29-18-51v202c39-10 85-39 128-77z">
          <text:p/>
        </draw:path>
        <draw:polygon draw:style-name="gr7" draw:text-style-name="P2" draw:layer="layout" svg:width="0cm" svg:height="0cm" svg:x="24.842cm" svg:y="4.035cm" svg:viewBox="0 0 0 0" draw:points="0,0">
          <text:p/>
        </draw:polygon>
        <draw:path draw:style-name="gr1" draw:text-style-name="P1" draw:layer="layout" svg:width="0.078cm" svg:height="0.246cm" svg:x="24.401cm" svg:y="4.699cm" svg:viewBox="0 0 79 247" svg:d="M79 247v-247c-4 14-11 21-21 28-19 10-37 14-58 14v68z">
          <text:p/>
        </draw:path>
        <draw:polygon draw:style-name="gr7" draw:text-style-name="P2" draw:layer="layout" svg:width="0cm" svg:height="0cm" svg:x="24.842cm" svg:y="4.035cm" svg:viewBox="0 0 0 0" draw:points="0,0">
          <text:p/>
        </draw:polygon>
        <draw:polygon draw:style-name="gr1" draw:text-style-name="P1" draw:layer="layout" svg:width="0.11cm" svg:height="0.184cm" svg:x="24.235cm" svg:y="4.596cm" svg:viewBox="0 0 111 185" draw:points="11,4 75,46 111,107 0,185 0,118 0,82 0,46 0,32 0,11 0,0">
          <text:p/>
        </draw:polygon>
        <draw:polygon draw:style-name="gr7" draw:text-style-name="P2" draw:layer="layout" svg:width="0cm" svg:height="0cm" svg:x="24.842cm" svg:y="4.035cm" svg:viewBox="0 0 0 0" draw:points="0,0">
          <text:p/>
        </draw:polygon>
        <draw:path draw:style-name="gr1" draw:text-style-name="P1" draw:layer="layout" svg:width="0.153cm" svg:height="0.169cm" svg:x="22.891cm" svg:y="4.205cm" svg:viewBox="0 0 154 170" svg:d="M46 3c7-3 11-3 18-3 17 0 46 17 63 45 19 29 29 57 26 79-4 7-7 11-11 14l-15 7-31 25c3-21-8-53-29-82-17-28-46-50-67-53l32-21z">
          <text:p/>
        </draw:path>
        <draw:polygon draw:style-name="gr7" draw:text-style-name="P2" draw:layer="layout" svg:width="0cm" svg:height="0cm" svg:x="24.842cm" svg:y="4.035cm" svg:viewBox="0 0 0 0" draw:points="0,0">
          <text:p/>
        </draw:polygon>
        <draw:path draw:style-name="gr1" draw:text-style-name="P1" draw:layer="layout" svg:width="0.153cm" svg:height="0.169cm" svg:x="23.244cm" svg:y="4.452cm" svg:viewBox="0 0 154 170" svg:d="M46 3c7 0 10-3 18-3 21 3 46 21 64 50 21 25 28 53 25 74-4 7-4 11-11 14l-46 32c4-21-3-53-25-81s-46-50-71-53z">
          <text:p/>
        </draw:path>
        <draw:polygon draw:style-name="gr7" draw:text-style-name="P2" draw:layer="layout" svg:width="0cm" svg:height="0cm" svg:x="24.842cm" svg:y="4.035cm" svg:viewBox="0 0 0 0" draw:points="0,0">
          <text:p/>
        </draw:polygon>
        <draw:path draw:style-name="gr1" draw:text-style-name="P1" draw:layer="layout" svg:width="0.153cm" svg:height="0.171cm" svg:x="23.244cm" svg:y="5.138cm" svg:viewBox="0 0 154 172" svg:d="M46 5c7-4 10-7 18-4 21 0 46 18 64 47 21 25 28 57 25 74-4 7-4 11-11 15l-46 35c4-25-3-53-25-85-22-28-46-47-71-50z">
          <text:p/>
        </draw:path>
        <draw:polygon draw:style-name="gr7" draw:text-style-name="P2" draw:layer="layout" svg:width="0cm" svg:height="0cm" svg:x="24.842cm" svg:y="4.035cm" svg:viewBox="0 0 0 0" draw:points="0,0">
          <text:p/>
        </draw:polygon>
        <draw:path draw:style-name="gr1" draw:text-style-name="P1" draw:layer="layout" svg:width="0.153cm" svg:height="0.169cm" svg:x="22.891cm" svg:y="4.889cm" svg:viewBox="0 0 154 170" svg:d="M46 4c7-4 11-4 18-4 17 4 46 21 63 46 19 28 29 61 26 78-4 8-7 11-11 15l-46 31c3-21-8-53-29-82-17-28-46-49-67-53z">
          <text:p/>
        </draw:path>
        <draw:polygon draw:style-name="gr7" draw:text-style-name="P2" draw:layer="layout" svg:width="0cm" svg:height="0cm" svg:x="24.842cm" svg:y="4.035cm" svg:viewBox="0 0 0 0" draw:points="0,0">
          <text:p/>
        </draw:polygon>
        <draw:polygon draw:style-name="gr1" draw:text-style-name="P1" draw:layer="layout" svg:width="0.254cm" svg:height="0.215cm" svg:x="23.992cm" svg:y="3.531cm" svg:viewBox="0 0 255 216" draw:points="255,216 255,177 0,0 0,10 0,36">
          <text:p/>
        </draw:polygon>
        <draw:polygon draw:style-name="gr7" draw:text-style-name="P2" draw:layer="layout" svg:width="0cm" svg:height="0cm" svg:x="24.842cm" svg:y="4.035cm" svg:viewBox="0 0 0 0" draw:points="0,0">
          <text:p/>
        </draw:polygon>
        <draw:polygon draw:style-name="gr1" draw:text-style-name="P1" draw:layer="layout" svg:width="0.254cm" svg:height="0.215cm" svg:x="23.992cm" svg:y="4.247cm" svg:viewBox="0 0 255 216" draw:points="255,181 255,216 146,138 15,46 0,35 0,14 0,0">
          <text:p/>
        </draw:polygon>
        <draw:polygon draw:style-name="gr7" draw:text-style-name="P2" draw:layer="layout" svg:width="0cm" svg:height="0cm" svg:x="24.842cm" svg:y="4.035cm" svg:viewBox="0 0 0 0" draw:points="0,0">
          <text:p/>
        </draw:polygon>
        <draw:polygon draw:style-name="gr1" draw:text-style-name="P1" draw:layer="layout" svg:width="0.254cm" svg:height="0.215cm" svg:x="23.992cm" svg:y="3.672cm" svg:viewBox="0 0 255 216" draw:points="255,181 255,216 0,39 0,0">
          <text:p/>
        </draw:polygon>
        <draw:polygon draw:style-name="gr7" draw:text-style-name="P2" draw:layer="layout" svg:width="0cm" svg:height="0cm" svg:x="24.842cm" svg:y="4.035cm" svg:viewBox="0 0 0 0" draw:points="0,0">
          <text:p/>
        </draw:polygon>
        <draw:polygon draw:style-name="gr1" draw:text-style-name="P1" draw:layer="layout" svg:width="0.254cm" svg:height="0.215cm" svg:x="23.992cm" svg:y="4.388cm" svg:viewBox="0 0 255 216" draw:points="255,181 255,216 244,209 198,177 0,36 0,0">
          <text:p/>
        </draw:polygon>
        <draw:polygon draw:style-name="gr7" draw:text-style-name="P2" draw:layer="layout" svg:width="0cm" svg:height="0cm" svg:x="24.842cm" svg:y="4.035cm" svg:viewBox="0 0 0 0" draw:points="0,0">
          <text:p/>
        </draw:polygon>
        <draw:path draw:style-name="gr1" draw:text-style-name="P1" draw:layer="layout" svg:width="0.099cm" svg:height="0.201cm" svg:x="24.179cm" svg:y="3.347cm" svg:viewBox="0 0 100 202" svg:d="M63 92v-67l37-25v124c0 25-4 50-11 78l-89-64z">
          <text:p/>
        </draw:path>
        <draw:polygon draw:style-name="gr7" draw:text-style-name="P2" draw:layer="layout" svg:width="0cm" svg:height="0cm" svg:x="24.842cm" svg:y="4.035cm" svg:viewBox="0 0 0 0" draw:points="0,0">
          <text:p/>
        </draw:polygon>
        <draw:path draw:style-name="gr1" draw:text-style-name="P1" draw:layer="layout" svg:width="0.106cm" svg:height="0.131cm" svg:x="23.53cm" svg:y="1.431cm" svg:viewBox="0 0 107 132" svg:d="M96 4c18 11 14 50-11 86-24 32-57 49-75 39-7-4-10-14-10-25 0-25 14-57 35-79 26-24 47-31 61-21z">
          <text:p/>
        </draw:path>
        <draw:polygon draw:style-name="gr7" draw:text-style-name="P2" draw:layer="layout" svg:width="0cm" svg:height="0cm" svg:x="24.842cm" svg:y="4.035cm" svg:viewBox="0 0 0 0" draw:points="0,0">
          <text:p/>
        </draw:polygon>
        <draw:path draw:style-name="gr1" draw:text-style-name="P1" draw:layer="layout" svg:width="0.106cm" svg:height="0.132cm" svg:x="23.212cm" svg:y="1.653cm" svg:viewBox="0 0 107 133" svg:d="M97 5c17 14 10 49-11 84-25 36-61 54-79 39-3-3-7-14-7-25 0-21 14-53 36-74 25-24 46-36 61-24z">
          <text:p/>
        </draw:path>
        <draw:polygon draw:style-name="gr7" draw:text-style-name="P2" draw:layer="layout" svg:width="0cm" svg:height="0cm" svg:x="24.842cm" svg:y="4.035cm" svg:viewBox="0 0 0 0" draw:points="0,0">
          <text:p/>
        </draw:polygon>
        <draw:path draw:style-name="gr1" draw:text-style-name="P1" draw:layer="layout" svg:width="0.208cm" svg:height="0.191cm" svg:x="25.685cm" svg:y="4.564cm" svg:viewBox="0 0 209 192" svg:d="M209 22v-22l-209 150c19 14 37 28 54 42 39-60 92-117 155-170z">
          <text:p/>
        </draw:path>
        <draw:polygon draw:style-name="gr7" draw:text-style-name="P2" draw:layer="layout" svg:width="0cm" svg:height="0cm" svg:x="24.842cm" svg:y="4.035cm" svg:viewBox="0 0 0 0" draw:points="0,0">
          <text:p/>
        </draw:polygon>
        <draw:polygon draw:style-name="gr1" draw:text-style-name="P1" draw:layer="layout" svg:width="0.226cm" svg:height="0.194cm" svg:x="23.992cm" svg:y="4.533cm" svg:viewBox="0 0 227 195" draw:points="227,156 227,195 0,36 0,0">
          <text:p/>
        </draw:polygon>
        <draw:polygon draw:style-name="gr7" draw:text-style-name="P2" draw:layer="layout" svg:width="0cm" svg:height="0cm" svg:x="24.842cm" svg:y="4.035cm" svg:viewBox="0 0 0 0" draw:points="0,0">
          <text:p/>
        </draw:polygon>
        <draw:polygon draw:style-name="gr1" draw:text-style-name="P1" draw:layer="layout" svg:width="0.226cm" svg:height="0.194cm" svg:x="23.992cm" svg:y="4.462cm" svg:viewBox="0 0 227 195" draw:points="227,156 227,195 0,32 0,0">
          <text:p/>
        </draw:polygon>
        <draw:polygon draw:style-name="gr7" draw:text-style-name="P2" draw:layer="layout" svg:width="0cm" svg:height="0cm" svg:x="24.842cm" svg:y="4.035cm" svg:viewBox="0 0 0 0" draw:points="0,0">
          <text:p/>
        </draw:polygon>
        <draw:polygon draw:style-name="gr1" draw:text-style-name="P1" draw:layer="layout" svg:width="0.222cm" svg:height="0.194cm" svg:x="24.006cm" svg:y="3.612cm" svg:viewBox="0 0 223 195" draw:points="223,159 223,195 0,39 0,21 0,0">
          <text:p/>
        </draw:polygon>
        <draw:polygon draw:style-name="gr7" draw:text-style-name="P2" draw:layer="layout" svg:width="0cm" svg:height="0cm" svg:x="24.842cm" svg:y="4.035cm" svg:viewBox="0 0 0 0" draw:points="0,0">
          <text:p/>
        </draw:polygon>
        <draw:polygon draw:style-name="gr1" draw:text-style-name="P1" draw:layer="layout" svg:width="0.222cm" svg:height="0.194cm" svg:x="24.006cm" svg:y="4.328cm" svg:viewBox="0 0 223 195" draw:points="223,156 223,195 139,135 0,35 0,0">
          <text:p/>
        </draw:polygon>
        <draw:polygon draw:style-name="gr7" draw:text-style-name="P2" draw:layer="layout" svg:width="0cm" svg:height="0cm" svg:x="24.842cm" svg:y="4.035cm" svg:viewBox="0 0 0 0" draw:points="0,0">
          <text:p/>
        </draw:polygon>
        <draw:path draw:style-name="gr1" draw:text-style-name="P1" draw:layer="layout" svg:width="0.438cm" svg:height="0.381cm" svg:x="23.96cm" svg:y="3.52cm" svg:viewBox="0 0 439 382" svg:d="M439 382v-21c-32-35-60-74-89-113l-45-35-19 14-254-181v-25l-32-21v18c25 18 43 49 46 77l21-14 219 157v35l19 14c0-14 3-21 10-25 11-10 35 0 53 21 21 22 35 50 35 71l36 28-36-28z">
          <text:p/>
        </draw:path>
        <draw:polygon draw:style-name="gr7" draw:text-style-name="P2" draw:layer="layout" svg:width="0cm" svg:height="0cm" svg:x="24.842cm" svg:y="4.035cm" svg:viewBox="0 0 0 0" draw:points="0,0">
          <text:p/>
        </draw:polygon>
        <draw:path draw:style-name="gr1" draw:text-style-name="P1" draw:layer="layout" svg:width="0.187cm" svg:height="0.127cm" svg:x="24.951cm" svg:y="6.12cm" svg:viewBox="0 0 188 128" svg:d="M181 0c0 4 4 7 7 7v121c-63-3-128-14-188-28 32 0 64-4 100-18 18-7 39-17 53-35 11-12 25-26 28-47z">
          <text:p/>
        </draw:path>
        <draw:polygon draw:style-name="gr7" draw:text-style-name="P2" draw:layer="layout" svg:width="0cm" svg:height="0cm" svg:x="24.842cm" svg:y="4.035cm" svg:viewBox="0 0 0 0" draw:points="0,0">
          <text:p/>
        </draw:polygon>
        <draw:path draw:style-name="gr1" draw:text-style-name="P1" draw:layer="layout" svg:width="0.098cm" svg:height="0.123cm" svg:x="24.264cm" svg:y="3.775cm" svg:viewBox="0 0 99 124" svg:d="M99 98c0-21-15-49-36-74-21-21-42-28-53-21-7 7-10 14-10 28 0 21 14 49 35 72 21 17 42 28 53 17 8-3 11-10 11-22z">
          <text:p/>
        </draw:path>
        <draw:polygon draw:style-name="gr7" draw:text-style-name="P2" draw:layer="layout" svg:width="0cm" svg:height="0cm" svg:x="24.842cm" svg:y="4.035cm" svg:viewBox="0 0 0 0" draw:points="0,0">
          <text:p/>
        </draw:polygon>
        <draw:path draw:style-name="gr1" draw:text-style-name="P1" draw:layer="layout" svg:width="0.099cm" svg:height="0.124cm" svg:x="24.263cm" svg:y="4.462cm" svg:viewBox="0 0 100 125" svg:d="M90 121c7-7 10-14 10-25 0-21-14-49-35-71-21-21-43-32-54-21-17 10-14 47 11 78 22 32 54 50 68 39z">
          <text:p/>
        </draw:path>
        <draw:polygon draw:style-name="gr7" draw:text-style-name="P2" draw:layer="layout" svg:width="0cm" svg:height="0cm" svg:x="24.842cm" svg:y="4.035cm" svg:viewBox="0 0 0 0" draw:points="0,0">
          <text:p/>
        </draw:polygon>
        <draw:path draw:style-name="gr1" draw:text-style-name="P1" draw:layer="layout" svg:width="0.101cm" svg:height="0.122cm" svg:x="23.909cm" svg:y="3.527cm" svg:viewBox="0 0 102 123" svg:d="M102 89v18c-4 7-4 11-11 14-7 4-21 4-39-7-18-14-36-35-47-61-7-21-7-42 4-49 10-7 25-4 43 7 25 18 46 49 50 78z">
          <text:p/>
        </draw:path>
        <draw:polygon draw:style-name="gr7" draw:text-style-name="P2" draw:layer="layout" svg:width="0cm" svg:height="0cm" svg:x="24.842cm" svg:y="4.035cm" svg:viewBox="0 0 0 0" draw:points="0,0">
          <text:p/>
        </draw:polygon>
        <draw:polygon draw:style-name="gr1" draw:text-style-name="P1" draw:layer="layout" svg:width="0.124cm" svg:height="0.155cm" svg:x="24.154cm" svg:y="3.249cm" svg:viewBox="0 0 125 156" draw:points="89,124 125,103 125,0 40,56 40,110 0,138 0,156 44,128 89,92">
          <text:p/>
        </draw:polygon>
        <draw:polygon draw:style-name="gr7" draw:text-style-name="P2" draw:layer="layout" svg:width="0cm" svg:height="0cm" svg:x="24.842cm" svg:y="4.035cm" svg:viewBox="0 0 0 0" draw:points="0,0">
          <text:p/>
        </draw:polygon>
        <draw:path draw:style-name="gr1" draw:text-style-name="P1" draw:layer="layout" svg:width="0.101cm" svg:height="0.122cm" svg:x="23.91cm" svg:y="4.213cm" svg:viewBox="0 0 102 123" svg:d="M102 98c0-7 0-10-5-18l-14-11v-21c-7-18-25-32-39-39-14-10-25-10-35-7-15 14-12 46 14 78 21 36 53 50 67 40 7-4 12-11 12-22z">
          <text:p/>
        </draw:path>
        <draw:polygon draw:style-name="gr7" draw:text-style-name="P2" draw:layer="layout" svg:width="0cm" svg:height="0cm" svg:x="24.842cm" svg:y="4.035cm" svg:viewBox="0 0 0 0" draw:points="0,0">
          <text:p/>
        </draw:polygon>
        <draw:path draw:style-name="gr1" draw:text-style-name="P1" draw:layer="layout" svg:width="0.134cm" svg:height="0.113cm" svg:x="24.108cm" svg:y="3.372cm" svg:viewBox="0 0 135 114" svg:d="M90 0c7 28 24 54 45 68l-64 46-71-49 7-4 39-29z">
          <text:p/>
        </draw:path>
        <draw:polygon draw:style-name="gr7" draw:text-style-name="P2" draw:layer="layout" svg:width="0cm" svg:height="0cm" svg:x="24.842cm" svg:y="4.035cm" svg:viewBox="0 0 0 0" draw:points="0,0">
          <text:p/>
        </draw:polygon>
        <draw:path draw:style-name="gr1" draw:text-style-name="P1" draw:layer="layout" svg:width="0.067cm" svg:height="0.201cm" svg:x="25.826cm" svg:y="4.794cm" svg:viewBox="0 0 68 202" svg:d="M68 202v-202l-53 39c-7 7-10 17-15 24 33 46 54 93 68 139z">
          <text:p/>
        </draw:path>
        <draw:polygon draw:style-name="gr7" draw:text-style-name="P2" draw:layer="layout" svg:width="0cm" svg:height="0cm" svg:x="24.842cm" svg:y="4.035cm" svg:viewBox="0 0 0 0" draw:points="0,0">
          <text:p/>
        </draw:polygon>
        <draw:polygon draw:style-name="gr1" draw:text-style-name="P1" draw:layer="layout" svg:width="0.272cm" svg:height="0.191cm" svg:x="23.992cm" svg:y="4.377cm" svg:viewBox="0 0 273 192" draw:points="18,0 159,100 273,178 254,192 0,11">
          <text:p/>
        </draw:polygon>
        <draw:polygon draw:style-name="gr7" draw:text-style-name="P2" draw:layer="layout" svg:width="0cm" svg:height="0cm" svg:x="24.842cm" svg:y="4.035cm" svg:viewBox="0 0 0 0" draw:points="0,0">
          <text:p/>
        </draw:polygon>
        <draw:polygon draw:style-name="gr1" draw:text-style-name="P1" draw:layer="layout" svg:width="0.272cm" svg:height="0.194cm" svg:x="23.992cm" svg:y="4.233cm" svg:viewBox="0 0 273 195" draw:points="18,0 162,102 273,181 254,195 0,14">
          <text:p/>
        </draw:polygon>
        <draw:polygon draw:style-name="gr7" draw:text-style-name="P2" draw:layer="layout" svg:width="0cm" svg:height="0cm" svg:x="24.842cm" svg:y="4.035cm" svg:viewBox="0 0 0 0" draw:points="0,0">
          <text:p/>
        </draw:polygon>
        <draw:polygon draw:style-name="gr1" draw:text-style-name="P1" draw:layer="layout" svg:width="0.272cm" svg:height="0.191cm" svg:x="23.992cm" svg:y="3.661cm" svg:viewBox="0 0 273 192" draw:points="18,0 273,181 254,192 0,11">
          <text:p/>
        </draw:polygon>
        <draw:polygon draw:style-name="gr7" draw:text-style-name="P2" draw:layer="layout" svg:width="0cm" svg:height="0cm" svg:x="24.842cm" svg:y="4.035cm" svg:viewBox="0 0 0 0" draw:points="0,0">
          <text:p/>
        </draw:polygon>
        <draw:polygon draw:style-name="gr1" draw:text-style-name="P1" draw:layer="layout" svg:width="0.272cm" svg:height="0.191cm" svg:x="23.992cm" svg:y="3.52cm" svg:viewBox="0 0 273 192" draw:points="273,177 254,192 0,11 18,0">
          <text:p/>
        </draw:polygon>
        <draw:polygon draw:style-name="gr7" draw:text-style-name="P2" draw:layer="layout" svg:width="0cm" svg:height="0cm" svg:x="24.842cm" svg:y="4.035cm" svg:viewBox="0 0 0 0" draw:points="0,0">
          <text:p/>
        </draw:polygon>
        <draw:path draw:style-name="gr1" draw:text-style-name="P1" draw:layer="layout" svg:width="0.091cm" svg:height="0.115cm" svg:x="24.055cm" svg:y="1.948cm" svg:viewBox="0 0 92 116" svg:d="M90 20c3 7 3 21 0 39-4 18-14 40-25 57l-65-85c33-29 61-39 79-25 7 0 7 7 11 14z">
          <text:p/>
        </draw:path>
        <draw:polygon draw:style-name="gr7" draw:text-style-name="P2" draw:layer="layout" svg:width="0cm" svg:height="0cm" svg:x="24.842cm" svg:y="4.035cm" svg:viewBox="0 0 0 0" draw:points="0,0">
          <text:p/>
        </draw:polygon>
        <draw:polygon draw:style-name="gr1" draw:text-style-name="P1" draw:layer="layout" svg:width="0.243cm" svg:height="0.169cm" svg:x="23.992cm" svg:y="4.519cm" svg:viewBox="0 0 244 170" draw:points="18,0 244,159 227,170 0,14">
          <text:p/>
        </draw:polygon>
        <draw:polygon draw:style-name="gr7" draw:text-style-name="P2" draw:layer="layout" svg:width="0cm" svg:height="0cm" svg:x="24.842cm" svg:y="4.035cm" svg:viewBox="0 0 0 0" draw:points="0,0">
          <text:p/>
        </draw:polygon>
        <draw:polygon draw:style-name="gr1" draw:text-style-name="P1" draw:layer="layout" svg:width="0.243cm" svg:height="0.169cm" svg:x="23.992cm" svg:y="4.448cm" svg:viewBox="0 0 244 170" draw:points="18,0 209,135 244,160 227,170 0,14">
          <text:p/>
        </draw:polygon>
        <draw:polygon draw:style-name="gr7" draw:text-style-name="P2" draw:layer="layout" svg:width="0cm" svg:height="0cm" svg:x="24.842cm" svg:y="4.035cm" svg:viewBox="0 0 0 0" draw:points="0,0">
          <text:p/>
        </draw:polygon>
        <draw:polygon draw:style-name="gr1" draw:text-style-name="P1" draw:layer="layout" svg:width="0.24cm" svg:height="0.169cm" svg:x="24.006cm" svg:y="4.318cm" svg:viewBox="0 0 241 170" draw:points="22,0 132,77 241,155 223,170 0,10">
          <text:p/>
        </draw:polygon>
        <draw:polygon draw:style-name="gr7" draw:text-style-name="P2" draw:layer="layout" svg:width="0cm" svg:height="0cm" svg:x="24.842cm" svg:y="4.035cm" svg:viewBox="0 0 0 0" draw:points="0,0">
          <text:p/>
        </draw:polygon>
        <draw:polygon draw:style-name="gr1" draw:text-style-name="P1" draw:layer="layout" svg:width="0.24cm" svg:height="0.17cm" svg:x="24.006cm" svg:y="3.601cm" svg:viewBox="0 0 241 171" draw:points="22,0 241,157 223,171 0,14">
          <text:p/>
        </draw:polygon>
        <draw:polygon draw:style-name="gr7" draw:text-style-name="P2" draw:layer="layout" svg:width="0cm" svg:height="0cm" svg:x="24.842cm" svg:y="4.035cm" svg:viewBox="0 0 0 0" draw:points="0,0">
          <text:p/>
        </draw:polygon>
        <draw:path draw:style-name="gr1" draw:text-style-name="P1" draw:layer="layout" svg:width="0.142cm" svg:height="0.169cm" svg:x="22.845cm" svg:y="4.24cm" svg:viewBox="0 0 143 170" svg:d="M25 3h4c3-3 3-3 10-3 0 0 7 0 11 0 22 3 47 25 68 53 17 29 28 61 25 82 0 7-4 14-11 18l-25 17c21-14 14-60-14-103-29-39-68-60-93-46z">
          <text:p/>
        </draw:path>
        <draw:polygon draw:style-name="gr7" draw:text-style-name="P2" draw:layer="layout" svg:width="0cm" svg:height="0cm" svg:x="24.842cm" svg:y="4.035cm" svg:viewBox="0 0 0 0" draw:points="0,0">
          <text:p/>
        </draw:polygon>
        <draw:path draw:style-name="gr1" draw:text-style-name="P1" draw:layer="layout" svg:width="0.142cm" svg:height="0.17cm" svg:x="22.845cm" svg:y="4.924cm" svg:viewBox="0 0 143 171" svg:d="M25 4c7-4 14-4 25-4 22 4 47 25 68 53 17 29 28 61 25 82 0 7-4 14-11 18l-25 18c21-14 14-60-14-99-29-43-68-65-93-51z">
          <text:p/>
        </draw:path>
        <draw:polygon draw:style-name="gr7" draw:text-style-name="P2" draw:layer="layout" svg:width="0cm" svg:height="0cm" svg:x="24.842cm" svg:y="4.035cm" svg:viewBox="0 0 0 0" draw:points="0,0">
          <text:p/>
        </draw:polygon>
        <draw:path draw:style-name="gr1" draw:text-style-name="P1" draw:layer="layout" svg:width="0.138cm" svg:height="0.171cm" svg:x="23.202cm" svg:y="5.173cm" svg:viewBox="0 0 139 172" svg:d="M21 5c7-3 14-7 21-3 26 3 50 22 72 50 21 32 28 60 24 81 0 11-3 18-10 21l-25 18c21-14 14-60-14-102-28-39-72-61-89-46z">
          <text:p/>
        </draw:path>
        <draw:polygon draw:style-name="gr7" draw:text-style-name="P2" draw:layer="layout" svg:width="0cm" svg:height="0cm" svg:x="24.842cm" svg:y="4.035cm" svg:viewBox="0 0 0 0" draw:points="0,0">
          <text:p/>
        </draw:polygon>
        <draw:path draw:style-name="gr1" draw:text-style-name="P1" draw:layer="layout" svg:width="0.134cm" svg:height="0.109cm" svg:x="25.615cm" svg:y="4.413cm" svg:viewBox="0 0 135 110" svg:d="M135 110c-7-3-11-3-18-7l-117-85c3-3 7-10 10-14 14-8 44-4 68 18 25 25 50 56 57 88z">
          <text:p/>
        </draw:path>
        <draw:polygon draw:style-name="gr7" draw:text-style-name="P2" draw:layer="layout" svg:width="0cm" svg:height="0cm" svg:x="24.842cm" svg:y="4.035cm" svg:viewBox="0 0 0 0" draw:points="0,0">
          <text:p/>
        </draw:polygon>
        <draw:path draw:style-name="gr1" draw:text-style-name="P1" draw:layer="layout" svg:width="0.071cm" svg:height="0.152cm" svg:x="23.226cm" svg:y="2.73cm" svg:viewBox="0 0 72 153" svg:d="M0 153c22-36 43-71 72-104l-72-49z">
          <text:p/>
        </draw:path>
        <draw:polygon draw:style-name="gr7" draw:text-style-name="P2" draw:layer="layout" svg:width="0cm" svg:height="0cm" svg:x="24.842cm" svg:y="4.035cm" svg:viewBox="0 0 0 0" draw:points="0,0">
          <text:p/>
        </draw:polygon>
        <draw:path draw:style-name="gr1" draw:text-style-name="P1" draw:layer="layout" svg:width="0.053cm" svg:height="0.127cm" svg:x="25.491cm" svg:y="4.187cm" svg:viewBox="0 0 54 128" svg:d="M37 117l17 11-35-25 18 14-37-42c7 7 11 21 19 28l-19-103v75-75l54 39v33 56z">
          <text:p/>
        </draw:path>
        <draw:polygon draw:style-name="gr7" draw:text-style-name="P2" draw:layer="layout" svg:width="0cm" svg:height="0cm" svg:x="24.842cm" svg:y="4.035cm" svg:viewBox="0 0 0 0" draw:points="0,0">
          <text:p/>
        </draw:polygon>
        <draw:path draw:style-name="gr1" draw:text-style-name="P1" draw:layer="layout" svg:width="0.205cm" svg:height="0.166cm" svg:x="23.018cm" svg:y="4.328cm" svg:viewBox="0 0 206 167" svg:d="M21 0l185 167-206-146 14-7c4-3 7-10 7-14z">
          <text:p/>
        </draw:path>
        <draw:polygon draw:style-name="gr7" draw:text-style-name="P2" draw:layer="layout" svg:width="0cm" svg:height="0cm" svg:x="24.842cm" svg:y="4.035cm" svg:viewBox="0 0 0 0" draw:points="0,0">
          <text:p/>
        </draw:polygon>
        <draw:polygon draw:style-name="gr1" draw:text-style-name="P1" draw:layer="layout" svg:width="0.099cm" svg:height="0.092cm" svg:x="24.055cm" svg:y="3.291cm" svg:viewBox="0 0 100 93" draw:points="30,93 100,43 100,0 0,71 0,93 30,71">
          <text:p/>
        </draw:polygon>
        <draw:polygon draw:style-name="gr7" draw:text-style-name="P2" draw:layer="layout" svg:width="0cm" svg:height="0cm" svg:x="24.842cm" svg:y="4.035cm" svg:viewBox="0 0 0 0" draw:points="0,0">
          <text:p/>
        </draw:polygon>
        <draw:polygon draw:style-name="gr1" draw:text-style-name="P1" draw:layer="layout" svg:width="0.07cm" svg:height="0.092cm" svg:x="24.084cm" svg:y="3.333cm" svg:viewBox="0 0 71 93" draw:points="71,4 71,0 0,50 0,89 10,93 47,71">
          <text:p/>
        </draw:polygon>
        <draw:polygon draw:style-name="gr7" draw:text-style-name="P2" draw:layer="layout" svg:width="0cm" svg:height="0cm" svg:x="24.842cm" svg:y="4.035cm" svg:viewBox="0 0 0 0" draw:points="0,0">
          <text:p/>
        </draw:polygon>
        <draw:path draw:style-name="gr1" draw:text-style-name="P1" draw:layer="layout" svg:width="0.045cm" svg:height="0.099cm" svg:x="24.197cm" svg:y="3.34cm" svg:viewBox="0 0 46 100" svg:d="M46 100v-68-32l-46 32c7 26 24 54 46 68z">
          <text:p/>
        </draw:path>
        <draw:polygon draw:style-name="gr7" draw:text-style-name="P2" draw:layer="layout" svg:width="0cm" svg:height="0cm" svg:x="24.842cm" svg:y="4.035cm" svg:viewBox="0 0 0 0" draw:points="0,0">
          <text:p/>
        </draw:polygon>
        <draw:path draw:style-name="gr1" draw:text-style-name="P1" draw:layer="layout" svg:width="0.101cm" svg:height="0.13cm" svg:x="22.955cm" svg:y="4.882cm" svg:viewBox="0 0 102 131" svg:d="M3 3c18-10 54 8 75 39 25 36 32 74 14 86l-92-121c17 4 47 21 64 46 18 28 28 60 21 78z">
          <text:p/>
        </draw:path>
        <draw:polygon draw:style-name="gr7" draw:text-style-name="P2" draw:layer="layout" svg:width="0cm" svg:height="0cm" svg:x="24.842cm" svg:y="4.035cm" svg:viewBox="0 0 0 0" draw:points="0,0">
          <text:p/>
        </draw:polygon>
        <draw:path draw:style-name="gr1" draw:text-style-name="P1" draw:layer="layout" svg:width="0.101cm" svg:height="0.131cm" svg:x="22.955cm" svg:y="4.197cm" svg:viewBox="0 0 102 132" svg:d="M3 4c18-14 54 7 75 39 25 36 32 71 14 86l-92-121c17 0 47 17 64 45 18 30 28 58 21 79z">
          <text:p/>
        </draw:path>
        <draw:polygon draw:style-name="gr7" draw:text-style-name="P2" draw:layer="layout" svg:width="0cm" svg:height="0cm" svg:x="24.842cm" svg:y="4.035cm" svg:viewBox="0 0 0 0" draw:points="0,0">
          <text:p/>
        </draw:polygon>
        <draw:path draw:style-name="gr1" draw:text-style-name="P1" draw:layer="layout" svg:width="0.101cm" svg:height="0.13cm" svg:x="23.308cm" svg:y="4.445cm" svg:viewBox="0 0 102 131" svg:d="M3 3c18-11 53 7 79 43 21 36 28 71 10 85l-92-121c21 0 45 21 63 47 22 28 29 56 26 74z">
          <text:p/>
        </draw:path>
        <draw:polygon draw:style-name="gr7" draw:text-style-name="P2" draw:layer="layout" svg:width="0cm" svg:height="0cm" svg:x="24.842cm" svg:y="4.035cm" svg:viewBox="0 0 0 0" draw:points="0,0">
          <text:p/>
        </draw:polygon>
        <draw:path draw:style-name="gr1" draw:text-style-name="P1" draw:layer="layout" svg:width="0.101cm" svg:height="0.131cm" svg:x="23.308cm" svg:y="5.132cm" svg:viewBox="0 0 102 132" svg:d="M3 4c18-14 53 7 79 40 21 35 28 74 10 84l-92-121c21 0 45 22 63 47 22 29 29 57 26 78z">
          <text:p/>
        </draw:path>
        <draw:polygon draw:style-name="gr7" draw:text-style-name="P2" draw:layer="layout" svg:width="0cm" svg:height="0cm" svg:x="24.842cm" svg:y="4.035cm" svg:viewBox="0 0 0 0" draw:points="0,0">
          <text:p/>
        </draw:polygon>
        <draw:path draw:style-name="gr1" draw:text-style-name="P1" draw:layer="layout" svg:width="0.053cm" svg:height="0.12cm" svg:x="23.777cm" svg:y="3.185cm" svg:viewBox="0 0 54 121" svg:d="M0 0c22 39 43 81 54 121l-54-36z">
          <text:p/>
        </draw:path>
        <draw:polygon draw:style-name="gr7" draw:text-style-name="P2" draw:layer="layout" svg:width="0cm" svg:height="0cm" svg:x="24.842cm" svg:y="4.035cm" svg:viewBox="0 0 0 0" draw:points="0,0">
          <text:p/>
        </draw:polygon>
        <draw:path draw:style-name="gr1" draw:text-style-name="P1" draw:layer="layout" svg:width="0.052cm" svg:height="0.067cm" svg:x="22.874cm" svg:y="4.301cm" svg:viewBox="0 0 53 68" svg:d="M3 2c7-7 25 4 40 23 11 17 14 35 3 42-7 3-18 0-29-14-10-11-17-25-17-40 0-4 0-7 3-11z">
          <text:p/>
        </draw:path>
        <draw:polygon draw:style-name="gr7" draw:text-style-name="P2" draw:layer="layout" svg:width="0cm" svg:height="0cm" svg:x="24.842cm" svg:y="4.035cm" svg:viewBox="0 0 0 0" draw:points="0,0">
          <text:p/>
        </draw:polygon>
        <draw:path draw:style-name="gr1" draw:text-style-name="P1" draw:layer="layout" svg:width="0.054cm" svg:height="0.065cm" svg:x="23.226cm" svg:y="4.551cm" svg:viewBox="0 0 55 66" svg:d="M4 3c12-7 29 0 40 18 10 18 14 36 7 43s-18 0-32-11c-12-10-19-29-19-40 0-7 0-10 4-10z">
          <text:p/>
        </draw:path>
        <draw:polygon draw:style-name="gr7" draw:text-style-name="P2" draw:layer="layout" svg:width="0cm" svg:height="0cm" svg:x="24.842cm" svg:y="4.035cm" svg:viewBox="0 0 0 0" draw:points="0,0">
          <text:p/>
        </draw:polygon>
        <draw:path draw:style-name="gr1" draw:text-style-name="P1" draw:layer="layout" svg:width="0.052cm" svg:height="0.066cm" svg:x="22.874cm" svg:y="4.987cm" svg:viewBox="0 0 53 67" svg:d="M3 1c7-4 25 3 40 21 11 18 14 36 3 43-7 4-18 0-29-10-10-12-17-30-17-40 0-7 0-11 3-14z">
          <text:p/>
        </draw:path>
        <draw:polygon draw:style-name="gr7" draw:text-style-name="P2" draw:layer="layout" svg:width="0cm" svg:height="0cm" svg:x="24.842cm" svg:y="4.035cm" svg:viewBox="0 0 0 0" draw:points="0,0">
          <text:p/>
        </draw:polygon>
        <draw:path draw:style-name="gr1" draw:text-style-name="P1" draw:layer="layout" svg:width="0.054cm" svg:height="0.067cm" svg:x="23.226cm" svg:y="5.236cm" svg:viewBox="0 0 55 68" svg:d="M4 2c12-7 29 4 40 19 10 18 14 39 7 46-7 3-18 0-32-14-12-11-19-25-19-39 0-5 0-8 4-12z">
          <text:p/>
        </draw:path>
        <draw:polygon draw:style-name="gr7" draw:text-style-name="P2" draw:layer="layout" svg:width="0cm" svg:height="0cm" svg:x="24.842cm" svg:y="4.035cm" svg:viewBox="0 0 0 0" draw:points="0,0">
          <text:p/>
        </draw:polygon>
        <draw:path draw:style-name="gr1" draw:text-style-name="P1" draw:layer="layout" svg:width="0.024cm" svg:height="0.124cm" svg:x="25.114cm" svg:y="6.007cm" svg:viewBox="0 0 25 125" svg:d="M18 114c0 4 4 7 7 11v-125c-10 11-17 25-25 46 0 4 0 7 0 14 0 11 4 26 8 33 0 7 7 14 10 21z">
          <text:p/>
        </draw:path>
        <draw:polygon draw:style-name="gr7" draw:text-style-name="P2" draw:layer="layout" svg:width="0cm" svg:height="0cm" svg:x="24.842cm" svg:y="4.035cm" svg:viewBox="0 0 0 0" draw:points="0,0">
          <text:p/>
        </draw:polygon>
        <draw:path draw:style-name="gr1" draw:text-style-name="P1" draw:layer="layout" svg:width="0.024cm" svg:height="0.123cm" svg:x="25.114cm" svg:y="5.475cm" svg:viewBox="0 0 25 124" svg:d="M0 60c0 14 4 24 8 35 7 10 10 21 17 29v-124c-7 7-10 14-17 24-4 11-8 21-8 36z">
          <text:p/>
        </draw:path>
        <draw:polygon draw:style-name="gr7" draw:text-style-name="P2" draw:layer="layout" svg:width="0cm" svg:height="0cm" svg:x="24.842cm" svg:y="4.035cm" svg:viewBox="0 0 0 0" draw:points="0,0">
          <text:p/>
        </draw:polygon>
        <draw:polygon draw:style-name="gr1" draw:text-style-name="P1" draw:layer="layout" svg:width="0.039cm" svg:height="0.081cm" svg:x="24.154cm" svg:y="3.305cm" svg:viewBox="0 0 40 82" draw:points="40,0 40,49 0,82 0,32">
          <text:p/>
        </draw:polygon>
        <draw:polygon draw:style-name="gr7" draw:text-style-name="P2" draw:layer="layout" svg:width="0cm" svg:height="0cm" svg:x="24.842cm" svg:y="4.035cm" svg:viewBox="0 0 0 0" draw:points="0,0">
          <text:p/>
        </draw:polygon>
        <draw:path draw:style-name="gr1" draw:text-style-name="P1" draw:layer="layout" svg:width="0.116cm" svg:height="0.085cm" svg:x="23.195cm" svg:y="3.146cm" svg:viewBox="0 0 117 86" svg:d="M117 0c-39 37-79 65-117 86 17-39 64-71 117-86z">
          <text:p/>
        </draw:path>
        <draw:polygon draw:style-name="gr7" draw:text-style-name="P2" draw:layer="layout" svg:width="0cm" svg:height="0cm" svg:x="24.842cm" svg:y="4.035cm" svg:viewBox="0 0 0 0" draw:points="0,0">
          <text:p/>
        </draw:polygon>
        <draw:polygon draw:style-name="gr1" draw:text-style-name="P1" draw:layer="layout" svg:width="0.053cm" svg:height="0.071cm" svg:x="23.96cm" svg:y="4.095cm" svg:viewBox="0 0 54 72" draw:points="0,72 54,36 0,0">
          <text:p/>
        </draw:polygon>
        <draw:polygon draw:style-name="gr7" draw:text-style-name="P2" draw:layer="layout" svg:width="0cm" svg:height="0cm" svg:x="24.842cm" svg:y="4.035cm" svg:viewBox="0 0 0 0" draw:points="0,0">
          <text:p/>
        </draw:polygon>
        <draw:path draw:style-name="gr1" draw:text-style-name="P1" draw:layer="layout" svg:width="0.046cm" svg:height="0.081cm" svg:x="24.355cm" svg:y="4.727cm" svg:viewBox="0 0 47 82" svg:d="M0 0l47 82-47-82c19 7 33 10 47 10v5 67z">
          <text:p/>
        </draw:path>
        <draw:polygon draw:style-name="gr7" draw:text-style-name="P2" draw:layer="layout" svg:width="0cm" svg:height="0cm" svg:x="24.842cm" svg:y="4.035cm" svg:viewBox="0 0 0 0" draw:points="0,0">
          <text:p/>
        </draw:polygon>
        <draw:path draw:style-name="gr1" draw:text-style-name="P1" draw:layer="layout" svg:width="0.053cm" svg:height="0.082cm" svg:x="25.84cm" svg:y="4.751cm" svg:viewBox="0 0 54 83" svg:d="M54 43v-43c-21 25-39 53-54 83z">
          <text:p/>
        </draw:path>
        <draw:polygon draw:style-name="gr7" draw:text-style-name="P2" draw:layer="layout" svg:width="0cm" svg:height="0cm" svg:x="24.842cm" svg:y="4.035cm" svg:viewBox="0 0 0 0" draw:points="0,0">
          <text:p/>
        </draw:polygon>
        <draw:polygon draw:style-name="gr1" draw:text-style-name="P1" draw:layer="layout" svg:width="0.046cm" svg:height="0.06cm" svg:x="24.041cm" svg:y="3.361cm" svg:viewBox="0 0 47 61" draw:points="47,61 47,22 47,0 15,22 0,29">
          <text:p/>
        </draw:polygon>
        <draw:polygon draw:style-name="gr7" draw:text-style-name="P2" draw:layer="layout" svg:width="0cm" svg:height="0cm" svg:x="24.842cm" svg:y="4.035cm" svg:viewBox="0 0 0 0" draw:points="0,0">
          <text:p/>
        </draw:polygon>
        <draw:path draw:style-name="gr1" draw:text-style-name="P1" draw:layer="layout" svg:width="0.124cm" svg:height="0.092cm" svg:x="25.163cm" svg:y="5.143cm" svg:viewBox="0 0 125 93" svg:d="M125 4c-12-4-19-4-26-4-32 28-67 60-99 93z">
          <text:p/>
        </draw:path>
        <draw:polygon draw:style-name="gr7" draw:text-style-name="P2" draw:layer="layout" svg:width="0cm" svg:height="0cm" svg:x="24.842cm" svg:y="4.035cm" svg:viewBox="0 0 0 0" draw:points="0,0">
          <text:p/>
        </draw:polygon>
        <draw:path draw:style-name="gr1" draw:text-style-name="P1" draw:layer="layout" svg:width="0.124cm" svg:height="0.092cm" svg:x="25.163cm" svg:y="4.61cm" svg:viewBox="0 0 125 93" svg:d="M125 4c-12-4-19-4-26-4-32 32-67 60-99 93z">
          <text:p/>
        </draw:path>
        <draw:polygon draw:style-name="gr7" draw:text-style-name="P2" draw:layer="layout" svg:width="0cm" svg:height="0cm" svg:x="24.842cm" svg:y="4.035cm" svg:viewBox="0 0 0 0" draw:points="0,0">
          <text:p/>
        </draw:polygon>
        <draw:path draw:style-name="gr1" draw:text-style-name="P1" draw:layer="layout" svg:width="0.025cm" svg:height="0.092cm" svg:x="24.119cm" svg:y="2.007cm" svg:viewBox="0 0 26 93" svg:d="M26 93v-93c-4 17-15 39-26 57z">
          <text:p/>
        </draw:path>
        <draw:polygon draw:style-name="gr7" draw:text-style-name="P2" draw:layer="layout" svg:width="0cm" svg:height="0cm" svg:x="24.842cm" svg:y="4.035cm" svg:viewBox="0 0 0 0" draw:points="0,0">
          <text:p/>
        </draw:polygon>
        <draw:polygon draw:style-name="gr1" draw:text-style-name="P1" draw:layer="layout" svg:width="0.292cm" svg:height="0.208cm" svg:x="24.278cm" svg:y="3.245cm" svg:viewBox="0 0 293 209" draw:points="293,209 290,206 0,0">
          <text:p/>
        </draw:polygon>
        <draw:polygon draw:style-name="gr7" draw:text-style-name="P2" draw:layer="layout" svg:width="0cm" svg:height="0cm" svg:x="24.842cm" svg:y="4.035cm" svg:viewBox="0 0 0 0" draw:points="0,0">
          <text:p/>
        </draw:polygon>
        <draw:path draw:style-name="gr1" draw:text-style-name="P1" draw:layer="layout" svg:width="0.036cm" svg:height="0.039cm" svg:x="27.29cm" svg:y="5.037cm" svg:viewBox="0 0 37 40" svg:d="M37 11l-4-4c-11-3-22-3-33-7v40z">
          <text:p/>
        </draw:path>
        <draw:polygon draw:style-name="gr7" draw:text-style-name="P2" draw:layer="layout" svg:width="0cm" svg:height="0cm" svg:x="24.842cm" svg:y="4.035cm" svg:viewBox="0 0 0 0" draw:points="0,0">
          <text:p/>
        </draw:polygon>
        <draw:polygon draw:style-name="gr1" draw:text-style-name="P1" draw:layer="layout" svg:width="0.039cm" svg:height="0.049cm" svg:x="24.115cm" svg:y="3.383cm" svg:viewBox="0 0 40 50" draw:points="40,21 40,0 11,21 0,50">
          <text:p/>
        </draw:polygon>
        <draw:polygon draw:style-name="gr7" draw:text-style-name="P2" draw:layer="layout" svg:width="0cm" svg:height="0cm" svg:x="24.842cm" svg:y="4.035cm" svg:viewBox="0 0 0 0" draw:points="0,0">
          <text:p/>
        </draw:polygon>
        <draw:polygon draw:style-name="gr1" draw:text-style-name="P1" draw:layer="layout" svg:width="0.018cm" svg:height="0.049cm" svg:x="24.246cm" svg:y="4.554cm" svg:viewBox="0 0 19 50" draw:points="0,50 0,14 19,0 19,36">
          <text:p/>
        </draw:polygon>
        <draw:polygon draw:style-name="gr7" draw:text-style-name="P2" draw:layer="layout" svg:width="0cm" svg:height="0cm" svg:x="24.842cm" svg:y="4.035cm" svg:viewBox="0 0 0 0" draw:points="0,0">
          <text:p/>
        </draw:polygon>
        <draw:polygon draw:style-name="gr1" draw:text-style-name="P1" draw:layer="layout" svg:width="0.018cm" svg:height="0.049cm" svg:x="24.246cm" svg:y="3.697cm" svg:viewBox="0 0 19 50" draw:points="19,36 19,0 0,11 0,50">
          <text:p/>
        </draw:polygon>
        <draw:polygon draw:style-name="gr7" draw:text-style-name="P2" draw:layer="layout" svg:width="0cm" svg:height="0cm" svg:x="24.842cm" svg:y="4.035cm" svg:viewBox="0 0 0 0" draw:points="0,0">
          <text:p/>
        </draw:polygon>
        <draw:polygon draw:style-name="gr1" draw:text-style-name="P1" draw:layer="layout" svg:width="0.018cm" svg:height="0.049cm" svg:x="24.228cm" svg:y="3.757cm" svg:viewBox="0 0 19 50" draw:points="19,0 19,35 0,50 0,14">
          <text:p/>
        </draw:polygon>
        <draw:polygon draw:style-name="gr7" draw:text-style-name="P2" draw:layer="layout" svg:width="0cm" svg:height="0cm" svg:x="24.842cm" svg:y="4.035cm" svg:viewBox="0 0 0 0" draw:points="0,0">
          <text:p/>
        </draw:polygon>
        <draw:polygon draw:style-name="gr1" draw:text-style-name="P1" draw:layer="layout" svg:width="0.018cm" svg:height="0.049cm" svg:x="24.246cm" svg:y="3.838cm" svg:viewBox="0 0 19 50" draw:points="19,0 19,36 0,50 0,15">
          <text:p/>
        </draw:polygon>
        <draw:polygon draw:style-name="gr7" draw:text-style-name="P2" draw:layer="layout" svg:width="0cm" svg:height="0cm" svg:x="24.842cm" svg:y="4.035cm" svg:viewBox="0 0 0 0" draw:points="0,0">
          <text:p/>
        </draw:polygon>
        <draw:polygon draw:style-name="gr1" draw:text-style-name="P1" draw:layer="layout" svg:width="0.018cm" svg:height="0.049cm" svg:x="24.228cm" svg:y="4.473cm" svg:viewBox="0 0 19 50" draw:points="19,0 19,36 0,50 0,10">
          <text:p/>
        </draw:polygon>
        <draw:polygon draw:style-name="gr7" draw:text-style-name="P2" draw:layer="layout" svg:width="0cm" svg:height="0cm" svg:x="24.842cm" svg:y="4.035cm" svg:viewBox="0 0 0 0" draw:points="0,0">
          <text:p/>
        </draw:polygon>
        <draw:polygon draw:style-name="gr1" draw:text-style-name="P1" draw:layer="layout" svg:width="0.018cm" svg:height="0.049cm" svg:x="24.246cm" svg:y="4.413cm" svg:viewBox="0 0 19 50" draw:points="19,0 19,36 0,50 0,10">
          <text:p/>
        </draw:polygon>
        <draw:polygon draw:style-name="gr7" draw:text-style-name="P2" draw:layer="layout" svg:width="0cm" svg:height="0cm" svg:x="24.842cm" svg:y="4.035cm" svg:viewBox="0 0 0 0" draw:points="0,0">
          <text:p/>
        </draw:polygon>
        <draw:polygon draw:style-name="gr1" draw:text-style-name="P1" draw:layer="layout" svg:width="0.017cm" svg:height="0.049cm" svg:x="24.218cm" svg:y="4.607cm" svg:viewBox="0 0 18 50" draw:points="18,0 18,21 18,36 0,50 0,10">
          <text:p/>
        </draw:polygon>
        <draw:polygon draw:style-name="gr7" draw:text-style-name="P2" draw:layer="layout" svg:width="0cm" svg:height="0cm" svg:x="24.842cm" svg:y="4.035cm" svg:viewBox="0 0 0 0" draw:points="0,0">
          <text:p/>
        </draw:polygon>
        <draw:polygon draw:style-name="gr1" draw:text-style-name="P1" draw:layer="layout" svg:width="0.017cm" svg:height="0.05cm" svg:x="24.218cm" svg:y="4.677cm" svg:viewBox="0 0 18 51" draw:points="18,0 18,37 0,51 0,12">
          <text:p/>
        </draw:polygon>
        <draw:polygon draw:style-name="gr7" draw:text-style-name="P2" draw:layer="layout" svg:width="0cm" svg:height="0cm" svg:x="24.842cm" svg:y="4.035cm" svg:viewBox="0 0 0 0" draw:points="0,0">
          <text:p/>
        </draw:polygon>
        <draw:polygon draw:style-name="gr1" draw:text-style-name="P1" draw:layer="layout" svg:width="0.028cm" svg:height="0.067cm" svg:x="24.126cm" svg:y="3.337cm" svg:viewBox="0 0 29 68" draw:points="29,50 29,0 0,68">
          <text:p/>
        </draw:polygon>
        <draw:polygon draw:style-name="gr7" draw:text-style-name="P2" draw:layer="layout" svg:width="0cm" svg:height="0cm" svg:x="24.842cm" svg:y="4.035cm" svg:viewBox="0 0 0 0" draw:points="0,0">
          <text:p/>
        </draw:polygon>
        <draw:polygon draw:style-name="gr1" draw:text-style-name="P1" draw:layer="layout" svg:width="0.028cm" svg:height="0.057cm" svg:x="24.154cm" svg:y="3.273cm" svg:viewBox="0 0 29 58" draw:points="4,58 0,19 29,0">
          <text:p/>
        </draw:polygon>
        <draw:polygon draw:style-name="gr7" draw:text-style-name="P2" draw:layer="layout" svg:width="0cm" svg:height="0cm" svg:x="24.842cm" svg:y="4.035cm" svg:viewBox="0 0 0 0" draw:points="0,0">
          <text:p/>
        </draw:polygon>
        <draw:path draw:style-name="gr1" draw:text-style-name="P1" draw:layer="layout" svg:width="0.921cm" svg:height="0.647cm" svg:x="24.718cm" svg:y="3.708cm" svg:viewBox="0 0 922 648" svg:d="M700 601c-209 88-474 49-615-88-137-139-106-326 78-435 183-110 456-102 625 17 149 103 177 269 67 396-7 11-17 22-28 29v32c7-11 14-22 18-36 3-7 7-14 7-21 3 0 3-4 3-4 110-127 82-293-67-396-169-119-442-127-625-17-184 109-215 296-78 435 141 137 406 176 615 88z">
          <text:p/>
        </draw:path>
        <draw:polygon draw:style-name="gr7" draw:text-style-name="P2" draw:layer="layout" svg:width="0cm" svg:height="0cm" svg:x="24.842cm" svg:y="4.035cm" svg:viewBox="0 0 0 0" draw:points="0,0">
          <text:p/>
        </draw:polygon>
        <draw:path draw:style-name="gr1" draw:text-style-name="P1" draw:layer="layout" svg:width="0.046cm" svg:height="0.043cm" svg:x="24.189cm" svg:y="4.564cm" svg:viewBox="0 0 47 44" svg:d="M47 32v12l-36-26c-3-7-7-14-11-18z">
          <text:p/>
        </draw:path>
        <draw:polygon draw:style-name="gr7" draw:text-style-name="P2" draw:layer="layout" svg:width="0cm" svg:height="0cm" svg:x="24.842cm" svg:y="4.035cm" svg:viewBox="0 0 0 0" draw:points="0,0">
          <text:p/>
        </draw:polygon>
        <draw:polygon draw:style-name="gr1" draw:text-style-name="P1" draw:layer="layout" svg:width="0.036cm" svg:height="0.032cm" svg:x="24.094cm" svg:y="3.404cm" svg:viewBox="0 0 37 33" draw:points="37,0 22,29 15,33 0,21">
          <text:p/>
        </draw:polygon>
        <draw:polygon draw:style-name="gr7" draw:text-style-name="P2" draw:layer="layout" svg:width="0cm" svg:height="0cm" svg:x="24.842cm" svg:y="4.035cm" svg:viewBox="0 0 0 0" draw:points="0,0">
          <text:p/>
        </draw:polygon>
        <draw:polygon draw:style-name="gr1" draw:text-style-name="P1" draw:layer="layout" svg:width="0.024cm" svg:height="0.032cm" svg:x="24.031cm" svg:y="3.361cm" svg:viewBox="0 0 25 33" draw:points="11,33 0,16 25,0 25,23">
          <text:p/>
        </draw:polygon>
        <draw:polygon draw:style-name="gr7" draw:text-style-name="P2" draw:layer="layout" svg:width="0cm" svg:height="0cm" svg:x="24.842cm" svg:y="4.035cm" svg:viewBox="0 0 0 0" draw:points="0,0">
          <text:p/>
        </draw:polygon>
        <draw:polygon draw:style-name="gr7" draw:text-style-name="P2" draw:layer="layout" svg:width="0cm" svg:height="0cm" svg:x="24.842cm" svg:y="4.035cm" svg:viewBox="0 0 0 0" draw:points="0,0">
          <text:p/>
        </draw:polygon>
        <draw:path draw:style-name="gr1" draw:text-style-name="P1" draw:layer="layout" svg:width="0.007cm" svg:height="0.162cm" svg:x="23.223cm" svg:y="4.621cm" svg:viewBox="0 0 8 163" svg:d="M3 163v-163l5 3c-5-3-5-3-8-3l3 163v-163z">
          <text:p/>
        </draw:path>
        <draw:polygon draw:style-name="gr7" draw:text-style-name="P2" draw:layer="layout" svg:width="0cm" svg:height="0cm" svg:x="24.842cm" svg:y="4.035cm" svg:viewBox="0 0 0 0" draw:points="0,0">
          <text:p/>
        </draw:polygon>
        <draw:polygon draw:style-name="gr1" draw:text-style-name="P1" draw:layer="layout" svg:width="0.07cm" svg:height="0.05cm" svg:x="24.084cm" svg:y="3.333cm" svg:viewBox="0 0 71 51" draw:points="71,0 0,51">
          <text:p/>
        </draw:polygon>
        <draw:polygon draw:style-name="gr7" draw:text-style-name="P2" draw:layer="layout" svg:width="0cm" svg:height="0cm" svg:x="24.842cm" svg:y="4.035cm" svg:viewBox="0 0 0 0" draw:points="0,0">
          <text:p/>
        </draw:polygon>
        <draw:path draw:style-name="gr1" draw:text-style-name="P1" draw:layer="layout" svg:width="0.021cm" svg:height="0.024cm" svg:x="25.819cm" svg:y="4.833cm" svg:viewBox="0 0 22 25" svg:d="M22 0c-3 8-10 18-14 25-3 0-3-7-8-10z">
          <text:p/>
        </draw:path>
        <draw:polygon draw:style-name="gr7" draw:text-style-name="P2" draw:layer="layout" svg:width="0cm" svg:height="0cm" svg:x="24.842cm" svg:y="4.035cm" svg:viewBox="0 0 0 0" draw:points="0,0">
          <text:p/>
        </draw:polygon>
        <draw:path draw:style-name="gr1" draw:text-style-name="P1" draw:layer="layout" svg:width="0.014cm" svg:height="0.021cm" svg:x="24.768cm" svg:y="3.598cm" svg:viewBox="0 0 15 22" svg:d="M15 15l-15 7v-22c4 3 8 8 15 15z">
          <text:p/>
        </draw:path>
        <draw:polygon draw:style-name="gr7" draw:text-style-name="P2" draw:layer="layout" svg:width="0cm" svg:height="0cm" svg:x="24.842cm" svg:y="4.035cm" svg:viewBox="0 0 0 0" draw:points="0,0">
          <text:p/>
        </draw:polygon>
        <draw:polygon draw:style-name="gr7" draw:text-style-name="P2" draw:layer="layout" svg:width="0cm" svg:height="0cm" svg:x="24.842cm" svg:y="4.035cm" svg:viewBox="0 0 0 0" draw:points="0,0">
          <text:p/>
        </draw:polygon>
        <draw:path draw:style-name="gr1" draw:text-style-name="P1" draw:layer="layout" svg:width="0.057cm" svg:height="0.015cm" svg:x="24.401cm" svg:y="4.727cm" svg:viewBox="0 0 58 16" svg:d="M58 0c-19 15-37 18-58 15 21 0 39-4 58-15z">
          <text:p/>
        </draw:path>
        <draw:polygon draw:style-name="gr7" draw:text-style-name="P2" draw:layer="layout" svg:width="0cm" svg:height="0cm" svg:x="24.842cm" svg:y="4.035cm" svg:viewBox="0 0 0 0" draw:points="0,0">
          <text:p/>
        </draw:polygon>
        <draw:path draw:style-name="gr1" draw:text-style-name="P1" draw:layer="layout" svg:width="0.12cm" svg:height="0.007cm" svg:x="26.532cm" svg:y="3.705cm" svg:viewBox="0 0 121 8" svg:d="M117 3c-38-4-75-4-114 0 0 0-3 0-3 5 39-9 82-9 121 0 0-5-4-5-4-5z">
          <text:p/>
        </draw:path>
        <draw:polygon draw:style-name="gr7" draw:text-style-name="P2" draw:layer="layout" svg:width="0cm" svg:height="0cm" svg:x="24.842cm" svg:y="4.035cm" svg:viewBox="0 0 0 0" draw:points="0,0">
          <text:p/>
        </draw:polygon>
        <draw:path draw:style-name="gr1" draw:text-style-name="P1" draw:layer="layout" svg:width="0.116cm" svg:height="0.006cm" svg:x="25.121cm" svg:y="3.829cm" svg:viewBox="0 0 117 7" svg:d="M114 7c-37-9-75-9-111 0h-3c39-9 77-9 117 0-3 0-3 0-3 0z">
          <text:p/>
        </draw:path>
        <draw:polygon draw:style-name="gr7" draw:text-style-name="P2" draw:layer="layout" svg:width="0cm" svg:height="0cm" svg:x="24.842cm" svg:y="4.035cm" svg:viewBox="0 0 0 0" draw:points="0,0">
          <text:p/>
        </draw:polygon>
        <draw:path draw:style-name="gr1" draw:text-style-name="P1" draw:layer="layout" svg:width="0.304cm" svg:height="0.458cm" svg:x="23.392cm" svg:y="3.93cm" svg:viewBox="0 0 305 459" svg:d="M0 169c0-14 4-28 7-39l298 250c0 86-67 104-152 47-86-61-153-177-153-258l298 162c3 18 7 32 7 49l-277-370c43-28 125 7 192 88 67 78 99 177 78 233 21-56-11-155-78-233-67-81-149-116-192-88v92c36-25 93-7 150 42 56 46 102 120 120 187-18-67-64-141-120-187-57-49-114-67-150-42l270 229c3 18 7 32 7 49 0 86-67 104-152 47-86-61-153-177-153-258 0-14 4-28 7-39 4-14 11-21 21-28-10 7-17 14-21 28-3-18-7-35-7-49 0 14 4 31 7 49z">
          <text:p/>
        </draw:path>
        <draw:polygon draw:style-name="gr7" draw:text-style-name="P2" draw:layer="layout" svg:width="0cm" svg:height="0cm" svg:x="24.842cm" svg:y="4.035cm" svg:viewBox="0 0 0 0" draw:points="0,0">
          <text:p/>
        </draw:polygon>
        <draw:path draw:style-name="gr1" draw:text-style-name="P1" draw:layer="layout" svg:width="0.304cm" svg:height="0.331cm" svg:x="23.392cm" svg:y="3.93cm" svg:viewBox="0 0 305 332" svg:d="M7 130c-3-18-7-35-7-49 0-32 11-57 29-71 43-28 124 7 191 88 67 78 100 181 78 234 22-53-11-156-78-234-67-81-148-116-191-88-18 14-29 39-29 71 0 14 4 31 7 49z">
          <text:p/>
        </draw:path>
        <draw:polygon draw:style-name="gr7" draw:text-style-name="P2" draw:layer="layout" svg:width="0cm" svg:height="0cm" svg:x="24.842cm" svg:y="4.035cm" svg:viewBox="0 0 0 0" draw:points="0,0">
          <text:p/>
        </draw:polygon>
        <draw:path draw:style-name="gr1" draw:text-style-name="P1" draw:layer="layout" svg:width="0.29cm" svg:height="0.242cm" svg:x="23.399cm" svg:y="4.019cm" svg:viewBox="0 0 291 243" svg:d="M291 243c-18-68-64-142-120-191-58-50-114-64-150-43-10 7-17 18-21 28 4-10 11-21 21-28 36-21 92-7 150 43 56 49 102 123 120 191z">
          <text:p/>
        </draw:path>
        <draw:polygon draw:style-name="gr7" draw:text-style-name="P2" draw:layer="layout" svg:width="0cm" svg:height="0cm" svg:x="24.842cm" svg:y="4.035cm" svg:viewBox="0 0 0 0" draw:points="0,0">
          <text:p/>
        </draw:polygon>
        <draw:path draw:style-name="gr1" draw:text-style-name="P1" draw:layer="layout" svg:width="0.032cm" svg:height="0.071cm" svg:x="23.392cm" svg:y="3.94cm" svg:viewBox="0 0 33 72" svg:d="M0 72c0-32 11-58 33-72-22 14-33 40-33 72z">
          <text:p/>
        </draw:path>
        <draw:polygon draw:style-name="gr7" draw:text-style-name="P2" draw:layer="layout" svg:width="0cm" svg:height="0cm" svg:x="24.842cm" svg:y="4.035cm" svg:viewBox="0 0 0 0" draw:points="0,0">
          <text:p/>
        </draw:polygon>
        <draw:path draw:style-name="gr8" draw:text-style-name="P2" draw:layer="layout" svg:width="0.677cm" svg:height="0.242cm" svg:x="26.197cm" svg:y="3.78cm" svg:viewBox="0 0 678 243" svg:d="M678 83c-106-77-265-102-410-67-141 32-244 120-268 227">
          <text:p/>
        </draw:path>
        <draw:path draw:style-name="gr8" draw:text-style-name="P2" draw:layer="layout" svg:width="0.113cm" svg:height="0.162cm" svg:x="26.874cm" svg:y="3.859cm" svg:viewBox="0 0 114 163" svg:d="M114 163c-14-64-54-117-114-163">
          <text:p/>
        </draw:path>
        <draw:path draw:style-name="gr8" draw:text-style-name="P2" draw:layer="layout" svg:width="0.685cm" svg:height="0.142cm" svg:x="26.221cm" svg:y="3.745cm" svg:viewBox="0 0 686 143" svg:d="M686 93c-92-67-226-99-360-92-130 11-251 60-326 142">
          <text:p/>
        </draw:path>
        <draw:path draw:style-name="gr8" draw:text-style-name="P2" draw:layer="layout" svg:width="0.06cm" svg:height="0.049cm" svg:x="26.906cm" svg:y="3.838cm" svg:viewBox="0 0 61 50" svg:d="M61 50c-18-18-40-35-61-50">
          <text:p/>
        </draw:path>
        <draw:path draw:style-name="gr8" draw:text-style-name="P2" draw:layer="layout" svg:width="0.12cm" svg:height="0.005cm" svg:x="26.532cm" svg:y="3.705cm" svg:viewBox="0 0 121 6" svg:d="M121 6c-39-8-82-8-121 0">
          <text:p/>
        </draw:path>
        <draw:path draw:style-name="gr8" draw:text-style-name="P2" draw:layer="layout" svg:width="0.032cm" svg:height="0.007cm" svg:x="27.29cm" svg:y="5.037cm" svg:viewBox="0 0 33 8" svg:d="M0 0c12 4 23 4 33 8">
          <text:p/>
        </draw:path>
        <draw:path draw:style-name="gr8" draw:text-style-name="P2" draw:layer="layout" svg:width="0.151cm" svg:height="0.005cm" svg:x="27.393cm" svg:y="5.849cm" svg:viewBox="0 0 152 6" svg:d="M0 0c50 8 103 8 152 0">
          <text:p/>
        </draw:path>
        <draw:path draw:style-name="gr8" draw:text-style-name="P2" draw:layer="layout" svg:width="0.226cm" svg:height="0.081cm" svg:x="26.648cm" svg:y="3.707cm" svg:viewBox="0 0 227 82" svg:d="M227 82c-60-43-141-71-227-82">
          <text:p/>
        </draw:path>
        <draw:path draw:style-name="gr8" draw:text-style-name="P2" draw:layer="layout" svg:width="0.113cm" svg:height="0.005cm" svg:x="26.535cm" svg:y="3.705cm" svg:viewBox="0 0 114 6" svg:d="M114 6c-35-8-75-8-114 0">
          <text:p/>
        </draw:path>
        <draw:path draw:style-name="gr8" draw:text-style-name="P2" draw:layer="layout" svg:width="0.342cm" svg:height="0.275cm" svg:x="26.193cm" svg:y="3.707cm" svg:viewBox="0 0 343 276" svg:d="M343 0c-195 22-339 139-343 276">
          <text:p/>
        </draw:path>
        <draw:path draw:style-name="gr8" draw:text-style-name="P2" draw:layer="layout" svg:width="0.117cm" svg:height="0.194cm" svg:x="26.874cm" svg:y="3.788cm" svg:viewBox="0 0 118 195" svg:d="M118 195c-4-75-44-142-118-195">
          <text:p/>
        </draw:path>
        <draw:line draw:style-name="gr8" draw:text-style-name="P2" draw:layer="layout" svg:x1="27.328cm" svg:y1="5.05cm" svg:x2="27.322cm" svg:y2="5.044cm">
          <text:p/>
        </draw:line>
        <draw:path draw:style-name="gr8" draw:text-style-name="P2" draw:layer="layout" svg:width="0.017cm" svg:height="0.074cm" svg:x="25.876cm" svg:y="4cm" svg:viewBox="0 0 18 75" svg:d="M0 0c3 25 11 50 18 75">
          <text:p/>
        </draw:path>
        <draw:path draw:style-name="gr8" draw:text-style-name="P2" draw:layer="layout" svg:width="0.028cm" svg:height="0.053cm" svg:x="27.809cm" svg:y="6.72cm" svg:viewBox="0 0 29 54" svg:d="M29 0c0 22-10 40-29 54">
          <text:p/>
        </draw:path>
        <draw:line draw:style-name="gr8" draw:text-style-name="P2" draw:layer="layout" svg:x1="27.81cm" svg:y1="6.773cm" svg:x2="26.624cm" svg:y2="7.606cm">
          <text:p/>
        </draw:line>
        <draw:path draw:style-name="gr8" draw:text-style-name="P2" draw:layer="layout" svg:width="0.141cm" svg:height="0.022cm" svg:x="26.483cm" svg:y="7.605cm" svg:viewBox="0 0 142 23" svg:d="M142 0c-39 31-104 31-142 0">
          <text:p/>
        </draw:path>
        <draw:line draw:style-name="gr8" draw:text-style-name="P2" draw:layer="layout" svg:x1="26.484cm" svg:y1="7.606cm" svg:x2="26.299cm" svg:y2="7.475cm">
          <text:p/>
        </draw:line>
        <draw:path draw:style-name="gr8" draw:text-style-name="P2" draw:layer="layout" svg:width="0.028cm" svg:height="0.053cm" svg:x="26.271cm" svg:y="7.425cm" svg:viewBox="0 0 29 54" svg:d="M29 54c-18-18-29-36-29-54">
          <text:p/>
        </draw:path>
        <draw:path draw:style-name="gr8" draw:text-style-name="P2" draw:layer="layout" svg:width="0.06cm" svg:height="0.137cm" svg:x="26.211cm" svg:y="7.161cm" svg:viewBox="0 0 61 138" svg:d="M61 138c-7-45-28-95-61-138">
          <text:p/>
        </draw:path>
        <draw:path draw:style-name="gr8" draw:text-style-name="P2" draw:layer="layout" svg:width="0.039cm" svg:height="0.163cm" svg:x="24.479cm" svg:y="5.753cm" svg:viewBox="0 0 40 164" svg:d="M0 0c0 57 15 110 40 164">
          <text:p/>
        </draw:path>
        <draw:path draw:style-name="gr8" draw:text-style-name="P2" draw:layer="layout" svg:width="0.318cm" svg:height="0.416cm" svg:x="25.893cm" svg:y="6.748cm" svg:viewBox="0 0 319 417" svg:d="M0 0c0 170 120 326 319 417">
          <text:p/>
        </draw:path>
        <draw:line draw:style-name="gr8" draw:text-style-name="P2" draw:layer="layout" svg:x1="24.518cm" svg:y1="5.912cm" svg:x2="24.952cm" svg:y2="6.224cm">
          <text:p/>
        </draw:line>
        <draw:path draw:style-name="gr8" draw:text-style-name="P2" draw:layer="layout" svg:width="0.208cm" svg:height="0.286cm" svg:x="25.685cm" svg:y="6.434cm" svg:viewBox="0 0 209 287" svg:d="M209 287c-31-107-102-206-209-287">
          <text:p/>
        </draw:path>
        <draw:path draw:style-name="gr8" draw:text-style-name="P2" draw:layer="layout" svg:width="0.187cm" svg:height="0.028cm" svg:x="24.951cm" svg:y="6.219cm" svg:viewBox="0 0 188 29" svg:d="M0 0c60 15 125 26 188 29">
          <text:p/>
        </draw:path>
        <draw:path draw:style-name="gr8" draw:text-style-name="P2" draw:layer="layout" svg:width="0.55cm" svg:height="0.191cm" svg:x="25.135cm" svg:y="6.247cm" svg:viewBox="0 0 551 192" svg:d="M551 192c-142-114-339-181-551-192">
          <text:p/>
        </draw:path>
        <draw:path draw:style-name="gr8" draw:text-style-name="P2" draw:layer="layout" svg:width="1.133cm" svg:height="0.564cm" svg:x="26.26cm" svg:y="5.274cm" svg:viewBox="0 0 1134 565" svg:d="M0 516c251 77 541 63 767-43 229-102 367-282 367-473">
          <text:p/>
        </draw:path>
        <draw:path draw:style-name="gr8" draw:text-style-name="P2" draw:layer="layout" svg:width="0.067cm" svg:height="0.226cm" svg:x="27.326cm" svg:y="5.048cm" svg:viewBox="0 0 68 227" svg:d="M68 227c0-78-21-156-68-227">
          <text:p/>
        </draw:path>
        <draw:path draw:style-name="gr8" draw:text-style-name="P2" draw:layer="layout" svg:width="1.133cm" svg:height="0.565cm" svg:x="26.26cm" svg:y="6.074cm" svg:viewBox="0 0 1134 566" svg:d="M0 516c251 78 541 64 767-42 229-103 367-283 367-474">
          <text:p/>
        </draw:path>
        <draw:line draw:style-name="gr8" draw:text-style-name="P2" draw:layer="layout" svg:x1="26.26cm" svg:y1="6.586cm" svg:x2="26.26cm" svg:y2="5.785cm">
          <text:p/>
        </draw:line>
        <draw:path draw:style-name="gr8" draw:text-style-name="P2" draw:layer="layout" svg:width="0.007cm" svg:height="0.06cm" svg:x="26.271cm" svg:y="6.685cm" svg:viewBox="0 0 8 61" svg:d="M0 61c8-22 8-39 8-61">
          <text:p/>
        </draw:path>
        <draw:path draw:style-name="gr8" draw:text-style-name="P2" draw:layer="layout" svg:width="0.018cm" svg:height="0.099cm" svg:x="26.26cm" svg:y="6.586cm" svg:viewBox="0 0 19 100" svg:d="M19 100c0-32-8-64-19-100">
          <text:p/>
        </draw:path>
        <draw:path draw:style-name="gr8" draw:text-style-name="P2" draw:layer="layout" svg:width="0.028cm" svg:height="0.049cm" svg:x="26.271cm" svg:y="6.752cm" svg:viewBox="0 0 29 50" svg:d="M29 50c-18-11-29-33-29-50">
          <text:p/>
        </draw:path>
        <draw:path draw:style-name="gr8" draw:text-style-name="P2" draw:layer="layout" svg:width="0cm" svg:height="0.01cm" svg:x="26.271cm" svg:y="6.741cm" svg:viewBox="0 0 0 11" svg:d="M0 11c0-4 0-7 0-11">
          <text:p/>
        </draw:path>
        <draw:line draw:style-name="gr8" draw:text-style-name="P2" draw:layer="layout" svg:x1="26.299cm" svg:y1="6.801cm" svg:x2="26.484cm" svg:y2="6.933cm">
          <text:p/>
        </draw:line>
        <draw:path draw:style-name="gr8" draw:text-style-name="P2" draw:layer="layout" svg:width="0.141cm" svg:height="0.021cm" svg:x="26.483cm" svg:y="6.928cm" svg:viewBox="0 0 142 22" svg:d="M142 0c-39 29-104 29-142 0">
          <text:p/>
        </draw:path>
        <draw:path draw:style-name="gr8" draw:text-style-name="P2" draw:layer="layout" svg:width="0.085cm" svg:height="0.022cm" svg:x="27.541cm" svg:y="5.848cm" svg:viewBox="0 0 86 23" svg:d="M0 1c32-5 64 7 86 22">
          <text:p/>
        </draw:path>
        <draw:line draw:style-name="gr8" draw:text-style-name="P2" draw:layer="layout" svg:x1="26.624cm" svg:y1="6.933cm" svg:x2="27.81cm" svg:y2="6.096cm">
          <text:p/>
        </draw:line>
        <draw:line draw:style-name="gr8" draw:text-style-name="P2" draw:layer="layout" svg:x1="27.81cm" svg:y1="5.998cm" svg:x2="27.626cm" svg:y2="5.87cm">
          <text:p/>
        </draw:line>
        <draw:path draw:style-name="gr8" draw:text-style-name="P2" draw:layer="layout" svg:width="0.028cm" svg:height="0.049cm" svg:x="27.809cm" svg:y="5.997cm" svg:viewBox="0 0 29 50" svg:d="M0 0c19 15 29 32 29 50">
          <text:p/>
        </draw:path>
        <draw:path draw:style-name="gr8" draw:text-style-name="P2" draw:layer="layout" svg:width="0.028cm" svg:height="0.053cm" svg:x="27.809cm" svg:y="6.046cm" svg:viewBox="0 0 29 54" svg:d="M29 0c0 22-10 40-29 54">
          <text:p/>
        </draw:path>
        <draw:line draw:style-name="gr8" draw:text-style-name="P2" draw:layer="layout" svg:x1="27.327cm" svg:y1="5.048cm" svg:x2="27.29cm" svg:y2="5.077cm">
          <text:p/>
        </draw:line>
        <draw:path draw:style-name="gr8" draw:text-style-name="P2" draw:layer="layout" svg:width="0.681cm" svg:height="0.281cm" svg:x="26.193cm" svg:y="3.699cm" svg:viewBox="0 0 682 282" svg:d="M682 84c-114-82-287-107-435-61-148 43-247 146-247 259">
          <text:p/>
        </draw:path>
        <draw:path draw:style-name="gr8" draw:text-style-name="P2" draw:layer="layout" svg:width="0.798cm" svg:height="0.279cm" svg:x="26.193cm" svg:y="3.979cm" svg:viewBox="0 0 799 280" svg:d="M0 0c0 156 180 280 399 280 223 0 400-124 400-280">
          <text:p/>
        </draw:path>
        <draw:path draw:style-name="gr8" draw:text-style-name="P2" draw:layer="layout" svg:width="0.117cm" svg:height="0.198cm" svg:x="26.874cm" svg:y="3.781cm" svg:viewBox="0 0 118 199" svg:d="M118 199c0-74-44-146-118-199">
          <text:p/>
        </draw:path>
        <draw:path draw:style-name="gr8" draw:text-style-name="P2" draw:layer="layout" svg:width="1.083cm" svg:height="0.465cm" svg:x="24.793cm" svg:y="3.54cm" svg:viewBox="0 0 1084 466" svg:d="M1084 466c-14-178-159-337-385-414-223-78-491-67-699 28">
          <text:p/>
        </draw:path>
        <draw:line draw:style-name="gr8" draw:text-style-name="P2" draw:layer="layout" svg:x1="25.894cm" svg:y1="4.564cm" svg:x2="25.685cm" svg:y2="4.714cm">
          <text:p/>
        </draw:line>
        <draw:line draw:style-name="gr8" draw:text-style-name="P2" draw:layer="layout" svg:x1="24.782cm" svg:y1="3.608cm" svg:x2="24.797cm" svg:y2="3.62cm">
          <text:p/>
        </draw:line>
        <draw:path draw:style-name="gr8" draw:text-style-name="P2" draw:layer="layout" svg:width="0.55cm" svg:height="0.191cm" svg:x="25.135cm" svg:y="4.522cm" svg:viewBox="0 0 551 192" svg:d="M551 192c-142-111-339-178-551-192">
          <text:p/>
        </draw:path>
        <draw:line draw:style-name="gr8" draw:text-style-name="P2" draw:layer="layout" svg:x1="24.783cm" svg:y1="3.608cm" svg:x2="24.768cm" svg:y2="3.62cm">
          <text:p/>
        </draw:line>
        <draw:path draw:style-name="gr8" draw:text-style-name="P2" draw:layer="layout" svg:width="0.187cm" svg:height="0.028cm" svg:x="24.951cm" svg:y="4.494cm" svg:viewBox="0 0 188 29" svg:d="M0 0c60 18 125 25 188 29">
          <text:p/>
        </draw:path>
        <draw:line draw:style-name="gr8" draw:text-style-name="P2" draw:layer="layout" svg:x1="24.521cm" svg:y1="3.793cm" svg:x2="24.769cm" svg:y2="3.619cm">
          <text:p/>
        </draw:line>
        <draw:path draw:style-name="gr8" draw:text-style-name="P2" draw:layer="layout" svg:width="0.01cm" svg:height="0.088cm" svg:x="24.479cm" svg:y="3.944cm" svg:viewBox="0 0 11 89" svg:d="M11 0c-8 28-11 61-11 89">
          <text:p/>
        </draw:path>
        <draw:path draw:style-name="gr8" draw:text-style-name="P2" draw:layer="layout" svg:width="0.472cm" svg:height="0.469cm" svg:x="24.479cm" svg:y="4.028cm" svg:viewBox="0 0 473 470" svg:d="M0 0c0 212 190 399 473 470">
          <text:p/>
        </draw:path>
        <draw:line draw:style-name="gr8" draw:text-style-name="P2" draw:layer="layout" svg:x1="24.522cm" svg:y1="3.792cm" svg:x2="24.398cm" svg:y2="3.881cm">
          <text:p/>
        </draw:line>
        <draw:line draw:style-name="gr8" draw:text-style-name="P2" draw:layer="layout" svg:x1="24.401cm" svg:y1="3.884cm" svg:x2="24.49cm" svg:y2="3.948cm">
          <text:p/>
        </draw:line>
        <draw:line draw:style-name="gr8" draw:text-style-name="P2" draw:layer="layout" svg:x1="24.398cm" svg:y1="3.88cm" svg:x2="24.402cm" svg:y2="3.886cm">
          <text:p/>
        </draw:line>
        <draw:path draw:style-name="gr8" draw:text-style-name="P2" draw:layer="layout" svg:width="0cm" svg:height="0.003cm" svg:x="24.401cm" svg:y="3.88cm" svg:viewBox="0 0 0 4" svg:d="M0 4c0-4 0-4 0-4">
          <text:p/>
        </draw:path>
        <draw:line draw:style-name="gr8" draw:text-style-name="P2" draw:layer="layout" svg:x1="25.7cm" svg:y1="4.505cm" svg:x2="25.421cm" svg:y2="4.307cm">
          <text:p/>
        </draw:line>
        <draw:path draw:style-name="gr8" draw:text-style-name="P2" draw:layer="layout" svg:width="0.056cm" svg:height="0.021cm" svg:x="25.777cm" svg:y="4.501cm" svg:viewBox="0 0 57 22" svg:d="M57 0c-14 15-31 22-57 22">
          <text:p/>
        </draw:path>
        <draw:path draw:style-name="gr8" draw:text-style-name="P2" draw:layer="layout" svg:width="0.024cm" svg:height="0cm" svg:x="25.752cm" svg:y="4.522cm" svg:viewBox="0 0 25 0" svg:d="M25 0c-7 0-18 0-25 0">
          <text:p/>
        </draw:path>
        <draw:path draw:style-name="gr8" draw:text-style-name="P2" draw:layer="layout" svg:width="0.053cm" svg:height="0.021cm" svg:x="25.699cm" svg:y="4.501cm" svg:viewBox="0 0 54 22" svg:d="M54 22c-21 0-40-7-54-22">
          <text:p/>
        </draw:path>
        <draw:line draw:style-name="gr8" draw:text-style-name="P2" draw:layer="layout" svg:x1="25.421cm" svg:y1="4.307cm" svg:x2="25.417cm" svg:y2="4.307cm">
          <text:p/>
        </draw:line>
        <draw:polyline draw:style-name="gr8" draw:text-style-name="P2" draw:layer="layout" svg:width="0cm" svg:height="0cm" svg:x="25.417cm" svg:y="4.307cm" svg:viewBox="0 0 0 0" draw:points="0,0">
          <text:p/>
        </draw:polyline>
        <draw:line draw:style-name="gr8" draw:text-style-name="P2" draw:layer="layout" svg:x1="25.417cm" svg:y1="4.307cm" svg:x2="25.414cm" svg:y2="4.307cm">
          <text:p/>
        </draw:line>
        <draw:line draw:style-name="gr8" draw:text-style-name="P2" draw:layer="layout" svg:x1="25.852cm" svg:y1="4.49cm" svg:x2="25.833cm" svg:y2="4.505cm">
          <text:p/>
        </draw:line>
        <draw:path draw:style-name="gr8" draw:text-style-name="P2" draw:layer="layout" svg:width="0.787cm" svg:height="0.647cm" svg:x="24.718cm" svg:y="3.708cm" svg:viewBox="0 0 788 648" svg:d="M788 95c-169-119-441-127-624-17-185 109-216 296-78 435 141 137 406 176 611 88">
          <text:p/>
        </draw:path>
        <draw:path draw:style-name="gr8" draw:text-style-name="P2" draw:layer="layout" svg:width="0.03cm" svg:height="0.095cm" svg:x="25.851cm" svg:y="4.395cm" svg:viewBox="0 0 31 96" svg:d="M0 0c41 26 41 72 0 96">
          <text:p/>
        </draw:path>
        <draw:path draw:style-name="gr8" draw:text-style-name="P2" draw:layer="layout" svg:width="0.138cm" svg:height="0.396cm" svg:x="25.502cm" svg:y="3.802cm" svg:viewBox="0 0 139 397" svg:d="M71 397c113-128 82-294-71-397">
          <text:p/>
        </draw:path>
        <draw:line draw:style-name="gr8" draw:text-style-name="P2" draw:layer="layout" svg:x1="25.572cm" svg:y1="4.201cm" svg:x2="25.852cm" svg:y2="4.396cm">
          <text:p/>
        </draw:line>
        <draw:path draw:style-name="gr8" draw:text-style-name="P2" draw:layer="layout" svg:width="0.006cm" svg:height="0.003cm" svg:x="25.57cm" svg:y="4.198cm" svg:viewBox="0 0 7 4" svg:d="M2 0c-3 0-3 4 5 4">
          <text:p/>
        </draw:path>
        <draw:path draw:style-name="gr8" draw:text-style-name="P2" draw:layer="layout" svg:width="0.053cm" svg:height="0.042cm" svg:x="25.685cm" svg:y="4.713cm" svg:viewBox="0 0 54 43" svg:d="M54 43c-14-14-36-28-54-43">
          <text:p/>
        </draw:path>
        <draw:path draw:style-name="gr8" draw:text-style-name="P2" draw:layer="layout" svg:width="0.155cm" svg:height="0.169cm" svg:x="25.738cm" svg:y="4.586cm" svg:viewBox="0 0 156 170" svg:d="M156 0c-63 53-117 110-156 170">
          <text:p/>
        </draw:path>
        <draw:path draw:style-name="gr8" draw:text-style-name="P2" draw:layer="layout" svg:width="0.081cm" svg:height="0.092cm" svg:x="25.738cm" svg:y="4.755cm" svg:viewBox="0 0 82 93" svg:d="M82 93c-25-32-50-64-82-93">
          <text:p/>
        </draw:path>
        <draw:line draw:style-name="gr8" draw:text-style-name="P2" draw:layer="layout" svg:x1="25.841cm" svg:y1="4.833cm" svg:x2="25.819cm" svg:y2="4.848cm">
          <text:p/>
        </draw:line>
        <draw:path draw:style-name="gr8" draw:text-style-name="P2" draw:layer="layout" svg:width="0.053cm" svg:height="0.082cm" svg:x="25.84cm" svg:y="4.751cm" svg:viewBox="0 0 54 83" svg:d="M54 0c-21 25-39 53-54 83">
          <text:p/>
        </draw:path>
        <draw:line draw:style-name="gr8" draw:text-style-name="P2" draw:layer="layout" svg:x1="25.894cm" svg:y1="4.794cm" svg:x2="25.84cm" svg:y2="4.834cm">
          <text:p/>
        </draw:line>
        <draw:path draw:style-name="gr8" draw:text-style-name="P2" draw:layer="layout" svg:width="0.014cm" svg:height="0.024cm" svg:x="25.826cm" svg:y="4.833cm" svg:viewBox="0 0 15 25" svg:d="M15 0c-3 8-11 18-15 25">
          <text:p/>
        </draw:path>
        <draw:path draw:style-name="gr8" draw:text-style-name="P2" draw:layer="layout" svg:width="0.067cm" svg:height="0.138cm" svg:x="25.826cm" svg:y="4.857cm" svg:viewBox="0 0 68 139" svg:d="M68 139c-14-50-35-92-68-139">
          <text:p/>
        </draw:path>
        <draw:path draw:style-name="gr8" draw:text-style-name="P2" draw:layer="layout" svg:width="0.12cm" svg:height="0.169cm" svg:x="25.685cm" svg:y="6.258cm" svg:viewBox="0 0 121 170" svg:d="M121 170c0-14-3-28-7-42 0-7-3-11-3-18-7-21-18-43-25-57-15-14-26-29-40-39-7-7-14-11-21-14-7 0-18 0-25 3">
          <text:p/>
        </draw:path>
        <draw:line draw:style-name="gr8" draw:text-style-name="P2" draw:layer="layout" svg:x1="25.69cm" svg:y1="6.261cm" svg:x2="25.685cm" svg:y2="6.266cm">
          <text:p/>
        </draw:line>
        <draw:path draw:style-name="gr8" draw:text-style-name="P2" draw:layer="layout" svg:width="0.017cm" svg:height="0.095cm" svg:x="25.668cm" svg:y="6.265cm" svg:viewBox="0 0 18 96" svg:d="M18 0c-11 3-18 21-18 42 3 19 10 36 18 54">
          <text:p/>
        </draw:path>
        <draw:path draw:style-name="gr8" draw:text-style-name="P2" draw:layer="layout" svg:width="0.11cm" svg:height="0.105cm" svg:x="25.685cm" svg:y="6.36cm" svg:viewBox="0 0 111 106" svg:d="M0 0c14 28 28 46 39 60 14 14 21 25 28 32 18 11 33 18 44 11">
          <text:p/>
        </draw:path>
        <draw:path draw:style-name="gr8" draw:text-style-name="P2" draw:layer="layout" svg:width="0.01cm" svg:height="0.035cm" svg:x="25.795cm" svg:y="6.427cm" svg:viewBox="0 0 11 36" svg:d="M0 36c3-3 3-3 7-8 0-3 4-10 4-28">
          <text:p/>
        </draw:path>
        <draw:path draw:style-name="gr8" draw:text-style-name="P2" draw:layer="layout" svg:width="0.12cm" svg:height="0.17cm" svg:x="25.685cm" svg:y="5.672cm" svg:viewBox="0 0 121 171" svg:d="M121 171c0-19-3-33-7-44 0-7-3-14-3-21-7-21-18-39-25-53-15-14-26-28-40-39-7-7-14-10-21-14-7 0-18 0-25 4">
          <text:p/>
        </draw:path>
        <draw:line draw:style-name="gr8" draw:text-style-name="P2" draw:layer="layout" svg:x1="25.69cm" svg:y1="5.676cm" svg:x2="25.685cm" svg:y2="5.68cm">
          <text:p/>
        </draw:line>
        <draw:path draw:style-name="gr8" draw:text-style-name="P2" draw:layer="layout" svg:width="0.015cm" svg:height="0.095cm" svg:x="25.67cm" svg:y="5.679cm" svg:viewBox="0 0 16 96" svg:d="M16 0c-10 4-18 21-15 43 0 17 8 36 15 53">
          <text:p/>
        </draw:path>
        <draw:path draw:style-name="gr8" draw:text-style-name="P2" draw:layer="layout" svg:width="0.11cm" svg:height="0.106cm" svg:x="25.685cm" svg:y="5.774cm" svg:viewBox="0 0 111 107" svg:d="M0 0c14 29 28 50 39 65 14 11 21 21 28 28 18 11 33 18 44 11">
          <text:p/>
        </draw:path>
        <draw:path draw:style-name="gr8" draw:text-style-name="P2" draw:layer="layout" svg:width="0.01cm" svg:height="0.035cm" svg:x="25.795cm" svg:y="5.842cm" svg:viewBox="0 0 11 36" svg:d="M0 36c3-4 3-4 7-7 0-4 4-12 4-29">
          <text:p/>
        </draw:path>
        <draw:path draw:style-name="gr8" draw:text-style-name="P2" draw:layer="layout" svg:width="0.12cm" svg:height="0.171cm" svg:x="25.685cm" svg:y="5.032cm" svg:viewBox="0 0 121 172" svg:d="M121 172c0-18-3-33-7-43 0-7-3-14-3-22-7-21-18-38-25-56-12-14-22-28-40-39-7-3-14-7-21-10-11-4-18 0-25 3">
          <text:p/>
        </draw:path>
        <draw:path draw:style-name="gr8" draw:text-style-name="P2" draw:layer="layout" svg:width="0.125cm" svg:height="0.203cm" svg:x="25.67cm" svg:y="5.037cm" svg:viewBox="0 0 126 204" svg:d="M15 0c-10 7-17 21-14 43 0 14 4 24 7 38 7 18 14 32 25 47 10 18 21 32 33 39 14 18 24 25 35 32 11 3 18 7 25 3">
          <text:p/>
        </draw:path>
        <draw:path draw:style-name="gr8" draw:text-style-name="P2" draw:layer="layout" svg:width="0.01cm" svg:height="0.035cm" svg:x="25.795cm" svg:y="5.203cm" svg:viewBox="0 0 11 36" svg:d="M0 36c3-3 3-8 7-8 0-7 4-14 4-28">
          <text:p/>
        </draw:path>
        <draw:path draw:style-name="gr8" draw:text-style-name="P2" draw:layer="layout" svg:width="0.078cm" svg:height="0.059cm" svg:x="27.643cm" svg:y="6.414cm" svg:viewBox="0 0 79 60" svg:d="M79 60c0-50-32-72-79-54">
          <text:p/>
        </draw:path>
        <draw:path draw:style-name="gr8" draw:text-style-name="P2" draw:layer="layout" svg:width="0.155cm" svg:height="0.215cm" svg:x="27.488cm" svg:y="6.42cm" svg:viewBox="0 0 156 216" svg:d="M156 0c-35 11-74 42-106 88-29 43-50 93-50 128">
          <text:p/>
        </draw:path>
        <draw:path draw:style-name="gr8" draw:text-style-name="P2" draw:layer="layout" svg:width="0.233cm" svg:height="0.222cm" svg:x="27.488cm" svg:y="6.473cm" svg:viewBox="0 0 234 223" svg:d="M0 163c0 64 54 78 117 36 64-46 117-135 117-199">
          <text:p/>
        </draw:path>
        <draw:path draw:style-name="gr8" draw:text-style-name="P2" draw:layer="layout" svg:width="0.077cm" svg:height="0.059cm" svg:x="26.864cm" svg:y="6.961cm" svg:viewBox="0 0 78 60" svg:d="M78 60c0-51-33-72-78-54">
          <text:p/>
        </draw:path>
        <draw:path draw:style-name="gr8" draw:text-style-name="P2" draw:layer="layout" svg:width="0.155cm" svg:height="0.215cm" svg:x="26.712cm" svg:y="6.967cm" svg:viewBox="0 0 156 216" svg:d="M156 0c-35 10-78 43-106 89-33 42-50 92-50 127">
          <text:p/>
        </draw:path>
        <draw:path draw:style-name="gr8" draw:text-style-name="P2" draw:layer="layout" svg:width="0.229cm" svg:height="0.223cm" svg:x="26.712cm" svg:y="7.02cm" svg:viewBox="0 0 230 224" svg:d="M0 163c0 64 53 82 116 35 64-46 114-134 114-198">
          <text:p/>
        </draw:path>
        <draw:line draw:style-name="gr8" draw:text-style-name="P2" draw:layer="layout" svg:x1="24.401cm" svg:y1="3.884cm" svg:x2="24.401cm" svg:y2="4.43cm">
          <text:p/>
        </draw:line>
        <draw:path draw:style-name="gr8" draw:text-style-name="P2" draw:layer="layout" svg:width="0.078cm" svg:height="0.152cm" svg:x="24.401cm" svg:y="4.43cm" svg:viewBox="0 0 79 153" svg:d="M0 0c35 51 65 104 79 153">
          <text:p/>
        </draw:path>
        <draw:path draw:style-name="gr8" draw:text-style-name="P2" draw:layer="layout" svg:width="0.025cm" svg:height="0.031cm" svg:x="24.454cm" svg:y="4.699cm" svg:viewBox="0 0 26 32" svg:d="M26 0c-4 14-11 24-26 32">
          <text:p/>
        </draw:path>
        <draw:path draw:style-name="gr8" draw:text-style-name="P2" draw:layer="layout" svg:width="0.057cm" svg:height="0.015cm" svg:x="24.401cm" svg:y="4.727cm" svg:viewBox="0 0 58 16" svg:d="M58 0c-19 15-37 18-58 15">
          <text:p/>
        </draw:path>
        <draw:line draw:style-name="gr8" draw:text-style-name="P2" draw:layer="layout" svg:x1="24.401cm" svg:y1="4.741cm" svg:x2="24.401cm" svg:y2="4.808cm">
          <text:p/>
        </draw:line>
        <draw:line draw:style-name="gr8" draw:text-style-name="P2" draw:layer="layout" svg:x1="24.401cm" svg:y1="4.808cm" svg:x2="24.48cm" svg:y2="4.946cm">
          <text:p/>
        </draw:line>
        <draw:line draw:style-name="gr8" draw:text-style-name="P2" draw:layer="layout" svg:x1="26.211cm" svg:y1="5.686cm" svg:x2="26.211cm" svg:y2="7.161cm">
          <text:p/>
        </draw:line>
        <draw:path draw:style-name="gr8" draw:text-style-name="P2" draw:layer="layout" svg:width="0.053cm" svg:height="0.103cm" svg:x="26.211cm" svg:y="5.686cm" svg:viewBox="0 0 54 104" svg:d="M54 104c-11-37-28-72-54-104">
          <text:p/>
        </draw:path>
        <draw:line draw:style-name="gr8" draw:text-style-name="P2" draw:layer="layout" svg:x1="24.951cm" svg:y1="5.048cm" svg:x2="24.951cm" svg:y2="4.494cm">
          <text:p/>
        </draw:line>
        <draw:polyline draw:style-name="gr8" draw:text-style-name="P2" draw:layer="layout" svg:width="0.462cm" svg:height="0.357cm" svg:x="24.489cm" svg:y="4.691cm" svg:viewBox="0 0 463 358" draw:points="463,358 414,333 368,312 322,287 277,263 238,238 198,210 159,185 127,157 96,132 71,103 46,75 29,50 11,25 0,0">
          <text:p/>
        </draw:polyline>
        <draw:path draw:style-name="gr8" draw:text-style-name="P2" draw:layer="layout" svg:width="0.007cm" svg:height="0.007cm" svg:x="24.486cm" svg:y="4.684cm" svg:viewBox="0 0 8 8" svg:d="M8 8c-5-3-8-3-8-8">
          <text:p/>
        </draw:path>
        <draw:path draw:style-name="gr8" draw:text-style-name="P2" draw:layer="layout" svg:width="0.014cm" svg:height="0.205cm" svg:x="24.479cm" svg:y="4.684cm" svg:viewBox="0 0 15 206" svg:d="M7 0c0 0-4 0-4 11 0 4-3 11-3 25 0 10 0 21 0 28s3 14 3 21c0 33 0 54 4 75 0 18 3 32 8 46">
          <text:p/>
        </draw:path>
        <draw:path draw:style-name="gr8" draw:text-style-name="P2" draw:layer="layout" svg:width="0.014cm" svg:height="0.243cm" svg:x="24.479cm" svg:y="4.889cm" svg:viewBox="0 0 15 244" svg:d="M15 0c-5 0-8 0-8 4-4 3-4 10-4 21 0 7-3 17-3 35s3 36 3 50c0 25 0 43 0 60 4 29 4 53 7 74">
          <text:p/>
        </draw:path>
        <draw:path draw:style-name="gr8" draw:text-style-name="P2" draw:layer="layout" svg:width="0.014cm" svg:height="0.24cm" svg:x="24.479cm" svg:y="5.129cm" svg:viewBox="0 0 15 241" svg:d="M10 0c-3 0-3 0-7 3 0 4-3 12-3 23 0 7 0 17 0 35s0 35 0 49c3 21 3 39 7 57 0 28 3 53 8 74">
          <text:p/>
        </draw:path>
        <draw:path draw:style-name="gr8" draw:text-style-name="P2" draw:layer="layout" svg:width="0.004cm" svg:height="0.005cm" svg:x="24.489cm" svg:y="5.365cm" svg:viewBox="0 0 5 6" svg:d="M5 6c0-6-5-6-5-6">
          <text:p/>
        </draw:path>
        <draw:path draw:style-name="gr8" draw:text-style-name="P2" draw:layer="layout" svg:width="0.014cm" svg:height="0.239cm" svg:x="24.479cm" svg:y="5.363cm" svg:viewBox="0 0 15 240" svg:d="M10 2c0-3-3-3-3 0-4 0-4 4-7 19 0 3 0 14 0 32 0 17 0 35 0 49 3 25 3 42 7 60 0 32 3 56 8 78">
          <text:p/>
        </draw:path>
        <draw:path draw:style-name="gr8" draw:text-style-name="P2" draw:layer="layout" svg:width="0.004cm" svg:height="0.007cm" svg:x="24.489cm" svg:y="5.598cm" svg:viewBox="0 0 5 8" svg:d="M5 8c0-4-5-8-5-8">
          <text:p/>
        </draw:path>
        <draw:path draw:style-name="gr8" draw:text-style-name="P2" draw:layer="layout" svg:width="0.039cm" svg:height="0.32cm" svg:x="24.479cm" svg:y="5.595cm" svg:viewBox="0 0 40 321" svg:d="M10 2c-3-3-3-3-3 0-4 5-4 8-7 22 0 11 0 28 0 46 0 25 3 46 3 64 4 31 4 56 12 81 3 39 14 74 25 106">
          <text:p/>
        </draw:path>
        <draw:path draw:style-name="gr8" draw:text-style-name="P2" draw:layer="layout" svg:width="0.318cm" svg:height="0.416cm" svg:x="25.893cm" svg:y="5.023cm" svg:viewBox="0 0 319 417" svg:d="M0 0c0 169 120 326 319 417">
          <text:p/>
        </draw:path>
        <draw:line draw:style-name="gr8" draw:text-style-name="P2" draw:layer="layout" svg:x1="26.211cm" svg:y1="5.436cm" svg:x2="26.211cm" svg:y2="5.686cm">
          <text:p/>
        </draw:line>
        <draw:line draw:style-name="gr8" draw:text-style-name="P2" draw:layer="layout" svg:x1="24.493cm" svg:y1="5.602cm" svg:x2="25.034cm" svg:y2="5.98cm">
          <text:p/>
        </draw:line>
        <draw:path draw:style-name="gr8" draw:text-style-name="P2" draw:layer="layout" svg:width="0.024cm" svg:height="0.018cm" svg:x="25.033cm" svg:y="5.979cm" svg:viewBox="0 0 25 19" svg:d="M0 0c10 7 18 11 25 19">
          <text:p/>
        </draw:path>
        <draw:path draw:style-name="gr8" draw:text-style-name="P2" draw:layer="layout" svg:width="0.057cm" svg:height="0.056cm" svg:x="25.057cm" svg:y="5.997cm" svg:viewBox="0 0 58 57" svg:d="M0 0c15 7 26 17 40 32 7 8 14 15 18 25">
          <text:p/>
        </draw:path>
        <draw:path draw:style-name="gr8" draw:text-style-name="P2" draw:layer="layout" svg:width="0.18cm" svg:height="0.103cm" svg:x="24.951cm" svg:y="6.12cm" svg:viewBox="0 0 181 104" svg:d="M181 0c-3 21-17 35-28 46-14 19-35 29-53 36-35 14-67 18-100 22">
          <text:p/>
        </draw:path>
        <draw:path draw:style-name="gr8" draw:text-style-name="P2" draw:layer="layout" svg:width="0.007cm" svg:height="0.01cm" svg:x="25.819cm" svg:y="4.847cm" svg:viewBox="0 0 8 11" svg:d="M8 11c0-4-3-8-8-11">
          <text:p/>
        </draw:path>
        <draw:line draw:style-name="gr8" draw:text-style-name="P2" draw:layer="layout" svg:x1="25.135cm" svg:y1="5.175cm" svg:x2="25.135cm" svg:y2="4.522cm">
          <text:p/>
        </draw:line>
        <draw:path draw:style-name="gr8" draw:text-style-name="P2" draw:layer="layout" svg:width="0.007cm" svg:height="0.028cm" svg:x="25.135cm" svg:y="5.175cm" svg:viewBox="0 0 8 29" svg:d="M0 29c3 0 3 0 3-4 0-3 5-3 5-8 0 0 0-3 0-7 0-3-5-3-5-3 0-4 0-7-3-7">
          <text:p/>
        </draw:path>
        <draw:line draw:style-name="gr8" draw:text-style-name="P2" draw:layer="layout" svg:x1="25.135cm" svg:y1="5.334cm" svg:x2="25.135cm" svg:y2="5.203cm">
          <text:p/>
        </draw:line>
        <draw:path draw:style-name="gr8" draw:text-style-name="P2" draw:layer="layout" svg:width="0.127cm" svg:height="0.017cm" svg:x="25.135cm" svg:y="5.334cm" svg:viewBox="0 0 128 18" svg:d="M128 18c-39-8-82-15-128-18">
          <text:p/>
        </draw:path>
        <draw:path draw:style-name="gr8" draw:text-style-name="P2" draw:layer="layout" svg:width="0.099cm" svg:height="0.12cm" svg:x="25.163cm" svg:y="5.231cm" svg:viewBox="0 0 100 121" svg:d="M0 0c32 39 67 75 100 121">
          <text:p/>
        </draw:path>
        <draw:path draw:style-name="gr8" draw:text-style-name="P2" draw:layer="layout" svg:width="0.099cm" svg:height="0.092cm" svg:x="25.163cm" svg:y="5.143cm" svg:viewBox="0 0 100 93" svg:d="M100 0c-33 28-68 60-100 93">
          <text:p/>
        </draw:path>
        <draw:path draw:style-name="gr8" draw:text-style-name="P2" draw:layer="layout" svg:width="0.173cm" svg:height="0.046cm" svg:x="25.262cm" svg:y="5.143cm" svg:viewBox="0 0 174 47" svg:d="M174 47c-53-21-114-35-174-47">
          <text:p/>
        </draw:path>
        <draw:path draw:style-name="gr8" draw:text-style-name="P2" draw:layer="layout" svg:width="0.077cm" svg:height="0.134cm" svg:x="25.435cm" svg:y="5.185cm" svg:viewBox="0 0 78 135" svg:d="M78 135c-24-46-49-89-78-135">
          <text:p/>
        </draw:path>
        <draw:path draw:style-name="gr8" draw:text-style-name="P2" draw:layer="layout" svg:width="0.077cm" svg:height="0.074cm" svg:x="25.435cm" svg:y="5.319cm" svg:viewBox="0 0 78 75" svg:d="M0 75c29-24 54-50 78-75">
          <text:p/>
        </draw:path>
        <draw:path draw:style-name="gr8" draw:text-style-name="P2" draw:layer="layout" svg:width="0.25cm" svg:height="0.131cm" svg:x="25.435cm" svg:y="5.393cm" svg:viewBox="0 0 251 132" svg:d="M251 132c-71-53-156-99-251-132">
          <text:p/>
        </draw:path>
        <draw:line draw:style-name="gr8" draw:text-style-name="P2" draw:layer="layout" svg:x1="25.685cm" svg:y1="5.524cm" svg:x2="25.685cm" svg:y2="5.676cm">
          <text:p/>
        </draw:line>
        <draw:line draw:style-name="gr8" draw:text-style-name="P2" draw:layer="layout" svg:x1="25.685cm" svg:y1="5.774cm" svg:x2="25.685cm" svg:y2="6.261cm">
          <text:p/>
        </draw:line>
        <draw:line draw:style-name="gr8" draw:text-style-name="P2" draw:layer="layout" svg:x1="25.685cm" svg:y1="6.36cm" svg:x2="25.685cm" svg:y2="6.434cm">
          <text:p/>
        </draw:line>
        <draw:path draw:style-name="gr8" draw:text-style-name="P2" draw:layer="layout" svg:width="0.173cm" svg:height="0.046cm" svg:x="25.262cm" svg:y="4.815cm" svg:viewBox="0 0 174 47" svg:d="M174 47c-53-18-114-36-174-47">
          <text:p/>
        </draw:path>
        <draw:path draw:style-name="gr8" draw:text-style-name="P2" draw:layer="layout" svg:width="0.077cm" svg:height="0.074cm" svg:x="25.435cm" svg:y="4.787cm" svg:viewBox="0 0 78 75" svg:d="M0 75c29-26 54-51 78-75">
          <text:p/>
        </draw:path>
        <draw:path draw:style-name="gr8" draw:text-style-name="P2" draw:layer="layout" svg:width="0.099cm" svg:height="0.116cm" svg:x="25.163cm" svg:y="4.699cm" svg:viewBox="0 0 100 117" svg:d="M0 0c32 35 67 77 100 117">
          <text:p/>
        </draw:path>
        <draw:path draw:style-name="gr8" draw:text-style-name="P2" draw:layer="layout" svg:width="0.077cm" svg:height="0.134cm" svg:x="25.435cm" svg:y="4.653cm" svg:viewBox="0 0 78 135" svg:d="M78 135c-24-47-49-89-78-135">
          <text:p/>
        </draw:path>
        <draw:path draw:style-name="gr8" draw:text-style-name="P2" draw:layer="layout" svg:width="0.099cm" svg:height="0.092cm" svg:x="25.163cm" svg:y="4.61cm" svg:viewBox="0 0 100 93" svg:d="M100 0c-33 32-68 60-100 93">
          <text:p/>
        </draw:path>
        <draw:path draw:style-name="gr8" draw:text-style-name="P2" draw:layer="layout" svg:width="0.173cm" svg:height="0.046cm" svg:x="25.262cm" svg:y="4.61cm" svg:viewBox="0 0 174 47" svg:d="M174 47c-53-21-114-35-174-47">
          <text:p/>
        </draw:path>
        <draw:line draw:style-name="gr8" draw:text-style-name="P2" draw:layer="layout" svg:x1="25.135cm" svg:y1="6.127cm" svg:x2="25.135cm" svg:y2="6.247cm">
          <text:p/>
        </draw:line>
        <draw:path draw:style-name="gr8" draw:text-style-name="P2" draw:layer="layout" svg:width="0.01cm" svg:height="0.011cm" svg:x="25.128cm" svg:y="6.12cm" svg:viewBox="0 0 11 12" svg:d="M0 0c3 4 8 8 11 12">
          <text:p/>
        </draw:path>
        <draw:path draw:style-name="gr8" draw:text-style-name="P2" draw:layer="layout" svg:width="0.173cm" svg:height="0.045cm" svg:x="25.262cm" svg:y="5.348cm" svg:viewBox="0 0 174 46" svg:d="M174 46c-53-22-114-36-174-46">
          <text:p/>
        </draw:path>
        <draw:line draw:style-name="gr8" draw:text-style-name="P2" draw:layer="layout" svg:x1="25.135cm" svg:y1="5.334cm" svg:x2="25.135cm" svg:y2="5.475cm">
          <text:p/>
        </draw:line>
        <draw:path draw:style-name="gr8" draw:text-style-name="P2" draw:layer="layout" svg:width="0.41cm" svg:height="0.315cm" svg:x="25.135cm" svg:y="5.415cm" svg:viewBox="0 0 411 316" svg:d="M0 63c29-32 71-53 114-60 42-7 88-3 134 14 49 18 99 57 127 107 28 39 39 81 35 113 0 39-25 64-60 74-32 7-74 7-113-3-42-11-88-25-130-46-39-21-78-46-107-78">
          <text:p/>
        </draw:path>
        <draw:line draw:style-name="gr8" draw:text-style-name="P2" draw:layer="layout" svg:x1="25.135cm" svg:y1="5.595cm" svg:x2="25.135cm" svg:y2="6.007cm">
          <text:p/>
        </draw:line>
        <draw:path draw:style-name="gr8" draw:text-style-name="P2" draw:layer="layout" svg:width="0.41cm" svg:height="0.314cm" svg:x="25.135cm" svg:y="5.948cm" svg:viewBox="0 0 411 315" svg:d="M0 59c29-28 71-49 114-56 42-7 88-4 134 14 49 18 99 56 127 102 28 39 39 82 35 118 0 39-25 63-60 74-32 7-74 3-113-4-42-10-88-24-130-46-39-21-78-45-107-77">
          <text:p/>
        </draw:path>
        <draw:path draw:style-name="gr8" draw:text-style-name="P2" draw:layer="layout" svg:width="0.014cm" svg:height="0.024cm" svg:x="25.819cm" svg:y="4.452cm" svg:viewBox="0 0 15 25" svg:d="M0 0c12 7 15 14 15 25">
          <text:p/>
        </draw:path>
        <draw:path draw:style-name="gr8" draw:text-style-name="P2" draw:layer="layout" svg:width="0.014cm" svg:height="0.025cm" svg:x="25.819cm" svg:y="4.476cm" svg:viewBox="0 0 15 26" svg:d="M15 0c0 7-3 18-15 26">
          <text:p/>
        </draw:path>
        <draw:line draw:style-name="gr8" draw:text-style-name="P2" draw:layer="layout" svg:x1="25.82cm" svg:y1="4.501cm" svg:x2="25.802cm" svg:y2="4.516cm">
          <text:p/>
        </draw:line>
        <draw:path draw:style-name="gr8" draw:text-style-name="P2" draw:layer="layout" svg:width="0.025cm" svg:height="0.01cm" svg:x="25.777cm" svg:y="4.512cm" svg:viewBox="0 0 26 11" svg:d="M26 0c-7 8-19 11-26 11">
          <text:p/>
        </draw:path>
        <draw:path draw:style-name="gr8" draw:text-style-name="P2" draw:layer="layout" svg:width="0.025cm" svg:height="0.01cm" svg:x="25.731cm" svg:y="4.512cm" svg:viewBox="0 0 26 11" svg:d="M26 11c-7 0-19-3-26-11">
          <text:p/>
        </draw:path>
        <draw:line draw:style-name="gr8" draw:text-style-name="P2" draw:layer="layout" svg:x1="25.544cm" svg:y1="4.258cm" svg:x2="25.82cm" svg:y2="4.453cm">
          <text:p/>
        </draw:line>
        <draw:line draw:style-name="gr8" draw:text-style-name="P2" draw:layer="layout" svg:x1="25.541cm" svg:y1="4.31cm" svg:x2="25.545cm" svg:y2="4.319cm">
          <text:p/>
        </draw:line>
        <draw:line draw:style-name="gr8" draw:text-style-name="P2" draw:layer="layout" svg:x1="25.544cm" svg:y1="4.258cm" svg:x2="25.544cm" svg:y2="4.314cm">
          <text:p/>
        </draw:line>
        <draw:path draw:style-name="gr8" draw:text-style-name="P2" draw:layer="layout" svg:width="0.124cm" svg:height="0.109cm" svg:x="25.625cm" svg:y="4.413cm" svg:viewBox="0 0 125 110" svg:d="M125 110c-7-32-32-63-57-88-24-22-54-26-68-18">
          <text:p/>
        </draw:path>
        <draw:path draw:style-name="gr8" draw:text-style-name="P2" draw:layer="layout" svg:width="0.01cm" svg:height="0.018cm" svg:x="25.615cm" svg:y="4.416cm" svg:viewBox="0 0 11 19" svg:d="M11 0c-4 4-8 11-11 19">
          <text:p/>
        </draw:path>
        <draw:path draw:style-name="gr8" draw:text-style-name="P2" draw:layer="layout" svg:width="1.083cm" svg:height="0.492cm" svg:x="26.211cm" svg:y="5.274cm" svg:viewBox="0 0 1084 493" svg:d="M0 413c215 99 491 106 717 21 226-89 367-255 367-434">
          <text:p/>
        </draw:path>
        <draw:path draw:style-name="gr8" draw:text-style-name="P2" draw:layer="layout" svg:width="0.974cm" svg:height="0.342cm" svg:x="26.105cm" svg:y="3.637cm" svg:viewBox="0 0 975 343" svg:d="M975 343c0-188-219-343-488-343-268 0-487 155-487 343">
          <text:p/>
        </draw:path>
        <draw:path draw:style-name="gr8" draw:text-style-name="P2" draw:layer="layout" svg:width="0.974cm" svg:height="0.342cm" svg:x="26.105cm" svg:y="3.979cm" svg:viewBox="0 0 975 343" svg:d="M0 0c0 190 219 343 487 343 269 0 488-153 488-343">
          <text:p/>
        </draw:path>
        <draw:path draw:style-name="gr8" draw:text-style-name="P2" draw:layer="layout" svg:width="1.083cm" svg:height="0.492cm" svg:x="26.211cm" svg:y="4.085cm" svg:viewBox="0 0 1084 493" svg:d="M0 417c215 95 491 102 717 18 226-85 367-251 367-435">
          <text:p/>
        </draw:path>
        <draw:path draw:style-name="gr8" draw:text-style-name="P2" draw:layer="layout" svg:width="1.083cm" svg:height="0.495cm" svg:x="26.211cm" svg:y="5.023cm" svg:viewBox="0 0 1084 496" svg:d="M0 417c215 99 491 106 717 18 226-85 367-250 367-435">
          <text:p/>
        </draw:path>
        <draw:line draw:style-name="gr8" draw:text-style-name="P2" draw:layer="layout" svg:x1="26.211cm" svg:y1="4.497cm" svg:x2="26.211cm" svg:y2="5.436cm">
          <text:p/>
        </draw:line>
        <draw:path draw:style-name="gr8" draw:text-style-name="P2" draw:layer="layout" svg:width="0.889cm" svg:height="0.314cm" svg:x="26.147cm" svg:y="3.665cm" svg:viewBox="0 0 890 315" svg:d="M890 315c0-174-197-315-444-315-244 0-446 141-446 315">
          <text:p/>
        </draw:path>
        <draw:path draw:style-name="gr8" draw:text-style-name="P2" draw:layer="layout" svg:width="0.889cm" svg:height="0.314cm" svg:x="26.147cm" svg:y="3.979cm" svg:viewBox="0 0 890 315" svg:d="M0 0c0 173 202 315 446 315 247 0 444-142 444-315">
          <text:p/>
        </draw:path>
        <draw:path draw:style-name="gr8" draw:text-style-name="P2" draw:layer="layout" svg:width="0.318cm" svg:height="0.416cm" svg:x="25.893cm" svg:y="4.085cm" svg:viewBox="0 0 319 417" svg:d="M0 0c0 165 120 325 319 417">
          <text:p/>
        </draw:path>
        <draw:path draw:style-name="gr8" draw:text-style-name="P2" draw:layer="layout" svg:width="0.014cm" svg:height="0.014cm" svg:x="24.768cm" svg:y="3.598cm" svg:viewBox="0 0 15 15" svg:d="M15 15c-7-7-11-12-15-15">
          <text:p/>
        </draw:path>
        <draw:path draw:style-name="gr8" draw:text-style-name="P2" draw:layer="layout" svg:width="0.074cm" svg:height="0.13cm" svg:x="24.588cm" svg:y="3.323cm" svg:viewBox="0 0 75 131" svg:d="M75 131c-28-43-53-85-75-131">
          <text:p/>
        </draw:path>
        <draw:line draw:style-name="gr8" draw:text-style-name="P2" draw:layer="layout" svg:x1="24.593cm" svg:y1="3.323cm" svg:x2="24.525cm" svg:y2="3.373cm">
          <text:p/>
        </draw:line>
        <draw:path draw:style-name="gr8" draw:text-style-name="P2" draw:layer="layout" svg:width="0.042cm" svg:height="0.081cm" svg:x="24.525cm" svg:y="3.369cm" svg:viewBox="0 0 43 82" svg:d="M43 82c-14-30-33-54-43-82">
          <text:p/>
        </draw:path>
        <draw:path draw:style-name="gr8" draw:text-style-name="P2" draw:layer="layout" svg:width="0.003cm" svg:height="0.007cm" svg:x="24.567cm" svg:y="3.446cm" svg:viewBox="0 0 4 8" svg:d="M4 8c0 0-4-3-4-8">
          <text:p/>
        </draw:path>
        <draw:path draw:style-name="gr8" draw:text-style-name="P2" draw:layer="layout" svg:width="0.029cm" svg:height="0.046cm" svg:x="24.57cm" svg:y="3.453cm" svg:viewBox="0 0 30 47" svg:d="M30 47c-12-15-22-33-30-47">
          <text:p/>
        </draw:path>
        <draw:path draw:style-name="gr8" draw:text-style-name="P2" draw:layer="layout" svg:width="0.032cm" svg:height="0.021cm" svg:x="25.05cm" svg:y="5.087cm" svg:viewBox="0 0 33 22" svg:d="M0 0c11 3 22 11 33 22">
          <text:p/>
        </draw:path>
        <draw:path draw:style-name="gr8" draw:text-style-name="P2" draw:layer="layout" svg:width="0.056cm" svg:height="0.071cm" svg:x="25.082cm" svg:y="5.104cm" svg:viewBox="0 0 57 72" svg:d="M0 0c11 11 25 21 36 32 11 15 18 26 21 40">
          <text:p/>
        </draw:path>
        <draw:path draw:style-name="gr8" draw:text-style-name="P2" draw:layer="layout" svg:width="0.099cm" svg:height="0.039cm" svg:x="24.951cm" svg:y="5.048cm" svg:viewBox="0 0 100 40" svg:d="M100 40c-32-11-68-26-100-40">
          <text:p/>
        </draw:path>
        <draw:line draw:style-name="gr8" draw:text-style-name="P2" draw:layer="layout" svg:x1="24.768cm" svg:y1="3.619cm" svg:x2="24.768cm" svg:y2="3.496cm">
          <text:p/>
        </draw:line>
        <draw:line draw:style-name="gr8" draw:text-style-name="P2" draw:layer="layout" svg:x1="24.521cm" svg:y1="3.669cm" svg:x2="24.769cm" svg:y2="3.496cm">
          <text:p/>
        </draw:line>
        <draw:line draw:style-name="gr8" draw:text-style-name="P2" draw:layer="layout" svg:x1="24.521cm" svg:y1="3.792cm" svg:x2="24.521cm" svg:y2="3.668cm">
          <text:p/>
        </draw:line>
        <draw:line draw:style-name="gr8" draw:text-style-name="P2" draw:layer="layout" svg:x1="24.398cm" svg:y1="3.88cm" svg:x2="24.398cm" svg:y2="3.757cm">
          <text:p/>
        </draw:line>
        <draw:line draw:style-name="gr8" draw:text-style-name="P2" draw:layer="layout" svg:x1="24.522cm" svg:y1="3.668cm" svg:x2="24.398cm" svg:y2="3.758cm">
          <text:p/>
        </draw:line>
        <draw:line draw:style-name="gr8" draw:text-style-name="P2" draw:layer="layout" svg:x1="24.236cm" svg:y1="5.49cm" svg:x2="23.226cm" svg:y2="4.78cm">
          <text:p/>
        </draw:line>
        <draw:line draw:style-name="gr8" draw:text-style-name="P2" draw:layer="layout" svg:x1="24.235cm" svg:y1="5.489cm" svg:x2="24.235cm" svg:y2="4.78cm">
          <text:p/>
        </draw:line>
        <draw:line draw:style-name="gr8" draw:text-style-name="P2" draw:layer="layout" svg:x1="24.235cm" svg:y1="4.713cm" svg:x2="24.235cm" svg:y2="4.78cm">
          <text:p/>
        </draw:line>
        <draw:line draw:style-name="gr8" draw:text-style-name="P2" draw:layer="layout" svg:x1="24.01cm" svg:y1="4.519cm" svg:x2="24.236cm" svg:y2="4.678cm">
          <text:p/>
        </draw:line>
        <draw:line draw:style-name="gr8" draw:text-style-name="P2" draw:layer="layout" svg:x1="24.235cm" svg:y1="4.642cm" svg:x2="24.235cm" svg:y2="4.677cm">
          <text:p/>
        </draw:line>
        <draw:line draw:style-name="gr8" draw:text-style-name="P2" draw:layer="layout" svg:x1="24.01cm" svg:y1="4.448cm" svg:x2="24.205cm" svg:y2="4.583cm">
          <text:p/>
        </draw:line>
        <draw:path draw:style-name="gr8" draw:text-style-name="P2" draw:layer="layout" svg:width="0.015cm" svg:height="0.019cm" svg:x="24.189cm" svg:y="4.564cm" svg:viewBox="0 0 16 20" svg:d="M0 0c4 9 12 12 16 20">
          <text:p/>
        </draw:path>
        <draw:line draw:style-name="gr8" draw:text-style-name="P2" draw:layer="layout" svg:x1="24.01cm" svg:y1="4.377cm" svg:x2="24.152cm" svg:y2="4.477cm">
          <text:p/>
        </draw:line>
        <draw:path draw:style-name="gr8" draw:text-style-name="P2" draw:layer="layout" svg:width="0.007cm" svg:height="0.014cm" svg:x="24.144cm" svg:y="4.462cm" svg:viewBox="0 0 8 15" svg:d="M0 0c4 4 4 7 8 15">
          <text:p/>
        </draw:path>
        <draw:line draw:style-name="gr8" draw:text-style-name="P2" draw:layer="layout" svg:x1="24.027cm" svg:y1="4.318cm" svg:x2="24.138cm" svg:y2="4.396cm">
          <text:p/>
        </draw:line>
        <draw:path draw:style-name="gr8" draw:text-style-name="P2" draw:layer="layout" svg:width="0cm" svg:height="0.009cm" svg:x="24.137cm" svg:y="4.385cm" svg:viewBox="0 0 0 10" svg:d="M0 0c0 3 0 7 0 10">
          <text:p/>
        </draw:path>
        <draw:line draw:style-name="gr8" draw:text-style-name="P2" draw:layer="layout" svg:x1="24.01cm" svg:y1="4.233cm" svg:x2="24.155cm" svg:y2="4.336cm">
          <text:p/>
        </draw:line>
        <draw:path draw:style-name="gr8" draw:text-style-name="P2" draw:layer="layout" svg:width="0.021cm" svg:height="0.021cm" svg:x="24.154cm" svg:y="4.314cm" svg:viewBox="0 0 22 22" svg:d="M22 0c-10 8-18 15-22 22">
          <text:p/>
        </draw:path>
        <draw:line draw:style-name="gr8" draw:text-style-name="P2" draw:layer="layout" svg:x1="23.96cm" svg:y1="4.166cm" svg:x2="24.176cm" svg:y2="4.315cm">
          <text:p/>
        </draw:line>
        <draw:line draw:style-name="gr8" draw:text-style-name="P2" draw:layer="layout" svg:x1="23.96cm" svg:y1="4.095cm" svg:x2="23.96cm" svg:y2="4.166cm">
          <text:p/>
        </draw:line>
        <draw:line draw:style-name="gr8" draw:text-style-name="P2" draw:layer="layout" svg:x1="24.317cm" svg:y1="4.343cm" svg:x2="23.96cm" svg:y2="4.095cm">
          <text:p/>
        </draw:line>
        <draw:line draw:style-name="gr8" draw:text-style-name="P2" draw:layer="layout" svg:x1="24.316cm" svg:y1="4.346cm" svg:x2="24.316cm" svg:y2="4.342cm">
          <text:p/>
        </draw:line>
        <draw:path draw:style-name="gr8" draw:text-style-name="P2" draw:layer="layout" svg:width="0.085cm" svg:height="0.084cm" svg:x="24.316cm" svg:y="4.346cm" svg:viewBox="0 0 86 85" svg:d="M86 85c-25-32-56-61-86-85">
          <text:p/>
        </draw:path>
        <draw:line draw:style-name="gr8" draw:text-style-name="P2" draw:layer="layout" svg:x1="24.398cm" svg:y1="3.898cm" svg:x2="24.398cm" svg:y2="3.88cm">
          <text:p/>
        </draw:line>
        <draw:line draw:style-name="gr8" draw:text-style-name="P2" draw:layer="layout" svg:x1="24.399cm" svg:y1="3.902cm" svg:x2="24.362cm" svg:y2="3.873cm">
          <text:p/>
        </draw:line>
        <draw:path draw:style-name="gr8" draw:text-style-name="P2" draw:layer="layout" svg:width="0.088cm" svg:height="0.092cm" svg:x="24.264cm" svg:y="3.806cm" svg:viewBox="0 0 89 93" svg:d="M0 0c0 22 14 50 35 72 21 17 43 28 54 17">
          <text:p/>
        </draw:path>
        <draw:path draw:style-name="gr8" draw:text-style-name="P2" draw:layer="layout" svg:width="0.01cm" svg:height="0.021cm" svg:x="24.352cm" svg:y="3.873cm" svg:viewBox="0 0 11 22" svg:d="M0 22c8-3 11-10 11-22">
          <text:p/>
        </draw:path>
        <draw:line draw:style-name="gr8" draw:text-style-name="P2" draw:layer="layout" svg:x1="24.268cm" svg:y1="3.807cm" svg:x2="24.246cm" svg:y2="3.792cm">
          <text:p/>
        </draw:line>
        <draw:path draw:style-name="gr8" draw:text-style-name="P2" draw:layer="layout" svg:width="0.039cm" svg:height="0.01cm" svg:x="23.96cm" svg:y="3.64cm" svg:viewBox="0 0 40 11" svg:d="M0 0c18 13 32 13 40 8">
          <text:p/>
        </draw:path>
        <draw:path draw:style-name="gr8" draw:text-style-name="P2" draw:layer="layout" svg:width="0.011cm" svg:height="0.014cm" svg:x="23.999cm" svg:y="3.633cm" svg:viewBox="0 0 12 15" svg:d="M0 15c8-4 8-8 12-15">
          <text:p/>
        </draw:path>
        <draw:line draw:style-name="gr8" draw:text-style-name="P2" draw:layer="layout" svg:x1="23.96cm" svg:y1="3.707cm" svg:x2="23.96cm" svg:y2="3.64cm">
          <text:p/>
        </draw:line>
        <draw:line draw:style-name="gr8" draw:text-style-name="P2" draw:layer="layout" svg:x1="23.96cm" svg:y1="3.707cm" svg:x2="24.314cm" svg:y2="3.959cm">
          <text:p/>
        </draw:line>
        <draw:line draw:style-name="gr8" draw:text-style-name="P2" draw:layer="layout" svg:x1="24.313cm" svg:y1="3.958cm" svg:x2="24.313cm" svg:y2="4.155cm">
          <text:p/>
        </draw:line>
        <draw:line draw:style-name="gr8" draw:text-style-name="P2" draw:layer="layout" svg:x1="23.96cm" svg:y1="3.908cm" svg:x2="24.314cm" svg:y2="4.16cm">
          <text:p/>
        </draw:line>
        <draw:line draw:style-name="gr8" draw:text-style-name="P2" draw:layer="layout" svg:x1="23.96cm" svg:y1="4cm" svg:x2="23.96cm" svg:y2="3.908cm">
          <text:p/>
        </draw:line>
        <draw:line draw:style-name="gr8" draw:text-style-name="P2" draw:layer="layout" svg:x1="23.837cm" svg:y1="3.915cm" svg:x2="23.961cm" svg:y2="4.006cm">
          <text:p/>
        </draw:line>
        <draw:line draw:style-name="gr8" draw:text-style-name="P2" draw:layer="layout" svg:x1="23.837cm" svg:y1="4.085cm" svg:x2="23.837cm" svg:y2="3.915cm">
          <text:p/>
        </draw:line>
        <draw:line draw:style-name="gr8" draw:text-style-name="P2" draw:layer="layout" svg:x1="23.226cm" svg:y1="3.658cm" svg:x2="23.838cm" svg:y2="4.089cm">
          <text:p/>
        </draw:line>
        <draw:line draw:style-name="gr8" draw:text-style-name="P2" draw:layer="layout" svg:x1="23.226cm" svg:y1="4.78cm" svg:x2="23.226cm" svg:y2="4.624cm">
          <text:p/>
        </draw:line>
        <draw:line draw:style-name="gr8" draw:text-style-name="P2" draw:layer="layout" svg:x1="23.226cm" svg:y1="4.49cm" svg:x2="23.226cm" svg:y2="3.658cm">
          <text:p/>
        </draw:line>
        <draw:path draw:style-name="gr8" draw:text-style-name="P2" draw:layer="layout" svg:width="0.007cm" svg:height="0.053cm" svg:x="23.392cm" svg:y="4.007cm" svg:viewBox="0 0 8 54" svg:d="M8 54c-4-21-8-36-8-54">
          <text:p/>
        </draw:path>
        <draw:path draw:style-name="gr8" draw:text-style-name="P2" draw:layer="layout" svg:width="0.032cm" svg:height="0.071cm" svg:x="23.392cm" svg:y="3.94cm" svg:viewBox="0 0 33 72" svg:d="M0 72c0-32 11-58 33-72">
          <text:p/>
        </draw:path>
        <draw:path draw:style-name="gr8" draw:text-style-name="P2" draw:layer="layout" svg:width="0.276cm" svg:height="0.331cm" svg:x="23.42cm" svg:y="3.93cm" svg:viewBox="0 0 277 332" svg:d="M0 10c44-28 125 7 192 88 67 78 100 181 78 234">
          <text:p/>
        </draw:path>
        <draw:path draw:style-name="gr8" draw:text-style-name="P2" draw:layer="layout" svg:width="0.011cm" svg:height="0.049cm" svg:x="23.685cm" svg:y="4.261cm" svg:viewBox="0 0 12 50" svg:d="M0 0c7 18 12 33 12 50">
          <text:p/>
        </draw:path>
        <draw:path draw:style-name="gr8" draw:text-style-name="P2" draw:layer="layout" svg:width="0.304cm" svg:height="0.29cm" svg:x="23.392cm" svg:y="4.099cm" svg:viewBox="0 0 305 291" svg:d="M305 212c0 85-67 103-152 46-86-60-153-177-153-258">
          <text:p/>
        </draw:path>
        <draw:path draw:style-name="gr8" draw:text-style-name="P2" draw:layer="layout" svg:width="0.007cm" svg:height="0.043cm" svg:x="23.392cm" svg:y="4.056cm" svg:viewBox="0 0 8 44" svg:d="M0 44c0-15 4-29 8-44">
          <text:p/>
        </draw:path>
        <draw:path draw:style-name="gr8" draw:text-style-name="P2" draw:layer="layout" svg:width="0.004cm" svg:height="0.017cm" svg:x="24.006cm" svg:y="4.293cm" svg:viewBox="0 0 5 18" svg:d="M5 18c0-8-5-11-5-18">
          <text:p/>
        </draw:path>
        <draw:path draw:style-name="gr8" draw:text-style-name="P2" draw:layer="layout" svg:width="0.074cm" svg:height="0.048cm" svg:x="23.918cm" svg:y="4.213cm" svg:viewBox="0 0 75 49" svg:d="M75 49c-7-19-25-33-39-40-14-10-26-10-36-7">
          <text:p/>
        </draw:path>
        <draw:path draw:style-name="gr8" draw:text-style-name="P2" draw:layer="layout" svg:width="0.089cm" svg:height="0.12cm" svg:x="23.91cm" svg:y="4.215cm" svg:viewBox="0 0 90 121" svg:d="M8 0c-14 15-11 47 14 82 21 32 53 46 68 36">
          <text:p/>
        </draw:path>
        <draw:path draw:style-name="gr8" draw:text-style-name="P2" draw:layer="layout" svg:width="0.011cm" svg:height="0.022cm" svg:x="23.999cm" svg:y="4.31cm" svg:viewBox="0 0 12 23" svg:d="M0 23c8-4 12-11 12-23">
          <text:p/>
        </draw:path>
        <draw:path draw:style-name="gr8" draw:text-style-name="P2" draw:layer="layout" svg:width="0.145cm" svg:height="0.153cm" svg:x="23.833cm" svg:y="4.905cm" svg:viewBox="0 0 146 154" svg:d="M146 154c0-31-26-81-58-117-31-32-70-46-88-32">
          <text:p/>
        </draw:path>
        <draw:path draw:style-name="gr8" draw:text-style-name="P2" draw:layer="layout" svg:width="0.147cm" svg:height="0.192cm" svg:x="23.817cm" svg:y="4.91cm" svg:viewBox="0 0 148 193" svg:d="M16 0c-28 18-17 74 18 127 36 50 89 79 114 61">
          <text:p/>
        </draw:path>
        <draw:path draw:style-name="gr8" draw:text-style-name="P2" draw:layer="layout" svg:width="0.018cm" svg:height="0.039cm" svg:x="23.96cm" svg:y="5.058cm" svg:viewBox="0 0 19 40" svg:d="M0 40c12-7 19-21 19-40">
          <text:p/>
        </draw:path>
        <draw:line draw:style-name="gr8" draw:text-style-name="P2" draw:layer="layout" svg:x1="24.26cm" svg:y1="3.838cm" svg:x2="24.26cm" svg:y2="3.873cm">
          <text:p/>
        </draw:line>
        <draw:line draw:style-name="gr8" draw:text-style-name="P2" draw:layer="layout" svg:x1="24.01cm" svg:y1="3.661cm" svg:x2="24.265cm" svg:y2="3.842cm">
          <text:p/>
        </draw:line>
        <draw:line draw:style-name="gr8" draw:text-style-name="P2" draw:layer="layout" svg:x1="25.732cm" svg:y1="4.516cm" svg:x2="25.456cm" svg:y2="4.321cm">
          <text:p/>
        </draw:line>
        <draw:path draw:style-name="gr8" draw:text-style-name="P2" draw:layer="layout" svg:width="0.021cm" svg:height="0.011cm" svg:x="25.435cm" svg:y="4.31cm" svg:viewBox="0 0 22 12" svg:d="M22 12c-7-3-14-8-22-12">
          <text:p/>
        </draw:path>
        <draw:line draw:style-name="gr8" draw:text-style-name="P2" draw:layer="layout" svg:x1="25.414cm" svg:y1="4.307cm" svg:x2="25.417cm" svg:y2="4.307cm">
          <text:p/>
        </draw:line>
        <draw:path draw:style-name="gr8" draw:text-style-name="P2" draw:layer="layout" svg:width="0.018cm" svg:height="0.007cm" svg:x="25.417cm" svg:y="4.307cm" svg:viewBox="0 0 19 8" svg:d="M0 0c8 0 12 4 19 8">
          <text:p/>
        </draw:path>
        <draw:line draw:style-name="gr8" draw:text-style-name="P2" draw:layer="layout" svg:x1="25.491cm" svg:y1="4.187cm" svg:x2="25.545cm" svg:y2="4.227cm">
          <text:p/>
        </draw:line>
        <draw:path draw:style-name="gr8" draw:text-style-name="P2" draw:layer="layout" svg:width="0.074cm" svg:height="0.163cm" svg:x="25.491cm" svg:y="4.028cm" svg:viewBox="0 0 75 164" svg:d="M0 164c51-50 75-104 75-164">
          <text:p/>
        </draw:path>
        <draw:path draw:style-name="gr8" draw:text-style-name="P2" draw:layer="layout" svg:width="0.772cm" svg:height="0.272cm" svg:x="24.793cm" svg:y="3.76cm" svg:viewBox="0 0 773 273" svg:d="M773 273c0-153-173-273-384-273-216 0-389 120-389 273">
          <text:p/>
        </draw:path>
        <draw:path draw:style-name="gr8" draw:text-style-name="P2" draw:layer="layout" svg:width="0.61cm" svg:height="0.274cm" svg:x="24.793cm" svg:y="4.028cm" svg:viewBox="0 0 611 275" svg:d="M0 0c0 103 81 199 208 245 130 46 286 38 403-22">
          <text:p/>
        </draw:path>
        <draw:path draw:style-name="gr8" draw:text-style-name="P2" draw:layer="layout" svg:width="0.028cm" svg:height="0.028cm" svg:x="25.544cm" svg:y="4.198cm" svg:viewBox="0 0 29 29" svg:d="M0 29c12-7 22-19 29-29">
          <text:p/>
        </draw:path>
        <draw:line draw:style-name="gr8" draw:text-style-name="P2" draw:layer="layout" svg:x1="25.403cm" svg:y1="4.25cm" svg:x2="25.457cm" svg:y2="4.29cm">
          <text:p/>
        </draw:line>
        <draw:path draw:style-name="gr8" draw:text-style-name="P2" draw:layer="layout" svg:width="0.042cm" svg:height="0.021cm" svg:x="25.414cm" svg:y="4.286cm" svg:viewBox="0 0 43 22" svg:d="M0 22c18-7 29-15 43-22">
          <text:p/>
        </draw:path>
        <draw:path draw:style-name="gr8" draw:text-style-name="P2" draw:layer="layout" svg:width="0.018cm" svg:height="0.036cm" svg:x="25.544cm" svg:y="4.222cm" svg:viewBox="0 0 19 37" svg:d="M19 0c-5 11-12 25-19 37">
          <text:p/>
        </draw:path>
        <draw:path draw:style-name="gr8" draw:text-style-name="P2" draw:layer="layout" svg:width="0.01cm" svg:height="0.024cm" svg:x="25.562cm" svg:y="4.198cm" svg:viewBox="0 0 11 25" svg:d="M0 25c0-7 8-15 8-22 3-3 3-3 3-3">
          <text:p/>
        </draw:path>
        <draw:path draw:style-name="gr8" draw:text-style-name="P2" draw:layer="layout" svg:width="0.017cm" svg:height="0.039cm" svg:x="27.64cm" svg:y="6.434cm" svg:viewBox="0 0 18 40" svg:d="M18 40c0-18-8-32-18-40">
          <text:p/>
        </draw:path>
        <draw:path draw:style-name="gr8" draw:text-style-name="P2" draw:layer="layout" svg:width="0.025cm" svg:height="0.009cm" svg:x="27.618cm" svg:y="6.429cm" svg:viewBox="0 0 26 10" svg:d="M26 10c-7-8-15-13-26-8">
          <text:p/>
        </draw:path>
        <draw:path draw:style-name="gr8" draw:text-style-name="P2" draw:layer="layout" svg:width="0.015cm" svg:height="0.021cm" svg:x="27.491cm" svg:y="6.607cm" svg:viewBox="0 0 16 22" svg:d="M0 0c4 11 11 18 16 22">
          <text:p/>
        </draw:path>
        <draw:path draw:style-name="gr8" draw:text-style-name="P2" draw:layer="layout" svg:width="0.151cm" svg:height="0.162cm" svg:x="27.506cm" svg:y="6.473cm" svg:viewBox="0 0 152 163" svg:d="M0 156c21 18 61 0 96-35 32-36 56-82 56-121">
          <text:p/>
        </draw:path>
        <draw:path draw:style-name="gr8" draw:text-style-name="P2" draw:layer="layout" svg:width="0.017cm" svg:height="0.039cm" svg:x="26.864cm" svg:y="6.981cm" svg:viewBox="0 0 18 40" svg:d="M18 40c0-19-7-33-18-40">
          <text:p/>
        </draw:path>
        <draw:path draw:style-name="gr8" draw:text-style-name="P2" draw:layer="layout" svg:width="0.025cm" svg:height="0.009cm" svg:x="26.839cm" svg:y="6.976cm" svg:viewBox="0 0 26 10" svg:d="M26 10c-8-9-15-12-26-9">
          <text:p/>
        </draw:path>
        <draw:path draw:style-name="gr8" draw:text-style-name="P2" draw:layer="layout" svg:width="0.014cm" svg:height="0.021cm" svg:x="26.715cm" svg:y="7.154cm" svg:viewBox="0 0 15 22" svg:d="M0 0c5 10 8 17 15 22">
          <text:p/>
        </draw:path>
        <draw:path draw:style-name="gr8" draw:text-style-name="P2" draw:layer="layout" svg:width="0.155cm" svg:height="0.16cm" svg:x="26.726cm" svg:y="7.02cm" svg:viewBox="0 0 156 161" svg:d="M0 156c22 14 61 0 96-35 35-37 60-86 60-121">
          <text:p/>
        </draw:path>
        <draw:line draw:style-name="gr8" draw:text-style-name="P2" draw:layer="layout" svg:x1="24.309cm" svg:y1="4.642cm" svg:x2="24.356cm" svg:y2="4.728cm">
          <text:p/>
        </draw:line>
        <draw:line draw:style-name="gr8" draw:text-style-name="P2" draw:layer="layout" svg:x1="24.355cm" svg:y1="4.727cm" svg:x2="24.402cm" svg:y2="4.805cm">
          <text:p/>
        </draw:line>
        <draw:line draw:style-name="gr8" draw:text-style-name="P2" draw:layer="layout" svg:x1="24.401cm" svg:y1="4.737cm" svg:x2="24.401cm" svg:y2="4.741cm">
          <text:p/>
        </draw:line>
        <draw:path draw:style-name="gr8" draw:text-style-name="P2" draw:layer="layout" svg:width="0.057cm" svg:height="0.014cm" svg:x="24.401cm" svg:y="4.727cm" svg:viewBox="0 0 58 15" svg:d="M0 15c21 0 39-5 58-15">
          <text:p/>
        </draw:path>
        <draw:line draw:style-name="gr8" draw:text-style-name="P2" draw:layer="layout" svg:x1="24.493cm" svg:y1="4.889cm" svg:x2="25.048cm" svg:y2="5.282cm">
          <text:p/>
        </draw:line>
        <draw:path draw:style-name="gr8" draw:text-style-name="P2" draw:layer="layout" svg:width="0.091cm" svg:height="0.078cm" svg:x="25.047cm" svg:y="5.203cm" svg:viewBox="0 0 92 79" svg:d="M92 0c-7 28-24 42-42 56-14 11-33 19-50 23">
          <text:p/>
        </draw:path>
        <draw:line draw:style-name="gr8" draw:text-style-name="P2" draw:layer="layout" svg:x1="24.489cm" svg:y1="5.129cm" svg:x2="25.058cm" svg:y2="5.532cm">
          <text:p/>
        </draw:line>
        <draw:path draw:style-name="gr8" draw:text-style-name="P2" draw:layer="layout" svg:width="0.088cm" svg:height="0.25cm" svg:x="25.047cm" svg:y="5.281cm" svg:viewBox="0 0 89 251" svg:d="M0 0c14 10 31 24 49 42 7 11 18 25 29 42 4 12 11 26 11 47 0 18-4 32-7 42-8 18-15 32-26 43-14 14-32 28-46 35">
          <text:p/>
        </draw:path>
        <draw:line draw:style-name="gr8" draw:text-style-name="P2" draw:layer="layout" svg:x1="24.493cm" svg:y1="5.369cm" svg:x2="25.037cm" svg:y2="5.751cm">
          <text:p/>
        </draw:line>
        <draw:path draw:style-name="gr8" draw:text-style-name="P2" draw:layer="layout" svg:width="0.097cm" svg:height="0.219cm" svg:x="25.036cm" svg:y="5.531cm" svg:viewBox="0 0 98 220" svg:d="M21 0c14 11 32 21 46 40 8 10 19 21 26 39 3 10 7 24 3 38 0 18-7 32-10 39-11 18-22 25-33 36-18 14-35 21-53 28">
          <text:p/>
        </draw:path>
        <draw:path draw:style-name="gr8" draw:text-style-name="P2" draw:layer="layout" svg:width="0.021cm" svg:height="0.018cm" svg:x="25.036cm" svg:y="5.746cm" svg:viewBox="0 0 22 19" svg:d="M0 0c8 7 15 12 22 19">
          <text:p/>
        </draw:path>
        <draw:path draw:style-name="gr8" draw:text-style-name="P2" draw:layer="layout" svg:width="0.098cm" svg:height="0.215cm" svg:x="25.033cm" svg:y="5.764cm" svg:viewBox="0 0 99 216" svg:d="M25 0c11 7 21 14 32 25 14 10 25 21 32 42 7 11 10 21 10 42 0 18-3 32-10 39-7 22-18 29-32 40-18 14-39 25-57 28">
          <text:p/>
        </draw:path>
        <draw:path draw:style-name="gr8" draw:text-style-name="P2" draw:layer="layout" svg:width="0.024cm" svg:height="0.06cm" svg:x="25.114cm" svg:y="5.475cm" svg:viewBox="0 0 25 61" svg:d="M0 61c0-15 4-26 8-37 7-10 10-17 17-24">
          <text:p/>
        </draw:path>
        <draw:path draw:style-name="gr8" draw:text-style-name="P2" draw:layer="layout" svg:width="0.024cm" svg:height="0.063cm" svg:x="25.114cm" svg:y="5.535cm" svg:viewBox="0 0 25 64" svg:d="M0 0c0 14 4 24 8 35 7 11 10 22 17 29">
          <text:p/>
        </draw:path>
        <draw:path draw:style-name="gr8" draw:text-style-name="P2" draw:layer="layout" svg:width="0.024cm" svg:height="0.047cm" svg:x="25.114cm" svg:y="6.007cm" svg:viewBox="0 0 25 48" svg:d="M0 48c4-22 15-36 25-48">
          <text:p/>
        </draw:path>
        <draw:path draw:style-name="gr8" draw:text-style-name="P2" draw:layer="layout" svg:width="0.003cm" svg:height="0.014cm" svg:x="25.114cm" svg:y="6.053cm" svg:viewBox="0 0 4 15" svg:d="M4 0c-4 5-4 12-4 15">
          <text:p/>
        </draw:path>
        <draw:path draw:style-name="gr8" draw:text-style-name="P2" draw:layer="layout" svg:width="0.017cm" svg:height="0.053cm" svg:x="25.114cm" svg:y="6.067cm" svg:viewBox="0 0 18 54" svg:d="M18 54c-7-7-10-15-15-22-3-7-3-21-3-32">
          <text:p/>
        </draw:path>
        <draw:line draw:style-name="gr8" draw:text-style-name="P2" draw:layer="layout" svg:x1="25.262cm" svg:y1="5.352cm" svg:x2="25.45cm" svg:y2="5.217cm">
          <text:p/>
        </draw:line>
        <draw:line draw:style-name="gr8" draw:text-style-name="P2" draw:layer="layout" svg:x1="25.435cm" svg:y1="5.185cm" svg:x2="25.45cm" svg:y2="5.222cm">
          <text:p/>
        </draw:line>
        <draw:line draw:style-name="gr8" draw:text-style-name="P2" draw:layer="layout" svg:x1="25.163cm" svg:y1="5.236cm" svg:x2="25.288cm" svg:y2="5.147cm">
          <text:p/>
        </draw:line>
        <draw:line draw:style-name="gr8" draw:text-style-name="P2" draw:layer="layout" svg:x1="25.449cm" svg:y1="4.684cm" svg:x2="25.464cm" svg:y2="4.697cm">
          <text:p/>
        </draw:line>
        <draw:line draw:style-name="gr8" draw:text-style-name="P2" draw:layer="layout" svg:x1="25.262cm" svg:y1="4.816cm" svg:x2="25.45cm" svg:y2="4.684cm">
          <text:p/>
        </draw:line>
        <draw:line draw:style-name="gr8" draw:text-style-name="P2" draw:layer="layout" svg:x1="25.435cm" svg:y1="4.653cm" svg:x2="25.45cm" svg:y2="4.689cm">
          <text:p/>
        </draw:line>
        <draw:line draw:style-name="gr8" draw:text-style-name="P2" draw:layer="layout" svg:x1="25.163cm" svg:y1="4.703cm" svg:x2="25.288cm" svg:y2="4.614cm">
          <text:p/>
        </draw:line>
        <draw:line draw:style-name="gr8" draw:text-style-name="P2" draw:layer="layout" svg:x1="25.135cm" svg:y1="6.127cm" svg:x2="25.135cm" svg:y2="6.007cm">
          <text:p/>
        </draw:line>
        <draw:line draw:style-name="gr8" draw:text-style-name="P2" draw:layer="layout" svg:x1="25.449cm" svg:y1="5.217cm" svg:x2="25.464cm" svg:y2="5.229cm">
          <text:p/>
        </draw:line>
        <draw:line draw:style-name="gr8" draw:text-style-name="P2" draw:layer="layout" svg:x1="25.135cm" svg:y1="5.595cm" svg:x2="25.135cm" svg:y2="5.475cm">
          <text:p/>
        </draw:line>
        <draw:path draw:style-name="gr8" draw:text-style-name="P2" draw:layer="layout" svg:width="0.366cm" svg:height="0.267cm" svg:x="25.153cm" svg:y="5.438cm" svg:viewBox="0 0 367 268" svg:d="M0 101c0 14 7 32 17 50 14 21 39 38 64 56 31 21 70 35 113 46 35 14 74 17 106 14 25-7 43-18 53-32 11-14 14-28 14-46 0-38-24-91-67-127-32-29-71-50-106-57-43-7-82-7-113 3-25 11-50 25-64 44-10 14-17 31-17 49z">
          <text:p/>
        </draw:path>
        <draw:line draw:style-name="gr8" draw:text-style-name="P2" draw:layer="layout" svg:x1="25.541cm" svg:y1="4.254cm" svg:x2="25.545cm" svg:y2="4.259cm">
          <text:p/>
        </draw:line>
        <draw:line draw:style-name="gr8" draw:text-style-name="P2" draw:layer="layout" svg:x1="25.541cm" svg:y1="4.254cm" svg:x2="25.541cm" svg:y2="4.31cm">
          <text:p/>
        </draw:line>
        <draw:path draw:style-name="gr8" draw:text-style-name="P2" draw:layer="layout" svg:width="0.952cm" svg:height="0.335cm" svg:x="26.116cm" svg:y="3.644cm" svg:viewBox="0 0 953 336" svg:d="M953 336c0-185-212-336-476-336-261 0-477 151-477 336">
          <text:p/>
        </draw:path>
        <draw:path draw:style-name="gr8" draw:text-style-name="P2" draw:layer="layout" svg:width="0.952cm" svg:height="0.335cm" svg:x="26.116cm" svg:y="3.979cm" svg:viewBox="0 0 953 336" svg:d="M0 0c0 187 216 336 477 336 264 0 476-149 476-336">
          <text:p/>
        </draw:path>
        <draw:path draw:style-name="gr8" draw:text-style-name="P2" draw:layer="layout" svg:width="0.924cm" svg:height="0.325cm" svg:x="26.13cm" svg:y="3.654cm" svg:viewBox="0 0 925 326" svg:d="M925 326c0-180-208-326-462-326s-463 146-463 326">
          <text:p/>
        </draw:path>
        <draw:path draw:style-name="gr8" draw:text-style-name="P2" draw:layer="layout" svg:width="0.924cm" svg:height="0.324cm" svg:x="26.13cm" svg:y="3.979cm" svg:viewBox="0 0 925 325" svg:d="M0 0c0 181 209 325 463 325s462-144 462-325">
          <text:p/>
        </draw:path>
        <draw:line draw:style-name="gr8" draw:text-style-name="P2" draw:layer="layout" svg:x1="24.44cm" svg:y1="2.942cm" svg:x2="24.593cm" svg:y2="3.327cm">
          <text:p/>
        </draw:line>
        <draw:line draw:style-name="gr8" draw:text-style-name="P2" draw:layer="layout" svg:x1="24.373cm" svg:y1="2.878cm" svg:x2="24.441cm" svg:y2="2.943cm">
          <text:p/>
        </draw:line>
        <draw:line draw:style-name="gr8" draw:text-style-name="P2" draw:layer="layout" svg:x1="24.526cm" svg:y1="3.373cm" svg:x2="24.373cm" svg:y2="2.988cm">
          <text:p/>
        </draw:line>
        <draw:line draw:style-name="gr8" draw:text-style-name="P2" draw:layer="layout" svg:x1="24.441cm" svg:y1="2.942cm" svg:x2="24.373cm" svg:y2="2.989cm">
          <text:p/>
        </draw:line>
        <draw:line draw:style-name="gr8" draw:text-style-name="P2" draw:layer="layout" svg:x1="24.278cm" svg:y1="3.245cm" svg:x2="24.568cm" svg:y2="3.451cm">
          <text:p/>
        </draw:line>
        <draw:line draw:style-name="gr8" draw:text-style-name="P2" draw:layer="layout" svg:x1="24.278cm" svg:y1="2.896cm" svg:x2="24.377cm" svg:y2="2.989cm">
          <text:p/>
        </draw:line>
        <draw:line draw:style-name="gr8" draw:text-style-name="P2" draw:layer="layout" svg:x1="24.278cm" svg:y1="2.896cm" svg:x2="24.278cm" svg:y2="3.245cm">
          <text:p/>
        </draw:line>
        <draw:line draw:style-name="gr8" draw:text-style-name="P2" draw:layer="layout" svg:x1="24.278cm" svg:y1="3.245cm" svg:x2="24.278cm" svg:y2="3.249cm">
          <text:p/>
        </draw:line>
        <draw:line draw:style-name="gr8" draw:text-style-name="P2" draw:layer="layout" svg:x1="24.571cm" svg:y1="3.454cm" svg:x2="24.278cm" svg:y2="3.249cm">
          <text:p/>
        </draw:line>
        <draw:line draw:style-name="gr8" draw:text-style-name="P2" draw:layer="layout" svg:x1="24.278cm" svg:y1="3.347cm" svg:x2="24.278cm" svg:y2="3.249cm">
          <text:p/>
        </draw:line>
        <draw:line draw:style-name="gr8" draw:text-style-name="P2" draw:layer="layout" svg:x1="24.278cm" svg:y1="3.347cm" svg:x2="24.547cm" svg:y2="3.539cm">
          <text:p/>
        </draw:line>
        <draw:line draw:style-name="gr8" draw:text-style-name="P2" draw:layer="layout" svg:x1="24.436cm" svg:y1="3.613cm" svg:x2="24.688cm" svg:y2="3.436cm">
          <text:p/>
        </draw:line>
        <draw:line draw:style-name="gr8" draw:text-style-name="P2" draw:layer="layout" svg:x1="24.687cm" svg:y1="3.436cm" svg:x2="24.769cm" svg:y2="3.497cm">
          <text:p/>
        </draw:line>
        <draw:line draw:style-name="gr8" draw:text-style-name="P2" draw:layer="layout" svg:x1="24.436cm" svg:y1="3.608cm" svg:x2="24.522cm" svg:y2="3.669cm">
          <text:p/>
        </draw:line>
        <draw:path draw:style-name="gr8" draw:text-style-name="P2" draw:layer="layout" svg:width="0.089cm" svg:height="0.113cm" svg:x="24.309cm" svg:y="3.767cm" svg:viewBox="0 0 90 114" svg:d="M90 114c-32-36-60-75-90-114">
          <text:p/>
        </draw:path>
        <draw:line draw:style-name="gr8" draw:text-style-name="P2" draw:layer="layout" svg:x1="24.31cm" svg:y1="3.768cm" svg:x2="24.26cm" svg:y2="3.732cm">
          <text:p/>
        </draw:line>
        <draw:line draw:style-name="gr8" draw:text-style-name="P2" draw:layer="layout" svg:x1="24.26cm" svg:y1="3.732cm" svg:x2="24.26cm" svg:y2="3.697cm">
          <text:p/>
        </draw:line>
        <draw:line draw:style-name="gr8" draw:text-style-name="P2" draw:layer="layout" svg:x1="24.265cm" svg:y1="3.698cm" svg:x2="24.01cm" svg:y2="3.52cm">
          <text:p/>
        </draw:line>
        <draw:line draw:style-name="gr8" draw:text-style-name="P2" draw:layer="layout" svg:x1="23.993cm" svg:y1="3.546cm" svg:x2="23.96cm" svg:y2="3.52cm">
          <text:p/>
        </draw:line>
        <draw:line draw:style-name="gr8" draw:text-style-name="P2" draw:layer="layout" svg:x1="23.96cm" svg:y1="3.52cm" svg:x2="23.96cm" svg:y2="3.45cm">
          <text:p/>
        </draw:line>
        <draw:line draw:style-name="gr8" draw:text-style-name="P2" draw:layer="layout" svg:x1="24.399cm" svg:y1="3.758cm" svg:x2="23.96cm" svg:y2="3.45cm">
          <text:p/>
        </draw:line>
        <draw:line draw:style-name="gr8" draw:text-style-name="P2" draw:layer="layout" svg:x1="24.398cm" svg:y1="3.641cm" svg:x2="24.441cm" svg:y2="3.608cm">
          <text:p/>
        </draw:line>
        <draw:line draw:style-name="gr8" draw:text-style-name="P2" draw:layer="layout" svg:x1="24.399cm" svg:y1="3.641cm" svg:x2="24.041cm" svg:y2="3.39cm">
          <text:p/>
        </draw:line>
        <draw:line draw:style-name="gr8" draw:text-style-name="P2" draw:layer="layout" svg:x1="23.96cm" svg:y1="3.451cm" svg:x2="24.046cm" svg:y2="3.39cm">
          <text:p/>
        </draw:line>
        <draw:path draw:style-name="gr8" draw:text-style-name="P2" draw:layer="layout" svg:width="0.06cm" svg:height="0.113cm" svg:x="21.988cm" svg:y="3.799cm" svg:viewBox="0 0 61 114" svg:d="M0 0c0 42 21 86 61 114">
          <text:p/>
        </draw:path>
        <draw:line draw:style-name="gr8" draw:text-style-name="P2" draw:layer="layout" svg:x1="22.048cm" svg:y1="3.912cm" svg:x2="22.945cm" svg:y2="4.544cm">
          <text:p/>
        </draw:line>
        <draw:line draw:style-name="gr8" draw:text-style-name="P2" draw:layer="layout" svg:x1="22.941cm" svg:y1="4.582cm" svg:x2="23.227cm" svg:y2="4.784cm">
          <text:p/>
        </draw:line>
        <draw:line draw:style-name="gr8" draw:text-style-name="P2" draw:layer="layout" svg:x1="23.231cm" svg:y1="4.78cm" svg:x2="23.223cm" svg:y2="4.784cm">
          <text:p/>
        </draw:line>
        <draw:line draw:style-name="gr8" draw:text-style-name="P2" draw:layer="layout" svg:x1="24.48cm" svg:y1="5.316cm" svg:x2="24.235cm" svg:y2="5.49cm">
          <text:p/>
        </draw:line>
        <draw:line draw:style-name="gr8" draw:text-style-name="P2" draw:layer="layout" svg:x1="24.346cm" svg:y1="4.702cm" svg:x2="24.235cm" svg:y2="4.781cm">
          <text:p/>
        </draw:line>
        <draw:line draw:style-name="gr8" draw:text-style-name="P2" draw:layer="layout" svg:x1="24.235cm" svg:y1="4.677cm" svg:x2="24.235cm" svg:y2="4.713cm">
          <text:p/>
        </draw:line>
        <draw:line draw:style-name="gr8" draw:text-style-name="P2" draw:layer="layout" svg:x1="24.235cm" svg:y1="4.628cm" svg:x2="24.235cm" svg:y2="4.642cm">
          <text:p/>
        </draw:line>
        <draw:line draw:style-name="gr8" draw:text-style-name="P2" draw:layer="layout" svg:x1="24.235cm" svg:y1="4.607cm" svg:x2="24.235cm" svg:y2="4.628cm">
          <text:p/>
        </draw:line>
        <draw:line draw:style-name="gr8" draw:text-style-name="P2" draw:layer="layout" svg:x1="24.235cm" svg:y1="4.596cm" svg:x2="24.235cm" svg:y2="4.607cm">
          <text:p/>
        </draw:line>
        <draw:line draw:style-name="gr8" draw:text-style-name="P2" draw:layer="layout" svg:x1="24.236cm" svg:y1="4.713cm" svg:x2="24.218cm" svg:y2="4.728cm">
          <text:p/>
        </draw:line>
        <draw:line draw:style-name="gr8" draw:text-style-name="P2" draw:layer="layout" svg:x1="24.219cm" svg:y1="4.728cm" svg:x2="23.992cm" svg:y2="4.568cm">
          <text:p/>
        </draw:line>
        <draw:line draw:style-name="gr8" draw:text-style-name="P2" draw:layer="layout" svg:x1="23.992cm" svg:y1="4.568cm" svg:x2="23.992cm" svg:y2="4.533cm">
          <text:p/>
        </draw:line>
        <draw:line draw:style-name="gr8" draw:text-style-name="P2" draw:layer="layout" svg:x1="24.014cm" svg:y1="4.519cm" svg:x2="23.992cm" svg:y2="4.534cm">
          <text:p/>
        </draw:line>
        <draw:line draw:style-name="gr8" draw:text-style-name="P2" draw:layer="layout" svg:x1="23.992cm" svg:y1="4.533cm" svg:x2="24.219cm" svg:y2="4.689cm">
          <text:p/>
        </draw:line>
        <draw:line draw:style-name="gr8" draw:text-style-name="P2" draw:layer="layout" svg:x1="24.236cm" svg:y1="4.677cm" svg:x2="24.218cm" svg:y2="4.689cm">
          <text:p/>
        </draw:line>
        <draw:line draw:style-name="gr8" draw:text-style-name="P2" draw:layer="layout" svg:x1="24.236cm" svg:y1="4.642cm" svg:x2="24.218cm" svg:y2="4.657cm">
          <text:p/>
        </draw:line>
        <draw:line draw:style-name="gr8" draw:text-style-name="P2" draw:layer="layout" svg:x1="24.219cm" svg:y1="4.657cm" svg:x2="23.992cm" svg:y2="4.494cm">
          <text:p/>
        </draw:line>
        <draw:line draw:style-name="gr8" draw:text-style-name="P2" draw:layer="layout" svg:x1="23.992cm" svg:y1="4.494cm" svg:x2="23.992cm" svg:y2="4.462cm">
          <text:p/>
        </draw:line>
        <draw:line draw:style-name="gr8" draw:text-style-name="P2" draw:layer="layout" svg:x1="24.014cm" svg:y1="4.448cm" svg:x2="23.992cm" svg:y2="4.463cm">
          <text:p/>
        </draw:line>
        <draw:line draw:style-name="gr8" draw:text-style-name="P2" draw:layer="layout" svg:x1="23.992cm" svg:y1="4.462cm" svg:x2="24.219cm" svg:y2="4.618cm">
          <text:p/>
        </draw:line>
        <draw:line draw:style-name="gr8" draw:text-style-name="P2" draw:layer="layout" svg:x1="24.236cm" svg:y1="4.607cm" svg:x2="24.218cm" svg:y2="4.618cm">
          <text:p/>
        </draw:line>
        <draw:line draw:style-name="gr8" draw:text-style-name="P2" draw:layer="layout" svg:x1="24.2cm" svg:y1="4.582cm" svg:x2="24.236cm" svg:y2="4.608cm">
          <text:p/>
        </draw:line>
        <draw:path draw:style-name="gr8" draw:text-style-name="P2" draw:layer="layout" svg:width="0.046cm" svg:height="0.014cm" svg:x="24.355cm" svg:y="4.727cm" svg:viewBox="0 0 47 15" svg:d="M0 0c19 7 33 10 47 15">
          <text:p/>
        </draw:path>
        <draw:line draw:style-name="gr8" draw:text-style-name="P2" draw:layer="layout" svg:x1="24.401cm" svg:y1="4.737cm" svg:x2="24.401cm" svg:y2="4.434cm">
          <text:p/>
        </draw:line>
        <draw:line draw:style-name="gr8" draw:text-style-name="P2" draw:layer="layout" svg:x1="24.316cm" svg:y1="4.413cm" svg:x2="24.316cm" svg:y2="4.346cm">
          <text:p/>
        </draw:line>
        <draw:line draw:style-name="gr8" draw:text-style-name="P2" draw:layer="layout" svg:x1="24.175cm" svg:y1="4.314cm" svg:x2="24.317cm" svg:y2="4.414cm">
          <text:p/>
        </draw:line>
        <draw:line draw:style-name="gr8" draw:text-style-name="P2" draw:layer="layout" svg:x1="24.154cm" svg:y1="4.335cm" svg:x2="24.265cm" svg:y2="4.414cm">
          <text:p/>
        </draw:line>
        <draw:line draw:style-name="gr8" draw:text-style-name="P2" draw:layer="layout" svg:x1="24.26cm" svg:y1="4.413cm" svg:x2="24.26cm" svg:y2="4.448cm">
          <text:p/>
        </draw:line>
        <draw:line draw:style-name="gr8" draw:text-style-name="P2" draw:layer="layout" svg:x1="24.137cm" svg:y1="4.395cm" svg:x2="24.247cm" svg:y2="4.474cm">
          <text:p/>
        </draw:line>
        <draw:line draw:style-name="gr8" draw:text-style-name="P2" draw:layer="layout" svg:x1="24.246cm" svg:y1="4.473cm" svg:x2="24.246cm" svg:y2="4.508cm">
          <text:p/>
        </draw:line>
        <draw:line draw:style-name="gr8" draw:text-style-name="P2" draw:layer="layout" svg:x1="24.147cm" svg:y1="4.476cm" svg:x2="24.265cm" svg:y2="4.555cm">
          <text:p/>
        </draw:line>
        <draw:line draw:style-name="gr8" draw:text-style-name="P2" draw:layer="layout" svg:x1="24.26cm" svg:y1="4.554cm" svg:x2="24.26cm" svg:y2="4.589cm">
          <text:p/>
        </draw:line>
        <draw:line draw:style-name="gr8" draw:text-style-name="P2" draw:layer="layout" svg:x1="24.246cm" svg:y1="4.6cm" svg:x2="24.31cm" svg:y2="4.647cm">
          <text:p/>
        </draw:line>
        <draw:path draw:style-name="gr8" draw:text-style-name="P2" draw:layer="layout" svg:width="0.088cm" svg:height="0.095cm" svg:x="24.274cm" svg:y="4.462cm" svg:viewBox="0 0 89 96" svg:d="M89 96c0-21-14-50-36-71-21-21-42-32-53-21">
          <text:p/>
        </draw:path>
        <draw:path draw:style-name="gr8" draw:text-style-name="P2" draw:layer="layout" svg:width="0.089cm" svg:height="0.119cm" svg:x="24.263cm" svg:y="4.466cm" svg:viewBox="0 0 90 120" svg:d="M11 0c-17 10-14 46 11 77 21 32 54 51 68 40">
          <text:p/>
        </draw:path>
        <draw:path draw:style-name="gr8" draw:text-style-name="P2" draw:layer="layout" svg:width="0.01cm" svg:height="0.025cm" svg:x="24.352cm" svg:y="4.557cm" svg:viewBox="0 0 11 26" svg:d="M0 26c8-7 11-15 11-26">
          <text:p/>
        </draw:path>
        <draw:line draw:style-name="gr8" draw:text-style-name="P2" draw:layer="layout" svg:x1="24.265cm" svg:y1="4.589cm" svg:x2="24.246cm" svg:y2="4.604cm">
          <text:p/>
        </draw:line>
        <draw:line draw:style-name="gr8" draw:text-style-name="P2" draw:layer="layout" svg:x1="24.247cm" svg:y1="4.604cm" svg:x2="23.992cm" svg:y2="4.423cm">
          <text:p/>
        </draw:line>
        <draw:line draw:style-name="gr8" draw:text-style-name="P2" draw:layer="layout" svg:x1="23.992cm" svg:y1="4.423cm" svg:x2="23.992cm" svg:y2="4.388cm">
          <text:p/>
        </draw:line>
        <draw:line draw:style-name="gr8" draw:text-style-name="P2" draw:layer="layout" svg:x1="24.014cm" svg:y1="4.377cm" svg:x2="23.992cm" svg:y2="4.393cm">
          <text:p/>
        </draw:line>
        <draw:line draw:style-name="gr8" draw:text-style-name="P2" draw:layer="layout" svg:x1="23.992cm" svg:y1="4.388cm" svg:x2="24.247cm" svg:y2="4.569cm">
          <text:p/>
        </draw:line>
        <draw:line draw:style-name="gr8" draw:text-style-name="P2" draw:layer="layout" svg:x1="24.265cm" svg:y1="4.554cm" svg:x2="24.246cm" svg:y2="4.569cm">
          <text:p/>
        </draw:line>
        <draw:line draw:style-name="gr8" draw:text-style-name="P2" draw:layer="layout" svg:x1="24.247cm" svg:y1="4.508cm" svg:x2="24.228cm" svg:y2="4.523cm">
          <text:p/>
        </draw:line>
        <draw:line draw:style-name="gr8" draw:text-style-name="P2" draw:layer="layout" svg:x1="24.229cm" svg:y1="4.523cm" svg:x2="24.006cm" svg:y2="4.363cm">
          <text:p/>
        </draw:line>
        <draw:line draw:style-name="gr8" draw:text-style-name="P2" draw:layer="layout" svg:x1="24.006cm" svg:y1="4.363cm" svg:x2="24.006cm" svg:y2="4.328cm">
          <text:p/>
        </draw:line>
        <draw:line draw:style-name="gr8" draw:text-style-name="P2" draw:layer="layout" svg:x1="24.028cm" svg:y1="4.318cm" svg:x2="24.006cm" svg:y2="4.329cm">
          <text:p/>
        </draw:line>
        <draw:line draw:style-name="gr8" draw:text-style-name="P2" draw:layer="layout" svg:x1="24.006cm" svg:y1="4.328cm" svg:x2="24.229cm" svg:y2="4.488cm">
          <text:p/>
        </draw:line>
        <draw:line draw:style-name="gr8" draw:text-style-name="P2" draw:layer="layout" svg:x1="24.247cm" svg:y1="4.473cm" svg:x2="24.228cm" svg:y2="4.488cm">
          <text:p/>
        </draw:line>
        <draw:line draw:style-name="gr8" draw:text-style-name="P2" draw:layer="layout" svg:x1="24.265cm" svg:y1="4.448cm" svg:x2="24.246cm" svg:y2="4.463cm">
          <text:p/>
        </draw:line>
        <draw:line draw:style-name="gr8" draw:text-style-name="P2" draw:layer="layout" svg:x1="24.247cm" svg:y1="4.463cm" svg:x2="23.992cm" svg:y2="4.282cm">
          <text:p/>
        </draw:line>
        <draw:line draw:style-name="gr8" draw:text-style-name="P2" draw:layer="layout" svg:x1="23.992cm" svg:y1="4.282cm" svg:x2="23.992cm" svg:y2="4.247cm">
          <text:p/>
        </draw:line>
        <draw:line draw:style-name="gr8" draw:text-style-name="P2" draw:layer="layout" svg:x1="24.014cm" svg:y1="4.233cm" svg:x2="23.992cm" svg:y2="4.248cm">
          <text:p/>
        </draw:line>
        <draw:line draw:style-name="gr8" draw:text-style-name="P2" draw:layer="layout" svg:x1="23.992cm" svg:y1="4.247cm" svg:x2="24.247cm" svg:y2="4.428cm">
          <text:p/>
        </draw:line>
        <draw:line draw:style-name="gr8" draw:text-style-name="P2" draw:layer="layout" svg:x1="24.265cm" svg:y1="4.413cm" svg:x2="24.246cm" svg:y2="4.428cm">
          <text:p/>
        </draw:line>
        <draw:line draw:style-name="gr8" draw:text-style-name="P2" draw:layer="layout" svg:x1="23.96cm" svg:y1="4.167cm" svg:x2="24.014cm" svg:y2="4.131cm">
          <text:p/>
        </draw:line>
        <draw:polyline draw:style-name="gr8" draw:text-style-name="P2" draw:layer="layout" svg:width="0cm" svg:height="0cm" svg:x="24.362cm" svg:y="3.873cm" svg:viewBox="0 0 0 0" draw:points="0,0">
          <text:p/>
        </draw:polyline>
        <draw:path draw:style-name="gr8" draw:text-style-name="P2" draw:layer="layout" svg:width="0.088cm" svg:height="0.098cm" svg:x="24.274cm" svg:y="3.775cm" svg:viewBox="0 0 89 99" svg:d="M89 99c0-21-14-54-36-75-21-21-42-28-53-21">
          <text:p/>
        </draw:path>
        <draw:path draw:style-name="gr8" draw:text-style-name="P2" draw:layer="layout" svg:width="0.01cm" svg:height="0.028cm" svg:x="24.264cm" svg:y="3.778cm" svg:viewBox="0 0 11 29" svg:d="M11 0c-7 7-11 14-11 29">
          <text:p/>
        </draw:path>
        <draw:line draw:style-name="gr8" draw:text-style-name="P2" draw:layer="layout" svg:x1="24.246cm" svg:y1="3.757cm" svg:x2="24.246cm" svg:y2="3.792cm">
          <text:p/>
        </draw:line>
        <draw:line draw:style-name="gr8" draw:text-style-name="P2" draw:layer="layout" svg:x1="24.027cm" svg:y1="3.601cm" svg:x2="24.247cm" svg:y2="3.758cm">
          <text:p/>
        </draw:line>
        <draw:path draw:style-name="gr8" draw:text-style-name="P2" draw:layer="layout" svg:width="0.05cm" svg:height="0.077cm" svg:x="23.96cm" svg:y="3.538cm" svg:viewBox="0 0 51 78" svg:d="M51 78c-4-28-26-60-51-78">
          <text:p/>
        </draw:path>
        <draw:line draw:style-name="gr8" draw:text-style-name="P2" draw:layer="layout" svg:x1="23.96cm" svg:y1="3.538cm" svg:x2="23.96cm" svg:y2="3.52cm">
          <text:p/>
        </draw:line>
        <draw:line draw:style-name="gr8" draw:text-style-name="P2" draw:layer="layout" svg:x1="24.247cm" svg:y1="3.792cm" svg:x2="24.228cm" svg:y2="3.807cm">
          <text:p/>
        </draw:line>
        <draw:line draw:style-name="gr8" draw:text-style-name="P2" draw:layer="layout" svg:x1="24.229cm" svg:y1="3.807cm" svg:x2="24.006cm" svg:y2="3.651cm">
          <text:p/>
        </draw:line>
        <draw:path draw:style-name="gr8" draw:text-style-name="P2" draw:layer="layout" svg:width="0.042cm" svg:height="0.014cm" svg:x="23.918cm" svg:y="3.527cm" svg:viewBox="0 0 43 15" svg:d="M43 15c-14-15-32-18-43-11">
          <text:p/>
        </draw:path>
        <draw:path draw:style-name="gr8" draw:text-style-name="P2" draw:layer="layout" svg:width="0.051cm" svg:height="0.109cm" svg:x="23.909cm" svg:y="3.531cm" svg:viewBox="0 0 52 110" svg:d="M9 0c-11 7-11 29-4 50 12 25 30 46 47 60">
          <text:p/>
        </draw:path>
        <draw:line draw:style-name="gr8" draw:text-style-name="P2" draw:layer="layout" svg:x1="24.243cm" svg:y1="3.439cm" svg:x2="24.179cm" svg:y2="3.486cm">
          <text:p/>
        </draw:line>
        <draw:path draw:style-name="gr8" draw:text-style-name="P2" draw:layer="layout" svg:width="0.045cm" svg:height="0.067cm" svg:x="24.197cm" svg:y="3.372cm" svg:viewBox="0 0 46 68" svg:d="M0 0c7 29 24 54 46 68">
          <text:p/>
        </draw:path>
        <draw:line draw:style-name="gr8" draw:text-style-name="P2" draw:layer="layout" svg:x1="24.243cm" svg:y1="3.34cm" svg:x2="24.154cm" svg:y2="3.405cm">
          <text:p/>
        </draw:line>
        <draw:line draw:style-name="gr8" draw:text-style-name="P2" draw:layer="layout" svg:x1="24.155cm" svg:y1="3.404cm" svg:x2="24.115cm" svg:y2="3.433cm">
          <text:p/>
        </draw:line>
        <draw:line draw:style-name="gr8" draw:text-style-name="P2" draw:layer="layout" svg:x1="24.116cm" svg:y1="3.429cm" svg:x2="24.108cm" svg:y2="3.437cm">
          <text:p/>
        </draw:line>
        <draw:line draw:style-name="gr8" draw:text-style-name="P2" draw:layer="layout" svg:x1="23.837cm" svg:y1="3.619cm" svg:x2="23.837cm" svg:y2="3.351cm">
          <text:p/>
        </draw:line>
        <draw:line draw:style-name="gr8" draw:text-style-name="P2" draw:layer="layout" svg:x1="23.837cm" svg:y1="3.351cm" svg:x2="23.961cm" svg:y2="3.44cm">
          <text:p/>
        </draw:line>
        <draw:line draw:style-name="gr8" draw:text-style-name="P2" draw:layer="layout" svg:x1="23.96cm" svg:y1="3.45cm" svg:x2="23.96cm" svg:y2="3.436cm">
          <text:p/>
        </draw:line>
        <draw:line draw:style-name="gr8" draw:text-style-name="P2" draw:layer="layout" svg:x1="23.837cm" svg:y1="3.619cm" svg:x2="23.961cm" svg:y2="3.708cm">
          <text:p/>
        </draw:line>
        <draw:path draw:style-name="gr8" draw:text-style-name="P2" draw:layer="layout" svg:width="0.021cm" svg:height="0.05cm" svg:x="23.96cm" svg:y="3.707cm" svg:viewBox="0 0 22 51" svg:d="M22 51c-15-12-22-26-22-51">
          <text:p/>
        </draw:path>
        <draw:path draw:style-name="gr8" draw:text-style-name="P2" draw:layer="layout" svg:width="0.011cm" svg:height="0.077cm" svg:x="24.267cm" svg:y="3.471cm" svg:viewBox="0 0 12 78" svg:d="M12 0c0 21-5 50-12 78">
          <text:p/>
        </draw:path>
        <draw:path draw:style-name="gr8" draw:text-style-name="P2" draw:layer="layout" svg:width="0.127cm" svg:height="0.077cm" svg:x="23.96cm" svg:y="3.831cm" svg:viewBox="0 0 128 78" svg:d="M128 0c-43 38-89 68-128 78">
          <text:p/>
        </draw:path>
        <draw:line draw:style-name="gr8" draw:text-style-name="P2" draw:layer="layout" svg:x1="24.278cm" svg:y1="3.471cm" svg:x2="24.459cm" svg:y2="3.599cm">
          <text:p/>
        </draw:line>
        <draw:line draw:style-name="gr8" draw:text-style-name="P2" draw:layer="layout" svg:x1="23.837cm" svg:y1="3.915cm" svg:x2="23.837cm" svg:y2="3.82cm">
          <text:p/>
        </draw:line>
        <draw:line draw:style-name="gr8" draw:text-style-name="P2" draw:layer="layout" svg:x1="23.837cm" svg:y1="3.82cm" svg:x2="23.961cm" svg:y2="3.909cm">
          <text:p/>
        </draw:line>
        <draw:line draw:style-name="gr8" draw:text-style-name="P2" draw:layer="layout" svg:x1="23.831cm" svg:y1="3.306cm" svg:x2="23.777cm" svg:y2="3.27cm">
          <text:p/>
        </draw:line>
        <draw:line draw:style-name="gr8" draw:text-style-name="P2" draw:layer="layout" svg:x1="23.778cm" svg:y1="3.27cm" svg:x2="23.226cm" svg:y2="3.659cm">
          <text:p/>
        </draw:line>
        <draw:line draw:style-name="gr8" draw:text-style-name="P2" draw:layer="layout" svg:x1="23.227cm" svg:y1="3.658cm" svg:x2="22.803cm" svg:y2="3.955cm">
          <text:p/>
        </draw:line>
        <draw:line draw:style-name="gr8" draw:text-style-name="P2" draw:layer="layout" svg:x1="22.803cm" svg:y1="4.109cm" svg:x2="22.803cm" svg:y2="3.954cm">
          <text:p/>
        </draw:line>
        <draw:line draw:style-name="gr8" draw:text-style-name="P2" draw:layer="layout" svg:x1="22.803cm" svg:y1="4.109cm" svg:x2="22.924cm" svg:y2="4.22cm">
          <text:p/>
        </draw:line>
        <draw:line draw:style-name="gr8" draw:text-style-name="P2" draw:layer="layout" svg:x1="23.039cm" svg:y1="4.328cm" svg:x2="23.224cm" svg:y2="4.495cm">
          <text:p/>
        </draw:line>
        <draw:line draw:style-name="gr8" draw:text-style-name="P2" draw:layer="layout" svg:x1="23.223cm" svg:y1="4.78cm" svg:x2="23.223cm" svg:y2="4.621cm">
          <text:p/>
        </draw:line>
        <draw:path draw:style-name="gr8" draw:text-style-name="P2" draw:layer="layout" svg:width="0.13cm" svg:height="0.138cm" svg:x="22.909cm" svg:y="3.82cm" svg:viewBox="0 0 131 139" svg:d="M0 139c0-33 21-75 50-107 32-28 64-39 81-28">
          <text:p/>
        </draw:path>
        <draw:path draw:style-name="gr8" draw:text-style-name="P2" draw:layer="layout" svg:width="0.129cm" svg:height="0.169cm" svg:x="22.923cm" svg:y="3.824cm" svg:viewBox="0 0 130 170" svg:d="M117 0c22 17 15 67-17 109-32 47-79 72-100 57">
          <text:p/>
        </draw:path>
        <draw:path draw:style-name="gr8" draw:text-style-name="P2" draw:layer="layout" svg:width="0.014cm" svg:height="0.035cm" svg:x="22.909cm" svg:y="3.954cm" svg:viewBox="0 0 15 36" svg:d="M15 36c-7-7-15-18-15-36">
          <text:p/>
        </draw:path>
        <draw:path draw:style-name="gr8" draw:text-style-name="P2" draw:layer="layout" svg:width="0.007cm" svg:height="0.053cm" svg:x="23.392cm" svg:y="4.007cm" svg:viewBox="0 0 8 54" svg:d="M8 54c-4-21-8-36-8-54">
          <text:p/>
        </draw:path>
        <draw:path draw:style-name="gr8" draw:text-style-name="P2" draw:layer="layout" svg:width="0.032cm" svg:height="0.071cm" svg:x="23.392cm" svg:y="3.94cm" svg:viewBox="0 0 33 72" svg:d="M0 72c0-32 11-58 33-72">
          <text:p/>
        </draw:path>
        <draw:path draw:style-name="gr8" draw:text-style-name="P2" draw:layer="layout" svg:width="0.276cm" svg:height="0.331cm" svg:x="23.42cm" svg:y="3.93cm" svg:viewBox="0 0 277 332" svg:d="M0 10c44-28 125 7 192 88 67 78 100 181 78 234">
          <text:p/>
        </draw:path>
        <draw:path draw:style-name="gr8" draw:text-style-name="P2" draw:layer="layout" svg:width="0.269cm" svg:height="0.242cm" svg:x="23.42cm" svg:y="4.019cm" svg:viewBox="0 0 270 243" svg:d="M270 243c-18-68-64-142-120-191-57-50-113-64-150-43">
          <text:p/>
        </draw:path>
        <draw:path draw:style-name="gr8" draw:text-style-name="P2" draw:layer="layout" svg:width="0.025cm" svg:height="0.032cm" svg:x="23.399cm" svg:y="4.028cm" svg:viewBox="0 0 26 33" svg:d="M26 0c-11 7-19 19-26 33">
          <text:p/>
        </draw:path>
        <draw:line draw:style-name="gr8" draw:text-style-name="P2" draw:layer="layout" svg:x1="24.265cm" svg:y1="3.838cm" svg:x2="24.246cm" svg:y2="3.853cm">
          <text:p/>
        </draw:line>
        <draw:line draw:style-name="gr8" draw:text-style-name="P2" draw:layer="layout" svg:x1="24.246cm" svg:y1="3.852cm" svg:x2="24.246cm" svg:y2="3.887cm">
          <text:p/>
        </draw:line>
        <draw:line draw:style-name="gr8" draw:text-style-name="P2" draw:layer="layout" svg:x1="24.265cm" svg:y1="3.873cm" svg:x2="24.246cm" svg:y2="3.888cm">
          <text:p/>
        </draw:line>
        <draw:line draw:style-name="gr8" draw:text-style-name="P2" draw:layer="layout" svg:x1="24.247cm" svg:y1="3.888cm" svg:x2="23.992cm" svg:y2="3.711cm">
          <text:p/>
        </draw:line>
        <draw:line draw:style-name="gr8" draw:text-style-name="P2" draw:layer="layout" svg:x1="23.992cm" svg:y1="3.711cm" svg:x2="23.992cm" svg:y2="3.672cm">
          <text:p/>
        </draw:line>
        <draw:line draw:style-name="gr8" draw:text-style-name="P2" draw:layer="layout" svg:x1="24.014cm" svg:y1="3.661cm" svg:x2="23.992cm" svg:y2="3.676cm">
          <text:p/>
        </draw:line>
        <draw:line draw:style-name="gr8" draw:text-style-name="P2" draw:layer="layout" svg:x1="23.992cm" svg:y1="3.672cm" svg:x2="24.247cm" svg:y2="3.853cm">
          <text:p/>
        </draw:line>
        <draw:line draw:style-name="gr8" draw:text-style-name="P2" draw:layer="layout" svg:x1="25.456cm" svg:y1="4.286cm" svg:x2="25.456cm" svg:y2="4.321cm">
          <text:p/>
        </draw:line>
        <draw:line draw:style-name="gr8" draw:text-style-name="P2" draw:layer="layout" svg:x1="25.509cm" svg:y1="4.289cm" svg:x2="25.545cm" svg:y2="4.315cm">
          <text:p/>
        </draw:line>
        <draw:path draw:style-name="gr8" draw:text-style-name="P2" draw:layer="layout" svg:width="0.019cm" svg:height="0.028cm" svg:x="25.491cm" svg:y="4.261cm" svg:viewBox="0 0 20 29" svg:d="M0 0c8 7 12 22 20 29">
          <text:p/>
        </draw:path>
        <draw:line draw:style-name="gr8" draw:text-style-name="P2" draw:layer="layout" svg:x1="25.491cm" svg:y1="4.187cm" svg:x2="25.491cm" svg:y2="4.261cm">
          <text:p/>
        </draw:line>
        <draw:line draw:style-name="gr8" draw:text-style-name="P2" draw:layer="layout" svg:x1="25.544cm" svg:y1="4.226cm" svg:x2="25.544cm" svg:y2="4.258cm">
          <text:p/>
        </draw:line>
        <draw:path draw:style-name="gr8" draw:text-style-name="P2" draw:layer="layout" svg:width="0.328cm" svg:height="0.233cm" svg:x="25.234cm" svg:y="3.834cm" svg:viewBox="0 0 329 234" svg:d="M329 234c-25-121-160-216-329-234">
          <text:p/>
        </draw:path>
        <draw:path draw:style-name="gr8" draw:text-style-name="P2" draw:layer="layout" svg:width="0.111cm" svg:height="0.006cm" svg:x="25.124cm" svg:y="3.829cm" svg:viewBox="0 0 112 7" svg:d="M112 7c-37-9-75-9-112 0">
          <text:p/>
        </draw:path>
        <draw:path draw:style-name="gr8" draw:text-style-name="P2" draw:layer="layout" svg:width="0.328cm" svg:height="0.233cm" svg:x="24.796cm" svg:y="3.834cm" svg:viewBox="0 0 329 234" svg:d="M329 0c-174 18-308 113-329 234">
          <text:p/>
        </draw:path>
        <draw:path draw:style-name="gr8" draw:text-style-name="P2" draw:layer="layout" svg:width="0.116cm" svg:height="0.006cm" svg:x="25.121cm" svg:y="3.829cm" svg:viewBox="0 0 117 7" svg:d="M117 7c-40-9-78-9-117 0">
          <text:p/>
        </draw:path>
        <draw:line draw:style-name="gr8" draw:text-style-name="P2" draw:layer="layout" svg:x1="24.454cm" svg:y1="2.681cm" svg:x2="24.543cm" svg:y2="2.763cm">
          <text:p/>
        </draw:line>
        <draw:line draw:style-name="gr8" draw:text-style-name="P2" draw:layer="layout" svg:x1="24.543cm" svg:y1="2.758cm" svg:x2="24.373cm" svg:y2="2.879cm">
          <text:p/>
        </draw:line>
        <draw:line draw:style-name="gr8" draw:text-style-name="P2" draw:layer="layout" svg:x1="23.961cm" svg:y1="3.119cm" svg:x2="23.907cm" svg:y2="3.065cm">
          <text:p/>
        </draw:line>
        <draw:line draw:style-name="gr8" draw:text-style-name="P2" draw:layer="layout" svg:x1="23.96cm" svg:y1="3.119cm" svg:x2="24.056cm" svg:y2="3.051cm">
          <text:p/>
        </draw:line>
        <draw:line draw:style-name="gr8" draw:text-style-name="P2" draw:layer="layout" svg:x1="24.055cm" svg:y1="3.056cm" svg:x2="24.155cm" svg:y2="2.98cm">
          <text:p/>
        </draw:line>
        <draw:line draw:style-name="gr8" draw:text-style-name="P2" draw:layer="layout" svg:x1="24.154cm" svg:y1="2.985cm" svg:x2="24.194cm" svg:y2="2.956cm">
          <text:p/>
        </draw:line>
        <draw:line draw:style-name="gr8" draw:text-style-name="P2" draw:layer="layout" svg:x1="24.193cm" svg:y1="2.957cm" svg:x2="24.282cm" svg:y2="2.896cm">
          <text:p/>
        </draw:line>
        <draw:line draw:style-name="gr8" draw:text-style-name="P2" draw:layer="layout" svg:x1="24.542cm" svg:y1="2.758cm" svg:x2="24.542cm" svg:y2="3.199cm">
          <text:p/>
        </draw:line>
        <draw:line draw:style-name="gr8" draw:text-style-name="P2" draw:layer="layout" svg:x1="24.193cm" svg:y1="3.306cm" svg:x2="24.282cm" svg:y2="3.245cm">
          <text:p/>
        </draw:line>
        <draw:line draw:style-name="gr8" draw:text-style-name="P2" draw:layer="layout" svg:x1="24.193cm" svg:y1="2.956cm" svg:x2="24.193cm" svg:y2="3.305cm">
          <text:p/>
        </draw:line>
        <draw:polyline draw:style-name="gr8" draw:text-style-name="P2" draw:layer="layout" svg:width="0cm" svg:height="0cm" svg:x="24.193cm" svg:y="3.305cm" svg:viewBox="0 0 0 0" draw:points="0,0">
          <text:p/>
        </draw:polyline>
        <draw:line draw:style-name="gr8" draw:text-style-name="P2" draw:layer="layout" svg:x1="24.282cm" svg:y1="3.249cm" svg:x2="24.193cm" svg:y2="3.31cm">
          <text:p/>
        </draw:line>
        <draw:line draw:style-name="gr8" draw:text-style-name="P2" draw:layer="layout" svg:x1="24.193cm" svg:y1="3.305cm" svg:x2="24.193cm" svg:y2="3.354cm">
          <text:p/>
        </draw:line>
        <draw:line draw:style-name="gr8" draw:text-style-name="P2" draw:layer="layout" svg:x1="24.194cm" svg:y1="3.354cm" svg:x2="24.154cm" svg:y2="3.387cm">
          <text:p/>
        </draw:line>
        <draw:line draw:style-name="gr8" draw:text-style-name="P2" draw:layer="layout" svg:x1="24.154cm" svg:y1="3.404cm" svg:x2="24.154cm" svg:y2="3.383cm">
          <text:p/>
        </draw:line>
        <draw:line draw:style-name="gr8" draw:text-style-name="P2" draw:layer="layout" svg:x1="24.242cm" svg:y1="3.372cm" svg:x2="24.242cm" svg:y2="3.34cm">
          <text:p/>
        </draw:line>
        <draw:line draw:style-name="gr8" draw:text-style-name="P2" draw:layer="layout" svg:x1="24.242cm" svg:y1="3.374cm" svg:x2="24.279cm" svg:y2="3.347cm">
          <text:p/>
        </draw:line>
        <draw:line draw:style-name="gr8" draw:text-style-name="P2" draw:layer="layout" svg:x1="24.278cm" svg:y1="3.347cm" svg:x2="24.278cm" svg:y2="3.471cm">
          <text:p/>
        </draw:line>
        <draw:line draw:style-name="gr8" draw:text-style-name="P2" draw:layer="layout" svg:x1="24.265cm" svg:y1="3.732cm" svg:x2="24.246cm" svg:y2="3.747cm">
          <text:p/>
        </draw:line>
        <draw:line draw:style-name="gr8" draw:text-style-name="P2" draw:layer="layout" svg:x1="24.246cm" svg:y1="3.746cm" svg:x2="24.246cm" svg:y2="3.707cm">
          <text:p/>
        </draw:line>
        <draw:line draw:style-name="gr8" draw:text-style-name="P2" draw:layer="layout" svg:x1="24.265cm" svg:y1="3.697cm" svg:x2="24.246cm" svg:y2="3.712cm">
          <text:p/>
        </draw:line>
        <draw:line draw:style-name="gr8" draw:text-style-name="P2" draw:layer="layout" svg:x1="24.247cm" svg:y1="3.712cm" svg:x2="23.992cm" svg:y2="3.531cm">
          <text:p/>
        </draw:line>
        <draw:line draw:style-name="gr8" draw:text-style-name="P2" draw:layer="layout" svg:x1="24.014cm" svg:y1="3.52cm" svg:x2="23.992cm" svg:y2="3.532cm">
          <text:p/>
        </draw:line>
        <draw:line draw:style-name="gr8" draw:text-style-name="P2" draw:layer="layout" svg:x1="23.992cm" svg:y1="3.531cm" svg:x2="23.992cm" svg:y2="3.566cm">
          <text:p/>
        </draw:line>
        <draw:line draw:style-name="gr8" draw:text-style-name="P2" draw:layer="layout" svg:x1="23.96cm" svg:y1="3.118cm" svg:x2="23.96cm" svg:y2="3.436cm">
          <text:p/>
        </draw:line>
        <draw:line draw:style-name="gr8" draw:text-style-name="P2" draw:layer="layout" svg:x1="24.046cm" svg:y1="3.394cm" svg:x2="24.031cm" svg:y2="3.376cm">
          <text:p/>
        </draw:line>
        <draw:line draw:style-name="gr8" draw:text-style-name="P2" draw:layer="layout" svg:x1="24.031cm" svg:y1="3.38cm" svg:x2="24.056cm" svg:y2="3.361cm">
          <text:p/>
        </draw:line>
        <draw:line draw:style-name="gr8" draw:text-style-name="P2" draw:layer="layout" svg:x1="24.055cm" svg:y1="3.051cm" svg:x2="24.055cm" svg:y2="3.361cm">
          <text:p/>
        </draw:line>
        <draw:line draw:style-name="gr8" draw:text-style-name="P2" draw:layer="layout" svg:x1="22.522cm" svg:y1="3.107cm" svg:x2="22.073cm" svg:y2="3.422cm">
          <text:p/>
        </draw:line>
        <draw:line draw:style-name="gr8" draw:text-style-name="P2" draw:layer="layout" svg:x1="22.048cm" svg:y1="3.912cm" svg:x2="22.048cm" svg:y2="3.665cm">
          <text:p/>
        </draw:line>
        <draw:path draw:style-name="gr8" draw:text-style-name="P2" draw:layer="layout" svg:width="0.06cm" svg:height="0.113cm" svg:x="21.988cm" svg:y="3.552cm" svg:viewBox="0 0 61 114" svg:d="M61 114c-40-33-61-75-61-114">
          <text:p/>
        </draw:path>
        <draw:path draw:style-name="gr8" draw:text-style-name="P2" draw:layer="layout" svg:width="0.088cm" svg:height="0.131cm" svg:x="21.988cm" svg:y="3.421cm" svg:viewBox="0 0 89 132" svg:d="M0 132c0-49 32-99 89-132">
          <text:p/>
        </draw:path>
        <draw:line draw:style-name="gr8" draw:text-style-name="P2" draw:layer="layout" svg:x1="22.048cm" svg:y1="3.665cm" svg:x2="22.875cm" svg:y2="4.244cm">
          <text:p/>
        </draw:line>
        <draw:line draw:style-name="gr8" draw:text-style-name="P2" draw:layer="layout" svg:x1="22.941cm" svg:y1="4.413cm" svg:x2="22.941cm" svg:y2="4.582cm">
          <text:p/>
        </draw:line>
        <draw:line draw:style-name="gr8" draw:text-style-name="P2" draw:layer="layout" svg:x1="23.018cm" svg:y1="4.349cm" svg:x2="23.224cm" svg:y2="4.495cm">
          <text:p/>
        </draw:line>
        <draw:line draw:style-name="gr8" draw:text-style-name="P2" draw:layer="layout" svg:x1="24.218cm" svg:y1="4.688cm" svg:x2="24.218cm" svg:y2="4.723cm">
          <text:p/>
        </draw:line>
        <draw:line draw:style-name="gr8" draw:text-style-name="P2" draw:layer="layout" svg:x1="24.218cm" svg:y1="4.617cm" svg:x2="24.218cm" svg:y2="4.653cm">
          <text:p/>
        </draw:line>
        <draw:line draw:style-name="gr8" draw:text-style-name="P2" draw:layer="layout" svg:x1="24.246cm" svg:y1="4.423cm" svg:x2="24.246cm" svg:y2="4.459cm">
          <text:p/>
        </draw:line>
        <draw:line draw:style-name="gr8" draw:text-style-name="P2" draw:layer="layout" svg:x1="24.228cm" svg:y1="4.483cm" svg:x2="24.228cm" svg:y2="4.522cm">
          <text:p/>
        </draw:line>
        <draw:line draw:style-name="gr8" draw:text-style-name="P2" draw:layer="layout" svg:x1="24.246cm" svg:y1="4.568cm" svg:x2="24.246cm" svg:y2="4.603cm">
          <text:p/>
        </draw:line>
        <draw:line draw:style-name="gr8" draw:text-style-name="P2" draw:layer="layout" svg:x1="24.247cm" svg:y1="3.757cm" svg:x2="24.228cm" svg:y2="3.772cm">
          <text:p/>
        </draw:line>
        <draw:line draw:style-name="gr8" draw:text-style-name="P2" draw:layer="layout" svg:x1="24.228cm" svg:y1="3.771cm" svg:x2="24.228cm" svg:y2="3.806cm">
          <text:p/>
        </draw:line>
        <draw:line draw:style-name="gr8" draw:text-style-name="P2" draw:layer="layout" svg:x1="24.028cm" svg:y1="3.601cm" svg:x2="24.006cm" svg:y2="3.616cm">
          <text:p/>
        </draw:line>
        <draw:line draw:style-name="gr8" draw:text-style-name="P2" draw:layer="layout" svg:x1="24.006cm" svg:y1="3.612cm" svg:x2="24.229cm" svg:y2="3.772cm">
          <text:p/>
        </draw:line>
        <draw:line draw:style-name="gr8" draw:text-style-name="P2" draw:layer="layout" svg:x1="24.006cm" svg:y1="3.651cm" svg:x2="24.006cm" svg:y2="3.612cm">
          <text:p/>
        </draw:line>
        <draw:line draw:style-name="gr8" draw:text-style-name="P2" draw:layer="layout" svg:x1="23.992cm" svg:y1="3.566cm" svg:x2="24.247cm" svg:y2="3.747cm">
          <text:p/>
        </draw:line>
        <draw:line draw:style-name="gr8" draw:text-style-name="P2" draw:layer="layout" svg:x1="24.242cm" svg:y1="3.439cm" svg:x2="24.242cm" svg:y2="3.372cm">
          <text:p/>
        </draw:line>
        <draw:line draw:style-name="gr8" draw:text-style-name="P2" draw:layer="layout" svg:x1="23.96cm" svg:y1="3.908cm" svg:x2="23.96cm" svg:y2="3.707cm">
          <text:p/>
        </draw:line>
        <draw:line draw:style-name="gr8" draw:text-style-name="P2" draw:layer="layout" svg:x1="24.155cm" svg:y1="3.383cm" svg:x2="24.126cm" svg:y2="3.405cm">
          <text:p/>
        </draw:line>
        <draw:line draw:style-name="gr8" draw:text-style-name="P2" draw:layer="layout" svg:x1="24.131cm" svg:y1="3.404cm" svg:x2="24.115cm" svg:y2="3.433cm">
          <text:p/>
        </draw:line>
        <draw:line draw:style-name="gr8" draw:text-style-name="P2" draw:layer="layout" svg:x1="24.131cm" svg:y1="3.404cm" svg:x2="24.094cm" svg:y2="3.426cm">
          <text:p/>
        </draw:line>
        <draw:path draw:style-name="gr8" draw:text-style-name="P2" draw:layer="layout" svg:width="0.137cm" svg:height="0.244cm" svg:x="23.77cm" svg:y="2.825cm" svg:viewBox="0 0 138 245" svg:d="M138 245c-36-33-68-75-89-118-25-42-42-88-49-127">
          <text:p/>
        </draw:path>
        <draw:path draw:style-name="gr8" draw:text-style-name="P2" draw:layer="layout" svg:width="0.102cm" svg:height="0.229cm" svg:x="23.671cm" svg:y="2.596cm" svg:viewBox="0 0 103 230" svg:d="M0 0c57 75 93 160 103 230">
          <text:p/>
        </draw:path>
        <draw:line draw:style-name="gr8" draw:text-style-name="P2" draw:layer="layout" svg:x1="23.47cm" svg:y1="2.317cm" svg:x2="23.675cm" svg:y2="2.597cm">
          <text:p/>
        </draw:line>
        <draw:path draw:style-name="gr8" draw:text-style-name="P2" draw:layer="layout" svg:width="0.184cm" svg:height="0.321cm" svg:x="23.653cm" svg:y="3.03cm" svg:viewBox="0 0 185 322" svg:d="M0 0c97 86 174 216 185 322">
          <text:p/>
        </draw:path>
        <draw:path draw:style-name="gr8" draw:text-style-name="P2" draw:layer="layout" svg:width="0.099cm" svg:height="0.099cm" svg:x="23.371cm" svg:y="2.218cm" svg:viewBox="0 0 100 100" svg:d="M100 100c-28-43-64-75-100-100">
          <text:p/>
        </draw:path>
        <draw:line draw:style-name="gr8" draw:text-style-name="P2" draw:layer="layout" svg:x1="23.654cm" svg:y1="3.034cm" svg:x2="23.226cm" svg:y2="2.73cm">
          <text:p/>
        </draw:line>
        <draw:line draw:style-name="gr8" draw:text-style-name="P2" draw:layer="layout" svg:x1="23.376cm" svg:y1="2.219cm" svg:x2="23.226cm" svg:y2="2.116cm">
          <text:p/>
        </draw:line>
        <draw:line draw:style-name="gr8" draw:text-style-name="P2" draw:layer="layout" svg:x1="23.226cm" svg:y1="2.73cm" svg:x2="23.226cm" svg:y2="2.116cm">
          <text:p/>
        </draw:line>
        <draw:path draw:style-name="gr8" draw:text-style-name="P2" draw:layer="layout" svg:width="0.304cm" svg:height="0.292cm" svg:x="23.392cm" svg:y="2.509cm" svg:viewBox="0 0 305 293" svg:d="M0 80c0-85 67-106 153-46 85 60 152 173 152 259">
          <text:p/>
        </draw:path>
        <draw:path draw:style-name="gr8" draw:text-style-name="P2" draw:layer="layout" svg:width="0.304cm" svg:height="0.29cm" svg:x="23.392cm" svg:y="2.589cm" svg:viewBox="0 0 305 291" svg:d="M305 213c0 84-67 102-152 45-86-60-153-177-153-258">
          <text:p/>
        </draw:path>
        <draw:line draw:style-name="gr8" draw:text-style-name="P2" draw:layer="layout" svg:x1="23.837cm" svg:y1="3.82cm" svg:x2="23.837cm" svg:y2="3.619cm">
          <text:p/>
        </draw:line>
        <draw:line draw:style-name="gr8" draw:text-style-name="P2" draw:layer="layout" svg:x1="23.777cm" svg:y1="1.728cm" svg:x2="23.926cm" svg:y2="1.831cm">
          <text:p/>
        </draw:line>
        <draw:path draw:style-name="gr8" draw:text-style-name="P2" draw:layer="layout" svg:width="0.099cm" svg:height="0.099cm" svg:x="23.921cm" svg:y="1.83cm" svg:viewBox="0 0 100 100" svg:d="M100 100c-28-40-64-75-100-100">
          <text:p/>
        </draw:path>
        <draw:line draw:style-name="gr8" draw:text-style-name="P2" draw:layer="layout" svg:x1="24.226cm" svg:y1="2.209cm" svg:x2="24.02cm" svg:y2="1.929cm">
          <text:p/>
        </draw:line>
        <draw:path draw:style-name="gr8" draw:text-style-name="P2" draw:layer="layout" svg:width="0.099cm" svg:height="0.229cm" svg:x="24.225cm" svg:y="2.208cm" svg:viewBox="0 0 100 230" svg:d="M0 0c54 74 89 155 100 230">
          <text:p/>
        </draw:path>
        <draw:path draw:style-name="gr8" draw:text-style-name="P2" draw:layer="layout" svg:width="0.138cm" svg:height="0.244cm" svg:x="24.32cm" svg:y="2.437cm" svg:viewBox="0 0 139 245" svg:d="M139 245c-37-32-68-71-93-117-25-43-39-89-46-128">
          <text:p/>
        </draw:path>
        <draw:line draw:style-name="gr8" draw:text-style-name="P2" draw:layer="layout" svg:x1="23.777cm" svg:y1="3.185cm" svg:x2="23.777cm" svg:y2="3.27cm">
          <text:p/>
        </draw:line>
        <draw:path draw:style-name="gr8" draw:text-style-name="P2" draw:layer="layout" svg:width="0.537cm" svg:height="0.33cm" svg:x="23.226cm" svg:y="3.16cm" svg:viewBox="0 0 538 331" svg:d="M538 0c-170 233-392 368-538 322">
          <text:p/>
        </draw:path>
        <draw:line draw:style-name="gr8" draw:text-style-name="P2" draw:layer="layout" svg:x1="23.226cm" svg:y1="3.658cm" svg:x2="23.226cm" svg:y2="3.481cm">
          <text:p/>
        </draw:line>
        <draw:line draw:style-name="gr8" draw:text-style-name="P2" draw:layer="layout" svg:x1="22.803cm" svg:y1="3.954cm" svg:x2="22.803cm" svg:y2="3.03cm">
          <text:p/>
        </draw:line>
        <draw:line draw:style-name="gr8" draw:text-style-name="P2" draw:layer="layout" svg:x1="23.227cm" svg:y1="2.73cm" svg:x2="22.803cm" svg:y2="3.031cm">
          <text:p/>
        </draw:line>
        <draw:line draw:style-name="gr8" draw:text-style-name="P2" draw:layer="layout" svg:x1="23.226cm" svg:y1="2.882cm" svg:x2="23.226cm" svg:y2="2.73cm">
          <text:p/>
        </draw:line>
        <draw:path draw:style-name="gr8" draw:text-style-name="P2" draw:layer="layout" svg:width="0.123cm" svg:height="0.388cm" svg:x="23.103cm" svg:y="2.882cm" svg:viewBox="0 0 124 389" svg:d="M0 389c0-113 46-251 124-389">
          <text:p/>
        </draw:path>
        <draw:path draw:style-name="gr8" draw:text-style-name="P2" draw:layer="layout" svg:width="0.042cm" svg:height="0.021cm" svg:x="23.184cm" svg:y="3.46cm" svg:viewBox="0 0 43 22" svg:d="M43 22c-14-3-32-11-43-22">
          <text:p/>
        </draw:path>
        <draw:path draw:style-name="gr8" draw:text-style-name="P2" draw:layer="layout" svg:width="0.081cm" svg:height="0.19cm" svg:x="23.103cm" svg:y="3.27cm" svg:viewBox="0 0 82 191" svg:d="M82 191c-53-35-82-102-82-191">
          <text:p/>
        </draw:path>
        <draw:line draw:style-name="gr8" draw:text-style-name="P2" draw:layer="layout" svg:x1="22.521cm" svg:y1="3.908cm" svg:x2="22.521cm" svg:y2="2.469cm">
          <text:p/>
        </draw:line>
        <draw:line draw:style-name="gr8" draw:text-style-name="P2" draw:layer="layout" svg:x1="22.521cm" svg:y1="2.469cm" svg:x2="22.804cm" svg:y2="2.671cm">
          <text:p/>
        </draw:line>
        <draw:line draw:style-name="gr8" draw:text-style-name="P2" draw:layer="layout" svg:x1="22.803cm" svg:y1="3.03cm" svg:x2="22.803cm" svg:y2="2.667cm">
          <text:p/>
        </draw:line>
        <draw:line draw:style-name="gr8" draw:text-style-name="P2" draw:layer="layout" svg:x1="22.521cm" svg:y1="3.908cm" svg:x2="22.804cm" svg:y2="4.11cm">
          <text:p/>
        </draw:line>
        <draw:line draw:style-name="gr8" draw:text-style-name="P2" draw:layer="layout" svg:x1="22.885cm" svg:y1="4.241cm" svg:x2="22.521cm" svg:y2="3.908cm">
          <text:p/>
        </draw:line>
        <draw:path draw:style-name="gr8" draw:text-style-name="P2" draw:layer="layout" svg:width="0.025cm" svg:height="0.032cm" svg:x="23.399cm" svg:y="4.028cm" svg:viewBox="0 0 26 33" svg:d="M0 33c7-14 15-26 26-33">
          <text:p/>
        </draw:path>
        <draw:path draw:style-name="gr8" draw:text-style-name="P2" draw:layer="layout" svg:width="0.269cm" svg:height="0.242cm" svg:x="23.42cm" svg:y="4.019cm" svg:viewBox="0 0 270 243" svg:d="M0 9c37-21 93-7 150 43 56 49 102 123 120 191">
          <text:p/>
        </draw:path>
        <draw:line draw:style-name="gr8" draw:text-style-name="P2" draw:layer="layout" svg:x1="24.055cm" svg:y1="3.362cm" svg:x2="24.155cm" svg:y2="3.291cm">
          <text:p/>
        </draw:line>
        <draw:line draw:style-name="gr8" draw:text-style-name="P2" draw:layer="layout" svg:x1="24.154cm" svg:y1="3.291cm" svg:x2="24.154cm" svg:y2="2.98cm">
          <text:p/>
        </draw:line>
        <draw:line draw:style-name="gr8" draw:text-style-name="P2" draw:layer="layout" svg:x1="24.158cm" svg:y1="3.331cm" svg:x2="24.194cm" svg:y2="3.305cm">
          <text:p/>
        </draw:line>
        <draw:line draw:style-name="gr8" draw:text-style-name="P2" draw:layer="layout" svg:x1="24.154cm" svg:y1="3.292cm" svg:x2="24.183cm" svg:y2="3.273cm">
          <text:p/>
        </draw:line>
        <draw:line draw:style-name="gr8" draw:text-style-name="P2" draw:layer="layout" svg:x1="24.183cm" svg:y1="3.273cm" svg:x2="24.158cm" svg:y2="3.331cm">
          <text:p/>
        </draw:line>
        <draw:line draw:style-name="gr8" draw:text-style-name="P2" draw:layer="layout" svg:x1="24.162cm" svg:y1="3.33cm" svg:x2="24.154cm" svg:y2="3.334cm">
          <text:p/>
        </draw:line>
        <draw:line draw:style-name="gr8" draw:text-style-name="P2" draw:layer="layout" svg:x1="24.194cm" svg:y1="3.305cm" svg:x2="24.154cm" svg:y2="3.334cm">
          <text:p/>
        </draw:line>
        <draw:line draw:style-name="gr8" draw:text-style-name="P2" draw:layer="layout" svg:x1="24.16cm" svg:y1="3.333cm" svg:x2="24.154cm" svg:y2="3.341cm">
          <text:p/>
        </draw:line>
        <draw:line draw:style-name="gr8" draw:text-style-name="P2" draw:layer="layout" svg:x1="24.154cm" svg:y1="3.383cm" svg:x2="24.154cm" svg:y2="3.337cm">
          <text:p/>
        </draw:line>
        <draw:line draw:style-name="gr8" draw:text-style-name="P2" draw:layer="layout" svg:x1="24.084cm" svg:y1="3.418cm" svg:x2="24.084cm" svg:y2="3.383cm">
          <text:p/>
        </draw:line>
        <draw:line draw:style-name="gr8" draw:text-style-name="P2" draw:layer="layout" svg:x1="24.084cm" svg:y1="3.383cm" svg:x2="24.084cm" svg:y2="3.379cm">
          <text:p/>
        </draw:line>
        <draw:line draw:style-name="gr8" draw:text-style-name="P2" draw:layer="layout" svg:x1="24.084cm" svg:y1="3.379cm" svg:x2="24.084cm" svg:y2="3.361cm">
          <text:p/>
        </draw:line>
        <draw:line draw:style-name="gr8" draw:text-style-name="P2" draw:layer="layout" svg:x1="24.055cm" svg:y1="3.384cm" svg:x2="24.088cm" svg:y2="3.361cm">
          <text:p/>
        </draw:line>
        <draw:line draw:style-name="gr8" draw:text-style-name="P2" draw:layer="layout" svg:x1="24.041cm" svg:y1="3.394cm" svg:x2="24.056cm" svg:y2="3.383cm">
          <text:p/>
        </draw:line>
        <draw:line draw:style-name="gr8" draw:text-style-name="P2" draw:layer="layout" svg:x1="24.055cm" svg:y1="3.361cm" svg:x2="24.055cm" svg:y2="3.383cm">
          <text:p/>
        </draw:line>
        <draw:line draw:style-name="gr8" draw:text-style-name="P2" draw:layer="layout" svg:x1="24.155cm" svg:y1="3.337cm" svg:x2="24.126cm" svg:y2="3.405cm">
          <text:p/>
        </draw:line>
        <draw:line draw:style-name="gr8" draw:text-style-name="P2" draw:layer="layout" svg:x1="24.154cm" svg:y1="3.337cm" svg:x2="24.154cm" svg:y2="3.333cm">
          <text:p/>
        </draw:line>
        <draw:line draw:style-name="gr8" draw:text-style-name="P2" draw:layer="layout" svg:x1="24.155cm" svg:y1="3.333cm" svg:x2="24.084cm" svg:y2="3.387cm">
          <text:p/>
        </draw:line>
        <draw:line draw:style-name="gr8" draw:text-style-name="P2" draw:layer="layout" svg:x1="24.226cm" svg:y1="2.208cm" svg:x2="23.671cm" svg:y2="2.597cm">
          <text:p/>
        </draw:line>
        <draw:line draw:style-name="gr8" draw:text-style-name="P2" draw:layer="layout" svg:x1="23.226cm" svg:y1="2.117cm" svg:x2="23.778cm" svg:y2="1.728cm">
          <text:p/>
        </draw:line>
        <draw:line draw:style-name="gr8" draw:text-style-name="P2" draw:layer="layout" svg:x1="23.227cm" svg:y1="2.116cm" svg:x2="23.029cm" svg:y2="2.255cm">
          <text:p/>
        </draw:line>
        <draw:line draw:style-name="gr8" draw:text-style-name="P2" draw:layer="layout" svg:x1="22.803cm" svg:y1="2.671cm" svg:x2="23.03cm" svg:y2="2.254cm">
          <text:p/>
        </draw:line>
        <draw:path draw:style-name="gr8" draw:text-style-name="P2" draw:layer="layout" svg:width="0.13cm" svg:height="0.14cm" svg:x="22.909cm" svg:y="2.717cm" svg:viewBox="0 0 131 141" svg:d="M0 141c0-33 21-75 50-107 32-28 64-43 81-28">
          <text:p/>
        </draw:path>
        <draw:path draw:style-name="gr8" draw:text-style-name="P2" draw:layer="layout" svg:width="0.129cm" svg:height="0.17cm" svg:x="22.923cm" svg:y="2.723cm" svg:viewBox="0 0 130 171" svg:d="M117 0c22 18 15 68-17 114-32 42-79 67-100 53">
          <text:p/>
        </draw:path>
        <draw:path draw:style-name="gr8" draw:text-style-name="P2" draw:layer="layout" svg:width="0.014cm" svg:height="0.036cm" svg:x="22.909cm" svg:y="2.853cm" svg:viewBox="0 0 15 37" svg:d="M15 37c-7-8-15-19-15-37">
          <text:p/>
        </draw:path>
        <draw:line draw:style-name="gr8" draw:text-style-name="P2" draw:layer="layout" svg:x1="24.144cm" svg:y1="2.095cm" svg:x2="24.144cm" svg:y2="2.007cm">
          <text:p/>
        </draw:line>
        <draw:path draw:style-name="gr8" draw:text-style-name="P2" draw:layer="layout" svg:width="0.025cm" svg:height="0.056cm" svg:x="24.119cm" svg:y="2.007cm" svg:viewBox="0 0 26 57" svg:d="M26 0c-4 17-15 40-26 57">
          <text:p/>
        </draw:path>
        <draw:path draw:style-name="gr8" draw:text-style-name="P2" draw:layer="layout" svg:width="0.078cm" svg:height="0.031cm" svg:x="24.055cm" svg:y="1.948cm" svg:viewBox="0 0 79 32" svg:d="M0 32c33-30 61-40 79-26">
          <text:p/>
        </draw:path>
        <draw:path draw:style-name="gr8" draw:text-style-name="P2" draw:layer="layout" svg:width="0.011cm" svg:height="0.014cm" svg:x="24.133cm" svg:y="1.954cm" svg:viewBox="0 0 12 15" svg:d="M0 0c8 0 8 7 12 15">
          <text:p/>
        </draw:path>
        <draw:line draw:style-name="gr8" draw:text-style-name="P2" draw:layer="layout" svg:x1="24.144cm" svg:y1="1.968cm" svg:x2="24.144cm" svg:y2="1.732cm">
          <text:p/>
        </draw:line>
        <draw:line draw:style-name="gr8" draw:text-style-name="P2" draw:layer="layout" svg:x1="23.798cm" svg:y1="1.714cm" svg:x2="24.145cm" svg:y2="1.733cm">
          <text:p/>
        </draw:line>
        <draw:line draw:style-name="gr8" draw:text-style-name="P2" draw:layer="layout" svg:x1="23.777cm" svg:y1="1.729cm" svg:x2="23.802cm" svg:y2="1.714cm">
          <text:p/>
        </draw:line>
        <draw:path draw:style-name="gr8" draw:text-style-name="P2" draw:layer="layout" svg:width="0.402cm" svg:height="0.349cm" svg:x="23.103cm" svg:y="2.924cm" svg:viewBox="0 0 403 350" svg:d="M403 0c-113 174-264 304-403 350">
          <text:p/>
        </draw:path>
        <draw:path draw:style-name="gr8" draw:text-style-name="P2" draw:layer="layout" svg:width="0.071cm" svg:height="0.103cm" svg:x="23.226cm" svg:y="2.779cm" svg:viewBox="0 0 72 104" svg:d="M0 104c22-36 43-71 72-104">
          <text:p/>
        </draw:path>
        <draw:line draw:style-name="gr8" draw:text-style-name="P2" draw:layer="layout" svg:x1="22.748cm" svg:y1="2.056cm" svg:x2="22.521cm" svg:y2="2.47cm">
          <text:p/>
        </draw:line>
        <draw:line draw:style-name="gr8" draw:text-style-name="P2" draw:layer="layout" svg:x1="22.747cm" svg:y1="2.056cm" svg:x2="23.03cm" svg:y2="2.255cm">
          <text:p/>
        </draw:line>
        <draw:line draw:style-name="gr8" draw:text-style-name="P2" draw:layer="layout" svg:x1="23.798cm" svg:y1="1.527cm" svg:x2="23.972cm" svg:y2="1.539cm">
          <text:p/>
        </draw:line>
        <draw:line draw:style-name="gr8" draw:text-style-name="P2" draw:layer="layout" svg:x1="24.084cm" svg:y1="3.384cm" svg:x2="24.155cm" svg:y2="3.333cm">
          <text:p/>
        </draw:line>
        <draw:line draw:style-name="gr8" draw:text-style-name="P2" draw:layer="layout" svg:x1="24.154cm" svg:y1="3.333cm" svg:x2="24.154cm" svg:y2="3.291cm">
          <text:p/>
        </draw:line>
        <draw:line draw:style-name="gr8" draw:text-style-name="P2" draw:layer="layout" svg:x1="24.154cm" svg:y1="3.334cm" svg:x2="24.16cm" svg:y2="3.33cm">
          <text:p/>
        </draw:line>
        <draw:polyline draw:style-name="gr8" draw:text-style-name="P2" draw:layer="layout" svg:width="0cm" svg:height="0cm" svg:x="24.154cm" svg:y="3.333cm" svg:viewBox="0 0 0 0" draw:points="0,0">
          <text:p/>
        </draw:polyline>
        <draw:line draw:style-name="gr8" draw:text-style-name="P2" draw:layer="layout" svg:x1="24.16cm" svg:y1="3.333cm" svg:x2="24.154cm" svg:y2="3.338cm">
          <text:p/>
        </draw:line>
        <draw:path draw:style-name="gr8" draw:text-style-name="P2" draw:layer="layout" svg:width="0.116cm" svg:height="0.085cm" svg:x="23.195cm" svg:y="3.146cm" svg:viewBox="0 0 117 86" svg:d="M117 0c-53 15-100 47-117 86">
          <text:p/>
        </draw:path>
        <draw:line draw:style-name="gr8" draw:text-style-name="P2" draw:layer="layout" svg:x1="23.029cm" svg:y1="1.943cm" svg:x2="23.029cm" svg:y2="2.254cm">
          <text:p/>
        </draw:line>
        <draw:path draw:style-name="gr8" draw:text-style-name="P2" draw:layer="layout" svg:width="0.18cm" svg:height="0.353cm" svg:x="23.029cm" svg:y="1.594cm" svg:viewBox="0 0 181 354" svg:d="M0 354c3-114 77-255 181-354">
          <text:p/>
        </draw:path>
        <draw:line draw:style-name="gr8" draw:text-style-name="P2" draw:layer="layout" svg:x1="23.209cm" svg:y1="1.595cm" svg:x2="23.63cm" svg:y2="1.301cm">
          <text:p/>
        </draw:line>
        <draw:path draw:style-name="gr8" draw:text-style-name="P2" draw:layer="layout" svg:width="0.127cm" svg:height="0.018cm" svg:x="23.629cm" svg:y="1.283cm" svg:viewBox="0 0 128 19" svg:d="M0 19c49-25 96-25 128 0">
          <text:p/>
        </draw:path>
        <draw:path draw:style-name="gr8" draw:text-style-name="P2" draw:layer="layout" svg:width="0.045cm" svg:height="0.096cm" svg:x="23.756cm" svg:y="1.301cm" svg:viewBox="0 0 46 97" svg:d="M0 0c29 18 43 53 46 97">
          <text:p/>
        </draw:path>
        <draw:line draw:style-name="gr8" draw:text-style-name="P2" draw:layer="layout" svg:x1="23.798cm" svg:y1="1.397cm" svg:x2="23.798cm" svg:y2="1.714cm">
          <text:p/>
        </draw:line>
        <draw:path draw:style-name="gr8" draw:text-style-name="P2" draw:layer="layout" svg:width="0.095cm" svg:height="0.103cm" svg:x="23.53cm" svg:y="1.431cm" svg:viewBox="0 0 96 104" svg:d="M0 104c0-25 14-54 35-79 25-24 47-31 61-21">
          <text:p/>
        </draw:path>
        <draw:path draw:style-name="gr8" draw:text-style-name="P2" draw:layer="layout" svg:width="0.096cm" svg:height="0.127cm" svg:x="23.54cm" svg:y="1.435cm" svg:viewBox="0 0 97 128" svg:d="M86 0c18 11 14 51-11 86-25 32-57 49-75 39">
          <text:p/>
        </draw:path>
        <draw:path draw:style-name="gr8" draw:text-style-name="P2" draw:layer="layout" svg:width="0.01cm" svg:height="0.025cm" svg:x="23.53cm" svg:y="1.534cm" svg:viewBox="0 0 11 26" svg:d="M11 26c-8-4-11-15-11-26">
          <text:p/>
        </draw:path>
        <draw:path draw:style-name="gr8" draw:text-style-name="P2" draw:layer="layout" svg:width="0.096cm" svg:height="0.102cm" svg:x="23.212cm" svg:y="1.653cm" svg:viewBox="0 0 97 103" svg:d="M0 103c0-21 14-53 37-75 21-24 45-35 60-24">
          <text:p/>
        </draw:path>
        <draw:path draw:style-name="gr8" draw:text-style-name="P2" draw:layer="layout" svg:width="0.099cm" svg:height="0.128cm" svg:x="23.219cm" svg:y="1.658cm" svg:viewBox="0 0 100 129" svg:d="M90 0c17 14 10 49-11 85-26 36-61 53-79 39">
          <text:p/>
        </draw:path>
        <draw:path draw:style-name="gr8" draw:text-style-name="P2" draw:layer="layout" svg:width="0.011cm" svg:height="0.025cm" svg:x="23.212cm" svg:y="1.756cm" svg:viewBox="0 0 12 26" svg:d="M12 26c-7-3-12-14-12-26">
          <text:p/>
        </draw:path>
        <draw:path draw:style-name="gr8" draw:text-style-name="P2" draw:layer="layout" svg:width="0.003cm" svg:height="0.039cm" svg:x="24.144cm" svg:y="1.968cm" svg:viewBox="0 0 4 40" svg:d="M0 0c5 7 5 25 0 40">
          <text:p/>
        </draw:path>
        <draw:line draw:style-name="gr8" draw:text-style-name="P2" draw:layer="layout" svg:x1="24.254cm" svg:y1="1.736cm" svg:x2="24.144cm" svg:y2="1.732cm">
          <text:p/>
        </draw:line>
        <draw:line draw:style-name="gr8" draw:text-style-name="P2" draw:layer="layout" svg:x1="24.253cm" svg:y1="2.254cm" svg:x2="24.253cm" svg:y2="1.735cm">
          <text:p/>
        </draw:line>
        <draw:line draw:style-name="gr8" draw:text-style-name="P2" draw:layer="layout" svg:x1="23.979cm" svg:y1="1.542cm" svg:x2="23.971cm" svg:y2="1.538cm">
          <text:p/>
        </draw:line>
        <draw:line draw:style-name="gr8" draw:text-style-name="P2" draw:layer="layout" svg:x1="23.974cm" svg:y1="1.541cm" svg:x2="24.081cm" svg:y2="1.616cm">
          <text:p/>
        </draw:line>
        <draw:line draw:style-name="gr8" draw:text-style-name="P2" draw:layer="layout" svg:x1="24.08cm" svg:y1="1.612cm" svg:x2="24.254cm" svg:y2="1.736cm">
          <text:p/>
        </draw:line>
        <draw:path draw:style-name="gr8" draw:text-style-name="P2" draw:layer="layout" svg:width="0.13cm" svg:height="0.016cm" svg:x="23.343cm" svg:y="1.084cm" svg:viewBox="0 0 131 17" svg:d="M0 17c56-23 99-23 131 0">
          <text:p/>
        </draw:path>
        <draw:line draw:style-name="gr8" draw:text-style-name="P2" draw:layer="layout" svg:x1="23.347cm" svg:y1="1.1cm" svg:x2="22.927cm" svg:y2="1.398cm">
          <text:p/>
        </draw:line>
        <draw:path draw:style-name="gr8" draw:text-style-name="P2" draw:layer="layout" svg:width="0.183cm" svg:height="0.349cm" svg:x="22.747cm" svg:y="1.397cm" svg:viewBox="0 0 184 350" svg:d="M0 350c3-110 78-255 184-350">
          <text:p/>
        </draw:path>
        <draw:line draw:style-name="gr8" draw:text-style-name="P2" draw:layer="layout" svg:x1="22.747cm" svg:y1="1.746cm" svg:x2="22.747cm" svg:y2="2.056cm">
          <text:p/>
        </draw:line>
        <draw:line draw:style-name="gr8" draw:text-style-name="P2" draw:layer="layout" svg:x1="22.747cm" svg:y1="1.746cm" svg:x2="23.03cm" svg:y2="1.948cm">
          <text:p/>
        </draw:line>
        <draw:line draw:style-name="gr8" draw:text-style-name="P2" draw:layer="layout" svg:x1="22.927cm" svg:y1="1.397cm" svg:x2="23.21cm" svg:y2="1.595cm">
          <text:p/>
        </draw:line>
        <draw:line draw:style-name="gr8" draw:text-style-name="P2" draw:layer="layout" svg:x1="23.343cm" svg:y1="1.1cm" svg:x2="23.63cm" svg:y2="1.302cm">
          <text:p/>
        </draw:line>
        <draw:path draw:style-name="gr8" draw:text-style-name="P2" draw:layer="layout" svg:width="0.007cm" svg:height="0.014cm" svg:x="22.874cm" svg:y="4.988cm" svg:viewBox="0 0 8 15" svg:d="M0 15c0-7 3-12 8-15">
          <text:p/>
        </draw:path>
        <draw:path draw:style-name="gr8" draw:text-style-name="P2" draw:layer="layout" svg:width="0.05cm" svg:height="0.064cm" svg:x="22.877cm" svg:y="4.987cm" svg:viewBox="0 0 51 65" svg:d="M0 1c7-4 25 3 40 21 11 19 14 36 7 43">
          <text:p/>
        </draw:path>
        <draw:path draw:style-name="gr8" draw:text-style-name="P2" draw:layer="layout" svg:width="0.049cm" svg:height="0.051cm" svg:x="22.874cm" svg:y="5.002cm" svg:viewBox="0 0 50 52" svg:d="M50 50c-11 4-22 0-33-10-10-11-17-30-17-40">
          <text:p/>
        </draw:path>
        <draw:path draw:style-name="gr8" draw:text-style-name="P2" draw:layer="layout" svg:width="0.098cm" svg:height="0.127cm" svg:x="22.958cm" svg:y="4.882cm" svg:viewBox="0 0 99 128" svg:d="M0 3c18-10 54 8 79 39 21 36 28 75 10 86">
          <text:p/>
        </draw:path>
        <draw:path draw:style-name="gr8" draw:text-style-name="P2" draw:layer="layout" svg:width="0.106cm" svg:height="0.137cm" svg:x="22.937cm" svg:y="4.889cm" svg:viewBox="0 0 107 138" svg:d="M0 3c19-11 58 7 82 42 25 39 33 82 14 93">
          <text:p/>
        </draw:path>
        <draw:path draw:style-name="gr8" draw:text-style-name="P2" draw:layer="layout" svg:width="0.118cm" svg:height="0.152cm" svg:x="22.87cm" svg:y="4.923cm" svg:viewBox="0 0 119 153" svg:d="M0 4c21-14 60 7 93 50 28 43 35 85 14 99">
          <text:p/>
        </draw:path>
        <draw:path draw:style-name="gr8" draw:text-style-name="P2" draw:layer="layout" svg:width="0.014cm" svg:height="0.032cm" svg:x="22.835cm" svg:y="4.945cm" svg:viewBox="0 0 15 33" svg:d="M0 33c0-15 3-25 15-33">
          <text:p/>
        </draw:path>
        <draw:path draw:style-name="gr8" draw:text-style-name="P2" draw:layer="layout" svg:width="0.118cm" svg:height="0.156cm" svg:x="22.845cm" svg:y="4.941cm" svg:viewBox="0 0 119 157" svg:d="M0 4c22-14 64 8 92 50 29 39 36 86 15 103">
          <text:p/>
        </draw:path>
        <draw:path draw:style-name="gr8" draw:text-style-name="P2" draw:layer="layout" svg:width="0.116cm" svg:height="0.125cm" svg:x="22.835cm" svg:y="4.977cm" svg:viewBox="0 0 117 126" svg:d="M117 121c-14 12-47 0-71-28-29-28-46-64-46-93">
          <text:p/>
        </draw:path>
        <draw:path draw:style-name="gr8" draw:text-style-name="P2" draw:layer="layout" svg:width="0.004cm" svg:height="0.014cm" svg:x="23.226cm" svg:y="5.238cm" svg:viewBox="0 0 5 15" svg:d="M0 15c0-7 0-11 5-15">
          <text:p/>
        </draw:path>
        <draw:path draw:style-name="gr8" draw:text-style-name="P2" draw:layer="layout" svg:width="0.05cm" svg:height="0.067cm" svg:x="23.23cm" svg:y="5.236cm" svg:viewBox="0 0 51 68" svg:d="M0 3c11-8 29 4 40 18 10 21 14 39 7 47">
          <text:p/>
        </draw:path>
        <draw:path draw:style-name="gr8" draw:text-style-name="P2" draw:layer="layout" svg:width="0.05cm" svg:height="0.054cm" svg:x="23.226cm" svg:y="5.249cm" svg:viewBox="0 0 51 55" svg:d="M51 54c-7 3-18 0-33-11-11-14-18-29-18-43">
          <text:p/>
        </draw:path>
        <draw:path draw:style-name="gr8" draw:text-style-name="P2" draw:layer="layout" svg:width="0.098cm" svg:height="0.127cm" svg:x="23.311cm" svg:y="5.132cm" svg:viewBox="0 0 99 128" svg:d="M0 4c18-14 53 7 79 40 21 35 28 74 10 84">
          <text:p/>
        </draw:path>
        <draw:path draw:style-name="gr8" draw:text-style-name="P2" draw:layer="layout" svg:width="0.106cm" svg:height="0.138cm" svg:x="23.29cm" svg:y="5.139cm" svg:viewBox="0 0 107 139" svg:d="M0 4c21-14 56 7 82 43 28 36 32 78 14 92">
          <text:p/>
        </draw:path>
        <draw:path draw:style-name="gr8" draw:text-style-name="P2" draw:layer="layout" svg:width="0.118cm" svg:height="0.152cm" svg:x="23.223cm" svg:y="5.174cm" svg:viewBox="0 0 119 153" svg:d="M0 4c21-14 60 7 93 46 28 43 35 89 14 103">
          <text:p/>
        </draw:path>
        <draw:path draw:style-name="gr8" draw:text-style-name="P2" draw:layer="layout" svg:width="0.014cm" svg:height="0.028cm" svg:x="23.188cm" svg:y="5.196cm" svg:viewBox="0 0 15 29" svg:d="M0 29c0-15 4-26 15-29">
          <text:p/>
        </draw:path>
        <draw:path draw:style-name="gr8" draw:text-style-name="P2" draw:layer="layout" svg:width="0.114cm" svg:height="0.152cm" svg:x="23.202cm" svg:y="5.192cm" svg:viewBox="0 0 115 153" svg:d="M0 4c17-14 60 7 88 46 29 43 36 89 14 103">
          <text:p/>
        </draw:path>
        <draw:path draw:style-name="gr8" draw:text-style-name="P2" draw:layer="layout" svg:width="0.116cm" svg:height="0.125cm" svg:x="23.188cm" svg:y="5.224cm" svg:viewBox="0 0 117 126" svg:d="M117 121c-14 14-42 0-72-28-28-26-45-65-45-93">
          <text:p/>
        </draw:path>
        <draw:path draw:style-name="gr8" draw:text-style-name="P2" draw:layer="layout" svg:width="0.004cm" svg:height="0.01cm" svg:x="23.226cm" svg:y="4.554cm" svg:viewBox="0 0 5 11" svg:d="M0 11c0-3 0-11 5-11">
          <text:p/>
        </draw:path>
        <draw:path draw:style-name="gr8" draw:text-style-name="P2" draw:layer="layout" svg:width="0.05cm" svg:height="0.063cm" svg:x="23.23cm" svg:y="4.551cm" svg:viewBox="0 0 51 64" svg:d="M0 3c11-7 29 0 40 22 10 14 14 32 7 39">
          <text:p/>
        </draw:path>
        <draw:path draw:style-name="gr8" draw:text-style-name="P2" draw:layer="layout" svg:width="0.05cm" svg:height="0.053cm" svg:x="23.226cm" svg:y="4.564cm" svg:viewBox="0 0 51 54" svg:d="M51 51c-7 7-18 0-33-11-11-11-18-29-18-40">
          <text:p/>
        </draw:path>
        <draw:path draw:style-name="gr8" draw:text-style-name="P2" draw:layer="layout" svg:width="0.098cm" svg:height="0.13cm" svg:x="23.311cm" svg:y="4.445cm" svg:viewBox="0 0 99 131" svg:d="M0 3c18-11 53 7 79 43 21 36 28 71 10 85">
          <text:p/>
        </draw:path>
        <draw:path draw:style-name="gr8" draw:text-style-name="P2" draw:layer="layout" svg:width="0.106cm" svg:height="0.136cm" svg:x="23.29cm" svg:y="4.452cm" svg:viewBox="0 0 107 137" svg:d="M0 3c21-11 56 7 82 46 28 35 32 78 14 88">
          <text:p/>
        </draw:path>
        <draw:path draw:style-name="gr8" draw:text-style-name="P2" draw:layer="layout" svg:width="0.118cm" svg:height="0.154cm" svg:x="23.223cm" svg:y="4.488cm" svg:viewBox="0 0 119 155" svg:d="M0 6c21-18 60 7 93 47 28 42 35 84 14 102">
          <text:p/>
        </draw:path>
        <draw:path draw:style-name="gr8" draw:text-style-name="P2" draw:layer="layout" svg:width="0.014cm" svg:height="0.032cm" svg:x="23.188cm" svg:y="4.508cm" svg:viewBox="0 0 15 33" svg:d="M0 33c0-14 4-25 15-33">
          <text:p/>
        </draw:path>
        <draw:path draw:style-name="gr8" draw:text-style-name="P2" draw:layer="layout" svg:width="0.114cm" svg:height="0.152cm" svg:x="23.202cm" svg:y="4.504cm" svg:viewBox="0 0 115 153" svg:d="M0 4c17-14 60 7 88 49 29 39 36 86 14 100">
          <text:p/>
        </draw:path>
        <draw:path draw:style-name="gr8" draw:text-style-name="P2" draw:layer="layout" svg:width="0.116cm" svg:height="0.126cm" svg:x="23.188cm" svg:y="4.536cm" svg:viewBox="0 0 117 127" svg:d="M117 121c-14 14-42 4-72-25-28-28-45-68-45-96">
          <text:p/>
        </draw:path>
        <draw:path draw:style-name="gr8" draw:text-style-name="P2" draw:layer="layout" svg:width="0.007cm" svg:height="0.015cm" svg:x="22.874cm" svg:y="4.303cm" svg:viewBox="0 0 8 16" svg:d="M0 16c0-8 3-11 8-16">
          <text:p/>
        </draw:path>
        <draw:path draw:style-name="gr8" draw:text-style-name="P2" draw:layer="layout" svg:width="0.05cm" svg:height="0.066cm" svg:x="22.877cm" svg:y="4.301cm" svg:viewBox="0 0 51 67" svg:d="M0 2c7-7 25 4 40 23 11 17 14 35 7 42">
          <text:p/>
        </draw:path>
        <draw:path draw:style-name="gr8" draw:text-style-name="P2" draw:layer="layout" svg:width="0.049cm" svg:height="0.054cm" svg:x="22.874cm" svg:y="4.314cm" svg:viewBox="0 0 50 55" svg:d="M50 54c-11 3-22 0-33-14-10-12-17-26-17-40">
          <text:p/>
        </draw:path>
        <draw:path draw:style-name="gr8" draw:text-style-name="P2" draw:layer="layout" svg:width="0.098cm" svg:height="0.128cm" svg:x="22.958cm" svg:y="4.197cm" svg:viewBox="0 0 99 129" svg:d="M0 4c18-14 54 7 79 39 21 36 28 71 10 86">
          <text:p/>
        </draw:path>
        <draw:path draw:style-name="gr8" draw:text-style-name="P2" draw:layer="layout" svg:width="0.106cm" svg:height="0.138cm" svg:x="22.937cm" svg:y="4.204cm" svg:viewBox="0 0 107 139" svg:d="M0 4c19-14 58 8 82 43 25 39 33 78 14 92">
          <text:p/>
        </draw:path>
        <draw:path draw:style-name="gr8" draw:text-style-name="P2" draw:layer="layout" svg:width="0.118cm" svg:height="0.153cm" svg:x="22.87cm" svg:y="4.239cm" svg:viewBox="0 0 119 154" svg:d="M0 4c21-14 60 7 93 50 28 43 35 85 14 100">
          <text:p/>
        </draw:path>
        <draw:path draw:style-name="gr8" draw:text-style-name="P2" draw:layer="layout" svg:width="0.014cm" svg:height="0.028cm" svg:x="22.835cm" svg:y="4.261cm" svg:viewBox="0 0 15 29" svg:d="M0 29c0-14 3-25 15-29">
          <text:p/>
        </draw:path>
        <draw:path draw:style-name="gr8" draw:text-style-name="P2" draw:layer="layout" svg:width="0.118cm" svg:height="0.152cm" svg:x="22.845cm" svg:y="4.257cm" svg:viewBox="0 0 119 153" svg:d="M0 4c22-14 64 7 92 46 29 43 36 89 15 103">
          <text:p/>
        </draw:path>
        <draw:path draw:style-name="gr8" draw:text-style-name="P2" draw:layer="layout" svg:width="0.116cm" svg:height="0.124cm" svg:x="22.835cm" svg:y="4.289cm" svg:viewBox="0 0 117 125" svg:d="M117 121c-14 11-47 0-71-28-29-29-46-64-46-93">
          <text:p/>
        </draw:path>
        <draw:line draw:style-name="gr8" draw:text-style-name="P2" draw:layer="layout" svg:x1="27.393cm" svg:y1="6.074cm" svg:x2="27.393cm" svg:y2="5.274cm">
          <text:p/>
        </draw:line>
        <draw:path draw:style-name="gr8" draw:text-style-name="P2" draw:layer="layout" svg:width="0.124cm" svg:height="0.296cm" svg:x="27.17cm" svg:y="3.753cm" svg:viewBox="0 0 125 297" svg:d="M0 0c46 53 79 106 97 155 17 50 28 97 28 142">
          <text:p/>
        </draw:path>
        <draw:path draw:style-name="gr8" draw:text-style-name="P2" draw:layer="layout" svg:width="0.095cm" svg:height="0.085cm" svg:x="27.075cm" svg:y="3.668cm" svg:viewBox="0 0 96 86" svg:d="M96 86c-10-14-24-29-45-43-16-14-33-28-51-43">
          <text:p/>
        </draw:path>
        <draw:path draw:style-name="gr8" draw:text-style-name="P2" draw:layer="layout" svg:width="0.518cm" svg:height="0.146cm" svg:x="26.557cm" svg:y="3.527cm" svg:viewBox="0 0 519 147" svg:d="M519 147c-21-19-46-33-74-47-42-25-95-46-166-67-53-14-116-25-184-28-32-5-64-5-95-5">
          <text:p/>
        </draw:path>
        <draw:line draw:style-name="gr8" draw:text-style-name="P2" draw:layer="layout" svg:x1="27.837cm" svg:y1="6.72cm" svg:x2="27.837cm" svg:y2="6.046cm">
          <text:p/>
        </draw:line>
        <draw:line draw:style-name="gr8" draw:text-style-name="P2" draw:layer="layout" svg:x1="26.271cm" svg:y1="7.425cm" svg:x2="26.271cm" svg:y2="6.752cm">
          <text:p/>
        </draw:line>
        <draw:line draw:style-name="gr8" draw:text-style-name="P2" draw:layer="layout" svg:x1="24.479cm" svg:y1="5.753cm" svg:x2="24.479cm" svg:y2="4.028cm">
          <text:p/>
        </draw:line>
        <draw:line draw:style-name="gr8" draw:text-style-name="P2" draw:layer="layout" svg:x1="25.893cm" svg:y1="6.748cm" svg:x2="25.893cm" svg:y2="5.023cm">
          <text:p/>
        </draw:line>
        <draw:path draw:style-name="gr8" draw:text-style-name="P2" draw:layer="layout" svg:width="0cm" svg:height="0.03cm" svg:x="25.893cm" svg:y="4.018cm" svg:viewBox="0 0 0 31" svg:d="M0 0c0 10 0 21 0 31">
          <text:p/>
        </draw:path>
        <draw:line draw:style-name="gr8" draw:text-style-name="P2" draw:layer="layout" svg:x1="27.29cm" svg:y1="4.049cm" svg:x2="27.29cm" svg:y2="4.085cm">
          <text:p/>
        </draw:line>
        <draw:line draw:style-name="gr8" draw:text-style-name="P2" draw:layer="layout" svg:x1="27.29cm" svg:y1="5.023cm" svg:x2="27.29cm" svg:y2="4.085cm">
          <text:p/>
        </draw:line>
        <draw:line draw:style-name="gr8" draw:text-style-name="P2" draw:layer="layout" svg:x1="27.29cm" svg:y1="5.274cm" svg:x2="27.29cm" svg:y2="5.023cm">
          <text:p/>
        </draw:line>
        <draw:path draw:style-name="gr8" draw:text-style-name="P2" draw:layer="layout" svg:width="0.664cm" svg:height="0.494cm" svg:x="25.893cm" svg:y="3.527cm" svg:viewBox="0 0 665 495" svg:d="M665 0c-50 4-103 7-159 21-46 11-99 25-152 46-42 18-89 43-131 71-50 36-85 68-110 100-39 42-60 81-77 116-21 49-32 95-36 141">
          <text:p/>
        </draw:path>
        <draw:line draw:style-name="gr8" draw:text-style-name="P2" draw:layer="layout" svg:x1="25.893cm" svg:y1="5.023cm" svg:x2="25.893cm" svg:y2="4.085cm">
          <text:p/>
        </draw:line>
        <draw:line draw:style-name="gr8" draw:text-style-name="P2" draw:layer="layout" svg:x1="25.527cm" svg:y1="4.3cm" svg:x2="25.527cm" svg:y2="4.37cm">
          <text:p/>
        </draw:line>
        <draw:line draw:style-name="gr8" draw:text-style-name="P2" draw:layer="layout" svg:x1="25.893cm" svg:y1="4.049cm" svg:x2="25.893cm" svg:y2="4.085cm">
          <text:p/>
        </draw:line>
        <draw:line draw:style-name="gr8" draw:text-style-name="P2" draw:layer="layout" svg:x1="24.314cm" svg:y1="3.994cm" svg:x2="23.978cm" svg:y2="3.757cm">
          <text:p/>
        </draw:line>
        <draw:line draw:style-name="gr8" draw:text-style-name="P2" draw:layer="layout" svg:x1="21.988cm" svg:y1="3.552cm" svg:x2="21.988cm" svg:y2="3.799cm">
          <text:p/>
        </draw:line>
        <draw:line draw:style-name="gr8" draw:text-style-name="P2" draw:layer="layout" svg:x1="23.757cm" svg:y1="1.302cm" svg:x2="23.473cm" svg:y2="1.1cm">
          <text:p/>
        </draw:line>
        <draw:line draw:style-name="gr8" draw:text-style-name="P2" draw:layer="layout" svg:x1="23.047cm" svg:y1="5.009cm" svg:x2="23.039cm" svg:y2="5.013cm">
          <text:p/>
        </draw:line>
        <draw:line draw:style-name="gr8" draw:text-style-name="P2" draw:layer="layout" svg:x1="22.963cm" svg:y1="4.885cm" svg:x2="22.955cm" svg:y2="4.891cm">
          <text:p/>
        </draw:line>
        <draw:line draw:style-name="gr8" draw:text-style-name="P2" draw:layer="layout" svg:x1="23.033cm" svg:y1="5.027cm" svg:x2="22.987cm" svg:y2="5.059cm">
          <text:p/>
        </draw:line>
        <draw:line draw:style-name="gr8" draw:text-style-name="P2" draw:layer="layout" svg:x1="22.938cm" svg:y1="4.893cm" svg:x2="22.891cm" svg:y2="4.929cm">
          <text:p/>
        </draw:line>
        <draw:line draw:style-name="gr8" draw:text-style-name="P2" draw:layer="layout" svg:x1="22.977cm" svg:y1="5.076cm" svg:x2="22.951cm" svg:y2="5.098cm">
          <text:p/>
        </draw:line>
        <draw:line draw:style-name="gr8" draw:text-style-name="P2" draw:layer="layout" svg:x1="22.871cm" svg:y1="4.928cm" svg:x2="22.845cm" svg:y2="4.95cm">
          <text:p/>
        </draw:line>
        <draw:line draw:style-name="gr8" draw:text-style-name="P2" draw:layer="layout" svg:x1="23.4cm" svg:y1="5.256cm" svg:x2="23.392cm" svg:y2="5.264cm">
          <text:p/>
        </draw:line>
        <draw:line draw:style-name="gr8" draw:text-style-name="P2" draw:layer="layout" svg:x1="23.316cm" svg:y1="5.136cm" svg:x2="23.308cm" svg:y2="5.14cm">
          <text:p/>
        </draw:line>
        <draw:line draw:style-name="gr8" draw:text-style-name="P2" draw:layer="layout" svg:x1="23.386cm" svg:y1="5.274cm" svg:x2="23.339cm" svg:y2="5.31cm">
          <text:p/>
        </draw:line>
        <draw:line draw:style-name="gr8" draw:text-style-name="P2" draw:layer="layout" svg:x1="23.294cm" svg:y1="5.143cm" svg:x2="23.244cm" svg:y2="5.176cm">
          <text:p/>
        </draw:line>
        <draw:line draw:style-name="gr8" draw:text-style-name="P2" draw:layer="layout" svg:x1="23.33cm" svg:y1="5.326cm" svg:x2="23.304cm" svg:y2="5.345cm">
          <text:p/>
        </draw:line>
        <draw:line draw:style-name="gr8" draw:text-style-name="P2" draw:layer="layout" svg:x1="23.227cm" svg:y1="5.178cm" svg:x2="23.202cm" svg:y2="5.197cm">
          <text:p/>
        </draw:line>
        <draw:line draw:style-name="gr8" draw:text-style-name="P2" draw:layer="layout" svg:x1="23.4cm" svg:y1="4.572cm" svg:x2="23.392cm" svg:y2="4.576cm">
          <text:p/>
        </draw:line>
        <draw:line draw:style-name="gr8" draw:text-style-name="P2" draw:layer="layout" svg:x1="23.316cm" svg:y1="4.448cm" svg:x2="23.308cm" svg:y2="4.456cm">
          <text:p/>
        </draw:line>
        <draw:line draw:style-name="gr8" draw:text-style-name="P2" draw:layer="layout" svg:x1="23.386cm" svg:y1="4.589cm" svg:x2="23.339cm" svg:y2="4.622cm">
          <text:p/>
        </draw:line>
        <draw:line draw:style-name="gr8" draw:text-style-name="P2" draw:layer="layout" svg:x1="23.294cm" svg:y1="4.455cm" svg:x2="23.244cm" svg:y2="4.491cm">
          <text:p/>
        </draw:line>
        <draw:line draw:style-name="gr8" draw:text-style-name="P2" draw:layer="layout" svg:x1="23.33cm" svg:y1="4.642cm" svg:x2="23.304cm" svg:y2="4.657cm">
          <text:p/>
        </draw:line>
        <draw:line draw:style-name="gr8" draw:text-style-name="P2" draw:layer="layout" svg:x1="23.227cm" svg:y1="4.494cm" svg:x2="23.202cm" svg:y2="4.509cm">
          <text:p/>
        </draw:line>
        <draw:line draw:style-name="gr8" draw:text-style-name="P2" draw:layer="layout" svg:x1="23.047cm" svg:y1="4.321cm" svg:x2="23.039cm" svg:y2="4.329cm">
          <text:p/>
        </draw:line>
        <draw:line draw:style-name="gr8" draw:text-style-name="P2" draw:layer="layout" svg:x1="22.963cm" svg:y1="4.201cm" svg:x2="22.955cm" svg:y2="4.207cm">
          <text:p/>
        </draw:line>
        <draw:line draw:style-name="gr8" draw:text-style-name="P2" draw:layer="layout" svg:x1="23.033cm" svg:y1="4.342cm" svg:x2="22.987cm" svg:y2="4.375cm">
          <text:p/>
        </draw:line>
        <draw:line draw:style-name="gr8" draw:text-style-name="P2" draw:layer="layout" svg:x1="22.938cm" svg:y1="4.208cm" svg:x2="22.891cm" svg:y2="4.241cm">
          <text:p/>
        </draw:line>
        <draw:line draw:style-name="gr8" draw:text-style-name="P2" draw:layer="layout" svg:x1="22.977cm" svg:y1="4.392cm" svg:x2="22.951cm" svg:y2="4.41cm">
          <text:p/>
        </draw:line>
        <draw:line draw:style-name="gr8" draw:text-style-name="P2" draw:layer="layout" svg:x1="22.871cm" svg:y1="4.243cm" svg:x2="22.845cm" svg:y2="4.262cm">
          <text:p/>
        </draw:line>
        <draw:path draw:style-name="gr8" draw:text-style-name="P2" draw:layer="layout" svg:width="0.088cm" svg:height="0.014cm" svg:x="14.432cm" svg:y="8.999cm" svg:viewBox="0 0 89 15" svg:d="M0 15c21 0 35-4 50-4 18-4 28-8 39-11">
          <text:p/>
        </draw:path>
        <draw:path draw:style-name="gr8" draw:text-style-name="P2" draw:layer="layout" svg:width="0.088cm" svg:height="0.014cm" svg:x="14.432cm" svg:y="8.999cm" svg:viewBox="0 0 89 15" svg:d="M0 15c21 0 35-4 50-4 18-4 28-8 39-11">
          <text:p/>
        </draw:path>
        <draw:path draw:style-name="gr8" draw:text-style-name="P2" draw:layer="layout" svg:width="0.088cm" svg:height="0.014cm" svg:x="14.432cm" svg:y="8.999cm" svg:viewBox="0 0 89 15" svg:d="M0 15c21 0 35-4 50-4 18-4 28-8 39-11">
          <text:p/>
        </draw:path>
        <draw:path draw:style-name="gr8" draw:text-style-name="P2" draw:layer="layout" svg:width="0.089cm" svg:height="0.014cm" svg:x="14.343cm" svg:y="8.999cm" svg:viewBox="0 0 90 15" svg:d="M0 0c8 3 18 7 32 7 7 4 11 4 19 4 14 0 25 4 39 4">
          <text:p/>
        </draw:path>
        <draw:path draw:style-name="gr8" draw:text-style-name="P2" draw:layer="layout" svg:width="0.088cm" svg:height="0.014cm" svg:x="14.432cm" svg:y="8.999cm" svg:viewBox="0 0 89 15" svg:d="M0 15c21 0 35-4 50-4 18-4 28-8 39-11">
          <text:p/>
        </draw:path>
        <draw:path draw:style-name="gr8" draw:text-style-name="P2" draw:layer="layout" svg:width="0.173cm" svg:height="0.021cm" svg:x="14.432cm" svg:y="9.292cm" svg:viewBox="0 0 174 22" svg:d="M0 22c24 0 49 0 67-4 21 0 36-3 50-7 18 0 32-3 39-7 10 0 18-4 18-4">
          <text:p/>
        </draw:path>
        <draw:path draw:style-name="gr8" draw:text-style-name="P2" draw:layer="layout" svg:width="0.149cm" svg:height="0.014cm" svg:x="14.283cm" svg:y="9.299cm" svg:viewBox="0 0 150 15" svg:d="M0 0c15 3 32 3 60 8 11 3 25 3 39 7 14 0 32 0 51 0">
          <text:p/>
        </draw:path>
        <draw:line draw:style-name="gr8" draw:text-style-name="P2" draw:layer="layout" svg:x1="14.288cm" svg:y1="9.299cm" svg:x2="14.269cm" svg:y2="9.303cm">
          <text:p/>
        </draw:line>
        <draw:polyline draw:style-name="gr8" draw:text-style-name="P2" draw:layer="layout" svg:width="0cm" svg:height="0cm" svg:x="14.269cm" svg:y="9.302cm" svg:viewBox="0 0 0 0" draw:points="0,0">
          <text:p/>
        </draw:polyline>
        <draw:polyline draw:style-name="gr8" draw:text-style-name="P2" draw:layer="layout" svg:width="0cm" svg:height="0cm" svg:x="14.266cm" svg:y="9.302cm" svg:viewBox="0 0 0 0" draw:points="0,0">
          <text:p/>
        </draw:polyline>
        <draw:line draw:style-name="gr8" draw:text-style-name="P2" draw:layer="layout" svg:x1="14.266cm" svg:y1="9.306cm" svg:x2="14.262cm" svg:y2="9.306cm">
          <text:p/>
        </draw:line>
        <draw:line draw:style-name="gr8" draw:text-style-name="P2" draw:layer="layout" svg:x1="14.262cm" svg:y1="9.306cm" svg:x2="14.259cm" svg:y2="9.306cm">
          <text:p/>
        </draw:line>
        <draw:polyline draw:style-name="gr8" draw:text-style-name="P2" draw:layer="layout" svg:width="0cm" svg:height="0cm" svg:x="14.259cm" svg:y="9.306cm" svg:viewBox="0 0 0 0" draw:points="0,0">
          <text:p/>
        </draw:polyline>
        <draw:path draw:style-name="gr8" draw:text-style-name="P2" draw:layer="layout" svg:width="0.004cm" svg:height="0.003cm" svg:x="14.255cm" svg:y="9.306cm" svg:viewBox="0 0 5 4" svg:d="M5 0c-5 4-5 4-5 4">
          <text:p/>
        </draw:path>
        <draw:path draw:style-name="gr8" draw:text-style-name="P2" draw:layer="layout" svg:width="0.025cm" svg:height="0.01cm" svg:x="14.255cm" svg:y="9.299cm" svg:viewBox="0 0 26 11" svg:d="M0 11c4-3 7-3 11-3 4-5 11-5 15-8">
          <text:p/>
        </draw:path>
        <draw:path draw:style-name="gr8" draw:text-style-name="P2" draw:layer="layout" svg:width="0.173cm" svg:height="0.021cm" svg:x="14.432cm" svg:y="9.292cm" svg:viewBox="0 0 174 22" svg:d="M0 22c24 0 49 0 67-4 21 0 36-3 50-7 18 0 32-3 39-7 10 0 18-4 18-4">
          <text:p/>
        </draw:path>
        <draw:path draw:style-name="gr8" draw:text-style-name="P2" draw:layer="layout" svg:width="0.056cm" svg:height="0.004cm" svg:x="14.432cm" svg:y="9.309cm" svg:viewBox="0 0 57 5" svg:d="M0 5c17 0 38 0 57-5">
          <text:p/>
        </draw:path>
        <draw:path draw:style-name="gr8" draw:text-style-name="P2" draw:layer="layout" svg:width="0.021cm" svg:height="0.003cm" svg:x="14.492cm" svg:y="9.306cm" svg:viewBox="0 0 22 4" svg:d="M0 4c7 0 15 0 22-4">
          <text:p/>
        </draw:path>
        <draw:path draw:style-name="gr8" draw:text-style-name="P2" draw:layer="layout" svg:width="0.021cm" svg:height="0.004cm" svg:x="14.516cm" svg:y="9.302cm" svg:viewBox="0 0 22 5" svg:d="M0 5c8 0 19 0 22-5">
          <text:p/>
        </draw:path>
        <draw:path draw:style-name="gr8" draw:text-style-name="P2" draw:layer="layout" svg:width="0.024cm" svg:height="0.003cm" svg:x="14.545cm" svg:y="9.299cm" svg:viewBox="0 0 25 4" svg:d="M0 4c10 0 18-4 25-4">
          <text:p/>
        </draw:path>
        <draw:polyline draw:style-name="gr8" draw:text-style-name="P2" draw:layer="layout" svg:width="0cm" svg:height="0cm" svg:x="14.569cm" svg:y="9.299cm" svg:viewBox="0 0 0 0" draw:points="0,0">
          <text:p/>
        </draw:polyline>
        <draw:line draw:style-name="gr8" draw:text-style-name="P2" draw:layer="layout" svg:x1="14.573cm" svg:y1="9.301cm" svg:x2="14.581cm" svg:y2="9.295cm">
          <text:p/>
        </draw:line>
        <draw:line draw:style-name="gr8" draw:text-style-name="P2" draw:layer="layout" svg:x1="14.583cm" svg:y1="9.295cm" svg:x2="14.587cm" svg:y2="9.295cm">
          <text:p/>
        </draw:line>
        <draw:path draw:style-name="gr8" draw:text-style-name="P2" draw:layer="layout" svg:width="0.012cm" svg:height="0.003cm" svg:x="14.594cm" svg:y="9.292cm" svg:viewBox="0 0 13 4" svg:d="M0 4c8-4 13-4 13-4">
          <text:p/>
        </draw:path>
        <draw:path draw:style-name="gr8" draw:text-style-name="P2" draw:layer="layout" svg:width="0.024cm" svg:height="0cm" svg:x="14.396cm" svg:y="9.313cm" svg:viewBox="0 0 25 0" svg:d="M25 0c-7 0-18 0-25 0">
          <text:p/>
        </draw:path>
        <draw:line draw:style-name="gr8" draw:text-style-name="P2" draw:layer="layout" svg:x1="14.372cm" svg:y1="9.309cm" svg:x2="14.361cm" svg:y2="9.309cm">
          <text:p/>
        </draw:line>
        <draw:path draw:style-name="gr8" draw:text-style-name="P2" draw:layer="layout" svg:width="0.039cm" svg:height="0.011cm" svg:x="14.283cm" svg:y="9.295cm" svg:viewBox="0 0 40 12" svg:d="M40 12c-14-5-29-5-40-12">
          <text:p/>
        </draw:path>
        <draw:line draw:style-name="gr8" draw:text-style-name="P2" draw:layer="layout" svg:x1="14.28cm" svg:y1="9.295cm" svg:x2="14.269cm" svg:y2="9.295cm">
          <text:p/>
        </draw:line>
        <draw:path draw:style-name="gr8" draw:text-style-name="P2" draw:layer="layout" svg:width="0.011cm" svg:height="0.007cm" svg:x="14.255cm" svg:y="9.288cm" svg:viewBox="0 0 12 8" svg:d="M12 8c-8-4-12-8-12-8">
          <text:p/>
        </draw:path>
        <draw:polyline draw:style-name="gr8" draw:text-style-name="P2" draw:layer="layout" svg:width="0cm" svg:height="0cm" svg:x="14.255cm" svg:y="9.288cm" svg:viewBox="0 0 0 0" draw:points="0,0">
          <text:p/>
        </draw:polyline>
        <draw:line draw:style-name="gr8" draw:text-style-name="P2" draw:layer="layout" svg:x1="14.287cm" svg:y1="9.299cm" svg:x2="14.291cm" svg:y2="9.299cm">
          <text:p/>
        </draw:line>
        <draw:line draw:style-name="gr8" draw:text-style-name="P2" draw:layer="layout" svg:x1="14.414cm" svg:y1="9.313cm" svg:x2="14.418cm" svg:y2="9.313cm">
          <text:p/>
        </draw:line>
        <draw:path draw:style-name="gr8" draw:text-style-name="P2" draw:layer="layout" svg:width="0.056cm" svg:height="0.004cm" svg:x="14.432cm" svg:y="9.309cm" svg:viewBox="0 0 57 5" svg:d="M0 5c17 0 38 0 57-5">
          <text:p/>
        </draw:path>
        <draw:path draw:style-name="gr8" draw:text-style-name="P2" draw:layer="layout" svg:width="0.021cm" svg:height="0.003cm" svg:x="14.492cm" svg:y="9.306cm" svg:viewBox="0 0 22 4" svg:d="M0 4c7 0 15 0 22-4">
          <text:p/>
        </draw:path>
        <draw:path draw:style-name="gr8" draw:text-style-name="P2" draw:layer="layout" svg:width="0.021cm" svg:height="0.004cm" svg:x="14.516cm" svg:y="9.302cm" svg:viewBox="0 0 22 5" svg:d="M0 5c8 0 19 0 22-5">
          <text:p/>
        </draw:path>
        <draw:path draw:style-name="gr8" draw:text-style-name="P2" draw:layer="layout" svg:width="0.024cm" svg:height="0.003cm" svg:x="14.545cm" svg:y="9.299cm" svg:viewBox="0 0 25 4" svg:d="M0 4c10 0 18-4 25-4">
          <text:p/>
        </draw:path>
        <draw:polyline draw:style-name="gr8" draw:text-style-name="P2" draw:layer="layout" svg:width="0cm" svg:height="0cm" svg:x="14.569cm" svg:y="9.299cm" svg:viewBox="0 0 0 0" draw:points="0,0">
          <text:p/>
        </draw:polyline>
        <draw:line draw:style-name="gr8" draw:text-style-name="P2" draw:layer="layout" svg:x1="14.573cm" svg:y1="9.301cm" svg:x2="14.581cm" svg:y2="9.295cm">
          <text:p/>
        </draw:line>
        <draw:line draw:style-name="gr8" draw:text-style-name="P2" draw:layer="layout" svg:x1="14.583cm" svg:y1="9.295cm" svg:x2="14.587cm" svg:y2="9.295cm">
          <text:p/>
        </draw:line>
        <draw:path draw:style-name="gr8" draw:text-style-name="P2" draw:layer="layout" svg:width="0.012cm" svg:height="0.003cm" svg:x="14.594cm" svg:y="9.292cm" svg:viewBox="0 0 13 4" svg:d="M0 4c8-4 13-4 13-4">
          <text:p/>
        </draw:path>
        <draw:path draw:style-name="gr8" draw:text-style-name="P2" draw:layer="layout" svg:width="0.628cm" svg:height="0.192cm" svg:x="14.283cm" svg:y="9.122cm" svg:viewBox="0 0 629 193" svg:d="M0 177c226 50 460-18 629-177">
          <text:p/>
        </draw:path>
        <draw:path draw:style-name="gr8" draw:text-style-name="P2" draw:layer="layout" svg:width="0.138cm" svg:height="0.063cm" svg:x="14.149cm" svg:y="9.299cm" svg:viewBox="0 0 139 64" svg:d="M139 0c-49 14-95 39-139 64">
          <text:p/>
        </draw:path>
        <draw:path draw:style-name="gr8" draw:text-style-name="P2" draw:layer="layout" svg:width="0.162cm" svg:height="0.152cm" svg:x="13.987cm" svg:y="9.362cm" svg:viewBox="0 0 163 153" svg:d="M163 0c-63 39-120 93-163 153">
          <text:p/>
        </draw:path>
        <draw:path draw:style-name="gr8" draw:text-style-name="P2" draw:layer="layout" svg:width="0.155cm" svg:height="0.053cm" svg:x="14.132cm" svg:y="9.246cm" svg:viewBox="0 0 156 54" svg:d="M0 0c42 21 93 40 156 54">
          <text:p/>
        </draw:path>
        <draw:path draw:style-name="gr8" draw:text-style-name="P2" draw:layer="layout" svg:width="0.149cm" svg:height="0.018cm" svg:x="14.283cm" svg:y="9.295cm" svg:viewBox="0 0 150 19" svg:d="M150 19c-33 0-61-4-86-4-25-4-46-8-64-15">
          <text:p/>
        </draw:path>
        <draw:path draw:style-name="gr8" draw:text-style-name="P2" draw:layer="layout" svg:width="0.479cm" svg:height="0.191cm" svg:x="14.432cm" svg:y="9.122cm" svg:viewBox="0 0 480 192" svg:d="M0 192c176 0 350-67 480-192">
          <text:p/>
        </draw:path>
        <draw:path draw:style-name="gr8" draw:text-style-name="P2" draw:layer="layout" svg:width="0.479cm" svg:height="0.191cm" svg:x="14.432cm" svg:y="9.122cm" svg:viewBox="0 0 480 192" svg:d="M480 0c0 0-17 14-38 32-25 21-57 46-103 72-38 21-88 42-144 60-61 17-128 28-195 28">
          <text:p/>
        </draw:path>
        <draw:path draw:style-name="gr8" draw:text-style-name="P2" draw:layer="layout" svg:width="0.01cm" svg:height="0.003cm" svg:x="14.139cm" svg:y="9.359cm" svg:viewBox="0 0 11 4" svg:d="M0 0c3 0 8 4 11 4">
          <text:p/>
        </draw:path>
        <draw:path draw:style-name="gr8" draw:text-style-name="P2" draw:layer="layout" svg:width="0.578cm" svg:height="0.201cm" svg:x="15.388cm" svg:y="8.939cm" svg:viewBox="0 0 579 202" svg:d="M579 202c-163-138-371-209-579-202">
          <text:p/>
        </draw:path>
        <draw:path draw:style-name="gr8" draw:text-style-name="P2" draw:layer="layout" svg:width="0.081cm" svg:height="0.007cm" svg:x="15.307cm" svg:y="8.939cm" svg:viewBox="0 0 82 8" svg:d="M82 0c-29 0-54 3-82 8">
          <text:p/>
        </draw:path>
        <draw:path draw:style-name="gr8" draw:text-style-name="P2" draw:layer="layout" svg:width="0.152cm" svg:height="0.035cm" svg:x="15.155cm" svg:y="8.946cm" svg:viewBox="0 0 153 36" svg:d="M153 0c-50 7-103 21-153 36">
          <text:p/>
        </draw:path>
        <draw:path draw:style-name="gr8" draw:text-style-name="P2" draw:layer="layout" svg:width="0.017cm" svg:height="0.007cm" svg:x="15.141cm" svg:y="8.981cm" svg:viewBox="0 0 18 8" svg:d="M18 0c-8 5-15 5-18 8">
          <text:p/>
        </draw:path>
        <draw:path draw:style-name="gr8" draw:text-style-name="P2" draw:layer="layout" svg:width="0.191cm" svg:height="0.095cm" svg:x="14.95cm" svg:y="8.985cm" svg:viewBox="0 0 192 96" svg:d="M192 0c-68 24-132 56-192 96">
          <text:p/>
        </draw:path>
        <draw:line draw:style-name="gr8" draw:text-style-name="P2" draw:layer="layout" svg:x1="15.388cm" svg:y1="8.939cm" svg:x2="15.384cm" svg:y2="8.939cm">
          <text:p/>
        </draw:line>
        <draw:line draw:style-name="gr8" draw:text-style-name="P2" draw:layer="layout" svg:x1="15.381cm" svg:y1="8.939cm" svg:x2="15.377cm" svg:y2="8.939cm">
          <text:p/>
        </draw:line>
        <draw:line draw:style-name="gr8" draw:text-style-name="P2" draw:layer="layout" svg:x1="15.377cm" svg:y1="8.939cm" svg:x2="15.367cm" svg:y2="8.939cm">
          <text:p/>
        </draw:line>
        <draw:line draw:style-name="gr8" draw:text-style-name="P2" draw:layer="layout" svg:x1="15.358cm" svg:y1="8.939cm" svg:x2="15.352cm" svg:y2="8.943cm">
          <text:p/>
        </draw:line>
        <draw:line draw:style-name="gr8" draw:text-style-name="P2" draw:layer="layout" svg:x1="15.349cm" svg:y1="8.942cm" svg:x2="15.342cm" svg:y2="8.942cm">
          <text:p/>
        </draw:line>
        <draw:line draw:style-name="gr8" draw:text-style-name="P2" draw:layer="layout" svg:x1="15.335cm" svg:y1="8.942cm" svg:x2="15.331cm" svg:y2="8.942cm">
          <text:p/>
        </draw:line>
        <draw:polyline draw:style-name="gr8" draw:text-style-name="P2" draw:layer="layout" svg:width="0cm" svg:height="0cm" svg:x="15.328cm" svg:y="8.942cm" svg:viewBox="0 0 0 0" draw:points="0,0">
          <text:p/>
        </draw:polyline>
        <draw:line draw:style-name="gr8" draw:text-style-name="P2" draw:layer="layout" svg:x1="15.325cm" svg:y1="8.942cm" svg:x2="15.321cm" svg:y2="8.947cm">
          <text:p/>
        </draw:line>
        <draw:polyline draw:style-name="gr8" draw:text-style-name="P2" draw:layer="layout" svg:width="0cm" svg:height="0cm" svg:x="15.317cm" svg:y="8.946cm" svg:viewBox="0 0 0 0" draw:points="0,0">
          <text:p/>
        </draw:polyline>
        <draw:polyline draw:style-name="gr8" draw:text-style-name="P2" draw:layer="layout" svg:width="0cm" svg:height="0cm" svg:x="15.317cm" svg:y="8.946cm" svg:viewBox="0 0 0 0" draw:points="0,0">
          <text:p/>
        </draw:polyline>
        <draw:line draw:style-name="gr8" draw:text-style-name="P2" draw:layer="layout" svg:x1="15.314cm" svg:y1="8.946cm" svg:x2="15.307cm" svg:y2="8.946cm">
          <text:p/>
        </draw:line>
        <draw:path draw:style-name="gr8" draw:text-style-name="P2" draw:layer="layout" svg:width="0.043cm" svg:height="0.003cm" svg:x="15.345cm" svg:y="8.939cm" svg:viewBox="0 0 44 4" svg:d="M44 0c-14 0-29 4-44 4">
          <text:p/>
        </draw:path>
        <draw:polyline draw:style-name="gr8" draw:text-style-name="P2" draw:layer="layout" svg:width="0cm" svg:height="0cm" svg:x="15.338cm" svg:y="8.942cm" svg:viewBox="0 0 0 0" draw:points="0,0">
          <text:p/>
        </draw:polyline>
        <draw:line draw:style-name="gr8" draw:text-style-name="P2" draw:layer="layout" svg:x1="15.338cm" svg:y1="8.942cm" svg:x2="15.331cm" svg:y2="8.942cm">
          <text:p/>
        </draw:line>
        <draw:polyline draw:style-name="gr8" draw:text-style-name="P2" draw:layer="layout" svg:width="0cm" svg:height="0cm" svg:x="15.328cm" svg:y="8.942cm" svg:viewBox="0 0 0 0" draw:points="0,0">
          <text:p/>
        </draw:polyline>
        <draw:line draw:style-name="gr8" draw:text-style-name="P2" draw:layer="layout" svg:x1="15.325cm" svg:y1="8.942cm" svg:x2="15.321cm" svg:y2="8.947cm">
          <text:p/>
        </draw:line>
        <draw:line draw:style-name="gr8" draw:text-style-name="P2" draw:layer="layout" svg:x1="15.317cm" svg:y1="8.946cm" svg:x2="15.314cm" svg:y2="8.946cm">
          <text:p/>
        </draw:line>
        <draw:line draw:style-name="gr8" draw:text-style-name="P2" draw:layer="layout" svg:x1="15.317cm" svg:y1="8.946cm" svg:x2="15.307cm" svg:y2="8.946cm">
          <text:p/>
        </draw:line>
        <draw:path draw:style-name="gr8" draw:text-style-name="P2" draw:layer="layout" svg:width="0.353cm" svg:height="0.166cm" svg:x="15.603cm" svg:y="8.96cm" svg:viewBox="0 0 354 167" svg:d="M0 0c0 0 21 4 56 14 40 11 90 29 135 51 39 21 74 42 106 60 14 10 28 21 39 28 7 7 14 14 18 14">
          <text:p/>
        </draw:path>
        <draw:path draw:style-name="gr8" draw:text-style-name="P2" draw:layer="layout" svg:width="0.078cm" svg:height="0.057cm" svg:x="15.878cm" svg:y="9.069cm" svg:viewBox="0 0 79 58" svg:d="M79 58c0 0-7-4-18-11-14-10-35-29-61-47">
          <text:p/>
        </draw:path>
        <draw:path draw:style-name="gr8" draw:text-style-name="P2" draw:layer="layout" svg:width="0.353cm" svg:height="0.166cm" svg:x="15.603cm" svg:y="8.96cm" svg:viewBox="0 0 354 167" svg:d="M0 0c0 0 21 4 56 14 40 11 90 29 135 51 39 21 74 42 106 60 14 10 28 21 39 28 11 10 18 14 18 14">
          <text:p/>
        </draw:path>
        <draw:path draw:style-name="gr8" draw:text-style-name="P2" draw:layer="layout" svg:width="0.06cm" svg:height="0.007cm" svg:x="15.307cm" svg:y="8.939cm" svg:viewBox="0 0 61 8" svg:d="M0 8c18 0 39-5 61-8">
          <text:p/>
        </draw:path>
        <draw:path draw:style-name="gr8" draw:text-style-name="P2" draw:layer="layout" svg:width="0.091cm" svg:height="0.007cm" svg:x="15.307cm" svg:y="8.939cm" svg:viewBox="0 0 92 8" svg:d="M92 0c-14 0-31 0-49 3-14 0-29 5-43 5">
          <text:p/>
        </draw:path>
        <draw:path draw:style-name="gr8" draw:text-style-name="P2" draw:layer="layout" svg:width="0.518cm" svg:height="1.496cm" svg:x="13.631cm" svg:y="7.863cm" svg:viewBox="0 0 519 1497" svg:d="M519 0c-310 116-519 417-519 745-4 332 202 632 509 752">
          <text:p/>
        </draw:path>
        <draw:path draw:style-name="gr8" draw:text-style-name="P2" draw:layer="layout" svg:width="0.518cm" svg:height="1.499cm" svg:x="13.631cm" svg:y="7.863cm" svg:viewBox="0 0 519 1500" svg:d="M519 0c-310 120-519 417-519 752 0 332 209 632 519 748">
          <text:p/>
        </draw:path>
        <draw:path draw:style-name="gr8" draw:text-style-name="P2" draw:layer="layout" svg:width="0.162cm" svg:height="0.148cm" svg:x="13.987cm" svg:y="7.715cm" svg:viewBox="0 0 163 149" svg:d="M0 0c47 61 100 110 163 149">
          <text:p/>
        </draw:path>
        <draw:path draw:style-name="gr8" draw:text-style-name="P2" draw:layer="layout" svg:width="0.081cm" svg:height="0.039cm" svg:x="13.906cm" svg:y="7.676cm" svg:viewBox="0 0 82 40" svg:d="M0 0c32 0 60 14 82 40">
          <text:p/>
        </draw:path>
        <draw:line draw:style-name="gr8" draw:text-style-name="P2" draw:layer="layout" svg:x1="13.906cm" svg:y1="7.676cm" svg:x2="13.648cm" svg:y2="7.676cm">
          <text:p/>
        </draw:line>
        <draw:path draw:style-name="gr8" draw:text-style-name="P2" draw:layer="layout" svg:width="0.098cm" svg:height="0.102cm" svg:x="13.55cm" svg:y="7.676cm" svg:viewBox="0 0 99 103" svg:d="M0 103c0-56 43-103 99-103">
          <text:p/>
        </draw:path>
        <draw:path draw:style-name="gr8" draw:text-style-name="P2" draw:layer="layout" svg:width="0.081cm" svg:height="0.043cm" svg:x="13.906cm" svg:y="9.51cm" svg:viewBox="0 0 82 44" svg:d="M82 0c-22 26-50 44-82 44">
          <text:p/>
        </draw:path>
        <draw:line draw:style-name="gr8" draw:text-style-name="P2" draw:layer="layout" svg:x1="13.55cm" svg:y1="7.775cm" svg:x2="13.55cm" svg:y2="9.45cm">
          <text:p/>
        </draw:line>
        <draw:line draw:style-name="gr8" draw:text-style-name="P2" draw:layer="layout" svg:x1="13.648cm" svg:y1="9.549cm" svg:x2="13.906cm" svg:y2="9.549cm">
          <text:p/>
        </draw:line>
        <draw:path draw:style-name="gr8" draw:text-style-name="P2" draw:layer="layout" svg:width="0.098cm" svg:height="0.103cm" svg:x="13.55cm" svg:y="9.45cm" svg:viewBox="0 0 99 104" svg:d="M99 104c-56 0-99-47-99-104">
          <text:p/>
        </draw:path>
        <draw:path draw:style-name="gr8" draw:text-style-name="P2" draw:layer="layout" svg:width="0.555cm" svg:height="1.316cm" svg:x="13.732cm" svg:y="7.93cm" svg:viewBox="0 0 556 1317" svg:d="M556 0c-297 60-516 303-551 603-36 301 127 587 399 714">
          <text:p/>
        </draw:path>
        <draw:line draw:style-name="gr8" draw:text-style-name="P2" draw:layer="layout" svg:x1="14.14cm" svg:y1="9.36cm" svg:x2="14.132cm" svg:y2="9.246cm">
          <text:p/>
        </draw:line>
        <draw:path draw:style-name="gr8" draw:text-style-name="P2" draw:layer="layout" svg:width="0.046cm" svg:height="0.046cm" svg:x="14.908cm" svg:y="9.08cm" svg:viewBox="0 0 47 47" svg:d="M0 47c19-15 33-29 47-47">
          <text:p/>
        </draw:path>
        <draw:path draw:style-name="gr8" draw:text-style-name="P2" draw:layer="layout" svg:width="0.797cm" svg:height="0.797cm" svg:x="14.033cm" svg:y="8.216cm" svg:viewBox="0 0 798 798" svg:d="M798 399c0 219-181 399-399 399-219 0-399-180-399-399 0-218 180-399 399-399 218 0 399 181 399 399z">
          <text:p/>
        </draw:path>
        <draw:path draw:style-name="gr8" draw:text-style-name="P2" draw:layer="layout" svg:width="1.15cm" svg:height="0.561cm" svg:x="15.966cm" svg:y="8.752cm" svg:viewBox="0 0 1151 562" svg:d="M0 384c187 167 448 220 685 143 237-79 417-280 466-527">
          <text:p/>
        </draw:path>
        <draw:line draw:style-name="gr8" draw:text-style-name="P2" draw:layer="layout" svg:x1="15.388cm" svg:y1="8.939cm" svg:x2="15.388cm" svg:y2="8.286cm">
          <text:p/>
        </draw:line>
        <draw:line draw:style-name="gr8" draw:text-style-name="P2" draw:layer="layout" svg:x1="17.134cm" svg:y1="8.752cm" svg:x2="17.116cm" svg:y2="8.752cm">
          <text:p/>
        </draw:line>
        <draw:path draw:style-name="gr8" draw:text-style-name="P2" draw:layer="layout" svg:width="0.578cm" svg:height="0.198cm" svg:x="15.388cm" svg:y="8.089cm" svg:viewBox="0 0 579 199" svg:d="M0 198c208 11 416-60 579-198">
          <text:p/>
        </draw:path>
        <draw:line draw:style-name="gr8" draw:text-style-name="P2" draw:layer="layout" svg:x1="17.134cm" svg:y1="8.752cm" svg:x2="17.134cm" svg:y2="8.738cm">
          <text:p/>
        </draw:line>
        <draw:path draw:style-name="gr8" draw:text-style-name="P2" draw:layer="layout" svg:width="0.155cm" svg:height="0.109cm" svg:x="15.966cm" svg:y="7.983cm" svg:viewBox="0 0 156 110" svg:d="M156 0c-56 28-110 68-156 110">
          <text:p/>
        </draw:path>
        <draw:line draw:style-name="gr8" draw:text-style-name="P2" draw:layer="layout" svg:x1="17.134cm" svg:y1="8.389cm" svg:x2="17.134cm" svg:y2="8.738cm">
          <text:p/>
        </draw:line>
        <draw:path draw:style-name="gr8" draw:text-style-name="P2" draw:layer="layout" svg:width="0.882cm" svg:height="0.299cm" svg:x="16.121cm" svg:y="7.913cm" svg:viewBox="0 0 883 300" svg:d="M883 300c-197-282-571-382-883-226">
          <text:p/>
        </draw:path>
        <draw:line draw:style-name="gr8" draw:text-style-name="P2" draw:layer="layout" svg:x1="17.127cm" svg:y1="8.212cm" svg:x2="17.003cm" svg:y2="8.212cm">
          <text:p/>
        </draw:line>
        <draw:line draw:style-name="gr8" draw:text-style-name="P2" draw:layer="layout" svg:x1="17.134cm" svg:y1="8.212cm" svg:x2="17.13cm" svg:y2="8.212cm">
          <text:p/>
        </draw:line>
        <draw:line draw:style-name="gr8" draw:text-style-name="P2" draw:layer="layout" svg:x1="17.127cm" svg:y1="8.212cm" svg:x2="17.13cm" svg:y2="8.212cm">
          <text:p/>
        </draw:line>
        <draw:line draw:style-name="gr8" draw:text-style-name="P2" draw:layer="layout" svg:x1="15.589cm" svg:y1="8.505cm" svg:x2="15.98cm" svg:y2="8.505cm">
          <text:p/>
        </draw:line>
        <draw:path draw:style-name="gr8" draw:text-style-name="P2" draw:layer="layout" svg:width="0.095cm" svg:height="0.099cm" svg:x="15.494cm" svg:y="8.505cm" svg:viewBox="0 0 96 100" svg:d="M0 100c0-58 43-100 96-100">
          <text:p/>
        </draw:path>
        <draw:path draw:style-name="gr8" draw:text-style-name="P2" draw:layer="layout" svg:width="0.004cm" svg:height="0.004cm" svg:x="15.98cm" svg:y="8.501cm" svg:viewBox="0 0 5 5" svg:d="M0 5c5 0 5 0 5-5">
          <text:p/>
        </draw:path>
        <draw:line draw:style-name="gr8" draw:text-style-name="P2" draw:layer="layout" svg:x1="15.494cm" svg:y1="8.625cm" svg:x2="15.494cm" svg:y2="8.6cm">
          <text:p/>
        </draw:line>
        <draw:path draw:style-name="gr8" draw:text-style-name="P2" draw:layer="layout" svg:width="0.908cm" svg:height="0.92cm" svg:x="15.984cm" svg:y="8.153cm" svg:viewBox="0 0 909 921" svg:d="M448 921c236 0 438-183 460-424 17-237-153-452-386-491-236-39-466 110-522 342">
          <text:p/>
        </draw:path>
        <draw:path draw:style-name="gr8" draw:text-style-name="P2" draw:layer="layout" svg:width="0.095cm" svg:height="0.095cm" svg:x="15.494cm" svg:y="8.625cm" svg:viewBox="0 0 96 96" svg:d="M96 96c-53 0-96-43-96-96">
          <text:p/>
        </draw:path>
        <draw:path draw:style-name="gr8" draw:text-style-name="P2" draw:layer="layout" svg:width="0.448cm" svg:height="0.349cm" svg:x="15.984cm" svg:y="8.724cm" svg:viewBox="0 0 449 350" svg:d="M0 0c53 205 236 350 449 350">
          <text:p/>
        </draw:path>
        <draw:line draw:style-name="gr8" draw:text-style-name="P2" draw:layer="layout" svg:x1="15.98cm" svg:y1="8.72cm" svg:x2="15.589cm" svg:y2="8.72cm">
          <text:p/>
        </draw:line>
        <draw:path draw:style-name="gr8" draw:text-style-name="P2" draw:layer="layout" svg:width="0.004cm" svg:height="0.007cm" svg:x="15.98cm" svg:y="8.72cm" svg:viewBox="0 0 5 8" svg:d="M5 8c0-8 0-8-5-8">
          <text:p/>
        </draw:path>
        <draw:path draw:style-name="gr8" draw:text-style-name="P2" draw:layer="layout" svg:width="0.081cm" svg:height="0.007cm" svg:x="15.307cm" svg:y="8.279cm" svg:viewBox="0 0 82 8" svg:d="M0 0c28 4 53 8 82 8">
          <text:p/>
        </draw:path>
        <draw:path draw:style-name="gr8" draw:text-style-name="P2" draw:layer="layout" svg:width="0.061cm" svg:height="0.667cm" svg:x="15.307cm" svg:y="8.279cm" svg:viewBox="0 0 62 668" svg:d="M0 668c82-215 82-452 0-668">
          <text:p/>
        </draw:path>
        <draw:path draw:style-name="gr8" draw:text-style-name="P2" draw:layer="layout" svg:width="0.152cm" svg:height="0.035cm" svg:x="15.155cm" svg:y="8.244cm" svg:viewBox="0 0 153 36" svg:d="M0 0c50 18 103 28 153 36">
          <text:p/>
        </draw:path>
        <draw:line draw:style-name="gr8" draw:text-style-name="P2" draw:layer="layout" svg:x1="15.155cm" svg:y1="8.981cm" svg:x2="15.155cm" svg:y2="8.953cm">
          <text:p/>
        </draw:line>
        <draw:line draw:style-name="gr8" draw:text-style-name="P2" draw:layer="layout" svg:x1="15.155cm" svg:y1="8.276cm" svg:x2="15.155cm" svg:y2="8.244cm">
          <text:p/>
        </draw:line>
        <draw:path draw:style-name="gr8" draw:text-style-name="P2" draw:layer="layout" svg:width="0.077cm" svg:height="0.677cm" svg:x="15.155cm" svg:y="8.276cm" svg:viewBox="0 0 78 678" svg:d="M0 678c104-215 104-462 0-678">
          <text:p/>
        </draw:path>
        <draw:path draw:style-name="gr8" draw:text-style-name="P2" draw:layer="layout" svg:width="0.017cm" svg:height="0.035cm" svg:x="15.141cm" svg:y="8.953cm" svg:viewBox="0 0 18 36" svg:d="M0 36c3-10 10-25 18-36">
          <text:p/>
        </draw:path>
        <draw:line draw:style-name="gr8" draw:text-style-name="P2" draw:layer="layout" svg:x1="15.155cm" svg:y1="8.953cm" svg:x2="15.155cm" svg:y2="8.276cm">
          <text:p/>
        </draw:line>
        <draw:path draw:style-name="gr8" draw:text-style-name="P2" draw:layer="layout" svg:width="0.017cm" svg:height="0.036cm" svg:x="15.141cm" svg:y="8.24cm" svg:viewBox="0 0 18 37" svg:d="M18 37c-8-11-15-25-18-37">
          <text:p/>
        </draw:path>
        <draw:path draw:style-name="gr8" draw:text-style-name="P2" draw:layer="layout" svg:width="0.191cm" svg:height="0.095cm" svg:x="14.95cm" svg:y="8.145cm" svg:viewBox="0 0 192 96" svg:d="M0 0c60 39 124 71 192 96">
          <text:p/>
        </draw:path>
        <draw:path draw:style-name="gr8" draw:text-style-name="P2" draw:layer="layout" svg:width="0.021cm" svg:height="0.014cm" svg:x="15.857cm" svg:y="9.059cm" svg:viewBox="0 0 22 15" svg:d="M22 15c-7-7-15-12-22-15">
          <text:p/>
        </draw:path>
        <draw:line draw:style-name="gr8" draw:text-style-name="P2" draw:layer="layout" svg:x1="15.851cm" svg:y1="9.056cm" svg:x2="15.836cm" svg:y2="9.048cm">
          <text:p/>
        </draw:line>
        <draw:line draw:style-name="gr8" draw:text-style-name="P2" draw:layer="layout" svg:x1="15.833cm" svg:y1="9.047cm" svg:x2="15.815cm" svg:y2="9.034cm">
          <text:p/>
        </draw:line>
        <draw:line draw:style-name="gr8" draw:text-style-name="P2" draw:layer="layout" svg:x1="15.72cm" svg:y1="8.993cm" svg:x2="15.712cm" svg:y2="8.988cm">
          <text:p/>
        </draw:line>
        <draw:line draw:style-name="gr8" draw:text-style-name="P2" draw:layer="layout" svg:x1="15.706cm" svg:y1="8.989cm" svg:x2="15.698cm" svg:y2="8.985cm">
          <text:p/>
        </draw:line>
        <draw:line draw:style-name="gr8" draw:text-style-name="P2" draw:layer="layout" svg:x1="15.691cm" svg:y1="8.981cm" svg:x2="15.68cm" svg:y2="8.981cm">
          <text:p/>
        </draw:line>
        <draw:line draw:style-name="gr8" draw:text-style-name="P2" draw:layer="layout" svg:x1="15.388cm" svg:y1="8.939cm" svg:x2="15.391cm" svg:y2="8.939cm">
          <text:p/>
        </draw:line>
        <draw:line draw:style-name="gr8" draw:text-style-name="P2" draw:layer="layout" svg:x1="15.391cm" svg:y1="8.939cm" svg:x2="15.398cm" svg:y2="8.939cm">
          <text:p/>
        </draw:line>
        <draw:line draw:style-name="gr8" draw:text-style-name="P2" draw:layer="layout" svg:x1="15.398cm" svg:y1="8.939cm" svg:x2="15.402cm" svg:y2="8.939cm">
          <text:p/>
        </draw:line>
        <draw:line draw:style-name="gr8" draw:text-style-name="P2" draw:layer="layout" svg:x1="15.405cm" svg:y1="8.939cm" svg:x2="15.409cm" svg:y2="8.939cm">
          <text:p/>
        </draw:line>
        <draw:path draw:style-name="gr8" draw:text-style-name="P2" draw:layer="layout" svg:width="0.009cm" svg:height="0cm" svg:x="15.388cm" svg:y="8.939cm" svg:viewBox="0 0 10 0" svg:d="M0 0c3 0 7 0 10 0">
          <text:p/>
        </draw:path>
        <draw:line draw:style-name="gr8" draw:text-style-name="P2" draw:layer="layout" svg:x1="15.398cm" svg:y1="8.939cm" svg:x2="15.402cm" svg:y2="8.939cm">
          <text:p/>
        </draw:line>
        <draw:line draw:style-name="gr8" draw:text-style-name="P2" draw:layer="layout" svg:x1="15.967cm" svg:y1="9.137cm" svg:x2="15.952cm" svg:y2="9.126cm">
          <text:p/>
        </draw:line>
        <draw:line draw:style-name="gr8" draw:text-style-name="P2" draw:layer="layout" svg:x1="15.953cm" svg:y1="9.127cm" svg:x2="15.949cm" svg:y2="9.122cm">
          <text:p/>
        </draw:line>
        <draw:line draw:style-name="gr8" draw:text-style-name="P2" draw:layer="layout" svg:x1="15.947cm" svg:y1="9.12cm" svg:x2="15.934cm" svg:y2="9.112cm">
          <text:p/>
        </draw:line>
        <draw:line draw:style-name="gr8" draw:text-style-name="P2" draw:layer="layout" svg:x1="15.925cm" svg:y1="9.106cm" svg:x2="15.917cm" svg:y2="9.101cm">
          <text:p/>
        </draw:line>
        <draw:line draw:style-name="gr8" draw:text-style-name="P2" draw:layer="layout" svg:x1="15.917cm" svg:y1="9.101cm" svg:x2="15.917cm" svg:y2="9.098cm">
          <text:p/>
        </draw:line>
        <draw:path draw:style-name="gr8" draw:text-style-name="P2" draw:layer="layout" svg:width="0.018cm" svg:height="0.01cm" svg:x="15.892cm" svg:y="9.084cm" svg:viewBox="0 0 19 11" svg:d="M19 11c-4-3-12-7-19-11">
          <text:p/>
        </draw:path>
        <draw:line draw:style-name="gr8" draw:text-style-name="P2" draw:layer="layout" svg:x1="15.886cm" svg:y1="9.077cm" svg:x2="15.878cm" svg:y2="9.073cm">
          <text:p/>
        </draw:line>
        <draw:line draw:style-name="gr8" draw:text-style-name="P2" draw:layer="layout" svg:x1="15.879cm" svg:y1="9.074cm" svg:x2="15.875cm" svg:y2="9.069cm">
          <text:p/>
        </draw:line>
        <draw:path draw:style-name="gr8" draw:text-style-name="P2" draw:layer="layout" svg:width="0.007cm" svg:height="0.007cm" svg:x="15.86cm" svg:y="9.059cm" svg:viewBox="0 0 8 8" svg:d="M8 8c-4-4-8-8-8-8">
          <text:p/>
        </draw:path>
        <draw:path draw:style-name="gr8" draw:text-style-name="P2" draw:layer="layout" svg:width="0.081cm" svg:height="0.007cm" svg:x="15.307cm" svg:y="8.279cm" svg:viewBox="0 0 82 8" svg:d="M0 0c14 4 28 4 46 8 11 0 25 0 36 0">
          <text:p/>
        </draw:path>
        <draw:path draw:style-name="gr8" draw:text-style-name="P2" draw:layer="layout" svg:width="0.02cm" svg:height="0cm" svg:x="15.388cm" svg:y="8.286cm" svg:viewBox="0 0 21 0" svg:d="M0 0c10 0 17 0 21 0">
          <text:p/>
        </draw:path>
        <draw:polyline draw:style-name="gr8" draw:text-style-name="P2" draw:layer="layout" svg:width="0cm" svg:height="0cm" svg:x="15.409cm" svg:y="8.286cm" svg:viewBox="0 0 0 0" draw:points="0,0">
          <text:p/>
        </draw:polyline>
        <draw:path draw:style-name="gr8" draw:text-style-name="P2" draw:layer="layout" svg:width="0.006cm" svg:height="0cm" svg:x="15.402cm" svg:y="8.286cm" svg:viewBox="0 0 7 0" svg:d="M7 0c-4 0-4 0-7 0">
          <text:p/>
        </draw:path>
        <draw:line draw:style-name="gr8" draw:text-style-name="P2" draw:layer="layout" svg:x1="15.391cm" svg:y1="8.286cm" svg:x2="15.388cm" svg:y2="8.286cm">
          <text:p/>
        </draw:line>
        <draw:line draw:style-name="gr8" draw:text-style-name="P2" draw:layer="layout" svg:x1="15.388cm" svg:y1="8.286cm" svg:x2="15.384cm" svg:y2="8.286cm">
          <text:p/>
        </draw:line>
        <draw:polyline draw:style-name="gr8" draw:text-style-name="P2" draw:layer="layout" svg:width="0cm" svg:height="0cm" svg:x="15.384cm" svg:y="8.286cm" svg:viewBox="0 0 0 0" draw:points="0,0">
          <text:p/>
        </draw:polyline>
        <draw:line draw:style-name="gr8" draw:text-style-name="P2" draw:layer="layout" svg:x1="15.381cm" svg:y1="8.286cm" svg:x2="15.374cm" svg:y2="8.286cm">
          <text:p/>
        </draw:line>
        <draw:path draw:style-name="gr8" draw:text-style-name="P2" draw:layer="layout" svg:width="0.032cm" svg:height="0.007cm" svg:x="15.342cm" svg:y="8.283cm" svg:viewBox="0 0 33 8" svg:d="M33 8c-11-4-23-4-33-8">
          <text:p/>
        </draw:path>
        <draw:line draw:style-name="gr8" draw:text-style-name="P2" draw:layer="layout" svg:x1="15.338cm" svg:y1="8.283cm" svg:x2="15.331cm" svg:y2="8.283cm">
          <text:p/>
        </draw:line>
        <draw:polyline draw:style-name="gr8" draw:text-style-name="P2" draw:layer="layout" svg:width="0cm" svg:height="0cm" svg:x="15.331cm" svg:y="8.283cm" svg:viewBox="0 0 0 0" draw:points="0,0">
          <text:p/>
        </draw:polyline>
        <draw:polyline draw:style-name="gr8" draw:text-style-name="P2" draw:layer="layout" svg:width="0cm" svg:height="0cm" svg:x="15.331cm" svg:y="8.283cm" svg:viewBox="0 0 0 0" draw:points="0,0">
          <text:p/>
        </draw:polyline>
        <draw:polyline draw:style-name="gr8" draw:text-style-name="P2" draw:layer="layout" svg:width="0cm" svg:height="0cm" svg:x="15.328cm" svg:y="8.283cm" svg:viewBox="0 0 0 0" draw:points="0,0">
          <text:p/>
        </draw:polyline>
        <draw:line draw:style-name="gr8" draw:text-style-name="P2" draw:layer="layout" svg:x1="15.324cm" svg:y1="8.283cm" svg:x2="15.321cm" svg:y2="8.283cm">
          <text:p/>
        </draw:line>
        <draw:line draw:style-name="gr8" draw:text-style-name="P2" draw:layer="layout" svg:x1="15.317cm" svg:y1="8.283cm" svg:x2="15.317cm" svg:y2="8.279cm">
          <text:p/>
        </draw:line>
        <draw:line draw:style-name="gr8" draw:text-style-name="P2" draw:layer="layout" svg:x1="15.31cm" svg:y1="8.279cm" svg:x2="15.307cm" svg:y2="8.279cm">
          <text:p/>
        </draw:line>
        <draw:line draw:style-name="gr8" draw:text-style-name="P2" draw:layer="layout" svg:x1="15.374cm" svg:y1="8.286cm" svg:x2="15.384cm" svg:y2="8.286cm">
          <text:p/>
        </draw:line>
        <draw:path draw:style-name="gr8" draw:text-style-name="P2" draw:layer="layout" svg:width="0.016cm" svg:height="0cm" svg:x="15.388cm" svg:y="8.286cm" svg:viewBox="0 0 17 0" svg:d="M0 0c7 0 14 0 17 0">
          <text:p/>
        </draw:path>
        <draw:polyline draw:style-name="gr8" draw:text-style-name="P2" draw:layer="layout" svg:width="0cm" svg:height="0cm" svg:x="15.409cm" svg:y="8.286cm" svg:viewBox="0 0 0 0" draw:points="0,0">
          <text:p/>
        </draw:polyline>
        <draw:path draw:style-name="gr8" draw:text-style-name="P2" draw:layer="layout" svg:width="0.006cm" svg:height="0cm" svg:x="15.388cm" svg:y="8.286cm" svg:viewBox="0 0 7 0" svg:d="M7 0c-4 0-4 0-7 0">
          <text:p/>
        </draw:path>
        <draw:polyline draw:style-name="gr8" draw:text-style-name="P2" draw:layer="layout" svg:width="0cm" svg:height="0cm" svg:x="15.384cm" svg:y="8.286cm" svg:viewBox="0 0 0 0" draw:points="0,0">
          <text:p/>
        </draw:polyline>
        <draw:path draw:style-name="gr8" draw:text-style-name="P2" draw:layer="layout" svg:width="0.173cm" svg:height="0.024cm" svg:x="15.211cm" svg:y="8.262cm" svg:viewBox="0 0 174 25" svg:d="M174 25c-17 0-39 0-56-3-18 0-36-4-50-7-28-4-49-12-68-15">
          <text:p/>
        </draw:path>
        <draw:path draw:style-name="gr8" draw:text-style-name="P2" draw:layer="layout" svg:width="0.105cm" svg:height="0.011cm" svg:x="15.307cm" svg:y="8.279cm" svg:viewBox="0 0 106 12" svg:d="M0 0c17 4 45 8 70 8 19 4 36 4 36 4">
          <text:p/>
        </draw:path>
        <draw:path draw:style-name="gr8" draw:text-style-name="P2" draw:layer="layout" svg:width="0.056cm" svg:height="0.007cm" svg:x="15.342cm" svg:y="8.283cm" svg:viewBox="0 0 57 8" svg:d="M57 8c-14-4-40-4-57-8">
          <text:p/>
        </draw:path>
        <draw:line draw:style-name="gr8" draw:text-style-name="P2" draw:layer="layout" svg:x1="15.338cm" svg:y1="8.283cm" svg:x2="15.328cm" svg:y2="8.283cm">
          <text:p/>
        </draw:line>
        <draw:line draw:style-name="gr8" draw:text-style-name="P2" draw:layer="layout" svg:x1="15.328cm" svg:y1="8.283cm" svg:x2="15.324cm" svg:y2="8.283cm">
          <text:p/>
        </draw:line>
        <draw:line draw:style-name="gr8" draw:text-style-name="P2" draw:layer="layout" svg:x1="15.31cm" svg:y1="8.279cm" svg:x2="15.303cm" svg:y2="8.279cm">
          <text:p/>
        </draw:line>
        <draw:path draw:style-name="gr8" draw:text-style-name="P2" draw:layer="layout" svg:width="0.032cm" svg:height="0.003cm" svg:x="15.271cm" svg:y="8.276cm" svg:viewBox="0 0 33 4" svg:d="M33 4c-12 0-22-4-33-4">
          <text:p/>
        </draw:path>
        <draw:path draw:style-name="gr8" draw:text-style-name="P2" draw:layer="layout" svg:width="0.021cm" svg:height="0.005cm" svg:x="15.25cm" svg:y="8.272cm" svg:viewBox="0 0 22 6" svg:d="M22 6c-7-6-14-6-22-6">
          <text:p/>
        </draw:path>
        <draw:line draw:style-name="gr8" draw:text-style-name="P2" draw:layer="layout" svg:x1="15.248cm" svg:y1="8.273cm" svg:x2="15.243cm" svg:y2="8.269cm">
          <text:p/>
        </draw:line>
        <draw:path draw:style-name="gr8" draw:text-style-name="P2" draw:layer="layout" svg:width="0.025cm" svg:height="0.007cm" svg:x="15.211cm" svg:y="8.262cm" svg:viewBox="0 0 26 8" svg:d="M26 8c-12-4-19-4-26-8">
          <text:p/>
        </draw:path>
        <draw:path draw:style-name="gr8" draw:text-style-name="P2" draw:layer="layout" svg:width="0.138cm" svg:height="0.067cm" svg:x="14.149cm" svg:y="7.863cm" svg:viewBox="0 0 139 68" svg:d="M0 0c44 29 90 50 139 68">
          <text:p/>
        </draw:path>
        <draw:path draw:style-name="gr8" draw:text-style-name="P2" draw:layer="layout" svg:width="0.071cm" svg:height="0.057cm" svg:x="16.827cm" svg:y="8.036cm" svg:viewBox="0 0 72 58" svg:d="M0 0c15 11 26 18 36 29 11 7 18 14 25 21 4 0 11 8 11 8">
          <text:p/>
        </draw:path>
        <draw:path draw:style-name="gr8" draw:text-style-name="P2" draw:layer="layout" svg:width="0.075cm" svg:height="0.06cm" svg:x="16.823cm" svg:y="8.032cm" svg:viewBox="0 0 76 61" svg:d="M76 61c0 0-4-3-7-7-4 0-8-3-11-7-4-3-11-10-18-14-10-12-24-22-40-33">
          <text:p/>
        </draw:path>
        <draw:path draw:style-name="gr8" draw:text-style-name="P2" draw:layer="layout" svg:width="0.011cm" svg:height="0.01cm" svg:x="16.883cm" svg:y="8.082cm" svg:viewBox="0 0 12 11" svg:d="M12 11c0 0-3-7-7-7 0 0 0-4-5-4">
          <text:p/>
        </draw:path>
        <draw:polyline draw:style-name="gr8" draw:text-style-name="P2" draw:layer="layout" svg:width="0cm" svg:height="0cm" svg:x="16.88cm" svg:y="8.078cm" svg:viewBox="0 0 0 0" draw:points="0,0">
          <text:p/>
        </draw:polyline>
        <draw:path draw:style-name="gr8" draw:text-style-name="P2" draw:layer="layout" svg:width="0.021cm" svg:height="0.014cm" svg:x="16.831cm" svg:y="8.039cm" svg:viewBox="0 0 22 15" svg:d="M22 15c-7-3-14-10-22-15">
          <text:p/>
        </draw:path>
        <draw:line draw:style-name="gr8" draw:text-style-name="P2" draw:layer="layout" svg:x1="16.834cm" svg:y1="8.039cm" svg:x2="16.842cm" svg:y2="8.047cm">
          <text:p/>
        </draw:line>
        <draw:line draw:style-name="gr8" draw:text-style-name="P2" draw:layer="layout" svg:x1="16.845cm" svg:y1="8.05cm" svg:x2="16.849cm" svg:y2="8.054cm">
          <text:p/>
        </draw:line>
        <draw:polyline draw:style-name="gr8" draw:text-style-name="P2" draw:layer="layout" svg:width="0cm" svg:height="0cm" svg:x="16.852cm" svg:y="8.053cm" svg:viewBox="0 0 0 0" draw:points="0,0">
          <text:p/>
        </draw:polyline>
        <draw:polyline draw:style-name="gr8" draw:text-style-name="P2" draw:layer="layout" svg:width="0cm" svg:height="0cm" svg:x="16.887cm" svg:y="8.085cm" svg:viewBox="0 0 0 0" draw:points="0,0">
          <text:p/>
        </draw:polyline>
        <draw:polyline draw:style-name="gr8" draw:text-style-name="P2" draw:layer="layout" svg:width="0cm" svg:height="0cm" svg:x="16.891cm" svg:y="8.085cm" svg:viewBox="0 0 0 0" draw:points="0,0">
          <text:p/>
        </draw:polyline>
        <draw:line draw:style-name="gr8" draw:text-style-name="P2" draw:layer="layout" svg:x1="16.817cm" svg:y1="8.033cm" svg:x2="16.813cm" svg:y2="8.025cm">
          <text:p/>
        </draw:line>
        <draw:line draw:style-name="gr8" draw:text-style-name="P2" draw:layer="layout" svg:x1="16.813cm" svg:y1="8.025cm" svg:x2="16.828cm" svg:y2="8.037cm">
          <text:p/>
        </draw:line>
        <draw:line draw:style-name="gr8" draw:text-style-name="P2" draw:layer="layout" svg:x1="16.834cm" svg:y1="8.039cm" svg:x2="16.842cm" svg:y2="8.047cm">
          <text:p/>
        </draw:line>
        <draw:line draw:style-name="gr8" draw:text-style-name="P2" draw:layer="layout" svg:x1="16.814cm" svg:y1="8.03cm" svg:x2="16.809cm" svg:y2="8.025cm">
          <text:p/>
        </draw:line>
        <draw:line draw:style-name="gr8" draw:text-style-name="P2" draw:layer="layout" svg:x1="16.809cm" svg:y1="8.025cm" svg:x2="16.824cm" svg:y2="8.037cm">
          <text:p/>
        </draw:line>
        <draw:line draw:style-name="gr8" draw:text-style-name="P2" draw:layer="layout" svg:x1="16.823cm" svg:y1="8.036cm" svg:x2="16.828cm" svg:y2="8.04cm">
          <text:p/>
        </draw:line>
        <draw:line draw:style-name="gr8" draw:text-style-name="P2" draw:layer="layout" svg:x1="16.855cm" svg:y1="8.057cm" svg:x2="16.861cm" svg:y2="8.061cm">
          <text:p/>
        </draw:line>
        <draw:polyline draw:style-name="gr8" draw:text-style-name="P2" draw:layer="layout" svg:width="0cm" svg:height="0cm" svg:x="16.883cm" svg:y="8.082cm" svg:viewBox="0 0 0 0" draw:points="0,0">
          <text:p/>
        </draw:polyline>
        <draw:line draw:style-name="gr8" draw:text-style-name="P2" draw:layer="layout" svg:x1="16.887cm" svg:y1="8.082cm" svg:x2="16.887cm" svg:y2="8.085cm">
          <text:p/>
        </draw:line>
        <draw:polyline draw:style-name="gr8" draw:text-style-name="P2" draw:layer="layout" svg:width="0cm" svg:height="0cm" svg:x="16.891cm" svg:y="8.085cm" svg:viewBox="0 0 0 0" draw:points="0,0">
          <text:p/>
        </draw:polyline>
        <draw:path draw:style-name="gr8" draw:text-style-name="P2" draw:layer="layout" svg:width="0.07cm" svg:height="0.042cm" svg:x="16.051cm" svg:y="7.983cm" svg:viewBox="0 0 71 43" svg:d="M0 43c22-14 47-29 71-43">
          <text:p/>
        </draw:path>
        <draw:path draw:style-name="gr8" draw:text-style-name="P2" draw:layer="layout" svg:width="0.017cm" svg:height="0.007cm" svg:x="15.141cm" svg:y="8.24cm" svg:viewBox="0 0 18 8" svg:d="M0 0c3 0 10 5 18 8">
          <text:p/>
        </draw:path>
        <draw:line draw:style-name="gr8" draw:text-style-name="P2" draw:layer="layout" svg:x1="15.966cm" svg:y1="8.092cm" svg:x2="15.966cm" svg:y2="8.089cm">
          <text:p/>
        </draw:line>
        <draw:path draw:style-name="gr8" draw:text-style-name="P2" draw:layer="layout" svg:width="0.085cm" svg:height="0.021cm" svg:x="15.61cm" svg:y="8.244cm" svg:viewBox="0 0 86 22" svg:d="M86 0c-25 7-58 18-86 22">
          <text:p/>
        </draw:path>
        <draw:path draw:style-name="gr8" draw:text-style-name="P2" draw:layer="layout" svg:width="0.085cm" svg:height="0.021cm" svg:x="15.61cm" svg:y="8.244cm" svg:viewBox="0 0 86 22" svg:d="M86 0c-25 7-58 18-86 22">
          <text:p/>
        </draw:path>
        <draw:path draw:style-name="gr8" draw:text-style-name="P2" draw:layer="layout" svg:width="0.053cm" svg:height="0.053cm" svg:x="15.536cm" svg:y="8.625cm" svg:viewBox="0 0 54 54" svg:d="M54 54c-29 0-54-26-54-54">
          <text:p/>
        </draw:path>
        <draw:line draw:style-name="gr8" draw:text-style-name="P2" draw:layer="layout" svg:x1="15.536cm" svg:y1="8.625cm" svg:x2="15.536cm" svg:y2="8.6cm">
          <text:p/>
        </draw:line>
        <draw:path draw:style-name="gr8" draw:text-style-name="P2" draw:layer="layout" svg:width="0.053cm" svg:height="0.049cm" svg:x="15.536cm" svg:y="8.551cm" svg:viewBox="0 0 54 50" svg:d="M0 50c0-29 25-50 54-50">
          <text:p/>
        </draw:path>
        <draw:line draw:style-name="gr8" draw:text-style-name="P2" draw:layer="layout" svg:x1="15.973cm" svg:y1="8.674cm" svg:x2="15.589cm" svg:y2="8.674cm">
          <text:p/>
        </draw:line>
        <draw:path draw:style-name="gr8" draw:text-style-name="P2" draw:layer="layout" svg:width="0.671cm" svg:height="0.231cm" svg:x="14.283cm" svg:y="7.914cm" svg:viewBox="0 0 672 232" svg:d="M672 232c-170-188-424-269-672-216">
          <text:p/>
        </draw:path>
        <draw:path draw:style-name="gr8" draw:text-style-name="P2" draw:layer="layout" svg:width="0.973cm" svg:height="0.977cm" svg:x="13.945cm" svg:y="8.124cm" svg:viewBox="0 0 974 978" svg:d="M974 491c0 268-218 487-486 487s-488-219-488-487 220-491 488-491 486 223 486 491z">
          <text:p/>
        </draw:path>
        <draw:path draw:style-name="gr8" draw:text-style-name="P2" draw:layer="layout" svg:width="0.18cm" svg:height="0.935cm" svg:x="14.95cm" svg:y="8.145cm" svg:viewBox="0 0 181 936" svg:d="M0 936c241-266 241-668 0-936">
          <text:p/>
        </draw:path>
        <draw:path draw:style-name="gr8" draw:text-style-name="P2" draw:layer="layout" svg:width="0.889cm" svg:height="0.889cm" svg:x="13.987cm" svg:y="8.17cm" svg:viewBox="0 0 890 890" svg:d="M890 445c0 244-197 445-445 445-247 0-445-201-445-445 0-248 198-445 445-445 248 0 445 197 445 445z">
          <text:p/>
        </draw:path>
        <draw:path draw:style-name="gr8" draw:text-style-name="P2" draw:layer="layout" svg:width="0.034cm" svg:height="0cm" svg:x="17.134cm" svg:y="8.752cm" svg:viewBox="0 0 35 0" svg:d="M0 0c14 0 25 0 35 0">
          <text:p/>
        </draw:path>
        <draw:path draw:style-name="gr8" draw:text-style-name="P2" draw:layer="layout" svg:width="0.232cm" svg:height="0cm" svg:x="17.169cm" svg:y="8.752cm" svg:viewBox="0 0 233 0" svg:d="M0 0c92 0 173 0 233 0">
          <text:p/>
        </draw:path>
        <draw:line draw:style-name="gr8" draw:text-style-name="P2" draw:layer="layout" svg:x1="17.402cm" svg:y1="8.752cm" svg:x2="17.402cm" svg:y2="8.66cm">
          <text:p/>
        </draw:line>
        <draw:path draw:style-name="gr8" draw:text-style-name="P2" draw:layer="layout" svg:width="0.059cm" svg:height="0cm" svg:x="17.342cm" svg:y="8.66cm" svg:viewBox="0 0 60 0" svg:d="M0 0c25 0 42 0 60 0">
          <text:p/>
        </draw:path>
        <draw:line draw:style-name="gr8" draw:text-style-name="P2" draw:layer="layout" svg:x1="17.339cm" svg:y1="8.66cm" svg:x2="17.342cm" svg:y2="8.66cm">
          <text:p/>
        </draw:line>
        <draw:path draw:style-name="gr8" draw:text-style-name="P2" draw:layer="layout" svg:width="0.084cm" svg:height="0cm" svg:x="17.254cm" svg:y="8.66cm" svg:viewBox="0 0 85 0" svg:d="M0 0c28 0 60 0 85 0">
          <text:p/>
        </draw:path>
        <draw:line draw:style-name="gr8" draw:text-style-name="P2" draw:layer="layout" svg:x1="17.254cm" svg:y1="8.66cm" svg:x2="17.254cm" svg:y2="8.738cm">
          <text:p/>
        </draw:line>
        <draw:path draw:style-name="gr8" draw:text-style-name="P2" draw:layer="layout" svg:width="0.119cm" svg:height="0cm" svg:x="17.134cm" svg:y="8.738cm" svg:viewBox="0 0 120 0" svg:d="M0 0c42 0 81 0 120 0">
          <text:p/>
        </draw:path>
        <draw:path draw:style-name="gr8" draw:text-style-name="P2" draw:layer="layout" svg:width="0.067cm" svg:height="0.057cm" svg:x="15.966cm" svg:y="8.036cm" svg:viewBox="0 0 68 58" svg:d="M68 0c-14 11-28 22-39 29-14 11-25 25-29 29">
          <text:p/>
        </draw:path>
        <draw:line draw:style-name="gr8" draw:text-style-name="P2" draw:layer="layout" svg:x1="17.134cm" svg:y1="8.389cm" svg:x2="17.134cm" svg:y2="8.738cm">
          <text:p/>
        </draw:line>
        <draw:line draw:style-name="gr8" draw:text-style-name="P2" draw:layer="layout" svg:x1="17.134cm" svg:y1="8.389cm" svg:x2="17.134cm" svg:y2="8.212cm">
          <text:p/>
        </draw:line>
        <draw:line draw:style-name="gr8" draw:text-style-name="P2" draw:layer="layout" svg:x1="18.019cm" svg:y1="8.212cm" svg:x2="17.928cm" svg:y2="8.212cm">
          <text:p/>
        </draw:line>
        <draw:line draw:style-name="gr8" draw:text-style-name="P2" draw:layer="layout" svg:x1="17.13cm" svg:y1="8.212cm" svg:x2="17.127cm" svg:y2="8.212cm">
          <text:p/>
        </draw:line>
        <draw:line draw:style-name="gr8" draw:text-style-name="P2" draw:layer="layout" svg:x1="15.589cm" svg:y1="8.551cm" svg:x2="15.973cm" svg:y2="8.551cm">
          <text:p/>
        </draw:line>
        <draw:path draw:style-name="gr8" draw:text-style-name="P2" draw:layer="layout" svg:width="0.004cm" svg:height="0.017cm" svg:x="15.98cm" svg:y="8.509cm" svg:viewBox="0 0 5 18" svg:d="M5 0c-5 7-5 10-5 18">
          <text:p/>
        </draw:path>
        <draw:line draw:style-name="gr8" draw:text-style-name="P2" draw:layer="layout" svg:x1="16.051cm" svg:y1="8.674cm" svg:x2="15.973cm" svg:y2="8.674cm">
          <text:p/>
        </draw:line>
        <draw:path draw:style-name="gr8" draw:text-style-name="P2" draw:layer="layout" svg:width="0.765cm" svg:height="0.772cm" svg:x="16.051cm" svg:y="8.228cm" svg:viewBox="0 0 766 773" svg:d="M0 446c32 202 212 340 410 326 201-18 356-188 356-389 0-198-155-367-356-381-198-18-378 123-410 321">
          <text:p/>
        </draw:path>
        <draw:path draw:style-name="gr8" draw:text-style-name="P2" draw:layer="layout" svg:width="0.011cm" svg:height="0.053cm" svg:x="15.973cm" svg:y="8.674cm" svg:viewBox="0 0 12 54" svg:d="M0 0c5 18 8 36 12 54">
          <text:p/>
        </draw:path>
        <draw:line draw:style-name="gr8" draw:text-style-name="P2" draw:layer="layout" svg:x1="16.051cm" svg:y1="8.551cm" svg:x2="15.973cm" svg:y2="8.551cm">
          <text:p/>
        </draw:line>
        <draw:path draw:style-name="gr8" draw:text-style-name="P2" draw:layer="layout" svg:width="0.011cm" svg:height="0.051cm" svg:x="15.973cm" svg:y="8.501cm" svg:viewBox="0 0 12 52" svg:d="M12 0c-4 19-7 37-12 52">
          <text:p/>
        </draw:path>
        <draw:path draw:style-name="gr8" draw:text-style-name="P2" draw:layer="layout" svg:width="0.004cm" svg:height="0.024cm" svg:x="15.98cm" svg:y="8.703cm" svg:viewBox="0 0 5 25" svg:d="M0 0c0 10 5 17 5 25">
          <text:p/>
        </draw:path>
        <draw:path draw:style-name="gr8" draw:text-style-name="P2" draw:layer="layout" svg:width="0.462cm" svg:height="0.173cm" svg:x="15.97cm" svg:y="9.14cm" svg:viewBox="0 0 463 174" svg:d="M463 174c-61 0-114-7-156-18-25-3-46-10-64-14-49-18-88-39-120-53-32-17-56-36-74-50-21-14-35-25-49-39">
          <text:p/>
        </draw:path>
        <draw:path draw:style-name="gr8" draw:text-style-name="P2" draw:layer="layout" svg:width="0.536cm" svg:height="0.254cm" svg:x="16.432cm" svg:y="9.059cm" svg:viewBox="0 0 537 255" svg:d="M0 255c53 0 106-7 155-18 39-7 74-21 106-36 74-28 127-64 166-95 43-32 68-57 85-74 18-22 25-32 25-32">
          <text:p/>
        </draw:path>
        <draw:path draw:style-name="gr8" draw:text-style-name="P2" draw:layer="layout" svg:width="0.014cm" svg:height="0.011cm" svg:x="15.966cm" svg:y="9.136cm" svg:viewBox="0 0 15 12" svg:d="M0 0c0 4 5 4 8 4 0 4 4 4 4 4 0 4 3 4 3 4">
          <text:p/>
        </draw:path>
        <draw:line draw:style-name="gr8" draw:text-style-name="P2" draw:layer="layout" svg:x1="17.13cm" svg:y1="8.212cm" svg:x2="17.127cm" svg:y2="8.212cm">
          <text:p/>
        </draw:line>
        <draw:path draw:style-name="gr8" draw:text-style-name="P2" draw:layer="layout" svg:width="0.004cm" svg:height="0.007cm" svg:x="15.966cm" svg:y="8.085cm" svg:viewBox="0 0 5 8" svg:d="M0 8c0-3 0-3 5-8">
          <text:p/>
        </draw:path>
        <draw:path draw:style-name="gr8" draw:text-style-name="P2" draw:layer="layout" svg:width="0.007cm" svg:height="0.01cm" svg:x="15.977cm" svg:y="8.075cm" svg:viewBox="0 0 8 11" svg:d="M0 11c0-8 4-8 8-11">
          <text:p/>
        </draw:path>
        <draw:line draw:style-name="gr8" draw:text-style-name="P2" draw:layer="layout" svg:x1="15.984cm" svg:y1="8.076cm" svg:x2="15.992cm" svg:y2="8.068cm">
          <text:p/>
        </draw:line>
        <draw:line draw:style-name="gr8" draw:text-style-name="P2" draw:layer="layout" svg:x1="15.994cm" svg:y1="8.069cm" svg:x2="16cm" svg:y2="8.064cm">
          <text:p/>
        </draw:line>
        <draw:path draw:style-name="gr8" draw:text-style-name="P2" draw:layer="layout" svg:width="0.035cm" svg:height="0.028cm" svg:x="16.002cm" svg:y="8.032cm" svg:viewBox="0 0 36 29" svg:d="M0 29c10-7 25-18 36-29">
          <text:p/>
        </draw:path>
        <draw:line draw:style-name="gr8" draw:text-style-name="P2" draw:layer="layout" svg:x1="16.031cm" svg:y1="8.039cm" svg:x2="16.019cm" svg:y2="8.047cm">
          <text:p/>
        </draw:line>
        <draw:line draw:style-name="gr8" draw:text-style-name="P2" draw:layer="layout" svg:x1="16.006cm" svg:y1="8.057cm" svg:x2="16.002cm" svg:y2="8.061cm">
          <text:p/>
        </draw:line>
        <draw:line draw:style-name="gr8" draw:text-style-name="P2" draw:layer="layout" svg:x1="16.002cm" svg:y1="8.06cm" svg:x2="15.998cm" svg:y2="8.06cm">
          <text:p/>
        </draw:line>
        <draw:path draw:style-name="gr8" draw:text-style-name="P2" draw:layer="layout" svg:width="0.025cm" svg:height="0.025cm" svg:x="15.973cm" svg:y="8.06cm" svg:viewBox="0 0 26 26" svg:d="M26 0c-8 8-19 19-26 26">
          <text:p/>
        </draw:path>
        <draw:path draw:style-name="gr8" draw:text-style-name="P2" draw:layer="layout" svg:width="0.004cm" svg:height="0.007cm" svg:x="15.966cm" svg:y="8.085cm" svg:viewBox="0 0 5 8" svg:d="M0 8c0-3 5-3 5-8">
          <text:p/>
        </draw:path>
        <draw:line draw:style-name="gr8" draw:text-style-name="P2" draw:layer="layout" svg:x1="15.97cm" svg:y1="8.09cm" svg:x2="15.974cm" svg:y2="8.085cm">
          <text:p/>
        </draw:line>
        <draw:line draw:style-name="gr8" draw:text-style-name="P2" draw:layer="layout" svg:x1="15.973cm" svg:y1="8.086cm" svg:x2="15.979cm" svg:y2="8.082cm">
          <text:p/>
        </draw:line>
        <draw:line draw:style-name="gr8" draw:text-style-name="P2" draw:layer="layout" svg:x1="15.98cm" svg:y1="8.079cm" svg:x2="15.985cm" svg:y2="8.075cm">
          <text:p/>
        </draw:line>
        <draw:line draw:style-name="gr8" draw:text-style-name="P2" draw:layer="layout" svg:x1="15.987cm" svg:y1="8.072cm" svg:x2="15.992cm" svg:y2="8.068cm">
          <text:p/>
        </draw:line>
        <draw:line draw:style-name="gr8" draw:text-style-name="P2" draw:layer="layout" svg:x1="15.994cm" svg:y1="8.07cm" svg:x2="16.003cm" svg:y2="8.06cm">
          <text:p/>
        </draw:line>
        <draw:path draw:style-name="gr8" draw:text-style-name="P2" draw:layer="layout" svg:width="0.018cm" svg:height="0.014cm" svg:x="16.012cm" svg:y="8.039cm" svg:viewBox="0 0 19 15" svg:d="M0 15c4-3 12-10 19-15">
          <text:p/>
        </draw:path>
        <draw:line draw:style-name="gr8" draw:text-style-name="P2" draw:layer="layout" svg:x1="16.013cm" svg:y1="8.053cm" svg:x2="16.009cm" svg:y2="8.059cm">
          <text:p/>
        </draw:line>
        <draw:polyline draw:style-name="gr8" draw:text-style-name="P2" draw:layer="layout" svg:width="0cm" svg:height="0cm" svg:x="15.97cm" svg:y="8.085cm" svg:viewBox="0 0 0 0" draw:points="0,0">
          <text:p/>
        </draw:polyline>
        <draw:path draw:style-name="gr8" draw:text-style-name="P2" draw:layer="layout" svg:width="0.007cm" svg:height="0.007cm" svg:x="15.98cm" svg:y="8.071cm" svg:viewBox="0 0 8 8" svg:d="M0 8c0 0 4-3 8-8">
          <text:p/>
        </draw:path>
        <draw:line draw:style-name="gr8" draw:text-style-name="P2" draw:layer="layout" svg:x1="15.994cm" svg:y1="8.064cm" svg:x2="15.998cm" svg:y2="8.064cm">
          <text:p/>
        </draw:line>
        <draw:line draw:style-name="gr8" draw:text-style-name="P2" draw:layer="layout" svg:x1="16.005cm" svg:y1="8.059cm" svg:x2="16.013cm" svg:y2="8.053cm">
          <text:p/>
        </draw:line>
        <draw:line draw:style-name="gr8" draw:text-style-name="P2" draw:layer="layout" svg:x1="16.012cm" svg:y1="8.053cm" svg:x2="16.012cm" svg:y2="8.05cm">
          <text:p/>
        </draw:line>
        <draw:line draw:style-name="gr8" draw:text-style-name="P2" draw:layer="layout" svg:x1="16.033cm" svg:y1="8.037cm" svg:x2="16.048cm" svg:y2="8.025cm">
          <text:p/>
        </draw:line>
        <draw:line draw:style-name="gr8" draw:text-style-name="P2" draw:layer="layout" svg:x1="16.048cm" svg:y1="8.025cm" svg:x2="16.033cm" svg:y2="8.037cm">
          <text:p/>
        </draw:line>
        <draw:line draw:style-name="gr8" draw:text-style-name="P2" draw:layer="layout" svg:x1="16.031cm" svg:y1="8.039cm" svg:x2="16.026cm" svg:y2="8.044cm">
          <text:p/>
        </draw:line>
        <draw:line draw:style-name="gr8" draw:text-style-name="P2" draw:layer="layout" svg:x1="16.047cm" svg:y1="8.03cm" svg:x2="16.052cm" svg:y2="8.025cm">
          <text:p/>
        </draw:line>
        <draw:path draw:style-name="gr8" draw:text-style-name="P2" draw:layer="layout" svg:width="0.953cm" svg:height="0.953cm" svg:x="13.955cm" svg:y="8.138cm" svg:viewBox="0 0 954 954" svg:d="M954 473c0 264-216 481-477 481-265 0-477-217-477-481 0-261 212-473 477-473 261 0 477 212 477 473z">
          <text:p/>
        </draw:path>
        <draw:path draw:style-name="gr8" draw:text-style-name="P2" draw:layer="layout" svg:width="0.917cm" svg:height="0.921cm" svg:x="13.973cm" svg:y="8.152cm" svg:viewBox="0 0 918 922" svg:d="M918 459c0 258-204 463-458 463-255 0-460-205-460-463 0-254 205-459 460-459 254 0 458 205 458 459z">
          <text:p/>
        </draw:path>
        <draw:line draw:style-name="gr8" draw:text-style-name="P2" draw:layer="layout" svg:x1="17.614cm" svg:y1="8.752cm" svg:x2="17.402cm" svg:y2="8.752cm">
          <text:p/>
        </draw:line>
        <draw:line draw:style-name="gr8" draw:text-style-name="P2" draw:layer="layout" svg:x1="17.709cm" svg:y1="8.752cm" svg:x2="17.614cm" svg:y2="8.752cm">
          <text:p/>
        </draw:line>
        <draw:line draw:style-name="gr8" draw:text-style-name="P2" draw:layer="layout" svg:x1="17.402cm" svg:y1="8.66cm" svg:x2="17.614cm" svg:y2="8.66cm">
          <text:p/>
        </draw:line>
        <draw:line draw:style-name="gr8" draw:text-style-name="P2" draw:layer="layout" svg:x1="17.614cm" svg:y1="8.752cm" svg:x2="17.614cm" svg:y2="8.66cm">
          <text:p/>
        </draw:line>
        <draw:line draw:style-name="gr8" draw:text-style-name="P2" draw:layer="layout" svg:x1="17.751cm" svg:y1="8.66cm" svg:x2="17.614cm" svg:y2="8.66cm">
          <text:p/>
        </draw:line>
        <draw:line draw:style-name="gr8" draw:text-style-name="P2" draw:layer="layout" svg:x1="17.254cm" svg:y1="8.389cm" svg:x2="17.254cm" svg:y2="8.738cm">
          <text:p/>
        </draw:line>
        <draw:line draw:style-name="gr8" draw:text-style-name="P2" draw:layer="layout" svg:x1="17.254cm" svg:y1="8.738cm" svg:x2="17.134cm" svg:y2="8.738cm">
          <text:p/>
        </draw:line>
        <draw:line draw:style-name="gr8" draw:text-style-name="P2" draw:layer="layout" svg:x1="17.254cm" svg:y1="8.389cm" svg:x2="17.134cm" svg:y2="8.389cm">
          <text:p/>
        </draw:line>
        <draw:line draw:style-name="gr8" draw:text-style-name="P2" draw:layer="layout" svg:x1="17.324cm" svg:y1="8.212cm" svg:x2="17.681cm" svg:y2="8.212cm">
          <text:p/>
        </draw:line>
        <draw:line draw:style-name="gr8" draw:text-style-name="P2" draw:layer="layout" svg:x1="17.134cm" svg:y1="8.212cm" svg:x2="17.751cm" svg:y2="8.212cm">
          <text:p/>
        </draw:line>
        <draw:line draw:style-name="gr8" draw:text-style-name="P2" draw:layer="layout" svg:x1="17.254cm" svg:y1="8.329cm" svg:x2="17.254cm" svg:y2="8.389cm">
          <text:p/>
        </draw:line>
        <draw:line draw:style-name="gr8" draw:text-style-name="P2" draw:layer="layout" svg:x1="17.254cm" svg:y1="8.329cm" svg:x2="17.751cm" svg:y2="8.329cm">
          <text:p/>
        </draw:line>
        <draw:line draw:style-name="gr8" draw:text-style-name="P2" draw:layer="layout" svg:x1="17.751cm" svg:y1="8.212cm" svg:x2="17.751cm" svg:y2="8.329cm">
          <text:p/>
        </draw:line>
        <draw:line draw:style-name="gr8" draw:text-style-name="P2" draw:layer="layout" svg:x1="17.681cm" svg:y1="8.187cm" svg:x2="17.363cm" svg:y2="8.187cm">
          <text:p/>
        </draw:line>
        <draw:line draw:style-name="gr8" draw:text-style-name="P2" draw:layer="layout" svg:x1="17.681cm" svg:y1="8.187cm" svg:x2="17.363cm" svg:y2="8.187cm">
          <text:p/>
        </draw:line>
        <draw:line draw:style-name="gr8" draw:text-style-name="P2" draw:layer="layout" svg:x1="17.681cm" svg:y1="8.187cm" svg:x2="17.324cm" svg:y2="8.187cm">
          <text:p/>
        </draw:line>
        <draw:line draw:style-name="gr8" draw:text-style-name="P2" draw:layer="layout" svg:x1="17.66cm" svg:y1="8.187cm" svg:x2="17.349cm" svg:y2="8.187cm">
          <text:p/>
        </draw:line>
        <draw:line draw:style-name="gr8" draw:text-style-name="P2" draw:layer="layout" svg:x1="17.681cm" svg:y1="8.187cm" svg:x2="17.324cm" svg:y2="8.187cm">
          <text:p/>
        </draw:line>
        <draw:path draw:style-name="gr8" draw:text-style-name="P2" draw:layer="layout" svg:width="0.066cm" svg:height="0cm" svg:x="17.684cm" svg:y="8.212cm" svg:viewBox="0 0 67 0" svg:d="M0 0c4 0 4 0 4 0 0 0 3 0 7 0h7c14 0 32 0 49 0">
          <text:p/>
        </draw:path>
        <draw:path draw:style-name="gr8" draw:text-style-name="P2" draw:layer="layout" svg:width="0.017cm" svg:height="0.024cm" svg:x="17.307cm" svg:y="8.417cm" svg:viewBox="0 0 18 25" svg:d="M0 0c15 7 18 14 18 25">
          <text:p/>
        </draw:path>
        <draw:path draw:style-name="gr8" draw:text-style-name="P2" draw:layer="layout" svg:width="0.07cm" svg:height="0.039cm" svg:x="17.254cm" svg:y="8.441cm" svg:viewBox="0 0 71 40" svg:d="M71 0v4c0 4 0 4-3 7v5l-4 3-3 4c-4 3-7 3-11 7 0 0-3 3-7 3-3 0-7 4-14 4-3 0-7 3-14 3-4 0-11 0-15 0">
          <text:p/>
        </draw:path>
        <draw:path draw:style-name="gr8" draw:text-style-name="P2" draw:layer="layout" svg:width="0.056cm" svg:height="0.014cm" svg:x="17.254cm" svg:y="8.403cm" svg:viewBox="0 0 57 15" svg:d="M0 0c21 0 43 3 57 15">
          <text:p/>
        </draw:path>
        <draw:line draw:style-name="gr8" draw:text-style-name="P2" draw:layer="layout" svg:x1="17.254cm" svg:y1="8.431cm" svg:x2="17.254cm" svg:y2="8.403cm">
          <text:p/>
        </draw:line>
        <draw:line draw:style-name="gr8" draw:text-style-name="P2" draw:layer="layout" svg:x1="17.254cm" svg:y1="8.487cm" svg:x2="17.254cm" svg:y2="8.431cm">
          <text:p/>
        </draw:line>
        <draw:line draw:style-name="gr8" draw:text-style-name="P2" draw:layer="layout" svg:x1="17.254cm" svg:y1="8.611cm" svg:x2="17.254cm" svg:y2="8.487cm">
          <text:p/>
        </draw:line>
        <draw:path draw:style-name="gr8" draw:text-style-name="P2" draw:layer="layout" svg:width="0.07cm" svg:height="0cm" svg:x="17.751cm" svg:y="8.212cm" svg:viewBox="0 0 71 0" svg:d="M0 0c18 0 39 0 53 0h4c3 0 7 0 7 0 3 0 3 0 3 0 4 0 4 0 4 0">
          <text:p/>
        </draw:path>
        <draw:path draw:style-name="gr8" draw:text-style-name="P2" draw:layer="layout" svg:width="0.071cm" svg:height="0.039cm" svg:x="17.684cm" svg:y="8.441cm" svg:viewBox="0 0 72 40" svg:d="M72 40c-12 0-19 0-26-3-3 0-7 0-14-4-4 0-7 0-14-3 0 0 0-4-4-4-3-3-7-3-7-7-3 0-3-3-3-3 0-5 0-5-4-5 0-3 0-3 0-7v-4">
          <text:p/>
        </draw:path>
        <draw:line draw:style-name="gr8" draw:text-style-name="P2" draw:layer="layout" svg:x1="17.751cm" svg:y1="8.611cm" svg:x2="17.751cm" svg:y2="8.487cm">
          <text:p/>
        </draw:line>
        <draw:line draw:style-name="gr8" draw:text-style-name="P2" draw:layer="layout" svg:x1="17.751cm" svg:y1="8.487cm" svg:x2="17.751cm" svg:y2="8.431cm">
          <text:p/>
        </draw:line>
        <draw:line draw:style-name="gr8" draw:text-style-name="P2" draw:layer="layout" svg:x1="17.751cm" svg:y1="8.431cm" svg:x2="17.751cm" svg:y2="8.403cm">
          <text:p/>
        </draw:line>
        <draw:path draw:style-name="gr8" draw:text-style-name="P2" draw:layer="layout" svg:width="0.057cm" svg:height="0.014cm" svg:x="17.698cm" svg:y="8.403cm" svg:viewBox="0 0 58 15" svg:d="M0 15c14-7 37-15 58-15">
          <text:p/>
        </draw:path>
        <draw:path draw:style-name="gr8" draw:text-style-name="P2" draw:layer="layout" svg:width="0.014cm" svg:height="0.024cm" svg:x="17.684cm" svg:y="8.417cm" svg:viewBox="0 0 15 25" svg:d="M0 25c0-11 4-18 15-25">
          <text:p/>
        </draw:path>
        <draw:path draw:style-name="gr8" draw:text-style-name="P2" draw:layer="layout" svg:width="0cm" svg:height="0.02cm" svg:x="17.751cm" svg:y="8.491cm" svg:viewBox="0 0 0 21" svg:d="M0 21c0 0 0-7 0-21">
          <text:p/>
        </draw:path>
        <draw:path draw:style-name="gr8" draw:text-style-name="P2" draw:layer="layout" svg:width="0cm" svg:height="0.02cm" svg:x="17.254cm" svg:y="8.491cm" svg:viewBox="0 0 0 21" svg:d="M0 21c0 0 0-7 0-21">
          <text:p/>
        </draw:path>
        <draw:line draw:style-name="gr8" draw:text-style-name="P2" draw:layer="layout" svg:x1="17.751cm" svg:y1="8.491cm" svg:x2="17.254cm" svg:y2="8.491cm">
          <text:p/>
        </draw:line>
        <draw:polyline draw:style-name="gr8" draw:text-style-name="P2" draw:layer="layout" svg:width="0cm" svg:height="0.168cm" svg:x="17.254cm" svg:y="8.491cm" svg:viewBox="0 0 0 169" draw:points="0,169 0,166 0,162 0,155 0,148 0,137 0,123 0,113 0,95 0,81 0,63 0,42 0,21 0,0">
          <text:p/>
        </draw:polyline>
        <draw:polyline draw:style-name="gr8" draw:text-style-name="P2" draw:layer="layout" svg:width="0cm" svg:height="0.168cm" svg:x="17.751cm" svg:y="8.491cm" svg:viewBox="0 0 0 169" draw:points="0,169 0,166 0,162 0,155 0,148 0,137 0,123 0,113 0,95 0,81 0,63 0,42 0,21 0,0">
          <text:p/>
        </draw:polyline>
        <draw:line draw:style-name="gr8" draw:text-style-name="P2" draw:layer="layout" svg:x1="17.614cm" svg:y1="8.66cm" svg:x2="17.254cm" svg:y2="8.66cm">
          <text:p/>
        </draw:line>
        <draw:line draw:style-name="gr8" draw:text-style-name="P2" draw:layer="layout" svg:x1="17.928cm" svg:y1="8.992cm" svg:x2="18.083cm" svg:y2="8.992cm">
          <text:p/>
        </draw:line>
        <draw:polyline draw:style-name="gr8" draw:text-style-name="P2" draw:layer="layout" svg:width="0.405cm" svg:height="0cm" svg:x="18.139cm" svg:y="8.212cm" svg:viewBox="0 0 406 0" draw:points="0,0 14,0 36,0 60,0 92,0 127,0 166,0 201,0 240,0 279,0 311,0 343,0 371,0 392,0 406,0">
          <text:p/>
        </draw:polyline>
        <draw:line draw:style-name="gr8" draw:text-style-name="P2" draw:layer="layout" svg:x1="17.681cm" svg:y1="8.187cm" svg:x2="17.324cm" svg:y2="8.187cm">
          <text:p/>
        </draw:line>
        <draw:line draw:style-name="gr8" draw:text-style-name="P2" draw:layer="layout" svg:x1="17.829cm" svg:y1="8.992cm" svg:x2="17.709cm" svg:y2="8.992cm">
          <text:p/>
        </draw:line>
        <draw:line draw:style-name="gr8" draw:text-style-name="P2" draw:layer="layout" svg:x1="17.709cm" svg:y1="8.992cm" svg:x2="17.709cm" svg:y2="8.752cm">
          <text:p/>
        </draw:line>
        <draw:line draw:style-name="gr8" draw:text-style-name="P2" draw:layer="layout" svg:x1="17.751cm" svg:y1="8.212cm" svg:x2="17.829cm" svg:y2="8.212cm">
          <text:p/>
        </draw:line>
        <draw:line draw:style-name="gr8" draw:text-style-name="P2" draw:layer="layout" svg:x1="17.751cm" svg:y1="8.212cm" svg:x2="17.751cm" svg:y2="8.346cm">
          <text:p/>
        </draw:line>
        <draw:line draw:style-name="gr8" draw:text-style-name="P2" draw:layer="layout" svg:x1="17.751cm" svg:y1="8.346cm" svg:x2="17.751cm" svg:y2="8.487cm">
          <text:p/>
        </draw:line>
        <draw:line draw:style-name="gr8" draw:text-style-name="P2" draw:layer="layout" svg:x1="17.751cm" svg:y1="8.487cm" svg:x2="17.751cm" svg:y2="8.544cm">
          <text:p/>
        </draw:line>
        <draw:line draw:style-name="gr8" draw:text-style-name="P2" draw:layer="layout" svg:x1="17.751cm" svg:y1="8.544cm" svg:x2="17.751cm" svg:y2="8.66cm">
          <text:p/>
        </draw:line>
        <draw:line draw:style-name="gr8" draw:text-style-name="P2" draw:layer="layout" svg:x1="17.709cm" svg:y1="8.992cm" svg:x2="17.709cm" svg:y2="9.112cm">
          <text:p/>
        </draw:line>
        <draw:line draw:style-name="gr8" draw:text-style-name="P2" draw:layer="layout" svg:x1="17.254cm" svg:y1="8.403cm" svg:x2="17.254cm" svg:y2="8.389cm">
          <text:p/>
        </draw:line>
        <draw:line draw:style-name="gr8" draw:text-style-name="P2" draw:layer="layout" svg:x1="17.254cm" svg:y1="8.389cm" svg:x2="17.254cm" svg:y2="8.329cm">
          <text:p/>
        </draw:line>
        <draw:line draw:style-name="gr8" draw:text-style-name="P2" draw:layer="layout" svg:x1="17.324cm" svg:y1="8.212cm" svg:x2="17.324cm" svg:y2="8.187cm">
          <text:p/>
        </draw:line>
        <draw:line draw:style-name="gr8" draw:text-style-name="P2" draw:layer="layout" svg:x1="17.324cm" svg:y1="8.187cm" svg:x2="17.681cm" svg:y2="8.187cm">
          <text:p/>
        </draw:line>
        <draw:line draw:style-name="gr8" draw:text-style-name="P2" draw:layer="layout" svg:x1="17.681cm" svg:y1="8.212cm" svg:x2="17.681cm" svg:y2="8.187cm">
          <text:p/>
        </draw:line>
        <draw:line draw:style-name="gr8" draw:text-style-name="P2" draw:layer="layout" svg:x1="17.751cm" svg:y1="8.389cm" svg:x2="17.751cm" svg:y2="8.329cm">
          <text:p/>
        </draw:line>
        <draw:line draw:style-name="gr8" draw:text-style-name="P2" draw:layer="layout" svg:x1="17.751cm" svg:y1="8.389cm" svg:x2="17.254cm" svg:y2="8.389cm">
          <text:p/>
        </draw:line>
        <draw:line draw:style-name="gr8" draw:text-style-name="P2" draw:layer="layout" svg:x1="17.589cm" svg:y1="9.112cm" svg:x2="17.363cm" svg:y2="9.112cm">
          <text:p/>
        </draw:line>
        <draw:line draw:style-name="gr8" draw:text-style-name="P2" draw:layer="layout" svg:x1="17.709cm" svg:y1="9.112cm" svg:x2="17.589cm" svg:y2="9.112cm">
          <text:p/>
        </draw:line>
        <draw:line draw:style-name="gr8" draw:text-style-name="P2" draw:layer="layout" svg:x1="17.363cm" svg:y1="9.112cm" svg:x2="17.363cm" svg:y2="9.193cm">
          <text:p/>
        </draw:line>
        <draw:polyline draw:style-name="gr8" draw:text-style-name="P2" draw:layer="layout" svg:width="0cm" svg:height="0.151cm" svg:x="17.363cm" svg:y="9.235cm" svg:viewBox="0 0 0 152" draw:points="0,152 0,148 0,145 0,134 0,124 0,106 0,92 0,74 0,60 0,43 0,28 0,18 0,7 0,4 0,0">
          <text:p/>
        </draw:polyline>
        <draw:line draw:style-name="gr8" draw:text-style-name="P2" draw:layer="layout" svg:x1="17.363cm" svg:y1="9.193cm" svg:x2="17.363cm" svg:y2="9.225cm">
          <text:p/>
        </draw:line>
        <draw:line draw:style-name="gr8" draw:text-style-name="P2" draw:layer="layout" svg:x1="17.363cm" svg:y1="9.514cm" svg:x2="17.589cm" svg:y2="9.514cm">
          <text:p/>
        </draw:line>
        <draw:line draw:style-name="gr8" draw:text-style-name="P2" draw:layer="layout" svg:x1="17.748cm" svg:y1="9.514cm" svg:x2="17.589cm" svg:y2="9.514cm">
          <text:p/>
        </draw:line>
        <draw:path draw:style-name="gr8" draw:text-style-name="P2" draw:layer="layout" svg:width="1.044cm" svg:height="0.198cm" svg:x="17.748cm" svg:y="9.319cm" svg:viewBox="0 0 1045 199" svg:d="M0 199c300-262 745-265 1045-7">
          <text:p/>
        </draw:path>
        <draw:path draw:style-name="gr8" draw:text-style-name="P2" draw:layer="layout" svg:width="0.127cm" svg:height="0.102cm" svg:x="19.843cm" svg:y="9.468cm" svg:viewBox="0 0 128 103" svg:d="M0 103c7-64 65-106 128-103">
          <text:p/>
        </draw:path>
        <draw:path draw:style-name="gr8" draw:text-style-name="P2" draw:layer="layout" svg:width="0.124cm" svg:height="0.103cm" svg:x="19.843cm" svg:y="9.87cm" svg:viewBox="0 0 125 104" svg:d="M0 104c7-65 65-107 125-104">
          <text:p/>
        </draw:path>
        <draw:line draw:style-name="gr8" draw:text-style-name="P2" draw:layer="layout" svg:x1="20.718cm" svg:y1="9.263cm" svg:x2="20.718cm" svg:y2="8.512cm">
          <text:p/>
        </draw:line>
        <draw:path draw:style-name="gr8" draw:text-style-name="P2" draw:layer="layout" svg:width="0.231cm" svg:height="0.265cm" svg:x="20.492cm" svg:y="8.251cm" svg:viewBox="0 0 232 266" svg:d="M0 0c67 4 132 35 174 86 43 49 64 113 57 180">
          <text:p/>
        </draw:path>
        <draw:line draw:style-name="gr8" draw:text-style-name="P2" draw:layer="layout" svg:x1="20.492cm" svg:y1="8.251cm" svg:x2="19.191cm" svg:y2="8.251cm">
          <text:p/>
        </draw:line>
        <draw:line draw:style-name="gr8" draw:text-style-name="P2" draw:layer="layout" svg:x1="17.66cm" svg:y1="8.187cm" svg:x2="17.349cm" svg:y2="8.187cm">
          <text:p/>
        </draw:line>
        <draw:line draw:style-name="gr8" draw:text-style-name="P2" draw:layer="layout" svg:x1="17.698cm" svg:y1="8.417cm" svg:x2="17.307cm" svg:y2="8.417cm">
          <text:p/>
        </draw:line>
        <draw:line draw:style-name="gr8" draw:text-style-name="P2" draw:layer="layout" svg:x1="17.751cm" svg:y1="8.389cm" svg:x2="17.751cm" svg:y2="8.403cm">
          <text:p/>
        </draw:line>
        <draw:path draw:style-name="gr8" draw:text-style-name="P2" draw:layer="layout" svg:width="0.189cm" svg:height="0cm" svg:x="17.829cm" svg:y="8.212cm" svg:viewBox="0 0 190 0" svg:d="M0 0c46 0 92 0 127 0s56 0 63 0">
          <text:p/>
        </draw:path>
        <draw:path draw:style-name="gr8" draw:text-style-name="P2" draw:layer="layout" svg:width="0.137cm" svg:height="0cm" svg:x="18.019cm" svg:y="8.212cm" svg:viewBox="0 0 138 0" svg:d="M138 0c-4 0-7 0-14 0-11 0-21 0-28 0-4 0-11 0-14 0-4 0-11 0-15 0-3 0-7 0-10 0-4 0-7 0-11 0-3 0-7 0-10 0-4 0-4 0-7 0-4 0-7 0-7 0-4 0-7 0-7 0-4 0-4 0-8 0h-3-4">
          <text:p/>
        </draw:path>
        <draw:line draw:style-name="gr8" draw:text-style-name="P2" draw:layer="layout" svg:x1="18.446cm" svg:y1="8.212cm" svg:x2="18.157cm" svg:y2="8.212cm">
          <text:p/>
        </draw:line>
        <draw:path draw:style-name="gr8" draw:text-style-name="P2" draw:layer="layout" svg:width="0.137cm" svg:height="0cm" svg:x="18.446cm" svg:y="8.212cm" svg:viewBox="0 0 138 0" svg:d="M0 0c39 0 88 0 138 0">
          <text:p/>
        </draw:path>
        <draw:line draw:style-name="gr8" draw:text-style-name="P2" draw:layer="layout" svg:x1="18.584cm" svg:y1="8.212cm" svg:x2="18.792cm" svg:y2="8.212cm">
          <text:p/>
        </draw:line>
        <draw:line draw:style-name="gr8" draw:text-style-name="P2" draw:layer="layout" svg:x1="18.792cm" svg:y1="8.992cm" svg:x2="18.584cm" svg:y2="8.992cm">
          <text:p/>
        </draw:line>
        <draw:path draw:style-name="gr8" draw:text-style-name="P2" draw:layer="layout" svg:width="0.137cm" svg:height="0cm" svg:x="18.446cm" svg:y="8.992cm" svg:viewBox="0 0 138 0" svg:d="M0 0c39 0 88 0 138 0">
          <text:p/>
        </draw:path>
        <draw:line draw:style-name="gr8" draw:text-style-name="P2" draw:layer="layout" svg:x1="18.157cm" svg:y1="8.992cm" svg:x2="18.446cm" svg:y2="8.992cm">
          <text:p/>
        </draw:line>
        <draw:path draw:style-name="gr8" draw:text-style-name="P2" draw:layer="layout" svg:width="0.137cm" svg:height="0cm" svg:x="18.019cm" svg:y="8.992cm" svg:viewBox="0 0 138 0" svg:d="M138 0c-4 0-7 0-14 0-11 0-21 0-28 0-4 0-11 0-14 0-4 0-11 0-15 0-3 0-7 0-10 0-4 0-7 0-11 0-3 0-7 0-10 0-4 0-4 0-7 0-4 0-7 0-7 0-4 0-7 0-7 0-4 0-4 0-8 0h-3-4">
          <text:p/>
        </draw:path>
        <draw:path draw:style-name="gr8" draw:text-style-name="P2" draw:layer="layout" svg:width="0.189cm" svg:height="0cm" svg:x="17.829cm" svg:y="8.992cm" svg:viewBox="0 0 190 0" svg:d="M0 0c46 0 92 0 127 0s56 0 63 0">
          <text:p/>
        </draw:path>
        <draw:polyline draw:style-name="gr8" draw:text-style-name="P2" draw:layer="layout" svg:width="0cm" svg:height="0.172cm" svg:x="18.792cm" svg:y="8.039cm" svg:viewBox="0 0 0 173" draw:points="0,0 0,4 0,7 0,14 0,25 0,32 0,46 0,57 0,74 0,92 0,110 0,131 0,152 0,173">
          <text:p/>
        </draw:polyline>
        <draw:line draw:style-name="gr8" draw:text-style-name="P2" draw:layer="layout" svg:x1="19.191cm" svg:y1="7.612cm" svg:x2="18.792cm" svg:y2="7.612cm">
          <text:p/>
        </draw:line>
        <draw:line draw:style-name="gr8" draw:text-style-name="P2" draw:layer="layout" svg:x1="17.614cm" svg:y1="9.253cm" svg:x2="17.589cm" svg:y2="9.253cm">
          <text:p/>
        </draw:line>
        <draw:line draw:style-name="gr8" draw:text-style-name="P2" draw:layer="layout" svg:x1="17.614cm" svg:y1="9.369cm" svg:x2="17.614cm" svg:y2="9.253cm">
          <text:p/>
        </draw:line>
        <draw:line draw:style-name="gr8" draw:text-style-name="P2" draw:layer="layout" svg:x1="17.614cm" svg:y1="9.369cm" svg:x2="17.589cm" svg:y2="9.369cm">
          <text:p/>
        </draw:line>
        <draw:line draw:style-name="gr8" draw:text-style-name="P2" draw:layer="layout" svg:x1="17.589cm" svg:y1="9.112cm" svg:x2="17.589cm" svg:y2="9.267cm">
          <text:p/>
        </draw:line>
        <draw:line draw:style-name="gr8" draw:text-style-name="P2" draw:layer="layout" svg:x1="17.589cm" svg:y1="9.267cm" svg:x2="17.363cm" svg:y2="9.267cm">
          <text:p/>
        </draw:line>
        <draw:line draw:style-name="gr8" draw:text-style-name="P2" draw:layer="layout" svg:x1="17.363cm" svg:y1="9.225cm" svg:x2="17.363cm" svg:y2="9.267cm">
          <text:p/>
        </draw:line>
        <draw:path draw:style-name="gr8" draw:text-style-name="P2" draw:layer="layout" svg:width="0cm" svg:height="0.013cm" svg:x="17.589cm" svg:y="9.242cm" svg:viewBox="0 0 0 14" svg:d="M0 14c0-7 0-10 0-14">
          <text:p/>
        </draw:path>
        <draw:line draw:style-name="gr8" draw:text-style-name="P2" draw:layer="layout" svg:x1="17.589cm" svg:y1="9.493cm" svg:x2="17.589cm" svg:y2="9.267cm">
          <text:p/>
        </draw:line>
        <draw:path draw:style-name="gr8" draw:text-style-name="P2" draw:layer="layout" svg:width="0cm" svg:height="0.006cm" svg:x="17.589cm" svg:y="9.235cm" svg:viewBox="0 0 0 7" svg:d="M0 7c0-3 0-7 0-7">
          <text:p/>
        </draw:path>
        <draw:path draw:style-name="gr8" draw:text-style-name="P2" draw:layer="layout" svg:width="0cm" svg:height="0.01cm" svg:x="17.589cm" svg:y="9.256cm" svg:viewBox="0 0 0 11" svg:d="M0 11c0-4 0-7 0-11">
          <text:p/>
        </draw:path>
        <draw:line draw:style-name="gr8" draw:text-style-name="P2" draw:layer="layout" svg:x1="17.589cm" svg:y1="9.493cm" svg:x2="17.589cm" svg:y2="9.514cm">
          <text:p/>
        </draw:line>
        <draw:line draw:style-name="gr8" draw:text-style-name="P2" draw:layer="layout" svg:x1="17.363cm" svg:y1="9.514cm" svg:x2="17.363cm" svg:y2="9.267cm">
          <text:p/>
        </draw:line>
        <draw:line draw:style-name="gr8" draw:text-style-name="P2" draw:layer="layout" svg:x1="19.184cm" svg:y1="9.965cm" svg:x2="19.184cm" svg:y2="9.666cm">
          <text:p/>
        </draw:line>
        <draw:path draw:style-name="gr8" draw:text-style-name="P2" draw:layer="layout" svg:width="0.109cm" svg:height="0.102cm" svg:x="19.967cm" svg:y="9.468cm" svg:viewBox="0 0 110 103" svg:d="M0 0c57 7 103 49 110 103">
          <text:p/>
        </draw:path>
        <draw:path draw:style-name="gr8" draw:text-style-name="P2" draw:layer="layout" svg:width="0.116cm" svg:height="0.117cm" svg:x="19.96cm" svg:y="9.556cm" svg:viewBox="0 0 117 118" svg:d="M0 118c64 0 117-53 117-118">
          <text:p/>
        </draw:path>
        <draw:path draw:style-name="gr8" draw:text-style-name="P2" draw:layer="layout" svg:width="0.236cm" svg:height="0.12cm" svg:x="19.84cm" svg:y="9.436cm" svg:viewBox="0 0 237 121" svg:d="M237 121c0-63-53-121-116-121-68 0-121 58-121 121">
          <text:p/>
        </draw:path>
        <draw:path draw:style-name="gr8" draw:text-style-name="P2" draw:layer="layout" svg:width="0.12cm" svg:height="0.117cm" svg:x="19.84cm" svg:y="9.556cm" svg:viewBox="0 0 121 118" svg:d="M0 0c0 65 53 118 121 118">
          <text:p/>
        </draw:path>
        <draw:path draw:style-name="gr8" draw:text-style-name="P2" draw:layer="layout" svg:width="0.109cm" svg:height="0.103cm" svg:x="19.967cm" svg:y="9.87cm" svg:viewBox="0 0 110 104" svg:d="M0 0c54 4 100 46 110 104">
          <text:p/>
        </draw:path>
        <draw:path draw:style-name="gr8" draw:text-style-name="P2" draw:layer="layout" svg:width="0.116cm" svg:height="0.12cm" svg:x="19.96cm" svg:y="9.951cm" svg:viewBox="0 0 117 121" svg:d="M0 121c64 0 117-54 117-121">
          <text:p/>
        </draw:path>
        <draw:path draw:style-name="gr8" draw:text-style-name="P2" draw:layer="layout" svg:width="0.236cm" svg:height="0.12cm" svg:x="19.84cm" svg:y="9.835cm" svg:viewBox="0 0 237 121" svg:d="M237 121c0-68-53-121-116-121-68 0-121 53-121 121">
          <text:p/>
        </draw:path>
        <draw:path draw:style-name="gr8" draw:text-style-name="P2" draw:layer="layout" svg:width="0.12cm" svg:height="0.12cm" svg:x="19.84cm" svg:y="9.951cm" svg:viewBox="0 0 121 121" svg:d="M0 0c0 67 53 121 121 121">
          <text:p/>
        </draw:path>
        <draw:line draw:style-name="gr8" draw:text-style-name="P2" draw:layer="layout" svg:x1="20.718cm" svg:y1="9.263cm" svg:x2="19.191cm" svg:y2="9.263cm">
          <text:p/>
        </draw:line>
        <draw:line draw:style-name="gr8" draw:text-style-name="P2" draw:layer="layout" svg:x1="18.157cm" svg:y1="8.992cm" svg:x2="18.157cm" svg:y2="8.212cm">
          <text:p/>
        </draw:line>
        <draw:line draw:style-name="gr8" draw:text-style-name="P2" draw:layer="layout" svg:x1="18.792cm" svg:y1="8.343cm" svg:x2="18.792cm" svg:y2="8.992cm">
          <text:p/>
        </draw:line>
        <draw:line draw:style-name="gr8" draw:text-style-name="P2" draw:layer="layout" svg:x1="18.792cm" svg:y1="7.612cm" svg:x2="18.792cm" svg:y2="7.933cm">
          <text:p/>
        </draw:line>
        <draw:path draw:style-name="gr8" draw:text-style-name="P2" draw:layer="layout" svg:width="0cm" svg:height="0.031cm" svg:x="18.792cm" svg:y="7.933cm" svg:viewBox="0 0 0 32" svg:d="M0 0c0 18 0 32 0 32">
          <text:p/>
        </draw:path>
        <draw:line draw:style-name="gr8" draw:text-style-name="P2" draw:layer="layout" svg:x1="18.792cm" svg:y1="9.024cm" svg:x2="18.792cm" svg:y2="9.51cm">
          <text:p/>
        </draw:line>
        <draw:line draw:style-name="gr8" draw:text-style-name="P2" draw:layer="layout" svg:x1="19.191cm" svg:y1="7.933cm" svg:x2="19.191cm" svg:y2="7.612cm">
          <text:p/>
        </draw:line>
        <draw:path draw:style-name="gr8" draw:text-style-name="P2" draw:layer="layout" svg:width="0cm" svg:height="0.168cm" svg:x="19.191cm" svg:y="7.764cm" svg:viewBox="0 0 0 169" svg:d="M0 0c0 4 0 4 0 7 0 0 0 4 0 7 0 0 0 4 0 7 0 4 0 7 0 11 0 3 0 10 0 14s0 11 0 14c0 7 0 11 0 14 0 11 0 25 0 36 0 10 0 21 0 31 0 4 0 11 0 14 0 4 0 7 0 14">
          <text:p/>
        </draw:path>
        <draw:line draw:style-name="gr8" draw:text-style-name="P2" draw:layer="layout" svg:x1="19.191cm" svg:y1="9.024cm" svg:x2="19.191cm" svg:y2="9.666cm">
          <text:p/>
        </draw:line>
        <draw:path draw:style-name="gr8" draw:text-style-name="P2" draw:layer="layout" svg:width="0.328cm" svg:height="0.166cm" svg:x="19.794cm" svg:y="9.387cm" svg:viewBox="0 0 329 167" svg:d="M329 167c0-93-74-167-162-167-92 0-167 74-167 167">
          <text:p/>
        </draw:path>
        <draw:path draw:style-name="gr8" draw:text-style-name="P2" draw:layer="layout" svg:width="0.328cm" svg:height="0.158cm" svg:x="19.794cm" svg:y="9.553cm" svg:viewBox="0 0 329 159" svg:d="M0 0c0 89 75 159 167 159 88 0 162-70 162-159">
          <text:p/>
        </draw:path>
        <draw:polyline draw:style-name="gr8" draw:text-style-name="P2" draw:layer="layout" svg:width="0.201cm" svg:height="0.202cm" svg:x="20.521cm" svg:y="9.965cm" svg:viewBox="0 0 202 203" draw:points="0,203 21,203 42,199 63,192 89,180 106,170 124,159 142,145 156,127 170,110 181,89 191,68 195,46 198,25 202,0">
          <text:p/>
        </draw:polyline>
        <draw:line draw:style-name="gr8" draw:text-style-name="P2" draw:layer="layout" svg:x1="20.718cm" svg:y1="9.263cm" svg:x2="20.718cm" svg:y2="9.965cm">
          <text:p/>
        </draw:line>
        <draw:polyline draw:style-name="gr8" draw:text-style-name="P2" draw:layer="layout" svg:width="0.201cm" svg:height="0.202cm" svg:x="19.184cm" svg:y="9.965cm" svg:viewBox="0 0 202 203" draw:points="0,0 3,25 7,46 10,68 22,89 32,110 46,127 61,145 78,159 96,170 117,180 138,192 159,199 180,203 202,203">
          <text:p/>
        </draw:polyline>
        <draw:line draw:style-name="gr8" draw:text-style-name="P2" draw:layer="layout" svg:x1="20.521cm" svg:y1="10.167cm" svg:x2="19.385cm" svg:y2="10.167cm">
          <text:p/>
        </draw:line>
        <draw:path draw:style-name="gr8" draw:text-style-name="P2" draw:layer="layout" svg:width="0.328cm" svg:height="0.162cm" svg:x="19.794cm" svg:y="9.786cm" svg:viewBox="0 0 329 163" svg:d="M329 163c0-88-74-163-162-163-92 0-167 75-167 163">
          <text:p/>
        </draw:path>
        <draw:path draw:style-name="gr8" draw:text-style-name="P2" draw:layer="layout" svg:width="0.328cm" svg:height="0.162cm" svg:x="19.794cm" svg:y="9.948cm" svg:viewBox="0 0 329 163" svg:d="M0 0c0 93 75 163 167 163 88 0 162-70 162-163">
          <text:p/>
        </draw:path>
        <draw:polyline draw:style-name="gr8" draw:text-style-name="P2" draw:layer="layout" svg:width="0cm" svg:height="0.257cm" svg:x="18.792cm" svg:y="7.933cm" svg:viewBox="0 0 0 258" draw:points="0,0 0,4 0,8 0,18 0,29 0,43 0,57 0,78 0,96 0,120 0,145 0,170 0,198 0,226 0,258">
          <text:p/>
        </draw:polyline>
        <draw:line draw:style-name="gr8" draw:text-style-name="P2" draw:layer="layout" svg:x1="18.792cm" svg:y1="8.191cm" svg:x2="18.792cm" svg:y2="8.78cm">
          <text:p/>
        </draw:line>
        <draw:polyline draw:style-name="gr8" draw:text-style-name="P2" draw:layer="layout" svg:width="0cm" svg:height="0.243cm" svg:x="18.792cm" svg:y="8.78cm" svg:viewBox="0 0 0 244" draw:points="0,0 0,28 0,57 0,81 0,106 0,131 0,152 0,169 0,187 0,205 0,215 0,226 0,233 0,240 0,244">
          <text:p/>
        </draw:polyline>
        <draw:line draw:style-name="gr8" draw:text-style-name="P2" draw:layer="layout" svg:x1="18.792cm" svg:y1="9.51cm" svg:x2="18.792cm" svg:y2="9.514cm">
          <text:p/>
        </draw:line>
        <draw:line draw:style-name="gr8" draw:text-style-name="P2" draw:layer="layout" svg:x1="18.792cm" svg:y1="9.666cm" svg:x2="18.792cm" svg:y2="9.51cm">
          <text:p/>
        </draw:line>
        <draw:line draw:style-name="gr8" draw:text-style-name="P2" draw:layer="layout" svg:x1="19.184cm" svg:y1="9.666cm" svg:x2="19.191cm" svg:y2="9.666cm">
          <text:p/>
        </draw:line>
        <draw:line draw:style-name="gr8" draw:text-style-name="P2" draw:layer="layout" svg:x1="19.184cm" svg:y1="9.666cm" svg:x2="19.039cm" svg:y2="9.666cm">
          <text:p/>
        </draw:line>
        <draw:line draw:style-name="gr8" draw:text-style-name="P2" draw:layer="layout" svg:x1="19.039cm" svg:y1="9.666cm" svg:x2="18.792cm" svg:y2="9.666cm">
          <text:p/>
        </draw:line>
        <draw:polyline draw:style-name="gr8" draw:text-style-name="P2" draw:layer="layout" svg:width="0cm" svg:height="0.243cm" svg:x="19.191cm" svg:y="8.78cm" svg:viewBox="0 0 0 244" draw:points="0,0 0,28 0,57 0,81 0,106 0,131 0,152 0,169 0,187 0,205 0,215 0,226 0,233 0,240 0,244">
          <text:p/>
        </draw:polyline>
        <draw:line draw:style-name="gr8" draw:text-style-name="P2" draw:layer="layout" svg:x1="19.191cm" svg:y1="8.78cm" svg:x2="19.191cm" svg:y2="8.191cm">
          <text:p/>
        </draw:line>
        <draw:polyline draw:style-name="gr8" draw:text-style-name="P2" draw:layer="layout" svg:width="0cm" svg:height="0.257cm" svg:x="19.191cm" svg:y="7.933cm" svg:viewBox="0 0 0 258" draw:points="0,0 0,4 0,8 0,18 0,29 0,43 0,57 0,78 0,96 0,120 0,145 0,170 0,198 0,226 0,258">
          <text:p/>
        </draw:polyline>
        <draw:line draw:style-name="gr8" draw:text-style-name="P2" draw:layer="layout" svg:x1="19.191cm" svg:y1="7.933cm" svg:x2="18.792cm" svg:y2="7.933cm">
          <text:p/>
        </draw:line>
        <draw:line draw:style-name="gr8" draw:text-style-name="P2" draw:layer="layout" svg:x1="19.191cm" svg:y1="8.191cm" svg:x2="18.792cm" svg:y2="8.191cm">
          <text:p/>
        </draw:line>
        <draw:line draw:style-name="gr8" draw:text-style-name="P2" draw:layer="layout" svg:x1="19.191cm" svg:y1="8.78cm" svg:x2="18.792cm" svg:y2="8.78cm">
          <text:p/>
        </draw:line>
        <draw:line draw:style-name="gr8" draw:text-style-name="P2" draw:layer="layout" svg:x1="19.191cm" svg:y1="9.024cm" svg:x2="18.792cm" svg:y2="9.024cm">
          <text:p/>
        </draw:line>
        <draw:line draw:style-name="gr8" draw:text-style-name="P2" draw:layer="layout" svg:x1="17.254cm" svg:y1="8.512cm" svg:x2="17.751cm" svg:y2="8.512cm">
          <text:p/>
        </draw:line>
        <draw:path draw:style-name="gr1" draw:text-style-name="P1" draw:layer="layout" svg:width="7.172cm" svg:height="4.501cm" svg:x="21.131cm" svg:y="7.334cm" svg:viewBox="0 0 7173 4502" svg:d="M7173 4502v-346-3-14-18-28-28-36-35-35-35-33-25-21-14-4-278c-4 0-4 0-4 0-3 0-3 0-3 0-4 0-7 0-7 0-4 0-4 0-7 0-4 0-4 0-7 0-4 0-11 0-18 0s-14 0-21 0c-4 0-7 0-14 0v-1126h-4-7-14-21-28-25v-349-1323-49 49h-4-10-18-21-28-35-43-42-53-53-56-64-60-67c-70 0-141 0-208 0-35 0-71 0-106 0-14 0-32 0-49 0-18 0-32 0-50 0-14 0-31 0-49 0-14 0-28 0-46 0-14 0-28 0-42 0s-28 0-43 0c-14 0-24 0-38 0-11 0-25 0-39 0v-49 49h-21-25-18-21-17-15-14-10-11-10-8-3-4v-49 49l-3 1323h3-10-14c-50 0-99 0-152 0h-81c-102 0-208 0-307 0-14 0-28 0-42 0s-25 0-39 0-28 0-42 0c-11 0-25 0-39 0-11 0-25 0-39 0-11 0-21 0-35 0-11 0-25 0-36 0-46 0-98 0-155 0-21 0-42 0-67 0-21 0-42 0-67 0-21 0-46 0-67 0-25 0-46 0-71 0-49 0-95 0-141 0-24 0-45 0-70 0-21 0-46 0-67 0s-43 0-67 0c-19 0-40 0-61 0s-39 0-60 0c-18 0-35 0-53 0s-32 0-49 0c-15 0-29 0-43 0h-127l-3-173h-237c-10-14-21-28-35-42l-208-392-141-31-78-18c-46-14-88-39-123-74-36-39-57-85-64-138-14-91-63-173-141-226l-286-190c-42-25-88-39-137-39h-208v-441 4-7c0-4 0-4 0-4 0-3 0-3 0-3 0-4 0-4 0-4 0-3 0-7 0-14 0-14 0-32 0-53 0-18 0-39 0-53v-3c0-4 0-7 0-11 0-3 0-3 0-3v-4-14-25-25-21-17-18-14-11-10h-399c0 3 0 7 0 10 0 4 0 7 0 11 0 3 0 11 0 14 0 7 0 11 0 18s0 10 0 17 0 14 0 21c0 8 0 18 0 25s0 14 0 25c0 7 0 18 0 25 0 10 0 17 0 28 0 10 0 21 0 28 0 21 0 39 0 60 0 11 0 21 0 32v437 356 269 3 4 3c0 4 0 4 0 7v4c0 3 0 7 0 7 0 7 0 14 0 21 0 4 0 11 0 18 0 10 0 21 0 35s0 28 0 42c0 7 0 11 0 18 0 3 0 7 0 10 0 0 0 4 0 8v3c0 4 0 7 0 7v4c0 3 0 3 0 3v4 74 3 4 7 7 7 7 14 11 14 14 18 17 18c0 35 0 77 0 123 0 99 0 216 0 335 0 120 0 237 0 339 0 42 0 85 0 120v18 17 18 14 14 14 11 7 11 7 3 4 3 74 4 3 4c0 3 0 3 0 7 0 0 0 3 0 7 0 0 0 4 0 7 0 4 0 11 0 18 0 3 0 10 0 17 0 11 0 25 0 36 0 14 0 28 0 42 0 7 0 14 0 21 0 0 0 4 0 7 0 0 0 4 0 7 0 0 0 4 0 7v4c0 3 0 3 0 7v3 862-858 950-92 92c-4 0-4-4-7-4 0 0-4 0-7 0 0 0-4-3-7-3-4 0-7 0-11 0-3 0-7 0-10-4-4 0-11 0-14 0-4 0-11 0-15 0-7 0-10-3-17-3-4 0-11 0-14 0-7 0-11 0-18 0-25 0-49 0-74 0h-1136c-7 0-14 0-21 0-18 0-32 0-46 0-7 0-14 0-21 0-4 0-11 0-18 0s-14 3-17 3c-8 0-11 0-18 0s-11 0-14 4c-4 0-11 0-14 0-4 0-7 0-11 3-3 0-7 0-7 0-4 0-7 4-7 4-4 0-4 0-4 0-3 3-3 3-3 3v67 353c3 0 3 0 7 0 0 0 3 0 7 0 0 0 4 0 7 0 7 0 11 0 14 0 4 0 7 0 14 0 4 0 11 0 18 0 3 0 11 0 18 0s14 0 21 0 14 0 21 0 18 0 25 0 17 0 24 0c18 0 32 0 50 0h1305 7c0 0-4 0-7 0h399 1425v-1003-95-46-53-49-21h106l67 70 63 67v4-4l120 127 4 1003h3c32 0 74 0 117 0 45 0 95 0 149 0h617c57 0 109 0 155 0 11 0 25 0 36 0 14 0 24 0 35 0 14 0 28 0 39 0 14 0 28 0 39 0 14 0 28 0 42 0s25 0 39 0 28 0 42 0c99 0 205 0 307 0 155 0 307 0 434 0 14 0 28 0 39 0 14 0 24 0 38 0 15 0 29 0 43 0s28 0 42 0c18 0 32 0 46 0 18 0 35 0 49 0 18 0 32 0 50 0 17 0 35 0 49 0 35 0 71 0 106 0 67 0 138 0 208 0 60 0 113 0 166 0 14 0 28 0 42 0 11 0 25 0 39 0 4 0 11 0 18 0 3 0 10 0 17 0 4 0 11 0 18 0 18 0 46 0 78 0h257c14 0 28 0 42 0 7 0 15 0 22 0 3 0 3 0 7 0 3 0 3 0 7 0 3 0 3 0 7 0 0 0 3 0 7 0h3z">
          <text:p/>
        </draw:path>
        <draw:polygon draw:style-name="gr7" draw:text-style-name="P2" draw:layer="layout" svg:width="0cm" svg:height="0cm" svg:x="24.708cm" svg:y="9.581cm" svg:viewBox="0 0 0 0" draw:points="0,0">
          <text:p/>
        </draw:polygon>
        <draw:path draw:style-name="gr1" draw:text-style-name="P1" draw:layer="layout" svg:width="1.661cm" svg:height="2.427cm" svg:x="23.061cm" svg:y="9.408cm" svg:viewBox="0 0 1662 2428" svg:d="M1426 1330l-314 4v-50h314v-53h-314v-49h268c-18-14-32-32-46-49h-222v-50h194c-7-18-11-35-14-49h-159v-53h155c0-14 4-32 7-50h-183v-49h201c7-18 18-35 32-49h-304v-99h501l120 39c-35-21-77-32-120-36l120 36v-773l-3 25h-50c0 39-31 67-67 67-42 0-70-28-74-67h-21-314-25c0 39-31 67-67 67v99h501v148c0 60 0 106 0 134h-501v130h-177v240h-864v219 961 405h1426v-1003z">
          <text:p/>
        </draw:path>
        <draw:polygon draw:style-name="gr7" draw:text-style-name="P2" draw:layer="layout" svg:width="0cm" svg:height="0cm" svg:x="24.708cm" svg:y="9.581cm" svg:viewBox="0 0 0 0" draw:points="0,0">
          <text:p/>
        </draw:polygon>
        <draw:path draw:style-name="gr1" draw:text-style-name="P1" draw:layer="layout" svg:width="0.67cm" svg:height="2.427cm" svg:x="26.899cm" svg:y="9.408cm" svg:viewBox="0 0 671 2428" svg:d="M0 2428v-2428c14 0 25 0 39 0 10 0 24 0 38 0 15 0 29 0 43 0s28 0 42 0c18 0 32 0 46 0 18 0 36 0 50 0 18 0 32 0 50 0 17 0 35 0 49 0 35 0 71 0 106 0 67 0 138 0 208 0v349 2079c-70 0-141 0-208 0-35 0-71 0-106 0-14 0-32 0-49 0-18 0-32 0-50 0-14 0-32 0-50 0-14 0-28 0-46 0-14 0-28 0-42 0s-28 0-43 0c-14 0-28 0-38 0-14 0-25 0-39 0z">
          <text:p/>
        </draw:path>
        <draw:polygon draw:style-name="gr7" draw:text-style-name="P2" draw:layer="layout" svg:width="0cm" svg:height="0cm" svg:x="24.708cm" svg:y="9.581cm" svg:viewBox="0 0 0 0" draw:points="0,0">
          <text:p/>
        </draw:polygon>
        <draw:path draw:style-name="gr1" draw:text-style-name="P1" draw:layer="layout" svg:width="1.013cm" svg:height="2.427cm" svg:x="25.886cm" svg:y="9.408cm" svg:viewBox="0 0 1014 2428" svg:d="M1014 2428v-2428c-57 0-114 0-181 0h-7-18c-49 0-99 0-148 0h-81c-106 0-208 0-307 0-14 0-28 0-42 0s-29 0-43 0c-10 0-24 0-38 0-15 0-25 0-39 0s-25 0-39 0c-11 0-25 0-35 0-11 0-25 0-36 0v921 3c0 4 0 4 0 11 0 0 0 3 0 7v4c0 3 0 3 0 3 0 4 0 7 0 7v187c32 0 67 0 103 0-29-53-57-102-85-148l85-145c53 0 109 0 169 0l81 145c-28 49-53 99-81 148 99 0 201 0 307 0v212c10-11 25-21 35-28 14-8 25-11 35-11 25-7 43 0 60 7 18 7 36 18 50 35 3 4 7 11 10 18 4 11 11 28 11 49s-7 36-11 50c-3 7-7 10-10 17-14 18-32 33-46 40-21 7-39 11-60 7-14 0-25-7-39-10-10-7-25-19-35-33v685c10-14 25-21 35-28 14-7 25-11 35-14 25 0 43 3 60 7 18 11 36 21 50 39 3 3 7 10 10 17 4 11 11 29 11 50s-7 35-11 49c-3 7-7 11-10 18-14 17-32 28-50 35-17 7-35 14-56 11-14-4-25-7-39-14-10-4-25-15-35-29v106c155 0 307 0 435 0z">
          <text:p/>
        </draw:path>
        <draw:polygon draw:style-name="gr7" draw:text-style-name="P2" draw:layer="layout" svg:width="0cm" svg:height="0cm" svg:x="24.708cm" svg:y="9.581cm" svg:viewBox="0 0 0 0" draw:points="0,0">
          <text:p/>
        </draw:polygon>
        <draw:path draw:style-name="gr1" draw:text-style-name="P1" draw:layer="layout" svg:width="0.864cm" svg:height="1.306cm" svg:x="23.061cm" svg:y="8.949cm" svg:viewBox="0 0 865 1307" svg:d="M0 1307h865v-240-134-283-381c-18-138-124-244-262-269h-603z">
          <text:p/>
        </draw:path>
        <draw:polygon draw:style-name="gr7" draw:text-style-name="P2" draw:layer="layout" svg:width="0cm" svg:height="0cm" svg:x="24.708cm" svg:y="9.581cm" svg:viewBox="0 0 0 0" draw:points="0,0">
          <text:p/>
        </draw:polygon>
        <draw:path draw:style-name="gr1" draw:text-style-name="P1" draw:layer="layout" svg:width="0.885cm" svg:height="2.427cm" svg:x="24.846cm" svg:y="9.408cm" svg:viewBox="0 0 886 2428" svg:d="M886 773v-773c-21 0-42 0-67 0-21 0-42 0-67 0-21 0-46 0-67 0-25 0-46 0-71 0-49 0-95 0-141 0-24 0-45 0-70 0-21 0-47 0-68 0s-46 0-67 0c-18 0-39 0-60 0s-39 0-60 0c-18 0-35 0-53 0s-32 0-49 0c-15 0-29 0-43 0l-3 2428h3c32 0 74 0 117 0 45 0 95 0 148 0-32-14-60-28-88-49-15-18-32-32-43-60-7-18-17-35-21-67 0-21 0-46 4-67 7-28 14-46 24-64 14-24 32-42 53-56-17-11-35-25-49-50-11-14-18-28-25-56-3-14-7-32-7-56 0-29 4-46 7-60 7-25 18-39 25-53 14-25 28-39 46-50-18-14-32-28-46-49-7-14-18-28-25-53-3-11-7-28-7-53-3-21 0-42 4-56 3-26 10-40 17-54 11-21 25-36 36-50-11-14-25-31-36-56-7-14-14-32-21-60 0-14-3-35-3-60 0-28 3-46 10-60 4-28 14-46 21-60 11-21 25-39 39-53-14-11-28-21-39-35-7-11-14-18-17-32-4-7-7-14-11-21 0-11-3-21-7-39 0-11 0-18 0-28 4-7 4-11 4-18 3-7 3-17 7-21 7-21 14-32 21-42 14-18 24-29 39-36l42-17 49-14 46-14 53-11 50-7 53-7 53-4h53 53l53 4 53 7 49 7 50 14z">
          <text:p/>
        </draw:path>
        <draw:polygon draw:style-name="gr7" draw:text-style-name="P2" draw:layer="layout" svg:width="0cm" svg:height="0cm" svg:x="24.708cm" svg:y="9.581cm" svg:viewBox="0 0 0 0" draw:points="0,0">
          <text:p/>
        </draw:polygon>
        <draw:path draw:style-name="gr1" draw:text-style-name="P1" draw:layer="layout" svg:width="0.67cm" svg:height="1.323cm" svg:x="26.899cm" svg:y="8.085cm" svg:viewBox="0 0 671 1324" svg:d="M0 1324v-1324c14 0 25 0 39 0 10 0 24 0 38 0 15 0 29 0 43 0s28 0 42 0c18 0 32 0 46 0 18 0 36 0 50 0 18 0 32 0 50 0 17 0 35 0 49 0 35 0 71 0 106 0 67 0 138 0 208 0v1324c-70 0-141 0-208 0-35 0-71 0-106 0-14 0-32 0-49 0-18 0-32 0-50 0-14 0-32 0-50 0-14 0-28 0-46 0-14 0-28 0-42 0s-28 0-43 0c-14 0-28 0-38 0-14 0-25 0-39 0z">
          <text:p/>
        </draw:path>
        <draw:polygon draw:style-name="gr7" draw:text-style-name="P2" draw:layer="layout" svg:width="0cm" svg:height="0cm" svg:x="24.708cm" svg:y="9.581cm" svg:viewBox="0 0 0 0" draw:points="0,0">
          <text:p/>
        </draw:polygon>
        <draw:path draw:style-name="gr1" draw:text-style-name="P1" draw:layer="layout" svg:width="0.734cm" svg:height="2.078cm" svg:x="27.569cm" svg:y="9.757cm" svg:viewBox="0 0 735 2079" svg:d="M735 2079v-346-3-14-18-28-33-32-35-39-35-28-25-21-14-4-278c-4 0-4 0-4 0-3 0-3 0-7 0h-3c-4 0-4 0-7 0-4 0-4 0-7 0-7 0-11 0-18 0s-14 0-21 0c-4 0-11 0-14 0h-19-257c-32 0-64 0-82 0-45 0-98 0-162 0v-1126c-42 0-88 0-134 0v2079c57 0 113 0 162 0 14 0 29 0 43 0s28 0 39 0c7 0 14 0 17 0 7 0 14 0 18 0 7 0 14 0 17 0 18 0 50 0 82 0h257c14 0 29 0 43 0 7 0 15 0 18 0 4 0 7 0 11 0 3 0 3 0 7 0 3 0 3 0 7 0h3c4 0 4 0 7 0z">
          <text:p/>
        </draw:path>
        <draw:polygon draw:style-name="gr7" draw:text-style-name="P2" draw:layer="layout" svg:width="0cm" svg:height="0cm" svg:x="24.708cm" svg:y="9.581cm" svg:viewBox="0 0 0 0" draw:points="0,0">
          <text:p/>
        </draw:polygon>
        <draw:path draw:style-name="gr1" draw:text-style-name="P1" draw:layer="layout" svg:width="0.402cm" svg:height="2.029cm" svg:x="22.662cm" svg:y="8.441cm" svg:viewBox="0 0 403 2030" svg:d="M0 2030v-7 7h403v-215-1307-508h-403v269 3 4 3c0 4 0 4 0 7v4c0 3 0 7 0 7 0 7 0 14 0 21 0 4 0 11 0 18 0 10 0 21 0 35s0 28 0 42c0 7 0 11 0 18 0 3 0 7 0 10 0 0 0 4 0 8v3c0 4 0 7 0 7v4c0 3 0 3 0 3v4 74 3 4 7 7 7 7 14 11 14 14 18 17 22c0 36 0 74 0 120 0 99 0 219 0 339 0 116 0 236 0 335 0 46 0 85 0 120v21 18 14 14 14 14 11 11 7 7 3 7 78c0 3 0 3 0 3 0 4 0 4 0 4 0 3 0 7 0 7 0 3 0 3 0 7s0 4 0 7c0 7 0 11 0 18s0 14 0 21c0 10 0 21 0 32 0 14 0 28 0 42 0 7 0 14 0 21 0 0 0 4 0 7 0 4 0 7 0 7 0 4 0 7 0 7 0 4 0 4 0 4 0 3 0 3 0 7v3z">
          <text:p/>
        </draw:path>
        <draw:polygon draw:style-name="gr7" draw:text-style-name="P2" draw:layer="layout" svg:width="0cm" svg:height="0cm" svg:x="24.708cm" svg:y="9.581cm" svg:viewBox="0 0 0 0" draw:points="0,0">
          <text:p/>
        </draw:polygon>
        <draw:polygon draw:style-name="gr1" draw:text-style-name="P1" draw:layer="layout" svg:width="0.554cm" svg:height="1.323cm" svg:x="27.569cm" svg:y="8.085cm" svg:viewBox="0 0 555 1324" draw:points="0,0 0,1324 64,1324 127,1324 187,1324 247,1324 300,1324 353,1324 396,1324 439,1324 474,1324 502,1324 523,1324 541,1324 551,1324 555,1324 555,0 551,0 541,0 523,0 502,0 474,0 439,0 396,0 353,0 300,0 247,0 187,0 127,0 64,0">
          <text:p/>
        </draw:polygon>
        <draw:polygon draw:style-name="gr7" draw:text-style-name="P2" draw:layer="layout" svg:width="0cm" svg:height="0cm" svg:x="24.708cm" svg:y="9.581cm" svg:viewBox="0 0 0 0" draw:points="0,0">
          <text:p/>
        </draw:polygon>
        <draw:path draw:style-name="gr1" draw:text-style-name="P1" draw:layer="layout" svg:width="1.04cm" svg:height="1.133cm" svg:x="23.061cm" svg:y="8.085cm" svg:viewBox="0 0 1041 1134" svg:d="M1041 686v448h-176c-18-134-124-244-258-269h-607v-509-356h208c49 0 99 14 138 39l290 190c74 53 123 135 137 227 7 53 28 103 64 138 35 39 81 63 127 74z">
          <text:p/>
        </draw:path>
        <draw:polygon draw:style-name="gr7" draw:text-style-name="P2" draw:layer="layout" svg:width="0cm" svg:height="0cm" svg:x="24.708cm" svg:y="9.581cm" svg:viewBox="0 0 0 0" draw:points="0,0">
          <text:p/>
        </draw:polygon>
        <draw:path draw:style-name="gr1" draw:text-style-name="P1" draw:layer="layout" svg:width="0.519cm" svg:height="1.129cm" svg:x="27.703cm" svg:y="9.757cm" svg:viewBox="0 0 520 1130" svg:d="M520 1130v-1130h-4-7-14-21-28-25-7-35-43-46-49-56-57-63-65v1130c65 0 121 0 167 0 18 0 46 0 78 0h257z">
          <text:p/>
        </draw:path>
        <draw:polygon draw:style-name="gr7" draw:text-style-name="P2" draw:layer="layout" svg:width="0cm" svg:height="0cm" svg:x="24.708cm" svg:y="9.581cm" svg:viewBox="0 0 0 0" draw:points="0,0">
          <text:p/>
        </draw:polygon>
        <draw:path draw:style-name="gr1" draw:text-style-name="P1" draw:layer="layout" svg:width="0.579cm" svg:height="1.284cm" svg:x="25.886cm" svg:y="10.551cm" svg:viewBox="0 0 580 1285" svg:d="M580 0v212c-14 21-25 49-21 81 0 21 10 42 21 60v685c-14 21-25 50-21 81 0 22 10 43 21 60v106c-102 0-209 0-308 0-14 0-28 0-42 0s-29 0-43 0c-10 0-24 0-38 0-15 0-25 0-39 0s-25 0-39 0c-11 0-25 0-35 0-11 0-25 0-36 0v-166c22 43 50 74 85 92 35 21 78 32 120 28 39-3 81-21 113-49 42-32 70-88 74-141 3-50-11-99-39-138-21-28-46-46-70-60-25-10-46-17-71-21-42-7-85 4-120 21-39 21-70 53-92 99v-582c22 46 50 74 85 95 35 18 78 28 120 25 39-4 81-18 113-46 42-35 70-89 74-146 3-49-11-98-39-137-21-25-46-46-70-60-25-11-46-18-71-21-42-4-85 3-120 21-39 21-70 53-92 99v-198c32 0 67 0 103 0 53 0 109 0 169 0 99 0 206 0 308 0z">
          <text:p/>
        </draw:path>
        <draw:polygon draw:style-name="gr7" draw:text-style-name="P2" draw:layer="layout" svg:width="0cm" svg:height="0cm" svg:x="24.708cm" svg:y="9.581cm" svg:viewBox="0 0 0 0" draw:points="0,0">
          <text:p/>
        </draw:polygon>
        <draw:polygon draw:style-name="gr1" draw:text-style-name="P1" draw:layer="layout" svg:width="1.305cm" svg:height="0.353cm" svg:x="21.357cm" svg:y="11.482cm" svg:viewBox="0 0 1306 354" draw:points="0,354 1306,354 0,354 0,0 1306,0 1306,354">
          <text:p/>
        </draw:polygon>
        <draw:polygon draw:style-name="gr7" draw:text-style-name="P2" draw:layer="layout" svg:width="0cm" svg:height="0cm" svg:x="24.708cm" svg:y="9.581cm" svg:viewBox="0 0 0 0" draw:points="0,0">
          <text:p/>
        </draw:polygon>
        <draw:polygon draw:style-name="gr1" draw:text-style-name="P1" draw:layer="layout" svg:width="0.402cm" svg:height="0.96cm" svg:x="22.662cm" svg:y="10.47cm" svg:viewBox="0 0 403 961" draw:points="0,961 0,943 0,851 0,0 403,0 403,961">
          <text:p/>
        </draw:polygon>
        <draw:polygon draw:style-name="gr7" draw:text-style-name="P2" draw:layer="layout" svg:width="0cm" svg:height="0cm" svg:x="24.708cm" svg:y="9.581cm" svg:viewBox="0 0 0 0" draw:points="0,0">
          <text:p/>
        </draw:polygon>
        <draw:path draw:style-name="gr1" draw:text-style-name="P1" draw:layer="layout" svg:width="0.927cm" svg:height="0.353cm" svg:x="24.959cm" svg:y="10.484cm" svg:viewBox="0 0 928 354" svg:d="M70 0h788c14 14 24 32 39 53 7 14 17 32 21 60 3 14 7 32 10 60 0 25-3 46-7 60-3 29-10 47-17 61-11 28-25 42-39 60h-805c-11-18-25-32-36-60-7-14-14-32-21-61 0-14-3-35-3-60 0-28 3-46 10-60 4-28 14-46 21-60 11-21 25-39 39-53z">
          <text:p/>
        </draw:path>
        <draw:polygon draw:style-name="gr7" draw:text-style-name="P2" draw:layer="layout" svg:width="0cm" svg:height="0cm" svg:x="24.708cm" svg:y="9.581cm" svg:viewBox="0 0 0 0" draw:points="0,0">
          <text:p/>
        </draw:polygon>
        <draw:path draw:style-name="gr1" draw:text-style-name="P1" draw:layer="layout" svg:width="0.924cm" svg:height="0.363cm" svg:x="24.962cm" svg:y="11.472cm" svg:viewBox="0 0 925 364" svg:d="M922 183c0 4 3 7 3 14v-172c-7 17-14 35-17 63v7 7 7 4-4 4-4-7-7-7c-4-11-11-21-14-32-18-24-36-42-53-56h-760c-21 14-39 32-53 56-10 18-17 36-24 64-4 21-4 46-4 67 4 32 14 49 21 67 11 28 28 42 43 60 28 22 56 36 88 50h618c32-14 60-28 85-50 17-18 32-32 46-60 10-18 17-39 21-71-7-10-11-21-11-42 0 0 0-4 0-7l-3-4v-7-3-7 7 3 7l3 4c0 3 0 7 0 7 0 21 4 32 11 42z">
          <text:p/>
        </draw:path>
        <draw:polygon draw:style-name="gr7" draw:text-style-name="P2" draw:layer="layout" svg:width="0cm" svg:height="0cm" svg:x="24.708cm" svg:y="9.581cm" svg:viewBox="0 0 0 0" draw:points="0,0">
          <text:p/>
        </draw:polygon>
        <draw:path draw:style-name="gr1" draw:text-style-name="P1" draw:layer="layout" svg:width="0.921cm" svg:height="0.328cm" svg:x="24.962cm" svg:y="11.144cm" svg:viewBox="0 0 922 329" svg:d="M78 0h766c14 14 32 28 46 49 7 14 18 32 25 57 3 14 7 31 7 60 0 25-4 43-7 57-7 28-18 42-25 56-14 25-32 39-49 50h-760c-17-11-35-25-49-50-11-14-18-28-25-56-3-14-7-32-7-57 0-29 4-46 7-60 7-25 18-43 25-57 14-21 28-35 46-49z">
          <text:p/>
        </draw:path>
        <draw:polygon draw:style-name="gr7" draw:text-style-name="P2" draw:layer="layout" svg:width="0cm" svg:height="0cm" svg:x="24.708cm" svg:y="9.581cm" svg:viewBox="0 0 0 0" draw:points="0,0">
          <text:p/>
        </draw:polygon>
        <draw:path draw:style-name="gr1" draw:text-style-name="P1" draw:layer="layout" svg:width="0.922cm" svg:height="0.314cm" svg:x="24.961cm" svg:y="10.833cm" svg:viewBox="0 0 923 315" svg:d="M58 0h805c14 14 25 29 35 50 7 14 14 28 21 53 4 14 4 35 4 56 0 25-4 39-7 53-11 25-18 39-25 53-14 22-32 36-46 50h-766c-18-14-32-28-46-50-7-14-18-28-25-53-3-14-7-28-7-53-3-21 0-42 4-56 3-25 10-39 17-53 11-21 25-36 36-50z">
          <text:p/>
        </draw:path>
        <draw:polygon draw:style-name="gr7" draw:text-style-name="P2" draw:layer="layout" svg:width="0cm" svg:height="0cm" svg:x="24.708cm" svg:y="9.581cm" svg:viewBox="0 0 0 0" draw:points="0,0">
          <text:p/>
        </draw:polygon>
        <draw:path draw:style-name="gr1" draw:text-style-name="P1" draw:layer="layout" svg:width="0.935cm" svg:height="0.272cm" svg:x="24.955cm" svg:y="10.212cm" svg:viewBox="0 0 936 273" svg:d="M932 152c0 0 0-3 0-7 4 0 4 0 4-3 0-4 0-4 0-4 0-4 0-7 0-7 0-7 0-7-4-11 0-3 0-3 0-3-3-35-14-60-28-78-10-17-25-28-39-39h-794c-15 7-25 18-39 36-7 10-14 21-21 42-4 4-4 14-7 21 0 7 0 11-4 18 0 10 0 17 0 28 4 18 7 28 7 39 4 7 7 14 11 21 3 14 10 22 17 33 11 14 25 28 39 35h788c14-7 28-21 42-39 11-18 25-43 28-82z">
          <text:p/>
        </draw:path>
        <draw:polygon draw:style-name="gr7" draw:text-style-name="P2" draw:layer="layout" svg:width="0cm" svg:height="0cm" svg:x="24.708cm" svg:y="9.581cm" svg:viewBox="0 0 0 0" draw:points="0,0">
          <text:p/>
        </draw:polygon>
        <draw:path draw:style-name="gr1" draw:text-style-name="P1" draw:layer="layout" svg:width="0.184cm" svg:height="1.323cm" svg:x="26.715cm" svg:y="8.085cm" svg:viewBox="0 0 185 1324" svg:d="M185 1324v-1324h-21-25-21-18-18-15-14-14-10-7-8-3-4-3l-4 1324h185c-57 0-114 0-181 0z">
          <text:p/>
        </draw:path>
        <draw:polygon draw:style-name="gr7" draw:text-style-name="P2" draw:layer="layout" svg:width="0cm" svg:height="0cm" svg:x="24.708cm" svg:y="9.581cm" svg:viewBox="0 0 0 0" draw:points="0,0">
          <text:p/>
        </draw:polygon>
        <draw:path draw:style-name="gr1" draw:text-style-name="P1" draw:layer="layout" svg:width="0.427cm" svg:height="0.551cm" svg:x="23.297cm" svg:y="10.371cm" svg:viewBox="0 0 428 552" svg:d="M417 275c7 22 11 43 11 64 0 117-96 213-216 213-117 0-212-96-212-213 0-21 3-42 11-64-8-21-11-42-11-63 0-85 49-159 127-194 74-32 166-21 230 35 60 57 85 141 60 222z">
          <text:p/>
        </draw:path>
        <draw:polygon draw:style-name="gr7" draw:text-style-name="P2" draw:layer="layout" svg:width="0cm" svg:height="0cm" svg:x="24.708cm" svg:y="9.581cm" svg:viewBox="0 0 0 0" draw:points="0,0">
          <text:p/>
        </draw:polygon>
        <draw:path draw:style-name="gr1" draw:text-style-name="P1" draw:layer="layout" svg:width="0.554cm" svg:height="0.349cm" svg:x="27.569cm" svg:y="9.408cm" svg:viewBox="0 0 555 350" svg:d="M134 350h64 60 60 57 49 46 43 35 7v-350h-4-10-18-21-28-35-43-43-53-53-60-60-63-64v350c46 0 92 0 134 0z">
          <text:p/>
        </draw:path>
        <draw:polygon draw:style-name="gr7" draw:text-style-name="P2" draw:layer="layout" svg:width="0cm" svg:height="0cm" svg:x="24.708cm" svg:y="9.581cm" svg:viewBox="0 0 0 0" draw:points="0,0">
          <text:p/>
        </draw:polygon>
        <draw:polygon draw:style-name="gr1" draw:text-style-name="P1" draw:layer="layout" svg:width="0.402cm" svg:height="0.437cm" svg:x="22.662cm" svg:y="7.648cm" svg:viewBox="0 0 403 438" draw:points="0,0 403,0 403,438 0,438">
          <text:p/>
        </draw:polygon>
        <draw:polygon draw:style-name="gr7" draw:text-style-name="P2" draw:layer="layout" svg:width="0cm" svg:height="0cm" svg:x="24.708cm" svg:y="9.581cm" svg:viewBox="0 0 0 0" draw:points="0,0">
          <text:p/>
        </draw:polygon>
        <draw:path draw:style-name="gr1" draw:text-style-name="P1" draw:layer="layout" svg:width="0.402cm" svg:height="0.405cm" svg:x="22.662cm" svg:y="11.43cm" svg:viewBox="0 0 403 406" svg:d="M0 406h403v-406h-403v49 357h7c0 0-4 0-7 0z">
          <text:p/>
        </draw:path>
        <draw:polygon draw:style-name="gr7" draw:text-style-name="P2" draw:layer="layout" svg:width="0cm" svg:height="0cm" svg:x="24.708cm" svg:y="9.581cm" svg:viewBox="0 0 0 0" draw:points="0,0">
          <text:p/>
        </draw:polygon>
        <draw:polygon draw:style-name="gr1" draw:text-style-name="P1" draw:layer="layout" svg:width="0.402cm" svg:height="0.356cm" svg:x="22.662cm" svg:y="8.085cm" svg:viewBox="0 0 403 357" draw:points="0,0 0,357 403,357 403,0">
          <text:p/>
        </draw:polygon>
        <draw:polygon draw:style-name="gr7" draw:text-style-name="P2" draw:layer="layout" svg:width="0cm" svg:height="0cm" svg:x="24.708cm" svg:y="9.581cm" svg:viewBox="0 0 0 0" draw:points="0,0">
          <text:p/>
        </draw:polygon>
        <draw:path draw:style-name="gr1" draw:text-style-name="P1" draw:layer="layout" svg:width="0.427cm" svg:height="0.427cm" svg:x="23.297cm" svg:y="10.495cm" svg:viewBox="0 0 428 428" svg:d="M417 151c7 22 11 43 11 64 0 116-96 213-216 213-117 0-212-97-212-213 0-21 3-42 11-64 28-88 109-151 201-151 95 0 177 63 205 151z">
          <text:p/>
        </draw:path>
        <draw:polygon draw:style-name="gr7" draw:text-style-name="P2" draw:layer="layout" svg:width="0cm" svg:height="0cm" svg:x="24.708cm" svg:y="9.581cm" svg:viewBox="0 0 0 0" draw:points="0,0">
          <text:p/>
        </draw:polygon>
        <draw:path draw:style-name="gr1" draw:text-style-name="P1" draw:layer="layout" svg:width="0.427cm" svg:height="0.427cm" svg:x="23.297cm" svg:y="8.371cm" svg:viewBox="0 0 428 428" svg:d="M0 215c0-120 95-215 212-215 120 0 216 95 216 215 0 117-96 213-216 213-117 0-212-96-212-213z">
          <text:p/>
        </draw:path>
        <draw:polygon draw:style-name="gr7" draw:text-style-name="P2" draw:layer="layout" svg:width="0cm" svg:height="0cm" svg:x="24.708cm" svg:y="9.581cm" svg:viewBox="0 0 0 0" draw:points="0,0">
          <text:p/>
        </draw:polygon>
        <draw:path draw:style-name="gr1" draw:text-style-name="P1" draw:layer="layout" svg:width="0.127cm" svg:height="2.427cm" svg:x="24.722cm" svg:y="9.408cm" svg:viewBox="0 0 128 2428" svg:d="M0 0h128l-3 2428-4-1003-121-123v-99c78-42 128-127 128-215s-50-173-128-215z">
          <text:p/>
        </draw:path>
        <draw:polygon draw:style-name="gr7" draw:text-style-name="P2" draw:layer="layout" svg:width="0cm" svg:height="0cm" svg:x="24.708cm" svg:y="9.581cm" svg:viewBox="0 0 0 0" draw:points="0,0">
          <text:p/>
        </draw:polygon>
        <draw:path draw:style-name="gr1" draw:text-style-name="P1" draw:layer="layout" svg:width="1.531cm" svg:height="0.088cm" svg:x="21.131cm" svg:y="11.394cm" svg:viewBox="0 0 1532 89" svg:d="M0 89v-67c0-3 0-3 3-3h4c0-4 3-4 7-4 0 0 4-3 7-3 4 0 7 0 11 0 3 0 10 0 14-4 3 0 7 0 14 0s10-3 18-3c3 0 10 0 17 0s14 0 18 0c7 0 14 0 21 0 14-5 28-5 46-5 7 0 14 0 21 0h1137c25 0 49 0 74 5 7 0 14 0 18 0 7 0 10 0 17 0 4 0 11 0 14 0 4 0 11 3 15 3 3 0 10 0 14 0 3 0 7 0 10 4 4 0 7 0 11 0 3 0 7 0 10 0 0 3 4 3 7 3 0 0 4 0 4 4v18 49l-1306 3c-7 0-18 0-25 0-18 0-32 0-49 0-7 0-18 0-25 0s-14 0-21 0-14 0-21 0-15 0-18 0c-7 0-14 0-18 0-7 0-10 0-14 0-3 0-7 0-14 0-3 0-7 0-7 0-4 0-7 0-7 0-4 0-4 0-7 0z">
          <text:p/>
        </draw:path>
        <draw:polygon draw:style-name="gr7" draw:text-style-name="P2" draw:layer="layout" svg:width="0cm" svg:height="0cm" svg:x="24.708cm" svg:y="9.581cm" svg:viewBox="0 0 0 0" draw:points="0,0">
          <text:p/>
        </draw:polygon>
        <draw:path draw:style-name="gr1" draw:text-style-name="P1" draw:layer="layout" svg:width="0.392cm" svg:height="0.411cm" svg:x="25.886cm" svg:y="10.628cm" svg:viewBox="0 0 393 412" svg:d="M0 121c22-46 53-78 92-99 35-18 78-25 125-21 21 3 45 10 67 21 24 14 49 35 70 60 28 39 42 88 39 137-4 58-32 111-71 146-35 28-77 42-113 46-46 3-89-7-124-25-35-21-63-49-85-95z">
          <text:p/>
        </draw:path>
        <draw:polygon draw:style-name="gr7" draw:text-style-name="P2" draw:layer="layout" svg:width="0cm" svg:height="0cm" svg:x="24.708cm" svg:y="9.581cm" svg:viewBox="0 0 0 0" draw:points="0,0">
          <text:p/>
        </draw:polygon>
        <draw:path draw:style-name="gr1" draw:text-style-name="P1" draw:layer="layout" svg:width="0.392cm" svg:height="0.412cm" svg:x="25.886cm" svg:y="11.378cm" svg:viewBox="0 0 393 413" svg:d="M0 119c22-43 53-75 92-96 35-17 78-28 125-21 21 4 45 11 67 21 24 11 49 32 70 60 28 36 42 85 39 134-4 57-32 113-71 145-35 29-77 47-113 50-46 4-89-7-124-28-35-18-63-50-85-93z">
          <text:p/>
        </draw:path>
        <draw:polygon draw:style-name="gr7" draw:text-style-name="P2" draw:layer="layout" svg:width="0cm" svg:height="0cm" svg:x="24.708cm" svg:y="9.581cm" svg:viewBox="0 0 0 0" draw:points="0,0">
          <text:p/>
        </draw:polygon>
        <draw:path draw:style-name="gr1" draw:text-style-name="P1" draw:layer="layout" svg:width="0.155cm" svg:height="0.921cm" svg:x="25.731cm" svg:y="9.408cm" svg:viewBox="0 0 156 922" svg:d="M89 805c14 11 29 25 39 39 14 18 25 43 28 78v-922c-46 0-99 0-156 0v774c28 10 60 21 89 31z">
          <text:p/>
        </draw:path>
        <draw:polygon draw:style-name="gr7" draw:text-style-name="P2" draw:layer="layout" svg:width="0cm" svg:height="0cm" svg:x="24.708cm" svg:y="9.581cm" svg:viewBox="0 0 0 0" draw:points="0,0">
          <text:p/>
        </draw:polygon>
        <draw:path draw:style-name="gr1" draw:text-style-name="P1" draw:layer="layout" svg:width="0.402cm" svg:height="0.314cm" svg:x="22.662cm" svg:y="7.334cm" svg:viewBox="0 0 403 315" svg:d="M0 315l403-4v4-7-4-3-4c0-3 0-7 0-10 0-15 0-36 0-53 0-22 0-39 0-53 0-4 0-4 0-7 0-4 0-7 0-7 0-4 0-4 0-4v-3-4-14-25-25-21-17-18-15-11-10h-403c0 3 0 7 0 10 0 4 0 7 0 11 0 8 0 12 0 15 0 7 0 14 0 18 0 7 0 14 0 17 0 7 0 14 0 21 0 11 0 18 0 25s0 18 0 25 0 18 0 28c0 7 0 18 0 25 0 10 0 21 0 28 0 21 0 42 0 64 0 10 0 17 0 28z">
          <text:p/>
        </draw:path>
        <draw:polygon draw:style-name="gr7" draw:text-style-name="P2" draw:layer="layout" svg:width="0cm" svg:height="0cm" svg:x="24.708cm" svg:y="9.581cm" svg:viewBox="0 0 0 0" draw:points="0,0">
          <text:p/>
        </draw:polygon>
        <draw:path draw:style-name="gr1" draw:text-style-name="P1" draw:layer="layout" svg:width="0.384cm" svg:height="0.465cm" svg:x="24.098cm" svg:y="8.77cm" svg:viewBox="0 0 385 466" svg:d="M385 466c-10-14-21-28-31-42l-213-393-141-31v449 17z">
          <text:p/>
        </draw:path>
        <draw:polygon draw:style-name="gr7" draw:text-style-name="P2" draw:layer="layout" svg:width="0cm" svg:height="0cm" svg:x="24.708cm" svg:y="9.581cm" svg:viewBox="0 0 0 0" draw:points="0,0">
          <text:p/>
        </draw:polygon>
        <draw:path draw:style-name="gr1" draw:text-style-name="P1" draw:layer="layout" svg:width="0.374cm" svg:height="0.494cm" svg:x="24.348cm" svg:y="10.145cm" svg:viewBox="0 0 375 495" svg:d="M139 424h109l64 71c21-3 42-14 63-24v-435c-35-21-77-32-120-36v96h-202c-10 14-21 31-28 49h156v49h-174c-3 18-7 36-7 50h160v53h-156c3 14 7 31 14 49h163v50h-135c14 17 28 35 47 49h46z">
          <text:p/>
        </draw:path>
        <draw:polygon draw:style-name="gr7" draw:text-style-name="P2" draw:layer="layout" svg:width="0cm" svg:height="0cm" svg:x="24.708cm" svg:y="9.581cm" svg:viewBox="0 0 0 0" draw:points="0,0">
          <text:p/>
        </draw:polygon>
        <draw:path draw:style-name="gr9" draw:text-style-name="P1" draw:layer="layout" svg:width="0.353cm" svg:height="0.353cm" svg:x="25.897cm" svg:y="10.657cm" svg:viewBox="0 0 354 354" svg:d="M0 177c0 25 7 50 14 67 14 32 32 53 53 71 28 21 63 35 102 39 36 0 74-7 110-32 24-18 45-42 57-74 11-21 18-46 18-71 0-24-7-49-18-74-12-29-33-54-57-68-36-24-74-35-110-35-39 3-74 18-102 39-21 17-39 39-53 68-7 21-14 46-14 70z">
          <text:p/>
        </draw:path>
        <draw:polygon draw:style-name="gr7" draw:text-style-name="P2" draw:layer="layout" svg:width="0cm" svg:height="0cm" svg:x="24.708cm" svg:y="9.581cm" svg:viewBox="0 0 0 0" draw:points="0,0">
          <text:p/>
        </draw:polygon>
        <draw:path draw:style-name="gr1" draw:text-style-name="P1" draw:layer="layout" svg:width="0.353cm" svg:height="0.351cm" svg:x="25.897cm" svg:y="11.408cm" svg:viewBox="0 0 354 352" svg:d="M0 174c0 25 7 50 14 71 14 28 32 53 53 67 28 25 63 40 102 40 36 3 74-7 110-32 24-19 45-43 57-72 11-21 18-49 18-74 0-24-7-49-18-70-12-29-33-53-57-71-36-25-74-35-110-32-39 0-74 14-102 39-21 18-39 39-53 67-7 21-14 46-14 67z">
          <text:p/>
        </draw:path>
        <draw:polygon draw:style-name="gr7" draw:text-style-name="P2" draw:layer="layout" svg:width="0cm" svg:height="0cm" svg:x="24.708cm" svg:y="9.581cm" svg:viewBox="0 0 0 0" draw:points="0,0">
          <text:p/>
        </draw:polygon>
        <draw:path draw:style-name="gr1" draw:text-style-name="P1" draw:layer="layout" svg:width="0.229cm" svg:height="0.353cm" svg:x="21.131cm" svg:y="11.482cm" svg:viewBox="0 0 230 354" svg:d="M230 354v-354c-10 0-17 0-28 0-14 0-32 0-49 0-7 0-15 0-25 0-7 0-14 0-21 0s-14 0-21 0-15 0-18 0c-7 0-14 0-19 0-7 0-10 0-14 0-3 0-7 0-14 0-3 0-7 0-7 0-4 0-7 0-7 0-4 0-4 0-7 0v354c3 0 3 0 7 0 0 0 3 0 7 0 0 0 4 0 7 0 7 0 11 0 14 0 4 0 7 0 14 0 5 0 12 0 19 0 3 0 11 0 18 0s14 0 21 0 14 0 21 0c10 0 18 0 25 0 10 0 17 0 24 0 18 0 36 0 53 0z">
          <text:p/>
        </draw:path>
        <draw:polygon draw:style-name="gr7" draw:text-style-name="P2" draw:layer="layout" svg:width="0cm" svg:height="0cm" svg:x="24.708cm" svg:y="9.581cm" svg:viewBox="0 0 0 0" draw:points="0,0">
          <text:p/>
        </draw:polygon>
        <draw:polygon draw:style-name="gr1" draw:text-style-name="P1" draw:layer="layout" svg:width="0.504cm" svg:height="0.151cm" svg:x="24.098cm" svg:y="9.599cm" svg:viewBox="0 0 505 152" draw:points="505,0 505,152 0,152 0,0">
          <text:p/>
        </draw:polygon>
        <draw:polygon draw:style-name="gr7" draw:text-style-name="P2" draw:layer="layout" svg:width="0cm" svg:height="0cm" svg:x="24.708cm" svg:y="9.581cm" svg:viewBox="0 0 0 0" draw:points="0,0">
          <text:p/>
        </draw:polygon>
        <draw:path draw:style-name="gr1" draw:text-style-name="P1" draw:layer="layout" svg:width="0.339cm" svg:height="0.293cm" svg:x="25.904cm" svg:y="10.258cm" svg:viewBox="0 0 340 294" svg:d="M254 294c28-49 54-99 86-148l-86-146c-60 0-116 0-169 0l-85 146c28 46 56 95 85 148 53 0 109 0 169 0z">
          <text:p/>
        </draw:path>
        <draw:polygon draw:style-name="gr7" draw:text-style-name="P2" draw:layer="layout" svg:width="0cm" svg:height="0cm" svg:x="24.708cm" svg:y="9.581cm" svg:viewBox="0 0 0 0" draw:points="0,0">
          <text:p/>
        </draw:polygon>
        <draw:path draw:style-name="gr1" draw:text-style-name="P1" draw:layer="layout" svg:width="0.339cm" svg:height="0.29cm" svg:x="25.904cm" svg:y="9.51cm" svg:viewBox="0 0 340 291" svg:d="M254 291c28-46 54-96 86-146l-86-145c-60 0-116 0-169 0l-85 145c28 47 56 96 85 146 53 0 109 0 169 0z">
          <text:p/>
        </draw:path>
        <draw:polygon draw:style-name="gr7" draw:text-style-name="P2" draw:layer="layout" svg:width="0cm" svg:height="0cm" svg:x="24.708cm" svg:y="9.581cm" svg:viewBox="0 0 0 0" draw:points="0,0">
          <text:p/>
        </draw:polygon>
        <draw:path draw:style-name="gr1" draw:text-style-name="P1" draw:layer="layout" svg:width="0.504cm" svg:height="0.134cm" svg:x="24.098cm" svg:y="9.747cm" svg:viewBox="0 0 505 135" svg:d="M505 0c0 63 0 110 0 135h-505v-135z">
          <text:p/>
        </draw:path>
        <draw:polygon draw:style-name="gr7" draw:text-style-name="P2" draw:layer="layout" svg:width="0cm" svg:height="0cm" svg:x="24.708cm" svg:y="9.581cm" svg:viewBox="0 0 0 0" draw:points="0,0">
          <text:p/>
        </draw:polygon>
        <draw:path draw:style-name="gr1" draw:text-style-name="P1" draw:layer="layout" svg:width="0.176cm" svg:height="0.381cm" svg:x="23.925cm" svg:y="9.218cm" svg:viewBox="0 0 177 382" svg:d="M0 382h177v-96c-28 0-49-14-63-35s-14-49 0-70c14-22 35-36 63-36v-29-99-17h-177z">
          <text:p/>
        </draw:path>
        <draw:polygon draw:style-name="gr7" draw:text-style-name="P2" draw:layer="layout" svg:width="0cm" svg:height="0cm" svg:x="24.708cm" svg:y="9.581cm" svg:viewBox="0 0 0 0" draw:points="0,0">
          <text:p/>
        </draw:polygon>
        <draw:path draw:style-name="gr1" draw:text-style-name="P1" draw:layer="layout" svg:width="0.426cm" svg:height="0.275cm" svg:x="23.297cm" svg:y="10.371cm" svg:viewBox="0 0 427 276" svg:d="M11 276c28-89 109-152 201-152 96 0 177 63 205 152 25-78 0-166-60-223-63-56-156-67-230-35-78 35-127 109-127 194 0 22 3 43 11 64z">
          <text:p/>
        </draw:path>
        <draw:polygon draw:style-name="gr7" draw:text-style-name="P2" draw:layer="layout" svg:width="0cm" svg:height="0cm" svg:x="24.708cm" svg:y="9.581cm" svg:viewBox="0 0 0 0" draw:points="0,0">
          <text:p/>
        </draw:polygon>
        <draw:polygon draw:style-name="gr1" draw:text-style-name="P1" draw:layer="layout" svg:width="0.501cm" svg:height="0.099cm" svg:x="24.101cm" svg:y="10.142cm" svg:viewBox="0 0 502 100" draw:points="502,0 0,0 0,100 305,100 502,100">
          <text:p/>
        </draw:polygon>
        <draw:polygon draw:style-name="gr7" draw:text-style-name="P2" draw:layer="layout" svg:width="0cm" svg:height="0cm" svg:x="24.708cm" svg:y="9.581cm" svg:viewBox="0 0 0 0" draw:points="0,0">
          <text:p/>
        </draw:polygon>
        <draw:polygon draw:style-name="gr1" draw:text-style-name="P1" draw:layer="layout" svg:width="0.176cm" svg:height="0.282cm" svg:x="23.925cm" svg:y="9.599cm" svg:viewBox="0 0 177 283" draw:points="0,283 177,283 177,152 177,0 0,0">
          <text:p/>
        </draw:polygon>
        <draw:polygon draw:style-name="gr7" draw:text-style-name="P2" draw:layer="layout" svg:width="0cm" svg:height="0cm" svg:x="24.708cm" svg:y="9.581cm" svg:viewBox="0 0 0 0" draw:points="0,0">
          <text:p/>
        </draw:polygon>
        <draw:path draw:style-name="gr1" draw:text-style-name="P1" draw:layer="layout" svg:width="0.621cm" svg:height="0.173cm" svg:x="24.098cm" svg:y="9.235cm" svg:viewBox="0 0 622 174" svg:d="M622 174v-174h-238-384v99h74v-49h357v49h67c39 28 78 54 124 75z">
          <text:p/>
        </draw:path>
        <draw:polygon draw:style-name="gr7" draw:text-style-name="P2" draw:layer="layout" svg:width="0cm" svg:height="0cm" svg:x="24.708cm" svg:y="9.581cm" svg:viewBox="0 0 0 0" draw:points="0,0">
          <text:p/>
        </draw:polygon>
        <draw:path draw:style-name="gr1" draw:text-style-name="P1" draw:layer="layout" svg:width="0.226cm" svg:height="0.228cm" svg:x="26.44cm" svg:y="11.545cm" svg:viewBox="0 0 227 229" svg:d="M25 182c10 14 25 26 35 33 14 7 25 10 39 14 21 3 42-4 60-11s32-18 46-36c3-7 7-11 10-21 7-11 12-25 12-46 0-25-5-39-12-50-3-7-7-14-10-21-14-14-32-28-46-35-18-7-39-11-64-7-10 3-21 7-35 14-10 7-25 14-35 28-14 21-25 50-25 78 4 25 11 46 25 60z">
          <text:p/>
        </draw:path>
        <draw:polygon draw:style-name="gr7" draw:text-style-name="P2" draw:layer="layout" svg:width="0cm" svg:height="0cm" svg:x="24.708cm" svg:y="9.581cm" svg:viewBox="0 0 0 0" draw:points="0,0">
          <text:p/>
        </draw:polygon>
        <draw:path draw:style-name="gr1" draw:text-style-name="P1" draw:layer="layout" svg:width="0.226cm" svg:height="0.226cm" svg:x="26.44cm" svg:y="10.721cm" svg:viewBox="0 0 227 227" svg:d="M25 184c10 14 25 25 35 32 14 3 25 10 39 10 21 4 42 0 60-7s32-21 46-39c3-3 7-10 10-17 7-11 12-29 12-50s-5-38-12-49c-3-7-7-14-10-18-14-17-28-28-46-36-18-7-39-14-64-7-10 0-21 3-35 11-10 8-25 18-35 29-14 21-25 49-25 81 4 21 11 42 25 60z">
          <text:p/>
        </draw:path>
        <draw:polygon draw:style-name="gr7" draw:text-style-name="P2" draw:layer="layout" svg:width="0cm" svg:height="0cm" svg:x="24.708cm" svg:y="9.581cm" svg:viewBox="0 0 0 0" draw:points="0,0">
          <text:p/>
        </draw:polygon>
        <draw:path draw:style-name="gr9" draw:text-style-name="P1" draw:layer="layout" svg:width="0.225cm" svg:height="0.225cm" svg:x="23.897cm" svg:y="11.37cm" svg:viewBox="0 0 226 226" svg:d="M226 112c0 64-49 114-112 114-61 0-114-50-114-114 0-60 53-112 114-112 63 0 112 52 112 112z">
          <text:p/>
        </draw:path>
        <draw:polygon draw:style-name="gr7" draw:text-style-name="P2" draw:layer="layout" svg:width="0cm" svg:height="0cm" svg:x="24.708cm" svg:y="9.581cm" svg:viewBox="0 0 0 0" draw:points="0,0">
          <text:p/>
        </draw:polygon>
        <draw:path draw:style-name="gr9" draw:text-style-name="P1" draw:layer="layout" svg:width="0.226cm" svg:height="0.226cm" svg:x="26.44cm" svg:y="9.821cm" svg:viewBox="0 0 227 227" svg:d="M227 113c0-25-5-39-12-50-7-14-14-24-21-31-17-18-39-25-60-32-21 0-46 0-74 14-17 7-35 25-46 49-10 18-14 39-14 57 4 24 14 49 25 63 14 19 35 30 49 37 29 10 53 7 71 3 21-7 35-14 49-28 7-8 18-19 21-33 7-14 12-28 12-49z">
          <text:p/>
        </draw:path>
        <draw:polygon draw:style-name="gr7" draw:text-style-name="P2" draw:layer="layout" svg:width="0cm" svg:height="0cm" svg:x="24.708cm" svg:y="9.581cm" svg:viewBox="0 0 0 0" draw:points="0,0">
          <text:p/>
        </draw:polygon>
        <draw:path draw:style-name="gr1" draw:text-style-name="P1" draw:layer="layout" svg:width="0.793cm" svg:height="0.074cm" svg:x="25.026cm" svg:y="10.138cm" svg:viewBox="0 0 794 75" svg:d="M794 75c-28-10-57-21-89-31l-49-12-50-14-53-7-49-7-53-4h-53-53l-53 4-53 7-49 7-53 11-46 15-49 14-42 17z">
          <text:p/>
        </draw:path>
        <draw:polygon draw:style-name="gr7" draw:text-style-name="P2" draw:layer="layout" svg:width="0cm" svg:height="0cm" svg:x="24.708cm" svg:y="9.581cm" svg:viewBox="0 0 0 0" draw:points="0,0">
          <text:p/>
        </draw:polygon>
        <draw:path draw:style-name="gr1" draw:text-style-name="P1" draw:layer="layout" svg:width="0.201cm" svg:height="0.201cm" svg:x="25.975cm" svg:y="10.304cm" svg:viewBox="0 0 202 202" svg:d="M202 100c0 56-46 102-103 102s-99-46-99-102c0-54 42-100 99-100s103 46 103 100z">
          <text:p/>
        </draw:path>
        <draw:polygon draw:style-name="gr7" draw:text-style-name="P2" draw:layer="layout" svg:width="0cm" svg:height="0cm" svg:x="24.708cm" svg:y="9.581cm" svg:viewBox="0 0 0 0" draw:points="0,0">
          <text:p/>
        </draw:polygon>
        <draw:path draw:style-name="gr9" draw:text-style-name="P1" draw:layer="layout" svg:width="0.201cm" svg:height="0.198cm" svg:x="25.975cm" svg:y="9.556cm" svg:viewBox="0 0 202 199" svg:d="M202 99c0 56-46 100-103 100s-99-44-99-100 42-99 99-99 103 43 103 99z">
          <text:p/>
        </draw:path>
        <draw:polygon draw:style-name="gr7" draw:text-style-name="P2" draw:layer="layout" svg:width="0cm" svg:height="0cm" svg:x="24.708cm" svg:y="9.581cm" svg:viewBox="0 0 0 0" draw:points="0,0">
          <text:p/>
        </draw:polygon>
        <draw:path draw:style-name="gr1" draw:text-style-name="P1" draw:layer="layout" svg:width="0.621cm" svg:height="0.099cm" svg:x="24.098cm" svg:y="9.334cm" svg:viewBox="0 0 622 100" svg:d="M622 100v-25c-46-21-85-46-124-75h-67-357-74v29c28 0 56 18 67 46 0 7 3 14 3 25h25-25 25v-50h315v50h21c0-7 4-18 7-25 7-28 35-46 67-46 36 0 67 32 67 71h50-50z">
          <text:p/>
        </draw:path>
        <draw:polygon draw:style-name="gr7" draw:text-style-name="P2" draw:layer="layout" svg:width="0cm" svg:height="0cm" svg:x="24.708cm" svg:y="9.581cm" svg:viewBox="0 0 0 0" draw:points="0,0">
          <text:p/>
        </draw:polygon>
        <draw:path draw:style-name="gr1" draw:text-style-name="P1" draw:layer="layout" svg:width="0.084cm" svg:height="1.2cm" svg:x="25.802cm" svg:y="10.364cm" svg:viewBox="0 0 85 1201" svg:d="M68 469c0 18 3 36 7 50 3 14 7 24 10 35v583c-7 14-14 32-17 64-4-15-11-25-14-36-18-24-37-42-54-56 17-11 36-25 50-50 7-14 18-28 25-57 3-14 7-32 7-60 0-25-4-42-7-56-7-25-18-43-25-57-14-21-33-35-47-49 14-11 33-25 47-46 7-14 14-28 25-53 3-14 7-28 7-53 0-21 0-42-4-56-7-25-14-39-21-53-10-21-21-36-36-50 15-14 29-31 40-56 7-14 14-32 17-60 4-14 7-35 7-60-3-28-7-46-10-60-4-28-14-46-21-60-15-21-30-39-40-53 15-11 29-21 43-39 11-17 25-42 28-81v187 198c-3 10-7 21-10 35-4 14-7 28-7 49z">
          <text:p/>
        </draw:path>
        <draw:polygon draw:style-name="gr7" draw:text-style-name="P2" draw:layer="layout" svg:width="0cm" svg:height="0cm" svg:x="24.708cm" svg:y="9.581cm" svg:viewBox="0 0 0 0" draw:points="0,0">
          <text:p/>
        </draw:polygon>
        <draw:polygon draw:style-name="gr1" draw:text-style-name="P1" draw:layer="layout" svg:width="0.176cm" svg:height="0.134cm" svg:x="23.925cm" svg:y="9.881cm" svg:viewBox="0 0 177 135" draw:points="0,135 177,135 177,0 0,0">
          <text:p/>
        </draw:polygon>
        <draw:polygon draw:style-name="gr1" draw:text-style-name="P1" draw:layer="layout" svg:width="0.356cm" svg:height="0.049cm" svg:x="24.172cm" svg:y="9.285cm" svg:viewBox="0 0 357 50" draw:points="357,50 357,0 0,0 0,50">
          <text:p/>
        </draw:polygon>
        <draw:polygon draw:style-name="gr7" draw:text-style-name="P2" draw:layer="layout" svg:width="0cm" svg:height="0cm" svg:x="24.708cm" svg:y="9.581cm" svg:viewBox="0 0 0 0" draw:points="0,0">
          <text:p/>
        </draw:polygon>
        <draw:polygon draw:style-name="gr1" draw:text-style-name="P1" draw:layer="layout" svg:width="0.356cm" svg:height="0.053cm" svg:x="24.172cm" svg:y="9.482cm" svg:viewBox="0 0 357 54" draw:points="357,0 357,54 0,54 0,0">
          <text:p/>
        </draw:polygon>
        <draw:polygon draw:style-name="gr7" draw:text-style-name="P2" draw:layer="layout" svg:width="0cm" svg:height="0cm" svg:x="24.708cm" svg:y="9.581cm" svg:viewBox="0 0 0 0" draw:points="0,0">
          <text:p/>
        </draw:polygon>
        <draw:polygon draw:style-name="gr1" draw:text-style-name="P1" draw:layer="layout" svg:width="0.356cm" svg:height="0.053cm" svg:x="24.172cm" svg:y="10.29cm" svg:viewBox="0 0 357 54" draw:points="357,0 357,54 183,54 0,54 0,0 201,0">
          <text:p/>
        </draw:polygon>
        <draw:polygon draw:style-name="gr7" draw:text-style-name="P2" draw:layer="layout" svg:width="0cm" svg:height="0cm" svg:x="24.708cm" svg:y="9.581cm" svg:viewBox="0 0 0 0" draw:points="0,0">
          <text:p/>
        </draw:polygon>
        <draw:polygon draw:style-name="gr1" draw:text-style-name="P1" draw:layer="layout" svg:width="0.356cm" svg:height="0.05cm" svg:x="24.172cm" svg:y="10.491cm" svg:viewBox="0 0 357 51" draw:points="357,0 357,51 223,51 0,51 0,0 194,0">
          <text:p/>
        </draw:polygon>
        <draw:polygon draw:style-name="gr7" draw:text-style-name="P2" draw:layer="layout" svg:width="0cm" svg:height="0cm" svg:x="24.708cm" svg:y="9.581cm" svg:viewBox="0 0 0 0" draw:points="0,0">
          <text:p/>
        </draw:polygon>
        <draw:polygon draw:style-name="gr1" draw:text-style-name="P1" draw:layer="layout" svg:width="0.314cm" svg:height="0.05cm" svg:x="24.172cm" svg:y="10.692cm" svg:viewBox="0 0 315 51" draw:points="315,51 315,44 315,0 0,0 0,51">
          <text:p/>
        </draw:polygon>
        <draw:polygon draw:style-name="gr7" draw:text-style-name="P2" draw:layer="layout" svg:width="0cm" svg:height="0cm" svg:x="24.708cm" svg:y="9.581cm" svg:viewBox="0 0 0 0" draw:points="0,0">
          <text:p/>
        </draw:polygon>
        <draw:polygon draw:style-name="gr1" draw:text-style-name="P1" draw:layer="layout" svg:width="0.314cm" svg:height="0.053cm" svg:x="24.172cm" svg:y="10.59cm" svg:viewBox="0 0 315 54" draw:points="315,0 315,54 0,54 0,0 269,0">
          <text:p/>
        </draw:polygon>
        <draw:polygon draw:style-name="gr7" draw:text-style-name="P2" draw:layer="layout" svg:width="0cm" svg:height="0cm" svg:x="24.708cm" svg:y="9.581cm" svg:viewBox="0 0 0 0" draw:points="0,0">
          <text:p/>
        </draw:polygon>
        <draw:polygon draw:style-name="gr1" draw:text-style-name="P1" draw:layer="layout" svg:width="0.314cm" svg:height="0.051cm" svg:x="24.193cm" svg:y="9.383cm" svg:viewBox="0 0 315 52" draw:points="315,0 315,52 0,52 0,0">
          <text:p/>
        </draw:polygon>
        <draw:polygon draw:style-name="gr7" draw:text-style-name="P2" draw:layer="layout" svg:width="0cm" svg:height="0cm" svg:x="24.708cm" svg:y="9.581cm" svg:viewBox="0 0 0 0" draw:points="0,0">
          <text:p/>
        </draw:polygon>
        <draw:polygon draw:style-name="gr1" draw:text-style-name="P1" draw:layer="layout" svg:width="0.314cm" svg:height="0.053cm" svg:x="24.193cm" svg:y="10.389cm" svg:viewBox="0 0 315 54" draw:points="315,0 315,54 160,54 0,54 0,0 156,0">
          <text:p/>
        </draw:polygon>
        <draw:polygon draw:style-name="gr7" draw:text-style-name="P2" draw:layer="layout" svg:width="0cm" svg:height="0cm" svg:x="24.708cm" svg:y="9.581cm" svg:viewBox="0 0 0 0" draw:points="0,0">
          <text:p/>
        </draw:polygon>
        <draw:path draw:style-name="gr9" draw:text-style-name="P1" draw:layer="layout" svg:width="0.141cm" svg:height="0.141cm" svg:x="24.528cm" svg:y="10.325cm" svg:viewBox="0 0 142 142" svg:d="M142 72c0 39-31 70-71 70-39 0-71-31-71-70 0-40 32-72 71-72 40 0 71 32 71 72z">
          <text:p/>
        </draw:path>
        <draw:polygon draw:style-name="gr7" draw:text-style-name="P2" draw:layer="layout" svg:width="0cm" svg:height="0cm" svg:x="24.708cm" svg:y="9.581cm" svg:viewBox="0 0 0 0" draw:points="0,0">
          <text:p/>
        </draw:polygon>
        <draw:path draw:style-name="gr1" draw:text-style-name="P1" draw:layer="layout" svg:width="0.141cm" svg:height="0.141cm" svg:x="24.027cm" svg:y="10.325cm" svg:viewBox="0 0 142 142" svg:d="M142 72c0 39-31 70-70 70s-72-31-72-70c0-40 33-72 72-72s70 32 70 72z">
          <text:p/>
        </draw:path>
        <draw:polygon draw:style-name="gr7" draw:text-style-name="P2" draw:layer="layout" svg:width="0cm" svg:height="0cm" svg:x="24.708cm" svg:y="9.581cm" svg:viewBox="0 0 0 0" draw:points="0,0">
          <text:p/>
        </draw:polygon>
        <draw:path draw:style-name="gr1" draw:text-style-name="P1" draw:layer="layout" svg:width="0.155cm" svg:height="0.18cm" svg:x="25.731cm" svg:y="11.655cm" svg:viewBox="0 0 156 181" svg:d="M153 0c0 4 3 11 3 14v167c-46 0-99 0-156 0 28-14 60-28 86-49 17-18 32-32 46-60 10-19 17-40 21-72z">
          <text:p/>
        </draw:path>
        <draw:polygon draw:style-name="gr7" draw:text-style-name="P2" draw:layer="layout" svg:width="0cm" svg:height="0cm" svg:x="24.708cm" svg:y="9.581cm" svg:viewBox="0 0 0 0" draw:points="0,0">
          <text:p/>
        </draw:polygon>
        <draw:path draw:style-name="gr1" draw:text-style-name="P1" draw:layer="layout" svg:width="0.327cm" svg:height="0.032cm" svg:x="21.733cm" svg:y="11.401cm" svg:viewBox="0 0 328 33" svg:d="M328 18c3-7-11-11-43-14-32-4-75-4-121-4-49 0-91 0-123 4-28 3-46 7-39 14 7 8 78 15 162 15 85 0 153-7 164-15z">
          <text:p/>
        </draw:path>
        <draw:polygon draw:style-name="gr7" draw:text-style-name="P2" draw:layer="layout" svg:width="0cm" svg:height="0cm" svg:x="24.708cm" svg:y="9.581cm" svg:viewBox="0 0 0 0" draw:points="0,0">
          <text:p/>
        </draw:polygon>
        <draw:path draw:style-name="gr1" draw:text-style-name="P1" draw:layer="layout" svg:width="0.327cm" svg:height="0.032cm" svg:x="21.733cm" svg:y="11.44cm" svg:viewBox="0 0 328 33" svg:d="M328 19c3-5-11-12-43-15-32-4-75-4-121-4-49 0-91 0-123 4-28 3-46 10-39 15 7 7 78 14 162 14 85 0 153-7 164-14z">
          <text:p/>
        </draw:path>
        <draw:polygon draw:style-name="gr7" draw:text-style-name="P2" draw:layer="layout" svg:width="0cm" svg:height="0cm" svg:x="24.708cm" svg:y="9.581cm" svg:viewBox="0 0 0 0" draw:points="0,0">
          <text:p/>
        </draw:polygon>
        <draw:path draw:style-name="gr1" draw:text-style-name="P1" draw:layer="layout" svg:width="0.071cm" svg:height="0.141cm" svg:x="24.03cm" svg:y="9.362cm" svg:viewBox="0 0 72 142" svg:d="M72 142v-95-47c-24 0-49 11-63 37-12 21-12 49 0 70 14 21 39 35 63 35z">
          <text:p/>
        </draw:path>
        <draw:polygon draw:style-name="gr7" draw:text-style-name="P2" draw:layer="layout" svg:width="0cm" svg:height="0cm" svg:x="24.708cm" svg:y="9.581cm" svg:viewBox="0 0 0 0" draw:points="0,0">
          <text:p/>
        </draw:polygon>
        <draw:path draw:style-name="gr1" draw:text-style-name="P1" draw:layer="layout" svg:width="0.07cm" svg:height="0.141cm" svg:x="24.599cm" svg:y="9.362cm" svg:viewBox="0 0 71 142" svg:d="M71 72c0-39-31-72-71-72v47 95c40-3 71-31 71-70z">
          <text:p/>
        </draw:path>
        <draw:polygon draw:style-name="gr7" draw:text-style-name="P2" draw:layer="layout" svg:width="0cm" svg:height="0cm" svg:x="24.708cm" svg:y="9.581cm" svg:viewBox="0 0 0 0" draw:points="0,0">
          <text:p/>
        </draw:polygon>
        <draw:path draw:style-name="gr1" draw:text-style-name="P1" draw:layer="layout" svg:width="0.074cm" svg:height="0.095cm" svg:x="24.528cm" svg:y="9.408cm" svg:viewBox="0 0 75 96" svg:d="M8 0h67v96c-42 0-75-31-75-71 0-7 0-18 8-25z">
          <text:p/>
        </draw:path>
        <draw:polygon draw:style-name="gr7" draw:text-style-name="P2" draw:layer="layout" svg:width="0cm" svg:height="0cm" svg:x="24.708cm" svg:y="9.581cm" svg:viewBox="0 0 0 0" draw:points="0,0">
          <text:p/>
        </draw:polygon>
        <draw:path draw:style-name="gr1" draw:text-style-name="P1" draw:layer="layout" svg:width="0.07cm" svg:height="0.095cm" svg:x="24.098cm" svg:y="9.408cm" svg:viewBox="0 0 71 96" svg:d="M0 96c40-3 71-31 71-71 0-11 0-18-3-25h-68z">
          <text:p/>
        </draw:path>
        <draw:polygon draw:style-name="gr7" draw:text-style-name="P2" draw:layer="layout" svg:width="0cm" svg:height="0cm" svg:x="24.708cm" svg:y="9.581cm" svg:viewBox="0 0 0 0" draw:points="0,0">
          <text:p/>
        </draw:polygon>
        <draw:path draw:style-name="gr1" draw:text-style-name="P1" draw:layer="layout" svg:width="0.063cm" svg:height="0.095cm" svg:x="24.659cm" svg:y="10.615cm" svg:viewBox="0 0 64 96" svg:d="M0 24l64 72v-96c-21 10-42 17-64 24z">
          <text:p/>
        </draw:path>
        <draw:polygon draw:style-name="gr7" draw:text-style-name="P2" draw:layer="layout" svg:width="0cm" svg:height="0cm" svg:x="24.708cm" svg:y="9.581cm" svg:viewBox="0 0 0 0" draw:points="0,0">
          <text:p/>
        </draw:polygon>
        <draw:path draw:style-name="gr1" draw:text-style-name="P1" draw:layer="layout" svg:width="0.07cm" svg:height="0.046cm" svg:x="24.532cm" svg:y="9.362cm" svg:viewBox="0 0 71 47" svg:d="M71 0v47h-71c11-29 39-47 71-47z">
          <text:p/>
        </draw:path>
        <draw:polygon draw:style-name="gr7" draw:text-style-name="P2" draw:layer="layout" svg:width="0cm" svg:height="0cm" svg:x="24.708cm" svg:y="9.581cm" svg:viewBox="0 0 0 0" draw:points="0,0">
          <text:p/>
        </draw:polygon>
        <draw:path draw:style-name="gr1" draw:text-style-name="P1" draw:layer="layout" svg:width="0.017cm" svg:height="0.169cm" svg:x="25.869cm" svg:y="10.749cm" svg:viewBox="0 0 18 170" svg:d="M0 84c0 21 3 39 3 50 7 14 12 29 15 36v-170c-3 10-8 21-15 35 0 14-3 32-3 49z">
          <text:p/>
        </draw:path>
        <draw:polygon draw:style-name="gr7" draw:text-style-name="P2" draw:layer="layout" svg:width="0cm" svg:height="0cm" svg:x="24.708cm" svg:y="9.581cm" svg:viewBox="0 0 0 0" draw:points="0,0">
          <text:p/>
        </draw:polygon>
        <draw:path draw:style-name="gr1" draw:text-style-name="P1" draw:layer="layout" svg:width="0.067cm" svg:height="0.046cm" svg:x="24.098cm" svg:y="9.362cm" svg:viewBox="0 0 68 47" svg:d="M0 47h68c-11-29-40-47-68-47z">
          <text:p/>
        </draw:path>
        <draw:polygon draw:style-name="gr7" draw:text-style-name="P2" draw:layer="layout" svg:width="0cm" svg:height="0cm" svg:x="24.708cm" svg:y="9.581cm" svg:viewBox="0 0 0 0" draw:points="0,0">
          <text:p/>
        </draw:polygon>
        <draw:polygon draw:style-name="gr7" draw:text-style-name="P2" draw:layer="layout" svg:width="0cm" svg:height="0cm" svg:x="24.708cm" svg:y="9.581cm" svg:viewBox="0 0 0 0" draw:points="0,0">
          <text:p/>
        </draw:polygon>
        <draw:polygon draw:style-name="gr1" draw:text-style-name="P1" draw:layer="layout" svg:width="0cm" svg:height="0.098cm" svg:x="24.722cm" svg:y="10.611cm" svg:viewBox="0 0 0 99" draw:points="0,0 0,95 0,99 0,95 0,0 0,4">
          <text:p/>
        </draw:polygon>
        <draw:polygon draw:style-name="gr7" draw:text-style-name="P2" draw:layer="layout" svg:width="0cm" svg:height="0cm" svg:x="24.708cm" svg:y="9.581cm" svg:viewBox="0 0 0 0" draw:points="0,0">
          <text:p/>
        </draw:polygon>
        <draw:polygon draw:style-name="gr7" draw:text-style-name="P2" draw:layer="layout" svg:width="0cm" svg:height="0cm" svg:x="24.708cm" svg:y="9.581cm" svg:viewBox="0 0 0 0" draw:points="0,0">
          <text:p/>
        </draw:polygon>
        <draw:polygon draw:style-name="gr7" draw:text-style-name="P2" draw:layer="layout" svg:width="0cm" svg:height="0cm" svg:x="24.708cm" svg:y="9.581cm" svg:viewBox="0 0 0 0" draw:points="0,0">
          <text:p/>
        </draw:polygon>
        <draw:polygon draw:style-name="gr7" draw:text-style-name="P2" draw:layer="layout" svg:width="0cm" svg:height="0cm" svg:x="24.708cm" svg:y="9.581cm" svg:viewBox="0 0 0 0" draw:points="0,0">
          <text:p/>
        </draw:polygon>
        <draw:path draw:style-name="gr1" draw:text-style-name="P1" draw:layer="layout" svg:width="1.2cm" svg:height="0.103cm" svg:x="26.821cm" svg:y="7.933cm" svg:viewBox="0 0 1201 104" svg:d="M1045 104l-3-51h-4 7-299 35 35 35 32 28 29 24 21 18 14 14 7-7-14-14-18-21-24-29-28-32-35-35-35l254-42 42 42-42-42v-11h24 25 25 21 21 18 14 14 14 7 7 7 4-4-7-7-7-14-14-14-18-21-21-25-25-24-11-28-50-63-74-46c-88 0-180 0-268 0-14 0-28 0-43 0-14 0-28 0-42 0s-28 0-42 0-25 0-39 0-25 0-39 0c-10 0-24 0-35 0-7 0-11 0-14 0h-18-36-18-21-18-17-14-11-14-11-7-10-4-3-4 4 3 4 10 7 11 14 11 14 17 18 21 18 36 18c3 0 7 0 14 0 11 0 25 0 35 0 14 0 25 0 39 0s25 0 39 0 28 0 42 0 28 0 42 0c15 0 29 0 43 0 88 0 180 0 268 0h46 74 63 50 28 11v11h-4-3-8-10-14-14-22-21-21-28-25-32-28-35 35 28 32 25 28 21 21 22 14 14 10 8 3 4l42 42h-4 7v51l-3-51z">
          <text:p/>
        </draw:path>
        <draw:polygon draw:style-name="gr7" draw:text-style-name="P2" draw:layer="layout" svg:width="0cm" svg:height="0cm" svg:x="24.708cm" svg:y="9.581cm" svg:viewBox="0 0 0 0" draw:points="0,0">
          <text:p/>
        </draw:polygon>
        <draw:polyline draw:style-name="gr8" draw:text-style-name="P2" draw:layer="layout" svg:width="0.298cm" svg:height="0cm" svg:x="27.566cm" svg:y="7.983cm" svg:viewBox="0 0 299 0" draw:points="0,0 35,0 70,0 105,0 137,0 165,0 194,0 215,0 239,0 257,0 271,0 282,0 292,0 296,0 299,0">
          <text:p/>
        </draw:polyline>
        <draw:polyline draw:style-name="gr8" draw:text-style-name="P2" draw:layer="layout" svg:width="0.264cm" svg:height="0cm" svg:x="27.555cm" svg:y="7.944cm" svg:viewBox="0 0 265 0" draw:points="0,0 32,0 63,0 92,0 120,0 148,0 169,0 190,0 208,0 226,0 240,0 250,0 258,0 261,0 265,0">
          <text:p/>
        </draw:polyline>
        <draw:path draw:style-name="gr8" draw:text-style-name="P2" draw:layer="layout" svg:width="0.098cm" svg:height="0cm" svg:x="28.204cm" svg:y="11.832cm" svg:viewBox="0 0 99 0" svg:d="M99 0h-4-3-4-3c-4 0-4 0-7 0-4 0-4 0-7 0-4 0-7 0-11 0-3 0-11 0-18 0-14 0-28 0-42 0">
          <text:p/>
        </draw:path>
        <draw:line draw:style-name="gr8" draw:text-style-name="P2" draw:layer="layout" svg:x1="28.204cm" svg:y1="11.832cm" svg:x2="27.947cm" svg:y2="11.832cm">
          <text:p/>
        </draw:line>
        <draw:path draw:style-name="gr8" draw:text-style-name="P2" draw:layer="layout" svg:width="0.081cm" svg:height="0cm" svg:x="27.865cm" svg:y="11.832cm" svg:viewBox="0 0 82 0" svg:d="M82 0c-32 0-64 0-82 0">
          <text:p/>
        </draw:path>
        <draw:line draw:style-name="gr8" draw:text-style-name="P2" draw:layer="layout" svg:x1="24.842cm" svg:y1="11.832cm" svg:x2="24.849cm" svg:y2="11.832cm">
          <text:p/>
        </draw:line>
        <draw:path draw:style-name="gr8" draw:text-style-name="P2" draw:layer="layout" svg:width="0.295cm" svg:height="0cm" svg:x="27.569cm" svg:y="11.832cm" svg:viewBox="0 0 296 0" svg:d="M296 0c-3 0-10 0-17 0-4 0-11 0-18 0-3 0-10 0-17 0-11 0-25 0-39 0s-29 0-43 0c-49 0-105 0-162 0">
          <text:p/>
        </draw:path>
        <draw:path draw:style-name="gr8" draw:text-style-name="P2" draw:layer="layout" svg:width="0.264cm" svg:height="0cm" svg:x="24.849cm" svg:y="11.832cm" svg:viewBox="0 0 265 0" svg:d="M0 0c32 0 74 0 117 0 45 0 95 0 148 0">
          <text:p/>
        </draw:path>
        <draw:path draw:style-name="gr8" draw:text-style-name="P2" draw:layer="layout" svg:width="0.669cm" svg:height="0cm" svg:x="26.899cm" svg:y="11.832cm" svg:viewBox="0 0 670 0" svg:d="M0 0c14 0 25 0 39 0 10 0 24 0 38 0 15 0 29 0 43 0s28 0 42 0 32 0 46 0c18 0 32 0 49 0 14 0 32 0 50 0 14 0 31 0 49 0 35 0 67 0 102 0 71 0 142 0 212 0">
          <text:p/>
        </draw:path>
        <draw:line draw:style-name="gr8" draw:text-style-name="P2" draw:layer="layout" svg:x1="25.114cm" svg:y1="11.832cm" svg:x2="25.731cm" svg:y2="11.832cm">
          <text:p/>
        </draw:line>
        <draw:path draw:style-name="gr8" draw:text-style-name="P2" draw:layer="layout" svg:width="0.433cm" svg:height="0cm" svg:x="26.465cm" svg:y="11.832cm" svg:viewBox="0 0 434 0" svg:d="M434 0c-127 0-279 0-434 0">
          <text:p/>
        </draw:path>
        <draw:path draw:style-name="gr8" draw:text-style-name="P2" draw:layer="layout" svg:width="0.154cm" svg:height="0cm" svg:x="25.731cm" svg:y="11.832cm" svg:viewBox="0 0 155 0" svg:d="M0 0c57 0 109 0 155 0">
          <text:p/>
        </draw:path>
        <draw:path draw:style-name="gr8" draw:text-style-name="P2" draw:layer="layout" svg:width="0.578cm" svg:height="0cm" svg:x="25.886cm" svg:y="11.832cm" svg:viewBox="0 0 579 0" svg:d="M579 0c-106 0-208 0-307 0-14 0-28 0-42 0s-29 0-43 0c-10 0-24 0-38 0-15 0-25 0-39 0s-25 0-39 0c-11 0-25 0-35 0-11 0-25 0-36 0">
          <text:p/>
        </draw:path>
        <draw:polyline draw:style-name="gr8" draw:text-style-name="P2" draw:layer="layout" svg:width="0.518cm" svg:height="0cm" svg:x="27.703cm" svg:y="9.757cm" svg:viewBox="0 0 519 0" draw:points="0,0 64,0 124,0 184,0 237,0 289,0 335,0 378,0 413,0 445,0 473,0 491,0 508,0 515,0 519,0">
          <text:p/>
        </draw:polyline>
        <draw:line draw:style-name="gr8" draw:text-style-name="P2" draw:layer="layout" svg:x1="27.703cm" svg:y1="10.883cm" svg:x2="27.703cm" svg:y2="9.757cm">
          <text:p/>
        </draw:line>
        <draw:path draw:style-name="gr8" draw:text-style-name="P2" draw:layer="layout" svg:width="0.161cm" svg:height="0cm" svg:x="27.703cm" svg:y="10.883cm" svg:viewBox="0 0 162 0" svg:d="M162 0c-45 0-98 0-162 0">
          <text:p/>
        </draw:path>
        <draw:path draw:style-name="gr8" draw:text-style-name="P2" draw:layer="layout" svg:width="0.081cm" svg:height="0cm" svg:x="27.865cm" svg:y="10.883cm" svg:viewBox="0 0 82 0" svg:d="M82 0c-32 0-64 0-82 0">
          <text:p/>
        </draw:path>
        <draw:line draw:style-name="gr8" draw:text-style-name="P2" draw:layer="layout" svg:x1="27.947cm" svg:y1="10.883cm" svg:x2="28.204cm" svg:y2="10.883cm">
          <text:p/>
        </draw:line>
        <draw:path draw:style-name="gr8" draw:text-style-name="P2" draw:layer="layout" svg:width="0.098cm" svg:height="0cm" svg:x="28.204cm" svg:y="10.883cm" svg:viewBox="0 0 99 0" svg:d="M99 0h-4-3-4-3c-4 0-4 0-7 0-4 0-4 0-7 0-4 0-7 0-11 0-3 0-11 0-18 0-14 0-28 0-42 0">
          <text:p/>
        </draw:path>
        <draw:polyline draw:style-name="gr8" draw:text-style-name="P2" draw:layer="layout" svg:width="0.472cm" svg:height="0cm" svg:x="27.548cm" svg:y="7.933cm" svg:viewBox="0 0 473 0" draw:points="0,0 53,0 109,0 162,0 212,0 257,0 300,0 339,0 374,0 402,0 427,0 448,0 462,0 469,0 473,0">
          <text:p/>
        </draw:polyline>
        <draw:polyline draw:style-name="gr8" draw:text-style-name="P2" draw:layer="layout" svg:width="0.2cm" svg:height="0cm" svg:x="27.82cm" svg:y="7.933cm" svg:viewBox="0 0 201 0" draw:points="201,0 197,0 190,0 183,0 172,0 162,0 148,0 130,0 112,0 95,0 74,0 49,0 24,0 0,0">
          <text:p/>
        </draw:polyline>
        <draw:path draw:style-name="gr8" draw:text-style-name="P2" draw:layer="layout" svg:width="0.048cm" svg:height="0cm" svg:x="26.973cm" svg:y="7.933cm" svg:viewBox="0 0 49 0" svg:d="M49 0c-17 0-31 0-49 0">
          <text:p/>
        </draw:path>
        <draw:polyline draw:style-name="gr8" draw:text-style-name="P2" draw:layer="layout" svg:width="0.797cm" svg:height="0cm" svg:x="27.022cm" svg:y="7.933cm" svg:viewBox="0 0 798 0" draw:points="0,0 11,0 39,0 88,0 152,0 226,0 311,0 399,0 487,0 572,0 646,0 709,0 755,0 787,0 798,0">
          <text:p/>
        </draw:polyline>
        <draw:polyline draw:style-name="gr8" draw:text-style-name="P2" draw:layer="layout" svg:width="0.179cm" svg:height="0cm" svg:x="26.719cm" svg:y="8.085cm" svg:viewBox="0 0 180 0" draw:points="0,0 3,0 7,0 10,0 18,0 25,0 35,0 49,0 63,0 78,0 95,0 113,0 134,0 159,0 180,0">
          <text:p/>
        </draw:polyline>
        <draw:line draw:style-name="gr8" draw:text-style-name="P2" draw:layer="layout" svg:x1="26.899cm" svg:y1="9.408cm" svg:x2="26.899cm" svg:y2="8.085cm">
          <text:p/>
        </draw:line>
        <draw:path draw:style-name="gr8" draw:text-style-name="P2" draw:layer="layout" svg:width="0.578cm" svg:height="0cm" svg:x="25.886cm" svg:y="9.408cm" svg:viewBox="0 0 579 0" svg:d="M579 0c-106 0-208 0-307 0-14 0-28 0-42 0s-29 0-43 0c-10 0-24 0-38 0-15 0-25 0-39 0s-25 0-39 0c-11 0-25 0-35 0-11 0-25 0-36 0">
          <text:p/>
        </draw:path>
        <draw:path draw:style-name="gr8" draw:text-style-name="P2" draw:layer="layout" svg:width="0.154cm" svg:height="0cm" svg:x="25.731cm" svg:y="9.408cm" svg:viewBox="0 0 155 0" svg:d="M0 0c57 0 109 0 155 0">
          <text:p/>
        </draw:path>
        <draw:path draw:style-name="gr8" draw:text-style-name="P2" draw:layer="layout" svg:width="0.881cm" svg:height="0cm" svg:x="24.849cm" svg:y="9.408cm" svg:viewBox="0 0 882 0" svg:d="M0 0c14 0 28 0 43 0 17 0 31 0 49 0s35 0 53 0c21 0 39 0 60 0s42 0 60 0c21 0 46 0 67 0s42 0 67 0c21 0 46 0 67 0 49 0 95 0 141 0 25 0 49 0 71 0 24 0 49 0 70 0s46 0 67 0 42 0 67 0">
          <text:p/>
        </draw:path>
        <draw:line draw:style-name="gr8" draw:text-style-name="P2" draw:layer="layout" svg:x1="24.722cm" svg:y1="9.408cm" svg:x2="24.849cm" svg:y2="9.408cm">
          <text:p/>
        </draw:line>
        <draw:line draw:style-name="gr8" draw:text-style-name="P2" draw:layer="layout" svg:x1="24.719cm" svg:y1="9.408cm" svg:x2="24.722cm" svg:y2="9.408cm">
          <text:p/>
        </draw:line>
        <draw:line draw:style-name="gr8" draw:text-style-name="P2" draw:layer="layout" svg:x1="26.546cm" svg:y1="9.408cm" svg:x2="26.465cm" svg:y2="9.408cm">
          <text:p/>
        </draw:line>
        <draw:path draw:style-name="gr8" draw:text-style-name="P2" draw:layer="layout" svg:width="0.147cm" svg:height="0cm" svg:x="26.546cm" svg:y="9.408cm" svg:viewBox="0 0 148 0" svg:d="M148 0c-49 0-99 0-148 0">
          <text:p/>
        </draw:path>
        <draw:path draw:style-name="gr8" draw:text-style-name="P2" draw:layer="layout" svg:width="0.186cm" svg:height="0cm" svg:x="26.712cm" svg:y="9.408cm" svg:viewBox="0 0 187 0" svg:d="M187 0c-57 0-120 0-187 0">
          <text:p/>
        </draw:path>
        <draw:path draw:style-name="gr8" draw:text-style-name="P2" draw:layer="layout" svg:width="0.201cm" svg:height="0.115cm" svg:x="26.465cm" svg:y="11.545cm" svg:viewBox="0 0 202 116" svg:d="M202 116c0-21-4-39-11-50-3-7-7-14-10-21-15-14-33-29-51-36-17-7-35-11-60-7-10 3-21 7-35 14-10 7-25 15-35 29">
          <text:p/>
        </draw:path>
        <draw:path draw:style-name="gr8" draw:text-style-name="P2" draw:layer="layout" svg:width="0.025cm" svg:height="0.141cm" svg:x="26.44cm" svg:y="11.588cm" svg:viewBox="0 0 26 142" svg:d="M26 0c-15 21-26 51-26 82 4 22 11 43 26 60">
          <text:p/>
        </draw:path>
        <draw:path draw:style-name="gr8" draw:text-style-name="P2" draw:layer="layout" svg:width="0.201cm" svg:height="0.114cm" svg:x="26.465cm" svg:y="11.659cm" svg:viewBox="0 0 202 115" svg:d="M0 71c10 14 25 25 35 29 14 7 25 10 39 14 21 3 39-4 56-11 18-7 36-18 51-35 3-7 7-11 10-18 7-15 11-29 11-50">
          <text:p/>
        </draw:path>
        <draw:path draw:style-name="gr8" draw:text-style-name="P2" draw:layer="layout" svg:width="0.201cm" svg:height="0.112cm" svg:x="26.465cm" svg:y="10.721cm" svg:viewBox="0 0 202 113" svg:d="M202 113c0-21-4-39-11-50-3-7-7-14-10-18-15-17-33-28-51-35-17-7-35-14-60-7-10 0-21 3-35 11-10 7-25 17-35 28">
          <text:p/>
        </draw:path>
        <draw:path draw:style-name="gr8" draw:text-style-name="P2" draw:layer="layout" svg:width="0.025cm" svg:height="0.141cm" svg:x="26.44cm" svg:y="10.763cm" svg:viewBox="0 0 26 142" svg:d="M26 0c-15 21-26 50-26 82 4 21 11 42 26 60">
          <text:p/>
        </draw:path>
        <draw:path draw:style-name="gr8" draw:text-style-name="P2" draw:layer="layout" svg:width="0.201cm" svg:height="0.115cm" svg:x="26.465cm" svg:y="10.833cm" svg:viewBox="0 0 202 116" svg:d="M0 72c10 14 25 25 35 32 14 3 25 10 39 10 21 4 39 0 60-7 14-7 32-21 47-39 3-7 7-10 10-18 7-14 11-29 11-50">
          <text:p/>
        </draw:path>
        <draw:line draw:style-name="gr8" draw:text-style-name="P2" draw:layer="layout" svg:x1="28.303cm" svg:y1="11.832cm" svg:x2="28.303cm" svg:y2="11.486cm">
          <text:p/>
        </draw:line>
        <draw:line draw:style-name="gr8" draw:text-style-name="P2" draw:layer="layout" svg:x1="28.303cm" svg:y1="11.161cm" svg:x2="28.303cm" svg:y2="10.883cm">
          <text:p/>
        </draw:line>
        <draw:line draw:style-name="gr8" draw:text-style-name="P2" draw:layer="layout" svg:x1="28.303cm" svg:y1="11.832cm" svg:x2="28.303cm" svg:y2="10.883cm">
          <text:p/>
        </draw:line>
        <draw:polyline draw:style-name="gr8" draw:text-style-name="P2" draw:layer="layout" svg:width="0cm" svg:height="0.324cm" svg:x="28.303cm" svg:y="11.161cm" svg:viewBox="0 0 0 325" draw:points="0,0 0,4 0,18 0,39 0,64 0,92 0,127 0,166 0,201 0,233 0,265 0,293 0,311 0,321 0,325">
          <text:p/>
        </draw:polyline>
        <draw:line draw:style-name="gr8" draw:text-style-name="P2" draw:layer="layout" svg:x1="24.842cm" svg:y1="10.833cm" svg:x2="24.842cm" svg:y2="11.832cm">
          <text:p/>
        </draw:line>
        <draw:line draw:style-name="gr8" draw:text-style-name="P2" draw:layer="layout" svg:x1="24.722cm" svg:y1="9.408cm" svg:x2="24.722cm" svg:y2="10.181cm">
          <text:p/>
        </draw:line>
        <draw:path draw:style-name="gr8" draw:text-style-name="P2" draw:layer="layout" svg:width="0.127cm" svg:height="0.215cm" svg:x="24.722cm" svg:y="10.181cm" svg:viewBox="0 0 128 216" svg:d="M0 0c78 43 128 128 128 216">
          <text:p/>
        </draw:path>
        <draw:path draw:style-name="gr8" draw:text-style-name="P2" draw:layer="layout" svg:width="0.127cm" svg:height="0.219cm" svg:x="24.722cm" svg:y="10.396cm" svg:viewBox="0 0 128 220" svg:d="M128 0c0 92-50 173-128 220">
          <text:p/>
        </draw:path>
        <draw:line draw:style-name="gr8" draw:text-style-name="P2" draw:layer="layout" svg:x1="24.722cm" svg:y1="10.611cm" svg:x2="24.722cm" svg:y2="10.71cm">
          <text:p/>
        </draw:line>
        <draw:line draw:style-name="gr8" draw:text-style-name="P2" draw:layer="layout" svg:x1="24.722cm" svg:y1="10.71cm" svg:x2="24.843cm" svg:y2="10.834cm">
          <text:p/>
        </draw:line>
        <draw:line draw:style-name="gr8" draw:text-style-name="P2" draw:layer="layout" svg:x1="24.849cm" svg:y1="9.408cm" svg:x2="24.849cm" svg:y2="11.832cm">
          <text:p/>
        </draw:line>
        <draw:line draw:style-name="gr8" draw:text-style-name="P2" draw:layer="layout" svg:x1="27.569cm" svg:y1="9.757cm" svg:x2="27.569cm" svg:y2="11.832cm">
          <text:p/>
        </draw:line>
        <draw:path draw:style-name="gr8" draw:text-style-name="P2" draw:layer="layout" svg:width="0.133cm" svg:height="0cm" svg:x="27.569cm" svg:y="9.757cm" svg:viewBox="0 0 134 0" svg:d="M134 0c-42 0-88 0-134 0">
          <text:p/>
        </draw:path>
        <draw:line draw:style-name="gr8" draw:text-style-name="P2" draw:layer="layout" svg:x1="25.731cm" svg:y1="10.181cm" svg:x2="25.731cm" svg:y2="9.408cm">
          <text:p/>
        </draw:line>
        <draw:polyline draw:style-name="gr8" draw:text-style-name="P2" draw:layer="layout" svg:width="0.705cm" svg:height="0.074cm" svg:x="25.026cm" svg:y="10.138cm" svg:viewBox="0 0 706 75" draw:points="706,44 657,32 607,18 554,11 505,4 452,0 399,0 346,0 293,4 240,11 191,18 138,29 92,44 43,58 0,75">
          <text:p/>
        </draw:polyline>
        <draw:path draw:style-name="gr8" draw:text-style-name="P2" draw:layer="layout" svg:width="0.074cm" svg:height="0.272cm" svg:x="24.955cm" svg:y="10.212cm" svg:viewBox="0 0 75 273" svg:d="M72 0c-11 7-25 18-39 36-7 10-15 21-22 42-4 4-4 14-7 21 0 7 0 11-4 18 0 10 0 17 0 28 4 18 7 28 7 39 4 7 7 14 11 21 4 14 11 22 18 33 14 14 25 28 39 35">
          <text:p/>
        </draw:path>
        <draw:path draw:style-name="gr8" draw:text-style-name="P2" draw:layer="layout" svg:width="0.07cm" svg:height="0.353cm" svg:x="24.959cm" svg:y="10.484cm" svg:viewBox="0 0 71 354" svg:d="M71 0c-15 14-29 32-40 53-7 14-17 32-21 60-7 14-10 32-10 60 0 25 3 46 3 60 7 29 14 47 21 61 11 28 25 42 36 60">
          <text:p/>
        </draw:path>
        <draw:path draw:style-name="gr8" draw:text-style-name="P2" draw:layer="layout" svg:width="0.079cm" svg:height="0.314cm" svg:x="24.961cm" svg:y="10.833cm" svg:viewBox="0 0 80 315" svg:d="M62 0c-14 14-29 29-40 50-7 14-14 28-17 53-4 14-7 35-4 56 0 25 4 39 7 53 7 25 18 39 25 53 15 22 33 36 47 50">
          <text:p/>
        </draw:path>
        <draw:path draw:style-name="gr8" draw:text-style-name="P2" draw:layer="layout" svg:width="0.081cm" svg:height="0.328cm" svg:x="24.962cm" svg:y="11.144cm" svg:viewBox="0 0 82 329" svg:d="M79 0c-14 14-32 28-46 49-8 14-19 32-26 57-3 14-7 31-7 60 0 25 4 43 7 57 7 28 14 42 26 56 14 25 32 39 49 50">
          <text:p/>
        </draw:path>
        <draw:path draw:style-name="gr8" draw:text-style-name="P2" draw:layer="layout" svg:width="0.152cm" svg:height="0.363cm" svg:x="24.962cm" svg:y="11.472cm" svg:viewBox="0 0 153 364" svg:d="M82 0c-17 14-35 32-54 56-10 18-17 36-24 64-4 21-4 46-4 67 4 32 14 49 21 67 12 28 29 42 47 60 25 22 53 36 85 50">
          <text:p/>
        </draw:path>
        <draw:path draw:style-name="gr8" draw:text-style-name="P2" draw:layer="layout" svg:width="0.669cm" svg:height="0cm" svg:x="26.899cm" svg:y="9.408cm" svg:viewBox="0 0 670 0" svg:d="M0 0c14 0 25 0 39 0 10 0 24 0 38 0 15 0 29 0 43 0s28 0 42 0 32 0 46 0c18 0 32 0 49 0 14 0 32 0 50 0 14 0 31 0 49 0 35 0 67 0 102 0 71 0 142 0 212 0">
          <text:p/>
        </draw:path>
        <draw:line draw:style-name="gr8" draw:text-style-name="P2" draw:layer="layout" svg:x1="26.899cm" svg:y1="11.832cm" svg:x2="26.899cm" svg:y2="9.408cm">
          <text:p/>
        </draw:line>
        <draw:line draw:style-name="gr8" draw:text-style-name="P2" draw:layer="layout" svg:x1="27.569cm" svg:y1="9.408cm" svg:x2="27.569cm" svg:y2="9.757cm">
          <text:p/>
        </draw:line>
        <draw:line draw:style-name="gr8" draw:text-style-name="P2" draw:layer="layout" svg:x1="25.043cm" svg:y1="11.472cm" svg:x2="25.802cm" svg:y2="11.472cm">
          <text:p/>
        </draw:line>
        <draw:path draw:style-name="gr8" draw:text-style-name="P2" draw:layer="layout" svg:width="0.067cm" svg:height="0.092cm" svg:x="25.802cm" svg:y="11.472cm" svg:viewBox="0 0 68 93" svg:d="M0 0c17 14 36 32 54 57 3 11 10 21 14 36">
          <text:p/>
        </draw:path>
        <draw:path draw:style-name="gr8" draw:text-style-name="P2" draw:layer="layout" svg:width="0.152cm" svg:height="0.18cm" svg:x="25.731cm" svg:y="11.655cm" svg:viewBox="0 0 153 181" svg:d="M153 0c-4 32-11 53-21 72-14 28-29 42-46 60-25 21-53 35-86 49">
          <text:p/>
        </draw:path>
        <draw:polyline draw:style-name="gr8" draw:text-style-name="P2" draw:layer="layout" svg:width="0cm" svg:height="0cm" svg:x="25.869cm" svg:y="11.567cm" svg:viewBox="0 0 0 0" draw:points="0,0">
          <text:p/>
        </draw:polyline>
        <draw:polyline draw:style-name="gr8" draw:text-style-name="P2" draw:layer="layout" svg:width="0cm" svg:height="0cm" svg:x="25.869cm" svg:y="11.574cm" svg:viewBox="0 0 0 0" draw:points="0,0">
          <text:p/>
        </draw:polyline>
        <draw:line draw:style-name="gr8" draw:text-style-name="P2" draw:layer="layout" svg:x1="25.869cm" svg:y1="11.581cm" svg:x2="25.869cm" svg:y2="11.585cm">
          <text:p/>
        </draw:line>
        <draw:polyline draw:style-name="gr8" draw:text-style-name="P2" draw:layer="layout" svg:width="0cm" svg:height="0cm" svg:x="25.869cm" svg:y="11.592cm" svg:viewBox="0 0 0 0" draw:points="0,0">
          <text:p/>
        </draw:polyline>
        <draw:line draw:style-name="gr8" draw:text-style-name="P2" draw:layer="layout" svg:x1="25.869cm" svg:y1="11.595cm" svg:x2="25.869cm" svg:y2="11.602cm">
          <text:p/>
        </draw:line>
        <draw:line draw:style-name="gr8" draw:text-style-name="P2" draw:layer="layout" svg:x1="25.869cm" svg:y1="11.606cm" svg:x2="25.873cm" svg:y2="11.614cm">
          <text:p/>
        </draw:line>
        <draw:line draw:style-name="gr8" draw:text-style-name="P2" draw:layer="layout" svg:x1="26.712cm" svg:y1="9.408cm" svg:x2="26.694cm" svg:y2="9.408cm">
          <text:p/>
        </draw:line>
        <draw:line draw:style-name="gr8" draw:text-style-name="P2" draw:layer="layout" svg:x1="25.886cm" svg:y1="10.329cm" svg:x2="25.886cm" svg:y2="9.408cm">
          <text:p/>
        </draw:line>
        <draw:path draw:style-name="gr8" draw:text-style-name="P2" draw:layer="layout" svg:width="0.004cm" svg:height="0.039cm" svg:x="25.886cm" svg:y="10.329cm" svg:viewBox="0 0 5 40" svg:d="M0 40c0-4 0-4 0-7 5-4 5-4 5-8s0-4 0-4c0-4 0-7 0-7 0-7 0-7-5-11 0-3 0-3 0-3">
          <text:p/>
        </draw:path>
        <draw:line draw:style-name="gr8" draw:text-style-name="P2" draw:layer="layout" svg:x1="25.886cm" svg:y1="10.551cm" svg:x2="25.886cm" svg:y2="10.364cm">
          <text:p/>
        </draw:line>
        <draw:path draw:style-name="gr8" draw:text-style-name="P2" draw:layer="layout" svg:width="0.102cm" svg:height="0cm" svg:x="25.886cm" svg:y="10.551cm" svg:viewBox="0 0 103 0" svg:d="M103 0c-36 0-71 0-103 0">
          <text:p/>
        </draw:path>
        <draw:path draw:style-name="gr8" draw:text-style-name="P2" draw:layer="layout" svg:width="0.088cm" svg:height="0.148cm" svg:x="25.904cm" svg:y="10.403cm" svg:viewBox="0 0 89 149" svg:d="M0 0c29 50 57 100 89 149">
          <text:p/>
        </draw:path>
        <draw:path draw:style-name="gr8" draw:text-style-name="P2" draw:layer="layout" svg:width="0.088cm" svg:height="0.148cm" svg:x="25.904cm" svg:y="10.258cm" svg:viewBox="0 0 89 149" svg:d="M89 0c-32 54-60 104-89 149">
          <text:p/>
        </draw:path>
        <draw:path draw:style-name="gr8" draw:text-style-name="P2" draw:layer="layout" svg:width="0.168cm" svg:height="0cm" svg:x="25.989cm" svg:y="10.258cm" svg:viewBox="0 0 169 0" svg:d="M169 0c-60 0-116 0-169 0">
          <text:p/>
        </draw:path>
        <draw:path draw:style-name="gr8" draw:text-style-name="P2" draw:layer="layout" svg:width="0.085cm" svg:height="0.148cm" svg:x="26.158cm" svg:y="10.258cm" svg:viewBox="0 0 86 149" svg:d="M86 149c-29-49-57-98-86-149">
          <text:p/>
        </draw:path>
        <draw:path draw:style-name="gr8" draw:text-style-name="P2" draw:layer="layout" svg:width="0.085cm" svg:height="0.148cm" svg:x="26.158cm" svg:y="10.403cm" svg:viewBox="0 0 86 149" svg:d="M0 149c29-49 57-95 86-149">
          <text:p/>
        </draw:path>
        <draw:path draw:style-name="gr8" draw:text-style-name="P2" draw:layer="layout" svg:width="0.306cm" svg:height="0cm" svg:x="26.158cm" svg:y="10.551cm" svg:viewBox="0 0 307 0" svg:d="M307 0c-106 0-208 0-307 0">
          <text:p/>
        </draw:path>
        <draw:line draw:style-name="gr8" draw:text-style-name="P2" draw:layer="layout" svg:x1="26.465cm" svg:y1="10.551cm" svg:x2="26.465cm" svg:y2="10.763cm">
          <text:p/>
        </draw:line>
        <draw:line draw:style-name="gr8" draw:text-style-name="P2" draw:layer="layout" svg:x1="26.465cm" svg:y1="10.904cm" svg:x2="26.465cm" svg:y2="11.588cm">
          <text:p/>
        </draw:line>
        <draw:line draw:style-name="gr8" draw:text-style-name="P2" draw:layer="layout" svg:x1="26.465cm" svg:y1="11.726cm" svg:x2="26.465cm" svg:y2="11.832cm">
          <text:p/>
        </draw:line>
        <draw:path draw:style-name="gr8" draw:text-style-name="P2" draw:layer="layout" svg:width="0.168cm" svg:height="0cm" svg:x="25.989cm" svg:y="9.8cm" svg:viewBox="0 0 169 0" svg:d="M169 0c-60 0-116 0-169 0">
          <text:p/>
        </draw:path>
        <draw:path draw:style-name="gr8" draw:text-style-name="P2" draw:layer="layout" svg:width="0.085cm" svg:height="0.145cm" svg:x="26.158cm" svg:y="9.655cm" svg:viewBox="0 0 86 146" svg:d="M0 146c29-46 57-97 86-146">
          <text:p/>
        </draw:path>
        <draw:path draw:style-name="gr8" draw:text-style-name="P2" draw:layer="layout" svg:width="0.088cm" svg:height="0.145cm" svg:x="25.904cm" svg:y="9.655cm" svg:viewBox="0 0 89 146" svg:d="M0 0c29 46 57 96 89 146">
          <text:p/>
        </draw:path>
        <draw:path draw:style-name="gr8" draw:text-style-name="P2" draw:layer="layout" svg:width="0.085cm" svg:height="0.145cm" svg:x="26.158cm" svg:y="9.51cm" svg:viewBox="0 0 86 146" svg:d="M86 146c-29-49-57-100-86-146">
          <text:p/>
        </draw:path>
        <draw:path draw:style-name="gr8" draw:text-style-name="P2" draw:layer="layout" svg:width="0.088cm" svg:height="0.145cm" svg:x="25.904cm" svg:y="9.51cm" svg:viewBox="0 0 89 146" svg:d="M89 0c-32 50-60 100-89 146">
          <text:p/>
        </draw:path>
        <draw:path draw:style-name="gr8" draw:text-style-name="P2" draw:layer="layout" svg:width="0.168cm" svg:height="0cm" svg:x="25.989cm" svg:y="9.51cm" svg:viewBox="0 0 169 0" svg:d="M169 0c-60 0-116 0-169 0">
          <text:p/>
        </draw:path>
        <draw:line draw:style-name="gr8" draw:text-style-name="P2" draw:layer="layout" svg:x1="25.886cm" svg:y1="11.669cm" svg:x2="25.886cm" svg:y2="11.832cm">
          <text:p/>
        </draw:line>
        <draw:path draw:style-name="gr8" draw:text-style-name="P2" draw:layer="layout" svg:width="0.007cm" svg:height="0.014cm" svg:x="25.879cm" svg:y="11.655cm" svg:viewBox="0 0 8 15" svg:d="M0 0c5 4 8 7 8 15">
          <text:p/>
        </draw:path>
        <draw:path draw:style-name="gr8" draw:text-style-name="P2" draw:layer="layout" svg:width="0.168cm" svg:height="0cm" svg:x="25.989cm" svg:y="10.551cm" svg:viewBox="0 0 169 0" svg:d="M169 0c-60 0-116 0-169 0">
          <text:p/>
        </draw:path>
        <draw:line draw:style-name="gr8" draw:text-style-name="P2" draw:layer="layout" svg:x1="25.886cm" svg:y1="10.551cm" svg:x2="25.886cm" svg:y2="10.749cm">
          <text:p/>
        </draw:line>
        <draw:path draw:style-name="gr8" draw:text-style-name="P2" draw:layer="layout" svg:width="0.392cm" svg:height="0.411cm" svg:x="25.886cm" svg:y="10.628cm" svg:viewBox="0 0 393 412" svg:d="M0 121c22-46 53-78 92-99 35-18 78-25 125-21 21 3 45 10 67 21 24 14 49 35 70 60 28 39 42 88 39 137-4 58-32 111-71 146-35 28-77 42-113 46-46 3-89-7-124-25-35-21-63-49-85-95">
          <text:p/>
        </draw:path>
        <draw:line draw:style-name="gr8" draw:text-style-name="P2" draw:layer="layout" svg:x1="25.886cm" svg:y1="10.918cm" svg:x2="25.886cm" svg:y2="11.497cm">
          <text:p/>
        </draw:line>
        <draw:path draw:style-name="gr8" draw:text-style-name="P2" draw:layer="layout" svg:width="0.392cm" svg:height="0.412cm" svg:x="25.886cm" svg:y="11.378cm" svg:viewBox="0 0 393 413" svg:d="M0 119c22-43 53-75 92-96 35-17 78-28 125-21 21 4 45 11 67 21 24 11 49 32 70 60 28 36 42 85 39 134-4 57-32 113-71 145-35 29-77 47-113 50-46 4-89-7-124-28-35-18-63-50-85-93">
          <text:p/>
        </draw:path>
        <draw:path draw:style-name="gr8" draw:text-style-name="P2" draw:layer="layout" svg:width="0.201cm" svg:height="0.201cm" svg:x="25.975cm" svg:y="10.304cm" svg:viewBox="0 0 202 202" svg:d="M202 100c0 56-46 102-103 102s-99-46-99-102c0-54 42-100 99-100s103 46 103 100z">
          <text:p/>
        </draw:path>
        <draw:path draw:style-name="gr8" draw:text-style-name="P2" draw:layer="layout" svg:width="0.574cm" svg:height="0cm" svg:x="26.973cm" svg:y="7.933cm" svg:viewBox="0 0 575 0" svg:d="M0 0c10 0 21 0 32 0 10 0 21 0 35 0 11 0 21 0 35 0 11 0 25 0 39 0 11 0 25 0 39 0s28 0 42 0 25 0 39 0 32 0 46 0c28 0 56 0 88 0 60 0 120 0 180 0">
          <text:p/>
        </draw:path>
        <draw:polyline draw:style-name="gr8" draw:text-style-name="P2" draw:layer="layout" svg:width="0.151cm" svg:height="0cm" svg:x="26.821cm" svg:y="7.933cm" svg:viewBox="0 0 152 0" draw:points="152,0 134,0 113,0 95,0 78,0 64,0 53,0 39,0 28,0 21,0 11,0 7,0 4,0 0,0">
          <text:p/>
        </draw:polyline>
        <draw:polyline draw:style-name="gr8" draw:text-style-name="P2" draw:layer="layout" svg:width="0.151cm" svg:height="0cm" svg:x="26.821cm" svg:y="7.933cm" svg:viewBox="0 0 152 0" draw:points="0,0 4,0 7,0 11,0 21,0 28,0 39,0 53,0 64,0 78,0 95,0 113,0 134,0 152,0">
          <text:p/>
        </draw:polyline>
        <draw:polyline draw:style-name="gr8" draw:text-style-name="P2" draw:layer="layout" svg:width="0.549cm" svg:height="0cm" svg:x="27.569cm" svg:y="8.085cm" svg:viewBox="0 0 550 0" draw:points="0,0 64,0 127,0 187,0 247,0 300,0 349,0 395,0 434,0 469,0 501,0 522,0 540,0 547,0 550,0">
          <text:p/>
        </draw:polyline>
        <draw:polyline draw:style-name="gr8" draw:text-style-name="P2" draw:layer="layout" svg:width="0.549cm" svg:height="0cm" svg:x="27.569cm" svg:y="9.408cm" svg:viewBox="0 0 550 0" draw:points="0,0 64,0 127,0 187,0 247,0 300,0 349,0 395,0 434,0 469,0 501,0 522,0 540,0 547,0 550,0">
          <text:p/>
        </draw:polyline>
        <draw:line draw:style-name="gr8" draw:text-style-name="P2" draw:layer="layout" svg:x1="27.569cm" svg:y1="8.085cm" svg:x2="27.569cm" svg:y2="9.408cm">
          <text:p/>
        </draw:line>
        <draw:line draw:style-name="gr8" draw:text-style-name="P2" draw:layer="layout" svg:x1="26.899cm" svg:y1="8.085cm" svg:x2="26.899cm" svg:y2="8.036cm">
          <text:p/>
        </draw:line>
        <draw:path draw:style-name="gr8" draw:text-style-name="P2" draw:layer="layout" svg:width="0.669cm" svg:height="0cm" svg:x="26.899cm" svg:y="8.085cm" svg:viewBox="0 0 670 0" svg:d="M0 0c14 0 25 0 39 0 10 0 24 0 38 0 15 0 29 0 43 0s28 0 42 0 32 0 46 0c18 0 32 0 49 0 14 0 32 0 50 0 14 0 31 0 49 0 35 0 67 0 102 0 71 0 142 0 212 0">
          <text:p/>
        </draw:path>
        <draw:path draw:style-name="gr8" draw:text-style-name="P2" draw:layer="layout" svg:width="0.035cm" svg:height="0.042cm" svg:x="24.447cm" svg:y="9.193cm" svg:viewBox="0 0 36 43" svg:d="M36 43c-10-14-21-29-36-43">
          <text:p/>
        </draw:path>
        <draw:path draw:style-name="gr8" draw:text-style-name="P2" draw:layer="layout" svg:width="0.07cm" svg:height="0.117cm" svg:x="25.816cm" svg:y="10.212cm" svg:viewBox="0 0 71 118" svg:d="M0 0c17 11 28 22 42 39 15 19 26 44 29 79">
          <text:p/>
        </draw:path>
        <draw:path draw:style-name="gr8" draw:text-style-name="P2" draw:layer="layout" svg:width="0.088cm" svg:height="0.031cm" svg:x="25.731cm" svg:y="10.181cm" svg:viewBox="0 0 89 32" svg:d="M89 32c-28-10-56-21-89-32">
          <text:p/>
        </draw:path>
        <draw:line draw:style-name="gr8" draw:text-style-name="P2" draw:layer="layout" svg:x1="24.719cm" svg:y1="9.408cm" svg:x2="24.719cm" svg:y2="9.235cm">
          <text:p/>
        </draw:line>
        <draw:line draw:style-name="gr8" draw:text-style-name="P2" draw:layer="layout" svg:x1="24.486cm" svg:y1="11.832cm" svg:x2="23.061cm" svg:y2="11.832cm">
          <text:p/>
        </draw:line>
        <draw:line draw:style-name="gr8" draw:text-style-name="P2" draw:layer="layout" svg:x1="24.486cm" svg:y1="11.832cm" svg:x2="24.486cm" svg:y2="10.833cm">
          <text:p/>
        </draw:line>
        <draw:line draw:style-name="gr8" draw:text-style-name="P2" draw:layer="layout" svg:x1="24.486cm" svg:y1="10.742cm" svg:x2="24.486cm" svg:y2="10.833cm">
          <text:p/>
        </draw:line>
        <draw:line draw:style-name="gr8" draw:text-style-name="P2" draw:layer="layout" svg:x1="24.172cm" svg:y1="10.742cm" svg:x2="24.172cm" svg:y2="10.692cm">
          <text:p/>
        </draw:line>
        <draw:line draw:style-name="gr8" draw:text-style-name="P2" draw:layer="layout" svg:x1="24.172cm" svg:y1="10.692cm" svg:x2="24.486cm" svg:y2="10.692cm">
          <text:p/>
        </draw:line>
        <draw:line draw:style-name="gr8" draw:text-style-name="P2" draw:layer="layout" svg:x1="24.486cm" svg:y1="10.639cm" svg:x2="24.486cm" svg:y2="10.692cm">
          <text:p/>
        </draw:line>
        <draw:line draw:style-name="gr8" draw:text-style-name="P2" draw:layer="layout" svg:x1="24.172cm" svg:y1="10.59cm" svg:x2="24.44cm" svg:y2="10.59cm">
          <text:p/>
        </draw:line>
        <draw:path draw:style-name="gr8" draw:text-style-name="P2" draw:layer="layout" svg:width="0.046cm" svg:height="0.049cm" svg:x="24.394cm" svg:y="10.541cm" svg:viewBox="0 0 47 50" svg:d="M0 0c14 17 29 36 47 50">
          <text:p/>
        </draw:path>
        <draw:line draw:style-name="gr8" draw:text-style-name="P2" draw:layer="layout" svg:x1="24.172cm" svg:y1="10.491cm" svg:x2="24.366cm" svg:y2="10.491cm">
          <text:p/>
        </draw:line>
        <draw:path draw:style-name="gr8" draw:text-style-name="P2" draw:layer="layout" svg:width="0.017cm" svg:height="0.049cm" svg:x="24.352cm" svg:y="10.442cm" svg:viewBox="0 0 18 50" svg:d="M0 0c4 14 8 36 18 50">
          <text:p/>
        </draw:path>
        <draw:line draw:style-name="gr8" draw:text-style-name="P2" draw:layer="layout" svg:x1="24.193cm" svg:y1="10.389cm" svg:x2="24.348cm" svg:y2="10.389cm">
          <text:p/>
        </draw:line>
        <draw:path draw:style-name="gr8" draw:text-style-name="P2" draw:layer="layout" svg:width="0.007cm" svg:height="0.053cm" svg:x="24.348cm" svg:y="10.339cm" svg:viewBox="0 0 8 54" svg:d="M8 0c-3 18-8 37-8 54">
          <text:p/>
        </draw:path>
        <draw:line draw:style-name="gr8" draw:text-style-name="P2" draw:layer="layout" svg:x1="24.172cm" svg:y1="10.339cm" svg:x2="24.172cm" svg:y2="10.29cm">
          <text:p/>
        </draw:line>
        <draw:line draw:style-name="gr8" draw:text-style-name="P2" draw:layer="layout" svg:x1="24.172cm" svg:y1="10.29cm" svg:x2="24.373cm" svg:y2="10.29cm">
          <text:p/>
        </draw:line>
        <draw:path draw:style-name="gr8" draw:text-style-name="P2" draw:layer="layout" svg:width="0.032cm" svg:height="0.049cm" svg:x="24.373cm" svg:y="10.241cm" svg:viewBox="0 0 33 50" svg:d="M33 0c-14 14-26 32-33 50">
          <text:p/>
        </draw:path>
        <draw:line draw:style-name="gr8" draw:text-style-name="P2" draw:layer="layout" svg:x1="24.101cm" svg:y1="10.241cm" svg:x2="24.401cm" svg:y2="10.241cm">
          <text:p/>
        </draw:line>
        <draw:line draw:style-name="gr8" draw:text-style-name="P2" draw:layer="layout" svg:x1="24.101cm" svg:y1="10.142cm" svg:x2="24.101cm" svg:y2="10.241cm">
          <text:p/>
        </draw:line>
        <draw:line draw:style-name="gr8" draw:text-style-name="P2" draw:layer="layout" svg:x1="24.602cm" svg:y1="10.142cm" svg:x2="24.101cm" svg:y2="10.142cm">
          <text:p/>
        </draw:line>
        <draw:line draw:style-name="gr8" draw:text-style-name="P2" draw:layer="layout" svg:x1="24.602cm" svg:y1="10.145cm" svg:x2="24.602cm" svg:y2="10.142cm">
          <text:p/>
        </draw:line>
        <draw:path draw:style-name="gr8" draw:text-style-name="P2" draw:layer="layout" svg:width="0.12cm" svg:height="0.036cm" svg:x="24.602cm" svg:y="10.145cm" svg:viewBox="0 0 121 37" svg:d="M121 37c-36-22-78-33-121-37">
          <text:p/>
        </draw:path>
        <draw:line draw:style-name="gr8" draw:text-style-name="P2" draw:layer="layout" svg:x1="24.722cm" svg:y1="10.181cm" svg:x2="24.722cm" svg:y2="9.408cm">
          <text:p/>
        </draw:line>
        <draw:line draw:style-name="gr8" draw:text-style-name="P2" draw:layer="layout" svg:x1="24.719cm" svg:y1="9.433cm" svg:x2="24.719cm" svg:y2="9.408cm">
          <text:p/>
        </draw:line>
        <draw:line draw:style-name="gr8" draw:text-style-name="P2" draw:layer="layout" svg:x1="24.719cm" svg:y1="9.433cm" svg:x2="24.669cm" svg:y2="9.433cm">
          <text:p/>
        </draw:line>
        <draw:path draw:style-name="gr8" draw:text-style-name="P2" draw:layer="layout" svg:width="0.141cm" svg:height="0.07cm" svg:x="24.528cm" svg:y="9.433cm" svg:viewBox="0 0 142 71" svg:d="M0 0c0 39 32 71 71 71 40 0 71-32 71-71">
          <text:p/>
        </draw:path>
        <draw:line draw:style-name="gr8" draw:text-style-name="P2" draw:layer="layout" svg:x1="24.528cm" svg:y1="9.433cm" svg:x2="24.503cm" svg:y2="9.433cm">
          <text:p/>
        </draw:line>
        <draw:line draw:style-name="gr8" draw:text-style-name="P2" draw:layer="layout" svg:x1="24.193cm" svg:y1="9.433cm" svg:x2="24.168cm" svg:y2="9.433cm">
          <text:p/>
        </draw:line>
        <draw:path draw:style-name="gr8" draw:text-style-name="P2" draw:layer="layout" svg:width="0.07cm" svg:height="0.07cm" svg:x="24.098cm" svg:y="9.433cm" svg:viewBox="0 0 71 71" svg:d="M0 71c40-3 71-32 71-71">
          <text:p/>
        </draw:path>
        <draw:line draw:style-name="gr8" draw:text-style-name="P2" draw:layer="layout" svg:x1="24.098cm" svg:y1="9.599cm" svg:x2="24.098cm" svg:y2="9.5cm">
          <text:p/>
        </draw:line>
        <draw:line draw:style-name="gr8" draw:text-style-name="P2" draw:layer="layout" svg:x1="24.098cm" svg:y1="9.599cm" svg:x2="24.599cm" svg:y2="9.599cm">
          <text:p/>
        </draw:line>
        <draw:line draw:style-name="gr8" draw:text-style-name="P2" draw:layer="layout" svg:x1="24.599cm" svg:y1="9.599cm" svg:x2="24.599cm" svg:y2="9.881cm">
          <text:p/>
        </draw:line>
        <draw:line draw:style-name="gr8" draw:text-style-name="P2" draw:layer="layout" svg:x1="24.098cm" svg:y1="9.881cm" svg:x2="24.599cm" svg:y2="9.881cm">
          <text:p/>
        </draw:line>
        <draw:line draw:style-name="gr8" draw:text-style-name="P2" draw:layer="layout" svg:x1="24.098cm" svg:y1="10.011cm" svg:x2="24.098cm" svg:y2="9.881cm">
          <text:p/>
        </draw:line>
        <draw:line draw:style-name="gr8" draw:text-style-name="P2" draw:layer="layout" svg:x1="23.925cm" svg:y1="10.011cm" svg:x2="24.098cm" svg:y2="10.011cm">
          <text:p/>
        </draw:line>
        <draw:line draw:style-name="gr8" draw:text-style-name="P2" draw:layer="layout" svg:x1="23.925cm" svg:y1="10.251cm" svg:x2="23.925cm" svg:y2="10.011cm">
          <text:p/>
        </draw:line>
        <draw:line draw:style-name="gr8" draw:text-style-name="P2" draw:layer="layout" svg:x1="23.061cm" svg:y1="10.251cm" svg:x2="23.925cm" svg:y2="10.251cm">
          <text:p/>
        </draw:line>
        <draw:line draw:style-name="gr8" draw:text-style-name="P2" draw:layer="layout" svg:x1="23.061cm" svg:y1="11.832cm" svg:x2="23.061cm" svg:y2="11.43cm">
          <text:p/>
        </draw:line>
        <draw:path draw:style-name="gr8" draw:text-style-name="P2" draw:layer="layout" svg:width="0.011cm" svg:height="0.063cm" svg:x="23.297cm" svg:y="10.583cm" svg:viewBox="0 0 12 64" svg:d="M12 64c-9-21-12-43-12-64">
          <text:p/>
        </draw:path>
        <draw:path draw:style-name="gr8" draw:text-style-name="P2" draw:layer="layout" svg:width="0.426cm" svg:height="0.275cm" svg:x="23.297cm" svg:y="10.371cm" svg:viewBox="0 0 427 276" svg:d="M0 212c0-85 49-159 127-194 74-32 167-21 230 35 60 57 85 145 60 223">
          <text:p/>
        </draw:path>
        <draw:path draw:style-name="gr8" draw:text-style-name="P2" draw:layer="layout" svg:width="0.011cm" svg:height="0.064cm" svg:x="23.713cm" svg:y="10.646cm" svg:viewBox="0 0 12 65" svg:d="M0 0c8 22 12 44 12 65">
          <text:p/>
        </draw:path>
        <draw:path draw:style-name="gr8" draw:text-style-name="P2" draw:layer="layout" svg:width="0.427cm" svg:height="0.212cm" svg:x="23.297cm" svg:y="10.71cm" svg:viewBox="0 0 428 213" svg:d="M428 0c0 116-96 213-216 213-117 0-212-97-212-213">
          <text:p/>
        </draw:path>
        <draw:path draw:style-name="gr8" draw:text-style-name="P2" draw:layer="layout" svg:width="0.011cm" svg:height="0.064cm" svg:x="23.297cm" svg:y="10.646cm" svg:viewBox="0 0 12 65" svg:d="M0 65c0-21 3-43 12-65">
          <text:p/>
        </draw:path>
        <draw:path draw:style-name="gr8" draw:text-style-name="P2" draw:layer="layout" svg:width="0.141cm" svg:height="0.141cm" svg:x="24.027cm" svg:y="10.325cm" svg:viewBox="0 0 142 142" svg:d="M142 72c0 39-31 70-70 70s-72-31-72-70c0-40 33-72 72-72s70 32 70 72z">
          <text:p/>
        </draw:path>
        <draw:line draw:style-name="gr8" draw:text-style-name="P2" draw:layer="layout" svg:x1="24.525cm" svg:y1="9.482cm" svg:x2="24.525cm" svg:y2="9.535cm">
          <text:p/>
        </draw:line>
        <draw:line draw:style-name="gr8" draw:text-style-name="P2" draw:layer="layout" svg:x1="24.172cm" svg:y1="9.535cm" svg:x2="24.172cm" svg:y2="9.482cm">
          <text:p/>
        </draw:line>
        <draw:line draw:style-name="gr8" draw:text-style-name="P2" draw:layer="layout" svg:x1="24.172cm" svg:y1="9.482cm" svg:x2="24.525cm" svg:y2="9.482cm">
          <text:p/>
        </draw:line>
        <draw:line draw:style-name="gr8" draw:text-style-name="P2" draw:layer="layout" svg:x1="24.592cm" svg:y1="10.569cm" svg:x2="24.66cm" svg:y2="10.64cm">
          <text:p/>
        </draw:line>
        <draw:line draw:style-name="gr8" draw:text-style-name="P2" draw:layer="layout" svg:x1="24.659cm" svg:y1="10.639cm" svg:x2="24.723cm" svg:y2="10.711cm">
          <text:p/>
        </draw:line>
        <draw:line draw:style-name="gr8" draw:text-style-name="P2" draw:layer="layout" svg:x1="24.722cm" svg:y1="10.71cm" svg:x2="24.722cm" svg:y2="10.706cm">
          <text:p/>
        </draw:line>
        <draw:path draw:style-name="gr8" draw:text-style-name="P2" draw:layer="layout" svg:width="0.127cm" svg:height="0.215cm" svg:x="24.722cm" svg:y="10.181cm" svg:viewBox="0 0 128 216" svg:d="M128 216c0-88-50-173-128-216">
          <text:p/>
        </draw:path>
        <draw:line draw:style-name="gr8" draw:text-style-name="P2" draw:layer="layout" svg:x1="24.722cm" svg:y1="10.615cm" svg:x2="24.722cm" svg:y2="10.611cm">
          <text:p/>
        </draw:line>
        <draw:path draw:style-name="gr8" draw:text-style-name="P2" draw:layer="layout" svg:width="0.127cm" svg:height="0.219cm" svg:x="24.722cm" svg:y="10.396cm" svg:viewBox="0 0 128 220" svg:d="M0 220c78-47 128-128 128-220">
          <text:p/>
        </draw:path>
        <draw:line draw:style-name="gr8" draw:text-style-name="P2" draw:layer="layout" svg:x1="24.722cm" svg:y1="10.706cm" svg:x2="24.722cm" svg:y2="10.615cm">
          <text:p/>
        </draw:line>
        <draw:line draw:style-name="gr8" draw:text-style-name="P2" draw:layer="layout" svg:x1="25.026cm" svg:y1="10.212cm" svg:x2="25.816cm" svg:y2="10.212cm">
          <text:p/>
        </draw:line>
        <draw:line draw:style-name="gr8" draw:text-style-name="P2" draw:layer="layout" svg:x1="25.029cm" svg:y1="10.484cm" svg:x2="25.816cm" svg:y2="10.484cm">
          <text:p/>
        </draw:line>
        <draw:path draw:style-name="gr8" draw:text-style-name="P2" draw:layer="layout" svg:width="0.07cm" svg:height="0.12cm" svg:x="25.816cm" svg:y="10.364cm" svg:viewBox="0 0 71 121" svg:d="M71 0c-3 39-17 65-32 82-11 18-25 32-39 39">
          <text:p/>
        </draw:path>
        <draw:line draw:style-name="gr8" draw:text-style-name="P2" draw:layer="layout" svg:x1="25.019cm" svg:y1="10.833cm" svg:x2="25.823cm" svg:y2="10.833cm">
          <text:p/>
        </draw:line>
        <draw:path draw:style-name="gr8" draw:text-style-name="P2" draw:layer="layout" svg:width="0.07cm" svg:height="0.353cm" svg:x="25.816cm" svg:y="10.484cm" svg:viewBox="0 0 71 354" svg:d="M0 0c10 14 24 32 39 53 7 14 18 32 22 60 3 14 7 32 10 60 0 25-3 46-7 60-3 29-10 47-18 61-14 28-25 42-39 60">
          <text:p/>
        </draw:path>
        <draw:line draw:style-name="gr8" draw:text-style-name="P2" draw:layer="layout" svg:x1="25.04cm" svg:y1="11.144cm" svg:x2="25.805cm" svg:y2="11.144cm">
          <text:p/>
        </draw:line>
        <draw:path draw:style-name="gr8" draw:text-style-name="P2" draw:layer="layout" svg:width="0.078cm" svg:height="0.314cm" svg:x="25.805cm" svg:y="10.833cm" svg:viewBox="0 0 79 315" svg:d="M18 0c15 14 26 29 36 50 7 14 14 28 21 53 4 14 4 35 4 56 0 25-4 39-7 53-11 25-18 39-25 53-19 22-33 36-47 50">
          <text:p/>
        </draw:path>
        <draw:path draw:style-name="gr8" draw:text-style-name="P2" draw:layer="layout" svg:width="0.081cm" svg:height="0.328cm" svg:x="25.802cm" svg:y="11.144cm" svg:viewBox="0 0 82 329" svg:d="M3 0c14 14 28 28 46 49 7 14 14 32 25 57 0 14 8 31 8 60 0 25-5 43-8 57-7 28-18 42-25 56-18 25-32 39-49 50">
          <text:p/>
        </draw:path>
        <draw:path draw:style-name="gr8" draw:text-style-name="P2" draw:layer="layout" svg:width="0.017cm" svg:height="0.084cm" svg:x="25.869cm" svg:y="10.749cm" svg:viewBox="0 0 18 85" svg:d="M0 85c0-17 3-35 3-50 7-14 12-25 15-35">
          <text:p/>
        </draw:path>
        <draw:path draw:style-name="gr8" draw:text-style-name="P2" draw:layer="layout" svg:width="0.017cm" svg:height="0.085cm" svg:x="25.869cm" svg:y="10.833cm" svg:viewBox="0 0 18 86" svg:d="M0 0c0 21 3 39 3 51 7 14 12 28 15 35">
          <text:p/>
        </draw:path>
        <draw:path draw:style-name="gr8" draw:text-style-name="P2" draw:layer="layout" svg:width="0.017cm" svg:height="0.067cm" svg:x="25.869cm" svg:y="11.497cm" svg:viewBox="0 0 18 68" svg:d="M0 68c3-33 10-51 18-68">
          <text:p/>
        </draw:path>
        <draw:path draw:style-name="gr8" draw:text-style-name="P2" draw:layer="layout" svg:width="0cm" svg:height="0.024cm" svg:x="25.869cm" svg:y="11.56cm" svg:viewBox="0 0 0 25" svg:d="M0 0c0 7 0 14 0 25">
          <text:p/>
        </draw:path>
        <draw:path draw:style-name="gr8" draw:text-style-name="P2" draw:layer="layout" svg:width="0.014cm" svg:height="0.074cm" svg:x="25.869cm" svg:y="11.581cm" svg:viewBox="0 0 15 75" svg:d="M15 75c-8-8-8-18-12-29 0-11-3-25-3-46">
          <text:p/>
        </draw:path>
        <draw:line draw:style-name="gr8" draw:text-style-name="P2" draw:layer="layout" svg:x1="25.993cm" svg:y1="10.258cm" svg:x2="25.904cm" svg:y2="10.407cm">
          <text:p/>
        </draw:line>
        <draw:line draw:style-name="gr8" draw:text-style-name="P2" draw:layer="layout" svg:x1="26.244cm" svg:y1="10.407cm" svg:x2="26.158cm" svg:y2="10.258cm">
          <text:p/>
        </draw:line>
        <draw:line draw:style-name="gr8" draw:text-style-name="P2" draw:layer="layout" svg:x1="26.244cm" svg:y1="9.656cm" svg:x2="26.158cm" svg:y2="9.51cm">
          <text:p/>
        </draw:line>
        <draw:line draw:style-name="gr8" draw:text-style-name="P2" draw:layer="layout" svg:x1="25.993cm" svg:y1="9.51cm" svg:x2="25.904cm" svg:y2="9.656cm">
          <text:p/>
        </draw:line>
        <draw:line draw:style-name="gr8" draw:text-style-name="P2" draw:layer="layout" svg:x1="25.886cm" svg:y1="11.669cm" svg:x2="25.886cm" svg:y2="11.497cm">
          <text:p/>
        </draw:line>
        <draw:line draw:style-name="gr8" draw:text-style-name="P2" draw:layer="layout" svg:x1="25.886cm" svg:y1="10.918cm" svg:x2="25.886cm" svg:y2="10.749cm">
          <text:p/>
        </draw:line>
        <draw:path draw:style-name="gr8" draw:text-style-name="P2" draw:layer="layout" svg:width="0.353cm" svg:height="0.351cm" svg:x="25.897cm" svg:y="11.408cm" svg:viewBox="0 0 354 352" svg:d="M0 174c0 25 7 50 14 71 14 28 32 53 53 67 28 25 63 40 102 40 36 3 74-7 110-32 24-19 45-43 57-72 11-21 18-49 18-74 0-24-7-49-18-70-12-29-33-53-57-71-36-25-74-35-110-32-39 0-74 14-102 39-21 18-39 39-53 67-7 21-14 46-14 67z">
          <text:p/>
        </draw:path>
        <draw:line draw:style-name="gr8" draw:text-style-name="P2" draw:layer="layout" svg:x1="24.452cm" svg:y1="9.194cm" svg:x2="24.239cm" svg:y2="8.801cm">
          <text:p/>
        </draw:line>
        <draw:line draw:style-name="gr8" draw:text-style-name="P2" draw:layer="layout" svg:x1="24.098cm" svg:y1="8.77cm" svg:x2="24.24cm" svg:y2="8.802cm">
          <text:p/>
        </draw:line>
        <draw:line draw:style-name="gr8" draw:text-style-name="P2" draw:layer="layout" svg:x1="24.098cm" svg:y1="9.408cm" svg:x2="24.165cm" svg:y2="9.408cm">
          <text:p/>
        </draw:line>
        <draw:line draw:style-name="gr8" draw:text-style-name="P2" draw:layer="layout" svg:x1="24.532cm" svg:y1="9.408cm" svg:x2="24.599cm" svg:y2="9.408cm">
          <text:p/>
        </draw:line>
        <draw:path draw:style-name="gr8" draw:text-style-name="P2" draw:layer="layout" svg:width="0.124cm" svg:height="0.074cm" svg:x="24.595cm" svg:y="9.334cm" svg:viewBox="0 0 125 75" svg:d="M125 75c-46-21-86-46-125-75">
          <text:p/>
        </draw:path>
        <draw:line draw:style-name="gr8" draw:text-style-name="P2" draw:layer="layout" svg:x1="24.595cm" svg:y1="9.334cm" svg:x2="24.525cm" svg:y2="9.334cm">
          <text:p/>
        </draw:line>
        <draw:line draw:style-name="gr8" draw:text-style-name="P2" draw:layer="layout" svg:x1="24.172cm" svg:y1="9.334cm" svg:x2="24.098cm" svg:y2="9.334cm">
          <text:p/>
        </draw:line>
        <draw:line draw:style-name="gr8" draw:text-style-name="P2" draw:layer="layout" svg:x1="24.098cm" svg:y1="9.334cm" svg:x2="24.098cm" svg:y2="9.235cm">
          <text:p/>
        </draw:line>
        <draw:line draw:style-name="gr8" draw:text-style-name="P2" draw:layer="layout" svg:x1="24.719cm" svg:y1="9.235cm" svg:x2="24.098cm" svg:y2="9.235cm">
          <text:p/>
        </draw:line>
        <draw:path draw:style-name="gr8" draw:text-style-name="P2" draw:layer="layout" svg:width="0.225cm" svg:height="0cm" svg:x="21.131cm" svg:y="11.832cm" svg:viewBox="0 0 226 0" svg:d="M0 0c3 0 3 0 7 0 0 0 3 0 7 0 0 0 4 0 7 0 7 0 11 0 14 0 4 0 7 0 14 0 4 0 11 0 18 0 3 0 11 0 18 0s14 0 21 0 14 0 21 0 18 0 25 0 17 0 24 0c18 0 32 0 50 0">
          <text:p/>
        </draw:path>
        <draw:line draw:style-name="gr8" draw:text-style-name="P2" draw:layer="layout" svg:x1="21.357cm" svg:y1="11.832cm" svg:x2="22.662cm" svg:y2="11.832cm">
          <text:p/>
        </draw:line>
        <draw:line draw:style-name="gr8" draw:text-style-name="P2" draw:layer="layout" svg:x1="22.662cm" svg:y1="11.832cm" svg:x2="23.061cm" svg:y2="11.832cm">
          <text:p/>
        </draw:line>
        <draw:line draw:style-name="gr8" draw:text-style-name="P2" draw:layer="layout" svg:x1="24.486cm" svg:y1="10.569cm" svg:x2="24.486cm" svg:y2="10.59cm">
          <text:p/>
        </draw:line>
        <draw:line draw:style-name="gr8" draw:text-style-name="P2" draw:layer="layout" svg:x1="24.486cm" svg:y1="10.742cm" svg:x2="24.172cm" svg:y2="10.742cm">
          <text:p/>
        </draw:line>
        <draw:line draw:style-name="gr8" draw:text-style-name="P2" draw:layer="layout" svg:x1="24.172cm" svg:y1="10.742cm" svg:x2="24.172cm" svg:y2="10.692cm">
          <text:p/>
        </draw:line>
        <draw:line draw:style-name="gr8" draw:text-style-name="P2" draw:layer="layout" svg:x1="24.172cm" svg:y1="10.692cm" svg:x2="24.486cm" svg:y2="10.692cm">
          <text:p/>
        </draw:line>
        <draw:line draw:style-name="gr8" draw:text-style-name="P2" draw:layer="layout" svg:x1="24.486cm" svg:y1="10.639cm" svg:x2="24.172cm" svg:y2="10.639cm">
          <text:p/>
        </draw:line>
        <draw:line draw:style-name="gr8" draw:text-style-name="P2" draw:layer="layout" svg:x1="24.172cm" svg:y1="10.639cm" svg:x2="24.172cm" svg:y2="10.59cm">
          <text:p/>
        </draw:line>
        <draw:line draw:style-name="gr8" draw:text-style-name="P2" draw:layer="layout" svg:x1="24.172cm" svg:y1="10.59cm" svg:x2="24.486cm" svg:y2="10.59cm">
          <text:p/>
        </draw:line>
        <draw:line draw:style-name="gr8" draw:text-style-name="P2" draw:layer="layout" svg:x1="24.44cm" svg:y1="10.59cm" svg:x2="24.486cm" svg:y2="10.59cm">
          <text:p/>
        </draw:line>
        <draw:path draw:style-name="gr8" draw:text-style-name="P2" draw:layer="layout" svg:width="0.063cm" svg:height="0.024cm" svg:x="24.659cm" svg:y="10.615cm" svg:viewBox="0 0 64 25" svg:d="M0 25c22-7 43-14 64-25">
          <text:p/>
        </draw:path>
        <draw:line draw:style-name="gr8" draw:text-style-name="P2" draw:layer="layout" svg:x1="24.722cm" svg:y1="10.615cm" svg:x2="24.722cm" svg:y2="10.181cm">
          <text:p/>
        </draw:line>
        <draw:line draw:style-name="gr8" draw:text-style-name="P2" draw:layer="layout" svg:x1="24.602cm" svg:y1="10.241cm" svg:x2="24.602cm" svg:y2="10.145cm">
          <text:p/>
        </draw:line>
        <draw:line draw:style-name="gr8" draw:text-style-name="P2" draw:layer="layout" svg:x1="24.401cm" svg:y1="10.241cm" svg:x2="24.602cm" svg:y2="10.241cm">
          <text:p/>
        </draw:line>
        <draw:line draw:style-name="gr8" draw:text-style-name="P2" draw:layer="layout" svg:x1="24.373cm" svg:y1="10.29cm" svg:x2="24.525cm" svg:y2="10.29cm">
          <text:p/>
        </draw:line>
        <draw:line draw:style-name="gr8" draw:text-style-name="P2" draw:layer="layout" svg:x1="24.525cm" svg:y1="10.29cm" svg:x2="24.525cm" svg:y2="10.339cm">
          <text:p/>
        </draw:line>
        <draw:line draw:style-name="gr8" draw:text-style-name="P2" draw:layer="layout" svg:x1="24.348cm" svg:y1="10.389cm" svg:x2="24.503cm" svg:y2="10.389cm">
          <text:p/>
        </draw:line>
        <draw:line draw:style-name="gr8" draw:text-style-name="P2" draw:layer="layout" svg:x1="24.366cm" svg:y1="10.491cm" svg:x2="24.525cm" svg:y2="10.491cm">
          <text:p/>
        </draw:line>
        <draw:line draw:style-name="gr8" draw:text-style-name="P2" draw:layer="layout" svg:x1="24.486cm" svg:y1="10.569cm" svg:x2="24.592cm" svg:y2="10.569cm">
          <text:p/>
        </draw:line>
        <draw:line draw:style-name="gr8" draw:text-style-name="P2" draw:layer="layout" svg:x1="24.525cm" svg:y1="10.541cm" svg:x2="24.172cm" svg:y2="10.541cm">
          <text:p/>
        </draw:line>
        <draw:line draw:style-name="gr8" draw:text-style-name="P2" draw:layer="layout" svg:x1="24.172cm" svg:y1="10.541cm" svg:x2="24.172cm" svg:y2="10.491cm">
          <text:p/>
        </draw:line>
        <draw:line draw:style-name="gr8" draw:text-style-name="P2" draw:layer="layout" svg:x1="24.172cm" svg:y1="10.491cm" svg:x2="24.525cm" svg:y2="10.491cm">
          <text:p/>
        </draw:line>
        <draw:line draw:style-name="gr8" draw:text-style-name="P2" draw:layer="layout" svg:x1="24.503cm" svg:y1="10.442cm" svg:x2="24.193cm" svg:y2="10.442cm">
          <text:p/>
        </draw:line>
        <draw:line draw:style-name="gr8" draw:text-style-name="P2" draw:layer="layout" svg:x1="24.193cm" svg:y1="10.442cm" svg:x2="24.193cm" svg:y2="10.389cm">
          <text:p/>
        </draw:line>
        <draw:line draw:style-name="gr8" draw:text-style-name="P2" draw:layer="layout" svg:x1="24.193cm" svg:y1="10.389cm" svg:x2="24.503cm" svg:y2="10.389cm">
          <text:p/>
        </draw:line>
        <draw:line draw:style-name="gr8" draw:text-style-name="P2" draw:layer="layout" svg:x1="24.525cm" svg:y1="10.339cm" svg:x2="24.172cm" svg:y2="10.339cm">
          <text:p/>
        </draw:line>
        <draw:line draw:style-name="gr8" draw:text-style-name="P2" draw:layer="layout" svg:x1="24.172cm" svg:y1="10.339cm" svg:x2="24.172cm" svg:y2="10.29cm">
          <text:p/>
        </draw:line>
        <draw:line draw:style-name="gr8" draw:text-style-name="P2" draw:layer="layout" svg:x1="24.172cm" svg:y1="10.29cm" svg:x2="24.525cm" svg:y2="10.29cm">
          <text:p/>
        </draw:line>
        <draw:polyline draw:style-name="gr8" draw:text-style-name="P2" draw:layer="layout" svg:width="0cm" svg:height="0cm" svg:x="24.669cm" svg:y="9.433cm" svg:viewBox="0 0 0 0" draw:points="0,0">
          <text:p/>
        </draw:polyline>
        <draw:path draw:style-name="gr8" draw:text-style-name="P2" draw:layer="layout" svg:width="0.141cm" svg:height="0.071cm" svg:x="24.528cm" svg:y="9.362cm" svg:viewBox="0 0 142 72" svg:d="M142 72c0-25-14-51-35-65-21-10-50-10-72 4-21 10-35 36-35 61">
          <text:p/>
        </draw:path>
        <draw:line draw:style-name="gr8" draw:text-style-name="P2" draw:layer="layout" svg:x1="24.193cm" svg:y1="9.383cm" svg:x2="24.503cm" svg:y2="9.383cm">
          <text:p/>
        </draw:line>
        <draw:polyline draw:style-name="gr8" draw:text-style-name="P2" draw:layer="layout" svg:width="0cm" svg:height="0cm" svg:x="24.168cm" svg:y="9.433cm" svg:viewBox="0 0 0 0" draw:points="0,0">
          <text:p/>
        </draw:polyline>
        <draw:path draw:style-name="gr8" draw:text-style-name="P2" draw:layer="layout" svg:width="0.07cm" svg:height="0.071cm" svg:x="24.098cm" svg:y="9.362cm" svg:viewBox="0 0 71 72" svg:d="M71 72c0-40-28-72-71-72">
          <text:p/>
        </draw:path>
        <draw:line draw:style-name="gr8" draw:text-style-name="P2" draw:layer="layout" svg:x1="24.098cm" svg:y1="9.362cm" svg:x2="24.098cm" svg:y2="9.334cm">
          <text:p/>
        </draw:line>
        <draw:line draw:style-name="gr8" draw:text-style-name="P2" draw:layer="layout" svg:x1="24.525cm" svg:y1="9.334cm" svg:x2="24.172cm" svg:y2="9.334cm">
          <text:p/>
        </draw:line>
        <draw:path draw:style-name="gr8" draw:text-style-name="P2" draw:layer="layout" svg:width="0.07cm" svg:height="0.07cm" svg:x="24.599cm" svg:y="9.433cm" svg:viewBox="0 0 71 71" svg:d="M0 71c40-3 71-36 71-71">
          <text:p/>
        </draw:path>
        <draw:path draw:style-name="gr8" draw:text-style-name="P2" draw:layer="layout" svg:width="0.07cm" svg:height="0.071cm" svg:x="24.599cm" svg:y="9.362cm" svg:viewBox="0 0 71 72" svg:d="M71 72c0-40-31-72-71-72">
          <text:p/>
        </draw:path>
        <draw:line draw:style-name="gr8" draw:text-style-name="P2" draw:layer="layout" svg:x1="24.503cm" svg:y1="9.433cm" svg:x2="24.193cm" svg:y2="9.433cm">
          <text:p/>
        </draw:line>
        <draw:path draw:style-name="gr8" draw:text-style-name="P2" draw:layer="layout" svg:width="0.071cm" svg:height="0.141cm" svg:x="24.03cm" svg:y="9.362cm" svg:viewBox="0 0 72 142" svg:d="M72 0c-24 0-49 11-63 37-12 21-12 49 0 70 14 21 39 35 63 35">
          <text:p/>
        </draw:path>
        <draw:line draw:style-name="gr8" draw:text-style-name="P2" draw:layer="layout" svg:x1="23.925cm" svg:y1="9.599cm" svg:x2="23.925cm" svg:y2="9.218cm">
          <text:p/>
        </draw:line>
        <draw:line draw:style-name="gr8" draw:text-style-name="P2" draw:layer="layout" svg:x1="23.925cm" svg:y1="9.218cm" svg:x2="24.098cm" svg:y2="9.218cm">
          <text:p/>
        </draw:line>
        <draw:line draw:style-name="gr8" draw:text-style-name="P2" draw:layer="layout" svg:x1="24.098cm" svg:y1="9.235cm" svg:x2="24.098cm" svg:y2="9.218cm">
          <text:p/>
        </draw:line>
        <draw:line draw:style-name="gr8" draw:text-style-name="P2" draw:layer="layout" svg:x1="23.925cm" svg:y1="9.599cm" svg:x2="24.098cm" svg:y2="9.599cm">
          <text:p/>
        </draw:line>
        <draw:path draw:style-name="gr8" draw:text-style-name="P2" draw:layer="layout" svg:width="0cm" svg:height="0.147cm" svg:x="24.098cm" svg:y="9.599cm" svg:viewBox="0 0 0 148" svg:d="M0 148v-4-3c0-4 0-4 0-7 0-4 0-4 0-7 0-4 0-7 0-11s0-7 0-11c0-3 0-10 0-14 0-3 0-7 0-10 0-7 0-11 0-18s0-21 0-32c0-10 0-21 0-31">
          <text:p/>
        </draw:path>
        <draw:line draw:style-name="gr8" draw:text-style-name="P2" draw:layer="layout" svg:x1="24.599cm" svg:y1="9.408cm" svg:x2="24.599cm" svg:y2="9.5cm">
          <text:p/>
        </draw:line>
        <draw:path draw:style-name="gr8" draw:text-style-name="P2" draw:layer="layout" svg:width="0cm" svg:height="0.133cm" svg:x="24.599cm" svg:y="9.747cm" svg:viewBox="0 0 0 134" svg:d="M0 0c0 60 0 106 0 134">
          <text:p/>
        </draw:path>
        <draw:path draw:style-name="gr8" draw:text-style-name="P2" draw:layer="layout" svg:width="0cm" svg:height="0.133cm" svg:x="24.098cm" svg:y="9.747cm" svg:viewBox="0 0 0 134" svg:d="M0 0c0 60 0 106 0 134">
          <text:p/>
        </draw:path>
        <draw:line draw:style-name="gr8" draw:text-style-name="P2" draw:layer="layout" svg:x1="23.925cm" svg:y1="10.011cm" svg:x2="23.925cm" svg:y2="9.881cm">
          <text:p/>
        </draw:line>
        <draw:line draw:style-name="gr8" draw:text-style-name="P2" draw:layer="layout" svg:x1="23.925cm" svg:y1="9.881cm" svg:x2="24.098cm" svg:y2="9.881cm">
          <text:p/>
        </draw:line>
        <draw:line draw:style-name="gr8" draw:text-style-name="P2" draw:layer="layout" svg:x1="23.061cm" svg:y1="10.47cm" svg:x2="23.061cm" svg:y2="10.251cm">
          <text:p/>
        </draw:line>
        <draw:line draw:style-name="gr8" draw:text-style-name="P2" draw:layer="layout" svg:x1="23.061cm" svg:y1="10.47cm" svg:x2="23.061cm" svg:y2="11.43cm">
          <text:p/>
        </draw:line>
        <draw:line draw:style-name="gr8" draw:text-style-name="P2" draw:layer="layout" svg:x1="23.061cm" svg:y1="11.832cm" svg:x2="23.061cm" svg:y2="11.43cm">
          <text:p/>
        </draw:line>
        <draw:path draw:style-name="gr8" draw:text-style-name="P2" draw:layer="layout" svg:width="0.011cm" svg:height="0.063cm" svg:x="23.297cm" svg:y="10.583cm" svg:viewBox="0 0 12 64" svg:d="M12 64c-9-21-12-43-12-64">
          <text:p/>
        </draw:path>
        <draw:path draw:style-name="gr8" draw:text-style-name="P2" draw:layer="layout" svg:width="0.426cm" svg:height="0.275cm" svg:x="23.297cm" svg:y="10.371cm" svg:viewBox="0 0 427 276" svg:d="M0 212c0-85 49-159 127-194 74-32 167-21 230 35 60 57 85 145 60 223">
          <text:p/>
        </draw:path>
        <draw:path draw:style-name="gr8" draw:text-style-name="P2" draw:layer="layout" svg:width="0.405cm" svg:height="0.151cm" svg:x="23.308cm" svg:y="10.495cm" svg:viewBox="0 0 406 152" svg:d="M406 152c-29-89-110-152-202-152-95 0-176 63-204 152">
          <text:p/>
        </draw:path>
        <draw:line draw:style-name="gr8" draw:text-style-name="P2" draw:layer="layout" svg:x1="24.525cm" svg:y1="9.482cm" svg:x2="24.525cm" svg:y2="9.535cm">
          <text:p/>
        </draw:line>
        <draw:line draw:style-name="gr8" draw:text-style-name="P2" draw:layer="layout" svg:x1="24.525cm" svg:y1="9.535cm" svg:x2="24.172cm" svg:y2="9.535cm">
          <text:p/>
        </draw:line>
        <draw:line draw:style-name="gr8" draw:text-style-name="P2" draw:layer="layout" svg:x1="24.172cm" svg:y1="9.535cm" svg:x2="24.172cm" svg:y2="9.482cm">
          <text:p/>
        </draw:line>
        <draw:line draw:style-name="gr8" draw:text-style-name="P2" draw:layer="layout" svg:x1="24.172cm" svg:y1="9.482cm" svg:x2="24.525cm" svg:y2="9.482cm">
          <text:p/>
        </draw:line>
        <draw:path draw:style-name="gr8" draw:text-style-name="P2" draw:layer="layout" svg:width="0.201cm" svg:height="0.201cm" svg:x="25.975cm" svg:y="10.304cm" svg:viewBox="0 0 202 202" svg:d="M202 100c0 56-46 102-103 102s-99-46-99-102c0-54 42-100 99-100s103 46 103 100z">
          <text:p/>
        </draw:path>
        <draw:path draw:style-name="gr8" draw:text-style-name="P2" draw:layer="layout" svg:width="0.201cm" svg:height="0.198cm" svg:x="25.975cm" svg:y="9.556cm" svg:viewBox="0 0 202 199" svg:d="M202 99c0 56-46 100-103 100s-99-44-99-100 42-99 99-99 103 43 103 99z">
          <text:p/>
        </draw:path>
        <draw:line draw:style-name="gr8" draw:text-style-name="P2" draw:layer="layout" svg:x1="24.102cm" svg:y1="8.771cm" svg:x2="24.02cm" svg:y2="8.752cm">
          <text:p/>
        </draw:line>
        <draw:line draw:style-name="gr8" draw:text-style-name="P2" draw:layer="layout" svg:x1="24.098cm" svg:y1="9.408cm" svg:x2="24.098cm" svg:y2="9.362cm">
          <text:p/>
        </draw:line>
        <draw:line draw:style-name="gr8" draw:text-style-name="P2" draw:layer="layout" svg:x1="24.599cm" svg:y1="9.362cm" svg:x2="24.599cm" svg:y2="9.408cm">
          <text:p/>
        </draw:line>
        <draw:line draw:style-name="gr8" draw:text-style-name="P2" draw:layer="layout" svg:x1="24.525cm" svg:y1="9.334cm" svg:x2="24.525cm" svg:y2="9.285cm">
          <text:p/>
        </draw:line>
        <draw:line draw:style-name="gr8" draw:text-style-name="P2" draw:layer="layout" svg:x1="24.525cm" svg:y1="9.285cm" svg:x2="24.172cm" svg:y2="9.285cm">
          <text:p/>
        </draw:line>
        <draw:line draw:style-name="gr8" draw:text-style-name="P2" draw:layer="layout" svg:x1="24.172cm" svg:y1="9.285cm" svg:x2="24.172cm" svg:y2="9.334cm">
          <text:p/>
        </draw:line>
        <draw:line draw:style-name="gr8" draw:text-style-name="P2" draw:layer="layout" svg:x1="24.098cm" svg:y1="8.77cm" svg:x2="24.098cm" svg:y2="9.218cm">
          <text:p/>
        </draw:line>
        <draw:line draw:style-name="gr8" draw:text-style-name="P2" draw:layer="layout" svg:x1="21.357cm" svg:y1="11.832cm" svg:x2="21.357cm" svg:y2="11.482cm">
          <text:p/>
        </draw:line>
        <draw:path draw:style-name="gr8" draw:text-style-name="P2" draw:layer="layout" svg:width="0.225cm" svg:height="0cm" svg:x="21.131cm" svg:y="11.482cm" svg:viewBox="0 0 226 0" svg:d="M226 0c-7 0-18 0-25 0-18 0-32 0-49 0-7 0-18 0-25 0s-14 0-21 0-14 0-21 0-15 0-18 0c-7 0-14 0-18 0-7 0-10 0-14 0-3 0-7 0-14 0-3 0-7 0-7 0-4 0-7 0-7 0-4 0-4 0-7 0">
          <text:p/>
        </draw:path>
        <draw:line draw:style-name="gr8" draw:text-style-name="P2" draw:layer="layout" svg:x1="21.357cm" svg:y1="11.482cm" svg:x2="22.662cm" svg:y2="11.482cm">
          <text:p/>
        </draw:line>
        <draw:line draw:style-name="gr8" draw:text-style-name="P2" draw:layer="layout" svg:x1="22.662cm" svg:y1="11.482cm" svg:x2="22.662cm" svg:y2="11.832cm">
          <text:p/>
        </draw:line>
        <draw:line draw:style-name="gr8" draw:text-style-name="P2" draw:layer="layout" svg:x1="22.662cm" svg:y1="11.43cm" svg:x2="22.662cm" svg:y2="11.482cm">
          <text:p/>
        </draw:line>
        <draw:line draw:style-name="gr8" draw:text-style-name="P2" draw:layer="layout" svg:x1="22.662cm" svg:y1="11.43cm" svg:x2="23.061cm" svg:y2="11.43cm">
          <text:p/>
        </draw:line>
        <draw:line draw:style-name="gr8" draw:text-style-name="P2" draw:layer="layout" svg:x1="24.486cm" svg:y1="10.692cm" svg:x2="24.486cm" svg:y2="10.742cm">
          <text:p/>
        </draw:line>
        <draw:line draw:style-name="gr8" draw:text-style-name="P2" draw:layer="layout" svg:x1="24.486cm" svg:y1="10.59cm" svg:x2="24.486cm" svg:y2="10.639cm">
          <text:p/>
        </draw:line>
        <draw:line draw:style-name="gr8" draw:text-style-name="P2" draw:layer="layout" svg:x1="24.525cm" svg:y1="10.29cm" svg:x2="24.525cm" svg:y2="10.339cm">
          <text:p/>
        </draw:line>
        <draw:line draw:style-name="gr8" draw:text-style-name="P2" draw:layer="layout" svg:x1="24.503cm" svg:y1="10.389cm" svg:x2="24.503cm" svg:y2="10.442cm">
          <text:p/>
        </draw:line>
        <draw:line draw:style-name="gr8" draw:text-style-name="P2" draw:layer="layout" svg:x1="24.525cm" svg:y1="10.491cm" svg:x2="24.525cm" svg:y2="10.541cm">
          <text:p/>
        </draw:line>
        <draw:line draw:style-name="gr8" draw:text-style-name="P2" draw:layer="layout" svg:x1="24.503cm" svg:y1="9.383cm" svg:x2="24.503cm" svg:y2="9.433cm">
          <text:p/>
        </draw:line>
        <draw:line draw:style-name="gr8" draw:text-style-name="P2" draw:layer="layout" svg:x1="24.193cm" svg:y1="9.383cm" svg:x2="24.503cm" svg:y2="9.383cm">
          <text:p/>
        </draw:line>
        <draw:line draw:style-name="gr8" draw:text-style-name="P2" draw:layer="layout" svg:x1="24.193cm" svg:y1="9.433cm" svg:x2="24.193cm" svg:y2="9.383cm">
          <text:p/>
        </draw:line>
        <draw:line draw:style-name="gr8" draw:text-style-name="P2" draw:layer="layout" svg:x1="24.172cm" svg:y1="9.334cm" svg:x2="24.525cm" svg:y2="9.334cm">
          <text:p/>
        </draw:line>
        <draw:line draw:style-name="gr8" draw:text-style-name="P2" draw:layer="layout" svg:x1="24.098cm" svg:y1="9.5cm" svg:x2="24.098cm" svg:y2="9.408cm">
          <text:p/>
        </draw:line>
        <draw:line draw:style-name="gr8" draw:text-style-name="P2" draw:layer="layout" svg:x1="24.098cm" svg:y1="9.881cm" svg:x2="24.098cm" svg:y2="9.599cm">
          <text:p/>
        </draw:line>
        <draw:path draw:style-name="gr8" draw:text-style-name="P2" draw:layer="layout" svg:width="0.191cm" svg:height="0.212cm" svg:x="23.833cm" svg:y="8.54cm" svg:viewBox="0 0 192 213" svg:d="M192 213c-46-11-92-35-127-74-36-39-58-85-65-139">
          <text:p/>
        </draw:path>
        <draw:path draw:style-name="gr8" draw:text-style-name="P2" draw:layer="layout" svg:width="0.141cm" svg:height="0.226cm" svg:x="23.692cm" svg:y="8.314cm" svg:viewBox="0 0 142 227" svg:d="M0 0c79 53 128 139 142 227">
          <text:p/>
        </draw:path>
        <draw:line draw:style-name="gr8" draw:text-style-name="P2" draw:layer="layout" svg:x1="23.406cm" svg:y1="8.124cm" svg:x2="23.697cm" svg:y2="8.319cm">
          <text:p/>
        </draw:line>
        <draw:path draw:style-name="gr8" draw:text-style-name="P2" draw:layer="layout" svg:width="0.261cm" svg:height="0.269cm" svg:x="23.664cm" svg:y="8.949cm" svg:viewBox="0 0 262 270" svg:d="M0 0c137 25 244 132 262 270">
          <text:p/>
        </draw:path>
        <draw:path draw:style-name="gr8" draw:text-style-name="P2" draw:layer="layout" svg:width="0.137cm" svg:height="0.043cm" svg:x="23.269cm" svg:y="8.085cm" svg:viewBox="0 0 138 44" svg:d="M138 44c-38-30-89-44-138-44">
          <text:p/>
        </draw:path>
        <draw:line draw:style-name="gr8" draw:text-style-name="P2" draw:layer="layout" svg:x1="23.664cm" svg:y1="8.949cm" svg:x2="23.061cm" svg:y2="8.949cm">
          <text:p/>
        </draw:line>
        <draw:line draw:style-name="gr8" draw:text-style-name="P2" draw:layer="layout" svg:x1="23.269cm" svg:y1="8.085cm" svg:x2="23.061cm" svg:y2="8.085cm">
          <text:p/>
        </draw:line>
        <draw:path draw:style-name="gr8" draw:text-style-name="P2" draw:layer="layout" svg:width="0.427cm" svg:height="0.215cm" svg:x="23.297cm" svg:y="8.371cm" svg:viewBox="0 0 428 216" svg:d="M0 216c0-121 95-216 212-216 120 0 216 95 216 216">
          <text:p/>
        </draw:path>
        <draw:path draw:style-name="gr8" draw:text-style-name="P2" draw:layer="layout" svg:width="0.427cm" svg:height="0.212cm" svg:x="23.297cm" svg:y="8.586cm" svg:viewBox="0 0 428 213" svg:d="M428 0c0 117-96 213-216 213-117 0-212-96-212-213">
          <text:p/>
        </draw:path>
        <draw:line draw:style-name="gr8" draw:text-style-name="P2" draw:layer="layout" svg:x1="23.925cm" svg:y1="9.881cm" svg:x2="23.925cm" svg:y2="9.599cm">
          <text:p/>
        </draw:line>
        <draw:line draw:style-name="gr8" draw:text-style-name="P2" draw:layer="layout" svg:x1="23.061cm" svg:y1="10.251cm" svg:x2="23.061cm" svg:y2="8.949cm">
          <text:p/>
        </draw:line>
        <draw:line draw:style-name="gr8" draw:text-style-name="P2" draw:layer="layout" svg:x1="22.662cm" svg:y1="10.47cm" svg:x2="22.662cm" svg:y2="8.441cm">
          <text:p/>
        </draw:line>
        <draw:line draw:style-name="gr8" draw:text-style-name="P2" draw:layer="layout" svg:x1="22.662cm" svg:y1="8.441cm" svg:x2="23.061cm" svg:y2="8.441cm">
          <text:p/>
        </draw:line>
        <draw:line draw:style-name="gr8" draw:text-style-name="P2" draw:layer="layout" svg:x1="23.061cm" svg:y1="8.949cm" svg:x2="23.061cm" svg:y2="8.441cm">
          <text:p/>
        </draw:line>
        <draw:line draw:style-name="gr8" draw:text-style-name="P2" draw:layer="layout" svg:x1="22.662cm" svg:y1="10.47cm" svg:x2="23.061cm" svg:y2="10.47cm">
          <text:p/>
        </draw:line>
        <draw:line draw:style-name="gr8" draw:text-style-name="P2" draw:layer="layout" svg:x1="22.662cm" svg:y1="11.43cm" svg:x2="22.662cm" svg:y2="11.32cm">
          <text:p/>
        </draw:line>
        <draw:line draw:style-name="gr8" draw:text-style-name="P2" draw:layer="layout" svg:x1="22.662cm" svg:y1="11.32cm" svg:x2="22.662cm" svg:y2="10.47cm">
          <text:p/>
        </draw:line>
        <draw:path draw:style-name="gr8" draw:text-style-name="P2" draw:layer="layout" svg:width="0cm" svg:height="0.102cm" svg:x="22.662cm" svg:y="10.258cm" svg:viewBox="0 0 0 103" svg:d="M0 103c0-11 0-25 0-36 0-7 0-14 0-17 0-7 0-14 0-18 0-3 0-7 0-7 0-4 0-7 0-7 0-4 0-4 0-7v-4-3-4">
          <text:p/>
        </draw:path>
        <draw:path draw:style-name="gr8" draw:text-style-name="P2" draw:layer="layout" svg:width="0cm" svg:height="0.097cm" svg:x="22.662cm" svg:y="10.361cm" svg:viewBox="0 0 0 98" svg:d="M0 98v-3c0-4 0-4 0-7v-4c0-3 0-7 0-7 0-3 0-7 0-7 0-3 0-7 0-7 0-7 0-14 0-21 0-14 0-28 0-42">
          <text:p/>
        </draw:path>
        <draw:path draw:style-name="gr8" draw:text-style-name="P2" draw:layer="layout" svg:width="0.405cm" svg:height="0.151cm" svg:x="23.308cm" svg:y="10.495cm" svg:viewBox="0 0 406 152" svg:d="M0 152c28-89 109-152 204-152 92 0 173 63 202 152">
          <text:p/>
        </draw:path>
        <draw:line draw:style-name="gr8" draw:text-style-name="P2" draw:layer="layout" svg:x1="24.486cm" svg:y1="10.742cm" svg:x2="24.486cm" svg:y2="10.735cm">
          <text:p/>
        </draw:line>
        <draw:path draw:style-name="gr8" draw:text-style-name="P2" draw:layer="layout" svg:width="0.006cm" svg:height="0cm" svg:x="22.662cm" svg:y="11.832cm" svg:viewBox="0 0 7 0" svg:d="M7 0c0 0-4 0-7 0">
          <text:p/>
        </draw:path>
        <draw:line draw:style-name="gr8" draw:text-style-name="P2" draw:layer="layout" svg:x1="21.357cm" svg:y1="11.482cm" svg:x2="22.662cm" svg:y2="11.482cm">
          <text:p/>
        </draw:line>
        <draw:path draw:style-name="gr8" draw:text-style-name="P2" draw:layer="layout" svg:width="0cm" svg:height="0.119cm" svg:x="22.662cm" svg:y="9.923cm" svg:viewBox="0 0 0 120" svg:d="M0 120c0-35 0-78 0-120">
          <text:p/>
        </draw:path>
        <draw:line draw:style-name="gr8" draw:text-style-name="P2" draw:layer="layout" svg:x1="23.061cm" svg:y1="8.441cm" svg:x2="23.061cm" svg:y2="8.085cm">
          <text:p/>
        </draw:line>
        <draw:path draw:style-name="gr8" draw:text-style-name="P2" draw:layer="layout" svg:width="0cm" svg:height="0.334cm" svg:x="22.662cm" svg:y="9.249cm" svg:viewBox="0 0 0 335" svg:d="M0 335c0-119 0-236 0-335">
          <text:p/>
        </draw:path>
        <draw:path draw:style-name="gr8" draw:text-style-name="P2" draw:layer="layout" svg:width="0cm" svg:height="0.122cm" svg:x="22.662cm" svg:y="9.126cm" svg:viewBox="0 0 0 123" svg:d="M0 123c0-46 0-88 0-123">
          <text:p/>
        </draw:path>
        <draw:polyline draw:style-name="gr8" draw:text-style-name="P2" draw:layer="layout" svg:width="0cm" svg:height="0.14cm" svg:x="22.662cm" svg:y="8.985cm" svg:viewBox="0 0 0 141" draw:points="0,141 0,123 0,106 0,88 0,74 0,60 0,49 0,35 0,28 0,21 0,14 0,7 0,3 0,0">
          <text:p/>
        </draw:polyline>
        <draw:polyline draw:style-name="gr8" draw:text-style-name="P2" draw:layer="layout" svg:width="0cm" svg:height="0.14cm" svg:x="22.662cm" svg:y="10.043cm" svg:viewBox="0 0 0 141" draw:points="0,141 0,138 0,134 0,131 0,124 0,113 0,106 0,95 0,81 0,67 0,53 0,35 0,18 0,0">
          <text:p/>
        </draw:polyline>
        <draw:path draw:style-name="gr8" draw:text-style-name="P2" draw:layer="layout" svg:width="0cm" svg:height="0.338cm" svg:x="22.662cm" svg:y="9.584cm" svg:viewBox="0 0 0 339" svg:d="M0 339c0-102 0-219 0-339">
          <text:p/>
        </draw:path>
        <draw:line draw:style-name="gr8" draw:text-style-name="P2" draw:layer="layout" svg:x1="22.662cm" svg:y1="8.085cm" svg:x2="22.662cm" svg:y2="8.441cm">
          <text:p/>
        </draw:line>
        <draw:path draw:style-name="gr8" draw:text-style-name="P2" draw:layer="layout" svg:width="0cm" svg:height="0.101cm" svg:x="22.662cm" svg:y="8.71cm" svg:viewBox="0 0 0 102" svg:d="M0 102c0-14 0-25 0-35 0-7 0-14 0-18 0-7 0-14 0-21 0 0 0-4 0-7v-4c0-3 0-3 0-7v-3c0-4 0-4 0-4 0-3 0-3 0-3">
          <text:p/>
        </draw:path>
        <draw:path draw:style-name="gr8" draw:text-style-name="P2" draw:layer="layout" svg:width="0cm" svg:height="0.098cm" svg:x="22.662cm" svg:y="8.812cm" svg:viewBox="0 0 0 99" svg:d="M0 99v-4-3-4c0 0 0-3 0-7v-3c0-4 0-8 0-8 0-3 0-7 0-10 0-7 0-11 0-18 0-14 0-28 0-42">
          <text:p/>
        </draw:path>
        <draw:line draw:style-name="gr8" draw:text-style-name="P2" draw:layer="layout" svg:x1="22.662cm" svg:y1="8.085cm" svg:x2="23.061cm" svg:y2="8.085cm">
          <text:p/>
        </draw:line>
        <draw:line draw:style-name="gr8" draw:text-style-name="P2" draw:layer="layout" svg:x1="22.662cm" svg:y1="11.475cm" svg:x2="22.662cm" svg:y2="11.482cm">
          <text:p/>
        </draw:line>
        <draw:path draw:style-name="gr8" draw:text-style-name="P2" draw:layer="layout" svg:width="0.164cm" svg:height="0.018cm" svg:x="21.733cm" svg:y="11.44cm" svg:viewBox="0 0 165 19" svg:d="M165 0c-45 0-88 0-123 4-29 3-47 11-40 15">
          <text:p/>
        </draw:path>
        <draw:path draw:style-name="gr8" draw:text-style-name="P2" draw:layer="layout" svg:width="0.324cm" svg:height="0.014cm" svg:x="21.731cm" svg:y="11.458cm" svg:viewBox="0 0 325 15" svg:d="M0 0c10 8 81 15 163 15 85 0 155-7 162-15">
          <text:p/>
        </draw:path>
        <draw:path draw:style-name="gr8" draw:text-style-name="P2" draw:layer="layout" svg:width="0.164cm" svg:height="0.018cm" svg:x="21.893cm" svg:y="11.44cm" svg:viewBox="0 0 165 19" svg:d="M163 19c7-4-10-12-42-15-28-4-74-4-121-4">
          <text:p/>
        </draw:path>
        <draw:path draw:style-name="gr8" draw:text-style-name="P2" draw:layer="layout" svg:width="0.201cm" svg:height="0.021cm" svg:x="21.131cm" svg:y="11.394cm" svg:viewBox="0 0 202 22" svg:d="M202 0c-7 0-14 0-21 0-14 0-28 0-46 4-7 0-11 0-18 0s-14 0-21 0-10 0-17 0c-9 0-12 3-19 3s-11 0-14 0c-4 4-11 4-14 4-4 0-7 0-11 0-3 0-7 3-7 3-4 0-7 4-7 4-4 0-4 0-4 0-3 4-3 4-3 4">
          <text:p/>
        </draw:path>
        <draw:line draw:style-name="gr8" draw:text-style-name="P2" draw:layer="layout" svg:x1="21.131cm" svg:y1="11.482cm" svg:x2="21.131cm" svg:y2="11.415cm">
          <text:p/>
        </draw:line>
        <draw:path draw:style-name="gr8" draw:text-style-name="P2" draw:layer="layout" svg:width="0.194cm" svg:height="0.018cm" svg:x="22.468cm" svg:y="11.394cm" svg:viewBox="0 0 195 19" svg:d="M195 19l-4-4c-3 0-7 0-7 0-3 0-7-3-10-3-4 0-7 0-11 0-3-4-7 0-10-4-4 0-11 0-14 0-4 0-12-4-16-4-7 0-10 0-17 0-4 0-11 0-14 0-7 0-11 0-18 0-25-4-49-4-74-4">
          <text:p/>
        </draw:path>
        <draw:line draw:style-name="gr8" draw:text-style-name="P2" draw:layer="layout" svg:x1="21.332cm" svg:y1="11.394cm" svg:x2="22.468cm" svg:y2="11.394cm">
          <text:p/>
        </draw:line>
        <draw:path draw:style-name="gr8" draw:text-style-name="P2" draw:layer="layout" svg:width="0.164cm" svg:height="0.018cm" svg:x="21.733cm" svg:y="11.401cm" svg:viewBox="0 0 165 19" svg:d="M165 0c-45 0-88 0-123 4-29 3-47 7-40 15">
          <text:p/>
        </draw:path>
        <draw:path draw:style-name="gr8" draw:text-style-name="P2" draw:layer="layout" svg:width="0.324cm" svg:height="0.014cm" svg:x="21.731cm" svg:y="11.419cm" svg:viewBox="0 0 325 15" svg:d="M0 0c10 7 81 15 163 15 85 0 155-8 162-15">
          <text:p/>
        </draw:path>
        <draw:path draw:style-name="gr8" draw:text-style-name="P2" draw:layer="layout" svg:width="0.164cm" svg:height="0.018cm" svg:x="21.893cm" svg:y="11.401cm" svg:viewBox="0 0 165 19" svg:d="M163 19c7-8-10-12-42-15-28-4-74-4-121-4">
          <text:p/>
        </draw:path>
        <draw:line draw:style-name="gr8" draw:text-style-name="P2" draw:layer="layout" svg:x1="23.061cm" svg:y1="7.648cm" svg:x2="23.061cm" svg:y2="8.085cm">
          <text:p/>
        </draw:line>
        <draw:path draw:style-name="gr8" draw:text-style-name="P2" draw:layer="layout" svg:width="0cm" svg:height="0.313cm" svg:x="23.061cm" svg:y="7.334cm" svg:viewBox="0 0 0 314" svg:d="M0 314c0-11 0-21 0-32 0-21 0-39 0-60 0-7 0-18 0-28 0-11 0-18 0-28 0-7 0-18 0-25 0-11 0-18 0-25s0-17 0-25c0-7 0-14 0-21s0-10 0-17 0-11 0-18c0-3 0-11 0-14 0-4 0-7 0-11 0-3 0-7 0-10">
          <text:p/>
        </draw:path>
        <draw:path draw:style-name="gr8" draw:text-style-name="P2" draw:layer="layout" svg:width="0cm" svg:height="0.073cm" svg:x="23.061cm" svg:y="7.489cm" svg:viewBox="0 0 0 74" svg:d="M0 74c0-18 0-39 0-53v-3c0-4 0-7 0-11 0-3 0-3 0-3v-4">
          <text:p/>
        </draw:path>
        <draw:path draw:style-name="gr8" draw:text-style-name="P2" draw:layer="layout" svg:width="0cm" svg:height="0.077cm" svg:x="23.061cm" svg:y="7.563cm" svg:viewBox="0 0 0 78" svg:d="M0 78c0-4 0-4 0-4 0-3 0-3 0-3 0-4 0-4 0-4 0-3 0-7 0-14 0-14 0-32 0-53">
          <text:p/>
        </draw:path>
        <draw:path draw:style-name="gr8" draw:text-style-name="P2" draw:layer="layout" svg:width="0cm" svg:height="0.313cm" svg:x="22.662cm" svg:y="7.334cm" svg:viewBox="0 0 0 314" svg:d="M0 314c0-11 0-21 0-32 0-21 0-39 0-60 0-7 0-18 0-28 0-11 0-18 0-28 0-7 0-18 0-25 0-11 0-18 0-25s0-17 0-25c0-7 0-14 0-21s0-10 0-17 0-11 0-18c0-3 0-11 0-14 0-4 0-7 0-11 0-3 0-7 0-10">
          <text:p/>
        </draw:path>
        <draw:line draw:style-name="gr8" draw:text-style-name="P2" draw:layer="layout" svg:x1="22.662cm" svg:y1="7.648cm" svg:x2="22.662cm" svg:y2="8.085cm">
          <text:p/>
        </draw:line>
        <draw:line draw:style-name="gr8" draw:text-style-name="P2" draw:layer="layout" svg:x1="22.662cm" svg:y1="7.648cm" svg:x2="23.061cm" svg:y2="7.648cm">
          <text:p/>
        </draw:line>
        <draw:line draw:style-name="gr8" draw:text-style-name="P2" draw:layer="layout" svg:x1="22.662cm" svg:y1="7.334cm" svg:x2="23.061cm" svg:y2="7.334cm">
          <text:p/>
        </draw:line>
        <draw:line draw:style-name="gr8" draw:text-style-name="P2" draw:layer="layout" svg:x1="27.865cm" svg:y1="8.036cm" svg:x2="27.865cm" svg:y2="7.983cm">
          <text:p/>
        </draw:line>
        <draw:line draw:style-name="gr8" draw:text-style-name="P2" draw:layer="layout" svg:x1="27.82cm" svg:y1="7.944cm" svg:x2="27.859cm" svg:y2="7.987cm">
          <text:p/>
        </draw:line>
        <draw:line draw:style-name="gr8" draw:text-style-name="P2" draw:layer="layout" svg:x1="28.222cm" svg:y1="10.883cm" svg:x2="28.222cm" svg:y2="9.757cm">
          <text:p/>
        </draw:line>
        <draw:line draw:style-name="gr8" draw:text-style-name="P2" draw:layer="layout" svg:x1="27.82cm" svg:y1="7.944cm" svg:x2="27.82cm" svg:y2="7.933cm">
          <text:p/>
        </draw:line>
        <draw:line draw:style-name="gr8" draw:text-style-name="P2" draw:layer="layout" svg:x1="26.719cm" svg:y1="9.408cm" svg:x2="26.719cm" svg:y2="8.085cm">
          <text:p/>
        </draw:line>
        <draw:line draw:style-name="gr8" draw:text-style-name="P2" draw:layer="layout" svg:x1="28.119cm" svg:y1="8.036cm" svg:x2="28.119cm" svg:y2="8.085cm">
          <text:p/>
        </draw:line>
        <draw:line draw:style-name="gr8" draw:text-style-name="P2" draw:layer="layout" svg:x1="28.119cm" svg:y1="9.408cm" svg:x2="28.119cm" svg:y2="8.085cm">
          <text:p/>
        </draw:line>
        <draw:line draw:style-name="gr8" draw:text-style-name="P2" draw:layer="layout" svg:x1="28.119cm" svg:y1="9.757cm" svg:x2="28.119cm" svg:y2="9.408cm">
          <text:p/>
        </draw:line>
        <draw:line draw:style-name="gr8" draw:text-style-name="P2" draw:layer="layout" svg:x1="26.719cm" svg:y1="8.036cm" svg:x2="26.719cm" svg:y2="8.085cm">
          <text:p/>
        </draw:line>
        <draw:line draw:style-name="gr8" draw:text-style-name="P2" draw:layer="layout" svg:x1="24.599cm" svg:y1="9.747cm" svg:x2="24.098cm" svg:y2="9.747cm">
          <text:p/>
        </draw:line>
        <draw:line draw:style-name="gr8" draw:text-style-name="P2" draw:layer="layout" svg:x1="21.131cm" svg:y1="11.482cm" svg:x2="21.131cm" svg:y2="11.832cm">
          <text:p/>
        </draw:line>
        <draw:path draw:style-name="gr1" draw:text-style-name="P1" draw:layer="layout" svg:width="2.928cm" svg:height="3.351cm" svg:x="1.294cm" svg:y="16.328cm" svg:viewBox="0 0 2929 3352" svg:d="M2898 2797c17 14 31 28 31 45v145c0 21-17 39-46 53v-145c29-10 46-31 46-53v145c0 21-17 39-46 53l-264 152-212 123-39 21c-38 22-102 22-141 0l-60-35-296-173-42-24c-22-11-32-25-32-39v-180c0-11 10-25 32-32l21-11c-25-109-180-197-371-204l-137-78v-187l-371-215c-21-46-63-89-123-121-57-32-127-53-205-60-123 4-243-32-314-95-56-14-116-21-181-14-14 0-31-4-42-11l-92-53c-7-3-14-10-14-17v-388c0-11 7-18 14-22l209-120v-331c0 32 11 63 36 92-25-29-36-60-36-92 0-39 18-78 50-113-32 35-50 74-50 113v331 131c0 32 15 64 36 95v-462l35-28c-14-21-21-42-21-67v-113-28c0 21 7 46 21 67v-540c-14-21-21-46-21-67v-21c0-18 3-35 10-53s18-35 32-53c14-21 39-42 78-63 35-22 84-36 130-46 50-7 99-11 141-7 57 3 103 14 142 28 17 7 31 14 49 25 14 7 28 14 39 24 14 11 24 18 31 28 25 29 36 53 43 75 3 14 7 28 7 42v21 540 10c7 22 18 39 32 57 3 0 3 3 3 3 14 14 25 29 42 39 8 7 18 14 25 18 74 46 170 74 275 77 32 0 64 4 92 11 141 28 236 106 236 190v18l43-25 35 22 11 3c7-10 14-21 24-25l226-134v-14c4-60 39-130 88-173l208-120c22-7 43-7 57 4l141 81c21 14 35 39 35 71v180l113 77v829l-187 456-25 60v21 18l-14-7-261 148-95 57 540 314 264-156c29-10 46-31 46-53 0-17-14-31-31-45l-449-258z">
          <text:p/>
        </draw:path>
        <draw:polygon draw:style-name="gr7" draw:text-style-name="P2" draw:layer="layout" svg:width="0cm" svg:height="0cm" svg:x="2.846cm" svg:y="17.977cm" svg:viewBox="0 0 0 0" draw:points="0,0">
          <text:p/>
        </draw:polygon>
        <draw:path draw:style-name="gr1" draw:text-style-name="P1" draw:layer="layout" svg:width="0.501cm" svg:height="1.538cm" svg:x="3.227cm" svg:y="17.469cm" svg:viewBox="0 0 502 1539" svg:d="M502 1391l-261 148 261-148v-589c-84 130-208 197-285 152-25-15-46-39-53-71-18-53-11-123 14-198 49-130 152-239 247-261 28-7 56-3 77 4v-428l-271 159-231 329v780l241-138v409z">
          <text:p/>
        </draw:path>
        <draw:polygon draw:style-name="gr7" draw:text-style-name="P2" draw:layer="layout" svg:width="0cm" svg:height="0cm" svg:x="2.846cm" svg:y="17.977cm" svg:viewBox="0 0 0 0" draw:points="0,0">
          <text:p/>
        </draw:polygon>
        <draw:path draw:style-name="gr1" draw:text-style-name="P1" draw:layer="layout" svg:width="0.314cm" svg:height="0.991cm" svg:x="1.622cm" svg:y="17.314cm" svg:viewBox="0 0 315 992" svg:d="M287 0c7 0 18 0 28 0v992c-123 4-244-32-315-92v-553c4 10 11 21 18 35 7 10 18 21 28 28 18 11 35 7 50 0 3 0 8-3 8-7 10-7 14-18 14-35 0-11-4-21-7-32-7-14-15-28-26-39-11-7-18-17-28-25-4-3-7-3-11-7-14-7-25-10-32-10-3 0-3 3-7 3-3 4-3 4-7 7v-211l11 204-11-204c64 56 171 88 287 91z">
          <text:p/>
        </draw:path>
        <draw:polygon draw:style-name="gr7" draw:text-style-name="P2" draw:layer="layout" svg:width="0cm" svg:height="0cm" svg:x="2.846cm" svg:y="17.977cm" svg:viewBox="0 0 0 0" draw:points="0,0">
          <text:p/>
        </draw:polygon>
        <draw:path draw:style-name="gr1" draw:text-style-name="P1" draw:layer="layout" svg:width="0.832cm" svg:height="0.483cm" svg:x="2.141cm" svg:y="17.24cm" svg:viewBox="0 0 833 484" svg:d="M833 296c0-7 0-10 0-18 0-84-96-162-237-190-32-7-60-11-92-11-105-3-204-31-275-77l-229 134c74 42 123 95 134 159 7 71 81 138 190 170 113 32 247 28 350-14l7 3 7-70 124-75z">
          <text:p/>
        </draw:path>
        <draw:polygon draw:style-name="gr7" draw:text-style-name="P2" draw:layer="layout" svg:width="0cm" svg:height="0cm" svg:x="2.846cm" svg:y="17.977cm" svg:viewBox="0 0 0 0" draw:points="0,0">
          <text:p/>
        </draw:polygon>
        <draw:path draw:style-name="gr1" draw:text-style-name="P1" draw:layer="layout" svg:width="0.339cm" svg:height="1.051cm" svg:x="1.936cm" svg:y="17.314cm" svg:viewBox="0 0 340 1052" svg:d="M340 685v-465c-11-60-57-117-135-159-11-7-21-11-32-14-21-11-42-18-67-26 0 0-3 0-7 0-32-11-63-18-99-21v992c74 7 145 28 205 60l-4-42h-3c3 0 3 0 7 0l-85-64c0 11 4 18 7 21 0 4 4 8 4 11 7 7 14 14 21 21s14 11 25 14c7 0 14 4 21-3l-64-92c-3 4-7 7-7 11-3 3-7 7-7 17l85 7c-7-10-14-21-18-24-7-7-14-11-21-11-11-7-21-3-32 0l67-243 4 278-7-278c3 0 3-4 7-4l-85-60c0 7 4 14 7 21 0 4 4 4 4 7 7 11 14 18 21 25 7 4 14 7 25 11 7 3 14 3 21 0l-64-92c-3 0-7 3-7 7-3 7-7 11-7 21l85 4c-7-11-14-18-21-25-4-4-11-7-18-11-11-3-21-3-32 4l71-57v89l89-18c-21-28-54-49-89-71l89 71c-7-18-14-35-18-53-3-32 0-60 11-63 7-4 18-4 25 3 7 11 14 25 17 39 4 14 4 28 7 42 4 18 4 39 4 57 0 21 0 31-7 31 0 4 0 4 0 0 3 11 7 22 7 32z">
          <text:p/>
        </draw:path>
        <draw:polygon draw:style-name="gr7" draw:text-style-name="P2" draw:layer="layout" svg:width="0cm" svg:height="0cm" svg:x="2.846cm" svg:y="17.977cm" svg:viewBox="0 0 0 0" draw:points="0,0">
          <text:p/>
        </draw:polygon>
        <draw:path draw:style-name="gr1" draw:text-style-name="P1" draw:layer="layout" svg:width="0.702cm" svg:height="0.996cm" svg:x="1.566cm" svg:y="16.328cm" svg:viewBox="0 0 703 997" svg:d="M703 225v17 15c0-4 0-7 0-11v11-15 15c-11 102-152 183-332 190-10 0-21 0-28 0v-21c0 0-11 0-25 0-17-4-38-7-63-11-21-3-46-10-72-17-28-7-56-21-81-36-21-10-35-21-46-31-14-14-28-29-35-39v21c-14-21-21-42-21-67v540c0 21 7 46 21 67v144c-14-21-21-45-21-70v-113-28-540-21c0-18 3-35 10-53 7-14 15-32 32-53 14-19 39-43 78-64 35-22 85-36 131-46 50-7 99-11 141-7 57 3 103 14 142 28 17 7 31 14 49 25 14 7 28 14 39 24 14 11 24 21 31 33 25 25 36 49 43 71 3 17 7 31 7 42z">
          <text:p/>
        </draw:path>
        <draw:polygon draw:style-name="gr7" draw:text-style-name="P2" draw:layer="layout" svg:width="0cm" svg:height="0cm" svg:x="2.846cm" svg:y="17.977cm" svg:viewBox="0 0 0 0" draw:points="0,0">
          <text:p/>
        </draw:polygon>
        <draw:path draw:style-name="gr1" draw:text-style-name="P1" draw:layer="layout" svg:width="0.543cm" svg:height="0.656cm" svg:x="2.275cm" svg:y="17.533cm" svg:viewBox="0 0 544 657" svg:d="M0 465v-465c7 70 81 134 195 169 109 32 243 25 349-14v470c-109 39-243 42-356 11 10-15 21-32 21-53 0-14-3-29-11-43-7-14-14-28-24-43-12-11-22-21-36-32-11-10-25-21-36-28-17-7-28-14-39-14-10 0-17 3-21 7-3 3-7 7-7 14-3 7-3 14-7 25 0 14 0 35 4 50 3 11 3 21 7 28-25-24-36-54-39-82z">
          <text:p/>
        </draw:path>
        <draw:polygon draw:style-name="gr7" draw:text-style-name="P2" draw:layer="layout" svg:width="0cm" svg:height="0cm" svg:x="2.846cm" svg:y="17.977cm" svg:viewBox="0 0 0 0" draw:points="0,0">
          <text:p/>
        </draw:polygon>
        <draw:path draw:style-name="gr1" draw:text-style-name="P1" draw:layer="layout" svg:width="0.321cm" svg:height="0.843cm" svg:x="1.587cm" svg:y="16.615cm" svg:viewBox="0 0 322 844" svg:d="M322 138v21 541 144c-146-3-273-56-322-134v-710c7 14 21 29 35 43 11 7 25 17 46 31 25 15 53 25 81 36 26 7 51 14 72 17 25 4 46 7 63 7 14 4 25 4 25 4z">
          <text:p/>
        </draw:path>
        <draw:polygon draw:style-name="gr7" draw:text-style-name="P2" draw:layer="layout" svg:width="0cm" svg:height="0cm" svg:x="2.846cm" svg:y="17.977cm" svg:viewBox="0 0 0 0" draw:points="0,0">
          <text:p/>
        </draw:polygon>
        <draw:path draw:style-name="gr1" draw:text-style-name="P1" draw:layer="layout" svg:width="0.187cm" svg:height="1.361cm" svg:x="3.767cm" svg:y="17.406cm" svg:viewBox="0 0 188 1362" svg:d="M0 790v572l188-456v-829l-113-77-75 42v476c21 25 35 67 35 113 0 49-14 106-35 159z">
          <text:p/>
        </draw:path>
        <draw:polygon draw:style-name="gr7" draw:text-style-name="P2" draw:layer="layout" svg:width="0cm" svg:height="0cm" svg:x="2.846cm" svg:y="17.977cm" svg:viewBox="0 0 0 0" draw:points="0,0">
          <text:p/>
        </draw:polygon>
        <draw:path draw:style-name="gr1" draw:text-style-name="P1" draw:layer="layout" svg:width="0.332cm" svg:height="0.73cm" svg:x="1.936cm" svg:y="16.584cm" svg:viewBox="0 0 333 731" svg:d="M0 190v541c180-7 322-88 333-192v-539c-11 102-153 183-333 190z">
          <text:p/>
        </draw:path>
        <draw:polygon draw:style-name="gr7" draw:text-style-name="P2" draw:layer="layout" svg:width="0cm" svg:height="0cm" svg:x="2.846cm" svg:y="17.977cm" svg:viewBox="0 0 0 0" draw:points="0,0">
          <text:p/>
        </draw:polygon>
        <draw:path draw:style-name="gr1" draw:text-style-name="P1" draw:layer="layout" svg:width="0.822cm" svg:height="0.441cm" svg:x="3.09cm" svg:y="19.064cm" svg:viewBox="0 0 823 442" svg:d="M823 315l-252 116c-3 0-3 0-7 0-3 4-7 4-10 4-4 3-7 3-11 3h-7c-7 4-18 4-25 4-3 0-7 0-10 0-7-4-14-4-21-4s-14-3-22-7c-3 0-7 0-10 0-4-4-7-4-11-7 0 0-3 0-7-4l-402-229c-18-14-28-28-28-42 0-11 10-25 28-32l21-11 43-17 31-19 60-25 96-45z">
          <text:p/>
        </draw:path>
        <draw:polygon draw:style-name="gr7" draw:text-style-name="P2" draw:layer="layout" svg:width="0cm" svg:height="0cm" svg:x="2.846cm" svg:y="17.977cm" svg:viewBox="0 0 0 0" draw:points="0,0">
          <text:p/>
        </draw:polygon>
        <draw:path draw:style-name="gr1" draw:text-style-name="P1" draw:layer="layout" svg:width="0.328cm" svg:height="0.864cm" svg:x="1.294cm" svg:y="17.349cm" svg:viewBox="0 0 329 865" svg:d="M329 311v554c-56-17-116-21-181-17-14 0-31-4-42-7l-92-53c-7-7-14-14-14-21v-388c0 7 7 14 14 21l92 53c11 3 28 7 42 7 40-4 75 0 111 3v-463c24 4 49 11 70 14v212c0 3-3 7-7 10 0 4-3 11-7 18 0 7 0 11 0 14 0 4 0 7 4 7 0 7 0 11 3 14 4 7 4 15 7 22z">
          <text:p/>
        </draw:path>
        <draw:polygon draw:style-name="gr7" draw:text-style-name="P2" draw:layer="layout" svg:width="0cm" svg:height="0cm" svg:x="2.846cm" svg:y="17.977cm" svg:viewBox="0 0 0 0" draw:points="0,0">
          <text:p/>
        </draw:polygon>
        <draw:path draw:style-name="gr1" draw:text-style-name="P1" draw:layer="layout" svg:width="0.37cm" svg:height="1.314cm" svg:x="2.942cm" svg:y="17.485cm" svg:viewBox="0 0 371 1315" svg:d="M201 310l-7-11-25-14c-25-7-46-7-60 0-18 11-28 32-32 56v424l67 39v137c-14 21-14 60 0 99v130l18 145-74-46c-4-17-14-39-28-53-14-17-32-21-43-14-7 4-10 11-10 21l-7-1087 3 1084-3-1102v18l42-7-42-11 42 11c18 7 32 3 42-4 14-7 25-21 25-42 4-11 7-25 11-32 7-10 14-21 21-25 7-3 10-7 17-7l104-17c14-4 31 0 49 10l60 36v14l-67 98c-14-38-39-74-70-95-4 0-4-3-8-3-36-18-64-18-82 7-14 21-14 63 0 106 18 42 46 82 82 99z">
          <text:p/>
        </draw:path>
        <draw:polygon draw:style-name="gr7" draw:text-style-name="P2" draw:layer="layout" svg:width="0cm" svg:height="0cm" svg:x="2.846cm" svg:y="17.977cm" svg:viewBox="0 0 0 0" draw:points="0,0">
          <text:p/>
        </draw:polygon>
        <draw:path draw:style-name="gr1" draw:text-style-name="P1" draw:layer="layout" svg:width="0.388cm" svg:height="0.48cm" svg:x="3.453cm" svg:y="17.148cm" svg:viewBox="0 0 389 481" svg:d="M389 78v180l-74 42-39 21-276 160v-185c4-60 39-130 88-172l210-120c21-7 42-4 56 3 21 14 35 39 35 71z">
          <text:p/>
        </draw:path>
        <draw:polygon draw:style-name="gr7" draw:text-style-name="P2" draw:layer="layout" svg:width="0cm" svg:height="0cm" svg:x="2.846cm" svg:y="17.977cm" svg:viewBox="0 0 0 0" draw:points="0,0">
          <text:p/>
        </draw:polygon>
        <draw:path draw:style-name="gr1" draw:text-style-name="P1" draw:layer="layout" svg:width="0.392cm" svg:height="0.536cm" svg:x="2.264cm" svg:y="18.164cm" svg:viewBox="0 0 393 537" svg:d="M372 272v42 223l-372-216 4-25 3 4c-3 0-3-4-7-7l4 3 18-7c14-7 21-24 21-46 0-31-18-70-43-98v-110c0-17 4-24 4-31 3-4 3-4 7-4 0 0 0 7 14 21 4 7 11 18 21 32 14 14 35 32 67 49 18 11 39 22 60 29 25 10 50 17 71 24 43 11 75 21 100 36 35 21 49 42 49 70z">
          <text:p/>
        </draw:path>
        <draw:polygon draw:style-name="gr7" draw:text-style-name="P2" draw:layer="layout" svg:width="0cm" svg:height="0cm" svg:x="2.846cm" svg:y="17.977cm" svg:viewBox="0 0 0 0" draw:points="0,0">
          <text:p/>
        </draw:polygon>
        <draw:path draw:style-name="gr1" draw:text-style-name="P1" draw:layer="layout" svg:width="0.487cm" svg:height="0.286cm" svg:x="1.675cm" svg:y="16.368cm" svg:viewBox="0 0 488 287" svg:d="M488 146c0-81-109-146-243-146s-245 65-245 146zM0 146c0 78 111 141 245 141s243-63 243-141z">
          <text:p/>
        </draw:path>
        <draw:polygon draw:style-name="gr7" draw:text-style-name="P2" draw:layer="layout" svg:width="0cm" svg:height="0cm" svg:x="2.846cm" svg:y="17.977cm" svg:viewBox="0 0 0 0" draw:points="0,0">
          <text:p/>
        </draw:polygon>
        <draw:path draw:style-name="gr1" draw:text-style-name="P1" draw:layer="layout" svg:width="0.476cm" svg:height="0.279cm" svg:x="1.679cm" svg:y="16.372cm" svg:viewBox="0 0 477 280" svg:d="M477 138c0-75-107-138-241-138-130 0-236 63-236 138zM0 138c0 78 106 142 236 142 134 0 241-64 241-142z">
          <text:p/>
        </draw:path>
        <draw:polygon draw:style-name="gr7" draw:text-style-name="P2" draw:layer="layout" svg:width="0cm" svg:height="0cm" svg:x="2.846cm" svg:y="17.977cm" svg:viewBox="0 0 0 0" draw:points="0,0">
          <text:p/>
        </draw:polygon>
        <draw:path draw:style-name="gr1" draw:text-style-name="P1" draw:layer="layout" svg:width="0.462cm" svg:height="0.265cm" svg:x="1.686cm" svg:y="16.379cm" svg:viewBox="0 0 463 266" svg:d="M463 132c0-72-107-132-234-132s-229 60-229 132zM0 132c0 74 102 134 229 134s234-60 234-134z">
          <text:p/>
        </draw:path>
        <draw:polygon draw:style-name="gr7" draw:text-style-name="P2" draw:layer="layout" svg:width="0cm" svg:height="0cm" svg:x="2.846cm" svg:y="17.977cm" svg:viewBox="0 0 0 0" draw:points="0,0">
          <text:p/>
        </draw:polygon>
        <draw:path draw:style-name="gr1" draw:text-style-name="P1" draw:layer="layout" svg:width="0.416cm" svg:height="0.549cm" svg:x="3.386cm" svg:y="17.888cm" svg:viewBox="0 0 417 550" svg:d="M0 464c11 33 28 57 53 72 81 45 206-22 290-153 14-25 29-50 39-74 25-53 35-110 35-159 0-46-10-88-35-113-7-10-17-17-25-21-3-4-10-7-14-7-21-11-49-11-77-4 7 18 10 39 10 64 0 67-21 141-60 208-14 28-31 49-49 74-54 60-110 99-167 113z">
          <text:p/>
        </draw:path>
        <draw:polygon draw:style-name="gr7" draw:text-style-name="P2" draw:layer="layout" svg:width="0cm" svg:height="0cm" svg:x="2.846cm" svg:y="17.977cm" svg:viewBox="0 0 0 0" draw:points="0,0">
          <text:p/>
        </draw:polygon>
        <draw:path draw:style-name="gr1" draw:text-style-name="P1" draw:layer="layout" svg:width="0.448cm" svg:height="0.257cm" svg:x="1.693cm" svg:y="16.383cm" svg:viewBox="0 0 449 258" svg:d="M449 127c0-71-99-127-227-127-120 0-222 56-222 127zM0 127c0 75 102 131 222 131 128 0 227-56 227-131z">
          <text:p/>
        </draw:path>
        <draw:polygon draw:style-name="gr7" draw:text-style-name="P2" draw:layer="layout" svg:width="0cm" svg:height="0cm" svg:x="2.846cm" svg:y="17.977cm" svg:viewBox="0 0 0 0" draw:points="0,0">
          <text:p/>
        </draw:polygon>
        <draw:path draw:style-name="gr1" draw:text-style-name="P1" draw:layer="layout" svg:width="0.545cm" svg:height="0.316cm" svg:x="2.273cm" svg:y="17.316cm" svg:viewBox="0 0 546 317" svg:d="M197 139c-26 21-40 43-40 68 0 7 0 14 4 18 3 10 10 21 17 28 37 42 118 70 199 63 85-7 148-42 166-91 3-4 3-11 3-18 0-43-42-82-106-100-63-21-141-17-201 7l-24-14c7-3 14-7 21-10h-4zM232 90c4 0 4 0 4 0l-146-82 142 82-209-82c18-11 49-11 67 0l-74 7 7-7-7 46c-21-10-21-28 0-39l14 50-14-11 106 60-92-49 127 70-35-21 32 21c0 0 0-3-4-3v3zM150 135c4 0 4 0 4 0l3-3-3 3 14-10c-4 0-7 3-11 7l40 7-29-14z">
          <text:p/>
        </draw:path>
        <draw:polygon draw:style-name="gr7" draw:text-style-name="P2" draw:layer="layout" svg:width="0cm" svg:height="0cm" svg:x="2.846cm" svg:y="17.977cm" svg:viewBox="0 0 0 0" draw:points="0,0">
          <text:p/>
        </draw:polygon>
        <draw:path draw:style-name="gr1" draw:text-style-name="P1" draw:layer="layout" svg:width="0.109cm" svg:height="1.132cm" svg:x="2.836cm" svg:y="17.621cm" svg:viewBox="0 0 110 1133" svg:d="M110 1084v49l-42-21v-149-261-110l-33-17-35 17v-522c21 0 42-7 61-14 7-3 10-7 14-14 3 0 7 0 7-3l25-39-29 42 29-42z">
          <text:p/>
        </draw:path>
        <draw:polygon draw:style-name="gr7" draw:text-style-name="P2" draw:layer="layout" svg:width="0cm" svg:height="0cm" svg:x="2.846cm" svg:y="17.977cm" svg:viewBox="0 0 0 0" draw:points="0,0">
          <text:p/>
        </draw:polygon>
        <draw:path draw:style-name="gr1" draw:text-style-name="P1" draw:layer="layout" svg:width="0.398cm" svg:height="0.229cm" svg:x="1.718cm" svg:y="16.397cm" svg:viewBox="0 0 399 230" svg:d="M399 116v-3c0-64-88-113-197-113-110 0-202 49-202 113 0 3 0 3 0 3 0 7 3 14 3 21 7 21 28 43 57 57 50 32 128 43 198 32 71-14 124-50 138-89 3-7 3-14 3-21z">
          <text:p/>
        </draw:path>
        <draw:polygon draw:style-name="gr7" draw:text-style-name="P2" draw:layer="layout" svg:width="0cm" svg:height="0cm" svg:x="2.846cm" svg:y="17.977cm" svg:viewBox="0 0 0 0" draw:points="0,0">
          <text:p/>
        </draw:polygon>
        <draw:path draw:style-name="gr1" draw:text-style-name="P1" draw:layer="layout" svg:width="0.543cm" svg:height="0.427cm" svg:x="2.275cm" svg:y="17.998cm" svg:viewBox="0 0 544 428" svg:d="M0 0c3 28 14 57 39 81 3 22 14 40 21 58 10 14 25 32 42 42 14 7 32 11 46 7 14 0 29-7 40-17 113 31 247 28 356-11v71c-39 21-81 45-127 74v102l-35 21c0-25-14-49-49-70-25-15-57-25-99-36-21-7-46-14-72-24-21-7-42-18-60-29-32-17-53-35-67-49-10-14-17-21-21-32-14-14-14-17-14-21v-21c0-4 0-7 0-25 0-7 0-10 0-18s0-11 0-18z">
          <text:p/>
        </draw:path>
        <draw:polygon draw:style-name="gr7" draw:text-style-name="P2" draw:layer="layout" svg:width="0cm" svg:height="0cm" svg:x="2.846cm" svg:y="17.977cm" svg:viewBox="0 0 0 0" draw:points="0,0">
          <text:p/>
        </draw:polygon>
        <draw:polygon draw:style-name="gr1" draw:text-style-name="P1" draw:layer="layout" svg:width="0.089cm" svg:height="0.829cm" svg:x="3.086cm" svg:y="17.875cm" svg:viewBox="0 0 90 830" draw:points="90,49 90,830 0,780 0,649 0,547 0,413 0,335 0,0">
          <text:p/>
        </draw:polygon>
        <draw:polygon draw:style-name="gr7" draw:text-style-name="P2" draw:layer="layout" svg:width="0cm" svg:height="0cm" svg:x="2.846cm" svg:y="17.977cm" svg:viewBox="0 0 0 0" draw:points="0,0">
          <text:p/>
        </draw:polygon>
        <draw:path draw:style-name="gr1" draw:text-style-name="P1" draw:layer="layout" svg:width="0.822cm" svg:height="0.468cm" svg:x="3.09cm" svg:y="19.212cm" svg:viewBox="0 0 823 469" svg:d="M611 431v-144l212-121-252 117c-3 0-3 0-7 0-3 4-7 4-10 4-4 3-7 3-11 3h-7c-7 4-18 4-25 4-3 0-7 0-10 0-7-4-14-4-21-4s-14-3-22-7c-3 0-7 0-10 0-4-4-7-4-11-7 0 0-3 0-7-4l-402-233c-18-11-28-25-28-39v181c0 14 10 28 28 39l46 24v-142l296 174v141l60 35c39 22 103 22 141 0z">
          <text:p/>
        </draw:path>
        <draw:polygon draw:style-name="gr7" draw:text-style-name="P2" draw:layer="layout" svg:width="0cm" svg:height="0cm" svg:x="2.846cm" svg:y="17.977cm" svg:viewBox="0 0 0 0" draw:points="0,0">
          <text:p/>
        </draw:polygon>
        <draw:polygon draw:style-name="gr1" draw:text-style-name="P1" draw:layer="layout" svg:width="0.371cm" svg:height="0.409cm" svg:x="3.086cm" svg:y="17.547cm" svg:viewBox="0 0 372 410" draw:points="372,81 227,0 160,98 100,183 82,208 57,251 21,297 0,329 90,378 142,410">
          <text:p/>
        </draw:polygon>
        <draw:polygon draw:style-name="gr7" draw:text-style-name="P2" draw:layer="layout" svg:width="0cm" svg:height="0cm" svg:x="2.846cm" svg:y="17.977cm" svg:viewBox="0 0 0 0" draw:points="0,0">
          <text:p/>
        </draw:polygon>
        <draw:path draw:style-name="gr1" draw:text-style-name="P1" draw:layer="layout" svg:width="0.519cm" svg:height="0.282cm" svg:x="2.296cm" svg:y="17.35cm" svg:viewBox="0 0 520 283" svg:d="M174 105v39c-7 7-14 14-18 17v57c36 42 117 71 198 64 85-8 148-43 166-92-7-22-25-39-50-57-70-39-183-42-261-7l-17-10v-32l-138-81c-11-4-29-4-36 0l-11 7c-3 0-7 3-7 7 0 7 4 7 7 10l93 53c7-3 21 0 32 11 3 3 3 3 3 7 4-4 7-7 11-7l28 14-35-14z">
          <text:p/>
        </draw:path>
        <draw:polygon draw:style-name="gr7" draw:text-style-name="P2" draw:layer="layout" svg:width="0cm" svg:height="0cm" svg:x="2.846cm" svg:y="17.977cm" svg:viewBox="0 0 0 0" draw:points="0,0">
          <text:p/>
        </draw:polygon>
        <draw:polygon draw:style-name="gr1" draw:text-style-name="P1" draw:layer="layout" svg:width="0.187cm" svg:height="0.483cm" svg:x="3.086cm" svg:y="18.651cm" svg:viewBox="0 0 188 484" draw:points="57,442 127,484 188,459 141,81 89,53 0,0 18,145 25,212">
          <text:p/>
        </draw:polygon>
        <draw:polygon draw:style-name="gr7" draw:text-style-name="P2" draw:layer="layout" svg:width="0cm" svg:height="0cm" svg:x="2.846cm" svg:y="17.977cm" svg:viewBox="0 0 0 0" draw:points="0,0">
          <text:p/>
        </draw:polygon>
        <draw:path draw:style-name="gr1" draw:text-style-name="P1" draw:layer="layout" svg:width="0.392cm" svg:height="0.184cm" svg:x="1.721cm" svg:y="16.442cm" svg:viewBox="0 0 393 185" svg:d="M58 153c49 28 127 39 197 28 71-14 124-45 138-89-18-53-99-92-194-92-96 0-178 39-199 92 7 21 28 44 58 61z">
          <text:p/>
        </draw:path>
        <draw:polygon draw:style-name="gr7" draw:text-style-name="P2" draw:layer="layout" svg:width="0cm" svg:height="0cm" svg:x="2.846cm" svg:y="17.977cm" svg:viewBox="0 0 0 0" draw:points="0,0">
          <text:p/>
        </draw:polygon>
        <draw:path draw:style-name="gr1" draw:text-style-name="P1" draw:layer="layout" svg:width="0.257cm" svg:height="0.346cm" svg:x="3.404cm" svg:y="17.892cm" svg:viewBox="0 0 258 347" svg:d="M149 347c18-21 35-46 49-74 39-68 60-142 60-209 0-25-3-46-10-64-95 22-199 131-248 262z">
          <text:p/>
        </draw:path>
        <draw:polygon draw:style-name="gr7" draw:text-style-name="P2" draw:layer="layout" svg:width="0cm" svg:height="0cm" svg:x="2.846cm" svg:y="17.977cm" svg:viewBox="0 0 0 0" draw:points="0,0">
          <text:p/>
        </draw:polygon>
        <draw:polygon draw:style-name="gr1" draw:text-style-name="P1" draw:layer="layout" svg:width="0.215cm" svg:height="0.416cm" svg:x="2.691cm" svg:y="18.196cm" svg:viewBox="0 0 216 417" draw:points="180,0 216,17 216,127 216,389 166,417 166,357 113,236 32,190 0,208 0,106">
          <text:p/>
        </draw:polygon>
        <draw:polygon draw:style-name="gr7" draw:text-style-name="P2" draw:layer="layout" svg:width="0cm" svg:height="0cm" svg:x="2.846cm" svg:y="17.977cm" svg:viewBox="0 0 0 0" draw:points="0,0">
          <text:p/>
        </draw:polygon>
        <draw:path draw:style-name="gr1" draw:text-style-name="P1" draw:layer="layout" svg:width="0.134cm" svg:height="0.646cm" svg:x="2.141cm" svg:y="17.839cm" svg:viewBox="0 0 135 647" svg:d="M135 325c0 0-4 0-7 4 0 7-4 14-4 31v110c-7-25-17-46-31-50-7-3-15 0-22 7-4 7-11 22-11 39 0 32 18 74 33 103 14 29 24 43 31 50v28c-21-46-64-88-124-121v-46c3-3 7-10 7-21 0-10-4-25-7-35v-279c3-3 7-14 7-25 0-10-4-21-7-31v-89c35 22 67 43 89 68 11 21 18 35 25 45 7 7 10 14 14 14 3 11 7 22 7 32v85c0-25-4-53-7-74-7-14-11-28-18-39-7-14-21-21-32-14-11 3-18 21-18 42 0 18 7 43 15 64 11 28 25 49 32 67 10 14 17 21 21 24 3 4 7 0 7-10z">
          <text:p/>
        </draw:path>
        <draw:polygon draw:style-name="gr7" draw:text-style-name="P2" draw:layer="layout" svg:width="0cm" svg:height="0cm" svg:x="2.846cm" svg:y="17.977cm" svg:viewBox="0 0 0 0" draw:points="0,0">
          <text:p/>
        </draw:polygon>
        <draw:path draw:style-name="gr1" draw:text-style-name="P1" draw:layer="layout" svg:width="0.427cm" svg:height="0.328cm" svg:x="2.716cm" svg:y="18.764cm" svg:viewBox="0 0 428 329" svg:d="M57 117c198 7 353 99 371 212l-28-229-170-100-46 28-42-25-42 32-43 21-57 28z">
          <text:p/>
        </draw:path>
        <draw:polygon draw:style-name="gr7" draw:text-style-name="P2" draw:layer="layout" svg:width="0cm" svg:height="0cm" svg:x="2.846cm" svg:y="17.977cm" svg:viewBox="0 0 0 0" draw:points="0,0">
          <text:p/>
        </draw:polygon>
        <draw:polygon draw:style-name="gr1" draw:text-style-name="P1" draw:layer="layout" svg:width="0.24cm" svg:height="0.409cm" svg:x="3.227cm" svg:y="18.598cm" svg:viewBox="0 0 241 410" draw:points="241,0 241,410 145,301 166,287 145,199 92,241 0,139">
          <text:p/>
        </draw:polygon>
        <draw:polygon draw:style-name="gr7" draw:text-style-name="P2" draw:layer="layout" svg:width="0cm" svg:height="0cm" svg:x="2.846cm" svg:y="17.977cm" svg:viewBox="0 0 0 0" draw:points="0,0">
          <text:p/>
        </draw:polygon>
        <draw:polygon draw:style-name="gr1" draw:text-style-name="P1" draw:layer="layout" svg:width="0.296cm" svg:height="0.314cm" svg:x="3.164cm" svg:y="19.314cm" svg:viewBox="0 0 297 315" draw:points="0,141 297,315 297,173 0,0">
          <text:p/>
        </draw:polygon>
        <draw:polygon draw:style-name="gr7" draw:text-style-name="P2" draw:layer="layout" svg:width="0cm" svg:height="0cm" svg:x="2.846cm" svg:y="17.977cm" svg:viewBox="0 0 0 0" draw:points="0,0">
          <text:p/>
        </draw:polygon>
        <draw:polygon draw:style-name="gr1" draw:text-style-name="P1" draw:layer="layout" svg:width="0.137cm" svg:height="0.529cm" svg:x="2.635cm" svg:y="18.436cm" svg:viewBox="0 0 138 530" draw:points="138,445 138,530 0,452 0,264 0,42 0,0 82,46 82,289 82,413">
          <text:p/>
        </draw:polygon>
        <draw:polygon draw:style-name="gr7" draw:text-style-name="P2" draw:layer="layout" svg:width="0cm" svg:height="0cm" svg:x="2.846cm" svg:y="17.977cm" svg:viewBox="0 0 0 0" draw:points="0,0">
          <text:p/>
        </draw:polygon>
        <draw:polygon draw:style-name="gr1" draw:text-style-name="P1" draw:layer="layout" svg:width="0.052cm" svg:height="0.812cm" svg:x="3.175cm" svg:y="17.924cm" svg:viewBox="0 0 53 813" draw:points="53,813 53,32 0,0 0,781">
          <text:p/>
        </draw:polygon>
        <draw:polygon draw:style-name="gr7" draw:text-style-name="P2" draw:layer="layout" svg:width="0cm" svg:height="0cm" svg:x="2.846cm" svg:y="17.977cm" svg:viewBox="0 0 0 0" draw:points="0,0">
          <text:p/>
        </draw:polygon>
        <draw:polygon draw:style-name="gr1" draw:text-style-name="P1" draw:layer="layout" svg:width="0.24cm" svg:height="0.373cm" svg:x="3.227cm" svg:y="18.736cm" svg:viewBox="0 0 241 374" draw:points="142,163 145,163 241,272 142,329 46,374 0,0 92,103">
          <text:p/>
        </draw:polygon>
        <draw:polygon draw:style-name="gr7" draw:text-style-name="P2" draw:layer="layout" svg:width="0cm" svg:height="0cm" svg:x="2.846cm" svg:y="17.977cm" svg:viewBox="0 0 0 0" draw:points="0,0">
          <text:p/>
        </draw:polygon>
        <draw:polygon draw:style-name="gr1" draw:text-style-name="P1" draw:layer="layout" svg:width="0.268cm" svg:height="0.297cm" svg:x="3.908cm" svg:y="19.222cm" svg:viewBox="0 0 269 298" draw:points="0,298 269,145 269,0 0,152">
          <text:p/>
        </draw:polygon>
        <draw:polygon draw:style-name="gr7" draw:text-style-name="P2" draw:layer="layout" svg:width="0cm" svg:height="0cm" svg:x="2.846cm" svg:y="17.977cm" svg:viewBox="0 0 0 0" draw:points="0,0">
          <text:p/>
        </draw:polygon>
        <draw:polygon draw:style-name="gr1" draw:text-style-name="P1" draw:layer="layout" svg:width="0.353cm" svg:height="0.202cm" svg:x="3.397cm" svg:y="17.07cm" svg:viewBox="0 0 354 203" draw:points="144,203 354,82 211,0 0,121">
          <text:p/>
        </draw:polygon>
        <draw:polygon draw:style-name="gr7" draw:text-style-name="P2" draw:layer="layout" svg:width="0cm" svg:height="0cm" svg:x="2.846cm" svg:y="17.977cm" svg:viewBox="0 0 0 0" draw:points="0,0">
          <text:p/>
        </draw:polygon>
        <draw:path draw:style-name="gr1" draw:text-style-name="P1" draw:layer="layout" svg:width="0.258cm" svg:height="0.226cm" svg:x="1.294cm" svg:y="17.585cm" svg:viewBox="0 0 259 227" svg:d="M223 132c0 32 15 64 36 95-36-7-71-7-110-3-14 0-32-4-43-11l-92-53c-7-3-14-10-14-17 0-11 7-18 14-22l209-121z">
          <text:p/>
        </draw:path>
        <draw:polygon draw:style-name="gr7" draw:text-style-name="P2" draw:layer="layout" svg:width="0cm" svg:height="0cm" svg:x="2.846cm" svg:y="17.977cm" svg:viewBox="0 0 0 0" draw:points="0,0">
          <text:p/>
        </draw:polygon>
        <draw:path draw:style-name="gr1" draw:text-style-name="P1" draw:layer="layout" svg:width="0.229cm" svg:height="0.258cm" svg:x="3.312cm" svg:y="17.19cm" svg:viewBox="0 0 230 259" svg:d="M230 82c-49 45-84 117-88 177l-142-85c4-61 40-128 86-174z">
          <text:p/>
        </draw:path>
        <draw:polygon draw:style-name="gr7" draw:text-style-name="P2" draw:layer="layout" svg:width="0cm" svg:height="0cm" svg:x="2.846cm" svg:y="17.977cm" svg:viewBox="0 0 0 0" draw:points="0,0">
          <text:p/>
        </draw:polygon>
        <draw:path draw:style-name="gr1" draw:text-style-name="P1" draw:layer="layout" svg:width="0.374cm" svg:height="0.289cm" svg:x="2.769cm" svg:y="18.88cm" svg:viewBox="0 0 375 290" svg:d="M375 290v-77c-18-113-173-206-375-213v86c195 7 350 92 375 204z">
          <text:p/>
        </draw:path>
        <draw:polygon draw:style-name="gr7" draw:text-style-name="P2" draw:layer="layout" svg:width="0cm" svg:height="0cm" svg:x="2.846cm" svg:y="17.977cm" svg:viewBox="0 0 0 0" draw:points="0,0">
          <text:p/>
        </draw:polygon>
        <draw:polygon draw:style-name="gr1" draw:text-style-name="P1" draw:layer="layout" svg:width="0.212cm" svg:height="0.268cm" svg:x="3.7cm" svg:y="19.374cm" svg:viewBox="0 0 213 269" draw:points="0,269 213,146 213,0 0,125">
          <text:p/>
        </draw:polygon>
        <draw:polygon draw:style-name="gr7" draw:text-style-name="P2" draw:layer="layout" svg:width="0cm" svg:height="0cm" svg:x="2.846cm" svg:y="17.977cm" svg:viewBox="0 0 0 0" draw:points="0,0">
          <text:p/>
        </draw:polygon>
        <draw:polygon draw:style-name="gr1" draw:text-style-name="P1" draw:layer="layout" svg:width="0.092cm" svg:height="0.477cm" svg:x="3.019cm" svg:y="17.772cm" svg:viewBox="0 0 93 478" draw:points="0,53 93,0 93,71 68,104 68,439 0,478">
          <text:p/>
        </draw:polygon>
        <draw:polygon draw:style-name="gr7" draw:text-style-name="P2" draw:layer="layout" svg:width="0cm" svg:height="0cm" svg:x="2.846cm" svg:y="17.977cm" svg:viewBox="0 0 0 0" draw:points="0,0">
          <text:p/>
        </draw:polygon>
        <draw:polygon draw:style-name="gr1" draw:text-style-name="P1" draw:layer="layout" svg:width="0.145cm" svg:height="0.265cm" svg:x="3.312cm" svg:y="17.363cm" svg:viewBox="0 0 146 266" draw:points="146,81 146,266 0,184 0,170 0,18 0,0">
          <text:p/>
        </draw:polygon>
        <draw:polygon draw:style-name="gr7" draw:text-style-name="P2" draw:layer="layout" svg:width="0cm" svg:height="0cm" svg:x="2.846cm" svg:y="17.977cm" svg:viewBox="0 0 0 0" draw:points="0,0">
          <text:p/>
        </draw:polygon>
        <draw:path draw:style-name="gr1" draw:text-style-name="P1" draw:layer="layout" svg:width="0.18cm" svg:height="0.212cm" svg:x="2.303cm" svg:y="17.956cm" svg:viewBox="0 0 181 213" svg:d="M74 14c-17-7-28-14-39-14-10 0-17 3-21 7-3 3-7 7-7 14-3 7-3 14-7 28 0 14 0 32 4 47 3 11 3 21 7 28 31 39 84 67 149 89 10-15 21-32 21-53 0-14-3-29-11-43-7-14-14-28-24-39-11-15-21-25-33-36-14-10-28-21-39-28z">
          <text:p/>
        </draw:path>
        <draw:polygon draw:style-name="gr7" draw:text-style-name="P2" draw:layer="layout" svg:width="0cm" svg:height="0cm" svg:x="2.846cm" svg:y="17.977cm" svg:viewBox="0 0 0 0" draw:points="0,0">
          <text:p/>
        </draw:polygon>
        <draw:path draw:style-name="gr1" draw:text-style-name="P1" draw:layer="layout" svg:width="0.039cm" svg:height="0.663cm" svg:x="3.728cm" svg:y="18.196cm" svg:viewBox="0 0 40 664" svg:d="M14 632v21l-14 11v-589c14-25 30-51 40-75v572z">
          <text:p/>
        </draw:path>
        <draw:polygon draw:style-name="gr7" draw:text-style-name="P2" draw:layer="layout" svg:width="0cm" svg:height="0cm" svg:x="2.846cm" svg:y="17.977cm" svg:viewBox="0 0 0 0" draw:points="0,0">
          <text:p/>
        </draw:polygon>
        <draw:path draw:style-name="gr1" draw:text-style-name="P1" draw:layer="layout" svg:width="0.172cm" svg:height="0.198cm" svg:x="3.38cm" svg:y="18.153cm" svg:viewBox="0 0 173 199" svg:d="M173 86l-149-86c-25 76-32 146-14 199 53-14 113-53 163-113z">
          <text:p/>
        </draw:path>
        <draw:polygon draw:style-name="gr7" draw:text-style-name="P2" draw:layer="layout" svg:width="0cm" svg:height="0cm" svg:x="2.846cm" svg:y="17.977cm" svg:viewBox="0 0 0 0" draw:points="0,0">
          <text:p/>
        </draw:polygon>
        <draw:path draw:style-name="gr1" draw:text-style-name="P1" draw:layer="layout" svg:width="0.142cm" svg:height="0.183cm" svg:x="3.519cm" svg:y="18.479cm" svg:viewBox="0 0 143 184" svg:d="M19 180c28 14 75-12 103-61 28-46 28-99 0-113zM122 6c-28-19-75 7-103 57-25 49-25 98 0 117z">
          <text:p/>
        </draw:path>
        <draw:polygon draw:style-name="gr7" draw:text-style-name="P2" draw:layer="layout" svg:width="0cm" svg:height="0cm" svg:x="2.846cm" svg:y="17.977cm" svg:viewBox="0 0 0 0" draw:points="0,0">
          <text:p/>
        </draw:polygon>
        <draw:path draw:style-name="gr1" draw:text-style-name="P1" draw:layer="layout" svg:width="0.142cm" svg:height="0.184cm" svg:x="3.519cm" svg:y="17.663cm" svg:viewBox="0 0 143 185" svg:d="M19 181c28 14 75-11 103-60 28-47 28-100 0-117zM122 4c-28-14-75 10-103 60-25 50-25 99 0 117z">
          <text:p/>
        </draw:path>
        <draw:polygon draw:style-name="gr7" draw:text-style-name="P2" draw:layer="layout" svg:width="0cm" svg:height="0cm" svg:x="2.846cm" svg:y="17.977cm" svg:viewBox="0 0 0 0" draw:points="0,0">
          <text:p/>
        </draw:polygon>
        <draw:path draw:style-name="gr1" draw:text-style-name="P1" draw:layer="layout" svg:width="0.039cm" svg:height="0.476cm" svg:x="3.728cm" svg:y="17.448cm" svg:viewBox="0 0 40 477" svg:d="M40 0v477c-7-10-17-17-29-21-4-4-7-7-11-7v-428z">
          <text:p/>
        </draw:path>
        <draw:polygon draw:style-name="gr7" draw:text-style-name="P2" draw:layer="layout" svg:width="0cm" svg:height="0cm" svg:x="2.846cm" svg:y="17.977cm" svg:viewBox="0 0 0 0" draw:points="0,0">
          <text:p/>
        </draw:polygon>
        <draw:path draw:style-name="gr1" draw:text-style-name="P1" draw:layer="layout" svg:width="0.141cm" svg:height="0.247cm" svg:x="2.716cm" svg:y="18.478cm" svg:viewBox="0 0 142 248" svg:d="M0 248l142-81v-14l-46-57v4c7 10 4 32-7 46-10 14-25 21-35 14-4 0-7-7-7-18 0-10 7-25 17-35 11-11 22-19 29-11l-90-96 93 96-96 152 3-248z">
          <text:p/>
        </draw:path>
        <draw:polygon draw:style-name="gr7" draw:text-style-name="P2" draw:layer="layout" svg:width="0cm" svg:height="0cm" svg:x="2.846cm" svg:y="17.977cm" svg:viewBox="0 0 0 0" draw:points="0,0">
          <text:p/>
        </draw:polygon>
        <draw:path draw:style-name="gr1" draw:text-style-name="P1" draw:layer="layout" svg:width="0.031cm" svg:height="0.54cm" svg:x="1.905cm" svg:y="16.774cm" svg:viewBox="0 0 32 541" svg:d="M0 0c11 0 22 0 32 0v541c-10 0-21 0-32 0z">
          <text:p/>
        </draw:path>
        <draw:polygon draw:style-name="gr7" draw:text-style-name="P2" draw:layer="layout" svg:width="0cm" svg:height="0cm" svg:x="2.846cm" svg:y="17.977cm" svg:viewBox="0 0 0 0" draw:points="0,0">
          <text:p/>
        </draw:polygon>
        <draw:path draw:style-name="gr1" draw:text-style-name="P1" draw:layer="layout" svg:width="0.14cm" svg:height="0.185cm" svg:x="3.106cm" svg:y="17.545cm" svg:viewBox="0 0 141 186" svg:d="M141 100c-15-38-43-74-71-95l71 95-61 86c-32-14-60-53-74-93-12-42-4-77 18-88 10-7 28-7 46 0z">
          <text:p/>
        </draw:path>
        <draw:polygon draw:style-name="gr7" draw:text-style-name="P2" draw:layer="layout" svg:width="0cm" svg:height="0cm" svg:x="2.846cm" svg:y="17.977cm" svg:viewBox="0 0 0 0" draw:points="0,0">
          <text:p/>
        </draw:polygon>
        <draw:path draw:style-name="gr1" draw:text-style-name="P1" draw:layer="layout" svg:width="0.141cm" svg:height="0.208cm" svg:x="2.716cm" svg:y="18.64cm" svg:viewBox="0 0 142 209" svg:d="M0 209l54-29c-7-3-7-7-7-14 0-14 7-28 17-39 11-10 22-14 29-10 10 7 10 21 3 39l46-29v-127l-142 85z">
          <text:p/>
        </draw:path>
        <draw:polygon draw:style-name="gr7" draw:text-style-name="P2" draw:layer="layout" svg:width="0cm" svg:height="0cm" svg:x="2.846cm" svg:y="17.977cm" svg:viewBox="0 0 0 0" draw:points="0,0">
          <text:p/>
        </draw:polygon>
        <draw:path draw:style-name="gr1" draw:text-style-name="P1" draw:layer="layout" svg:width="0.303cm" svg:height="0.177cm" svg:x="2.042cm" svg:y="17.183cm" svg:viewBox="0 0 304 178" svg:d="M67 178c-21-11-42-18-67-26l11-7c113-21 201-74 244-138l7-7c14 14 25 29 42 39-49 60-135 109-237 139z">
          <text:p/>
        </draw:path>
        <draw:polygon draw:style-name="gr7" draw:text-style-name="P2" draw:layer="layout" svg:width="0cm" svg:height="0cm" svg:x="2.846cm" svg:y="17.977cm" svg:viewBox="0 0 0 0" draw:points="0,0">
          <text:p/>
        </draw:polygon>
        <draw:path draw:style-name="gr1" draw:text-style-name="P1" draw:layer="layout" svg:width="0.307cm" svg:height="0.131cm" svg:x="2.511cm" svg:y="17.409cm" svg:viewBox="0 0 308 132" svg:d="M305 132c3-4 3-11 3-18 0-47-42-82-106-103-63-18-142-14-202 10v39c78-32 185-25 252 14h3c25 19 43 36 50 58z">
          <text:p/>
        </draw:path>
        <draw:polygon draw:style-name="gr7" draw:text-style-name="P2" draw:layer="layout" svg:width="0cm" svg:height="0cm" svg:x="2.846cm" svg:y="17.977cm" svg:viewBox="0 0 0 0" draw:points="0,0">
          <text:p/>
        </draw:polygon>
        <draw:path draw:style-name="gr1" draw:text-style-name="P1" draw:layer="layout" svg:width="0.212cm" svg:height="0.152cm" svg:x="3.1cm" svg:y="17.381cm" svg:viewBox="0 0 213 153" svg:d="M213 0v153l-61-36c-18-10-35-14-49-10l-103 17z">
          <text:p/>
        </draw:path>
        <draw:polygon draw:style-name="gr7" draw:text-style-name="P2" draw:layer="layout" svg:width="0cm" svg:height="0cm" svg:x="2.846cm" svg:y="17.977cm" svg:viewBox="0 0 0 0" draw:points="0,0">
          <text:p/>
        </draw:polygon>
        <draw:path draw:style-name="gr1" draw:text-style-name="P1" draw:layer="layout" svg:width="0.134cm" svg:height="0.198cm" svg:x="2.723cm" svg:y="18.432cm" svg:viewBox="0 0 135 199" svg:d="M0 46l89 99-3-4c3 0 3 4 3 4l46 54v-19-60l-53-120z">
          <text:p/>
        </draw:path>
        <draw:polygon draw:style-name="gr7" draw:text-style-name="P2" draw:layer="layout" svg:width="0cm" svg:height="0cm" svg:x="2.846cm" svg:y="17.977cm" svg:viewBox="0 0 0 0" draw:points="0,0">
          <text:p/>
        </draw:polygon>
        <draw:path draw:style-name="gr1" draw:text-style-name="P1" draw:layer="layout" svg:width="0.163cm" svg:height="0.086cm" svg:x="3.317cm" svg:y="19.29cm" svg:viewBox="0 0 164 87" svg:d="M133 82c3-4 7-4 10-8 29-14 26-39-3-57-32-18-78-21-110-11-36 15-39 39-14 58 4 3 4 3 7 7h4c28 18 74 21 106 11z">
          <text:p/>
        </draw:path>
        <draw:polygon draw:style-name="gr7" draw:text-style-name="P2" draw:layer="layout" svg:width="0cm" svg:height="0cm" svg:x="2.846cm" svg:y="17.977cm" svg:viewBox="0 0 0 0" draw:points="0,0">
          <text:p/>
        </draw:polygon>
        <draw:path draw:style-name="gr1" draw:text-style-name="P1" draw:layer="layout" svg:width="0.162cm" svg:height="0.087cm" svg:x="3.46cm" svg:y="19.224cm" svg:viewBox="0 0 163 88" svg:d="M132 80c3 0 7-4 10-4 30-18 26-42-3-60-32-18-78-22-110-7-32 11-39 35-14 56 0 0 4 4 11 4 0 3 0 3 0 3 28 19 74 19 106 8z">
          <text:p/>
        </draw:path>
        <draw:polygon draw:style-name="gr7" draw:text-style-name="P2" draw:layer="layout" svg:width="0cm" svg:height="0cm" svg:x="2.846cm" svg:y="17.977cm" svg:viewBox="0 0 0 0" draw:points="0,0">
          <text:p/>
        </draw:polygon>
        <draw:path draw:style-name="gr1" draw:text-style-name="P1" draw:layer="layout" svg:width="0.021cm" svg:height="0.54cm" svg:x="2.815cm" svg:y="17.688cm" svg:viewBox="0 0 22 541" svg:d="M11 3c4 0 7 0 11 0v523l-22 15v-71l3-470z">
          <text:p/>
        </draw:path>
        <draw:polygon draw:style-name="gr7" draw:text-style-name="P2" draw:layer="layout" svg:width="0cm" svg:height="0cm" svg:x="2.846cm" svg:y="17.977cm" svg:viewBox="0 0 0 0" draw:points="0,0">
          <text:p/>
        </draw:polygon>
        <draw:polygon draw:style-name="gr1" draw:text-style-name="P1" draw:layer="layout" svg:width="0.088cm" svg:height="0.208cm" svg:x="2.857cm" svg:y="18.584cm" svg:viewBox="0 0 89 209" draw:points="89,170 89,184 43,209 0,184 0,57 0,47 0,28 50,0 50,145">
          <text:p/>
        </draw:polygon>
        <draw:polygon draw:style-name="gr7" draw:text-style-name="P2" draw:layer="layout" svg:width="0cm" svg:height="0cm" svg:x="2.846cm" svg:y="17.977cm" svg:viewBox="0 0 0 0" draw:points="0,0">
          <text:p/>
        </draw:polygon>
        <draw:path draw:style-name="gr1" draw:text-style-name="P1" draw:layer="layout" svg:width="0.074cm" svg:height="0.206cm" svg:x="2.201cm" svg:y="18.258cm" svg:viewBox="0 0 75 207" svg:d="M75 136v57c0 7 0 10-4 14 0 0-3-4-7-7-7-7-18-21-32-50-15-28-32-71-32-103 0-17 7-32 10-39 7-7 15-10 18-7 14 4 29 25 36 50 7 24 11 54 11 85z">
          <text:p/>
        </draw:path>
        <draw:polygon draw:style-name="gr7" draw:text-style-name="P2" draw:layer="layout" svg:width="0cm" svg:height="0cm" svg:x="2.846cm" svg:y="17.977cm" svg:viewBox="0 0 0 0" draw:points="0,0">
          <text:p/>
        </draw:polygon>
        <draw:path draw:style-name="gr1" draw:text-style-name="P1" draw:layer="layout" svg:width="0.074cm" svg:height="0.204cm" svg:x="2.201cm" svg:y="17.953cm" svg:viewBox="0 0 75 205" svg:d="M75 134v57c0 14-4 14-7 14-7-4-15-14-22-28-11-14-21-39-32-67-7-21-14-46-14-64 0-21 7-40 17-43 11-7 25 0 32 15 8 11 12 25 15 42 7 22 11 46 11 74z">
          <text:p/>
        </draw:path>
        <draw:polygon draw:style-name="gr7" draw:text-style-name="P2" draw:layer="layout" svg:width="0cm" svg:height="0cm" svg:x="2.846cm" svg:y="17.977cm" svg:viewBox="0 0 0 0" draw:points="0,0">
          <text:p/>
        </draw:polygon>
        <draw:path draw:style-name="gr1" draw:text-style-name="P1" draw:layer="layout" svg:width="0.392cm" svg:height="0.09cm" svg:x="1.721cm" svg:y="16.405cm" svg:viewBox="0 0 393 91" svg:d="M50 35c-29 14-43 35-50 56 40-38 114-67 199-67 81 0 155 29 194 67-4-21-22-42-50-56-81-47-208-47-293 0z">
          <text:p/>
        </draw:path>
        <draw:polygon draw:style-name="gr7" draw:text-style-name="P2" draw:layer="layout" svg:width="0cm" svg:height="0cm" svg:x="2.846cm" svg:y="17.977cm" svg:viewBox="0 0 0 0" draw:points="0,0">
          <text:p/>
        </draw:polygon>
        <draw:polygon draw:style-name="gr1" draw:text-style-name="P1" draw:layer="layout" svg:width="0.169cm" svg:height="0.096cm" svg:x="2.635cm" svg:y="18.386cm" svg:viewBox="0 0 170 97" draw:points="81,97 170,46 88,0 56,18 21,39 0,50">
          <text:p/>
        </draw:polygon>
        <draw:polygon draw:style-name="gr7" draw:text-style-name="P2" draw:layer="layout" svg:width="0cm" svg:height="0cm" svg:x="2.846cm" svg:y="17.977cm" svg:viewBox="0 0 0 0" draw:points="0,0">
          <text:p/>
        </draw:polygon>
        <draw:path draw:style-name="gr1" draw:text-style-name="P1" draw:layer="layout" svg:width="0.11cm" svg:height="0.222cm" svg:x="3.076cm" svg:y="17.533cm" svg:viewBox="0 0 111 223" svg:d="M101 17c-18-7-32-7-46 0-22 11-30 46-18 85 14 43 42 78 74 96l-18 25c-35-18-64-53-82-95-15-44-15-86 0-107 18-25 47-28 82-7 4 0 4 3 8 3z">
          <text:p/>
        </draw:path>
        <draw:polygon draw:style-name="gr7" draw:text-style-name="P2" draw:layer="layout" svg:width="0cm" svg:height="0cm" svg:x="2.846cm" svg:y="17.977cm" svg:viewBox="0 0 0 0" draw:points="0,0">
          <text:p/>
        </draw:polygon>
        <draw:path draw:style-name="gr1" draw:text-style-name="P1" draw:layer="layout" svg:width="0.364cm" svg:height="0.212cm" svg:x="1.936cm" svg:y="17.123cm" svg:viewBox="0 0 365 213" svg:d="M333 0c7 22 18 39 32 57l-32-57-333 192c181-7 322-88 333-192l-233 213c-32-11-64-18-100-21l100 21c7-4 14-4 21-7l240-139c0-3 4-7 4-10z">
          <text:p/>
        </draw:path>
        <draw:polygon draw:style-name="gr7" draw:text-style-name="P2" draw:layer="layout" svg:width="0cm" svg:height="0cm" svg:x="2.846cm" svg:y="17.977cm" svg:viewBox="0 0 0 0" draw:points="0,0">
          <text:p/>
        </draw:polygon>
        <draw:path draw:style-name="gr1" draw:text-style-name="P1" draw:layer="layout" svg:width="0.581cm" svg:height="0.337cm" svg:x="2.273cm" svg:y="17.316cm" svg:viewBox="0 0 582 338" svg:d="M30 61l-10-10-4 3c-21-10-21-28 0-39l7-7c18-11 49-11 67 0l141 82h4c0-4-4-4-4-4 0 0-3 0-3 4zM228 90h3 4l-46 208c85 50 223 54 311 7 92-46 110-124 39-180-70-57-202-71-308-35l-77 45c-53 53-39 120 35 163l-35-163c0-3 0-3-4-3v3zM150 135c4 0 4 0 4 0-53 53-39 120 35 163 85 50 223 54 311 7 92-46 110-124 39-180-70-57-202-71-308-35-7 3-14 3-21 7v21l-134-81c-11-4-28-4-35 0l-11 7c-3 0-7 3-7 7 0 7 4 7 7 10z">
          <text:p/>
        </draw:path>
        <draw:polygon draw:style-name="gr7" draw:text-style-name="P2" draw:layer="layout" svg:width="0cm" svg:height="0cm" svg:x="2.846cm" svg:y="17.977cm" svg:viewBox="0 0 0 0" draw:points="0,0">
          <text:p/>
        </draw:polygon>
        <draw:path draw:style-name="gr1" draw:text-style-name="P1" draw:layer="layout" svg:width="0.066cm" svg:height="0.179cm" svg:x="2.209cm" svg:y="17.484cm" svg:viewBox="0 0 67 180" svg:d="M67 145c0 21 0 32-7 35 0 0-7-3-14-14s-14-28-25-46c-7-18-14-35-18-53-8-33 0-61 11-64 7-4 18-4 25 3 7 11 14 25 17 39 4 15 4 29 7 43 4 18 4 39 4 57z">
          <text:p/>
        </draw:path>
        <draw:polygon draw:style-name="gr7" draw:text-style-name="P2" draw:layer="layout" svg:width="0cm" svg:height="0cm" svg:x="2.846cm" svg:y="17.977cm" svg:viewBox="0 0 0 0" draw:points="0,0">
          <text:p/>
        </draw:polygon>
        <draw:path draw:style-name="gr1" draw:text-style-name="P1" draw:layer="layout" svg:width="0.173cm" svg:height="0.159cm" svg:x="2.942cm" svg:y="18.707cm" svg:viewBox="0 0 174 160" svg:d="M174 160l-11-70-74-43c0 14-4 25-11 28-11 7-29 0-43-17-18-14-28-36-28-54 0-4 0-4 0-4l-7 47v11z">
          <text:p/>
        </draw:path>
        <draw:polygon draw:style-name="gr7" draw:text-style-name="P2" draw:layer="layout" svg:width="0cm" svg:height="0cm" svg:x="2.846cm" svg:y="17.977cm" svg:viewBox="0 0 0 0" draw:points="0,0">
          <text:p/>
        </draw:polygon>
        <draw:path draw:style-name="gr1" draw:text-style-name="P1" draw:layer="layout" svg:width="0.398cm" svg:height="0.106cm" svg:x="1.718cm" svg:y="16.428cm" svg:viewBox="0 0 399 107" svg:d="M399 86c0-7 0-11-3-18-39-38-113-68-194-68-85 0-160 30-199 68 0 7-3 11-3 18s3 14 3 21c21-53 103-92 199-92 95 0 176 39 194 92 3-7 3-14 3-21z">
          <text:p/>
        </draw:path>
        <draw:polygon draw:style-name="gr7" draw:text-style-name="P2" draw:layer="layout" svg:width="0cm" svg:height="0cm" svg:x="2.846cm" svg:y="17.977cm" svg:viewBox="0 0 0 0" draw:points="0,0">
          <text:p/>
        </draw:polygon>
        <draw:path draw:style-name="gr1" draw:text-style-name="P1" draw:layer="layout" svg:width="0.092cm" svg:height="0.1cm" svg:x="2.056cm" svg:y="17.522cm" svg:viewBox="0 0 93 101" svg:d="M78 96c11-3 15-10 15-24 0-8 0-15-4-26-3-14-18-25-25-32-11-10-18-14-29-14-7 0-14 0-21 4-3 3-7 3-7 10-3 4-7 7-7 18 0 7 4 14 7 22 0 3 4 7 4 10 7 11 14 18 21 22 7 7 14 10 25 14 7 0 14 3 21-4z">
          <text:p/>
        </draw:path>
        <draw:polygon draw:style-name="gr7" draw:text-style-name="P2" draw:layer="layout" svg:width="0cm" svg:height="0cm" svg:x="2.846cm" svg:y="17.977cm" svg:viewBox="0 0 0 0" draw:points="0,0">
          <text:p/>
        </draw:polygon>
        <draw:path draw:style-name="gr1" draw:text-style-name="P1" draw:layer="layout" svg:width="0.092cm" svg:height="0.101cm" svg:x="2.056cm" svg:y="17.89cm" svg:viewBox="0 0 93 102" svg:d="M86 95c3-3 7-10 7-25 0-11-4-22-7-32-8-11-15-18-22-25-4-7-11-7-18-11-11-3-21-3-32 0-3 4-7 7-7 11-3 4-7 11-7 18 0 10 4 17 7 21 0 3 4 7 4 11 7 11 14 18 21 25 7 4 14 7 25 11 7 3 14 3 21 0 3 0 8-4 8-4z">
          <text:p/>
        </draw:path>
        <draw:polygon draw:style-name="gr7" draw:text-style-name="P2" draw:layer="layout" svg:width="0cm" svg:height="0cm" svg:x="2.846cm" svg:y="17.977cm" svg:viewBox="0 0 0 0" draw:points="0,0">
          <text:p/>
        </draw:polygon>
        <draw:path draw:style-name="gr1" draw:text-style-name="P1" draw:layer="layout" svg:width="0.092cm" svg:height="0.102cm" svg:x="2.056cm" svg:y="18.225cm" svg:viewBox="0 0 93 103" svg:d="M86 99c3-4 7-14 7-25 0-10-4-21-7-35-8-11-15-18-19-21-7-7-14-11-21-15-11-4-21-4-32 4-3 0-7 4-7 7-3 7-7 11-7 18 0 14 4 21 7 24 0 4 4 8 4 11 7 7 14 14 21 21s14 11 25 14c7 0 14 4 21-3 3 0 8 0 8 0z">
          <text:p/>
        </draw:path>
        <draw:polygon draw:style-name="gr7" draw:text-style-name="P2" draw:layer="layout" svg:width="0cm" svg:height="0cm" svg:x="2.846cm" svg:y="17.977cm" svg:viewBox="0 0 0 0" draw:points="0,0">
          <text:p/>
        </draw:polygon>
        <draw:path draw:style-name="gr1" draw:text-style-name="P1" draw:layer="layout" svg:width="0.085cm" svg:height="0.108cm" svg:x="1.648cm" svg:y="17.176cm" svg:viewBox="0 0 86 109" svg:d="M32 0c-7 0-14 0-18 4-19 7-19 39 0 67 18 28 43 43 61 36 7-8 11-19 11-29 0-7 0-11 0-14-7-14-14-25-25-36-8-10-19-21-29-28z">
          <text:p/>
        </draw:path>
        <draw:polygon draw:style-name="gr7" draw:text-style-name="P2" draw:layer="layout" svg:width="0cm" svg:height="0cm" svg:x="2.846cm" svg:y="17.977cm" svg:viewBox="0 0 0 0" draw:points="0,0">
          <text:p/>
        </draw:polygon>
        <draw:path draw:style-name="gr1" draw:text-style-name="P1" draw:layer="layout" svg:width="0.085cm" svg:height="0.109cm" svg:x="1.648cm" svg:y="17.582cm" svg:viewBox="0 0 86 110" svg:d="M32 0c-7 0-14 0-18 3-19 11-19 44 0 72 18 28 43 42 61 32 7-4 11-14 11-25 0-7 0-10 0-14-7-14-14-28-25-39-12-11-19-18-29-29z">
          <text:p/>
        </draw:path>
        <draw:polygon draw:style-name="gr7" draw:text-style-name="P2" draw:layer="layout" svg:width="0cm" svg:height="0cm" svg:x="2.846cm" svg:y="17.977cm" svg:viewBox="0 0 0 0" draw:points="0,0">
          <text:p/>
        </draw:polygon>
        <draw:polygon draw:style-name="gr1" draw:text-style-name="P1" draw:layer="layout" svg:width="0.151cm" svg:height="0.095cm" svg:x="2.829cm" svg:y="17.547cm" svg:viewBox="0 0 152 96" draw:points="135,42 42,96 0,70 124,0 152,17">
          <text:p/>
        </draw:polygon>
        <draw:polygon draw:style-name="gr7" draw:text-style-name="P2" draw:layer="layout" svg:width="0cm" svg:height="0cm" svg:x="2.846cm" svg:y="17.977cm" svg:viewBox="0 0 0 0" draw:points="0,0">
          <text:p/>
        </draw:polygon>
        <draw:path draw:style-name="gr1" draw:text-style-name="P1" draw:layer="layout" svg:width="0.081cm" svg:height="0.102cm" svg:x="2.949cm" svg:y="18.681cm" svg:viewBox="0 0 82 103" svg:d="M71 100c-10 7-28 0-46-14-14-14-25-39-25-57l82 43c0 14-4 25-11 28l11-28c0-17-11-43-25-57-17-14-35-18-46-14-8 3-11 14-11 24v4z">
          <text:p/>
        </draw:path>
        <draw:polygon draw:style-name="gr7" draw:text-style-name="P2" draw:layer="layout" svg:width="0cm" svg:height="0cm" svg:x="2.846cm" svg:y="17.977cm" svg:viewBox="0 0 0 0" draw:points="0,0">
          <text:p/>
        </draw:polygon>
        <draw:path draw:style-name="gr1" draw:text-style-name="P1" draw:layer="layout" svg:width="0.12cm" svg:height="0.094cm" svg:x="2.942cm" svg:y="17.526cm" svg:viewBox="0 0 121 95" svg:d="M121 11c-4 11-7 21-11 32 0 21-11 39-26 46-10 7-24 7-42 3l-42-14 21-14 63-35-35-11 35-18 26 8z">
          <text:p/>
        </draw:path>
        <draw:polygon draw:style-name="gr7" draw:text-style-name="P2" draw:layer="layout" svg:width="0cm" svg:height="0cm" svg:x="2.846cm" svg:y="17.977cm" svg:viewBox="0 0 0 0" draw:points="0,0">
          <text:p/>
        </draw:polygon>
        <draw:path draw:style-name="gr1" draw:text-style-name="P1" draw:layer="layout" svg:width="0.12cm" svg:height="0.056cm" svg:x="3.478cm" svg:y="19.254cm" svg:viewBox="0 0 121 57" svg:d="M0 26c0 7 3 10 7 14 29 18 75 21 107 11 3-4 7-11 7-15 0-18-25-32-57-36-32 0-61 11-64 26z">
          <text:p/>
        </draw:path>
        <draw:polygon draw:style-name="gr7" draw:text-style-name="P2" draw:layer="layout" svg:width="0cm" svg:height="0cm" svg:x="2.846cm" svg:y="17.977cm" svg:viewBox="0 0 0 0" draw:points="0,0">
          <text:p/>
        </draw:polygon>
        <draw:path draw:style-name="gr1" draw:text-style-name="P1" draw:layer="layout" svg:width="0.12cm" svg:height="0.056cm" svg:x="3.337cm" svg:y="19.321cm" svg:viewBox="0 0 121 57" svg:d="M0 26c0 7 3 10 7 14 28 18 74 21 107 11 3-4 7-11 7-15 3-17-25-32-58-36-31 0-60 11-63 26z">
          <text:p/>
        </draw:path>
        <draw:polygon draw:style-name="gr7" draw:text-style-name="P2" draw:layer="layout" svg:width="0cm" svg:height="0cm" svg:x="2.846cm" svg:y="17.977cm" svg:viewBox="0 0 0 0" draw:points="0,0">
          <text:p/>
        </draw:polygon>
        <draw:path draw:style-name="gr1" draw:text-style-name="P1" draw:layer="layout" svg:width="0.243cm" svg:height="0.138cm" svg:x="2.053cm" svg:y="17.19cm" svg:viewBox="0 0 244 139" svg:d="M0 139c114-21 202-74 244-139z">
          <text:p/>
        </draw:path>
        <draw:polygon draw:style-name="gr7" draw:text-style-name="P2" draw:layer="layout" svg:width="0cm" svg:height="0cm" svg:x="2.846cm" svg:y="17.977cm" svg:viewBox="0 0 0 0" draw:points="0,0">
          <text:p/>
        </draw:polygon>
        <draw:path draw:style-name="gr1" draw:text-style-name="P1" draw:layer="layout" svg:width="0.148cm" svg:height="0.108cm" svg:x="2.314cm" svg:y="18.079cm" svg:viewBox="0 0 149 109" svg:d="M0 0c3 22 14 39 21 57 10 15 25 33 42 43 14 7 32 11 46 7 14 0 29-7 40-17-65-22-118-51-149-90z">
          <text:p/>
        </draw:path>
        <draw:polygon draw:style-name="gr7" draw:text-style-name="P2" draw:layer="layout" svg:width="0cm" svg:height="0cm" svg:x="2.846cm" svg:y="17.977cm" svg:viewBox="0 0 0 0" draw:points="0,0">
          <text:p/>
        </draw:polygon>
        <draw:path draw:style-name="gr1" draw:text-style-name="P1" draw:layer="layout" svg:width="0.071cm" svg:height="0.093cm" svg:x="3.831cm" svg:y="18.273cm" svg:viewBox="0 0 72 94" svg:d="M72 25c0-10-3-18-10-21-15-11-40 3-51 28-15 25-15 51 0 61 7 4 25 0 36-15 15-14 25-35 25-53z">
          <text:p/>
        </draw:path>
        <draw:polygon draw:style-name="gr7" draw:text-style-name="P2" draw:layer="layout" svg:width="0cm" svg:height="0cm" svg:x="2.846cm" svg:y="17.977cm" svg:viewBox="0 0 0 0" draw:points="0,0">
          <text:p/>
        </draw:polygon>
        <draw:path draw:style-name="gr1" draw:text-style-name="P1" draw:layer="layout" svg:width="0.074cm" svg:height="0.094cm" svg:x="3.28cm" svg:y="17.957cm" svg:viewBox="0 0 75 95" svg:d="M75 27c0-14-3-21-10-25-14-7-39 4-54 32-15 22-15 51 0 58 12 7 29 0 43-14 11-15 21-32 21-51z">
          <text:p/>
        </draw:path>
        <draw:polygon draw:style-name="gr7" draw:text-style-name="P2" draw:layer="layout" svg:width="0cm" svg:height="0cm" svg:x="2.846cm" svg:y="17.977cm" svg:viewBox="0 0 0 0" draw:points="0,0">
          <text:p/>
        </draw:polygon>
        <draw:path draw:style-name="gr1" draw:text-style-name="P1" draw:layer="layout" svg:width="0.071cm" svg:height="0.093cm" svg:x="3.831cm" svg:y="17.64cm" svg:viewBox="0 0 72 94" svg:d="M72 27c0-11-3-18-10-25-15-7-40 7-51 32-15 21-15 50 0 57 7 7 25 0 36-14 15-15 25-33 25-50z">
          <text:p/>
        </draw:path>
        <draw:polygon draw:style-name="gr7" draw:text-style-name="P2" draw:layer="layout" svg:width="0cm" svg:height="0cm" svg:x="2.846cm" svg:y="17.977cm" svg:viewBox="0 0 0 0" draw:points="0,0">
          <text:p/>
        </draw:polygon>
        <draw:path draw:style-name="gr1" draw:text-style-name="P1" draw:layer="layout" svg:width="0.074cm" svg:height="0.093cm" svg:x="3.28cm" svg:y="18.589cm" svg:viewBox="0 0 75 94" svg:d="M75 27c0-11-3-22-10-25-14-7-39 7-54 32-15 22-15 50 0 57 12 7 29 0 43-14 11-14 21-32 21-50z">
          <text:p/>
        </draw:path>
        <draw:polygon draw:style-name="gr7" draw:text-style-name="P2" draw:layer="layout" svg:width="0cm" svg:height="0cm" svg:x="2.846cm" svg:y="17.977cm" svg:viewBox="0 0 0 0" draw:points="0,0">
          <text:p/>
        </draw:polygon>
        <draw:path draw:style-name="gr1" draw:text-style-name="P1" draw:layer="layout" svg:width="0.111cm" svg:height="0.148cm" svg:x="1.628cm" svg:y="17.162cm" svg:viewBox="0 0 112 149" svg:d="M40 7c4 4 7 7 11 7-7 0-14 0-18 4-18 7-18 39 0 68 18 28 42 42 61 35 7-7 11-14 11-28 0-4 0-11 0-15 3 11 7 22 7 36s-4 28-14 35c-26 4-58-17-79-53s-25-78-11-96c11 0 22 0 32 7z">
          <text:p/>
        </draw:path>
        <draw:polygon draw:style-name="gr7" draw:text-style-name="P2" draw:layer="layout" svg:width="0cm" svg:height="0cm" svg:x="2.846cm" svg:y="17.977cm" svg:viewBox="0 0 0 0" draw:points="0,0">
          <text:p/>
        </draw:polygon>
        <draw:path draw:style-name="gr1" draw:text-style-name="P1" draw:layer="layout" svg:width="0.111cm" svg:height="0.149cm" svg:x="1.628cm" svg:y="17.568cm" svg:viewBox="0 0 112 150" svg:d="M8 0c7 0 18 3 32 10 4 4 7 4 11 4-7 0-14 0-18 3-18 11-18 39 0 68s42 43 61 36c7-4 11-14 11-28 0-5 0-8 0-12 3 12 7 22 7 33 0 14-4 28-14 35-26 7-58-18-79-53-21-36-25-75-11-96z">
          <text:p/>
        </draw:path>
        <draw:polygon draw:style-name="gr7" draw:text-style-name="P2" draw:layer="layout" svg:width="0cm" svg:height="0cm" svg:x="2.846cm" svg:y="17.977cm" svg:viewBox="0 0 0 0" draw:points="0,0">
          <text:p/>
        </draw:polygon>
        <draw:path draw:style-name="gr1" draw:text-style-name="P1" draw:layer="layout" svg:width="0.198cm" svg:height="0.09cm" svg:x="3.608cm" svg:y="17.066cm" svg:viewBox="0 0 199 91" svg:d="M58 9l141 82c-14-7-35-10-56-3l-143-83c22-7 44-7 58 4z">
          <text:p/>
        </draw:path>
        <draw:polygon draw:style-name="gr7" draw:text-style-name="P2" draw:layer="layout" svg:width="0cm" svg:height="0cm" svg:x="2.846cm" svg:y="17.977cm" svg:viewBox="0 0 0 0" draw:points="0,0">
          <text:p/>
        </draw:polygon>
        <draw:path draw:style-name="gr1" draw:text-style-name="P1" draw:layer="layout" svg:width="0.117cm" svg:height="0.162cm" svg:x="1.608cm" svg:y="17.568cm" svg:viewBox="0 0 118 163" svg:d="M14 93c4 10 11 21 18 35 7 10 18 21 28 28 22 11 36 7 51 0 3 0 7-3 7-7-25 7-58-18-79-53-21-36-25-75-11-96-3 0-3 3-7 3-3 4-3 4-7 7-3 0-3 4-7 11-3 4-3 7-7 18 0 3 0 7 0 14 0 0 0 3 0 7 4 4 4 8 4 11 3 7 7 15 10 22z">
          <text:p/>
        </draw:path>
        <draw:polygon draw:style-name="gr7" draw:text-style-name="P2" draw:layer="layout" svg:width="0cm" svg:height="0cm" svg:x="2.846cm" svg:y="17.977cm" svg:viewBox="0 0 0 0" draw:points="0,0">
          <text:p/>
        </draw:polygon>
        <draw:path draw:style-name="gr1" draw:text-style-name="P1" draw:layer="layout" svg:width="0.261cm" svg:height="0.152cm" svg:x="2.109cm" svg:y="17.222cm" svg:viewBox="0 0 262 153" svg:d="M32 153c-11-7-21-11-32-14 102-29 188-79 237-139 8 7 18 14 25 18z">
          <text:p/>
        </draw:path>
        <draw:polygon draw:style-name="gr7" draw:text-style-name="P2" draw:layer="layout" svg:width="0cm" svg:height="0cm" svg:x="2.846cm" svg:y="17.977cm" svg:viewBox="0 0 0 0" draw:points="0,0">
          <text:p/>
        </draw:polygon>
        <draw:path draw:style-name="gr1" draw:text-style-name="P1" draw:layer="layout" svg:width="0.11cm" svg:height="0.16cm" svg:x="1.615cm" svg:y="17.162cm" svg:viewBox="0 0 111 161" svg:d="M14 0c-3 4-10 7-10 18-4 7-4 14-4 25 0 18 4 29 7 39 4 18 11 32 18 46 7 11 18 18 28 25 18 10 36 10 51 3 3-3 7-3 7-7-25 4-58-17-79-53-21-35-25-78-11-96-3 0-3 0-7 0z">
          <text:p/>
        </draw:path>
        <draw:polygon draw:style-name="gr7" draw:text-style-name="P2" draw:layer="layout" svg:width="0cm" svg:height="0cm" svg:x="2.846cm" svg:y="17.977cm" svg:viewBox="0 0 0 0" draw:points="0,0">
          <text:p/>
        </draw:polygon>
        <draw:path draw:style-name="gr1" draw:text-style-name="P1" draw:layer="layout" svg:width="0.043cm" svg:height="0.155cm" svg:x="2.264cm" svg:y="18.309cm" svg:viewBox="0 0 44 156" svg:d="M11 85c0 4 0 7 0 11 0 3 0 7 0 11 0 3 0 3 0 7 0 3 0 10 0 10 0 7 0 11 0 14v4c0 7-4 10-4 14l15-11c15-7 22-24 22-46 0-31-18-71-44-99 7 24 11 53 11 85z">
          <text:p/>
        </draw:path>
        <draw:polygon draw:style-name="gr7" draw:text-style-name="P2" draw:layer="layout" svg:width="0cm" svg:height="0cm" svg:x="2.846cm" svg:y="17.977cm" svg:viewBox="0 0 0 0" draw:points="0,0">
          <text:p/>
        </draw:polygon>
        <draw:polygon draw:style-name="gr1" draw:text-style-name="P1" draw:layer="layout" svg:width="0.092cm" svg:height="0.099cm" svg:x="2.871cm" svg:y="17.589cm" svg:viewBox="0 0 93 100" draw:points="93,0 71,15 71,33 50,68 25,82 0,100 0,54">
          <text:p/>
        </draw:polygon>
        <draw:polygon draw:style-name="gr7" draw:text-style-name="P2" draw:layer="layout" svg:width="0cm" svg:height="0cm" svg:x="2.846cm" svg:y="17.977cm" svg:viewBox="0 0 0 0" draw:points="0,0">
          <text:p/>
        </draw:polygon>
        <draw:path draw:style-name="gr1" draw:text-style-name="P1" draw:layer="layout" svg:width="0.054cm" svg:height="0.065cm" svg:x="2.762cm" svg:y="18.755cm" svg:viewBox="0 0 55 66" svg:d="M7 66l47-21-7-43c10 3 10 21 3 40l-50 10c0-14 7-29 14-43 15-7 26-11 33-7l-44 64c-3-3-3-7-3-14z">
          <text:p/>
        </draw:path>
        <draw:polygon draw:style-name="gr7" draw:text-style-name="P2" draw:layer="layout" svg:width="0cm" svg:height="0cm" svg:x="2.846cm" svg:y="17.977cm" svg:viewBox="0 0 0 0" draw:points="0,0">
          <text:p/>
        </draw:polygon>
        <draw:polygon draw:style-name="gr1" draw:text-style-name="P1" draw:layer="layout" svg:width="0.067cm" svg:height="0.079cm" svg:x="3.019cm" svg:y="18.21cm" svg:viewBox="0 0 68 80" draw:points="0,40 68,80 68,0">
          <text:p/>
        </draw:polygon>
        <draw:polygon draw:style-name="gr7" draw:text-style-name="P2" draw:layer="layout" svg:width="0cm" svg:height="0cm" svg:x="2.846cm" svg:y="17.977cm" svg:viewBox="0 0 0 0" draw:points="0,0">
          <text:p/>
        </draw:polygon>
        <draw:path draw:style-name="gr1" draw:text-style-name="P1" draw:layer="layout" svg:width="0.053cm" svg:height="0.068cm" svg:x="2.762cm" svg:y="18.572cm" svg:viewBox="0 0 54 69" svg:d="M47 1c3 0 3 4 3 4 7 10 4 33-7 47-10 14-29 21-36 14-7 0-7-7-7-14 0-14 7-29 14-40 15-11 26-14 33-11z">
          <text:p/>
        </draw:path>
        <draw:polygon draw:style-name="gr7" draw:text-style-name="P2" draw:layer="layout" svg:width="0cm" svg:height="0cm" svg:x="2.846cm" svg:y="17.977cm" svg:viewBox="0 0 0 0" draw:points="0,0">
          <text:p/>
        </draw:polygon>
        <draw:path draw:style-name="gr1" draw:text-style-name="P1" draw:layer="layout" svg:width="0.054cm" svg:height="0.068cm" svg:x="3.537cm" svg:y="17.319cm" svg:viewBox="0 0 55 69" svg:d="M55 17c0-7-4-14-7-14-12-8-29 3-40 21s-11 39 0 42c7 5 18 5 28-10 12-11 19-25 19-39z">
          <text:p/>
        </draw:path>
        <draw:polygon draw:style-name="gr7" draw:text-style-name="P2" draw:layer="layout" svg:width="0cm" svg:height="0cm" svg:x="2.846cm" svg:y="17.977cm" svg:viewBox="0 0 0 0" draw:points="0,0">
          <text:p/>
        </draw:polygon>
        <draw:path draw:style-name="gr1" draw:text-style-name="P1" draw:layer="layout" svg:width="0.054cm" svg:height="0.071cm" svg:x="3.696cm" svg:y="17.227cm" svg:viewBox="0 0 55 72" svg:d="M55 20c0-11-4-14-8-18-11-7-29 4-39 21-11 19-11 40 0 47 7 4 17 0 28-10 11-11 19-25 19-40z">
          <text:p/>
        </draw:path>
        <draw:polygon draw:style-name="gr7" draw:text-style-name="P2" draw:layer="layout" svg:width="0cm" svg:height="0cm" svg:x="2.846cm" svg:y="17.977cm" svg:viewBox="0 0 0 0" draw:points="0,0">
          <text:p/>
        </draw:polygon>
        <draw:polygon draw:style-name="gr1" draw:text-style-name="P1" draw:layer="layout" svg:width="0.053cm" svg:height="0.102cm" svg:x="3.319cm" svg:y="18.796cm" svg:viewBox="0 0 54 103" draw:points="54,0 54,103 0,43">
          <text:p/>
        </draw:polygon>
        <draw:polygon draw:style-name="gr7" draw:text-style-name="P2" draw:layer="layout" svg:width="0cm" svg:height="0cm" svg:x="2.846cm" svg:y="17.977cm" svg:viewBox="0 0 0 0" draw:points="0,0">
          <text:p/>
        </draw:polygon>
        <draw:path draw:style-name="gr1" draw:text-style-name="P1" draw:layer="layout" svg:width="0.042cm" svg:height="0.072cm" svg:x="2.829cm" svg:y="17.617cm" svg:viewBox="0 0 43 73" svg:d="M0 72c15 3 29 0 43 0v-47l-43-25z">
          <text:p/>
        </draw:path>
        <draw:polygon draw:style-name="gr7" draw:text-style-name="P2" draw:layer="layout" svg:width="0cm" svg:height="0cm" svg:x="2.846cm" svg:y="17.977cm" svg:viewBox="0 0 0 0" draw:points="0,0">
          <text:p/>
        </draw:polygon>
        <draw:path draw:style-name="gr1" draw:text-style-name="P1" draw:layer="layout" svg:width="0.398cm" svg:height="0.116cm" svg:x="1.718cm" svg:y="16.397cm" svg:viewBox="0 0 399 117" svg:d="M0 117c0-7 3-11 3-18 7-21 21-42 49-56 0 0 4-4 8-4 78-46 205-46 283 0l3 4c28 14 46 35 50 56 3 7 3 11 3 18 0-63-88-117-197-117-110 0-202 54-202 117z">
          <text:p/>
        </draw:path>
        <draw:polygon draw:style-name="gr7" draw:text-style-name="P2" draw:layer="layout" svg:width="0cm" svg:height="0cm" svg:x="2.846cm" svg:y="17.977cm" svg:viewBox="0 0 0 0" draw:points="0,0">
          <text:p/>
        </draw:polygon>
        <draw:polygon draw:style-name="gr7" draw:text-style-name="P2" draw:layer="layout" svg:width="0cm" svg:height="0cm" svg:x="2.846cm" svg:y="17.977cm" svg:viewBox="0 0 0 0" draw:points="0,0">
          <text:p/>
        </draw:polygon>
        <draw:polygon draw:style-name="gr1" draw:text-style-name="P1" draw:layer="layout" svg:width="0.021cm" svg:height="0.102cm" svg:x="3.372cm" svg:y="18.796cm" svg:viewBox="0 0 22 103" draw:points="0,0 22,89 0,103">
          <text:p/>
        </draw:polygon>
        <draw:polygon draw:style-name="gr7" draw:text-style-name="P2" draw:layer="layout" svg:width="0cm" svg:height="0cm" svg:x="2.846cm" svg:y="17.977cm" svg:viewBox="0 0 0 0" draw:points="0,0">
          <text:p/>
        </draw:polygon>
        <draw:path draw:style-name="gr1" draw:text-style-name="P1" draw:layer="layout" svg:width="0.039cm" svg:height="0.085cm" svg:x="2.43cm" svg:y="17.455cm" svg:viewBox="0 0 40 86" svg:d="M40 0v42c-7 4-14 11-22 19-4 7-11 18-14 25-4-4-4-11-4-18 0-26 14-47 40-68z">
          <text:p/>
        </draw:path>
        <draw:polygon draw:style-name="gr7" draw:text-style-name="P2" draw:layer="layout" svg:width="0cm" svg:height="0cm" svg:x="2.846cm" svg:y="17.977cm" svg:viewBox="0 0 0 0" draw:points="0,0">
          <text:p/>
        </draw:polygon>
        <draw:polygon draw:style-name="gr1" draw:text-style-name="P1" draw:layer="layout" svg:width="0.099cm" svg:height="0.053cm" svg:x="2.952cm" svg:y="17.511cm" svg:viewBox="0 0 100 54" draw:points="44,32 28,54 0,36 21,25 65,0 100,22 75,15">
          <text:p/>
        </draw:polygon>
        <draw:polygon draw:style-name="gr7" draw:text-style-name="P2" draw:layer="layout" svg:width="0cm" svg:height="0cm" svg:x="2.846cm" svg:y="17.977cm" svg:viewBox="0 0 0 0" draw:points="0,0">
          <text:p/>
        </draw:polygon>
        <draw:path draw:style-name="gr1" draw:text-style-name="P1" draw:layer="layout" svg:width="0.07cm" svg:height="0.06cm" svg:x="3.143cm" svg:y="19.092cm" svg:viewBox="0 0 71 61" svg:d="M39 61l32-19-71-42c7 21 21 42 39 61z">
          <text:p/>
        </draw:path>
        <draw:polygon draw:style-name="gr7" draw:text-style-name="P2" draw:layer="layout" svg:width="0cm" svg:height="0cm" svg:x="2.846cm" svg:y="17.977cm" svg:viewBox="0 0 0 0" draw:points="0,0">
          <text:p/>
        </draw:polygon>
        <draw:path draw:style-name="gr1" draw:text-style-name="P1" draw:layer="layout" svg:width="0.039cm" svg:height="0.077cm" svg:x="3.143cm" svg:y="19.092cm" svg:viewBox="0 0 40 78" svg:d="M0 78l40-21c-19-18-33-36-40-57z">
          <text:p/>
        </draw:path>
        <draw:polygon draw:style-name="gr7" draw:text-style-name="P2" draw:layer="layout" svg:width="0cm" svg:height="0cm" svg:x="2.846cm" svg:y="17.977cm" svg:viewBox="0 0 0 0" draw:points="0,0">
          <text:p/>
        </draw:polygon>
        <draw:polygon draw:style-name="gr1" draw:text-style-name="P1" draw:layer="layout" svg:width="0.028cm" svg:height="0.063cm" svg:x="2.483cm" svg:y="17.413cm" svg:viewBox="0 0 29 64" draw:points="4,22 4,54 0,0 4,22 29,18 0,0 29,18 29,57 21,64 4,54">
          <text:p/>
        </draw:polygon>
        <draw:polygon draw:style-name="gr7" draw:text-style-name="P2" draw:layer="layout" svg:width="0cm" svg:height="0cm" svg:x="2.846cm" svg:y="17.977cm" svg:viewBox="0 0 0 0" draw:points="0,0">
          <text:p/>
        </draw:polygon>
        <draw:polygon draw:style-name="gr1" draw:text-style-name="P1" draw:layer="layout" svg:width="0.029cm" svg:height="0.074cm" svg:x="3.107cm" svg:y="17.769cm" svg:viewBox="0 0 30 75" draw:points="0,3 4,0 0,3 0,75 30,33 30,14 4,0">
          <text:p/>
        </draw:polygon>
        <draw:polygon draw:style-name="gr7" draw:text-style-name="P2" draw:layer="layout" svg:width="0cm" svg:height="0cm" svg:x="2.846cm" svg:y="17.977cm" svg:viewBox="0 0 0 0" draw:points="0,0">
          <text:p/>
        </draw:polygon>
        <draw:path draw:style-name="gr1" draw:text-style-name="P1" draw:layer="layout" svg:width="0.36cm" svg:height="0.134cm" svg:x="1.548cm" svg:y="17.324cm" svg:viewBox="0 0 361 135" svg:d="M75 44c64 56 170 88 286 91-145-3-272-56-322-135l-35 25h-4c4 0 4 0 4 0 24 5 49 12 71 19z">
          <text:p/>
        </draw:path>
        <draw:polygon draw:style-name="gr7" draw:text-style-name="P2" draw:layer="layout" svg:width="0cm" svg:height="0cm" svg:x="2.846cm" svg:y="17.977cm" svg:viewBox="0 0 0 0" draw:points="0,0">
          <text:p/>
        </draw:polygon>
        <draw:path draw:style-name="gr1" draw:text-style-name="P1" draw:layer="layout" svg:width="0.293cm" svg:height="0.038cm" svg:x="1.77cm" svg:y="16.401cm" svg:viewBox="0 0 294 39" svg:d="M291 35c-78-47-206-47-283 0-4 0-8 4-8 4 82-48 213-48 294 0z">
          <text:p/>
        </draw:path>
        <draw:polygon draw:style-name="gr7" draw:text-style-name="P2" draw:layer="layout" svg:width="0cm" svg:height="0cm" svg:x="2.846cm" svg:y="17.977cm" svg:viewBox="0 0 0 0" draw:points="0,0">
          <text:p/>
        </draw:polygon>
        <draw:polygon draw:style-name="gr1" draw:text-style-name="P1" draw:layer="layout" svg:width="0.063cm" svg:height="0.046cm" svg:x="2.963cm" svg:y="17.543cm" svg:viewBox="0 0 64 47" draw:points="64,11 33,0 17,21 0,47">
          <text:p/>
        </draw:polygon>
        <draw:polygon draw:style-name="gr7" draw:text-style-name="P2" draw:layer="layout" svg:width="0cm" svg:height="0cm" svg:x="2.846cm" svg:y="17.977cm" svg:viewBox="0 0 0 0" draw:points="0,0">
          <text:p/>
        </draw:polygon>
        <draw:path draw:style-name="gr1" draw:text-style-name="P1" draw:layer="layout" svg:width="0.011cm" svg:height="0.102cm" svg:x="3.076cm" svg:y="18.422cm" svg:viewBox="0 0 12 103" svg:d="M12 0c-16 24-16 63 0 103z">
          <text:p/>
        </draw:path>
        <draw:polygon draw:style-name="gr7" draw:text-style-name="P2" draw:layer="layout" svg:width="0cm" svg:height="0cm" svg:x="2.846cm" svg:y="17.977cm" svg:viewBox="0 0 0 0" draw:points="0,0">
          <text:p/>
        </draw:polygon>
        <draw:path draw:style-name="gr1" draw:text-style-name="P1" draw:layer="layout" svg:width="0.229cm" svg:height="0.134cm" svg:x="3.083cm" svg:y="17.377cm" svg:viewBox="0 0 230 135" svg:d="M230 0v4l-212 124c-7 4-11 4-18 7z">
          <text:p/>
        </draw:path>
        <draw:polygon draw:style-name="gr7" draw:text-style-name="P2" draw:layer="layout" svg:width="0cm" svg:height="0cm" svg:x="2.846cm" svg:y="17.977cm" svg:viewBox="0 0 0 0" draw:points="0,0">
          <text:p/>
        </draw:polygon>
        <draw:path draw:style-name="gr1" draw:text-style-name="P1" draw:layer="layout" svg:width="0.261cm" svg:height="0.039cm" svg:x="2.504cm" svg:y="17.449cm" svg:viewBox="0 0 262 40" svg:d="M259 36c-68-41-174-48-252-15l-7 7c78-36 187-33 262 12-3-4-3-4-3-4z">
          <text:p/>
        </draw:path>
        <draw:polygon draw:style-name="gr7" draw:text-style-name="P2" draw:layer="layout" svg:width="0cm" svg:height="0cm" svg:x="2.846cm" svg:y="17.977cm" svg:viewBox="0 0 0 0" draw:points="0,0">
          <text:p/>
        </draw:polygon>
        <draw:path draw:style-name="gr1" draw:text-style-name="P1" draw:layer="layout" svg:width="0.017cm" svg:height="0.057cm" svg:x="2.434cm" svg:y="17.511cm" svg:viewBox="0 0 18 58" svg:d="M18 0v58c-7-7-15-19-18-29 3-7 11-18 18-29z">
          <text:p/>
        </draw:path>
        <draw:polygon draw:style-name="gr7" draw:text-style-name="P2" draw:layer="layout" svg:width="0cm" svg:height="0cm" svg:x="2.846cm" svg:y="17.977cm" svg:viewBox="0 0 0 0" draw:points="0,0">
          <text:p/>
        </draw:polygon>
        <draw:path draw:style-name="gr1" draw:text-style-name="P1" draw:layer="layout" svg:width="0.18cm" svg:height="0.11cm" svg:x="2.691cm" svg:y="18.192cm" svg:viewBox="0 0 181 111" svg:d="M146 21l35-21-181 111c46-29 89-54 128-79z">
          <text:p/>
        </draw:path>
        <draw:polygon draw:style-name="gr7" draw:text-style-name="P2" draw:layer="layout" svg:width="0cm" svg:height="0cm" svg:x="2.846cm" svg:y="17.977cm" svg:viewBox="0 0 0 0" draw:points="0,0">
          <text:p/>
        </draw:polygon>
        <draw:path draw:style-name="gr1" draw:text-style-name="P1" draw:layer="layout" svg:width="0cm" svg:height="0.549cm" svg:x="2.268cm" svg:y="16.573cm" svg:viewBox="0 0 0 550" svg:d="M0 550c0-3 0-7 0-10v-540c0 4 0 7 0 11z">
          <text:p/>
        </draw:path>
        <draw:polygon draw:style-name="gr7" draw:text-style-name="P2" draw:layer="layout" svg:width="0cm" svg:height="0cm" svg:x="2.846cm" svg:y="17.977cm" svg:viewBox="0 0 0 0" draw:points="0,0">
          <text:p/>
        </draw:polygon>
        <draw:path draw:style-name="gr1" draw:text-style-name="P1" draw:layer="layout" svg:width="0.091cm" svg:height="0.032cm" svg:x="2.822cm" svg:y="17.663cm" svg:viewBox="0 0 92 33" svg:d="M75 14c7-3 10-7 17-14l-78 33c21-4 43-7 61-19l-75 19c3 0 7 0 14 0l-7-7c14 3 28 0 43 0l25-15 3-4c4 0 11-3 14-7z">
          <text:p/>
        </draw:path>
        <draw:polygon draw:style-name="gr7" draw:text-style-name="P2" draw:layer="layout" svg:width="0cm" svg:height="0cm" svg:x="2.846cm" svg:y="17.977cm" svg:viewBox="0 0 0 0" draw:points="0,0">
          <text:p/>
        </draw:polygon>
        <draw:polygon draw:style-name="gr7" draw:text-style-name="P2" draw:layer="layout" svg:width="0cm" svg:height="0cm" svg:x="2.846cm" svg:y="17.977cm" svg:viewBox="0 0 0 0" draw:points="0,0">
          <text:p/>
        </draw:polygon>
        <draw:polygon draw:style-name="gr1" draw:text-style-name="P1" draw:layer="layout" svg:width="0.014cm" svg:height="0.018cm" svg:x="3.728cm" svg:y="18.848cm" svg:viewBox="0 0 15 19" draw:points="15,0 15,19 0,11">
          <text:p/>
        </draw:polygon>
        <draw:polygon draw:style-name="gr7" draw:text-style-name="P2" draw:layer="layout" svg:width="0cm" svg:height="0cm" svg:x="2.846cm" svg:y="17.977cm" svg:viewBox="0 0 0 0" draw:points="0,0">
          <text:p/>
        </draw:polygon>
        <draw:polygon draw:style-name="gr1" draw:text-style-name="P1" draw:layer="layout" svg:width="0.039cm" svg:height="0.734cm" svg:x="1.548cm" svg:y="16.615cm" svg:viewBox="0 0 40 735" draw:points="40,4 40,0 40,710 0,735 40,710 40,565 40,25">
          <text:p/>
        </draw:polygon>
        <draw:polygon draw:style-name="gr7" draw:text-style-name="P2" draw:layer="layout" svg:width="0cm" svg:height="0cm" svg:x="2.846cm" svg:y="17.977cm" svg:viewBox="0 0 0 0" draw:points="0,0">
          <text:p/>
        </draw:polygon>
        <draw:path draw:style-name="gr1" draw:text-style-name="P1" draw:layer="layout" svg:width="0.025cm" svg:height="0.014cm" svg:x="2.896cm" svg:y="17.656cm" svg:viewBox="0 0 26 15" svg:d="M26 0l-4 8-8 4c3-4 8-4 8-8l-22 11c7 0 10-3 14-3l12-12-26 15z">
          <text:p/>
        </draw:path>
        <draw:polygon draw:style-name="gr7" draw:text-style-name="P2" draw:layer="layout" svg:width="0cm" svg:height="0cm" svg:x="2.846cm" svg:y="17.977cm" svg:viewBox="0 0 0 0" draw:points="0,0">
          <text:p/>
        </draw:polygon>
        <draw:path draw:style-name="gr1" draw:text-style-name="P1" draw:layer="layout" svg:width="0.01cm" svg:height="0.01cm" svg:x="2.293cm" svg:y="17.18cm" svg:viewBox="0 0 11 11" svg:d="M0 11c4-3 8-8 8-11 3 0 3 3 3 8l-11 3 11-8z">
          <text:p/>
        </draw:path>
        <draw:polygon draw:style-name="gr7" draw:text-style-name="P2" draw:layer="layout" svg:width="0cm" svg:height="0cm" svg:x="2.846cm" svg:y="17.977cm" svg:viewBox="0 0 0 0" draw:points="0,0">
          <text:p/>
        </draw:polygon>
        <draw:path draw:style-name="gr1" draw:text-style-name="P1" draw:layer="layout" svg:width="0.021cm" svg:height="0.007cm" svg:x="2.035cm" svg:y="17.328cm" svg:viewBox="0 0 22 8" svg:d="M4 8l18-8c-7 0-15 4-22 8 4 0 7 0 11 0z">
          <text:p/>
        </draw:path>
        <draw:polygon draw:style-name="gr7" draw:text-style-name="P2" draw:layer="layout" svg:width="0cm" svg:height="0cm" svg:x="2.846cm" svg:y="17.977cm" svg:viewBox="0 0 0 0" draw:points="0,0">
          <text:p/>
        </draw:polygon>
        <draw:path draw:style-name="gr1" draw:text-style-name="P1" draw:layer="layout" svg:width="0cm" svg:height="0.059cm" svg:x="2.275cm" svg:y="18.083cm" svg:viewBox="0 0 0 60" svg:d="M0 0v60c0-4 0-11 0-25 0-7 0-14 0-17 0-8 0-11 0-18z">
          <text:p/>
        </draw:path>
        <draw:polygon draw:style-name="gr7" draw:text-style-name="P2" draw:layer="layout" svg:width="0cm" svg:height="0cm" svg:x="2.846cm" svg:y="17.977cm" svg:viewBox="0 0 0 0" draw:points="0,0">
          <text:p/>
        </draw:polygon>
        <draw:path draw:style-name="gr1" draw:text-style-name="P1" draw:layer="layout" svg:width="0cm" svg:height="0.059cm" svg:x="2.275cm" svg:y="18.39cm" svg:viewBox="0 0 0 60" svg:d="M0 0v60c0-4 0-4 0-7 0-4 0-4 0-11 0-3 0-7 0-10 0-4 0-7 0-11 0 0 0-4 0-7 0-7 0-11 0-14z">
          <text:p/>
        </draw:path>
        <draw:polygon draw:style-name="gr7" draw:text-style-name="P2" draw:layer="layout" svg:width="0cm" svg:height="0cm" svg:x="2.846cm" svg:y="17.977cm" svg:viewBox="0 0 0 0" draw:points="0,0">
          <text:p/>
        </draw:polygon>
        <draw:path draw:style-name="gr1" draw:text-style-name="P1" draw:layer="layout" svg:width="0cm" svg:height="0.017cm" svg:x="2.973cm" svg:y="17.518cm" svg:viewBox="0 0 0 18" svg:d="M0 18v-18c0 8 0 11 0 18z">
          <text:p/>
        </draw:path>
        <draw:polygon draw:style-name="gr7" draw:text-style-name="P2" draw:layer="layout" svg:width="0cm" svg:height="0cm" svg:x="2.846cm" svg:y="17.977cm" svg:viewBox="0 0 0 0" draw:points="0,0">
          <text:p/>
        </draw:polygon>
        <draw:path draw:style-name="gr1" draw:text-style-name="P1" draw:layer="layout" svg:width="0cm" svg:height="0.009cm" svg:x="2.268cm" svg:y="17.113cm" svg:viewBox="0 0 0 10" svg:d="M0 10v-10c0 3 0 7 0 10z">
          <text:p/>
        </draw:path>
        <draw:polygon draw:style-name="gr7" draw:text-style-name="P2" draw:layer="layout" svg:width="0cm" svg:height="0cm" svg:x="2.846cm" svg:y="17.977cm" svg:viewBox="0 0 0 0" draw:points="0,0">
          <text:p/>
        </draw:polygon>
        <draw:path draw:style-name="gr10" draw:text-style-name="P2" draw:layer="layout" svg:width="0.392cm" svg:height="0.092cm" svg:x="1.721cm" svg:y="16.442cm" svg:viewBox="0 0 393 93" svg:d="M393 93c-18-54-99-93-194-93-96 0-178 39-199 93">
          <text:p/>
        </draw:path>
        <draw:path draw:style-name="gr10" draw:text-style-name="P2" draw:layer="layout" svg:width="0cm" svg:height="0.013cm" svg:x="1.732cm" svg:y="17.649cm" svg:viewBox="0 0 0 14" svg:d="M0 14c0-7 0-10 0-14">
          <text:p/>
        </draw:path>
        <draw:path draw:style-name="gr10" draw:text-style-name="P2" draw:layer="layout" svg:width="0.018cm" svg:height="0.003cm" svg:x="1.661cm" svg:y="17.582cm" svg:viewBox="0 0 19 4" svg:d="M19 0c-8 0-15 0-19 4">
          <text:p/>
        </draw:path>
        <draw:path draw:style-name="gr10" draw:text-style-name="P2" draw:layer="layout" svg:width="0.074cm" svg:height="0.107cm" svg:x="1.648cm" svg:y="17.585cm" svg:viewBox="0 0 75 108" svg:d="M14 0c-19 12-19 40 0 72 18 28 42 43 61 32">
          <text:p/>
        </draw:path>
        <draw:path draw:style-name="gr10" draw:text-style-name="P2" draw:layer="layout" svg:width="0.011cm" svg:height="0.028cm" svg:x="1.721cm" svg:y="17.66cm" svg:viewBox="0 0 12 29" svg:d="M0 29c8-4 12-15 12-29">
          <text:p/>
        </draw:path>
        <draw:path draw:style-name="gr10" draw:text-style-name="P2" draw:layer="layout" svg:width="0cm" svg:height="0.013cm" svg:x="1.732cm" svg:y="17.24cm" svg:viewBox="0 0 0 14" svg:d="M0 14c0-4 0-11 0-14">
          <text:p/>
        </draw:path>
        <draw:path draw:style-name="gr10" draw:text-style-name="P2" draw:layer="layout" svg:width="0.018cm" svg:height="0.005cm" svg:x="1.661cm" svg:y="17.176cm" svg:viewBox="0 0 19 6" svg:d="M19 0c-8 0-15 0-19 6">
          <text:p/>
        </draw:path>
        <draw:path draw:style-name="gr10" draw:text-style-name="P2" draw:layer="layout" svg:width="0.074cm" svg:height="0.104cm" svg:x="1.648cm" svg:y="17.18cm" svg:viewBox="0 0 75 105" svg:d="M14 0c-19 7-19 40 0 68 18 28 42 42 61 35">
          <text:p/>
        </draw:path>
        <draw:path draw:style-name="gr10" draw:text-style-name="P2" draw:layer="layout" svg:width="0.011cm" svg:height="0.028cm" svg:x="1.721cm" svg:y="17.254cm" svg:viewBox="0 0 12 29" svg:d="M0 29c8-7 12-18 12-29">
          <text:p/>
        </draw:path>
        <draw:path draw:style-name="gr10" draw:text-style-name="P2" draw:layer="layout" svg:width="0.392cm" svg:height="0.067cm" svg:x="1.721cm" svg:y="16.428cm" svg:viewBox="0 0 393 68" svg:d="M393 68c-39-38-113-68-194-68-85 0-159 30-199 68">
          <text:p/>
        </draw:path>
        <draw:path draw:style-name="gr10" draw:text-style-name="P2" draw:layer="layout" svg:width="0.097cm" svg:height="0.149cm" svg:x="1.628cm" svg:y="17.568cm" svg:viewBox="0 0 98 150" svg:d="M8 0c-14 21-10 60 11 96 21 35 54 60 79 53">
          <text:p/>
        </draw:path>
        <draw:path draw:style-name="gr10" draw:text-style-name="P2" draw:layer="layout" svg:width="0.097cm" svg:height="0.148cm" svg:x="1.628cm" svg:y="17.162cm" svg:viewBox="0 0 98 149" svg:d="M8 0c-14 18-10 60 11 96s54 57 79 53">
          <text:p/>
        </draw:path>
        <draw:path draw:style-name="gr10" draw:text-style-name="P2" draw:layer="layout" svg:width="0.071cm" svg:height="0.103cm" svg:x="1.668cm" svg:y="17.578cm" svg:viewBox="0 0 72 104" svg:d="M0 0c18 11 35 30 46 44 8 10 15 17 19 28 3 11 7 21 7 32">
          <text:p/>
        </draw:path>
        <draw:path draw:style-name="gr10" draw:text-style-name="P2" draw:layer="layout" svg:width="0.007cm" svg:height="0.007cm" svg:x="1.622cm" svg:y="17.571cm" svg:viewBox="0 0 8 8" svg:d="M0 8c4-3 4-8 8-8">
          <text:p/>
        </draw:path>
        <draw:path draw:style-name="gr10" draw:text-style-name="P2" draw:layer="layout" svg:width="0.043cm" svg:height="0.01cm" svg:x="1.629cm" svg:y="17.568cm" svg:viewBox="0 0 44 11" svg:d="M0 3c4-3 7-3 14-3 8 0 15 3 30 11">
          <text:p/>
        </draw:path>
        <draw:path draw:style-name="gr10" draw:text-style-name="P2" draw:layer="layout" svg:width="0.014cm" svg:height="0.085cm" svg:x="1.608cm" svg:y="17.575cm" svg:viewBox="0 0 15 86" svg:d="M15 86c-3-7-8-15-11-22 0-3 0-7-4-10 0-4 0-7 0-7 0-7 0-11 0-18 4-8 4-15 7-19 5-3 8-7 8-10">
          <text:p/>
        </draw:path>
        <draw:path draw:style-name="gr10" draw:text-style-name="P2" draw:layer="layout" svg:width="0.05cm" svg:height="0.067cm" svg:x="1.622cm" svg:y="17.656cm" svg:viewBox="0 0 51 68" svg:d="M0 0c4 14 11 25 18 35 8 14 19 25 33 33">
          <text:p/>
        </draw:path>
        <draw:path draw:style-name="gr10" draw:text-style-name="P2" draw:layer="layout" svg:width="0.05cm" svg:height="0.007cm" svg:x="1.668cm" svg:y="17.723cm" svg:viewBox="0 0 51 8" svg:d="M0 0c21 13 36 8 51 0">
          <text:p/>
        </draw:path>
        <draw:path draw:style-name="gr10" draw:text-style-name="P2" draw:layer="layout" svg:width="0.025cm" svg:height="0.042cm" svg:x="1.714cm" svg:y="17.681cm" svg:viewBox="0 0 26 43" svg:d="M0 43c8-3 15-7 19-14 3-8 7-19 7-29">
          <text:p/>
        </draw:path>
        <draw:path draw:style-name="gr10" draw:text-style-name="P2" draw:layer="layout" svg:width="0.071cm" svg:height="0.106cm" svg:x="1.668cm" svg:y="17.169cm" svg:viewBox="0 0 72 107" svg:d="M0 0c18 11 35 32 51 46 3 7 10 18 14 25 3 10 7 21 7 36">
          <text:p/>
        </draw:path>
        <draw:path draw:style-name="gr10" draw:text-style-name="P2" draw:layer="layout" svg:width="0.043cm" svg:height="0.012cm" svg:x="1.629cm" svg:y="17.161cm" svg:viewBox="0 0 44 13" svg:d="M44 13c-22-12-33-15-44-12">
          <text:p/>
        </draw:path>
        <draw:path draw:style-name="gr10" draw:text-style-name="P2" draw:layer="layout" svg:width="0.057cm" svg:height="0.152cm" svg:x="1.615cm" svg:y="17.162cm" svg:viewBox="0 0 58 153" svg:d="M14 0c-3 4-10 7-10 18-4 7-4 14-4 24 0 18 4 32 7 43 4 14 11 28 18 42 11 12 22 19 33 26">
          <text:p/>
        </draw:path>
        <draw:path draw:style-name="gr10" draw:text-style-name="P2" draw:layer="layout" svg:width="0.05cm" svg:height="0.009cm" svg:x="1.668cm" svg:y="17.314cm" svg:viewBox="0 0 51 10" svg:d="M0 0c21 12 36 12 51 4">
          <text:p/>
        </draw:path>
        <draw:path draw:style-name="gr10" draw:text-style-name="P2" draw:layer="layout" svg:width="0.025cm" svg:height="0.042cm" svg:x="1.714cm" svg:y="17.275cm" svg:viewBox="0 0 26 43" svg:d="M0 43c8-3 15-10 19-14 3-7 7-17 7-29">
          <text:p/>
        </draw:path>
        <draw:path draw:style-name="gr10" draw:text-style-name="P2" draw:layer="layout" svg:width="0.293cm" svg:height="0.035cm" svg:x="1.77cm" svg:y="16.405cm" svg:viewBox="0 0 294 36" svg:d="M294 36c-81-48-212-48-294 0">
          <text:p/>
        </draw:path>
        <draw:path draw:style-name="gr10" draw:text-style-name="P2" draw:layer="layout" svg:width="0.286cm" svg:height="0.095cm" svg:x="1.622cm" svg:y="17.363cm" svg:viewBox="0 0 287 96" svg:d="M0 0c64 57 170 93 287 96">
          <text:p/>
        </draw:path>
        <draw:line draw:style-name="gr10" draw:text-style-name="P2" draw:layer="layout" svg:x1="1.905cm" svg:y1="17.314cm" svg:x2="1.905cm" svg:y2="17.458cm">
          <text:p/>
        </draw:line>
        <draw:path draw:style-name="gr10" draw:text-style-name="P2" draw:layer="layout" svg:width="0.03cm" svg:height="0cm" svg:x="1.905cm" svg:y="17.314cm" svg:viewBox="0 0 31 0" svg:d="M0 0c10 0 21 0 31 0">
          <text:p/>
        </draw:path>
        <draw:line draw:style-name="gr10" draw:text-style-name="P2" draw:layer="layout" svg:x1="1.936cm" svg:y1="17.314cm" svg:x2="1.936cm" svg:y2="18.305cm">
          <text:p/>
        </draw:line>
        <draw:path draw:style-name="gr10" draw:text-style-name="P2" draw:layer="layout" svg:width="0.314cm" svg:height="0.095cm" svg:x="1.622cm" svg:y="18.21cm" svg:viewBox="0 0 315 96" svg:d="M0 0c71 63 192 100 315 96">
          <text:p/>
        </draw:path>
        <draw:line draw:style-name="gr10" draw:text-style-name="P2" draw:layer="layout" svg:x1="1.622cm" svg:y1="17.656cm" svg:x2="1.622cm" svg:y2="18.21cm">
          <text:p/>
        </draw:line>
        <draw:line draw:style-name="gr10" draw:text-style-name="P2" draw:layer="layout" svg:x1="1.622cm" svg:y1="17.363cm" svg:x2="1.622cm" svg:y2="17.575cm">
          <text:p/>
        </draw:line>
        <draw:path draw:style-name="gr10" draw:text-style-name="P2" draw:layer="layout" svg:width="0.18cm" svg:height="0.02cm" svg:x="1.442cm" svg:y="18.193cm" svg:viewBox="0 0 181 21" svg:d="M181 21c-56-18-121-26-181-18">
          <text:p/>
        </draw:path>
        <draw:path draw:style-name="gr10" draw:text-style-name="P2" draw:layer="layout" svg:width="0.07cm" svg:height="0.018cm" svg:x="1.552cm" svg:y="17.349cm" svg:viewBox="0 0 71 19" svg:d="M71 19c-21-8-46-12-71-19">
          <text:p/>
        </draw:path>
        <draw:line draw:style-name="gr10" draw:text-style-name="P2" draw:layer="layout" svg:x1="1.552cm" svg:y1="17.811cm" svg:x2="1.552cm" svg:y2="17.349cm">
          <text:p/>
        </draw:line>
        <draw:path draw:style-name="gr10" draw:text-style-name="P2" draw:layer="layout" svg:width="0.11cm" svg:height="0.005cm" svg:x="1.442cm" svg:y="17.805cm" svg:viewBox="0 0 111 6" svg:d="M111 6c-36-8-74-8-111-3">
          <text:p/>
        </draw:path>
        <draw:path draw:style-name="gr10" draw:text-style-name="P2" draw:layer="layout" svg:width="0.039cm" svg:height="0.043cm" svg:x="1.587cm" svg:y="16.615cm" svg:viewBox="0 0 40 44" svg:d="M0 0c11 14 21 29 40 44">
          <text:p/>
        </draw:path>
        <draw:line draw:style-name="gr10" draw:text-style-name="P2" draw:layer="layout" svg:x1="1.587cm" svg:y1="16.615cm" svg:x2="1.587cm" svg:y2="17.324cm">
          <text:p/>
        </draw:line>
        <draw:path draw:style-name="gr10" draw:text-style-name="P2" draw:layer="layout" svg:width="0.05cm" svg:height="0.031cm" svg:x="1.622cm" svg:y="16.658cm" svg:viewBox="0 0 51 32" svg:d="M51 32c-25-14-40-24-51-32">
          <text:p/>
        </draw:path>
        <draw:path draw:style-name="gr10" draw:text-style-name="P2" draw:layer="layout" svg:width="0.321cm" svg:height="0.134cm" svg:x="1.587cm" svg:y="17.324cm" svg:viewBox="0 0 322 135" svg:d="M0 0c49 79 176 132 322 135">
          <text:p/>
        </draw:path>
        <draw:path draw:style-name="gr10" draw:text-style-name="P2" draw:layer="layout" svg:width="0.24cm" svg:height="0.064cm" svg:x="1.668cm" svg:y="16.689cm" svg:viewBox="0 0 241 65" svg:d="M241 65c0 0-11 0-25 0-17-4-38-7-63-11-21-3-47-10-75-18-25-11-53-21-78-36">
          <text:p/>
        </draw:path>
        <draw:line draw:style-name="gr10" draw:text-style-name="P2" draw:layer="layout" svg:x1="1.905cm" svg:y1="16.753cm" svg:x2="1.905cm" svg:y2="16.774cm">
          <text:p/>
        </draw:line>
        <draw:line draw:style-name="gr10" draw:text-style-name="P2" draw:layer="layout" svg:x1="1.905cm" svg:y1="16.774cm" svg:x2="1.905cm" svg:y2="17.314cm">
          <text:p/>
        </draw:line>
        <draw:path draw:style-name="gr10" draw:text-style-name="P2" draw:layer="layout" svg:width="0.06cm" svg:height="0.081cm" svg:x="2.056cm" svg:y="16.432cm" svg:viewBox="0 0 61 82" svg:d="M61 82c0-28-21-61-61-82">
          <text:p/>
        </draw:path>
        <draw:path draw:style-name="gr10" draw:text-style-name="P2" draw:layer="layout" svg:width="0.282cm" svg:height="0.034cm" svg:x="1.778cm" svg:y="16.401cm" svg:viewBox="0 0 283 35" svg:d="M283 35c-78-47-205-47-283 0">
          <text:p/>
        </draw:path>
        <draw:path draw:style-name="gr10" draw:text-style-name="P2" draw:layer="layout" svg:width="0.06cm" svg:height="0.081cm" svg:x="1.718cm" svg:y="16.432cm" svg:viewBox="0 0 61 82" svg:d="M61 0c-40 21-61 54-61 82">
          <text:p/>
        </draw:path>
        <draw:line draw:style-name="gr10" draw:text-style-name="P2" draw:layer="layout" svg:x1="1.588cm" svg:y1="17.324cm" svg:x2="1.548cm" svg:y2="17.35cm">
          <text:p/>
        </draw:line>
        <draw:path draw:style-name="gr10" draw:text-style-name="P2" draw:layer="layout" svg:width="0.004cm" svg:height="0.004cm" svg:x="1.548cm" svg:y="17.349cm" svg:viewBox="0 0 5 5" svg:d="M0 0c5 0 5 0 5 5">
          <text:p/>
        </draw:path>
        <draw:path draw:style-name="gr10" draw:text-style-name="P2" draw:layer="layout" svg:width="0.03cm" svg:height="0cm" svg:x="1.905cm" svg:y="16.774cm" svg:viewBox="0 0 31 0" svg:d="M0 0c10 0 21 0 31 0">
          <text:p/>
        </draw:path>
        <draw:line draw:style-name="gr10" draw:text-style-name="P2" draw:layer="layout" svg:x1="1.936cm" svg:y1="16.774cm" svg:x2="1.936cm" svg:y2="17.314cm">
          <text:p/>
        </draw:line>
        <draw:path draw:style-name="gr10" draw:text-style-name="P2" draw:layer="layout" svg:width="0.134cm" svg:height="0.159cm" svg:x="2.141cm" svg:y="17.374cm" svg:viewBox="0 0 135 160" svg:d="M135 160c-11-60-60-118-135-160">
          <text:p/>
        </draw:path>
        <draw:path draw:style-name="gr10" draw:text-style-name="P2" draw:layer="layout" svg:width="0.032cm" svg:height="0.014cm" svg:x="2.109cm" svg:y="17.36cm" svg:viewBox="0 0 33 15" svg:d="M33 15c-11-7-22-12-33-15">
          <text:p/>
        </draw:path>
        <draw:path draw:style-name="gr10" draw:text-style-name="P2" draw:layer="layout" svg:width="0.067cm" svg:height="0.025cm" svg:x="2.042cm" svg:y="17.335cm" svg:viewBox="0 0 68 26" svg:d="M68 26c-21-11-42-18-68-26">
          <text:p/>
        </draw:path>
        <draw:path draw:style-name="gr10" draw:text-style-name="P2" draw:layer="layout" svg:width="0.011cm" svg:height="0.004cm" svg:x="2.035cm" svg:y="17.331cm" svg:viewBox="0 0 12 5" svg:d="M12 5c-5 0-8 0-12-5">
          <text:p/>
        </draw:path>
        <draw:path draw:style-name="gr10" draw:text-style-name="P2" draw:layer="layout" svg:width="0.099cm" svg:height="0.021cm" svg:x="1.936cm" svg:y="17.314cm" svg:viewBox="0 0 100 22" svg:d="M100 22c-33-11-64-18-100-22">
          <text:p/>
        </draw:path>
        <draw:path draw:style-name="gr10" draw:text-style-name="P2" draw:layer="layout" svg:width="0.205cm" svg:height="0.06cm" svg:x="1.936cm" svg:y="18.305cm" svg:viewBox="0 0 206 61" svg:d="M206 61c-60-32-131-54-206-61">
          <text:p/>
        </draw:path>
        <draw:line draw:style-name="gr10" draw:text-style-name="P2" draw:layer="layout" svg:x1="2.141cm" svg:y1="18.319cm" svg:x2="2.141cm" svg:y2="18.365cm">
          <text:p/>
        </draw:line>
        <draw:path draw:style-name="gr10" draw:text-style-name="P2" draw:layer="layout" svg:width="0.081cm" svg:height="0.071cm" svg:x="2.056cm" svg:y="18.256cm" svg:viewBox="0 0 82 72" svg:d="M0 0c0 10 4 17 7 24 0 5 5 9 5 12 7 7 14 14 21 21s14 11 25 11c7 3 17 7 24 0">
          <text:p/>
        </draw:path>
        <draw:path draw:style-name="gr10" draw:text-style-name="P2" draw:layer="layout" svg:width="0.007cm" svg:height="0.005cm" svg:x="2.134cm" svg:y="18.319cm" svg:viewBox="0 0 8 6" svg:d="M0 6c3 0 8 0 8-6">
          <text:p/>
        </draw:path>
        <draw:path draw:style-name="gr10" draw:text-style-name="P2" draw:layer="layout" svg:width="0.071cm" svg:height="0.041cm" svg:x="2.07cm" svg:y="18.225cm" svg:viewBox="0 0 72 42" svg:d="M72 42c-8-15-15-22-19-25-7-7-14-11-21-14-11-5-21-5-32 3">
          <text:p/>
        </draw:path>
        <draw:path draw:style-name="gr10" draw:text-style-name="P2" draw:layer="layout" svg:width="0.018cm" svg:height="0.028cm" svg:x="2.056cm" svg:y="18.231cm" svg:viewBox="0 0 19 29" svg:d="M19 0c-7 0-7 4-12 12-3 3-7 7-7 17">
          <text:p/>
        </draw:path>
        <draw:line draw:style-name="gr10" draw:text-style-name="P2" draw:layer="layout" svg:x1="2.141cm" svg:y1="17.984cm" svg:x2="2.141cm" svg:y2="18.263cm">
          <text:p/>
        </draw:line>
        <draw:path draw:style-name="gr10" draw:text-style-name="P2" draw:layer="layout" svg:width="0.081cm" svg:height="0.069cm" svg:x="2.056cm" svg:y="17.921cm" svg:viewBox="0 0 82 70" svg:d="M0 0c0 10 4 17 7 21 0 3 5 7 5 10 7 11 14 18 21 22 7 8 14 11 25 15 7 3 17 3 24 0">
          <text:p/>
        </draw:path>
        <draw:path draw:style-name="gr10" draw:text-style-name="P2" draw:layer="layout" svg:width="0.007cm" svg:height="0.004cm" svg:x="2.134cm" svg:y="17.984cm" svg:viewBox="0 0 8 5" svg:d="M0 5c3 0 8-5 8-5">
          <text:p/>
        </draw:path>
        <draw:path draw:style-name="gr10" draw:text-style-name="P2" draw:layer="layout" svg:width="0.071cm" svg:height="0.041cm" svg:x="2.07cm" svg:y="17.89cm" svg:viewBox="0 0 72 42" svg:d="M72 42c-8-14-15-21-19-28-7-4-14-8-21-12-11-3-21-3-32 4">
          <text:p/>
        </draw:path>
        <draw:path draw:style-name="gr10" draw:text-style-name="P2" draw:layer="layout" svg:width="0.018cm" svg:height="0.032cm" svg:x="2.056cm" svg:y="17.892cm" svg:viewBox="0 0 19 33" svg:d="M19 0c-7 4-7 7-12 12-3 4-7 11-7 21">
          <text:p/>
        </draw:path>
        <draw:line draw:style-name="gr10" draw:text-style-name="P2" draw:layer="layout" svg:x1="2.141cm" svg:y1="17.839cm" svg:x2="2.141cm" svg:y2="17.928cm">
          <text:p/>
        </draw:line>
        <draw:path draw:style-name="gr10" draw:text-style-name="P2" draw:layer="layout" svg:width="0.088cm" svg:height="0.071cm" svg:x="2.141cm" svg:y="17.839cm" svg:viewBox="0 0 89 72" svg:d="M89 72c-21-29-53-50-89-72">
          <text:p/>
        </draw:path>
        <draw:path draw:style-name="gr10" draw:text-style-name="P2" draw:layer="layout" svg:width="0.023cm" svg:height="0.121cm" svg:x="2.21cm" svg:y="17.79cm" svg:viewBox="0 0 24 122" svg:d="M24 122c-12-19-16-36-23-54-4-32 0-60 15-68">
          <text:p/>
        </draw:path>
        <draw:path draw:style-name="gr10" draw:text-style-name="P2" draw:layer="layout" svg:width="0.053cm" svg:height="0.146cm" svg:x="2.222cm" svg:y="17.789cm" svg:viewBox="0 0 54 147" svg:d="M0 1c7-3 18 0 25 7s14 25 18 39 4 28 7 42c4 19 4 40 4 58">
          <text:p/>
        </draw:path>
        <draw:path draw:style-name="gr10" draw:text-style-name="P2" draw:layer="layout" svg:width="0.007cm" svg:height="0.031cm" svg:x="2.268cm" svg:y="17.935cm" svg:viewBox="0 0 8 32" svg:d="M8 0c0 21 0 32-8 32">
          <text:p/>
        </draw:path>
        <draw:line draw:style-name="gr10" draw:text-style-name="P2" draw:layer="layout" svg:x1="2.268cm" svg:y1="17.966cm" svg:x2="2.264cm" svg:y2="17.966cm">
          <text:p/>
        </draw:line>
        <draw:path draw:style-name="gr10" draw:text-style-name="P2" draw:layer="layout" svg:width="0.012cm" svg:height="0.032cm" svg:x="2.264cm" svg:y="17.966cm" svg:viewBox="0 0 13 33" svg:d="M13 33c0-11-5-22-13-33">
          <text:p/>
        </draw:path>
        <draw:line draw:style-name="gr10" draw:text-style-name="P2" draw:layer="layout" svg:x1="2.275cm" svg:y1="17.998cm" svg:x2="2.275cm" svg:y2="17.533cm">
          <text:p/>
        </draw:line>
        <draw:path draw:style-name="gr10" draw:text-style-name="P2" draw:layer="layout" svg:width="0.007cm" svg:height="0.035cm" svg:x="2.268cm" svg:y="17.628cm" svg:viewBox="0 0 8 36" svg:d="M8 0c0 21 0 33-8 36">
          <text:p/>
        </draw:path>
        <draw:path draw:style-name="gr10" draw:text-style-name="P2" draw:layer="layout" svg:width="0.061cm" svg:height="0.176cm" svg:x="2.21cm" svg:y="17.487cm" svg:viewBox="0 0 62 177" svg:d="M62 177c-3 0-10-3-17-14-4-11-14-28-21-46-8-18-16-35-23-53-3-32 0-61 15-64">
          <text:p/>
        </draw:path>
        <draw:path draw:style-name="gr10" draw:text-style-name="P2" draw:layer="layout" svg:width="0.053cm" svg:height="0.144cm" svg:x="2.222cm" svg:y="17.484cm" svg:viewBox="0 0 54 145" svg:d="M0 3c7-4 18-4 25 3 7 11 14 25 18 44 4 10 4 24 7 38 4 18 4 39 4 57">
          <text:p/>
        </draw:path>
        <draw:path draw:style-name="gr10" draw:text-style-name="P2" draw:layer="layout" svg:width="0.081cm" svg:height="0.069cm" svg:x="2.056cm" svg:y="17.554cm" svg:viewBox="0 0 82 70" svg:d="M0 0c0 11 4 18 7 22 0 7 5 7 5 10 7 11 14 18 21 25 7 4 14 7 25 11 7 3 14 3 24 0">
          <text:p/>
        </draw:path>
        <draw:path draw:style-name="gr10" draw:text-style-name="P2" draw:layer="layout" svg:width="0.078cm" svg:height="0.095cm" svg:x="2.07cm" svg:y="17.522cm" svg:viewBox="0 0 79 96" svg:d="M68 96c7-3 11-14 11-24 0-8 0-18-4-25-3-14-14-25-21-32-15-11-22-15-29-15-11 0-18 0-25 4">
          <text:p/>
        </draw:path>
        <draw:path draw:style-name="gr10" draw:text-style-name="P2" draw:layer="layout" svg:width="0.018cm" svg:height="0.028cm" svg:x="2.056cm" svg:y="17.526cm" svg:viewBox="0 0 19 29" svg:d="M19 0c-7 3-7 7-12 10-3 4-7 12-7 19">
          <text:p/>
        </draw:path>
        <draw:path draw:style-name="gr10" draw:text-style-name="P2" draw:layer="layout" svg:width="0.042cm" svg:height="0.011cm" svg:x="1.4cm" svg:y="18.185cm" svg:viewBox="0 0 43 12" svg:d="M43 12c-14 0-31-5-43-12">
          <text:p/>
        </draw:path>
        <draw:line draw:style-name="gr10" draw:text-style-name="P2" draw:layer="layout" svg:x1="1.401cm" svg:y1="18.19cm" svg:x2="1.308cm" svg:y2="18.132cm">
          <text:p/>
        </draw:line>
        <draw:path draw:style-name="gr10" draw:text-style-name="P2" draw:layer="layout" svg:width="0.018cm" svg:height="0.021cm" svg:x="1.294cm" svg:y="18.115cm" svg:viewBox="0 0 19 22" svg:d="M19 22c-11-8-19-15-19-22">
          <text:p/>
        </draw:path>
        <draw:path draw:style-name="gr10" draw:text-style-name="P2" draw:layer="layout" svg:width="0.123cm" svg:height="0.12cm" svg:x="2.141cm" svg:y="18.365cm" svg:viewBox="0 0 124 121" svg:d="M124 121c-21-46-63-88-124-121">
          <text:p/>
        </draw:path>
        <draw:line draw:style-name="gr10" draw:text-style-name="P2" draw:layer="layout" svg:x1="2.636cm" svg:y1="18.701cm" svg:x2="2.264cm" svg:y2="18.485cm">
          <text:p/>
        </draw:line>
        <draw:line draw:style-name="gr10" draw:text-style-name="P2" draw:layer="layout" svg:x1="2.907cm" svg:y1="18.584cm" svg:x2="2.857cm" svg:y2="18.613cm">
          <text:p/>
        </draw:line>
        <draw:path draw:style-name="gr10" draw:text-style-name="P2" draw:layer="layout" svg:width="0.05cm" svg:height="0.113cm" svg:x="1.516cm" svg:y="17.141cm" svg:viewBox="0 0 51 114" svg:d="M51 0c-33 35-51 75-51 114">
          <text:p/>
        </draw:path>
        <draw:path draw:style-name="gr10" draw:text-style-name="P2" draw:layer="layout" svg:width="0.036cm" svg:height="0.095cm" svg:x="1.516cm" svg:y="17.254cm" svg:viewBox="0 0 37 96" svg:d="M0 0c0 32 12 63 37 96">
          <text:p/>
        </draw:path>
        <draw:line draw:style-name="gr10" draw:text-style-name="P2" draw:layer="layout" svg:x1="1.548cm" svg:y1="17.349cm" svg:x2="1.548cm" svg:y2="17.346cm">
          <text:p/>
        </draw:line>
        <draw:path draw:style-name="gr10" draw:text-style-name="P2" draw:layer="layout" svg:width="0.036cm" svg:height="0.095cm" svg:x="1.516cm" svg:y="17.716cm" svg:viewBox="0 0 37 96" svg:d="M0 0c0 33 16 65 37 96">
          <text:p/>
        </draw:path>
        <draw:path draw:style-name="gr10" draw:text-style-name="P2" draw:layer="layout" svg:width="0.042cm" svg:height="0.011cm" svg:x="1.4cm" svg:y="17.797cm" svg:viewBox="0 0 43 12" svg:d="M43 12c-14 0-31-5-43-12">
          <text:p/>
        </draw:path>
        <draw:line draw:style-name="gr10" draw:text-style-name="P2" draw:layer="layout" svg:x1="1.517cm" svg:y1="17.585cm" svg:x2="1.308cm" svg:y2="17.706cm">
          <text:p/>
        </draw:line>
        <draw:line draw:style-name="gr10" draw:text-style-name="P2" draw:layer="layout" svg:x1="1.308cm" svg:y1="17.744cm" svg:x2="1.401cm" svg:y2="17.802cm">
          <text:p/>
        </draw:line>
        <draw:path draw:style-name="gr10" draw:text-style-name="P2" draw:layer="layout" svg:width="0.018cm" svg:height="0.021cm" svg:x="1.294cm" svg:y="17.727cm" svg:viewBox="0 0 19 22" svg:d="M19 22c-11-7-19-15-19-22">
          <text:p/>
        </draw:path>
        <draw:path draw:style-name="gr10" draw:text-style-name="P2" draw:layer="layout" svg:width="0.018cm" svg:height="0.022cm" svg:x="1.294cm" svg:y="17.705cm" svg:viewBox="0 0 19 23" svg:d="M0 23c0-7 8-16 19-23">
          <text:p/>
        </draw:path>
        <draw:line draw:style-name="gr10" draw:text-style-name="P2" draw:layer="layout" svg:x1="1.587cm" svg:y1="16.619cm" svg:x2="1.587cm" svg:y2="16.615cm">
          <text:p/>
        </draw:line>
        <draw:line draw:style-name="gr10" draw:text-style-name="P2" draw:layer="layout" svg:x1="1.587cm" svg:y1="16.619cm" svg:x2="1.587cm" svg:y2="16.64cm">
          <text:p/>
        </draw:line>
        <draw:line draw:style-name="gr10" draw:text-style-name="P2" draw:layer="layout" svg:x1="1.587cm" svg:y1="17.18cm" svg:x2="1.587cm" svg:y2="16.64cm">
          <text:p/>
        </draw:line>
        <draw:line draw:style-name="gr10" draw:text-style-name="P2" draw:layer="layout" svg:x1="1.587cm" svg:y1="17.321cm" svg:x2="1.587cm" svg:y2="17.18cm">
          <text:p/>
        </draw:line>
        <draw:line draw:style-name="gr10" draw:text-style-name="P2" draw:layer="layout" svg:x1="1.548cm" svg:y1="17.35cm" svg:x2="1.588cm" svg:y2="17.321cm">
          <text:p/>
        </draw:line>
        <draw:path draw:style-name="gr10" draw:text-style-name="P2" draw:layer="layout" svg:width="0.338cm" svg:height="0.118cm" svg:x="1.778cm" svg:y="16.51cm" svg:viewBox="0 0 339 119" svg:d="M0 85c56 32 142 43 216 25s123-65 123-110">
          <text:p/>
        </draw:path>
        <draw:path draw:style-name="gr10" draw:text-style-name="P2" draw:layer="layout" svg:width="0.398cm" svg:height="0.116cm" svg:x="1.718cm" svg:y="16.397cm" svg:viewBox="0 0 399 117" svg:d="M399 117c0-67-88-117-197-117-110 0-202 50-202 117">
          <text:p/>
        </draw:path>
        <draw:path draw:style-name="gr10" draw:text-style-name="P2" draw:layer="layout" svg:width="0.06cm" svg:height="0.084cm" svg:x="1.718cm" svg:y="16.51cm" svg:viewBox="0 0 61 85" svg:d="M0 0c0 31 21 63 61 85">
          <text:p/>
        </draw:path>
        <draw:path draw:style-name="gr10" draw:text-style-name="P2" draw:layer="layout" svg:width="0.332cm" svg:height="0.19cm" svg:x="1.936cm" svg:y="16.584cm" svg:viewBox="0 0 333 191" svg:d="M0 191c180-7 322-88 333-191">
          <text:p/>
        </draw:path>
        <draw:line draw:style-name="gr10" draw:text-style-name="P2" draw:layer="layout" svg:x1="2.268cm" svg:y1="17.123cm" svg:x2="2.268cm" svg:y2="16.584cm">
          <text:p/>
        </draw:line>
        <draw:path draw:style-name="gr10" draw:text-style-name="P2" draw:layer="layout" svg:width="0.332cm" svg:height="0.191cm" svg:x="1.936cm" svg:y="17.123cm" svg:viewBox="0 0 333 192" svg:d="M0 192c180-7 322-88 333-192">
          <text:p/>
        </draw:path>
        <draw:path draw:style-name="gr10" draw:text-style-name="P2" draw:layer="layout" svg:width="0.543cm" svg:height="0.19cm" svg:x="2.275cm" svg:y="17.533cm" svg:viewBox="0 0 544 191" svg:d="M0 0c7 71 81 135 195 170 109 32 243 28 349-14">
          <text:p/>
        </draw:path>
        <draw:line draw:style-name="gr10" draw:text-style-name="P2" draw:layer="layout" svg:x1="2.141cm" svg:y1="17.375cm" svg:x2="2.371cm" svg:y2="17.24cm">
          <text:p/>
        </draw:line>
        <draw:line draw:style-name="gr10" draw:text-style-name="P2" draw:layer="layout" svg:x1="2.826cm" svg:y1="17.696cm" svg:x2="2.815cm" svg:y2="17.688cm">
          <text:p/>
        </draw:line>
        <draw:path draw:style-name="gr10" draw:text-style-name="P2" draw:layer="layout" svg:width="0.275cm" svg:height="0.077cm" svg:x="2.37cm" svg:y="17.24cm" svg:viewBox="0 0 276 78" svg:d="M0 0c71 46 170 75 276 78">
          <text:p/>
        </draw:path>
        <draw:line draw:style-name="gr10" draw:text-style-name="P2" draw:layer="layout" svg:x1="2.822cm" svg:y1="17.696cm" svg:x2="2.83cm" svg:y2="17.688cm">
          <text:p/>
        </draw:line>
        <draw:path draw:style-name="gr10" draw:text-style-name="P2" draw:layer="layout" svg:width="0.092cm" svg:height="0.011cm" svg:x="2.645cm" svg:y="17.317cm" svg:viewBox="0 0 93 12" svg:d="M93 12c-32-8-61-12-93-12">
          <text:p/>
        </draw:path>
        <draw:path draw:style-name="gr10" draw:text-style-name="P2" draw:layer="layout" svg:width="0cm" svg:height="0.017cm" svg:x="2.973cm" svg:y="17.518cm" svg:viewBox="0 0 0 18" svg:d="M0 18c0-7 0-10 0-18">
          <text:p/>
        </draw:path>
        <draw:path draw:style-name="gr10" draw:text-style-name="P2" draw:layer="layout" svg:width="0.236cm" svg:height="0.194cm" svg:x="2.737cm" svg:y="17.328cm" svg:viewBox="0 0 237 195" svg:d="M237 195c0-88-96-167-237-195">
          <text:p/>
        </draw:path>
        <draw:line draw:style-name="gr10" draw:text-style-name="P2" draw:layer="layout" svg:x1="2.363cm" svg:y1="17.324cm" svg:x2="2.505cm" svg:y2="17.407cm">
          <text:p/>
        </draw:line>
        <draw:path draw:style-name="gr10" draw:text-style-name="P2" draw:layer="layout" svg:width="0.067cm" svg:height="0.011cm" svg:x="2.296cm" svg:y="17.317cm" svg:viewBox="0 0 68 12" svg:d="M0 12c22-16 50-16 68 0">
          <text:p/>
        </draw:path>
        <draw:path draw:style-name="gr10" draw:text-style-name="P2" draw:layer="layout" svg:width="0.007cm" svg:height="0.004cm" svg:x="2.501cm" svg:y="17.402cm" svg:viewBox="0 0 8 5" svg:d="M8 5c0-5 0-5-4-5 0 0-4 0-4 5">
          <text:p/>
        </draw:path>
        <draw:path draw:style-name="gr10" draw:text-style-name="P2" draw:layer="layout" svg:width="0.006cm" svg:height="0cm" svg:x="2.501cm" svg:y="17.406cm" svg:viewBox="0 0 7 0" svg:d="M0 0h3c4 0 4 0 4 0">
          <text:p/>
        </draw:path>
        <draw:line draw:style-name="gr10" draw:text-style-name="P2" draw:layer="layout" svg:x1="2.289cm" svg:y1="17.332cm" svg:x2="2.297cm" svg:y2="17.324cm">
          <text:p/>
        </draw:line>
        <draw:path draw:style-name="gr10" draw:text-style-name="P2" draw:layer="layout" svg:width="0.392cm" svg:height="0.267cm" svg:x="2.462cm" svg:y="17.386cm" svg:viewBox="0 0 393 268" svg:d="M0 229c85 49 223 53 311 7 92-46 110-124 39-180-70-58-201-72-308-36">
          <text:p/>
        </draw:path>
        <draw:path draw:style-name="gr10" draw:text-style-name="P2" draw:layer="layout" svg:width="0.016cm" svg:height="0.039cm" svg:x="2.273cm" svg:y="17.331cm" svg:viewBox="0 0 17 40" svg:d="M17 40c-23-10-23-29 0-40">
          <text:p/>
        </draw:path>
        <draw:path draw:style-name="gr10" draw:text-style-name="P2" draw:layer="layout" svg:width="0.068cm" svg:height="0.163cm" svg:x="2.393cm" svg:y="17.451cm" svg:viewBox="0 0 69 164" svg:d="M34 0c-58 53-40 120 35 164">
          <text:p/>
        </draw:path>
        <draw:line draw:style-name="gr10" draw:text-style-name="P2" draw:layer="layout" svg:x1="2.428cm" svg:y1="17.452cm" svg:x2="2.289cm" svg:y2="17.37cm">
          <text:p/>
        </draw:line>
        <draw:path draw:style-name="gr10" draw:text-style-name="P2" draw:layer="layout" svg:width="0.004cm" svg:height="0.003cm" svg:x="2.423cm" svg:y="17.448cm" svg:viewBox="0 0 5 4" svg:d="M5 4c0-4 0-4-5-4v4">
          <text:p/>
        </draw:path>
        <draw:path draw:style-name="gr10" draw:text-style-name="P2" draw:layer="layout" svg:width="0.003cm" svg:height="0cm" svg:x="2.423cm" svg:y="17.451cm" svg:viewBox="0 0 4 0" svg:d="M0 0c4 0 4 0 4 0">
          <text:p/>
        </draw:path>
        <draw:path draw:style-name="gr10" draw:text-style-name="P2" draw:layer="layout" svg:width="0.028cm" svg:height="0.018cm" svg:x="2.342cm" svg:y="17.222cm" svg:viewBox="0 0 29 19" svg:d="M0 0c11 7 21 15 29 19">
          <text:p/>
        </draw:path>
        <draw:path draw:style-name="gr10" draw:text-style-name="P2" draw:layer="layout" svg:width="0.236cm" svg:height="0.138cm" svg:x="2.109cm" svg:y="17.222cm" svg:viewBox="0 0 237 139" svg:d="M0 139c102-29 188-79 237-139">
          <text:p/>
        </draw:path>
        <draw:path draw:style-name="gr10" draw:text-style-name="P2" draw:layer="layout" svg:width="0.042cm" svg:height="0.039cm" svg:x="2.303cm" svg:y="17.183cm" svg:viewBox="0 0 43 40" svg:d="M0 0c11 15 25 30 43 40">
          <text:p/>
        </draw:path>
        <draw:line draw:style-name="gr10" draw:text-style-name="P2" draw:layer="layout" svg:x1="2.042cm" svg:y1="17.336cm" svg:x2="2.057cm" svg:y2="17.328cm">
          <text:p/>
        </draw:line>
        <draw:line draw:style-name="gr10" draw:text-style-name="P2" draw:layer="layout" svg:x1="2.293cm" svg:y1="17.191cm" svg:x2="2.304cm" svg:y2="17.183cm">
          <text:p/>
        </draw:line>
        <draw:path draw:style-name="gr10" draw:text-style-name="P2" draw:layer="layout" svg:width="0.243cm" svg:height="0.138cm" svg:x="2.053cm" svg:y="17.19cm" svg:viewBox="0 0 244 139" svg:d="M0 139c114-21 202-74 244-139">
          <text:p/>
        </draw:path>
        <draw:path draw:style-name="gr10" draw:text-style-name="P2" draw:layer="layout" svg:width="0.021cm" svg:height="0.007cm" svg:x="2.035cm" svg:y="17.328cm" svg:viewBox="0 0 22 8" svg:d="M0 8c7-4 15-4 22-8">
          <text:p/>
        </draw:path>
        <draw:line draw:style-name="gr10" draw:text-style-name="P2" draw:layer="layout" svg:x1="2.053cm" svg:y1="17.329cm" svg:x2="2.297cm" svg:y2="17.19cm">
          <text:p/>
        </draw:line>
        <draw:path draw:style-name="gr10" draw:text-style-name="P2" draw:layer="layout" svg:width="0.007cm" svg:height="0.01cm" svg:x="2.293cm" svg:y="17.18cm" svg:viewBox="0 0 8 11" svg:d="M0 11c3-3 8-8 8-11">
          <text:p/>
        </draw:path>
        <draw:path draw:style-name="gr10" draw:text-style-name="P2" draw:layer="layout" svg:width="0.032cm" svg:height="0.057cm" svg:x="2.268cm" svg:y="17.123cm" svg:viewBox="0 0 33 58" svg:d="M0 0c3 22 19 39 33 58">
          <text:p/>
        </draw:path>
        <draw:path draw:style-name="gr10" draw:text-style-name="P2" draw:layer="layout" svg:width="0.039cm" svg:height="0.059cm" svg:x="2.229cm" svg:y="17.907cm" svg:viewBox="0 0 40 60" svg:d="M40 60c-4 0-7-4-15-15-7-10-18-24-25-45">
          <text:p/>
        </draw:path>
        <draw:path draw:style-name="gr10" draw:text-style-name="P2" draw:layer="layout" svg:width="0.007cm" svg:height="0.056cm" svg:x="2.141cm" svg:y="17.928cm" svg:viewBox="0 0 8 57" svg:d="M0 57c3-3 8-10 8-21 0-14-5-26-8-36">
          <text:p/>
        </draw:path>
        <draw:path draw:style-name="gr10" draw:text-style-name="P2" draw:layer="layout" svg:width="0.007cm" svg:height="0.06cm" svg:x="2.141cm" svg:y="18.263cm" svg:viewBox="0 0 8 61" svg:d="M0 61c3-5 8-15 8-26 0-10-5-25-8-35">
          <text:p/>
        </draw:path>
        <draw:line draw:style-name="gr10" draw:text-style-name="P2" draw:layer="layout" svg:x1="2.264cm" svg:y1="18.485cm" svg:x2="2.264cm" svg:y2="18.457cm">
          <text:p/>
        </draw:line>
        <draw:path draw:style-name="gr10" draw:text-style-name="P2" draw:layer="layout" svg:width="0.063cm" svg:height="0.152cm" svg:x="2.201cm" svg:y="18.305cm" svg:viewBox="0 0 64 153" svg:d="M64 153c-7-7-17-21-32-50-15-28-32-71-32-103">
          <text:p/>
        </draw:path>
        <draw:path draw:style-name="gr10" draw:text-style-name="P2" draw:layer="layout" svg:width="0.063cm" svg:height="0.051cm" svg:x="2.201cm" svg:y="18.258cm" svg:viewBox="0 0 64 52" svg:d="M0 48c0-17 7-33 10-40 7-7 15-10 22-7 15 4 25 26 32 51">
          <text:p/>
        </draw:path>
        <draw:line draw:style-name="gr10" draw:text-style-name="P2" draw:layer="layout" svg:x1="2.264cm" svg:y1="18.309cm" svg:x2="2.264cm" svg:y2="18.199cm">
          <text:p/>
        </draw:line>
        <draw:polyline draw:style-name="gr10" draw:text-style-name="P2" draw:layer="layout" svg:width="0cm" svg:height="0cm" svg:x="2.275cm" svg:y="18.164cm" svg:viewBox="0 0 0 0" draw:points="0,0">
          <text:p/>
        </draw:polyline>
        <draw:path draw:style-name="gr10" draw:text-style-name="P2" draw:layer="layout" svg:width="0.012cm" svg:height="0.039cm" svg:x="2.264cm" svg:y="18.164cm" svg:viewBox="0 0 13 40" svg:d="M13 0c0 0-5 0-8 4 0 7-5 14-5 36">
          <text:p/>
        </draw:path>
        <draw:line draw:style-name="gr10" draw:text-style-name="P2" draw:layer="layout" svg:x1="2.275cm" svg:y1="18.143cm" svg:x2="2.275cm" svg:y2="18.164cm">
          <text:p/>
        </draw:line>
        <draw:path draw:style-name="gr10" draw:text-style-name="P2" draw:layer="layout" svg:width="0.074cm" svg:height="0.159cm" svg:x="2.201cm" svg:y="17.998cm" svg:viewBox="0 0 75 160" svg:d="M75 146c0 14-4 14-7 14-7-4-15-14-22-28-11-18-21-40-32-68-7-21-14-46-14-64">
          <text:p/>
        </draw:path>
        <draw:path draw:style-name="gr10" draw:text-style-name="P2" draw:layer="layout" svg:width="0.074cm" svg:height="0.133cm" svg:x="2.201cm" svg:y="17.953cm" svg:viewBox="0 0 75 134" svg:d="M0 45c0-21 7-39 17-42 11-7 25 0 32 14 8 11 12 25 15 39 7 26 11 50 11 78">
          <text:p/>
        </draw:path>
        <draw:line draw:style-name="gr10" draw:text-style-name="P2" draw:layer="layout" svg:x1="2.275cm" svg:y1="17.998cm" svg:x2="2.275cm" svg:y2="18.083cm">
          <text:p/>
        </draw:line>
        <draw:line draw:style-name="gr10" draw:text-style-name="P2" draw:layer="layout" svg:x1="2.815cm" svg:y1="17.688cm" svg:x2="2.815cm" svg:y2="18.153cm">
          <text:p/>
        </draw:line>
        <draw:path draw:style-name="gr10" draw:text-style-name="P2" draw:layer="layout" svg:width="0.356cm" svg:height="0.036cm" svg:x="2.462cm" svg:y="18.153cm" svg:viewBox="0 0 357 37" svg:d="M0 11c113 40 248 33 357-11">
          <text:p/>
        </draw:path>
        <draw:path draw:style-name="gr10" draw:text-style-name="P2" draw:layer="layout" svg:width="0.021cm" svg:height="0.053cm" svg:x="2.462cm" svg:y="18.115cm" svg:viewBox="0 0 22 54" svg:d="M0 54c11-15 22-32 22-54">
          <text:p/>
        </draw:path>
        <draw:path draw:style-name="gr10" draw:text-style-name="P2" draw:layer="layout" svg:width="0.106cm" svg:height="0.145cm" svg:x="2.377cm" svg:y="17.97cm" svg:viewBox="0 0 107 146" svg:d="M0 0c11 7 25 18 36 28 14 11 24 21 35 32 10 14 17 28 25 43 8 14 11 29 11 43">
          <text:p/>
        </draw:path>
        <draw:path draw:style-name="gr10" draw:text-style-name="P2" draw:layer="layout" svg:width="0.074cm" svg:height="0.123cm" svg:x="2.303cm" svg:y="17.956cm" svg:viewBox="0 0 75 124" svg:d="M75 14c-14-7-28-14-39-14s-18 3-22 7c-3 3-7 7-7 14-3 7-3 14-7 28 0 14 0 33 4 47 3 11 3 21 7 28">
          <text:p/>
        </draw:path>
        <draw:path draw:style-name="gr10" draw:text-style-name="P2" draw:layer="layout" svg:width="0.039cm" svg:height="0.081cm" svg:x="2.275cm" svg:y="17.998cm" svg:viewBox="0 0 40 82" svg:d="M0 0c3 29 18 58 40 82">
          <text:p/>
        </draw:path>
        <draw:path draw:style-name="gr10" draw:text-style-name="P2" draw:layer="layout" svg:width="0.021cm" svg:height="0.046cm" svg:x="2.286cm" svg:y="18.407cm" svg:viewBox="0 0 22 47" svg:d="M0 47c15-7 22-24 22-47">
          <text:p/>
        </draw:path>
        <draw:path draw:style-name="gr10" draw:text-style-name="P2" draw:layer="layout" svg:width="0.043cm" svg:height="0.098cm" svg:x="2.264cm" svg:y="18.309cm" svg:viewBox="0 0 44 99" svg:d="M44 99c0-31-18-71-44-99">
          <text:p/>
        </draw:path>
        <draw:line draw:style-name="gr10" draw:text-style-name="P2" draw:layer="layout" svg:x1="2.691cm" svg:y1="18.303cm" svg:x2="2.876cm" svg:y2="18.196cm">
          <text:p/>
        </draw:line>
        <draw:line draw:style-name="gr10" draw:text-style-name="P2" draw:layer="layout" svg:x1="2.691cm" svg:y1="18.404cm" svg:x2="2.691cm" svg:y2="18.302cm">
          <text:p/>
        </draw:line>
        <draw:path draw:style-name="gr10" draw:text-style-name="P2" draw:layer="layout" svg:width="0cm" svg:height="0.009cm" svg:x="2.268cm" svg:y="17.113cm" svg:viewBox="0 0 0 10" svg:d="M0 10c0-3 0-7 0-10">
          <text:p/>
        </draw:path>
        <draw:path draw:style-name="gr10" draw:text-style-name="P2" draw:layer="layout" svg:width="0.003cm" svg:height="0.007cm" svg:x="2.3cm" svg:y="17.18cm" svg:viewBox="0 0 4 8" svg:d="M0 0c0 4 4 4 4 8">
          <text:p/>
        </draw:path>
        <draw:path draw:style-name="gr10" draw:text-style-name="P2" draw:layer="layout" svg:width="0.007cm" svg:height="0.014cm" svg:x="2.296cm" svg:y="17.367cm" svg:viewBox="0 0 8 15" svg:d="M8 15c-3-5-8-8-8-15">
          <text:p/>
        </draw:path>
        <draw:path draw:style-name="gr10" draw:text-style-name="P2" draw:layer="layout" svg:width="0.007cm" svg:height="0.01cm" svg:x="2.296cm" svg:y="17.36cm" svg:viewBox="0 0 8 11" svg:d="M0 11c0-3 5-11 8-11">
          <text:p/>
        </draw:path>
        <draw:line draw:style-name="gr10" draw:text-style-name="P2" draw:layer="layout" svg:x1="2.303cm" svg:y1="17.361cm" svg:x2="2.315cm" svg:y2="17.353cm">
          <text:p/>
        </draw:line>
        <draw:path draw:style-name="gr10" draw:text-style-name="P2" draw:layer="layout" svg:width="0.035cm" svg:height="0.007cm" svg:x="2.314cm" svg:y="17.348cm" svg:viewBox="0 0 36 8" svg:d="M0 8c7-11 25-11 36 0">
          <text:p/>
        </draw:path>
        <draw:path draw:style-name="gr10" draw:text-style-name="P2" draw:layer="layout" svg:width="0.021cm" svg:height="0.07cm" svg:x="1.566cm" svg:y="17.254cm" svg:viewBox="0 0 22 71" svg:d="M0 0c0 26 7 47 22 71">
          <text:p/>
        </draw:path>
        <draw:path draw:style-name="gr10" draw:text-style-name="P2" draw:layer="layout" svg:width="0.487cm" svg:height="0.145cm" svg:x="1.675cm" svg:y="16.368cm" svg:viewBox="0 0 488 146" svg:d="M488 146c0-82-109-146-243-146s-245 64-245 146">
          <text:p/>
        </draw:path>
        <draw:path draw:style-name="gr10" draw:text-style-name="P2" draw:layer="layout" svg:width="0.487cm" svg:height="0.141cm" svg:x="1.675cm" svg:y="16.513cm" svg:viewBox="0 0 488 142" svg:d="M0 0c0 79 111 142 245 142s243-63 243-142">
          <text:p/>
        </draw:path>
        <draw:path draw:style-name="gr10" draw:text-style-name="P2" draw:layer="layout" svg:width="0.021cm" svg:height="0.067cm" svg:x="1.566cm" svg:y="16.573cm" svg:viewBox="0 0 22 68" svg:d="M0 0c0 22 7 47 22 68">
          <text:p/>
        </draw:path>
        <draw:path draw:style-name="gr10" draw:text-style-name="P2" draw:layer="layout" svg:width="0.021cm" svg:height="0.067cm" svg:x="1.566cm" svg:y="17.113cm" svg:viewBox="0 0 22 68" svg:d="M0 0c0 22 7 47 22 68">
          <text:p/>
        </draw:path>
        <draw:line draw:style-name="gr10" draw:text-style-name="P2" draw:layer="layout" svg:x1="2.268cm" svg:y1="16.584cm" svg:x2="2.268cm" svg:y2="16.562cm">
          <text:p/>
        </draw:line>
        <draw:path draw:style-name="gr10" draw:text-style-name="P2" draw:layer="layout" svg:width="0.448cm" svg:height="0.127cm" svg:x="1.693cm" svg:y="16.383cm" svg:viewBox="0 0 449 128" svg:d="M449 128c0-72-99-128-227-128-120 0-222 56-222 128">
          <text:p/>
        </draw:path>
        <draw:path draw:style-name="gr10" draw:text-style-name="P2" draw:layer="layout" svg:width="0.448cm" svg:height="0.13cm" svg:x="1.693cm" svg:y="16.51cm" svg:viewBox="0 0 449 131" svg:d="M0 0c0 75 102 131 222 131 128 0 227-56 227-131">
          <text:p/>
        </draw:path>
        <draw:path draw:style-name="gr10" draw:text-style-name="P2" draw:layer="layout" svg:width="0cm" svg:height="0.01cm" svg:x="2.268cm" svg:y="16.573cm" svg:viewBox="0 0 0 11" svg:d="M0 11c0-4 0-7 0-11">
          <text:p/>
        </draw:path>
        <draw:path draw:style-name="gr10" draw:text-style-name="P2" draw:layer="layout" svg:width="0.013cm" svg:height="0cm" svg:x="2.822cm" svg:y="17.691cm" svg:viewBox="0 0 14 0" svg:d="M0 0c3 0 7 0 14 0">
          <text:p/>
        </draw:path>
        <draw:line draw:style-name="gr10" draw:text-style-name="P2" draw:layer="layout" svg:x1="2.836cm" svg:y1="17.691cm" svg:x2="2.836cm" svg:y2="18.213cm">
          <text:p/>
        </draw:line>
        <draw:line draw:style-name="gr10" draw:text-style-name="P2" draw:layer="layout" svg:x1="2.815cm" svg:y1="18.153cm" svg:x2="2.815cm" svg:y2="18.224cm">
          <text:p/>
        </draw:line>
        <draw:line draw:style-name="gr10" draw:text-style-name="P2" draw:layer="layout" svg:x1="2.837cm" svg:y1="18.213cm" svg:x2="2.815cm" svg:y2="18.229cm">
          <text:p/>
        </draw:line>
        <draw:path draw:style-name="gr10" draw:text-style-name="P2" draw:layer="layout" svg:width="0.06cm" svg:height="0.018cm" svg:x="2.836cm" svg:y="17.677cm" svg:viewBox="0 0 61 19" svg:d="M0 19c21-4 43-12 61-19">
          <text:p/>
        </draw:path>
        <draw:path draw:style-name="gr10" draw:text-style-name="P2" draw:layer="layout" svg:width="0.021cm" svg:height="0.017cm" svg:x="2.896cm" svg:y="17.66cm" svg:viewBox="0 0 22 18" svg:d="M0 18c7-3 18-11 22-18">
          <text:p/>
        </draw:path>
        <draw:path draw:style-name="gr10" draw:text-style-name="P2" draw:layer="layout" svg:width="0.017cm" svg:height="0.007cm" svg:x="2.896cm" svg:y="17.663cm" svg:viewBox="0 0 18 8" svg:d="M0 8c8 0 15-3 18-8">
          <text:p/>
        </draw:path>
        <draw:line draw:style-name="gr10" draw:text-style-name="P2" draw:layer="layout" svg:x1="2.9cm" svg:y1="17.67cm" svg:x2="2.871cm" svg:y2="17.689cm">
          <text:p/>
        </draw:line>
        <draw:path draw:style-name="gr10" draw:text-style-name="P2" draw:layer="layout" svg:width="0.042cm" svg:height="0.006cm" svg:x="2.829cm" svg:y="17.684cm" svg:viewBox="0 0 43 7" svg:d="M0 5c15 4 29 0 43-5">
          <text:p/>
        </draw:path>
        <draw:line draw:style-name="gr10" draw:text-style-name="P2" draw:layer="layout" svg:x1="2.829cm" svg:y1="17.688cm" svg:x2="2.829cm" svg:y2="17.617cm">
          <text:p/>
        </draw:line>
        <draw:line draw:style-name="gr10" draw:text-style-name="P2" draw:layer="layout" svg:x1="2.953cm" svg:y1="17.547cm" svg:x2="2.829cm" svg:y2="17.622cm">
          <text:p/>
        </draw:line>
        <draw:line draw:style-name="gr10" draw:text-style-name="P2" draw:layer="layout" svg:x1="2.952cm" svg:y1="17.548cm" svg:x2="3.017cm" svg:y2="17.511cm">
          <text:p/>
        </draw:line>
        <draw:line draw:style-name="gr10" draw:text-style-name="P2" draw:layer="layout" svg:x1="3.553cm" svg:y1="18.239cm" svg:x2="3.404cm" svg:y2="18.153cm">
          <text:p/>
        </draw:line>
        <draw:line draw:style-name="gr10" draw:text-style-name="P2" draw:layer="layout" svg:x1="2.349cm" svg:y1="17.353cm" svg:x2="2.488cm" svg:y2="17.435cm">
          <text:p/>
        </draw:line>
        <draw:line draw:style-name="gr10" draw:text-style-name="P2" draw:layer="layout" svg:x1="2.47cm" svg:y1="17.456cm" svg:x2="2.441cm" svg:y2="17.441cm">
          <text:p/>
        </draw:line>
        <draw:path draw:style-name="gr10" draw:text-style-name="P2" draw:layer="layout" svg:width="0.039cm" svg:height="0.067cm" svg:x="2.43cm" svg:y="17.455cm" svg:viewBox="0 0 40 68" svg:d="M40 0c-26 18-40 42-40 68">
          <text:p/>
        </draw:path>
        <draw:path draw:style-name="gr10" draw:text-style-name="P2" draw:layer="layout" svg:width="0.388cm" svg:height="0.113cm" svg:x="2.43cm" svg:y="17.518cm" svg:viewBox="0 0 389 114" svg:d="M0 0c0 65 88 114 195 114 106 0 194-49 194-114">
          <text:p/>
        </draw:path>
        <draw:path draw:style-name="gr10" draw:text-style-name="P2" draw:layer="layout" svg:width="0.307cm" svg:height="0.113cm" svg:x="2.511cm" svg:y="17.409cm" svg:viewBox="0 0 308 114" svg:d="M308 114c0-46-42-82-106-103-63-18-142-14-202 10">
          <text:p/>
        </draw:path>
        <draw:path draw:style-name="gr10" draw:text-style-name="P2" draw:layer="layout" svg:width="0.014cm" svg:height="0.014cm" svg:x="2.427cm" svg:y="17.441cm" svg:viewBox="0 0 15 15" svg:d="M15 0c-4 3-11 7-15 15">
          <text:p/>
        </draw:path>
        <draw:line draw:style-name="gr10" draw:text-style-name="P2" draw:layer="layout" svg:x1="2.512cm" svg:y1="17.431cm" svg:x2="2.483cm" svg:y2="17.413cm">
          <text:p/>
        </draw:line>
        <draw:path draw:style-name="gr10" draw:text-style-name="P2" draw:layer="layout" svg:width="0.026cm" svg:height="0.01cm" svg:x="2.483cm" svg:y="17.406cm" svg:viewBox="0 0 27 11" svg:d="M27 0c-8 3-15 3-27 11">
          <text:p/>
        </draw:path>
        <draw:line draw:style-name="gr10" draw:text-style-name="P2" draw:layer="layout" svg:x1="2.427cm" svg:y1="17.448cm" svg:x2="2.427cm" svg:y2="17.451cm">
          <text:p/>
        </draw:line>
        <draw:path draw:style-name="gr10" draw:text-style-name="P2" draw:layer="layout" svg:width="0.012cm" svg:height="0.084cm" svg:x="2.264cm" svg:y="18.309cm" svg:viewBox="0 0 13 85" svg:d="M13 85c0-31-5-61-13-85">
          <text:p/>
        </draw:path>
        <draw:path draw:style-name="gr10" draw:text-style-name="P2" draw:layer="layout" svg:width="0.004cm" svg:height="0.014cm" svg:x="2.271cm" svg:y="18.45cm" svg:viewBox="0 0 5 15" svg:d="M5 0c0 7 0 11-5 15">
          <text:p/>
        </draw:path>
        <draw:path draw:style-name="gr10" draw:text-style-name="P2" draw:layer="layout" svg:width="0.007cm" svg:height="0.007cm" svg:x="2.264cm" svg:y="18.457cm" svg:viewBox="0 0 8 8" svg:d="M8 8c0 0-3-5-8-8">
          <text:p/>
        </draw:path>
        <draw:line draw:style-name="gr10" draw:text-style-name="P2" draw:layer="layout" svg:x1="2.275cm" svg:y1="18.39cm" svg:x2="2.275cm" svg:y2="18.45cm">
          <text:p/>
        </draw:line>
        <draw:path draw:style-name="gr10" draw:text-style-name="P2" draw:layer="layout" svg:width="0.102cm" svg:height="0.102cm" svg:x="2.275cm" svg:y="18.164cm" svg:viewBox="0 0 103 103" svg:d="M103 103c-32-17-53-35-67-49-10-15-18-26-22-33-14-14-14-21-14-21">
          <text:p/>
        </draw:path>
        <draw:path draw:style-name="gr10" draw:text-style-name="P2" draw:layer="layout" svg:width="0.23cm" svg:height="0.089cm" svg:x="2.377cm" svg:y="18.266cm" svg:viewBox="0 0 231 90" svg:d="M0 0c18 11 40 22 61 29 25 10 50 17 71 24 42 11 74 21 99 37">
          <text:p/>
        </draw:path>
        <draw:path draw:style-name="gr10" draw:text-style-name="P2" draw:layer="layout" svg:width="0.053cm" svg:height="0.07cm" svg:x="2.603cm" svg:y="18.355cm" svg:viewBox="0 0 54 71" svg:d="M0 0c40 22 54 46 54 71">
          <text:p/>
        </draw:path>
        <draw:path draw:style-name="gr10" draw:text-style-name="P2" draw:layer="layout" svg:width="0.063cm" svg:height="0.099cm" svg:x="2.314cm" svg:y="18.079cm" svg:viewBox="0 0 64 100" svg:d="M0 0c3 23 14 40 21 58 14 14 25 32 43 42">
          <text:p/>
        </draw:path>
        <draw:path draw:style-name="gr10" draw:text-style-name="P2" draw:layer="layout" svg:width="0.085cm" svg:height="0.023cm" svg:x="2.377cm" svg:y="18.164cm" svg:viewBox="0 0 86 24" svg:d="M0 14c14 8 33 12 47 8 14 0 28-8 39-22">
          <text:p/>
        </draw:path>
        <draw:path draw:style-name="gr10" draw:text-style-name="P2" draw:layer="layout" svg:width="0.127cm" svg:height="0.078cm" svg:x="2.691cm" svg:y="18.224cm" svg:viewBox="0 0 128 79" svg:d="M128 0c-39 25-81 49-128 79">
          <text:p/>
        </draw:path>
        <draw:path draw:style-name="gr10" draw:text-style-name="P2" draw:layer="layout" svg:width="0cm" svg:height="0.024cm" svg:x="2.275cm" svg:y="18.118cm" svg:viewBox="0 0 0 25" svg:d="M0 25c0-4 0-11 0-25">
          <text:p/>
        </draw:path>
        <draw:path draw:style-name="gr10" draw:text-style-name="P2" draw:layer="layout" svg:width="0cm" svg:height="0.034cm" svg:x="2.275cm" svg:y="18.083cm" svg:viewBox="0 0 0 35" svg:d="M0 0c0 7 0 10 0 18 0 3 0 10 0 17">
          <text:p/>
        </draw:path>
        <draw:line draw:style-name="gr10" draw:text-style-name="P2" draw:layer="layout" svg:x1="2.275cm" svg:y1="18.083cm" svg:x2="2.275cm" svg:y2="18.143cm">
          <text:p/>
        </draw:line>
        <draw:path draw:style-name="gr10" draw:text-style-name="P2" draw:layer="layout" svg:width="0.148cm" svg:height="0.089cm" svg:x="2.314cm" svg:y="18.079cm" svg:viewBox="0 0 149 90" svg:d="M0 0c31 40 84 68 149 90">
          <text:p/>
        </draw:path>
        <draw:path draw:style-name="gr10" draw:text-style-name="P2" draw:layer="layout" svg:width="0cm" svg:height="0.059cm" svg:x="2.275cm" svg:y="18.39cm" svg:viewBox="0 0 0 60" svg:d="M0 0c0 3 0 7 0 14 0 3 0 7 0 7 0 4 0 7 0 11 0 3 0 7 0 10 0 7 0 7 0 11 0 3 0 3 0 7">
          <text:p/>
        </draw:path>
        <draw:line draw:style-name="gr10" draw:text-style-name="P2" draw:layer="layout" svg:x1="2.836cm" svg:y1="18.214cm" svg:x2="2.87cm" svg:y2="18.192cm">
          <text:p/>
        </draw:line>
        <draw:line draw:style-name="gr10" draw:text-style-name="P2" draw:layer="layout" svg:x1="2.483cm" svg:y1="17.434cm" svg:x2="2.483cm" svg:y2="17.466cm">
          <text:p/>
        </draw:line>
        <draw:line draw:style-name="gr10" draw:text-style-name="P2" draw:layer="layout" svg:x1="2.487cm" svg:y1="17.466cm" svg:x2="2.483cm" svg:y2="17.466cm">
          <text:p/>
        </draw:line>
        <draw:path draw:style-name="gr10" draw:text-style-name="P2" draw:layer="layout" svg:width="0.035cm" svg:height="0.019cm" svg:x="2.395cm" svg:y="17.429cm" svg:viewBox="0 0 36 20" svg:d="M0 1c8-3 26 5 36 19">
          <text:p/>
        </draw:path>
        <draw:path draw:style-name="gr10" draw:text-style-name="P2" draw:layer="layout" svg:width="0.476cm" svg:height="0.138cm" svg:x="1.679cm" svg:y="16.372cm" svg:viewBox="0 0 477 139" svg:d="M477 139c0-76-107-139-241-139-130 0-236 63-236 139">
          <text:p/>
        </draw:path>
        <draw:path draw:style-name="gr10" draw:text-style-name="P2" draw:layer="layout" svg:width="0.476cm" svg:height="0.141cm" svg:x="1.679cm" svg:y="16.51cm" svg:viewBox="0 0 477 142" svg:d="M0 0c0 78 106 142 236 142 134 0 241-64 241-142">
          <text:p/>
        </draw:path>
        <draw:path draw:style-name="gr10" draw:text-style-name="P2" draw:layer="layout" svg:width="0.462cm" svg:height="0.131cm" svg:x="1.686cm" svg:y="16.379cm" svg:viewBox="0 0 463 132" svg:d="M463 132c0-72-107-132-234-132s-229 60-229 132">
          <text:p/>
        </draw:path>
        <draw:path draw:style-name="gr10" draw:text-style-name="P2" draw:layer="layout" svg:width="0.462cm" svg:height="0.134cm" svg:x="1.686cm" svg:y="16.51cm" svg:viewBox="0 0 463 135" svg:d="M0 0c0 75 102 135 229 135s234-60 234-135">
          <text:p/>
        </draw:path>
        <draw:line draw:style-name="gr10" draw:text-style-name="P2" draw:layer="layout" svg:x1="2.836cm" svg:y1="18.213cm" svg:x2="2.836cm" svg:y2="17.691cm">
          <text:p/>
        </draw:line>
        <draw:line draw:style-name="gr10" draw:text-style-name="P2" draw:layer="layout" svg:x1="2.946cm" svg:y1="18.754cm" svg:x2="2.903cm" svg:y2="18.728cm">
          <text:p/>
        </draw:line>
        <draw:line draw:style-name="gr10" draw:text-style-name="P2" draw:layer="layout" svg:x1="2.903cm" svg:y1="18.323cm" svg:x2="2.903cm" svg:y2="18.728cm">
          <text:p/>
        </draw:line>
        <draw:line draw:style-name="gr10" draw:text-style-name="P2" draw:layer="layout" svg:x1="2.903cm" svg:y1="18.323cm" svg:x2="2.903cm" svg:y2="18.213cm">
          <text:p/>
        </draw:line>
        <draw:line draw:style-name="gr10" draw:text-style-name="P2" draw:layer="layout" svg:x1="2.868cm" svg:y1="18.192cm" svg:x2="2.907cm" svg:y2="18.214cm">
          <text:p/>
        </draw:line>
        <draw:line draw:style-name="gr10" draw:text-style-name="P2" draw:layer="layout" svg:x1="2.996cm" svg:y1="17.543cm" svg:x2="2.963cm" svg:y2="17.59cm">
          <text:p/>
        </draw:line>
        <draw:line draw:style-name="gr10" draw:text-style-name="P2" draw:layer="layout" svg:x1="2.943cm" svg:y1="17.621cm" svg:x2="2.917cm" svg:y2="17.661cm">
          <text:p/>
        </draw:line>
        <draw:line draw:style-name="gr10" draw:text-style-name="P2" draw:layer="layout" svg:x1="3.027cm" svg:y1="17.555cm" svg:x2="2.991cm" svg:y2="17.543cm">
          <text:p/>
        </draw:line>
        <draw:line draw:style-name="gr10" draw:text-style-name="P2" draw:layer="layout" svg:x1="2.991cm" svg:y1="17.544cm" svg:x2="3.027cm" svg:y2="17.526cm">
          <text:p/>
        </draw:line>
        <draw:line draw:style-name="gr10" draw:text-style-name="P2" draw:layer="layout" svg:x1="3.063cm" svg:y1="17.537cm" svg:x2="3.026cm" svg:y2="17.526cm">
          <text:p/>
        </draw:line>
        <draw:line draw:style-name="gr10" draw:text-style-name="P2" draw:layer="layout" svg:x1="2.922cm" svg:y1="17.656cm" svg:x2="2.896cm" svg:y2="17.671cm">
          <text:p/>
        </draw:line>
        <draw:line draw:style-name="gr10" draw:text-style-name="P2" draw:layer="layout" svg:x1="2.871cm" svg:y1="17.684cm" svg:x2="2.871cm" svg:y2="17.642cm">
          <text:p/>
        </draw:line>
        <draw:line draw:style-name="gr10" draw:text-style-name="P2" draw:layer="layout" svg:x1="2.964cm" svg:y1="17.589cm" svg:x2="2.871cm" svg:y2="17.643cm">
          <text:p/>
        </draw:line>
        <draw:line draw:style-name="gr10" draw:text-style-name="P2" draw:layer="layout" svg:x1="2.872cm" svg:y1="17.643cm" svg:x2="2.829cm" svg:y2="17.617cm">
          <text:p/>
        </draw:line>
        <draw:line draw:style-name="gr10" draw:text-style-name="P2" draw:layer="layout" svg:x1="2.981cm" svg:y1="17.565cm" svg:x2="2.952cm" svg:y2="17.547cm">
          <text:p/>
        </draw:line>
        <draw:line draw:style-name="gr10" draw:text-style-name="P2" draw:layer="layout" svg:x1="3.012cm" svg:y1="17.511cm" svg:x2="3.052cm" svg:y2="17.534cm">
          <text:p/>
        </draw:line>
        <draw:line draw:style-name="gr10" draw:text-style-name="P2" draw:layer="layout" svg:x1="2.773cm" svg:y1="18.966cm" svg:x2="2.635cm" svg:y2="18.887cm">
          <text:p/>
        </draw:line>
        <draw:path draw:style-name="gr10" draw:text-style-name="P2" draw:layer="layout" svg:width="0.374cm" svg:height="0.204cm" svg:x="2.769cm" svg:y="18.965cm" svg:viewBox="0 0 375 205" svg:d="M375 205c-25-113-180-198-375-205">
          <text:p/>
        </draw:path>
        <draw:line draw:style-name="gr10" draw:text-style-name="P2" draw:layer="layout" svg:x1="3.908cm" svg:y1="19.52cm" svg:x2="4.177cm" svg:y2="19.367cm">
          <text:p/>
        </draw:line>
        <draw:path draw:style-name="gr10" draw:text-style-name="P2" draw:layer="layout" svg:width="0.046cm" svg:height="0.053cm" svg:x="4.176cm" svg:y="19.314cm" svg:viewBox="0 0 47 54" svg:d="M0 54c29-14 47-32 47-54">
          <text:p/>
        </draw:path>
        <draw:line draw:style-name="gr10" draw:text-style-name="P2" draw:layer="layout" svg:x1="3.019cm" svg:y1="17.825cm" svg:x2="3.019cm" svg:y2="18.249cm">
          <text:p/>
        </draw:line>
        <draw:line draw:style-name="gr10" draw:text-style-name="P2" draw:layer="layout" svg:x1="3.019cm" svg:y1="18.25cm" svg:x2="3.087cm" svg:y2="18.21cm">
          <text:p/>
        </draw:line>
        <draw:line draw:style-name="gr10" draw:text-style-name="P2" draw:layer="layout" svg:x1="3.107cm" svg:y1="17.772cm" svg:x2="3.107cm" svg:y2="17.839cm">
          <text:p/>
        </draw:line>
        <draw:line draw:style-name="gr10" draw:text-style-name="P2" draw:layer="layout" svg:x1="3.019cm" svg:y1="17.826cm" svg:x2="3.112cm" svg:y2="17.772cm">
          <text:p/>
        </draw:line>
        <draw:line draw:style-name="gr10" draw:text-style-name="P2" draw:layer="layout" svg:x1="3.019cm" svg:y1="18.249cm" svg:x2="3.087cm" svg:y2="18.289cm">
          <text:p/>
        </draw:line>
        <draw:path draw:style-name="gr10" draw:text-style-name="P2" draw:layer="layout" svg:width="0.014cm" svg:height="0.028cm" svg:x="3.016cm" svg:y="18.753cm" svg:viewBox="0 0 15 29" svg:d="M15 0c0 14-4 26-15 29">
          <text:p/>
        </draw:path>
        <draw:path draw:style-name="gr10" draw:text-style-name="P2" draw:layer="layout" svg:width="0.07cm" svg:height="0.073cm" svg:x="2.949cm" svg:y="18.711cm" svg:viewBox="0 0 71 74" svg:d="M71 71c-10 7-28 0-47-14-14-17-24-39-24-57">
          <text:p/>
        </draw:path>
        <draw:polyline draw:style-name="gr10" draw:text-style-name="P2" draw:layer="layout" svg:width="0cm" svg:height="0cm" svg:x="3.03cm" svg:y="18.753cm" svg:viewBox="0 0 0 0" draw:points="0,0">
          <text:p/>
        </draw:polyline>
        <draw:path draw:style-name="gr10" draw:text-style-name="P2" draw:layer="layout" svg:width="0.014cm" svg:height="0.024cm" svg:x="2.949cm" svg:y="18.683cm" svg:viewBox="0 0 15 25" svg:d="M0 25c0-10 7-21 15-25">
          <text:p/>
        </draw:path>
        <draw:path draw:style-name="gr10" draw:text-style-name="P2" draw:layer="layout" svg:width="0.071cm" svg:height="0.071cm" svg:x="2.959cm" svg:y="18.681cm" svg:viewBox="0 0 72 72" svg:d="M0 1c11-4 33 0 47 14 14 18 25 40 25 57">
          <text:p/>
        </draw:path>
        <draw:polyline draw:style-name="gr10" draw:text-style-name="P2" draw:layer="layout" svg:width="0cm" svg:height="0cm" svg:x="2.949cm" svg:y="18.707cm" svg:viewBox="0 0 0 0" draw:points="0,0">
          <text:p/>
        </draw:polyline>
        <draw:path draw:style-name="gr10" draw:text-style-name="P2" draw:layer="layout" svg:width="0cm" svg:height="0.003cm" svg:x="2.949cm" svg:y="18.707cm" svg:viewBox="0 0 0 4" svg:d="M0 4c0-4 0-4 0-4">
          <text:p/>
        </draw:path>
        <draw:line draw:style-name="gr10" draw:text-style-name="P2" draw:layer="layout" svg:x1="2.483cm" svg:y1="17.413cm" svg:x2="2.483cm" svg:y2="17.434cm">
          <text:p/>
        </draw:line>
        <draw:line draw:style-name="gr10" draw:text-style-name="P2" draw:layer="layout" svg:x1="2.465cm" svg:y1="17.455cm" svg:x2="2.465cm" svg:y2="17.494cm">
          <text:p/>
        </draw:line>
        <draw:path draw:style-name="gr10" draw:text-style-name="P2" draw:layer="layout" svg:width="0.035cm" svg:height="0.046cm" svg:x="2.434cm" svg:y="17.494cm" svg:viewBox="0 0 36 47" svg:d="M36 0c-19 14-29 28-36 47">
          <text:p/>
        </draw:path>
        <draw:path draw:style-name="gr10" draw:text-style-name="P2" draw:layer="layout" svg:width="0.057cm" svg:height="0.057cm" svg:x="2.758cm" svg:y="17.483cm" svg:viewBox="0 0 58 58" svg:d="M58 58c-7-22-25-44-58-58">
          <text:p/>
        </draw:path>
        <draw:path draw:style-name="gr10" draw:text-style-name="P2" draw:layer="layout" svg:width="0.251cm" svg:height="0.035cm" svg:x="2.511cm" svg:y="17.449cm" svg:viewBox="0 0 252 36" svg:d="M252 36c-67-40-174-48-252-15">
          <text:p/>
        </draw:path>
        <draw:line draw:style-name="gr10" draw:text-style-name="P2" draw:layer="layout" svg:x1="2.511cm" svg:y1="17.43cm" svg:x2="2.511cm" svg:y2="17.469cm">
          <text:p/>
        </draw:line>
        <draw:line draw:style-name="gr10" draw:text-style-name="P2" draw:layer="layout" svg:x1="2.505cm" svg:y1="17.477cm" svg:x2="2.487cm" svg:y2="17.466cm">
          <text:p/>
        </draw:line>
        <draw:line draw:style-name="gr10" draw:text-style-name="P2" draw:layer="layout" svg:x1="2.512cm" svg:y1="17.469cm" svg:x2="2.504cm" svg:y2="17.477cm">
          <text:p/>
        </draw:line>
        <draw:line draw:style-name="gr10" draw:text-style-name="P2" draw:layer="layout" svg:x1="2.487cm" svg:y1="17.434cm" svg:x2="2.487cm" svg:y2="17.466cm">
          <text:p/>
        </draw:line>
        <draw:line draw:style-name="gr10" draw:text-style-name="P2" draw:layer="layout" svg:x1="2.483cm" svg:y1="17.434cm" svg:x2="2.487cm" svg:y2="17.434cm">
          <text:p/>
        </draw:line>
        <draw:path draw:style-name="gr10" draw:text-style-name="P2" draw:layer="layout" svg:width="0.003cm" svg:height="0.01cm" svg:x="2.427cm" svg:y="17.441cm" svg:viewBox="0 0 4 11" svg:d="M4 11c0-3-4-8-4-11">
          <text:p/>
        </draw:path>
        <draw:path draw:style-name="gr10" draw:text-style-name="P2" draw:layer="layout" svg:width="0.261cm" svg:height="0.035cm" svg:x="2.504cm" svg:y="17.452cm" svg:viewBox="0 0 262 36" svg:d="M262 36c-75-44-184-47-262-11">
          <text:p/>
        </draw:path>
        <draw:line draw:style-name="gr10" draw:text-style-name="P2" draw:layer="layout" svg:x1="2.985cm" svg:y1="17.618cm" svg:x2="2.942cm" svg:y2="17.603cm">
          <text:p/>
        </draw:line>
        <draw:line draw:style-name="gr10" draw:text-style-name="P2" draw:layer="layout" svg:x1="2.942cm" svg:y1="17.604cm" svg:x2="3.027cm" svg:y2="17.554cm">
          <text:p/>
        </draw:line>
        <draw:line draw:style-name="gr10" draw:text-style-name="P2" draw:layer="layout" svg:x1="2.942cm" svg:y1="17.603cm" svg:x2="2.942cm" svg:y2="18.704cm">
          <text:p/>
        </draw:line>
        <draw:polyline draw:style-name="gr10" draw:text-style-name="P2" draw:layer="layout" svg:width="0cm" svg:height="0cm" svg:x="2.942cm" svg:y="18.704cm" svg:viewBox="0 0 0 0" draw:points="0,0">
          <text:p/>
        </draw:polyline>
        <draw:line draw:style-name="gr10" draw:text-style-name="P2" draw:layer="layout" svg:x1="2.942cm" svg:y1="18.704cm" svg:x2="2.942cm" svg:y2="18.764cm">
          <text:p/>
        </draw:line>
        <draw:line draw:style-name="gr10" draw:text-style-name="P2" draw:layer="layout" svg:x1="2.946cm" svg:y1="18.764cm" svg:x2="2.899cm" svg:y2="18.793cm">
          <text:p/>
        </draw:line>
        <draw:line draw:style-name="gr10" draw:text-style-name="P2" draw:layer="layout" svg:x1="2.857cm" svg:y1="18.63cm" svg:x2="2.857cm" svg:y2="18.552cm">
          <text:p/>
        </draw:line>
        <draw:line draw:style-name="gr10" draw:text-style-name="P2" draw:layer="layout" svg:x1="2.857cm" svg:y1="18.64cm" svg:x2="2.857cm" svg:y2="18.63cm">
          <text:p/>
        </draw:line>
        <draw:line draw:style-name="gr10" draw:text-style-name="P2" draw:layer="layout" svg:x1="2.857cm" svg:y1="18.767cm" svg:x2="2.857cm" svg:y2="18.64cm">
          <text:p/>
        </draw:line>
        <draw:line draw:style-name="gr10" draw:text-style-name="P2" draw:layer="layout" svg:x1="2.9cm" svg:y1="18.793cm" svg:x2="2.857cm" svg:y2="18.767cm">
          <text:p/>
        </draw:line>
        <draw:line draw:style-name="gr10" draw:text-style-name="P2" draw:layer="layout" svg:x1="2.635cm" svg:y1="18.478cm" svg:x2="2.635cm" svg:y2="18.887cm">
          <text:p/>
        </draw:line>
        <draw:line draw:style-name="gr10" draw:text-style-name="P2" draw:layer="layout" svg:x1="2.635cm" svg:y1="18.436cm" svg:x2="2.717cm" svg:y2="18.486cm">
          <text:p/>
        </draw:line>
        <draw:line draw:style-name="gr10" draw:text-style-name="P2" draw:layer="layout" svg:x1="2.716cm" svg:y1="18.725cm" svg:x2="2.716cm" svg:y2="18.482cm">
          <text:p/>
        </draw:line>
        <draw:line draw:style-name="gr10" draw:text-style-name="P2" draw:layer="layout" svg:x1="2.716cm" svg:y1="18.848cm" svg:x2="2.716cm" svg:y2="18.725cm">
          <text:p/>
        </draw:line>
        <draw:line draw:style-name="gr10" draw:text-style-name="P2" draw:layer="layout" svg:x1="2.773cm" svg:y1="18.881cm" svg:x2="2.716cm" svg:y2="18.848cm">
          <text:p/>
        </draw:line>
        <draw:line draw:style-name="gr10" draw:text-style-name="P2" draw:layer="layout" svg:x1="2.769cm" svg:y1="18.88cm" svg:x2="2.769cm" svg:y2="18.965cm">
          <text:p/>
        </draw:line>
        <draw:line draw:style-name="gr10" draw:text-style-name="P2" draw:layer="layout" svg:x1="2.635cm" svg:y1="18.436cm" svg:x2="2.635cm" svg:y2="18.478cm">
          <text:p/>
        </draw:line>
        <draw:path draw:style-name="gr10" draw:text-style-name="P2" draw:layer="layout" svg:width="0.374cm" svg:height="0.212cm" svg:x="2.769cm" svg:y="18.88cm" svg:viewBox="0 0 375 213" svg:d="M0 0c202 12 357 100 375 213">
          <text:p/>
        </draw:path>
        <draw:line draw:style-name="gr10" draw:text-style-name="P2" draw:layer="layout" svg:x1="3.143cm" svg:y1="19.166cm" svg:x2="3.143cm" svg:y2="19.092cm">
          <text:p/>
        </draw:line>
        <draw:path draw:style-name="gr10" draw:text-style-name="P2" draw:layer="layout" svg:width="0.039cm" svg:height="0.06cm" svg:x="3.143cm" svg:y="19.092cm" svg:viewBox="0 0 40 61" svg:d="M40 61c-19-19-33-40-40-61">
          <text:p/>
        </draw:path>
        <draw:line draw:style-name="gr10" draw:text-style-name="P2" draw:layer="layout" svg:x1="3.7cm" svg:y1="19.643cm" svg:x2="3.913cm" svg:y2="19.519cm">
          <text:p/>
        </draw:line>
        <draw:line draw:style-name="gr10" draw:text-style-name="P2" draw:layer="layout" svg:x1="3.164cm" svg:y1="19.455cm" svg:x2="3.461cm" svg:y2="19.629cm">
          <text:p/>
        </draw:line>
        <draw:line draw:style-name="gr10" draw:text-style-name="P2" draw:layer="layout" svg:x1="3.908cm" svg:y1="19.519cm" svg:x2="3.908cm" svg:y2="19.374cm">
          <text:p/>
        </draw:line>
        <draw:line draw:style-name="gr10" draw:text-style-name="P2" draw:layer="layout" svg:x1="3.908cm" svg:y1="19.379cm" svg:x2="4.177cm" svg:y2="19.222cm">
          <text:p/>
        </draw:line>
        <draw:line draw:style-name="gr10" draw:text-style-name="P2" draw:layer="layout" svg:x1="4.176cm" svg:y1="19.367cm" svg:x2="4.176cm" svg:y2="19.222cm">
          <text:p/>
        </draw:line>
        <draw:path draw:style-name="gr10" draw:text-style-name="P2" draw:layer="layout" svg:width="0.035cm" svg:height="0.045cm" svg:x="4.187cm" svg:y="19.124cm" svg:viewBox="0 0 36 46" svg:d="M0 0c21 10 36 29 36 46">
          <text:p/>
        </draw:path>
        <draw:path draw:style-name="gr10" draw:text-style-name="P2" draw:layer="layout" svg:width="0.046cm" svg:height="0.053cm" svg:x="4.176cm" svg:y="19.169cm" svg:viewBox="0 0 47 54" svg:d="M47 0c0 22-18 39-47 54">
          <text:p/>
        </draw:path>
        <draw:line draw:style-name="gr10" draw:text-style-name="P2" draw:layer="layout" svg:x1="4.192cm" svg:y1="19.125cm" svg:x2="3.728cm" svg:y2="18.855cm">
          <text:p/>
        </draw:line>
        <draw:line draw:style-name="gr10" draw:text-style-name="P2" draw:layer="layout" svg:x1="3.743cm" svg:y1="18.848cm" svg:x2="3.728cm" svg:y2="18.86cm">
          <text:p/>
        </draw:line>
        <draw:line draw:style-name="gr10" draw:text-style-name="P2" draw:layer="layout" svg:x1="3.742cm" svg:y1="18.848cm" svg:x2="3.742cm" svg:y2="18.866cm">
          <text:p/>
        </draw:line>
        <draw:line draw:style-name="gr10" draw:text-style-name="P2" draw:layer="layout" svg:x1="3.742cm" svg:y1="18.827cm" svg:x2="3.742cm" svg:y2="18.848cm">
          <text:p/>
        </draw:line>
        <draw:line draw:style-name="gr10" draw:text-style-name="P2" draw:layer="layout" svg:x1="3.136cm" svg:y1="17.801cm" svg:x2="3.136cm" svg:y2="17.783cm">
          <text:p/>
        </draw:line>
        <draw:line draw:style-name="gr10" draw:text-style-name="P2" draw:layer="layout" svg:x1="3.107cm" svg:y1="17.777cm" svg:x2="3.116cm" svg:y2="17.769cm">
          <text:p/>
        </draw:line>
        <draw:line draw:style-name="gr10" draw:text-style-name="P2" draw:layer="layout" svg:x1="3.313cm" svg:y1="17.534cm" svg:x2="3.252cm" svg:y2="17.497cm">
          <text:p/>
        </draw:line>
        <draw:path draw:style-name="gr10" draw:text-style-name="P2" draw:layer="layout" svg:width="0.049cm" svg:height="0.012cm" svg:x="3.203cm" svg:y="17.485cm" svg:viewBox="0 0 50 13" svg:d="M0 2c15-5 32 0 50 11">
          <text:p/>
        </draw:path>
        <draw:line draw:style-name="gr10" draw:text-style-name="P2" draw:layer="layout" svg:x1="3.1cm" svg:y1="17.509cm" svg:x2="3.204cm" svg:y2="17.487cm">
          <text:p/>
        </draw:line>
        <draw:line draw:style-name="gr10" draw:text-style-name="P2" draw:layer="layout" svg:x1="3.147cm" svg:y1="17.791cm" svg:x2="3.111cm" svg:y2="17.769cm">
          <text:p/>
        </draw:line>
        <draw:path draw:style-name="gr10" draw:text-style-name="P2" draw:layer="layout" svg:width="0.017cm" svg:height="0.007cm" svg:x="3.083cm" svg:y="17.504cm" svg:viewBox="0 0 18 8" svg:d="M18 0c-7 0-10 4-18 8">
          <text:p/>
        </draw:path>
        <draw:path draw:style-name="gr10" draw:text-style-name="P2" draw:layer="layout" svg:width="0.035cm" svg:height="0.057cm" svg:x="3.051cm" svg:y="17.511cm" svg:viewBox="0 0 36 58" svg:d="M36 0c-17 11-29 32-36 58">
          <text:p/>
        </draw:path>
        <draw:path draw:style-name="gr10" draw:text-style-name="P2" draw:layer="layout" svg:width="0.06cm" svg:height="0.009cm" svg:x="3.051cm" svg:y="17.764cm" svg:viewBox="0 0 61 10" svg:d="M61 6c-26-8-47-8-61 4">
          <text:p/>
        </draw:path>
        <draw:path draw:style-name="gr10" draw:text-style-name="P2" draw:layer="layout" svg:width="0.032cm" svg:height="0.056cm" svg:x="3.019cm" svg:y="17.769cm" svg:viewBox="0 0 33 57" svg:d="M33 0c-18 11-28 33-33 57">
          <text:p/>
        </draw:path>
        <draw:path draw:style-name="gr10" draw:text-style-name="P2" draw:layer="layout" svg:width="0.042cm" svg:height="0.009cm" svg:x="2.984cm" svg:y="17.61cm" svg:viewBox="0 0 43 10" svg:d="M0 7c18 5 33 5 43-7">
          <text:p/>
        </draw:path>
        <draw:path draw:style-name="gr10" draw:text-style-name="P2" draw:layer="layout" svg:width="0.025cm" svg:height="0.046cm" svg:x="3.026cm" svg:y="17.568cm" svg:viewBox="0 0 26 47" svg:d="M0 47c15-7 26-25 26-47">
          <text:p/>
        </draw:path>
        <draw:line draw:style-name="gr10" draw:text-style-name="P2" draw:layer="layout" svg:x1="2.942cm" svg:y1="18.704cm" svg:x2="2.953cm" svg:y2="18.708cm">
          <text:p/>
        </draw:line>
        <draw:line draw:style-name="gr10" draw:text-style-name="P2" draw:layer="layout" svg:x1="3.03cm" svg:y1="18.753cm" svg:x2="3.105cm" svg:y2="18.8cm">
          <text:p/>
        </draw:line>
        <draw:path draw:style-name="gr10" draw:text-style-name="P2" draw:layer="layout" svg:width="0.011cm" svg:height="0.102cm" svg:x="3.076cm" svg:y="18.422cm" svg:viewBox="0 0 12 103" svg:d="M12 0c-16 24-16 63 0 103">
          <text:p/>
        </draw:path>
        <draw:path draw:style-name="gr10" draw:text-style-name="P2" draw:layer="layout" svg:width="0.081cm" svg:height="0.098cm" svg:x="3.164cm" svg:y="17.547cm" svg:viewBox="0 0 82 99" svg:d="M82 99c-18-42-47-82-82-99">
          <text:p/>
        </draw:path>
        <draw:path draw:style-name="gr10" draw:text-style-name="P2" draw:layer="layout" svg:width="0.092cm" svg:height="0.222cm" svg:x="3.076cm" svg:y="17.533cm" svg:viewBox="0 0 93 223" svg:d="M93 14c-36-21-64-18-82 7-15 21-15 63 0 107 18 42 46 77 82 95">
          <text:p/>
        </draw:path>
        <draw:path draw:style-name="gr10" draw:text-style-name="P2" draw:layer="layout" svg:width="0.215cm" svg:height="0.187cm" svg:x="3.386cm" svg:y="18.164cm" svg:viewBox="0 0 216 188" svg:d="M0 188c78-18 159-89 216-188">
          <text:p/>
        </draw:path>
        <draw:path draw:style-name="gr10" draw:text-style-name="P2" draw:layer="layout" svg:width="0.01cm" svg:height="0.067cm" svg:x="3.651cm" svg:y="17.892cm" svg:viewBox="0 0 11 68" svg:d="M11 68c0-24-3-50-11-68">
          <text:p/>
        </draw:path>
        <draw:path draw:style-name="gr10" draw:text-style-name="P2" draw:layer="layout" svg:width="0.063cm" svg:height="0.208cm" svg:x="3.598cm" svg:y="17.956cm" svg:viewBox="0 0 64 209" svg:d="M0 209c43-67 64-141 64-209">
          <text:p/>
        </draw:path>
        <draw:line draw:style-name="gr10" draw:text-style-name="P2" draw:layer="layout" svg:x1="3.954cm" svg:y1="18.312cm" svg:x2="3.954cm" svg:y2="17.483cm">
          <text:p/>
        </draw:line>
        <draw:line draw:style-name="gr10" draw:text-style-name="P2" draw:layer="layout" svg:x1="3.742cm" svg:y1="18.828cm" svg:x2="3.768cm" svg:y2="18.767cm">
          <text:p/>
        </draw:line>
        <draw:line draw:style-name="gr10" draw:text-style-name="P2" draw:layer="layout" svg:x1="3.767cm" svg:y1="18.768cm" svg:x2="3.955cm" svg:y2="18.312cm">
          <text:p/>
        </draw:line>
        <draw:path draw:style-name="gr10" draw:text-style-name="P2" draw:layer="layout" svg:width="0.01cm" svg:height="0.021cm" svg:x="3.891cm" svg:y="18.277cm" svg:viewBox="0 0 11 22" svg:d="M11 22c0-10-3-19-11-22">
          <text:p/>
        </draw:path>
        <draw:path draw:style-name="gr10" draw:text-style-name="P2" draw:layer="layout" svg:width="0.061cm" svg:height="0.092cm" svg:x="3.831cm" svg:y="18.273cm" svg:viewBox="0 0 62 93" svg:d="M62 4c-14-11-40 3-51 28-15 25-15 51 0 61">
          <text:p/>
        </draw:path>
        <draw:path draw:style-name="gr10" draw:text-style-name="P2" draw:layer="layout" svg:width="0.06cm" svg:height="0.068cm" svg:x="3.841cm" svg:y="18.298cm" svg:viewBox="0 0 61 69" svg:d="M0 68c7 4 26 0 40-14 11-14 21-36 21-54">
          <text:p/>
        </draw:path>
        <draw:polyline draw:style-name="gr10" draw:text-style-name="P2" draw:layer="layout" svg:width="0cm" svg:height="0cm" svg:x="3.467cm" svg:y="19.007cm" svg:viewBox="0 0 0 0" draw:points="0,0">
          <text:p/>
        </draw:polyline>
        <draw:line draw:style-name="gr10" draw:text-style-name="P2" draw:layer="layout" svg:x1="3.467cm" svg:y1="19.007cm" svg:x2="3.464cm" svg:y2="19.007cm">
          <text:p/>
        </draw:line>
        <draw:line draw:style-name="gr10" draw:text-style-name="P2" draw:layer="layout" svg:x1="3.105cm" svg:y1="18.8cm" svg:x2="3.03cm" svg:y2="18.753cm">
          <text:p/>
        </draw:line>
        <draw:line draw:style-name="gr10" draw:text-style-name="P2" draw:layer="layout" svg:x1="2.953cm" svg:y1="18.708cm" svg:x2="2.942cm" svg:y2="18.704cm">
          <text:p/>
        </draw:line>
        <draw:line draw:style-name="gr10" draw:text-style-name="P2" draw:layer="layout" svg:x1="3.116cm" svg:y1="18.867cm" svg:x2="2.942cm" svg:y2="18.764cm">
          <text:p/>
        </draw:line>
        <draw:line draw:style-name="gr10" draw:text-style-name="P2" draw:layer="layout" svg:x1="3.464cm" svg:y1="19.004cm" svg:x2="3.468cm" svg:y2="19.008cm">
          <text:p/>
        </draw:line>
        <draw:line draw:style-name="gr10" draw:text-style-name="P2" draw:layer="layout" svg:x1="2.808cm" svg:y1="18.797cm" svg:x2="2.858cm" svg:y2="18.767cm">
          <text:p/>
        </draw:line>
        <draw:line draw:style-name="gr10" draw:text-style-name="P2" draw:layer="layout" svg:x1="2.819cm" svg:y1="18.8cm" svg:x2="2.808cm" svg:y2="18.796cm">
          <text:p/>
        </draw:line>
        <draw:line draw:style-name="gr10" draw:text-style-name="P2" draw:layer="layout" svg:x1="2.776cm" svg:y1="18.825cm" svg:x2="2.819cm" svg:y2="18.799cm">
          <text:p/>
        </draw:line>
        <draw:line draw:style-name="gr10" draw:text-style-name="P2" draw:layer="layout" svg:x1="2.777cm" svg:y1="18.826cm" svg:x2="2.765cm" svg:y2="18.82cm">
          <text:p/>
        </draw:line>
        <draw:line draw:style-name="gr10" draw:text-style-name="P2" draw:layer="layout" svg:x1="2.716cm" svg:y1="18.849cm" svg:x2="2.77cm" svg:y2="18.82cm">
          <text:p/>
        </draw:line>
        <draw:line draw:style-name="gr10" draw:text-style-name="P2" draw:layer="layout" svg:x1="2.858cm" svg:y1="18.553cm" svg:x2="2.804cm" svg:y2="18.432cm">
          <text:p/>
        </draw:line>
        <draw:line draw:style-name="gr10" draw:text-style-name="P2" draw:layer="layout" svg:x1="2.805cm" svg:y1="18.433cm" svg:x2="2.723cm" svg:y2="18.386cm">
          <text:p/>
        </draw:line>
        <draw:line draw:style-name="gr10" draw:text-style-name="P2" draw:layer="layout" svg:x1="2.723cm" svg:y1="18.478cm" svg:x2="2.809cm" svg:y2="18.574cm">
          <text:p/>
        </draw:line>
        <draw:line draw:style-name="gr10" draw:text-style-name="P2" draw:layer="layout" svg:x1="2.808cm" svg:y1="18.573cm" svg:x2="2.812cm" svg:y2="18.578cm">
          <text:p/>
        </draw:line>
        <draw:line draw:style-name="gr10" draw:text-style-name="P2" draw:layer="layout" svg:x1="2.811cm" svg:y1="18.577cm" svg:x2="2.858cm" svg:y2="18.631cm">
          <text:p/>
        </draw:line>
        <draw:line draw:style-name="gr10" draw:text-style-name="P2" draw:layer="layout" svg:x1="2.723cm" svg:y1="18.479cm" svg:x2="2.805cm" svg:y2="18.432cm">
          <text:p/>
        </draw:line>
        <draw:line draw:style-name="gr10" draw:text-style-name="P2" draw:layer="layout" svg:x1="2.716cm" svg:y1="18.726cm" svg:x2="2.858cm" svg:y2="18.64cm">
          <text:p/>
        </draw:line>
        <draw:path draw:style-name="gr10" draw:text-style-name="P2" draw:layer="layout" svg:width="0.045cm" svg:height="0.063cm" svg:x="2.769cm" svg:y="18.577cm" svg:viewBox="0 0 46 64" svg:d="M42 0c8 10 5 28-7 42-14 19-28 26-35 19">
          <text:p/>
        </draw:path>
        <draw:path draw:style-name="gr10" draw:text-style-name="P2" draw:layer="layout" svg:width="0.007cm" svg:height="0.018cm" svg:x="2.762cm" svg:y="18.619cm" svg:viewBox="0 0 8 19" svg:d="M8 19c-5 0-8-7-8-19">
          <text:p/>
        </draw:path>
        <draw:path draw:style-name="gr10" draw:text-style-name="P2" draw:layer="layout" svg:width="0.046cm" svg:height="0.051cm" svg:x="2.762cm" svg:y="18.572cm" svg:viewBox="0 0 47 52" svg:d="M0 52c0-14 8-29 18-39 11-12 22-15 29-12">
          <text:p/>
        </draw:path>
        <draw:path draw:style-name="gr10" draw:text-style-name="P2" draw:layer="layout" svg:width="0.003cm" svg:height="0cm" svg:x="2.804cm" svg:y="18.573cm" svg:viewBox="0 0 4 0" svg:d="M0 0c4 0 4 0 4 0">
          <text:p/>
        </draw:path>
        <draw:line draw:style-name="gr10" draw:text-style-name="P2" draw:layer="layout" svg:x1="2.727cm" svg:y1="18.478cm" svg:x2="2.716cm" svg:y2="18.486cm">
          <text:p/>
        </draw:line>
        <draw:path draw:style-name="gr10" draw:text-style-name="P2" draw:layer="layout" svg:width="0.007cm" svg:height="0.017cm" svg:x="2.762cm" svg:y="18.803cm" svg:viewBox="0 0 8 18" svg:d="M8 18c-8-3-8-11-8-18">
          <text:p/>
        </draw:path>
        <draw:path draw:style-name="gr10" draw:text-style-name="P2" draw:layer="layout" svg:width="0.046cm" svg:height="0.051cm" svg:x="2.762cm" svg:y="18.755cm" svg:viewBox="0 0 47 52" svg:d="M0 52c0-14 8-28 18-43 11-7 22-11 29-7">
          <text:p/>
        </draw:path>
        <draw:path draw:style-name="gr10" draw:text-style-name="P2" draw:layer="layout" svg:width="0.011cm" svg:height="0.039cm" svg:x="2.804cm" svg:y="18.757cm" svg:viewBox="0 0 12 40" svg:d="M0 0c15 3 15 21 4 40">
          <text:p/>
        </draw:path>
        <draw:line draw:style-name="gr10" draw:text-style-name="P2" draw:layer="layout" svg:x1="2.635cm" svg:y1="18.44cm" svg:x2="2.724cm" svg:y2="18.386cm">
          <text:p/>
        </draw:line>
        <draw:line draw:style-name="gr10" draw:text-style-name="P2" draw:layer="layout" svg:x1="3.143cm" svg:y1="19.092cm" svg:x2="3.214cm" svg:y2="19.135cm">
          <text:p/>
        </draw:line>
        <draw:line draw:style-name="gr10" draw:text-style-name="P2" draw:layer="layout" svg:x1="3.118cm" svg:y1="19.181cm" svg:x2="3.274cm" svg:y2="19.106cm">
          <text:p/>
        </draw:line>
        <draw:line draw:style-name="gr10" draw:text-style-name="P2" draw:layer="layout" svg:x1="3.7cm" svg:y1="19.639cm" svg:x2="3.7cm" svg:y2="19.498cm">
          <text:p/>
        </draw:line>
        <draw:line draw:style-name="gr10" draw:text-style-name="P2" draw:layer="layout" svg:x1="3.7cm" svg:y1="19.499cm" svg:x2="3.913cm" svg:y2="19.374cm">
          <text:p/>
        </draw:line>
        <draw:line draw:style-name="gr10" draw:text-style-name="P2" draw:layer="layout" svg:x1="3.521cm" svg:y1="19.664cm" svg:x2="3.46cm" svg:y2="19.628cm">
          <text:p/>
        </draw:line>
        <draw:line draw:style-name="gr10" draw:text-style-name="P2" draw:layer="layout" svg:x1="3.701cm" svg:y1="19.639cm" svg:x2="3.661cm" svg:y2="19.664cm">
          <text:p/>
        </draw:line>
        <draw:path draw:style-name="gr10" draw:text-style-name="P2" draw:layer="layout" svg:width="0.141cm" svg:height="0.019cm" svg:x="3.52cm" svg:y="19.66cm" svg:viewBox="0 0 142 20" svg:d="M0 0c39 27 104 27 142 0">
          <text:p/>
        </draw:path>
        <draw:line draw:style-name="gr10" draw:text-style-name="P2" draw:layer="layout" svg:x1="3.164cm" svg:y1="19.455cm" svg:x2="3.164cm" svg:y2="19.314cm">
          <text:p/>
        </draw:line>
        <draw:line draw:style-name="gr10" draw:text-style-name="P2" draw:layer="layout" svg:x1="3.164cm" svg:y1="19.314cm" svg:x2="3.461cm" svg:y2="19.488cm">
          <text:p/>
        </draw:line>
        <draw:line draw:style-name="gr10" draw:text-style-name="P2" draw:layer="layout" svg:x1="3.46cm" svg:y1="19.628cm" svg:x2="3.46cm" svg:y2="19.483cm">
          <text:p/>
        </draw:line>
        <draw:line draw:style-name="gr10" draw:text-style-name="P2" draw:layer="layout" svg:x1="3.165cm" svg:y1="19.456cm" svg:x2="3.118cm" svg:y2="19.431cm">
          <text:p/>
        </draw:line>
        <draw:path draw:style-name="gr10" draw:text-style-name="P2" draw:layer="layout" svg:width="0.032cm" svg:height="0.043cm" svg:x="3.09cm" svg:y="19.388cm" svg:viewBox="0 0 33 44" svg:d="M0 0c0 18 10 32 33 44">
          <text:p/>
        </draw:path>
        <draw:path draw:style-name="gr10" draw:text-style-name="P2" draw:layer="layout" svg:width="0.007cm" svg:height="0.011cm" svg:x="3.591cm" svg:y="19.293cm" svg:viewBox="0 0 8 12" svg:d="M0 12c3-4 8-8 8-12">
          <text:p/>
        </draw:path>
        <draw:path draw:style-name="gr10" draw:text-style-name="P2" draw:layer="layout" svg:width="0.12cm" svg:height="0.039cm" svg:x="3.478cm" svg:y="19.254cm" svg:viewBox="0 0 121 40" svg:d="M121 40c0-19-25-36-57-40-32 0-61 11-64 28">
          <text:p/>
        </draw:path>
        <draw:path draw:style-name="gr10" draw:text-style-name="P2" draw:layer="layout" svg:width="0.007cm" svg:height="0.014cm" svg:x="3.478cm" svg:y="19.282cm" svg:viewBox="0 0 8 15" svg:d="M0 0c0 5 3 12 8 15">
          <text:p/>
        </draw:path>
        <draw:path draw:style-name="gr10" draw:text-style-name="P2" draw:layer="layout" svg:width="0.007cm" svg:height="0.015cm" svg:x="3.45cm" svg:y="19.356cm" svg:viewBox="0 0 8 16" svg:d="M0 16c3-5 8-12 8-16">
          <text:p/>
        </draw:path>
        <draw:path draw:style-name="gr10" draw:text-style-name="P2" draw:layer="layout" svg:width="0.12cm" svg:height="0.035cm" svg:x="3.337cm" svg:y="19.321cm" svg:viewBox="0 0 121 36" svg:d="M121 36c3-17-25-32-58-36-31 0-60 11-63 29">
          <text:p/>
        </draw:path>
        <draw:path draw:style-name="gr10" draw:text-style-name="P2" draw:layer="layout" svg:width="0.007cm" svg:height="0.014cm" svg:x="3.337cm" svg:y="19.346cm" svg:viewBox="0 0 8 15" svg:d="M0 0c0 7 3 11 8 15">
          <text:p/>
        </draw:path>
        <draw:line draw:style-name="gr10" draw:text-style-name="P2" draw:layer="layout" svg:x1="3.729cm" svg:y1="18.855cm" svg:x2="3.467cm" svg:y2="19.008cm">
          <text:p/>
        </draw:line>
        <draw:line draw:style-name="gr10" draw:text-style-name="P2" draw:layer="layout" svg:x1="3.467cm" svg:y1="19.007cm" svg:x2="3.464cm" svg:y2="19.007cm">
          <text:p/>
        </draw:line>
        <draw:line draw:style-name="gr10" draw:text-style-name="P2" draw:layer="layout" svg:x1="3.468cm" svg:y1="19.007cm" svg:x2="3.369cm" svg:y2="19.065cm">
          <text:p/>
        </draw:line>
        <draw:line draw:style-name="gr10" draw:text-style-name="P2" draw:layer="layout" svg:x1="3.913cm" svg:y1="19.379cm" svg:x2="3.369cm" svg:y2="19.064cm">
          <text:p/>
        </draw:line>
        <draw:line draw:style-name="gr10" draw:text-style-name="P2" draw:layer="layout" svg:x1="3.767cm" svg:y1="18.196cm" svg:x2="3.767cm" svg:y2="18.767cm">
          <text:p/>
        </draw:line>
        <draw:line draw:style-name="gr10" draw:text-style-name="P2" draw:layer="layout" svg:x1="3.728cm" svg:y1="18.855cm" svg:x2="3.728cm" svg:y2="18.27cm">
          <text:p/>
        </draw:line>
        <draw:path draw:style-name="gr10" draw:text-style-name="P2" draw:layer="layout" svg:width="0.039cm" svg:height="0.074cm" svg:x="3.728cm" svg:y="18.196cm" svg:viewBox="0 0 40 75" svg:d="M0 75c14-25 30-47 40-75">
          <text:p/>
        </draw:path>
        <draw:line draw:style-name="gr10" draw:text-style-name="P2" draw:layer="layout" svg:x1="3.1cm" svg:y1="17.505cm" svg:x2="3.313cm" svg:y2="17.381cm">
          <text:p/>
        </draw:line>
        <draw:line draw:style-name="gr10" draw:text-style-name="P2" draw:layer="layout" svg:x1="3.313cm" svg:y1="17.547cm" svg:x2="3.143cm" svg:y2="17.795cm">
          <text:p/>
        </draw:line>
        <draw:path draw:style-name="gr10" draw:text-style-name="P2" draw:layer="layout" svg:width="0.046cm" svg:height="0.009cm" svg:x="3.129cm" svg:y="17.545cm" svg:viewBox="0 0 47 10" svg:d="M47 10c-19-12-37-12-47-4">
          <text:p/>
        </draw:path>
        <draw:path draw:style-name="gr10" draw:text-style-name="P2" draw:layer="layout" svg:width="0.079cm" svg:height="0.18cm" svg:x="3.106cm" svg:y="17.55cm" svg:viewBox="0 0 80 181" svg:d="M23 0c-22 11-29 46-18 89 14 39 42 78 75 92">
          <text:p/>
        </draw:path>
        <draw:path draw:style-name="gr10" draw:text-style-name="P2" draw:layer="layout" svg:width="0.035cm" svg:height="0.117cm" svg:x="3.767cm" svg:y="17.924cm" svg:viewBox="0 0 36 118" svg:d="M36 118c0-51-15-93-36-118">
          <text:p/>
        </draw:path>
        <draw:path draw:style-name="gr10" draw:text-style-name="P2" draw:layer="layout" svg:width="0.028cm" svg:height="0.021cm" svg:x="3.739cm" svg:y="17.903cm" svg:viewBox="0 0 29 22" svg:d="M29 22c-8-11-18-18-29-22">
          <text:p/>
        </draw:path>
        <draw:path draw:style-name="gr10" draw:text-style-name="P2" draw:layer="layout" svg:width="0.014cm" svg:height="0.007cm" svg:x="3.728cm" svg:y="17.896cm" svg:viewBox="0 0 15 8" svg:d="M15 8c-7-5-10-8-15-8">
          <text:p/>
        </draw:path>
        <draw:path draw:style-name="gr10" draw:text-style-name="P2" draw:layer="layout" svg:width="0.35cm" svg:height="0.534cm" svg:x="3.378cm" svg:y="17.888cm" svg:viewBox="0 0 351 535" svg:d="M351 8c-89-35-216 49-293 190-78 142-78 290 3 337">
          <text:p/>
        </draw:path>
        <draw:path draw:style-name="gr10" draw:text-style-name="P2" draw:layer="layout" svg:width="0.289cm" svg:height="0.166cm" svg:x="3.439cm" svg:y="18.27cm" svg:viewBox="0 0 290 167" svg:d="M0 153c81 45 206-22 290-153">
          <text:p/>
        </draw:path>
        <draw:path draw:style-name="gr10" draw:text-style-name="P2" draw:layer="layout" svg:width="0.035cm" svg:height="0.159cm" svg:x="3.767cm" svg:y="18.037cm" svg:viewBox="0 0 36 160" svg:d="M0 160c21-53 36-111 36-160">
          <text:p/>
        </draw:path>
        <draw:line draw:style-name="gr10" draw:text-style-name="P2" draw:layer="layout" svg:x1="3.841cm" svg:y1="17.406cm" svg:x2="3.955cm" svg:y2="17.488cm">
          <text:p/>
        </draw:line>
        <draw:line draw:style-name="gr10" draw:text-style-name="P2" draw:layer="layout" svg:x1="3.842cm" svg:y1="17.406cm" svg:x2="3.767cm" svg:y2="17.449cm">
          <text:p/>
        </draw:line>
        <draw:line draw:style-name="gr10" draw:text-style-name="P2" draw:layer="layout" svg:x1="3.767cm" svg:y1="17.448cm" svg:x2="3.767cm" svg:y2="17.924cm">
          <text:p/>
        </draw:line>
        <draw:path draw:style-name="gr10" draw:text-style-name="P2" draw:layer="layout" svg:width="0.01cm" svg:height="0.025cm" svg:x="3.891cm" svg:y="17.642cm" svg:viewBox="0 0 11 26" svg:d="M11 26c0-11-3-19-11-26">
          <text:p/>
        </draw:path>
        <draw:path draw:style-name="gr10" draw:text-style-name="P2" draw:layer="layout" svg:width="0.061cm" svg:height="0.088cm" svg:x="3.831cm" svg:y="17.642cm" svg:viewBox="0 0 62 89" svg:d="M62 4c-14-11-40 4-51 29-15 24-15 49 0 56">
          <text:p/>
        </draw:path>
        <draw:path draw:style-name="gr10" draw:text-style-name="P2" draw:layer="layout" svg:width="0.06cm" svg:height="0.066cm" svg:x="3.841cm" svg:y="17.667cm" svg:viewBox="0 0 61 67" svg:d="M0 64c7 7 26 0 40-15 11-14 21-32 21-49">
          <text:p/>
        </draw:path>
        <draw:line draw:style-name="gr10" draw:text-style-name="P2" draw:layer="layout" svg:x1="3.729cm" svg:y1="17.469cm" svg:x2="3.453cm" svg:y2="17.629cm">
          <text:p/>
        </draw:line>
        <draw:line draw:style-name="gr10" draw:text-style-name="P2" draw:layer="layout" svg:x1="3.728cm" svg:y1="17.896cm" svg:x2="3.728cm" svg:y2="17.469cm">
          <text:p/>
        </draw:line>
        <draw:line draw:style-name="gr10" draw:text-style-name="P2" draw:layer="layout" svg:x1="3.464cm" svg:y1="18.598cm" svg:x2="3.464cm" svg:y2="19.004cm">
          <text:p/>
        </draw:line>
        <draw:line draw:style-name="gr10" draw:text-style-name="P2" draw:layer="layout" svg:x1="3.468cm" svg:y1="18.598cm" svg:x2="3.227cm" svg:y2="18.737cm">
          <text:p/>
        </draw:line>
        <draw:line draw:style-name="gr10" draw:text-style-name="P2" draw:layer="layout" svg:x1="3.227cm" svg:y1="17.956cm" svg:x2="3.227cm" svg:y2="18.736cm">
          <text:p/>
        </draw:line>
        <draw:line draw:style-name="gr10" draw:text-style-name="P2" draw:layer="layout" svg:x1="3.458cm" svg:y1="17.628cm" svg:x2="3.227cm" svg:y2="17.957cm">
          <text:p/>
        </draw:line>
        <draw:path draw:style-name="gr10" draw:text-style-name="P2" draw:layer="layout" svg:width="0.011cm" svg:height="0.025cm" svg:x="3.34cm" svg:y="17.959cm" svg:viewBox="0 0 12 26" svg:d="M12 26c0-10-4-22-12-26">
          <text:p/>
        </draw:path>
        <draw:path draw:style-name="gr10" draw:text-style-name="P2" draw:layer="layout" svg:width="0.064cm" svg:height="0.091cm" svg:x="3.28cm" svg:y="17.957cm" svg:viewBox="0 0 65 92" svg:d="M65 2c-14-8-40 4-54 29-15 24-15 53 0 61">
          <text:p/>
        </draw:path>
        <draw:path draw:style-name="gr10" draw:text-style-name="P2" draw:layer="layout" svg:width="0.06cm" svg:height="0.067cm" svg:x="3.291cm" svg:y="17.984cm" svg:viewBox="0 0 61 68" svg:d="M0 65c11 8 25 0 39-14 15-15 22-32 22-51">
          <text:p/>
        </draw:path>
        <draw:path draw:style-name="gr10" draw:text-style-name="P2" draw:layer="layout" svg:width="0.123cm" svg:height="0.18cm" svg:x="3.538cm" svg:y="17.667cm" svg:viewBox="0 0 124 181" svg:d="M0 177c28 14 74-11 103-60 28-46 28-100 0-117">
          <text:p/>
        </draw:path>
        <draw:path draw:style-name="gr10" draw:text-style-name="P2" draw:layer="layout" svg:width="0.121cm" svg:height="0.18cm" svg:x="3.519cm" svg:y="17.663cm" svg:viewBox="0 0 122 181" svg:d="M122 4c-28-14-74 10-103 60-25 50-25 99 0 117">
          <text:p/>
        </draw:path>
        <draw:path draw:style-name="gr10" draw:text-style-name="P2" draw:layer="layout" svg:width="0.123cm" svg:height="0.177cm" svg:x="3.538cm" svg:y="18.485cm" svg:viewBox="0 0 124 178" svg:d="M0 174c28 14 74-11 103-60 28-47 28-100 0-114">
          <text:p/>
        </draw:path>
        <draw:path draw:style-name="gr10" draw:text-style-name="P2" draw:layer="layout" svg:width="0.121cm" svg:height="0.179cm" svg:x="3.519cm" svg:y="18.479cm" svg:viewBox="0 0 122 180" svg:d="M122 6c-28-18-74 7-103 57-25 49-25 99 0 117">
          <text:p/>
        </draw:path>
        <draw:path draw:style-name="gr10" draw:text-style-name="P2" draw:layer="layout" svg:width="0.011cm" svg:height="0.025cm" svg:x="3.34cm" svg:y="18.591cm" svg:viewBox="0 0 12 26" svg:d="M12 26c0-12-4-23-12-26">
          <text:p/>
        </draw:path>
        <draw:path draw:style-name="gr10" draw:text-style-name="P2" draw:layer="layout" svg:width="0.064cm" svg:height="0.09cm" svg:x="3.28cm" svg:y="18.589cm" svg:viewBox="0 0 65 91" svg:d="M65 2c-14-8-40 7-54 32-15 21-15 49 0 57">
          <text:p/>
        </draw:path>
        <draw:path draw:style-name="gr10" draw:text-style-name="P2" draw:layer="layout" svg:width="0.06cm" svg:height="0.066cm" svg:x="3.291cm" svg:y="18.616cm" svg:viewBox="0 0 61 67" svg:d="M0 64c11 7 25 0 39-14 15-14 22-33 22-50">
          <text:p/>
        </draw:path>
        <draw:line draw:style-name="gr10" draw:text-style-name="P2" draw:layer="layout" svg:x1="3.464cm" svg:y1="19.004cm" svg:x2="3.464cm" svg:y2="19.007cm">
          <text:p/>
        </draw:line>
        <draw:line draw:style-name="gr10" draw:text-style-name="P2" draw:layer="layout" svg:x1="3.144cm" svg:y1="19.093cm" svg:x2="3.086cm" svg:y2="18.651cm">
          <text:p/>
        </draw:line>
        <draw:line draw:style-name="gr10" draw:text-style-name="P2" draw:layer="layout" svg:x1="3.086cm" svg:y1="18.651cm" svg:x2="3.176cm" svg:y2="18.705cm">
          <text:p/>
        </draw:line>
        <draw:line draw:style-name="gr10" draw:text-style-name="P2" draw:layer="layout" svg:x1="3.175cm" svg:y1="18.704cm" svg:x2="3.228cm" svg:y2="18.737cm">
          <text:p/>
        </draw:line>
        <draw:line draw:style-name="gr10" draw:text-style-name="P2" draw:layer="layout" svg:x1="3.232cm" svg:y1="18.737cm" svg:x2="3.224cm" svg:y2="18.732cm">
          <text:p/>
        </draw:line>
        <draw:line draw:style-name="gr10" draw:text-style-name="P2" draw:layer="layout" svg:x1="3.278cm" svg:y1="19.11cm" svg:x2="3.227cm" svg:y2="18.736cm">
          <text:p/>
        </draw:line>
        <draw:line draw:style-name="gr10" draw:text-style-name="P2" draw:layer="layout" svg:x1="3.273cm" svg:y1="19.106cm" svg:x2="3.278cm" svg:y2="19.11cm">
          <text:p/>
        </draw:line>
        <draw:path draw:style-name="gr10" draw:text-style-name="P2" draw:layer="layout" svg:width="0.12cm" svg:height="0.018cm" svg:x="3.481cm" svg:y="19.293cm" svg:viewBox="0 0 121 19" svg:d="M0 0c18 12 40 19 65 19 21 0 42-4 56-12">
          <text:p/>
        </draw:path>
        <draw:path draw:style-name="gr10" draw:text-style-name="P2" draw:layer="layout" svg:width="0.162cm" svg:height="0.076cm" svg:x="3.46cm" svg:y="19.224cm" svg:viewBox="0 0 163 77" svg:d="M142 77c30-18 26-42-3-60-32-19-78-22-110-8-32 15-39 36-14 57">
          <text:p/>
        </draw:path>
        <draw:path draw:style-name="gr10" draw:text-style-name="P2" draw:layer="layout" svg:width="0.012cm" svg:height="0.007cm" svg:x="3.474cm" svg:y="19.286cm" svg:viewBox="0 0 13 8" svg:d="M0 0c0 4 5 8 13 8">
          <text:p/>
        </draw:path>
        <draw:path draw:style-name="gr10" draw:text-style-name="P2" draw:layer="layout" svg:width="0.141cm" svg:height="0.022cm" svg:x="3.52cm" svg:y="19.483cm" svg:viewBox="0 0 142 23" svg:d="M0 0c4 4 7 4 7 4 4 3 7 3 11 7 3 0 7 0 10 0 8 4 15 8 22 8s14 0 21 4c3 0 8 0 15 0s14 0 21-4c4 0 7 0 11 0 3 0 7 0 10-4 0 0 4 0 7-4 4 0 7 0 7 0">
          <text:p/>
        </draw:path>
        <draw:line draw:style-name="gr10" draw:text-style-name="P2" draw:layer="layout" svg:x1="3.913cm" svg:y1="19.374cm" svg:x2="3.661cm" svg:y2="19.495cm">
          <text:p/>
        </draw:line>
        <draw:line draw:style-name="gr10" draw:text-style-name="P2" draw:layer="layout" svg:x1="3.273cm" svg:y1="19.11cm" svg:x2="3.373cm" svg:y2="19.064cm">
          <text:p/>
        </draw:line>
        <draw:path draw:style-name="gr10" draw:text-style-name="P2" draw:layer="layout" svg:width="0.032cm" svg:height="0.035cm" svg:x="3.09cm" svg:y="19.177cm" svg:viewBox="0 0 33 36" svg:d="M33 0c-23 10-33 25-33 36">
          <text:p/>
        </draw:path>
        <draw:path draw:style-name="gr10" draw:text-style-name="P2" draw:layer="layout" svg:width="0.032cm" svg:height="0.042cm" svg:x="3.09cm" svg:y="19.212cm" svg:viewBox="0 0 33 43" svg:d="M0 0c0 15 10 29 33 43">
          <text:p/>
        </draw:path>
        <draw:line draw:style-name="gr10" draw:text-style-name="P2" draw:layer="layout" svg:x1="3.521cm" svg:y1="19.484cm" svg:x2="3.118cm" svg:y2="19.251cm">
          <text:p/>
        </draw:line>
        <draw:path draw:style-name="gr10" draw:text-style-name="P2" draw:layer="layout" svg:width="0.124cm" svg:height="0.018cm" svg:x="3.34cm" svg:y="19.36cm" svg:viewBox="0 0 125 19" svg:d="M0 0c18 7 39 15 65 19 21 0 42-8 60-16">
          <text:p/>
        </draw:path>
        <draw:path draw:style-name="gr10" draw:text-style-name="P2" draw:layer="layout" svg:width="0.163cm" svg:height="0.073cm" svg:x="3.317cm" svg:y="19.29cm" svg:viewBox="0 0 164 74" svg:d="M143 74c29-14 26-39-3-57-32-18-78-21-110-11-36 15-39 40-14 58">
          <text:p/>
        </draw:path>
        <draw:path draw:style-name="gr10" draw:text-style-name="P2" draw:layer="layout" svg:width="0.011cm" svg:height="0.007cm" svg:x="3.333cm" svg:y="19.353cm" svg:viewBox="0 0 12 8" svg:d="M0 0c5 3 8 3 12 8">
          <text:p/>
        </draw:path>
        <draw:line draw:style-name="gr10" draw:text-style-name="P2" draw:layer="layout" svg:x1="3.227cm" svg:y1="18.736cm" svg:x2="3.32cm" svg:y2="18.839cm">
          <text:p/>
        </draw:line>
        <draw:line draw:style-name="gr10" draw:text-style-name="P2" draw:layer="layout" svg:x1="3.373cm" svg:y1="18.899cm" svg:x2="3.319cm" svg:y2="18.838cm">
          <text:p/>
        </draw:line>
        <draw:line draw:style-name="gr10" draw:text-style-name="P2" draw:layer="layout" svg:x1="3.369cm" svg:y1="18.894cm" svg:x2="3.373cm" svg:y2="18.902cm">
          <text:p/>
        </draw:line>
        <draw:line draw:style-name="gr10" draw:text-style-name="P2" draw:layer="layout" svg:x1="3.372cm" svg:y1="18.898cm" svg:x2="3.468cm" svg:y2="19.008cm">
          <text:p/>
        </draw:line>
        <draw:path draw:style-name="gr10" draw:text-style-name="P2" draw:layer="layout" svg:width="0.057cm" svg:height="0.009cm" svg:x="3.608cm" svg:y="17.066cm" svg:viewBox="0 0 58 10" svg:d="M58 10c-18-12-35-12-58-4">
          <text:p/>
        </draw:path>
        <draw:line draw:style-name="gr10" draw:text-style-name="P2" draw:layer="layout" svg:x1="3.609cm" svg:y1="17.07cm" svg:x2="3.397cm" svg:y2="17.191cm">
          <text:p/>
        </draw:line>
        <draw:path draw:style-name="gr10" draw:text-style-name="P2" draw:layer="layout" svg:width="0.088cm" svg:height="0.173cm" svg:x="3.312cm" svg:y="17.19cm" svg:viewBox="0 0 89 174" svg:d="M89 0c-50 46-85 114-89 174">
          <text:p/>
        </draw:path>
        <draw:line draw:style-name="gr10" draw:text-style-name="P2" draw:layer="layout" svg:x1="3.312cm" svg:y1="17.363cm" svg:x2="3.312cm" svg:y2="17.547cm">
          <text:p/>
        </draw:line>
        <draw:line draw:style-name="gr10" draw:text-style-name="P2" draw:layer="layout" svg:x1="3.086cm" svg:y1="17.876cm" svg:x2="3.144cm" svg:y2="17.794cm">
          <text:p/>
        </draw:line>
        <draw:line draw:style-name="gr10" draw:text-style-name="P2" draw:layer="layout" svg:x1="3.086cm" svg:y1="18.651cm" svg:x2="3.086cm" svg:y2="17.875cm">
          <text:p/>
        </draw:line>
        <draw:line draw:style-name="gr10" draw:text-style-name="P2" draw:layer="layout" svg:x1="3.224cm" svg:y1="17.956cm" svg:x2="3.231cm" svg:y2="17.956cm">
          <text:p/>
        </draw:line>
        <draw:line draw:style-name="gr10" draw:text-style-name="P2" draw:layer="layout" svg:x1="3.228cm" svg:y1="17.957cm" svg:x2="3.175cm" svg:y2="17.924cm">
          <text:p/>
        </draw:line>
        <draw:line draw:style-name="gr10" draw:text-style-name="P2" draw:layer="layout" svg:x1="3.176cm" svg:y1="17.929cm" svg:x2="3.086cm" svg:y2="17.875cm">
          <text:p/>
        </draw:line>
        <draw:line draw:style-name="gr10" draw:text-style-name="P2" draw:layer="layout" svg:x1="3.458cm" svg:y1="17.629cm" svg:x2="3.312cm" svg:y2="17.547cm">
          <text:p/>
        </draw:line>
        <draw:line draw:style-name="gr10" draw:text-style-name="P2" draw:layer="layout" svg:x1="3.768cm" svg:y1="17.448cm" svg:x2="3.728cm" svg:y2="17.47cm">
          <text:p/>
        </draw:line>
        <draw:line draw:style-name="gr10" draw:text-style-name="P2" draw:layer="layout" svg:x1="3.453cm" svg:y1="17.444cm" svg:x2="3.453cm" svg:y2="17.628cm">
          <text:p/>
        </draw:line>
        <draw:path draw:style-name="gr10" draw:text-style-name="P2" draw:layer="layout" svg:width="0.088cm" svg:height="0.176cm" svg:x="3.453cm" svg:y="17.272cm" svg:viewBox="0 0 89 177" svg:d="M89 0c-49 42-85 113-89 177">
          <text:p/>
        </draw:path>
        <draw:line draw:style-name="gr10" draw:text-style-name="P2" draw:layer="layout" svg:x1="3.541cm" svg:y1="17.273cm" svg:x2="3.751cm" svg:y2="17.152cm">
          <text:p/>
        </draw:line>
        <draw:path draw:style-name="gr10" draw:text-style-name="P2" draw:layer="layout" svg:width="0.035cm" svg:height="0.074cm" svg:x="3.806cm" svg:y="17.155cm" svg:viewBox="0 0 36 75" svg:d="M36 75c0-36-15-61-36-75">
          <text:p/>
        </draw:path>
        <draw:path draw:style-name="gr10" draw:text-style-name="P2" draw:layer="layout" svg:width="0.056cm" svg:height="0.011cm" svg:x="3.75cm" svg:y="17.148cm" svg:viewBox="0 0 57 12" svg:d="M57 12c-14-12-36-15-57-8">
          <text:p/>
        </draw:path>
        <draw:line draw:style-name="gr10" draw:text-style-name="P2" draw:layer="layout" svg:x1="3.841cm" svg:y1="17.226cm" svg:x2="3.841cm" svg:y2="17.406cm">
          <text:p/>
        </draw:line>
        <draw:path draw:style-name="gr10" draw:text-style-name="P2" draw:layer="layout" svg:width="0.011cm" svg:height="0.018cm" svg:x="3.58cm" svg:y="17.321cm" svg:viewBox="0 0 12 19" svg:d="M12 19c0-12-4-19-12-19">
          <text:p/>
        </draw:path>
        <draw:path draw:style-name="gr10" draw:text-style-name="P2" draw:layer="layout" svg:width="0.047cm" svg:height="0.065cm" svg:x="3.537cm" svg:y="17.319cm" svg:viewBox="0 0 48 66" svg:d="M48 2c-11-7-29 4-40 22s-11 39 0 42">
          <text:p/>
        </draw:path>
        <draw:path draw:style-name="gr10" draw:text-style-name="P2" draw:layer="layout" svg:width="0.046cm" svg:height="0.051cm" svg:x="3.545cm" svg:y="17.335cm" svg:viewBox="0 0 47 52" svg:d="M0 50c7 4 18 4 28-10 12-12 19-26 19-40">
          <text:p/>
        </draw:path>
        <draw:path draw:style-name="gr10" draw:text-style-name="P2" draw:layer="layout" svg:width="0.011cm" svg:height="0.019cm" svg:x="3.739cm" svg:y="17.229cm" svg:viewBox="0 0 12 20" svg:d="M12 20c0-12-4-15-12-20">
          <text:p/>
        </draw:path>
        <draw:path draw:style-name="gr10" draw:text-style-name="P2" draw:layer="layout" svg:width="0.046cm" svg:height="0.069cm" svg:x="3.696cm" svg:y="17.227cm" svg:viewBox="0 0 47 70" svg:d="M47 2c-10-7-28 4-38 21-12 18-12 40 0 47">
          <text:p/>
        </draw:path>
        <draw:path draw:style-name="gr10" draw:text-style-name="P2" draw:layer="layout" svg:width="0.046cm" svg:height="0.049cm" svg:x="3.704cm" svg:y="17.247cm" svg:viewBox="0 0 47 50" svg:d="M0 47c7 7 22 3 29-11 10-7 18-26 18-36">
          <text:p/>
        </draw:path>
        <draw:line draw:style-name="gr10" draw:text-style-name="P2" draw:layer="layout" svg:x1="3.373cm" svg:y1="18.796cm" svg:x2="3.319cm" svg:y2="18.839cm">
          <text:p/>
        </draw:line>
        <draw:line draw:style-name="gr10" draw:text-style-name="P2" draw:layer="layout" svg:x1="3.377cm" svg:y1="18.792cm" svg:x2="3.369cm" svg:y2="18.8cm">
          <text:p/>
        </draw:line>
        <draw:line draw:style-name="gr10" draw:text-style-name="P2" draw:layer="layout" svg:x1="3.376cm" svg:y1="18.792cm" svg:x2="3.394cm" svg:y2="18.885cm">
          <text:p/>
        </draw:line>
        <draw:line draw:style-name="gr10" draw:text-style-name="P2" draw:layer="layout" svg:x1="3.394cm" svg:y1="18.884cm" svg:x2="3.372cm" svg:y2="18.899cm">
          <text:p/>
        </draw:line>
        <draw:line draw:style-name="gr10" draw:text-style-name="P2" draw:layer="layout" svg:x1="3.224cm" svg:y1="18.732cm" svg:x2="3.224cm" svg:y2="17.956cm">
          <text:p/>
        </draw:line>
        <draw:line draw:style-name="gr10" draw:text-style-name="P2" draw:layer="layout" svg:x1="3.175cm" svg:y1="17.924cm" svg:x2="3.175cm" svg:y2="18.704cm">
          <text:p/>
        </draw:line>
        <draw:line draw:style-name="gr10" draw:text-style-name="P2" draw:layer="layout" svg:x1="3.369cm" svg:y1="18.796cm" svg:x2="3.369cm" svg:y2="18.894cm">
          <text:p/>
        </draw:line>
        <draw:line draw:style-name="gr10" draw:text-style-name="P2" draw:layer="layout" svg:x1="3.751cm" svg:y1="17.153cm" svg:x2="3.608cm" svg:y2="17.07cm">
          <text:p/>
        </draw:line>
        <draw:line draw:style-name="gr10" draw:text-style-name="P2" draw:layer="layout" svg:x1="3.542cm" svg:y1="17.273cm" svg:x2="3.397cm" svg:y2="17.19cm">
          <text:p/>
        </draw:line>
        <draw:line draw:style-name="gr10" draw:text-style-name="P2" draw:layer="layout" svg:x1="3.458cm" svg:y1="17.449cm" svg:x2="3.312cm" svg:y2="17.363cm">
          <text:p/>
        </draw:line>
        <draw:line draw:style-name="gr10" draw:text-style-name="P2" draw:layer="layout" svg:x1="1.516cm" svg:y1="17.716cm" svg:x2="1.516cm" svg:y2="17.254cm">
          <text:p/>
        </draw:line>
        <draw:path draw:style-name="gr10" draw:text-style-name="P2" draw:layer="layout" svg:width="0.533cm" svg:height="0.224cm" svg:x="1.566cm" svg:y="16.328cm" svg:viewBox="0 0 534 225" svg:d="M534 30c-39-14-85-25-142-28-42-4-91 0-142 7-49 10-95 24-130 46-39 22-64 46-78 64-17 21-25 39-32 53-7 18-10 35-10 53">
          <text:p/>
        </draw:path>
        <draw:line draw:style-name="gr10" draw:text-style-name="P2" draw:layer="layout" svg:x1="1.294cm" svg:y1="18.115cm" svg:x2="1.294cm" svg:y2="17.727cm">
          <text:p/>
        </draw:line>
        <draw:line draw:style-name="gr10" draw:text-style-name="P2" draw:layer="layout" svg:x1="2.973cm" svg:y1="17.536cm" svg:x2="2.973cm" svg:y2="17.518cm">
          <text:p/>
        </draw:line>
        <draw:line draw:style-name="gr10" draw:text-style-name="P2" draw:layer="layout" svg:x1="2.268cm" svg:y1="17.123cm" svg:x2="2.268cm" svg:y2="17.113cm">
          <text:p/>
        </draw:line>
        <draw:path draw:style-name="gr10" draw:text-style-name="P2" draw:layer="layout" svg:width="0.169cm" svg:height="0.194cm" svg:x="2.099cm" svg:y="16.358cm" svg:viewBox="0 0 170 195" svg:d="M170 195c0-11-4-25-7-42-7-22-18-46-43-71-7-11-17-21-31-32-11-10-25-18-39-25-18-11-32-18-50-25">
          <text:p/>
        </draw:path>
        <draw:line draw:style-name="gr10" draw:text-style-name="P2" draw:layer="layout" svg:x1="1.566cm" svg:y1="16.552cm" svg:x2="1.566cm" svg:y2="16.573cm">
          <text:p/>
        </draw:line>
        <draw:line draw:style-name="gr10" draw:text-style-name="P2" draw:layer="layout" svg:x1="1.566cm" svg:y1="17.113cm" svg:x2="1.566cm" svg:y2="16.573cm">
          <text:p/>
        </draw:line>
        <draw:line draw:style-name="gr10" draw:text-style-name="P2" draw:layer="layout" svg:x1="1.566cm" svg:y1="17.254cm" svg:x2="1.566cm" svg:y2="17.113cm">
          <text:p/>
        </draw:line>
        <draw:line draw:style-name="gr10" draw:text-style-name="P2" draw:layer="layout" svg:x1="2.268cm" svg:y1="17.113cm" svg:x2="2.268cm" svg:y2="16.573cm">
          <text:p/>
        </draw:line>
        <draw:line draw:style-name="gr10" draw:text-style-name="P2" draw:layer="layout" svg:x1="2.271cm" svg:y1="18.465cm" svg:x2="2.287cm" svg:y2="18.453cm">
          <text:p/>
        </draw:line>
        <draw:line draw:style-name="gr10" draw:text-style-name="P2" draw:layer="layout" svg:x1="2.448cm" svg:y1="17.511cm" svg:x2="2.448cm" svg:y2="17.568cm">
          <text:p/>
        </draw:line>
        <draw:line draw:style-name="gr10" draw:text-style-name="P2" draw:layer="layout" svg:x1="2.268cm" svg:y1="16.552cm" svg:x2="2.268cm" svg:y2="16.573cm">
          <text:p/>
        </draw:line>
        <draw:line draw:style-name="gr10" draw:text-style-name="P2" draw:layer="layout" svg:x1="4.219cm" svg:y1="19.169cm" svg:x2="4.219cm" svg:y2="19.314cm">
          <text:p/>
        </draw:line>
        <draw:line draw:style-name="gr10" draw:text-style-name="P2" draw:layer="layout" svg:x1="3.313cm" svg:y1="17.377cm" svg:x2="3.083cm" svg:y2="17.512cm">
          <text:p/>
        </draw:line>
        <draw:line draw:style-name="gr10" draw:text-style-name="P2" draw:layer="layout" svg:x1="3.09cm" svg:y1="19.388cm" svg:x2="3.09cm" svg:y2="19.212cm">
          <text:p/>
        </draw:line>
        <draw:line draw:style-name="gr10" draw:text-style-name="P2" draw:layer="layout" svg:x1="3.665cm" svg:y1="17.074cm" svg:x2="3.807cm" svg:y2="17.156cm">
          <text:p/>
        </draw:line>
        <draw:frame draw:style-name="gr11" draw:text-style-name="P5" draw:layer="layout" svg:width="5.264cm" svg:height="0.374cm" svg:x="2.667cm" svg:y="14.208cm">
          <draw:text-box>
            <text:p text:style-name="P4"><text:span text:style-name="T1">2X M2 Brass Inserts [PP-MP0066]</text:span></text:p>
          </draw:text-box>
        </draw:frame>
        <draw:frame draw:style-name="gr12" draw:text-style-name="P6" draw:layer="layout" svg:width="0.119cm" svg:height="0.141cm" svg:x="20.645cm" svg:y="13.033cm">
          <draw:text-box>
            <text:p text:style-name="P4"><text:span text:style-name="T2"><text:s/></text:span></text:p>
          </draw:text-box>
        </draw:frame>
        <draw:frame draw:style-name="gr13" draw:text-style-name="P7" draw:layer="layout" svg:width="0.666cm" svg:height="0.78cm" svg:x="27.644cm" svg:y="19.281cm">
          <draw:text-box>
            <text:p text:style-name="P4"><text:span text:style-name="T3">X</text:span></text:p>
          </draw:text-box>
        </draw:frame>
        <draw:polygon draw:style-name="gr14" draw:text-style-name="P3" draw:layer="layout" svg:width="0.194cm" svg:height="0.508cm" svg:x="2.032cm" svg:y="9.652cm" svg:viewBox="0 0 195 509" draw:points="0,0 29,509 195,473">
          <text:p/>
        </draw:polygon>
        <draw:polygon draw:style-name="gr14" draw:text-style-name="P3" draw:layer="layout" svg:width="0.195cm" svg:height="0.508cm" svg:x="2.218cm" svg:y="8.763cm" svg:viewBox="0 0 196 509" draw:points="0,0 30,509 196,473">
          <text:p/>
        </draw:polygon>
        <draw:polygon draw:style-name="gr14" draw:text-style-name="P3" draw:layer="layout" svg:width="0.243cm" svg:height="0.504cm" svg:x="6.004cm" svg:y="8.89cm" svg:viewBox="0 0 244 505" draw:points="244,0 0,449 162,505">
          <text:p/>
        </draw:polygon>
        <draw:polygon draw:style-name="gr14" draw:text-style-name="P3" draw:layer="layout" svg:width="0.244cm" svg:height="0.504cm" svg:x="5.598cm" svg:y="9.017cm" svg:viewBox="0 0 245 505" draw:points="245,0 0,449 163,505">
          <text:p/>
        </draw:polygon>
        <draw:polygon draw:style-name="gr14" draw:text-style-name="P3" draw:layer="layout" svg:width="0.169cm" svg:height="0.508cm" svg:x="8.484cm" svg:y="13.052cm" svg:viewBox="0 0 170 509" draw:points="39,0 0,509 170,495">
          <text:p/>
        </draw:polygon>
        <draw:polygon draw:style-name="gr14" draw:text-style-name="P3" draw:layer="layout" svg:width="0.244cm" svg:height="0.505cm" svg:x="10.932cm" svg:y="11.56cm" svg:viewBox="0 0 245 506" draw:points="245,0 0,449 163,506">
          <text:p/>
        </draw:polygon>
        <draw:polygon draw:style-name="gr14" draw:text-style-name="P3" draw:layer="layout" svg:width="0.243cm" svg:height="0.504cm" svg:x="11.049cm" svg:y="12.192cm" svg:viewBox="0 0 244 505" draw:points="244,0 0,449 159,505">
          <text:p/>
        </draw:polygon>
        <draw:polygon draw:style-name="gr14" draw:text-style-name="P3" draw:layer="layout" svg:width="0.17cm" svg:height="0.508cm" svg:x="9.609cm" svg:y="13.208cm" svg:viewBox="0 0 171 509" draw:points="39,0 0,509 171,491">
          <text:p/>
        </draw:polygon>
        <draw:line draw:style-name="gr15" draw:text-style-name="P2" draw:layer="layout" svg:x1="2.159cm" svg:y1="10.16cm" svg:x2="2.541cm" svg:y2="15.368cm">
          <text:p/>
        </draw:line>
        <draw:line draw:style-name="gr15" draw:text-style-name="P2" draw:layer="layout" svg:x1="2.286cm" svg:y1="9.271cm" svg:x2="2.541cm" svg:y2="15.241cm">
          <text:p/>
        </draw:line>
        <draw:line draw:style-name="gr15" draw:text-style-name="P2" draw:layer="layout" svg:x1="5.716cm" svg:y1="9.525cm" svg:x2="3.937cm" svg:y2="14.098cm">
          <text:p/>
        </draw:line>
        <draw:line draw:style-name="gr15" draw:text-style-name="P2" draw:layer="layout" svg:x1="6.097cm" svg:y1="9.398cm" svg:x2="3.937cm" svg:y2="14.098cm">
          <text:p/>
        </draw:line>
        <draw:line draw:style-name="gr15" draw:text-style-name="P2" draw:layer="layout" svg:x1="8.509cm" svg:y1="13.589cm" svg:x2="9.653cm" svg:y2="14.479cm">
          <text:p/>
        </draw:line>
        <draw:line draw:style-name="gr15" draw:text-style-name="P2" draw:layer="layout" svg:x1="9.652cm" svg:y1="13.716cm" svg:x2="9.652cm" svg:y2="14.478cm">
          <text:p/>
        </draw:line>
        <draw:frame draw:style-name="gr12" draw:text-style-name="P6" draw:layer="layout" svg:width="0.119cm" svg:height="0.141cm" svg:x="28.053cm" svg:y="19.782cm">
          <draw:text-box>
            <text:p text:style-name="P4"><text:span text:style-name="T2"><text:s/></text:span></text:p>
          </draw:text-box>
        </draw:frame>
        <draw:frame draw:style-name="gr16" draw:text-style-name="P5" draw:layer="layout" svg:width="5.387cm" svg:height="0.374cm" svg:x="1.64cm" svg:y="15.542cm">
          <draw:text-box>
            <text:p text:style-name="P4"><text:span text:style-name="T1">2X M3 Brass Inserts [HD-MS0030]</text:span></text:p>
          </draw:text-box>
        </draw:frame>
        <draw:line draw:style-name="gr15" draw:text-style-name="P2" draw:layer="layout" svg:x1="10.922cm" svg:y1="12.065cm" svg:x2="10.541cm" svg:y2="13.717cm">
          <text:p/>
        </draw:line>
        <draw:line draw:style-name="gr15" draw:text-style-name="P2" draw:layer="layout" svg:x1="11.177cm" svg:y1="12.573cm" svg:x2="10.541cm" svg:y2="13.717cm">
          <text:p/>
        </draw:line>
        <draw:frame draw:style-name="gr16" draw:text-style-name="P5" draw:layer="layout" svg:width="5.387cm" svg:height="0.374cm" svg:x="8.583cm" svg:y="14.607cm">
          <draw:text-box>
            <text:p text:style-name="P4"><text:span text:style-name="T1">2X M3 Brass Inserts [HD-MS0030]</text:span></text:p>
          </draw:text-box>
        </draw:frame>
        <draw:polygon draw:style-name="gr14" draw:text-style-name="P3" draw:layer="layout" svg:width="0.244cm" svg:height="0.504cm" svg:x="19.695cm" svg:y="10.16cm" svg:viewBox="0 0 245 505" draw:points="245,0 0,449 163,505">
          <text:p/>
        </draw:polygon>
        <draw:polygon draw:style-name="gr14" draw:text-style-name="P3" draw:layer="layout" svg:width="0.243cm" svg:height="0.505cm" svg:x="19.558cm" svg:y="9.655cm" svg:viewBox="0 0 244 506" draw:points="244,0 0,449 159,506">
          <text:p/>
        </draw:polygon>
        <draw:line draw:style-name="gr15" draw:text-style-name="P2" draw:layer="layout" svg:x1="19.813cm" svg:y1="10.668cm" svg:x2="18.923cm" svg:y2="11.304cm">
          <text:p/>
        </draw:line>
        <draw:line draw:style-name="gr15" draw:text-style-name="P2" draw:layer="layout" svg:x1="19.559cm" svg:y1="10.16cm" svg:x2="18.923cm" svg:y2="11.304cm">
          <text:p/>
        </draw:line>
        <draw:frame draw:style-name="gr11" draw:text-style-name="P5" draw:layer="layout" svg:width="5.264cm" svg:height="0.374cm" svg:x="10.104cm" svg:y="13.718cm">
          <draw:text-box>
            <text:p text:style-name="P4"><text:span text:style-name="T1">2X M2 Brass Inserts [PP-MP0066]</text:span></text:p>
          </draw:text-box>
        </draw:frame>
        <draw:polygon draw:style-name="gr14" draw:text-style-name="P3" draw:layer="layout" svg:width="0.244cm" svg:height="0.505cm" svg:x="23.886cm" svg:y="10.417cm" svg:viewBox="0 0 245 506" draw:points="245,0 0,449 163,506">
          <text:p/>
        </draw:polygon>
        <draw:polygon draw:style-name="gr14" draw:text-style-name="P3" draw:layer="layout" svg:width="0.141cm" svg:height="0.501cm" svg:x="23.861cm" svg:y="9.429cm" svg:viewBox="0 0 142 502" draw:points="142,0 0,449 95,502">
          <text:p/>
        </draw:polygon>
        <draw:polygon draw:style-name="gr14" draw:text-style-name="P3" draw:layer="layout" svg:width="0.244cm" svg:height="0.505cm" svg:x="24.648cm" svg:y="10.417cm" svg:viewBox="0 0 245 506" draw:points="0,0 245,449 86,506">
          <text:p/>
        </draw:polygon>
        <draw:polygon draw:style-name="gr14" draw:text-style-name="P3" draw:layer="layout" svg:width="0.244cm" svg:height="0.504cm" svg:x="24.648cm" svg:y="9.398cm" svg:viewBox="0 0 245 505" draw:points="0,0 245,449 86,505">
          <text:p/>
        </draw:polygon>
        <draw:line draw:style-name="gr15" draw:text-style-name="P2" draw:layer="layout" svg:x1="23.877cm" svg:y1="9.906cm" svg:x2="22.479cm" svg:y2="13.59cm">
          <text:p/>
        </draw:line>
        <draw:line draw:style-name="gr15" draw:text-style-name="P2" draw:layer="layout" svg:x1="24.004cm" svg:y1="10.795cm" svg:x2="22.479cm" svg:y2="13.59cm">
          <text:p/>
        </draw:line>
        <draw:line draw:style-name="gr15" draw:text-style-name="P2" draw:layer="layout" svg:x1="24.766cm" svg:y1="10.922cm" svg:x2="22.479cm" svg:y2="13.59cm">
          <text:p/>
        </draw:line>
        <draw:line draw:style-name="gr15" draw:text-style-name="P2" draw:layer="layout" svg:x1="24.766cm" svg:y1="9.906cm" svg:x2="22.479cm" svg:y2="13.59cm">
          <text:p/>
        </draw:line>
        <draw:frame draw:style-name="gr16" draw:text-style-name="P5" draw:layer="layout" svg:width="5.387cm" svg:height="0.374cm" svg:x="14.732cm" svg:y="11.287cm">
          <draw:text-box>
            <text:p text:style-name="P4"><text:span text:style-name="T1">2X M3 Brass Inserts [HD-MS0030]</text:span></text:p>
          </draw:text-box>
        </draw:frame>
        <draw:frame draw:style-name="gr11" draw:text-style-name="P5" draw:layer="layout" svg:width="5.264cm" svg:height="0.374cm" svg:x="19.812cm" svg:y="13.718cm">
          <draw:text-box>
            <text:p text:style-name="P4"><text:span text:style-name="T1">4X M2 Brass Inserts [PP-MP006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53:49.939139968</dc:date>
    <meta:editing-duration>PT1M40S</meta:editing-duration>
    <meta:editing-cycles>2</meta:editing-cycles>
    <meta:generator>LibreOffice/5.2.7.2$Linux_X86_64 LibreOffice_project/20m0$Build-2</meta:generator>
    <meta:document-statistic meta:object-count="6873"/>
  </office:meta>
</office:document-meta>
</file>